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819in"/>
    </style:style>
    <style:style style:name="co3" style:family="table-column">
      <style:table-column-properties fo:break-before="auto" style:column-width="0.2618in"/>
    </style:style>
    <style:style style:name="co4" style:family="table-column">
      <style:table-column-properties fo:break-before="auto" style:column-width="1.2811in"/>
    </style:style>
    <style:style style:name="co5" style:family="table-column">
      <style:table-column-properties fo:break-before="auto" style:column-width="1.04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ueBV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D</text:p>
          </table:table-cell>
          <table:table-cell office:value-type="string" calcext:value-type="string">
            <text:p>PHENO</text:p>
          </table:table-cell>
          <table:table-cell office:value-type="string" calcext:value-type="string">
            <text:p>trueBV</text:p>
          </table:table-cell>
          <table:table-cell/>
        </table:table-row>
        <table:table-row table:style-name="ro1">
          <table:table-cell office:value-type="string" calcext:value-type="string">
            <text:p>IND1</text:p>
          </table:table-cell>
          <table:table-cell office:value-type="float" office:value="21.5752868681315" calcext:value-type="float">
            <text:p>21.5752868681315</text:p>
          </table:table-cell>
          <table:table-cell office:value-type="float" office:value="-3.4642171978735" calcext:value-type="float">
            <text:p>-3.4642171978735</text:p>
          </table:table-cell>
          <table:table-cell table:formula="of:=CORREL([.B2:.B1001];[.C2:.C1001])" office:value-type="float" office:value="0.996550435180616" calcext:value-type="float">
            <text:p>0.996550435180616</text:p>
          </table:table-cell>
        </table:table-row>
        <table:table-row table:style-name="ro1">
          <table:table-cell office:value-type="string" calcext:value-type="string">
            <text:p>IND2</text:p>
          </table:table-cell>
          <table:table-cell office:value-type="float" office:value="25.396909394363" calcext:value-type="float">
            <text:p>25.396909394363</text:p>
          </table:table-cell>
          <table:table-cell office:value-type="float" office:value="0.640775944385809" calcext:value-type="float">
            <text:p>0.640775944385809</text:p>
          </table:table-cell>
          <table:table-cell/>
        </table:table-row>
        <table:table-row table:style-name="ro1">
          <table:table-cell office:value-type="string" calcext:value-type="string">
            <text:p>IND3</text:p>
          </table:table-cell>
          <table:table-cell office:value-type="float" office:value="28.7707160567938" calcext:value-type="float">
            <text:p>28.7707160567938</text:p>
          </table:table-cell>
          <table:table-cell office:value-type="float" office:value="3.48363978392235" calcext:value-type="float">
            <text:p>3.48363978392235</text:p>
          </table:table-cell>
          <table:table-cell/>
        </table:table-row>
        <table:table-row table:style-name="ro1">
          <table:table-cell office:value-type="string" calcext:value-type="string">
            <text:p>IND4</text:p>
          </table:table-cell>
          <table:table-cell office:value-type="float" office:value="21.5190009314199" calcext:value-type="float">
            <text:p>21.5190009314199</text:p>
          </table:table-cell>
          <table:table-cell office:value-type="float" office:value="-3.32280476307443" calcext:value-type="float">
            <text:p>-3.32280476307443</text:p>
          </table:table-cell>
          <table:table-cell/>
        </table:table-row>
        <table:table-row table:style-name="ro1">
          <table:table-cell office:value-type="string" calcext:value-type="string">
            <text:p>IND5</text:p>
          </table:table-cell>
          <table:table-cell office:value-type="float" office:value="19.4906440665598" calcext:value-type="float">
            <text:p>19.4906440665598</text:p>
          </table:table-cell>
          <table:table-cell office:value-type="float" office:value="-5.04922098486424" calcext:value-type="float">
            <text:p>-5.04922098486424</text:p>
          </table:table-cell>
          <table:table-cell/>
        </table:table-row>
        <table:table-row table:style-name="ro1">
          <table:table-cell office:value-type="string" calcext:value-type="string">
            <text:p>IND6</text:p>
          </table:table-cell>
          <table:table-cell office:value-type="float" office:value="22.1121333465099" calcext:value-type="float">
            <text:p>22.1121333465099</text:p>
          </table:table-cell>
          <table:table-cell office:value-type="float" office:value="-3.08356005404833" calcext:value-type="float">
            <text:p>-3.08356005404833</text:p>
          </table:table-cell>
          <table:table-cell/>
        </table:table-row>
        <table:table-row table:style-name="ro1">
          <table:table-cell office:value-type="string" calcext:value-type="string">
            <text:p>IND7</text:p>
          </table:table-cell>
          <table:table-cell office:value-type="float" office:value="21.601351446521" calcext:value-type="float">
            <text:p>21.601351446521</text:p>
          </table:table-cell>
          <table:table-cell office:value-type="float" office:value="-3.41568920949364" calcext:value-type="float">
            <text:p>-3.41568920949364</text:p>
          </table:table-cell>
          <table:table-cell/>
        </table:table-row>
        <table:table-row table:style-name="ro1">
          <table:table-cell office:value-type="string" calcext:value-type="string">
            <text:p>IND8</text:p>
          </table:table-cell>
          <table:table-cell office:value-type="float" office:value="27.6125202610098" calcext:value-type="float">
            <text:p>27.6125202610098</text:p>
          </table:table-cell>
          <table:table-cell office:value-type="float" office:value="2.31364279618608" calcext:value-type="float">
            <text:p>2.31364279618608</text:p>
          </table:table-cell>
          <table:table-cell/>
        </table:table-row>
        <table:table-row table:style-name="ro1">
          <table:table-cell office:value-type="string" calcext:value-type="string">
            <text:p>IND9</text:p>
          </table:table-cell>
          <table:table-cell office:value-type="float" office:value="27.8106227027157" calcext:value-type="float">
            <text:p>27.8106227027157</text:p>
          </table:table-cell>
          <table:table-cell office:value-type="float" office:value="2.23262820259157" calcext:value-type="float">
            <text:p>2.23262820259157</text:p>
          </table:table-cell>
          <table:table-cell/>
        </table:table-row>
        <table:table-row table:style-name="ro1">
          <table:table-cell office:value-type="string" calcext:value-type="string">
            <text:p>IND10</text:p>
          </table:table-cell>
          <table:table-cell office:value-type="float" office:value="28.0201200211416" calcext:value-type="float">
            <text:p>28.0201200211416</text:p>
          </table:table-cell>
          <table:table-cell office:value-type="float" office:value="2.69029776489856" calcext:value-type="float">
            <text:p>2.69029776489856</text:p>
          </table:table-cell>
          <table:table-cell/>
        </table:table-row>
        <table:table-row table:style-name="ro1">
          <table:table-cell office:value-type="string" calcext:value-type="string">
            <text:p>IND11</text:p>
          </table:table-cell>
          <table:table-cell office:value-type="float" office:value="24.1188264023453" calcext:value-type="float">
            <text:p>24.1188264023453</text:p>
          </table:table-cell>
          <table:table-cell office:value-type="float" office:value="-1.1766863747376" calcext:value-type="float">
            <text:p>-1.1766863747376</text:p>
          </table:table-cell>
          <table:table-cell/>
        </table:table-row>
        <table:table-row table:style-name="ro1">
          <table:table-cell office:value-type="string" calcext:value-type="string">
            <text:p>IND12</text:p>
          </table:table-cell>
          <table:table-cell office:value-type="float" office:value="22.0382177321901" calcext:value-type="float">
            <text:p>22.0382177321901</text:p>
          </table:table-cell>
          <table:table-cell office:value-type="float" office:value="-2.90317402747214" calcext:value-type="float">
            <text:p>-2.90317402747214</text:p>
          </table:table-cell>
          <table:table-cell/>
        </table:table-row>
        <table:table-row table:style-name="ro1">
          <table:table-cell office:value-type="string" calcext:value-type="string">
            <text:p>IND13</text:p>
          </table:table-cell>
          <table:table-cell office:value-type="float" office:value="26.35929808488" calcext:value-type="float">
            <text:p>26.35929808488</text:p>
          </table:table-cell>
          <table:table-cell office:value-type="float" office:value="1.57373438143154" calcext:value-type="float">
            <text:p>1.57373438143154</text:p>
          </table:table-cell>
          <table:table-cell/>
        </table:table-row>
        <table:table-row table:style-name="ro1">
          <table:table-cell office:value-type="string" calcext:value-type="string">
            <text:p>IND14</text:p>
          </table:table-cell>
          <table:table-cell office:value-type="float" office:value="20.9640828496572" calcext:value-type="float">
            <text:p>20.9640828496572</text:p>
          </table:table-cell>
          <table:table-cell office:value-type="float" office:value="-4.33589038396638" calcext:value-type="float">
            <text:p>-4.33589038396638</text:p>
          </table:table-cell>
          <table:table-cell/>
        </table:table-row>
        <table:table-row table:style-name="ro1">
          <table:table-cell office:value-type="string" calcext:value-type="string">
            <text:p>IND15</text:p>
          </table:table-cell>
          <table:table-cell office:value-type="float" office:value="28.3853175416882" calcext:value-type="float">
            <text:p>28.3853175416882</text:p>
          </table:table-cell>
          <table:table-cell office:value-type="float" office:value="3.53802285705024" calcext:value-type="float">
            <text:p>3.53802285705024</text:p>
          </table:table-cell>
          <table:table-cell/>
        </table:table-row>
        <table:table-row table:style-name="ro1">
          <table:table-cell office:value-type="string" calcext:value-type="string">
            <text:p>IND16</text:p>
          </table:table-cell>
          <table:table-cell office:value-type="float" office:value="24.4951680327767" calcext:value-type="float">
            <text:p>24.4951680327767</text:p>
          </table:table-cell>
          <table:table-cell office:value-type="float" office:value="-0.736790819505332" calcext:value-type="float">
            <text:p>-0.736790819505332</text:p>
          </table:table-cell>
          <table:table-cell/>
        </table:table-row>
        <table:table-row table:style-name="ro1">
          <table:table-cell office:value-type="string" calcext:value-type="string">
            <text:p>IND17</text:p>
          </table:table-cell>
          <table:table-cell office:value-type="float" office:value="30.1473542963469" calcext:value-type="float">
            <text:p>30.1473542963469</text:p>
          </table:table-cell>
          <table:table-cell office:value-type="float" office:value="5.28190927582863" calcext:value-type="float">
            <text:p>5.28190927582863</text:p>
          </table:table-cell>
          <table:table-cell/>
        </table:table-row>
        <table:table-row table:style-name="ro1">
          <table:table-cell office:value-type="string" calcext:value-type="string">
            <text:p>IND18</text:p>
          </table:table-cell>
          <table:table-cell office:value-type="float" office:value="25.0662885833004" calcext:value-type="float">
            <text:p>25.0662885833004</text:p>
          </table:table-cell>
          <table:table-cell office:value-type="float" office:value="0.0168189353030264" calcext:value-type="float">
            <text:p>0.0168189353030264</text:p>
          </table:table-cell>
          <table:table-cell/>
        </table:table-row>
        <table:table-row table:style-name="ro1">
          <table:table-cell office:value-type="string" calcext:value-type="string">
            <text:p>IND19</text:p>
          </table:table-cell>
          <table:table-cell office:value-type="float" office:value="25.2351300761661" calcext:value-type="float">
            <text:p>25.2351300761661</text:p>
          </table:table-cell>
          <table:table-cell office:value-type="float" office:value="-0.116237066604149" calcext:value-type="float">
            <text:p>-0.116237066604149</text:p>
          </table:table-cell>
          <table:table-cell/>
        </table:table-row>
        <table:table-row table:style-name="ro1">
          <table:table-cell office:value-type="string" calcext:value-type="string">
            <text:p>IND20</text:p>
          </table:table-cell>
          <table:table-cell office:value-type="float" office:value="26.7802577450602" calcext:value-type="float">
            <text:p>26.7802577450602</text:p>
          </table:table-cell>
          <table:table-cell office:value-type="float" office:value="1.52125497773502" calcext:value-type="float">
            <text:p>1.52125497773502</text:p>
          </table:table-cell>
          <table:table-cell/>
        </table:table-row>
        <table:table-row table:style-name="ro1">
          <table:table-cell office:value-type="string" calcext:value-type="string">
            <text:p>IND21</text:p>
          </table:table-cell>
          <table:table-cell office:value-type="float" office:value="29.9412497782049" calcext:value-type="float">
            <text:p>29.9412497782049</text:p>
          </table:table-cell>
          <table:table-cell office:value-type="float" office:value="5.25057906758733" calcext:value-type="float">
            <text:p>5.25057906758733</text:p>
          </table:table-cell>
          <table:table-cell/>
        </table:table-row>
        <table:table-row table:style-name="ro1">
          <table:table-cell office:value-type="string" calcext:value-type="string">
            <text:p>IND22</text:p>
          </table:table-cell>
          <table:table-cell office:value-type="float" office:value="21.7952643035218" calcext:value-type="float">
            <text:p>21.7952643035218</text:p>
          </table:table-cell>
          <table:table-cell office:value-type="float" office:value="-3.43427010711627" calcext:value-type="float">
            <text:p>-3.43427010711627</text:p>
          </table:table-cell>
          <table:table-cell/>
        </table:table-row>
        <table:table-row table:style-name="ro1">
          <table:table-cell office:value-type="string" calcext:value-type="string">
            <text:p>IND23</text:p>
          </table:table-cell>
          <table:table-cell office:value-type="float" office:value="23.7501867178794" calcext:value-type="float">
            <text:p>23.7501867178794</text:p>
          </table:table-cell>
          <table:table-cell office:value-type="float" office:value="-0.728879462578566" calcext:value-type="float">
            <text:p>-0.728879462578566</text:p>
          </table:table-cell>
          <table:table-cell/>
        </table:table-row>
        <table:table-row table:style-name="ro1">
          <table:table-cell office:value-type="string" calcext:value-type="string">
            <text:p>IND24</text:p>
          </table:table-cell>
          <table:table-cell office:value-type="float" office:value="24.777550942831" calcext:value-type="float">
            <text:p>24.777550942831</text:p>
          </table:table-cell>
          <table:table-cell office:value-type="float" office:value="-0.565349342363446" calcext:value-type="float">
            <text:p>-0.565349342363446</text:p>
          </table:table-cell>
          <table:table-cell/>
        </table:table-row>
        <table:table-row table:style-name="ro1">
          <table:table-cell office:value-type="string" calcext:value-type="string">
            <text:p>IND25</text:p>
          </table:table-cell>
          <table:table-cell office:value-type="float" office:value="19.6692843264677" calcext:value-type="float">
            <text:p>19.6692843264677</text:p>
          </table:table-cell>
          <table:table-cell office:value-type="float" office:value="-5.12526764848122" calcext:value-type="float">
            <text:p>-5.12526764848122</text:p>
          </table:table-cell>
          <table:table-cell/>
        </table:table-row>
        <table:table-row table:style-name="ro1">
          <table:table-cell office:value-type="string" calcext:value-type="string">
            <text:p>IND26</text:p>
          </table:table-cell>
          <table:table-cell office:value-type="float" office:value="25.7784912841075" calcext:value-type="float">
            <text:p>25.7784912841075</text:p>
          </table:table-cell>
          <table:table-cell office:value-type="float" office:value="0.555887678443185" calcext:value-type="float">
            <text:p>0.555887678443185</text:p>
          </table:table-cell>
          <table:table-cell/>
        </table:table-row>
        <table:table-row table:style-name="ro1">
          <table:table-cell office:value-type="string" calcext:value-type="string">
            <text:p>IND27</text:p>
          </table:table-cell>
          <table:table-cell office:value-type="float" office:value="23.7883057998208" calcext:value-type="float">
            <text:p>23.7883057998208</text:p>
          </table:table-cell>
          <table:table-cell office:value-type="float" office:value="-1.10866782416358" calcext:value-type="float">
            <text:p>-1.10866782416358</text:p>
          </table:table-cell>
          <table:table-cell/>
        </table:table-row>
        <table:table-row table:style-name="ro1">
          <table:table-cell office:value-type="string" calcext:value-type="string">
            <text:p>IND28</text:p>
          </table:table-cell>
          <table:table-cell office:value-type="float" office:value="26.3136518627023" calcext:value-type="float">
            <text:p>26.3136518627023</text:p>
          </table:table-cell>
          <table:table-cell office:value-type="float" office:value="1.3008275961968" calcext:value-type="float">
            <text:p>1.3008275961968</text:p>
          </table:table-cell>
          <table:table-cell/>
        </table:table-row>
        <table:table-row table:style-name="ro1">
          <table:table-cell office:value-type="string" calcext:value-type="string">
            <text:p>IND29</text:p>
          </table:table-cell>
          <table:table-cell office:value-type="float" office:value="28.021420692778" calcext:value-type="float">
            <text:p>28.021420692778</text:p>
          </table:table-cell>
          <table:table-cell office:value-type="float" office:value="3.30503921262491" calcext:value-type="float">
            <text:p>3.30503921262491</text:p>
          </table:table-cell>
          <table:table-cell/>
        </table:table-row>
        <table:table-row table:style-name="ro1">
          <table:table-cell office:value-type="string" calcext:value-type="string">
            <text:p>IND30</text:p>
          </table:table-cell>
          <table:table-cell office:value-type="float" office:value="23.1248204616405" calcext:value-type="float">
            <text:p>23.1248204616405</text:p>
          </table:table-cell>
          <table:table-cell office:value-type="float" office:value="-1.89023432188819" calcext:value-type="float">
            <text:p>-1.89023432188819</text:p>
          </table:table-cell>
          <table:table-cell/>
        </table:table-row>
        <table:table-row table:style-name="ro1">
          <table:table-cell office:value-type="string" calcext:value-type="string">
            <text:p>IND31</text:p>
          </table:table-cell>
          <table:table-cell office:value-type="float" office:value="26.8171344231296" calcext:value-type="float">
            <text:p>26.8171344231296</text:p>
          </table:table-cell>
          <table:table-cell office:value-type="float" office:value="1.39787222074775" calcext:value-type="float">
            <text:p>1.39787222074775</text:p>
          </table:table-cell>
          <table:table-cell/>
        </table:table-row>
        <table:table-row table:style-name="ro1">
          <table:table-cell office:value-type="string" calcext:value-type="string">
            <text:p>IND32</text:p>
          </table:table-cell>
          <table:table-cell office:value-type="float" office:value="28.9483448927869" calcext:value-type="float">
            <text:p>28.9483448927869</text:p>
          </table:table-cell>
          <table:table-cell office:value-type="float" office:value="3.78248675401395" calcext:value-type="float">
            <text:p>3.78248675401395</text:p>
          </table:table-cell>
          <table:table-cell/>
        </table:table-row>
        <table:table-row table:style-name="ro1">
          <table:table-cell office:value-type="string" calcext:value-type="string">
            <text:p>IND33</text:p>
          </table:table-cell>
          <table:table-cell office:value-type="float" office:value="21.339515971471" calcext:value-type="float">
            <text:p>21.339515971471</text:p>
          </table:table-cell>
          <table:table-cell office:value-type="float" office:value="-4.16570124701029" calcext:value-type="float">
            <text:p>-4.16570124701029</text:p>
          </table:table-cell>
          <table:table-cell/>
        </table:table-row>
        <table:table-row table:style-name="ro1">
          <table:table-cell office:value-type="string" calcext:value-type="string">
            <text:p>IND34</text:p>
          </table:table-cell>
          <table:table-cell office:value-type="float" office:value="20.143281170988" calcext:value-type="float">
            <text:p>20.143281170988</text:p>
          </table:table-cell>
          <table:table-cell office:value-type="float" office:value="-4.8244108976541" calcext:value-type="float">
            <text:p>-4.8244108976541</text:p>
          </table:table-cell>
          <table:table-cell/>
        </table:table-row>
        <table:table-row table:style-name="ro1">
          <table:table-cell office:value-type="string" calcext:value-type="string">
            <text:p>IND35</text:p>
          </table:table-cell>
          <table:table-cell office:value-type="float" office:value="20.8908885498144" calcext:value-type="float">
            <text:p>20.8908885498144</text:p>
          </table:table-cell>
          <table:table-cell office:value-type="float" office:value="-3.98230412786008" calcext:value-type="float">
            <text:p>-3.98230412786008</text:p>
          </table:table-cell>
          <table:table-cell/>
        </table:table-row>
        <table:table-row table:style-name="ro1">
          <table:table-cell office:value-type="string" calcext:value-type="string">
            <text:p>IND36</text:p>
          </table:table-cell>
          <table:table-cell office:value-type="float" office:value="25.9804470074244" calcext:value-type="float">
            <text:p>25.9804470074244</text:p>
          </table:table-cell>
          <table:table-cell office:value-type="float" office:value="1.32726511922591" calcext:value-type="float">
            <text:p>1.32726511922591</text:p>
          </table:table-cell>
          <table:table-cell/>
        </table:table-row>
        <table:table-row table:style-name="ro1">
          <table:table-cell office:value-type="string" calcext:value-type="string">
            <text:p>IND37</text:p>
          </table:table-cell>
          <table:table-cell office:value-type="float" office:value="26.7257958120567" calcext:value-type="float">
            <text:p>26.7257958120567</text:p>
          </table:table-cell>
          <table:table-cell office:value-type="float" office:value="1.2833457816352" calcext:value-type="float">
            <text:p>1.2833457816352</text:p>
          </table:table-cell>
          <table:table-cell/>
        </table:table-row>
        <table:table-row table:style-name="ro1">
          <table:table-cell office:value-type="string" calcext:value-type="string">
            <text:p>IND38</text:p>
          </table:table-cell>
          <table:table-cell office:value-type="float" office:value="19.6815553930442" calcext:value-type="float">
            <text:p>19.6815553930442</text:p>
          </table:table-cell>
          <table:table-cell office:value-type="float" office:value="-4.93201576065374" calcext:value-type="float">
            <text:p>-4.93201576065374</text:p>
          </table:table-cell>
          <table:table-cell/>
        </table:table-row>
        <table:table-row table:style-name="ro1">
          <table:table-cell office:value-type="string" calcext:value-type="string">
            <text:p>IND39</text:p>
          </table:table-cell>
          <table:table-cell office:value-type="float" office:value="23.997125471198" calcext:value-type="float">
            <text:p>23.997125471198</text:p>
          </table:table-cell>
          <table:table-cell office:value-type="float" office:value="-1.29958373882453" calcext:value-type="float">
            <text:p>-1.29958373882453</text:p>
          </table:table-cell>
          <table:table-cell/>
        </table:table-row>
        <table:table-row table:style-name="ro1">
          <table:table-cell office:value-type="string" calcext:value-type="string">
            <text:p>IND40</text:p>
          </table:table-cell>
          <table:table-cell office:value-type="float" office:value="28.4277744177425" calcext:value-type="float">
            <text:p>28.4277744177425</text:p>
          </table:table-cell>
          <table:table-cell office:value-type="float" office:value="3.09996343866408" calcext:value-type="float">
            <text:p>3.09996343866408</text:p>
          </table:table-cell>
          <table:table-cell/>
        </table:table-row>
        <table:table-row table:style-name="ro1">
          <table:table-cell office:value-type="string" calcext:value-type="string">
            <text:p>IND41</text:p>
          </table:table-cell>
          <table:table-cell office:value-type="float" office:value="28.2120377564804" calcext:value-type="float">
            <text:p>28.2120377564804</text:p>
          </table:table-cell>
          <table:table-cell office:value-type="float" office:value="3.29153502637209" calcext:value-type="float">
            <text:p>3.29153502637209</text:p>
          </table:table-cell>
          <table:table-cell/>
        </table:table-row>
        <table:table-row table:style-name="ro1">
          <table:table-cell office:value-type="string" calcext:value-type="string">
            <text:p>IND42</text:p>
          </table:table-cell>
          <table:table-cell office:value-type="float" office:value="24.323650126568" calcext:value-type="float">
            <text:p>24.323650126568</text:p>
          </table:table-cell>
          <table:table-cell office:value-type="float" office:value="-0.751538405871521" calcext:value-type="float">
            <text:p>-0.751538405871521</text:p>
          </table:table-cell>
          <table:table-cell/>
        </table:table-row>
        <table:table-row table:style-name="ro1">
          <table:table-cell office:value-type="string" calcext:value-type="string">
            <text:p>IND43</text:p>
          </table:table-cell>
          <table:table-cell office:value-type="float" office:value="24.2931968251417" calcext:value-type="float">
            <text:p>24.2931968251417</text:p>
          </table:table-cell>
          <table:table-cell office:value-type="float" office:value="-0.884071831443238" calcext:value-type="float">
            <text:p>-0.884071831443238</text:p>
          </table:table-cell>
          <table:table-cell/>
        </table:table-row>
        <table:table-row table:style-name="ro1">
          <table:table-cell office:value-type="string" calcext:value-type="string">
            <text:p>IND44</text:p>
          </table:table-cell>
          <table:table-cell office:value-type="float" office:value="21.4096258016637" calcext:value-type="float">
            <text:p>21.4096258016637</text:p>
          </table:table-cell>
          <table:table-cell office:value-type="float" office:value="-3.47884896528458" calcext:value-type="float">
            <text:p>-3.47884896528458</text:p>
          </table:table-cell>
          <table:table-cell/>
        </table:table-row>
        <table:table-row table:style-name="ro1">
          <table:table-cell office:value-type="string" calcext:value-type="string">
            <text:p>IND45</text:p>
          </table:table-cell>
          <table:table-cell office:value-type="float" office:value="24.1025486361715" calcext:value-type="float">
            <text:p>24.1025486361715</text:p>
          </table:table-cell>
          <table:table-cell office:value-type="float" office:value="-1.02429570343152" calcext:value-type="float">
            <text:p>-1.02429570343152</text:p>
          </table:table-cell>
          <table:table-cell/>
        </table:table-row>
        <table:table-row table:style-name="ro1">
          <table:table-cell office:value-type="string" calcext:value-type="string">
            <text:p>IND46</text:p>
          </table:table-cell>
          <table:table-cell office:value-type="float" office:value="24.7863821164109" calcext:value-type="float">
            <text:p>24.7863821164109</text:p>
          </table:table-cell>
          <table:table-cell office:value-type="float" office:value="-0.430028294892553" calcext:value-type="float">
            <text:p>-0.430028294892553</text:p>
          </table:table-cell>
          <table:table-cell/>
        </table:table-row>
        <table:table-row table:style-name="ro1">
          <table:table-cell office:value-type="string" calcext:value-type="string">
            <text:p>IND47</text:p>
          </table:table-cell>
          <table:table-cell office:value-type="float" office:value="24.5918344653286" calcext:value-type="float">
            <text:p>24.5918344653286</text:p>
          </table:table-cell>
          <table:table-cell office:value-type="float" office:value="-0.881848526435068" calcext:value-type="float">
            <text:p>-0.881848526435068</text:p>
          </table:table-cell>
          <table:table-cell/>
        </table:table-row>
        <table:table-row table:style-name="ro1">
          <table:table-cell office:value-type="string" calcext:value-type="string">
            <text:p>IND48</text:p>
          </table:table-cell>
          <table:table-cell office:value-type="float" office:value="24.7278997020707" calcext:value-type="float">
            <text:p>24.7278997020707</text:p>
          </table:table-cell>
          <table:table-cell office:value-type="float" office:value="-0.122149667048938" calcext:value-type="float">
            <text:p>-0.122149667048938</text:p>
          </table:table-cell>
          <table:table-cell/>
        </table:table-row>
        <table:table-row table:style-name="ro1">
          <table:table-cell office:value-type="string" calcext:value-type="string">
            <text:p>IND49</text:p>
          </table:table-cell>
          <table:table-cell office:value-type="float" office:value="28.1069072585239" calcext:value-type="float">
            <text:p>28.1069072585239</text:p>
          </table:table-cell>
          <table:table-cell office:value-type="float" office:value="2.23130186382002" calcext:value-type="float">
            <text:p>2.23130186382002</text:p>
          </table:table-cell>
          <table:table-cell/>
        </table:table-row>
        <table:table-row table:style-name="ro1">
          <table:table-cell office:value-type="string" calcext:value-type="string">
            <text:p>IND50</text:p>
          </table:table-cell>
          <table:table-cell office:value-type="float" office:value="22.0861639744935" calcext:value-type="float">
            <text:p>22.0861639744935</text:p>
          </table:table-cell>
          <table:table-cell office:value-type="float" office:value="-2.62445506202454" calcext:value-type="float">
            <text:p>-2.62445506202454</text:p>
          </table:table-cell>
          <table:table-cell/>
        </table:table-row>
        <table:table-row table:style-name="ro1">
          <table:table-cell office:value-type="string" calcext:value-type="string">
            <text:p>IND51</text:p>
          </table:table-cell>
          <table:table-cell office:value-type="float" office:value="28.5030825041637" calcext:value-type="float">
            <text:p>28.5030825041637</text:p>
          </table:table-cell>
          <table:table-cell office:value-type="float" office:value="3.83576593268495" calcext:value-type="float">
            <text:p>3.83576593268495</text:p>
          </table:table-cell>
          <table:table-cell/>
        </table:table-row>
        <table:table-row table:style-name="ro1">
          <table:table-cell office:value-type="string" calcext:value-type="string">
            <text:p>IND52</text:p>
          </table:table-cell>
          <table:table-cell office:value-type="float" office:value="27.3575764773517" calcext:value-type="float">
            <text:p>27.3575764773517</text:p>
          </table:table-cell>
          <table:table-cell office:value-type="float" office:value="1.74310655770563" calcext:value-type="float">
            <text:p>1.74310655770563</text:p>
          </table:table-cell>
          <table:table-cell/>
        </table:table-row>
        <table:table-row table:style-name="ro1">
          <table:table-cell office:value-type="string" calcext:value-type="string">
            <text:p>IND53</text:p>
          </table:table-cell>
          <table:table-cell office:value-type="float" office:value="25.4444036869147" calcext:value-type="float">
            <text:p>25.4444036869147</text:p>
          </table:table-cell>
          <table:table-cell office:value-type="float" office:value="0.307420918526096" calcext:value-type="float">
            <text:p>0.307420918526096</text:p>
          </table:table-cell>
          <table:table-cell/>
        </table:table-row>
        <table:table-row table:style-name="ro1">
          <table:table-cell office:value-type="string" calcext:value-type="string">
            <text:p>IND54</text:p>
          </table:table-cell>
          <table:table-cell office:value-type="float" office:value="30.6460696504968" calcext:value-type="float">
            <text:p>30.6460696504968</text:p>
          </table:table-cell>
          <table:table-cell office:value-type="float" office:value="5.76424984895919" calcext:value-type="float">
            <text:p>5.76424984895919</text:p>
          </table:table-cell>
          <table:table-cell/>
        </table:table-row>
        <table:table-row table:style-name="ro1">
          <table:table-cell office:value-type="string" calcext:value-type="string">
            <text:p>IND55</text:p>
          </table:table-cell>
          <table:table-cell office:value-type="float" office:value="24.1384631859691" calcext:value-type="float">
            <text:p>24.1384631859691</text:p>
          </table:table-cell>
          <table:table-cell office:value-type="float" office:value="-0.543559533899126" calcext:value-type="float">
            <text:p>-0.543559533899126</text:p>
          </table:table-cell>
          <table:table-cell/>
        </table:table-row>
        <table:table-row table:style-name="ro1">
          <table:table-cell office:value-type="string" calcext:value-type="string">
            <text:p>IND56</text:p>
          </table:table-cell>
          <table:table-cell office:value-type="float" office:value="23.89034338683" calcext:value-type="float">
            <text:p>23.89034338683</text:p>
          </table:table-cell>
          <table:table-cell office:value-type="float" office:value="-1.3427687436728" calcext:value-type="float">
            <text:p>-1.3427687436728</text:p>
          </table:table-cell>
          <table:table-cell/>
        </table:table-row>
        <table:table-row table:style-name="ro1">
          <table:table-cell office:value-type="string" calcext:value-type="string">
            <text:p>IND57</text:p>
          </table:table-cell>
          <table:table-cell office:value-type="float" office:value="24.9203246628171" calcext:value-type="float">
            <text:p>24.9203246628171</text:p>
          </table:table-cell>
          <table:table-cell office:value-type="float" office:value="-0.218823815852898" calcext:value-type="float">
            <text:p>-0.218823815852898</text:p>
          </table:table-cell>
          <table:table-cell/>
        </table:table-row>
        <table:table-row table:style-name="ro1">
          <table:table-cell office:value-type="string" calcext:value-type="string">
            <text:p>IND58</text:p>
          </table:table-cell>
          <table:table-cell office:value-type="float" office:value="26.1533112847922" calcext:value-type="float">
            <text:p>26.1533112847922</text:p>
          </table:table-cell>
          <table:table-cell office:value-type="float" office:value="1.61319142695261" calcext:value-type="float">
            <text:p>1.61319142695261</text:p>
          </table:table-cell>
          <table:table-cell/>
        </table:table-row>
        <table:table-row table:style-name="ro1">
          <table:table-cell office:value-type="string" calcext:value-type="string">
            <text:p>IND59</text:p>
          </table:table-cell>
          <table:table-cell office:value-type="float" office:value="27.7134850346798" calcext:value-type="float">
            <text:p>27.7134850346798</text:p>
          </table:table-cell>
          <table:table-cell office:value-type="float" office:value="2.82278732133868" calcext:value-type="float">
            <text:p>2.82278732133868</text:p>
          </table:table-cell>
          <table:table-cell/>
        </table:table-row>
        <table:table-row table:style-name="ro1">
          <table:table-cell office:value-type="string" calcext:value-type="string">
            <text:p>IND60</text:p>
          </table:table-cell>
          <table:table-cell office:value-type="float" office:value="23.6455823514967" calcext:value-type="float">
            <text:p>23.6455823514967</text:p>
          </table:table-cell>
          <table:table-cell office:value-type="float" office:value="-1.22090697872199" calcext:value-type="float">
            <text:p>-1.22090697872199</text:p>
          </table:table-cell>
          <table:table-cell/>
        </table:table-row>
        <table:table-row table:style-name="ro1">
          <table:table-cell office:value-type="string" calcext:value-type="string">
            <text:p>IND61</text:p>
          </table:table-cell>
          <table:table-cell office:value-type="float" office:value="24.4858061019789" calcext:value-type="float">
            <text:p>24.4858061019789</text:p>
          </table:table-cell>
          <table:table-cell office:value-type="float" office:value="-0.3117242658393" calcext:value-type="float">
            <text:p>-0.3117242658393</text:p>
          </table:table-cell>
          <table:table-cell/>
        </table:table-row>
        <table:table-row table:style-name="ro1">
          <table:table-cell office:value-type="string" calcext:value-type="string">
            <text:p>IND62</text:p>
          </table:table-cell>
          <table:table-cell office:value-type="float" office:value="23.2976110772786" calcext:value-type="float">
            <text:p>23.2976110772786</text:p>
          </table:table-cell>
          <table:table-cell office:value-type="float" office:value="-1.66699960324267" calcext:value-type="float">
            <text:p>-1.66699960324267</text:p>
          </table:table-cell>
          <table:table-cell/>
        </table:table-row>
        <table:table-row table:style-name="ro1">
          <table:table-cell office:value-type="string" calcext:value-type="string">
            <text:p>IND63</text:p>
          </table:table-cell>
          <table:table-cell office:value-type="float" office:value="26.8225032129848" calcext:value-type="float">
            <text:p>26.8225032129848</text:p>
          </table:table-cell>
          <table:table-cell office:value-type="float" office:value="1.46336947474916" calcext:value-type="float">
            <text:p>1.46336947474916</text:p>
          </table:table-cell>
          <table:table-cell/>
        </table:table-row>
        <table:table-row table:style-name="ro1">
          <table:table-cell office:value-type="string" calcext:value-type="string">
            <text:p>IND64</text:p>
          </table:table-cell>
          <table:table-cell office:value-type="float" office:value="24.7106814207434" calcext:value-type="float">
            <text:p>24.7106814207434</text:p>
          </table:table-cell>
          <table:table-cell office:value-type="float" office:value="-0.014348194267447" calcext:value-type="float">
            <text:p>-0.014348194267447</text:p>
          </table:table-cell>
          <table:table-cell/>
        </table:table-row>
        <table:table-row table:style-name="ro1">
          <table:table-cell office:value-type="string" calcext:value-type="string">
            <text:p>IND65</text:p>
          </table:table-cell>
          <table:table-cell office:value-type="float" office:value="22.0260651455972" calcext:value-type="float">
            <text:p>22.0260651455972</text:p>
          </table:table-cell>
          <table:table-cell office:value-type="float" office:value="-2.95361680305599" calcext:value-type="float">
            <text:p>-2.95361680305599</text:p>
          </table:table-cell>
          <table:table-cell/>
        </table:table-row>
        <table:table-row table:style-name="ro1">
          <table:table-cell office:value-type="string" calcext:value-type="string">
            <text:p>IND66</text:p>
          </table:table-cell>
          <table:table-cell office:value-type="float" office:value="28.1960175644202" calcext:value-type="float">
            <text:p>28.1960175644202</text:p>
          </table:table-cell>
          <table:table-cell office:value-type="float" office:value="3.57613655525839" calcext:value-type="float">
            <text:p>3.57613655525839</text:p>
          </table:table-cell>
          <table:table-cell/>
        </table:table-row>
        <table:table-row table:style-name="ro1">
          <table:table-cell office:value-type="string" calcext:value-type="string">
            <text:p>IND67</text:p>
          </table:table-cell>
          <table:table-cell office:value-type="float" office:value="26.5192430652417" calcext:value-type="float">
            <text:p>26.5192430652417</text:p>
          </table:table-cell>
          <table:table-cell office:value-type="float" office:value="1.36339634541585" calcext:value-type="float">
            <text:p>1.36339634541585</text:p>
          </table:table-cell>
          <table:table-cell/>
        </table:table-row>
        <table:table-row table:style-name="ro1">
          <table:table-cell office:value-type="string" calcext:value-type="string">
            <text:p>IND68</text:p>
          </table:table-cell>
          <table:table-cell office:value-type="float" office:value="25.2657439967879" calcext:value-type="float">
            <text:p>25.2657439967879</text:p>
          </table:table-cell>
          <table:table-cell office:value-type="float" office:value="-0.0644560459157251" calcext:value-type="float">
            <text:p>-0.0644560459157251</text:p>
          </table:table-cell>
          <table:table-cell/>
        </table:table-row>
        <table:table-row table:style-name="ro1">
          <table:table-cell office:value-type="string" calcext:value-type="string">
            <text:p>IND69</text:p>
          </table:table-cell>
          <table:table-cell office:value-type="float" office:value="23.7933738891202" calcext:value-type="float">
            <text:p>23.7933738891202</text:p>
          </table:table-cell>
          <table:table-cell office:value-type="float" office:value="-1.1590358538458" calcext:value-type="float">
            <text:p>-1.1590358538458</text:p>
          </table:table-cell>
          <table:table-cell/>
        </table:table-row>
        <table:table-row table:style-name="ro1">
          <table:table-cell office:value-type="string" calcext:value-type="string">
            <text:p>IND70</text:p>
          </table:table-cell>
          <table:table-cell office:value-type="float" office:value="21.6230049942904" calcext:value-type="float">
            <text:p>21.6230049942904</text:p>
          </table:table-cell>
          <table:table-cell office:value-type="float" office:value="-3.19977446461057" calcext:value-type="float">
            <text:p>-3.19977446461057</text:p>
          </table:table-cell>
          <table:table-cell/>
        </table:table-row>
        <table:table-row table:style-name="ro1">
          <table:table-cell office:value-type="string" calcext:value-type="string">
            <text:p>IND71</text:p>
          </table:table-cell>
          <table:table-cell office:value-type="float" office:value="21.4480123742725" calcext:value-type="float">
            <text:p>21.4480123742725</text:p>
          </table:table-cell>
          <table:table-cell office:value-type="float" office:value="-3.57729440886598" calcext:value-type="float">
            <text:p>-3.57729440886598</text:p>
          </table:table-cell>
          <table:table-cell/>
        </table:table-row>
        <table:table-row table:style-name="ro1">
          <table:table-cell office:value-type="string" calcext:value-type="string">
            <text:p>IND72</text:p>
          </table:table-cell>
          <table:table-cell office:value-type="float" office:value="25.0652658378583" calcext:value-type="float">
            <text:p>25.0652658378583</text:p>
          </table:table-cell>
          <table:table-cell office:value-type="float" office:value="-0.0503714697097573" calcext:value-type="float">
            <text:p>-0.0503714697097573</text:p>
          </table:table-cell>
          <table:table-cell/>
        </table:table-row>
        <table:table-row table:style-name="ro1">
          <table:table-cell office:value-type="string" calcext:value-type="string">
            <text:p>IND73</text:p>
          </table:table-cell>
          <table:table-cell office:value-type="float" office:value="21.1627384717656" calcext:value-type="float">
            <text:p>21.1627384717656</text:p>
          </table:table-cell>
          <table:table-cell office:value-type="float" office:value="-3.65630321685316" calcext:value-type="float">
            <text:p>-3.65630321685316</text:p>
          </table:table-cell>
          <table:table-cell/>
        </table:table-row>
        <table:table-row table:style-name="ro1">
          <table:table-cell office:value-type="string" calcext:value-type="string">
            <text:p>IND74</text:p>
          </table:table-cell>
          <table:table-cell office:value-type="float" office:value="23.4134302472676" calcext:value-type="float">
            <text:p>23.4134302472676</text:p>
          </table:table-cell>
          <table:table-cell office:value-type="float" office:value="-1.51896571012231" calcext:value-type="float">
            <text:p>-1.51896571012231</text:p>
          </table:table-cell>
          <table:table-cell/>
        </table:table-row>
        <table:table-row table:style-name="ro1">
          <table:table-cell office:value-type="string" calcext:value-type="string">
            <text:p>IND75</text:p>
          </table:table-cell>
          <table:table-cell office:value-type="float" office:value="28.0182446435424" calcext:value-type="float">
            <text:p>28.0182446435424</text:p>
          </table:table-cell>
          <table:table-cell office:value-type="float" office:value="2.91445418159731" calcext:value-type="float">
            <text:p>2.91445418159731</text:p>
          </table:table-cell>
          <table:table-cell/>
        </table:table-row>
        <table:table-row table:style-name="ro1">
          <table:table-cell office:value-type="string" calcext:value-type="string">
            <text:p>IND76</text:p>
          </table:table-cell>
          <table:table-cell office:value-type="float" office:value="24.5507940887198" calcext:value-type="float">
            <text:p>24.5507940887198</text:p>
          </table:table-cell>
          <table:table-cell office:value-type="float" office:value="-0.239591804039679" calcext:value-type="float">
            <text:p>-0.239591804039679</text:p>
          </table:table-cell>
          <table:table-cell/>
        </table:table-row>
        <table:table-row table:style-name="ro1">
          <table:table-cell office:value-type="string" calcext:value-type="string">
            <text:p>IND77</text:p>
          </table:table-cell>
          <table:table-cell office:value-type="float" office:value="23.3979843756309" calcext:value-type="float">
            <text:p>23.3979843756309</text:p>
          </table:table-cell>
          <table:table-cell office:value-type="float" office:value="-1.45967812700072" calcext:value-type="float">
            <text:p>-1.45967812700072</text:p>
          </table:table-cell>
          <table:table-cell/>
        </table:table-row>
        <table:table-row table:style-name="ro1">
          <table:table-cell office:value-type="string" calcext:value-type="string">
            <text:p>IND78</text:p>
          </table:table-cell>
          <table:table-cell office:value-type="float" office:value="29.9721011002404" calcext:value-type="float">
            <text:p>29.9721011002404</text:p>
          </table:table-cell>
          <table:table-cell office:value-type="float" office:value="5.00942283252185" calcext:value-type="float">
            <text:p>5.00942283252185</text:p>
          </table:table-cell>
          <table:table-cell/>
        </table:table-row>
        <table:table-row table:style-name="ro1">
          <table:table-cell office:value-type="string" calcext:value-type="string">
            <text:p>IND79</text:p>
          </table:table-cell>
          <table:table-cell office:value-type="float" office:value="22.6898383988795" calcext:value-type="float">
            <text:p>22.6898383988795</text:p>
          </table:table-cell>
          <table:table-cell office:value-type="float" office:value="-2.60552869965435" calcext:value-type="float">
            <text:p>-2.60552869965435</text:p>
          </table:table-cell>
          <table:table-cell/>
        </table:table-row>
        <table:table-row table:style-name="ro1">
          <table:table-cell office:value-type="string" calcext:value-type="string">
            <text:p>IND80</text:p>
          </table:table-cell>
          <table:table-cell office:value-type="float" office:value="24.9093600165294" calcext:value-type="float">
            <text:p>24.9093600165294</text:p>
          </table:table-cell>
          <table:table-cell office:value-type="float" office:value="-0.0856286758110397" calcext:value-type="float">
            <text:p>-0.0856286758110397</text:p>
          </table:table-cell>
          <table:table-cell/>
        </table:table-row>
        <table:table-row table:style-name="ro1">
          <table:table-cell office:value-type="string" calcext:value-type="string">
            <text:p>IND81</text:p>
          </table:table-cell>
          <table:table-cell office:value-type="float" office:value="25.1174910767991" calcext:value-type="float">
            <text:p>25.1174910767991</text:p>
          </table:table-cell>
          <table:table-cell office:value-type="float" office:value="-0.0366892628327124" calcext:value-type="float">
            <text:p>-0.0366892628327124</text:p>
          </table:table-cell>
          <table:table-cell/>
        </table:table-row>
        <table:table-row table:style-name="ro1">
          <table:table-cell office:value-type="string" calcext:value-type="string">
            <text:p>IND82</text:p>
          </table:table-cell>
          <table:table-cell office:value-type="float" office:value="20.871357563074" calcext:value-type="float">
            <text:p>20.871357563074</text:p>
          </table:table-cell>
          <table:table-cell office:value-type="float" office:value="-4.29590631286915" calcext:value-type="float">
            <text:p>-4.29590631286915</text:p>
          </table:table-cell>
          <table:table-cell/>
        </table:table-row>
        <table:table-row table:style-name="ro1">
          <table:table-cell office:value-type="string" calcext:value-type="string">
            <text:p>IND83</text:p>
          </table:table-cell>
          <table:table-cell office:value-type="float" office:value="24.9204038023068" calcext:value-type="float">
            <text:p>24.9204038023068</text:p>
          </table:table-cell>
          <table:table-cell office:value-type="float" office:value="-0.385925352435215" calcext:value-type="float">
            <text:p>-0.385925352435215</text:p>
          </table:table-cell>
          <table:table-cell/>
        </table:table-row>
        <table:table-row table:style-name="ro1">
          <table:table-cell office:value-type="string" calcext:value-type="string">
            <text:p>IND84</text:p>
          </table:table-cell>
          <table:table-cell office:value-type="float" office:value="29.6544380461749" calcext:value-type="float">
            <text:p>29.6544380461749</text:p>
          </table:table-cell>
          <table:table-cell office:value-type="float" office:value="5.09701676201699" calcext:value-type="float">
            <text:p>5.09701676201699</text:p>
          </table:table-cell>
          <table:table-cell/>
        </table:table-row>
        <table:table-row table:style-name="ro1">
          <table:table-cell office:value-type="string" calcext:value-type="string">
            <text:p>IND85</text:p>
          </table:table-cell>
          <table:table-cell office:value-type="float" office:value="23.5778274303616" calcext:value-type="float">
            <text:p>23.5778274303616</text:p>
          </table:table-cell>
          <table:table-cell office:value-type="float" office:value="-1.43435350294257" calcext:value-type="float">
            <text:p>-1.43435350294257</text:p>
          </table:table-cell>
          <table:table-cell/>
        </table:table-row>
        <table:table-row table:style-name="ro1">
          <table:table-cell office:value-type="string" calcext:value-type="string">
            <text:p>IND86</text:p>
          </table:table-cell>
          <table:table-cell office:value-type="float" office:value="26.5161318698844" calcext:value-type="float">
            <text:p>26.5161318698844</text:p>
          </table:table-cell>
          <table:table-cell office:value-type="float" office:value="1.31097560101385" calcext:value-type="float">
            <text:p>1.31097560101385</text:p>
          </table:table-cell>
          <table:table-cell/>
        </table:table-row>
        <table:table-row table:style-name="ro1">
          <table:table-cell office:value-type="string" calcext:value-type="string">
            <text:p>IND87</text:p>
          </table:table-cell>
          <table:table-cell office:value-type="float" office:value="21.5250395172266" calcext:value-type="float">
            <text:p>21.5250395172266</text:p>
          </table:table-cell>
          <table:table-cell office:value-type="float" office:value="-3.48267909388195" calcext:value-type="float">
            <text:p>-3.48267909388195</text:p>
          </table:table-cell>
          <table:table-cell/>
        </table:table-row>
        <table:table-row table:style-name="ro1">
          <table:table-cell office:value-type="string" calcext:value-type="string">
            <text:p>IND88</text:p>
          </table:table-cell>
          <table:table-cell office:value-type="float" office:value="25.1943019358507" calcext:value-type="float">
            <text:p>25.1943019358507</text:p>
          </table:table-cell>
          <table:table-cell office:value-type="float" office:value="0.334022402970378" calcext:value-type="float">
            <text:p>0.334022402970378</text:p>
          </table:table-cell>
          <table:table-cell/>
        </table:table-row>
        <table:table-row table:style-name="ro1">
          <table:table-cell office:value-type="string" calcext:value-type="string">
            <text:p>IND89</text:p>
          </table:table-cell>
          <table:table-cell office:value-type="float" office:value="23.4372919037158" calcext:value-type="float">
            <text:p>23.4372919037158</text:p>
          </table:table-cell>
          <table:table-cell office:value-type="float" office:value="-1.34710977237867" calcext:value-type="float">
            <text:p>-1.34710977237867</text:p>
          </table:table-cell>
          <table:table-cell/>
        </table:table-row>
        <table:table-row table:style-name="ro1">
          <table:table-cell office:value-type="string" calcext:value-type="string">
            <text:p>IND90</text:p>
          </table:table-cell>
          <table:table-cell office:value-type="float" office:value="28.431601048476" calcext:value-type="float">
            <text:p>28.431601048476</text:p>
          </table:table-cell>
          <table:table-cell office:value-type="float" office:value="3.63533862776487" calcext:value-type="float">
            <text:p>3.63533862776487</text:p>
          </table:table-cell>
          <table:table-cell/>
        </table:table-row>
        <table:table-row table:style-name="ro1">
          <table:table-cell office:value-type="string" calcext:value-type="string">
            <text:p>IND91</text:p>
          </table:table-cell>
          <table:table-cell office:value-type="float" office:value="20.6775941103254" calcext:value-type="float">
            <text:p>20.6775941103254</text:p>
          </table:table-cell>
          <table:table-cell office:value-type="float" office:value="-4.25901262911857" calcext:value-type="float">
            <text:p>-4.25901262911857</text:p>
          </table:table-cell>
          <table:table-cell/>
        </table:table-row>
        <table:table-row table:style-name="ro1">
          <table:table-cell office:value-type="string" calcext:value-type="string">
            <text:p>IND92</text:p>
          </table:table-cell>
          <table:table-cell office:value-type="float" office:value="21.5522391582393" calcext:value-type="float">
            <text:p>21.5522391582393</text:p>
          </table:table-cell>
          <table:table-cell office:value-type="float" office:value="-3.47409484013456" calcext:value-type="float">
            <text:p>-3.47409484013456</text:p>
          </table:table-cell>
          <table:table-cell/>
        </table:table-row>
        <table:table-row table:style-name="ro1">
          <table:table-cell office:value-type="string" calcext:value-type="string">
            <text:p>IND93</text:p>
          </table:table-cell>
          <table:table-cell office:value-type="float" office:value="23.8789970295152" calcext:value-type="float">
            <text:p>23.8789970295152</text:p>
          </table:table-cell>
          <table:table-cell office:value-type="float" office:value="-1.12731790976875" calcext:value-type="float">
            <text:p>-1.12731790976875</text:p>
          </table:table-cell>
          <table:table-cell/>
        </table:table-row>
        <table:table-row table:style-name="ro1">
          <table:table-cell office:value-type="string" calcext:value-type="string">
            <text:p>IND94</text:p>
          </table:table-cell>
          <table:table-cell office:value-type="float" office:value="27.7655813829291" calcext:value-type="float">
            <text:p>27.7655813829291</text:p>
          </table:table-cell>
          <table:table-cell office:value-type="float" office:value="2.77740147269009" calcext:value-type="float">
            <text:p>2.77740147269009</text:p>
          </table:table-cell>
          <table:table-cell/>
        </table:table-row>
        <table:table-row table:style-name="ro1">
          <table:table-cell office:value-type="string" calcext:value-type="string">
            <text:p>IND95</text:p>
          </table:table-cell>
          <table:table-cell office:value-type="float" office:value="25.9612839675041" calcext:value-type="float">
            <text:p>25.9612839675041</text:p>
          </table:table-cell>
          <table:table-cell office:value-type="float" office:value="0.679172713208181" calcext:value-type="float">
            <text:p>0.679172713208181</text:p>
          </table:table-cell>
          <table:table-cell/>
        </table:table-row>
        <table:table-row table:style-name="ro1">
          <table:table-cell office:value-type="string" calcext:value-type="string">
            <text:p>IND96</text:p>
          </table:table-cell>
          <table:table-cell office:value-type="float" office:value="23.9153350872403" calcext:value-type="float">
            <text:p>23.9153350872403</text:p>
          </table:table-cell>
          <table:table-cell office:value-type="float" office:value="-1.06729734918728" calcext:value-type="float">
            <text:p>-1.06729734918728</text:p>
          </table:table-cell>
          <table:table-cell/>
        </table:table-row>
        <table:table-row table:style-name="ro1">
          <table:table-cell office:value-type="string" calcext:value-type="string">
            <text:p>IND97</text:p>
          </table:table-cell>
          <table:table-cell office:value-type="float" office:value="19.9800452432671" calcext:value-type="float">
            <text:p>19.9800452432671</text:p>
          </table:table-cell>
          <table:table-cell office:value-type="float" office:value="-4.80434940289443" calcext:value-type="float">
            <text:p>-4.80434940289443</text:p>
          </table:table-cell>
          <table:table-cell/>
        </table:table-row>
        <table:table-row table:style-name="ro1">
          <table:table-cell office:value-type="string" calcext:value-type="string">
            <text:p>IND98</text:p>
          </table:table-cell>
          <table:table-cell office:value-type="float" office:value="25.1329487077845" calcext:value-type="float">
            <text:p>25.1329487077845</text:p>
          </table:table-cell>
          <table:table-cell office:value-type="float" office:value="-0.108242170174815" calcext:value-type="float">
            <text:p>-0.108242170174815</text:p>
          </table:table-cell>
          <table:table-cell/>
        </table:table-row>
        <table:table-row table:style-name="ro1">
          <table:table-cell office:value-type="string" calcext:value-type="string">
            <text:p>IND99</text:p>
          </table:table-cell>
          <table:table-cell office:value-type="float" office:value="22.3438041612745" calcext:value-type="float">
            <text:p>22.3438041612745</text:p>
          </table:table-cell>
          <table:table-cell office:value-type="float" office:value="-2.22342747291398" calcext:value-type="float">
            <text:p>-2.22342747291398</text:p>
          </table:table-cell>
          <table:table-cell/>
        </table:table-row>
        <table:table-row table:style-name="ro1">
          <table:table-cell office:value-type="string" calcext:value-type="string">
            <text:p>IND100</text:p>
          </table:table-cell>
          <table:table-cell office:value-type="float" office:value="25.477453021271" calcext:value-type="float">
            <text:p>25.477453021271</text:p>
          </table:table-cell>
          <table:table-cell office:value-type="float" office:value="0.480417530230692" calcext:value-type="float">
            <text:p>0.480417530230692</text:p>
          </table:table-cell>
          <table:table-cell/>
        </table:table-row>
        <table:table-row table:style-name="ro1">
          <table:table-cell office:value-type="string" calcext:value-type="string">
            <text:p>IND101</text:p>
          </table:table-cell>
          <table:table-cell office:value-type="float" office:value="20.3969416085639" calcext:value-type="float">
            <text:p>20.3969416085639</text:p>
          </table:table-cell>
          <table:table-cell office:value-type="float" office:value="-4.54357662981419" calcext:value-type="float">
            <text:p>-4.54357662981419</text:p>
          </table:table-cell>
          <table:table-cell/>
        </table:table-row>
        <table:table-row table:style-name="ro1">
          <table:table-cell office:value-type="string" calcext:value-type="string">
            <text:p>IND102</text:p>
          </table:table-cell>
          <table:table-cell office:value-type="float" office:value="27.1117295731689" calcext:value-type="float">
            <text:p>27.1117295731689</text:p>
          </table:table-cell>
          <table:table-cell office:value-type="float" office:value="1.83287500853317" calcext:value-type="float">
            <text:p>1.83287500853317</text:p>
          </table:table-cell>
          <table:table-cell/>
        </table:table-row>
        <table:table-row table:style-name="ro1">
          <table:table-cell office:value-type="string" calcext:value-type="string">
            <text:p>IND103</text:p>
          </table:table-cell>
          <table:table-cell office:value-type="float" office:value="26.4333073647173" calcext:value-type="float">
            <text:p>26.4333073647173</text:p>
          </table:table-cell>
          <table:table-cell office:value-type="float" office:value="1.58403783562389" calcext:value-type="float">
            <text:p>1.58403783562389</text:p>
          </table:table-cell>
          <table:table-cell/>
        </table:table-row>
        <table:table-row table:style-name="ro1">
          <table:table-cell office:value-type="string" calcext:value-type="string">
            <text:p>IND104</text:p>
          </table:table-cell>
          <table:table-cell office:value-type="float" office:value="18.1502276654997" calcext:value-type="float">
            <text:p>18.1502276654997</text:p>
          </table:table-cell>
          <table:table-cell office:value-type="float" office:value="-6.99566373824272" calcext:value-type="float">
            <text:p>-6.99566373824272</text:p>
          </table:table-cell>
          <table:table-cell/>
        </table:table-row>
        <table:table-row table:style-name="ro1">
          <table:table-cell office:value-type="string" calcext:value-type="string">
            <text:p>IND105</text:p>
          </table:table-cell>
          <table:table-cell office:value-type="float" office:value="21.4540611267146" calcext:value-type="float">
            <text:p>21.4540611267146</text:p>
          </table:table-cell>
          <table:table-cell office:value-type="float" office:value="-3.6123460364032" calcext:value-type="float">
            <text:p>-3.6123460364032</text:p>
          </table:table-cell>
          <table:table-cell/>
        </table:table-row>
        <table:table-row table:style-name="ro1">
          <table:table-cell office:value-type="string" calcext:value-type="string">
            <text:p>IND106</text:p>
          </table:table-cell>
          <table:table-cell office:value-type="float" office:value="27.3095493764695" calcext:value-type="float">
            <text:p>27.3095493764695</text:p>
          </table:table-cell>
          <table:table-cell office:value-type="float" office:value="2.68550725904032" calcext:value-type="float">
            <text:p>2.68550725904032</text:p>
          </table:table-cell>
          <table:table-cell/>
        </table:table-row>
        <table:table-row table:style-name="ro1">
          <table:table-cell office:value-type="string" calcext:value-type="string">
            <text:p>IND107</text:p>
          </table:table-cell>
          <table:table-cell office:value-type="float" office:value="25.1602745609948" calcext:value-type="float">
            <text:p>25.1602745609948</text:p>
          </table:table-cell>
          <table:table-cell office:value-type="float" office:value="0.0823494802169762" calcext:value-type="float">
            <text:p>0.0823494802169762</text:p>
          </table:table-cell>
          <table:table-cell/>
        </table:table-row>
        <table:table-row table:style-name="ro1">
          <table:table-cell office:value-type="string" calcext:value-type="string">
            <text:p>IND108</text:p>
          </table:table-cell>
          <table:table-cell office:value-type="float" office:value="21.8756779819372" calcext:value-type="float">
            <text:p>21.8756779819372</text:p>
          </table:table-cell>
          <table:table-cell office:value-type="float" office:value="-3.43957718622827" calcext:value-type="float">
            <text:p>-3.43957718622827</text:p>
          </table:table-cell>
          <table:table-cell/>
        </table:table-row>
        <table:table-row table:style-name="ro1">
          <table:table-cell office:value-type="string" calcext:value-type="string">
            <text:p>IND109</text:p>
          </table:table-cell>
          <table:table-cell office:value-type="float" office:value="23.9301344061431" calcext:value-type="float">
            <text:p>23.9301344061431</text:p>
          </table:table-cell>
          <table:table-cell office:value-type="float" office:value="-1.11816075773358" calcext:value-type="float">
            <text:p>-1.11816075773358</text:p>
          </table:table-cell>
          <table:table-cell/>
        </table:table-row>
        <table:table-row table:style-name="ro1">
          <table:table-cell office:value-type="string" calcext:value-type="string">
            <text:p>IND110</text:p>
          </table:table-cell>
          <table:table-cell office:value-type="float" office:value="28.5279892313745" calcext:value-type="float">
            <text:p>28.5279892313745</text:p>
          </table:table-cell>
          <table:table-cell office:value-type="float" office:value="3.28856196374546" calcext:value-type="float">
            <text:p>3.28856196374546</text:p>
          </table:table-cell>
          <table:table-cell/>
        </table:table-row>
        <table:table-row table:style-name="ro1">
          <table:table-cell office:value-type="string" calcext:value-type="string">
            <text:p>IND111</text:p>
          </table:table-cell>
          <table:table-cell office:value-type="float" office:value="23.9042940650613" calcext:value-type="float">
            <text:p>23.9042940650613</text:p>
          </table:table-cell>
          <table:table-cell office:value-type="float" office:value="-1.26762144651671" calcext:value-type="float">
            <text:p>-1.26762144651671</text:p>
          </table:table-cell>
          <table:table-cell/>
        </table:table-row>
        <table:table-row table:style-name="ro1">
          <table:table-cell office:value-type="string" calcext:value-type="string">
            <text:p>IND112</text:p>
          </table:table-cell>
          <table:table-cell office:value-type="float" office:value="25.0701591675297" calcext:value-type="float">
            <text:p>25.0701591675297</text:p>
          </table:table-cell>
          <table:table-cell office:value-type="float" office:value="0.0381463481137011" calcext:value-type="float">
            <text:p>0.0381463481137011</text:p>
          </table:table-cell>
          <table:table-cell/>
        </table:table-row>
        <table:table-row table:style-name="ro1">
          <table:table-cell office:value-type="string" calcext:value-type="string">
            <text:p>IND113</text:p>
          </table:table-cell>
          <table:table-cell office:value-type="float" office:value="19.6285684267991" calcext:value-type="float">
            <text:p>19.6285684267991</text:p>
          </table:table-cell>
          <table:table-cell office:value-type="float" office:value="-5.80069864588948" calcext:value-type="float">
            <text:p>-5.80069864588948</text:p>
          </table:table-cell>
          <table:table-cell/>
        </table:table-row>
        <table:table-row table:style-name="ro1">
          <table:table-cell office:value-type="string" calcext:value-type="string">
            <text:p>IND114</text:p>
          </table:table-cell>
          <table:table-cell office:value-type="float" office:value="23.2963637947007" calcext:value-type="float">
            <text:p>23.2963637947007</text:p>
          </table:table-cell>
          <table:table-cell office:value-type="float" office:value="-1.5481890570307" calcext:value-type="float">
            <text:p>-1.5481890570307</text:p>
          </table:table-cell>
          <table:table-cell/>
        </table:table-row>
        <table:table-row table:style-name="ro1">
          <table:table-cell office:value-type="string" calcext:value-type="string">
            <text:p>IND115</text:p>
          </table:table-cell>
          <table:table-cell office:value-type="float" office:value="25.8088561506136" calcext:value-type="float">
            <text:p>25.8088561506136</text:p>
          </table:table-cell>
          <table:table-cell office:value-type="float" office:value="0.630527698957596" calcext:value-type="float">
            <text:p>0.630527698957596</text:p>
          </table:table-cell>
          <table:table-cell/>
        </table:table-row>
        <table:table-row table:style-name="ro1">
          <table:table-cell office:value-type="string" calcext:value-type="string">
            <text:p>IND116</text:p>
          </table:table-cell>
          <table:table-cell office:value-type="float" office:value="25.6576510054837" calcext:value-type="float">
            <text:p>25.6576510054837</text:p>
          </table:table-cell>
          <table:table-cell office:value-type="float" office:value="0.86833928630307" calcext:value-type="float">
            <text:p>0.86833928630307</text:p>
          </table:table-cell>
          <table:table-cell/>
        </table:table-row>
        <table:table-row table:style-name="ro1">
          <table:table-cell office:value-type="string" calcext:value-type="string">
            <text:p>IND117</text:p>
          </table:table-cell>
          <table:table-cell office:value-type="float" office:value="19.967640017323" calcext:value-type="float">
            <text:p>19.967640017323</text:p>
          </table:table-cell>
          <table:table-cell office:value-type="float" office:value="-4.85974277866889" calcext:value-type="float">
            <text:p>-4.85974277866889</text:p>
          </table:table-cell>
          <table:table-cell/>
        </table:table-row>
        <table:table-row table:style-name="ro1">
          <table:table-cell office:value-type="string" calcext:value-type="string">
            <text:p>IND118</text:p>
          </table:table-cell>
          <table:table-cell office:value-type="float" office:value="30.4242021232091" calcext:value-type="float">
            <text:p>30.4242021232091</text:p>
          </table:table-cell>
          <table:table-cell office:value-type="float" office:value="5.30061481456934" calcext:value-type="float">
            <text:p>5.30061481456934</text:p>
          </table:table-cell>
          <table:table-cell/>
        </table:table-row>
        <table:table-row table:style-name="ro1">
          <table:table-cell office:value-type="string" calcext:value-type="string">
            <text:p>IND119</text:p>
          </table:table-cell>
          <table:table-cell office:value-type="float" office:value="28.6908652042656" calcext:value-type="float">
            <text:p>28.6908652042656</text:p>
          </table:table-cell>
          <table:table-cell office:value-type="float" office:value="3.86959628281809" calcext:value-type="float">
            <text:p>3.86959628281809</text:p>
          </table:table-cell>
          <table:table-cell/>
        </table:table-row>
        <table:table-row table:style-name="ro1">
          <table:table-cell office:value-type="string" calcext:value-type="string">
            <text:p>IND120</text:p>
          </table:table-cell>
          <table:table-cell office:value-type="float" office:value="33.2978600161649" calcext:value-type="float">
            <text:p>33.2978600161649</text:p>
          </table:table-cell>
          <table:table-cell office:value-type="float" office:value="8.26353566526215" calcext:value-type="float">
            <text:p>8.26353566526215</text:p>
          </table:table-cell>
          <table:table-cell/>
        </table:table-row>
        <table:table-row table:style-name="ro1">
          <table:table-cell office:value-type="string" calcext:value-type="string">
            <text:p>IND121</text:p>
          </table:table-cell>
          <table:table-cell office:value-type="float" office:value="25.760656176845" calcext:value-type="float">
            <text:p>25.760656176845</text:p>
          </table:table-cell>
          <table:table-cell office:value-type="float" office:value="0.512450298884329" calcext:value-type="float">
            <text:p>0.512450298884329</text:p>
          </table:table-cell>
          <table:table-cell/>
        </table:table-row>
        <table:table-row table:style-name="ro1">
          <table:table-cell office:value-type="string" calcext:value-type="string">
            <text:p>IND122</text:p>
          </table:table-cell>
          <table:table-cell office:value-type="float" office:value="25.6000095593569" calcext:value-type="float">
            <text:p>25.6000095593569</text:p>
          </table:table-cell>
          <table:table-cell office:value-type="float" office:value="1.04215961988263" calcext:value-type="float">
            <text:p>1.04215961988263</text:p>
          </table:table-cell>
          <table:table-cell/>
        </table:table-row>
        <table:table-row table:style-name="ro1">
          <table:table-cell office:value-type="string" calcext:value-type="string">
            <text:p>IND123</text:p>
          </table:table-cell>
          <table:table-cell office:value-type="float" office:value="23.6887377543814" calcext:value-type="float">
            <text:p>23.6887377543814</text:p>
          </table:table-cell>
          <table:table-cell office:value-type="float" office:value="-0.99315338458465" calcext:value-type="float">
            <text:p>-0.99315338458465</text:p>
          </table:table-cell>
          <table:table-cell/>
        </table:table-row>
        <table:table-row table:style-name="ro1">
          <table:table-cell office:value-type="string" calcext:value-type="string">
            <text:p>IND124</text:p>
          </table:table-cell>
          <table:table-cell office:value-type="float" office:value="23.6102593487957" calcext:value-type="float">
            <text:p>23.6102593487957</text:p>
          </table:table-cell>
          <table:table-cell office:value-type="float" office:value="-1.152793769035" calcext:value-type="float">
            <text:p>-1.152793769035</text:p>
          </table:table-cell>
          <table:table-cell/>
        </table:table-row>
        <table:table-row table:style-name="ro1">
          <table:table-cell office:value-type="string" calcext:value-type="string">
            <text:p>IND125</text:p>
          </table:table-cell>
          <table:table-cell office:value-type="float" office:value="22.7674011837796" calcext:value-type="float">
            <text:p>22.7674011837796</text:p>
          </table:table-cell>
          <table:table-cell office:value-type="float" office:value="-2.19637555888874" calcext:value-type="float">
            <text:p>-2.19637555888874</text:p>
          </table:table-cell>
          <table:table-cell/>
        </table:table-row>
        <table:table-row table:style-name="ro1">
          <table:table-cell office:value-type="string" calcext:value-type="string">
            <text:p>IND126</text:p>
          </table:table-cell>
          <table:table-cell office:value-type="float" office:value="23.5044527972457" calcext:value-type="float">
            <text:p>23.5044527972457</text:p>
          </table:table-cell>
          <table:table-cell office:value-type="float" office:value="-1.50846678745268" calcext:value-type="float">
            <text:p>-1.50846678745268</text:p>
          </table:table-cell>
          <table:table-cell/>
        </table:table-row>
        <table:table-row table:style-name="ro1">
          <table:table-cell office:value-type="string" calcext:value-type="string">
            <text:p>IND127</text:p>
          </table:table-cell>
          <table:table-cell office:value-type="float" office:value="21.522116771941" calcext:value-type="float">
            <text:p>21.522116771941</text:p>
          </table:table-cell>
          <table:table-cell office:value-type="float" office:value="-3.08585304782385" calcext:value-type="float">
            <text:p>-3.08585304782385</text:p>
          </table:table-cell>
          <table:table-cell/>
        </table:table-row>
        <table:table-row table:style-name="ro1">
          <table:table-cell office:value-type="string" calcext:value-type="string">
            <text:p>IND128</text:p>
          </table:table-cell>
          <table:table-cell office:value-type="float" office:value="27.135978904882" calcext:value-type="float">
            <text:p>27.135978904882</text:p>
          </table:table-cell>
          <table:table-cell office:value-type="float" office:value="1.7339252365986" calcext:value-type="float">
            <text:p>1.7339252365986</text:p>
          </table:table-cell>
          <table:table-cell/>
        </table:table-row>
        <table:table-row table:style-name="ro1">
          <table:table-cell office:value-type="string" calcext:value-type="string">
            <text:p>IND129</text:p>
          </table:table-cell>
          <table:table-cell office:value-type="float" office:value="27.3705317995186" calcext:value-type="float">
            <text:p>27.3705317995186</text:p>
          </table:table-cell>
          <table:table-cell office:value-type="float" office:value="2.52326547680358" calcext:value-type="float">
            <text:p>2.52326547680358</text:p>
          </table:table-cell>
          <table:table-cell/>
        </table:table-row>
        <table:table-row table:style-name="ro1">
          <table:table-cell office:value-type="string" calcext:value-type="string">
            <text:p>IND130</text:p>
          </table:table-cell>
          <table:table-cell office:value-type="float" office:value="28.3779766473627" calcext:value-type="float">
            <text:p>28.3779766473627</text:p>
          </table:table-cell>
          <table:table-cell office:value-type="float" office:value="3.40973912825932" calcext:value-type="float">
            <text:p>3.40973912825932</text:p>
          </table:table-cell>
          <table:table-cell/>
        </table:table-row>
        <table:table-row table:style-name="ro1">
          <table:table-cell office:value-type="string" calcext:value-type="string">
            <text:p>IND131</text:p>
          </table:table-cell>
          <table:table-cell office:value-type="float" office:value="26.2251619099144" calcext:value-type="float">
            <text:p>26.2251619099144</text:p>
          </table:table-cell>
          <table:table-cell office:value-type="float" office:value="1.30635637222007" calcext:value-type="float">
            <text:p>1.30635637222007</text:p>
          </table:table-cell>
          <table:table-cell/>
        </table:table-row>
        <table:table-row table:style-name="ro1">
          <table:table-cell office:value-type="string" calcext:value-type="string">
            <text:p>IND132</text:p>
          </table:table-cell>
          <table:table-cell office:value-type="float" office:value="23.9684515066069" calcext:value-type="float">
            <text:p>23.9684515066069</text:p>
          </table:table-cell>
          <table:table-cell office:value-type="float" office:value="-0.710491163745669" calcext:value-type="float">
            <text:p>-0.710491163745669</text:p>
          </table:table-cell>
          <table:table-cell/>
        </table:table-row>
        <table:table-row table:style-name="ro1">
          <table:table-cell office:value-type="string" calcext:value-type="string">
            <text:p>IND133</text:p>
          </table:table-cell>
          <table:table-cell office:value-type="float" office:value="20.0431601140234" calcext:value-type="float">
            <text:p>20.0431601140234</text:p>
          </table:table-cell>
          <table:table-cell office:value-type="float" office:value="-4.65522196849658" calcext:value-type="float">
            <text:p>-4.65522196849658</text:p>
          </table:table-cell>
          <table:table-cell/>
        </table:table-row>
        <table:table-row table:style-name="ro1">
          <table:table-cell office:value-type="string" calcext:value-type="string">
            <text:p>IND134</text:p>
          </table:table-cell>
          <table:table-cell office:value-type="float" office:value="27.6836660192705" calcext:value-type="float">
            <text:p>27.6836660192705</text:p>
          </table:table-cell>
          <table:table-cell office:value-type="float" office:value="2.63763906660717" calcext:value-type="float">
            <text:p>2.63763906660717</text:p>
          </table:table-cell>
          <table:table-cell/>
        </table:table-row>
        <table:table-row table:style-name="ro1">
          <table:table-cell office:value-type="string" calcext:value-type="string">
            <text:p>IND135</text:p>
          </table:table-cell>
          <table:table-cell office:value-type="float" office:value="25.9953023716945" calcext:value-type="float">
            <text:p>25.9953023716945</text:p>
          </table:table-cell>
          <table:table-cell office:value-type="float" office:value="1.05394389567153" calcext:value-type="float">
            <text:p>1.05394389567153</text:p>
          </table:table-cell>
          <table:table-cell/>
        </table:table-row>
        <table:table-row table:style-name="ro1">
          <table:table-cell office:value-type="string" calcext:value-type="string">
            <text:p>IND136</text:p>
          </table:table-cell>
          <table:table-cell office:value-type="float" office:value="26.063265585202" calcext:value-type="float">
            <text:p>26.063265585202</text:p>
          </table:table-cell>
          <table:table-cell office:value-type="float" office:value="1.23263749759034" calcext:value-type="float">
            <text:p>1.23263749759034</text:p>
          </table:table-cell>
          <table:table-cell/>
        </table:table-row>
        <table:table-row table:style-name="ro1">
          <table:table-cell office:value-type="string" calcext:value-type="string">
            <text:p>IND137</text:p>
          </table:table-cell>
          <table:table-cell office:value-type="float" office:value="24.2065758172742" calcext:value-type="float">
            <text:p>24.2065758172742</text:p>
          </table:table-cell>
          <table:table-cell office:value-type="float" office:value="-0.705156916395231" calcext:value-type="float">
            <text:p>-0.705156916395231</text:p>
          </table:table-cell>
          <table:table-cell/>
        </table:table-row>
        <table:table-row table:style-name="ro1">
          <table:table-cell office:value-type="string" calcext:value-type="string">
            <text:p>IND138</text:p>
          </table:table-cell>
          <table:table-cell office:value-type="float" office:value="24.2205043527108" calcext:value-type="float">
            <text:p>24.2205043527108</text:p>
          </table:table-cell>
          <table:table-cell office:value-type="float" office:value="-1.11359683102824" calcext:value-type="float">
            <text:p>-1.11359683102824</text:p>
          </table:table-cell>
          <table:table-cell/>
        </table:table-row>
        <table:table-row table:style-name="ro1">
          <table:table-cell office:value-type="string" calcext:value-type="string">
            <text:p>IND139</text:p>
          </table:table-cell>
          <table:table-cell office:value-type="float" office:value="16.2896028267944" calcext:value-type="float">
            <text:p>16.2896028267944</text:p>
          </table:table-cell>
          <table:table-cell office:value-type="float" office:value="-8.4730462731038" calcext:value-type="float">
            <text:p>-8.4730462731038</text:p>
          </table:table-cell>
          <table:table-cell/>
        </table:table-row>
        <table:table-row table:style-name="ro1">
          <table:table-cell office:value-type="string" calcext:value-type="string">
            <text:p>IND140</text:p>
          </table:table-cell>
          <table:table-cell office:value-type="float" office:value="27.1197838310292" calcext:value-type="float">
            <text:p>27.1197838310292</text:p>
          </table:table-cell>
          <table:table-cell office:value-type="float" office:value="1.91927924522559" calcext:value-type="float">
            <text:p>1.91927924522559</text:p>
          </table:table-cell>
          <table:table-cell/>
        </table:table-row>
        <table:table-row table:style-name="ro1">
          <table:table-cell office:value-type="string" calcext:value-type="string">
            <text:p>IND141</text:p>
          </table:table-cell>
          <table:table-cell office:value-type="float" office:value="25.5959067596476" calcext:value-type="float">
            <text:p>25.5959067596476</text:p>
          </table:table-cell>
          <table:table-cell office:value-type="float" office:value="0.465108196453902" calcext:value-type="float">
            <text:p>0.465108196453902</text:p>
          </table:table-cell>
          <table:table-cell/>
        </table:table-row>
        <table:table-row table:style-name="ro1">
          <table:table-cell office:value-type="string" calcext:value-type="string">
            <text:p>IND142</text:p>
          </table:table-cell>
          <table:table-cell office:value-type="float" office:value="27.1115120672294" calcext:value-type="float">
            <text:p>27.1115120672294</text:p>
          </table:table-cell>
          <table:table-cell office:value-type="float" office:value="2.08677873488234" calcext:value-type="float">
            <text:p>2.08677873488234</text:p>
          </table:table-cell>
          <table:table-cell/>
        </table:table-row>
        <table:table-row table:style-name="ro1">
          <table:table-cell office:value-type="string" calcext:value-type="string">
            <text:p>IND143</text:p>
          </table:table-cell>
          <table:table-cell office:value-type="float" office:value="22.4688094435333" calcext:value-type="float">
            <text:p>22.4688094435333</text:p>
          </table:table-cell>
          <table:table-cell office:value-type="float" office:value="-2.47029395539671" calcext:value-type="float">
            <text:p>-2.47029395539671</text:p>
          </table:table-cell>
          <table:table-cell/>
        </table:table-row>
        <table:table-row table:style-name="ro1">
          <table:table-cell office:value-type="string" calcext:value-type="string">
            <text:p>IND144</text:p>
          </table:table-cell>
          <table:table-cell office:value-type="float" office:value="25.905155389403" calcext:value-type="float">
            <text:p>25.905155389403</text:p>
          </table:table-cell>
          <table:table-cell office:value-type="float" office:value="1.30187496718074" calcext:value-type="float">
            <text:p>1.30187496718074</text:p>
          </table:table-cell>
          <table:table-cell/>
        </table:table-row>
        <table:table-row table:style-name="ro1">
          <table:table-cell office:value-type="string" calcext:value-type="string">
            <text:p>IND145</text:p>
          </table:table-cell>
          <table:table-cell office:value-type="float" office:value="26.0061874388202" calcext:value-type="float">
            <text:p>26.0061874388202</text:p>
          </table:table-cell>
          <table:table-cell office:value-type="float" office:value="0.796382706661175" calcext:value-type="float">
            <text:p>0.796382706661175</text:p>
          </table:table-cell>
          <table:table-cell/>
        </table:table-row>
        <table:table-row table:style-name="ro1">
          <table:table-cell office:value-type="string" calcext:value-type="string">
            <text:p>IND146</text:p>
          </table:table-cell>
          <table:table-cell office:value-type="float" office:value="30.987827213625" calcext:value-type="float">
            <text:p>30.987827213625</text:p>
          </table:table-cell>
          <table:table-cell office:value-type="float" office:value="5.69240333350378" calcext:value-type="float">
            <text:p>5.69240333350378</text:p>
          </table:table-cell>
          <table:table-cell/>
        </table:table-row>
        <table:table-row table:style-name="ro1">
          <table:table-cell office:value-type="string" calcext:value-type="string">
            <text:p>IND147</text:p>
          </table:table-cell>
          <table:table-cell office:value-type="float" office:value="24.6477104390185" calcext:value-type="float">
            <text:p>24.6477104390185</text:p>
          </table:table-cell>
          <table:table-cell office:value-type="float" office:value="-0.223456669342428" calcext:value-type="float">
            <text:p>-0.223456669342428</text:p>
          </table:table-cell>
          <table:table-cell/>
        </table:table-row>
        <table:table-row table:style-name="ro1">
          <table:table-cell office:value-type="string" calcext:value-type="string">
            <text:p>IND148</text:p>
          </table:table-cell>
          <table:table-cell office:value-type="float" office:value="22.3213607128992" calcext:value-type="float">
            <text:p>22.3213607128992</text:p>
          </table:table-cell>
          <table:table-cell office:value-type="float" office:value="-2.75140799030966" calcext:value-type="float">
            <text:p>-2.75140799030966</text:p>
          </table:table-cell>
          <table:table-cell/>
        </table:table-row>
        <table:table-row table:style-name="ro1">
          <table:table-cell office:value-type="string" calcext:value-type="string">
            <text:p>IND149</text:p>
          </table:table-cell>
          <table:table-cell office:value-type="float" office:value="27.9799461663581" calcext:value-type="float">
            <text:p>27.9799461663581</text:p>
          </table:table-cell>
          <table:table-cell office:value-type="float" office:value="2.34692307875723" calcext:value-type="float">
            <text:p>2.34692307875723</text:p>
          </table:table-cell>
          <table:table-cell/>
        </table:table-row>
        <table:table-row table:style-name="ro1">
          <table:table-cell office:value-type="string" calcext:value-type="string">
            <text:p>IND150</text:p>
          </table:table-cell>
          <table:table-cell office:value-type="float" office:value="26.2675103989939" calcext:value-type="float">
            <text:p>26.2675103989939</text:p>
          </table:table-cell>
          <table:table-cell office:value-type="float" office:value="1.30039115282209" calcext:value-type="float">
            <text:p>1.30039115282209</text:p>
          </table:table-cell>
          <table:table-cell/>
        </table:table-row>
        <table:table-row table:style-name="ro1">
          <table:table-cell office:value-type="string" calcext:value-type="string">
            <text:p>IND151</text:p>
          </table:table-cell>
          <table:table-cell office:value-type="float" office:value="19.2600099166052" calcext:value-type="float">
            <text:p>19.2600099166052</text:p>
          </table:table-cell>
          <table:table-cell office:value-type="float" office:value="-5.58671367966776" calcext:value-type="float">
            <text:p>-5.58671367966776</text:p>
          </table:table-cell>
          <table:table-cell/>
        </table:table-row>
        <table:table-row table:style-name="ro1">
          <table:table-cell office:value-type="string" calcext:value-type="string">
            <text:p>IND152</text:p>
          </table:table-cell>
          <table:table-cell office:value-type="float" office:value="23.9611478791165" calcext:value-type="float">
            <text:p>23.9611478791165</text:p>
          </table:table-cell>
          <table:table-cell office:value-type="float" office:value="-1.22320350532363" calcext:value-type="float">
            <text:p>-1.22320350532363</text:p>
          </table:table-cell>
          <table:table-cell/>
        </table:table-row>
        <table:table-row table:style-name="ro1">
          <table:table-cell office:value-type="string" calcext:value-type="string">
            <text:p>IND153</text:p>
          </table:table-cell>
          <table:table-cell office:value-type="float" office:value="19.2472367818783" calcext:value-type="float">
            <text:p>19.2472367818783</text:p>
          </table:table-cell>
          <table:table-cell office:value-type="float" office:value="-5.73299572428208" calcext:value-type="float">
            <text:p>-5.73299572428208</text:p>
          </table:table-cell>
          <table:table-cell/>
        </table:table-row>
        <table:table-row table:style-name="ro1">
          <table:table-cell office:value-type="string" calcext:value-type="string">
            <text:p>IND154</text:p>
          </table:table-cell>
          <table:table-cell office:value-type="float" office:value="22.3085720195766" calcext:value-type="float">
            <text:p>22.3085720195766</text:p>
          </table:table-cell>
          <table:table-cell office:value-type="float" office:value="-2.90205776540748" calcext:value-type="float">
            <text:p>-2.90205776540748</text:p>
          </table:table-cell>
          <table:table-cell/>
        </table:table-row>
        <table:table-row table:style-name="ro1">
          <table:table-cell office:value-type="string" calcext:value-type="string">
            <text:p>IND155</text:p>
          </table:table-cell>
          <table:table-cell office:value-type="float" office:value="22.8332748678171" calcext:value-type="float">
            <text:p>22.8332748678171</text:p>
          </table:table-cell>
          <table:table-cell office:value-type="float" office:value="-2.59967676197383" calcext:value-type="float">
            <text:p>-2.59967676197383</text:p>
          </table:table-cell>
          <table:table-cell/>
        </table:table-row>
        <table:table-row table:style-name="ro1">
          <table:table-cell office:value-type="string" calcext:value-type="string">
            <text:p>IND156</text:p>
          </table:table-cell>
          <table:table-cell office:value-type="float" office:value="27.0864527749115" calcext:value-type="float">
            <text:p>27.0864527749115</text:p>
          </table:table-cell>
          <table:table-cell office:value-type="float" office:value="2.51083574691779" calcext:value-type="float">
            <text:p>2.51083574691779</text:p>
          </table:table-cell>
          <table:table-cell/>
        </table:table-row>
        <table:table-row table:style-name="ro1">
          <table:table-cell office:value-type="string" calcext:value-type="string">
            <text:p>IND157</text:p>
          </table:table-cell>
          <table:table-cell office:value-type="float" office:value="26.9961321791564" calcext:value-type="float">
            <text:p>26.9961321791564</text:p>
          </table:table-cell>
          <table:table-cell office:value-type="float" office:value="2.02962464953247" calcext:value-type="float">
            <text:p>2.02962464953247</text:p>
          </table:table-cell>
          <table:table-cell/>
        </table:table-row>
        <table:table-row table:style-name="ro1">
          <table:table-cell office:value-type="string" calcext:value-type="string">
            <text:p>IND158</text:p>
          </table:table-cell>
          <table:table-cell office:value-type="float" office:value="26.2575326010711" calcext:value-type="float">
            <text:p>26.2575326010711</text:p>
          </table:table-cell>
          <table:table-cell office:value-type="float" office:value="1.39553842623264" calcext:value-type="float">
            <text:p>1.39553842623264</text:p>
          </table:table-cell>
          <table:table-cell/>
        </table:table-row>
        <table:table-row table:style-name="ro1">
          <table:table-cell office:value-type="string" calcext:value-type="string">
            <text:p>IND159</text:p>
          </table:table-cell>
          <table:table-cell office:value-type="float" office:value="27.3428885522123" calcext:value-type="float">
            <text:p>27.3428885522123</text:p>
          </table:table-cell>
          <table:table-cell office:value-type="float" office:value="2.46359381443359" calcext:value-type="float">
            <text:p>2.46359381443359</text:p>
          </table:table-cell>
          <table:table-cell/>
        </table:table-row>
        <table:table-row table:style-name="ro1">
          <table:table-cell office:value-type="string" calcext:value-type="string">
            <text:p>IND160</text:p>
          </table:table-cell>
          <table:table-cell office:value-type="float" office:value="23.1420221116866" calcext:value-type="float">
            <text:p>23.1420221116866</text:p>
          </table:table-cell>
          <table:table-cell office:value-type="float" office:value="-1.55147482661921" calcext:value-type="float">
            <text:p>-1.55147482661921</text:p>
          </table:table-cell>
          <table:table-cell/>
        </table:table-row>
        <table:table-row table:style-name="ro1">
          <table:table-cell office:value-type="string" calcext:value-type="string">
            <text:p>IND161</text:p>
          </table:table-cell>
          <table:table-cell office:value-type="float" office:value="23.3017068196841" calcext:value-type="float">
            <text:p>23.3017068196841</text:p>
          </table:table-cell>
          <table:table-cell office:value-type="float" office:value="-1.46806988349344" calcext:value-type="float">
            <text:p>-1.46806988349344</text:p>
          </table:table-cell>
          <table:table-cell/>
        </table:table-row>
        <table:table-row table:style-name="ro1">
          <table:table-cell office:value-type="string" calcext:value-type="string">
            <text:p>IND162</text:p>
          </table:table-cell>
          <table:table-cell office:value-type="float" office:value="21.3943510575678" calcext:value-type="float">
            <text:p>21.3943510575678</text:p>
          </table:table-cell>
          <table:table-cell office:value-type="float" office:value="-3.75459419568919" calcext:value-type="float">
            <text:p>-3.75459419568919</text:p>
          </table:table-cell>
          <table:table-cell/>
        </table:table-row>
        <table:table-row table:style-name="ro1">
          <table:table-cell office:value-type="string" calcext:value-type="string">
            <text:p>IND163</text:p>
          </table:table-cell>
          <table:table-cell office:value-type="float" office:value="20.7976043619868" calcext:value-type="float">
            <text:p>20.7976043619868</text:p>
          </table:table-cell>
          <table:table-cell office:value-type="float" office:value="-3.96983432723752" calcext:value-type="float">
            <text:p>-3.96983432723752</text:p>
          </table:table-cell>
          <table:table-cell/>
        </table:table-row>
        <table:table-row table:style-name="ro1">
          <table:table-cell office:value-type="string" calcext:value-type="string">
            <text:p>IND164</text:p>
          </table:table-cell>
          <table:table-cell office:value-type="float" office:value="22.6207225303289" calcext:value-type="float">
            <text:p>22.6207225303289</text:p>
          </table:table-cell>
          <table:table-cell office:value-type="float" office:value="-2.29502294904437" calcext:value-type="float">
            <text:p>-2.29502294904437</text:p>
          </table:table-cell>
          <table:table-cell/>
        </table:table-row>
        <table:table-row table:style-name="ro1">
          <table:table-cell office:value-type="string" calcext:value-type="string">
            <text:p>IND165</text:p>
          </table:table-cell>
          <table:table-cell office:value-type="float" office:value="25.8118342210251" calcext:value-type="float">
            <text:p>25.8118342210251</text:p>
          </table:table-cell>
          <table:table-cell office:value-type="float" office:value="0.871055003577057" calcext:value-type="float">
            <text:p>0.871055003577057</text:p>
          </table:table-cell>
          <table:table-cell/>
        </table:table-row>
        <table:table-row table:style-name="ro1">
          <table:table-cell office:value-type="string" calcext:value-type="string">
            <text:p>IND166</text:p>
          </table:table-cell>
          <table:table-cell office:value-type="float" office:value="19.082508525219" calcext:value-type="float">
            <text:p>19.082508525219</text:p>
          </table:table-cell>
          <table:table-cell office:value-type="float" office:value="-5.96648727536168" calcext:value-type="float">
            <text:p>-5.96648727536168</text:p>
          </table:table-cell>
          <table:table-cell/>
        </table:table-row>
        <table:table-row table:style-name="ro1">
          <table:table-cell office:value-type="string" calcext:value-type="string">
            <text:p>IND167</text:p>
          </table:table-cell>
          <table:table-cell office:value-type="float" office:value="24.1362635718058" calcext:value-type="float">
            <text:p>24.1362635718058</text:p>
          </table:table-cell>
          <table:table-cell office:value-type="float" office:value="-0.954109303976179" calcext:value-type="float">
            <text:p>-0.954109303976179</text:p>
          </table:table-cell>
          <table:table-cell/>
        </table:table-row>
        <table:table-row table:style-name="ro1">
          <table:table-cell office:value-type="string" calcext:value-type="string">
            <text:p>IND168</text:p>
          </table:table-cell>
          <table:table-cell office:value-type="float" office:value="23.712688080397" calcext:value-type="float">
            <text:p>23.712688080397</text:p>
          </table:table-cell>
          <table:table-cell office:value-type="float" office:value="-1.25465723405826" calcext:value-type="float">
            <text:p>-1.25465723405826</text:p>
          </table:table-cell>
          <table:table-cell/>
        </table:table-row>
        <table:table-row table:style-name="ro1">
          <table:table-cell office:value-type="string" calcext:value-type="string">
            <text:p>IND169</text:p>
          </table:table-cell>
          <table:table-cell office:value-type="float" office:value="28.5726201130194" calcext:value-type="float">
            <text:p>28.5726201130194</text:p>
          </table:table-cell>
          <table:table-cell office:value-type="float" office:value="3.86887586048994" calcext:value-type="float">
            <text:p>3.86887586048994</text:p>
          </table:table-cell>
          <table:table-cell/>
        </table:table-row>
        <table:table-row table:style-name="ro1">
          <table:table-cell office:value-type="string" calcext:value-type="string">
            <text:p>IND170</text:p>
          </table:table-cell>
          <table:table-cell office:value-type="float" office:value="26.9493280307989" calcext:value-type="float">
            <text:p>26.9493280307989</text:p>
          </table:table-cell>
          <table:table-cell office:value-type="float" office:value="1.91989539713426" calcext:value-type="float">
            <text:p>1.91989539713426</text:p>
          </table:table-cell>
          <table:table-cell/>
        </table:table-row>
        <table:table-row table:style-name="ro1">
          <table:table-cell office:value-type="string" calcext:value-type="string">
            <text:p>IND171</text:p>
          </table:table-cell>
          <table:table-cell office:value-type="float" office:value="26.0343219535232" calcext:value-type="float">
            <text:p>26.0343219535232</text:p>
          </table:table-cell>
          <table:table-cell office:value-type="float" office:value="1.24878791128336" calcext:value-type="float">
            <text:p>1.24878791128336</text:p>
          </table:table-cell>
          <table:table-cell/>
        </table:table-row>
        <table:table-row table:style-name="ro1">
          <table:table-cell office:value-type="string" calcext:value-type="string">
            <text:p>IND172</text:p>
          </table:table-cell>
          <table:table-cell office:value-type="float" office:value="31.8405246955636" calcext:value-type="float">
            <text:p>31.8405246955636</text:p>
          </table:table-cell>
          <table:table-cell office:value-type="float" office:value="6.71503367955298" calcext:value-type="float">
            <text:p>6.71503367955298</text:p>
          </table:table-cell>
          <table:table-cell/>
        </table:table-row>
        <table:table-row table:style-name="ro1">
          <table:table-cell office:value-type="string" calcext:value-type="string">
            <text:p>IND173</text:p>
          </table:table-cell>
          <table:table-cell office:value-type="float" office:value="28.235223326058" calcext:value-type="float">
            <text:p>28.235223326058</text:p>
          </table:table-cell>
          <table:table-cell office:value-type="float" office:value="3.74563233301368" calcext:value-type="float">
            <text:p>3.74563233301368</text:p>
          </table:table-cell>
          <table:table-cell/>
        </table:table-row>
        <table:table-row table:style-name="ro1">
          <table:table-cell office:value-type="string" calcext:value-type="string">
            <text:p>IND174</text:p>
          </table:table-cell>
          <table:table-cell office:value-type="float" office:value="23.4008416588676" calcext:value-type="float">
            <text:p>23.4008416588676</text:p>
          </table:table-cell>
          <table:table-cell office:value-type="float" office:value="-1.93335027883271" calcext:value-type="float">
            <text:p>-1.93335027883271</text:p>
          </table:table-cell>
          <table:table-cell/>
        </table:table-row>
        <table:table-row table:style-name="ro1">
          <table:table-cell office:value-type="string" calcext:value-type="string">
            <text:p>IND175</text:p>
          </table:table-cell>
          <table:table-cell office:value-type="float" office:value="23.6049696425311" calcext:value-type="float">
            <text:p>23.6049696425311</text:p>
          </table:table-cell>
          <table:table-cell office:value-type="float" office:value="-1.40600884392348" calcext:value-type="float">
            <text:p>-1.40600884392348</text:p>
          </table:table-cell>
          <table:table-cell/>
        </table:table-row>
        <table:table-row table:style-name="ro1">
          <table:table-cell office:value-type="string" calcext:value-type="string">
            <text:p>IND176</text:p>
          </table:table-cell>
          <table:table-cell office:value-type="float" office:value="27.3335910845289" calcext:value-type="float">
            <text:p>27.3335910845289</text:p>
          </table:table-cell>
          <table:table-cell office:value-type="float" office:value="2.27879534596613" calcext:value-type="float">
            <text:p>2.27879534596613</text:p>
          </table:table-cell>
          <table:table-cell/>
        </table:table-row>
        <table:table-row table:style-name="ro1">
          <table:table-cell office:value-type="string" calcext:value-type="string">
            <text:p>IND177</text:p>
          </table:table-cell>
          <table:table-cell office:value-type="float" office:value="24.4262041179084" calcext:value-type="float">
            <text:p>24.4262041179084</text:p>
          </table:table-cell>
          <table:table-cell office:value-type="float" office:value="-0.141811645309277" calcext:value-type="float">
            <text:p>-0.141811645309277</text:p>
          </table:table-cell>
          <table:table-cell/>
        </table:table-row>
        <table:table-row table:style-name="ro1">
          <table:table-cell office:value-type="string" calcext:value-type="string">
            <text:p>IND178</text:p>
          </table:table-cell>
          <table:table-cell office:value-type="float" office:value="20.8612688925942" calcext:value-type="float">
            <text:p>20.8612688925942</text:p>
          </table:table-cell>
          <table:table-cell office:value-type="float" office:value="-4.07202347856889" calcext:value-type="float">
            <text:p>-4.07202347856889</text:p>
          </table:table-cell>
          <table:table-cell/>
        </table:table-row>
        <table:table-row table:style-name="ro1">
          <table:table-cell office:value-type="string" calcext:value-type="string">
            <text:p>IND179</text:p>
          </table:table-cell>
          <table:table-cell office:value-type="float" office:value="29.7943229001749" calcext:value-type="float">
            <text:p>29.7943229001749</text:p>
          </table:table-cell>
          <table:table-cell office:value-type="float" office:value="4.78596954053443" calcext:value-type="float">
            <text:p>4.78596954053443</text:p>
          </table:table-cell>
          <table:table-cell/>
        </table:table-row>
        <table:table-row table:style-name="ro1">
          <table:table-cell office:value-type="string" calcext:value-type="string">
            <text:p>IND180</text:p>
          </table:table-cell>
          <table:table-cell office:value-type="float" office:value="21.6431958980373" calcext:value-type="float">
            <text:p>21.6431958980373</text:p>
          </table:table-cell>
          <table:table-cell office:value-type="float" office:value="-3.40144248613911" calcext:value-type="float">
            <text:p>-3.40144248613911</text:p>
          </table:table-cell>
          <table:table-cell/>
        </table:table-row>
        <table:table-row table:style-name="ro1">
          <table:table-cell office:value-type="string" calcext:value-type="string">
            <text:p>IND181</text:p>
          </table:table-cell>
          <table:table-cell office:value-type="float" office:value="28.3972990592342" calcext:value-type="float">
            <text:p>28.3972990592342</text:p>
          </table:table-cell>
          <table:table-cell office:value-type="float" office:value="3.50970301969211" calcext:value-type="float">
            <text:p>3.50970301969211</text:p>
          </table:table-cell>
          <table:table-cell/>
        </table:table-row>
        <table:table-row table:style-name="ro1">
          <table:table-cell office:value-type="string" calcext:value-type="string">
            <text:p>IND182</text:p>
          </table:table-cell>
          <table:table-cell office:value-type="float" office:value="27.2700521286358" calcext:value-type="float">
            <text:p>27.2700521286358</text:p>
          </table:table-cell>
          <table:table-cell office:value-type="float" office:value="2.46192572508239" calcext:value-type="float">
            <text:p>2.46192572508239</text:p>
          </table:table-cell>
          <table:table-cell/>
        </table:table-row>
        <table:table-row table:style-name="ro1">
          <table:table-cell office:value-type="string" calcext:value-type="string">
            <text:p>IND183</text:p>
          </table:table-cell>
          <table:table-cell office:value-type="float" office:value="28.9130197774743" calcext:value-type="float">
            <text:p>28.9130197774743</text:p>
          </table:table-cell>
          <table:table-cell office:value-type="float" office:value="3.68811728953239" calcext:value-type="float">
            <text:p>3.68811728953239</text:p>
          </table:table-cell>
          <table:table-cell/>
        </table:table-row>
        <table:table-row table:style-name="ro1">
          <table:table-cell office:value-type="string" calcext:value-type="string">
            <text:p>IND184</text:p>
          </table:table-cell>
          <table:table-cell office:value-type="float" office:value="23.3734655336095" calcext:value-type="float">
            <text:p>23.3734655336095</text:p>
          </table:table-cell>
          <table:table-cell office:value-type="float" office:value="-1.64754813199483" calcext:value-type="float">
            <text:p>-1.64754813199483</text:p>
          </table:table-cell>
          <table:table-cell/>
        </table:table-row>
        <table:table-row table:style-name="ro1">
          <table:table-cell office:value-type="string" calcext:value-type="string">
            <text:p>IND185</text:p>
          </table:table-cell>
          <table:table-cell office:value-type="float" office:value="25.2109001882168" calcext:value-type="float">
            <text:p>25.2109001882168</text:p>
          </table:table-cell>
          <table:table-cell office:value-type="float" office:value="0.389466755114822" calcext:value-type="float">
            <text:p>0.389466755114822</text:p>
          </table:table-cell>
          <table:table-cell/>
        </table:table-row>
        <table:table-row table:style-name="ro1">
          <table:table-cell office:value-type="string" calcext:value-type="string">
            <text:p>IND186</text:p>
          </table:table-cell>
          <table:table-cell office:value-type="float" office:value="22.4619247477854" calcext:value-type="float">
            <text:p>22.4619247477854</text:p>
          </table:table-cell>
          <table:table-cell office:value-type="float" office:value="-2.21099645582397" calcext:value-type="float">
            <text:p>-2.21099645582397</text:p>
          </table:table-cell>
          <table:table-cell/>
        </table:table-row>
        <table:table-row table:style-name="ro1">
          <table:table-cell office:value-type="string" calcext:value-type="string">
            <text:p>IND187</text:p>
          </table:table-cell>
          <table:table-cell office:value-type="float" office:value="23.7396561418575" calcext:value-type="float">
            <text:p>23.7396561418575</text:p>
          </table:table-cell>
          <table:table-cell office:value-type="float" office:value="-1.5655579279414" calcext:value-type="float">
            <text:p>-1.5655579279414</text:p>
          </table:table-cell>
          <table:table-cell/>
        </table:table-row>
        <table:table-row table:style-name="ro1">
          <table:table-cell office:value-type="string" calcext:value-type="string">
            <text:p>IND188</text:p>
          </table:table-cell>
          <table:table-cell office:value-type="float" office:value="23.3141953058649" calcext:value-type="float">
            <text:p>23.3141953058649</text:p>
          </table:table-cell>
          <table:table-cell office:value-type="float" office:value="-1.86577756658369" calcext:value-type="float">
            <text:p>-1.86577756658369</text:p>
          </table:table-cell>
          <table:table-cell/>
        </table:table-row>
        <table:table-row table:style-name="ro1">
          <table:table-cell office:value-type="string" calcext:value-type="string">
            <text:p>IND189</text:p>
          </table:table-cell>
          <table:table-cell office:value-type="float" office:value="22.9571884620231" calcext:value-type="float">
            <text:p>22.9571884620231</text:p>
          </table:table-cell>
          <table:table-cell office:value-type="float" office:value="-2.15374842939762" calcext:value-type="float">
            <text:p>-2.15374842939762</text:p>
          </table:table-cell>
          <table:table-cell/>
        </table:table-row>
        <table:table-row table:style-name="ro1">
          <table:table-cell office:value-type="string" calcext:value-type="string">
            <text:p>IND190</text:p>
          </table:table-cell>
          <table:table-cell office:value-type="float" office:value="29.1947300437024" calcext:value-type="float">
            <text:p>29.1947300437024</text:p>
          </table:table-cell>
          <table:table-cell office:value-type="float" office:value="3.7550658747366" calcext:value-type="float">
            <text:p>3.7550658747366</text:p>
          </table:table-cell>
          <table:table-cell/>
        </table:table-row>
        <table:table-row table:style-name="ro1">
          <table:table-cell office:value-type="string" calcext:value-type="string">
            <text:p>IND191</text:p>
          </table:table-cell>
          <table:table-cell office:value-type="float" office:value="27.9433215080919" calcext:value-type="float">
            <text:p>27.9433215080919</text:p>
          </table:table-cell>
          <table:table-cell office:value-type="float" office:value="2.91294780039915" calcext:value-type="float">
            <text:p>2.91294780039915</text:p>
          </table:table-cell>
          <table:table-cell/>
        </table:table-row>
        <table:table-row table:style-name="ro1">
          <table:table-cell office:value-type="string" calcext:value-type="string">
            <text:p>IND192</text:p>
          </table:table-cell>
          <table:table-cell office:value-type="float" office:value="25.0021520308627" calcext:value-type="float">
            <text:p>25.0021520308627</text:p>
          </table:table-cell>
          <table:table-cell office:value-type="float" office:value="0.358578227531842" calcext:value-type="float">
            <text:p>0.358578227531842</text:p>
          </table:table-cell>
          <table:table-cell/>
        </table:table-row>
        <table:table-row table:style-name="ro1">
          <table:table-cell office:value-type="string" calcext:value-type="string">
            <text:p>IND193</text:p>
          </table:table-cell>
          <table:table-cell office:value-type="float" office:value="23.2835394822353" calcext:value-type="float">
            <text:p>23.2835394822353</text:p>
          </table:table-cell>
          <table:table-cell office:value-type="float" office:value="-1.66040941620311" calcext:value-type="float">
            <text:p>-1.66040941620311</text:p>
          </table:table-cell>
          <table:table-cell/>
        </table:table-row>
        <table:table-row table:style-name="ro1">
          <table:table-cell office:value-type="string" calcext:value-type="string">
            <text:p>IND194</text:p>
          </table:table-cell>
          <table:table-cell office:value-type="float" office:value="24.1359695665443" calcext:value-type="float">
            <text:p>24.1359695665443</text:p>
          </table:table-cell>
          <table:table-cell office:value-type="float" office:value="-0.710544699233819" calcext:value-type="float">
            <text:p>-0.710544699233819</text:p>
          </table:table-cell>
          <table:table-cell/>
        </table:table-row>
        <table:table-row table:style-name="ro1">
          <table:table-cell office:value-type="string" calcext:value-type="string">
            <text:p>IND195</text:p>
          </table:table-cell>
          <table:table-cell office:value-type="float" office:value="22.0422035580535" calcext:value-type="float">
            <text:p>22.0422035580535</text:p>
          </table:table-cell>
          <table:table-cell office:value-type="float" office:value="-2.84095765637054" calcext:value-type="float">
            <text:p>-2.84095765637054</text:p>
          </table:table-cell>
          <table:table-cell/>
        </table:table-row>
        <table:table-row table:style-name="ro1">
          <table:table-cell office:value-type="string" calcext:value-type="string">
            <text:p>IND196</text:p>
          </table:table-cell>
          <table:table-cell office:value-type="float" office:value="19.5157871545897" calcext:value-type="float">
            <text:p>19.5157871545897</text:p>
          </table:table-cell>
          <table:table-cell office:value-type="float" office:value="-5.68207576856484" calcext:value-type="float">
            <text:p>-5.68207576856484</text:p>
          </table:table-cell>
          <table:table-cell/>
        </table:table-row>
        <table:table-row table:style-name="ro1">
          <table:table-cell office:value-type="string" calcext:value-type="string">
            <text:p>IND197</text:p>
          </table:table-cell>
          <table:table-cell office:value-type="float" office:value="20.0975931450027" calcext:value-type="float">
            <text:p>20.0975931450027</text:p>
          </table:table-cell>
          <table:table-cell office:value-type="float" office:value="-4.93966727980075" calcext:value-type="float">
            <text:p>-4.93966727980075</text:p>
          </table:table-cell>
          <table:table-cell/>
        </table:table-row>
        <table:table-row table:style-name="ro1">
          <table:table-cell office:value-type="string" calcext:value-type="string">
            <text:p>IND198</text:p>
          </table:table-cell>
          <table:table-cell office:value-type="float" office:value="24.3795240437906" calcext:value-type="float">
            <text:p>24.3795240437906</text:p>
          </table:table-cell>
          <table:table-cell office:value-type="float" office:value="-1.03188867067042" calcext:value-type="float">
            <text:p>-1.03188867067042</text:p>
          </table:table-cell>
          <table:table-cell/>
        </table:table-row>
        <table:table-row table:style-name="ro1">
          <table:table-cell office:value-type="string" calcext:value-type="string">
            <text:p>IND199</text:p>
          </table:table-cell>
          <table:table-cell office:value-type="float" office:value="25.8307392714304" calcext:value-type="float">
            <text:p>25.8307392714304</text:p>
          </table:table-cell>
          <table:table-cell office:value-type="float" office:value="0.973389704298453" calcext:value-type="float">
            <text:p>0.973389704298453</text:p>
          </table:table-cell>
          <table:table-cell/>
        </table:table-row>
        <table:table-row table:style-name="ro1">
          <table:table-cell office:value-type="string" calcext:value-type="string">
            <text:p>IND200</text:p>
          </table:table-cell>
          <table:table-cell office:value-type="float" office:value="20.1041087388999" calcext:value-type="float">
            <text:p>20.1041087388999</text:p>
          </table:table-cell>
          <table:table-cell office:value-type="float" office:value="-5.68507232794742" calcext:value-type="float">
            <text:p>-5.68507232794742</text:p>
          </table:table-cell>
          <table:table-cell/>
        </table:table-row>
        <table:table-row table:style-name="ro1">
          <table:table-cell office:value-type="string" calcext:value-type="string">
            <text:p>IND201</text:p>
          </table:table-cell>
          <table:table-cell office:value-type="float" office:value="21.2751632808344" calcext:value-type="float">
            <text:p>21.2751632808344</text:p>
          </table:table-cell>
          <table:table-cell office:value-type="float" office:value="-3.68930619079315" calcext:value-type="float">
            <text:p>-3.68930619079315</text:p>
          </table:table-cell>
          <table:table-cell/>
        </table:table-row>
        <table:table-row table:style-name="ro1">
          <table:table-cell office:value-type="string" calcext:value-type="string">
            <text:p>IND202</text:p>
          </table:table-cell>
          <table:table-cell office:value-type="float" office:value="16.9137168480735" calcext:value-type="float">
            <text:p>16.9137168480735</text:p>
          </table:table-cell>
          <table:table-cell office:value-type="float" office:value="-8.30199267814667" calcext:value-type="float">
            <text:p>-8.30199267814667</text:p>
          </table:table-cell>
          <table:table-cell/>
        </table:table-row>
        <table:table-row table:style-name="ro1">
          <table:table-cell office:value-type="string" calcext:value-type="string">
            <text:p>IND203</text:p>
          </table:table-cell>
          <table:table-cell office:value-type="float" office:value="25.1616736504855" calcext:value-type="float">
            <text:p>25.1616736504855</text:p>
          </table:table-cell>
          <table:table-cell office:value-type="float" office:value="0.423613367606853" calcext:value-type="float">
            <text:p>0.423613367606853</text:p>
          </table:table-cell>
          <table:table-cell/>
        </table:table-row>
        <table:table-row table:style-name="ro1">
          <table:table-cell office:value-type="string" calcext:value-type="string">
            <text:p>IND204</text:p>
          </table:table-cell>
          <table:table-cell office:value-type="float" office:value="23.6275463483544" calcext:value-type="float">
            <text:p>23.6275463483544</text:p>
          </table:table-cell>
          <table:table-cell office:value-type="float" office:value="-1.37418424462634" calcext:value-type="float">
            <text:p>-1.37418424462634</text:p>
          </table:table-cell>
          <table:table-cell/>
        </table:table-row>
        <table:table-row table:style-name="ro1">
          <table:table-cell office:value-type="string" calcext:value-type="string">
            <text:p>IND205</text:p>
          </table:table-cell>
          <table:table-cell office:value-type="float" office:value="21.7460694274402" calcext:value-type="float">
            <text:p>21.7460694274402</text:p>
          </table:table-cell>
          <table:table-cell office:value-type="float" office:value="-3.42796630997525" calcext:value-type="float">
            <text:p>-3.42796630997525</text:p>
          </table:table-cell>
          <table:table-cell/>
        </table:table-row>
        <table:table-row table:style-name="ro1">
          <table:table-cell office:value-type="string" calcext:value-type="string">
            <text:p>IND206</text:p>
          </table:table-cell>
          <table:table-cell office:value-type="float" office:value="25.063825287952" calcext:value-type="float">
            <text:p>25.063825287952</text:p>
          </table:table-cell>
          <table:table-cell office:value-type="float" office:value="-0.356031459637608" calcext:value-type="float">
            <text:p>-0.356031459637608</text:p>
          </table:table-cell>
          <table:table-cell/>
        </table:table-row>
        <table:table-row table:style-name="ro1">
          <table:table-cell office:value-type="string" calcext:value-type="string">
            <text:p>IND207</text:p>
          </table:table-cell>
          <table:table-cell office:value-type="float" office:value="18.0506811938327" calcext:value-type="float">
            <text:p>18.0506811938327</text:p>
          </table:table-cell>
          <table:table-cell office:value-type="float" office:value="-7.00818014991893" calcext:value-type="float">
            <text:p>-7.00818014991893</text:p>
          </table:table-cell>
          <table:table-cell/>
        </table:table-row>
        <table:table-row table:style-name="ro1">
          <table:table-cell office:value-type="string" calcext:value-type="string">
            <text:p>IND208</text:p>
          </table:table-cell>
          <table:table-cell office:value-type="float" office:value="24.8137890754849" calcext:value-type="float">
            <text:p>24.8137890754849</text:p>
          </table:table-cell>
          <table:table-cell office:value-type="float" office:value="0.0111139486581832" calcext:value-type="float">
            <text:p>0.0111139486581832</text:p>
          </table:table-cell>
          <table:table-cell/>
        </table:table-row>
        <table:table-row table:style-name="ro1">
          <table:table-cell office:value-type="string" calcext:value-type="string">
            <text:p>IND209</text:p>
          </table:table-cell>
          <table:table-cell office:value-type="float" office:value="29.3097298485504" calcext:value-type="float">
            <text:p>29.3097298485504</text:p>
          </table:table-cell>
          <table:table-cell office:value-type="float" office:value="4.12871357839701" calcext:value-type="float">
            <text:p>4.12871357839701</text:p>
          </table:table-cell>
          <table:table-cell/>
        </table:table-row>
        <table:table-row table:style-name="ro1">
          <table:table-cell office:value-type="string" calcext:value-type="string">
            <text:p>IND210</text:p>
          </table:table-cell>
          <table:table-cell office:value-type="float" office:value="21.7888140492077" calcext:value-type="float">
            <text:p>21.7888140492077</text:p>
          </table:table-cell>
          <table:table-cell office:value-type="float" office:value="-3.48132173911743" calcext:value-type="float">
            <text:p>-3.48132173911743</text:p>
          </table:table-cell>
          <table:table-cell/>
        </table:table-row>
        <table:table-row table:style-name="ro1">
          <table:table-cell office:value-type="string" calcext:value-type="string">
            <text:p>IND211</text:p>
          </table:table-cell>
          <table:table-cell office:value-type="float" office:value="25.868605261027" calcext:value-type="float">
            <text:p>25.868605261027</text:p>
          </table:table-cell>
          <table:table-cell office:value-type="float" office:value="0.86571418512981" calcext:value-type="float">
            <text:p>0.86571418512981</text:p>
          </table:table-cell>
          <table:table-cell/>
        </table:table-row>
        <table:table-row table:style-name="ro1">
          <table:table-cell office:value-type="string" calcext:value-type="string">
            <text:p>IND212</text:p>
          </table:table-cell>
          <table:table-cell office:value-type="float" office:value="21.5946138463799" calcext:value-type="float">
            <text:p>21.5946138463799</text:p>
          </table:table-cell>
          <table:table-cell office:value-type="float" office:value="-3.60619899964558" calcext:value-type="float">
            <text:p>-3.60619899964558</text:p>
          </table:table-cell>
          <table:table-cell/>
        </table:table-row>
        <table:table-row table:style-name="ro1">
          <table:table-cell office:value-type="string" calcext:value-type="string">
            <text:p>IND213</text:p>
          </table:table-cell>
          <table:table-cell office:value-type="float" office:value="27.3990455777081" calcext:value-type="float">
            <text:p>27.3990455777081</text:p>
          </table:table-cell>
          <table:table-cell office:value-type="float" office:value="2.60275433354277" calcext:value-type="float">
            <text:p>2.60275433354277</text:p>
          </table:table-cell>
          <table:table-cell/>
        </table:table-row>
        <table:table-row table:style-name="ro1">
          <table:table-cell office:value-type="string" calcext:value-type="string">
            <text:p>IND214</text:p>
          </table:table-cell>
          <table:table-cell office:value-type="float" office:value="22.9715843505709" calcext:value-type="float">
            <text:p>22.9715843505709</text:p>
          </table:table-cell>
          <table:table-cell office:value-type="float" office:value="-1.87149733252611" calcext:value-type="float">
            <text:p>-1.87149733252611</text:p>
          </table:table-cell>
          <table:table-cell/>
        </table:table-row>
        <table:table-row table:style-name="ro1">
          <table:table-cell office:value-type="string" calcext:value-type="string">
            <text:p>IND215</text:p>
          </table:table-cell>
          <table:table-cell office:value-type="float" office:value="29.5762467056228" calcext:value-type="float">
            <text:p>29.5762467056228</text:p>
          </table:table-cell>
          <table:table-cell office:value-type="float" office:value="4.22646455081984" calcext:value-type="float">
            <text:p>4.22646455081984</text:p>
          </table:table-cell>
          <table:table-cell/>
        </table:table-row>
        <table:table-row table:style-name="ro1">
          <table:table-cell office:value-type="string" calcext:value-type="string">
            <text:p>IND216</text:p>
          </table:table-cell>
          <table:table-cell office:value-type="float" office:value="20.6498141624014" calcext:value-type="float">
            <text:p>20.6498141624014</text:p>
          </table:table-cell>
          <table:table-cell office:value-type="float" office:value="-4.30906267219998" calcext:value-type="float">
            <text:p>-4.30906267219998</text:p>
          </table:table-cell>
          <table:table-cell/>
        </table:table-row>
        <table:table-row table:style-name="ro1">
          <table:table-cell office:value-type="string" calcext:value-type="string">
            <text:p>IND217</text:p>
          </table:table-cell>
          <table:table-cell office:value-type="float" office:value="24.6673429573371" calcext:value-type="float">
            <text:p>24.6673429573371</text:p>
          </table:table-cell>
          <table:table-cell office:value-type="float" office:value="0.235146706707946" calcext:value-type="float">
            <text:p>0.235146706707946</text:p>
          </table:table-cell>
          <table:table-cell/>
        </table:table-row>
        <table:table-row table:style-name="ro1">
          <table:table-cell office:value-type="string" calcext:value-type="string">
            <text:p>IND218</text:p>
          </table:table-cell>
          <table:table-cell office:value-type="float" office:value="21.7261501631034" calcext:value-type="float">
            <text:p>21.7261501631034</text:p>
          </table:table-cell>
          <table:table-cell office:value-type="float" office:value="-3.06169531937713" calcext:value-type="float">
            <text:p>-3.06169531937713</text:p>
          </table:table-cell>
          <table:table-cell/>
        </table:table-row>
        <table:table-row table:style-name="ro1">
          <table:table-cell office:value-type="string" calcext:value-type="string">
            <text:p>IND219</text:p>
          </table:table-cell>
          <table:table-cell office:value-type="float" office:value="25.4007022026603" calcext:value-type="float">
            <text:p>25.4007022026603</text:p>
          </table:table-cell>
          <table:table-cell office:value-type="float" office:value="1.24697625459474" calcext:value-type="float">
            <text:p>1.24697625459474</text:p>
          </table:table-cell>
          <table:table-cell/>
        </table:table-row>
        <table:table-row table:style-name="ro1">
          <table:table-cell office:value-type="string" calcext:value-type="string">
            <text:p>IND220</text:p>
          </table:table-cell>
          <table:table-cell office:value-type="float" office:value="27.8515371613833" calcext:value-type="float">
            <text:p>27.8515371613833</text:p>
          </table:table-cell>
          <table:table-cell office:value-type="float" office:value="2.79167822972362" calcext:value-type="float">
            <text:p>2.79167822972362</text:p>
          </table:table-cell>
          <table:table-cell/>
        </table:table-row>
        <table:table-row table:style-name="ro1">
          <table:table-cell office:value-type="string" calcext:value-type="string">
            <text:p>IND221</text:p>
          </table:table-cell>
          <table:table-cell office:value-type="float" office:value="22.3697894490058" calcext:value-type="float">
            <text:p>22.3697894490058</text:p>
          </table:table-cell>
          <table:table-cell office:value-type="float" office:value="-2.52803501259756" calcext:value-type="float">
            <text:p>-2.52803501259756</text:p>
          </table:table-cell>
          <table:table-cell/>
        </table:table-row>
        <table:table-row table:style-name="ro1">
          <table:table-cell office:value-type="string" calcext:value-type="string">
            <text:p>IND222</text:p>
          </table:table-cell>
          <table:table-cell office:value-type="float" office:value="27.756961341735" calcext:value-type="float">
            <text:p>27.756961341735</text:p>
          </table:table-cell>
          <table:table-cell office:value-type="float" office:value="2.80119803207542" calcext:value-type="float">
            <text:p>2.80119803207542</text:p>
          </table:table-cell>
          <table:table-cell/>
        </table:table-row>
        <table:table-row table:style-name="ro1">
          <table:table-cell office:value-type="string" calcext:value-type="string">
            <text:p>IND223</text:p>
          </table:table-cell>
          <table:table-cell office:value-type="float" office:value="26.5102784979881" calcext:value-type="float">
            <text:p>26.5102784979881</text:p>
          </table:table-cell>
          <table:table-cell office:value-type="float" office:value="1.88448389175994" calcext:value-type="float">
            <text:p>1.88448389175994</text:p>
          </table:table-cell>
          <table:table-cell/>
        </table:table-row>
        <table:table-row table:style-name="ro1">
          <table:table-cell office:value-type="string" calcext:value-type="string">
            <text:p>IND224</text:p>
          </table:table-cell>
          <table:table-cell office:value-type="float" office:value="21.3067982238615" calcext:value-type="float">
            <text:p>21.3067982238615</text:p>
          </table:table-cell>
          <table:table-cell office:value-type="float" office:value="-3.78996596825479" calcext:value-type="float">
            <text:p>-3.78996596825479</text:p>
          </table:table-cell>
          <table:table-cell/>
        </table:table-row>
        <table:table-row table:style-name="ro1">
          <table:table-cell office:value-type="string" calcext:value-type="string">
            <text:p>IND225</text:p>
          </table:table-cell>
          <table:table-cell office:value-type="float" office:value="27.3232308731523" calcext:value-type="float">
            <text:p>27.3232308731523</text:p>
          </table:table-cell>
          <table:table-cell office:value-type="float" office:value="2.45504339413575" calcext:value-type="float">
            <text:p>2.45504339413575</text:p>
          </table:table-cell>
          <table:table-cell/>
        </table:table-row>
        <table:table-row table:style-name="ro1">
          <table:table-cell office:value-type="string" calcext:value-type="string">
            <text:p>IND226</text:p>
          </table:table-cell>
          <table:table-cell office:value-type="float" office:value="27.3958540434304" calcext:value-type="float">
            <text:p>27.3958540434304</text:p>
          </table:table-cell>
          <table:table-cell office:value-type="float" office:value="2.04709796531798" calcext:value-type="float">
            <text:p>2.04709796531798</text:p>
          </table:table-cell>
          <table:table-cell/>
        </table:table-row>
        <table:table-row table:style-name="ro1">
          <table:table-cell office:value-type="string" calcext:value-type="string">
            <text:p>IND227</text:p>
          </table:table-cell>
          <table:table-cell office:value-type="float" office:value="29.6930087288964" calcext:value-type="float">
            <text:p>29.6930087288964</text:p>
          </table:table-cell>
          <table:table-cell office:value-type="float" office:value="5.01109500527173" calcext:value-type="float">
            <text:p>5.01109500527173</text:p>
          </table:table-cell>
          <table:table-cell/>
        </table:table-row>
        <table:table-row table:style-name="ro1">
          <table:table-cell office:value-type="string" calcext:value-type="string">
            <text:p>IND228</text:p>
          </table:table-cell>
          <table:table-cell office:value-type="float" office:value="24.8142287645466" calcext:value-type="float">
            <text:p>24.8142287645466</text:p>
          </table:table-cell>
          <table:table-cell office:value-type="float" office:value="-0.300575680252476" calcext:value-type="float">
            <text:p>-0.300575680252476</text:p>
          </table:table-cell>
          <table:table-cell/>
        </table:table-row>
        <table:table-row table:style-name="ro1">
          <table:table-cell office:value-type="string" calcext:value-type="string">
            <text:p>IND229</text:p>
          </table:table-cell>
          <table:table-cell office:value-type="float" office:value="25.326707838396" calcext:value-type="float">
            <text:p>25.326707838396</text:p>
          </table:table-cell>
          <table:table-cell office:value-type="float" office:value="0.381890550241513" calcext:value-type="float">
            <text:p>0.381890550241513</text:p>
          </table:table-cell>
          <table:table-cell/>
        </table:table-row>
        <table:table-row table:style-name="ro1">
          <table:table-cell office:value-type="string" calcext:value-type="string">
            <text:p>IND230</text:p>
          </table:table-cell>
          <table:table-cell office:value-type="float" office:value="25.8405464534223" calcext:value-type="float">
            <text:p>25.8405464534223</text:p>
          </table:table-cell>
          <table:table-cell office:value-type="float" office:value="0.906234851874406" calcext:value-type="float">
            <text:p>0.906234851874406</text:p>
          </table:table-cell>
          <table:table-cell/>
        </table:table-row>
        <table:table-row table:style-name="ro1">
          <table:table-cell office:value-type="string" calcext:value-type="string">
            <text:p>IND231</text:p>
          </table:table-cell>
          <table:table-cell office:value-type="float" office:value="19.18937754063" calcext:value-type="float">
            <text:p>19.18937754063</text:p>
          </table:table-cell>
          <table:table-cell office:value-type="float" office:value="-5.65102298757332" calcext:value-type="float">
            <text:p>-5.65102298757332</text:p>
          </table:table-cell>
          <table:table-cell/>
        </table:table-row>
        <table:table-row table:style-name="ro1">
          <table:table-cell office:value-type="string" calcext:value-type="string">
            <text:p>IND232</text:p>
          </table:table-cell>
          <table:table-cell office:value-type="float" office:value="22.4464241064378" calcext:value-type="float">
            <text:p>22.4464241064378</text:p>
          </table:table-cell>
          <table:table-cell office:value-type="float" office:value="-2.85705948425984" calcext:value-type="float">
            <text:p>-2.85705948425984</text:p>
          </table:table-cell>
          <table:table-cell/>
        </table:table-row>
        <table:table-row table:style-name="ro1">
          <table:table-cell office:value-type="string" calcext:value-type="string">
            <text:p>IND233</text:p>
          </table:table-cell>
          <table:table-cell office:value-type="float" office:value="26.1295150660774" calcext:value-type="float">
            <text:p>26.1295150660774</text:p>
          </table:table-cell>
          <table:table-cell office:value-type="float" office:value="1.34635637340296" calcext:value-type="float">
            <text:p>1.34635637340296</text:p>
          </table:table-cell>
          <table:table-cell/>
        </table:table-row>
        <table:table-row table:style-name="ro1">
          <table:table-cell office:value-type="string" calcext:value-type="string">
            <text:p>IND234</text:p>
          </table:table-cell>
          <table:table-cell office:value-type="float" office:value="22.3793135659763" calcext:value-type="float">
            <text:p>22.3793135659763</text:p>
          </table:table-cell>
          <table:table-cell office:value-type="float" office:value="-2.51600515950831" calcext:value-type="float">
            <text:p>-2.51600515950831</text:p>
          </table:table-cell>
          <table:table-cell/>
        </table:table-row>
        <table:table-row table:style-name="ro1">
          <table:table-cell office:value-type="string" calcext:value-type="string">
            <text:p>IND235</text:p>
          </table:table-cell>
          <table:table-cell office:value-type="float" office:value="23.2082120452099" calcext:value-type="float">
            <text:p>23.2082120452099</text:p>
          </table:table-cell>
          <table:table-cell office:value-type="float" office:value="-1.7400942134596" calcext:value-type="float">
            <text:p>-1.7400942134596</text:p>
          </table:table-cell>
          <table:table-cell/>
        </table:table-row>
        <table:table-row table:style-name="ro1">
          <table:table-cell office:value-type="string" calcext:value-type="string">
            <text:p>IND236</text:p>
          </table:table-cell>
          <table:table-cell office:value-type="float" office:value="27.3829956848124" calcext:value-type="float">
            <text:p>27.3829956848124</text:p>
          </table:table-cell>
          <table:table-cell office:value-type="float" office:value="1.82501522176637" calcext:value-type="float">
            <text:p>1.82501522176637</text:p>
          </table:table-cell>
          <table:table-cell/>
        </table:table-row>
        <table:table-row table:style-name="ro1">
          <table:table-cell office:value-type="string" calcext:value-type="string">
            <text:p>IND237</text:p>
          </table:table-cell>
          <table:table-cell office:value-type="float" office:value="24.0281339245272" calcext:value-type="float">
            <text:p>24.0281339245272</text:p>
          </table:table-cell>
          <table:table-cell office:value-type="float" office:value="-0.793731238202544" calcext:value-type="float">
            <text:p>-0.793731238202544</text:p>
          </table:table-cell>
          <table:table-cell/>
        </table:table-row>
        <table:table-row table:style-name="ro1">
          <table:table-cell office:value-type="string" calcext:value-type="string">
            <text:p>IND238</text:p>
          </table:table-cell>
          <table:table-cell office:value-type="float" office:value="27.2575401266571" calcext:value-type="float">
            <text:p>27.2575401266571</text:p>
          </table:table-cell>
          <table:table-cell office:value-type="float" office:value="1.78996926739003" calcext:value-type="float">
            <text:p>1.78996926739003</text:p>
          </table:table-cell>
          <table:table-cell/>
        </table:table-row>
        <table:table-row table:style-name="ro1">
          <table:table-cell office:value-type="string" calcext:value-type="string">
            <text:p>IND239</text:p>
          </table:table-cell>
          <table:table-cell office:value-type="float" office:value="23.2388827532676" calcext:value-type="float">
            <text:p>23.2388827532676</text:p>
          </table:table-cell>
          <table:table-cell office:value-type="float" office:value="-1.51354677979541" calcext:value-type="float">
            <text:p>-1.51354677979541</text:p>
          </table:table-cell>
          <table:table-cell/>
        </table:table-row>
        <table:table-row table:style-name="ro1">
          <table:table-cell office:value-type="string" calcext:value-type="string">
            <text:p>IND240</text:p>
          </table:table-cell>
          <table:table-cell office:value-type="float" office:value="28.0937745017796" calcext:value-type="float">
            <text:p>28.0937745017796</text:p>
          </table:table-cell>
          <table:table-cell office:value-type="float" office:value="3.11652179049752" calcext:value-type="float">
            <text:p>3.11652179049752</text:p>
          </table:table-cell>
          <table:table-cell/>
        </table:table-row>
        <table:table-row table:style-name="ro1">
          <table:table-cell office:value-type="string" calcext:value-type="string">
            <text:p>IND241</text:p>
          </table:table-cell>
          <table:table-cell office:value-type="float" office:value="22.313806495392" calcext:value-type="float">
            <text:p>22.313806495392</text:p>
          </table:table-cell>
          <table:table-cell office:value-type="float" office:value="-2.3180263103763" calcext:value-type="float">
            <text:p>-2.3180263103763</text:p>
          </table:table-cell>
          <table:table-cell/>
        </table:table-row>
        <table:table-row table:style-name="ro1">
          <table:table-cell office:value-type="string" calcext:value-type="string">
            <text:p>IND242</text:p>
          </table:table-cell>
          <table:table-cell office:value-type="float" office:value="25.7318761235778" calcext:value-type="float">
            <text:p>25.7318761235778</text:p>
          </table:table-cell>
          <table:table-cell office:value-type="float" office:value="0.620155741833802" calcext:value-type="float">
            <text:p>0.620155741833802</text:p>
          </table:table-cell>
          <table:table-cell/>
        </table:table-row>
        <table:table-row table:style-name="ro1">
          <table:table-cell office:value-type="string" calcext:value-type="string">
            <text:p>IND243</text:p>
          </table:table-cell>
          <table:table-cell office:value-type="float" office:value="22.8375895608285" calcext:value-type="float">
            <text:p>22.8375895608285</text:p>
          </table:table-cell>
          <table:table-cell office:value-type="float" office:value="-1.76077522980315" calcext:value-type="float">
            <text:p>-1.76077522980315</text:p>
          </table:table-cell>
          <table:table-cell/>
        </table:table-row>
        <table:table-row table:style-name="ro1">
          <table:table-cell office:value-type="string" calcext:value-type="string">
            <text:p>IND244</text:p>
          </table:table-cell>
          <table:table-cell office:value-type="float" office:value="22.0525479665546" calcext:value-type="float">
            <text:p>22.0525479665546</text:p>
          </table:table-cell>
          <table:table-cell office:value-type="float" office:value="-2.89995134720125" calcext:value-type="float">
            <text:p>-2.89995134720125</text:p>
          </table:table-cell>
          <table:table-cell/>
        </table:table-row>
        <table:table-row table:style-name="ro1">
          <table:table-cell office:value-type="string" calcext:value-type="string">
            <text:p>IND245</text:p>
          </table:table-cell>
          <table:table-cell office:value-type="float" office:value="29.4911310450564" calcext:value-type="float">
            <text:p>29.4911310450564</text:p>
          </table:table-cell>
          <table:table-cell office:value-type="float" office:value="4.5838380635005" calcext:value-type="float">
            <text:p>4.5838380635005</text:p>
          </table:table-cell>
          <table:table-cell/>
        </table:table-row>
        <table:table-row table:style-name="ro1">
          <table:table-cell office:value-type="string" calcext:value-type="string">
            <text:p>IND246</text:p>
          </table:table-cell>
          <table:table-cell office:value-type="float" office:value="23.5836374249699" calcext:value-type="float">
            <text:p>23.5836374249699</text:p>
          </table:table-cell>
          <table:table-cell office:value-type="float" office:value="-1.35549337896869" calcext:value-type="float">
            <text:p>-1.35549337896869</text:p>
          </table:table-cell>
          <table:table-cell/>
        </table:table-row>
        <table:table-row table:style-name="ro1">
          <table:table-cell office:value-type="string" calcext:value-type="string">
            <text:p>IND247</text:p>
          </table:table-cell>
          <table:table-cell office:value-type="float" office:value="22.6856785976857" calcext:value-type="float">
            <text:p>22.6856785976857</text:p>
          </table:table-cell>
          <table:table-cell office:value-type="float" office:value="-1.87380660054296" calcext:value-type="float">
            <text:p>-1.87380660054296</text:p>
          </table:table-cell>
          <table:table-cell/>
        </table:table-row>
        <table:table-row table:style-name="ro1">
          <table:table-cell office:value-type="string" calcext:value-type="string">
            <text:p>IND248</text:p>
          </table:table-cell>
          <table:table-cell office:value-type="float" office:value="26.646445551786" calcext:value-type="float">
            <text:p>26.646445551786</text:p>
          </table:table-cell>
          <table:table-cell office:value-type="float" office:value="1.60555241324264" calcext:value-type="float">
            <text:p>1.60555241324264</text:p>
          </table:table-cell>
          <table:table-cell/>
        </table:table-row>
        <table:table-row table:style-name="ro1">
          <table:table-cell office:value-type="string" calcext:value-type="string">
            <text:p>IND249</text:p>
          </table:table-cell>
          <table:table-cell office:value-type="float" office:value="22.5660026238697" calcext:value-type="float">
            <text:p>22.5660026238697</text:p>
          </table:table-cell>
          <table:table-cell office:value-type="float" office:value="-2.28790214374909" calcext:value-type="float">
            <text:p>-2.28790214374909</text:p>
          </table:table-cell>
          <table:table-cell/>
        </table:table-row>
        <table:table-row table:style-name="ro1">
          <table:table-cell office:value-type="string" calcext:value-type="string">
            <text:p>IND250</text:p>
          </table:table-cell>
          <table:table-cell office:value-type="float" office:value="20.4127558542246" calcext:value-type="float">
            <text:p>20.4127558542246</text:p>
          </table:table-cell>
          <table:table-cell office:value-type="float" office:value="-4.97880392733882" calcext:value-type="float">
            <text:p>-4.97880392733882</text:p>
          </table:table-cell>
          <table:table-cell/>
        </table:table-row>
        <table:table-row table:style-name="ro1">
          <table:table-cell office:value-type="string" calcext:value-type="string">
            <text:p>IND251</text:p>
          </table:table-cell>
          <table:table-cell office:value-type="float" office:value="25.1602377857447" calcext:value-type="float">
            <text:p>25.1602377857447</text:p>
          </table:table-cell>
          <table:table-cell office:value-type="float" office:value="0.599874217712293" calcext:value-type="float">
            <text:p>0.599874217712293</text:p>
          </table:table-cell>
          <table:table-cell/>
        </table:table-row>
        <table:table-row table:style-name="ro1">
          <table:table-cell office:value-type="string" calcext:value-type="string">
            <text:p>IND252</text:p>
          </table:table-cell>
          <table:table-cell office:value-type="float" office:value="26.4874305963771" calcext:value-type="float">
            <text:p>26.4874305963771</text:p>
          </table:table-cell>
          <table:table-cell office:value-type="float" office:value="1.46573274697206" calcext:value-type="float">
            <text:p>1.46573274697206</text:p>
          </table:table-cell>
          <table:table-cell/>
        </table:table-row>
        <table:table-row table:style-name="ro1">
          <table:table-cell office:value-type="string" calcext:value-type="string">
            <text:p>IND253</text:p>
          </table:table-cell>
          <table:table-cell office:value-type="float" office:value="24.0202461088493" calcext:value-type="float">
            <text:p>24.0202461088493</text:p>
          </table:table-cell>
          <table:table-cell office:value-type="float" office:value="-1.42220494985238" calcext:value-type="float">
            <text:p>-1.42220494985238</text:p>
          </table:table-cell>
          <table:table-cell/>
        </table:table-row>
        <table:table-row table:style-name="ro1">
          <table:table-cell office:value-type="string" calcext:value-type="string">
            <text:p>IND254</text:p>
          </table:table-cell>
          <table:table-cell office:value-type="float" office:value="17.175593636708" calcext:value-type="float">
            <text:p>17.175593636708</text:p>
          </table:table-cell>
          <table:table-cell office:value-type="float" office:value="-8.12196643634976" calcext:value-type="float">
            <text:p>-8.12196643634976</text:p>
          </table:table-cell>
          <table:table-cell/>
        </table:table-row>
        <table:table-row table:style-name="ro1">
          <table:table-cell office:value-type="string" calcext:value-type="string">
            <text:p>IND255</text:p>
          </table:table-cell>
          <table:table-cell office:value-type="float" office:value="24.7849806014441" calcext:value-type="float">
            <text:p>24.7849806014441</text:p>
          </table:table-cell>
          <table:table-cell office:value-type="float" office:value="-0.432131455833437" calcext:value-type="float">
            <text:p>-0.432131455833437</text:p>
          </table:table-cell>
          <table:table-cell/>
        </table:table-row>
        <table:table-row table:style-name="ro1">
          <table:table-cell office:value-type="string" calcext:value-type="string">
            <text:p>IND256</text:p>
          </table:table-cell>
          <table:table-cell office:value-type="float" office:value="23.7396805559293" calcext:value-type="float">
            <text:p>23.7396805559293</text:p>
          </table:table-cell>
          <table:table-cell office:value-type="float" office:value="-1.2066730926368" calcext:value-type="float">
            <text:p>-1.2066730926368</text:p>
          </table:table-cell>
          <table:table-cell/>
        </table:table-row>
        <table:table-row table:style-name="ro1">
          <table:table-cell office:value-type="string" calcext:value-type="string">
            <text:p>IND257</text:p>
          </table:table-cell>
          <table:table-cell office:value-type="float" office:value="31.8068614070355" calcext:value-type="float">
            <text:p>31.8068614070355</text:p>
          </table:table-cell>
          <table:table-cell office:value-type="float" office:value="6.62013531448559" calcext:value-type="float">
            <text:p>6.62013531448559</text:p>
          </table:table-cell>
          <table:table-cell/>
        </table:table-row>
        <table:table-row table:style-name="ro1">
          <table:table-cell office:value-type="string" calcext:value-type="string">
            <text:p>IND258</text:p>
          </table:table-cell>
          <table:table-cell office:value-type="float" office:value="24.3514322044482" calcext:value-type="float">
            <text:p>24.3514322044482</text:p>
          </table:table-cell>
          <table:table-cell office:value-type="float" office:value="-0.572382449168229" calcext:value-type="float">
            <text:p>-0.572382449168229</text:p>
          </table:table-cell>
          <table:table-cell/>
        </table:table-row>
        <table:table-row table:style-name="ro1">
          <table:table-cell office:value-type="string" calcext:value-type="string">
            <text:p>IND259</text:p>
          </table:table-cell>
          <table:table-cell office:value-type="float" office:value="27.0665773409792" calcext:value-type="float">
            <text:p>27.0665773409792</text:p>
          </table:table-cell>
          <table:table-cell office:value-type="float" office:value="2.05651749066135" calcext:value-type="float">
            <text:p>2.05651749066135</text:p>
          </table:table-cell>
          <table:table-cell/>
        </table:table-row>
        <table:table-row table:style-name="ro1">
          <table:table-cell office:value-type="string" calcext:value-type="string">
            <text:p>IND260</text:p>
          </table:table-cell>
          <table:table-cell office:value-type="float" office:value="25.6689887330008" calcext:value-type="float">
            <text:p>25.6689887330008</text:p>
          </table:table-cell>
          <table:table-cell office:value-type="float" office:value="0.454837189006549" calcext:value-type="float">
            <text:p>0.454837189006549</text:p>
          </table:table-cell>
          <table:table-cell/>
        </table:table-row>
        <table:table-row table:style-name="ro1">
          <table:table-cell office:value-type="string" calcext:value-type="string">
            <text:p>IND261</text:p>
          </table:table-cell>
          <table:table-cell office:value-type="float" office:value="25.231108237458" calcext:value-type="float">
            <text:p>25.231108237458</text:p>
          </table:table-cell>
          <table:table-cell office:value-type="float" office:value="0.0671792771069345" calcext:value-type="float">
            <text:p>0.0671792771069345</text:p>
          </table:table-cell>
          <table:table-cell/>
        </table:table-row>
        <table:table-row table:style-name="ro1">
          <table:table-cell office:value-type="string" calcext:value-type="string">
            <text:p>IND262</text:p>
          </table:table-cell>
          <table:table-cell office:value-type="float" office:value="27.9212054182254" calcext:value-type="float">
            <text:p>27.9212054182254</text:p>
          </table:table-cell>
          <table:table-cell office:value-type="float" office:value="2.83375240040866" calcext:value-type="float">
            <text:p>2.83375240040866</text:p>
          </table:table-cell>
          <table:table-cell/>
        </table:table-row>
        <table:table-row table:style-name="ro1">
          <table:table-cell office:value-type="string" calcext:value-type="string">
            <text:p>IND263</text:p>
          </table:table-cell>
          <table:table-cell office:value-type="float" office:value="23.0345950474476" calcext:value-type="float">
            <text:p>23.0345950474476</text:p>
          </table:table-cell>
          <table:table-cell office:value-type="float" office:value="-1.89266219923273" calcext:value-type="float">
            <text:p>-1.89266219923273</text:p>
          </table:table-cell>
          <table:table-cell/>
        </table:table-row>
        <table:table-row table:style-name="ro1">
          <table:table-cell office:value-type="string" calcext:value-type="string">
            <text:p>IND264</text:p>
          </table:table-cell>
          <table:table-cell office:value-type="float" office:value="26.2875539288611" calcext:value-type="float">
            <text:p>26.2875539288611</text:p>
          </table:table-cell>
          <table:table-cell office:value-type="float" office:value="1.41930675209691" calcext:value-type="float">
            <text:p>1.41930675209691</text:p>
          </table:table-cell>
          <table:table-cell/>
        </table:table-row>
        <table:table-row table:style-name="ro1">
          <table:table-cell office:value-type="string" calcext:value-type="string">
            <text:p>IND265</text:p>
          </table:table-cell>
          <table:table-cell office:value-type="float" office:value="24.8926173970235" calcext:value-type="float">
            <text:p>24.8926173970235</text:p>
          </table:table-cell>
          <table:table-cell office:value-type="float" office:value="-0.279973450153418" calcext:value-type="float">
            <text:p>-0.279973450153418</text:p>
          </table:table-cell>
          <table:table-cell/>
        </table:table-row>
        <table:table-row table:style-name="ro1">
          <table:table-cell office:value-type="string" calcext:value-type="string">
            <text:p>IND266</text:p>
          </table:table-cell>
          <table:table-cell office:value-type="float" office:value="18.9211880927496" calcext:value-type="float">
            <text:p>18.9211880927496</text:p>
          </table:table-cell>
          <table:table-cell office:value-type="float" office:value="-5.99910941871972" calcext:value-type="float">
            <text:p>-5.99910941871972</text:p>
          </table:table-cell>
          <table:table-cell/>
        </table:table-row>
        <table:table-row table:style-name="ro1">
          <table:table-cell office:value-type="string" calcext:value-type="string">
            <text:p>IND267</text:p>
          </table:table-cell>
          <table:table-cell office:value-type="float" office:value="25.050906631585" calcext:value-type="float">
            <text:p>25.050906631585</text:p>
          </table:table-cell>
          <table:table-cell office:value-type="float" office:value="-0.0229116982099501" calcext:value-type="float">
            <text:p>-0.0229116982099501</text:p>
          </table:table-cell>
          <table:table-cell/>
        </table:table-row>
        <table:table-row table:style-name="ro1">
          <table:table-cell office:value-type="string" calcext:value-type="string">
            <text:p>IND268</text:p>
          </table:table-cell>
          <table:table-cell office:value-type="float" office:value="24.3466394156104" calcext:value-type="float">
            <text:p>24.3466394156104</text:p>
          </table:table-cell>
          <table:table-cell office:value-type="float" office:value="-0.885712516510672" calcext:value-type="float">
            <text:p>-0.885712516510672</text:p>
          </table:table-cell>
          <table:table-cell/>
        </table:table-row>
        <table:table-row table:style-name="ro1">
          <table:table-cell office:value-type="string" calcext:value-type="string">
            <text:p>IND269</text:p>
          </table:table-cell>
          <table:table-cell office:value-type="float" office:value="21.9109047099335" calcext:value-type="float">
            <text:p>21.9109047099335</text:p>
          </table:table-cell>
          <table:table-cell office:value-type="float" office:value="-3.15296744753612" calcext:value-type="float">
            <text:p>-3.15296744753612</text:p>
          </table:table-cell>
          <table:table-cell/>
        </table:table-row>
        <table:table-row table:style-name="ro1">
          <table:table-cell office:value-type="string" calcext:value-type="string">
            <text:p>IND270</text:p>
          </table:table-cell>
          <table:table-cell office:value-type="float" office:value="20.537395734975" calcext:value-type="float">
            <text:p>20.537395734975</text:p>
          </table:table-cell>
          <table:table-cell office:value-type="float" office:value="-4.45838497370814" calcext:value-type="float">
            <text:p>-4.45838497370814</text:p>
          </table:table-cell>
          <table:table-cell/>
        </table:table-row>
        <table:table-row table:style-name="ro1">
          <table:table-cell office:value-type="string" calcext:value-type="string">
            <text:p>IND271</text:p>
          </table:table-cell>
          <table:table-cell office:value-type="float" office:value="19.6831963861721" calcext:value-type="float">
            <text:p>19.6831963861721</text:p>
          </table:table-cell>
          <table:table-cell office:value-type="float" office:value="-5.4651859254968" calcext:value-type="float">
            <text:p>-5.4651859254968</text:p>
          </table:table-cell>
          <table:table-cell/>
        </table:table-row>
        <table:table-row table:style-name="ro1">
          <table:table-cell office:value-type="string" calcext:value-type="string">
            <text:p>IND272</text:p>
          </table:table-cell>
          <table:table-cell office:value-type="float" office:value="20.7117562769342" calcext:value-type="float">
            <text:p>20.7117562769342</text:p>
          </table:table-cell>
          <table:table-cell office:value-type="float" office:value="-4.34673358511412" calcext:value-type="float">
            <text:p>-4.34673358511412</text:p>
          </table:table-cell>
          <table:table-cell/>
        </table:table-row>
        <table:table-row table:style-name="ro1">
          <table:table-cell office:value-type="string" calcext:value-type="string">
            <text:p>IND273</text:p>
          </table:table-cell>
          <table:table-cell office:value-type="float" office:value="18.3437641819304" calcext:value-type="float">
            <text:p>18.3437641819304</text:p>
          </table:table-cell>
          <table:table-cell office:value-type="float" office:value="-6.77279053843985" calcext:value-type="float">
            <text:p>-6.77279053843985</text:p>
          </table:table-cell>
          <table:table-cell/>
        </table:table-row>
        <table:table-row table:style-name="ro1">
          <table:table-cell office:value-type="string" calcext:value-type="string">
            <text:p>IND274</text:p>
          </table:table-cell>
          <table:table-cell office:value-type="float" office:value="24.9601084847426" calcext:value-type="float">
            <text:p>24.9601084847426</text:p>
          </table:table-cell>
          <table:table-cell office:value-type="float" office:value="-0.176481427064897" calcext:value-type="float">
            <text:p>-0.176481427064897</text:p>
          </table:table-cell>
          <table:table-cell/>
        </table:table-row>
        <table:table-row table:style-name="ro1">
          <table:table-cell office:value-type="string" calcext:value-type="string">
            <text:p>IND275</text:p>
          </table:table-cell>
          <table:table-cell office:value-type="float" office:value="22.0456298430983" calcext:value-type="float">
            <text:p>22.0456298430983</text:p>
          </table:table-cell>
          <table:table-cell office:value-type="float" office:value="-3.54994674874757" calcext:value-type="float">
            <text:p>-3.54994674874757</text:p>
          </table:table-cell>
          <table:table-cell/>
        </table:table-row>
        <table:table-row table:style-name="ro1">
          <table:table-cell office:value-type="string" calcext:value-type="string">
            <text:p>IND276</text:p>
          </table:table-cell>
          <table:table-cell office:value-type="float" office:value="31.4070378224095" calcext:value-type="float">
            <text:p>31.4070378224095</text:p>
          </table:table-cell>
          <table:table-cell office:value-type="float" office:value="6.41141821046053" calcext:value-type="float">
            <text:p>6.41141821046053</text:p>
          </table:table-cell>
          <table:table-cell/>
        </table:table-row>
        <table:table-row table:style-name="ro1">
          <table:table-cell office:value-type="string" calcext:value-type="string">
            <text:p>IND277</text:p>
          </table:table-cell>
          <table:table-cell office:value-type="float" office:value="21.6549533103488" calcext:value-type="float">
            <text:p>21.6549533103488</text:p>
          </table:table-cell>
          <table:table-cell office:value-type="float" office:value="-3.00169539366857" calcext:value-type="float">
            <text:p>-3.00169539366857</text:p>
          </table:table-cell>
          <table:table-cell/>
        </table:table-row>
        <table:table-row table:style-name="ro1">
          <table:table-cell office:value-type="string" calcext:value-type="string">
            <text:p>IND278</text:p>
          </table:table-cell>
          <table:table-cell office:value-type="float" office:value="19.9635322708626" calcext:value-type="float">
            <text:p>19.9635322708626</text:p>
          </table:table-cell>
          <table:table-cell office:value-type="float" office:value="-4.94454504092575" calcext:value-type="float">
            <text:p>-4.94454504092575</text:p>
          </table:table-cell>
          <table:table-cell/>
        </table:table-row>
        <table:table-row table:style-name="ro1">
          <table:table-cell office:value-type="string" calcext:value-type="string">
            <text:p>IND279</text:p>
          </table:table-cell>
          <table:table-cell office:value-type="float" office:value="23.2419712797992" calcext:value-type="float">
            <text:p>23.2419712797992</text:p>
          </table:table-cell>
          <table:table-cell office:value-type="float" office:value="-1.43313316983247" calcext:value-type="float">
            <text:p>-1.43313316983247</text:p>
          </table:table-cell>
          <table:table-cell/>
        </table:table-row>
        <table:table-row table:style-name="ro1">
          <table:table-cell office:value-type="string" calcext:value-type="string">
            <text:p>IND280</text:p>
          </table:table-cell>
          <table:table-cell office:value-type="float" office:value="23.7796538748329" calcext:value-type="float">
            <text:p>23.7796538748329</text:p>
          </table:table-cell>
          <table:table-cell office:value-type="float" office:value="-1.28514136154625" calcext:value-type="float">
            <text:p>-1.28514136154625</text:p>
          </table:table-cell>
          <table:table-cell/>
        </table:table-row>
        <table:table-row table:style-name="ro1">
          <table:table-cell office:value-type="string" calcext:value-type="string">
            <text:p>IND281</text:p>
          </table:table-cell>
          <table:table-cell office:value-type="float" office:value="29.3889751248866" calcext:value-type="float">
            <text:p>29.3889751248866</text:p>
          </table:table-cell>
          <table:table-cell office:value-type="float" office:value="4.54896528580199" calcext:value-type="float">
            <text:p>4.54896528580199</text:p>
          </table:table-cell>
          <table:table-cell/>
        </table:table-row>
        <table:table-row table:style-name="ro1">
          <table:table-cell office:value-type="string" calcext:value-type="string">
            <text:p>IND282</text:p>
          </table:table-cell>
          <table:table-cell office:value-type="float" office:value="24.1246545910396" calcext:value-type="float">
            <text:p>24.1246545910396</text:p>
          </table:table-cell>
          <table:table-cell office:value-type="float" office:value="-0.49065612161232" calcext:value-type="float">
            <text:p>-0.49065612161232</text:p>
          </table:table-cell>
          <table:table-cell/>
        </table:table-row>
        <table:table-row table:style-name="ro1">
          <table:table-cell office:value-type="string" calcext:value-type="string">
            <text:p>IND283</text:p>
          </table:table-cell>
          <table:table-cell office:value-type="float" office:value="19.0453453108789" calcext:value-type="float">
            <text:p>19.0453453108789</text:p>
          </table:table-cell>
          <table:table-cell office:value-type="float" office:value="-5.57780366484933" calcext:value-type="float">
            <text:p>-5.57780366484933</text:p>
          </table:table-cell>
          <table:table-cell/>
        </table:table-row>
        <table:table-row table:style-name="ro1">
          <table:table-cell office:value-type="string" calcext:value-type="string">
            <text:p>IND284</text:p>
          </table:table-cell>
          <table:table-cell office:value-type="float" office:value="22.1934706734378" calcext:value-type="float">
            <text:p>22.1934706734378</text:p>
          </table:table-cell>
          <table:table-cell office:value-type="float" office:value="-2.98007036521361" calcext:value-type="float">
            <text:p>-2.98007036521361</text:p>
          </table:table-cell>
          <table:table-cell/>
        </table:table-row>
        <table:table-row table:style-name="ro1">
          <table:table-cell office:value-type="string" calcext:value-type="string">
            <text:p>IND285</text:p>
          </table:table-cell>
          <table:table-cell office:value-type="float" office:value="25.8737374468116" calcext:value-type="float">
            <text:p>25.8737374468116</text:p>
          </table:table-cell>
          <table:table-cell office:value-type="float" office:value="0.76989001550658" calcext:value-type="float">
            <text:p>0.76989001550658</text:p>
          </table:table-cell>
          <table:table-cell/>
        </table:table-row>
        <table:table-row table:style-name="ro1">
          <table:table-cell office:value-type="string" calcext:value-type="string">
            <text:p>IND286</text:p>
          </table:table-cell>
          <table:table-cell office:value-type="float" office:value="26.4017392897268" calcext:value-type="float">
            <text:p>26.4017392897268</text:p>
          </table:table-cell>
          <table:table-cell office:value-type="float" office:value="1.28995919168143" calcext:value-type="float">
            <text:p>1.28995919168143</text:p>
          </table:table-cell>
          <table:table-cell/>
        </table:table-row>
        <table:table-row table:style-name="ro1">
          <table:table-cell office:value-type="string" calcext:value-type="string">
            <text:p>IND287</text:p>
          </table:table-cell>
          <table:table-cell office:value-type="float" office:value="21.6904321814883" calcext:value-type="float">
            <text:p>21.6904321814883</text:p>
          </table:table-cell>
          <table:table-cell office:value-type="float" office:value="-3.39255569593565" calcext:value-type="float">
            <text:p>-3.39255569593565</text:p>
          </table:table-cell>
          <table:table-cell/>
        </table:table-row>
        <table:table-row table:style-name="ro1">
          <table:table-cell office:value-type="string" calcext:value-type="string">
            <text:p>IND288</text:p>
          </table:table-cell>
          <table:table-cell office:value-type="float" office:value="24.4119843331058" calcext:value-type="float">
            <text:p>24.4119843331058</text:p>
          </table:table-cell>
          <table:table-cell office:value-type="float" office:value="-0.605743452535759" calcext:value-type="float">
            <text:p>-0.605743452535759</text:p>
          </table:table-cell>
          <table:table-cell/>
        </table:table-row>
        <table:table-row table:style-name="ro1">
          <table:table-cell office:value-type="string" calcext:value-type="string">
            <text:p>IND289</text:p>
          </table:table-cell>
          <table:table-cell office:value-type="float" office:value="29.591779412118" calcext:value-type="float">
            <text:p>29.591779412118</text:p>
          </table:table-cell>
          <table:table-cell office:value-type="float" office:value="4.72754065136823" calcext:value-type="float">
            <text:p>4.72754065136823</text:p>
          </table:table-cell>
          <table:table-cell/>
        </table:table-row>
        <table:table-row table:style-name="ro1">
          <table:table-cell office:value-type="string" calcext:value-type="string">
            <text:p>IND290</text:p>
          </table:table-cell>
          <table:table-cell office:value-type="float" office:value="20.5115377351656" calcext:value-type="float">
            <text:p>20.5115377351656</text:p>
          </table:table-cell>
          <table:table-cell office:value-type="float" office:value="-4.75219048015786" calcext:value-type="float">
            <text:p>-4.75219048015786</text:p>
          </table:table-cell>
          <table:table-cell/>
        </table:table-row>
        <table:table-row table:style-name="ro1">
          <table:table-cell office:value-type="string" calcext:value-type="string">
            <text:p>IND291</text:p>
          </table:table-cell>
          <table:table-cell office:value-type="float" office:value="19.8873394699364" calcext:value-type="float">
            <text:p>19.8873394699364</text:p>
          </table:table-cell>
          <table:table-cell office:value-type="float" office:value="-5.03656803042304" calcext:value-type="float">
            <text:p>-5.03656803042304</text:p>
          </table:table-cell>
          <table:table-cell/>
        </table:table-row>
        <table:table-row table:style-name="ro1">
          <table:table-cell office:value-type="string" calcext:value-type="string">
            <text:p>IND292</text:p>
          </table:table-cell>
          <table:table-cell office:value-type="float" office:value="23.0975344417531" calcext:value-type="float">
            <text:p>23.0975344417531</text:p>
          </table:table-cell>
          <table:table-cell office:value-type="float" office:value="-1.97236381489695" calcext:value-type="float">
            <text:p>-1.97236381489695</text:p>
          </table:table-cell>
          <table:table-cell/>
        </table:table-row>
        <table:table-row table:style-name="ro1">
          <table:table-cell office:value-type="string" calcext:value-type="string">
            <text:p>IND293</text:p>
          </table:table-cell>
          <table:table-cell office:value-type="float" office:value="29.9990241925954" calcext:value-type="float">
            <text:p>29.9990241925954</text:p>
          </table:table-cell>
          <table:table-cell office:value-type="float" office:value="4.87372657665986" calcext:value-type="float">
            <text:p>4.87372657665986</text:p>
          </table:table-cell>
          <table:table-cell/>
        </table:table-row>
        <table:table-row table:style-name="ro1">
          <table:table-cell office:value-type="string" calcext:value-type="string">
            <text:p>IND294</text:p>
          </table:table-cell>
          <table:table-cell office:value-type="float" office:value="22.1666672023127" calcext:value-type="float">
            <text:p>22.1666672023127</text:p>
          </table:table-cell>
          <table:table-cell office:value-type="float" office:value="-2.96958033509165" calcext:value-type="float">
            <text:p>-2.96958033509165</text:p>
          </table:table-cell>
          <table:table-cell/>
        </table:table-row>
        <table:table-row table:style-name="ro1">
          <table:table-cell office:value-type="string" calcext:value-type="string">
            <text:p>IND295</text:p>
          </table:table-cell>
          <table:table-cell office:value-type="float" office:value="23.6761628161128" calcext:value-type="float">
            <text:p>23.6761628161128</text:p>
          </table:table-cell>
          <table:table-cell office:value-type="float" office:value="-1.28761847096464" calcext:value-type="float">
            <text:p>-1.28761847096464</text:p>
          </table:table-cell>
          <table:table-cell/>
        </table:table-row>
        <table:table-row table:style-name="ro1">
          <table:table-cell office:value-type="string" calcext:value-type="string">
            <text:p>IND296</text:p>
          </table:table-cell>
          <table:table-cell office:value-type="float" office:value="26.0216914469173" calcext:value-type="float">
            <text:p>26.0216914469173</text:p>
          </table:table-cell>
          <table:table-cell office:value-type="float" office:value="0.937875744329005" calcext:value-type="float">
            <text:p>0.937875744329005</text:p>
          </table:table-cell>
          <table:table-cell/>
        </table:table-row>
        <table:table-row table:style-name="ro1">
          <table:table-cell office:value-type="string" calcext:value-type="string">
            <text:p>IND297</text:p>
          </table:table-cell>
          <table:table-cell office:value-type="float" office:value="21.0109487268712" calcext:value-type="float">
            <text:p>21.0109487268712</text:p>
          </table:table-cell>
          <table:table-cell office:value-type="float" office:value="-3.65263335960072" calcext:value-type="float">
            <text:p>-3.65263335960072</text:p>
          </table:table-cell>
          <table:table-cell/>
        </table:table-row>
        <table:table-row table:style-name="ro1">
          <table:table-cell office:value-type="string" calcext:value-type="string">
            <text:p>IND298</text:p>
          </table:table-cell>
          <table:table-cell office:value-type="float" office:value="26.5554711827714" calcext:value-type="float">
            <text:p>26.5554711827714</text:p>
          </table:table-cell>
          <table:table-cell office:value-type="float" office:value="1.57622724032725" calcext:value-type="float">
            <text:p>1.57622724032725</text:p>
          </table:table-cell>
          <table:table-cell/>
        </table:table-row>
        <table:table-row table:style-name="ro1">
          <table:table-cell office:value-type="string" calcext:value-type="string">
            <text:p>IND299</text:p>
          </table:table-cell>
          <table:table-cell office:value-type="float" office:value="22.3088838592567" calcext:value-type="float">
            <text:p>22.3088838592567</text:p>
          </table:table-cell>
          <table:table-cell office:value-type="float" office:value="-3.03852537946056" calcext:value-type="float">
            <text:p>-3.03852537946056</text:p>
          </table:table-cell>
          <table:table-cell/>
        </table:table-row>
        <table:table-row table:style-name="ro1">
          <table:table-cell office:value-type="string" calcext:value-type="string">
            <text:p>IND300</text:p>
          </table:table-cell>
          <table:table-cell office:value-type="float" office:value="27.3838395539712" calcext:value-type="float">
            <text:p>27.3838395539712</text:p>
          </table:table-cell>
          <table:table-cell office:value-type="float" office:value="2.3824729296092" calcext:value-type="float">
            <text:p>2.3824729296092</text:p>
          </table:table-cell>
          <table:table-cell/>
        </table:table-row>
        <table:table-row table:style-name="ro1">
          <table:table-cell office:value-type="string" calcext:value-type="string">
            <text:p>IND301</text:p>
          </table:table-cell>
          <table:table-cell office:value-type="float" office:value="24.2439721165327" calcext:value-type="float">
            <text:p>24.2439721165327</text:p>
          </table:table-cell>
          <table:table-cell office:value-type="float" office:value="-0.763020642646334" calcext:value-type="float">
            <text:p>-0.763020642646334</text:p>
          </table:table-cell>
          <table:table-cell/>
        </table:table-row>
        <table:table-row table:style-name="ro1">
          <table:table-cell office:value-type="string" calcext:value-type="string">
            <text:p>IND302</text:p>
          </table:table-cell>
          <table:table-cell office:value-type="float" office:value="25.2637719614049" calcext:value-type="float">
            <text:p>25.2637719614049</text:p>
          </table:table-cell>
          <table:table-cell office:value-type="float" office:value="0.364033299816201" calcext:value-type="float">
            <text:p>0.364033299816201</text:p>
          </table:table-cell>
          <table:table-cell/>
        </table:table-row>
        <table:table-row table:style-name="ro1">
          <table:table-cell office:value-type="string" calcext:value-type="string">
            <text:p>IND303</text:p>
          </table:table-cell>
          <table:table-cell office:value-type="float" office:value="27.6523261985501" calcext:value-type="float">
            <text:p>27.6523261985501</text:p>
          </table:table-cell>
          <table:table-cell office:value-type="float" office:value="2.38405995040692" calcext:value-type="float">
            <text:p>2.38405995040692</text:p>
          </table:table-cell>
          <table:table-cell/>
        </table:table-row>
        <table:table-row table:style-name="ro1">
          <table:table-cell office:value-type="string" calcext:value-type="string">
            <text:p>IND304</text:p>
          </table:table-cell>
          <table:table-cell office:value-type="float" office:value="21.2976964888638" calcext:value-type="float">
            <text:p>21.2976964888638</text:p>
          </table:table-cell>
          <table:table-cell office:value-type="float" office:value="-3.80763378443613" calcext:value-type="float">
            <text:p>-3.80763378443613</text:p>
          </table:table-cell>
          <table:table-cell/>
        </table:table-row>
        <table:table-row table:style-name="ro1">
          <table:table-cell office:value-type="string" calcext:value-type="string">
            <text:p>IND305</text:p>
          </table:table-cell>
          <table:table-cell office:value-type="float" office:value="27.3949683637503" calcext:value-type="float">
            <text:p>27.3949683637503</text:p>
          </table:table-cell>
          <table:table-cell office:value-type="float" office:value="2.33947176688127" calcext:value-type="float">
            <text:p>2.33947176688127</text:p>
          </table:table-cell>
          <table:table-cell/>
        </table:table-row>
        <table:table-row table:style-name="ro1">
          <table:table-cell office:value-type="string" calcext:value-type="string">
            <text:p>IND306</text:p>
          </table:table-cell>
          <table:table-cell office:value-type="float" office:value="23.812390409767" calcext:value-type="float">
            <text:p>23.812390409767</text:p>
          </table:table-cell>
          <table:table-cell office:value-type="float" office:value="-1.27613269740662" calcext:value-type="float">
            <text:p>-1.27613269740662</text:p>
          </table:table-cell>
          <table:table-cell/>
        </table:table-row>
        <table:table-row table:style-name="ro1">
          <table:table-cell office:value-type="string" calcext:value-type="string">
            <text:p>IND307</text:p>
          </table:table-cell>
          <table:table-cell office:value-type="float" office:value="27.4529428458106" calcext:value-type="float">
            <text:p>27.4529428458106</text:p>
          </table:table-cell>
          <table:table-cell office:value-type="float" office:value="2.46805727007211" calcext:value-type="float">
            <text:p>2.46805727007211</text:p>
          </table:table-cell>
          <table:table-cell/>
        </table:table-row>
        <table:table-row table:style-name="ro1">
          <table:table-cell office:value-type="string" calcext:value-type="string">
            <text:p>IND308</text:p>
          </table:table-cell>
          <table:table-cell office:value-type="float" office:value="21.3517537273075" calcext:value-type="float">
            <text:p>21.3517537273075</text:p>
          </table:table-cell>
          <table:table-cell office:value-type="float" office:value="-3.68690583787326" calcext:value-type="float">
            <text:p>-3.68690583787326</text:p>
          </table:table-cell>
          <table:table-cell/>
        </table:table-row>
        <table:table-row table:style-name="ro1">
          <table:table-cell office:value-type="string" calcext:value-type="string">
            <text:p>IND309</text:p>
          </table:table-cell>
          <table:table-cell office:value-type="float" office:value="21.6214617524288" calcext:value-type="float">
            <text:p>21.6214617524288</text:p>
          </table:table-cell>
          <table:table-cell office:value-type="float" office:value="-2.83723051424404" calcext:value-type="float">
            <text:p>-2.83723051424404</text:p>
          </table:table-cell>
          <table:table-cell/>
        </table:table-row>
        <table:table-row table:style-name="ro1">
          <table:table-cell office:value-type="string" calcext:value-type="string">
            <text:p>IND310</text:p>
          </table:table-cell>
          <table:table-cell office:value-type="float" office:value="29.3631907083469" calcext:value-type="float">
            <text:p>29.3631907083469</text:p>
          </table:table-cell>
          <table:table-cell office:value-type="float" office:value="4.12602171333422" calcext:value-type="float">
            <text:p>4.12602171333422</text:p>
          </table:table-cell>
          <table:table-cell/>
        </table:table-row>
        <table:table-row table:style-name="ro1">
          <table:table-cell office:value-type="string" calcext:value-type="string">
            <text:p>IND311</text:p>
          </table:table-cell>
          <table:table-cell office:value-type="float" office:value="26.2735679626706" calcext:value-type="float">
            <text:p>26.2735679626706</text:p>
          </table:table-cell>
          <table:table-cell office:value-type="float" office:value="1.26336445981735" calcext:value-type="float">
            <text:p>1.26336445981735</text:p>
          </table:table-cell>
          <table:table-cell/>
        </table:table-row>
        <table:table-row table:style-name="ro1">
          <table:table-cell office:value-type="string" calcext:value-type="string">
            <text:p>IND312</text:p>
          </table:table-cell>
          <table:table-cell office:value-type="float" office:value="31.3592115039409" calcext:value-type="float">
            <text:p>31.3592115039409</text:p>
          </table:table-cell>
          <table:table-cell office:value-type="float" office:value="6.14108906804523" calcext:value-type="float">
            <text:p>6.14108906804523</text:p>
          </table:table-cell>
          <table:table-cell/>
        </table:table-row>
        <table:table-row table:style-name="ro1">
          <table:table-cell office:value-type="string" calcext:value-type="string">
            <text:p>IND313</text:p>
          </table:table-cell>
          <table:table-cell office:value-type="float" office:value="27.7925979729744" calcext:value-type="float">
            <text:p>27.7925979729744</text:p>
          </table:table-cell>
          <table:table-cell office:value-type="float" office:value="2.85288162237239" calcext:value-type="float">
            <text:p>2.85288162237239</text:p>
          </table:table-cell>
          <table:table-cell/>
        </table:table-row>
        <table:table-row table:style-name="ro1">
          <table:table-cell office:value-type="string" calcext:value-type="string">
            <text:p>IND314</text:p>
          </table:table-cell>
          <table:table-cell office:value-type="float" office:value="21.3516432940267" calcext:value-type="float">
            <text:p>21.3516432940267</text:p>
          </table:table-cell>
          <table:table-cell office:value-type="float" office:value="-3.62375424371612" calcext:value-type="float">
            <text:p>-3.62375424371612</text:p>
          </table:table-cell>
          <table:table-cell/>
        </table:table-row>
        <table:table-row table:style-name="ro1">
          <table:table-cell office:value-type="string" calcext:value-type="string">
            <text:p>IND315</text:p>
          </table:table-cell>
          <table:table-cell office:value-type="float" office:value="29.9501440911519" calcext:value-type="float">
            <text:p>29.9501440911519</text:p>
          </table:table-cell>
          <table:table-cell office:value-type="float" office:value="4.95252521149114" calcext:value-type="float">
            <text:p>4.95252521149114</text:p>
          </table:table-cell>
          <table:table-cell/>
        </table:table-row>
        <table:table-row table:style-name="ro1">
          <table:table-cell office:value-type="string" calcext:value-type="string">
            <text:p>IND316</text:p>
          </table:table-cell>
          <table:table-cell office:value-type="float" office:value="22.5170099567269" calcext:value-type="float">
            <text:p>22.5170099567269</text:p>
          </table:table-cell>
          <table:table-cell office:value-type="float" office:value="-2.57439237334414" calcext:value-type="float">
            <text:p>-2.57439237334414</text:p>
          </table:table-cell>
          <table:table-cell/>
        </table:table-row>
        <table:table-row table:style-name="ro1">
          <table:table-cell office:value-type="string" calcext:value-type="string">
            <text:p>IND317</text:p>
          </table:table-cell>
          <table:table-cell office:value-type="float" office:value="24.0046674546245" calcext:value-type="float">
            <text:p>24.0046674546245</text:p>
          </table:table-cell>
          <table:table-cell office:value-type="float" office:value="-1.00238061130864" calcext:value-type="float">
            <text:p>-1.00238061130864</text:p>
          </table:table-cell>
          <table:table-cell/>
        </table:table-row>
        <table:table-row table:style-name="ro1">
          <table:table-cell office:value-type="string" calcext:value-type="string">
            <text:p>IND318</text:p>
          </table:table-cell>
          <table:table-cell office:value-type="float" office:value="25.7474691512601" calcext:value-type="float">
            <text:p>25.7474691512601</text:p>
          </table:table-cell>
          <table:table-cell office:value-type="float" office:value="0.921535001014606" calcext:value-type="float">
            <text:p>0.921535001014606</text:p>
          </table:table-cell>
          <table:table-cell/>
        </table:table-row>
        <table:table-row table:style-name="ro1">
          <table:table-cell office:value-type="string" calcext:value-type="string">
            <text:p>IND319</text:p>
          </table:table-cell>
          <table:table-cell office:value-type="float" office:value="23.1092938938462" calcext:value-type="float">
            <text:p>23.1092938938462</text:p>
          </table:table-cell>
          <table:table-cell office:value-type="float" office:value="-1.60181882046586" calcext:value-type="float">
            <text:p>-1.60181882046586</text:p>
          </table:table-cell>
          <table:table-cell/>
        </table:table-row>
        <table:table-row table:style-name="ro1">
          <table:table-cell office:value-type="string" calcext:value-type="string">
            <text:p>IND320</text:p>
          </table:table-cell>
          <table:table-cell office:value-type="float" office:value="24.0606473700065" calcext:value-type="float">
            <text:p>24.0606473700065</text:p>
          </table:table-cell>
          <table:table-cell office:value-type="float" office:value="-1.09685991302791" calcext:value-type="float">
            <text:p>-1.09685991302791</text:p>
          </table:table-cell>
          <table:table-cell/>
        </table:table-row>
        <table:table-row table:style-name="ro1">
          <table:table-cell office:value-type="string" calcext:value-type="string">
            <text:p>IND321</text:p>
          </table:table-cell>
          <table:table-cell office:value-type="float" office:value="22.8781727433405" calcext:value-type="float">
            <text:p>22.8781727433405</text:p>
          </table:table-cell>
          <table:table-cell office:value-type="float" office:value="-2.01298526412958" calcext:value-type="float">
            <text:p>-2.01298526412958</text:p>
          </table:table-cell>
          <table:table-cell/>
        </table:table-row>
        <table:table-row table:style-name="ro1">
          <table:table-cell office:value-type="string" calcext:value-type="string">
            <text:p>IND322</text:p>
          </table:table-cell>
          <table:table-cell office:value-type="float" office:value="23.2240790303433" calcext:value-type="float">
            <text:p>23.2240790303433</text:p>
          </table:table-cell>
          <table:table-cell office:value-type="float" office:value="-1.98518447867885" calcext:value-type="float">
            <text:p>-1.98518447867885</text:p>
          </table:table-cell>
          <table:table-cell/>
        </table:table-row>
        <table:table-row table:style-name="ro1">
          <table:table-cell office:value-type="string" calcext:value-type="string">
            <text:p>IND323</text:p>
          </table:table-cell>
          <table:table-cell office:value-type="float" office:value="22.0144443156375" calcext:value-type="float">
            <text:p>22.0144443156375</text:p>
          </table:table-cell>
          <table:table-cell office:value-type="float" office:value="-2.82510603912598" calcext:value-type="float">
            <text:p>-2.82510603912598</text:p>
          </table:table-cell>
          <table:table-cell/>
        </table:table-row>
        <table:table-row table:style-name="ro1">
          <table:table-cell office:value-type="string" calcext:value-type="string">
            <text:p>IND324</text:p>
          </table:table-cell>
          <table:table-cell office:value-type="float" office:value="25.7296701184555" calcext:value-type="float">
            <text:p>25.7296701184555</text:p>
          </table:table-cell>
          <table:table-cell office:value-type="float" office:value="1.23090394016634" calcext:value-type="float">
            <text:p>1.23090394016634</text:p>
          </table:table-cell>
          <table:table-cell/>
        </table:table-row>
        <table:table-row table:style-name="ro1">
          <table:table-cell office:value-type="string" calcext:value-type="string">
            <text:p>IND325</text:p>
          </table:table-cell>
          <table:table-cell office:value-type="float" office:value="29.8456387839658" calcext:value-type="float">
            <text:p>29.8456387839658</text:p>
          </table:table-cell>
          <table:table-cell office:value-type="float" office:value="4.73925309300517" calcext:value-type="float">
            <text:p>4.73925309300517</text:p>
          </table:table-cell>
          <table:table-cell/>
        </table:table-row>
        <table:table-row table:style-name="ro1">
          <table:table-cell office:value-type="string" calcext:value-type="string">
            <text:p>IND326</text:p>
          </table:table-cell>
          <table:table-cell office:value-type="float" office:value="24.3344343495496" calcext:value-type="float">
            <text:p>24.3344343495496</text:p>
          </table:table-cell>
          <table:table-cell office:value-type="float" office:value="-0.414042371815777" calcext:value-type="float">
            <text:p>-0.414042371815777</text:p>
          </table:table-cell>
          <table:table-cell/>
        </table:table-row>
        <table:table-row table:style-name="ro1">
          <table:table-cell office:value-type="string" calcext:value-type="string">
            <text:p>IND327</text:p>
          </table:table-cell>
          <table:table-cell office:value-type="float" office:value="23.053769389286" calcext:value-type="float">
            <text:p>23.053769389286</text:p>
          </table:table-cell>
          <table:table-cell office:value-type="float" office:value="-2.16708090055304" calcext:value-type="float">
            <text:p>-2.16708090055304</text:p>
          </table:table-cell>
          <table:table-cell/>
        </table:table-row>
        <table:table-row table:style-name="ro1">
          <table:table-cell office:value-type="string" calcext:value-type="string">
            <text:p>IND328</text:p>
          </table:table-cell>
          <table:table-cell office:value-type="float" office:value="27.7105223249798" calcext:value-type="float">
            <text:p>27.7105223249798</text:p>
          </table:table-cell>
          <table:table-cell office:value-type="float" office:value="2.93233017314289" calcext:value-type="float">
            <text:p>2.93233017314289</text:p>
          </table:table-cell>
          <table:table-cell/>
        </table:table-row>
        <table:table-row table:style-name="ro1">
          <table:table-cell office:value-type="string" calcext:value-type="string">
            <text:p>IND329</text:p>
          </table:table-cell>
          <table:table-cell office:value-type="float" office:value="26.364511588298" calcext:value-type="float">
            <text:p>26.364511588298</text:p>
          </table:table-cell>
          <table:table-cell office:value-type="float" office:value="1.86387671048498" calcext:value-type="float">
            <text:p>1.86387671048498</text:p>
          </table:table-cell>
          <table:table-cell/>
        </table:table-row>
        <table:table-row table:style-name="ro1">
          <table:table-cell office:value-type="string" calcext:value-type="string">
            <text:p>IND330</text:p>
          </table:table-cell>
          <table:table-cell office:value-type="float" office:value="27.2014445817218" calcext:value-type="float">
            <text:p>27.2014445817218</text:p>
          </table:table-cell>
          <table:table-cell office:value-type="float" office:value="2.12224147346069" calcext:value-type="float">
            <text:p>2.12224147346069</text:p>
          </table:table-cell>
          <table:table-cell/>
        </table:table-row>
        <table:table-row table:style-name="ro1">
          <table:table-cell office:value-type="string" calcext:value-type="string">
            <text:p>IND331</text:p>
          </table:table-cell>
          <table:table-cell office:value-type="float" office:value="28.6679318008094" calcext:value-type="float">
            <text:p>28.6679318008094</text:p>
          </table:table-cell>
          <table:table-cell office:value-type="float" office:value="3.28329800592492" calcext:value-type="float">
            <text:p>3.28329800592492</text:p>
          </table:table-cell>
          <table:table-cell/>
        </table:table-row>
        <table:table-row table:style-name="ro1">
          <table:table-cell office:value-type="string" calcext:value-type="string">
            <text:p>IND332</text:p>
          </table:table-cell>
          <table:table-cell office:value-type="float" office:value="21.729101898667" calcext:value-type="float">
            <text:p>21.729101898667</text:p>
          </table:table-cell>
          <table:table-cell office:value-type="float" office:value="-3.50166678345033" calcext:value-type="float">
            <text:p>-3.50166678345033</text:p>
          </table:table-cell>
          <table:table-cell/>
        </table:table-row>
        <table:table-row table:style-name="ro1">
          <table:table-cell office:value-type="string" calcext:value-type="string">
            <text:p>IND333</text:p>
          </table:table-cell>
          <table:table-cell office:value-type="float" office:value="24.4770721946063" calcext:value-type="float">
            <text:p>24.4770721946063</text:p>
          </table:table-cell>
          <table:table-cell office:value-type="float" office:value="-0.835948000889202" calcext:value-type="float">
            <text:p>-0.835948000889202</text:p>
          </table:table-cell>
          <table:table-cell/>
        </table:table-row>
        <table:table-row table:style-name="ro1">
          <table:table-cell office:value-type="string" calcext:value-type="string">
            <text:p>IND334</text:p>
          </table:table-cell>
          <table:table-cell office:value-type="float" office:value="24.1863707961896" calcext:value-type="float">
            <text:p>24.1863707961896</text:p>
          </table:table-cell>
          <table:table-cell office:value-type="float" office:value="-1.156816829065" calcext:value-type="float">
            <text:p>-1.156816829065</text:p>
          </table:table-cell>
          <table:table-cell/>
        </table:table-row>
        <table:table-row table:style-name="ro1">
          <table:table-cell office:value-type="string" calcext:value-type="string">
            <text:p>IND335</text:p>
          </table:table-cell>
          <table:table-cell office:value-type="float" office:value="23.3197506572932" calcext:value-type="float">
            <text:p>23.3197506572932</text:p>
          </table:table-cell>
          <table:table-cell office:value-type="float" office:value="-1.33014983269374" calcext:value-type="float">
            <text:p>-1.33014983269374</text:p>
          </table:table-cell>
          <table:table-cell/>
        </table:table-row>
        <table:table-row table:style-name="ro1">
          <table:table-cell office:value-type="string" calcext:value-type="string">
            <text:p>IND336</text:p>
          </table:table-cell>
          <table:table-cell office:value-type="float" office:value="18.5832342388457" calcext:value-type="float">
            <text:p>18.5832342388457</text:p>
          </table:table-cell>
          <table:table-cell office:value-type="float" office:value="-6.29407309237951" calcext:value-type="float">
            <text:p>-6.29407309237951</text:p>
          </table:table-cell>
          <table:table-cell/>
        </table:table-row>
        <table:table-row table:style-name="ro1">
          <table:table-cell office:value-type="string" calcext:value-type="string">
            <text:p>IND337</text:p>
          </table:table-cell>
          <table:table-cell office:value-type="float" office:value="26.4870419722012" calcext:value-type="float">
            <text:p>26.4870419722012</text:p>
          </table:table-cell>
          <table:table-cell office:value-type="float" office:value="1.47278190346881" calcext:value-type="float">
            <text:p>1.47278190346881</text:p>
          </table:table-cell>
          <table:table-cell/>
        </table:table-row>
        <table:table-row table:style-name="ro1">
          <table:table-cell office:value-type="string" calcext:value-type="string">
            <text:p>IND338</text:p>
          </table:table-cell>
          <table:table-cell office:value-type="float" office:value="21.3761066956775" calcext:value-type="float">
            <text:p>21.3761066956775</text:p>
          </table:table-cell>
          <table:table-cell office:value-type="float" office:value="-3.71132691650206" calcext:value-type="float">
            <text:p>-3.71132691650206</text:p>
          </table:table-cell>
          <table:table-cell/>
        </table:table-row>
        <table:table-row table:style-name="ro1">
          <table:table-cell office:value-type="string" calcext:value-type="string">
            <text:p>IND339</text:p>
          </table:table-cell>
          <table:table-cell office:value-type="float" office:value="29.1803621425658" calcext:value-type="float">
            <text:p>29.1803621425658</text:p>
          </table:table-cell>
          <table:table-cell office:value-type="float" office:value="4.30662266048225" calcext:value-type="float">
            <text:p>4.30662266048225</text:p>
          </table:table-cell>
          <table:table-cell/>
        </table:table-row>
        <table:table-row table:style-name="ro1">
          <table:table-cell office:value-type="string" calcext:value-type="string">
            <text:p>IND340</text:p>
          </table:table-cell>
          <table:table-cell office:value-type="float" office:value="22.5426766356165" calcext:value-type="float">
            <text:p>22.5426766356165</text:p>
          </table:table-cell>
          <table:table-cell office:value-type="float" office:value="-2.51077336325722" calcext:value-type="float">
            <text:p>-2.51077336325722</text:p>
          </table:table-cell>
          <table:table-cell/>
        </table:table-row>
        <table:table-row table:style-name="ro1">
          <table:table-cell office:value-type="string" calcext:value-type="string">
            <text:p>IND341</text:p>
          </table:table-cell>
          <table:table-cell office:value-type="float" office:value="25.1815420132564" calcext:value-type="float">
            <text:p>25.1815420132564</text:p>
          </table:table-cell>
          <table:table-cell office:value-type="float" office:value="-0.0852743674630339" calcext:value-type="float">
            <text:p>-0.0852743674630339</text:p>
          </table:table-cell>
          <table:table-cell/>
        </table:table-row>
        <table:table-row table:style-name="ro1">
          <table:table-cell office:value-type="string" calcext:value-type="string">
            <text:p>IND342</text:p>
          </table:table-cell>
          <table:table-cell office:value-type="float" office:value="23.6537117180622" calcext:value-type="float">
            <text:p>23.6537117180622</text:p>
          </table:table-cell>
          <table:table-cell office:value-type="float" office:value="-1.78435479164348" calcext:value-type="float">
            <text:p>-1.78435479164348</text:p>
          </table:table-cell>
          <table:table-cell/>
        </table:table-row>
        <table:table-row table:style-name="ro1">
          <table:table-cell office:value-type="string" calcext:value-type="string">
            <text:p>IND343</text:p>
          </table:table-cell>
          <table:table-cell office:value-type="float" office:value="24.1592850483894" calcext:value-type="float">
            <text:p>24.1592850483894</text:p>
          </table:table-cell>
          <table:table-cell office:value-type="float" office:value="-0.783926145738123" calcext:value-type="float">
            <text:p>-0.783926145738123</text:p>
          </table:table-cell>
          <table:table-cell/>
        </table:table-row>
        <table:table-row table:style-name="ro1">
          <table:table-cell office:value-type="string" calcext:value-type="string">
            <text:p>IND344</text:p>
          </table:table-cell>
          <table:table-cell office:value-type="float" office:value="26.5145193537579" calcext:value-type="float">
            <text:p>26.5145193537579</text:p>
          </table:table-cell>
          <table:table-cell office:value-type="float" office:value="1.83131661466151" calcext:value-type="float">
            <text:p>1.83131661466151</text:p>
          </table:table-cell>
          <table:table-cell/>
        </table:table-row>
        <table:table-row table:style-name="ro1">
          <table:table-cell office:value-type="string" calcext:value-type="string">
            <text:p>IND345</text:p>
          </table:table-cell>
          <table:table-cell office:value-type="float" office:value="30.8923364477569" calcext:value-type="float">
            <text:p>30.8923364477569</text:p>
          </table:table-cell>
          <table:table-cell office:value-type="float" office:value="5.36969688458845" calcext:value-type="float">
            <text:p>5.36969688458845</text:p>
          </table:table-cell>
          <table:table-cell/>
        </table:table-row>
        <table:table-row table:style-name="ro1">
          <table:table-cell office:value-type="string" calcext:value-type="string">
            <text:p>IND346</text:p>
          </table:table-cell>
          <table:table-cell office:value-type="float" office:value="23.2880402117903" calcext:value-type="float">
            <text:p>23.2880402117903</text:p>
          </table:table-cell>
          <table:table-cell office:value-type="float" office:value="-1.74143320701037" calcext:value-type="float">
            <text:p>-1.74143320701037</text:p>
          </table:table-cell>
          <table:table-cell/>
        </table:table-row>
        <table:table-row table:style-name="ro1">
          <table:table-cell office:value-type="string" calcext:value-type="string">
            <text:p>IND347</text:p>
          </table:table-cell>
          <table:table-cell office:value-type="float" office:value="22.964286803316" calcext:value-type="float">
            <text:p>22.964286803316</text:p>
          </table:table-cell>
          <table:table-cell office:value-type="float" office:value="-1.83643085452309" calcext:value-type="float">
            <text:p>-1.83643085452309</text:p>
          </table:table-cell>
          <table:table-cell/>
        </table:table-row>
        <table:table-row table:style-name="ro1">
          <table:table-cell office:value-type="string" calcext:value-type="string">
            <text:p>IND348</text:p>
          </table:table-cell>
          <table:table-cell office:value-type="float" office:value="29.1086162213276" calcext:value-type="float">
            <text:p>29.1086162213276</text:p>
          </table:table-cell>
          <table:table-cell office:value-type="float" office:value="4.17221179236517" calcext:value-type="float">
            <text:p>4.17221179236517</text:p>
          </table:table-cell>
          <table:table-cell/>
        </table:table-row>
        <table:table-row table:style-name="ro1">
          <table:table-cell office:value-type="string" calcext:value-type="string">
            <text:p>IND349</text:p>
          </table:table-cell>
          <table:table-cell office:value-type="float" office:value="19.7236057374507" calcext:value-type="float">
            <text:p>19.7236057374507</text:p>
          </table:table-cell>
          <table:table-cell office:value-type="float" office:value="-5.25499473192475" calcext:value-type="float">
            <text:p>-5.25499473192475</text:p>
          </table:table-cell>
          <table:table-cell/>
        </table:table-row>
        <table:table-row table:style-name="ro1">
          <table:table-cell office:value-type="string" calcext:value-type="string">
            <text:p>IND350</text:p>
          </table:table-cell>
          <table:table-cell office:value-type="float" office:value="25.8191096554566" calcext:value-type="float">
            <text:p>25.8191096554566</text:p>
          </table:table-cell>
          <table:table-cell office:value-type="float" office:value="0.949265838679443" calcext:value-type="float">
            <text:p>0.949265838679443</text:p>
          </table:table-cell>
          <table:table-cell/>
        </table:table-row>
        <table:table-row table:style-name="ro1">
          <table:table-cell office:value-type="string" calcext:value-type="string">
            <text:p>IND351</text:p>
          </table:table-cell>
          <table:table-cell office:value-type="float" office:value="17.4350893558987" calcext:value-type="float">
            <text:p>17.4350893558987</text:p>
          </table:table-cell>
          <table:table-cell office:value-type="float" office:value="-7.19793021044508" calcext:value-type="float">
            <text:p>-7.19793021044508</text:p>
          </table:table-cell>
          <table:table-cell/>
        </table:table-row>
        <table:table-row table:style-name="ro1">
          <table:table-cell office:value-type="string" calcext:value-type="string">
            <text:p>IND352</text:p>
          </table:table-cell>
          <table:table-cell office:value-type="float" office:value="23.0336980182911" calcext:value-type="float">
            <text:p>23.0336980182911</text:p>
          </table:table-cell>
          <table:table-cell office:value-type="float" office:value="-2.14053067994183" calcext:value-type="float">
            <text:p>-2.14053067994183</text:p>
          </table:table-cell>
          <table:table-cell/>
        </table:table-row>
        <table:table-row table:style-name="ro1">
          <table:table-cell office:value-type="string" calcext:value-type="string">
            <text:p>IND353</text:p>
          </table:table-cell>
          <table:table-cell office:value-type="float" office:value="26.582335765519" calcext:value-type="float">
            <text:p>26.582335765519</text:p>
          </table:table-cell>
          <table:table-cell office:value-type="float" office:value="1.55621856974225" calcext:value-type="float">
            <text:p>1.55621856974225</text:p>
          </table:table-cell>
          <table:table-cell/>
        </table:table-row>
        <table:table-row table:style-name="ro1">
          <table:table-cell office:value-type="string" calcext:value-type="string">
            <text:p>IND354</text:p>
          </table:table-cell>
          <table:table-cell office:value-type="float" office:value="27.4083984818076" calcext:value-type="float">
            <text:p>27.4083984818076</text:p>
          </table:table-cell>
          <table:table-cell office:value-type="float" office:value="2.89157031631942" calcext:value-type="float">
            <text:p>2.89157031631942</text:p>
          </table:table-cell>
          <table:table-cell/>
        </table:table-row>
        <table:table-row table:style-name="ro1">
          <table:table-cell office:value-type="string" calcext:value-type="string">
            <text:p>IND355</text:p>
          </table:table-cell>
          <table:table-cell office:value-type="float" office:value="27.5580482771334" calcext:value-type="float">
            <text:p>27.5580482771334</text:p>
          </table:table-cell>
          <table:table-cell office:value-type="float" office:value="2.38459546524989" calcext:value-type="float">
            <text:p>2.38459546524989</text:p>
          </table:table-cell>
          <table:table-cell/>
        </table:table-row>
        <table:table-row table:style-name="ro1">
          <table:table-cell office:value-type="string" calcext:value-type="string">
            <text:p>IND356</text:p>
          </table:table-cell>
          <table:table-cell office:value-type="float" office:value="28.2519103880545" calcext:value-type="float">
            <text:p>28.2519103880545</text:p>
          </table:table-cell>
          <table:table-cell office:value-type="float" office:value="2.96394044606327" calcext:value-type="float">
            <text:p>2.96394044606327</text:p>
          </table:table-cell>
          <table:table-cell/>
        </table:table-row>
        <table:table-row table:style-name="ro1">
          <table:table-cell office:value-type="string" calcext:value-type="string">
            <text:p>IND357</text:p>
          </table:table-cell>
          <table:table-cell office:value-type="float" office:value="24.8876530911483" calcext:value-type="float">
            <text:p>24.8876530911483</text:p>
          </table:table-cell>
          <table:table-cell office:value-type="float" office:value="0.00921187419056301" calcext:value-type="float">
            <text:p>0.00921187419056301</text:p>
          </table:table-cell>
          <table:table-cell/>
        </table:table-row>
        <table:table-row table:style-name="ro1">
          <table:table-cell office:value-type="string" calcext:value-type="string">
            <text:p>IND358</text:p>
          </table:table-cell>
          <table:table-cell office:value-type="float" office:value="24.8984408613722" calcext:value-type="float">
            <text:p>24.8984408613722</text:p>
          </table:table-cell>
          <table:table-cell office:value-type="float" office:value="-0.0556588992052624" calcext:value-type="float">
            <text:p>-0.0556588992052624</text:p>
          </table:table-cell>
          <table:table-cell/>
        </table:table-row>
        <table:table-row table:style-name="ro1">
          <table:table-cell office:value-type="string" calcext:value-type="string">
            <text:p>IND359</text:p>
          </table:table-cell>
          <table:table-cell office:value-type="float" office:value="29.9015404132671" calcext:value-type="float">
            <text:p>29.9015404132671</text:p>
          </table:table-cell>
          <table:table-cell office:value-type="float" office:value="4.97988399941964" calcext:value-type="float">
            <text:p>4.97988399941964</text:p>
          </table:table-cell>
          <table:table-cell/>
        </table:table-row>
        <table:table-row table:style-name="ro1">
          <table:table-cell office:value-type="string" calcext:value-type="string">
            <text:p>IND360</text:p>
          </table:table-cell>
          <table:table-cell office:value-type="float" office:value="20.0274401048173" calcext:value-type="float">
            <text:p>20.0274401048173</text:p>
          </table:table-cell>
          <table:table-cell office:value-type="float" office:value="-5.26243971929681" calcext:value-type="float">
            <text:p>-5.26243971929681</text:p>
          </table:table-cell>
          <table:table-cell/>
        </table:table-row>
        <table:table-row table:style-name="ro1">
          <table:table-cell office:value-type="string" calcext:value-type="string">
            <text:p>IND361</text:p>
          </table:table-cell>
          <table:table-cell office:value-type="float" office:value="21.5459882226455" calcext:value-type="float">
            <text:p>21.5459882226455</text:p>
          </table:table-cell>
          <table:table-cell office:value-type="float" office:value="-3.44487527751997" calcext:value-type="float">
            <text:p>-3.44487527751997</text:p>
          </table:table-cell>
          <table:table-cell/>
        </table:table-row>
        <table:table-row table:style-name="ro1">
          <table:table-cell office:value-type="string" calcext:value-type="string">
            <text:p>IND362</text:p>
          </table:table-cell>
          <table:table-cell office:value-type="float" office:value="26.7539972066023" calcext:value-type="float">
            <text:p>26.7539972066023</text:p>
          </table:table-cell>
          <table:table-cell office:value-type="float" office:value="1.97496254538359" calcext:value-type="float">
            <text:p>1.97496254538359</text:p>
          </table:table-cell>
          <table:table-cell/>
        </table:table-row>
        <table:table-row table:style-name="ro1">
          <table:table-cell office:value-type="string" calcext:value-type="string">
            <text:p>IND363</text:p>
          </table:table-cell>
          <table:table-cell office:value-type="float" office:value="25.9334115827908" calcext:value-type="float">
            <text:p>25.9334115827908</text:p>
          </table:table-cell>
          <table:table-cell office:value-type="float" office:value="0.985350382925832" calcext:value-type="float">
            <text:p>0.985350382925832</text:p>
          </table:table-cell>
          <table:table-cell/>
        </table:table-row>
        <table:table-row table:style-name="ro1">
          <table:table-cell office:value-type="string" calcext:value-type="string">
            <text:p>IND364</text:p>
          </table:table-cell>
          <table:table-cell office:value-type="float" office:value="24.5678648254399" calcext:value-type="float">
            <text:p>24.5678648254399</text:p>
          </table:table-cell>
          <table:table-cell office:value-type="float" office:value="-0.159504533142176" calcext:value-type="float">
            <text:p>-0.159504533142176</text:p>
          </table:table-cell>
          <table:table-cell/>
        </table:table-row>
        <table:table-row table:style-name="ro1">
          <table:table-cell office:value-type="string" calcext:value-type="string">
            <text:p>IND365</text:p>
          </table:table-cell>
          <table:table-cell office:value-type="float" office:value="21.5274091889399" calcext:value-type="float">
            <text:p>21.5274091889399</text:p>
          </table:table-cell>
          <table:table-cell office:value-type="float" office:value="-3.35145019661752" calcext:value-type="float">
            <text:p>-3.35145019661752</text:p>
          </table:table-cell>
          <table:table-cell/>
        </table:table-row>
        <table:table-row table:style-name="ro1">
          <table:table-cell office:value-type="string" calcext:value-type="string">
            <text:p>IND366</text:p>
          </table:table-cell>
          <table:table-cell office:value-type="float" office:value="24.9836777792561" calcext:value-type="float">
            <text:p>24.9836777792561</text:p>
          </table:table-cell>
          <table:table-cell office:value-type="float" office:value="-0.186763470622407" calcext:value-type="float">
            <text:p>-0.186763470622407</text:p>
          </table:table-cell>
          <table:table-cell/>
        </table:table-row>
        <table:table-row table:style-name="ro1">
          <table:table-cell office:value-type="string" calcext:value-type="string">
            <text:p>IND367</text:p>
          </table:table-cell>
          <table:table-cell office:value-type="float" office:value="26.035705266038" calcext:value-type="float">
            <text:p>26.035705266038</text:p>
          </table:table-cell>
          <table:table-cell office:value-type="float" office:value="1.3998005380786" calcext:value-type="float">
            <text:p>1.3998005380786</text:p>
          </table:table-cell>
          <table:table-cell/>
        </table:table-row>
        <table:table-row table:style-name="ro1">
          <table:table-cell office:value-type="string" calcext:value-type="string">
            <text:p>IND368</text:p>
          </table:table-cell>
          <table:table-cell office:value-type="float" office:value="24.0394426813851" calcext:value-type="float">
            <text:p>24.0394426813851</text:p>
          </table:table-cell>
          <table:table-cell office:value-type="float" office:value="-0.802787784001274" calcext:value-type="float">
            <text:p>-0.802787784001274</text:p>
          </table:table-cell>
          <table:table-cell/>
        </table:table-row>
        <table:table-row table:style-name="ro1">
          <table:table-cell office:value-type="string" calcext:value-type="string">
            <text:p>IND369</text:p>
          </table:table-cell>
          <table:table-cell office:value-type="float" office:value="24.8481557492895" calcext:value-type="float">
            <text:p>24.8481557492895</text:p>
          </table:table-cell>
          <table:table-cell office:value-type="float" office:value="-0.54001220763638" calcext:value-type="float">
            <text:p>-0.54001220763638</text:p>
          </table:table-cell>
          <table:table-cell/>
        </table:table-row>
        <table:table-row table:style-name="ro1">
          <table:table-cell office:value-type="string" calcext:value-type="string">
            <text:p>IND370</text:p>
          </table:table-cell>
          <table:table-cell office:value-type="float" office:value="22.6942284770515" calcext:value-type="float">
            <text:p>22.6942284770515</text:p>
          </table:table-cell>
          <table:table-cell office:value-type="float" office:value="-2.25023705052261" calcext:value-type="float">
            <text:p>-2.25023705052261</text:p>
          </table:table-cell>
          <table:table-cell/>
        </table:table-row>
        <table:table-row table:style-name="ro1">
          <table:table-cell office:value-type="string" calcext:value-type="string">
            <text:p>IND371</text:p>
          </table:table-cell>
          <table:table-cell office:value-type="float" office:value="20.7819102590461" calcext:value-type="float">
            <text:p>20.7819102590461</text:p>
          </table:table-cell>
          <table:table-cell office:value-type="float" office:value="-4.57323023327655" calcext:value-type="float">
            <text:p>-4.57323023327655</text:p>
          </table:table-cell>
          <table:table-cell/>
        </table:table-row>
        <table:table-row table:style-name="ro1">
          <table:table-cell office:value-type="string" calcext:value-type="string">
            <text:p>IND372</text:p>
          </table:table-cell>
          <table:table-cell office:value-type="float" office:value="27.6850958129475" calcext:value-type="float">
            <text:p>27.6850958129475</text:p>
          </table:table-cell>
          <table:table-cell office:value-type="float" office:value="2.85280744697675" calcext:value-type="float">
            <text:p>2.85280744697675</text:p>
          </table:table-cell>
          <table:table-cell/>
        </table:table-row>
        <table:table-row table:style-name="ro1">
          <table:table-cell office:value-type="string" calcext:value-type="string">
            <text:p>IND373</text:p>
          </table:table-cell>
          <table:table-cell office:value-type="float" office:value="28.4963052575363" calcext:value-type="float">
            <text:p>28.4963052575363</text:p>
          </table:table-cell>
          <table:table-cell office:value-type="float" office:value="3.75917220404596" calcext:value-type="float">
            <text:p>3.75917220404596</text:p>
          </table:table-cell>
          <table:table-cell/>
        </table:table-row>
        <table:table-row table:style-name="ro1">
          <table:table-cell office:value-type="string" calcext:value-type="string">
            <text:p>IND374</text:p>
          </table:table-cell>
          <table:table-cell office:value-type="float" office:value="26.2294042261073" calcext:value-type="float">
            <text:p>26.2294042261073</text:p>
          </table:table-cell>
          <table:table-cell office:value-type="float" office:value="1.39355267842758" calcext:value-type="float">
            <text:p>1.39355267842758</text:p>
          </table:table-cell>
          <table:table-cell/>
        </table:table-row>
        <table:table-row table:style-name="ro1">
          <table:table-cell office:value-type="string" calcext:value-type="string">
            <text:p>IND375</text:p>
          </table:table-cell>
          <table:table-cell office:value-type="float" office:value="26.1119210987938" calcext:value-type="float">
            <text:p>26.1119210987938</text:p>
          </table:table-cell>
          <table:table-cell office:value-type="float" office:value="0.767463310140215" calcext:value-type="float">
            <text:p>0.767463310140215</text:p>
          </table:table-cell>
          <table:table-cell/>
        </table:table-row>
        <table:table-row table:style-name="ro1">
          <table:table-cell office:value-type="string" calcext:value-type="string">
            <text:p>IND376</text:p>
          </table:table-cell>
          <table:table-cell office:value-type="float" office:value="26.9574155203367" calcext:value-type="float">
            <text:p>26.9574155203367</text:p>
          </table:table-cell>
          <table:table-cell office:value-type="float" office:value="1.67281058597579" calcext:value-type="float">
            <text:p>1.67281058597579</text:p>
          </table:table-cell>
          <table:table-cell/>
        </table:table-row>
        <table:table-row table:style-name="ro1">
          <table:table-cell office:value-type="string" calcext:value-type="string">
            <text:p>IND377</text:p>
          </table:table-cell>
          <table:table-cell office:value-type="float" office:value="26.8691337852403" calcext:value-type="float">
            <text:p>26.8691337852403</text:p>
          </table:table-cell>
          <table:table-cell office:value-type="float" office:value="1.49111660374694" calcext:value-type="float">
            <text:p>1.49111660374694</text:p>
          </table:table-cell>
          <table:table-cell/>
        </table:table-row>
        <table:table-row table:style-name="ro1">
          <table:table-cell office:value-type="string" calcext:value-type="string">
            <text:p>IND378</text:p>
          </table:table-cell>
          <table:table-cell office:value-type="float" office:value="24.6106225645057" calcext:value-type="float">
            <text:p>24.6106225645057</text:p>
          </table:table-cell>
          <table:table-cell office:value-type="float" office:value="-0.30394313685834" calcext:value-type="float">
            <text:p>-0.30394313685834</text:p>
          </table:table-cell>
          <table:table-cell/>
        </table:table-row>
        <table:table-row table:style-name="ro1">
          <table:table-cell office:value-type="string" calcext:value-type="string">
            <text:p>IND379</text:p>
          </table:table-cell>
          <table:table-cell office:value-type="float" office:value="20.7272792260815" calcext:value-type="float">
            <text:p>20.7272792260815</text:p>
          </table:table-cell>
          <table:table-cell office:value-type="float" office:value="-4.04552638570276" calcext:value-type="float">
            <text:p>-4.04552638570276</text:p>
          </table:table-cell>
          <table:table-cell/>
        </table:table-row>
        <table:table-row table:style-name="ro1">
          <table:table-cell office:value-type="string" calcext:value-type="string">
            <text:p>IND380</text:p>
          </table:table-cell>
          <table:table-cell office:value-type="float" office:value="28.2577896382895" calcext:value-type="float">
            <text:p>28.2577896382895</text:p>
          </table:table-cell>
          <table:table-cell office:value-type="float" office:value="3.1773918244292" calcext:value-type="float">
            <text:p>3.1773918244292</text:p>
          </table:table-cell>
          <table:table-cell/>
        </table:table-row>
        <table:table-row table:style-name="ro1">
          <table:table-cell office:value-type="string" calcext:value-type="string">
            <text:p>IND381</text:p>
          </table:table-cell>
          <table:table-cell office:value-type="float" office:value="27.5705373148016" calcext:value-type="float">
            <text:p>27.5705373148016</text:p>
          </table:table-cell>
          <table:table-cell office:value-type="float" office:value="2.61260511307686" calcext:value-type="float">
            <text:p>2.61260511307686</text:p>
          </table:table-cell>
          <table:table-cell/>
        </table:table-row>
        <table:table-row table:style-name="ro1">
          <table:table-cell office:value-type="string" calcext:value-type="string">
            <text:p>IND382</text:p>
          </table:table-cell>
          <table:table-cell office:value-type="float" office:value="26.5560391841551" calcext:value-type="float">
            <text:p>26.5560391841551</text:p>
          </table:table-cell>
          <table:table-cell office:value-type="float" office:value="1.52964603313509" calcext:value-type="float">
            <text:p>1.52964603313509</text:p>
          </table:table-cell>
          <table:table-cell/>
        </table:table-row>
        <table:table-row table:style-name="ro1">
          <table:table-cell office:value-type="string" calcext:value-type="string">
            <text:p>IND383</text:p>
          </table:table-cell>
          <table:table-cell office:value-type="float" office:value="28.5075351792806" calcext:value-type="float">
            <text:p>28.5075351792806</text:p>
          </table:table-cell>
          <table:table-cell office:value-type="float" office:value="3.40698762606624" calcext:value-type="float">
            <text:p>3.40698762606624</text:p>
          </table:table-cell>
          <table:table-cell/>
        </table:table-row>
        <table:table-row table:style-name="ro1">
          <table:table-cell office:value-type="string" calcext:value-type="string">
            <text:p>IND384</text:p>
          </table:table-cell>
          <table:table-cell office:value-type="float" office:value="19.1413768985819" calcext:value-type="float">
            <text:p>19.1413768985819</text:p>
          </table:table-cell>
          <table:table-cell office:value-type="float" office:value="-5.99891439492068" calcext:value-type="float">
            <text:p>-5.99891439492068</text:p>
          </table:table-cell>
          <table:table-cell/>
        </table:table-row>
        <table:table-row table:style-name="ro1">
          <table:table-cell office:value-type="string" calcext:value-type="string">
            <text:p>IND385</text:p>
          </table:table-cell>
          <table:table-cell office:value-type="float" office:value="24.2147904706834" calcext:value-type="float">
            <text:p>24.2147904706834</text:p>
          </table:table-cell>
          <table:table-cell office:value-type="float" office:value="-1.03700996542657" calcext:value-type="float">
            <text:p>-1.03700996542657</text:p>
          </table:table-cell>
          <table:table-cell/>
        </table:table-row>
        <table:table-row table:style-name="ro1">
          <table:table-cell office:value-type="string" calcext:value-type="string">
            <text:p>IND386</text:p>
          </table:table-cell>
          <table:table-cell office:value-type="float" office:value="24.6611041223004" calcext:value-type="float">
            <text:p>24.6611041223004</text:p>
          </table:table-cell>
          <table:table-cell office:value-type="float" office:value="0.0781366062538479" calcext:value-type="float">
            <text:p>0.0781366062538479</text:p>
          </table:table-cell>
          <table:table-cell/>
        </table:table-row>
        <table:table-row table:style-name="ro1">
          <table:table-cell office:value-type="string" calcext:value-type="string">
            <text:p>IND387</text:p>
          </table:table-cell>
          <table:table-cell office:value-type="float" office:value="26.850965126982" calcext:value-type="float">
            <text:p>26.850965126982</text:p>
          </table:table-cell>
          <table:table-cell office:value-type="float" office:value="1.84533441255803" calcext:value-type="float">
            <text:p>1.84533441255803</text:p>
          </table:table-cell>
          <table:table-cell/>
        </table:table-row>
        <table:table-row table:style-name="ro1">
          <table:table-cell office:value-type="string" calcext:value-type="string">
            <text:p>IND388</text:p>
          </table:table-cell>
          <table:table-cell office:value-type="float" office:value="29.0253149064016" calcext:value-type="float">
            <text:p>29.0253149064016</text:p>
          </table:table-cell>
          <table:table-cell office:value-type="float" office:value="4.04951893788638" calcext:value-type="float">
            <text:p>4.04951893788638</text:p>
          </table:table-cell>
          <table:table-cell/>
        </table:table-row>
        <table:table-row table:style-name="ro1">
          <table:table-cell office:value-type="string" calcext:value-type="string">
            <text:p>IND389</text:p>
          </table:table-cell>
          <table:table-cell office:value-type="float" office:value="30.8987430515878" calcext:value-type="float">
            <text:p>30.8987430515878</text:p>
          </table:table-cell>
          <table:table-cell office:value-type="float" office:value="5.39651256239994" calcext:value-type="float">
            <text:p>5.39651256239994</text:p>
          </table:table-cell>
          <table:table-cell/>
        </table:table-row>
        <table:table-row table:style-name="ro1">
          <table:table-cell office:value-type="string" calcext:value-type="string">
            <text:p>IND390</text:p>
          </table:table-cell>
          <table:table-cell office:value-type="float" office:value="20.6281773362578" calcext:value-type="float">
            <text:p>20.6281773362578</text:p>
          </table:table-cell>
          <table:table-cell office:value-type="float" office:value="-4.39362460508424" calcext:value-type="float">
            <text:p>-4.39362460508424</text:p>
          </table:table-cell>
          <table:table-cell/>
        </table:table-row>
        <table:table-row table:style-name="ro1">
          <table:table-cell office:value-type="string" calcext:value-type="string">
            <text:p>IND391</text:p>
          </table:table-cell>
          <table:table-cell office:value-type="float" office:value="19.2988801184017" calcext:value-type="float">
            <text:p>19.2988801184017</text:p>
          </table:table-cell>
          <table:table-cell office:value-type="float" office:value="-5.7705267425541" calcext:value-type="float">
            <text:p>-5.7705267425541</text:p>
          </table:table-cell>
          <table:table-cell/>
        </table:table-row>
        <table:table-row table:style-name="ro1">
          <table:table-cell office:value-type="string" calcext:value-type="string">
            <text:p>IND392</text:p>
          </table:table-cell>
          <table:table-cell office:value-type="float" office:value="25.0751797341627" calcext:value-type="float">
            <text:p>25.0751797341627</text:p>
          </table:table-cell>
          <table:table-cell office:value-type="float" office:value="-0.606984992898037" calcext:value-type="float">
            <text:p>-0.606984992898037</text:p>
          </table:table-cell>
          <table:table-cell/>
        </table:table-row>
        <table:table-row table:style-name="ro1">
          <table:table-cell office:value-type="string" calcext:value-type="string">
            <text:p>IND393</text:p>
          </table:table-cell>
          <table:table-cell office:value-type="float" office:value="20.0994754043828" calcext:value-type="float">
            <text:p>20.0994754043828</text:p>
          </table:table-cell>
          <table:table-cell office:value-type="float" office:value="-4.74290282751576" calcext:value-type="float">
            <text:p>-4.74290282751576</text:p>
          </table:table-cell>
          <table:table-cell/>
        </table:table-row>
        <table:table-row table:style-name="ro1">
          <table:table-cell office:value-type="string" calcext:value-type="string">
            <text:p>IND394</text:p>
          </table:table-cell>
          <table:table-cell office:value-type="float" office:value="25.481102883459" calcext:value-type="float">
            <text:p>25.481102883459</text:p>
          </table:table-cell>
          <table:table-cell office:value-type="float" office:value="0.315510124684944" calcext:value-type="float">
            <text:p>0.315510124684944</text:p>
          </table:table-cell>
          <table:table-cell/>
        </table:table-row>
        <table:table-row table:style-name="ro1">
          <table:table-cell office:value-type="string" calcext:value-type="string">
            <text:p>IND395</text:p>
          </table:table-cell>
          <table:table-cell office:value-type="float" office:value="22.5502305054952" calcext:value-type="float">
            <text:p>22.5502305054952</text:p>
          </table:table-cell>
          <table:table-cell office:value-type="float" office:value="-2.07362652179251" calcext:value-type="float">
            <text:p>-2.07362652179251</text:p>
          </table:table-cell>
          <table:table-cell/>
        </table:table-row>
        <table:table-row table:style-name="ro1">
          <table:table-cell office:value-type="string" calcext:value-type="string">
            <text:p>IND396</text:p>
          </table:table-cell>
          <table:table-cell office:value-type="float" office:value="23.7249326013341" calcext:value-type="float">
            <text:p>23.7249326013341</text:p>
          </table:table-cell>
          <table:table-cell office:value-type="float" office:value="-1.56618033536553" calcext:value-type="float">
            <text:p>-1.56618033536553</text:p>
          </table:table-cell>
          <table:table-cell/>
        </table:table-row>
        <table:table-row table:style-name="ro1">
          <table:table-cell office:value-type="string" calcext:value-type="string">
            <text:p>IND397</text:p>
          </table:table-cell>
          <table:table-cell office:value-type="float" office:value="22.4474266006834" calcext:value-type="float">
            <text:p>22.4474266006834</text:p>
          </table:table-cell>
          <table:table-cell office:value-type="float" office:value="-2.60232147030154" calcext:value-type="float">
            <text:p>-2.60232147030154</text:p>
          </table:table-cell>
          <table:table-cell/>
        </table:table-row>
        <table:table-row table:style-name="ro1">
          <table:table-cell office:value-type="string" calcext:value-type="string">
            <text:p>IND398</text:p>
          </table:table-cell>
          <table:table-cell office:value-type="float" office:value="27.7468919978019" calcext:value-type="float">
            <text:p>27.7468919978019</text:p>
          </table:table-cell>
          <table:table-cell office:value-type="float" office:value="2.5920153439968" calcext:value-type="float">
            <text:p>2.5920153439968</text:p>
          </table:table-cell>
          <table:table-cell/>
        </table:table-row>
        <table:table-row table:style-name="ro1">
          <table:table-cell office:value-type="string" calcext:value-type="string">
            <text:p>IND399</text:p>
          </table:table-cell>
          <table:table-cell office:value-type="float" office:value="27.3147538259474" calcext:value-type="float">
            <text:p>27.3147538259474</text:p>
          </table:table-cell>
          <table:table-cell office:value-type="float" office:value="1.99648889919344" calcext:value-type="float">
            <text:p>1.99648889919344</text:p>
          </table:table-cell>
          <table:table-cell/>
        </table:table-row>
        <table:table-row table:style-name="ro1">
          <table:table-cell office:value-type="string" calcext:value-type="string">
            <text:p>IND400</text:p>
          </table:table-cell>
          <table:table-cell office:value-type="float" office:value="23.3780713926572" calcext:value-type="float">
            <text:p>23.3780713926572</text:p>
          </table:table-cell>
          <table:table-cell office:value-type="float" office:value="-1.52121553716281" calcext:value-type="float">
            <text:p>-1.52121553716281</text:p>
          </table:table-cell>
          <table:table-cell/>
        </table:table-row>
        <table:table-row table:style-name="ro1">
          <table:table-cell office:value-type="string" calcext:value-type="string">
            <text:p>IND401</text:p>
          </table:table-cell>
          <table:table-cell office:value-type="float" office:value="27.2265112207579" calcext:value-type="float">
            <text:p>27.2265112207579</text:p>
          </table:table-cell>
          <table:table-cell office:value-type="float" office:value="2.04539503591399" calcext:value-type="float">
            <text:p>2.04539503591399</text:p>
          </table:table-cell>
          <table:table-cell/>
        </table:table-row>
        <table:table-row table:style-name="ro1">
          <table:table-cell office:value-type="string" calcext:value-type="string">
            <text:p>IND402</text:p>
          </table:table-cell>
          <table:table-cell office:value-type="float" office:value="19.631739372035" calcext:value-type="float">
            <text:p>19.631739372035</text:p>
          </table:table-cell>
          <table:table-cell office:value-type="float" office:value="-5.67216972036147" calcext:value-type="float">
            <text:p>-5.67216972036147</text:p>
          </table:table-cell>
          <table:table-cell/>
        </table:table-row>
        <table:table-row table:style-name="ro1">
          <table:table-cell office:value-type="string" calcext:value-type="string">
            <text:p>IND403</text:p>
          </table:table-cell>
          <table:table-cell office:value-type="float" office:value="27.7284000275417" calcext:value-type="float">
            <text:p>27.7284000275417</text:p>
          </table:table-cell>
          <table:table-cell office:value-type="float" office:value="2.50186233702338" calcext:value-type="float">
            <text:p>2.50186233702338</text:p>
          </table:table-cell>
          <table:table-cell/>
        </table:table-row>
        <table:table-row table:style-name="ro1">
          <table:table-cell office:value-type="string" calcext:value-type="string">
            <text:p>IND404</text:p>
          </table:table-cell>
          <table:table-cell office:value-type="float" office:value="28.3371284908929" calcext:value-type="float">
            <text:p>28.3371284908929</text:p>
          </table:table-cell>
          <table:table-cell office:value-type="float" office:value="2.89990478872306" calcext:value-type="float">
            <text:p>2.89990478872306</text:p>
          </table:table-cell>
          <table:table-cell/>
        </table:table-row>
        <table:table-row table:style-name="ro1">
          <table:table-cell office:value-type="string" calcext:value-type="string">
            <text:p>IND405</text:p>
          </table:table-cell>
          <table:table-cell office:value-type="float" office:value="16.3099027699029" calcext:value-type="float">
            <text:p>16.3099027699029</text:p>
          </table:table-cell>
          <table:table-cell office:value-type="float" office:value="-8.55344868872752" calcext:value-type="float">
            <text:p>-8.55344868872752</text:p>
          </table:table-cell>
          <table:table-cell/>
        </table:table-row>
        <table:table-row table:style-name="ro1">
          <table:table-cell office:value-type="string" calcext:value-type="string">
            <text:p>IND406</text:p>
          </table:table-cell>
          <table:table-cell office:value-type="float" office:value="23.5028112185401" calcext:value-type="float">
            <text:p>23.5028112185401</text:p>
          </table:table-cell>
          <table:table-cell office:value-type="float" office:value="-1.91666490676196" calcext:value-type="float">
            <text:p>-1.91666490676196</text:p>
          </table:table-cell>
          <table:table-cell/>
        </table:table-row>
        <table:table-row table:style-name="ro1">
          <table:table-cell office:value-type="string" calcext:value-type="string">
            <text:p>IND407</text:p>
          </table:table-cell>
          <table:table-cell office:value-type="float" office:value="30.1269814089856" calcext:value-type="float">
            <text:p>30.1269814089856</text:p>
          </table:table-cell>
          <table:table-cell office:value-type="float" office:value="5.05333982612176" calcext:value-type="float">
            <text:p>5.05333982612176</text:p>
          </table:table-cell>
          <table:table-cell/>
        </table:table-row>
        <table:table-row table:style-name="ro1">
          <table:table-cell office:value-type="string" calcext:value-type="string">
            <text:p>IND408</text:p>
          </table:table-cell>
          <table:table-cell office:value-type="float" office:value="26.1501092932093" calcext:value-type="float">
            <text:p>26.1501092932093</text:p>
          </table:table-cell>
          <table:table-cell office:value-type="float" office:value="1.30740737808211" calcext:value-type="float">
            <text:p>1.30740737808211</text:p>
          </table:table-cell>
          <table:table-cell/>
        </table:table-row>
        <table:table-row table:style-name="ro1">
          <table:table-cell office:value-type="string" calcext:value-type="string">
            <text:p>IND409</text:p>
          </table:table-cell>
          <table:table-cell office:value-type="float" office:value="24.5030343486825" calcext:value-type="float">
            <text:p>24.5030343486825</text:p>
          </table:table-cell>
          <table:table-cell office:value-type="float" office:value="-0.287555547009348" calcext:value-type="float">
            <text:p>-0.287555547009348</text:p>
          </table:table-cell>
          <table:table-cell/>
        </table:table-row>
        <table:table-row table:style-name="ro1">
          <table:table-cell office:value-type="string" calcext:value-type="string">
            <text:p>IND410</text:p>
          </table:table-cell>
          <table:table-cell office:value-type="float" office:value="17.3499067065037" calcext:value-type="float">
            <text:p>17.3499067065037</text:p>
          </table:table-cell>
          <table:table-cell office:value-type="float" office:value="-7.3283554732208" calcext:value-type="float">
            <text:p>-7.3283554732208</text:p>
          </table:table-cell>
          <table:table-cell/>
        </table:table-row>
        <table:table-row table:style-name="ro1">
          <table:table-cell office:value-type="string" calcext:value-type="string">
            <text:p>IND411</text:p>
          </table:table-cell>
          <table:table-cell office:value-type="float" office:value="25.9882200065345" calcext:value-type="float">
            <text:p>25.9882200065345</text:p>
          </table:table-cell>
          <table:table-cell office:value-type="float" office:value="1.20017176883175" calcext:value-type="float">
            <text:p>1.20017176883175</text:p>
          </table:table-cell>
          <table:table-cell/>
        </table:table-row>
        <table:table-row table:style-name="ro1">
          <table:table-cell office:value-type="string" calcext:value-type="string">
            <text:p>IND412</text:p>
          </table:table-cell>
          <table:table-cell office:value-type="float" office:value="23.6860263627481" calcext:value-type="float">
            <text:p>23.6860263627481</text:p>
          </table:table-cell>
          <table:table-cell office:value-type="float" office:value="-1.01967355417214" calcext:value-type="float">
            <text:p>-1.01967355417214</text:p>
          </table:table-cell>
          <table:table-cell/>
        </table:table-row>
        <table:table-row table:style-name="ro1">
          <table:table-cell office:value-type="string" calcext:value-type="string">
            <text:p>IND413</text:p>
          </table:table-cell>
          <table:table-cell office:value-type="float" office:value="23.9052855842382" calcext:value-type="float">
            <text:p>23.9052855842382</text:p>
          </table:table-cell>
          <table:table-cell office:value-type="float" office:value="-1.0551903072924" calcext:value-type="float">
            <text:p>-1.0551903072924</text:p>
          </table:table-cell>
          <table:table-cell/>
        </table:table-row>
        <table:table-row table:style-name="ro1">
          <table:table-cell office:value-type="string" calcext:value-type="string">
            <text:p>IND414</text:p>
          </table:table-cell>
          <table:table-cell office:value-type="float" office:value="25.1978208114103" calcext:value-type="float">
            <text:p>25.1978208114103</text:p>
          </table:table-cell>
          <table:table-cell office:value-type="float" office:value="-0.0661014097081281" calcext:value-type="float">
            <text:p>-0.0661014097081281</text:p>
          </table:table-cell>
          <table:table-cell/>
        </table:table-row>
        <table:table-row table:style-name="ro1">
          <table:table-cell office:value-type="string" calcext:value-type="string">
            <text:p>IND415</text:p>
          </table:table-cell>
          <table:table-cell office:value-type="float" office:value="25.2768469912765" calcext:value-type="float">
            <text:p>25.2768469912765</text:p>
          </table:table-cell>
          <table:table-cell office:value-type="float" office:value="0.207797411044463" calcext:value-type="float">
            <text:p>0.207797411044463</text:p>
          </table:table-cell>
          <table:table-cell/>
        </table:table-row>
        <table:table-row table:style-name="ro1">
          <table:table-cell office:value-type="string" calcext:value-type="string">
            <text:p>IND416</text:p>
          </table:table-cell>
          <table:table-cell office:value-type="float" office:value="22.8391431179909" calcext:value-type="float">
            <text:p>22.8391431179909</text:p>
          </table:table-cell>
          <table:table-cell office:value-type="float" office:value="-2.2622361751644" calcext:value-type="float">
            <text:p>-2.2622361751644</text:p>
          </table:table-cell>
          <table:table-cell/>
        </table:table-row>
        <table:table-row table:style-name="ro1">
          <table:table-cell office:value-type="string" calcext:value-type="string">
            <text:p>IND417</text:p>
          </table:table-cell>
          <table:table-cell office:value-type="float" office:value="23.518804860092" calcext:value-type="float">
            <text:p>23.518804860092</text:p>
          </table:table-cell>
          <table:table-cell office:value-type="float" office:value="-1.92958871763924" calcext:value-type="float">
            <text:p>-1.92958871763924</text:p>
          </table:table-cell>
          <table:table-cell/>
        </table:table-row>
        <table:table-row table:style-name="ro1">
          <table:table-cell office:value-type="string" calcext:value-type="string">
            <text:p>IND418</text:p>
          </table:table-cell>
          <table:table-cell office:value-type="float" office:value="25.4164994152893" calcext:value-type="float">
            <text:p>25.4164994152893</text:p>
          </table:table-cell>
          <table:table-cell office:value-type="float" office:value="0.131551777276777" calcext:value-type="float">
            <text:p>0.131551777276777</text:p>
          </table:table-cell>
          <table:table-cell/>
        </table:table-row>
        <table:table-row table:style-name="ro1">
          <table:table-cell office:value-type="string" calcext:value-type="string">
            <text:p>IND419</text:p>
          </table:table-cell>
          <table:table-cell office:value-type="float" office:value="25.0334263924038" calcext:value-type="float">
            <text:p>25.0334263924038</text:p>
          </table:table-cell>
          <table:table-cell office:value-type="float" office:value="0.0173318320254818" calcext:value-type="float">
            <text:p>0.0173318320254818</text:p>
          </table:table-cell>
          <table:table-cell/>
        </table:table-row>
        <table:table-row table:style-name="ro1">
          <table:table-cell office:value-type="string" calcext:value-type="string">
            <text:p>IND420</text:p>
          </table:table-cell>
          <table:table-cell office:value-type="float" office:value="26.8868740456167" calcext:value-type="float">
            <text:p>26.8868740456167</text:p>
          </table:table-cell>
          <table:table-cell office:value-type="float" office:value="1.90806939798059" calcext:value-type="float">
            <text:p>1.90806939798059</text:p>
          </table:table-cell>
          <table:table-cell/>
        </table:table-row>
        <table:table-row table:style-name="ro1">
          <table:table-cell office:value-type="string" calcext:value-type="string">
            <text:p>IND421</text:p>
          </table:table-cell>
          <table:table-cell office:value-type="float" office:value="26.4053880102213" calcext:value-type="float">
            <text:p>26.4053880102213</text:p>
          </table:table-cell>
          <table:table-cell office:value-type="float" office:value="1.64766745804748" calcext:value-type="float">
            <text:p>1.64766745804748</text:p>
          </table:table-cell>
          <table:table-cell/>
        </table:table-row>
        <table:table-row table:style-name="ro1">
          <table:table-cell office:value-type="string" calcext:value-type="string">
            <text:p>IND422</text:p>
          </table:table-cell>
          <table:table-cell office:value-type="float" office:value="22.1050484864644" calcext:value-type="float">
            <text:p>22.1050484864644</text:p>
          </table:table-cell>
          <table:table-cell office:value-type="float" office:value="-2.43602631342183" calcext:value-type="float">
            <text:p>-2.43602631342183</text:p>
          </table:table-cell>
          <table:table-cell/>
        </table:table-row>
        <table:table-row table:style-name="ro1">
          <table:table-cell office:value-type="string" calcext:value-type="string">
            <text:p>IND423</text:p>
          </table:table-cell>
          <table:table-cell office:value-type="float" office:value="26.0907831425341" calcext:value-type="float">
            <text:p>26.0907831425341</text:p>
          </table:table-cell>
          <table:table-cell office:value-type="float" office:value="1.27324310739806" calcext:value-type="float">
            <text:p>1.27324310739806</text:p>
          </table:table-cell>
          <table:table-cell/>
        </table:table-row>
        <table:table-row table:style-name="ro1">
          <table:table-cell office:value-type="string" calcext:value-type="string">
            <text:p>IND424</text:p>
          </table:table-cell>
          <table:table-cell office:value-type="float" office:value="23.8521607563794" calcext:value-type="float">
            <text:p>23.8521607563794</text:p>
          </table:table-cell>
          <table:table-cell office:value-type="float" office:value="-0.901828781167085" calcext:value-type="float">
            <text:p>-0.901828781167085</text:p>
          </table:table-cell>
          <table:table-cell/>
        </table:table-row>
        <table:table-row table:style-name="ro1">
          <table:table-cell office:value-type="string" calcext:value-type="string">
            <text:p>IND425</text:p>
          </table:table-cell>
          <table:table-cell office:value-type="float" office:value="30.2863172475058" calcext:value-type="float">
            <text:p>30.2863172475058</text:p>
          </table:table-cell>
          <table:table-cell office:value-type="float" office:value="5.33250881974573" calcext:value-type="float">
            <text:p>5.33250881974573</text:p>
          </table:table-cell>
          <table:table-cell/>
        </table:table-row>
        <table:table-row table:style-name="ro1">
          <table:table-cell office:value-type="string" calcext:value-type="string">
            <text:p>IND426</text:p>
          </table:table-cell>
          <table:table-cell office:value-type="float" office:value="23.4422773105498" calcext:value-type="float">
            <text:p>23.4422773105498</text:p>
          </table:table-cell>
          <table:table-cell office:value-type="float" office:value="-1.78961256287116" calcext:value-type="float">
            <text:p>-1.78961256287116</text:p>
          </table:table-cell>
          <table:table-cell/>
        </table:table-row>
        <table:table-row table:style-name="ro1">
          <table:table-cell office:value-type="string" calcext:value-type="string">
            <text:p>IND427</text:p>
          </table:table-cell>
          <table:table-cell office:value-type="float" office:value="25.3223135357742" calcext:value-type="float">
            <text:p>25.3223135357742</text:p>
          </table:table-cell>
          <table:table-cell office:value-type="float" office:value="0.189464493309602" calcext:value-type="float">
            <text:p>0.189464493309602</text:p>
          </table:table-cell>
          <table:table-cell/>
        </table:table-row>
        <table:table-row table:style-name="ro1">
          <table:table-cell office:value-type="string" calcext:value-type="string">
            <text:p>IND428</text:p>
          </table:table-cell>
          <table:table-cell office:value-type="float" office:value="26.8273165142197" calcext:value-type="float">
            <text:p>26.8273165142197</text:p>
          </table:table-cell>
          <table:table-cell office:value-type="float" office:value="1.52245365975196" calcext:value-type="float">
            <text:p>1.52245365975196</text:p>
          </table:table-cell>
          <table:table-cell/>
        </table:table-row>
        <table:table-row table:style-name="ro1">
          <table:table-cell office:value-type="string" calcext:value-type="string">
            <text:p>IND429</text:p>
          </table:table-cell>
          <table:table-cell office:value-type="float" office:value="20.6057502065898" calcext:value-type="float">
            <text:p>20.6057502065898</text:p>
          </table:table-cell>
          <table:table-cell office:value-type="float" office:value="-4.36074288017034" calcext:value-type="float">
            <text:p>-4.36074288017034</text:p>
          </table:table-cell>
          <table:table-cell/>
        </table:table-row>
        <table:table-row table:style-name="ro1">
          <table:table-cell office:value-type="string" calcext:value-type="string">
            <text:p>IND430</text:p>
          </table:table-cell>
          <table:table-cell office:value-type="float" office:value="21.5872379158171" calcext:value-type="float">
            <text:p>21.5872379158171</text:p>
          </table:table-cell>
          <table:table-cell office:value-type="float" office:value="-3.56719226639171" calcext:value-type="float">
            <text:p>-3.56719226639171</text:p>
          </table:table-cell>
          <table:table-cell/>
        </table:table-row>
        <table:table-row table:style-name="ro1">
          <table:table-cell office:value-type="string" calcext:value-type="string">
            <text:p>IND431</text:p>
          </table:table-cell>
          <table:table-cell office:value-type="float" office:value="23.7047361279009" calcext:value-type="float">
            <text:p>23.7047361279009</text:p>
          </table:table-cell>
          <table:table-cell office:value-type="float" office:value="-1.13917590807247" calcext:value-type="float">
            <text:p>-1.13917590807247</text:p>
          </table:table-cell>
          <table:table-cell/>
        </table:table-row>
        <table:table-row table:style-name="ro1">
          <table:table-cell office:value-type="string" calcext:value-type="string">
            <text:p>IND432</text:p>
          </table:table-cell>
          <table:table-cell office:value-type="float" office:value="21.5964078014422" calcext:value-type="float">
            <text:p>21.5964078014422</text:p>
          </table:table-cell>
          <table:table-cell office:value-type="float" office:value="-3.21146416560636" calcext:value-type="float">
            <text:p>-3.21146416560636</text:p>
          </table:table-cell>
          <table:table-cell/>
        </table:table-row>
        <table:table-row table:style-name="ro1">
          <table:table-cell office:value-type="string" calcext:value-type="string">
            <text:p>IND433</text:p>
          </table:table-cell>
          <table:table-cell office:value-type="float" office:value="23.4393970555651" calcext:value-type="float">
            <text:p>23.4393970555651</text:p>
          </table:table-cell>
          <table:table-cell office:value-type="float" office:value="-1.36223954088168" calcext:value-type="float">
            <text:p>-1.36223954088168</text:p>
          </table:table-cell>
          <table:table-cell/>
        </table:table-row>
        <table:table-row table:style-name="ro1">
          <table:table-cell office:value-type="string" calcext:value-type="string">
            <text:p>IND434</text:p>
          </table:table-cell>
          <table:table-cell office:value-type="float" office:value="21.5329711321356" calcext:value-type="float">
            <text:p>21.5329711321356</text:p>
          </table:table-cell>
          <table:table-cell office:value-type="float" office:value="-3.53739848642637" calcext:value-type="float">
            <text:p>-3.53739848642637</text:p>
          </table:table-cell>
          <table:table-cell/>
        </table:table-row>
        <table:table-row table:style-name="ro1">
          <table:table-cell office:value-type="string" calcext:value-type="string">
            <text:p>IND435</text:p>
          </table:table-cell>
          <table:table-cell office:value-type="float" office:value="23.9177865341461" calcext:value-type="float">
            <text:p>23.9177865341461</text:p>
          </table:table-cell>
          <table:table-cell office:value-type="float" office:value="-0.853377828834269" calcext:value-type="float">
            <text:p>-0.853377828834269</text:p>
          </table:table-cell>
          <table:table-cell/>
        </table:table-row>
        <table:table-row table:style-name="ro1">
          <table:table-cell office:value-type="string" calcext:value-type="string">
            <text:p>IND436</text:p>
          </table:table-cell>
          <table:table-cell office:value-type="float" office:value="22.9281284037987" calcext:value-type="float">
            <text:p>22.9281284037987</text:p>
          </table:table-cell>
          <table:table-cell office:value-type="float" office:value="-2.02278304430968" calcext:value-type="float">
            <text:p>-2.02278304430968</text:p>
          </table:table-cell>
          <table:table-cell/>
        </table:table-row>
        <table:table-row table:style-name="ro1">
          <table:table-cell office:value-type="string" calcext:value-type="string">
            <text:p>IND437</text:p>
          </table:table-cell>
          <table:table-cell office:value-type="float" office:value="24.9847615065544" calcext:value-type="float">
            <text:p>24.9847615065544</text:p>
          </table:table-cell>
          <table:table-cell office:value-type="float" office:value="0.134866041130121" calcext:value-type="float">
            <text:p>0.134866041130121</text:p>
          </table:table-cell>
          <table:table-cell/>
        </table:table-row>
        <table:table-row table:style-name="ro1">
          <table:table-cell office:value-type="string" calcext:value-type="string">
            <text:p>IND438</text:p>
          </table:table-cell>
          <table:table-cell office:value-type="float" office:value="19.086351411879" calcext:value-type="float">
            <text:p>19.086351411879</text:p>
          </table:table-cell>
          <table:table-cell office:value-type="float" office:value="-6.24092377207525" calcext:value-type="float">
            <text:p>-6.24092377207525</text:p>
          </table:table-cell>
          <table:table-cell/>
        </table:table-row>
        <table:table-row table:style-name="ro1">
          <table:table-cell office:value-type="string" calcext:value-type="string">
            <text:p>IND439</text:p>
          </table:table-cell>
          <table:table-cell office:value-type="float" office:value="22.3377656661065" calcext:value-type="float">
            <text:p>22.3377656661065</text:p>
          </table:table-cell>
          <table:table-cell office:value-type="float" office:value="-2.54209463079147" calcext:value-type="float">
            <text:p>-2.54209463079147</text:p>
          </table:table-cell>
          <table:table-cell/>
        </table:table-row>
        <table:table-row table:style-name="ro1">
          <table:table-cell office:value-type="string" calcext:value-type="string">
            <text:p>IND440</text:p>
          </table:table-cell>
          <table:table-cell office:value-type="float" office:value="29.2011975411937" calcext:value-type="float">
            <text:p>29.2011975411937</text:p>
          </table:table-cell>
          <table:table-cell office:value-type="float" office:value="4.3271054892612" calcext:value-type="float">
            <text:p>4.3271054892612</text:p>
          </table:table-cell>
          <table:table-cell/>
        </table:table-row>
        <table:table-row table:style-name="ro1">
          <table:table-cell office:value-type="string" calcext:value-type="string">
            <text:p>IND441</text:p>
          </table:table-cell>
          <table:table-cell office:value-type="float" office:value="26.7323332411645" calcext:value-type="float">
            <text:p>26.7323332411645</text:p>
          </table:table-cell>
          <table:table-cell office:value-type="float" office:value="1.88771035369666" calcext:value-type="float">
            <text:p>1.88771035369666</text:p>
          </table:table-cell>
          <table:table-cell/>
        </table:table-row>
        <table:table-row table:style-name="ro1">
          <table:table-cell office:value-type="string" calcext:value-type="string">
            <text:p>IND442</text:p>
          </table:table-cell>
          <table:table-cell office:value-type="float" office:value="23.0625832906328" calcext:value-type="float">
            <text:p>23.0625832906328</text:p>
          </table:table-cell>
          <table:table-cell office:value-type="float" office:value="-2.1965561289887" calcext:value-type="float">
            <text:p>-2.1965561289887</text:p>
          </table:table-cell>
          <table:table-cell/>
        </table:table-row>
        <table:table-row table:style-name="ro1">
          <table:table-cell office:value-type="string" calcext:value-type="string">
            <text:p>IND443</text:p>
          </table:table-cell>
          <table:table-cell office:value-type="float" office:value="22.6808604358024" calcext:value-type="float">
            <text:p>22.6808604358024</text:p>
          </table:table-cell>
          <table:table-cell office:value-type="float" office:value="-2.45559163265873" calcext:value-type="float">
            <text:p>-2.45559163265873</text:p>
          </table:table-cell>
          <table:table-cell/>
        </table:table-row>
        <table:table-row table:style-name="ro1">
          <table:table-cell office:value-type="string" calcext:value-type="string">
            <text:p>IND444</text:p>
          </table:table-cell>
          <table:table-cell office:value-type="float" office:value="23.7638147171365" calcext:value-type="float">
            <text:p>23.7638147171365</text:p>
          </table:table-cell>
          <table:table-cell office:value-type="float" office:value="-1.27787711205365" calcext:value-type="float">
            <text:p>-1.27787711205365</text:p>
          </table:table-cell>
          <table:table-cell/>
        </table:table-row>
        <table:table-row table:style-name="ro1">
          <table:table-cell office:value-type="string" calcext:value-type="string">
            <text:p>IND445</text:p>
          </table:table-cell>
          <table:table-cell office:value-type="float" office:value="17.8309134349919" calcext:value-type="float">
            <text:p>17.8309134349919</text:p>
          </table:table-cell>
          <table:table-cell office:value-type="float" office:value="-6.92469272427229" calcext:value-type="float">
            <text:p>-6.92469272427229</text:p>
          </table:table-cell>
          <table:table-cell/>
        </table:table-row>
        <table:table-row table:style-name="ro1">
          <table:table-cell office:value-type="string" calcext:value-type="string">
            <text:p>IND446</text:p>
          </table:table-cell>
          <table:table-cell office:value-type="float" office:value="25.8375345188835" calcext:value-type="float">
            <text:p>25.8375345188835</text:p>
          </table:table-cell>
          <table:table-cell office:value-type="float" office:value="0.715848799841144" calcext:value-type="float">
            <text:p>0.715848799841144</text:p>
          </table:table-cell>
          <table:table-cell/>
        </table:table-row>
        <table:table-row table:style-name="ro1">
          <table:table-cell office:value-type="string" calcext:value-type="string">
            <text:p>IND447</text:p>
          </table:table-cell>
          <table:table-cell office:value-type="float" office:value="25.5231401359312" calcext:value-type="float">
            <text:p>25.5231401359312</text:p>
          </table:table-cell>
          <table:table-cell office:value-type="float" office:value="0.631016457679568" calcext:value-type="float">
            <text:p>0.631016457679568</text:p>
          </table:table-cell>
          <table:table-cell/>
        </table:table-row>
        <table:table-row table:style-name="ro1">
          <table:table-cell office:value-type="string" calcext:value-type="string">
            <text:p>IND448</text:p>
          </table:table-cell>
          <table:table-cell office:value-type="float" office:value="24.5838211644887" calcext:value-type="float">
            <text:p>24.5838211644887</text:p>
          </table:table-cell>
          <table:table-cell office:value-type="float" office:value="-0.0832606420165117" calcext:value-type="float">
            <text:p>-0.0832606420165117</text:p>
          </table:table-cell>
          <table:table-cell/>
        </table:table-row>
        <table:table-row table:style-name="ro1">
          <table:table-cell office:value-type="string" calcext:value-type="string">
            <text:p>IND449</text:p>
          </table:table-cell>
          <table:table-cell office:value-type="float" office:value="30.0435331262159" calcext:value-type="float">
            <text:p>30.0435331262159</text:p>
          </table:table-cell>
          <table:table-cell office:value-type="float" office:value="5.07454718234886" calcext:value-type="float">
            <text:p>5.07454718234886</text:p>
          </table:table-cell>
          <table:table-cell/>
        </table:table-row>
        <table:table-row table:style-name="ro1">
          <table:table-cell office:value-type="string" calcext:value-type="string">
            <text:p>IND450</text:p>
          </table:table-cell>
          <table:table-cell office:value-type="float" office:value="21.8738601306109" calcext:value-type="float">
            <text:p>21.8738601306109</text:p>
          </table:table-cell>
          <table:table-cell office:value-type="float" office:value="-2.92561619952256" calcext:value-type="float">
            <text:p>-2.92561619952256</text:p>
          </table:table-cell>
          <table:table-cell/>
        </table:table-row>
        <table:table-row table:style-name="ro1">
          <table:table-cell office:value-type="string" calcext:value-type="string">
            <text:p>IND451</text:p>
          </table:table-cell>
          <table:table-cell office:value-type="float" office:value="26.4154710884406" calcext:value-type="float">
            <text:p>26.4154710884406</text:p>
          </table:table-cell>
          <table:table-cell office:value-type="float" office:value="1.4112639541595" calcext:value-type="float">
            <text:p>1.4112639541595</text:p>
          </table:table-cell>
          <table:table-cell/>
        </table:table-row>
        <table:table-row table:style-name="ro1">
          <table:table-cell office:value-type="string" calcext:value-type="string">
            <text:p>IND452</text:p>
          </table:table-cell>
          <table:table-cell office:value-type="float" office:value="25.0539454052833" calcext:value-type="float">
            <text:p>25.0539454052833</text:p>
          </table:table-cell>
          <table:table-cell office:value-type="float" office:value="-0.145740395677711" calcext:value-type="float">
            <text:p>-0.145740395677711</text:p>
          </table:table-cell>
          <table:table-cell/>
        </table:table-row>
        <table:table-row table:style-name="ro1">
          <table:table-cell office:value-type="string" calcext:value-type="string">
            <text:p>IND453</text:p>
          </table:table-cell>
          <table:table-cell office:value-type="float" office:value="22.989189624869" calcext:value-type="float">
            <text:p>22.989189624869</text:p>
          </table:table-cell>
          <table:table-cell office:value-type="float" office:value="-2.35361474714782" calcext:value-type="float">
            <text:p>-2.35361474714782</text:p>
          </table:table-cell>
          <table:table-cell/>
        </table:table-row>
        <table:table-row table:style-name="ro1">
          <table:table-cell office:value-type="string" calcext:value-type="string">
            <text:p>IND454</text:p>
          </table:table-cell>
          <table:table-cell office:value-type="float" office:value="20.8507849518236" calcext:value-type="float">
            <text:p>20.8507849518236</text:p>
          </table:table-cell>
          <table:table-cell office:value-type="float" office:value="-4.84561971810927" calcext:value-type="float">
            <text:p>-4.84561971810927</text:p>
          </table:table-cell>
          <table:table-cell/>
        </table:table-row>
        <table:table-row table:style-name="ro1">
          <table:table-cell office:value-type="string" calcext:value-type="string">
            <text:p>IND455</text:p>
          </table:table-cell>
          <table:table-cell office:value-type="float" office:value="26.7993040944557" calcext:value-type="float">
            <text:p>26.7993040944557</text:p>
          </table:table-cell>
          <table:table-cell office:value-type="float" office:value="1.89044517500681" calcext:value-type="float">
            <text:p>1.89044517500681</text:p>
          </table:table-cell>
          <table:table-cell/>
        </table:table-row>
        <table:table-row table:style-name="ro1">
          <table:table-cell office:value-type="string" calcext:value-type="string">
            <text:p>IND456</text:p>
          </table:table-cell>
          <table:table-cell office:value-type="float" office:value="22.1320727945819" calcext:value-type="float">
            <text:p>22.1320727945819</text:p>
          </table:table-cell>
          <table:table-cell office:value-type="float" office:value="-3.36153747233418" calcext:value-type="float">
            <text:p>-3.36153747233418</text:p>
          </table:table-cell>
          <table:table-cell/>
        </table:table-row>
        <table:table-row table:style-name="ro1">
          <table:table-cell office:value-type="string" calcext:value-type="string">
            <text:p>IND457</text:p>
          </table:table-cell>
          <table:table-cell office:value-type="float" office:value="27.2001616809731" calcext:value-type="float">
            <text:p>27.2001616809731</text:p>
          </table:table-cell>
          <table:table-cell office:value-type="float" office:value="2.26382728858289" calcext:value-type="float">
            <text:p>2.26382728858289</text:p>
          </table:table-cell>
          <table:table-cell/>
        </table:table-row>
        <table:table-row table:style-name="ro1">
          <table:table-cell office:value-type="string" calcext:value-type="string">
            <text:p>IND458</text:p>
          </table:table-cell>
          <table:table-cell office:value-type="float" office:value="21.908391818359" calcext:value-type="float">
            <text:p>21.908391818359</text:p>
          </table:table-cell>
          <table:table-cell office:value-type="float" office:value="-3.18312464184867" calcext:value-type="float">
            <text:p>-3.18312464184867</text:p>
          </table:table-cell>
          <table:table-cell/>
        </table:table-row>
        <table:table-row table:style-name="ro1">
          <table:table-cell office:value-type="string" calcext:value-type="string">
            <text:p>IND459</text:p>
          </table:table-cell>
          <table:table-cell office:value-type="float" office:value="25.7249042731747" calcext:value-type="float">
            <text:p>25.7249042731747</text:p>
          </table:table-cell>
          <table:table-cell office:value-type="float" office:value="0.660945632125769" calcext:value-type="float">
            <text:p>0.660945632125769</text:p>
          </table:table-cell>
          <table:table-cell/>
        </table:table-row>
        <table:table-row table:style-name="ro1">
          <table:table-cell office:value-type="string" calcext:value-type="string">
            <text:p>IND460</text:p>
          </table:table-cell>
          <table:table-cell office:value-type="float" office:value="24.5871172249064" calcext:value-type="float">
            <text:p>24.5871172249064</text:p>
          </table:table-cell>
          <table:table-cell office:value-type="float" office:value="-0.188450594791176" calcext:value-type="float">
            <text:p>-0.188450594791176</text:p>
          </table:table-cell>
          <table:table-cell/>
        </table:table-row>
        <table:table-row table:style-name="ro1">
          <table:table-cell office:value-type="string" calcext:value-type="string">
            <text:p>IND461</text:p>
          </table:table-cell>
          <table:table-cell office:value-type="float" office:value="24.4293712623421" calcext:value-type="float">
            <text:p>24.4293712623421</text:p>
          </table:table-cell>
          <table:table-cell office:value-type="float" office:value="-0.624667805278271" calcext:value-type="float">
            <text:p>-0.624667805278271</text:p>
          </table:table-cell>
          <table:table-cell/>
        </table:table-row>
        <table:table-row table:style-name="ro1">
          <table:table-cell office:value-type="string" calcext:value-type="string">
            <text:p>IND462</text:p>
          </table:table-cell>
          <table:table-cell office:value-type="float" office:value="22.1418550211684" calcext:value-type="float">
            <text:p>22.1418550211684</text:p>
          </table:table-cell>
          <table:table-cell office:value-type="float" office:value="-2.77688448017467" calcext:value-type="float">
            <text:p>-2.77688448017467</text:p>
          </table:table-cell>
          <table:table-cell/>
        </table:table-row>
        <table:table-row table:style-name="ro1">
          <table:table-cell office:value-type="string" calcext:value-type="string">
            <text:p>IND463</text:p>
          </table:table-cell>
          <table:table-cell office:value-type="float" office:value="26.907571998849" calcext:value-type="float">
            <text:p>26.907571998849</text:p>
          </table:table-cell>
          <table:table-cell office:value-type="float" office:value="1.70073349483142" calcext:value-type="float">
            <text:p>1.70073349483142</text:p>
          </table:table-cell>
          <table:table-cell/>
        </table:table-row>
        <table:table-row table:style-name="ro1">
          <table:table-cell office:value-type="string" calcext:value-type="string">
            <text:p>IND464</text:p>
          </table:table-cell>
          <table:table-cell office:value-type="float" office:value="24.6036579493402" calcext:value-type="float">
            <text:p>24.6036579493402</text:p>
          </table:table-cell>
          <table:table-cell office:value-type="float" office:value="-0.112514051235054" calcext:value-type="float">
            <text:p>-0.112514051235054</text:p>
          </table:table-cell>
          <table:table-cell/>
        </table:table-row>
        <table:table-row table:style-name="ro1">
          <table:table-cell office:value-type="string" calcext:value-type="string">
            <text:p>IND465</text:p>
          </table:table-cell>
          <table:table-cell office:value-type="float" office:value="21.5816806364461" calcext:value-type="float">
            <text:p>21.5816806364461</text:p>
          </table:table-cell>
          <table:table-cell office:value-type="float" office:value="-3.51889176493297" calcext:value-type="float">
            <text:p>-3.51889176493297</text:p>
          </table:table-cell>
          <table:table-cell/>
        </table:table-row>
        <table:table-row table:style-name="ro1">
          <table:table-cell office:value-type="string" calcext:value-type="string">
            <text:p>IND466</text:p>
          </table:table-cell>
          <table:table-cell office:value-type="float" office:value="26.080611421055" calcext:value-type="float">
            <text:p>26.080611421055</text:p>
          </table:table-cell>
          <table:table-cell office:value-type="float" office:value="1.19115457906061" calcext:value-type="float">
            <text:p>1.19115457906061</text:p>
          </table:table-cell>
          <table:table-cell/>
        </table:table-row>
        <table:table-row table:style-name="ro1">
          <table:table-cell office:value-type="string" calcext:value-type="string">
            <text:p>IND467</text:p>
          </table:table-cell>
          <table:table-cell office:value-type="float" office:value="24.575048020106" calcext:value-type="float">
            <text:p>24.575048020106</text:p>
          </table:table-cell>
          <table:table-cell office:value-type="float" office:value="-0.447369745448971" calcext:value-type="float">
            <text:p>-0.447369745448971</text:p>
          </table:table-cell>
          <table:table-cell/>
        </table:table-row>
        <table:table-row table:style-name="ro1">
          <table:table-cell office:value-type="string" calcext:value-type="string">
            <text:p>IND468</text:p>
          </table:table-cell>
          <table:table-cell office:value-type="float" office:value="21.8657381794285" calcext:value-type="float">
            <text:p>21.8657381794285</text:p>
          </table:table-cell>
          <table:table-cell office:value-type="float" office:value="-3.26557036496223" calcext:value-type="float">
            <text:p>-3.26557036496223</text:p>
          </table:table-cell>
          <table:table-cell/>
        </table:table-row>
        <table:table-row table:style-name="ro1">
          <table:table-cell office:value-type="string" calcext:value-type="string">
            <text:p>IND469</text:p>
          </table:table-cell>
          <table:table-cell office:value-type="float" office:value="25.0127954266847" calcext:value-type="float">
            <text:p>25.0127954266847</text:p>
          </table:table-cell>
          <table:table-cell office:value-type="float" office:value="-0.0725635856841179" calcext:value-type="float">
            <text:p>-0.0725635856841179</text:p>
          </table:table-cell>
          <table:table-cell/>
        </table:table-row>
        <table:table-row table:style-name="ro1">
          <table:table-cell office:value-type="string" calcext:value-type="string">
            <text:p>IND470</text:p>
          </table:table-cell>
          <table:table-cell office:value-type="float" office:value="25.0711834680334" calcext:value-type="float">
            <text:p>25.0711834680334</text:p>
          </table:table-cell>
          <table:table-cell office:value-type="float" office:value="-0.407870970792236" calcext:value-type="float">
            <text:p>-0.407870970792236</text:p>
          </table:table-cell>
          <table:table-cell/>
        </table:table-row>
        <table:table-row table:style-name="ro1">
          <table:table-cell office:value-type="string" calcext:value-type="string">
            <text:p>IND471</text:p>
          </table:table-cell>
          <table:table-cell office:value-type="float" office:value="18.6844915950065" calcext:value-type="float">
            <text:p>18.6844915950065</text:p>
          </table:table-cell>
          <table:table-cell office:value-type="float" office:value="-6.33620623517271" calcext:value-type="float">
            <text:p>-6.33620623517271</text:p>
          </table:table-cell>
          <table:table-cell/>
        </table:table-row>
        <table:table-row table:style-name="ro1">
          <table:table-cell office:value-type="string" calcext:value-type="string">
            <text:p>IND472</text:p>
          </table:table-cell>
          <table:table-cell office:value-type="float" office:value="23.497539609433" calcext:value-type="float">
            <text:p>23.497539609433</text:p>
          </table:table-cell>
          <table:table-cell office:value-type="float" office:value="-1.5862448538868" calcext:value-type="float">
            <text:p>-1.5862448538868</text:p>
          </table:table-cell>
          <table:table-cell/>
        </table:table-row>
        <table:table-row table:style-name="ro1">
          <table:table-cell office:value-type="string" calcext:value-type="string">
            <text:p>IND473</text:p>
          </table:table-cell>
          <table:table-cell office:value-type="float" office:value="20.6408874715285" calcext:value-type="float">
            <text:p>20.6408874715285</text:p>
          </table:table-cell>
          <table:table-cell office:value-type="float" office:value="-4.3536394762196" calcext:value-type="float">
            <text:p>-4.3536394762196</text:p>
          </table:table-cell>
          <table:table-cell/>
        </table:table-row>
        <table:table-row table:style-name="ro1">
          <table:table-cell office:value-type="string" calcext:value-type="string">
            <text:p>IND474</text:p>
          </table:table-cell>
          <table:table-cell office:value-type="float" office:value="22.8995361464256" calcext:value-type="float">
            <text:p>22.8995361464256</text:p>
          </table:table-cell>
          <table:table-cell office:value-type="float" office:value="-2.48853885457865" calcext:value-type="float">
            <text:p>-2.48853885457865</text:p>
          </table:table-cell>
          <table:table-cell/>
        </table:table-row>
        <table:table-row table:style-name="ro1">
          <table:table-cell office:value-type="string" calcext:value-type="string">
            <text:p>IND475</text:p>
          </table:table-cell>
          <table:table-cell office:value-type="float" office:value="19.1290139767586" calcext:value-type="float">
            <text:p>19.1290139767586</text:p>
          </table:table-cell>
          <table:table-cell office:value-type="float" office:value="-6.3652668040881" calcext:value-type="float">
            <text:p>-6.3652668040881</text:p>
          </table:table-cell>
          <table:table-cell/>
        </table:table-row>
        <table:table-row table:style-name="ro1">
          <table:table-cell office:value-type="string" calcext:value-type="string">
            <text:p>IND476</text:p>
          </table:table-cell>
          <table:table-cell office:value-type="float" office:value="26.7290321228938" calcext:value-type="float">
            <text:p>26.7290321228938</text:p>
          </table:table-cell>
          <table:table-cell office:value-type="float" office:value="1.53335670959795" calcext:value-type="float">
            <text:p>1.53335670959795</text:p>
          </table:table-cell>
          <table:table-cell/>
        </table:table-row>
        <table:table-row table:style-name="ro1">
          <table:table-cell office:value-type="string" calcext:value-type="string">
            <text:p>IND477</text:p>
          </table:table-cell>
          <table:table-cell office:value-type="float" office:value="18.9476794217131" calcext:value-type="float">
            <text:p>18.9476794217131</text:p>
          </table:table-cell>
          <table:table-cell office:value-type="float" office:value="-5.89043959595933" calcext:value-type="float">
            <text:p>-5.89043959595933</text:p>
          </table:table-cell>
          <table:table-cell/>
        </table:table-row>
        <table:table-row table:style-name="ro1">
          <table:table-cell office:value-type="string" calcext:value-type="string">
            <text:p>IND478</text:p>
          </table:table-cell>
          <table:table-cell office:value-type="float" office:value="23.2021956174871" calcext:value-type="float">
            <text:p>23.2021956174871</text:p>
          </table:table-cell>
          <table:table-cell office:value-type="float" office:value="-1.42673654892078" calcext:value-type="float">
            <text:p>-1.42673654892078</text:p>
          </table:table-cell>
          <table:table-cell/>
        </table:table-row>
        <table:table-row table:style-name="ro1">
          <table:table-cell office:value-type="string" calcext:value-type="string">
            <text:p>IND479</text:p>
          </table:table-cell>
          <table:table-cell office:value-type="float" office:value="18.7120105701853" calcext:value-type="float">
            <text:p>18.7120105701853</text:p>
          </table:table-cell>
          <table:table-cell office:value-type="float" office:value="-5.81967505839441" calcext:value-type="float">
            <text:p>-5.81967505839441</text:p>
          </table:table-cell>
          <table:table-cell/>
        </table:table-row>
        <table:table-row table:style-name="ro1">
          <table:table-cell office:value-type="string" calcext:value-type="string">
            <text:p>IND480</text:p>
          </table:table-cell>
          <table:table-cell office:value-type="float" office:value="26.9902474307522" calcext:value-type="float">
            <text:p>26.9902474307522</text:p>
          </table:table-cell>
          <table:table-cell office:value-type="float" office:value="1.97769025807035" calcext:value-type="float">
            <text:p>1.97769025807035</text:p>
          </table:table-cell>
          <table:table-cell/>
        </table:table-row>
        <table:table-row table:style-name="ro1">
          <table:table-cell office:value-type="string" calcext:value-type="string">
            <text:p>IND481</text:p>
          </table:table-cell>
          <table:table-cell office:value-type="float" office:value="22.300889102532" calcext:value-type="float">
            <text:p>22.300889102532</text:p>
          </table:table-cell>
          <table:table-cell office:value-type="float" office:value="-2.51495532638075" calcext:value-type="float">
            <text:p>-2.51495532638075</text:p>
          </table:table-cell>
          <table:table-cell/>
        </table:table-row>
        <table:table-row table:style-name="ro1">
          <table:table-cell office:value-type="string" calcext:value-type="string">
            <text:p>IND482</text:p>
          </table:table-cell>
          <table:table-cell office:value-type="float" office:value="24.8955788024055" calcext:value-type="float">
            <text:p>24.8955788024055</text:p>
          </table:table-cell>
          <table:table-cell office:value-type="float" office:value="0.267202425312091" calcext:value-type="float">
            <text:p>0.267202425312091</text:p>
          </table:table-cell>
          <table:table-cell/>
        </table:table-row>
        <table:table-row table:style-name="ro1">
          <table:table-cell office:value-type="string" calcext:value-type="string">
            <text:p>IND483</text:p>
          </table:table-cell>
          <table:table-cell office:value-type="float" office:value="22.6816391736751" calcext:value-type="float">
            <text:p>22.6816391736751</text:p>
          </table:table-cell>
          <table:table-cell office:value-type="float" office:value="-2.35291277934379" calcext:value-type="float">
            <text:p>-2.35291277934379</text:p>
          </table:table-cell>
          <table:table-cell/>
        </table:table-row>
        <table:table-row table:style-name="ro1">
          <table:table-cell office:value-type="string" calcext:value-type="string">
            <text:p>IND484</text:p>
          </table:table-cell>
          <table:table-cell office:value-type="float" office:value="21.7965444299076" calcext:value-type="float">
            <text:p>21.7965444299076</text:p>
          </table:table-cell>
          <table:table-cell office:value-type="float" office:value="-3.22446804966585" calcext:value-type="float">
            <text:p>-3.22446804966585</text:p>
          </table:table-cell>
          <table:table-cell/>
        </table:table-row>
        <table:table-row table:style-name="ro1">
          <table:table-cell office:value-type="string" calcext:value-type="string">
            <text:p>IND485</text:p>
          </table:table-cell>
          <table:table-cell office:value-type="float" office:value="26.2191479557284" calcext:value-type="float">
            <text:p>26.2191479557284</text:p>
          </table:table-cell>
          <table:table-cell office:value-type="float" office:value="1.24137232102078" calcext:value-type="float">
            <text:p>1.24137232102078</text:p>
          </table:table-cell>
          <table:table-cell/>
        </table:table-row>
        <table:table-row table:style-name="ro1">
          <table:table-cell office:value-type="string" calcext:value-type="string">
            <text:p>IND486</text:p>
          </table:table-cell>
          <table:table-cell office:value-type="float" office:value="25.0014502076097" calcext:value-type="float">
            <text:p>25.0014502076097</text:p>
          </table:table-cell>
          <table:table-cell office:value-type="float" office:value="-0.23684002864656" calcext:value-type="float">
            <text:p>-0.23684002864656</text:p>
          </table:table-cell>
          <table:table-cell/>
        </table:table-row>
        <table:table-row table:style-name="ro1">
          <table:table-cell office:value-type="string" calcext:value-type="string">
            <text:p>IND487</text:p>
          </table:table-cell>
          <table:table-cell office:value-type="float" office:value="22.9134029595379" calcext:value-type="float">
            <text:p>22.9134029595379</text:p>
          </table:table-cell>
          <table:table-cell office:value-type="float" office:value="-2.28635389443602" calcext:value-type="float">
            <text:p>-2.28635389443602</text:p>
          </table:table-cell>
          <table:table-cell/>
        </table:table-row>
        <table:table-row table:style-name="ro1">
          <table:table-cell office:value-type="string" calcext:value-type="string">
            <text:p>IND488</text:p>
          </table:table-cell>
          <table:table-cell office:value-type="float" office:value="26.251953792604" calcext:value-type="float">
            <text:p>26.251953792604</text:p>
          </table:table-cell>
          <table:table-cell office:value-type="float" office:value="1.49913212066513" calcext:value-type="float">
            <text:p>1.49913212066513</text:p>
          </table:table-cell>
          <table:table-cell/>
        </table:table-row>
        <table:table-row table:style-name="ro1">
          <table:table-cell office:value-type="string" calcext:value-type="string">
            <text:p>IND489</text:p>
          </table:table-cell>
          <table:table-cell office:value-type="float" office:value="28.6203784808642" calcext:value-type="float">
            <text:p>28.6203784808642</text:p>
          </table:table-cell>
          <table:table-cell office:value-type="float" office:value="3.81688217505755" calcext:value-type="float">
            <text:p>3.81688217505755</text:p>
          </table:table-cell>
          <table:table-cell/>
        </table:table-row>
        <table:table-row table:style-name="ro1">
          <table:table-cell office:value-type="string" calcext:value-type="string">
            <text:p>IND490</text:p>
          </table:table-cell>
          <table:table-cell office:value-type="float" office:value="27.3106504615769" calcext:value-type="float">
            <text:p>27.3106504615769</text:p>
          </table:table-cell>
          <table:table-cell office:value-type="float" office:value="2.57205240284112" calcext:value-type="float">
            <text:p>2.57205240284112</text:p>
          </table:table-cell>
          <table:table-cell/>
        </table:table-row>
        <table:table-row table:style-name="ro1">
          <table:table-cell office:value-type="string" calcext:value-type="string">
            <text:p>IND491</text:p>
          </table:table-cell>
          <table:table-cell office:value-type="float" office:value="25.497209592234" calcext:value-type="float">
            <text:p>25.497209592234</text:p>
          </table:table-cell>
          <table:table-cell office:value-type="float" office:value="0.796268261082303" calcext:value-type="float">
            <text:p>0.796268261082303</text:p>
          </table:table-cell>
          <table:table-cell/>
        </table:table-row>
        <table:table-row table:style-name="ro1">
          <table:table-cell office:value-type="string" calcext:value-type="string">
            <text:p>IND492</text:p>
          </table:table-cell>
          <table:table-cell office:value-type="float" office:value="24.3401008310756" calcext:value-type="float">
            <text:p>24.3401008310756</text:p>
          </table:table-cell>
          <table:table-cell office:value-type="float" office:value="-1.18304416054706" calcext:value-type="float">
            <text:p>-1.18304416054706</text:p>
          </table:table-cell>
          <table:table-cell/>
        </table:table-row>
        <table:table-row table:style-name="ro1">
          <table:table-cell office:value-type="string" calcext:value-type="string">
            <text:p>IND493</text:p>
          </table:table-cell>
          <table:table-cell office:value-type="float" office:value="29.6388514907721" calcext:value-type="float">
            <text:p>29.6388514907721</text:p>
          </table:table-cell>
          <table:table-cell office:value-type="float" office:value="4.94543897335745" calcext:value-type="float">
            <text:p>4.94543897335745</text:p>
          </table:table-cell>
          <table:table-cell/>
        </table:table-row>
        <table:table-row table:style-name="ro1">
          <table:table-cell office:value-type="string" calcext:value-type="string">
            <text:p>IND494</text:p>
          </table:table-cell>
          <table:table-cell office:value-type="float" office:value="21.5863479558884" calcext:value-type="float">
            <text:p>21.5863479558884</text:p>
          </table:table-cell>
          <table:table-cell office:value-type="float" office:value="-3.65499338355597" calcext:value-type="float">
            <text:p>-3.65499338355597</text:p>
          </table:table-cell>
          <table:table-cell/>
        </table:table-row>
        <table:table-row table:style-name="ro1">
          <table:table-cell office:value-type="string" calcext:value-type="string">
            <text:p>IND495</text:p>
          </table:table-cell>
          <table:table-cell office:value-type="float" office:value="24.9289642010657" calcext:value-type="float">
            <text:p>24.9289642010657</text:p>
          </table:table-cell>
          <table:table-cell office:value-type="float" office:value="0.0411268033330226" calcext:value-type="float">
            <text:p>0.0411268033330226</text:p>
          </table:table-cell>
          <table:table-cell/>
        </table:table-row>
        <table:table-row table:style-name="ro1">
          <table:table-cell office:value-type="string" calcext:value-type="string">
            <text:p>IND496</text:p>
          </table:table-cell>
          <table:table-cell office:value-type="float" office:value="23.8159023106075" calcext:value-type="float">
            <text:p>23.8159023106075</text:p>
          </table:table-cell>
          <table:table-cell office:value-type="float" office:value="-1.24700817019162" calcext:value-type="float">
            <text:p>-1.24700817019162</text:p>
          </table:table-cell>
          <table:table-cell/>
        </table:table-row>
        <table:table-row table:style-name="ro1">
          <table:table-cell office:value-type="string" calcext:value-type="string">
            <text:p>IND497</text:p>
          </table:table-cell>
          <table:table-cell office:value-type="float" office:value="25.8282343459215" calcext:value-type="float">
            <text:p>25.8282343459215</text:p>
          </table:table-cell>
          <table:table-cell office:value-type="float" office:value="0.983994334706939" calcext:value-type="float">
            <text:p>0.983994334706939</text:p>
          </table:table-cell>
          <table:table-cell/>
        </table:table-row>
        <table:table-row table:style-name="ro1">
          <table:table-cell office:value-type="string" calcext:value-type="string">
            <text:p>IND498</text:p>
          </table:table-cell>
          <table:table-cell office:value-type="float" office:value="24.1568284204441" calcext:value-type="float">
            <text:p>24.1568284204441</text:p>
          </table:table-cell>
          <table:table-cell office:value-type="float" office:value="-1.04000391225668" calcext:value-type="float">
            <text:p>-1.04000391225668</text:p>
          </table:table-cell>
          <table:table-cell/>
        </table:table-row>
        <table:table-row table:style-name="ro1">
          <table:table-cell office:value-type="string" calcext:value-type="string">
            <text:p>IND499</text:p>
          </table:table-cell>
          <table:table-cell office:value-type="float" office:value="23.5043072414551" calcext:value-type="float">
            <text:p>23.5043072414551</text:p>
          </table:table-cell>
          <table:table-cell office:value-type="float" office:value="-1.63955280704518" calcext:value-type="float">
            <text:p>-1.63955280704518</text:p>
          </table:table-cell>
          <table:table-cell/>
        </table:table-row>
        <table:table-row table:style-name="ro1">
          <table:table-cell office:value-type="string" calcext:value-type="string">
            <text:p>IND500</text:p>
          </table:table-cell>
          <table:table-cell office:value-type="float" office:value="30.824664276127" calcext:value-type="float">
            <text:p>30.824664276127</text:p>
          </table:table-cell>
          <table:table-cell office:value-type="float" office:value="5.56732950216452" calcext:value-type="float">
            <text:p>5.56732950216452</text:p>
          </table:table-cell>
          <table:table-cell/>
        </table:table-row>
        <table:table-row table:style-name="ro1">
          <table:table-cell office:value-type="string" calcext:value-type="string">
            <text:p>IND501</text:p>
          </table:table-cell>
          <table:table-cell office:value-type="float" office:value="28.4897861017905" calcext:value-type="float">
            <text:p>28.4897861017905</text:p>
          </table:table-cell>
          <table:table-cell office:value-type="float" office:value="3.68475564650588" calcext:value-type="float">
            <text:p>3.68475564650588</text:p>
          </table:table-cell>
          <table:table-cell/>
        </table:table-row>
        <table:table-row table:style-name="ro1">
          <table:table-cell office:value-type="string" calcext:value-type="string">
            <text:p>IND502</text:p>
          </table:table-cell>
          <table:table-cell office:value-type="float" office:value="28.6508373492768" calcext:value-type="float">
            <text:p>28.6508373492768</text:p>
          </table:table-cell>
          <table:table-cell office:value-type="float" office:value="3.03453683213095" calcext:value-type="float">
            <text:p>3.03453683213095</text:p>
          </table:table-cell>
          <table:table-cell/>
        </table:table-row>
        <table:table-row table:style-name="ro1">
          <table:table-cell office:value-type="string" calcext:value-type="string">
            <text:p>IND503</text:p>
          </table:table-cell>
          <table:table-cell office:value-type="float" office:value="27.3898807344818" calcext:value-type="float">
            <text:p>27.3898807344818</text:p>
          </table:table-cell>
          <table:table-cell office:value-type="float" office:value="2.52715289038324" calcext:value-type="float">
            <text:p>2.52715289038324</text:p>
          </table:table-cell>
          <table:table-cell/>
        </table:table-row>
        <table:table-row table:style-name="ro1">
          <table:table-cell office:value-type="string" calcext:value-type="string">
            <text:p>IND504</text:p>
          </table:table-cell>
          <table:table-cell office:value-type="float" office:value="22.2239049630974" calcext:value-type="float">
            <text:p>22.2239049630974</text:p>
          </table:table-cell>
          <table:table-cell office:value-type="float" office:value="-2.77887217155902" calcext:value-type="float">
            <text:p>-2.77887217155902</text:p>
          </table:table-cell>
          <table:table-cell/>
        </table:table-row>
        <table:table-row table:style-name="ro1">
          <table:table-cell office:value-type="string" calcext:value-type="string">
            <text:p>IND505</text:p>
          </table:table-cell>
          <table:table-cell office:value-type="float" office:value="22.0916167437724" calcext:value-type="float">
            <text:p>22.0916167437724</text:p>
          </table:table-cell>
          <table:table-cell office:value-type="float" office:value="-2.95805097081108" calcext:value-type="float">
            <text:p>-2.95805097081108</text:p>
          </table:table-cell>
          <table:table-cell/>
        </table:table-row>
        <table:table-row table:style-name="ro1">
          <table:table-cell office:value-type="string" calcext:value-type="string">
            <text:p>IND506</text:p>
          </table:table-cell>
          <table:table-cell office:value-type="float" office:value="26.1339639222863" calcext:value-type="float">
            <text:p>26.1339639222863</text:p>
          </table:table-cell>
          <table:table-cell office:value-type="float" office:value="1.08132645444826" calcext:value-type="float">
            <text:p>1.08132645444826</text:p>
          </table:table-cell>
          <table:table-cell/>
        </table:table-row>
        <table:table-row table:style-name="ro1">
          <table:table-cell office:value-type="string" calcext:value-type="string">
            <text:p>IND507</text:p>
          </table:table-cell>
          <table:table-cell office:value-type="float" office:value="23.257384273731" calcext:value-type="float">
            <text:p>23.257384273731</text:p>
          </table:table-cell>
          <table:table-cell office:value-type="float" office:value="-1.28346220434599" calcext:value-type="float">
            <text:p>-1.28346220434599</text:p>
          </table:table-cell>
          <table:table-cell/>
        </table:table-row>
        <table:table-row table:style-name="ro1">
          <table:table-cell office:value-type="string" calcext:value-type="string">
            <text:p>IND508</text:p>
          </table:table-cell>
          <table:table-cell office:value-type="float" office:value="23.5396015932197" calcext:value-type="float">
            <text:p>23.5396015932197</text:p>
          </table:table-cell>
          <table:table-cell office:value-type="float" office:value="-1.12305247723304" calcext:value-type="float">
            <text:p>-1.12305247723304</text:p>
          </table:table-cell>
          <table:table-cell/>
        </table:table-row>
        <table:table-row table:style-name="ro1">
          <table:table-cell office:value-type="string" calcext:value-type="string">
            <text:p>IND509</text:p>
          </table:table-cell>
          <table:table-cell office:value-type="float" office:value="24.9643693676412" calcext:value-type="float">
            <text:p>24.9643693676412</text:p>
          </table:table-cell>
          <table:table-cell office:value-type="float" office:value="0.249261209751825" calcext:value-type="float">
            <text:p>0.249261209751825</text:p>
          </table:table-cell>
          <table:table-cell/>
        </table:table-row>
        <table:table-row table:style-name="ro1">
          <table:table-cell office:value-type="string" calcext:value-type="string">
            <text:p>IND510</text:p>
          </table:table-cell>
          <table:table-cell office:value-type="float" office:value="28.7405510836732" calcext:value-type="float">
            <text:p>28.7405510836732</text:p>
          </table:table-cell>
          <table:table-cell office:value-type="float" office:value="3.66315277863994" calcext:value-type="float">
            <text:p>3.66315277863994</text:p>
          </table:table-cell>
          <table:table-cell/>
        </table:table-row>
        <table:table-row table:style-name="ro1">
          <table:table-cell office:value-type="string" calcext:value-type="string">
            <text:p>IND511</text:p>
          </table:table-cell>
          <table:table-cell office:value-type="float" office:value="23.4284303542266" calcext:value-type="float">
            <text:p>23.4284303542266</text:p>
          </table:table-cell>
          <table:table-cell office:value-type="float" office:value="-1.42862834239091" calcext:value-type="float">
            <text:p>-1.42862834239091</text:p>
          </table:table-cell>
          <table:table-cell/>
        </table:table-row>
        <table:table-row table:style-name="ro1">
          <table:table-cell office:value-type="string" calcext:value-type="string">
            <text:p>IND512</text:p>
          </table:table-cell>
          <table:table-cell office:value-type="float" office:value="25.2503648362152" calcext:value-type="float">
            <text:p>25.2503648362152</text:p>
          </table:table-cell>
          <table:table-cell office:value-type="float" office:value="0.320296739643104" calcext:value-type="float">
            <text:p>0.320296739643104</text:p>
          </table:table-cell>
          <table:table-cell/>
        </table:table-row>
        <table:table-row table:style-name="ro1">
          <table:table-cell office:value-type="string" calcext:value-type="string">
            <text:p>IND513</text:p>
          </table:table-cell>
          <table:table-cell office:value-type="float" office:value="29.4578968033966" calcext:value-type="float">
            <text:p>29.4578968033966</text:p>
          </table:table-cell>
          <table:table-cell office:value-type="float" office:value="4.37825298726292" calcext:value-type="float">
            <text:p>4.37825298726292</text:p>
          </table:table-cell>
          <table:table-cell/>
        </table:table-row>
        <table:table-row table:style-name="ro1">
          <table:table-cell office:value-type="string" calcext:value-type="string">
            <text:p>IND514</text:p>
          </table:table-cell>
          <table:table-cell office:value-type="float" office:value="26.2674706614953" calcext:value-type="float">
            <text:p>26.2674706614953</text:p>
          </table:table-cell>
          <table:table-cell office:value-type="float" office:value="1.33724809291336" calcext:value-type="float">
            <text:p>1.33724809291336</text:p>
          </table:table-cell>
          <table:table-cell/>
        </table:table-row>
        <table:table-row table:style-name="ro1">
          <table:table-cell office:value-type="string" calcext:value-type="string">
            <text:p>IND515</text:p>
          </table:table-cell>
          <table:table-cell office:value-type="float" office:value="26.2781223405804" calcext:value-type="float">
            <text:p>26.2781223405804</text:p>
          </table:table-cell>
          <table:table-cell office:value-type="float" office:value="0.937730883605494" calcext:value-type="float">
            <text:p>0.937730883605494</text:p>
          </table:table-cell>
          <table:table-cell/>
        </table:table-row>
        <table:table-row table:style-name="ro1">
          <table:table-cell office:value-type="string" calcext:value-type="string">
            <text:p>IND516</text:p>
          </table:table-cell>
          <table:table-cell office:value-type="float" office:value="26.2839108582954" calcext:value-type="float">
            <text:p>26.2839108582954</text:p>
          </table:table-cell>
          <table:table-cell office:value-type="float" office:value="1.41422113121548" calcext:value-type="float">
            <text:p>1.41422113121548</text:p>
          </table:table-cell>
          <table:table-cell/>
        </table:table-row>
        <table:table-row table:style-name="ro1">
          <table:table-cell office:value-type="string" calcext:value-type="string">
            <text:p>IND517</text:p>
          </table:table-cell>
          <table:table-cell office:value-type="float" office:value="23.3897166399067" calcext:value-type="float">
            <text:p>23.3897166399067</text:p>
          </table:table-cell>
          <table:table-cell office:value-type="float" office:value="-1.54949054568814" calcext:value-type="float">
            <text:p>-1.54949054568814</text:p>
          </table:table-cell>
          <table:table-cell/>
        </table:table-row>
        <table:table-row table:style-name="ro1">
          <table:table-cell office:value-type="string" calcext:value-type="string">
            <text:p>IND518</text:p>
          </table:table-cell>
          <table:table-cell office:value-type="float" office:value="27.4586534961542" calcext:value-type="float">
            <text:p>27.4586534961542</text:p>
          </table:table-cell>
          <table:table-cell office:value-type="float" office:value="2.74043022666111" calcext:value-type="float">
            <text:p>2.74043022666111</text:p>
          </table:table-cell>
          <table:table-cell/>
        </table:table-row>
        <table:table-row table:style-name="ro1">
          <table:table-cell office:value-type="string" calcext:value-type="string">
            <text:p>IND519</text:p>
          </table:table-cell>
          <table:table-cell office:value-type="float" office:value="24.517616257555" calcext:value-type="float">
            <text:p>24.517616257555</text:p>
          </table:table-cell>
          <table:table-cell office:value-type="float" office:value="-0.561242703316186" calcext:value-type="float">
            <text:p>-0.561242703316186</text:p>
          </table:table-cell>
          <table:table-cell/>
        </table:table-row>
        <table:table-row table:style-name="ro1">
          <table:table-cell office:value-type="string" calcext:value-type="string">
            <text:p>IND520</text:p>
          </table:table-cell>
          <table:table-cell office:value-type="float" office:value="28.2322124089894" calcext:value-type="float">
            <text:p>28.2322124089894</text:p>
          </table:table-cell>
          <table:table-cell office:value-type="float" office:value="2.97580732923185" calcext:value-type="float">
            <text:p>2.97580732923185</text:p>
          </table:table-cell>
          <table:table-cell/>
        </table:table-row>
        <table:table-row table:style-name="ro1">
          <table:table-cell office:value-type="string" calcext:value-type="string">
            <text:p>IND521</text:p>
          </table:table-cell>
          <table:table-cell office:value-type="float" office:value="29.4599099954165" calcext:value-type="float">
            <text:p>29.4599099954165</text:p>
          </table:table-cell>
          <table:table-cell office:value-type="float" office:value="4.59407209779625" calcext:value-type="float">
            <text:p>4.59407209779625</text:p>
          </table:table-cell>
          <table:table-cell/>
        </table:table-row>
        <table:table-row table:style-name="ro1">
          <table:table-cell office:value-type="string" calcext:value-type="string">
            <text:p>IND522</text:p>
          </table:table-cell>
          <table:table-cell office:value-type="float" office:value="19.9802175841659" calcext:value-type="float">
            <text:p>19.9802175841659</text:p>
          </table:table-cell>
          <table:table-cell office:value-type="float" office:value="-5.06118529012799" calcext:value-type="float">
            <text:p>-5.06118529012799</text:p>
          </table:table-cell>
          <table:table-cell/>
        </table:table-row>
        <table:table-row table:style-name="ro1">
          <table:table-cell office:value-type="string" calcext:value-type="string">
            <text:p>IND523</text:p>
          </table:table-cell>
          <table:table-cell office:value-type="float" office:value="25.6431386213035" calcext:value-type="float">
            <text:p>25.6431386213035</text:p>
          </table:table-cell>
          <table:table-cell office:value-type="float" office:value="0.818121617660159" calcext:value-type="float">
            <text:p>0.818121617660159</text:p>
          </table:table-cell>
          <table:table-cell/>
        </table:table-row>
        <table:table-row table:style-name="ro1">
          <table:table-cell office:value-type="string" calcext:value-type="string">
            <text:p>IND524</text:p>
          </table:table-cell>
          <table:table-cell office:value-type="float" office:value="26.6060671439889" calcext:value-type="float">
            <text:p>26.6060671439889</text:p>
          </table:table-cell>
          <table:table-cell office:value-type="float" office:value="1.36375529987325" calcext:value-type="float">
            <text:p>1.36375529987325</text:p>
          </table:table-cell>
          <table:table-cell/>
        </table:table-row>
        <table:table-row table:style-name="ro1">
          <table:table-cell office:value-type="string" calcext:value-type="string">
            <text:p>IND525</text:p>
          </table:table-cell>
          <table:table-cell office:value-type="float" office:value="24.8770811036834" calcext:value-type="float">
            <text:p>24.8770811036834</text:p>
          </table:table-cell>
          <table:table-cell office:value-type="float" office:value="0.0875330495320289" calcext:value-type="float">
            <text:p>0.0875330495320289</text:p>
          </table:table-cell>
          <table:table-cell/>
        </table:table-row>
        <table:table-row table:style-name="ro1">
          <table:table-cell office:value-type="string" calcext:value-type="string">
            <text:p>IND526</text:p>
          </table:table-cell>
          <table:table-cell office:value-type="float" office:value="24.0727284376173" calcext:value-type="float">
            <text:p>24.0727284376173</text:p>
          </table:table-cell>
          <table:table-cell office:value-type="float" office:value="-0.970219689210323" calcext:value-type="float">
            <text:p>-0.970219689210323</text:p>
          </table:table-cell>
          <table:table-cell/>
        </table:table-row>
        <table:table-row table:style-name="ro1">
          <table:table-cell office:value-type="string" calcext:value-type="string">
            <text:p>IND527</text:p>
          </table:table-cell>
          <table:table-cell office:value-type="float" office:value="31.2910274339363" calcext:value-type="float">
            <text:p>31.2910274339363</text:p>
          </table:table-cell>
          <table:table-cell office:value-type="float" office:value="6.25720130949437" calcext:value-type="float">
            <text:p>6.25720130949437</text:p>
          </table:table-cell>
          <table:table-cell/>
        </table:table-row>
        <table:table-row table:style-name="ro1">
          <table:table-cell office:value-type="string" calcext:value-type="string">
            <text:p>IND528</text:p>
          </table:table-cell>
          <table:table-cell office:value-type="float" office:value="23.4265603574925" calcext:value-type="float">
            <text:p>23.4265603574925</text:p>
          </table:table-cell>
          <table:table-cell office:value-type="float" office:value="-1.6270525266436" calcext:value-type="float">
            <text:p>-1.6270525266436</text:p>
          </table:table-cell>
          <table:table-cell/>
        </table:table-row>
        <table:table-row table:style-name="ro1">
          <table:table-cell office:value-type="string" calcext:value-type="string">
            <text:p>IND529</text:p>
          </table:table-cell>
          <table:table-cell office:value-type="float" office:value="20.5901917289018" calcext:value-type="float">
            <text:p>20.5901917289018</text:p>
          </table:table-cell>
          <table:table-cell office:value-type="float" office:value="-4.2816780481577" calcext:value-type="float">
            <text:p>-4.2816780481577</text:p>
          </table:table-cell>
          <table:table-cell/>
        </table:table-row>
        <table:table-row table:style-name="ro1">
          <table:table-cell office:value-type="string" calcext:value-type="string">
            <text:p>IND530</text:p>
          </table:table-cell>
          <table:table-cell office:value-type="float" office:value="25.1620845691075" calcext:value-type="float">
            <text:p>25.1620845691075</text:p>
          </table:table-cell>
          <table:table-cell office:value-type="float" office:value="-0.081485592676583" calcext:value-type="float">
            <text:p>-0.081485592676583</text:p>
          </table:table-cell>
          <table:table-cell/>
        </table:table-row>
        <table:table-row table:style-name="ro1">
          <table:table-cell office:value-type="string" calcext:value-type="string">
            <text:p>IND531</text:p>
          </table:table-cell>
          <table:table-cell office:value-type="float" office:value="22.6743003327978" calcext:value-type="float">
            <text:p>22.6743003327978</text:p>
          </table:table-cell>
          <table:table-cell office:value-type="float" office:value="-2.00462152201615" calcext:value-type="float">
            <text:p>-2.00462152201615</text:p>
          </table:table-cell>
          <table:table-cell/>
        </table:table-row>
        <table:table-row table:style-name="ro1">
          <table:table-cell office:value-type="string" calcext:value-type="string">
            <text:p>IND532</text:p>
          </table:table-cell>
          <table:table-cell office:value-type="float" office:value="25.0344625448776" calcext:value-type="float">
            <text:p>25.0344625448776</text:p>
          </table:table-cell>
          <table:table-cell office:value-type="float" office:value="0.0115969277859143" calcext:value-type="float">
            <text:p>0.0115969277859143</text:p>
          </table:table-cell>
          <table:table-cell/>
        </table:table-row>
        <table:table-row table:style-name="ro1">
          <table:table-cell office:value-type="string" calcext:value-type="string">
            <text:p>IND533</text:p>
          </table:table-cell>
          <table:table-cell office:value-type="float" office:value="23.1001580909527" calcext:value-type="float">
            <text:p>23.1001580909527</text:p>
          </table:table-cell>
          <table:table-cell office:value-type="float" office:value="-1.94498749589301" calcext:value-type="float">
            <text:p>-1.94498749589301</text:p>
          </table:table-cell>
          <table:table-cell/>
        </table:table-row>
        <table:table-row table:style-name="ro1">
          <table:table-cell office:value-type="string" calcext:value-type="string">
            <text:p>IND534</text:p>
          </table:table-cell>
          <table:table-cell office:value-type="float" office:value="24.4205568365503" calcext:value-type="float">
            <text:p>24.4205568365503</text:p>
          </table:table-cell>
          <table:table-cell office:value-type="float" office:value="-0.591941305248643" calcext:value-type="float">
            <text:p>-0.591941305248643</text:p>
          </table:table-cell>
          <table:table-cell/>
        </table:table-row>
        <table:table-row table:style-name="ro1">
          <table:table-cell office:value-type="string" calcext:value-type="string">
            <text:p>IND535</text:p>
          </table:table-cell>
          <table:table-cell office:value-type="float" office:value="29.5616992072546" calcext:value-type="float">
            <text:p>29.5616992072546</text:p>
          </table:table-cell>
          <table:table-cell office:value-type="float" office:value="4.3507922214234" calcext:value-type="float">
            <text:p>4.3507922214234</text:p>
          </table:table-cell>
          <table:table-cell/>
        </table:table-row>
        <table:table-row table:style-name="ro1">
          <table:table-cell office:value-type="string" calcext:value-type="string">
            <text:p>IND536</text:p>
          </table:table-cell>
          <table:table-cell office:value-type="float" office:value="25.0127350865" calcext:value-type="float">
            <text:p>25.0127350865</text:p>
          </table:table-cell>
          <table:table-cell office:value-type="float" office:value="0.0435529937843647" calcext:value-type="float">
            <text:p>0.0435529937843647</text:p>
          </table:table-cell>
          <table:table-cell/>
        </table:table-row>
        <table:table-row table:style-name="ro1">
          <table:table-cell office:value-type="string" calcext:value-type="string">
            <text:p>IND537</text:p>
          </table:table-cell>
          <table:table-cell office:value-type="float" office:value="21.4305648717737" calcext:value-type="float">
            <text:p>21.4305648717737</text:p>
          </table:table-cell>
          <table:table-cell office:value-type="float" office:value="-3.57203805672928" calcext:value-type="float">
            <text:p>-3.57203805672928</text:p>
          </table:table-cell>
          <table:table-cell/>
        </table:table-row>
        <table:table-row table:style-name="ro1">
          <table:table-cell office:value-type="string" calcext:value-type="string">
            <text:p>IND538</text:p>
          </table:table-cell>
          <table:table-cell office:value-type="float" office:value="18.9675994471407" calcext:value-type="float">
            <text:p>18.9675994471407</text:p>
          </table:table-cell>
          <table:table-cell office:value-type="float" office:value="-5.68780332732606" calcext:value-type="float">
            <text:p>-5.68780332732606</text:p>
          </table:table-cell>
          <table:table-cell/>
        </table:table-row>
        <table:table-row table:style-name="ro1">
          <table:table-cell office:value-type="string" calcext:value-type="string">
            <text:p>IND539</text:p>
          </table:table-cell>
          <table:table-cell office:value-type="float" office:value="25.2796562297905" calcext:value-type="float">
            <text:p>25.2796562297905</text:p>
          </table:table-cell>
          <table:table-cell office:value-type="float" office:value="0.93768078518685" calcext:value-type="float">
            <text:p>0.93768078518685</text:p>
          </table:table-cell>
          <table:table-cell/>
        </table:table-row>
        <table:table-row table:style-name="ro1">
          <table:table-cell office:value-type="string" calcext:value-type="string">
            <text:p>IND540</text:p>
          </table:table-cell>
          <table:table-cell office:value-type="float" office:value="25.3612759916586" calcext:value-type="float">
            <text:p>25.3612759916586</text:p>
          </table:table-cell>
          <table:table-cell office:value-type="float" office:value="0.369670917917766" calcext:value-type="float">
            <text:p>0.369670917917766</text:p>
          </table:table-cell>
          <table:table-cell/>
        </table:table-row>
        <table:table-row table:style-name="ro1">
          <table:table-cell office:value-type="string" calcext:value-type="string">
            <text:p>IND541</text:p>
          </table:table-cell>
          <table:table-cell office:value-type="float" office:value="23.5070345118246" calcext:value-type="float">
            <text:p>23.5070345118246</text:p>
          </table:table-cell>
          <table:table-cell office:value-type="float" office:value="-1.59072676903817" calcext:value-type="float">
            <text:p>-1.59072676903817</text:p>
          </table:table-cell>
          <table:table-cell/>
        </table:table-row>
        <table:table-row table:style-name="ro1">
          <table:table-cell office:value-type="string" calcext:value-type="string">
            <text:p>IND542</text:p>
          </table:table-cell>
          <table:table-cell office:value-type="float" office:value="24.9690966654121" calcext:value-type="float">
            <text:p>24.9690966654121</text:p>
          </table:table-cell>
          <table:table-cell office:value-type="float" office:value="0.119740969237428" calcext:value-type="float">
            <text:p>0.119740969237428</text:p>
          </table:table-cell>
          <table:table-cell/>
        </table:table-row>
        <table:table-row table:style-name="ro1">
          <table:table-cell office:value-type="string" calcext:value-type="string">
            <text:p>IND543</text:p>
          </table:table-cell>
          <table:table-cell office:value-type="float" office:value="27.608656681779" calcext:value-type="float">
            <text:p>27.608656681779</text:p>
          </table:table-cell>
          <table:table-cell office:value-type="float" office:value="2.41949273070175" calcext:value-type="float">
            <text:p>2.41949273070175</text:p>
          </table:table-cell>
          <table:table-cell/>
        </table:table-row>
        <table:table-row table:style-name="ro1">
          <table:table-cell office:value-type="string" calcext:value-type="string">
            <text:p>IND544</text:p>
          </table:table-cell>
          <table:table-cell office:value-type="float" office:value="26.5171182908661" calcext:value-type="float">
            <text:p>26.5171182908661</text:p>
          </table:table-cell>
          <table:table-cell office:value-type="float" office:value="1.49632979304893" calcext:value-type="float">
            <text:p>1.49632979304893</text:p>
          </table:table-cell>
          <table:table-cell/>
        </table:table-row>
        <table:table-row table:style-name="ro1">
          <table:table-cell office:value-type="string" calcext:value-type="string">
            <text:p>IND545</text:p>
          </table:table-cell>
          <table:table-cell office:value-type="float" office:value="28.2717183574324" calcext:value-type="float">
            <text:p>28.2717183574324</text:p>
          </table:table-cell>
          <table:table-cell office:value-type="float" office:value="2.91851940983155" calcext:value-type="float">
            <text:p>2.91851940983155</text:p>
          </table:table-cell>
          <table:table-cell/>
        </table:table-row>
        <table:table-row table:style-name="ro1">
          <table:table-cell office:value-type="string" calcext:value-type="string">
            <text:p>IND546</text:p>
          </table:table-cell>
          <table:table-cell office:value-type="float" office:value="24.5631470745049" calcext:value-type="float">
            <text:p>24.5631470745049</text:p>
          </table:table-cell>
          <table:table-cell office:value-type="float" office:value="-0.385558620323512" calcext:value-type="float">
            <text:p>-0.385558620323512</text:p>
          </table:table-cell>
          <table:table-cell/>
        </table:table-row>
        <table:table-row table:style-name="ro1">
          <table:table-cell office:value-type="string" calcext:value-type="string">
            <text:p>IND547</text:p>
          </table:table-cell>
          <table:table-cell office:value-type="float" office:value="22.9942333275676" calcext:value-type="float">
            <text:p>22.9942333275676</text:p>
          </table:table-cell>
          <table:table-cell office:value-type="float" office:value="-2.05731781723191" calcext:value-type="float">
            <text:p>-2.05731781723191</text:p>
          </table:table-cell>
          <table:table-cell/>
        </table:table-row>
        <table:table-row table:style-name="ro1">
          <table:table-cell office:value-type="string" calcext:value-type="string">
            <text:p>IND548</text:p>
          </table:table-cell>
          <table:table-cell office:value-type="float" office:value="22.4322744875572" calcext:value-type="float">
            <text:p>22.4322744875572</text:p>
          </table:table-cell>
          <table:table-cell office:value-type="float" office:value="-2.79784960577997" calcext:value-type="float">
            <text:p>-2.79784960577997</text:p>
          </table:table-cell>
          <table:table-cell/>
        </table:table-row>
        <table:table-row table:style-name="ro1">
          <table:table-cell office:value-type="string" calcext:value-type="string">
            <text:p>IND549</text:p>
          </table:table-cell>
          <table:table-cell office:value-type="float" office:value="25.811398420412" calcext:value-type="float">
            <text:p>25.811398420412</text:p>
          </table:table-cell>
          <table:table-cell office:value-type="float" office:value="0.918195817864705" calcext:value-type="float">
            <text:p>0.918195817864705</text:p>
          </table:table-cell>
          <table:table-cell/>
        </table:table-row>
        <table:table-row table:style-name="ro1">
          <table:table-cell office:value-type="string" calcext:value-type="string">
            <text:p>IND550</text:p>
          </table:table-cell>
          <table:table-cell office:value-type="float" office:value="25.6976963818788" calcext:value-type="float">
            <text:p>25.6976963818788</text:p>
          </table:table-cell>
          <table:table-cell office:value-type="float" office:value="0.719483644800846" calcext:value-type="float">
            <text:p>0.719483644800846</text:p>
          </table:table-cell>
          <table:table-cell/>
        </table:table-row>
        <table:table-row table:style-name="ro1">
          <table:table-cell office:value-type="string" calcext:value-type="string">
            <text:p>IND551</text:p>
          </table:table-cell>
          <table:table-cell office:value-type="float" office:value="24.9780818968687" calcext:value-type="float">
            <text:p>24.9780818968687</text:p>
          </table:table-cell>
          <table:table-cell office:value-type="float" office:value="-0.0114224330030263" calcext:value-type="float">
            <text:p>-0.0114224330030263</text:p>
          </table:table-cell>
          <table:table-cell/>
        </table:table-row>
        <table:table-row table:style-name="ro1">
          <table:table-cell office:value-type="string" calcext:value-type="string">
            <text:p>IND552</text:p>
          </table:table-cell>
          <table:table-cell office:value-type="float" office:value="21.2952139475648" calcext:value-type="float">
            <text:p>21.2952139475648</text:p>
          </table:table-cell>
          <table:table-cell office:value-type="float" office:value="-3.53323257837014" calcext:value-type="float">
            <text:p>-3.53323257837014</text:p>
          </table:table-cell>
          <table:table-cell/>
        </table:table-row>
        <table:table-row table:style-name="ro1">
          <table:table-cell office:value-type="string" calcext:value-type="string">
            <text:p>IND553</text:p>
          </table:table-cell>
          <table:table-cell office:value-type="float" office:value="20.5528439383005" calcext:value-type="float">
            <text:p>20.5528439383005</text:p>
          </table:table-cell>
          <table:table-cell office:value-type="float" office:value="-4.51127002436865" calcext:value-type="float">
            <text:p>-4.51127002436865</text:p>
          </table:table-cell>
          <table:table-cell/>
        </table:table-row>
        <table:table-row table:style-name="ro1">
          <table:table-cell office:value-type="string" calcext:value-type="string">
            <text:p>IND554</text:p>
          </table:table-cell>
          <table:table-cell office:value-type="float" office:value="25.6619828711283" calcext:value-type="float">
            <text:p>25.6619828711283</text:p>
          </table:table-cell>
          <table:table-cell office:value-type="float" office:value="0.839102822074783" calcext:value-type="float">
            <text:p>0.839102822074783</text:p>
          </table:table-cell>
          <table:table-cell/>
        </table:table-row>
        <table:table-row table:style-name="ro1">
          <table:table-cell office:value-type="string" calcext:value-type="string">
            <text:p>IND555</text:p>
          </table:table-cell>
          <table:table-cell office:value-type="float" office:value="24.6422988610635" calcext:value-type="float">
            <text:p>24.6422988610635</text:p>
          </table:table-cell>
          <table:table-cell office:value-type="float" office:value="-0.560943312319666" calcext:value-type="float">
            <text:p>-0.560943312319666</text:p>
          </table:table-cell>
          <table:table-cell/>
        </table:table-row>
        <table:table-row table:style-name="ro1">
          <table:table-cell office:value-type="string" calcext:value-type="string">
            <text:p>IND556</text:p>
          </table:table-cell>
          <table:table-cell office:value-type="float" office:value="23.7888278791927" calcext:value-type="float">
            <text:p>23.7888278791927</text:p>
          </table:table-cell>
          <table:table-cell office:value-type="float" office:value="-1.28433483888925" calcext:value-type="float">
            <text:p>-1.28433483888925</text:p>
          </table:table-cell>
          <table:table-cell/>
        </table:table-row>
        <table:table-row table:style-name="ro1">
          <table:table-cell office:value-type="string" calcext:value-type="string">
            <text:p>IND557</text:p>
          </table:table-cell>
          <table:table-cell office:value-type="float" office:value="23.8474032768195" calcext:value-type="float">
            <text:p>23.8474032768195</text:p>
          </table:table-cell>
          <table:table-cell office:value-type="float" office:value="-0.983775612590433" calcext:value-type="float">
            <text:p>-0.983775612590433</text:p>
          </table:table-cell>
          <table:table-cell/>
        </table:table-row>
        <table:table-row table:style-name="ro1">
          <table:table-cell office:value-type="string" calcext:value-type="string">
            <text:p>IND558</text:p>
          </table:table-cell>
          <table:table-cell office:value-type="float" office:value="25.9614297317217" calcext:value-type="float">
            <text:p>25.9614297317217</text:p>
          </table:table-cell>
          <table:table-cell office:value-type="float" office:value="1.2983571210272" calcext:value-type="float">
            <text:p>1.2983571210272</text:p>
          </table:table-cell>
          <table:table-cell/>
        </table:table-row>
        <table:table-row table:style-name="ro1">
          <table:table-cell office:value-type="string" calcext:value-type="string">
            <text:p>IND559</text:p>
          </table:table-cell>
          <table:table-cell office:value-type="float" office:value="24.2299176318522" calcext:value-type="float">
            <text:p>24.2299176318522</text:p>
          </table:table-cell>
          <table:table-cell office:value-type="float" office:value="-0.878505720373654" calcext:value-type="float">
            <text:p>-0.878505720373654</text:p>
          </table:table-cell>
          <table:table-cell/>
        </table:table-row>
        <table:table-row table:style-name="ro1">
          <table:table-cell office:value-type="string" calcext:value-type="string">
            <text:p>IND560</text:p>
          </table:table-cell>
          <table:table-cell office:value-type="float" office:value="25.2958398733501" calcext:value-type="float">
            <text:p>25.2958398733501</text:p>
          </table:table-cell>
          <table:table-cell office:value-type="float" office:value="0.503253932809684" calcext:value-type="float">
            <text:p>0.503253932809684</text:p>
          </table:table-cell>
          <table:table-cell/>
        </table:table-row>
        <table:table-row table:style-name="ro1">
          <table:table-cell office:value-type="string" calcext:value-type="string">
            <text:p>IND561</text:p>
          </table:table-cell>
          <table:table-cell office:value-type="float" office:value="22.3405291605095" calcext:value-type="float">
            <text:p>22.3405291605095</text:p>
          </table:table-cell>
          <table:table-cell office:value-type="float" office:value="-2.49671370161339" calcext:value-type="float">
            <text:p>-2.49671370161339</text:p>
          </table:table-cell>
          <table:table-cell/>
        </table:table-row>
        <table:table-row table:style-name="ro1">
          <table:table-cell office:value-type="string" calcext:value-type="string">
            <text:p>IND562</text:p>
          </table:table-cell>
          <table:table-cell office:value-type="float" office:value="25.8869063721435" calcext:value-type="float">
            <text:p>25.8869063721435</text:p>
          </table:table-cell>
          <table:table-cell office:value-type="float" office:value="1.30530373133162" calcext:value-type="float">
            <text:p>1.30530373133162</text:p>
          </table:table-cell>
          <table:table-cell/>
        </table:table-row>
        <table:table-row table:style-name="ro1">
          <table:table-cell office:value-type="string" calcext:value-type="string">
            <text:p>IND563</text:p>
          </table:table-cell>
          <table:table-cell office:value-type="float" office:value="25.7909104937918" calcext:value-type="float">
            <text:p>25.7909104937918</text:p>
          </table:table-cell>
          <table:table-cell office:value-type="float" office:value="0.979986447353582" calcext:value-type="float">
            <text:p>0.979986447353582</text:p>
          </table:table-cell>
          <table:table-cell/>
        </table:table-row>
        <table:table-row table:style-name="ro1">
          <table:table-cell office:value-type="string" calcext:value-type="string">
            <text:p>IND564</text:p>
          </table:table-cell>
          <table:table-cell office:value-type="float" office:value="25.6487389382752" calcext:value-type="float">
            <text:p>25.6487389382752</text:p>
          </table:table-cell>
          <table:table-cell office:value-type="float" office:value="0.749696884759434" calcext:value-type="float">
            <text:p>0.749696884759434</text:p>
          </table:table-cell>
          <table:table-cell/>
        </table:table-row>
        <table:table-row table:style-name="ro1">
          <table:table-cell office:value-type="string" calcext:value-type="string">
            <text:p>IND565</text:p>
          </table:table-cell>
          <table:table-cell office:value-type="float" office:value="25.42972227974" calcext:value-type="float">
            <text:p>25.42972227974</text:p>
          </table:table-cell>
          <table:table-cell office:value-type="float" office:value="0.00707890465097519" calcext:value-type="float">
            <text:p>0.00707890465097519</text:p>
          </table:table-cell>
          <table:table-cell/>
        </table:table-row>
        <table:table-row table:style-name="ro1">
          <table:table-cell office:value-type="string" calcext:value-type="string">
            <text:p>IND566</text:p>
          </table:table-cell>
          <table:table-cell office:value-type="float" office:value="24.6354610434277" calcext:value-type="float">
            <text:p>24.6354610434277</text:p>
          </table:table-cell>
          <table:table-cell office:value-type="float" office:value="-0.22253720468371" calcext:value-type="float">
            <text:p>-0.22253720468371</text:p>
          </table:table-cell>
          <table:table-cell/>
        </table:table-row>
        <table:table-row table:style-name="ro1">
          <table:table-cell office:value-type="string" calcext:value-type="string">
            <text:p>IND567</text:p>
          </table:table-cell>
          <table:table-cell office:value-type="float" office:value="20.7230800804888" calcext:value-type="float">
            <text:p>20.7230800804888</text:p>
          </table:table-cell>
          <table:table-cell office:value-type="float" office:value="-4.14164306546927" calcext:value-type="float">
            <text:p>-4.14164306546927</text:p>
          </table:table-cell>
          <table:table-cell/>
        </table:table-row>
        <table:table-row table:style-name="ro1">
          <table:table-cell office:value-type="string" calcext:value-type="string">
            <text:p>IND568</text:p>
          </table:table-cell>
          <table:table-cell office:value-type="float" office:value="22.5044175129094" calcext:value-type="float">
            <text:p>22.5044175129094</text:p>
          </table:table-cell>
          <table:table-cell office:value-type="float" office:value="-2.36038200693372" calcext:value-type="float">
            <text:p>-2.36038200693372</text:p>
          </table:table-cell>
          <table:table-cell/>
        </table:table-row>
        <table:table-row table:style-name="ro1">
          <table:table-cell office:value-type="string" calcext:value-type="string">
            <text:p>IND569</text:p>
          </table:table-cell>
          <table:table-cell office:value-type="float" office:value="21.8506609912646" calcext:value-type="float">
            <text:p>21.8506609912646</text:p>
          </table:table-cell>
          <table:table-cell office:value-type="float" office:value="-3.41639959168097" calcext:value-type="float">
            <text:p>-3.41639959168097</text:p>
          </table:table-cell>
          <table:table-cell/>
        </table:table-row>
        <table:table-row table:style-name="ro1">
          <table:table-cell office:value-type="string" calcext:value-type="string">
            <text:p>IND570</text:p>
          </table:table-cell>
          <table:table-cell office:value-type="float" office:value="30.6053594297087" calcext:value-type="float">
            <text:p>30.6053594297087</text:p>
          </table:table-cell>
          <table:table-cell office:value-type="float" office:value="5.43044383805012" calcext:value-type="float">
            <text:p>5.43044383805012</text:p>
          </table:table-cell>
          <table:table-cell/>
        </table:table-row>
        <table:table-row table:style-name="ro1">
          <table:table-cell office:value-type="string" calcext:value-type="string">
            <text:p>IND571</text:p>
          </table:table-cell>
          <table:table-cell office:value-type="float" office:value="28.0800706357433" calcext:value-type="float">
            <text:p>28.0800706357433</text:p>
          </table:table-cell>
          <table:table-cell office:value-type="float" office:value="3.10212174920646" calcext:value-type="float">
            <text:p>3.10212174920646</text:p>
          </table:table-cell>
          <table:table-cell/>
        </table:table-row>
        <table:table-row table:style-name="ro1">
          <table:table-cell office:value-type="string" calcext:value-type="string">
            <text:p>IND572</text:p>
          </table:table-cell>
          <table:table-cell office:value-type="float" office:value="28.8876342505911" calcext:value-type="float">
            <text:p>28.8876342505911</text:p>
          </table:table-cell>
          <table:table-cell office:value-type="float" office:value="3.72458834477883" calcext:value-type="float">
            <text:p>3.72458834477883</text:p>
          </table:table-cell>
          <table:table-cell/>
        </table:table-row>
        <table:table-row table:style-name="ro1">
          <table:table-cell office:value-type="string" calcext:value-type="string">
            <text:p>IND573</text:p>
          </table:table-cell>
          <table:table-cell office:value-type="float" office:value="21.4144056546924" calcext:value-type="float">
            <text:p>21.4144056546924</text:p>
          </table:table-cell>
          <table:table-cell office:value-type="float" office:value="-3.57331185935189" calcext:value-type="float">
            <text:p>-3.57331185935189</text:p>
          </table:table-cell>
          <table:table-cell/>
        </table:table-row>
        <table:table-row table:style-name="ro1">
          <table:table-cell office:value-type="string" calcext:value-type="string">
            <text:p>IND574</text:p>
          </table:table-cell>
          <table:table-cell office:value-type="float" office:value="22.4986773445751" calcext:value-type="float">
            <text:p>22.4986773445751</text:p>
          </table:table-cell>
          <table:table-cell office:value-type="float" office:value="-2.61778820513657" calcext:value-type="float">
            <text:p>-2.61778820513657</text:p>
          </table:table-cell>
          <table:table-cell/>
        </table:table-row>
        <table:table-row table:style-name="ro1">
          <table:table-cell office:value-type="string" calcext:value-type="string">
            <text:p>IND575</text:p>
          </table:table-cell>
          <table:table-cell office:value-type="float" office:value="30.9830970209104" calcext:value-type="float">
            <text:p>30.9830970209104</text:p>
          </table:table-cell>
          <table:table-cell office:value-type="float" office:value="5.9629804209005" calcext:value-type="float">
            <text:p>5.9629804209005</text:p>
          </table:table-cell>
          <table:table-cell/>
        </table:table-row>
        <table:table-row table:style-name="ro1">
          <table:table-cell office:value-type="string" calcext:value-type="string">
            <text:p>IND576</text:p>
          </table:table-cell>
          <table:table-cell office:value-type="float" office:value="30.2565226232437" calcext:value-type="float">
            <text:p>30.2565226232437</text:p>
          </table:table-cell>
          <table:table-cell office:value-type="float" office:value="5.37453247134979" calcext:value-type="float">
            <text:p>5.37453247134979</text:p>
          </table:table-cell>
          <table:table-cell/>
        </table:table-row>
        <table:table-row table:style-name="ro1">
          <table:table-cell office:value-type="string" calcext:value-type="string">
            <text:p>IND577</text:p>
          </table:table-cell>
          <table:table-cell office:value-type="float" office:value="28.6255380586626" calcext:value-type="float">
            <text:p>28.6255380586626</text:p>
          </table:table-cell>
          <table:table-cell office:value-type="float" office:value="3.59752124937173" calcext:value-type="float">
            <text:p>3.59752124937173</text:p>
          </table:table-cell>
          <table:table-cell/>
        </table:table-row>
        <table:table-row table:style-name="ro1">
          <table:table-cell office:value-type="string" calcext:value-type="string">
            <text:p>IND578</text:p>
          </table:table-cell>
          <table:table-cell office:value-type="float" office:value="23.0290999254089" calcext:value-type="float">
            <text:p>23.0290999254089</text:p>
          </table:table-cell>
          <table:table-cell office:value-type="float" office:value="-2.22122940498157" calcext:value-type="float">
            <text:p>-2.22122940498157</text:p>
          </table:table-cell>
          <table:table-cell/>
        </table:table-row>
        <table:table-row table:style-name="ro1">
          <table:table-cell office:value-type="string" calcext:value-type="string">
            <text:p>IND579</text:p>
          </table:table-cell>
          <table:table-cell office:value-type="float" office:value="23.5820664814685" calcext:value-type="float">
            <text:p>23.5820664814685</text:p>
          </table:table-cell>
          <table:table-cell office:value-type="float" office:value="-1.47563562066222" calcext:value-type="float">
            <text:p>-1.47563562066222</text:p>
          </table:table-cell>
          <table:table-cell/>
        </table:table-row>
        <table:table-row table:style-name="ro1">
          <table:table-cell office:value-type="string" calcext:value-type="string">
            <text:p>IND580</text:p>
          </table:table-cell>
          <table:table-cell office:value-type="float" office:value="25.3477811736212" calcext:value-type="float">
            <text:p>25.3477811736212</text:p>
          </table:table-cell>
          <table:table-cell office:value-type="float" office:value="0.23883923890477" calcext:value-type="float">
            <text:p>0.23883923890477</text:p>
          </table:table-cell>
          <table:table-cell/>
        </table:table-row>
        <table:table-row table:style-name="ro1">
          <table:table-cell office:value-type="string" calcext:value-type="string">
            <text:p>IND581</text:p>
          </table:table-cell>
          <table:table-cell office:value-type="float" office:value="27.0196998813159" calcext:value-type="float">
            <text:p>27.0196998813159</text:p>
          </table:table-cell>
          <table:table-cell office:value-type="float" office:value="1.81517900036327" calcext:value-type="float">
            <text:p>1.81517900036327</text:p>
          </table:table-cell>
          <table:table-cell/>
        </table:table-row>
        <table:table-row table:style-name="ro1">
          <table:table-cell office:value-type="string" calcext:value-type="string">
            <text:p>IND582</text:p>
          </table:table-cell>
          <table:table-cell office:value-type="float" office:value="23.2667664017527" calcext:value-type="float">
            <text:p>23.2667664017527</text:p>
          </table:table-cell>
          <table:table-cell office:value-type="float" office:value="-2.09121173118276" calcext:value-type="float">
            <text:p>-2.09121173118276</text:p>
          </table:table-cell>
          <table:table-cell/>
        </table:table-row>
        <table:table-row table:style-name="ro1">
          <table:table-cell office:value-type="string" calcext:value-type="string">
            <text:p>IND583</text:p>
          </table:table-cell>
          <table:table-cell office:value-type="float" office:value="22.6828188514883" calcext:value-type="float">
            <text:p>22.6828188514883</text:p>
          </table:table-cell>
          <table:table-cell office:value-type="float" office:value="-2.13117844880101" calcext:value-type="float">
            <text:p>-2.13117844880101</text:p>
          </table:table-cell>
          <table:table-cell/>
        </table:table-row>
        <table:table-row table:style-name="ro1">
          <table:table-cell office:value-type="string" calcext:value-type="string">
            <text:p>IND584</text:p>
          </table:table-cell>
          <table:table-cell office:value-type="float" office:value="30.5986370088288" calcext:value-type="float">
            <text:p>30.5986370088288</text:p>
          </table:table-cell>
          <table:table-cell office:value-type="float" office:value="5.54917732538745" calcext:value-type="float">
            <text:p>5.54917732538745</text:p>
          </table:table-cell>
          <table:table-cell/>
        </table:table-row>
        <table:table-row table:style-name="ro1">
          <table:table-cell office:value-type="string" calcext:value-type="string">
            <text:p>IND585</text:p>
          </table:table-cell>
          <table:table-cell office:value-type="float" office:value="17.4896723374987" calcext:value-type="float">
            <text:p>17.4896723374987</text:p>
          </table:table-cell>
          <table:table-cell office:value-type="float" office:value="-7.15610420833817" calcext:value-type="float">
            <text:p>-7.15610420833817</text:p>
          </table:table-cell>
          <table:table-cell/>
        </table:table-row>
        <table:table-row table:style-name="ro1">
          <table:table-cell office:value-type="string" calcext:value-type="string">
            <text:p>IND586</text:p>
          </table:table-cell>
          <table:table-cell office:value-type="float" office:value="26.0576587188682" calcext:value-type="float">
            <text:p>26.0576587188682</text:p>
          </table:table-cell>
          <table:table-cell office:value-type="float" office:value="0.891963433727505" calcext:value-type="float">
            <text:p>0.891963433727505</text:p>
          </table:table-cell>
          <table:table-cell/>
        </table:table-row>
        <table:table-row table:style-name="ro1">
          <table:table-cell office:value-type="string" calcext:value-type="string">
            <text:p>IND587</text:p>
          </table:table-cell>
          <table:table-cell office:value-type="float" office:value="18.8044910524038" calcext:value-type="float">
            <text:p>18.8044910524038</text:p>
          </table:table-cell>
          <table:table-cell office:value-type="float" office:value="-6.03812877891121" calcext:value-type="float">
            <text:p>-6.03812877891121</text:p>
          </table:table-cell>
          <table:table-cell/>
        </table:table-row>
        <table:table-row table:style-name="ro1">
          <table:table-cell office:value-type="string" calcext:value-type="string">
            <text:p>IND588</text:p>
          </table:table-cell>
          <table:table-cell office:value-type="float" office:value="29.1850221364903" calcext:value-type="float">
            <text:p>29.1850221364903</text:p>
          </table:table-cell>
          <table:table-cell office:value-type="float" office:value="3.82361945917702" calcext:value-type="float">
            <text:p>3.82361945917702</text:p>
          </table:table-cell>
          <table:table-cell/>
        </table:table-row>
        <table:table-row table:style-name="ro1">
          <table:table-cell office:value-type="string" calcext:value-type="string">
            <text:p>IND589</text:p>
          </table:table-cell>
          <table:table-cell office:value-type="float" office:value="27.2296604061102" calcext:value-type="float">
            <text:p>27.2296604061102</text:p>
          </table:table-cell>
          <table:table-cell office:value-type="float" office:value="2.31994696978001" calcext:value-type="float">
            <text:p>2.31994696978001</text:p>
          </table:table-cell>
          <table:table-cell/>
        </table:table-row>
        <table:table-row table:style-name="ro1">
          <table:table-cell office:value-type="string" calcext:value-type="string">
            <text:p>IND590</text:p>
          </table:table-cell>
          <table:table-cell office:value-type="float" office:value="29.9470708921155" calcext:value-type="float">
            <text:p>29.9470708921155</text:p>
          </table:table-cell>
          <table:table-cell office:value-type="float" office:value="5.02989223341016" calcext:value-type="float">
            <text:p>5.02989223341016</text:p>
          </table:table-cell>
          <table:table-cell/>
        </table:table-row>
        <table:table-row table:style-name="ro1">
          <table:table-cell office:value-type="string" calcext:value-type="string">
            <text:p>IND591</text:p>
          </table:table-cell>
          <table:table-cell office:value-type="float" office:value="23.2098648787578" calcext:value-type="float">
            <text:p>23.2098648787578</text:p>
          </table:table-cell>
          <table:table-cell office:value-type="float" office:value="-2.08403127953916" calcext:value-type="float">
            <text:p>-2.08403127953916</text:p>
          </table:table-cell>
          <table:table-cell/>
        </table:table-row>
        <table:table-row table:style-name="ro1">
          <table:table-cell office:value-type="string" calcext:value-type="string">
            <text:p>IND592</text:p>
          </table:table-cell>
          <table:table-cell office:value-type="float" office:value="29.6045012922795" calcext:value-type="float">
            <text:p>29.6045012922795</text:p>
          </table:table-cell>
          <table:table-cell office:value-type="float" office:value="4.41757002894178" calcext:value-type="float">
            <text:p>4.41757002894178</text:p>
          </table:table-cell>
          <table:table-cell/>
        </table:table-row>
        <table:table-row table:style-name="ro1">
          <table:table-cell office:value-type="string" calcext:value-type="string">
            <text:p>IND593</text:p>
          </table:table-cell>
          <table:table-cell office:value-type="float" office:value="23.8522875540775" calcext:value-type="float">
            <text:p>23.8522875540775</text:p>
          </table:table-cell>
          <table:table-cell office:value-type="float" office:value="-1.61705165868596" calcext:value-type="float">
            <text:p>-1.61705165868596</text:p>
          </table:table-cell>
          <table:table-cell/>
        </table:table-row>
        <table:table-row table:style-name="ro1">
          <table:table-cell office:value-type="string" calcext:value-type="string">
            <text:p>IND594</text:p>
          </table:table-cell>
          <table:table-cell office:value-type="float" office:value="22.4975056150472" calcext:value-type="float">
            <text:p>22.4975056150472</text:p>
          </table:table-cell>
          <table:table-cell office:value-type="float" office:value="-2.36263792920049" calcext:value-type="float">
            <text:p>-2.36263792920049</text:p>
          </table:table-cell>
          <table:table-cell/>
        </table:table-row>
        <table:table-row table:style-name="ro1">
          <table:table-cell office:value-type="string" calcext:value-type="string">
            <text:p>IND595</text:p>
          </table:table-cell>
          <table:table-cell office:value-type="float" office:value="25.9451275088058" calcext:value-type="float">
            <text:p>25.9451275088058</text:p>
          </table:table-cell>
          <table:table-cell office:value-type="float" office:value="0.774030547671502" calcext:value-type="float">
            <text:p>0.774030547671502</text:p>
          </table:table-cell>
          <table:table-cell/>
        </table:table-row>
        <table:table-row table:style-name="ro1">
          <table:table-cell office:value-type="string" calcext:value-type="string">
            <text:p>IND596</text:p>
          </table:table-cell>
          <table:table-cell office:value-type="float" office:value="27.3268536942999" calcext:value-type="float">
            <text:p>27.3268536942999</text:p>
          </table:table-cell>
          <table:table-cell office:value-type="float" office:value="2.44691785010181" calcext:value-type="float">
            <text:p>2.44691785010181</text:p>
          </table:table-cell>
          <table:table-cell/>
        </table:table-row>
        <table:table-row table:style-name="ro1">
          <table:table-cell office:value-type="string" calcext:value-type="string">
            <text:p>IND597</text:p>
          </table:table-cell>
          <table:table-cell office:value-type="float" office:value="20.3648682120902" calcext:value-type="float">
            <text:p>20.3648682120902</text:p>
          </table:table-cell>
          <table:table-cell office:value-type="float" office:value="-4.5783502697364" calcext:value-type="float">
            <text:p>-4.5783502697364</text:p>
          </table:table-cell>
          <table:table-cell/>
        </table:table-row>
        <table:table-row table:style-name="ro1">
          <table:table-cell office:value-type="string" calcext:value-type="string">
            <text:p>IND598</text:p>
          </table:table-cell>
          <table:table-cell office:value-type="float" office:value="23.6902713294558" calcext:value-type="float">
            <text:p>23.6902713294558</text:p>
          </table:table-cell>
          <table:table-cell office:value-type="float" office:value="-1.41488414446541" calcext:value-type="float">
            <text:p>-1.41488414446541</text:p>
          </table:table-cell>
          <table:table-cell/>
        </table:table-row>
        <table:table-row table:style-name="ro1">
          <table:table-cell office:value-type="string" calcext:value-type="string">
            <text:p>IND599</text:p>
          </table:table-cell>
          <table:table-cell office:value-type="float" office:value="25.7376295520822" calcext:value-type="float">
            <text:p>25.7376295520822</text:p>
          </table:table-cell>
          <table:table-cell office:value-type="float" office:value="0.723931919766698" calcext:value-type="float">
            <text:p>0.723931919766698</text:p>
          </table:table-cell>
          <table:table-cell/>
        </table:table-row>
        <table:table-row table:style-name="ro1">
          <table:table-cell office:value-type="string" calcext:value-type="string">
            <text:p>IND600</text:p>
          </table:table-cell>
          <table:table-cell office:value-type="float" office:value="24.5193269870212" calcext:value-type="float">
            <text:p>24.5193269870212</text:p>
          </table:table-cell>
          <table:table-cell office:value-type="float" office:value="-0.508633227012559" calcext:value-type="float">
            <text:p>-0.508633227012559</text:p>
          </table:table-cell>
          <table:table-cell/>
        </table:table-row>
        <table:table-row table:style-name="ro1">
          <table:table-cell office:value-type="string" calcext:value-type="string">
            <text:p>IND601</text:p>
          </table:table-cell>
          <table:table-cell office:value-type="float" office:value="23.0134272165377" calcext:value-type="float">
            <text:p>23.0134272165377</text:p>
          </table:table-cell>
          <table:table-cell office:value-type="float" office:value="-2.08879286531192" calcext:value-type="float">
            <text:p>-2.08879286531192</text:p>
          </table:table-cell>
          <table:table-cell/>
        </table:table-row>
        <table:table-row table:style-name="ro1">
          <table:table-cell office:value-type="string" calcext:value-type="string">
            <text:p>IND602</text:p>
          </table:table-cell>
          <table:table-cell office:value-type="float" office:value="25.3579286249996" calcext:value-type="float">
            <text:p>25.3579286249996</text:p>
          </table:table-cell>
          <table:table-cell office:value-type="float" office:value="0.139432145709824" calcext:value-type="float">
            <text:p>0.139432145709824</text:p>
          </table:table-cell>
          <table:table-cell/>
        </table:table-row>
        <table:table-row table:style-name="ro1">
          <table:table-cell office:value-type="string" calcext:value-type="string">
            <text:p>IND603</text:p>
          </table:table-cell>
          <table:table-cell office:value-type="float" office:value="21.428855656638" calcext:value-type="float">
            <text:p>21.428855656638</text:p>
          </table:table-cell>
          <table:table-cell office:value-type="float" office:value="-3.89341493027579" calcext:value-type="float">
            <text:p>-3.89341493027579</text:p>
          </table:table-cell>
          <table:table-cell/>
        </table:table-row>
        <table:table-row table:style-name="ro1">
          <table:table-cell office:value-type="string" calcext:value-type="string">
            <text:p>IND604</text:p>
          </table:table-cell>
          <table:table-cell office:value-type="float" office:value="21.8369995060081" calcext:value-type="float">
            <text:p>21.8369995060081</text:p>
          </table:table-cell>
          <table:table-cell office:value-type="float" office:value="-3.44083995071604" calcext:value-type="float">
            <text:p>-3.44083995071604</text:p>
          </table:table-cell>
          <table:table-cell/>
        </table:table-row>
        <table:table-row table:style-name="ro1">
          <table:table-cell office:value-type="string" calcext:value-type="string">
            <text:p>IND605</text:p>
          </table:table-cell>
          <table:table-cell office:value-type="float" office:value="24.0726905079254" calcext:value-type="float">
            <text:p>24.0726905079254</text:p>
          </table:table-cell>
          <table:table-cell office:value-type="float" office:value="-0.939038672515978" calcext:value-type="float">
            <text:p>-0.939038672515978</text:p>
          </table:table-cell>
          <table:table-cell/>
        </table:table-row>
        <table:table-row table:style-name="ro1">
          <table:table-cell office:value-type="string" calcext:value-type="string">
            <text:p>IND606</text:p>
          </table:table-cell>
          <table:table-cell office:value-type="float" office:value="21.2205825463325" calcext:value-type="float">
            <text:p>21.2205825463325</text:p>
          </table:table-cell>
          <table:table-cell office:value-type="float" office:value="-3.68051448589367" calcext:value-type="float">
            <text:p>-3.68051448589367</text:p>
          </table:table-cell>
          <table:table-cell/>
        </table:table-row>
        <table:table-row table:style-name="ro1">
          <table:table-cell office:value-type="string" calcext:value-type="string">
            <text:p>IND607</text:p>
          </table:table-cell>
          <table:table-cell office:value-type="float" office:value="24.7529205207201" calcext:value-type="float">
            <text:p>24.7529205207201</text:p>
          </table:table-cell>
          <table:table-cell office:value-type="float" office:value="-0.150317094027463" calcext:value-type="float">
            <text:p>-0.150317094027463</text:p>
          </table:table-cell>
          <table:table-cell/>
        </table:table-row>
        <table:table-row table:style-name="ro1">
          <table:table-cell office:value-type="string" calcext:value-type="string">
            <text:p>IND608</text:p>
          </table:table-cell>
          <table:table-cell office:value-type="float" office:value="24.9343124146341" calcext:value-type="float">
            <text:p>24.9343124146341</text:p>
          </table:table-cell>
          <table:table-cell office:value-type="float" office:value="-0.0486484180481421" calcext:value-type="float">
            <text:p>-0.0486484180481421</text:p>
          </table:table-cell>
          <table:table-cell/>
        </table:table-row>
        <table:table-row table:style-name="ro1">
          <table:table-cell office:value-type="string" calcext:value-type="string">
            <text:p>IND609</text:p>
          </table:table-cell>
          <table:table-cell office:value-type="float" office:value="26.1556892855879" calcext:value-type="float">
            <text:p>26.1556892855879</text:p>
          </table:table-cell>
          <table:table-cell office:value-type="float" office:value="1.16255369830737" calcext:value-type="float">
            <text:p>1.16255369830737</text:p>
          </table:table-cell>
          <table:table-cell/>
        </table:table-row>
        <table:table-row table:style-name="ro1">
          <table:table-cell office:value-type="string" calcext:value-type="string">
            <text:p>IND610</text:p>
          </table:table-cell>
          <table:table-cell office:value-type="float" office:value="19.0439046568173" calcext:value-type="float">
            <text:p>19.0439046568173</text:p>
          </table:table-cell>
          <table:table-cell office:value-type="float" office:value="-6.00299792242992" calcext:value-type="float">
            <text:p>-6.00299792242992</text:p>
          </table:table-cell>
          <table:table-cell/>
        </table:table-row>
        <table:table-row table:style-name="ro1">
          <table:table-cell office:value-type="string" calcext:value-type="string">
            <text:p>IND611</text:p>
          </table:table-cell>
          <table:table-cell office:value-type="float" office:value="26.2853272469763" calcext:value-type="float">
            <text:p>26.2853272469763</text:p>
          </table:table-cell>
          <table:table-cell office:value-type="float" office:value="0.884757557878068" calcext:value-type="float">
            <text:p>0.884757557878068</text:p>
          </table:table-cell>
          <table:table-cell/>
        </table:table-row>
        <table:table-row table:style-name="ro1">
          <table:table-cell office:value-type="string" calcext:value-type="string">
            <text:p>IND612</text:p>
          </table:table-cell>
          <table:table-cell office:value-type="float" office:value="21.0603136938066" calcext:value-type="float">
            <text:p>21.0603136938066</text:p>
          </table:table-cell>
          <table:table-cell office:value-type="float" office:value="-3.62220332175864" calcext:value-type="float">
            <text:p>-3.62220332175864</text:p>
          </table:table-cell>
          <table:table-cell/>
        </table:table-row>
        <table:table-row table:style-name="ro1">
          <table:table-cell office:value-type="string" calcext:value-type="string">
            <text:p>IND613</text:p>
          </table:table-cell>
          <table:table-cell office:value-type="float" office:value="25.3091764254323" calcext:value-type="float">
            <text:p>25.3091764254323</text:p>
          </table:table-cell>
          <table:table-cell office:value-type="float" office:value="0.533004476733546" calcext:value-type="float">
            <text:p>0.533004476733546</text:p>
          </table:table-cell>
          <table:table-cell/>
        </table:table-row>
        <table:table-row table:style-name="ro1">
          <table:table-cell office:value-type="string" calcext:value-type="string">
            <text:p>IND614</text:p>
          </table:table-cell>
          <table:table-cell office:value-type="float" office:value="26.8762493851699" calcext:value-type="float">
            <text:p>26.8762493851699</text:p>
          </table:table-cell>
          <table:table-cell office:value-type="float" office:value="1.71523980156288" calcext:value-type="float">
            <text:p>1.71523980156288</text:p>
          </table:table-cell>
          <table:table-cell/>
        </table:table-row>
        <table:table-row table:style-name="ro1">
          <table:table-cell office:value-type="string" calcext:value-type="string">
            <text:p>IND615</text:p>
          </table:table-cell>
          <table:table-cell office:value-type="float" office:value="24.6520808406079" calcext:value-type="float">
            <text:p>24.6520808406079</text:p>
          </table:table-cell>
          <table:table-cell office:value-type="float" office:value="-0.462756758687258" calcext:value-type="float">
            <text:p>-0.462756758687258</text:p>
          </table:table-cell>
          <table:table-cell/>
        </table:table-row>
        <table:table-row table:style-name="ro1">
          <table:table-cell office:value-type="string" calcext:value-type="string">
            <text:p>IND616</text:p>
          </table:table-cell>
          <table:table-cell office:value-type="float" office:value="25.8643221436625" calcext:value-type="float">
            <text:p>25.8643221436625</text:p>
          </table:table-cell>
          <table:table-cell office:value-type="float" office:value="0.64889822652396" calcext:value-type="float">
            <text:p>0.64889822652396</text:p>
          </table:table-cell>
          <table:table-cell/>
        </table:table-row>
        <table:table-row table:style-name="ro1">
          <table:table-cell office:value-type="string" calcext:value-type="string">
            <text:p>IND617</text:p>
          </table:table-cell>
          <table:table-cell office:value-type="float" office:value="24.2239034052238" calcext:value-type="float">
            <text:p>24.2239034052238</text:p>
          </table:table-cell>
          <table:table-cell office:value-type="float" office:value="-0.511044497884159" calcext:value-type="float">
            <text:p>-0.511044497884159</text:p>
          </table:table-cell>
          <table:table-cell/>
        </table:table-row>
        <table:table-row table:style-name="ro1">
          <table:table-cell office:value-type="string" calcext:value-type="string">
            <text:p>IND618</text:p>
          </table:table-cell>
          <table:table-cell office:value-type="float" office:value="24.1545174845545" calcext:value-type="float">
            <text:p>24.1545174845545</text:p>
          </table:table-cell>
          <table:table-cell office:value-type="float" office:value="-1.03530864724732" calcext:value-type="float">
            <text:p>-1.03530864724732</text:p>
          </table:table-cell>
          <table:table-cell/>
        </table:table-row>
        <table:table-row table:style-name="ro1">
          <table:table-cell office:value-type="string" calcext:value-type="string">
            <text:p>IND619</text:p>
          </table:table-cell>
          <table:table-cell office:value-type="float" office:value="24.8636637689556" calcext:value-type="float">
            <text:p>24.8636637689556</text:p>
          </table:table-cell>
          <table:table-cell office:value-type="float" office:value="-0.119970399654144" calcext:value-type="float">
            <text:p>-0.119970399654144</text:p>
          </table:table-cell>
          <table:table-cell/>
        </table:table-row>
        <table:table-row table:style-name="ro1">
          <table:table-cell office:value-type="string" calcext:value-type="string">
            <text:p>IND620</text:p>
          </table:table-cell>
          <table:table-cell office:value-type="float" office:value="25.9947080223522" calcext:value-type="float">
            <text:p>25.9947080223522</text:p>
          </table:table-cell>
          <table:table-cell office:value-type="float" office:value="1.72172558079648" calcext:value-type="float">
            <text:p>1.72172558079648</text:p>
          </table:table-cell>
          <table:table-cell/>
        </table:table-row>
        <table:table-row table:style-name="ro1">
          <table:table-cell office:value-type="string" calcext:value-type="string">
            <text:p>IND621</text:p>
          </table:table-cell>
          <table:table-cell office:value-type="float" office:value="20.2988515970587" calcext:value-type="float">
            <text:p>20.2988515970587</text:p>
          </table:table-cell>
          <table:table-cell office:value-type="float" office:value="-4.42797075364253" calcext:value-type="float">
            <text:p>-4.42797075364253</text:p>
          </table:table-cell>
          <table:table-cell/>
        </table:table-row>
        <table:table-row table:style-name="ro1">
          <table:table-cell office:value-type="string" calcext:value-type="string">
            <text:p>IND622</text:p>
          </table:table-cell>
          <table:table-cell office:value-type="float" office:value="21.3118328495824" calcext:value-type="float">
            <text:p>21.3118328495824</text:p>
          </table:table-cell>
          <table:table-cell office:value-type="float" office:value="-3.37645514295766" calcext:value-type="float">
            <text:p>-3.37645514295766</text:p>
          </table:table-cell>
          <table:table-cell/>
        </table:table-row>
        <table:table-row table:style-name="ro1">
          <table:table-cell office:value-type="string" calcext:value-type="string">
            <text:p>IND623</text:p>
          </table:table-cell>
          <table:table-cell office:value-type="float" office:value="20.4747364920646" calcext:value-type="float">
            <text:p>20.4747364920646</text:p>
          </table:table-cell>
          <table:table-cell office:value-type="float" office:value="-4.12247600107224" calcext:value-type="float">
            <text:p>-4.12247600107224</text:p>
          </table:table-cell>
          <table:table-cell/>
        </table:table-row>
        <table:table-row table:style-name="ro1">
          <table:table-cell office:value-type="string" calcext:value-type="string">
            <text:p>IND624</text:p>
          </table:table-cell>
          <table:table-cell office:value-type="float" office:value="23.4332411760555" calcext:value-type="float">
            <text:p>23.4332411760555</text:p>
          </table:table-cell>
          <table:table-cell office:value-type="float" office:value="-1.43762582205211" calcext:value-type="float">
            <text:p>-1.43762582205211</text:p>
          </table:table-cell>
          <table:table-cell/>
        </table:table-row>
        <table:table-row table:style-name="ro1">
          <table:table-cell office:value-type="string" calcext:value-type="string">
            <text:p>IND625</text:p>
          </table:table-cell>
          <table:table-cell office:value-type="float" office:value="19.4902973812837" calcext:value-type="float">
            <text:p>19.4902973812837</text:p>
          </table:table-cell>
          <table:table-cell office:value-type="float" office:value="-5.60621211197092" calcext:value-type="float">
            <text:p>-5.60621211197092</text:p>
          </table:table-cell>
          <table:table-cell/>
        </table:table-row>
        <table:table-row table:style-name="ro1">
          <table:table-cell office:value-type="string" calcext:value-type="string">
            <text:p>IND626</text:p>
          </table:table-cell>
          <table:table-cell office:value-type="float" office:value="24.2558673737945" calcext:value-type="float">
            <text:p>24.2558673737945</text:p>
          </table:table-cell>
          <table:table-cell office:value-type="float" office:value="-0.908160533403918" calcext:value-type="float">
            <text:p>-0.908160533403918</text:p>
          </table:table-cell>
          <table:table-cell/>
        </table:table-row>
        <table:table-row table:style-name="ro1">
          <table:table-cell office:value-type="string" calcext:value-type="string">
            <text:p>IND627</text:p>
          </table:table-cell>
          <table:table-cell office:value-type="float" office:value="23.8381759076692" calcext:value-type="float">
            <text:p>23.8381759076692</text:p>
          </table:table-cell>
          <table:table-cell office:value-type="float" office:value="-1.33815287840487" calcext:value-type="float">
            <text:p>-1.33815287840487</text:p>
          </table:table-cell>
          <table:table-cell/>
        </table:table-row>
        <table:table-row table:style-name="ro1">
          <table:table-cell office:value-type="string" calcext:value-type="string">
            <text:p>IND628</text:p>
          </table:table-cell>
          <table:table-cell office:value-type="float" office:value="26.908097643133" calcext:value-type="float">
            <text:p>26.908097643133</text:p>
          </table:table-cell>
          <table:table-cell office:value-type="float" office:value="1.70558294602111" calcext:value-type="float">
            <text:p>1.70558294602111</text:p>
          </table:table-cell>
          <table:table-cell/>
        </table:table-row>
        <table:table-row table:style-name="ro1">
          <table:table-cell office:value-type="string" calcext:value-type="string">
            <text:p>IND629</text:p>
          </table:table-cell>
          <table:table-cell office:value-type="float" office:value="24.3025117931761" calcext:value-type="float">
            <text:p>24.3025117931761</text:p>
          </table:table-cell>
          <table:table-cell office:value-type="float" office:value="-0.123980408416964" calcext:value-type="float">
            <text:p>-0.123980408416964</text:p>
          </table:table-cell>
          <table:table-cell/>
        </table:table-row>
        <table:table-row table:style-name="ro1">
          <table:table-cell office:value-type="string" calcext:value-type="string">
            <text:p>IND630</text:p>
          </table:table-cell>
          <table:table-cell office:value-type="float" office:value="24.6948183214257" calcext:value-type="float">
            <text:p>24.6948183214257</text:p>
          </table:table-cell>
          <table:table-cell office:value-type="float" office:value="-0.753609360577097" calcext:value-type="float">
            <text:p>-0.753609360577097</text:p>
          </table:table-cell>
          <table:table-cell/>
        </table:table-row>
        <table:table-row table:style-name="ro1">
          <table:table-cell office:value-type="string" calcext:value-type="string">
            <text:p>IND631</text:p>
          </table:table-cell>
          <table:table-cell office:value-type="float" office:value="22.5642857327232" calcext:value-type="float">
            <text:p>22.5642857327232</text:p>
          </table:table-cell>
          <table:table-cell office:value-type="float" office:value="-2.16807799813984" calcext:value-type="float">
            <text:p>-2.16807799813984</text:p>
          </table:table-cell>
          <table:table-cell/>
        </table:table-row>
        <table:table-row table:style-name="ro1">
          <table:table-cell office:value-type="string" calcext:value-type="string">
            <text:p>IND632</text:p>
          </table:table-cell>
          <table:table-cell office:value-type="float" office:value="20.3145536776686" calcext:value-type="float">
            <text:p>20.3145536776686</text:p>
          </table:table-cell>
          <table:table-cell office:value-type="float" office:value="-4.5531984916281" calcext:value-type="float">
            <text:p>-4.5531984916281</text:p>
          </table:table-cell>
          <table:table-cell/>
        </table:table-row>
        <table:table-row table:style-name="ro1">
          <table:table-cell office:value-type="string" calcext:value-type="string">
            <text:p>IND633</text:p>
          </table:table-cell>
          <table:table-cell office:value-type="float" office:value="21.562196634892" calcext:value-type="float">
            <text:p>21.562196634892</text:p>
          </table:table-cell>
          <table:table-cell office:value-type="float" office:value="-3.65516162968146" calcext:value-type="float">
            <text:p>-3.65516162968146</text:p>
          </table:table-cell>
          <table:table-cell/>
        </table:table-row>
        <table:table-row table:style-name="ro1">
          <table:table-cell office:value-type="string" calcext:value-type="string">
            <text:p>IND634</text:p>
          </table:table-cell>
          <table:table-cell office:value-type="float" office:value="28.0491125390265" calcext:value-type="float">
            <text:p>28.0491125390265</text:p>
          </table:table-cell>
          <table:table-cell office:value-type="float" office:value="2.86745653405667" calcext:value-type="float">
            <text:p>2.86745653405667</text:p>
          </table:table-cell>
          <table:table-cell/>
        </table:table-row>
        <table:table-row table:style-name="ro1">
          <table:table-cell office:value-type="string" calcext:value-type="string">
            <text:p>IND635</text:p>
          </table:table-cell>
          <table:table-cell office:value-type="float" office:value="28.8468334431127" calcext:value-type="float">
            <text:p>28.8468334431127</text:p>
          </table:table-cell>
          <table:table-cell office:value-type="float" office:value="3.80713790024122" calcext:value-type="float">
            <text:p>3.80713790024122</text:p>
          </table:table-cell>
          <table:table-cell/>
        </table:table-row>
        <table:table-row table:style-name="ro1">
          <table:table-cell office:value-type="string" calcext:value-type="string">
            <text:p>IND636</text:p>
          </table:table-cell>
          <table:table-cell office:value-type="float" office:value="23.0246453293296" calcext:value-type="float">
            <text:p>23.0246453293296</text:p>
          </table:table-cell>
          <table:table-cell office:value-type="float" office:value="-2.16975990810182" calcext:value-type="float">
            <text:p>-2.16975990810182</text:p>
          </table:table-cell>
          <table:table-cell/>
        </table:table-row>
        <table:table-row table:style-name="ro1">
          <table:table-cell office:value-type="string" calcext:value-type="string">
            <text:p>IND637</text:p>
          </table:table-cell>
          <table:table-cell office:value-type="float" office:value="27.4800711881437" calcext:value-type="float">
            <text:p>27.4800711881437</text:p>
          </table:table-cell>
          <table:table-cell office:value-type="float" office:value="2.73420264274584" calcext:value-type="float">
            <text:p>2.73420264274584</text:p>
          </table:table-cell>
          <table:table-cell/>
        </table:table-row>
        <table:table-row table:style-name="ro1">
          <table:table-cell office:value-type="string" calcext:value-type="string">
            <text:p>IND638</text:p>
          </table:table-cell>
          <table:table-cell office:value-type="float" office:value="24.7822403807039" calcext:value-type="float">
            <text:p>24.7822403807039</text:p>
          </table:table-cell>
          <table:table-cell office:value-type="float" office:value="-0.183472643984802" calcext:value-type="float">
            <text:p>-0.183472643984802</text:p>
          </table:table-cell>
          <table:table-cell/>
        </table:table-row>
        <table:table-row table:style-name="ro1">
          <table:table-cell office:value-type="string" calcext:value-type="string">
            <text:p>IND639</text:p>
          </table:table-cell>
          <table:table-cell office:value-type="float" office:value="21.263634222117" calcext:value-type="float">
            <text:p>21.263634222117</text:p>
          </table:table-cell>
          <table:table-cell office:value-type="float" office:value="-3.6012099897657" calcext:value-type="float">
            <text:p>-3.6012099897657</text:p>
          </table:table-cell>
          <table:table-cell/>
        </table:table-row>
        <table:table-row table:style-name="ro1">
          <table:table-cell office:value-type="string" calcext:value-type="string">
            <text:p>IND640</text:p>
          </table:table-cell>
          <table:table-cell office:value-type="float" office:value="23.0189726133678" calcext:value-type="float">
            <text:p>23.0189726133678</text:p>
          </table:table-cell>
          <table:table-cell office:value-type="float" office:value="-1.90228151404267" calcext:value-type="float">
            <text:p>-1.90228151404267</text:p>
          </table:table-cell>
          <table:table-cell/>
        </table:table-row>
        <table:table-row table:style-name="ro1">
          <table:table-cell office:value-type="string" calcext:value-type="string">
            <text:p>IND641</text:p>
          </table:table-cell>
          <table:table-cell office:value-type="float" office:value="21.6636093862941" calcext:value-type="float">
            <text:p>21.6636093862941</text:p>
          </table:table-cell>
          <table:table-cell office:value-type="float" office:value="-2.90810013962182" calcext:value-type="float">
            <text:p>-2.90810013962182</text:p>
          </table:table-cell>
          <table:table-cell/>
        </table:table-row>
        <table:table-row table:style-name="ro1">
          <table:table-cell office:value-type="string" calcext:value-type="string">
            <text:p>IND642</text:p>
          </table:table-cell>
          <table:table-cell office:value-type="float" office:value="22.7277746139027" calcext:value-type="float">
            <text:p>22.7277746139027</text:p>
          </table:table-cell>
          <table:table-cell office:value-type="float" office:value="-2.00432311893628" calcext:value-type="float">
            <text:p>-2.00432311893628</text:p>
          </table:table-cell>
          <table:table-cell/>
        </table:table-row>
        <table:table-row table:style-name="ro1">
          <table:table-cell office:value-type="string" calcext:value-type="string">
            <text:p>IND643</text:p>
          </table:table-cell>
          <table:table-cell office:value-type="float" office:value="22.9034260055242" calcext:value-type="float">
            <text:p>22.9034260055242</text:p>
          </table:table-cell>
          <table:table-cell office:value-type="float" office:value="-2.02488529997749" calcext:value-type="float">
            <text:p>-2.02488529997749</text:p>
          </table:table-cell>
          <table:table-cell/>
        </table:table-row>
        <table:table-row table:style-name="ro1">
          <table:table-cell office:value-type="string" calcext:value-type="string">
            <text:p>IND644</text:p>
          </table:table-cell>
          <table:table-cell office:value-type="float" office:value="21.6940890670037" calcext:value-type="float">
            <text:p>21.6940890670037</text:p>
          </table:table-cell>
          <table:table-cell office:value-type="float" office:value="-3.31174897225031" calcext:value-type="float">
            <text:p>-3.31174897225031</text:p>
          </table:table-cell>
          <table:table-cell/>
        </table:table-row>
        <table:table-row table:style-name="ro1">
          <table:table-cell office:value-type="string" calcext:value-type="string">
            <text:p>IND645</text:p>
          </table:table-cell>
          <table:table-cell office:value-type="float" office:value="18.5323680821618" calcext:value-type="float">
            <text:p>18.5323680821618</text:p>
          </table:table-cell>
          <table:table-cell office:value-type="float" office:value="-6.07878353466848" calcext:value-type="float">
            <text:p>-6.07878353466848</text:p>
          </table:table-cell>
          <table:table-cell/>
        </table:table-row>
        <table:table-row table:style-name="ro1">
          <table:table-cell office:value-type="string" calcext:value-type="string">
            <text:p>IND646</text:p>
          </table:table-cell>
          <table:table-cell office:value-type="float" office:value="27.8475275911749" calcext:value-type="float">
            <text:p>27.8475275911749</text:p>
          </table:table-cell>
          <table:table-cell office:value-type="float" office:value="3.22926979769656" calcext:value-type="float">
            <text:p>3.22926979769656</text:p>
          </table:table-cell>
          <table:table-cell/>
        </table:table-row>
        <table:table-row table:style-name="ro1">
          <table:table-cell office:value-type="string" calcext:value-type="string">
            <text:p>IND647</text:p>
          </table:table-cell>
          <table:table-cell office:value-type="float" office:value="25.3681369623049" calcext:value-type="float">
            <text:p>25.3681369623049</text:p>
          </table:table-cell>
          <table:table-cell office:value-type="float" office:value="0.247404769061818" calcext:value-type="float">
            <text:p>0.247404769061818</text:p>
          </table:table-cell>
          <table:table-cell/>
        </table:table-row>
        <table:table-row table:style-name="ro1">
          <table:table-cell office:value-type="string" calcext:value-type="string">
            <text:p>IND648</text:p>
          </table:table-cell>
          <table:table-cell office:value-type="float" office:value="25.5518628942789" calcext:value-type="float">
            <text:p>25.5518628942789</text:p>
          </table:table-cell>
          <table:table-cell office:value-type="float" office:value="0.830606295271823" calcext:value-type="float">
            <text:p>0.830606295271823</text:p>
          </table:table-cell>
          <table:table-cell/>
        </table:table-row>
        <table:table-row table:style-name="ro1">
          <table:table-cell office:value-type="string" calcext:value-type="string">
            <text:p>IND649</text:p>
          </table:table-cell>
          <table:table-cell office:value-type="float" office:value="28.8192686983122" calcext:value-type="float">
            <text:p>28.8192686983122</text:p>
          </table:table-cell>
          <table:table-cell office:value-type="float" office:value="3.98910093541331" calcext:value-type="float">
            <text:p>3.98910093541331</text:p>
          </table:table-cell>
          <table:table-cell/>
        </table:table-row>
        <table:table-row table:style-name="ro1">
          <table:table-cell office:value-type="string" calcext:value-type="string">
            <text:p>IND650</text:p>
          </table:table-cell>
          <table:table-cell office:value-type="float" office:value="22.137903512528" calcext:value-type="float">
            <text:p>22.137903512528</text:p>
          </table:table-cell>
          <table:table-cell office:value-type="float" office:value="-2.58227643696794" calcext:value-type="float">
            <text:p>-2.58227643696794</text:p>
          </table:table-cell>
          <table:table-cell/>
        </table:table-row>
        <table:table-row table:style-name="ro1">
          <table:table-cell office:value-type="string" calcext:value-type="string">
            <text:p>IND651</text:p>
          </table:table-cell>
          <table:table-cell office:value-type="float" office:value="21.705653358863" calcext:value-type="float">
            <text:p>21.705653358863</text:p>
          </table:table-cell>
          <table:table-cell office:value-type="float" office:value="-3.27228765293159" calcext:value-type="float">
            <text:p>-3.27228765293159</text:p>
          </table:table-cell>
          <table:table-cell/>
        </table:table-row>
        <table:table-row table:style-name="ro1">
          <table:table-cell office:value-type="string" calcext:value-type="string">
            <text:p>IND652</text:p>
          </table:table-cell>
          <table:table-cell office:value-type="float" office:value="23.2579602994155" calcext:value-type="float">
            <text:p>23.2579602994155</text:p>
          </table:table-cell>
          <table:table-cell office:value-type="float" office:value="-1.9451483043399" calcext:value-type="float">
            <text:p>-1.9451483043399</text:p>
          </table:table-cell>
          <table:table-cell/>
        </table:table-row>
        <table:table-row table:style-name="ro1">
          <table:table-cell office:value-type="string" calcext:value-type="string">
            <text:p>IND653</text:p>
          </table:table-cell>
          <table:table-cell office:value-type="float" office:value="26.8610939248258" calcext:value-type="float">
            <text:p>26.8610939248258</text:p>
          </table:table-cell>
          <table:table-cell office:value-type="float" office:value="1.89405201974007" calcext:value-type="float">
            <text:p>1.89405201974007</text:p>
          </table:table-cell>
          <table:table-cell/>
        </table:table-row>
        <table:table-row table:style-name="ro1">
          <table:table-cell office:value-type="string" calcext:value-type="string">
            <text:p>IND654</text:p>
          </table:table-cell>
          <table:table-cell office:value-type="float" office:value="28.2604374962888" calcext:value-type="float">
            <text:p>28.2604374962888</text:p>
          </table:table-cell>
          <table:table-cell office:value-type="float" office:value="3.60094685663652" calcext:value-type="float">
            <text:p>3.60094685663652</text:p>
          </table:table-cell>
          <table:table-cell/>
        </table:table-row>
        <table:table-row table:style-name="ro1">
          <table:table-cell office:value-type="string" calcext:value-type="string">
            <text:p>IND655</text:p>
          </table:table-cell>
          <table:table-cell office:value-type="float" office:value="22.6309653072711" calcext:value-type="float">
            <text:p>22.6309653072711</text:p>
          </table:table-cell>
          <table:table-cell office:value-type="float" office:value="-2.51657524043978" calcext:value-type="float">
            <text:p>-2.51657524043978</text:p>
          </table:table-cell>
          <table:table-cell/>
        </table:table-row>
        <table:table-row table:style-name="ro1">
          <table:table-cell office:value-type="string" calcext:value-type="string">
            <text:p>IND656</text:p>
          </table:table-cell>
          <table:table-cell office:value-type="float" office:value="25.6597390300736" calcext:value-type="float">
            <text:p>25.6597390300736</text:p>
          </table:table-cell>
          <table:table-cell office:value-type="float" office:value="0.486709142455388" calcext:value-type="float">
            <text:p>0.486709142455388</text:p>
          </table:table-cell>
          <table:table-cell/>
        </table:table-row>
        <table:table-row table:style-name="ro1">
          <table:table-cell office:value-type="string" calcext:value-type="string">
            <text:p>IND657</text:p>
          </table:table-cell>
          <table:table-cell office:value-type="float" office:value="25.1922192576942" calcext:value-type="float">
            <text:p>25.1922192576942</text:p>
          </table:table-cell>
          <table:table-cell office:value-type="float" office:value="0.302010026694424" calcext:value-type="float">
            <text:p>0.302010026694424</text:p>
          </table:table-cell>
          <table:table-cell/>
        </table:table-row>
        <table:table-row table:style-name="ro1">
          <table:table-cell office:value-type="string" calcext:value-type="string">
            <text:p>IND658</text:p>
          </table:table-cell>
          <table:table-cell office:value-type="float" office:value="27.7401184348212" calcext:value-type="float">
            <text:p>27.7401184348212</text:p>
          </table:table-cell>
          <table:table-cell office:value-type="float" office:value="3.24143321967786" calcext:value-type="float">
            <text:p>3.24143321967786</text:p>
          </table:table-cell>
          <table:table-cell/>
        </table:table-row>
        <table:table-row table:style-name="ro1">
          <table:table-cell office:value-type="string" calcext:value-type="string">
            <text:p>IND659</text:p>
          </table:table-cell>
          <table:table-cell office:value-type="float" office:value="27.3124132727403" calcext:value-type="float">
            <text:p>27.3124132727403</text:p>
          </table:table-cell>
          <table:table-cell office:value-type="float" office:value="2.30312797733057" calcext:value-type="float">
            <text:p>2.30312797733057</text:p>
          </table:table-cell>
          <table:table-cell/>
        </table:table-row>
        <table:table-row table:style-name="ro1">
          <table:table-cell office:value-type="string" calcext:value-type="string">
            <text:p>IND660</text:p>
          </table:table-cell>
          <table:table-cell office:value-type="float" office:value="23.3806335716091" calcext:value-type="float">
            <text:p>23.3806335716091</text:p>
          </table:table-cell>
          <table:table-cell office:value-type="float" office:value="-1.49471770068584" calcext:value-type="float">
            <text:p>-1.49471770068584</text:p>
          </table:table-cell>
          <table:table-cell/>
        </table:table-row>
        <table:table-row table:style-name="ro1">
          <table:table-cell office:value-type="string" calcext:value-type="string">
            <text:p>IND661</text:p>
          </table:table-cell>
          <table:table-cell office:value-type="float" office:value="27.8658130107767" calcext:value-type="float">
            <text:p>27.8658130107767</text:p>
          </table:table-cell>
          <table:table-cell office:value-type="float" office:value="2.53129383268635" calcext:value-type="float">
            <text:p>2.53129383268635</text:p>
          </table:table-cell>
          <table:table-cell/>
        </table:table-row>
        <table:table-row table:style-name="ro1">
          <table:table-cell office:value-type="string" calcext:value-type="string">
            <text:p>IND662</text:p>
          </table:table-cell>
          <table:table-cell office:value-type="float" office:value="26.0019042443242" calcext:value-type="float">
            <text:p>26.0019042443242</text:p>
          </table:table-cell>
          <table:table-cell office:value-type="float" office:value="0.532186485201726" calcext:value-type="float">
            <text:p>0.532186485201726</text:p>
          </table:table-cell>
          <table:table-cell/>
        </table:table-row>
        <table:table-row table:style-name="ro1">
          <table:table-cell office:value-type="string" calcext:value-type="string">
            <text:p>IND663</text:p>
          </table:table-cell>
          <table:table-cell office:value-type="float" office:value="26.9853940148881" calcext:value-type="float">
            <text:p>26.9853940148881</text:p>
          </table:table-cell>
          <table:table-cell office:value-type="float" office:value="1.57882580900045" calcext:value-type="float">
            <text:p>1.57882580900045</text:p>
          </table:table-cell>
          <table:table-cell/>
        </table:table-row>
        <table:table-row table:style-name="ro1">
          <table:table-cell office:value-type="string" calcext:value-type="string">
            <text:p>IND664</text:p>
          </table:table-cell>
          <table:table-cell office:value-type="float" office:value="23.359815744665" calcext:value-type="float">
            <text:p>23.359815744665</text:p>
          </table:table-cell>
          <table:table-cell office:value-type="float" office:value="-1.18006655878887" calcext:value-type="float">
            <text:p>-1.18006655878887</text:p>
          </table:table-cell>
          <table:table-cell/>
        </table:table-row>
        <table:table-row table:style-name="ro1">
          <table:table-cell office:value-type="string" calcext:value-type="string">
            <text:p>IND665</text:p>
          </table:table-cell>
          <table:table-cell office:value-type="float" office:value="25.0101910669904" calcext:value-type="float">
            <text:p>25.0101910669904</text:p>
          </table:table-cell>
          <table:table-cell office:value-type="float" office:value="0.14697852058951" calcext:value-type="float">
            <text:p>0.14697852058951</text:p>
          </table:table-cell>
          <table:table-cell/>
        </table:table-row>
        <table:table-row table:style-name="ro1">
          <table:table-cell office:value-type="string" calcext:value-type="string">
            <text:p>IND666</text:p>
          </table:table-cell>
          <table:table-cell office:value-type="float" office:value="21.7398696501275" calcext:value-type="float">
            <text:p>21.7398696501275</text:p>
          </table:table-cell>
          <table:table-cell office:value-type="float" office:value="-3.2529243262916" calcext:value-type="float">
            <text:p>-3.2529243262916</text:p>
          </table:table-cell>
          <table:table-cell/>
        </table:table-row>
        <table:table-row table:style-name="ro1">
          <table:table-cell office:value-type="string" calcext:value-type="string">
            <text:p>IND667</text:p>
          </table:table-cell>
          <table:table-cell office:value-type="float" office:value="25.8456394898392" calcext:value-type="float">
            <text:p>25.8456394898392</text:p>
          </table:table-cell>
          <table:table-cell office:value-type="float" office:value="0.850707048396236" calcext:value-type="float">
            <text:p>0.850707048396236</text:p>
          </table:table-cell>
          <table:table-cell/>
        </table:table-row>
        <table:table-row table:style-name="ro1">
          <table:table-cell office:value-type="string" calcext:value-type="string">
            <text:p>IND668</text:p>
          </table:table-cell>
          <table:table-cell office:value-type="float" office:value="28.382228749022" calcext:value-type="float">
            <text:p>28.382228749022</text:p>
          </table:table-cell>
          <table:table-cell office:value-type="float" office:value="3.13148807764419" calcext:value-type="float">
            <text:p>3.13148807764419</text:p>
          </table:table-cell>
          <table:table-cell/>
        </table:table-row>
        <table:table-row table:style-name="ro1">
          <table:table-cell office:value-type="string" calcext:value-type="string">
            <text:p>IND669</text:p>
          </table:table-cell>
          <table:table-cell office:value-type="float" office:value="19.9287677872073" calcext:value-type="float">
            <text:p>19.9287677872073</text:p>
          </table:table-cell>
          <table:table-cell office:value-type="float" office:value="-4.85364640816515" calcext:value-type="float">
            <text:p>-4.85364640816515</text:p>
          </table:table-cell>
          <table:table-cell/>
        </table:table-row>
        <table:table-row table:style-name="ro1">
          <table:table-cell office:value-type="string" calcext:value-type="string">
            <text:p>IND670</text:p>
          </table:table-cell>
          <table:table-cell office:value-type="float" office:value="28.6376732252042" calcext:value-type="float">
            <text:p>28.6376732252042</text:p>
          </table:table-cell>
          <table:table-cell office:value-type="float" office:value="3.54091981417863" calcext:value-type="float">
            <text:p>3.54091981417863</text:p>
          </table:table-cell>
          <table:table-cell/>
        </table:table-row>
        <table:table-row table:style-name="ro1">
          <table:table-cell office:value-type="string" calcext:value-type="string">
            <text:p>IND671</text:p>
          </table:table-cell>
          <table:table-cell office:value-type="float" office:value="22.7420670974559" calcext:value-type="float">
            <text:p>22.7420670974559</text:p>
          </table:table-cell>
          <table:table-cell office:value-type="float" office:value="-2.20120701819038" calcext:value-type="float">
            <text:p>-2.20120701819038</text:p>
          </table:table-cell>
          <table:table-cell/>
        </table:table-row>
        <table:table-row table:style-name="ro1">
          <table:table-cell office:value-type="string" calcext:value-type="string">
            <text:p>IND672</text:p>
          </table:table-cell>
          <table:table-cell office:value-type="float" office:value="24.6133010464234" calcext:value-type="float">
            <text:p>24.6133010464234</text:p>
          </table:table-cell>
          <table:table-cell office:value-type="float" office:value="-0.927072545566941" calcext:value-type="float">
            <text:p>-0.927072545566941</text:p>
          </table:table-cell>
          <table:table-cell/>
        </table:table-row>
        <table:table-row table:style-name="ro1">
          <table:table-cell office:value-type="string" calcext:value-type="string">
            <text:p>IND673</text:p>
          </table:table-cell>
          <table:table-cell office:value-type="float" office:value="23.9159264897543" calcext:value-type="float">
            <text:p>23.9159264897543</text:p>
          </table:table-cell>
          <table:table-cell office:value-type="float" office:value="-1.33476091886292" calcext:value-type="float">
            <text:p>-1.33476091886292</text:p>
          </table:table-cell>
          <table:table-cell/>
        </table:table-row>
        <table:table-row table:style-name="ro1">
          <table:table-cell office:value-type="string" calcext:value-type="string">
            <text:p>IND674</text:p>
          </table:table-cell>
          <table:table-cell office:value-type="float" office:value="21.3069647052285" calcext:value-type="float">
            <text:p>21.3069647052285</text:p>
          </table:table-cell>
          <table:table-cell office:value-type="float" office:value="-3.47801156872928" calcext:value-type="float">
            <text:p>-3.47801156872928</text:p>
          </table:table-cell>
          <table:table-cell/>
        </table:table-row>
        <table:table-row table:style-name="ro1">
          <table:table-cell office:value-type="string" calcext:value-type="string">
            <text:p>IND675</text:p>
          </table:table-cell>
          <table:table-cell office:value-type="float" office:value="25.4245104022461" calcext:value-type="float">
            <text:p>25.4245104022461</text:p>
          </table:table-cell>
          <table:table-cell office:value-type="float" office:value="0.502965218141449" calcext:value-type="float">
            <text:p>0.502965218141449</text:p>
          </table:table-cell>
          <table:table-cell/>
        </table:table-row>
        <table:table-row table:style-name="ro1">
          <table:table-cell office:value-type="string" calcext:value-type="string">
            <text:p>IND676</text:p>
          </table:table-cell>
          <table:table-cell office:value-type="float" office:value="25.9071798387794" calcext:value-type="float">
            <text:p>25.9071798387794</text:p>
          </table:table-cell>
          <table:table-cell office:value-type="float" office:value="0.581149972098395" calcext:value-type="float">
            <text:p>0.581149972098395</text:p>
          </table:table-cell>
          <table:table-cell/>
        </table:table-row>
        <table:table-row table:style-name="ro1">
          <table:table-cell office:value-type="string" calcext:value-type="string">
            <text:p>IND677</text:p>
          </table:table-cell>
          <table:table-cell office:value-type="float" office:value="23.8982396918058" calcext:value-type="float">
            <text:p>23.8982396918058</text:p>
          </table:table-cell>
          <table:table-cell office:value-type="float" office:value="-1.42661251800781" calcext:value-type="float">
            <text:p>-1.42661251800781</text:p>
          </table:table-cell>
          <table:table-cell/>
        </table:table-row>
        <table:table-row table:style-name="ro1">
          <table:table-cell office:value-type="string" calcext:value-type="string">
            <text:p>IND678</text:p>
          </table:table-cell>
          <table:table-cell office:value-type="float" office:value="22.7567027975261" calcext:value-type="float">
            <text:p>22.7567027975261</text:p>
          </table:table-cell>
          <table:table-cell office:value-type="float" office:value="-2.26783427151427" calcext:value-type="float">
            <text:p>-2.26783427151427</text:p>
          </table:table-cell>
          <table:table-cell/>
        </table:table-row>
        <table:table-row table:style-name="ro1">
          <table:table-cell office:value-type="string" calcext:value-type="string">
            <text:p>IND679</text:p>
          </table:table-cell>
          <table:table-cell office:value-type="float" office:value="21.6092654418885" calcext:value-type="float">
            <text:p>21.6092654418885</text:p>
          </table:table-cell>
          <table:table-cell office:value-type="float" office:value="-3.31906271150465" calcext:value-type="float">
            <text:p>-3.31906271150465</text:p>
          </table:table-cell>
          <table:table-cell/>
        </table:table-row>
        <table:table-row table:style-name="ro1">
          <table:table-cell office:value-type="string" calcext:value-type="string">
            <text:p>IND680</text:p>
          </table:table-cell>
          <table:table-cell office:value-type="float" office:value="24.7815701198708" calcext:value-type="float">
            <text:p>24.7815701198708</text:p>
          </table:table-cell>
          <table:table-cell office:value-type="float" office:value="-0.260437650057662" calcext:value-type="float">
            <text:p>-0.260437650057662</text:p>
          </table:table-cell>
          <table:table-cell/>
        </table:table-row>
        <table:table-row table:style-name="ro1">
          <table:table-cell office:value-type="string" calcext:value-type="string">
            <text:p>IND681</text:p>
          </table:table-cell>
          <table:table-cell office:value-type="float" office:value="23.0446497838115" calcext:value-type="float">
            <text:p>23.0446497838115</text:p>
          </table:table-cell>
          <table:table-cell office:value-type="float" office:value="-2.01903098769517" calcext:value-type="float">
            <text:p>-2.01903098769517</text:p>
          </table:table-cell>
          <table:table-cell/>
        </table:table-row>
        <table:table-row table:style-name="ro1">
          <table:table-cell office:value-type="string" calcext:value-type="string">
            <text:p>IND682</text:p>
          </table:table-cell>
          <table:table-cell office:value-type="float" office:value="27.2524493074857" calcext:value-type="float">
            <text:p>27.2524493074857</text:p>
          </table:table-cell>
          <table:table-cell office:value-type="float" office:value="2.21934860313494" calcext:value-type="float">
            <text:p>2.21934860313494</text:p>
          </table:table-cell>
          <table:table-cell/>
        </table:table-row>
        <table:table-row table:style-name="ro1">
          <table:table-cell office:value-type="string" calcext:value-type="string">
            <text:p>IND683</text:p>
          </table:table-cell>
          <table:table-cell office:value-type="float" office:value="27.7377911920459" calcext:value-type="float">
            <text:p>27.7377911920459</text:p>
          </table:table-cell>
          <table:table-cell office:value-type="float" office:value="2.77816711292572" calcext:value-type="float">
            <text:p>2.77816711292572</text:p>
          </table:table-cell>
          <table:table-cell/>
        </table:table-row>
        <table:table-row table:style-name="ro1">
          <table:table-cell office:value-type="string" calcext:value-type="string">
            <text:p>IND684</text:p>
          </table:table-cell>
          <table:table-cell office:value-type="float" office:value="24.4586244500162" calcext:value-type="float">
            <text:p>24.4586244500162</text:p>
          </table:table-cell>
          <table:table-cell office:value-type="float" office:value="-0.206681457338815" calcext:value-type="float">
            <text:p>-0.206681457338815</text:p>
          </table:table-cell>
          <table:table-cell/>
        </table:table-row>
        <table:table-row table:style-name="ro1">
          <table:table-cell office:value-type="string" calcext:value-type="string">
            <text:p>IND685</text:p>
          </table:table-cell>
          <table:table-cell office:value-type="float" office:value="26.9995603648477" calcext:value-type="float">
            <text:p>26.9995603648477</text:p>
          </table:table-cell>
          <table:table-cell office:value-type="float" office:value="2.11988101072986" calcext:value-type="float">
            <text:p>2.11988101072986</text:p>
          </table:table-cell>
          <table:table-cell/>
        </table:table-row>
        <table:table-row table:style-name="ro1">
          <table:table-cell office:value-type="string" calcext:value-type="string">
            <text:p>IND686</text:p>
          </table:table-cell>
          <table:table-cell office:value-type="float" office:value="25.6140915950781" calcext:value-type="float">
            <text:p>25.6140915950781</text:p>
          </table:table-cell>
          <table:table-cell office:value-type="float" office:value="0.1333809710075" calcext:value-type="float">
            <text:p>0.1333809710075</text:p>
          </table:table-cell>
          <table:table-cell/>
        </table:table-row>
        <table:table-row table:style-name="ro1">
          <table:table-cell office:value-type="string" calcext:value-type="string">
            <text:p>IND687</text:p>
          </table:table-cell>
          <table:table-cell office:value-type="float" office:value="28.5879510576339" calcext:value-type="float">
            <text:p>28.5879510576339</text:p>
          </table:table-cell>
          <table:table-cell office:value-type="float" office:value="3.38687442355389" calcext:value-type="float">
            <text:p>3.38687442355389</text:p>
          </table:table-cell>
          <table:table-cell/>
        </table:table-row>
        <table:table-row table:style-name="ro1">
          <table:table-cell office:value-type="string" calcext:value-type="string">
            <text:p>IND688</text:p>
          </table:table-cell>
          <table:table-cell office:value-type="float" office:value="21.5684149755833" calcext:value-type="float">
            <text:p>21.5684149755833</text:p>
          </table:table-cell>
          <table:table-cell office:value-type="float" office:value="-3.49659803198882" calcext:value-type="float">
            <text:p>-3.49659803198882</text:p>
          </table:table-cell>
          <table:table-cell/>
        </table:table-row>
        <table:table-row table:style-name="ro1">
          <table:table-cell office:value-type="string" calcext:value-type="string">
            <text:p>IND689</text:p>
          </table:table-cell>
          <table:table-cell office:value-type="float" office:value="26.0356030550721" calcext:value-type="float">
            <text:p>26.0356030550721</text:p>
          </table:table-cell>
          <table:table-cell office:value-type="float" office:value="1.13343152445705" calcext:value-type="float">
            <text:p>1.13343152445705</text:p>
          </table:table-cell>
          <table:table-cell/>
        </table:table-row>
        <table:table-row table:style-name="ro1">
          <table:table-cell office:value-type="string" calcext:value-type="string">
            <text:p>IND690</text:p>
          </table:table-cell>
          <table:table-cell office:value-type="float" office:value="24.1732315965534" calcext:value-type="float">
            <text:p>24.1732315965534</text:p>
          </table:table-cell>
          <table:table-cell office:value-type="float" office:value="-1.1508076826496" calcext:value-type="float">
            <text:p>-1.1508076826496</text:p>
          </table:table-cell>
          <table:table-cell/>
        </table:table-row>
        <table:table-row table:style-name="ro1">
          <table:table-cell office:value-type="string" calcext:value-type="string">
            <text:p>IND691</text:p>
          </table:table-cell>
          <table:table-cell office:value-type="float" office:value="29.0856879106852" calcext:value-type="float">
            <text:p>29.0856879106852</text:p>
          </table:table-cell>
          <table:table-cell office:value-type="float" office:value="4.33212558504436" calcext:value-type="float">
            <text:p>4.33212558504436</text:p>
          </table:table-cell>
          <table:table-cell/>
        </table:table-row>
        <table:table-row table:style-name="ro1">
          <table:table-cell office:value-type="string" calcext:value-type="string">
            <text:p>IND692</text:p>
          </table:table-cell>
          <table:table-cell office:value-type="float" office:value="30.3482383346721" calcext:value-type="float">
            <text:p>30.3482383346721</text:p>
          </table:table-cell>
          <table:table-cell office:value-type="float" office:value="5.49503391962351" calcext:value-type="float">
            <text:p>5.49503391962351</text:p>
          </table:table-cell>
          <table:table-cell/>
        </table:table-row>
        <table:table-row table:style-name="ro1">
          <table:table-cell office:value-type="string" calcext:value-type="string">
            <text:p>IND693</text:p>
          </table:table-cell>
          <table:table-cell office:value-type="float" office:value="27.8910523278673" calcext:value-type="float">
            <text:p>27.8910523278673</text:p>
          </table:table-cell>
          <table:table-cell office:value-type="float" office:value="2.84749402387935" calcext:value-type="float">
            <text:p>2.84749402387935</text:p>
          </table:table-cell>
          <table:table-cell/>
        </table:table-row>
        <table:table-row table:style-name="ro1">
          <table:table-cell office:value-type="string" calcext:value-type="string">
            <text:p>IND694</text:p>
          </table:table-cell>
          <table:table-cell office:value-type="float" office:value="19.875835411266" calcext:value-type="float">
            <text:p>19.875835411266</text:p>
          </table:table-cell>
          <table:table-cell office:value-type="float" office:value="-5.22688541389837" calcext:value-type="float">
            <text:p>-5.22688541389837</text:p>
          </table:table-cell>
          <table:table-cell/>
        </table:table-row>
        <table:table-row table:style-name="ro1">
          <table:table-cell office:value-type="string" calcext:value-type="string">
            <text:p>IND695</text:p>
          </table:table-cell>
          <table:table-cell office:value-type="float" office:value="24.3582197778901" calcext:value-type="float">
            <text:p>24.3582197778901</text:p>
          </table:table-cell>
          <table:table-cell office:value-type="float" office:value="-0.608209021871846" calcext:value-type="float">
            <text:p>-0.608209021871846</text:p>
          </table:table-cell>
          <table:table-cell/>
        </table:table-row>
        <table:table-row table:style-name="ro1">
          <table:table-cell office:value-type="string" calcext:value-type="string">
            <text:p>IND696</text:p>
          </table:table-cell>
          <table:table-cell office:value-type="float" office:value="16.2337939357797" calcext:value-type="float">
            <text:p>16.2337939357797</text:p>
          </table:table-cell>
          <table:table-cell office:value-type="float" office:value="-8.43707132160005" calcext:value-type="float">
            <text:p>-8.43707132160005</text:p>
          </table:table-cell>
          <table:table-cell/>
        </table:table-row>
        <table:table-row table:style-name="ro1">
          <table:table-cell office:value-type="string" calcext:value-type="string">
            <text:p>IND697</text:p>
          </table:table-cell>
          <table:table-cell office:value-type="float" office:value="23.5823460619297" calcext:value-type="float">
            <text:p>23.5823460619297</text:p>
          </table:table-cell>
          <table:table-cell office:value-type="float" office:value="-1.39779764872815" calcext:value-type="float">
            <text:p>-1.39779764872815</text:p>
          </table:table-cell>
          <table:table-cell/>
        </table:table-row>
        <table:table-row table:style-name="ro1">
          <table:table-cell office:value-type="string" calcext:value-type="string">
            <text:p>IND698</text:p>
          </table:table-cell>
          <table:table-cell office:value-type="float" office:value="26.7631814226465" calcext:value-type="float">
            <text:p>26.7631814226465</text:p>
          </table:table-cell>
          <table:table-cell office:value-type="float" office:value="1.59912055303081" calcext:value-type="float">
            <text:p>1.59912055303081</text:p>
          </table:table-cell>
          <table:table-cell/>
        </table:table-row>
        <table:table-row table:style-name="ro1">
          <table:table-cell office:value-type="string" calcext:value-type="string">
            <text:p>IND699</text:p>
          </table:table-cell>
          <table:table-cell office:value-type="float" office:value="21.6739447508475" calcext:value-type="float">
            <text:p>21.6739447508475</text:p>
          </table:table-cell>
          <table:table-cell office:value-type="float" office:value="-3.68447303035213" calcext:value-type="float">
            <text:p>-3.68447303035213</text:p>
          </table:table-cell>
          <table:table-cell/>
        </table:table-row>
        <table:table-row table:style-name="ro1">
          <table:table-cell office:value-type="string" calcext:value-type="string">
            <text:p>IND700</text:p>
          </table:table-cell>
          <table:table-cell office:value-type="float" office:value="25.8651059925216" calcext:value-type="float">
            <text:p>25.8651059925216</text:p>
          </table:table-cell>
          <table:table-cell office:value-type="float" office:value="0.998664430612705" calcext:value-type="float">
            <text:p>0.998664430612705</text:p>
          </table:table-cell>
          <table:table-cell/>
        </table:table-row>
        <table:table-row table:style-name="ro1">
          <table:table-cell office:value-type="string" calcext:value-type="string">
            <text:p>IND701</text:p>
          </table:table-cell>
          <table:table-cell office:value-type="float" office:value="24.6500386483026" calcext:value-type="float">
            <text:p>24.6500386483026</text:p>
          </table:table-cell>
          <table:table-cell office:value-type="float" office:value="-0.936797762827869" calcext:value-type="float">
            <text:p>-0.936797762827869</text:p>
          </table:table-cell>
          <table:table-cell/>
        </table:table-row>
        <table:table-row table:style-name="ro1">
          <table:table-cell office:value-type="string" calcext:value-type="string">
            <text:p>IND702</text:p>
          </table:table-cell>
          <table:table-cell office:value-type="float" office:value="24.9110566631117" calcext:value-type="float">
            <text:p>24.9110566631117</text:p>
          </table:table-cell>
          <table:table-cell office:value-type="float" office:value="-0.0409796572063278" calcext:value-type="float">
            <text:p>-0.0409796572063278</text:p>
          </table:table-cell>
          <table:table-cell/>
        </table:table-row>
        <table:table-row table:style-name="ro1">
          <table:table-cell office:value-type="string" calcext:value-type="string">
            <text:p>IND703</text:p>
          </table:table-cell>
          <table:table-cell office:value-type="float" office:value="27.6381381058898" calcext:value-type="float">
            <text:p>27.6381381058898</text:p>
          </table:table-cell>
          <table:table-cell office:value-type="float" office:value="2.54811460351897" calcext:value-type="float">
            <text:p>2.54811460351897</text:p>
          </table:table-cell>
          <table:table-cell/>
        </table:table-row>
        <table:table-row table:style-name="ro1">
          <table:table-cell office:value-type="string" calcext:value-type="string">
            <text:p>IND704</text:p>
          </table:table-cell>
          <table:table-cell office:value-type="float" office:value="21.4553813162728" calcext:value-type="float">
            <text:p>21.4553813162728</text:p>
          </table:table-cell>
          <table:table-cell office:value-type="float" office:value="-3.60924557682064" calcext:value-type="float">
            <text:p>-3.60924557682064</text:p>
          </table:table-cell>
          <table:table-cell/>
        </table:table-row>
        <table:table-row table:style-name="ro1">
          <table:table-cell office:value-type="string" calcext:value-type="string">
            <text:p>IND705</text:p>
          </table:table-cell>
          <table:table-cell office:value-type="float" office:value="19.6636039095346" calcext:value-type="float">
            <text:p>19.6636039095346</text:p>
          </table:table-cell>
          <table:table-cell office:value-type="float" office:value="-5.21091018203846" calcext:value-type="float">
            <text:p>-5.21091018203846</text:p>
          </table:table-cell>
          <table:table-cell/>
        </table:table-row>
        <table:table-row table:style-name="ro1">
          <table:table-cell office:value-type="string" calcext:value-type="string">
            <text:p>IND706</text:p>
          </table:table-cell>
          <table:table-cell office:value-type="float" office:value="24.7173308631974" calcext:value-type="float">
            <text:p>24.7173308631974</text:p>
          </table:table-cell>
          <table:table-cell office:value-type="float" office:value="-0.0175675756156084" calcext:value-type="float">
            <text:p>-0.0175675756156084</text:p>
          </table:table-cell>
          <table:table-cell/>
        </table:table-row>
        <table:table-row table:style-name="ro1">
          <table:table-cell office:value-type="string" calcext:value-type="string">
            <text:p>IND707</text:p>
          </table:table-cell>
          <table:table-cell office:value-type="float" office:value="29.8940153588501" calcext:value-type="float">
            <text:p>29.8940153588501</text:p>
          </table:table-cell>
          <table:table-cell office:value-type="float" office:value="4.95611251489823" calcext:value-type="float">
            <text:p>4.95611251489823</text:p>
          </table:table-cell>
          <table:table-cell/>
        </table:table-row>
        <table:table-row table:style-name="ro1">
          <table:table-cell office:value-type="string" calcext:value-type="string">
            <text:p>IND708</text:p>
          </table:table-cell>
          <table:table-cell office:value-type="float" office:value="23.0221449511861" calcext:value-type="float">
            <text:p>23.0221449511861</text:p>
          </table:table-cell>
          <table:table-cell office:value-type="float" office:value="-2.20839379103745" calcext:value-type="float">
            <text:p>-2.20839379103745</text:p>
          </table:table-cell>
          <table:table-cell/>
        </table:table-row>
        <table:table-row table:style-name="ro1">
          <table:table-cell office:value-type="string" calcext:value-type="string">
            <text:p>IND709</text:p>
          </table:table-cell>
          <table:table-cell office:value-type="float" office:value="20.4318421294966" calcext:value-type="float">
            <text:p>20.4318421294966</text:p>
          </table:table-cell>
          <table:table-cell office:value-type="float" office:value="-4.58982371461009" calcext:value-type="float">
            <text:p>-4.58982371461009</text:p>
          </table:table-cell>
          <table:table-cell/>
        </table:table-row>
        <table:table-row table:style-name="ro1">
          <table:table-cell office:value-type="string" calcext:value-type="string">
            <text:p>IND710</text:p>
          </table:table-cell>
          <table:table-cell office:value-type="float" office:value="23.8246702364637" calcext:value-type="float">
            <text:p>23.8246702364637</text:p>
          </table:table-cell>
          <table:table-cell office:value-type="float" office:value="-1.23548870858041" calcext:value-type="float">
            <text:p>-1.23548870858041</text:p>
          </table:table-cell>
          <table:table-cell/>
        </table:table-row>
        <table:table-row table:style-name="ro1">
          <table:table-cell office:value-type="string" calcext:value-type="string">
            <text:p>IND711</text:p>
          </table:table-cell>
          <table:table-cell office:value-type="float" office:value="24.7859958273594" calcext:value-type="float">
            <text:p>24.7859958273594</text:p>
          </table:table-cell>
          <table:table-cell office:value-type="float" office:value="0.118175901179536" calcext:value-type="float">
            <text:p>0.118175901179536</text:p>
          </table:table-cell>
          <table:table-cell/>
        </table:table-row>
        <table:table-row table:style-name="ro1">
          <table:table-cell office:value-type="string" calcext:value-type="string">
            <text:p>IND712</text:p>
          </table:table-cell>
          <table:table-cell office:value-type="float" office:value="24.5172437849698" calcext:value-type="float">
            <text:p>24.5172437849698</text:p>
          </table:table-cell>
          <table:table-cell office:value-type="float" office:value="-0.460047472849523" calcext:value-type="float">
            <text:p>-0.460047472849523</text:p>
          </table:table-cell>
          <table:table-cell/>
        </table:table-row>
        <table:table-row table:style-name="ro1">
          <table:table-cell office:value-type="string" calcext:value-type="string">
            <text:p>IND713</text:p>
          </table:table-cell>
          <table:table-cell office:value-type="float" office:value="25.897904519647" calcext:value-type="float">
            <text:p>25.897904519647</text:p>
          </table:table-cell>
          <table:table-cell office:value-type="float" office:value="1.04316146016719" calcext:value-type="float">
            <text:p>1.04316146016719</text:p>
          </table:table-cell>
          <table:table-cell/>
        </table:table-row>
        <table:table-row table:style-name="ro1">
          <table:table-cell office:value-type="string" calcext:value-type="string">
            <text:p>IND714</text:p>
          </table:table-cell>
          <table:table-cell office:value-type="float" office:value="20.1797821143604" calcext:value-type="float">
            <text:p>20.1797821143604</text:p>
          </table:table-cell>
          <table:table-cell office:value-type="float" office:value="-5.26761727749932" calcext:value-type="float">
            <text:p>-5.26761727749932</text:p>
          </table:table-cell>
          <table:table-cell/>
        </table:table-row>
        <table:table-row table:style-name="ro1">
          <table:table-cell office:value-type="string" calcext:value-type="string">
            <text:p>IND715</text:p>
          </table:table-cell>
          <table:table-cell office:value-type="float" office:value="26.5939285176706" calcext:value-type="float">
            <text:p>26.5939285176706</text:p>
          </table:table-cell>
          <table:table-cell office:value-type="float" office:value="1.71566855183931" calcext:value-type="float">
            <text:p>1.71566855183931</text:p>
          </table:table-cell>
          <table:table-cell/>
        </table:table-row>
        <table:table-row table:style-name="ro1">
          <table:table-cell office:value-type="string" calcext:value-type="string">
            <text:p>IND716</text:p>
          </table:table-cell>
          <table:table-cell office:value-type="float" office:value="21.2656305756304" calcext:value-type="float">
            <text:p>21.2656305756304</text:p>
          </table:table-cell>
          <table:table-cell office:value-type="float" office:value="-3.67447835132935" calcext:value-type="float">
            <text:p>-3.67447835132935</text:p>
          </table:table-cell>
          <table:table-cell/>
        </table:table-row>
        <table:table-row table:style-name="ro1">
          <table:table-cell office:value-type="string" calcext:value-type="string">
            <text:p>IND717</text:p>
          </table:table-cell>
          <table:table-cell office:value-type="float" office:value="22.3974615196798" calcext:value-type="float">
            <text:p>22.3974615196798</text:p>
          </table:table-cell>
          <table:table-cell office:value-type="float" office:value="-2.82539762519308" calcext:value-type="float">
            <text:p>-2.82539762519308</text:p>
          </table:table-cell>
          <table:table-cell/>
        </table:table-row>
        <table:table-row table:style-name="ro1">
          <table:table-cell office:value-type="string" calcext:value-type="string">
            <text:p>IND718</text:p>
          </table:table-cell>
          <table:table-cell office:value-type="float" office:value="22.7621799870294" calcext:value-type="float">
            <text:p>22.7621799870294</text:p>
          </table:table-cell>
          <table:table-cell office:value-type="float" office:value="-2.1916890319462" calcext:value-type="float">
            <text:p>-2.1916890319462</text:p>
          </table:table-cell>
          <table:table-cell/>
        </table:table-row>
        <table:table-row table:style-name="ro1">
          <table:table-cell office:value-type="string" calcext:value-type="string">
            <text:p>IND719</text:p>
          </table:table-cell>
          <table:table-cell office:value-type="float" office:value="27.7546584968074" calcext:value-type="float">
            <text:p>27.7546584968074</text:p>
          </table:table-cell>
          <table:table-cell office:value-type="float" office:value="3.04994122970658" calcext:value-type="float">
            <text:p>3.04994122970658</text:p>
          </table:table-cell>
          <table:table-cell/>
        </table:table-row>
        <table:table-row table:style-name="ro1">
          <table:table-cell office:value-type="string" calcext:value-type="string">
            <text:p>IND720</text:p>
          </table:table-cell>
          <table:table-cell office:value-type="float" office:value="24.1121877753611" calcext:value-type="float">
            <text:p>24.1121877753611</text:p>
          </table:table-cell>
          <table:table-cell office:value-type="float" office:value="-0.472275107683035" calcext:value-type="float">
            <text:p>-0.472275107683035</text:p>
          </table:table-cell>
          <table:table-cell/>
        </table:table-row>
        <table:table-row table:style-name="ro1">
          <table:table-cell office:value-type="string" calcext:value-type="string">
            <text:p>IND721</text:p>
          </table:table-cell>
          <table:table-cell office:value-type="float" office:value="27.8551649834899" calcext:value-type="float">
            <text:p>27.8551649834899</text:p>
          </table:table-cell>
          <table:table-cell office:value-type="float" office:value="2.96988197766151" calcext:value-type="float">
            <text:p>2.96988197766151</text:p>
          </table:table-cell>
          <table:table-cell/>
        </table:table-row>
        <table:table-row table:style-name="ro1">
          <table:table-cell office:value-type="string" calcext:value-type="string">
            <text:p>IND722</text:p>
          </table:table-cell>
          <table:table-cell office:value-type="float" office:value="27.4344099277947" calcext:value-type="float">
            <text:p>27.4344099277947</text:p>
          </table:table-cell>
          <table:table-cell office:value-type="float" office:value="2.20085415526313" calcext:value-type="float">
            <text:p>2.20085415526313</text:p>
          </table:table-cell>
          <table:table-cell/>
        </table:table-row>
        <table:table-row table:style-name="ro1">
          <table:table-cell office:value-type="string" calcext:value-type="string">
            <text:p>IND723</text:p>
          </table:table-cell>
          <table:table-cell office:value-type="float" office:value="19.7370455226068" calcext:value-type="float">
            <text:p>19.7370455226068</text:p>
          </table:table-cell>
          <table:table-cell office:value-type="float" office:value="-5.29547409026733" calcext:value-type="float">
            <text:p>-5.29547409026733</text:p>
          </table:table-cell>
          <table:table-cell/>
        </table:table-row>
        <table:table-row table:style-name="ro1">
          <table:table-cell office:value-type="string" calcext:value-type="string">
            <text:p>IND724</text:p>
          </table:table-cell>
          <table:table-cell office:value-type="float" office:value="22.134920963001" calcext:value-type="float">
            <text:p>22.134920963001</text:p>
          </table:table-cell>
          <table:table-cell office:value-type="float" office:value="-3.17569750660638" calcext:value-type="float">
            <text:p>-3.17569750660638</text:p>
          </table:table-cell>
          <table:table-cell/>
        </table:table-row>
        <table:table-row table:style-name="ro1">
          <table:table-cell office:value-type="string" calcext:value-type="string">
            <text:p>IND725</text:p>
          </table:table-cell>
          <table:table-cell office:value-type="float" office:value="26.8544871809295" calcext:value-type="float">
            <text:p>26.8544871809295</text:p>
          </table:table-cell>
          <table:table-cell office:value-type="float" office:value="1.96600526932616" calcext:value-type="float">
            <text:p>1.96600526932616</text:p>
          </table:table-cell>
          <table:table-cell/>
        </table:table-row>
        <table:table-row table:style-name="ro1">
          <table:table-cell office:value-type="string" calcext:value-type="string">
            <text:p>IND726</text:p>
          </table:table-cell>
          <table:table-cell office:value-type="float" office:value="26.9052190901437" calcext:value-type="float">
            <text:p>26.9052190901437</text:p>
          </table:table-cell>
          <table:table-cell office:value-type="float" office:value="1.50447572487075" calcext:value-type="float">
            <text:p>1.50447572487075</text:p>
          </table:table-cell>
          <table:table-cell/>
        </table:table-row>
        <table:table-row table:style-name="ro1">
          <table:table-cell office:value-type="string" calcext:value-type="string">
            <text:p>IND727</text:p>
          </table:table-cell>
          <table:table-cell office:value-type="float" office:value="24.6448475187105" calcext:value-type="float">
            <text:p>24.6448475187105</text:p>
          </table:table-cell>
          <table:table-cell office:value-type="float" office:value="-0.328571157923984" calcext:value-type="float">
            <text:p>-0.328571157923984</text:p>
          </table:table-cell>
          <table:table-cell/>
        </table:table-row>
        <table:table-row table:style-name="ro1">
          <table:table-cell office:value-type="string" calcext:value-type="string">
            <text:p>IND728</text:p>
          </table:table-cell>
          <table:table-cell office:value-type="float" office:value="29.1255076640899" calcext:value-type="float">
            <text:p>29.1255076640899</text:p>
          </table:table-cell>
          <table:table-cell office:value-type="float" office:value="4.04927746717618" calcext:value-type="float">
            <text:p>4.04927746717618</text:p>
          </table:table-cell>
          <table:table-cell/>
        </table:table-row>
        <table:table-row table:style-name="ro1">
          <table:table-cell office:value-type="string" calcext:value-type="string">
            <text:p>IND729</text:p>
          </table:table-cell>
          <table:table-cell office:value-type="float" office:value="21.420169452855" calcext:value-type="float">
            <text:p>21.420169452855</text:p>
          </table:table-cell>
          <table:table-cell office:value-type="float" office:value="-4.09065039454472" calcext:value-type="float">
            <text:p>-4.09065039454472</text:p>
          </table:table-cell>
          <table:table-cell/>
        </table:table-row>
        <table:table-row table:style-name="ro1">
          <table:table-cell office:value-type="string" calcext:value-type="string">
            <text:p>IND730</text:p>
          </table:table-cell>
          <table:table-cell office:value-type="float" office:value="27.6147604012255" calcext:value-type="float">
            <text:p>27.6147604012255</text:p>
          </table:table-cell>
          <table:table-cell office:value-type="float" office:value="2.30178625078564" calcext:value-type="float">
            <text:p>2.30178625078564</text:p>
          </table:table-cell>
          <table:table-cell/>
        </table:table-row>
        <table:table-row table:style-name="ro1">
          <table:table-cell office:value-type="string" calcext:value-type="string">
            <text:p>IND731</text:p>
          </table:table-cell>
          <table:table-cell office:value-type="float" office:value="23.6493610274841" calcext:value-type="float">
            <text:p>23.6493610274841</text:p>
          </table:table-cell>
          <table:table-cell office:value-type="float" office:value="-1.03468866587511" calcext:value-type="float">
            <text:p>-1.03468866587511</text:p>
          </table:table-cell>
          <table:table-cell/>
        </table:table-row>
        <table:table-row table:style-name="ro1">
          <table:table-cell office:value-type="string" calcext:value-type="string">
            <text:p>IND732</text:p>
          </table:table-cell>
          <table:table-cell office:value-type="float" office:value="24.3886597054867" calcext:value-type="float">
            <text:p>24.3886597054867</text:p>
          </table:table-cell>
          <table:table-cell office:value-type="float" office:value="-0.388441946315727" calcext:value-type="float">
            <text:p>-0.388441946315727</text:p>
          </table:table-cell>
          <table:table-cell/>
        </table:table-row>
        <table:table-row table:style-name="ro1">
          <table:table-cell office:value-type="string" calcext:value-type="string">
            <text:p>IND733</text:p>
          </table:table-cell>
          <table:table-cell office:value-type="float" office:value="26.7976870926374" calcext:value-type="float">
            <text:p>26.7976870926374</text:p>
          </table:table-cell>
          <table:table-cell office:value-type="float" office:value="2.12059425262304" calcext:value-type="float">
            <text:p>2.12059425262304</text:p>
          </table:table-cell>
          <table:table-cell/>
        </table:table-row>
        <table:table-row table:style-name="ro1">
          <table:table-cell office:value-type="string" calcext:value-type="string">
            <text:p>IND734</text:p>
          </table:table-cell>
          <table:table-cell office:value-type="float" office:value="26.4046382876004" calcext:value-type="float">
            <text:p>26.4046382876004</text:p>
          </table:table-cell>
          <table:table-cell office:value-type="float" office:value="1.3078863624253" calcext:value-type="float">
            <text:p>1.3078863624253</text:p>
          </table:table-cell>
          <table:table-cell/>
        </table:table-row>
        <table:table-row table:style-name="ro1">
          <table:table-cell office:value-type="string" calcext:value-type="string">
            <text:p>IND735</text:p>
          </table:table-cell>
          <table:table-cell office:value-type="float" office:value="22.2830403101443" calcext:value-type="float">
            <text:p>22.2830403101443</text:p>
          </table:table-cell>
          <table:table-cell office:value-type="float" office:value="-3.01752874140561" calcext:value-type="float">
            <text:p>-3.01752874140561</text:p>
          </table:table-cell>
          <table:table-cell/>
        </table:table-row>
        <table:table-row table:style-name="ro1">
          <table:table-cell office:value-type="string" calcext:value-type="string">
            <text:p>IND736</text:p>
          </table:table-cell>
          <table:table-cell office:value-type="float" office:value="24.5644775728031" calcext:value-type="float">
            <text:p>24.5644775728031</text:p>
          </table:table-cell>
          <table:table-cell office:value-type="float" office:value="-0.180025986104643" calcext:value-type="float">
            <text:p>-0.180025986104643</text:p>
          </table:table-cell>
          <table:table-cell/>
        </table:table-row>
        <table:table-row table:style-name="ro1">
          <table:table-cell office:value-type="string" calcext:value-type="string">
            <text:p>IND737</text:p>
          </table:table-cell>
          <table:table-cell office:value-type="float" office:value="23.1088611616203" calcext:value-type="float">
            <text:p>23.1088611616203</text:p>
          </table:table-cell>
          <table:table-cell office:value-type="float" office:value="-1.51071387816366" calcext:value-type="float">
            <text:p>-1.51071387816366</text:p>
          </table:table-cell>
          <table:table-cell/>
        </table:table-row>
        <table:table-row table:style-name="ro1">
          <table:table-cell office:value-type="string" calcext:value-type="string">
            <text:p>IND738</text:p>
          </table:table-cell>
          <table:table-cell office:value-type="float" office:value="19.811454930166" calcext:value-type="float">
            <text:p>19.811454930166</text:p>
          </table:table-cell>
          <table:table-cell office:value-type="float" office:value="-4.9395979906348" calcext:value-type="float">
            <text:p>-4.9395979906348</text:p>
          </table:table-cell>
          <table:table-cell/>
        </table:table-row>
        <table:table-row table:style-name="ro1">
          <table:table-cell office:value-type="string" calcext:value-type="string">
            <text:p>IND739</text:p>
          </table:table-cell>
          <table:table-cell office:value-type="float" office:value="21.7137035365153" calcext:value-type="float">
            <text:p>21.7137035365153</text:p>
          </table:table-cell>
          <table:table-cell office:value-type="float" office:value="-3.2592344873976" calcext:value-type="float">
            <text:p>-3.2592344873976</text:p>
          </table:table-cell>
          <table:table-cell/>
        </table:table-row>
        <table:table-row table:style-name="ro1">
          <table:table-cell office:value-type="string" calcext:value-type="string">
            <text:p>IND740</text:p>
          </table:table-cell>
          <table:table-cell office:value-type="float" office:value="21.461561364527" calcext:value-type="float">
            <text:p>21.461561364527</text:p>
          </table:table-cell>
          <table:table-cell office:value-type="float" office:value="-3.70415390382906" calcext:value-type="float">
            <text:p>-3.70415390382906</text:p>
          </table:table-cell>
          <table:table-cell/>
        </table:table-row>
        <table:table-row table:style-name="ro1">
          <table:table-cell office:value-type="string" calcext:value-type="string">
            <text:p>IND741</text:p>
          </table:table-cell>
          <table:table-cell office:value-type="float" office:value="24.9558137611216" calcext:value-type="float">
            <text:p>24.9558137611216</text:p>
          </table:table-cell>
          <table:table-cell office:value-type="float" office:value="-0.288779191554845" calcext:value-type="float">
            <text:p>-0.288779191554845</text:p>
          </table:table-cell>
          <table:table-cell/>
        </table:table-row>
        <table:table-row table:style-name="ro1">
          <table:table-cell office:value-type="string" calcext:value-type="string">
            <text:p>IND742</text:p>
          </table:table-cell>
          <table:table-cell office:value-type="float" office:value="20.4842145352691" calcext:value-type="float">
            <text:p>20.4842145352691</text:p>
          </table:table-cell>
          <table:table-cell office:value-type="float" office:value="-4.49900470409794" calcext:value-type="float">
            <text:p>-4.49900470409794</text:p>
          </table:table-cell>
          <table:table-cell/>
        </table:table-row>
        <table:table-row table:style-name="ro1">
          <table:table-cell office:value-type="string" calcext:value-type="string">
            <text:p>IND743</text:p>
          </table:table-cell>
          <table:table-cell office:value-type="float" office:value="24.5195708723363" calcext:value-type="float">
            <text:p>24.5195708723363</text:p>
          </table:table-cell>
          <table:table-cell office:value-type="float" office:value="-1.06404053760806" calcext:value-type="float">
            <text:p>-1.06404053760806</text:p>
          </table:table-cell>
          <table:table-cell/>
        </table:table-row>
        <table:table-row table:style-name="ro1">
          <table:table-cell office:value-type="string" calcext:value-type="string">
            <text:p>IND744</text:p>
          </table:table-cell>
          <table:table-cell office:value-type="float" office:value="24.8333186190731" calcext:value-type="float">
            <text:p>24.8333186190731</text:p>
          </table:table-cell>
          <table:table-cell office:value-type="float" office:value="0.271127452549326" calcext:value-type="float">
            <text:p>0.271127452549326</text:p>
          </table:table-cell>
          <table:table-cell/>
        </table:table-row>
        <table:table-row table:style-name="ro1">
          <table:table-cell office:value-type="string" calcext:value-type="string">
            <text:p>IND745</text:p>
          </table:table-cell>
          <table:table-cell office:value-type="float" office:value="31.2111529390466" calcext:value-type="float">
            <text:p>31.2111529390466</text:p>
          </table:table-cell>
          <table:table-cell office:value-type="float" office:value="5.96280674939501" calcext:value-type="float">
            <text:p>5.96280674939501</text:p>
          </table:table-cell>
          <table:table-cell/>
        </table:table-row>
        <table:table-row table:style-name="ro1">
          <table:table-cell office:value-type="string" calcext:value-type="string">
            <text:p>IND746</text:p>
          </table:table-cell>
          <table:table-cell office:value-type="float" office:value="26.2255620989334" calcext:value-type="float">
            <text:p>26.2255620989334</text:p>
          </table:table-cell>
          <table:table-cell office:value-type="float" office:value="1.56471120710462" calcext:value-type="float">
            <text:p>1.56471120710462</text:p>
          </table:table-cell>
          <table:table-cell/>
        </table:table-row>
        <table:table-row table:style-name="ro1">
          <table:table-cell office:value-type="string" calcext:value-type="string">
            <text:p>IND747</text:p>
          </table:table-cell>
          <table:table-cell office:value-type="float" office:value="26.2485970905874" calcext:value-type="float">
            <text:p>26.2485970905874</text:p>
          </table:table-cell>
          <table:table-cell office:value-type="float" office:value="1.1644709954195" calcext:value-type="float">
            <text:p>1.1644709954195</text:p>
          </table:table-cell>
          <table:table-cell/>
        </table:table-row>
        <table:table-row table:style-name="ro1">
          <table:table-cell office:value-type="string" calcext:value-type="string">
            <text:p>IND748</text:p>
          </table:table-cell>
          <table:table-cell office:value-type="float" office:value="22.5945337408064" calcext:value-type="float">
            <text:p>22.5945337408064</text:p>
          </table:table-cell>
          <table:table-cell office:value-type="float" office:value="-2.09341048298504" calcext:value-type="float">
            <text:p>-2.09341048298504</text:p>
          </table:table-cell>
          <table:table-cell/>
        </table:table-row>
        <table:table-row table:style-name="ro1">
          <table:table-cell office:value-type="string" calcext:value-type="string">
            <text:p>IND749</text:p>
          </table:table-cell>
          <table:table-cell office:value-type="float" office:value="23.2049584527676" calcext:value-type="float">
            <text:p>23.2049584527676</text:p>
          </table:table-cell>
          <table:table-cell office:value-type="float" office:value="-2.03888167619732" calcext:value-type="float">
            <text:p>-2.03888167619732</text:p>
          </table:table-cell>
          <table:table-cell/>
        </table:table-row>
        <table:table-row table:style-name="ro1">
          <table:table-cell office:value-type="string" calcext:value-type="string">
            <text:p>IND750</text:p>
          </table:table-cell>
          <table:table-cell office:value-type="float" office:value="28.9125786766749" calcext:value-type="float">
            <text:p>28.9125786766749</text:p>
          </table:table-cell>
          <table:table-cell office:value-type="float" office:value="3.72931425825353" calcext:value-type="float">
            <text:p>3.72931425825353</text:p>
          </table:table-cell>
          <table:table-cell/>
        </table:table-row>
        <table:table-row table:style-name="ro1">
          <table:table-cell office:value-type="string" calcext:value-type="string">
            <text:p>IND751</text:p>
          </table:table-cell>
          <table:table-cell office:value-type="float" office:value="26.2822822265326" calcext:value-type="float">
            <text:p>26.2822822265326</text:p>
          </table:table-cell>
          <table:table-cell office:value-type="float" office:value="1.61127914032282" calcext:value-type="float">
            <text:p>1.61127914032282</text:p>
          </table:table-cell>
          <table:table-cell/>
        </table:table-row>
        <table:table-row table:style-name="ro1">
          <table:table-cell office:value-type="string" calcext:value-type="string">
            <text:p>IND752</text:p>
          </table:table-cell>
          <table:table-cell office:value-type="float" office:value="25.9680084821102" calcext:value-type="float">
            <text:p>25.9680084821102</text:p>
          </table:table-cell>
          <table:table-cell office:value-type="float" office:value="1.14335418493302" calcext:value-type="float">
            <text:p>1.14335418493302</text:p>
          </table:table-cell>
          <table:table-cell/>
        </table:table-row>
        <table:table-row table:style-name="ro1">
          <table:table-cell office:value-type="string" calcext:value-type="string">
            <text:p>IND753</text:p>
          </table:table-cell>
          <table:table-cell office:value-type="float" office:value="25.2479608470077" calcext:value-type="float">
            <text:p>25.2479608470077</text:p>
          </table:table-cell>
          <table:table-cell office:value-type="float" office:value="0.125929711388892" calcext:value-type="float">
            <text:p>0.125929711388892</text:p>
          </table:table-cell>
          <table:table-cell/>
        </table:table-row>
        <table:table-row table:style-name="ro1">
          <table:table-cell office:value-type="string" calcext:value-type="string">
            <text:p>IND754</text:p>
          </table:table-cell>
          <table:table-cell office:value-type="float" office:value="20.0050482920788" calcext:value-type="float">
            <text:p>20.0050482920788</text:p>
          </table:table-cell>
          <table:table-cell office:value-type="float" office:value="-4.99761232912483" calcext:value-type="float">
            <text:p>-4.99761232912483</text:p>
          </table:table-cell>
          <table:table-cell/>
        </table:table-row>
        <table:table-row table:style-name="ro1">
          <table:table-cell office:value-type="string" calcext:value-type="string">
            <text:p>IND755</text:p>
          </table:table-cell>
          <table:table-cell office:value-type="float" office:value="27.3081356441993" calcext:value-type="float">
            <text:p>27.3081356441993</text:p>
          </table:table-cell>
          <table:table-cell office:value-type="float" office:value="2.40299601505534" calcext:value-type="float">
            <text:p>2.40299601505534</text:p>
          </table:table-cell>
          <table:table-cell/>
        </table:table-row>
        <table:table-row table:style-name="ro1">
          <table:table-cell office:value-type="string" calcext:value-type="string">
            <text:p>IND756</text:p>
          </table:table-cell>
          <table:table-cell office:value-type="float" office:value="28.9899748809354" calcext:value-type="float">
            <text:p>28.9899748809354</text:p>
          </table:table-cell>
          <table:table-cell office:value-type="float" office:value="3.46674370978687" calcext:value-type="float">
            <text:p>3.46674370978687</text:p>
          </table:table-cell>
          <table:table-cell/>
        </table:table-row>
        <table:table-row table:style-name="ro1">
          <table:table-cell office:value-type="string" calcext:value-type="string">
            <text:p>IND757</text:p>
          </table:table-cell>
          <table:table-cell office:value-type="float" office:value="29.3810221788675" calcext:value-type="float">
            <text:p>29.3810221788675</text:p>
          </table:table-cell>
          <table:table-cell office:value-type="float" office:value="4.20805744884263" calcext:value-type="float">
            <text:p>4.20805744884263</text:p>
          </table:table-cell>
          <table:table-cell/>
        </table:table-row>
        <table:table-row table:style-name="ro1">
          <table:table-cell office:value-type="string" calcext:value-type="string">
            <text:p>IND758</text:p>
          </table:table-cell>
          <table:table-cell office:value-type="float" office:value="21.2203027116493" calcext:value-type="float">
            <text:p>21.2203027116493</text:p>
          </table:table-cell>
          <table:table-cell office:value-type="float" office:value="-4.06822784664413" calcext:value-type="float">
            <text:p>-4.06822784664413</text:p>
          </table:table-cell>
          <table:table-cell/>
        </table:table-row>
        <table:table-row table:style-name="ro1">
          <table:table-cell office:value-type="string" calcext:value-type="string">
            <text:p>IND759</text:p>
          </table:table-cell>
          <table:table-cell office:value-type="float" office:value="23.8591520587197" calcext:value-type="float">
            <text:p>23.8591520587197</text:p>
          </table:table-cell>
          <table:table-cell office:value-type="float" office:value="-1.21124083321482" calcext:value-type="float">
            <text:p>-1.21124083321482</text:p>
          </table:table-cell>
          <table:table-cell/>
        </table:table-row>
        <table:table-row table:style-name="ro1">
          <table:table-cell office:value-type="string" calcext:value-type="string">
            <text:p>IND760</text:p>
          </table:table-cell>
          <table:table-cell office:value-type="float" office:value="24.2095006441434" calcext:value-type="float">
            <text:p>24.2095006441434</text:p>
          </table:table-cell>
          <table:table-cell office:value-type="float" office:value="-0.967089287769784" calcext:value-type="float">
            <text:p>-0.967089287769784</text:p>
          </table:table-cell>
          <table:table-cell/>
        </table:table-row>
        <table:table-row table:style-name="ro1">
          <table:table-cell office:value-type="string" calcext:value-type="string">
            <text:p>IND761</text:p>
          </table:table-cell>
          <table:table-cell office:value-type="float" office:value="25.5276866519031" calcext:value-type="float">
            <text:p>25.5276866519031</text:p>
          </table:table-cell>
          <table:table-cell office:value-type="float" office:value="1.03753460340995" calcext:value-type="float">
            <text:p>1.03753460340995</text:p>
          </table:table-cell>
          <table:table-cell/>
        </table:table-row>
        <table:table-row table:style-name="ro1">
          <table:table-cell office:value-type="string" calcext:value-type="string">
            <text:p>IND762</text:p>
          </table:table-cell>
          <table:table-cell office:value-type="float" office:value="23.3780173451732" calcext:value-type="float">
            <text:p>23.3780173451732</text:p>
          </table:table-cell>
          <table:table-cell office:value-type="float" office:value="-1.49471394347299" calcext:value-type="float">
            <text:p>-1.49471394347299</text:p>
          </table:table-cell>
          <table:table-cell/>
        </table:table-row>
        <table:table-row table:style-name="ro1">
          <table:table-cell office:value-type="string" calcext:value-type="string">
            <text:p>IND763</text:p>
          </table:table-cell>
          <table:table-cell office:value-type="float" office:value="26.2616481190746" calcext:value-type="float">
            <text:p>26.2616481190746</text:p>
          </table:table-cell>
          <table:table-cell office:value-type="float" office:value="0.994402753625358" calcext:value-type="float">
            <text:p>0.994402753625358</text:p>
          </table:table-cell>
          <table:table-cell/>
        </table:table-row>
        <table:table-row table:style-name="ro1">
          <table:table-cell office:value-type="string" calcext:value-type="string">
            <text:p>IND764</text:p>
          </table:table-cell>
          <table:table-cell office:value-type="float" office:value="24.8509194964399" calcext:value-type="float">
            <text:p>24.8509194964399</text:p>
          </table:table-cell>
          <table:table-cell office:value-type="float" office:value="-0.289219491323139" calcext:value-type="float">
            <text:p>-0.289219491323139</text:p>
          </table:table-cell>
          <table:table-cell/>
        </table:table-row>
        <table:table-row table:style-name="ro1">
          <table:table-cell office:value-type="string" calcext:value-type="string">
            <text:p>IND765</text:p>
          </table:table-cell>
          <table:table-cell office:value-type="float" office:value="24.5441158083848" calcext:value-type="float">
            <text:p>24.5441158083848</text:p>
          </table:table-cell>
          <table:table-cell office:value-type="float" office:value="0.0144109747402369" calcext:value-type="float">
            <text:p>0.0144109747402369</text:p>
          </table:table-cell>
          <table:table-cell/>
        </table:table-row>
        <table:table-row table:style-name="ro1">
          <table:table-cell office:value-type="string" calcext:value-type="string">
            <text:p>IND766</text:p>
          </table:table-cell>
          <table:table-cell office:value-type="float" office:value="17.8672459983617" calcext:value-type="float">
            <text:p>17.8672459983617</text:p>
          </table:table-cell>
          <table:table-cell office:value-type="float" office:value="-6.86343056240726" calcext:value-type="float">
            <text:p>-6.86343056240726</text:p>
          </table:table-cell>
          <table:table-cell/>
        </table:table-row>
        <table:table-row table:style-name="ro1">
          <table:table-cell office:value-type="string" calcext:value-type="string">
            <text:p>IND767</text:p>
          </table:table-cell>
          <table:table-cell office:value-type="float" office:value="28.5486895608585" calcext:value-type="float">
            <text:p>28.5486895608585</text:p>
          </table:table-cell>
          <table:table-cell office:value-type="float" office:value="3.07270576788294" calcext:value-type="float">
            <text:p>3.07270576788294</text:p>
          </table:table-cell>
          <table:table-cell/>
        </table:table-row>
        <table:table-row table:style-name="ro1">
          <table:table-cell office:value-type="string" calcext:value-type="string">
            <text:p>IND768</text:p>
          </table:table-cell>
          <table:table-cell office:value-type="float" office:value="26.5347944118043" calcext:value-type="float">
            <text:p>26.5347944118043</text:p>
          </table:table-cell>
          <table:table-cell office:value-type="float" office:value="1.54295229057839" calcext:value-type="float">
            <text:p>1.54295229057839</text:p>
          </table:table-cell>
          <table:table-cell/>
        </table:table-row>
        <table:table-row table:style-name="ro1">
          <table:table-cell office:value-type="string" calcext:value-type="string">
            <text:p>IND769</text:p>
          </table:table-cell>
          <table:table-cell office:value-type="float" office:value="28.6349829587319" calcext:value-type="float">
            <text:p>28.6349829587319</text:p>
          </table:table-cell>
          <table:table-cell office:value-type="float" office:value="3.78192331557338" calcext:value-type="float">
            <text:p>3.78192331557338</text:p>
          </table:table-cell>
          <table:table-cell/>
        </table:table-row>
        <table:table-row table:style-name="ro1">
          <table:table-cell office:value-type="string" calcext:value-type="string">
            <text:p>IND770</text:p>
          </table:table-cell>
          <table:table-cell office:value-type="float" office:value="28.1297532416666" calcext:value-type="float">
            <text:p>28.1297532416666</text:p>
          </table:table-cell>
          <table:table-cell office:value-type="float" office:value="2.80045136453828" calcext:value-type="float">
            <text:p>2.80045136453828</text:p>
          </table:table-cell>
          <table:table-cell/>
        </table:table-row>
        <table:table-row table:style-name="ro1">
          <table:table-cell office:value-type="string" calcext:value-type="string">
            <text:p>IND771</text:p>
          </table:table-cell>
          <table:table-cell office:value-type="float" office:value="28.4971944298808" calcext:value-type="float">
            <text:p>28.4971944298808</text:p>
          </table:table-cell>
          <table:table-cell office:value-type="float" office:value="3.65887121861537" calcext:value-type="float">
            <text:p>3.65887121861537</text:p>
          </table:table-cell>
          <table:table-cell/>
        </table:table-row>
        <table:table-row table:style-name="ro1">
          <table:table-cell office:value-type="string" calcext:value-type="string">
            <text:p>IND772</text:p>
          </table:table-cell>
          <table:table-cell office:value-type="float" office:value="18.9300128375869" calcext:value-type="float">
            <text:p>18.9300128375869</text:p>
          </table:table-cell>
          <table:table-cell office:value-type="float" office:value="-5.94450770050635" calcext:value-type="float">
            <text:p>-5.94450770050635</text:p>
          </table:table-cell>
          <table:table-cell/>
        </table:table-row>
        <table:table-row table:style-name="ro1">
          <table:table-cell office:value-type="string" calcext:value-type="string">
            <text:p>IND773</text:p>
          </table:table-cell>
          <table:table-cell office:value-type="float" office:value="25.434724734332" calcext:value-type="float">
            <text:p>25.434724734332</text:p>
          </table:table-cell>
          <table:table-cell office:value-type="float" office:value="0.286285296242416" calcext:value-type="float">
            <text:p>0.286285296242416</text:p>
          </table:table-cell>
          <table:table-cell/>
        </table:table-row>
        <table:table-row table:style-name="ro1">
          <table:table-cell office:value-type="string" calcext:value-type="string">
            <text:p>IND774</text:p>
          </table:table-cell>
          <table:table-cell office:value-type="float" office:value="26.5786392940297" calcext:value-type="float">
            <text:p>26.5786392940297</text:p>
          </table:table-cell>
          <table:table-cell office:value-type="float" office:value="1.42887988203835" calcext:value-type="float">
            <text:p>1.42887988203835</text:p>
          </table:table-cell>
          <table:table-cell/>
        </table:table-row>
        <table:table-row table:style-name="ro1">
          <table:table-cell office:value-type="string" calcext:value-type="string">
            <text:p>IND775</text:p>
          </table:table-cell>
          <table:table-cell office:value-type="float" office:value="29.8440507364811" calcext:value-type="float">
            <text:p>29.8440507364811</text:p>
          </table:table-cell>
          <table:table-cell office:value-type="float" office:value="4.70948865595594" calcext:value-type="float">
            <text:p>4.70948865595594</text:p>
          </table:table-cell>
          <table:table-cell/>
        </table:table-row>
        <table:table-row table:style-name="ro1">
          <table:table-cell office:value-type="string" calcext:value-type="string">
            <text:p>IND776</text:p>
          </table:table-cell>
          <table:table-cell office:value-type="float" office:value="24.3690696657308" calcext:value-type="float">
            <text:p>24.3690696657308</text:p>
          </table:table-cell>
          <table:table-cell office:value-type="float" office:value="-0.56805859677769" calcext:value-type="float">
            <text:p>-0.56805859677769</text:p>
          </table:table-cell>
          <table:table-cell/>
        </table:table-row>
        <table:table-row table:style-name="ro1">
          <table:table-cell office:value-type="string" calcext:value-type="string">
            <text:p>IND777</text:p>
          </table:table-cell>
          <table:table-cell office:value-type="float" office:value="26.9714771809658" calcext:value-type="float">
            <text:p>26.9714771809658</text:p>
          </table:table-cell>
          <table:table-cell office:value-type="float" office:value="2.11816598776819" calcext:value-type="float">
            <text:p>2.11816598776819</text:p>
          </table:table-cell>
          <table:table-cell/>
        </table:table-row>
        <table:table-row table:style-name="ro1">
          <table:table-cell office:value-type="string" calcext:value-type="string">
            <text:p>IND778</text:p>
          </table:table-cell>
          <table:table-cell office:value-type="float" office:value="18.1539404763743" calcext:value-type="float">
            <text:p>18.1539404763743</text:p>
          </table:table-cell>
          <table:table-cell office:value-type="float" office:value="-6.57918568119012" calcext:value-type="float">
            <text:p>-6.57918568119012</text:p>
          </table:table-cell>
          <table:table-cell/>
        </table:table-row>
        <table:table-row table:style-name="ro1">
          <table:table-cell office:value-type="string" calcext:value-type="string">
            <text:p>IND779</text:p>
          </table:table-cell>
          <table:table-cell office:value-type="float" office:value="26.4562660187622" calcext:value-type="float">
            <text:p>26.4562660187622</text:p>
          </table:table-cell>
          <table:table-cell office:value-type="float" office:value="1.63576083055517" calcext:value-type="float">
            <text:p>1.63576083055517</text:p>
          </table:table-cell>
          <table:table-cell/>
        </table:table-row>
        <table:table-row table:style-name="ro1">
          <table:table-cell office:value-type="string" calcext:value-type="string">
            <text:p>IND780</text:p>
          </table:table-cell>
          <table:table-cell office:value-type="float" office:value="21.4523790585426" calcext:value-type="float">
            <text:p>21.4523790585426</text:p>
          </table:table-cell>
          <table:table-cell office:value-type="float" office:value="-3.30596701405229" calcext:value-type="float">
            <text:p>-3.30596701405229</text:p>
          </table:table-cell>
          <table:table-cell/>
        </table:table-row>
        <table:table-row table:style-name="ro1">
          <table:table-cell office:value-type="string" calcext:value-type="string">
            <text:p>IND781</text:p>
          </table:table-cell>
          <table:table-cell office:value-type="float" office:value="24.346925816853" calcext:value-type="float">
            <text:p>24.346925816853</text:p>
          </table:table-cell>
          <table:table-cell office:value-type="float" office:value="-0.811575978646654" calcext:value-type="float">
            <text:p>-0.811575978646654</text:p>
          </table:table-cell>
          <table:table-cell/>
        </table:table-row>
        <table:table-row table:style-name="ro1">
          <table:table-cell office:value-type="string" calcext:value-type="string">
            <text:p>IND782</text:p>
          </table:table-cell>
          <table:table-cell office:value-type="float" office:value="27.517462635211" calcext:value-type="float">
            <text:p>27.517462635211</text:p>
          </table:table-cell>
          <table:table-cell office:value-type="float" office:value="2.3633410109406" calcext:value-type="float">
            <text:p>2.3633410109406</text:p>
          </table:table-cell>
          <table:table-cell/>
        </table:table-row>
        <table:table-row table:style-name="ro1">
          <table:table-cell office:value-type="string" calcext:value-type="string">
            <text:p>IND783</text:p>
          </table:table-cell>
          <table:table-cell office:value-type="float" office:value="24.4851607366944" calcext:value-type="float">
            <text:p>24.4851607366944</text:p>
          </table:table-cell>
          <table:table-cell office:value-type="float" office:value="-0.301661301734042" calcext:value-type="float">
            <text:p>-0.301661301734042</text:p>
          </table:table-cell>
          <table:table-cell/>
        </table:table-row>
        <table:table-row table:style-name="ro1">
          <table:table-cell office:value-type="string" calcext:value-type="string">
            <text:p>IND784</text:p>
          </table:table-cell>
          <table:table-cell office:value-type="float" office:value="28.3206228784072" calcext:value-type="float">
            <text:p>28.3206228784072</text:p>
          </table:table-cell>
          <table:table-cell office:value-type="float" office:value="3.50313078583703" calcext:value-type="float">
            <text:p>3.50313078583703</text:p>
          </table:table-cell>
          <table:table-cell/>
        </table:table-row>
        <table:table-row table:style-name="ro1">
          <table:table-cell office:value-type="string" calcext:value-type="string">
            <text:p>IND785</text:p>
          </table:table-cell>
          <table:table-cell office:value-type="float" office:value="21.1931420126054" calcext:value-type="float">
            <text:p>21.1931420126054</text:p>
          </table:table-cell>
          <table:table-cell office:value-type="float" office:value="-3.55801228406223" calcext:value-type="float">
            <text:p>-3.55801228406223</text:p>
          </table:table-cell>
          <table:table-cell/>
        </table:table-row>
        <table:table-row table:style-name="ro1">
          <table:table-cell office:value-type="string" calcext:value-type="string">
            <text:p>IND786</text:p>
          </table:table-cell>
          <table:table-cell office:value-type="float" office:value="23.4364280167934" calcext:value-type="float">
            <text:p>23.4364280167934</text:p>
          </table:table-cell>
          <table:table-cell office:value-type="float" office:value="-1.959353508766" calcext:value-type="float">
            <text:p>-1.959353508766</text:p>
          </table:table-cell>
          <table:table-cell/>
        </table:table-row>
        <table:table-row table:style-name="ro1">
          <table:table-cell office:value-type="string" calcext:value-type="string">
            <text:p>IND787</text:p>
          </table:table-cell>
          <table:table-cell office:value-type="float" office:value="23.2848843396232" calcext:value-type="float">
            <text:p>23.2848843396232</text:p>
          </table:table-cell>
          <table:table-cell office:value-type="float" office:value="-1.93323818534756" calcext:value-type="float">
            <text:p>-1.93323818534756</text:p>
          </table:table-cell>
          <table:table-cell/>
        </table:table-row>
        <table:table-row table:style-name="ro1">
          <table:table-cell office:value-type="string" calcext:value-type="string">
            <text:p>IND788</text:p>
          </table:table-cell>
          <table:table-cell office:value-type="float" office:value="30.0608181795554" calcext:value-type="float">
            <text:p>30.0608181795554</text:p>
          </table:table-cell>
          <table:table-cell office:value-type="float" office:value="4.58223567280287" calcext:value-type="float">
            <text:p>4.58223567280287</text:p>
          </table:table-cell>
          <table:table-cell/>
        </table:table-row>
        <table:table-row table:style-name="ro1">
          <table:table-cell office:value-type="string" calcext:value-type="string">
            <text:p>IND789</text:p>
          </table:table-cell>
          <table:table-cell office:value-type="float" office:value="24.5232017892382" calcext:value-type="float">
            <text:p>24.5232017892382</text:p>
          </table:table-cell>
          <table:table-cell office:value-type="float" office:value="-0.459674262074358" calcext:value-type="float">
            <text:p>-0.459674262074358</text:p>
          </table:table-cell>
          <table:table-cell/>
        </table:table-row>
        <table:table-row table:style-name="ro1">
          <table:table-cell office:value-type="string" calcext:value-type="string">
            <text:p>IND790</text:p>
          </table:table-cell>
          <table:table-cell office:value-type="float" office:value="22.3123748779999" calcext:value-type="float">
            <text:p>22.3123748779999</text:p>
          </table:table-cell>
          <table:table-cell office:value-type="float" office:value="-2.56587416982332" calcext:value-type="float">
            <text:p>-2.56587416982332</text:p>
          </table:table-cell>
          <table:table-cell/>
        </table:table-row>
        <table:table-row table:style-name="ro1">
          <table:table-cell office:value-type="string" calcext:value-type="string">
            <text:p>IND791</text:p>
          </table:table-cell>
          <table:table-cell office:value-type="float" office:value="25.6738453469699" calcext:value-type="float">
            <text:p>25.6738453469699</text:p>
          </table:table-cell>
          <table:table-cell office:value-type="float" office:value="0.821723949544694" calcext:value-type="float">
            <text:p>0.821723949544694</text:p>
          </table:table-cell>
          <table:table-cell/>
        </table:table-row>
        <table:table-row table:style-name="ro1">
          <table:table-cell office:value-type="string" calcext:value-type="string">
            <text:p>IND792</text:p>
          </table:table-cell>
          <table:table-cell office:value-type="float" office:value="20.0535038541695" calcext:value-type="float">
            <text:p>20.0535038541695</text:p>
          </table:table-cell>
          <table:table-cell office:value-type="float" office:value="-5.01480379246759" calcext:value-type="float">
            <text:p>-5.01480379246759</text:p>
          </table:table-cell>
          <table:table-cell/>
        </table:table-row>
        <table:table-row table:style-name="ro1">
          <table:table-cell office:value-type="string" calcext:value-type="string">
            <text:p>IND793</text:p>
          </table:table-cell>
          <table:table-cell office:value-type="float" office:value="27.1962752989354" calcext:value-type="float">
            <text:p>27.1962752989354</text:p>
          </table:table-cell>
          <table:table-cell office:value-type="float" office:value="1.90544434760572" calcext:value-type="float">
            <text:p>1.90544434760572</text:p>
          </table:table-cell>
          <table:table-cell/>
        </table:table-row>
        <table:table-row table:style-name="ro1">
          <table:table-cell office:value-type="string" calcext:value-type="string">
            <text:p>IND794</text:p>
          </table:table-cell>
          <table:table-cell office:value-type="float" office:value="30.454692237913" calcext:value-type="float">
            <text:p>30.454692237913</text:p>
          </table:table-cell>
          <table:table-cell office:value-type="float" office:value="5.07376433288631" calcext:value-type="float">
            <text:p>5.07376433288631</text:p>
          </table:table-cell>
          <table:table-cell/>
        </table:table-row>
        <table:table-row table:style-name="ro1">
          <table:table-cell office:value-type="string" calcext:value-type="string">
            <text:p>IND795</text:p>
          </table:table-cell>
          <table:table-cell office:value-type="float" office:value="28.7399001872047" calcext:value-type="float">
            <text:p>28.7399001872047</text:p>
          </table:table-cell>
          <table:table-cell office:value-type="float" office:value="3.69875469102983" calcext:value-type="float">
            <text:p>3.69875469102983</text:p>
          </table:table-cell>
          <table:table-cell/>
        </table:table-row>
        <table:table-row table:style-name="ro1">
          <table:table-cell office:value-type="string" calcext:value-type="string">
            <text:p>IND796</text:p>
          </table:table-cell>
          <table:table-cell office:value-type="float" office:value="21.1637848459929" calcext:value-type="float">
            <text:p>21.1637848459929</text:p>
          </table:table-cell>
          <table:table-cell office:value-type="float" office:value="-3.67650430127222" calcext:value-type="float">
            <text:p>-3.67650430127222</text:p>
          </table:table-cell>
          <table:table-cell/>
        </table:table-row>
        <table:table-row table:style-name="ro1">
          <table:table-cell office:value-type="string" calcext:value-type="string">
            <text:p>IND797</text:p>
          </table:table-cell>
          <table:table-cell office:value-type="float" office:value="20.0422463844637" calcext:value-type="float">
            <text:p>20.0422463844637</text:p>
          </table:table-cell>
          <table:table-cell office:value-type="float" office:value="-4.95505356659623" calcext:value-type="float">
            <text:p>-4.95505356659623</text:p>
          </table:table-cell>
          <table:table-cell/>
        </table:table-row>
        <table:table-row table:style-name="ro1">
          <table:table-cell office:value-type="string" calcext:value-type="string">
            <text:p>IND798</text:p>
          </table:table-cell>
          <table:table-cell office:value-type="float" office:value="25.1763750215066" calcext:value-type="float">
            <text:p>25.1763750215066</text:p>
          </table:table-cell>
          <table:table-cell office:value-type="float" office:value="0.350900213030722" calcext:value-type="float">
            <text:p>0.350900213030722</text:p>
          </table:table-cell>
          <table:table-cell/>
        </table:table-row>
        <table:table-row table:style-name="ro1">
          <table:table-cell office:value-type="string" calcext:value-type="string">
            <text:p>IND799</text:p>
          </table:table-cell>
          <table:table-cell office:value-type="float" office:value="23.6682750619469" calcext:value-type="float">
            <text:p>23.6682750619469</text:p>
          </table:table-cell>
          <table:table-cell office:value-type="float" office:value="-1.41018067883134" calcext:value-type="float">
            <text:p>-1.41018067883134</text:p>
          </table:table-cell>
          <table:table-cell/>
        </table:table-row>
        <table:table-row table:style-name="ro1">
          <table:table-cell office:value-type="string" calcext:value-type="string">
            <text:p>IND800</text:p>
          </table:table-cell>
          <table:table-cell office:value-type="float" office:value="27.3005686911404" calcext:value-type="float">
            <text:p>27.3005686911404</text:p>
          </table:table-cell>
          <table:table-cell office:value-type="float" office:value="1.99480442349402" calcext:value-type="float">
            <text:p>1.99480442349402</text:p>
          </table:table-cell>
          <table:table-cell/>
        </table:table-row>
        <table:table-row table:style-name="ro1">
          <table:table-cell office:value-type="string" calcext:value-type="string">
            <text:p>IND801</text:p>
          </table:table-cell>
          <table:table-cell office:value-type="float" office:value="23.8465715420231" calcext:value-type="float">
            <text:p>23.8465715420231</text:p>
          </table:table-cell>
          <table:table-cell office:value-type="float" office:value="-1.554799456121" calcext:value-type="float">
            <text:p>-1.554799456121</text:p>
          </table:table-cell>
          <table:table-cell/>
        </table:table-row>
        <table:table-row table:style-name="ro1">
          <table:table-cell office:value-type="string" calcext:value-type="string">
            <text:p>IND802</text:p>
          </table:table-cell>
          <table:table-cell office:value-type="float" office:value="23.9204373936951" calcext:value-type="float">
            <text:p>23.9204373936951</text:p>
          </table:table-cell>
          <table:table-cell office:value-type="float" office:value="-0.803093652526468" calcext:value-type="float">
            <text:p>-0.803093652526468</text:p>
          </table:table-cell>
          <table:table-cell/>
        </table:table-row>
        <table:table-row table:style-name="ro1">
          <table:table-cell office:value-type="string" calcext:value-type="string">
            <text:p>IND803</text:p>
          </table:table-cell>
          <table:table-cell office:value-type="float" office:value="22.6357734419985" calcext:value-type="float">
            <text:p>22.6357734419985</text:p>
          </table:table-cell>
          <table:table-cell office:value-type="float" office:value="-2.12976048289569" calcext:value-type="float">
            <text:p>-2.12976048289569</text:p>
          </table:table-cell>
          <table:table-cell/>
        </table:table-row>
        <table:table-row table:style-name="ro1">
          <table:table-cell office:value-type="string" calcext:value-type="string">
            <text:p>IND804</text:p>
          </table:table-cell>
          <table:table-cell office:value-type="float" office:value="25.8213042153638" calcext:value-type="float">
            <text:p>25.8213042153638</text:p>
          </table:table-cell>
          <table:table-cell office:value-type="float" office:value="1.09801156463067" calcext:value-type="float">
            <text:p>1.09801156463067</text:p>
          </table:table-cell>
          <table:table-cell/>
        </table:table-row>
        <table:table-row table:style-name="ro1">
          <table:table-cell office:value-type="string" calcext:value-type="string">
            <text:p>IND805</text:p>
          </table:table-cell>
          <table:table-cell office:value-type="float" office:value="24.3099322597949" calcext:value-type="float">
            <text:p>24.3099322597949</text:p>
          </table:table-cell>
          <table:table-cell office:value-type="float" office:value="-0.660989872842415" calcext:value-type="float">
            <text:p>-0.660989872842415</text:p>
          </table:table-cell>
          <table:table-cell/>
        </table:table-row>
        <table:table-row table:style-name="ro1">
          <table:table-cell office:value-type="string" calcext:value-type="string">
            <text:p>IND806</text:p>
          </table:table-cell>
          <table:table-cell office:value-type="float" office:value="18.0922578791714" calcext:value-type="float">
            <text:p>18.0922578791714</text:p>
          </table:table-cell>
          <table:table-cell office:value-type="float" office:value="-6.79027381692045" calcext:value-type="float">
            <text:p>-6.79027381692045</text:p>
          </table:table-cell>
          <table:table-cell/>
        </table:table-row>
        <table:table-row table:style-name="ro1">
          <table:table-cell office:value-type="string" calcext:value-type="string">
            <text:p>IND807</text:p>
          </table:table-cell>
          <table:table-cell office:value-type="float" office:value="22.8197722988366" calcext:value-type="float">
            <text:p>22.8197722988366</text:p>
          </table:table-cell>
          <table:table-cell office:value-type="float" office:value="-1.85593640148323" calcext:value-type="float">
            <text:p>-1.85593640148323</text:p>
          </table:table-cell>
          <table:table-cell/>
        </table:table-row>
        <table:table-row table:style-name="ro1">
          <table:table-cell office:value-type="string" calcext:value-type="string">
            <text:p>IND808</text:p>
          </table:table-cell>
          <table:table-cell office:value-type="float" office:value="24.7766454773304" calcext:value-type="float">
            <text:p>24.7766454773304</text:p>
          </table:table-cell>
          <table:table-cell office:value-type="float" office:value="0.133723313544102" calcext:value-type="float">
            <text:p>0.133723313544102</text:p>
          </table:table-cell>
          <table:table-cell/>
        </table:table-row>
        <table:table-row table:style-name="ro1">
          <table:table-cell office:value-type="string" calcext:value-type="string">
            <text:p>IND809</text:p>
          </table:table-cell>
          <table:table-cell office:value-type="float" office:value="28.7299539700235" calcext:value-type="float">
            <text:p>28.7299539700235</text:p>
          </table:table-cell>
          <table:table-cell office:value-type="float" office:value="3.69273647696141" calcext:value-type="float">
            <text:p>3.69273647696141</text:p>
          </table:table-cell>
          <table:table-cell/>
        </table:table-row>
        <table:table-row table:style-name="ro1">
          <table:table-cell office:value-type="string" calcext:value-type="string">
            <text:p>IND810</text:p>
          </table:table-cell>
          <table:table-cell office:value-type="float" office:value="24.5408216842401" calcext:value-type="float">
            <text:p>24.5408216842401</text:p>
          </table:table-cell>
          <table:table-cell office:value-type="float" office:value="-0.645366461388882" calcext:value-type="float">
            <text:p>-0.645366461388882</text:p>
          </table:table-cell>
          <table:table-cell/>
        </table:table-row>
        <table:table-row table:style-name="ro1">
          <table:table-cell office:value-type="string" calcext:value-type="string">
            <text:p>IND811</text:p>
          </table:table-cell>
          <table:table-cell office:value-type="float" office:value="25.1177144808889" calcext:value-type="float">
            <text:p>25.1177144808889</text:p>
          </table:table-cell>
          <table:table-cell office:value-type="float" office:value="0.585779588414316" calcext:value-type="float">
            <text:p>0.585779588414316</text:p>
          </table:table-cell>
          <table:table-cell/>
        </table:table-row>
        <table:table-row table:style-name="ro1">
          <table:table-cell office:value-type="string" calcext:value-type="string">
            <text:p>IND812</text:p>
          </table:table-cell>
          <table:table-cell office:value-type="float" office:value="25.5101010969316" calcext:value-type="float">
            <text:p>25.5101010969316</text:p>
          </table:table-cell>
          <table:table-cell office:value-type="float" office:value="0.56399420116789" calcext:value-type="float">
            <text:p>0.56399420116789</text:p>
          </table:table-cell>
          <table:table-cell/>
        </table:table-row>
        <table:table-row table:style-name="ro1">
          <table:table-cell office:value-type="string" calcext:value-type="string">
            <text:p>IND813</text:p>
          </table:table-cell>
          <table:table-cell office:value-type="float" office:value="25.1707464328667" calcext:value-type="float">
            <text:p>25.1707464328667</text:p>
          </table:table-cell>
          <table:table-cell office:value-type="float" office:value="0.180243196683434" calcext:value-type="float">
            <text:p>0.180243196683434</text:p>
          </table:table-cell>
          <table:table-cell/>
        </table:table-row>
        <table:table-row table:style-name="ro1">
          <table:table-cell office:value-type="string" calcext:value-type="string">
            <text:p>IND814</text:p>
          </table:table-cell>
          <table:table-cell office:value-type="float" office:value="26.60336087305" calcext:value-type="float">
            <text:p>26.60336087305</text:p>
          </table:table-cell>
          <table:table-cell office:value-type="float" office:value="1.38769417560808" calcext:value-type="float">
            <text:p>1.38769417560808</text:p>
          </table:table-cell>
          <table:table-cell/>
        </table:table-row>
        <table:table-row table:style-name="ro1">
          <table:table-cell office:value-type="string" calcext:value-type="string">
            <text:p>IND815</text:p>
          </table:table-cell>
          <table:table-cell office:value-type="float" office:value="28.2363910480093" calcext:value-type="float">
            <text:p>28.2363910480093</text:p>
          </table:table-cell>
          <table:table-cell office:value-type="float" office:value="3.08826189617844" calcext:value-type="float">
            <text:p>3.08826189617844</text:p>
          </table:table-cell>
          <table:table-cell/>
        </table:table-row>
        <table:table-row table:style-name="ro1">
          <table:table-cell office:value-type="string" calcext:value-type="string">
            <text:p>IND816</text:p>
          </table:table-cell>
          <table:table-cell office:value-type="float" office:value="21.9561567764555" calcext:value-type="float">
            <text:p>21.9561567764555</text:p>
          </table:table-cell>
          <table:table-cell office:value-type="float" office:value="-3.02883108148932" calcext:value-type="float">
            <text:p>-3.02883108148932</text:p>
          </table:table-cell>
          <table:table-cell/>
        </table:table-row>
        <table:table-row table:style-name="ro1">
          <table:table-cell office:value-type="string" calcext:value-type="string">
            <text:p>IND817</text:p>
          </table:table-cell>
          <table:table-cell office:value-type="float" office:value="27.6711231341773" calcext:value-type="float">
            <text:p>27.6711231341773</text:p>
          </table:table-cell>
          <table:table-cell office:value-type="float" office:value="2.50538204377837" calcext:value-type="float">
            <text:p>2.50538204377837</text:p>
          </table:table-cell>
          <table:table-cell/>
        </table:table-row>
        <table:table-row table:style-name="ro1">
          <table:table-cell office:value-type="string" calcext:value-type="string">
            <text:p>IND818</text:p>
          </table:table-cell>
          <table:table-cell office:value-type="float" office:value="16.2676505004817" calcext:value-type="float">
            <text:p>16.2676505004817</text:p>
          </table:table-cell>
          <table:table-cell office:value-type="float" office:value="-8.95086267189767" calcext:value-type="float">
            <text:p>-8.95086267189767</text:p>
          </table:table-cell>
          <table:table-cell/>
        </table:table-row>
        <table:table-row table:style-name="ro1">
          <table:table-cell office:value-type="string" calcext:value-type="string">
            <text:p>IND819</text:p>
          </table:table-cell>
          <table:table-cell office:value-type="float" office:value="24.4798238178011" calcext:value-type="float">
            <text:p>24.4798238178011</text:p>
          </table:table-cell>
          <table:table-cell office:value-type="float" office:value="-0.520483581121367" calcext:value-type="float">
            <text:p>-0.520483581121367</text:p>
          </table:table-cell>
          <table:table-cell/>
        </table:table-row>
        <table:table-row table:style-name="ro1">
          <table:table-cell office:value-type="string" calcext:value-type="string">
            <text:p>IND820</text:p>
          </table:table-cell>
          <table:table-cell office:value-type="float" office:value="28.4040585241434" calcext:value-type="float">
            <text:p>28.4040585241434</text:p>
          </table:table-cell>
          <table:table-cell office:value-type="float" office:value="3.21128488337388" calcext:value-type="float">
            <text:p>3.21128488337388</text:p>
          </table:table-cell>
          <table:table-cell/>
        </table:table-row>
        <table:table-row table:style-name="ro1">
          <table:table-cell office:value-type="string" calcext:value-type="string">
            <text:p>IND821</text:p>
          </table:table-cell>
          <table:table-cell office:value-type="float" office:value="24.558878044478" calcext:value-type="float">
            <text:p>24.558878044478</text:p>
          </table:table-cell>
          <table:table-cell office:value-type="float" office:value="-0.393486843597076" calcext:value-type="float">
            <text:p>-0.393486843597076</text:p>
          </table:table-cell>
          <table:table-cell/>
        </table:table-row>
        <table:table-row table:style-name="ro1">
          <table:table-cell office:value-type="string" calcext:value-type="string">
            <text:p>IND822</text:p>
          </table:table-cell>
          <table:table-cell office:value-type="float" office:value="21.7116593442434" calcext:value-type="float">
            <text:p>21.7116593442434</text:p>
          </table:table-cell>
          <table:table-cell office:value-type="float" office:value="-3.33994898587583" calcext:value-type="float">
            <text:p>-3.33994898587583</text:p>
          </table:table-cell>
          <table:table-cell/>
        </table:table-row>
        <table:table-row table:style-name="ro1">
          <table:table-cell office:value-type="string" calcext:value-type="string">
            <text:p>IND823</text:p>
          </table:table-cell>
          <table:table-cell office:value-type="float" office:value="26.8812643248559" calcext:value-type="float">
            <text:p>26.8812643248559</text:p>
          </table:table-cell>
          <table:table-cell office:value-type="float" office:value="1.87578148507741" calcext:value-type="float">
            <text:p>1.87578148507741</text:p>
          </table:table-cell>
          <table:table-cell/>
        </table:table-row>
        <table:table-row table:style-name="ro1">
          <table:table-cell office:value-type="string" calcext:value-type="string">
            <text:p>IND824</text:p>
          </table:table-cell>
          <table:table-cell office:value-type="float" office:value="28.3914541213714" calcext:value-type="float">
            <text:p>28.3914541213714</text:p>
          </table:table-cell>
          <table:table-cell office:value-type="float" office:value="3.40157756631419" calcext:value-type="float">
            <text:p>3.40157756631419</text:p>
          </table:table-cell>
          <table:table-cell/>
        </table:table-row>
        <table:table-row table:style-name="ro1">
          <table:table-cell office:value-type="string" calcext:value-type="string">
            <text:p>IND825</text:p>
          </table:table-cell>
          <table:table-cell office:value-type="float" office:value="27.3449094049586" calcext:value-type="float">
            <text:p>27.3449094049586</text:p>
          </table:table-cell>
          <table:table-cell office:value-type="float" office:value="2.05650651709328" calcext:value-type="float">
            <text:p>2.05650651709328</text:p>
          </table:table-cell>
          <table:table-cell/>
        </table:table-row>
        <table:table-row table:style-name="ro1">
          <table:table-cell office:value-type="string" calcext:value-type="string">
            <text:p>IND826</text:p>
          </table:table-cell>
          <table:table-cell office:value-type="float" office:value="22.4406937350499" calcext:value-type="float">
            <text:p>22.4406937350499</text:p>
          </table:table-cell>
          <table:table-cell office:value-type="float" office:value="-2.67281625649011" calcext:value-type="float">
            <text:p>-2.67281625649011</text:p>
          </table:table-cell>
          <table:table-cell/>
        </table:table-row>
        <table:table-row table:style-name="ro1">
          <table:table-cell office:value-type="string" calcext:value-type="string">
            <text:p>IND827</text:p>
          </table:table-cell>
          <table:table-cell office:value-type="float" office:value="24.755018562875" calcext:value-type="float">
            <text:p>24.755018562875</text:p>
          </table:table-cell>
          <table:table-cell office:value-type="float" office:value="-0.659865053819697" calcext:value-type="float">
            <text:p>-0.659865053819697</text:p>
          </table:table-cell>
          <table:table-cell/>
        </table:table-row>
        <table:table-row table:style-name="ro1">
          <table:table-cell office:value-type="string" calcext:value-type="string">
            <text:p>IND828</text:p>
          </table:table-cell>
          <table:table-cell office:value-type="float" office:value="23.8502490738288" calcext:value-type="float">
            <text:p>23.8502490738288</text:p>
          </table:table-cell>
          <table:table-cell office:value-type="float" office:value="-1.45929016918156" calcext:value-type="float">
            <text:p>-1.45929016918156</text:p>
          </table:table-cell>
          <table:table-cell/>
        </table:table-row>
        <table:table-row table:style-name="ro1">
          <table:table-cell office:value-type="string" calcext:value-type="string">
            <text:p>IND829</text:p>
          </table:table-cell>
          <table:table-cell office:value-type="float" office:value="23.9388850979899" calcext:value-type="float">
            <text:p>23.9388850979899</text:p>
          </table:table-cell>
          <table:table-cell office:value-type="float" office:value="-1.62769244243783" calcext:value-type="float">
            <text:p>-1.62769244243783</text:p>
          </table:table-cell>
          <table:table-cell/>
        </table:table-row>
        <table:table-row table:style-name="ro1">
          <table:table-cell office:value-type="string" calcext:value-type="string">
            <text:p>IND830</text:p>
          </table:table-cell>
          <table:table-cell office:value-type="float" office:value="25.6886888714751" calcext:value-type="float">
            <text:p>25.6886888714751</text:p>
          </table:table-cell>
          <table:table-cell office:value-type="float" office:value="0.988180104229891" calcext:value-type="float">
            <text:p>0.988180104229891</text:p>
          </table:table-cell>
          <table:table-cell/>
        </table:table-row>
        <table:table-row table:style-name="ro1">
          <table:table-cell office:value-type="string" calcext:value-type="string">
            <text:p>IND831</text:p>
          </table:table-cell>
          <table:table-cell office:value-type="float" office:value="24.6538213721154" calcext:value-type="float">
            <text:p>24.6538213721154</text:p>
          </table:table-cell>
          <table:table-cell office:value-type="float" office:value="-0.18345876498027" calcext:value-type="float">
            <text:p>-0.18345876498027</text:p>
          </table:table-cell>
          <table:table-cell/>
        </table:table-row>
        <table:table-row table:style-name="ro1">
          <table:table-cell office:value-type="string" calcext:value-type="string">
            <text:p>IND832</text:p>
          </table:table-cell>
          <table:table-cell office:value-type="float" office:value="18.1923116806847" calcext:value-type="float">
            <text:p>18.1923116806847</text:p>
          </table:table-cell>
          <table:table-cell office:value-type="float" office:value="-6.88501131225578" calcext:value-type="float">
            <text:p>-6.88501131225578</text:p>
          </table:table-cell>
          <table:table-cell/>
        </table:table-row>
        <table:table-row table:style-name="ro1">
          <table:table-cell office:value-type="string" calcext:value-type="string">
            <text:p>IND833</text:p>
          </table:table-cell>
          <table:table-cell office:value-type="float" office:value="21.976331857006" calcext:value-type="float">
            <text:p>21.976331857006</text:p>
          </table:table-cell>
          <table:table-cell office:value-type="float" office:value="-3.45396599235596" calcext:value-type="float">
            <text:p>-3.45396599235596</text:p>
          </table:table-cell>
          <table:table-cell/>
        </table:table-row>
        <table:table-row table:style-name="ro1">
          <table:table-cell office:value-type="string" calcext:value-type="string">
            <text:p>IND834</text:p>
          </table:table-cell>
          <table:table-cell office:value-type="float" office:value="17.9249506596793" calcext:value-type="float">
            <text:p>17.9249506596793</text:p>
          </table:table-cell>
          <table:table-cell office:value-type="float" office:value="-6.79496063533876" calcext:value-type="float">
            <text:p>-6.79496063533876</text:p>
          </table:table-cell>
          <table:table-cell/>
        </table:table-row>
        <table:table-row table:style-name="ro1">
          <table:table-cell office:value-type="string" calcext:value-type="string">
            <text:p>IND835</text:p>
          </table:table-cell>
          <table:table-cell office:value-type="float" office:value="27.0313456514333" calcext:value-type="float">
            <text:p>27.0313456514333</text:p>
          </table:table-cell>
          <table:table-cell office:value-type="float" office:value="2.33033152950405" calcext:value-type="float">
            <text:p>2.33033152950405</text:p>
          </table:table-cell>
          <table:table-cell/>
        </table:table-row>
        <table:table-row table:style-name="ro1">
          <table:table-cell office:value-type="string" calcext:value-type="string">
            <text:p>IND836</text:p>
          </table:table-cell>
          <table:table-cell office:value-type="float" office:value="22.631737518075" calcext:value-type="float">
            <text:p>22.631737518075</text:p>
          </table:table-cell>
          <table:table-cell office:value-type="float" office:value="-2.4121286898551" calcext:value-type="float">
            <text:p>-2.4121286898551</text:p>
          </table:table-cell>
          <table:table-cell/>
        </table:table-row>
        <table:table-row table:style-name="ro1">
          <table:table-cell office:value-type="string" calcext:value-type="string">
            <text:p>IND837</text:p>
          </table:table-cell>
          <table:table-cell office:value-type="float" office:value="26.2431042305686" calcext:value-type="float">
            <text:p>26.2431042305686</text:p>
          </table:table-cell>
          <table:table-cell office:value-type="float" office:value="1.22743454104607" calcext:value-type="float">
            <text:p>1.22743454104607</text:p>
          </table:table-cell>
          <table:table-cell/>
        </table:table-row>
        <table:table-row table:style-name="ro1">
          <table:table-cell office:value-type="string" calcext:value-type="string">
            <text:p>IND838</text:p>
          </table:table-cell>
          <table:table-cell office:value-type="float" office:value="27.2603860765666" calcext:value-type="float">
            <text:p>27.2603860765666</text:p>
          </table:table-cell>
          <table:table-cell office:value-type="float" office:value="2.17785841259587" calcext:value-type="float">
            <text:p>2.17785841259587</text:p>
          </table:table-cell>
          <table:table-cell/>
        </table:table-row>
        <table:table-row table:style-name="ro1">
          <table:table-cell office:value-type="string" calcext:value-type="string">
            <text:p>IND839</text:p>
          </table:table-cell>
          <table:table-cell office:value-type="float" office:value="25.5476402873493" calcext:value-type="float">
            <text:p>25.5476402873493</text:p>
          </table:table-cell>
          <table:table-cell office:value-type="float" office:value="0.261894216603307" calcext:value-type="float">
            <text:p>0.261894216603307</text:p>
          </table:table-cell>
          <table:table-cell/>
        </table:table-row>
        <table:table-row table:style-name="ro1">
          <table:table-cell office:value-type="string" calcext:value-type="string">
            <text:p>IND840</text:p>
          </table:table-cell>
          <table:table-cell office:value-type="float" office:value="27.6465044172259" calcext:value-type="float">
            <text:p>27.6465044172259</text:p>
          </table:table-cell>
          <table:table-cell office:value-type="float" office:value="2.8187131663277" calcext:value-type="float">
            <text:p>2.8187131663277</text:p>
          </table:table-cell>
          <table:table-cell/>
        </table:table-row>
        <table:table-row table:style-name="ro1">
          <table:table-cell office:value-type="string" calcext:value-type="string">
            <text:p>IND841</text:p>
          </table:table-cell>
          <table:table-cell office:value-type="float" office:value="26.7679399145149" calcext:value-type="float">
            <text:p>26.7679399145149</text:p>
          </table:table-cell>
          <table:table-cell office:value-type="float" office:value="2.1563986466051" calcext:value-type="float">
            <text:p>2.1563986466051</text:p>
          </table:table-cell>
          <table:table-cell/>
        </table:table-row>
        <table:table-row table:style-name="ro1">
          <table:table-cell office:value-type="string" calcext:value-type="string">
            <text:p>IND842</text:p>
          </table:table-cell>
          <table:table-cell office:value-type="float" office:value="28.8275541752007" calcext:value-type="float">
            <text:p>28.8275541752007</text:p>
          </table:table-cell>
          <table:table-cell office:value-type="float" office:value="3.80972296305817" calcext:value-type="float">
            <text:p>3.80972296305817</text:p>
          </table:table-cell>
          <table:table-cell/>
        </table:table-row>
        <table:table-row table:style-name="ro1">
          <table:table-cell office:value-type="string" calcext:value-type="string">
            <text:p>IND843</text:p>
          </table:table-cell>
          <table:table-cell office:value-type="float" office:value="23.2548403581181" calcext:value-type="float">
            <text:p>23.2548403581181</text:p>
          </table:table-cell>
          <table:table-cell office:value-type="float" office:value="-1.50111674112721" calcext:value-type="float">
            <text:p>-1.50111674112721</text:p>
          </table:table-cell>
          <table:table-cell/>
        </table:table-row>
        <table:table-row table:style-name="ro1">
          <table:table-cell office:value-type="string" calcext:value-type="string">
            <text:p>IND844</text:p>
          </table:table-cell>
          <table:table-cell office:value-type="float" office:value="24.5499856217283" calcext:value-type="float">
            <text:p>24.5499856217283</text:p>
          </table:table-cell>
          <table:table-cell office:value-type="float" office:value="0.0768671859268924" calcext:value-type="float">
            <text:p>0.0768671859268924</text:p>
          </table:table-cell>
          <table:table-cell/>
        </table:table-row>
        <table:table-row table:style-name="ro1">
          <table:table-cell office:value-type="string" calcext:value-type="string">
            <text:p>IND845</text:p>
          </table:table-cell>
          <table:table-cell office:value-type="float" office:value="25.9741761696458" calcext:value-type="float">
            <text:p>25.9741761696458</text:p>
          </table:table-cell>
          <table:table-cell office:value-type="float" office:value="1.3920882523962" calcext:value-type="float">
            <text:p>1.3920882523962</text:p>
          </table:table-cell>
          <table:table-cell/>
        </table:table-row>
        <table:table-row table:style-name="ro1">
          <table:table-cell office:value-type="string" calcext:value-type="string">
            <text:p>IND846</text:p>
          </table:table-cell>
          <table:table-cell office:value-type="float" office:value="20.4775855658394" calcext:value-type="float">
            <text:p>20.4775855658394</text:p>
          </table:table-cell>
          <table:table-cell office:value-type="float" office:value="-4.19999072802372" calcext:value-type="float">
            <text:p>-4.19999072802372</text:p>
          </table:table-cell>
          <table:table-cell/>
        </table:table-row>
        <table:table-row table:style-name="ro1">
          <table:table-cell office:value-type="string" calcext:value-type="string">
            <text:p>IND847</text:p>
          </table:table-cell>
          <table:table-cell office:value-type="float" office:value="29.8425283985227" calcext:value-type="float">
            <text:p>29.8425283985227</text:p>
          </table:table-cell>
          <table:table-cell office:value-type="float" office:value="5.10629336726553" calcext:value-type="float">
            <text:p>5.10629336726553</text:p>
          </table:table-cell>
          <table:table-cell/>
        </table:table-row>
        <table:table-row table:style-name="ro1">
          <table:table-cell office:value-type="string" calcext:value-type="string">
            <text:p>IND848</text:p>
          </table:table-cell>
          <table:table-cell office:value-type="float" office:value="28.0950020949618" calcext:value-type="float">
            <text:p>28.0950020949618</text:p>
          </table:table-cell>
          <table:table-cell office:value-type="float" office:value="3.07331373284123" calcext:value-type="float">
            <text:p>3.07331373284123</text:p>
          </table:table-cell>
          <table:table-cell/>
        </table:table-row>
        <table:table-row table:style-name="ro1">
          <table:table-cell office:value-type="string" calcext:value-type="string">
            <text:p>IND849</text:p>
          </table:table-cell>
          <table:table-cell office:value-type="float" office:value="26.5906497760986" calcext:value-type="float">
            <text:p>26.5906497760986</text:p>
          </table:table-cell>
          <table:table-cell office:value-type="float" office:value="1.40760817019461" calcext:value-type="float">
            <text:p>1.40760817019461</text:p>
          </table:table-cell>
          <table:table-cell/>
        </table:table-row>
        <table:table-row table:style-name="ro1">
          <table:table-cell office:value-type="string" calcext:value-type="string">
            <text:p>IND850</text:p>
          </table:table-cell>
          <table:table-cell office:value-type="float" office:value="24.7881421506673" calcext:value-type="float">
            <text:p>24.7881421506673</text:p>
          </table:table-cell>
          <table:table-cell office:value-type="float" office:value="-0.421508881514028" calcext:value-type="float">
            <text:p>-0.421508881514028</text:p>
          </table:table-cell>
          <table:table-cell/>
        </table:table-row>
        <table:table-row table:style-name="ro1">
          <table:table-cell office:value-type="string" calcext:value-type="string">
            <text:p>IND851</text:p>
          </table:table-cell>
          <table:table-cell office:value-type="float" office:value="28.1315314677419" calcext:value-type="float">
            <text:p>28.1315314677419</text:p>
          </table:table-cell>
          <table:table-cell office:value-type="float" office:value="3.59413572664626" calcext:value-type="float">
            <text:p>3.59413572664626</text:p>
          </table:table-cell>
          <table:table-cell/>
        </table:table-row>
        <table:table-row table:style-name="ro1">
          <table:table-cell office:value-type="string" calcext:value-type="string">
            <text:p>IND852</text:p>
          </table:table-cell>
          <table:table-cell office:value-type="float" office:value="20.8843795530562" calcext:value-type="float">
            <text:p>20.8843795530562</text:p>
          </table:table-cell>
          <table:table-cell office:value-type="float" office:value="-4.12206882405389" calcext:value-type="float">
            <text:p>-4.12206882405389</text:p>
          </table:table-cell>
          <table:table-cell/>
        </table:table-row>
        <table:table-row table:style-name="ro1">
          <table:table-cell office:value-type="string" calcext:value-type="string">
            <text:p>IND853</text:p>
          </table:table-cell>
          <table:table-cell office:value-type="float" office:value="26.6196771101189" calcext:value-type="float">
            <text:p>26.6196771101189</text:p>
          </table:table-cell>
          <table:table-cell office:value-type="float" office:value="1.71747100505837" calcext:value-type="float">
            <text:p>1.71747100505837</text:p>
          </table:table-cell>
          <table:table-cell/>
        </table:table-row>
        <table:table-row table:style-name="ro1">
          <table:table-cell office:value-type="string" calcext:value-type="string">
            <text:p>IND854</text:p>
          </table:table-cell>
          <table:table-cell office:value-type="float" office:value="26.0191468901486" calcext:value-type="float">
            <text:p>26.0191468901486</text:p>
          </table:table-cell>
          <table:table-cell office:value-type="float" office:value="1.02334514977093" calcext:value-type="float">
            <text:p>1.02334514977093</text:p>
          </table:table-cell>
          <table:table-cell/>
        </table:table-row>
        <table:table-row table:style-name="ro1">
          <table:table-cell office:value-type="string" calcext:value-type="string">
            <text:p>IND855</text:p>
          </table:table-cell>
          <table:table-cell office:value-type="float" office:value="19.7267007481655" calcext:value-type="float">
            <text:p>19.7267007481655</text:p>
          </table:table-cell>
          <table:table-cell office:value-type="float" office:value="-4.78182612807208" calcext:value-type="float">
            <text:p>-4.78182612807208</text:p>
          </table:table-cell>
          <table:table-cell/>
        </table:table-row>
        <table:table-row table:style-name="ro1">
          <table:table-cell office:value-type="string" calcext:value-type="string">
            <text:p>IND856</text:p>
          </table:table-cell>
          <table:table-cell office:value-type="float" office:value="21.3422046087439" calcext:value-type="float">
            <text:p>21.3422046087439</text:p>
          </table:table-cell>
          <table:table-cell office:value-type="float" office:value="-3.20745107476011" calcext:value-type="float">
            <text:p>-3.20745107476011</text:p>
          </table:table-cell>
          <table:table-cell/>
        </table:table-row>
        <table:table-row table:style-name="ro1">
          <table:table-cell office:value-type="string" calcext:value-type="string">
            <text:p>IND857</text:p>
          </table:table-cell>
          <table:table-cell office:value-type="float" office:value="25.1813558354594" calcext:value-type="float">
            <text:p>25.1813558354594</text:p>
          </table:table-cell>
          <table:table-cell office:value-type="float" office:value="-0.0776364290507051" calcext:value-type="float">
            <text:p>-0.0776364290507051</text:p>
          </table:table-cell>
          <table:table-cell/>
        </table:table-row>
        <table:table-row table:style-name="ro1">
          <table:table-cell office:value-type="string" calcext:value-type="string">
            <text:p>IND858</text:p>
          </table:table-cell>
          <table:table-cell office:value-type="float" office:value="25.067049245099" calcext:value-type="float">
            <text:p>25.067049245099</text:p>
          </table:table-cell>
          <table:table-cell office:value-type="float" office:value="0.319585881842906" calcext:value-type="float">
            <text:p>0.319585881842906</text:p>
          </table:table-cell>
          <table:table-cell/>
        </table:table-row>
        <table:table-row table:style-name="ro1">
          <table:table-cell office:value-type="string" calcext:value-type="string">
            <text:p>IND859</text:p>
          </table:table-cell>
          <table:table-cell office:value-type="float" office:value="23.5156130534213" calcext:value-type="float">
            <text:p>23.5156130534213</text:p>
          </table:table-cell>
          <table:table-cell office:value-type="float" office:value="-1.48959287127441" calcext:value-type="float">
            <text:p>-1.48959287127441</text:p>
          </table:table-cell>
          <table:table-cell/>
        </table:table-row>
        <table:table-row table:style-name="ro1">
          <table:table-cell office:value-type="string" calcext:value-type="string">
            <text:p>IND860</text:p>
          </table:table-cell>
          <table:table-cell office:value-type="float" office:value="14.0660165771712" calcext:value-type="float">
            <text:p>14.0660165771712</text:p>
          </table:table-cell>
          <table:table-cell office:value-type="float" office:value="-10.5920392764949" calcext:value-type="float">
            <text:p>-10.5920392764949</text:p>
          </table:table-cell>
          <table:table-cell/>
        </table:table-row>
        <table:table-row table:style-name="ro1">
          <table:table-cell office:value-type="string" calcext:value-type="string">
            <text:p>IND861</text:p>
          </table:table-cell>
          <table:table-cell office:value-type="float" office:value="21.993364010465" calcext:value-type="float">
            <text:p>21.993364010465</text:p>
          </table:table-cell>
          <table:table-cell office:value-type="float" office:value="-3.36063586737414" calcext:value-type="float">
            <text:p>-3.36063586737414</text:p>
          </table:table-cell>
          <table:table-cell/>
        </table:table-row>
        <table:table-row table:style-name="ro1">
          <table:table-cell office:value-type="string" calcext:value-type="string">
            <text:p>IND862</text:p>
          </table:table-cell>
          <table:table-cell office:value-type="float" office:value="22.7290679368531" calcext:value-type="float">
            <text:p>22.7290679368531</text:p>
          </table:table-cell>
          <table:table-cell office:value-type="float" office:value="-2.48914127607965" calcext:value-type="float">
            <text:p>-2.48914127607965</text:p>
          </table:table-cell>
          <table:table-cell/>
        </table:table-row>
        <table:table-row table:style-name="ro1">
          <table:table-cell office:value-type="string" calcext:value-type="string">
            <text:p>IND863</text:p>
          </table:table-cell>
          <table:table-cell office:value-type="float" office:value="25.2690995023258" calcext:value-type="float">
            <text:p>25.2690995023258</text:p>
          </table:table-cell>
          <table:table-cell office:value-type="float" office:value="0.272684748276881" calcext:value-type="float">
            <text:p>0.272684748276881</text:p>
          </table:table-cell>
          <table:table-cell/>
        </table:table-row>
        <table:table-row table:style-name="ro1">
          <table:table-cell office:value-type="string" calcext:value-type="string">
            <text:p>IND864</text:p>
          </table:table-cell>
          <table:table-cell office:value-type="float" office:value="26.031025180479" calcext:value-type="float">
            <text:p>26.031025180479</text:p>
          </table:table-cell>
          <table:table-cell office:value-type="float" office:value="0.754212903014704" calcext:value-type="float">
            <text:p>0.754212903014704</text:p>
          </table:table-cell>
          <table:table-cell/>
        </table:table-row>
        <table:table-row table:style-name="ro1">
          <table:table-cell office:value-type="string" calcext:value-type="string">
            <text:p>IND865</text:p>
          </table:table-cell>
          <table:table-cell office:value-type="float" office:value="20.9716136823629" calcext:value-type="float">
            <text:p>20.9716136823629</text:p>
          </table:table-cell>
          <table:table-cell office:value-type="float" office:value="-3.8965222088615" calcext:value-type="float">
            <text:p>-3.8965222088615</text:p>
          </table:table-cell>
          <table:table-cell/>
        </table:table-row>
        <table:table-row table:style-name="ro1">
          <table:table-cell office:value-type="string" calcext:value-type="string">
            <text:p>IND866</text:p>
          </table:table-cell>
          <table:table-cell office:value-type="float" office:value="30.0185998038279" calcext:value-type="float">
            <text:p>30.0185998038279</text:p>
          </table:table-cell>
          <table:table-cell office:value-type="float" office:value="4.63101025277278" calcext:value-type="float">
            <text:p>4.63101025277278</text:p>
          </table:table-cell>
          <table:table-cell/>
        </table:table-row>
        <table:table-row table:style-name="ro1">
          <table:table-cell office:value-type="string" calcext:value-type="string">
            <text:p>IND867</text:p>
          </table:table-cell>
          <table:table-cell office:value-type="float" office:value="22.8645256704709" calcext:value-type="float">
            <text:p>22.8645256704709</text:p>
          </table:table-cell>
          <table:table-cell office:value-type="float" office:value="-1.93727440860863" calcext:value-type="float">
            <text:p>-1.93727440860863</text:p>
          </table:table-cell>
          <table:table-cell/>
        </table:table-row>
        <table:table-row table:style-name="ro1">
          <table:table-cell office:value-type="string" calcext:value-type="string">
            <text:p>IND868</text:p>
          </table:table-cell>
          <table:table-cell office:value-type="float" office:value="26.1069601249861" calcext:value-type="float">
            <text:p>26.1069601249861</text:p>
          </table:table-cell>
          <table:table-cell office:value-type="float" office:value="1.05110587441824" calcext:value-type="float">
            <text:p>1.05110587441824</text:p>
          </table:table-cell>
          <table:table-cell/>
        </table:table-row>
        <table:table-row table:style-name="ro1">
          <table:table-cell office:value-type="string" calcext:value-type="string">
            <text:p>IND869</text:p>
          </table:table-cell>
          <table:table-cell office:value-type="float" office:value="30.8014677714014" calcext:value-type="float">
            <text:p>30.8014677714014</text:p>
          </table:table-cell>
          <table:table-cell office:value-type="float" office:value="5.71323129309875" calcext:value-type="float">
            <text:p>5.71323129309875</text:p>
          </table:table-cell>
          <table:table-cell/>
        </table:table-row>
        <table:table-row table:style-name="ro1">
          <table:table-cell office:value-type="string" calcext:value-type="string">
            <text:p>IND870</text:p>
          </table:table-cell>
          <table:table-cell office:value-type="float" office:value="24.860147961186" calcext:value-type="float">
            <text:p>24.860147961186</text:p>
          </table:table-cell>
          <table:table-cell office:value-type="float" office:value="-0.226483787027372" calcext:value-type="float">
            <text:p>-0.226483787027372</text:p>
          </table:table-cell>
          <table:table-cell/>
        </table:table-row>
        <table:table-row table:style-name="ro1">
          <table:table-cell office:value-type="string" calcext:value-type="string">
            <text:p>IND871</text:p>
          </table:table-cell>
          <table:table-cell office:value-type="float" office:value="30.3423715100829" calcext:value-type="float">
            <text:p>30.3423715100829</text:p>
          </table:table-cell>
          <table:table-cell office:value-type="float" office:value="5.17330394470997" calcext:value-type="float">
            <text:p>5.17330394470997</text:p>
          </table:table-cell>
          <table:table-cell/>
        </table:table-row>
        <table:table-row table:style-name="ro1">
          <table:table-cell office:value-type="string" calcext:value-type="string">
            <text:p>IND872</text:p>
          </table:table-cell>
          <table:table-cell office:value-type="float" office:value="22.6292337739189" calcext:value-type="float">
            <text:p>22.6292337739189</text:p>
          </table:table-cell>
          <table:table-cell office:value-type="float" office:value="-2.5120908379824" calcext:value-type="float">
            <text:p>-2.5120908379824</text:p>
          </table:table-cell>
          <table:table-cell/>
        </table:table-row>
        <table:table-row table:style-name="ro1">
          <table:table-cell office:value-type="string" calcext:value-type="string">
            <text:p>IND873</text:p>
          </table:table-cell>
          <table:table-cell office:value-type="float" office:value="26.8426352432312" calcext:value-type="float">
            <text:p>26.8426352432312</text:p>
          </table:table-cell>
          <table:table-cell office:value-type="float" office:value="1.57992398723428" calcext:value-type="float">
            <text:p>1.57992398723428</text:p>
          </table:table-cell>
          <table:table-cell/>
        </table:table-row>
        <table:table-row table:style-name="ro1">
          <table:table-cell office:value-type="string" calcext:value-type="string">
            <text:p>IND874</text:p>
          </table:table-cell>
          <table:table-cell office:value-type="float" office:value="23.4000546464975" calcext:value-type="float">
            <text:p>23.4000546464975</text:p>
          </table:table-cell>
          <table:table-cell office:value-type="float" office:value="-1.70478621178935" calcext:value-type="float">
            <text:p>-1.70478621178935</text:p>
          </table:table-cell>
          <table:table-cell/>
        </table:table-row>
        <table:table-row table:style-name="ro1">
          <table:table-cell office:value-type="string" calcext:value-type="string">
            <text:p>IND875</text:p>
          </table:table-cell>
          <table:table-cell office:value-type="float" office:value="21.2830005627426" calcext:value-type="float">
            <text:p>21.2830005627426</text:p>
          </table:table-cell>
          <table:table-cell office:value-type="float" office:value="-4.08974088462212" calcext:value-type="float">
            <text:p>-4.08974088462212</text:p>
          </table:table-cell>
          <table:table-cell/>
        </table:table-row>
        <table:table-row table:style-name="ro1">
          <table:table-cell office:value-type="string" calcext:value-type="string">
            <text:p>IND876</text:p>
          </table:table-cell>
          <table:table-cell office:value-type="float" office:value="22.4131119438732" calcext:value-type="float">
            <text:p>22.4131119438732</text:p>
          </table:table-cell>
          <table:table-cell office:value-type="float" office:value="-2.62603834511078" calcext:value-type="float">
            <text:p>-2.62603834511078</text:p>
          </table:table-cell>
          <table:table-cell/>
        </table:table-row>
        <table:table-row table:style-name="ro1">
          <table:table-cell office:value-type="string" calcext:value-type="string">
            <text:p>IND877</text:p>
          </table:table-cell>
          <table:table-cell office:value-type="float" office:value="22.001284381071" calcext:value-type="float">
            <text:p>22.001284381071</text:p>
          </table:table-cell>
          <table:table-cell office:value-type="float" office:value="-3.11286833146345" calcext:value-type="float">
            <text:p>-3.11286833146345</text:p>
          </table:table-cell>
          <table:table-cell/>
        </table:table-row>
        <table:table-row table:style-name="ro1">
          <table:table-cell office:value-type="string" calcext:value-type="string">
            <text:p>IND878</text:p>
          </table:table-cell>
          <table:table-cell office:value-type="float" office:value="30.6147106174038" calcext:value-type="float">
            <text:p>30.6147106174038</text:p>
          </table:table-cell>
          <table:table-cell office:value-type="float" office:value="5.64960957392712" calcext:value-type="float">
            <text:p>5.64960957392712</text:p>
          </table:table-cell>
          <table:table-cell/>
        </table:table-row>
        <table:table-row table:style-name="ro1">
          <table:table-cell office:value-type="string" calcext:value-type="string">
            <text:p>IND879</text:p>
          </table:table-cell>
          <table:table-cell office:value-type="float" office:value="21.7828703214933" calcext:value-type="float">
            <text:p>21.7828703214933</text:p>
          </table:table-cell>
          <table:table-cell office:value-type="float" office:value="-3.16529656081041" calcext:value-type="float">
            <text:p>-3.16529656081041</text:p>
          </table:table-cell>
          <table:table-cell/>
        </table:table-row>
        <table:table-row table:style-name="ro1">
          <table:table-cell office:value-type="string" calcext:value-type="string">
            <text:p>IND880</text:p>
          </table:table-cell>
          <table:table-cell office:value-type="float" office:value="28.7882613175802" calcext:value-type="float">
            <text:p>28.7882613175802</text:p>
          </table:table-cell>
          <table:table-cell office:value-type="float" office:value="3.93013880227795" calcext:value-type="float">
            <text:p>3.93013880227795</text:p>
          </table:table-cell>
          <table:table-cell/>
        </table:table-row>
        <table:table-row table:style-name="ro1">
          <table:table-cell office:value-type="string" calcext:value-type="string">
            <text:p>IND881</text:p>
          </table:table-cell>
          <table:table-cell office:value-type="float" office:value="27.053827067763" calcext:value-type="float">
            <text:p>27.053827067763</text:p>
          </table:table-cell>
          <table:table-cell office:value-type="float" office:value="2.37306368651709" calcext:value-type="float">
            <text:p>2.37306368651709</text:p>
          </table:table-cell>
          <table:table-cell/>
        </table:table-row>
        <table:table-row table:style-name="ro1">
          <table:table-cell office:value-type="string" calcext:value-type="string">
            <text:p>IND882</text:p>
          </table:table-cell>
          <table:table-cell office:value-type="float" office:value="23.4826062027201" calcext:value-type="float">
            <text:p>23.4826062027201</text:p>
          </table:table-cell>
          <table:table-cell office:value-type="float" office:value="-1.73767810786141" calcext:value-type="float">
            <text:p>-1.73767810786141</text:p>
          </table:table-cell>
          <table:table-cell/>
        </table:table-row>
        <table:table-row table:style-name="ro1">
          <table:table-cell office:value-type="string" calcext:value-type="string">
            <text:p>IND883</text:p>
          </table:table-cell>
          <table:table-cell office:value-type="float" office:value="22.3520799885718" calcext:value-type="float">
            <text:p>22.3520799885718</text:p>
          </table:table-cell>
          <table:table-cell office:value-type="float" office:value="-2.7439338420495" calcext:value-type="float">
            <text:p>-2.7439338420495</text:p>
          </table:table-cell>
          <table:table-cell/>
        </table:table-row>
        <table:table-row table:style-name="ro1">
          <table:table-cell office:value-type="string" calcext:value-type="string">
            <text:p>IND884</text:p>
          </table:table-cell>
          <table:table-cell office:value-type="float" office:value="29.1432538508001" calcext:value-type="float">
            <text:p>29.1432538508001</text:p>
          </table:table-cell>
          <table:table-cell office:value-type="float" office:value="4.39580224948262" calcext:value-type="float">
            <text:p>4.39580224948262</text:p>
          </table:table-cell>
          <table:table-cell/>
        </table:table-row>
        <table:table-row table:style-name="ro1">
          <table:table-cell office:value-type="string" calcext:value-type="string">
            <text:p>IND885</text:p>
          </table:table-cell>
          <table:table-cell office:value-type="float" office:value="16.970792088524" calcext:value-type="float">
            <text:p>16.970792088524</text:p>
          </table:table-cell>
          <table:table-cell office:value-type="float" office:value="-8.27345070205022" calcext:value-type="float">
            <text:p>-8.27345070205022</text:p>
          </table:table-cell>
          <table:table-cell/>
        </table:table-row>
        <table:table-row table:style-name="ro1">
          <table:table-cell office:value-type="string" calcext:value-type="string">
            <text:p>IND886</text:p>
          </table:table-cell>
          <table:table-cell office:value-type="float" office:value="25.7526284676059" calcext:value-type="float">
            <text:p>25.7526284676059</text:p>
          </table:table-cell>
          <table:table-cell office:value-type="float" office:value="0.738914921016012" calcext:value-type="float">
            <text:p>0.738914921016012</text:p>
          </table:table-cell>
          <table:table-cell/>
        </table:table-row>
        <table:table-row table:style-name="ro1">
          <table:table-cell office:value-type="string" calcext:value-type="string">
            <text:p>IND887</text:p>
          </table:table-cell>
          <table:table-cell office:value-type="float" office:value="25.7650332435776" calcext:value-type="float">
            <text:p>25.7650332435776</text:p>
          </table:table-cell>
          <table:table-cell office:value-type="float" office:value="0.460659348111449" calcext:value-type="float">
            <text:p>0.460659348111449</text:p>
          </table:table-cell>
          <table:table-cell/>
        </table:table-row>
        <table:table-row table:style-name="ro1">
          <table:table-cell office:value-type="string" calcext:value-type="string">
            <text:p>IND888</text:p>
          </table:table-cell>
          <table:table-cell office:value-type="float" office:value="24.3783783329867" calcext:value-type="float">
            <text:p>24.3783783329867</text:p>
          </table:table-cell>
          <table:table-cell office:value-type="float" office:value="-0.471421371988057" calcext:value-type="float">
            <text:p>-0.471421371988057</text:p>
          </table:table-cell>
          <table:table-cell/>
        </table:table-row>
        <table:table-row table:style-name="ro1">
          <table:table-cell office:value-type="string" calcext:value-type="string">
            <text:p>IND889</text:p>
          </table:table-cell>
          <table:table-cell office:value-type="float" office:value="27.0609098432354" calcext:value-type="float">
            <text:p>27.0609098432354</text:p>
          </table:table-cell>
          <table:table-cell office:value-type="float" office:value="1.66189366298547" calcext:value-type="float">
            <text:p>1.66189366298547</text:p>
          </table:table-cell>
          <table:table-cell/>
        </table:table-row>
        <table:table-row table:style-name="ro1">
          <table:table-cell office:value-type="string" calcext:value-type="string">
            <text:p>IND890</text:p>
          </table:table-cell>
          <table:table-cell office:value-type="float" office:value="17.0440564026395" calcext:value-type="float">
            <text:p>17.0440564026395</text:p>
          </table:table-cell>
          <table:table-cell office:value-type="float" office:value="-8.30793310634021" calcext:value-type="float">
            <text:p>-8.30793310634021</text:p>
          </table:table-cell>
          <table:table-cell/>
        </table:table-row>
        <table:table-row table:style-name="ro1">
          <table:table-cell office:value-type="string" calcext:value-type="string">
            <text:p>IND891</text:p>
          </table:table-cell>
          <table:table-cell office:value-type="float" office:value="23.6321966444424" calcext:value-type="float">
            <text:p>23.6321966444424</text:p>
          </table:table-cell>
          <table:table-cell office:value-type="float" office:value="-1.1686406262484" calcext:value-type="float">
            <text:p>-1.1686406262484</text:p>
          </table:table-cell>
          <table:table-cell/>
        </table:table-row>
        <table:table-row table:style-name="ro1">
          <table:table-cell office:value-type="string" calcext:value-type="string">
            <text:p>IND892</text:p>
          </table:table-cell>
          <table:table-cell office:value-type="float" office:value="17.1603939607802" calcext:value-type="float">
            <text:p>17.1603939607802</text:p>
          </table:table-cell>
          <table:table-cell office:value-type="float" office:value="-8.07323735334077" calcext:value-type="float">
            <text:p>-8.07323735334077</text:p>
          </table:table-cell>
          <table:table-cell/>
        </table:table-row>
        <table:table-row table:style-name="ro1">
          <table:table-cell office:value-type="string" calcext:value-type="string">
            <text:p>IND893</text:p>
          </table:table-cell>
          <table:table-cell office:value-type="float" office:value="27.7358597728679" calcext:value-type="float">
            <text:p>27.7358597728679</text:p>
          </table:table-cell>
          <table:table-cell office:value-type="float" office:value="2.83584632462604" calcext:value-type="float">
            <text:p>2.83584632462604</text:p>
          </table:table-cell>
          <table:table-cell/>
        </table:table-row>
        <table:table-row table:style-name="ro1">
          <table:table-cell office:value-type="string" calcext:value-type="string">
            <text:p>IND894</text:p>
          </table:table-cell>
          <table:table-cell office:value-type="float" office:value="25.6996381548698" calcext:value-type="float">
            <text:p>25.6996381548698</text:p>
          </table:table-cell>
          <table:table-cell office:value-type="float" office:value="0.284010874058639" calcext:value-type="float">
            <text:p>0.284010874058639</text:p>
          </table:table-cell>
          <table:table-cell/>
        </table:table-row>
        <table:table-row table:style-name="ro1">
          <table:table-cell office:value-type="string" calcext:value-type="string">
            <text:p>IND895</text:p>
          </table:table-cell>
          <table:table-cell office:value-type="float" office:value="27.0183724884732" calcext:value-type="float">
            <text:p>27.0183724884732</text:p>
          </table:table-cell>
          <table:table-cell office:value-type="float" office:value="2.39041697642271" calcext:value-type="float">
            <text:p>2.39041697642271</text:p>
          </table:table-cell>
          <table:table-cell/>
        </table:table-row>
        <table:table-row table:style-name="ro1">
          <table:table-cell office:value-type="string" calcext:value-type="string">
            <text:p>IND896</text:p>
          </table:table-cell>
          <table:table-cell office:value-type="float" office:value="23.3032891511987" calcext:value-type="float">
            <text:p>23.3032891511987</text:p>
          </table:table-cell>
          <table:table-cell office:value-type="float" office:value="-2.02792088183778" calcext:value-type="float">
            <text:p>-2.02792088183778</text:p>
          </table:table-cell>
          <table:table-cell/>
        </table:table-row>
        <table:table-row table:style-name="ro1">
          <table:table-cell office:value-type="string" calcext:value-type="string">
            <text:p>IND897</text:p>
          </table:table-cell>
          <table:table-cell office:value-type="float" office:value="27.789887415692" calcext:value-type="float">
            <text:p>27.789887415692</text:p>
          </table:table-cell>
          <table:table-cell office:value-type="float" office:value="2.8529967990419" calcext:value-type="float">
            <text:p>2.8529967990419</text:p>
          </table:table-cell>
          <table:table-cell/>
        </table:table-row>
        <table:table-row table:style-name="ro1">
          <table:table-cell office:value-type="string" calcext:value-type="string">
            <text:p>IND898</text:p>
          </table:table-cell>
          <table:table-cell office:value-type="float" office:value="24.212523194053" calcext:value-type="float">
            <text:p>24.212523194053</text:p>
          </table:table-cell>
          <table:table-cell office:value-type="float" office:value="-0.309391238785309" calcext:value-type="float">
            <text:p>-0.309391238785309</text:p>
          </table:table-cell>
          <table:table-cell/>
        </table:table-row>
        <table:table-row table:style-name="ro1">
          <table:table-cell office:value-type="string" calcext:value-type="string">
            <text:p>IND899</text:p>
          </table:table-cell>
          <table:table-cell office:value-type="float" office:value="24.2711391970879" calcext:value-type="float">
            <text:p>24.2711391970879</text:p>
          </table:table-cell>
          <table:table-cell office:value-type="float" office:value="-1.14891217840968" calcext:value-type="float">
            <text:p>-1.14891217840968</text:p>
          </table:table-cell>
          <table:table-cell/>
        </table:table-row>
        <table:table-row table:style-name="ro1">
          <table:table-cell office:value-type="string" calcext:value-type="string">
            <text:p>IND900</text:p>
          </table:table-cell>
          <table:table-cell office:value-type="float" office:value="23.6973677404147" calcext:value-type="float">
            <text:p>23.6973677404147</text:p>
          </table:table-cell>
          <table:table-cell office:value-type="float" office:value="-1.25642805311441" calcext:value-type="float">
            <text:p>-1.25642805311441</text:p>
          </table:table-cell>
          <table:table-cell/>
        </table:table-row>
        <table:table-row table:style-name="ro1">
          <table:table-cell office:value-type="string" calcext:value-type="string">
            <text:p>IND901</text:p>
          </table:table-cell>
          <table:table-cell office:value-type="float" office:value="24.9366911612396" calcext:value-type="float">
            <text:p>24.9366911612396</text:p>
          </table:table-cell>
          <table:table-cell office:value-type="float" office:value="-0.376148808346644" calcext:value-type="float">
            <text:p>-0.376148808346644</text:p>
          </table:table-cell>
          <table:table-cell/>
        </table:table-row>
        <table:table-row table:style-name="ro1">
          <table:table-cell office:value-type="string" calcext:value-type="string">
            <text:p>IND902</text:p>
          </table:table-cell>
          <table:table-cell office:value-type="float" office:value="25.8856178639191" calcext:value-type="float">
            <text:p>25.8856178639191</text:p>
          </table:table-cell>
          <table:table-cell office:value-type="float" office:value="1.00849605222951" calcext:value-type="float">
            <text:p>1.00849605222951</text:p>
          </table:table-cell>
          <table:table-cell/>
        </table:table-row>
        <table:table-row table:style-name="ro1">
          <table:table-cell office:value-type="string" calcext:value-type="string">
            <text:p>IND903</text:p>
          </table:table-cell>
          <table:table-cell office:value-type="float" office:value="21.2313209762284" calcext:value-type="float">
            <text:p>21.2313209762284</text:p>
          </table:table-cell>
          <table:table-cell office:value-type="float" office:value="-3.93421590549022" calcext:value-type="float">
            <text:p>-3.93421590549022</text:p>
          </table:table-cell>
          <table:table-cell/>
        </table:table-row>
        <table:table-row table:style-name="ro1">
          <table:table-cell office:value-type="string" calcext:value-type="string">
            <text:p>IND904</text:p>
          </table:table-cell>
          <table:table-cell office:value-type="float" office:value="26.1346477423676" calcext:value-type="float">
            <text:p>26.1346477423676</text:p>
          </table:table-cell>
          <table:table-cell office:value-type="float" office:value="1.15172881585236" calcext:value-type="float">
            <text:p>1.15172881585236</text:p>
          </table:table-cell>
          <table:table-cell/>
        </table:table-row>
        <table:table-row table:style-name="ro1">
          <table:table-cell office:value-type="string" calcext:value-type="string">
            <text:p>IND905</text:p>
          </table:table-cell>
          <table:table-cell office:value-type="float" office:value="29.8401940114127" calcext:value-type="float">
            <text:p>29.8401940114127</text:p>
          </table:table-cell>
          <table:table-cell office:value-type="float" office:value="4.6372102822462" calcext:value-type="float">
            <text:p>4.6372102822462</text:p>
          </table:table-cell>
          <table:table-cell/>
        </table:table-row>
        <table:table-row table:style-name="ro1">
          <table:table-cell office:value-type="string" calcext:value-type="string">
            <text:p>IND906</text:p>
          </table:table-cell>
          <table:table-cell office:value-type="float" office:value="28.681718129017" calcext:value-type="float">
            <text:p>28.681718129017</text:p>
          </table:table-cell>
          <table:table-cell office:value-type="float" office:value="3.53545226685849" calcext:value-type="float">
            <text:p>3.53545226685849</text:p>
          </table:table-cell>
          <table:table-cell/>
        </table:table-row>
        <table:table-row table:style-name="ro1">
          <table:table-cell office:value-type="string" calcext:value-type="string">
            <text:p>IND907</text:p>
          </table:table-cell>
          <table:table-cell office:value-type="float" office:value="25.6867488233276" calcext:value-type="float">
            <text:p>25.6867488233276</text:p>
          </table:table-cell>
          <table:table-cell office:value-type="float" office:value="0.514054430062381" calcext:value-type="float">
            <text:p>0.514054430062381</text:p>
          </table:table-cell>
          <table:table-cell/>
        </table:table-row>
        <table:table-row table:style-name="ro1">
          <table:table-cell office:value-type="string" calcext:value-type="string">
            <text:p>IND908</text:p>
          </table:table-cell>
          <table:table-cell office:value-type="float" office:value="27.3131271719832" calcext:value-type="float">
            <text:p>27.3131271719832</text:p>
          </table:table-cell>
          <table:table-cell office:value-type="float" office:value="1.62182680907979" calcext:value-type="float">
            <text:p>1.62182680907979</text:p>
          </table:table-cell>
          <table:table-cell/>
        </table:table-row>
        <table:table-row table:style-name="ro1">
          <table:table-cell office:value-type="string" calcext:value-type="string">
            <text:p>IND909</text:p>
          </table:table-cell>
          <table:table-cell office:value-type="float" office:value="19.7922499810694" calcext:value-type="float">
            <text:p>19.7922499810694</text:p>
          </table:table-cell>
          <table:table-cell office:value-type="float" office:value="-5.10472932952771" calcext:value-type="float">
            <text:p>-5.10472932952771</text:p>
          </table:table-cell>
          <table:table-cell/>
        </table:table-row>
        <table:table-row table:style-name="ro1">
          <table:table-cell office:value-type="string" calcext:value-type="string">
            <text:p>IND910</text:p>
          </table:table-cell>
          <table:table-cell office:value-type="float" office:value="25.0371372686467" calcext:value-type="float">
            <text:p>25.0371372686467</text:p>
          </table:table-cell>
          <table:table-cell office:value-type="float" office:value="0.170483691446628" calcext:value-type="float">
            <text:p>0.170483691446628</text:p>
          </table:table-cell>
          <table:table-cell/>
        </table:table-row>
        <table:table-row table:style-name="ro1">
          <table:table-cell office:value-type="string" calcext:value-type="string">
            <text:p>IND911</text:p>
          </table:table-cell>
          <table:table-cell office:value-type="float" office:value="26.2013074465556" calcext:value-type="float">
            <text:p>26.2013074465556</text:p>
          </table:table-cell>
          <table:table-cell office:value-type="float" office:value="1.29329275984532" calcext:value-type="float">
            <text:p>1.29329275984532</text:p>
          </table:table-cell>
          <table:table-cell/>
        </table:table-row>
        <table:table-row table:style-name="ro1">
          <table:table-cell office:value-type="string" calcext:value-type="string">
            <text:p>IND912</text:p>
          </table:table-cell>
          <table:table-cell office:value-type="float" office:value="22.9249771529258" calcext:value-type="float">
            <text:p>22.9249771529258</text:p>
          </table:table-cell>
          <table:table-cell office:value-type="float" office:value="-2.21371423063889" calcext:value-type="float">
            <text:p>-2.21371423063889</text:p>
          </table:table-cell>
          <table:table-cell/>
        </table:table-row>
        <table:table-row table:style-name="ro1">
          <table:table-cell office:value-type="string" calcext:value-type="string">
            <text:p>IND913</text:p>
          </table:table-cell>
          <table:table-cell office:value-type="float" office:value="19.7966214793509" calcext:value-type="float">
            <text:p>19.7966214793509</text:p>
          </table:table-cell>
          <table:table-cell office:value-type="float" office:value="-5.02550471707545" calcext:value-type="float">
            <text:p>-5.02550471707545</text:p>
          </table:table-cell>
          <table:table-cell/>
        </table:table-row>
        <table:table-row table:style-name="ro1">
          <table:table-cell office:value-type="string" calcext:value-type="string">
            <text:p>IND914</text:p>
          </table:table-cell>
          <table:table-cell office:value-type="float" office:value="24.1088095477581" calcext:value-type="float">
            <text:p>24.1088095477581</text:p>
          </table:table-cell>
          <table:table-cell office:value-type="float" office:value="-0.926920454214909" calcext:value-type="float">
            <text:p>-0.926920454214909</text:p>
          </table:table-cell>
          <table:table-cell/>
        </table:table-row>
        <table:table-row table:style-name="ro1">
          <table:table-cell office:value-type="string" calcext:value-type="string">
            <text:p>IND915</text:p>
          </table:table-cell>
          <table:table-cell office:value-type="float" office:value="27.0803590733764" calcext:value-type="float">
            <text:p>27.0803590733764</text:p>
          </table:table-cell>
          <table:table-cell office:value-type="float" office:value="2.03152503833652" calcext:value-type="float">
            <text:p>2.03152503833652</text:p>
          </table:table-cell>
          <table:table-cell/>
        </table:table-row>
        <table:table-row table:style-name="ro1">
          <table:table-cell office:value-type="string" calcext:value-type="string">
            <text:p>IND916</text:p>
          </table:table-cell>
          <table:table-cell office:value-type="float" office:value="23.5597988375103" calcext:value-type="float">
            <text:p>23.5597988375103</text:p>
          </table:table-cell>
          <table:table-cell office:value-type="float" office:value="-0.768908316464925" calcext:value-type="float">
            <text:p>-0.768908316464925</text:p>
          </table:table-cell>
          <table:table-cell/>
        </table:table-row>
        <table:table-row table:style-name="ro1">
          <table:table-cell office:value-type="string" calcext:value-type="string">
            <text:p>IND917</text:p>
          </table:table-cell>
          <table:table-cell office:value-type="float" office:value="19.8095761923384" calcext:value-type="float">
            <text:p>19.8095761923384</text:p>
          </table:table-cell>
          <table:table-cell office:value-type="float" office:value="-5.11765889048744" calcext:value-type="float">
            <text:p>-5.11765889048744</text:p>
          </table:table-cell>
          <table:table-cell/>
        </table:table-row>
        <table:table-row table:style-name="ro1">
          <table:table-cell office:value-type="string" calcext:value-type="string">
            <text:p>IND918</text:p>
          </table:table-cell>
          <table:table-cell office:value-type="float" office:value="26.2355783064203" calcext:value-type="float">
            <text:p>26.2355783064203</text:p>
          </table:table-cell>
          <table:table-cell office:value-type="float" office:value="1.23847883515558" calcext:value-type="float">
            <text:p>1.23847883515558</text:p>
          </table:table-cell>
          <table:table-cell/>
        </table:table-row>
        <table:table-row table:style-name="ro1">
          <table:table-cell office:value-type="string" calcext:value-type="string">
            <text:p>IND919</text:p>
          </table:table-cell>
          <table:table-cell office:value-type="float" office:value="23.2179188599777" calcext:value-type="float">
            <text:p>23.2179188599777</text:p>
          </table:table-cell>
          <table:table-cell office:value-type="float" office:value="-1.97313322271723" calcext:value-type="float">
            <text:p>-1.97313322271723</text:p>
          </table:table-cell>
          <table:table-cell/>
        </table:table-row>
        <table:table-row table:style-name="ro1">
          <table:table-cell office:value-type="string" calcext:value-type="string">
            <text:p>IND920</text:p>
          </table:table-cell>
          <table:table-cell office:value-type="float" office:value="23.9982770873791" calcext:value-type="float">
            <text:p>23.9982770873791</text:p>
          </table:table-cell>
          <table:table-cell office:value-type="float" office:value="-0.750258472827555" calcext:value-type="float">
            <text:p>-0.750258472827555</text:p>
          </table:table-cell>
          <table:table-cell/>
        </table:table-row>
        <table:table-row table:style-name="ro1">
          <table:table-cell office:value-type="string" calcext:value-type="string">
            <text:p>IND921</text:p>
          </table:table-cell>
          <table:table-cell office:value-type="float" office:value="21.3205536771351" calcext:value-type="float">
            <text:p>21.3205536771351</text:p>
          </table:table-cell>
          <table:table-cell office:value-type="float" office:value="-3.49510537671965" calcext:value-type="float">
            <text:p>-3.49510537671965</text:p>
          </table:table-cell>
          <table:table-cell/>
        </table:table-row>
        <table:table-row table:style-name="ro1">
          <table:table-cell office:value-type="string" calcext:value-type="string">
            <text:p>IND922</text:p>
          </table:table-cell>
          <table:table-cell office:value-type="float" office:value="29.9796688374874" calcext:value-type="float">
            <text:p>29.9796688374874</text:p>
          </table:table-cell>
          <table:table-cell office:value-type="float" office:value="4.87015460559756" calcext:value-type="float">
            <text:p>4.87015460559756</text:p>
          </table:table-cell>
          <table:table-cell/>
        </table:table-row>
        <table:table-row table:style-name="ro1">
          <table:table-cell office:value-type="string" calcext:value-type="string">
            <text:p>IND923</text:p>
          </table:table-cell>
          <table:table-cell office:value-type="float" office:value="24.308196248183" calcext:value-type="float">
            <text:p>24.308196248183</text:p>
          </table:table-cell>
          <table:table-cell office:value-type="float" office:value="-1.37438842972775" calcext:value-type="float">
            <text:p>-1.37438842972775</text:p>
          </table:table-cell>
          <table:table-cell/>
        </table:table-row>
        <table:table-row table:style-name="ro1">
          <table:table-cell office:value-type="string" calcext:value-type="string">
            <text:p>IND924</text:p>
          </table:table-cell>
          <table:table-cell office:value-type="float" office:value="23.6411376733817" calcext:value-type="float">
            <text:p>23.6411376733817</text:p>
          </table:table-cell>
          <table:table-cell office:value-type="float" office:value="-1.54901593386992" calcext:value-type="float">
            <text:p>-1.54901593386992</text:p>
          </table:table-cell>
          <table:table-cell/>
        </table:table-row>
        <table:table-row table:style-name="ro1">
          <table:table-cell office:value-type="string" calcext:value-type="string">
            <text:p>IND925</text:p>
          </table:table-cell>
          <table:table-cell office:value-type="float" office:value="20.4527546675326" calcext:value-type="float">
            <text:p>20.4527546675326</text:p>
          </table:table-cell>
          <table:table-cell office:value-type="float" office:value="-4.50305504593523" calcext:value-type="float">
            <text:p>-4.50305504593523</text:p>
          </table:table-cell>
          <table:table-cell/>
        </table:table-row>
        <table:table-row table:style-name="ro1">
          <table:table-cell office:value-type="string" calcext:value-type="string">
            <text:p>IND926</text:p>
          </table:table-cell>
          <table:table-cell office:value-type="float" office:value="23.7213185118404" calcext:value-type="float">
            <text:p>23.7213185118404</text:p>
          </table:table-cell>
          <table:table-cell office:value-type="float" office:value="-1.40082779933529" calcext:value-type="float">
            <text:p>-1.40082779933529</text:p>
          </table:table-cell>
          <table:table-cell/>
        </table:table-row>
        <table:table-row table:style-name="ro1">
          <table:table-cell office:value-type="string" calcext:value-type="string">
            <text:p>IND927</text:p>
          </table:table-cell>
          <table:table-cell office:value-type="float" office:value="22.4292175624962" calcext:value-type="float">
            <text:p>22.4292175624962</text:p>
          </table:table-cell>
          <table:table-cell office:value-type="float" office:value="-2.24068888132644" calcext:value-type="float">
            <text:p>-2.24068888132644</text:p>
          </table:table-cell>
          <table:table-cell/>
        </table:table-row>
        <table:table-row table:style-name="ro1">
          <table:table-cell office:value-type="string" calcext:value-type="string">
            <text:p>IND928</text:p>
          </table:table-cell>
          <table:table-cell office:value-type="float" office:value="21.2998247134411" calcext:value-type="float">
            <text:p>21.2998247134411</text:p>
          </table:table-cell>
          <table:table-cell office:value-type="float" office:value="-3.72859117411657" calcext:value-type="float">
            <text:p>-3.72859117411657</text:p>
          </table:table-cell>
          <table:table-cell/>
        </table:table-row>
        <table:table-row table:style-name="ro1">
          <table:table-cell office:value-type="string" calcext:value-type="string">
            <text:p>IND929</text:p>
          </table:table-cell>
          <table:table-cell office:value-type="float" office:value="26.0371447031988" calcext:value-type="float">
            <text:p>26.0371447031988</text:p>
          </table:table-cell>
          <table:table-cell office:value-type="float" office:value="1.34405015802063" calcext:value-type="float">
            <text:p>1.34405015802063</text:p>
          </table:table-cell>
          <table:table-cell/>
        </table:table-row>
        <table:table-row table:style-name="ro1">
          <table:table-cell office:value-type="string" calcext:value-type="string">
            <text:p>IND930</text:p>
          </table:table-cell>
          <table:table-cell office:value-type="float" office:value="28.252555487126" calcext:value-type="float">
            <text:p>28.252555487126</text:p>
          </table:table-cell>
          <table:table-cell office:value-type="float" office:value="3.41167788539692" calcext:value-type="float">
            <text:p>3.41167788539692</text:p>
          </table:table-cell>
          <table:table-cell/>
        </table:table-row>
        <table:table-row table:style-name="ro1">
          <table:table-cell office:value-type="string" calcext:value-type="string">
            <text:p>IND931</text:p>
          </table:table-cell>
          <table:table-cell office:value-type="float" office:value="28.2490491227279" calcext:value-type="float">
            <text:p>28.2490491227279</text:p>
          </table:table-cell>
          <table:table-cell office:value-type="float" office:value="3.30805062018383" calcext:value-type="float">
            <text:p>3.30805062018383</text:p>
          </table:table-cell>
          <table:table-cell/>
        </table:table-row>
        <table:table-row table:style-name="ro1">
          <table:table-cell office:value-type="string" calcext:value-type="string">
            <text:p>IND932</text:p>
          </table:table-cell>
          <table:table-cell office:value-type="float" office:value="28.4673048645286" calcext:value-type="float">
            <text:p>28.4673048645286</text:p>
          </table:table-cell>
          <table:table-cell office:value-type="float" office:value="3.76187675629303" calcext:value-type="float">
            <text:p>3.76187675629303</text:p>
          </table:table-cell>
          <table:table-cell/>
        </table:table-row>
        <table:table-row table:style-name="ro1">
          <table:table-cell office:value-type="string" calcext:value-type="string">
            <text:p>IND933</text:p>
          </table:table-cell>
          <table:table-cell office:value-type="float" office:value="22.0751528978737" calcext:value-type="float">
            <text:p>22.0751528978737</text:p>
          </table:table-cell>
          <table:table-cell office:value-type="float" office:value="-3.08406079217592" calcext:value-type="float">
            <text:p>-3.08406079217592</text:p>
          </table:table-cell>
          <table:table-cell/>
        </table:table-row>
        <table:table-row table:style-name="ro1">
          <table:table-cell office:value-type="string" calcext:value-type="string">
            <text:p>IND934</text:p>
          </table:table-cell>
          <table:table-cell office:value-type="float" office:value="26.3927499748672" calcext:value-type="float">
            <text:p>26.3927499748672</text:p>
          </table:table-cell>
          <table:table-cell office:value-type="float" office:value="1.97454524861484" calcext:value-type="float">
            <text:p>1.97454524861484</text:p>
          </table:table-cell>
          <table:table-cell/>
        </table:table-row>
        <table:table-row table:style-name="ro1">
          <table:table-cell office:value-type="string" calcext:value-type="string">
            <text:p>IND935</text:p>
          </table:table-cell>
          <table:table-cell office:value-type="float" office:value="32.044321128775" calcext:value-type="float">
            <text:p>32.044321128775</text:p>
          </table:table-cell>
          <table:table-cell office:value-type="float" office:value="6.90922534211578" calcext:value-type="float">
            <text:p>6.90922534211578</text:p>
          </table:table-cell>
          <table:table-cell/>
        </table:table-row>
        <table:table-row table:style-name="ro1">
          <table:table-cell office:value-type="string" calcext:value-type="string">
            <text:p>IND936</text:p>
          </table:table-cell>
          <table:table-cell office:value-type="float" office:value="24.5856906173766" calcext:value-type="float">
            <text:p>24.5856906173766</text:p>
          </table:table-cell>
          <table:table-cell office:value-type="float" office:value="-0.296224400855164" calcext:value-type="float">
            <text:p>-0.296224400855164</text:p>
          </table:table-cell>
          <table:table-cell/>
        </table:table-row>
        <table:table-row table:style-name="ro1">
          <table:table-cell office:value-type="string" calcext:value-type="string">
            <text:p>IND937</text:p>
          </table:table-cell>
          <table:table-cell office:value-type="float" office:value="23.4366770889159" calcext:value-type="float">
            <text:p>23.4366770889159</text:p>
          </table:table-cell>
          <table:table-cell office:value-type="float" office:value="-1.01828312669923" calcext:value-type="float">
            <text:p>-1.01828312669923</text:p>
          </table:table-cell>
          <table:table-cell/>
        </table:table-row>
        <table:table-row table:style-name="ro1">
          <table:table-cell office:value-type="string" calcext:value-type="string">
            <text:p>IND938</text:p>
          </table:table-cell>
          <table:table-cell office:value-type="float" office:value="21.2287475059623" calcext:value-type="float">
            <text:p>21.2287475059623</text:p>
          </table:table-cell>
          <table:table-cell office:value-type="float" office:value="-3.69529107171958" calcext:value-type="float">
            <text:p>-3.69529107171958</text:p>
          </table:table-cell>
          <table:table-cell/>
        </table:table-row>
        <table:table-row table:style-name="ro1">
          <table:table-cell office:value-type="string" calcext:value-type="string">
            <text:p>IND939</text:p>
          </table:table-cell>
          <table:table-cell office:value-type="float" office:value="24.5215163861919" calcext:value-type="float">
            <text:p>24.5215163861919</text:p>
          </table:table-cell>
          <table:table-cell office:value-type="float" office:value="-0.416771699321226" calcext:value-type="float">
            <text:p>-0.416771699321226</text:p>
          </table:table-cell>
          <table:table-cell/>
        </table:table-row>
        <table:table-row table:style-name="ro1">
          <table:table-cell office:value-type="string" calcext:value-type="string">
            <text:p>IND940</text:p>
          </table:table-cell>
          <table:table-cell office:value-type="float" office:value="21.0965652935936" calcext:value-type="float">
            <text:p>21.0965652935936</text:p>
          </table:table-cell>
          <table:table-cell office:value-type="float" office:value="-3.98195723430272" calcext:value-type="float">
            <text:p>-3.98195723430272</text:p>
          </table:table-cell>
          <table:table-cell/>
        </table:table-row>
        <table:table-row table:style-name="ro1">
          <table:table-cell office:value-type="string" calcext:value-type="string">
            <text:p>IND941</text:p>
          </table:table-cell>
          <table:table-cell office:value-type="float" office:value="25.6665128279802" calcext:value-type="float">
            <text:p>25.6665128279802</text:p>
          </table:table-cell>
          <table:table-cell office:value-type="float" office:value="0.924006906277371" calcext:value-type="float">
            <text:p>0.924006906277371</text:p>
          </table:table-cell>
          <table:table-cell/>
        </table:table-row>
        <table:table-row table:style-name="ro1">
          <table:table-cell office:value-type="string" calcext:value-type="string">
            <text:p>IND942</text:p>
          </table:table-cell>
          <table:table-cell office:value-type="float" office:value="20.7451644931648" calcext:value-type="float">
            <text:p>20.7451644931648</text:p>
          </table:table-cell>
          <table:table-cell office:value-type="float" office:value="-3.48979745249448" calcext:value-type="float">
            <text:p>-3.48979745249448</text:p>
          </table:table-cell>
          <table:table-cell/>
        </table:table-row>
        <table:table-row table:style-name="ro1">
          <table:table-cell office:value-type="string" calcext:value-type="string">
            <text:p>IND943</text:p>
          </table:table-cell>
          <table:table-cell office:value-type="float" office:value="26.5766865375897" calcext:value-type="float">
            <text:p>26.5766865375897</text:p>
          </table:table-cell>
          <table:table-cell office:value-type="float" office:value="1.93547635877904" calcext:value-type="float">
            <text:p>1.93547635877904</text:p>
          </table:table-cell>
          <table:table-cell/>
        </table:table-row>
        <table:table-row table:style-name="ro1">
          <table:table-cell office:value-type="string" calcext:value-type="string">
            <text:p>IND944</text:p>
          </table:table-cell>
          <table:table-cell office:value-type="float" office:value="19.1215871307418" calcext:value-type="float">
            <text:p>19.1215871307418</text:p>
          </table:table-cell>
          <table:table-cell office:value-type="float" office:value="-5.90652154101142" calcext:value-type="float">
            <text:p>-5.90652154101142</text:p>
          </table:table-cell>
          <table:table-cell/>
        </table:table-row>
        <table:table-row table:style-name="ro1">
          <table:table-cell office:value-type="string" calcext:value-type="string">
            <text:p>IND945</text:p>
          </table:table-cell>
          <table:table-cell office:value-type="float" office:value="28.2994156058855" calcext:value-type="float">
            <text:p>28.2994156058855</text:p>
          </table:table-cell>
          <table:table-cell office:value-type="float" office:value="3.70631927499308" calcext:value-type="float">
            <text:p>3.70631927499308</text:p>
          </table:table-cell>
          <table:table-cell/>
        </table:table-row>
        <table:table-row table:style-name="ro1">
          <table:table-cell office:value-type="string" calcext:value-type="string">
            <text:p>IND946</text:p>
          </table:table-cell>
          <table:table-cell office:value-type="float" office:value="20.4891027166465" calcext:value-type="float">
            <text:p>20.4891027166465</text:p>
          </table:table-cell>
          <table:table-cell office:value-type="float" office:value="-4.38500469926704" calcext:value-type="float">
            <text:p>-4.38500469926704</text:p>
          </table:table-cell>
          <table:table-cell/>
        </table:table-row>
        <table:table-row table:style-name="ro1">
          <table:table-cell office:value-type="string" calcext:value-type="string">
            <text:p>IND947</text:p>
          </table:table-cell>
          <table:table-cell office:value-type="float" office:value="27.1092949145506" calcext:value-type="float">
            <text:p>27.1092949145506</text:p>
          </table:table-cell>
          <table:table-cell office:value-type="float" office:value="1.31312816259472" calcext:value-type="float">
            <text:p>1.31312816259472</text:p>
          </table:table-cell>
          <table:table-cell/>
        </table:table-row>
        <table:table-row table:style-name="ro1">
          <table:table-cell office:value-type="string" calcext:value-type="string">
            <text:p>IND948</text:p>
          </table:table-cell>
          <table:table-cell office:value-type="float" office:value="25.2540196292596" calcext:value-type="float">
            <text:p>25.2540196292596</text:p>
          </table:table-cell>
          <table:table-cell office:value-type="float" office:value="0.657876160074397" calcext:value-type="float">
            <text:p>0.657876160074397</text:p>
          </table:table-cell>
          <table:table-cell/>
        </table:table-row>
        <table:table-row table:style-name="ro1">
          <table:table-cell office:value-type="string" calcext:value-type="string">
            <text:p>IND949</text:p>
          </table:table-cell>
          <table:table-cell office:value-type="float" office:value="25.5586870611497" calcext:value-type="float">
            <text:p>25.5586870611497</text:p>
          </table:table-cell>
          <table:table-cell office:value-type="float" office:value="0.520162533603169" calcext:value-type="float">
            <text:p>0.520162533603169</text:p>
          </table:table-cell>
          <table:table-cell/>
        </table:table-row>
        <table:table-row table:style-name="ro1">
          <table:table-cell office:value-type="string" calcext:value-type="string">
            <text:p>IND950</text:p>
          </table:table-cell>
          <table:table-cell office:value-type="float" office:value="20.0172392382451" calcext:value-type="float">
            <text:p>20.0172392382451</text:p>
          </table:table-cell>
          <table:table-cell office:value-type="float" office:value="-4.75260937642683" calcext:value-type="float">
            <text:p>-4.75260937642683</text:p>
          </table:table-cell>
          <table:table-cell/>
        </table:table-row>
        <table:table-row table:style-name="ro1">
          <table:table-cell office:value-type="string" calcext:value-type="string">
            <text:p>IND951</text:p>
          </table:table-cell>
          <table:table-cell office:value-type="float" office:value="27.6586107635535" calcext:value-type="float">
            <text:p>27.6586107635535</text:p>
          </table:table-cell>
          <table:table-cell office:value-type="float" office:value="2.5504691384517" calcext:value-type="float">
            <text:p>2.5504691384517</text:p>
          </table:table-cell>
          <table:table-cell/>
        </table:table-row>
        <table:table-row table:style-name="ro1">
          <table:table-cell office:value-type="string" calcext:value-type="string">
            <text:p>IND952</text:p>
          </table:table-cell>
          <table:table-cell office:value-type="float" office:value="17.7005349763968" calcext:value-type="float">
            <text:p>17.7005349763968</text:p>
          </table:table-cell>
          <table:table-cell office:value-type="float" office:value="-7.52973701475713" calcext:value-type="float">
            <text:p>-7.52973701475713</text:p>
          </table:table-cell>
          <table:table-cell/>
        </table:table-row>
        <table:table-row table:style-name="ro1">
          <table:table-cell office:value-type="string" calcext:value-type="string">
            <text:p>IND953</text:p>
          </table:table-cell>
          <table:table-cell office:value-type="float" office:value="27.231440775832" calcext:value-type="float">
            <text:p>27.231440775832</text:p>
          </table:table-cell>
          <table:table-cell office:value-type="float" office:value="2.31570200692622" calcext:value-type="float">
            <text:p>2.31570200692622</text:p>
          </table:table-cell>
          <table:table-cell/>
        </table:table-row>
        <table:table-row table:style-name="ro1">
          <table:table-cell office:value-type="string" calcext:value-type="string">
            <text:p>IND954</text:p>
          </table:table-cell>
          <table:table-cell office:value-type="float" office:value="25.7346176151894" calcext:value-type="float">
            <text:p>25.7346176151894</text:p>
          </table:table-cell>
          <table:table-cell office:value-type="float" office:value="0.766267442065385" calcext:value-type="float">
            <text:p>0.766267442065385</text:p>
          </table:table-cell>
          <table:table-cell/>
        </table:table-row>
        <table:table-row table:style-name="ro1">
          <table:table-cell office:value-type="string" calcext:value-type="string">
            <text:p>IND955</text:p>
          </table:table-cell>
          <table:table-cell office:value-type="float" office:value="20.4956678205218" calcext:value-type="float">
            <text:p>20.4956678205218</text:p>
          </table:table-cell>
          <table:table-cell office:value-type="float" office:value="-4.65107176870649" calcext:value-type="float">
            <text:p>-4.65107176870649</text:p>
          </table:table-cell>
          <table:table-cell/>
        </table:table-row>
        <table:table-row table:style-name="ro1">
          <table:table-cell office:value-type="string" calcext:value-type="string">
            <text:p>IND956</text:p>
          </table:table-cell>
          <table:table-cell office:value-type="float" office:value="22.9193063778945" calcext:value-type="float">
            <text:p>22.9193063778945</text:p>
          </table:table-cell>
          <table:table-cell office:value-type="float" office:value="-1.90636469211305" calcext:value-type="float">
            <text:p>-1.90636469211305</text:p>
          </table:table-cell>
          <table:table-cell/>
        </table:table-row>
        <table:table-row table:style-name="ro1">
          <table:table-cell office:value-type="string" calcext:value-type="string">
            <text:p>IND957</text:p>
          </table:table-cell>
          <table:table-cell office:value-type="float" office:value="23.1217808215087" calcext:value-type="float">
            <text:p>23.1217808215087</text:p>
          </table:table-cell>
          <table:table-cell office:value-type="float" office:value="-2.24950911604186" calcext:value-type="float">
            <text:p>-2.24950911604186</text:p>
          </table:table-cell>
          <table:table-cell/>
        </table:table-row>
        <table:table-row table:style-name="ro1">
          <table:table-cell office:value-type="string" calcext:value-type="string">
            <text:p>IND958</text:p>
          </table:table-cell>
          <table:table-cell office:value-type="float" office:value="23.4685093343804" calcext:value-type="float">
            <text:p>23.4685093343804</text:p>
          </table:table-cell>
          <table:table-cell office:value-type="float" office:value="-1.64187722101398" calcext:value-type="float">
            <text:p>-1.64187722101398</text:p>
          </table:table-cell>
          <table:table-cell/>
        </table:table-row>
        <table:table-row table:style-name="ro1">
          <table:table-cell office:value-type="string" calcext:value-type="string">
            <text:p>IND959</text:p>
          </table:table-cell>
          <table:table-cell office:value-type="float" office:value="19.3064467057572" calcext:value-type="float">
            <text:p>19.3064467057572</text:p>
          </table:table-cell>
          <table:table-cell office:value-type="float" office:value="-5.88112576971887" calcext:value-type="float">
            <text:p>-5.88112576971887</text:p>
          </table:table-cell>
          <table:table-cell/>
        </table:table-row>
        <table:table-row table:style-name="ro1">
          <table:table-cell office:value-type="string" calcext:value-type="string">
            <text:p>IND960</text:p>
          </table:table-cell>
          <table:table-cell office:value-type="float" office:value="22.0919098795291" calcext:value-type="float">
            <text:p>22.0919098795291</text:p>
          </table:table-cell>
          <table:table-cell office:value-type="float" office:value="-2.99055558889665" calcext:value-type="float">
            <text:p>-2.99055558889665</text:p>
          </table:table-cell>
          <table:table-cell/>
        </table:table-row>
        <table:table-row table:style-name="ro1">
          <table:table-cell office:value-type="string" calcext:value-type="string">
            <text:p>IND961</text:p>
          </table:table-cell>
          <table:table-cell office:value-type="float" office:value="23.2025328175413" calcext:value-type="float">
            <text:p>23.2025328175413</text:p>
          </table:table-cell>
          <table:table-cell office:value-type="float" office:value="-2.17518210000885" calcext:value-type="float">
            <text:p>-2.17518210000885</text:p>
          </table:table-cell>
          <table:table-cell/>
        </table:table-row>
        <table:table-row table:style-name="ro1">
          <table:table-cell office:value-type="string" calcext:value-type="string">
            <text:p>IND962</text:p>
          </table:table-cell>
          <table:table-cell office:value-type="float" office:value="28.4720496267114" calcext:value-type="float">
            <text:p>28.4720496267114</text:p>
          </table:table-cell>
          <table:table-cell office:value-type="float" office:value="3.41833625233833" calcext:value-type="float">
            <text:p>3.41833625233833</text:p>
          </table:table-cell>
          <table:table-cell/>
        </table:table-row>
        <table:table-row table:style-name="ro1">
          <table:table-cell office:value-type="string" calcext:value-type="string">
            <text:p>IND963</text:p>
          </table:table-cell>
          <table:table-cell office:value-type="float" office:value="22.1628100953294" calcext:value-type="float">
            <text:p>22.1628100953294</text:p>
          </table:table-cell>
          <table:table-cell office:value-type="float" office:value="-2.44735563254996" calcext:value-type="float">
            <text:p>-2.44735563254996</text:p>
          </table:table-cell>
          <table:table-cell/>
        </table:table-row>
        <table:table-row table:style-name="ro1">
          <table:table-cell office:value-type="string" calcext:value-type="string">
            <text:p>IND964</text:p>
          </table:table-cell>
          <table:table-cell office:value-type="float" office:value="19.9980019112939" calcext:value-type="float">
            <text:p>19.9980019112939</text:p>
          </table:table-cell>
          <table:table-cell office:value-type="float" office:value="-5.06379466861055" calcext:value-type="float">
            <text:p>-5.06379466861055</text:p>
          </table:table-cell>
          <table:table-cell/>
        </table:table-row>
        <table:table-row table:style-name="ro1">
          <table:table-cell office:value-type="string" calcext:value-type="string">
            <text:p>IND965</text:p>
          </table:table-cell>
          <table:table-cell office:value-type="float" office:value="26.6593141776106" calcext:value-type="float">
            <text:p>26.6593141776106</text:p>
          </table:table-cell>
          <table:table-cell office:value-type="float" office:value="1.64177045641455" calcext:value-type="float">
            <text:p>1.64177045641455</text:p>
          </table:table-cell>
          <table:table-cell/>
        </table:table-row>
        <table:table-row table:style-name="ro1">
          <table:table-cell office:value-type="string" calcext:value-type="string">
            <text:p>IND966</text:p>
          </table:table-cell>
          <table:table-cell office:value-type="float" office:value="20.9658988915201" calcext:value-type="float">
            <text:p>20.9658988915201</text:p>
          </table:table-cell>
          <table:table-cell office:value-type="float" office:value="-4.39675532586835" calcext:value-type="float">
            <text:p>-4.39675532586835</text:p>
          </table:table-cell>
          <table:table-cell/>
        </table:table-row>
        <table:table-row table:style-name="ro1">
          <table:table-cell office:value-type="string" calcext:value-type="string">
            <text:p>IND967</text:p>
          </table:table-cell>
          <table:table-cell office:value-type="float" office:value="21.8446902290637" calcext:value-type="float">
            <text:p>21.8446902290637</text:p>
          </table:table-cell>
          <table:table-cell office:value-type="float" office:value="-3.30317631141542" calcext:value-type="float">
            <text:p>-3.30317631141542</text:p>
          </table:table-cell>
          <table:table-cell/>
        </table:table-row>
        <table:table-row table:style-name="ro1">
          <table:table-cell office:value-type="string" calcext:value-type="string">
            <text:p>IND968</text:p>
          </table:table-cell>
          <table:table-cell office:value-type="float" office:value="24.7939718569603" calcext:value-type="float">
            <text:p>24.7939718569603</text:p>
          </table:table-cell>
          <table:table-cell office:value-type="float" office:value="-0.128163582022643" calcext:value-type="float">
            <text:p>-0.128163582022643</text:p>
          </table:table-cell>
          <table:table-cell/>
        </table:table-row>
        <table:table-row table:style-name="ro1">
          <table:table-cell office:value-type="string" calcext:value-type="string">
            <text:p>IND969</text:p>
          </table:table-cell>
          <table:table-cell office:value-type="float" office:value="24.1281376712176" calcext:value-type="float">
            <text:p>24.1281376712176</text:p>
          </table:table-cell>
          <table:table-cell office:value-type="float" office:value="-0.934771558937923" calcext:value-type="float">
            <text:p>-0.934771558937923</text:p>
          </table:table-cell>
          <table:table-cell/>
        </table:table-row>
        <table:table-row table:style-name="ro1">
          <table:table-cell office:value-type="string" calcext:value-type="string">
            <text:p>IND970</text:p>
          </table:table-cell>
          <table:table-cell office:value-type="float" office:value="27.4960369734525" calcext:value-type="float">
            <text:p>27.4960369734525</text:p>
          </table:table-cell>
          <table:table-cell office:value-type="float" office:value="2.38931847434605" calcext:value-type="float">
            <text:p>2.38931847434605</text:p>
          </table:table-cell>
          <table:table-cell/>
        </table:table-row>
        <table:table-row table:style-name="ro1">
          <table:table-cell office:value-type="string" calcext:value-type="string">
            <text:p>IND971</text:p>
          </table:table-cell>
          <table:table-cell office:value-type="float" office:value="24.3291941130022" calcext:value-type="float">
            <text:p>24.3291941130022</text:p>
          </table:table-cell>
          <table:table-cell office:value-type="float" office:value="-0.315170825615997" calcext:value-type="float">
            <text:p>-0.315170825615997</text:p>
          </table:table-cell>
          <table:table-cell/>
        </table:table-row>
        <table:table-row table:style-name="ro1">
          <table:table-cell office:value-type="string" calcext:value-type="string">
            <text:p>IND972</text:p>
          </table:table-cell>
          <table:table-cell office:value-type="float" office:value="22.7858813996582" calcext:value-type="float">
            <text:p>22.7858813996582</text:p>
          </table:table-cell>
          <table:table-cell office:value-type="float" office:value="-2.40417373028324" calcext:value-type="float">
            <text:p>-2.40417373028324</text:p>
          </table:table-cell>
          <table:table-cell/>
        </table:table-row>
        <table:table-row table:style-name="ro1">
          <table:table-cell office:value-type="string" calcext:value-type="string">
            <text:p>IND973</text:p>
          </table:table-cell>
          <table:table-cell office:value-type="float" office:value="26.1765925347153" calcext:value-type="float">
            <text:p>26.1765925347153</text:p>
          </table:table-cell>
          <table:table-cell office:value-type="float" office:value="1.26220064255072" calcext:value-type="float">
            <text:p>1.26220064255072</text:p>
          </table:table-cell>
          <table:table-cell/>
        </table:table-row>
        <table:table-row table:style-name="ro1">
          <table:table-cell office:value-type="string" calcext:value-type="string">
            <text:p>IND974</text:p>
          </table:table-cell>
          <table:table-cell office:value-type="float" office:value="24.6806413076739" calcext:value-type="float">
            <text:p>24.6806413076739</text:p>
          </table:table-cell>
          <table:table-cell office:value-type="float" office:value="-0.158188941369057" calcext:value-type="float">
            <text:p>-0.158188941369057</text:p>
          </table:table-cell>
          <table:table-cell/>
        </table:table-row>
        <table:table-row table:style-name="ro1">
          <table:table-cell office:value-type="string" calcext:value-type="string">
            <text:p>IND975</text:p>
          </table:table-cell>
          <table:table-cell office:value-type="float" office:value="24.8764568780543" calcext:value-type="float">
            <text:p>24.8764568780543</text:p>
          </table:table-cell>
          <table:table-cell office:value-type="float" office:value="-0.0368160123836564" calcext:value-type="float">
            <text:p>-0.0368160123836564</text:p>
          </table:table-cell>
          <table:table-cell/>
        </table:table-row>
        <table:table-row table:style-name="ro1">
          <table:table-cell office:value-type="string" calcext:value-type="string">
            <text:p>IND976</text:p>
          </table:table-cell>
          <table:table-cell office:value-type="float" office:value="25.1528934341067" calcext:value-type="float">
            <text:p>25.1528934341067</text:p>
          </table:table-cell>
          <table:table-cell office:value-type="float" office:value="0.0179196345963709" calcext:value-type="float">
            <text:p>0.0179196345963709</text:p>
          </table:table-cell>
          <table:table-cell/>
        </table:table-row>
        <table:table-row table:style-name="ro1">
          <table:table-cell office:value-type="string" calcext:value-type="string">
            <text:p>IND977</text:p>
          </table:table-cell>
          <table:table-cell office:value-type="float" office:value="24.3117899345983" calcext:value-type="float">
            <text:p>24.3117899345983</text:p>
          </table:table-cell>
          <table:table-cell office:value-type="float" office:value="-0.407074907703923" calcext:value-type="float">
            <text:p>-0.407074907703923</text:p>
          </table:table-cell>
          <table:table-cell/>
        </table:table-row>
        <table:table-row table:style-name="ro1">
          <table:table-cell office:value-type="string" calcext:value-type="string">
            <text:p>IND978</text:p>
          </table:table-cell>
          <table:table-cell office:value-type="float" office:value="26.3448589513156" calcext:value-type="float">
            <text:p>26.3448589513156</text:p>
          </table:table-cell>
          <table:table-cell office:value-type="float" office:value="1.37609515539099" calcext:value-type="float">
            <text:p>1.37609515539099</text:p>
          </table:table-cell>
          <table:table-cell/>
        </table:table-row>
        <table:table-row table:style-name="ro1">
          <table:table-cell office:value-type="string" calcext:value-type="string">
            <text:p>IND979</text:p>
          </table:table-cell>
          <table:table-cell office:value-type="float" office:value="21.2589101503172" calcext:value-type="float">
            <text:p>21.2589101503172</text:p>
          </table:table-cell>
          <table:table-cell office:value-type="float" office:value="-3.56866871542094" calcext:value-type="float">
            <text:p>-3.56866871542094</text:p>
          </table:table-cell>
          <table:table-cell/>
        </table:table-row>
        <table:table-row table:style-name="ro1">
          <table:table-cell office:value-type="string" calcext:value-type="string">
            <text:p>IND980</text:p>
          </table:table-cell>
          <table:table-cell office:value-type="float" office:value="24.3305870212774" calcext:value-type="float">
            <text:p>24.3305870212774</text:p>
          </table:table-cell>
          <table:table-cell office:value-type="float" office:value="-0.475957726178767" calcext:value-type="float">
            <text:p>-0.475957726178767</text:p>
          </table:table-cell>
          <table:table-cell/>
        </table:table-row>
        <table:table-row table:style-name="ro1">
          <table:table-cell office:value-type="string" calcext:value-type="string">
            <text:p>IND981</text:p>
          </table:table-cell>
          <table:table-cell office:value-type="float" office:value="23.1018158402291" calcext:value-type="float">
            <text:p>23.1018158402291</text:p>
          </table:table-cell>
          <table:table-cell office:value-type="float" office:value="-1.67302145858807" calcext:value-type="float">
            <text:p>-1.67302145858807</text:p>
          </table:table-cell>
          <table:table-cell/>
        </table:table-row>
        <table:table-row table:style-name="ro1">
          <table:table-cell office:value-type="string" calcext:value-type="string">
            <text:p>IND982</text:p>
          </table:table-cell>
          <table:table-cell office:value-type="float" office:value="27.8386349006908" calcext:value-type="float">
            <text:p>27.8386349006908</text:p>
          </table:table-cell>
          <table:table-cell office:value-type="float" office:value="2.42185567398363" calcext:value-type="float">
            <text:p>2.42185567398363</text:p>
          </table:table-cell>
          <table:table-cell/>
        </table:table-row>
        <table:table-row table:style-name="ro1">
          <table:table-cell office:value-type="string" calcext:value-type="string">
            <text:p>IND983</text:p>
          </table:table-cell>
          <table:table-cell office:value-type="float" office:value="24.920135814079" calcext:value-type="float">
            <text:p>24.920135814079</text:p>
          </table:table-cell>
          <table:table-cell office:value-type="float" office:value="-0.0664094326943423" calcext:value-type="float">
            <text:p>-0.0664094326943423</text:p>
          </table:table-cell>
          <table:table-cell/>
        </table:table-row>
        <table:table-row table:style-name="ro1">
          <table:table-cell office:value-type="string" calcext:value-type="string">
            <text:p>IND984</text:p>
          </table:table-cell>
          <table:table-cell office:value-type="float" office:value="25.2677351528447" calcext:value-type="float">
            <text:p>25.2677351528447</text:p>
          </table:table-cell>
          <table:table-cell office:value-type="float" office:value="0.0843240373745116" calcext:value-type="float">
            <text:p>0.0843240373745116</text:p>
          </table:table-cell>
          <table:table-cell/>
        </table:table-row>
        <table:table-row table:style-name="ro1">
          <table:table-cell office:value-type="string" calcext:value-type="string">
            <text:p>IND985</text:p>
          </table:table-cell>
          <table:table-cell office:value-type="float" office:value="23.2858700595074" calcext:value-type="float">
            <text:p>23.2858700595074</text:p>
          </table:table-cell>
          <table:table-cell office:value-type="float" office:value="-2.28768066213342" calcext:value-type="float">
            <text:p>-2.28768066213342</text:p>
          </table:table-cell>
          <table:table-cell/>
        </table:table-row>
        <table:table-row table:style-name="ro1">
          <table:table-cell office:value-type="string" calcext:value-type="string">
            <text:p>IND986</text:p>
          </table:table-cell>
          <table:table-cell office:value-type="float" office:value="19.2297905799189" calcext:value-type="float">
            <text:p>19.2297905799189</text:p>
          </table:table-cell>
          <table:table-cell office:value-type="float" office:value="-6.01325032456392" calcext:value-type="float">
            <text:p>-6.01325032456392</text:p>
          </table:table-cell>
          <table:table-cell/>
        </table:table-row>
        <table:table-row table:style-name="ro1">
          <table:table-cell office:value-type="string" calcext:value-type="string">
            <text:p>IND987</text:p>
          </table:table-cell>
          <table:table-cell office:value-type="float" office:value="21.6067594225867" calcext:value-type="float">
            <text:p>21.6067594225867</text:p>
          </table:table-cell>
          <table:table-cell office:value-type="float" office:value="-3.47125045539081" calcext:value-type="float">
            <text:p>-3.47125045539081</text:p>
          </table:table-cell>
          <table:table-cell/>
        </table:table-row>
        <table:table-row table:style-name="ro1">
          <table:table-cell office:value-type="string" calcext:value-type="string">
            <text:p>IND988</text:p>
          </table:table-cell>
          <table:table-cell office:value-type="float" office:value="20.2788224034727" calcext:value-type="float">
            <text:p>20.2788224034727</text:p>
          </table:table-cell>
          <table:table-cell office:value-type="float" office:value="-4.81398534308054" calcext:value-type="float">
            <text:p>-4.81398534308054</text:p>
          </table:table-cell>
          <table:table-cell/>
        </table:table-row>
        <table:table-row table:style-name="ro1">
          <table:table-cell office:value-type="string" calcext:value-type="string">
            <text:p>IND989</text:p>
          </table:table-cell>
          <table:table-cell office:value-type="float" office:value="22.385417579056" calcext:value-type="float">
            <text:p>22.385417579056</text:p>
          </table:table-cell>
          <table:table-cell office:value-type="float" office:value="-2.38640394444523" calcext:value-type="float">
            <text:p>-2.38640394444523</text:p>
          </table:table-cell>
          <table:table-cell/>
        </table:table-row>
        <table:table-row table:style-name="ro1">
          <table:table-cell office:value-type="string" calcext:value-type="string">
            <text:p>IND990</text:p>
          </table:table-cell>
          <table:table-cell office:value-type="float" office:value="24.2380130353862" calcext:value-type="float">
            <text:p>24.2380130353862</text:p>
          </table:table-cell>
          <table:table-cell office:value-type="float" office:value="-0.735477260340575" calcext:value-type="float">
            <text:p>-0.735477260340575</text:p>
          </table:table-cell>
          <table:table-cell/>
        </table:table-row>
        <table:table-row table:style-name="ro1">
          <table:table-cell office:value-type="string" calcext:value-type="string">
            <text:p>IND991</text:p>
          </table:table-cell>
          <table:table-cell office:value-type="float" office:value="25.7462805958929" calcext:value-type="float">
            <text:p>25.7462805958929</text:p>
          </table:table-cell>
          <table:table-cell office:value-type="float" office:value="0.469199448720933" calcext:value-type="float">
            <text:p>0.469199448720933</text:p>
          </table:table-cell>
          <table:table-cell/>
        </table:table-row>
        <table:table-row table:style-name="ro1">
          <table:table-cell office:value-type="string" calcext:value-type="string">
            <text:p>IND992</text:p>
          </table:table-cell>
          <table:table-cell office:value-type="float" office:value="25.4357010198189" calcext:value-type="float">
            <text:p>25.4357010198189</text:p>
          </table:table-cell>
          <table:table-cell office:value-type="float" office:value="0.80975996951878" calcext:value-type="float">
            <text:p>0.80975996951878</text:p>
          </table:table-cell>
          <table:table-cell/>
        </table:table-row>
        <table:table-row table:style-name="ro1">
          <table:table-cell office:value-type="string" calcext:value-type="string">
            <text:p>IND993</text:p>
          </table:table-cell>
          <table:table-cell office:value-type="float" office:value="29.5541618078139" calcext:value-type="float">
            <text:p>29.5541618078139</text:p>
          </table:table-cell>
          <table:table-cell office:value-type="float" office:value="4.00101766592931" calcext:value-type="float">
            <text:p>4.00101766592931</text:p>
          </table:table-cell>
          <table:table-cell/>
        </table:table-row>
        <table:table-row table:style-name="ro1">
          <table:table-cell office:value-type="string" calcext:value-type="string">
            <text:p>IND994</text:p>
          </table:table-cell>
          <table:table-cell office:value-type="float" office:value="24.8310805574864" calcext:value-type="float">
            <text:p>24.8310805574864</text:p>
          </table:table-cell>
          <table:table-cell office:value-type="float" office:value="0.250825904691568" calcext:value-type="float">
            <text:p>0.250825904691568</text:p>
          </table:table-cell>
          <table:table-cell/>
        </table:table-row>
        <table:table-row table:style-name="ro1">
          <table:table-cell office:value-type="string" calcext:value-type="string">
            <text:p>IND995</text:p>
          </table:table-cell>
          <table:table-cell office:value-type="float" office:value="24.7858630679452" calcext:value-type="float">
            <text:p>24.7858630679452</text:p>
          </table:table-cell>
          <table:table-cell office:value-type="float" office:value="-0.397913657443705" calcext:value-type="float">
            <text:p>-0.397913657443705</text:p>
          </table:table-cell>
          <table:table-cell/>
        </table:table-row>
        <table:table-row table:style-name="ro1">
          <table:table-cell office:value-type="string" calcext:value-type="string">
            <text:p>IND996</text:p>
          </table:table-cell>
          <table:table-cell office:value-type="float" office:value="25.8729930666472" calcext:value-type="float">
            <text:p>25.8729930666472</text:p>
          </table:table-cell>
          <table:table-cell office:value-type="float" office:value="1.0846791390133" calcext:value-type="float">
            <text:p>1.0846791390133</text:p>
          </table:table-cell>
          <table:table-cell/>
        </table:table-row>
        <table:table-row table:style-name="ro1">
          <table:table-cell office:value-type="string" calcext:value-type="string">
            <text:p>IND997</text:p>
          </table:table-cell>
          <table:table-cell office:value-type="float" office:value="20.8686305337081" calcext:value-type="float">
            <text:p>20.8686305337081</text:p>
          </table:table-cell>
          <table:table-cell office:value-type="float" office:value="-4.00756156278496" calcext:value-type="float">
            <text:p>-4.00756156278496</text:p>
          </table:table-cell>
          <table:table-cell/>
        </table:table-row>
        <table:table-row table:style-name="ro1">
          <table:table-cell office:value-type="string" calcext:value-type="string">
            <text:p>IND998</text:p>
          </table:table-cell>
          <table:table-cell office:value-type="float" office:value="23.6212429825714" calcext:value-type="float">
            <text:p>23.6212429825714</text:p>
          </table:table-cell>
          <table:table-cell office:value-type="float" office:value="-1.2056426976314" calcext:value-type="float">
            <text:p>-1.2056426976314</text:p>
          </table:table-cell>
          <table:table-cell/>
        </table:table-row>
        <table:table-row table:style-name="ro1">
          <table:table-cell office:value-type="string" calcext:value-type="string">
            <text:p>IND999</text:p>
          </table:table-cell>
          <table:table-cell office:value-type="float" office:value="24.5306182118036" calcext:value-type="float">
            <text:p>24.5306182118036</text:p>
          </table:table-cell>
          <table:table-cell office:value-type="float" office:value="-0.403205282629256" calcext:value-type="float">
            <text:p>-0.403205282629256</text:p>
          </table:table-cell>
          <table:table-cell/>
        </table:table-row>
        <table:table-row table:style-name="ro1">
          <table:table-cell office:value-type="string" calcext:value-type="string">
            <text:p>IND1000</text:p>
          </table:table-cell>
          <table:table-cell office:value-type="float" office:value="29.9533482575596" calcext:value-type="float">
            <text:p>29.9533482575596</text:p>
          </table:table-cell>
          <table:table-cell office:value-type="float" office:value="5.02431953167229" calcext:value-type="float">
            <text:p>5.02431953167229</text:p>
          </table:table-cell>
          <table:table-cell/>
        </table:table-row>
      </table:table>
      <table:table table:name="pred_obs_trueBV" table:style-name="ta1"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fold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pred rr</text:p>
          </table:table-cell>
          <table:table-cell/>
          <table:table-cell office:value-type="string" calcext:value-type="string">
            <text:p>obs</text:p>
          </table:table-cell>
          <table:table-cell office:value-type="string" calcext:value-type="string">
            <text:p>pred bl</text:p>
          </table:table-cell>
          <table:table-cell/>
          <table:table-cell office:value-type="string" calcext:value-type="string">
            <text:p>obs</text:p>
          </table:table-cell>
          <table:table-cell office:value-type="string" calcext:value-type="string">
            <text:p>pred rf</text:p>
          </table:table-cell>
          <table:table-cell/>
          <table:table-cell office:value-type="string" calcext:value-type="string">
            <text:p>obs</text:p>
          </table:table-cell>
          <table:table-cell office:value-type="string" calcext:value-type="string">
            <text:p>pred rf</text:p>
          </table:table-cell>
          <table:table-cell office:value-type="string" calcext:value-type="string">
            <text:p>trueBV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.7501867178794" calcext:value-type="float">
            <text:p>23.7501867178794</text:p>
          </table:table-cell>
          <table:table-cell office:value-type="float" office:value="24.169044764104" calcext:value-type="float">
            <text:p>24.169044764104</text:p>
          </table:table-cell>
          <table:table-cell office:value-type="float" office:value="1" calcext:value-type="float">
            <text:p>1</text:p>
          </table:table-cell>
          <table:table-cell office:value-type="float" office:value="23.7501867178794" calcext:value-type="float">
            <text:p>23.7501867178794</text:p>
          </table:table-cell>
          <table:table-cell office:value-type="float" office:value="25.0495935806827" calcext:value-type="float">
            <text:p>25.0495935806827</text:p>
          </table:table-cell>
          <table:table-cell office:value-type="float" office:value="1" calcext:value-type="float">
            <text:p>1</text:p>
          </table:table-cell>
          <table:table-cell office:value-type="float" office:value="23.7501867178794" calcext:value-type="float">
            <text:p>23.7501867178794</text:p>
          </table:table-cell>
          <table:table-cell office:value-type="float" office:value="25.9346788529443" calcext:value-type="float">
            <text:p>25.9346788529443</text:p>
          </table:table-cell>
          <table:table-cell office:value-type="float" office:value="1" calcext:value-type="float">
            <text:p>1</text:p>
          </table:table-cell>
          <table:table-cell office:value-type="float" office:value="23.7501867178794" calcext:value-type="float">
            <text:p>23.7501867178794</text:p>
          </table:table-cell>
          <table:table-cell office:value-type="float" office:value="24.1464918156652" calcext:value-type="float">
            <text:p>24.1464918156652</text:p>
          </table:table-cell>
          <table:table-cell office:value-type="float" office:value="-0.728879462578566" calcext:value-type="float">
            <text:p>-0.728879462578566</text:p>
          </table:table-cell>
          <table:table-cell office:value-type="float" office:value="1" calcext:value-type="float">
            <text:p>1</text:p>
          </table:table-cell>
          <table:table-cell table:formula="of:=CORREL([.D2:.D101];[.$N2:.$N101])" office:value-type="float" office:value="0.0386779268933217" calcext:value-type="float">
            <text:p>0.0386779268933217</text:p>
          </table:table-cell>
          <table:table-cell table:number-columns-repeated="2"/>
          <table:table-cell table:formula="of:=CORREL([.G2:.G101];[.$N2:.$N101])" office:value-type="float" office:value="0.840138827437035" calcext:value-type="float">
            <text:p>0.840138827437035</text:p>
          </table:table-cell>
          <table:table-cell table:number-columns-repeated="2"/>
          <table:table-cell table:formula="of:=CORREL([.J2:.J101];[.$N2:.$N101])" office:value-type="float" office:value="0.639828315010664" calcext:value-type="float">
            <text:p>0.639828315010664</text:p>
          </table:table-cell>
          <table:table-cell table:number-columns-repeated="2"/>
          <table:table-cell table:formula="of:=CORREL([.M2:.M101];[.$N2:.$N101])" office:value-type="float" office:value="0.0372036201381656" calcext:value-type="float">
            <text:p>0.037203620138165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.7784912841075" calcext:value-type="float">
            <text:p>25.7784912841075</text:p>
          </table:table-cell>
          <table:table-cell office:value-type="float" office:value="23.9805965291329" calcext:value-type="float">
            <text:p>23.9805965291329</text:p>
          </table:table-cell>
          <table:table-cell office:value-type="float" office:value="1" calcext:value-type="float">
            <text:p>1</text:p>
          </table:table-cell>
          <table:table-cell office:value-type="float" office:value="25.7784912841075" calcext:value-type="float">
            <text:p>25.7784912841075</text:p>
          </table:table-cell>
          <table:table-cell office:value-type="float" office:value="24.8130008333238" calcext:value-type="float">
            <text:p>24.8130008333238</text:p>
          </table:table-cell>
          <table:table-cell office:value-type="float" office:value="1" calcext:value-type="float">
            <text:p>1</text:p>
          </table:table-cell>
          <table:table-cell office:value-type="float" office:value="25.7784912841075" calcext:value-type="float">
            <text:p>25.7784912841075</text:p>
          </table:table-cell>
          <table:table-cell office:value-type="float" office:value="24.9526325750621" calcext:value-type="float">
            <text:p>24.9526325750621</text:p>
          </table:table-cell>
          <table:table-cell office:value-type="float" office:value="1" calcext:value-type="float">
            <text:p>1</text:p>
          </table:table-cell>
          <table:table-cell office:value-type="float" office:value="25.7784912841075" calcext:value-type="float">
            <text:p>25.7784912841075</text:p>
          </table:table-cell>
          <table:table-cell office:value-type="float" office:value="24.1243766087582" calcext:value-type="float">
            <text:p>24.1243766087582</text:p>
          </table:table-cell>
          <table:table-cell office:value-type="float" office:value="0.555887678443185" calcext:value-type="float">
            <text:p>0.55588767844318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8.021420692778" calcext:value-type="float">
            <text:p>28.021420692778</text:p>
          </table:table-cell>
          <table:table-cell office:value-type="float" office:value="25.0013304430095" calcext:value-type="float">
            <text:p>25.0013304430095</text:p>
          </table:table-cell>
          <table:table-cell office:value-type="float" office:value="1" calcext:value-type="float">
            <text:p>1</text:p>
          </table:table-cell>
          <table:table-cell office:value-type="float" office:value="28.021420692778" calcext:value-type="float">
            <text:p>28.021420692778</text:p>
          </table:table-cell>
          <table:table-cell office:value-type="float" office:value="27.4253483022109" calcext:value-type="float">
            <text:p>27.4253483022109</text:p>
          </table:table-cell>
          <table:table-cell office:value-type="float" office:value="1" calcext:value-type="float">
            <text:p>1</text:p>
          </table:table-cell>
          <table:table-cell office:value-type="float" office:value="28.021420692778" calcext:value-type="float">
            <text:p>28.021420692778</text:p>
          </table:table-cell>
          <table:table-cell office:value-type="float" office:value="24.9309387483469" calcext:value-type="float">
            <text:p>24.9309387483469</text:p>
          </table:table-cell>
          <table:table-cell office:value-type="float" office:value="1" calcext:value-type="float">
            <text:p>1</text:p>
          </table:table-cell>
          <table:table-cell office:value-type="float" office:value="28.021420692778" calcext:value-type="float">
            <text:p>28.021420692778</text:p>
          </table:table-cell>
          <table:table-cell office:value-type="float" office:value="24.8626702587352" calcext:value-type="float">
            <text:p>24.8626702587352</text:p>
          </table:table-cell>
          <table:table-cell office:value-type="float" office:value="3.30503921262491" calcext:value-type="float">
            <text:p>3.3050392126249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.4444036869147" calcext:value-type="float">
            <text:p>25.4444036869147</text:p>
          </table:table-cell>
          <table:table-cell office:value-type="float" office:value="24.2000157439469" calcext:value-type="float">
            <text:p>24.2000157439469</text:p>
          </table:table-cell>
          <table:table-cell office:value-type="float" office:value="1" calcext:value-type="float">
            <text:p>1</text:p>
          </table:table-cell>
          <table:table-cell office:value-type="float" office:value="25.4444036869147" calcext:value-type="float">
            <text:p>25.4444036869147</text:p>
          </table:table-cell>
          <table:table-cell office:value-type="float" office:value="23.8904574808472" calcext:value-type="float">
            <text:p>23.8904574808472</text:p>
          </table:table-cell>
          <table:table-cell office:value-type="float" office:value="1" calcext:value-type="float">
            <text:p>1</text:p>
          </table:table-cell>
          <table:table-cell office:value-type="float" office:value="25.4444036869147" calcext:value-type="float">
            <text:p>25.4444036869147</text:p>
          </table:table-cell>
          <table:table-cell office:value-type="float" office:value="24.7195872920618" calcext:value-type="float">
            <text:p>24.7195872920618</text:p>
          </table:table-cell>
          <table:table-cell office:value-type="float" office:value="1" calcext:value-type="float">
            <text:p>1</text:p>
          </table:table-cell>
          <table:table-cell office:value-type="float" office:value="25.4444036869147" calcext:value-type="float">
            <text:p>25.4444036869147</text:p>
          </table:table-cell>
          <table:table-cell office:value-type="float" office:value="24.4542254129296" calcext:value-type="float">
            <text:p>24.4542254129296</text:p>
          </table:table-cell>
          <table:table-cell office:value-type="float" office:value="0.307420918526096" calcext:value-type="float">
            <text:p>0.30742091852609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.89034338683" calcext:value-type="float">
            <text:p>23.89034338683</text:p>
          </table:table-cell>
          <table:table-cell office:value-type="float" office:value="25.7442652732928" calcext:value-type="float">
            <text:p>25.7442652732928</text:p>
          </table:table-cell>
          <table:table-cell office:value-type="float" office:value="1" calcext:value-type="float">
            <text:p>1</text:p>
          </table:table-cell>
          <table:table-cell office:value-type="float" office:value="23.89034338683" calcext:value-type="float">
            <text:p>23.89034338683</text:p>
          </table:table-cell>
          <table:table-cell office:value-type="float" office:value="25.8079775185422" calcext:value-type="float">
            <text:p>25.8079775185422</text:p>
          </table:table-cell>
          <table:table-cell office:value-type="float" office:value="1" calcext:value-type="float">
            <text:p>1</text:p>
          </table:table-cell>
          <table:table-cell office:value-type="float" office:value="23.89034338683" calcext:value-type="float">
            <text:p>23.89034338683</text:p>
          </table:table-cell>
          <table:table-cell office:value-type="float" office:value="25.4005264988967" calcext:value-type="float">
            <text:p>25.4005264988967</text:p>
          </table:table-cell>
          <table:table-cell office:value-type="float" office:value="1" calcext:value-type="float">
            <text:p>1</text:p>
          </table:table-cell>
          <table:table-cell office:value-type="float" office:value="23.89034338683" calcext:value-type="float">
            <text:p>23.89034338683</text:p>
          </table:table-cell>
          <table:table-cell office:value-type="float" office:value="25.2544054092524" calcext:value-type="float">
            <text:p>25.2544054092524</text:p>
          </table:table-cell>
          <table:table-cell office:value-type="float" office:value="-1.3427687436728" calcext:value-type="float">
            <text:p>-1.342768743672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.871357563074" calcext:value-type="float">
            <text:p>20.871357563074</text:p>
          </table:table-cell>
          <table:table-cell office:value-type="float" office:value="25.26994639337" calcext:value-type="float">
            <text:p>25.26994639337</text:p>
          </table:table-cell>
          <table:table-cell office:value-type="float" office:value="1" calcext:value-type="float">
            <text:p>1</text:p>
          </table:table-cell>
          <table:table-cell office:value-type="float" office:value="20.871357563074" calcext:value-type="float">
            <text:p>20.871357563074</text:p>
          </table:table-cell>
          <table:table-cell office:value-type="float" office:value="22.9951257510321" calcext:value-type="float">
            <text:p>22.9951257510321</text:p>
          </table:table-cell>
          <table:table-cell office:value-type="float" office:value="1" calcext:value-type="float">
            <text:p>1</text:p>
          </table:table-cell>
          <table:table-cell office:value-type="float" office:value="20.871357563074" calcext:value-type="float">
            <text:p>20.871357563074</text:p>
          </table:table-cell>
          <table:table-cell office:value-type="float" office:value="23.6579297835369" calcext:value-type="float">
            <text:p>23.6579297835369</text:p>
          </table:table-cell>
          <table:table-cell office:value-type="float" office:value="1" calcext:value-type="float">
            <text:p>1</text:p>
          </table:table-cell>
          <table:table-cell office:value-type="float" office:value="20.871357563074" calcext:value-type="float">
            <text:p>20.871357563074</text:p>
          </table:table-cell>
          <table:table-cell office:value-type="float" office:value="25.0601050761978" calcext:value-type="float">
            <text:p>25.0601050761978</text:p>
          </table:table-cell>
          <table:table-cell office:value-type="float" office:value="-4.29590631286915" calcext:value-type="float">
            <text:p>-4.2959063128691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.6544380461749" calcext:value-type="float">
            <text:p>29.6544380461749</text:p>
          </table:table-cell>
          <table:table-cell office:value-type="float" office:value="24.0255213649883" calcext:value-type="float">
            <text:p>24.0255213649883</text:p>
          </table:table-cell>
          <table:table-cell office:value-type="float" office:value="1" calcext:value-type="float">
            <text:p>1</text:p>
          </table:table-cell>
          <table:table-cell office:value-type="float" office:value="29.6544380461749" calcext:value-type="float">
            <text:p>29.6544380461749</text:p>
          </table:table-cell>
          <table:table-cell office:value-type="float" office:value="25.9067495774323" calcext:value-type="float">
            <text:p>25.9067495774323</text:p>
          </table:table-cell>
          <table:table-cell office:value-type="float" office:value="1" calcext:value-type="float">
            <text:p>1</text:p>
          </table:table-cell>
          <table:table-cell office:value-type="float" office:value="29.6544380461749" calcext:value-type="float">
            <text:p>29.6544380461749</text:p>
          </table:table-cell>
          <table:table-cell office:value-type="float" office:value="24.7613692087669" calcext:value-type="float">
            <text:p>24.7613692087669</text:p>
          </table:table-cell>
          <table:table-cell office:value-type="float" office:value="1" calcext:value-type="float">
            <text:p>1</text:p>
          </table:table-cell>
          <table:table-cell office:value-type="float" office:value="29.6544380461749" calcext:value-type="float">
            <text:p>29.6544380461749</text:p>
          </table:table-cell>
          <table:table-cell office:value-type="float" office:value="24.0210323346695" calcext:value-type="float">
            <text:p>24.0210323346695</text:p>
          </table:table-cell>
          <table:table-cell office:value-type="float" office:value="5.09701676201699" calcext:value-type="float">
            <text:p>5.0970167620169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2.3438041612745" calcext:value-type="float">
            <text:p>22.3438041612745</text:p>
          </table:table-cell>
          <table:table-cell office:value-type="float" office:value="23.4866561101371" calcext:value-type="float">
            <text:p>23.4866561101371</text:p>
          </table:table-cell>
          <table:table-cell office:value-type="float" office:value="1" calcext:value-type="float">
            <text:p>1</text:p>
          </table:table-cell>
          <table:table-cell office:value-type="float" office:value="22.3438041612745" calcext:value-type="float">
            <text:p>22.3438041612745</text:p>
          </table:table-cell>
          <table:table-cell office:value-type="float" office:value="23.8169132755673" calcext:value-type="float">
            <text:p>23.8169132755673</text:p>
          </table:table-cell>
          <table:table-cell office:value-type="float" office:value="1" calcext:value-type="float">
            <text:p>1</text:p>
          </table:table-cell>
          <table:table-cell office:value-type="float" office:value="22.3438041612745" calcext:value-type="float">
            <text:p>22.3438041612745</text:p>
          </table:table-cell>
          <table:table-cell office:value-type="float" office:value="24.4200447243431" calcext:value-type="float">
            <text:p>24.4200447243431</text:p>
          </table:table-cell>
          <table:table-cell office:value-type="float" office:value="1" calcext:value-type="float">
            <text:p>1</text:p>
          </table:table-cell>
          <table:table-cell office:value-type="float" office:value="22.3438041612745" calcext:value-type="float">
            <text:p>22.3438041612745</text:p>
          </table:table-cell>
          <table:table-cell office:value-type="float" office:value="23.9851967149153" calcext:value-type="float">
            <text:p>23.9851967149153</text:p>
          </table:table-cell>
          <table:table-cell office:value-type="float" office:value="-2.22342747291398" calcext:value-type="float">
            <text:p>-2.2234274729139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9.6285684267991" calcext:value-type="float">
            <text:p>19.6285684267991</text:p>
          </table:table-cell>
          <table:table-cell office:value-type="float" office:value="23.2294842552057" calcext:value-type="float">
            <text:p>23.2294842552057</text:p>
          </table:table-cell>
          <table:table-cell office:value-type="float" office:value="1" calcext:value-type="float">
            <text:p>1</text:p>
          </table:table-cell>
          <table:table-cell office:value-type="float" office:value="19.6285684267991" calcext:value-type="float">
            <text:p>19.6285684267991</text:p>
          </table:table-cell>
          <table:table-cell office:value-type="float" office:value="22.1311190211597" calcext:value-type="float">
            <text:p>22.1311190211597</text:p>
          </table:table-cell>
          <table:table-cell office:value-type="float" office:value="1" calcext:value-type="float">
            <text:p>1</text:p>
          </table:table-cell>
          <table:table-cell office:value-type="float" office:value="19.6285684267991" calcext:value-type="float">
            <text:p>19.6285684267991</text:p>
          </table:table-cell>
          <table:table-cell office:value-type="float" office:value="23.2949758832168" calcext:value-type="float">
            <text:p>23.2949758832168</text:p>
          </table:table-cell>
          <table:table-cell office:value-type="float" office:value="1" calcext:value-type="float">
            <text:p>1</text:p>
          </table:table-cell>
          <table:table-cell office:value-type="float" office:value="19.6285684267991" calcext:value-type="float">
            <text:p>19.6285684267991</text:p>
          </table:table-cell>
          <table:table-cell office:value-type="float" office:value="23.8461767602325" calcext:value-type="float">
            <text:p>23.8461767602325</text:p>
          </table:table-cell>
          <table:table-cell office:value-type="float" office:value="-5.80069864588948" calcext:value-type="float">
            <text:p>-5.8006986458894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.6102593487957" calcext:value-type="float">
            <text:p>23.6102593487957</text:p>
          </table:table-cell>
          <table:table-cell office:value-type="float" office:value="24.8666032571576" calcext:value-type="float">
            <text:p>24.8666032571576</text:p>
          </table:table-cell>
          <table:table-cell office:value-type="float" office:value="1" calcext:value-type="float">
            <text:p>1</text:p>
          </table:table-cell>
          <table:table-cell office:value-type="float" office:value="23.6102593487957" calcext:value-type="float">
            <text:p>23.6102593487957</text:p>
          </table:table-cell>
          <table:table-cell office:value-type="float" office:value="22.682245574388" calcext:value-type="float">
            <text:p>22.682245574388</text:p>
          </table:table-cell>
          <table:table-cell office:value-type="float" office:value="1" calcext:value-type="float">
            <text:p>1</text:p>
          </table:table-cell>
          <table:table-cell office:value-type="float" office:value="23.6102593487957" calcext:value-type="float">
            <text:p>23.6102593487957</text:p>
          </table:table-cell>
          <table:table-cell office:value-type="float" office:value="23.4587720637747" calcext:value-type="float">
            <text:p>23.4587720637747</text:p>
          </table:table-cell>
          <table:table-cell office:value-type="float" office:value="1" calcext:value-type="float">
            <text:p>1</text:p>
          </table:table-cell>
          <table:table-cell office:value-type="float" office:value="23.6102593487957" calcext:value-type="float">
            <text:p>23.6102593487957</text:p>
          </table:table-cell>
          <table:table-cell office:value-type="float" office:value="24.8193785375822" calcext:value-type="float">
            <text:p>24.8193785375822</text:p>
          </table:table-cell>
          <table:table-cell office:value-type="float" office:value="-1.152793769035" calcext:value-type="float">
            <text:p>-1.15279376903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7.1115120672294" calcext:value-type="float">
            <text:p>27.1115120672294</text:p>
          </table:table-cell>
          <table:table-cell office:value-type="float" office:value="23.7754218537507" calcext:value-type="float">
            <text:p>23.7754218537507</text:p>
          </table:table-cell>
          <table:table-cell office:value-type="float" office:value="1" calcext:value-type="float">
            <text:p>1</text:p>
          </table:table-cell>
          <table:table-cell office:value-type="float" office:value="27.1115120672294" calcext:value-type="float">
            <text:p>27.1115120672294</text:p>
          </table:table-cell>
          <table:table-cell office:value-type="float" office:value="23.6965588145804" calcext:value-type="float">
            <text:p>23.6965588145804</text:p>
          </table:table-cell>
          <table:table-cell office:value-type="float" office:value="1" calcext:value-type="float">
            <text:p>1</text:p>
          </table:table-cell>
          <table:table-cell office:value-type="float" office:value="27.1115120672294" calcext:value-type="float">
            <text:p>27.1115120672294</text:p>
          </table:table-cell>
          <table:table-cell office:value-type="float" office:value="23.7501961976459" calcext:value-type="float">
            <text:p>23.7501961976459</text:p>
          </table:table-cell>
          <table:table-cell office:value-type="float" office:value="1" calcext:value-type="float">
            <text:p>1</text:p>
          </table:table-cell>
          <table:table-cell office:value-type="float" office:value="27.1115120672294" calcext:value-type="float">
            <text:p>27.1115120672294</text:p>
          </table:table-cell>
          <table:table-cell office:value-type="float" office:value="23.9224784072883" calcext:value-type="float">
            <text:p>23.9224784072883</text:p>
          </table:table-cell>
          <table:table-cell office:value-type="float" office:value="2.08677873488234" calcext:value-type="float">
            <text:p>2.0867787348823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2.4688094435333" calcext:value-type="float">
            <text:p>22.4688094435333</text:p>
          </table:table-cell>
          <table:table-cell office:value-type="float" office:value="23.7790085215124" calcext:value-type="float">
            <text:p>23.7790085215124</text:p>
          </table:table-cell>
          <table:table-cell office:value-type="float" office:value="1" calcext:value-type="float">
            <text:p>1</text:p>
          </table:table-cell>
          <table:table-cell office:value-type="float" office:value="22.4688094435333" calcext:value-type="float">
            <text:p>22.4688094435333</text:p>
          </table:table-cell>
          <table:table-cell office:value-type="float" office:value="22.552678398687" calcext:value-type="float">
            <text:p>22.552678398687</text:p>
          </table:table-cell>
          <table:table-cell office:value-type="float" office:value="1" calcext:value-type="float">
            <text:p>1</text:p>
          </table:table-cell>
          <table:table-cell office:value-type="float" office:value="22.4688094435333" calcext:value-type="float">
            <text:p>22.4688094435333</text:p>
          </table:table-cell>
          <table:table-cell office:value-type="float" office:value="23.1528079024477" calcext:value-type="float">
            <text:p>23.1528079024477</text:p>
          </table:table-cell>
          <table:table-cell office:value-type="float" office:value="1" calcext:value-type="float">
            <text:p>1</text:p>
          </table:table-cell>
          <table:table-cell office:value-type="float" office:value="22.4688094435333" calcext:value-type="float">
            <text:p>22.4688094435333</text:p>
          </table:table-cell>
          <table:table-cell office:value-type="float" office:value="24.159522307079" calcext:value-type="float">
            <text:p>24.159522307079</text:p>
          </table:table-cell>
          <table:table-cell office:value-type="float" office:value="-2.47029395539671" calcext:value-type="float">
            <text:p>-2.4702939553967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.7396561418575" calcext:value-type="float">
            <text:p>23.7396561418575</text:p>
          </table:table-cell>
          <table:table-cell office:value-type="float" office:value="24.225593153283" calcext:value-type="float">
            <text:p>24.225593153283</text:p>
          </table:table-cell>
          <table:table-cell office:value-type="float" office:value="1" calcext:value-type="float">
            <text:p>1</text:p>
          </table:table-cell>
          <table:table-cell office:value-type="float" office:value="23.7396561418575" calcext:value-type="float">
            <text:p>23.7396561418575</text:p>
          </table:table-cell>
          <table:table-cell office:value-type="float" office:value="23.2557521275969" calcext:value-type="float">
            <text:p>23.2557521275969</text:p>
          </table:table-cell>
          <table:table-cell office:value-type="float" office:value="1" calcext:value-type="float">
            <text:p>1</text:p>
          </table:table-cell>
          <table:table-cell office:value-type="float" office:value="23.7396561418575" calcext:value-type="float">
            <text:p>23.7396561418575</text:p>
          </table:table-cell>
          <table:table-cell office:value-type="float" office:value="23.7585700862699" calcext:value-type="float">
            <text:p>23.7585700862699</text:p>
          </table:table-cell>
          <table:table-cell office:value-type="float" office:value="1" calcext:value-type="float">
            <text:p>1</text:p>
          </table:table-cell>
          <table:table-cell office:value-type="float" office:value="23.7396561418575" calcext:value-type="float">
            <text:p>23.7396561418575</text:p>
          </table:table-cell>
          <table:table-cell office:value-type="float" office:value="24.1011600881132" calcext:value-type="float">
            <text:p>24.1011600881132</text:p>
          </table:table-cell>
          <table:table-cell office:value-type="float" office:value="-1.5655579279414" calcext:value-type="float">
            <text:p>-1.565557927941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.3141953058649" calcext:value-type="float">
            <text:p>23.3141953058649</text:p>
          </table:table-cell>
          <table:table-cell office:value-type="float" office:value="24.1266532058668" calcext:value-type="float">
            <text:p>24.1266532058668</text:p>
          </table:table-cell>
          <table:table-cell office:value-type="float" office:value="1" calcext:value-type="float">
            <text:p>1</text:p>
          </table:table-cell>
          <table:table-cell office:value-type="float" office:value="23.3141953058649" calcext:value-type="float">
            <text:p>23.3141953058649</text:p>
          </table:table-cell>
          <table:table-cell office:value-type="float" office:value="23.4005906154347" calcext:value-type="float">
            <text:p>23.4005906154347</text:p>
          </table:table-cell>
          <table:table-cell office:value-type="float" office:value="1" calcext:value-type="float">
            <text:p>1</text:p>
          </table:table-cell>
          <table:table-cell office:value-type="float" office:value="23.3141953058649" calcext:value-type="float">
            <text:p>23.3141953058649</text:p>
          </table:table-cell>
          <table:table-cell office:value-type="float" office:value="24.7593721982251" calcext:value-type="float">
            <text:p>24.7593721982251</text:p>
          </table:table-cell>
          <table:table-cell office:value-type="float" office:value="1" calcext:value-type="float">
            <text:p>1</text:p>
          </table:table-cell>
          <table:table-cell office:value-type="float" office:value="23.3141953058649" calcext:value-type="float">
            <text:p>23.3141953058649</text:p>
          </table:table-cell>
          <table:table-cell office:value-type="float" office:value="24.1627684032653" calcext:value-type="float">
            <text:p>24.1627684032653</text:p>
          </table:table-cell>
          <table:table-cell office:value-type="float" office:value="-1.86577756658369" calcext:value-type="float">
            <text:p>-1.8657775665836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.1947300437024" calcext:value-type="float">
            <text:p>29.1947300437024</text:p>
          </table:table-cell>
          <table:table-cell office:value-type="float" office:value="25.1388140390187" calcext:value-type="float">
            <text:p>25.1388140390187</text:p>
          </table:table-cell>
          <table:table-cell office:value-type="float" office:value="1" calcext:value-type="float">
            <text:p>1</text:p>
          </table:table-cell>
          <table:table-cell office:value-type="float" office:value="29.1947300437024" calcext:value-type="float">
            <text:p>29.1947300437024</text:p>
          </table:table-cell>
          <table:table-cell office:value-type="float" office:value="26.730679444813" calcext:value-type="float">
            <text:p>26.730679444813</text:p>
          </table:table-cell>
          <table:table-cell office:value-type="float" office:value="1" calcext:value-type="float">
            <text:p>1</text:p>
          </table:table-cell>
          <table:table-cell office:value-type="float" office:value="29.1947300437024" calcext:value-type="float">
            <text:p>29.1947300437024</text:p>
          </table:table-cell>
          <table:table-cell office:value-type="float" office:value="26.3381382968797" calcext:value-type="float">
            <text:p>26.3381382968797</text:p>
          </table:table-cell>
          <table:table-cell office:value-type="float" office:value="1" calcext:value-type="float">
            <text:p>1</text:p>
          </table:table-cell>
          <table:table-cell office:value-type="float" office:value="29.1947300437024" calcext:value-type="float">
            <text:p>29.1947300437024</text:p>
          </table:table-cell>
          <table:table-cell office:value-type="float" office:value="25.0757604320742" calcext:value-type="float">
            <text:p>25.0757604320742</text:p>
          </table:table-cell>
          <table:table-cell office:value-type="float" office:value="3.7550658747366" calcext:value-type="float">
            <text:p>3.755065874736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4.1359695665443" calcext:value-type="float">
            <text:p>24.1359695665443</text:p>
          </table:table-cell>
          <table:table-cell office:value-type="float" office:value="25.5030645876496" calcext:value-type="float">
            <text:p>25.5030645876496</text:p>
          </table:table-cell>
          <table:table-cell office:value-type="float" office:value="1" calcext:value-type="float">
            <text:p>1</text:p>
          </table:table-cell>
          <table:table-cell office:value-type="float" office:value="24.1359695665443" calcext:value-type="float">
            <text:p>24.1359695665443</text:p>
          </table:table-cell>
          <table:table-cell office:value-type="float" office:value="25.0524170430255" calcext:value-type="float">
            <text:p>25.0524170430255</text:p>
          </table:table-cell>
          <table:table-cell office:value-type="float" office:value="1" calcext:value-type="float">
            <text:p>1</text:p>
          </table:table-cell>
          <table:table-cell office:value-type="float" office:value="24.1359695665443" calcext:value-type="float">
            <text:p>24.1359695665443</text:p>
          </table:table-cell>
          <table:table-cell office:value-type="float" office:value="24.1075959214761" calcext:value-type="float">
            <text:p>24.1075959214761</text:p>
          </table:table-cell>
          <table:table-cell office:value-type="float" office:value="1" calcext:value-type="float">
            <text:p>1</text:p>
          </table:table-cell>
          <table:table-cell office:value-type="float" office:value="24.1359695665443" calcext:value-type="float">
            <text:p>24.1359695665443</text:p>
          </table:table-cell>
          <table:table-cell office:value-type="float" office:value="25.212209701806" calcext:value-type="float">
            <text:p>25.212209701806</text:p>
          </table:table-cell>
          <table:table-cell office:value-type="float" office:value="-0.710544699233819" calcext:value-type="float">
            <text:p>-0.71054469923381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.0975931450027" calcext:value-type="float">
            <text:p>20.0975931450027</text:p>
          </table:table-cell>
          <table:table-cell office:value-type="float" office:value="24.9857383414337" calcext:value-type="float">
            <text:p>24.9857383414337</text:p>
          </table:table-cell>
          <table:table-cell office:value-type="float" office:value="1" calcext:value-type="float">
            <text:p>1</text:p>
          </table:table-cell>
          <table:table-cell office:value-type="float" office:value="20.0975931450027" calcext:value-type="float">
            <text:p>20.0975931450027</text:p>
          </table:table-cell>
          <table:table-cell office:value-type="float" office:value="22.4527783871695" calcext:value-type="float">
            <text:p>22.4527783871695</text:p>
          </table:table-cell>
          <table:table-cell office:value-type="float" office:value="1" calcext:value-type="float">
            <text:p>1</text:p>
          </table:table-cell>
          <table:table-cell office:value-type="float" office:value="20.0975931450027" calcext:value-type="float">
            <text:p>20.0975931450027</text:p>
          </table:table-cell>
          <table:table-cell office:value-type="float" office:value="23.3395940191597" calcext:value-type="float">
            <text:p>23.3395940191597</text:p>
          </table:table-cell>
          <table:table-cell office:value-type="float" office:value="1" calcext:value-type="float">
            <text:p>1</text:p>
          </table:table-cell>
          <table:table-cell office:value-type="float" office:value="20.0975931450027" calcext:value-type="float">
            <text:p>20.0975931450027</text:p>
          </table:table-cell>
          <table:table-cell office:value-type="float" office:value="24.9600287587106" calcext:value-type="float">
            <text:p>24.9600287587106</text:p>
          </table:table-cell>
          <table:table-cell office:value-type="float" office:value="-4.93966727980075" calcext:value-type="float">
            <text:p>-4.9396672798007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.7888140492077" calcext:value-type="float">
            <text:p>21.7888140492077</text:p>
          </table:table-cell>
          <table:table-cell office:value-type="float" office:value="24.6983643716487" calcext:value-type="float">
            <text:p>24.6983643716487</text:p>
          </table:table-cell>
          <table:table-cell office:value-type="float" office:value="1" calcext:value-type="float">
            <text:p>1</text:p>
          </table:table-cell>
          <table:table-cell office:value-type="float" office:value="21.7888140492077" calcext:value-type="float">
            <text:p>21.7888140492077</text:p>
          </table:table-cell>
          <table:table-cell office:value-type="float" office:value="23.2269097353147" calcext:value-type="float">
            <text:p>23.2269097353147</text:p>
          </table:table-cell>
          <table:table-cell office:value-type="float" office:value="1" calcext:value-type="float">
            <text:p>1</text:p>
          </table:table-cell>
          <table:table-cell office:value-type="float" office:value="21.7888140492077" calcext:value-type="float">
            <text:p>21.7888140492077</text:p>
          </table:table-cell>
          <table:table-cell office:value-type="float" office:value="23.3101126000066" calcext:value-type="float">
            <text:p>23.3101126000066</text:p>
          </table:table-cell>
          <table:table-cell office:value-type="float" office:value="1" calcext:value-type="float">
            <text:p>1</text:p>
          </table:table-cell>
          <table:table-cell office:value-type="float" office:value="21.7888140492077" calcext:value-type="float">
            <text:p>21.7888140492077</text:p>
          </table:table-cell>
          <table:table-cell office:value-type="float" office:value="24.6456070242122" calcext:value-type="float">
            <text:p>24.6456070242122</text:p>
          </table:table-cell>
          <table:table-cell office:value-type="float" office:value="-3.48132173911743" calcext:value-type="float">
            <text:p>-3.4813217391174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.4007022026603" calcext:value-type="float">
            <text:p>25.4007022026603</text:p>
          </table:table-cell>
          <table:table-cell office:value-type="float" office:value="25.5739232405099" calcext:value-type="float">
            <text:p>25.5739232405099</text:p>
          </table:table-cell>
          <table:table-cell office:value-type="float" office:value="1" calcext:value-type="float">
            <text:p>1</text:p>
          </table:table-cell>
          <table:table-cell office:value-type="float" office:value="25.4007022026603" calcext:value-type="float">
            <text:p>25.4007022026603</text:p>
          </table:table-cell>
          <table:table-cell office:value-type="float" office:value="26.2253395094638" calcext:value-type="float">
            <text:p>26.2253395094638</text:p>
          </table:table-cell>
          <table:table-cell office:value-type="float" office:value="1" calcext:value-type="float">
            <text:p>1</text:p>
          </table:table-cell>
          <table:table-cell office:value-type="float" office:value="25.4007022026603" calcext:value-type="float">
            <text:p>25.4007022026603</text:p>
          </table:table-cell>
          <table:table-cell office:value-type="float" office:value="25.7956466604235" calcext:value-type="float">
            <text:p>25.7956466604235</text:p>
          </table:table-cell>
          <table:table-cell office:value-type="float" office:value="1" calcext:value-type="float">
            <text:p>1</text:p>
          </table:table-cell>
          <table:table-cell office:value-type="float" office:value="25.4007022026603" calcext:value-type="float">
            <text:p>25.4007022026603</text:p>
          </table:table-cell>
          <table:table-cell office:value-type="float" office:value="25.1786662946495" calcext:value-type="float">
            <text:p>25.1786662946495</text:p>
          </table:table-cell>
          <table:table-cell office:value-type="float" office:value="1.24697625459474" calcext:value-type="float">
            <text:p>1.2469762545947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.3067982238615" calcext:value-type="float">
            <text:p>21.3067982238615</text:p>
          </table:table-cell>
          <table:table-cell office:value-type="float" office:value="23.919375896491" calcext:value-type="float">
            <text:p>23.919375896491</text:p>
          </table:table-cell>
          <table:table-cell office:value-type="float" office:value="1" calcext:value-type="float">
            <text:p>1</text:p>
          </table:table-cell>
          <table:table-cell office:value-type="float" office:value="21.3067982238615" calcext:value-type="float">
            <text:p>21.3067982238615</text:p>
          </table:table-cell>
          <table:table-cell office:value-type="float" office:value="22.6948162742914" calcext:value-type="float">
            <text:p>22.6948162742914</text:p>
          </table:table-cell>
          <table:table-cell office:value-type="float" office:value="1" calcext:value-type="float">
            <text:p>1</text:p>
          </table:table-cell>
          <table:table-cell office:value-type="float" office:value="21.3067982238615" calcext:value-type="float">
            <text:p>21.3067982238615</text:p>
          </table:table-cell>
          <table:table-cell office:value-type="float" office:value="23.6260467866812" calcext:value-type="float">
            <text:p>23.6260467866812</text:p>
          </table:table-cell>
          <table:table-cell office:value-type="float" office:value="1" calcext:value-type="float">
            <text:p>1</text:p>
          </table:table-cell>
          <table:table-cell office:value-type="float" office:value="21.3067982238615" calcext:value-type="float">
            <text:p>21.3067982238615</text:p>
          </table:table-cell>
          <table:table-cell office:value-type="float" office:value="24.024268352455" calcext:value-type="float">
            <text:p>24.024268352455</text:p>
          </table:table-cell>
          <table:table-cell office:value-type="float" office:value="-3.78996596825479" calcext:value-type="float">
            <text:p>-3.7899659682547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2.6856785976857" calcext:value-type="float">
            <text:p>22.6856785976857</text:p>
          </table:table-cell>
          <table:table-cell office:value-type="float" office:value="23.2699156616764" calcext:value-type="float">
            <text:p>23.2699156616764</text:p>
          </table:table-cell>
          <table:table-cell office:value-type="float" office:value="1" calcext:value-type="float">
            <text:p>1</text:p>
          </table:table-cell>
          <table:table-cell office:value-type="float" office:value="22.6856785976857" calcext:value-type="float">
            <text:p>22.6856785976857</text:p>
          </table:table-cell>
          <table:table-cell office:value-type="float" office:value="23.2241787425268" calcext:value-type="float">
            <text:p>23.2241787425268</text:p>
          </table:table-cell>
          <table:table-cell office:value-type="float" office:value="1" calcext:value-type="float">
            <text:p>1</text:p>
          </table:table-cell>
          <table:table-cell office:value-type="float" office:value="22.6856785976857" calcext:value-type="float">
            <text:p>22.6856785976857</text:p>
          </table:table-cell>
          <table:table-cell office:value-type="float" office:value="24.1940891775505" calcext:value-type="float">
            <text:p>24.1940891775505</text:p>
          </table:table-cell>
          <table:table-cell office:value-type="float" office:value="1" calcext:value-type="float">
            <text:p>1</text:p>
          </table:table-cell>
          <table:table-cell office:value-type="float" office:value="22.6856785976857" calcext:value-type="float">
            <text:p>22.6856785976857</text:p>
          </table:table-cell>
          <table:table-cell office:value-type="float" office:value="23.7923904542526" calcext:value-type="float">
            <text:p>23.7923904542526</text:p>
          </table:table-cell>
          <table:table-cell office:value-type="float" office:value="-1.87380660054296" calcext:value-type="float">
            <text:p>-1.8738066005429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.050906631585" calcext:value-type="float">
            <text:p>25.050906631585</text:p>
          </table:table-cell>
          <table:table-cell office:value-type="float" office:value="24.7778025310536" calcext:value-type="float">
            <text:p>24.7778025310536</text:p>
          </table:table-cell>
          <table:table-cell office:value-type="float" office:value="1" calcext:value-type="float">
            <text:p>1</text:p>
          </table:table-cell>
          <table:table-cell office:value-type="float" office:value="25.050906631585" calcext:value-type="float">
            <text:p>25.050906631585</text:p>
          </table:table-cell>
          <table:table-cell office:value-type="float" office:value="25.5767219102208" calcext:value-type="float">
            <text:p>25.5767219102208</text:p>
          </table:table-cell>
          <table:table-cell office:value-type="float" office:value="1" calcext:value-type="float">
            <text:p>1</text:p>
          </table:table-cell>
          <table:table-cell office:value-type="float" office:value="25.050906631585" calcext:value-type="float">
            <text:p>25.050906631585</text:p>
          </table:table-cell>
          <table:table-cell office:value-type="float" office:value="25.0360956519614" calcext:value-type="float">
            <text:p>25.0360956519614</text:p>
          </table:table-cell>
          <table:table-cell office:value-type="float" office:value="1" calcext:value-type="float">
            <text:p>1</text:p>
          </table:table-cell>
          <table:table-cell office:value-type="float" office:value="25.050906631585" calcext:value-type="float">
            <text:p>25.050906631585</text:p>
          </table:table-cell>
          <table:table-cell office:value-type="float" office:value="24.634297341483" calcext:value-type="float">
            <text:p>24.634297341483</text:p>
          </table:table-cell>
          <table:table-cell office:value-type="float" office:value="-0.0229116982099501" calcext:value-type="float">
            <text:p>-0.022911698209950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.7117562769342" calcext:value-type="float">
            <text:p>20.7117562769342</text:p>
          </table:table-cell>
          <table:table-cell office:value-type="float" office:value="24.714463170047" calcext:value-type="float">
            <text:p>24.714463170047</text:p>
          </table:table-cell>
          <table:table-cell office:value-type="float" office:value="1" calcext:value-type="float">
            <text:p>1</text:p>
          </table:table-cell>
          <table:table-cell office:value-type="float" office:value="20.7117562769342" calcext:value-type="float">
            <text:p>20.7117562769342</text:p>
          </table:table-cell>
          <table:table-cell office:value-type="float" office:value="23.2502570577928" calcext:value-type="float">
            <text:p>23.2502570577928</text:p>
          </table:table-cell>
          <table:table-cell office:value-type="float" office:value="1" calcext:value-type="float">
            <text:p>1</text:p>
          </table:table-cell>
          <table:table-cell office:value-type="float" office:value="20.7117562769342" calcext:value-type="float">
            <text:p>20.7117562769342</text:p>
          </table:table-cell>
          <table:table-cell office:value-type="float" office:value="23.6375209767024" calcext:value-type="float">
            <text:p>23.6375209767024</text:p>
          </table:table-cell>
          <table:table-cell office:value-type="float" office:value="1" calcext:value-type="float">
            <text:p>1</text:p>
          </table:table-cell>
          <table:table-cell office:value-type="float" office:value="20.7117562769342" calcext:value-type="float">
            <text:p>20.7117562769342</text:p>
          </table:table-cell>
          <table:table-cell office:value-type="float" office:value="24.7241088937121" calcext:value-type="float">
            <text:p>24.7241088937121</text:p>
          </table:table-cell>
          <table:table-cell office:value-type="float" office:value="-4.34673358511412" calcext:value-type="float">
            <text:p>-4.3467335851141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9.9635322708626" calcext:value-type="float">
            <text:p>19.9635322708626</text:p>
          </table:table-cell>
          <table:table-cell office:value-type="float" office:value="23.5186088739175" calcext:value-type="float">
            <text:p>23.5186088739175</text:p>
          </table:table-cell>
          <table:table-cell office:value-type="float" office:value="1" calcext:value-type="float">
            <text:p>1</text:p>
          </table:table-cell>
          <table:table-cell office:value-type="float" office:value="19.9635322708626" calcext:value-type="float">
            <text:p>19.9635322708626</text:p>
          </table:table-cell>
          <table:table-cell office:value-type="float" office:value="22.220754676831" calcext:value-type="float">
            <text:p>22.220754676831</text:p>
          </table:table-cell>
          <table:table-cell office:value-type="float" office:value="1" calcext:value-type="float">
            <text:p>1</text:p>
          </table:table-cell>
          <table:table-cell office:value-type="float" office:value="19.9635322708626" calcext:value-type="float">
            <text:p>19.9635322708626</text:p>
          </table:table-cell>
          <table:table-cell office:value-type="float" office:value="23.0914309566522" calcext:value-type="float">
            <text:p>23.0914309566522</text:p>
          </table:table-cell>
          <table:table-cell office:value-type="float" office:value="1" calcext:value-type="float">
            <text:p>1</text:p>
          </table:table-cell>
          <table:table-cell office:value-type="float" office:value="19.9635322708626" calcext:value-type="float">
            <text:p>19.9635322708626</text:p>
          </table:table-cell>
          <table:table-cell office:value-type="float" office:value="23.6182285273832" calcext:value-type="float">
            <text:p>23.6182285273832</text:p>
          </table:table-cell>
          <table:table-cell office:value-type="float" office:value="-4.94454504092575" calcext:value-type="float">
            <text:p>-4.9445450409257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.591779412118" calcext:value-type="float">
            <text:p>29.591779412118</text:p>
          </table:table-cell>
          <table:table-cell office:value-type="float" office:value="24.8170024161884" calcext:value-type="float">
            <text:p>24.8170024161884</text:p>
          </table:table-cell>
          <table:table-cell office:value-type="float" office:value="1" calcext:value-type="float">
            <text:p>1</text:p>
          </table:table-cell>
          <table:table-cell office:value-type="float" office:value="29.591779412118" calcext:value-type="float">
            <text:p>29.591779412118</text:p>
          </table:table-cell>
          <table:table-cell office:value-type="float" office:value="26.3284404770977" calcext:value-type="float">
            <text:p>26.3284404770977</text:p>
          </table:table-cell>
          <table:table-cell office:value-type="float" office:value="1" calcext:value-type="float">
            <text:p>1</text:p>
          </table:table-cell>
          <table:table-cell office:value-type="float" office:value="29.591779412118" calcext:value-type="float">
            <text:p>29.591779412118</text:p>
          </table:table-cell>
          <table:table-cell office:value-type="float" office:value="25.0399992704958" calcext:value-type="float">
            <text:p>25.0399992704958</text:p>
          </table:table-cell>
          <table:table-cell office:value-type="float" office:value="1" calcext:value-type="float">
            <text:p>1</text:p>
          </table:table-cell>
          <table:table-cell office:value-type="float" office:value="29.591779412118" calcext:value-type="float">
            <text:p>29.591779412118</text:p>
          </table:table-cell>
          <table:table-cell office:value-type="float" office:value="24.5212007103165" calcext:value-type="float">
            <text:p>24.5212007103165</text:p>
          </table:table-cell>
          <table:table-cell office:value-type="float" office:value="4.72754065136823" calcext:value-type="float">
            <text:p>4.7275406513682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9.8873394699364" calcext:value-type="float">
            <text:p>19.8873394699364</text:p>
          </table:table-cell>
          <table:table-cell office:value-type="float" office:value="25.3589885374175" calcext:value-type="float">
            <text:p>25.3589885374175</text:p>
          </table:table-cell>
          <table:table-cell office:value-type="float" office:value="1" calcext:value-type="float">
            <text:p>1</text:p>
          </table:table-cell>
          <table:table-cell office:value-type="float" office:value="19.8873394699364" calcext:value-type="float">
            <text:p>19.8873394699364</text:p>
          </table:table-cell>
          <table:table-cell office:value-type="float" office:value="23.3652335652816" calcext:value-type="float">
            <text:p>23.3652335652816</text:p>
          </table:table-cell>
          <table:table-cell office:value-type="float" office:value="1" calcext:value-type="float">
            <text:p>1</text:p>
          </table:table-cell>
          <table:table-cell office:value-type="float" office:value="19.8873394699364" calcext:value-type="float">
            <text:p>19.8873394699364</text:p>
          </table:table-cell>
          <table:table-cell office:value-type="float" office:value="23.8611297441533" calcext:value-type="float">
            <text:p>23.8611297441533</text:p>
          </table:table-cell>
          <table:table-cell office:value-type="float" office:value="1" calcext:value-type="float">
            <text:p>1</text:p>
          </table:table-cell>
          <table:table-cell office:value-type="float" office:value="19.8873394699364" calcext:value-type="float">
            <text:p>19.8873394699364</text:p>
          </table:table-cell>
          <table:table-cell office:value-type="float" office:value="25.0258149925482" calcext:value-type="float">
            <text:p>25.0258149925482</text:p>
          </table:table-cell>
          <table:table-cell office:value-type="float" office:value="-5.03656803042304" calcext:value-type="float">
            <text:p>-5.0365680304230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.6761628161128" calcext:value-type="float">
            <text:p>23.6761628161128</text:p>
          </table:table-cell>
          <table:table-cell office:value-type="float" office:value="23.0000409286853" calcext:value-type="float">
            <text:p>23.0000409286853</text:p>
          </table:table-cell>
          <table:table-cell office:value-type="float" office:value="1" calcext:value-type="float">
            <text:p>1</text:p>
          </table:table-cell>
          <table:table-cell office:value-type="float" office:value="23.6761628161128" calcext:value-type="float">
            <text:p>23.6761628161128</text:p>
          </table:table-cell>
          <table:table-cell office:value-type="float" office:value="24.0839044890358" calcext:value-type="float">
            <text:p>24.0839044890358</text:p>
          </table:table-cell>
          <table:table-cell office:value-type="float" office:value="1" calcext:value-type="float">
            <text:p>1</text:p>
          </table:table-cell>
          <table:table-cell office:value-type="float" office:value="23.6761628161128" calcext:value-type="float">
            <text:p>23.6761628161128</text:p>
          </table:table-cell>
          <table:table-cell office:value-type="float" office:value="24.8291141532897" calcext:value-type="float">
            <text:p>24.8291141532897</text:p>
          </table:table-cell>
          <table:table-cell office:value-type="float" office:value="1" calcext:value-type="float">
            <text:p>1</text:p>
          </table:table-cell>
          <table:table-cell office:value-type="float" office:value="23.6761628161128" calcext:value-type="float">
            <text:p>23.6761628161128</text:p>
          </table:table-cell>
          <table:table-cell office:value-type="float" office:value="23.6302666032956" calcext:value-type="float">
            <text:p>23.6302666032956</text:p>
          </table:table-cell>
          <table:table-cell office:value-type="float" office:value="-1.28761847096464" calcext:value-type="float">
            <text:p>-1.2876184709646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6.5554711827714" calcext:value-type="float">
            <text:p>26.5554711827714</text:p>
          </table:table-cell>
          <table:table-cell office:value-type="float" office:value="24.7189305748669" calcext:value-type="float">
            <text:p>24.7189305748669</text:p>
          </table:table-cell>
          <table:table-cell office:value-type="float" office:value="1" calcext:value-type="float">
            <text:p>1</text:p>
          </table:table-cell>
          <table:table-cell office:value-type="float" office:value="26.5554711827714" calcext:value-type="float">
            <text:p>26.5554711827714</text:p>
          </table:table-cell>
          <table:table-cell office:value-type="float" office:value="24.4212043392431" calcext:value-type="float">
            <text:p>24.4212043392431</text:p>
          </table:table-cell>
          <table:table-cell office:value-type="float" office:value="1" calcext:value-type="float">
            <text:p>1</text:p>
          </table:table-cell>
          <table:table-cell office:value-type="float" office:value="26.5554711827714" calcext:value-type="float">
            <text:p>26.5554711827714</text:p>
          </table:table-cell>
          <table:table-cell office:value-type="float" office:value="23.9277105278518" calcext:value-type="float">
            <text:p>23.9277105278518</text:p>
          </table:table-cell>
          <table:table-cell office:value-type="float" office:value="1" calcext:value-type="float">
            <text:p>1</text:p>
          </table:table-cell>
          <table:table-cell office:value-type="float" office:value="26.5554711827714" calcext:value-type="float">
            <text:p>26.5554711827714</text:p>
          </table:table-cell>
          <table:table-cell office:value-type="float" office:value="24.5518442326248" calcext:value-type="float">
            <text:p>24.5518442326248</text:p>
          </table:table-cell>
          <table:table-cell office:value-type="float" office:value="1.57622724032725" calcext:value-type="float">
            <text:p>1.5762272403272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.053769389286" calcext:value-type="float">
            <text:p>23.053769389286</text:p>
          </table:table-cell>
          <table:table-cell office:value-type="float" office:value="24.4921640643327" calcext:value-type="float">
            <text:p>24.4921640643327</text:p>
          </table:table-cell>
          <table:table-cell office:value-type="float" office:value="1" calcext:value-type="float">
            <text:p>1</text:p>
          </table:table-cell>
          <table:table-cell office:value-type="float" office:value="23.053769389286" calcext:value-type="float">
            <text:p>23.053769389286</text:p>
          </table:table-cell>
          <table:table-cell office:value-type="float" office:value="23.7314245017577" calcext:value-type="float">
            <text:p>23.7314245017577</text:p>
          </table:table-cell>
          <table:table-cell office:value-type="float" office:value="1" calcext:value-type="float">
            <text:p>1</text:p>
          </table:table-cell>
          <table:table-cell office:value-type="float" office:value="23.053769389286" calcext:value-type="float">
            <text:p>23.053769389286</text:p>
          </table:table-cell>
          <table:table-cell office:value-type="float" office:value="24.1909115850834" calcext:value-type="float">
            <text:p>24.1909115850834</text:p>
          </table:table-cell>
          <table:table-cell office:value-type="float" office:value="1" calcext:value-type="float">
            <text:p>1</text:p>
          </table:table-cell>
          <table:table-cell office:value-type="float" office:value="23.053769389286" calcext:value-type="float">
            <text:p>23.053769389286</text:p>
          </table:table-cell>
          <table:table-cell office:value-type="float" office:value="24.5801268667809" calcext:value-type="float">
            <text:p>24.5801268667809</text:p>
          </table:table-cell>
          <table:table-cell office:value-type="float" office:value="-2.16708090055304" calcext:value-type="float">
            <text:p>-2.1670809005530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.1086162213276" calcext:value-type="float">
            <text:p>29.1086162213276</text:p>
          </table:table-cell>
          <table:table-cell office:value-type="float" office:value="23.0542859545775" calcext:value-type="float">
            <text:p>23.0542859545775</text:p>
          </table:table-cell>
          <table:table-cell office:value-type="float" office:value="1" calcext:value-type="float">
            <text:p>1</text:p>
          </table:table-cell>
          <table:table-cell office:value-type="float" office:value="29.1086162213276" calcext:value-type="float">
            <text:p>29.1086162213276</text:p>
          </table:table-cell>
          <table:table-cell office:value-type="float" office:value="25.0906438212437" calcext:value-type="float">
            <text:p>25.0906438212437</text:p>
          </table:table-cell>
          <table:table-cell office:value-type="float" office:value="1" calcext:value-type="float">
            <text:p>1</text:p>
          </table:table-cell>
          <table:table-cell office:value-type="float" office:value="29.1086162213276" calcext:value-type="float">
            <text:p>29.1086162213276</text:p>
          </table:table-cell>
          <table:table-cell office:value-type="float" office:value="24.4916896936946" calcext:value-type="float">
            <text:p>24.4916896936946</text:p>
          </table:table-cell>
          <table:table-cell office:value-type="float" office:value="1" calcext:value-type="float">
            <text:p>1</text:p>
          </table:table-cell>
          <table:table-cell office:value-type="float" office:value="29.1086162213276" calcext:value-type="float">
            <text:p>29.1086162213276</text:p>
          </table:table-cell>
          <table:table-cell office:value-type="float" office:value="23.4793913005382" calcext:value-type="float">
            <text:p>23.4793913005382</text:p>
          </table:table-cell>
          <table:table-cell office:value-type="float" office:value="4.17221179236517" calcext:value-type="float">
            <text:p>4.1722117923651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7.4083984818076" calcext:value-type="float">
            <text:p>27.4083984818076</text:p>
          </table:table-cell>
          <table:table-cell office:value-type="float" office:value="25.0297515445739" calcext:value-type="float">
            <text:p>25.0297515445739</text:p>
          </table:table-cell>
          <table:table-cell office:value-type="float" office:value="1" calcext:value-type="float">
            <text:p>1</text:p>
          </table:table-cell>
          <table:table-cell office:value-type="float" office:value="27.4083984818076" calcext:value-type="float">
            <text:p>27.4083984818076</text:p>
          </table:table-cell>
          <table:table-cell office:value-type="float" office:value="26.0370745405446" calcext:value-type="float">
            <text:p>26.0370745405446</text:p>
          </table:table-cell>
          <table:table-cell office:value-type="float" office:value="1" calcext:value-type="float">
            <text:p>1</text:p>
          </table:table-cell>
          <table:table-cell office:value-type="float" office:value="27.4083984818076" calcext:value-type="float">
            <text:p>27.4083984818076</text:p>
          </table:table-cell>
          <table:table-cell office:value-type="float" office:value="25.337145943118" calcext:value-type="float">
            <text:p>25.337145943118</text:p>
          </table:table-cell>
          <table:table-cell office:value-type="float" office:value="1" calcext:value-type="float">
            <text:p>1</text:p>
          </table:table-cell>
          <table:table-cell office:value-type="float" office:value="27.4083984818076" calcext:value-type="float">
            <text:p>27.4083984818076</text:p>
          </table:table-cell>
          <table:table-cell office:value-type="float" office:value="24.9689637163027" calcext:value-type="float">
            <text:p>24.9689637163027</text:p>
          </table:table-cell>
          <table:table-cell office:value-type="float" office:value="2.89157031631942" calcext:value-type="float">
            <text:p>2.8915703163194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.5459882226455" calcext:value-type="float">
            <text:p>21.5459882226455</text:p>
          </table:table-cell>
          <table:table-cell office:value-type="float" office:value="23.5591024598246" calcext:value-type="float">
            <text:p>23.5591024598246</text:p>
          </table:table-cell>
          <table:table-cell office:value-type="float" office:value="1" calcext:value-type="float">
            <text:p>1</text:p>
          </table:table-cell>
          <table:table-cell office:value-type="float" office:value="21.5459882226455" calcext:value-type="float">
            <text:p>21.5459882226455</text:p>
          </table:table-cell>
          <table:table-cell office:value-type="float" office:value="23.2573854441263" calcext:value-type="float">
            <text:p>23.2573854441263</text:p>
          </table:table-cell>
          <table:table-cell office:value-type="float" office:value="1" calcext:value-type="float">
            <text:p>1</text:p>
          </table:table-cell>
          <table:table-cell office:value-type="float" office:value="21.5459882226455" calcext:value-type="float">
            <text:p>21.5459882226455</text:p>
          </table:table-cell>
          <table:table-cell office:value-type="float" office:value="23.725975459382" calcext:value-type="float">
            <text:p>23.725975459382</text:p>
          </table:table-cell>
          <table:table-cell office:value-type="float" office:value="1" calcext:value-type="float">
            <text:p>1</text:p>
          </table:table-cell>
          <table:table-cell office:value-type="float" office:value="21.5459882226455" calcext:value-type="float">
            <text:p>21.5459882226455</text:p>
          </table:table-cell>
          <table:table-cell office:value-type="float" office:value="23.6983356912493" calcext:value-type="float">
            <text:p>23.6983356912493</text:p>
          </table:table-cell>
          <table:table-cell office:value-type="float" office:value="-3.44487527751997" calcext:value-type="float">
            <text:p>-3.4448752775199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6.7539972066023" calcext:value-type="float">
            <text:p>26.7539972066023</text:p>
          </table:table-cell>
          <table:table-cell office:value-type="float" office:value="26.0632694220593" calcext:value-type="float">
            <text:p>26.0632694220593</text:p>
          </table:table-cell>
          <table:table-cell office:value-type="float" office:value="1" calcext:value-type="float">
            <text:p>1</text:p>
          </table:table-cell>
          <table:table-cell office:value-type="float" office:value="26.7539972066023" calcext:value-type="float">
            <text:p>26.7539972066023</text:p>
          </table:table-cell>
          <table:table-cell office:value-type="float" office:value="28.4703827040399" calcext:value-type="float">
            <text:p>28.4703827040399</text:p>
          </table:table-cell>
          <table:table-cell office:value-type="float" office:value="1" calcext:value-type="float">
            <text:p>1</text:p>
          </table:table-cell>
          <table:table-cell office:value-type="float" office:value="26.7539972066023" calcext:value-type="float">
            <text:p>26.7539972066023</text:p>
          </table:table-cell>
          <table:table-cell office:value-type="float" office:value="25.3980774803999" calcext:value-type="float">
            <text:p>25.3980774803999</text:p>
          </table:table-cell>
          <table:table-cell office:value-type="float" office:value="1" calcext:value-type="float">
            <text:p>1</text:p>
          </table:table-cell>
          <table:table-cell office:value-type="float" office:value="26.7539972066023" calcext:value-type="float">
            <text:p>26.7539972066023</text:p>
          </table:table-cell>
          <table:table-cell office:value-type="float" office:value="25.477876169269" calcext:value-type="float">
            <text:p>25.477876169269</text:p>
          </table:table-cell>
          <table:table-cell office:value-type="float" office:value="1.97496254538359" calcext:value-type="float">
            <text:p>1.9749625453835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6.9574155203367" calcext:value-type="float">
            <text:p>26.9574155203367</text:p>
          </table:table-cell>
          <table:table-cell office:value-type="float" office:value="24.2873108197466" calcext:value-type="float">
            <text:p>24.2873108197466</text:p>
          </table:table-cell>
          <table:table-cell office:value-type="float" office:value="1" calcext:value-type="float">
            <text:p>1</text:p>
          </table:table-cell>
          <table:table-cell office:value-type="float" office:value="26.9574155203367" calcext:value-type="float">
            <text:p>26.9574155203367</text:p>
          </table:table-cell>
          <table:table-cell office:value-type="float" office:value="24.6508237962509" calcext:value-type="float">
            <text:p>24.6508237962509</text:p>
          </table:table-cell>
          <table:table-cell office:value-type="float" office:value="1" calcext:value-type="float">
            <text:p>1</text:p>
          </table:table-cell>
          <table:table-cell office:value-type="float" office:value="26.9574155203367" calcext:value-type="float">
            <text:p>26.9574155203367</text:p>
          </table:table-cell>
          <table:table-cell office:value-type="float" office:value="23.9838796467527" calcext:value-type="float">
            <text:p>23.9838796467527</text:p>
          </table:table-cell>
          <table:table-cell office:value-type="float" office:value="1" calcext:value-type="float">
            <text:p>1</text:p>
          </table:table-cell>
          <table:table-cell office:value-type="float" office:value="26.9574155203367" calcext:value-type="float">
            <text:p>26.9574155203367</text:p>
          </table:table-cell>
          <table:table-cell office:value-type="float" office:value="24.3210827061313" calcext:value-type="float">
            <text:p>24.3210827061313</text:p>
          </table:table-cell>
          <table:table-cell office:value-type="float" office:value="1.67281058597579" calcext:value-type="float">
            <text:p>1.6728105859757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6.5560391841551" calcext:value-type="float">
            <text:p>26.5560391841551</text:p>
          </table:table-cell>
          <table:table-cell office:value-type="float" office:value="23.8182137033231" calcext:value-type="float">
            <text:p>23.8182137033231</text:p>
          </table:table-cell>
          <table:table-cell office:value-type="float" office:value="1" calcext:value-type="float">
            <text:p>1</text:p>
          </table:table-cell>
          <table:table-cell office:value-type="float" office:value="26.5560391841551" calcext:value-type="float">
            <text:p>26.5560391841551</text:p>
          </table:table-cell>
          <table:table-cell office:value-type="float" office:value="24.4175136868086" calcext:value-type="float">
            <text:p>24.4175136868086</text:p>
          </table:table-cell>
          <table:table-cell office:value-type="float" office:value="1" calcext:value-type="float">
            <text:p>1</text:p>
          </table:table-cell>
          <table:table-cell office:value-type="float" office:value="26.5560391841551" calcext:value-type="float">
            <text:p>26.5560391841551</text:p>
          </table:table-cell>
          <table:table-cell office:value-type="float" office:value="24.2659393405976" calcext:value-type="float">
            <text:p>24.2659393405976</text:p>
          </table:table-cell>
          <table:table-cell office:value-type="float" office:value="1" calcext:value-type="float">
            <text:p>1</text:p>
          </table:table-cell>
          <table:table-cell office:value-type="float" office:value="26.5560391841551" calcext:value-type="float">
            <text:p>26.5560391841551</text:p>
          </table:table-cell>
          <table:table-cell office:value-type="float" office:value="24.1753919193416" calcext:value-type="float">
            <text:p>24.1753919193416</text:p>
          </table:table-cell>
          <table:table-cell office:value-type="float" office:value="1.52964603313509" calcext:value-type="float">
            <text:p>1.5296460331350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.0994754043828" calcext:value-type="float">
            <text:p>20.0994754043828</text:p>
          </table:table-cell>
          <table:table-cell office:value-type="float" office:value="25.1667551233359" calcext:value-type="float">
            <text:p>25.1667551233359</text:p>
          </table:table-cell>
          <table:table-cell office:value-type="float" office:value="1" calcext:value-type="float">
            <text:p>1</text:p>
          </table:table-cell>
          <table:table-cell office:value-type="float" office:value="20.0994754043828" calcext:value-type="float">
            <text:p>20.0994754043828</text:p>
          </table:table-cell>
          <table:table-cell office:value-type="float" office:value="22.3894935965351" calcext:value-type="float">
            <text:p>22.3894935965351</text:p>
          </table:table-cell>
          <table:table-cell office:value-type="float" office:value="1" calcext:value-type="float">
            <text:p>1</text:p>
          </table:table-cell>
          <table:table-cell office:value-type="float" office:value="20.0994754043828" calcext:value-type="float">
            <text:p>20.0994754043828</text:p>
          </table:table-cell>
          <table:table-cell office:value-type="float" office:value="23.4376783522633" calcext:value-type="float">
            <text:p>23.4376783522633</text:p>
          </table:table-cell>
          <table:table-cell office:value-type="float" office:value="1" calcext:value-type="float">
            <text:p>1</text:p>
          </table:table-cell>
          <table:table-cell office:value-type="float" office:value="20.0994754043828" calcext:value-type="float">
            <text:p>20.0994754043828</text:p>
          </table:table-cell>
          <table:table-cell office:value-type="float" office:value="24.8413055635606" calcext:value-type="float">
            <text:p>24.8413055635606</text:p>
          </table:table-cell>
          <table:table-cell office:value-type="float" office:value="-4.74290282751576" calcext:value-type="float">
            <text:p>-4.7429028275157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8.3371284908929" calcext:value-type="float">
            <text:p>28.3371284908929</text:p>
          </table:table-cell>
          <table:table-cell office:value-type="float" office:value="25.4680127551325" calcext:value-type="float">
            <text:p>25.4680127551325</text:p>
          </table:table-cell>
          <table:table-cell office:value-type="float" office:value="1" calcext:value-type="float">
            <text:p>1</text:p>
          </table:table-cell>
          <table:table-cell office:value-type="float" office:value="28.3371284908929" calcext:value-type="float">
            <text:p>28.3371284908929</text:p>
          </table:table-cell>
          <table:table-cell office:value-type="float" office:value="26.3906161833107" calcext:value-type="float">
            <text:p>26.3906161833107</text:p>
          </table:table-cell>
          <table:table-cell office:value-type="float" office:value="1" calcext:value-type="float">
            <text:p>1</text:p>
          </table:table-cell>
          <table:table-cell office:value-type="float" office:value="28.3371284908929" calcext:value-type="float">
            <text:p>28.3371284908929</text:p>
          </table:table-cell>
          <table:table-cell office:value-type="float" office:value="25.368583730953" calcext:value-type="float">
            <text:p>25.368583730953</text:p>
          </table:table-cell>
          <table:table-cell office:value-type="float" office:value="1" calcext:value-type="float">
            <text:p>1</text:p>
          </table:table-cell>
          <table:table-cell office:value-type="float" office:value="28.3371284908929" calcext:value-type="float">
            <text:p>28.3371284908929</text:p>
          </table:table-cell>
          <table:table-cell office:value-type="float" office:value="25.25045227987" calcext:value-type="float">
            <text:p>25.25045227987</text:p>
          </table:table-cell>
          <table:table-cell office:value-type="float" office:value="2.89990478872306" calcext:value-type="float">
            <text:p>2.8999047887230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.1978208114103" calcext:value-type="float">
            <text:p>25.1978208114103</text:p>
          </table:table-cell>
          <table:table-cell office:value-type="float" office:value="22.2114262652477" calcext:value-type="float">
            <text:p>22.2114262652477</text:p>
          </table:table-cell>
          <table:table-cell office:value-type="float" office:value="1" calcext:value-type="float">
            <text:p>1</text:p>
          </table:table-cell>
          <table:table-cell office:value-type="float" office:value="25.1978208114103" calcext:value-type="float">
            <text:p>25.1978208114103</text:p>
          </table:table-cell>
          <table:table-cell office:value-type="float" office:value="24.2222448812423" calcext:value-type="float">
            <text:p>24.2222448812423</text:p>
          </table:table-cell>
          <table:table-cell office:value-type="float" office:value="1" calcext:value-type="float">
            <text:p>1</text:p>
          </table:table-cell>
          <table:table-cell office:value-type="float" office:value="25.1978208114103" calcext:value-type="float">
            <text:p>25.1978208114103</text:p>
          </table:table-cell>
          <table:table-cell office:value-type="float" office:value="25.101067421337" calcext:value-type="float">
            <text:p>25.101067421337</text:p>
          </table:table-cell>
          <table:table-cell office:value-type="float" office:value="1" calcext:value-type="float">
            <text:p>1</text:p>
          </table:table-cell>
          <table:table-cell office:value-type="float" office:value="25.1978208114103" calcext:value-type="float">
            <text:p>25.1978208114103</text:p>
          </table:table-cell>
          <table:table-cell office:value-type="float" office:value="22.8808463235756" calcext:value-type="float">
            <text:p>22.8808463235756</text:p>
          </table:table-cell>
          <table:table-cell office:value-type="float" office:value="-0.0661014097081281" calcext:value-type="float">
            <text:p>-0.066101409708128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.0334263924038" calcext:value-type="float">
            <text:p>25.0334263924038</text:p>
          </table:table-cell>
          <table:table-cell office:value-type="float" office:value="24.6321319797022" calcext:value-type="float">
            <text:p>24.6321319797022</text:p>
          </table:table-cell>
          <table:table-cell office:value-type="float" office:value="1" calcext:value-type="float">
            <text:p>1</text:p>
          </table:table-cell>
          <table:table-cell office:value-type="float" office:value="25.0334263924038" calcext:value-type="float">
            <text:p>25.0334263924038</text:p>
          </table:table-cell>
          <table:table-cell office:value-type="float" office:value="24.4305614328115" calcext:value-type="float">
            <text:p>24.4305614328115</text:p>
          </table:table-cell>
          <table:table-cell office:value-type="float" office:value="1" calcext:value-type="float">
            <text:p>1</text:p>
          </table:table-cell>
          <table:table-cell office:value-type="float" office:value="25.0334263924038" calcext:value-type="float">
            <text:p>25.0334263924038</text:p>
          </table:table-cell>
          <table:table-cell office:value-type="float" office:value="24.084237872158" calcext:value-type="float">
            <text:p>24.084237872158</text:p>
          </table:table-cell>
          <table:table-cell office:value-type="float" office:value="1" calcext:value-type="float">
            <text:p>1</text:p>
          </table:table-cell>
          <table:table-cell office:value-type="float" office:value="25.0334263924038" calcext:value-type="float">
            <text:p>25.0334263924038</text:p>
          </table:table-cell>
          <table:table-cell office:value-type="float" office:value="24.6789829265357" calcext:value-type="float">
            <text:p>24.6789829265357</text:p>
          </table:table-cell>
          <table:table-cell office:value-type="float" office:value="0.0173318320254818" calcext:value-type="float">
            <text:p>0.017331832025481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.2863172475058" calcext:value-type="float">
            <text:p>30.2863172475058</text:p>
          </table:table-cell>
          <table:table-cell office:value-type="float" office:value="24.2946961344757" calcext:value-type="float">
            <text:p>24.2946961344757</text:p>
          </table:table-cell>
          <table:table-cell office:value-type="float" office:value="1" calcext:value-type="float">
            <text:p>1</text:p>
          </table:table-cell>
          <table:table-cell office:value-type="float" office:value="30.2863172475058" calcext:value-type="float">
            <text:p>30.2863172475058</text:p>
          </table:table-cell>
          <table:table-cell office:value-type="float" office:value="26.9813420361884" calcext:value-type="float">
            <text:p>26.9813420361884</text:p>
          </table:table-cell>
          <table:table-cell office:value-type="float" office:value="1" calcext:value-type="float">
            <text:p>1</text:p>
          </table:table-cell>
          <table:table-cell office:value-type="float" office:value="30.2863172475058" calcext:value-type="float">
            <text:p>30.2863172475058</text:p>
          </table:table-cell>
          <table:table-cell office:value-type="float" office:value="25.2484146844932" calcext:value-type="float">
            <text:p>25.2484146844932</text:p>
          </table:table-cell>
          <table:table-cell office:value-type="float" office:value="1" calcext:value-type="float">
            <text:p>1</text:p>
          </table:table-cell>
          <table:table-cell office:value-type="float" office:value="30.2863172475058" calcext:value-type="float">
            <text:p>30.2863172475058</text:p>
          </table:table-cell>
          <table:table-cell office:value-type="float" office:value="24.3972303267442" calcext:value-type="float">
            <text:p>24.3972303267442</text:p>
          </table:table-cell>
          <table:table-cell office:value-type="float" office:value="5.33250881974573" calcext:value-type="float">
            <text:p>5.3325088197457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.5231401359312" calcext:value-type="float">
            <text:p>25.5231401359312</text:p>
          </table:table-cell>
          <table:table-cell office:value-type="float" office:value="25.5220743888473" calcext:value-type="float">
            <text:p>25.5220743888473</text:p>
          </table:table-cell>
          <table:table-cell office:value-type="float" office:value="1" calcext:value-type="float">
            <text:p>1</text:p>
          </table:table-cell>
          <table:table-cell office:value-type="float" office:value="25.5231401359312" calcext:value-type="float">
            <text:p>25.5231401359312</text:p>
          </table:table-cell>
          <table:table-cell office:value-type="float" office:value="25.8501394731105" calcext:value-type="float">
            <text:p>25.8501394731105</text:p>
          </table:table-cell>
          <table:table-cell office:value-type="float" office:value="1" calcext:value-type="float">
            <text:p>1</text:p>
          </table:table-cell>
          <table:table-cell office:value-type="float" office:value="25.5231401359312" calcext:value-type="float">
            <text:p>25.5231401359312</text:p>
          </table:table-cell>
          <table:table-cell office:value-type="float" office:value="25.0474915848385" calcext:value-type="float">
            <text:p>25.0474915848385</text:p>
          </table:table-cell>
          <table:table-cell office:value-type="float" office:value="1" calcext:value-type="float">
            <text:p>1</text:p>
          </table:table-cell>
          <table:table-cell office:value-type="float" office:value="25.5231401359312" calcext:value-type="float">
            <text:p>25.5231401359312</text:p>
          </table:table-cell>
          <table:table-cell office:value-type="float" office:value="25.0643951979672" calcext:value-type="float">
            <text:p>25.0643951979672</text:p>
          </table:table-cell>
          <table:table-cell office:value-type="float" office:value="0.631016457679568" calcext:value-type="float">
            <text:p>0.63101645767956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2.1320727945819" calcext:value-type="float">
            <text:p>22.1320727945819</text:p>
          </table:table-cell>
          <table:table-cell office:value-type="float" office:value="25.3971586316386" calcext:value-type="float">
            <text:p>25.3971586316386</text:p>
          </table:table-cell>
          <table:table-cell office:value-type="float" office:value="1" calcext:value-type="float">
            <text:p>1</text:p>
          </table:table-cell>
          <table:table-cell office:value-type="float" office:value="22.1320727945819" calcext:value-type="float">
            <text:p>22.1320727945819</text:p>
          </table:table-cell>
          <table:table-cell office:value-type="float" office:value="24.0587597834199" calcext:value-type="float">
            <text:p>24.0587597834199</text:p>
          </table:table-cell>
          <table:table-cell office:value-type="float" office:value="1" calcext:value-type="float">
            <text:p>1</text:p>
          </table:table-cell>
          <table:table-cell office:value-type="float" office:value="22.1320727945819" calcext:value-type="float">
            <text:p>22.1320727945819</text:p>
          </table:table-cell>
          <table:table-cell office:value-type="float" office:value="23.6601401229694" calcext:value-type="float">
            <text:p>23.6601401229694</text:p>
          </table:table-cell>
          <table:table-cell office:value-type="float" office:value="1" calcext:value-type="float">
            <text:p>1</text:p>
          </table:table-cell>
          <table:table-cell office:value-type="float" office:value="22.1320727945819" calcext:value-type="float">
            <text:p>22.1320727945819</text:p>
          </table:table-cell>
          <table:table-cell office:value-type="float" office:value="25.1238753313707" calcext:value-type="float">
            <text:p>25.1238753313707</text:p>
          </table:table-cell>
          <table:table-cell office:value-type="float" office:value="-3.36153747233418" calcext:value-type="float">
            <text:p>-3.3615374723341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.7249042731747" calcext:value-type="float">
            <text:p>25.7249042731747</text:p>
          </table:table-cell>
          <table:table-cell office:value-type="float" office:value="25.6717233800136" calcext:value-type="float">
            <text:p>25.6717233800136</text:p>
          </table:table-cell>
          <table:table-cell office:value-type="float" office:value="1" calcext:value-type="float">
            <text:p>1</text:p>
          </table:table-cell>
          <table:table-cell office:value-type="float" office:value="25.7249042731747" calcext:value-type="float">
            <text:p>25.7249042731747</text:p>
          </table:table-cell>
          <table:table-cell office:value-type="float" office:value="25.9188458178703" calcext:value-type="float">
            <text:p>25.9188458178703</text:p>
          </table:table-cell>
          <table:table-cell office:value-type="float" office:value="1" calcext:value-type="float">
            <text:p>1</text:p>
          </table:table-cell>
          <table:table-cell office:value-type="float" office:value="25.7249042731747" calcext:value-type="float">
            <text:p>25.7249042731747</text:p>
          </table:table-cell>
          <table:table-cell office:value-type="float" office:value="25.3892084950698" calcext:value-type="float">
            <text:p>25.3892084950698</text:p>
          </table:table-cell>
          <table:table-cell office:value-type="float" office:value="1" calcext:value-type="float">
            <text:p>1</text:p>
          </table:table-cell>
          <table:table-cell office:value-type="float" office:value="25.7249042731747" calcext:value-type="float">
            <text:p>25.7249042731747</text:p>
          </table:table-cell>
          <table:table-cell office:value-type="float" office:value="25.242666851559" calcext:value-type="float">
            <text:p>25.242666851559</text:p>
          </table:table-cell>
          <table:table-cell office:value-type="float" office:value="0.660945632125769" calcext:value-type="float">
            <text:p>0.66094563212576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8.6203784808642" calcext:value-type="float">
            <text:p>28.6203784808642</text:p>
          </table:table-cell>
          <table:table-cell office:value-type="float" office:value="24.264821172545" calcext:value-type="float">
            <text:p>24.264821172545</text:p>
          </table:table-cell>
          <table:table-cell office:value-type="float" office:value="1" calcext:value-type="float">
            <text:p>1</text:p>
          </table:table-cell>
          <table:table-cell office:value-type="float" office:value="28.6203784808642" calcext:value-type="float">
            <text:p>28.6203784808642</text:p>
          </table:table-cell>
          <table:table-cell office:value-type="float" office:value="26.1711179884901" calcext:value-type="float">
            <text:p>26.1711179884901</text:p>
          </table:table-cell>
          <table:table-cell office:value-type="float" office:value="1" calcext:value-type="float">
            <text:p>1</text:p>
          </table:table-cell>
          <table:table-cell office:value-type="float" office:value="28.6203784808642" calcext:value-type="float">
            <text:p>28.6203784808642</text:p>
          </table:table-cell>
          <table:table-cell office:value-type="float" office:value="25.3189046446826" calcext:value-type="float">
            <text:p>25.3189046446826</text:p>
          </table:table-cell>
          <table:table-cell office:value-type="float" office:value="1" calcext:value-type="float">
            <text:p>1</text:p>
          </table:table-cell>
          <table:table-cell office:value-type="float" office:value="28.6203784808642" calcext:value-type="float">
            <text:p>28.6203784808642</text:p>
          </table:table-cell>
          <table:table-cell office:value-type="float" office:value="24.3986888082891" calcext:value-type="float">
            <text:p>24.3986888082891</text:p>
          </table:table-cell>
          <table:table-cell office:value-type="float" office:value="3.81688217505755" calcext:value-type="float">
            <text:p>3.8168821750575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8.4897861017905" calcext:value-type="float">
            <text:p>28.4897861017905</text:p>
          </table:table-cell>
          <table:table-cell office:value-type="float" office:value="23.1206681835398" calcext:value-type="float">
            <text:p>23.1206681835398</text:p>
          </table:table-cell>
          <table:table-cell office:value-type="float" office:value="1" calcext:value-type="float">
            <text:p>1</text:p>
          </table:table-cell>
          <table:table-cell office:value-type="float" office:value="28.4897861017905" calcext:value-type="float">
            <text:p>28.4897861017905</text:p>
          </table:table-cell>
          <table:table-cell office:value-type="float" office:value="25.962269346477" calcext:value-type="float">
            <text:p>25.962269346477</text:p>
          </table:table-cell>
          <table:table-cell office:value-type="float" office:value="1" calcext:value-type="float">
            <text:p>1</text:p>
          </table:table-cell>
          <table:table-cell office:value-type="float" office:value="28.4897861017905" calcext:value-type="float">
            <text:p>28.4897861017905</text:p>
          </table:table-cell>
          <table:table-cell office:value-type="float" office:value="25.8223938599442" calcext:value-type="float">
            <text:p>25.8223938599442</text:p>
          </table:table-cell>
          <table:table-cell office:value-type="float" office:value="1" calcext:value-type="float">
            <text:p>1</text:p>
          </table:table-cell>
          <table:table-cell office:value-type="float" office:value="28.4897861017905" calcext:value-type="float">
            <text:p>28.4897861017905</text:p>
          </table:table-cell>
          <table:table-cell office:value-type="float" office:value="23.7538788715528" calcext:value-type="float">
            <text:p>23.7538788715528</text:p>
          </table:table-cell>
          <table:table-cell office:value-type="float" office:value="3.68475564650588" calcext:value-type="float">
            <text:p>3.6847556465058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2.0916167437724" calcext:value-type="float">
            <text:p>22.0916167437724</text:p>
          </table:table-cell>
          <table:table-cell office:value-type="float" office:value="25.426812579907" calcext:value-type="float">
            <text:p>25.426812579907</text:p>
          </table:table-cell>
          <table:table-cell office:value-type="float" office:value="1" calcext:value-type="float">
            <text:p>1</text:p>
          </table:table-cell>
          <table:table-cell office:value-type="float" office:value="22.0916167437724" calcext:value-type="float">
            <text:p>22.0916167437724</text:p>
          </table:table-cell>
          <table:table-cell office:value-type="float" office:value="24.3117473719896" calcext:value-type="float">
            <text:p>24.3117473719896</text:p>
          </table:table-cell>
          <table:table-cell office:value-type="float" office:value="1" calcext:value-type="float">
            <text:p>1</text:p>
          </table:table-cell>
          <table:table-cell office:value-type="float" office:value="22.0916167437724" calcext:value-type="float">
            <text:p>22.0916167437724</text:p>
          </table:table-cell>
          <table:table-cell office:value-type="float" office:value="24.9091650984736" calcext:value-type="float">
            <text:p>24.9091650984736</text:p>
          </table:table-cell>
          <table:table-cell office:value-type="float" office:value="1" calcext:value-type="float">
            <text:p>1</text:p>
          </table:table-cell>
          <table:table-cell office:value-type="float" office:value="22.0916167437724" calcext:value-type="float">
            <text:p>22.0916167437724</text:p>
          </table:table-cell>
          <table:table-cell office:value-type="float" office:value="25.1563158521043" calcext:value-type="float">
            <text:p>25.1563158521043</text:p>
          </table:table-cell>
          <table:table-cell office:value-type="float" office:value="-2.95805097081108" calcext:value-type="float">
            <text:p>-2.9580509708110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6.1339639222863" calcext:value-type="float">
            <text:p>26.1339639222863</text:p>
          </table:table-cell>
          <table:table-cell office:value-type="float" office:value="24.711280452364" calcext:value-type="float">
            <text:p>24.711280452364</text:p>
          </table:table-cell>
          <table:table-cell office:value-type="float" office:value="1" calcext:value-type="float">
            <text:p>1</text:p>
          </table:table-cell>
          <table:table-cell office:value-type="float" office:value="26.1339639222863" calcext:value-type="float">
            <text:p>26.1339639222863</text:p>
          </table:table-cell>
          <table:table-cell office:value-type="float" office:value="26.2603016966265" calcext:value-type="float">
            <text:p>26.2603016966265</text:p>
          </table:table-cell>
          <table:table-cell office:value-type="float" office:value="1" calcext:value-type="float">
            <text:p>1</text:p>
          </table:table-cell>
          <table:table-cell office:value-type="float" office:value="26.1339639222863" calcext:value-type="float">
            <text:p>26.1339639222863</text:p>
          </table:table-cell>
          <table:table-cell office:value-type="float" office:value="25.5461137896791" calcext:value-type="float">
            <text:p>25.5461137896791</text:p>
          </table:table-cell>
          <table:table-cell office:value-type="float" office:value="1" calcext:value-type="float">
            <text:p>1</text:p>
          </table:table-cell>
          <table:table-cell office:value-type="float" office:value="26.1339639222863" calcext:value-type="float">
            <text:p>26.1339639222863</text:p>
          </table:table-cell>
          <table:table-cell office:value-type="float" office:value="24.5189093663618" calcext:value-type="float">
            <text:p>24.5189093663618</text:p>
          </table:table-cell>
          <table:table-cell office:value-type="float" office:value="1.08132645444826" calcext:value-type="float">
            <text:p>1.0813264544482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6.2674706614953" calcext:value-type="float">
            <text:p>26.2674706614953</text:p>
          </table:table-cell>
          <table:table-cell office:value-type="float" office:value="25.252099435442" calcext:value-type="float">
            <text:p>25.252099435442</text:p>
          </table:table-cell>
          <table:table-cell office:value-type="float" office:value="1" calcext:value-type="float">
            <text:p>1</text:p>
          </table:table-cell>
          <table:table-cell office:value-type="float" office:value="26.2674706614953" calcext:value-type="float">
            <text:p>26.2674706614953</text:p>
          </table:table-cell>
          <table:table-cell office:value-type="float" office:value="25.2701199200758" calcext:value-type="float">
            <text:p>25.2701199200758</text:p>
          </table:table-cell>
          <table:table-cell office:value-type="float" office:value="1" calcext:value-type="float">
            <text:p>1</text:p>
          </table:table-cell>
          <table:table-cell office:value-type="float" office:value="26.2674706614953" calcext:value-type="float">
            <text:p>26.2674706614953</text:p>
          </table:table-cell>
          <table:table-cell office:value-type="float" office:value="24.3391297217101" calcext:value-type="float">
            <text:p>24.3391297217101</text:p>
          </table:table-cell>
          <table:table-cell office:value-type="float" office:value="1" calcext:value-type="float">
            <text:p>1</text:p>
          </table:table-cell>
          <table:table-cell office:value-type="float" office:value="26.2674706614953" calcext:value-type="float">
            <text:p>26.2674706614953</text:p>
          </table:table-cell>
          <table:table-cell office:value-type="float" office:value="24.9910692327039" calcext:value-type="float">
            <text:p>24.9910692327039</text:p>
          </table:table-cell>
          <table:table-cell office:value-type="float" office:value="1.33724809291336" calcext:value-type="float">
            <text:p>1.3372480929133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6.2839108582954" calcext:value-type="float">
            <text:p>26.2839108582954</text:p>
          </table:table-cell>
          <table:table-cell office:value-type="float" office:value="25.2922588094476" calcext:value-type="float">
            <text:p>25.2922588094476</text:p>
          </table:table-cell>
          <table:table-cell office:value-type="float" office:value="1" calcext:value-type="float">
            <text:p>1</text:p>
          </table:table-cell>
          <table:table-cell office:value-type="float" office:value="26.2839108582954" calcext:value-type="float">
            <text:p>26.2839108582954</text:p>
          </table:table-cell>
          <table:table-cell office:value-type="float" office:value="26.2709910408117" calcext:value-type="float">
            <text:p>26.2709910408117</text:p>
          </table:table-cell>
          <table:table-cell office:value-type="float" office:value="1" calcext:value-type="float">
            <text:p>1</text:p>
          </table:table-cell>
          <table:table-cell office:value-type="float" office:value="26.2839108582954" calcext:value-type="float">
            <text:p>26.2839108582954</text:p>
          </table:table-cell>
          <table:table-cell office:value-type="float" office:value="25.2018831520626" calcext:value-type="float">
            <text:p>25.2018831520626</text:p>
          </table:table-cell>
          <table:table-cell office:value-type="float" office:value="1" calcext:value-type="float">
            <text:p>1</text:p>
          </table:table-cell>
          <table:table-cell office:value-type="float" office:value="26.2839108582954" calcext:value-type="float">
            <text:p>26.2839108582954</text:p>
          </table:table-cell>
          <table:table-cell office:value-type="float" office:value="25.0452792931888" calcext:value-type="float">
            <text:p>25.0452792931888</text:p>
          </table:table-cell>
          <table:table-cell office:value-type="float" office:value="1.41422113121548" calcext:value-type="float">
            <text:p>1.4142211312154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7.4586534961542" calcext:value-type="float">
            <text:p>27.4586534961542</text:p>
          </table:table-cell>
          <table:table-cell office:value-type="float" office:value="24.8831499631059" calcext:value-type="float">
            <text:p>24.8831499631059</text:p>
          </table:table-cell>
          <table:table-cell office:value-type="float" office:value="1" calcext:value-type="float">
            <text:p>1</text:p>
          </table:table-cell>
          <table:table-cell office:value-type="float" office:value="27.4586534961542" calcext:value-type="float">
            <text:p>27.4586534961542</text:p>
          </table:table-cell>
          <table:table-cell office:value-type="float" office:value="25.8067818314951" calcext:value-type="float">
            <text:p>25.8067818314951</text:p>
          </table:table-cell>
          <table:table-cell office:value-type="float" office:value="1" calcext:value-type="float">
            <text:p>1</text:p>
          </table:table-cell>
          <table:table-cell office:value-type="float" office:value="27.4586534961542" calcext:value-type="float">
            <text:p>27.4586534961542</text:p>
          </table:table-cell>
          <table:table-cell office:value-type="float" office:value="24.8764539004885" calcext:value-type="float">
            <text:p>24.8764539004885</text:p>
          </table:table-cell>
          <table:table-cell office:value-type="float" office:value="1" calcext:value-type="float">
            <text:p>1</text:p>
          </table:table-cell>
          <table:table-cell office:value-type="float" office:value="27.4586534961542" calcext:value-type="float">
            <text:p>27.4586534961542</text:p>
          </table:table-cell>
          <table:table-cell office:value-type="float" office:value="24.8081422643161" calcext:value-type="float">
            <text:p>24.8081422643161</text:p>
          </table:table-cell>
          <table:table-cell office:value-type="float" office:value="2.74043022666111" calcext:value-type="float">
            <text:p>2.7404302266611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4.517616257555" calcext:value-type="float">
            <text:p>24.517616257555</text:p>
          </table:table-cell>
          <table:table-cell office:value-type="float" office:value="22.8974061635973" calcext:value-type="float">
            <text:p>22.8974061635973</text:p>
          </table:table-cell>
          <table:table-cell office:value-type="float" office:value="1" calcext:value-type="float">
            <text:p>1</text:p>
          </table:table-cell>
          <table:table-cell office:value-type="float" office:value="24.517616257555" calcext:value-type="float">
            <text:p>24.517616257555</text:p>
          </table:table-cell>
          <table:table-cell office:value-type="float" office:value="24.4604895306435" calcext:value-type="float">
            <text:p>24.4604895306435</text:p>
          </table:table-cell>
          <table:table-cell office:value-type="float" office:value="1" calcext:value-type="float">
            <text:p>1</text:p>
          </table:table-cell>
          <table:table-cell office:value-type="float" office:value="24.517616257555" calcext:value-type="float">
            <text:p>24.517616257555</text:p>
          </table:table-cell>
          <table:table-cell office:value-type="float" office:value="24.5194465553215" calcext:value-type="float">
            <text:p>24.5194465553215</text:p>
          </table:table-cell>
          <table:table-cell office:value-type="float" office:value="1" calcext:value-type="float">
            <text:p>1</text:p>
          </table:table-cell>
          <table:table-cell office:value-type="float" office:value="24.517616257555" calcext:value-type="float">
            <text:p>24.517616257555</text:p>
          </table:table-cell>
          <table:table-cell office:value-type="float" office:value="23.4131488059855" calcext:value-type="float">
            <text:p>23.4131488059855</text:p>
          </table:table-cell>
          <table:table-cell office:value-type="float" office:value="-0.561242703316186" calcext:value-type="float">
            <text:p>-0.56124270331618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9.4599099954165" calcext:value-type="float">
            <text:p>29.4599099954165</text:p>
          </table:table-cell>
          <table:table-cell office:value-type="float" office:value="24.0990457550627" calcext:value-type="float">
            <text:p>24.0990457550627</text:p>
          </table:table-cell>
          <table:table-cell office:value-type="float" office:value="1" calcext:value-type="float">
            <text:p>1</text:p>
          </table:table-cell>
          <table:table-cell office:value-type="float" office:value="29.4599099954165" calcext:value-type="float">
            <text:p>29.4599099954165</text:p>
          </table:table-cell>
          <table:table-cell office:value-type="float" office:value="26.5668912756892" calcext:value-type="float">
            <text:p>26.5668912756892</text:p>
          </table:table-cell>
          <table:table-cell office:value-type="float" office:value="1" calcext:value-type="float">
            <text:p>1</text:p>
          </table:table-cell>
          <table:table-cell office:value-type="float" office:value="29.4599099954165" calcext:value-type="float">
            <text:p>29.4599099954165</text:p>
          </table:table-cell>
          <table:table-cell office:value-type="float" office:value="25.7689147897413" calcext:value-type="float">
            <text:p>25.7689147897413</text:p>
          </table:table-cell>
          <table:table-cell office:value-type="float" office:value="1" calcext:value-type="float">
            <text:p>1</text:p>
          </table:table-cell>
          <table:table-cell office:value-type="float" office:value="29.4599099954165" calcext:value-type="float">
            <text:p>29.4599099954165</text:p>
          </table:table-cell>
          <table:table-cell office:value-type="float" office:value="24.3223011173489" calcext:value-type="float">
            <text:p>24.3223011173489</text:p>
          </table:table-cell>
          <table:table-cell office:value-type="float" office:value="4.59407209779625" calcext:value-type="float">
            <text:p>4.5940720977962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19.9802175841659" calcext:value-type="float">
            <text:p>19.9802175841659</text:p>
          </table:table-cell>
          <table:table-cell office:value-type="float" office:value="25.1296403914497" calcext:value-type="float">
            <text:p>25.1296403914497</text:p>
          </table:table-cell>
          <table:table-cell office:value-type="float" office:value="1" calcext:value-type="float">
            <text:p>1</text:p>
          </table:table-cell>
          <table:table-cell office:value-type="float" office:value="19.9802175841659" calcext:value-type="float">
            <text:p>19.9802175841659</text:p>
          </table:table-cell>
          <table:table-cell office:value-type="float" office:value="21.6736091995073" calcext:value-type="float">
            <text:p>21.6736091995073</text:p>
          </table:table-cell>
          <table:table-cell office:value-type="float" office:value="1" calcext:value-type="float">
            <text:p>1</text:p>
          </table:table-cell>
          <table:table-cell office:value-type="float" office:value="19.9802175841659" calcext:value-type="float">
            <text:p>19.9802175841659</text:p>
          </table:table-cell>
          <table:table-cell office:value-type="float" office:value="22.9964518300628" calcext:value-type="float">
            <text:p>22.9964518300628</text:p>
          </table:table-cell>
          <table:table-cell office:value-type="float" office:value="1" calcext:value-type="float">
            <text:p>1</text:p>
          </table:table-cell>
          <table:table-cell office:value-type="float" office:value="19.9802175841659" calcext:value-type="float">
            <text:p>19.9802175841659</text:p>
          </table:table-cell>
          <table:table-cell office:value-type="float" office:value="24.8830535323071" calcext:value-type="float">
            <text:p>24.8830535323071</text:p>
          </table:table-cell>
          <table:table-cell office:value-type="float" office:value="-5.06118529012799" calcext:value-type="float">
            <text:p>-5.0611852901279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4.8770811036834" calcext:value-type="float">
            <text:p>24.8770811036834</text:p>
          </table:table-cell>
          <table:table-cell office:value-type="float" office:value="25.1701538586813" calcext:value-type="float">
            <text:p>25.1701538586813</text:p>
          </table:table-cell>
          <table:table-cell office:value-type="float" office:value="1" calcext:value-type="float">
            <text:p>1</text:p>
          </table:table-cell>
          <table:table-cell office:value-type="float" office:value="24.8770811036834" calcext:value-type="float">
            <text:p>24.8770811036834</text:p>
          </table:table-cell>
          <table:table-cell office:value-type="float" office:value="24.6566056359345" calcext:value-type="float">
            <text:p>24.6566056359345</text:p>
          </table:table-cell>
          <table:table-cell office:value-type="float" office:value="1" calcext:value-type="float">
            <text:p>1</text:p>
          </table:table-cell>
          <table:table-cell office:value-type="float" office:value="24.8770811036834" calcext:value-type="float">
            <text:p>24.8770811036834</text:p>
          </table:table-cell>
          <table:table-cell office:value-type="float" office:value="25.1121695722159" calcext:value-type="float">
            <text:p>25.1121695722159</text:p>
          </table:table-cell>
          <table:table-cell office:value-type="float" office:value="1" calcext:value-type="float">
            <text:p>1</text:p>
          </table:table-cell>
          <table:table-cell office:value-type="float" office:value="24.8770811036834" calcext:value-type="float">
            <text:p>24.8770811036834</text:p>
          </table:table-cell>
          <table:table-cell office:value-type="float" office:value="25.047943299348" calcext:value-type="float">
            <text:p>25.047943299348</text:p>
          </table:table-cell>
          <table:table-cell office:value-type="float" office:value="0.0875330495320289" calcext:value-type="float">
            <text:p>0.087533049532028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1.2910274339363" calcext:value-type="float">
            <text:p>31.2910274339363</text:p>
          </table:table-cell>
          <table:table-cell office:value-type="float" office:value="23.6618785931791" calcext:value-type="float">
            <text:p>23.6618785931791</text:p>
          </table:table-cell>
          <table:table-cell office:value-type="float" office:value="1" calcext:value-type="float">
            <text:p>1</text:p>
          </table:table-cell>
          <table:table-cell office:value-type="float" office:value="31.2910274339363" calcext:value-type="float">
            <text:p>31.2910274339363</text:p>
          </table:table-cell>
          <table:table-cell office:value-type="float" office:value="26.7643169019192" calcext:value-type="float">
            <text:p>26.7643169019192</text:p>
          </table:table-cell>
          <table:table-cell office:value-type="float" office:value="1" calcext:value-type="float">
            <text:p>1</text:p>
          </table:table-cell>
          <table:table-cell office:value-type="float" office:value="31.2910274339363" calcext:value-type="float">
            <text:p>31.2910274339363</text:p>
          </table:table-cell>
          <table:table-cell office:value-type="float" office:value="25.2676570816077" calcext:value-type="float">
            <text:p>25.2676570816077</text:p>
          </table:table-cell>
          <table:table-cell office:value-type="float" office:value="1" calcext:value-type="float">
            <text:p>1</text:p>
          </table:table-cell>
          <table:table-cell office:value-type="float" office:value="31.2910274339363" calcext:value-type="float">
            <text:p>31.2910274339363</text:p>
          </table:table-cell>
          <table:table-cell office:value-type="float" office:value="23.8538831575087" calcext:value-type="float">
            <text:p>23.8538831575087</text:p>
          </table:table-cell>
          <table:table-cell office:value-type="float" office:value="6.25720130949437" calcext:value-type="float">
            <text:p>6.2572013094943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.9830970209104" calcext:value-type="float">
            <text:p>30.9830970209104</text:p>
          </table:table-cell>
          <table:table-cell office:value-type="float" office:value="23.8598270326127" calcext:value-type="float">
            <text:p>23.8598270326127</text:p>
          </table:table-cell>
          <table:table-cell office:value-type="float" office:value="1" calcext:value-type="float">
            <text:p>1</text:p>
          </table:table-cell>
          <table:table-cell office:value-type="float" office:value="30.9830970209104" calcext:value-type="float">
            <text:p>30.9830970209104</text:p>
          </table:table-cell>
          <table:table-cell office:value-type="float" office:value="27.8282038606425" calcext:value-type="float">
            <text:p>27.8282038606425</text:p>
          </table:table-cell>
          <table:table-cell office:value-type="float" office:value="1" calcext:value-type="float">
            <text:p>1</text:p>
          </table:table-cell>
          <table:table-cell office:value-type="float" office:value="30.9830970209104" calcext:value-type="float">
            <text:p>30.9830970209104</text:p>
          </table:table-cell>
          <table:table-cell office:value-type="float" office:value="26.3103354819026" calcext:value-type="float">
            <text:p>26.3103354819026</text:p>
          </table:table-cell>
          <table:table-cell office:value-type="float" office:value="1" calcext:value-type="float">
            <text:p>1</text:p>
          </table:table-cell>
          <table:table-cell office:value-type="float" office:value="30.9830970209104" calcext:value-type="float">
            <text:p>30.9830970209104</text:p>
          </table:table-cell>
          <table:table-cell office:value-type="float" office:value="24.1938437528031" calcext:value-type="float">
            <text:p>24.1938437528031</text:p>
          </table:table-cell>
          <table:table-cell office:value-type="float" office:value="5.9629804209005" calcext:value-type="float">
            <text:p>5.962980420900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.2565226232437" calcext:value-type="float">
            <text:p>30.2565226232437</text:p>
          </table:table-cell>
          <table:table-cell office:value-type="float" office:value="25.9403636268761" calcext:value-type="float">
            <text:p>25.9403636268761</text:p>
          </table:table-cell>
          <table:table-cell office:value-type="float" office:value="1" calcext:value-type="float">
            <text:p>1</text:p>
          </table:table-cell>
          <table:table-cell office:value-type="float" office:value="30.2565226232437" calcext:value-type="float">
            <text:p>30.2565226232437</text:p>
          </table:table-cell>
          <table:table-cell office:value-type="float" office:value="27.4828138782577" calcext:value-type="float">
            <text:p>27.4828138782577</text:p>
          </table:table-cell>
          <table:table-cell office:value-type="float" office:value="1" calcext:value-type="float">
            <text:p>1</text:p>
          </table:table-cell>
          <table:table-cell office:value-type="float" office:value="30.2565226232437" calcext:value-type="float">
            <text:p>30.2565226232437</text:p>
          </table:table-cell>
          <table:table-cell office:value-type="float" office:value="25.14785176047" calcext:value-type="float">
            <text:p>25.14785176047</text:p>
          </table:table-cell>
          <table:table-cell office:value-type="float" office:value="1" calcext:value-type="float">
            <text:p>1</text:p>
          </table:table-cell>
          <table:table-cell office:value-type="float" office:value="30.2565226232437" calcext:value-type="float">
            <text:p>30.2565226232437</text:p>
          </table:table-cell>
          <table:table-cell office:value-type="float" office:value="25.5603330557706" calcext:value-type="float">
            <text:p>25.5603330557706</text:p>
          </table:table-cell>
          <table:table-cell office:value-type="float" office:value="5.37453247134979" calcext:value-type="float">
            <text:p>5.3745324713497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6.0576587188682" calcext:value-type="float">
            <text:p>26.0576587188682</text:p>
          </table:table-cell>
          <table:table-cell office:value-type="float" office:value="24.8771671189157" calcext:value-type="float">
            <text:p>24.8771671189157</text:p>
          </table:table-cell>
          <table:table-cell office:value-type="float" office:value="1" calcext:value-type="float">
            <text:p>1</text:p>
          </table:table-cell>
          <table:table-cell office:value-type="float" office:value="26.0576587188682" calcext:value-type="float">
            <text:p>26.0576587188682</text:p>
          </table:table-cell>
          <table:table-cell office:value-type="float" office:value="25.5678104025531" calcext:value-type="float">
            <text:p>25.5678104025531</text:p>
          </table:table-cell>
          <table:table-cell office:value-type="float" office:value="1" calcext:value-type="float">
            <text:p>1</text:p>
          </table:table-cell>
          <table:table-cell office:value-type="float" office:value="26.0576587188682" calcext:value-type="float">
            <text:p>26.0576587188682</text:p>
          </table:table-cell>
          <table:table-cell office:value-type="float" office:value="25.703495740464" calcext:value-type="float">
            <text:p>25.703495740464</text:p>
          </table:table-cell>
          <table:table-cell office:value-type="float" office:value="1" calcext:value-type="float">
            <text:p>1</text:p>
          </table:table-cell>
          <table:table-cell office:value-type="float" office:value="26.0576587188682" calcext:value-type="float">
            <text:p>26.0576587188682</text:p>
          </table:table-cell>
          <table:table-cell office:value-type="float" office:value="24.9830386289123" calcext:value-type="float">
            <text:p>24.9830386289123</text:p>
          </table:table-cell>
          <table:table-cell office:value-type="float" office:value="0.891963433727505" calcext:value-type="float">
            <text:p>0.89196343372750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7.3268536942999" calcext:value-type="float">
            <text:p>27.3268536942999</text:p>
          </table:table-cell>
          <table:table-cell office:value-type="float" office:value="24.9528621862005" calcext:value-type="float">
            <text:p>24.9528621862005</text:p>
          </table:table-cell>
          <table:table-cell office:value-type="float" office:value="1" calcext:value-type="float">
            <text:p>1</text:p>
          </table:table-cell>
          <table:table-cell office:value-type="float" office:value="27.3268536942999" calcext:value-type="float">
            <text:p>27.3268536942999</text:p>
          </table:table-cell>
          <table:table-cell office:value-type="float" office:value="25.9595020177507" calcext:value-type="float">
            <text:p>25.9595020177507</text:p>
          </table:table-cell>
          <table:table-cell office:value-type="float" office:value="1" calcext:value-type="float">
            <text:p>1</text:p>
          </table:table-cell>
          <table:table-cell office:value-type="float" office:value="27.3268536942999" calcext:value-type="float">
            <text:p>27.3268536942999</text:p>
          </table:table-cell>
          <table:table-cell office:value-type="float" office:value="24.7828584065289" calcext:value-type="float">
            <text:p>24.7828584065289</text:p>
          </table:table-cell>
          <table:table-cell office:value-type="float" office:value="1" calcext:value-type="float">
            <text:p>1</text:p>
          </table:table-cell>
          <table:table-cell office:value-type="float" office:value="27.3268536942999" calcext:value-type="float">
            <text:p>27.3268536942999</text:p>
          </table:table-cell>
          <table:table-cell office:value-type="float" office:value="24.7095315976758" calcext:value-type="float">
            <text:p>24.7095315976758</text:p>
          </table:table-cell>
          <table:table-cell office:value-type="float" office:value="2.44691785010181" calcext:value-type="float">
            <text:p>2.4469178501018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.3648682120902" calcext:value-type="float">
            <text:p>20.3648682120902</text:p>
          </table:table-cell>
          <table:table-cell office:value-type="float" office:value="24.5243293586684" calcext:value-type="float">
            <text:p>24.5243293586684</text:p>
          </table:table-cell>
          <table:table-cell office:value-type="float" office:value="1" calcext:value-type="float">
            <text:p>1</text:p>
          </table:table-cell>
          <table:table-cell office:value-type="float" office:value="20.3648682120902" calcext:value-type="float">
            <text:p>20.3648682120902</text:p>
          </table:table-cell>
          <table:table-cell office:value-type="float" office:value="24.0959908472628" calcext:value-type="float">
            <text:p>24.0959908472628</text:p>
          </table:table-cell>
          <table:table-cell office:value-type="float" office:value="1" calcext:value-type="float">
            <text:p>1</text:p>
          </table:table-cell>
          <table:table-cell office:value-type="float" office:value="20.3648682120902" calcext:value-type="float">
            <text:p>20.3648682120902</text:p>
          </table:table-cell>
          <table:table-cell office:value-type="float" office:value="24.227822493909" calcext:value-type="float">
            <text:p>24.227822493909</text:p>
          </table:table-cell>
          <table:table-cell office:value-type="float" office:value="1" calcext:value-type="float">
            <text:p>1</text:p>
          </table:table-cell>
          <table:table-cell office:value-type="float" office:value="20.3648682120902" calcext:value-type="float">
            <text:p>20.3648682120902</text:p>
          </table:table-cell>
          <table:table-cell office:value-type="float" office:value="24.5092553365097" calcext:value-type="float">
            <text:p>24.5092553365097</text:p>
          </table:table-cell>
          <table:table-cell office:value-type="float" office:value="-4.5783502697364" calcext:value-type="float">
            <text:p>-4.578350269736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4.7529205207201" calcext:value-type="float">
            <text:p>24.7529205207201</text:p>
          </table:table-cell>
          <table:table-cell office:value-type="float" office:value="25.4825754194773" calcext:value-type="float">
            <text:p>25.4825754194773</text:p>
          </table:table-cell>
          <table:table-cell office:value-type="float" office:value="1" calcext:value-type="float">
            <text:p>1</text:p>
          </table:table-cell>
          <table:table-cell office:value-type="float" office:value="24.7529205207201" calcext:value-type="float">
            <text:p>24.7529205207201</text:p>
          </table:table-cell>
          <table:table-cell office:value-type="float" office:value="24.5876485663762" calcext:value-type="float">
            <text:p>24.5876485663762</text:p>
          </table:table-cell>
          <table:table-cell office:value-type="float" office:value="1" calcext:value-type="float">
            <text:p>1</text:p>
          </table:table-cell>
          <table:table-cell office:value-type="float" office:value="24.7529205207201" calcext:value-type="float">
            <text:p>24.7529205207201</text:p>
          </table:table-cell>
          <table:table-cell office:value-type="float" office:value="23.8958094280812" calcext:value-type="float">
            <text:p>23.8958094280812</text:p>
          </table:table-cell>
          <table:table-cell office:value-type="float" office:value="1" calcext:value-type="float">
            <text:p>1</text:p>
          </table:table-cell>
          <table:table-cell office:value-type="float" office:value="24.7529205207201" calcext:value-type="float">
            <text:p>24.7529205207201</text:p>
          </table:table-cell>
          <table:table-cell office:value-type="float" office:value="25.1391720014761" calcext:value-type="float">
            <text:p>25.1391720014761</text:p>
          </table:table-cell>
          <table:table-cell office:value-type="float" office:value="-0.150317094027463" calcext:value-type="float">
            <text:p>-0.15031709402746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.3145536776686" calcext:value-type="float">
            <text:p>20.3145536776686</text:p>
          </table:table-cell>
          <table:table-cell office:value-type="float" office:value="23.8912611831335" calcext:value-type="float">
            <text:p>23.8912611831335</text:p>
          </table:table-cell>
          <table:table-cell office:value-type="float" office:value="1" calcext:value-type="float">
            <text:p>1</text:p>
          </table:table-cell>
          <table:table-cell office:value-type="float" office:value="20.3145536776686" calcext:value-type="float">
            <text:p>20.3145536776686</text:p>
          </table:table-cell>
          <table:table-cell office:value-type="float" office:value="22.284211489183" calcext:value-type="float">
            <text:p>22.284211489183</text:p>
          </table:table-cell>
          <table:table-cell office:value-type="float" office:value="1" calcext:value-type="float">
            <text:p>1</text:p>
          </table:table-cell>
          <table:table-cell office:value-type="float" office:value="20.3145536776686" calcext:value-type="float">
            <text:p>20.3145536776686</text:p>
          </table:table-cell>
          <table:table-cell office:value-type="float" office:value="23.4789969287759" calcext:value-type="float">
            <text:p>23.4789969287759</text:p>
          </table:table-cell>
          <table:table-cell office:value-type="float" office:value="1" calcext:value-type="float">
            <text:p>1</text:p>
          </table:table-cell>
          <table:table-cell office:value-type="float" office:value="20.3145536776686" calcext:value-type="float">
            <text:p>20.3145536776686</text:p>
          </table:table-cell>
          <table:table-cell office:value-type="float" office:value="24.1999797770166" calcext:value-type="float">
            <text:p>24.1999797770166</text:p>
          </table:table-cell>
          <table:table-cell office:value-type="float" office:value="-4.5531984916281" calcext:value-type="float">
            <text:p>-4.553198491628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8.8468334431127" calcext:value-type="float">
            <text:p>28.8468334431127</text:p>
          </table:table-cell>
          <table:table-cell office:value-type="float" office:value="24.0459237172113" calcext:value-type="float">
            <text:p>24.0459237172113</text:p>
          </table:table-cell>
          <table:table-cell office:value-type="float" office:value="1" calcext:value-type="float">
            <text:p>1</text:p>
          </table:table-cell>
          <table:table-cell office:value-type="float" office:value="28.8468334431127" calcext:value-type="float">
            <text:p>28.8468334431127</text:p>
          </table:table-cell>
          <table:table-cell office:value-type="float" office:value="24.2176102481049" calcext:value-type="float">
            <text:p>24.2176102481049</text:p>
          </table:table-cell>
          <table:table-cell office:value-type="float" office:value="1" calcext:value-type="float">
            <text:p>1</text:p>
          </table:table-cell>
          <table:table-cell office:value-type="float" office:value="28.8468334431127" calcext:value-type="float">
            <text:p>28.8468334431127</text:p>
          </table:table-cell>
          <table:table-cell office:value-type="float" office:value="23.6615013292469" calcext:value-type="float">
            <text:p>23.6615013292469</text:p>
          </table:table-cell>
          <table:table-cell office:value-type="float" office:value="1" calcext:value-type="float">
            <text:p>1</text:p>
          </table:table-cell>
          <table:table-cell office:value-type="float" office:value="28.8468334431127" calcext:value-type="float">
            <text:p>28.8468334431127</text:p>
          </table:table-cell>
          <table:table-cell office:value-type="float" office:value="24.2075868640326" calcext:value-type="float">
            <text:p>24.2075868640326</text:p>
          </table:table-cell>
          <table:table-cell office:value-type="float" office:value="3.80713790024122" calcext:value-type="float">
            <text:p>3.8071379002412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.6636093862941" calcext:value-type="float">
            <text:p>21.6636093862941</text:p>
          </table:table-cell>
          <table:table-cell office:value-type="float" office:value="24.0380159279304" calcext:value-type="float">
            <text:p>24.0380159279304</text:p>
          </table:table-cell>
          <table:table-cell office:value-type="float" office:value="1" calcext:value-type="float">
            <text:p>1</text:p>
          </table:table-cell>
          <table:table-cell office:value-type="float" office:value="21.6636093862941" calcext:value-type="float">
            <text:p>21.6636093862941</text:p>
          </table:table-cell>
          <table:table-cell office:value-type="float" office:value="23.3893911420853" calcext:value-type="float">
            <text:p>23.3893911420853</text:p>
          </table:table-cell>
          <table:table-cell office:value-type="float" office:value="1" calcext:value-type="float">
            <text:p>1</text:p>
          </table:table-cell>
          <table:table-cell office:value-type="float" office:value="21.6636093862941" calcext:value-type="float">
            <text:p>21.6636093862941</text:p>
          </table:table-cell>
          <table:table-cell office:value-type="float" office:value="23.9575180017837" calcext:value-type="float">
            <text:p>23.9575180017837</text:p>
          </table:table-cell>
          <table:table-cell office:value-type="float" office:value="1" calcext:value-type="float">
            <text:p>1</text:p>
          </table:table-cell>
          <table:table-cell office:value-type="float" office:value="21.6636093862941" calcext:value-type="float">
            <text:p>21.6636093862941</text:p>
          </table:table-cell>
          <table:table-cell office:value-type="float" office:value="23.9912239466955" calcext:value-type="float">
            <text:p>23.9912239466955</text:p>
          </table:table-cell>
          <table:table-cell office:value-type="float" office:value="-2.90810013962182" calcext:value-type="float">
            <text:p>-2.9081001396218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.3681369623049" calcext:value-type="float">
            <text:p>25.3681369623049</text:p>
          </table:table-cell>
          <table:table-cell office:value-type="float" office:value="25.3813086647645" calcext:value-type="float">
            <text:p>25.3813086647645</text:p>
          </table:table-cell>
          <table:table-cell office:value-type="float" office:value="1" calcext:value-type="float">
            <text:p>1</text:p>
          </table:table-cell>
          <table:table-cell office:value-type="float" office:value="25.3681369623049" calcext:value-type="float">
            <text:p>25.3681369623049</text:p>
          </table:table-cell>
          <table:table-cell office:value-type="float" office:value="25.1509372032225" calcext:value-type="float">
            <text:p>25.1509372032225</text:p>
          </table:table-cell>
          <table:table-cell office:value-type="float" office:value="1" calcext:value-type="float">
            <text:p>1</text:p>
          </table:table-cell>
          <table:table-cell office:value-type="float" office:value="25.3681369623049" calcext:value-type="float">
            <text:p>25.3681369623049</text:p>
          </table:table-cell>
          <table:table-cell office:value-type="float" office:value="24.3216484029515" calcext:value-type="float">
            <text:p>24.3216484029515</text:p>
          </table:table-cell>
          <table:table-cell office:value-type="float" office:value="1" calcext:value-type="float">
            <text:p>1</text:p>
          </table:table-cell>
          <table:table-cell office:value-type="float" office:value="25.3681369623049" calcext:value-type="float">
            <text:p>25.3681369623049</text:p>
          </table:table-cell>
          <table:table-cell office:value-type="float" office:value="25.1669642609745" calcext:value-type="float">
            <text:p>25.1669642609745</text:p>
          </table:table-cell>
          <table:table-cell office:value-type="float" office:value="0.247404769061818" calcext:value-type="float">
            <text:p>0.24740476906181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2.137903512528" calcext:value-type="float">
            <text:p>22.137903512528</text:p>
          </table:table-cell>
          <table:table-cell office:value-type="float" office:value="25.1535577602231" calcext:value-type="float">
            <text:p>25.1535577602231</text:p>
          </table:table-cell>
          <table:table-cell office:value-type="float" office:value="1" calcext:value-type="float">
            <text:p>1</text:p>
          </table:table-cell>
          <table:table-cell office:value-type="float" office:value="22.137903512528" calcext:value-type="float">
            <text:p>22.137903512528</text:p>
          </table:table-cell>
          <table:table-cell office:value-type="float" office:value="24.178674563343" calcext:value-type="float">
            <text:p>24.178674563343</text:p>
          </table:table-cell>
          <table:table-cell office:value-type="float" office:value="1" calcext:value-type="float">
            <text:p>1</text:p>
          </table:table-cell>
          <table:table-cell office:value-type="float" office:value="22.137903512528" calcext:value-type="float">
            <text:p>22.137903512528</text:p>
          </table:table-cell>
          <table:table-cell office:value-type="float" office:value="24.2762779211336" calcext:value-type="float">
            <text:p>24.2762779211336</text:p>
          </table:table-cell>
          <table:table-cell office:value-type="float" office:value="1" calcext:value-type="float">
            <text:p>1</text:p>
          </table:table-cell>
          <table:table-cell office:value-type="float" office:value="22.137903512528" calcext:value-type="float">
            <text:p>22.137903512528</text:p>
          </table:table-cell>
          <table:table-cell office:value-type="float" office:value="24.8478688919551" calcext:value-type="float">
            <text:p>24.8478688919551</text:p>
          </table:table-cell>
          <table:table-cell office:value-type="float" office:value="-2.58227643696794" calcext:value-type="float">
            <text:p>-2.5822764369679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2.6309653072711" calcext:value-type="float">
            <text:p>22.6309653072711</text:p>
          </table:table-cell>
          <table:table-cell office:value-type="float" office:value="25.1315956037438" calcext:value-type="float">
            <text:p>25.1315956037438</text:p>
          </table:table-cell>
          <table:table-cell office:value-type="float" office:value="1" calcext:value-type="float">
            <text:p>1</text:p>
          </table:table-cell>
          <table:table-cell office:value-type="float" office:value="22.6309653072711" calcext:value-type="float">
            <text:p>22.6309653072711</text:p>
          </table:table-cell>
          <table:table-cell office:value-type="float" office:value="23.5976742208298" calcext:value-type="float">
            <text:p>23.5976742208298</text:p>
          </table:table-cell>
          <table:table-cell office:value-type="float" office:value="1" calcext:value-type="float">
            <text:p>1</text:p>
          </table:table-cell>
          <table:table-cell office:value-type="float" office:value="22.6309653072711" calcext:value-type="float">
            <text:p>22.6309653072711</text:p>
          </table:table-cell>
          <table:table-cell office:value-type="float" office:value="23.8717803793823" calcext:value-type="float">
            <text:p>23.8717803793823</text:p>
          </table:table-cell>
          <table:table-cell office:value-type="float" office:value="1" calcext:value-type="float">
            <text:p>1</text:p>
          </table:table-cell>
          <table:table-cell office:value-type="float" office:value="22.6309653072711" calcext:value-type="float">
            <text:p>22.6309653072711</text:p>
          </table:table-cell>
          <table:table-cell office:value-type="float" office:value="24.8025570884198" calcext:value-type="float">
            <text:p>24.8025570884198</text:p>
          </table:table-cell>
          <table:table-cell office:value-type="float" office:value="-2.51657524043978" calcext:value-type="float">
            <text:p>-2.5165752404397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.1922192576942" calcext:value-type="float">
            <text:p>25.1922192576942</text:p>
          </table:table-cell>
          <table:table-cell office:value-type="float" office:value="24.2024475047864" calcext:value-type="float">
            <text:p>24.2024475047864</text:p>
          </table:table-cell>
          <table:table-cell office:value-type="float" office:value="1" calcext:value-type="float">
            <text:p>1</text:p>
          </table:table-cell>
          <table:table-cell office:value-type="float" office:value="25.1922192576942" calcext:value-type="float">
            <text:p>25.1922192576942</text:p>
          </table:table-cell>
          <table:table-cell office:value-type="float" office:value="24.8850370433397" calcext:value-type="float">
            <text:p>24.8850370433397</text:p>
          </table:table-cell>
          <table:table-cell office:value-type="float" office:value="1" calcext:value-type="float">
            <text:p>1</text:p>
          </table:table-cell>
          <table:table-cell office:value-type="float" office:value="25.1922192576942" calcext:value-type="float">
            <text:p>25.1922192576942</text:p>
          </table:table-cell>
          <table:table-cell office:value-type="float" office:value="24.8159649612347" calcext:value-type="float">
            <text:p>24.8159649612347</text:p>
          </table:table-cell>
          <table:table-cell office:value-type="float" office:value="1" calcext:value-type="float">
            <text:p>1</text:p>
          </table:table-cell>
          <table:table-cell office:value-type="float" office:value="25.1922192576942" calcext:value-type="float">
            <text:p>25.1922192576942</text:p>
          </table:table-cell>
          <table:table-cell office:value-type="float" office:value="24.5760087204707" calcext:value-type="float">
            <text:p>24.5760087204707</text:p>
          </table:table-cell>
          <table:table-cell office:value-type="float" office:value="0.302010026694424" calcext:value-type="float">
            <text:p>0.30201002669442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.0101910669904" calcext:value-type="float">
            <text:p>25.0101910669904</text:p>
          </table:table-cell>
          <table:table-cell office:value-type="float" office:value="24.7617467838882" calcext:value-type="float">
            <text:p>24.7617467838882</text:p>
          </table:table-cell>
          <table:table-cell office:value-type="float" office:value="1" calcext:value-type="float">
            <text:p>1</text:p>
          </table:table-cell>
          <table:table-cell office:value-type="float" office:value="25.0101910669904" calcext:value-type="float">
            <text:p>25.0101910669904</text:p>
          </table:table-cell>
          <table:table-cell office:value-type="float" office:value="24.4064894219139" calcext:value-type="float">
            <text:p>24.4064894219139</text:p>
          </table:table-cell>
          <table:table-cell office:value-type="float" office:value="1" calcext:value-type="float">
            <text:p>1</text:p>
          </table:table-cell>
          <table:table-cell office:value-type="float" office:value="25.0101910669904" calcext:value-type="float">
            <text:p>25.0101910669904</text:p>
          </table:table-cell>
          <table:table-cell office:value-type="float" office:value="23.9606320856507" calcext:value-type="float">
            <text:p>23.9606320856507</text:p>
          </table:table-cell>
          <table:table-cell office:value-type="float" office:value="1" calcext:value-type="float">
            <text:p>1</text:p>
          </table:table-cell>
          <table:table-cell office:value-type="float" office:value="25.0101910669904" calcext:value-type="float">
            <text:p>25.0101910669904</text:p>
          </table:table-cell>
          <table:table-cell office:value-type="float" office:value="24.5577222815203" calcext:value-type="float">
            <text:p>24.5577222815203</text:p>
          </table:table-cell>
          <table:table-cell office:value-type="float" office:value="0.14697852058951" calcext:value-type="float">
            <text:p>0.1469785205895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8.382228749022" calcext:value-type="float">
            <text:p>28.382228749022</text:p>
          </table:table-cell>
          <table:table-cell office:value-type="float" office:value="25.3610793035481" calcext:value-type="float">
            <text:p>25.3610793035481</text:p>
          </table:table-cell>
          <table:table-cell office:value-type="float" office:value="1" calcext:value-type="float">
            <text:p>1</text:p>
          </table:table-cell>
          <table:table-cell office:value-type="float" office:value="28.382228749022" calcext:value-type="float">
            <text:p>28.382228749022</text:p>
          </table:table-cell>
          <table:table-cell office:value-type="float" office:value="25.8646427043066" calcext:value-type="float">
            <text:p>25.8646427043066</text:p>
          </table:table-cell>
          <table:table-cell office:value-type="float" office:value="1" calcext:value-type="float">
            <text:p>1</text:p>
          </table:table-cell>
          <table:table-cell office:value-type="float" office:value="28.382228749022" calcext:value-type="float">
            <text:p>28.382228749022</text:p>
          </table:table-cell>
          <table:table-cell office:value-type="float" office:value="23.8871272835235" calcext:value-type="float">
            <text:p>23.8871272835235</text:p>
          </table:table-cell>
          <table:table-cell office:value-type="float" office:value="1" calcext:value-type="float">
            <text:p>1</text:p>
          </table:table-cell>
          <table:table-cell office:value-type="float" office:value="28.382228749022" calcext:value-type="float">
            <text:p>28.382228749022</text:p>
          </table:table-cell>
          <table:table-cell office:value-type="float" office:value="24.9673318737506" calcext:value-type="float">
            <text:p>24.9673318737506</text:p>
          </table:table-cell>
          <table:table-cell office:value-type="float" office:value="3.13148807764419" calcext:value-type="float">
            <text:p>3.1314880776441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3.9159264897543" calcext:value-type="float">
            <text:p>23.9159264897543</text:p>
          </table:table-cell>
          <table:table-cell office:value-type="float" office:value="24.6180151914261" calcext:value-type="float">
            <text:p>24.6180151914261</text:p>
          </table:table-cell>
          <table:table-cell office:value-type="float" office:value="1" calcext:value-type="float">
            <text:p>1</text:p>
          </table:table-cell>
          <table:table-cell office:value-type="float" office:value="23.9159264897543" calcext:value-type="float">
            <text:p>23.9159264897543</text:p>
          </table:table-cell>
          <table:table-cell office:value-type="float" office:value="23.3156954231147" calcext:value-type="float">
            <text:p>23.3156954231147</text:p>
          </table:table-cell>
          <table:table-cell office:value-type="float" office:value="1" calcext:value-type="float">
            <text:p>1</text:p>
          </table:table-cell>
          <table:table-cell office:value-type="float" office:value="23.9159264897543" calcext:value-type="float">
            <text:p>23.9159264897543</text:p>
          </table:table-cell>
          <table:table-cell office:value-type="float" office:value="23.5193112178489" calcext:value-type="float">
            <text:p>23.5193112178489</text:p>
          </table:table-cell>
          <table:table-cell office:value-type="float" office:value="1" calcext:value-type="float">
            <text:p>1</text:p>
          </table:table-cell>
          <table:table-cell office:value-type="float" office:value="23.9159264897543" calcext:value-type="float">
            <text:p>23.9159264897543</text:p>
          </table:table-cell>
          <table:table-cell office:value-type="float" office:value="24.6763368432825" calcext:value-type="float">
            <text:p>24.6763368432825</text:p>
          </table:table-cell>
          <table:table-cell office:value-type="float" office:value="-1.33476091886292" calcext:value-type="float">
            <text:p>-1.3347609188629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2.7567027975261" calcext:value-type="float">
            <text:p>22.7567027975261</text:p>
          </table:table-cell>
          <table:table-cell office:value-type="float" office:value="23.5928159042489" calcext:value-type="float">
            <text:p>23.5928159042489</text:p>
          </table:table-cell>
          <table:table-cell office:value-type="float" office:value="1" calcext:value-type="float">
            <text:p>1</text:p>
          </table:table-cell>
          <table:table-cell office:value-type="float" office:value="22.7567027975261" calcext:value-type="float">
            <text:p>22.7567027975261</text:p>
          </table:table-cell>
          <table:table-cell office:value-type="float" office:value="22.8044553667645" calcext:value-type="float">
            <text:p>22.8044553667645</text:p>
          </table:table-cell>
          <table:table-cell office:value-type="float" office:value="1" calcext:value-type="float">
            <text:p>1</text:p>
          </table:table-cell>
          <table:table-cell office:value-type="float" office:value="22.7567027975261" calcext:value-type="float">
            <text:p>22.7567027975261</text:p>
          </table:table-cell>
          <table:table-cell office:value-type="float" office:value="23.5737593256606" calcext:value-type="float">
            <text:p>23.5737593256606</text:p>
          </table:table-cell>
          <table:table-cell office:value-type="float" office:value="1" calcext:value-type="float">
            <text:p>1</text:p>
          </table:table-cell>
          <table:table-cell office:value-type="float" office:value="22.7567027975261" calcext:value-type="float">
            <text:p>22.7567027975261</text:p>
          </table:table-cell>
          <table:table-cell office:value-type="float" office:value="23.6171192110468" calcext:value-type="float">
            <text:p>23.6171192110468</text:p>
          </table:table-cell>
          <table:table-cell office:value-type="float" office:value="-2.26783427151427" calcext:value-type="float">
            <text:p>-2.2678342715142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6.9995603648477" calcext:value-type="float">
            <text:p>26.9995603648477</text:p>
          </table:table-cell>
          <table:table-cell office:value-type="float" office:value="22.8824120066456" calcext:value-type="float">
            <text:p>22.8824120066456</text:p>
          </table:table-cell>
          <table:table-cell office:value-type="float" office:value="1" calcext:value-type="float">
            <text:p>1</text:p>
          </table:table-cell>
          <table:table-cell office:value-type="float" office:value="26.9995603648477" calcext:value-type="float">
            <text:p>26.9995603648477</text:p>
          </table:table-cell>
          <table:table-cell office:value-type="float" office:value="25.4479958071657" calcext:value-type="float">
            <text:p>25.4479958071657</text:p>
          </table:table-cell>
          <table:table-cell office:value-type="float" office:value="1" calcext:value-type="float">
            <text:p>1</text:p>
          </table:table-cell>
          <table:table-cell office:value-type="float" office:value="26.9995603648477" calcext:value-type="float">
            <text:p>26.9995603648477</text:p>
          </table:table-cell>
          <table:table-cell office:value-type="float" office:value="25.4215533947534" calcext:value-type="float">
            <text:p>25.4215533947534</text:p>
          </table:table-cell>
          <table:table-cell office:value-type="float" office:value="1" calcext:value-type="float">
            <text:p>1</text:p>
          </table:table-cell>
          <table:table-cell office:value-type="float" office:value="26.9995603648477" calcext:value-type="float">
            <text:p>26.9995603648477</text:p>
          </table:table-cell>
          <table:table-cell office:value-type="float" office:value="23.3443623105261" calcext:value-type="float">
            <text:p>23.3443623105261</text:p>
          </table:table-cell>
          <table:table-cell office:value-type="float" office:value="2.11988101072986" calcext:value-type="float">
            <text:p>2.1198810107298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8.5879510576339" calcext:value-type="float">
            <text:p>28.5879510576339</text:p>
          </table:table-cell>
          <table:table-cell office:value-type="float" office:value="24.526905774331" calcext:value-type="float">
            <text:p>24.526905774331</text:p>
          </table:table-cell>
          <table:table-cell office:value-type="float" office:value="1" calcext:value-type="float">
            <text:p>1</text:p>
          </table:table-cell>
          <table:table-cell office:value-type="float" office:value="28.5879510576339" calcext:value-type="float">
            <text:p>28.5879510576339</text:p>
          </table:table-cell>
          <table:table-cell office:value-type="float" office:value="25.8244660750413" calcext:value-type="float">
            <text:p>25.8244660750413</text:p>
          </table:table-cell>
          <table:table-cell office:value-type="float" office:value="1" calcext:value-type="float">
            <text:p>1</text:p>
          </table:table-cell>
          <table:table-cell office:value-type="float" office:value="28.5879510576339" calcext:value-type="float">
            <text:p>28.5879510576339</text:p>
          </table:table-cell>
          <table:table-cell office:value-type="float" office:value="24.7404510372686" calcext:value-type="float">
            <text:p>24.7404510372686</text:p>
          </table:table-cell>
          <table:table-cell office:value-type="float" office:value="1" calcext:value-type="float">
            <text:p>1</text:p>
          </table:table-cell>
          <table:table-cell office:value-type="float" office:value="28.5879510576339" calcext:value-type="float">
            <text:p>28.5879510576339</text:p>
          </table:table-cell>
          <table:table-cell office:value-type="float" office:value="24.3286857860828" calcext:value-type="float">
            <text:p>24.3286857860828</text:p>
          </table:table-cell>
          <table:table-cell office:value-type="float" office:value="3.38687442355389" calcext:value-type="float">
            <text:p>3.3868744235538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.3482383346721" calcext:value-type="float">
            <text:p>30.3482383346721</text:p>
          </table:table-cell>
          <table:table-cell office:value-type="float" office:value="25.2798219657976" calcext:value-type="float">
            <text:p>25.2798219657976</text:p>
          </table:table-cell>
          <table:table-cell office:value-type="float" office:value="1" calcext:value-type="float">
            <text:p>1</text:p>
          </table:table-cell>
          <table:table-cell office:value-type="float" office:value="30.3482383346721" calcext:value-type="float">
            <text:p>30.3482383346721</text:p>
          </table:table-cell>
          <table:table-cell office:value-type="float" office:value="26.9254894209075" calcext:value-type="float">
            <text:p>26.9254894209075</text:p>
          </table:table-cell>
          <table:table-cell office:value-type="float" office:value="1" calcext:value-type="float">
            <text:p>1</text:p>
          </table:table-cell>
          <table:table-cell office:value-type="float" office:value="30.3482383346721" calcext:value-type="float">
            <text:p>30.3482383346721</text:p>
          </table:table-cell>
          <table:table-cell office:value-type="float" office:value="25.7079443180005" calcext:value-type="float">
            <text:p>25.7079443180005</text:p>
          </table:table-cell>
          <table:table-cell office:value-type="float" office:value="1" calcext:value-type="float">
            <text:p>1</text:p>
          </table:table-cell>
          <table:table-cell office:value-type="float" office:value="30.3482383346721" calcext:value-type="float">
            <text:p>30.3482383346721</text:p>
          </table:table-cell>
          <table:table-cell office:value-type="float" office:value="25.0370788081176" calcext:value-type="float">
            <text:p>25.0370788081176</text:p>
          </table:table-cell>
          <table:table-cell office:value-type="float" office:value="5.49503391962351" calcext:value-type="float">
            <text:p>5.4950339196235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8.9125786766749" calcext:value-type="float">
            <text:p>28.9125786766749</text:p>
          </table:table-cell>
          <table:table-cell office:value-type="float" office:value="25.4828320339878" calcext:value-type="float">
            <text:p>25.4828320339878</text:p>
          </table:table-cell>
          <table:table-cell office:value-type="float" office:value="1" calcext:value-type="float">
            <text:p>1</text:p>
          </table:table-cell>
          <table:table-cell office:value-type="float" office:value="28.9125786766749" calcext:value-type="float">
            <text:p>28.9125786766749</text:p>
          </table:table-cell>
          <table:table-cell office:value-type="float" office:value="25.9519490218015" calcext:value-type="float">
            <text:p>25.9519490218015</text:p>
          </table:table-cell>
          <table:table-cell office:value-type="float" office:value="1" calcext:value-type="float">
            <text:p>1</text:p>
          </table:table-cell>
          <table:table-cell office:value-type="float" office:value="28.9125786766749" calcext:value-type="float">
            <text:p>28.9125786766749</text:p>
          </table:table-cell>
          <table:table-cell office:value-type="float" office:value="24.8260253548068" calcext:value-type="float">
            <text:p>24.8260253548068</text:p>
          </table:table-cell>
          <table:table-cell office:value-type="float" office:value="1" calcext:value-type="float">
            <text:p>1</text:p>
          </table:table-cell>
          <table:table-cell office:value-type="float" office:value="28.9125786766749" calcext:value-type="float">
            <text:p>28.9125786766749</text:p>
          </table:table-cell>
          <table:table-cell office:value-type="float" office:value="25.0152275662361" calcext:value-type="float">
            <text:p>25.0152275662361</text:p>
          </table:table-cell>
          <table:table-cell office:value-type="float" office:value="3.72931425825353" calcext:value-type="float">
            <text:p>3.7293142582535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.6738453469699" calcext:value-type="float">
            <text:p>25.6738453469699</text:p>
          </table:table-cell>
          <table:table-cell office:value-type="float" office:value="26.0892322535416" calcext:value-type="float">
            <text:p>26.0892322535416</text:p>
          </table:table-cell>
          <table:table-cell office:value-type="float" office:value="1" calcext:value-type="float">
            <text:p>1</text:p>
          </table:table-cell>
          <table:table-cell office:value-type="float" office:value="25.6738453469699" calcext:value-type="float">
            <text:p>25.6738453469699</text:p>
          </table:table-cell>
          <table:table-cell office:value-type="float" office:value="24.4623671127139" calcext:value-type="float">
            <text:p>24.4623671127139</text:p>
          </table:table-cell>
          <table:table-cell office:value-type="float" office:value="1" calcext:value-type="float">
            <text:p>1</text:p>
          </table:table-cell>
          <table:table-cell office:value-type="float" office:value="25.6738453469699" calcext:value-type="float">
            <text:p>25.6738453469699</text:p>
          </table:table-cell>
          <table:table-cell office:value-type="float" office:value="23.6684736926581" calcext:value-type="float">
            <text:p>23.6684736926581</text:p>
          </table:table-cell>
          <table:table-cell office:value-type="float" office:value="1" calcext:value-type="float">
            <text:p>1</text:p>
          </table:table-cell>
          <table:table-cell office:value-type="float" office:value="25.6738453469699" calcext:value-type="float">
            <text:p>25.6738453469699</text:p>
          </table:table-cell>
          <table:table-cell office:value-type="float" office:value="25.6466172530685" calcext:value-type="float">
            <text:p>25.6466172530685</text:p>
          </table:table-cell>
          <table:table-cell office:value-type="float" office:value="0.821723949544694" calcext:value-type="float">
            <text:p>0.82172394954469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7.1962752989354" calcext:value-type="float">
            <text:p>27.1962752989354</text:p>
          </table:table-cell>
          <table:table-cell office:value-type="float" office:value="24.1471426297867" calcext:value-type="float">
            <text:p>24.1471426297867</text:p>
          </table:table-cell>
          <table:table-cell office:value-type="float" office:value="1" calcext:value-type="float">
            <text:p>1</text:p>
          </table:table-cell>
          <table:table-cell office:value-type="float" office:value="27.1962752989354" calcext:value-type="float">
            <text:p>27.1962752989354</text:p>
          </table:table-cell>
          <table:table-cell office:value-type="float" office:value="24.2855160754533" calcext:value-type="float">
            <text:p>24.2855160754533</text:p>
          </table:table-cell>
          <table:table-cell office:value-type="float" office:value="1" calcext:value-type="float">
            <text:p>1</text:p>
          </table:table-cell>
          <table:table-cell office:value-type="float" office:value="27.1962752989354" calcext:value-type="float">
            <text:p>27.1962752989354</text:p>
          </table:table-cell>
          <table:table-cell office:value-type="float" office:value="24.8248469019042" calcext:value-type="float">
            <text:p>24.8248469019042</text:p>
          </table:table-cell>
          <table:table-cell office:value-type="float" office:value="1" calcext:value-type="float">
            <text:p>1</text:p>
          </table:table-cell>
          <table:table-cell office:value-type="float" office:value="27.1962752989354" calcext:value-type="float">
            <text:p>27.1962752989354</text:p>
          </table:table-cell>
          <table:table-cell office:value-type="float" office:value="24.368941498964" calcext:value-type="float">
            <text:p>24.368941498964</text:p>
          </table:table-cell>
          <table:table-cell office:value-type="float" office:value="1.90544434760572" calcext:value-type="float">
            <text:p>1.9054443476057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.8213042153638" calcext:value-type="float">
            <text:p>25.8213042153638</text:p>
          </table:table-cell>
          <table:table-cell office:value-type="float" office:value="24.3253628049382" calcext:value-type="float">
            <text:p>24.3253628049382</text:p>
          </table:table-cell>
          <table:table-cell office:value-type="float" office:value="1" calcext:value-type="float">
            <text:p>1</text:p>
          </table:table-cell>
          <table:table-cell office:value-type="float" office:value="25.8213042153638" calcext:value-type="float">
            <text:p>25.8213042153638</text:p>
          </table:table-cell>
          <table:table-cell office:value-type="float" office:value="24.9669728848306" calcext:value-type="float">
            <text:p>24.9669728848306</text:p>
          </table:table-cell>
          <table:table-cell office:value-type="float" office:value="1" calcext:value-type="float">
            <text:p>1</text:p>
          </table:table-cell>
          <table:table-cell office:value-type="float" office:value="25.8213042153638" calcext:value-type="float">
            <text:p>25.8213042153638</text:p>
          </table:table-cell>
          <table:table-cell office:value-type="float" office:value="24.947207583723" calcext:value-type="float">
            <text:p>24.947207583723</text:p>
          </table:table-cell>
          <table:table-cell office:value-type="float" office:value="1" calcext:value-type="float">
            <text:p>1</text:p>
          </table:table-cell>
          <table:table-cell office:value-type="float" office:value="25.8213042153638" calcext:value-type="float">
            <text:p>25.8213042153638</text:p>
          </table:table-cell>
          <table:table-cell office:value-type="float" office:value="24.2989697243997" calcext:value-type="float">
            <text:p>24.2989697243997</text:p>
          </table:table-cell>
          <table:table-cell office:value-type="float" office:value="1.09801156463067" calcext:value-type="float">
            <text:p>1.0980115646306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8.4040585241434" calcext:value-type="float">
            <text:p>28.4040585241434</text:p>
          </table:table-cell>
          <table:table-cell office:value-type="float" office:value="26.6922681449568" calcext:value-type="float">
            <text:p>26.6922681449568</text:p>
          </table:table-cell>
          <table:table-cell office:value-type="float" office:value="1" calcext:value-type="float">
            <text:p>1</text:p>
          </table:table-cell>
          <table:table-cell office:value-type="float" office:value="28.4040585241434" calcext:value-type="float">
            <text:p>28.4040585241434</text:p>
          </table:table-cell>
          <table:table-cell office:value-type="float" office:value="26.2593354952491" calcext:value-type="float">
            <text:p>26.2593354952491</text:p>
          </table:table-cell>
          <table:table-cell office:value-type="float" office:value="1" calcext:value-type="float">
            <text:p>1</text:p>
          </table:table-cell>
          <table:table-cell office:value-type="float" office:value="28.4040585241434" calcext:value-type="float">
            <text:p>28.4040585241434</text:p>
          </table:table-cell>
          <table:table-cell office:value-type="float" office:value="23.9930735034122" calcext:value-type="float">
            <text:p>23.9930735034122</text:p>
          </table:table-cell>
          <table:table-cell office:value-type="float" office:value="1" calcext:value-type="float">
            <text:p>1</text:p>
          </table:table-cell>
          <table:table-cell office:value-type="float" office:value="28.4040585241434" calcext:value-type="float">
            <text:p>28.4040585241434</text:p>
          </table:table-cell>
          <table:table-cell office:value-type="float" office:value="25.8073823972828" calcext:value-type="float">
            <text:p>25.8073823972828</text:p>
          </table:table-cell>
          <table:table-cell office:value-type="float" office:value="3.21128488337388" calcext:value-type="float">
            <text:p>3.2112848833738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4.558878044478" calcext:value-type="float">
            <text:p>24.558878044478</text:p>
          </table:table-cell>
          <table:table-cell office:value-type="float" office:value="24.0556486182852" calcext:value-type="float">
            <text:p>24.0556486182852</text:p>
          </table:table-cell>
          <table:table-cell office:value-type="float" office:value="1" calcext:value-type="float">
            <text:p>1</text:p>
          </table:table-cell>
          <table:table-cell office:value-type="float" office:value="24.558878044478" calcext:value-type="float">
            <text:p>24.558878044478</text:p>
          </table:table-cell>
          <table:table-cell office:value-type="float" office:value="25.0983982126585" calcext:value-type="float">
            <text:p>25.0983982126585</text:p>
          </table:table-cell>
          <table:table-cell office:value-type="float" office:value="1" calcext:value-type="float">
            <text:p>1</text:p>
          </table:table-cell>
          <table:table-cell office:value-type="float" office:value="24.558878044478" calcext:value-type="float">
            <text:p>24.558878044478</text:p>
          </table:table-cell>
          <table:table-cell office:value-type="float" office:value="24.9413223421314" calcext:value-type="float">
            <text:p>24.9413223421314</text:p>
          </table:table-cell>
          <table:table-cell office:value-type="float" office:value="1" calcext:value-type="float">
            <text:p>1</text:p>
          </table:table-cell>
          <table:table-cell office:value-type="float" office:value="24.558878044478" calcext:value-type="float">
            <text:p>24.558878044478</text:p>
          </table:table-cell>
          <table:table-cell office:value-type="float" office:value="24.173499483961" calcext:value-type="float">
            <text:p>24.173499483961</text:p>
          </table:table-cell>
          <table:table-cell office:value-type="float" office:value="-0.393486843597076" calcext:value-type="float">
            <text:p>-0.39348684359707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.976331857006" calcext:value-type="float">
            <text:p>21.976331857006</text:p>
          </table:table-cell>
          <table:table-cell office:value-type="float" office:value="26.5193038912649" calcext:value-type="float">
            <text:p>26.5193038912649</text:p>
          </table:table-cell>
          <table:table-cell office:value-type="float" office:value="1" calcext:value-type="float">
            <text:p>1</text:p>
          </table:table-cell>
          <table:table-cell office:value-type="float" office:value="21.976331857006" calcext:value-type="float">
            <text:p>21.976331857006</text:p>
          </table:table-cell>
          <table:table-cell office:value-type="float" office:value="24.3527081566201" calcext:value-type="float">
            <text:p>24.3527081566201</text:p>
          </table:table-cell>
          <table:table-cell office:value-type="float" office:value="1" calcext:value-type="float">
            <text:p>1</text:p>
          </table:table-cell>
          <table:table-cell office:value-type="float" office:value="21.976331857006" calcext:value-type="float">
            <text:p>21.976331857006</text:p>
          </table:table-cell>
          <table:table-cell office:value-type="float" office:value="23.852501816158" calcext:value-type="float">
            <text:p>23.852501816158</text:p>
          </table:table-cell>
          <table:table-cell office:value-type="float" office:value="1" calcext:value-type="float">
            <text:p>1</text:p>
          </table:table-cell>
          <table:table-cell office:value-type="float" office:value="21.976331857006" calcext:value-type="float">
            <text:p>21.976331857006</text:p>
          </table:table-cell>
          <table:table-cell office:value-type="float" office:value="25.5969554758791" calcext:value-type="float">
            <text:p>25.5969554758791</text:p>
          </table:table-cell>
          <table:table-cell office:value-type="float" office:value="-3.45396599235596" calcext:value-type="float">
            <text:p>-3.4539659923559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7.6465044172259" calcext:value-type="float">
            <text:p>27.6465044172259</text:p>
          </table:table-cell>
          <table:table-cell office:value-type="float" office:value="24.5999977543327" calcext:value-type="float">
            <text:p>24.5999977543327</text:p>
          </table:table-cell>
          <table:table-cell office:value-type="float" office:value="1" calcext:value-type="float">
            <text:p>1</text:p>
          </table:table-cell>
          <table:table-cell office:value-type="float" office:value="27.6465044172259" calcext:value-type="float">
            <text:p>27.6465044172259</text:p>
          </table:table-cell>
          <table:table-cell office:value-type="float" office:value="25.1179308017431" calcext:value-type="float">
            <text:p>25.1179308017431</text:p>
          </table:table-cell>
          <table:table-cell office:value-type="float" office:value="1" calcext:value-type="float">
            <text:p>1</text:p>
          </table:table-cell>
          <table:table-cell office:value-type="float" office:value="27.6465044172259" calcext:value-type="float">
            <text:p>27.6465044172259</text:p>
          </table:table-cell>
          <table:table-cell office:value-type="float" office:value="24.8912310593067" calcext:value-type="float">
            <text:p>24.8912310593067</text:p>
          </table:table-cell>
          <table:table-cell office:value-type="float" office:value="1" calcext:value-type="float">
            <text:p>1</text:p>
          </table:table-cell>
          <table:table-cell office:value-type="float" office:value="27.6465044172259" calcext:value-type="float">
            <text:p>27.6465044172259</text:p>
          </table:table-cell>
          <table:table-cell office:value-type="float" office:value="24.3523779018714" calcext:value-type="float">
            <text:p>24.3523779018714</text:p>
          </table:table-cell>
          <table:table-cell office:value-type="float" office:value="2.8187131663277" calcext:value-type="float">
            <text:p>2.818713166327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6.031025180479" calcext:value-type="float">
            <text:p>26.031025180479</text:p>
          </table:table-cell>
          <table:table-cell office:value-type="float" office:value="24.1130944516087" calcext:value-type="float">
            <text:p>24.1130944516087</text:p>
          </table:table-cell>
          <table:table-cell office:value-type="float" office:value="1" calcext:value-type="float">
            <text:p>1</text:p>
          </table:table-cell>
          <table:table-cell office:value-type="float" office:value="26.031025180479" calcext:value-type="float">
            <text:p>26.031025180479</text:p>
          </table:table-cell>
          <table:table-cell office:value-type="float" office:value="24.8424681478915" calcext:value-type="float">
            <text:p>24.8424681478915</text:p>
          </table:table-cell>
          <table:table-cell office:value-type="float" office:value="1" calcext:value-type="float">
            <text:p>1</text:p>
          </table:table-cell>
          <table:table-cell office:value-type="float" office:value="26.031025180479" calcext:value-type="float">
            <text:p>26.031025180479</text:p>
          </table:table-cell>
          <table:table-cell office:value-type="float" office:value="24.3895359510049" calcext:value-type="float">
            <text:p>24.3895359510049</text:p>
          </table:table-cell>
          <table:table-cell office:value-type="float" office:value="1" calcext:value-type="float">
            <text:p>1</text:p>
          </table:table-cell>
          <table:table-cell office:value-type="float" office:value="26.031025180479" calcext:value-type="float">
            <text:p>26.031025180479</text:p>
          </table:table-cell>
          <table:table-cell office:value-type="float" office:value="24.2806421170746" calcext:value-type="float">
            <text:p>24.2806421170746</text:p>
          </table:table-cell>
          <table:table-cell office:value-type="float" office:value="0.754212903014704" calcext:value-type="float">
            <text:p>0.75421290301470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.6147106174038" calcext:value-type="float">
            <text:p>30.6147106174038</text:p>
          </table:table-cell>
          <table:table-cell office:value-type="float" office:value="24.9671434706938" calcext:value-type="float">
            <text:p>24.9671434706938</text:p>
          </table:table-cell>
          <table:table-cell office:value-type="float" office:value="1" calcext:value-type="float">
            <text:p>1</text:p>
          </table:table-cell>
          <table:table-cell office:value-type="float" office:value="30.6147106174038" calcext:value-type="float">
            <text:p>30.6147106174038</text:p>
          </table:table-cell>
          <table:table-cell office:value-type="float" office:value="27.5853772377587" calcext:value-type="float">
            <text:p>27.5853772377587</text:p>
          </table:table-cell>
          <table:table-cell office:value-type="float" office:value="1" calcext:value-type="float">
            <text:p>1</text:p>
          </table:table-cell>
          <table:table-cell office:value-type="float" office:value="30.6147106174038" calcext:value-type="float">
            <text:p>30.6147106174038</text:p>
          </table:table-cell>
          <table:table-cell office:value-type="float" office:value="26.0447770281729" calcext:value-type="float">
            <text:p>26.0447770281729</text:p>
          </table:table-cell>
          <table:table-cell office:value-type="float" office:value="1" calcext:value-type="float">
            <text:p>1</text:p>
          </table:table-cell>
          <table:table-cell office:value-type="float" office:value="30.6147106174038" calcext:value-type="float">
            <text:p>30.6147106174038</text:p>
          </table:table-cell>
          <table:table-cell office:value-type="float" office:value="24.6564032101398" calcext:value-type="float">
            <text:p>24.6564032101398</text:p>
          </table:table-cell>
          <table:table-cell office:value-type="float" office:value="5.64960957392712" calcext:value-type="float">
            <text:p>5.6496095739271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8.7882613175802" calcext:value-type="float">
            <text:p>28.7882613175802</text:p>
          </table:table-cell>
          <table:table-cell office:value-type="float" office:value="23.384659668235" calcext:value-type="float">
            <text:p>23.384659668235</text:p>
          </table:table-cell>
          <table:table-cell office:value-type="float" office:value="1" calcext:value-type="float">
            <text:p>1</text:p>
          </table:table-cell>
          <table:table-cell office:value-type="float" office:value="28.7882613175802" calcext:value-type="float">
            <text:p>28.7882613175802</text:p>
          </table:table-cell>
          <table:table-cell office:value-type="float" office:value="26.6526771168969" calcext:value-type="float">
            <text:p>26.6526771168969</text:p>
          </table:table-cell>
          <table:table-cell office:value-type="float" office:value="1" calcext:value-type="float">
            <text:p>1</text:p>
          </table:table-cell>
          <table:table-cell office:value-type="float" office:value="28.7882613175802" calcext:value-type="float">
            <text:p>28.7882613175802</text:p>
          </table:table-cell>
          <table:table-cell office:value-type="float" office:value="25.6473654400846" calcext:value-type="float">
            <text:p>25.6473654400846</text:p>
          </table:table-cell>
          <table:table-cell office:value-type="float" office:value="1" calcext:value-type="float">
            <text:p>1</text:p>
          </table:table-cell>
          <table:table-cell office:value-type="float" office:value="28.7882613175802" calcext:value-type="float">
            <text:p>28.7882613175802</text:p>
          </table:table-cell>
          <table:table-cell office:value-type="float" office:value="23.7123083260907" calcext:value-type="float">
            <text:p>23.7123083260907</text:p>
          </table:table-cell>
          <table:table-cell office:value-type="float" office:value="3.93013880227795" calcext:value-type="float">
            <text:p>3.9301388022779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2.3520799885718" calcext:value-type="float">
            <text:p>22.3520799885718</text:p>
          </table:table-cell>
          <table:table-cell office:value-type="float" office:value="24.438089034448" calcext:value-type="float">
            <text:p>24.438089034448</text:p>
          </table:table-cell>
          <table:table-cell office:value-type="float" office:value="1" calcext:value-type="float">
            <text:p>1</text:p>
          </table:table-cell>
          <table:table-cell office:value-type="float" office:value="22.3520799885718" calcext:value-type="float">
            <text:p>22.3520799885718</text:p>
          </table:table-cell>
          <table:table-cell office:value-type="float" office:value="23.0808430597567" calcext:value-type="float">
            <text:p>23.0808430597567</text:p>
          </table:table-cell>
          <table:table-cell office:value-type="float" office:value="1" calcext:value-type="float">
            <text:p>1</text:p>
          </table:table-cell>
          <table:table-cell office:value-type="float" office:value="22.3520799885718" calcext:value-type="float">
            <text:p>22.3520799885718</text:p>
          </table:table-cell>
          <table:table-cell office:value-type="float" office:value="24.1417919617227" calcext:value-type="float">
            <text:p>24.1417919617227</text:p>
          </table:table-cell>
          <table:table-cell office:value-type="float" office:value="1" calcext:value-type="float">
            <text:p>1</text:p>
          </table:table-cell>
          <table:table-cell office:value-type="float" office:value="22.3520799885718" calcext:value-type="float">
            <text:p>22.3520799885718</text:p>
          </table:table-cell>
          <table:table-cell office:value-type="float" office:value="24.4217036754102" calcext:value-type="float">
            <text:p>24.4217036754102</text:p>
          </table:table-cell>
          <table:table-cell office:value-type="float" office:value="-2.7439338420495" calcext:value-type="float">
            <text:p>-2.743933842049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7.0183724884732" calcext:value-type="float">
            <text:p>27.0183724884732</text:p>
          </table:table-cell>
          <table:table-cell office:value-type="float" office:value="24.3895367708277" calcext:value-type="float">
            <text:p>24.3895367708277</text:p>
          </table:table-cell>
          <table:table-cell office:value-type="float" office:value="1" calcext:value-type="float">
            <text:p>1</text:p>
          </table:table-cell>
          <table:table-cell office:value-type="float" office:value="27.0183724884732" calcext:value-type="float">
            <text:p>27.0183724884732</text:p>
          </table:table-cell>
          <table:table-cell office:value-type="float" office:value="26.6750804217999" calcext:value-type="float">
            <text:p>26.6750804217999</text:p>
          </table:table-cell>
          <table:table-cell office:value-type="float" office:value="1" calcext:value-type="float">
            <text:p>1</text:p>
          </table:table-cell>
          <table:table-cell office:value-type="float" office:value="27.0183724884732" calcext:value-type="float">
            <text:p>27.0183724884732</text:p>
          </table:table-cell>
          <table:table-cell office:value-type="float" office:value="25.0920425768274" calcext:value-type="float">
            <text:p>25.0920425768274</text:p>
          </table:table-cell>
          <table:table-cell office:value-type="float" office:value="1" calcext:value-type="float">
            <text:p>1</text:p>
          </table:table-cell>
          <table:table-cell office:value-type="float" office:value="27.0183724884732" calcext:value-type="float">
            <text:p>27.0183724884732</text:p>
          </table:table-cell>
          <table:table-cell office:value-type="float" office:value="24.5289981431528" calcext:value-type="float">
            <text:p>24.5289981431528</text:p>
          </table:table-cell>
          <table:table-cell office:value-type="float" office:value="2.39041697642271" calcext:value-type="float">
            <text:p>2.3904169764227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7.789887415692" calcext:value-type="float">
            <text:p>27.789887415692</text:p>
          </table:table-cell>
          <table:table-cell office:value-type="float" office:value="23.9804105113993" calcext:value-type="float">
            <text:p>23.9804105113993</text:p>
          </table:table-cell>
          <table:table-cell office:value-type="float" office:value="1" calcext:value-type="float">
            <text:p>1</text:p>
          </table:table-cell>
          <table:table-cell office:value-type="float" office:value="27.789887415692" calcext:value-type="float">
            <text:p>27.789887415692</text:p>
          </table:table-cell>
          <table:table-cell office:value-type="float" office:value="25.9084380936694" calcext:value-type="float">
            <text:p>25.9084380936694</text:p>
          </table:table-cell>
          <table:table-cell office:value-type="float" office:value="1" calcext:value-type="float">
            <text:p>1</text:p>
          </table:table-cell>
          <table:table-cell office:value-type="float" office:value="27.789887415692" calcext:value-type="float">
            <text:p>27.789887415692</text:p>
          </table:table-cell>
          <table:table-cell office:value-type="float" office:value="24.9331903920146" calcext:value-type="float">
            <text:p>24.9331903920146</text:p>
          </table:table-cell>
          <table:table-cell office:value-type="float" office:value="1" calcext:value-type="float">
            <text:p>1</text:p>
          </table:table-cell>
          <table:table-cell office:value-type="float" office:value="27.789887415692" calcext:value-type="float">
            <text:p>27.789887415692</text:p>
          </table:table-cell>
          <table:table-cell office:value-type="float" office:value="24.1153979730253" calcext:value-type="float">
            <text:p>24.1153979730253</text:p>
          </table:table-cell>
          <table:table-cell office:value-type="float" office:value="2.8529967990419" calcext:value-type="float">
            <text:p>2.852996799041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4.1088095477581" calcext:value-type="float">
            <text:p>24.1088095477581</text:p>
          </table:table-cell>
          <table:table-cell office:value-type="float" office:value="24.7853264727863" calcext:value-type="float">
            <text:p>24.7853264727863</text:p>
          </table:table-cell>
          <table:table-cell office:value-type="float" office:value="1" calcext:value-type="float">
            <text:p>1</text:p>
          </table:table-cell>
          <table:table-cell office:value-type="float" office:value="24.1088095477581" calcext:value-type="float">
            <text:p>24.1088095477581</text:p>
          </table:table-cell>
          <table:table-cell office:value-type="float" office:value="25.3331705662059" calcext:value-type="float">
            <text:p>25.3331705662059</text:p>
          </table:table-cell>
          <table:table-cell office:value-type="float" office:value="1" calcext:value-type="float">
            <text:p>1</text:p>
          </table:table-cell>
          <table:table-cell office:value-type="float" office:value="24.1088095477581" calcext:value-type="float">
            <text:p>24.1088095477581</text:p>
          </table:table-cell>
          <table:table-cell office:value-type="float" office:value="25.7229212838435" calcext:value-type="float">
            <text:p>25.7229212838435</text:p>
          </table:table-cell>
          <table:table-cell office:value-type="float" office:value="1" calcext:value-type="float">
            <text:p>1</text:p>
          </table:table-cell>
          <table:table-cell office:value-type="float" office:value="24.1088095477581" calcext:value-type="float">
            <text:p>24.1088095477581</text:p>
          </table:table-cell>
          <table:table-cell office:value-type="float" office:value="24.8078872432329" calcext:value-type="float">
            <text:p>24.8078872432329</text:p>
          </table:table-cell>
          <table:table-cell office:value-type="float" office:value="-0.926920454214909" calcext:value-type="float">
            <text:p>-0.92692045421490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.3205536771351" calcext:value-type="float">
            <text:p>21.3205536771351</text:p>
          </table:table-cell>
          <table:table-cell office:value-type="float" office:value="24.1973871103407" calcext:value-type="float">
            <text:p>24.1973871103407</text:p>
          </table:table-cell>
          <table:table-cell office:value-type="float" office:value="1" calcext:value-type="float">
            <text:p>1</text:p>
          </table:table-cell>
          <table:table-cell office:value-type="float" office:value="21.3205536771351" calcext:value-type="float">
            <text:p>21.3205536771351</text:p>
          </table:table-cell>
          <table:table-cell office:value-type="float" office:value="24.2627727116759" calcext:value-type="float">
            <text:p>24.2627727116759</text:p>
          </table:table-cell>
          <table:table-cell office:value-type="float" office:value="1" calcext:value-type="float">
            <text:p>1</text:p>
          </table:table-cell>
          <table:table-cell office:value-type="float" office:value="21.3205536771351" calcext:value-type="float">
            <text:p>21.3205536771351</text:p>
          </table:table-cell>
          <table:table-cell office:value-type="float" office:value="25.1361703754837" calcext:value-type="float">
            <text:p>25.1361703754837</text:p>
          </table:table-cell>
          <table:table-cell office:value-type="float" office:value="1" calcext:value-type="float">
            <text:p>1</text:p>
          </table:table-cell>
          <table:table-cell office:value-type="float" office:value="21.3205536771351" calcext:value-type="float">
            <text:p>21.3205536771351</text:p>
          </table:table-cell>
          <table:table-cell office:value-type="float" office:value="24.2502336524833" calcext:value-type="float">
            <text:p>24.2502336524833</text:p>
          </table:table-cell>
          <table:table-cell office:value-type="float" office:value="-3.49510537671965" calcext:value-type="float">
            <text:p>-3.4951053767196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.0965652935936" calcext:value-type="float">
            <text:p>21.0965652935936</text:p>
          </table:table-cell>
          <table:table-cell office:value-type="float" office:value="24.6673676673524" calcext:value-type="float">
            <text:p>24.6673676673524</text:p>
          </table:table-cell>
          <table:table-cell office:value-type="float" office:value="1" calcext:value-type="float">
            <text:p>1</text:p>
          </table:table-cell>
          <table:table-cell office:value-type="float" office:value="21.0965652935936" calcext:value-type="float">
            <text:p>21.0965652935936</text:p>
          </table:table-cell>
          <table:table-cell office:value-type="float" office:value="24.0762561878463" calcext:value-type="float">
            <text:p>24.0762561878463</text:p>
          </table:table-cell>
          <table:table-cell office:value-type="float" office:value="1" calcext:value-type="float">
            <text:p>1</text:p>
          </table:table-cell>
          <table:table-cell office:value-type="float" office:value="21.0965652935936" calcext:value-type="float">
            <text:p>21.0965652935936</text:p>
          </table:table-cell>
          <table:table-cell office:value-type="float" office:value="23.9970063895939" calcext:value-type="float">
            <text:p>23.9970063895939</text:p>
          </table:table-cell>
          <table:table-cell office:value-type="float" office:value="1" calcext:value-type="float">
            <text:p>1</text:p>
          </table:table-cell>
          <table:table-cell office:value-type="float" office:value="21.0965652935936" calcext:value-type="float">
            <text:p>21.0965652935936</text:p>
          </table:table-cell>
          <table:table-cell office:value-type="float" office:value="24.6267878036799" calcext:value-type="float">
            <text:p>24.6267878036799</text:p>
          </table:table-cell>
          <table:table-cell office:value-type="float" office:value="-3.98195723430272" calcext:value-type="float">
            <text:p>-3.9819572343027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.6665128279802" calcext:value-type="float">
            <text:p>25.6665128279802</text:p>
          </table:table-cell>
          <table:table-cell office:value-type="float" office:value="24.394602629301" calcext:value-type="float">
            <text:p>24.394602629301</text:p>
          </table:table-cell>
          <table:table-cell office:value-type="float" office:value="1" calcext:value-type="float">
            <text:p>1</text:p>
          </table:table-cell>
          <table:table-cell office:value-type="float" office:value="25.6665128279802" calcext:value-type="float">
            <text:p>25.6665128279802</text:p>
          </table:table-cell>
          <table:table-cell office:value-type="float" office:value="24.6332968279712" calcext:value-type="float">
            <text:p>24.6332968279712</text:p>
          </table:table-cell>
          <table:table-cell office:value-type="float" office:value="1" calcext:value-type="float">
            <text:p>1</text:p>
          </table:table-cell>
          <table:table-cell office:value-type="float" office:value="25.6665128279802" calcext:value-type="float">
            <text:p>25.6665128279802</text:p>
          </table:table-cell>
          <table:table-cell office:value-type="float" office:value="24.1877351026797" calcext:value-type="float">
            <text:p>24.1877351026797</text:p>
          </table:table-cell>
          <table:table-cell office:value-type="float" office:value="1" calcext:value-type="float">
            <text:p>1</text:p>
          </table:table-cell>
          <table:table-cell office:value-type="float" office:value="25.6665128279802" calcext:value-type="float">
            <text:p>25.6665128279802</text:p>
          </table:table-cell>
          <table:table-cell office:value-type="float" office:value="24.3472829336531" calcext:value-type="float">
            <text:p>24.3472829336531</text:p>
          </table:table-cell>
          <table:table-cell office:value-type="float" office:value="0.924006906277371" calcext:value-type="float">
            <text:p>0.92400690627737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2.1628100953294" calcext:value-type="float">
            <text:p>22.1628100953294</text:p>
          </table:table-cell>
          <table:table-cell office:value-type="float" office:value="22.8087708774334" calcext:value-type="float">
            <text:p>22.8087708774334</text:p>
          </table:table-cell>
          <table:table-cell office:value-type="float" office:value="1" calcext:value-type="float">
            <text:p>1</text:p>
          </table:table-cell>
          <table:table-cell office:value-type="float" office:value="22.1628100953294" calcext:value-type="float">
            <text:p>22.1628100953294</text:p>
          </table:table-cell>
          <table:table-cell office:value-type="float" office:value="22.767617736647" calcext:value-type="float">
            <text:p>22.767617736647</text:p>
          </table:table-cell>
          <table:table-cell office:value-type="float" office:value="1" calcext:value-type="float">
            <text:p>1</text:p>
          </table:table-cell>
          <table:table-cell office:value-type="float" office:value="22.1628100953294" calcext:value-type="float">
            <text:p>22.1628100953294</text:p>
          </table:table-cell>
          <table:table-cell office:value-type="float" office:value="23.8989972909584" calcext:value-type="float">
            <text:p>23.8989972909584</text:p>
          </table:table-cell>
          <table:table-cell office:value-type="float" office:value="1" calcext:value-type="float">
            <text:p>1</text:p>
          </table:table-cell>
          <table:table-cell office:value-type="float" office:value="22.1628100953294" calcext:value-type="float">
            <text:p>22.1628100953294</text:p>
          </table:table-cell>
          <table:table-cell office:value-type="float" office:value="23.4538745929608" calcext:value-type="float">
            <text:p>23.4538745929608</text:p>
          </table:table-cell>
          <table:table-cell office:value-type="float" office:value="-2.44735563254996" calcext:value-type="float">
            <text:p>-2.4473556325499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1.8446902290637" calcext:value-type="float">
            <text:p>21.8446902290637</text:p>
          </table:table-cell>
          <table:table-cell office:value-type="float" office:value="25.2706221966665" calcext:value-type="float">
            <text:p>25.2706221966665</text:p>
          </table:table-cell>
          <table:table-cell office:value-type="float" office:value="1" calcext:value-type="float">
            <text:p>1</text:p>
          </table:table-cell>
          <table:table-cell office:value-type="float" office:value="21.8446902290637" calcext:value-type="float">
            <text:p>21.8446902290637</text:p>
          </table:table-cell>
          <table:table-cell office:value-type="float" office:value="23.6827867851419" calcext:value-type="float">
            <text:p>23.6827867851419</text:p>
          </table:table-cell>
          <table:table-cell office:value-type="float" office:value="1" calcext:value-type="float">
            <text:p>1</text:p>
          </table:table-cell>
          <table:table-cell office:value-type="float" office:value="21.8446902290637" calcext:value-type="float">
            <text:p>21.8446902290637</text:p>
          </table:table-cell>
          <table:table-cell office:value-type="float" office:value="23.9567369552782" calcext:value-type="float">
            <text:p>23.9567369552782</text:p>
          </table:table-cell>
          <table:table-cell office:value-type="float" office:value="1" calcext:value-type="float">
            <text:p>1</text:p>
          </table:table-cell>
          <table:table-cell office:value-type="float" office:value="21.8446902290637" calcext:value-type="float">
            <text:p>21.8446902290637</text:p>
          </table:table-cell>
          <table:table-cell office:value-type="float" office:value="25.0545597706151" calcext:value-type="float">
            <text:p>25.0545597706151</text:p>
          </table:table-cell>
          <table:table-cell office:value-type="float" office:value="-3.30317631141542" calcext:value-type="float">
            <text:p>-3.3031763114154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4.7939718569603" calcext:value-type="float">
            <text:p>24.7939718569603</text:p>
          </table:table-cell>
          <table:table-cell office:value-type="float" office:value="23.7357521621343" calcext:value-type="float">
            <text:p>23.7357521621343</text:p>
          </table:table-cell>
          <table:table-cell office:value-type="float" office:value="1" calcext:value-type="float">
            <text:p>1</text:p>
          </table:table-cell>
          <table:table-cell office:value-type="float" office:value="24.7939718569603" calcext:value-type="float">
            <text:p>24.7939718569603</text:p>
          </table:table-cell>
          <table:table-cell office:value-type="float" office:value="24.2468843967536" calcext:value-type="float">
            <text:p>24.2468843967536</text:p>
          </table:table-cell>
          <table:table-cell office:value-type="float" office:value="1" calcext:value-type="float">
            <text:p>1</text:p>
          </table:table-cell>
          <table:table-cell office:value-type="float" office:value="24.7939718569603" calcext:value-type="float">
            <text:p>24.7939718569603</text:p>
          </table:table-cell>
          <table:table-cell office:value-type="float" office:value="23.8788771761404" calcext:value-type="float">
            <text:p>23.8788771761404</text:p>
          </table:table-cell>
          <table:table-cell office:value-type="float" office:value="1" calcext:value-type="float">
            <text:p>1</text:p>
          </table:table-cell>
          <table:table-cell office:value-type="float" office:value="24.7939718569603" calcext:value-type="float">
            <text:p>24.7939718569603</text:p>
          </table:table-cell>
          <table:table-cell office:value-type="float" office:value="23.909076413386" calcext:value-type="float">
            <text:p>23.909076413386</text:p>
          </table:table-cell>
          <table:table-cell office:value-type="float" office:value="-0.128163582022643" calcext:value-type="float">
            <text:p>-0.12816358202264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7.4960369734525" calcext:value-type="float">
            <text:p>27.4960369734525</text:p>
          </table:table-cell>
          <table:table-cell office:value-type="float" office:value="25.2524294417186" calcext:value-type="float">
            <text:p>25.2524294417186</text:p>
          </table:table-cell>
          <table:table-cell office:value-type="float" office:value="1" calcext:value-type="float">
            <text:p>1</text:p>
          </table:table-cell>
          <table:table-cell office:value-type="float" office:value="27.4960369734525" calcext:value-type="float">
            <text:p>27.4960369734525</text:p>
          </table:table-cell>
          <table:table-cell office:value-type="float" office:value="27.1504232910928" calcext:value-type="float">
            <text:p>27.1504232910928</text:p>
          </table:table-cell>
          <table:table-cell office:value-type="float" office:value="1" calcext:value-type="float">
            <text:p>1</text:p>
          </table:table-cell>
          <table:table-cell office:value-type="float" office:value="27.4960369734525" calcext:value-type="float">
            <text:p>27.4960369734525</text:p>
          </table:table-cell>
          <table:table-cell office:value-type="float" office:value="26.0775955044494" calcext:value-type="float">
            <text:p>26.0775955044494</text:p>
          </table:table-cell>
          <table:table-cell office:value-type="float" office:value="1" calcext:value-type="float">
            <text:p>1</text:p>
          </table:table-cell>
          <table:table-cell office:value-type="float" office:value="27.4960369734525" calcext:value-type="float">
            <text:p>27.4960369734525</text:p>
          </table:table-cell>
          <table:table-cell office:value-type="float" office:value="25.1584467789695" calcext:value-type="float">
            <text:p>25.1584467789695</text:p>
          </table:table-cell>
          <table:table-cell office:value-type="float" office:value="2.38931847434605" calcext:value-type="float">
            <text:p>2.3893184743460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5.1528934341067" calcext:value-type="float">
            <text:p>25.1528934341067</text:p>
          </table:table-cell>
          <table:table-cell office:value-type="float" office:value="24.9339515723151" calcext:value-type="float">
            <text:p>24.9339515723151</text:p>
          </table:table-cell>
          <table:table-cell office:value-type="float" office:value="1" calcext:value-type="float">
            <text:p>1</text:p>
          </table:table-cell>
          <table:table-cell office:value-type="float" office:value="25.1528934341067" calcext:value-type="float">
            <text:p>25.1528934341067</text:p>
          </table:table-cell>
          <table:table-cell office:value-type="float" office:value="24.5002786349833" calcext:value-type="float">
            <text:p>24.5002786349833</text:p>
          </table:table-cell>
          <table:table-cell office:value-type="float" office:value="1" calcext:value-type="float">
            <text:p>1</text:p>
          </table:table-cell>
          <table:table-cell office:value-type="float" office:value="25.1528934341067" calcext:value-type="float">
            <text:p>25.1528934341067</text:p>
          </table:table-cell>
          <table:table-cell office:value-type="float" office:value="24.1647231481476" calcext:value-type="float">
            <text:p>24.1647231481476</text:p>
          </table:table-cell>
          <table:table-cell office:value-type="float" office:value="1" calcext:value-type="float">
            <text:p>1</text:p>
          </table:table-cell>
          <table:table-cell office:value-type="float" office:value="25.1528934341067" calcext:value-type="float">
            <text:p>25.1528934341067</text:p>
          </table:table-cell>
          <table:table-cell office:value-type="float" office:value="24.6547004215498" calcext:value-type="float">
            <text:p>24.6547004215498</text:p>
          </table:table-cell>
          <table:table-cell office:value-type="float" office:value="0.0179196345963709" calcext:value-type="float">
            <text:p>0.017919634596370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4.920135814079" calcext:value-type="float">
            <text:p>24.920135814079</text:p>
          </table:table-cell>
          <table:table-cell office:value-type="float" office:value="24.8094212675647" calcext:value-type="float">
            <text:p>24.8094212675647</text:p>
          </table:table-cell>
          <table:table-cell office:value-type="float" office:value="1" calcext:value-type="float">
            <text:p>1</text:p>
          </table:table-cell>
          <table:table-cell office:value-type="float" office:value="24.920135814079" calcext:value-type="float">
            <text:p>24.920135814079</text:p>
          </table:table-cell>
          <table:table-cell office:value-type="float" office:value="25.5041489785852" calcext:value-type="float">
            <text:p>25.5041489785852</text:p>
          </table:table-cell>
          <table:table-cell office:value-type="float" office:value="1" calcext:value-type="float">
            <text:p>1</text:p>
          </table:table-cell>
          <table:table-cell office:value-type="float" office:value="24.920135814079" calcext:value-type="float">
            <text:p>24.920135814079</text:p>
          </table:table-cell>
          <table:table-cell office:value-type="float" office:value="24.9494924627239" calcext:value-type="float">
            <text:p>24.9494924627239</text:p>
          </table:table-cell>
          <table:table-cell office:value-type="float" office:value="1" calcext:value-type="float">
            <text:p>1</text:p>
          </table:table-cell>
          <table:table-cell office:value-type="float" office:value="24.920135814079" calcext:value-type="float">
            <text:p>24.920135814079</text:p>
          </table:table-cell>
          <table:table-cell office:value-type="float" office:value="25.048145811397" calcext:value-type="float">
            <text:p>25.048145811397</text:p>
          </table:table-cell>
          <table:table-cell office:value-type="float" office:value="-0.0664094326943423" calcext:value-type="float">
            <text:p>-0.066409432694342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0.8686305337081" calcext:value-type="float">
            <text:p>20.8686305337081</text:p>
          </table:table-cell>
          <table:table-cell office:value-type="float" office:value="24.2760817929535" calcext:value-type="float">
            <text:p>24.2760817929535</text:p>
          </table:table-cell>
          <table:table-cell office:value-type="float" office:value="1" calcext:value-type="float">
            <text:p>1</text:p>
          </table:table-cell>
          <table:table-cell office:value-type="float" office:value="20.8686305337081" calcext:value-type="float">
            <text:p>20.8686305337081</text:p>
          </table:table-cell>
          <table:table-cell office:value-type="float" office:value="24.2621846264686" calcext:value-type="float">
            <text:p>24.2621846264686</text:p>
          </table:table-cell>
          <table:table-cell office:value-type="float" office:value="1" calcext:value-type="float">
            <text:p>1</text:p>
          </table:table-cell>
          <table:table-cell office:value-type="float" office:value="20.8686305337081" calcext:value-type="float">
            <text:p>20.8686305337081</text:p>
          </table:table-cell>
          <table:table-cell office:value-type="float" office:value="25.1804078578858" calcext:value-type="float">
            <text:p>25.1804078578858</text:p>
          </table:table-cell>
          <table:table-cell office:value-type="float" office:value="1" calcext:value-type="float">
            <text:p>1</text:p>
          </table:table-cell>
          <table:table-cell office:value-type="float" office:value="20.8686305337081" calcext:value-type="float">
            <text:p>20.8686305337081</text:p>
          </table:table-cell>
          <table:table-cell office:value-type="float" office:value="24.3201638845059" calcext:value-type="float">
            <text:p>24.3201638845059</text:p>
          </table:table-cell>
          <table:table-cell office:value-type="float" office:value="-4.00756156278496" calcext:value-type="float">
            <text:p>-4.0075615627849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1.5752868681315" calcext:value-type="float">
            <text:p>21.5752868681315</text:p>
          </table:table-cell>
          <table:table-cell office:value-type="float" office:value="24.8345481559356" calcext:value-type="float">
            <text:p>24.8345481559356</text:p>
          </table:table-cell>
          <table:table-cell office:value-type="float" office:value="2" calcext:value-type="float">
            <text:p>2</text:p>
          </table:table-cell>
          <table:table-cell office:value-type="float" office:value="21.5752868681315" calcext:value-type="float">
            <text:p>21.5752868681315</text:p>
          </table:table-cell>
          <table:table-cell office:value-type="float" office:value="23.1901359525699" calcext:value-type="float">
            <text:p>23.1901359525699</text:p>
          </table:table-cell>
          <table:table-cell office:value-type="float" office:value="2" calcext:value-type="float">
            <text:p>2</text:p>
          </table:table-cell>
          <table:table-cell office:value-type="float" office:value="21.5752868681315" calcext:value-type="float">
            <text:p>21.5752868681315</text:p>
          </table:table-cell>
          <table:table-cell office:value-type="float" office:value="23.5898037630614" calcext:value-type="float">
            <text:p>23.5898037630614</text:p>
          </table:table-cell>
          <table:table-cell office:value-type="float" office:value="2" calcext:value-type="float">
            <text:p>2</text:p>
          </table:table-cell>
          <table:table-cell office:value-type="float" office:value="21.5752868681315" calcext:value-type="float">
            <text:p>21.5752868681315</text:p>
          </table:table-cell>
          <table:table-cell office:value-type="float" office:value="24.6528870788967" calcext:value-type="float">
            <text:p>24.6528870788967</text:p>
          </table:table-cell>
          <table:table-cell office:value-type="float" office:value="-3.4642171978735" calcext:value-type="float">
            <text:p>-3.4642171978735</text:p>
          </table:table-cell>
          <table:table-cell office:value-type="float" office:value="2" calcext:value-type="float">
            <text:p>2</text:p>
          </table:table-cell>
          <table:table-cell table:formula="of:=CORREL([.D102:.D201];[.$N102:.$N201])" office:value-type="float" office:value="0.197916927585809" calcext:value-type="float">
            <text:p>0.197916927585809</text:p>
          </table:table-cell>
          <table:table-cell table:number-columns-repeated="2"/>
          <table:table-cell table:formula="of:=CORREL([.G102:.G201];[.$N102:.$N201])" office:value-type="float" office:value="0.827210068761352" calcext:value-type="float">
            <text:p>0.827210068761352</text:p>
          </table:table-cell>
          <table:table-cell table:number-columns-repeated="2"/>
          <table:table-cell table:formula="of:=CORREL([.J102:.J201];[.$N102:.$N201])" office:value-type="float" office:value="0.601225667172165" calcext:value-type="float">
            <text:p>0.601225667172165</text:p>
          </table:table-cell>
          <table:table-cell table:number-columns-repeated="2"/>
          <table:table-cell table:formula="of:=CORREL([.M102:.M201];[.$N102:.$N201])" office:value-type="float" office:value="0.217515540217667" calcext:value-type="float">
            <text:p>0.21751554021766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2.0382177321901" calcext:value-type="float">
            <text:p>22.0382177321901</text:p>
          </table:table-cell>
          <table:table-cell office:value-type="float" office:value="25.4037400998022" calcext:value-type="float">
            <text:p>25.4037400998022</text:p>
          </table:table-cell>
          <table:table-cell office:value-type="float" office:value="2" calcext:value-type="float">
            <text:p>2</text:p>
          </table:table-cell>
          <table:table-cell office:value-type="float" office:value="22.0382177321901" calcext:value-type="float">
            <text:p>22.0382177321901</text:p>
          </table:table-cell>
          <table:table-cell office:value-type="float" office:value="23.6662880364493" calcext:value-type="float">
            <text:p>23.6662880364493</text:p>
          </table:table-cell>
          <table:table-cell office:value-type="float" office:value="2" calcext:value-type="float">
            <text:p>2</text:p>
          </table:table-cell>
          <table:table-cell office:value-type="float" office:value="22.0382177321901" calcext:value-type="float">
            <text:p>22.0382177321901</text:p>
          </table:table-cell>
          <table:table-cell office:value-type="float" office:value="23.7937209839659" calcext:value-type="float">
            <text:p>23.7937209839659</text:p>
          </table:table-cell>
          <table:table-cell office:value-type="float" office:value="2" calcext:value-type="float">
            <text:p>2</text:p>
          </table:table-cell>
          <table:table-cell office:value-type="float" office:value="22.0382177321901" calcext:value-type="float">
            <text:p>22.0382177321901</text:p>
          </table:table-cell>
          <table:table-cell office:value-type="float" office:value="24.9925807449987" calcext:value-type="float">
            <text:p>24.9925807449987</text:p>
          </table:table-cell>
          <table:table-cell office:value-type="float" office:value="-2.90317402747214" calcext:value-type="float">
            <text:p>-2.9031740274721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0.1473542963469" calcext:value-type="float">
            <text:p>30.1473542963469</text:p>
          </table:table-cell>
          <table:table-cell office:value-type="float" office:value="24.2795489005952" calcext:value-type="float">
            <text:p>24.2795489005952</text:p>
          </table:table-cell>
          <table:table-cell office:value-type="float" office:value="2" calcext:value-type="float">
            <text:p>2</text:p>
          </table:table-cell>
          <table:table-cell office:value-type="float" office:value="30.1473542963469" calcext:value-type="float">
            <text:p>30.1473542963469</text:p>
          </table:table-cell>
          <table:table-cell office:value-type="float" office:value="27.1972222187566" calcext:value-type="float">
            <text:p>27.1972222187566</text:p>
          </table:table-cell>
          <table:table-cell office:value-type="float" office:value="2" calcext:value-type="float">
            <text:p>2</text:p>
          </table:table-cell>
          <table:table-cell office:value-type="float" office:value="30.1473542963469" calcext:value-type="float">
            <text:p>30.1473542963469</text:p>
          </table:table-cell>
          <table:table-cell office:value-type="float" office:value="26.1658100172777" calcext:value-type="float">
            <text:p>26.1658100172777</text:p>
          </table:table-cell>
          <table:table-cell office:value-type="float" office:value="2" calcext:value-type="float">
            <text:p>2</text:p>
          </table:table-cell>
          <table:table-cell office:value-type="float" office:value="30.1473542963469" calcext:value-type="float">
            <text:p>30.1473542963469</text:p>
          </table:table-cell>
          <table:table-cell office:value-type="float" office:value="24.2300880688227" calcext:value-type="float">
            <text:p>24.2300880688227</text:p>
          </table:table-cell>
          <table:table-cell office:value-type="float" office:value="5.28190927582863" calcext:value-type="float">
            <text:p>5.2819092758286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8.021420692778" calcext:value-type="float">
            <text:p>28.021420692778</text:p>
          </table:table-cell>
          <table:table-cell office:value-type="float" office:value="25.2162041836807" calcext:value-type="float">
            <text:p>25.2162041836807</text:p>
          </table:table-cell>
          <table:table-cell office:value-type="float" office:value="2" calcext:value-type="float">
            <text:p>2</text:p>
          </table:table-cell>
          <table:table-cell office:value-type="float" office:value="28.021420692778" calcext:value-type="float">
            <text:p>28.021420692778</text:p>
          </table:table-cell>
          <table:table-cell office:value-type="float" office:value="27.124061577528" calcext:value-type="float">
            <text:p>27.124061577528</text:p>
          </table:table-cell>
          <table:table-cell office:value-type="float" office:value="2" calcext:value-type="float">
            <text:p>2</text:p>
          </table:table-cell>
          <table:table-cell office:value-type="float" office:value="28.021420692778" calcext:value-type="float">
            <text:p>28.021420692778</text:p>
          </table:table-cell>
          <table:table-cell office:value-type="float" office:value="25.2937903028594" calcext:value-type="float">
            <text:p>25.2937903028594</text:p>
          </table:table-cell>
          <table:table-cell office:value-type="float" office:value="2" calcext:value-type="float">
            <text:p>2</text:p>
          </table:table-cell>
          <table:table-cell office:value-type="float" office:value="28.021420692778" calcext:value-type="float">
            <text:p>28.021420692778</text:p>
          </table:table-cell>
          <table:table-cell office:value-type="float" office:value="25.094866534063" calcext:value-type="float">
            <text:p>25.094866534063</text:p>
          </table:table-cell>
          <table:table-cell office:value-type="float" office:value="3.30503921262491" calcext:value-type="float">
            <text:p>3.3050392126249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6.8171344231296" calcext:value-type="float">
            <text:p>26.8171344231296</text:p>
          </table:table-cell>
          <table:table-cell office:value-type="float" office:value="24.4588858990515" calcext:value-type="float">
            <text:p>24.4588858990515</text:p>
          </table:table-cell>
          <table:table-cell office:value-type="float" office:value="2" calcext:value-type="float">
            <text:p>2</text:p>
          </table:table-cell>
          <table:table-cell office:value-type="float" office:value="26.8171344231296" calcext:value-type="float">
            <text:p>26.8171344231296</text:p>
          </table:table-cell>
          <table:table-cell office:value-type="float" office:value="24.5634066905874" calcext:value-type="float">
            <text:p>24.5634066905874</text:p>
          </table:table-cell>
          <table:table-cell office:value-type="float" office:value="2" calcext:value-type="float">
            <text:p>2</text:p>
          </table:table-cell>
          <table:table-cell office:value-type="float" office:value="26.8171344231296" calcext:value-type="float">
            <text:p>26.8171344231296</text:p>
          </table:table-cell>
          <table:table-cell office:value-type="float" office:value="23.9051821524049" calcext:value-type="float">
            <text:p>23.9051821524049</text:p>
          </table:table-cell>
          <table:table-cell office:value-type="float" office:value="2" calcext:value-type="float">
            <text:p>2</text:p>
          </table:table-cell>
          <table:table-cell office:value-type="float" office:value="26.8171344231296" calcext:value-type="float">
            <text:p>26.8171344231296</text:p>
          </table:table-cell>
          <table:table-cell office:value-type="float" office:value="24.534742712666" calcext:value-type="float">
            <text:p>24.534742712666</text:p>
          </table:table-cell>
          <table:table-cell office:value-type="float" office:value="1.39787222074775" calcext:value-type="float">
            <text:p>1.3978722207477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.8908885498144" calcext:value-type="float">
            <text:p>20.8908885498144</text:p>
          </table:table-cell>
          <table:table-cell office:value-type="float" office:value="24.3102729669614" calcext:value-type="float">
            <text:p>24.3102729669614</text:p>
          </table:table-cell>
          <table:table-cell office:value-type="float" office:value="2" calcext:value-type="float">
            <text:p>2</text:p>
          </table:table-cell>
          <table:table-cell office:value-type="float" office:value="20.8908885498144" calcext:value-type="float">
            <text:p>20.8908885498144</text:p>
          </table:table-cell>
          <table:table-cell office:value-type="float" office:value="23.1662581397199" calcext:value-type="float">
            <text:p>23.1662581397199</text:p>
          </table:table-cell>
          <table:table-cell office:value-type="float" office:value="2" calcext:value-type="float">
            <text:p>2</text:p>
          </table:table-cell>
          <table:table-cell office:value-type="float" office:value="20.8908885498144" calcext:value-type="float">
            <text:p>20.8908885498144</text:p>
          </table:table-cell>
          <table:table-cell office:value-type="float" office:value="24.7151426955057" calcext:value-type="float">
            <text:p>24.7151426955057</text:p>
          </table:table-cell>
          <table:table-cell office:value-type="float" office:value="2" calcext:value-type="float">
            <text:p>2</text:p>
          </table:table-cell>
          <table:table-cell office:value-type="float" office:value="20.8908885498144" calcext:value-type="float">
            <text:p>20.8908885498144</text:p>
          </table:table-cell>
          <table:table-cell office:value-type="float" office:value="24.3669223164542" calcext:value-type="float">
            <text:p>24.3669223164542</text:p>
          </table:table-cell>
          <table:table-cell office:value-type="float" office:value="-3.98230412786008" calcext:value-type="float">
            <text:p>-3.9823041278600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4.2931968251417" calcext:value-type="float">
            <text:p>24.2931968251417</text:p>
          </table:table-cell>
          <table:table-cell office:value-type="float" office:value="25.3266838817339" calcext:value-type="float">
            <text:p>25.3266838817339</text:p>
          </table:table-cell>
          <table:table-cell office:value-type="float" office:value="2" calcext:value-type="float">
            <text:p>2</text:p>
          </table:table-cell>
          <table:table-cell office:value-type="float" office:value="24.2931968251417" calcext:value-type="float">
            <text:p>24.2931968251417</text:p>
          </table:table-cell>
          <table:table-cell office:value-type="float" office:value="25.3011149307265" calcext:value-type="float">
            <text:p>25.3011149307265</text:p>
          </table:table-cell>
          <table:table-cell office:value-type="float" office:value="2" calcext:value-type="float">
            <text:p>2</text:p>
          </table:table-cell>
          <table:table-cell office:value-type="float" office:value="24.2931968251417" calcext:value-type="float">
            <text:p>24.2931968251417</text:p>
          </table:table-cell>
          <table:table-cell office:value-type="float" office:value="25.4638925730621" calcext:value-type="float">
            <text:p>25.4638925730621</text:p>
          </table:table-cell>
          <table:table-cell office:value-type="float" office:value="2" calcext:value-type="float">
            <text:p>2</text:p>
          </table:table-cell>
          <table:table-cell office:value-type="float" office:value="24.2931968251417" calcext:value-type="float">
            <text:p>24.2931968251417</text:p>
          </table:table-cell>
          <table:table-cell office:value-type="float" office:value="25.0870397034882" calcext:value-type="float">
            <text:p>25.0870397034882</text:p>
          </table:table-cell>
          <table:table-cell office:value-type="float" office:value="-0.884071831443238" calcext:value-type="float">
            <text:p>-0.88407183144323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4.7863821164109" calcext:value-type="float">
            <text:p>24.7863821164109</text:p>
          </table:table-cell>
          <table:table-cell office:value-type="float" office:value="25.8230087218469" calcext:value-type="float">
            <text:p>25.8230087218469</text:p>
          </table:table-cell>
          <table:table-cell office:value-type="float" office:value="2" calcext:value-type="float">
            <text:p>2</text:p>
          </table:table-cell>
          <table:table-cell office:value-type="float" office:value="24.7863821164109" calcext:value-type="float">
            <text:p>24.7863821164109</text:p>
          </table:table-cell>
          <table:table-cell office:value-type="float" office:value="26.2807333818304" calcext:value-type="float">
            <text:p>26.2807333818304</text:p>
          </table:table-cell>
          <table:table-cell office:value-type="float" office:value="2" calcext:value-type="float">
            <text:p>2</text:p>
          </table:table-cell>
          <table:table-cell office:value-type="float" office:value="24.7863821164109" calcext:value-type="float">
            <text:p>24.7863821164109</text:p>
          </table:table-cell>
          <table:table-cell office:value-type="float" office:value="25.3737456831012" calcext:value-type="float">
            <text:p>25.3737456831012</text:p>
          </table:table-cell>
          <table:table-cell office:value-type="float" office:value="2" calcext:value-type="float">
            <text:p>2</text:p>
          </table:table-cell>
          <table:table-cell office:value-type="float" office:value="24.7863821164109" calcext:value-type="float">
            <text:p>24.7863821164109</text:p>
          </table:table-cell>
          <table:table-cell office:value-type="float" office:value="25.5837293484393" calcext:value-type="float">
            <text:p>25.5837293484393</text:p>
          </table:table-cell>
          <table:table-cell office:value-type="float" office:value="-0.430028294892553" calcext:value-type="float">
            <text:p>-0.43002829489255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6.8225032129848" calcext:value-type="float">
            <text:p>26.8225032129848</text:p>
          </table:table-cell>
          <table:table-cell office:value-type="float" office:value="25.6253277418899" calcext:value-type="float">
            <text:p>25.6253277418899</text:p>
          </table:table-cell>
          <table:table-cell office:value-type="float" office:value="2" calcext:value-type="float">
            <text:p>2</text:p>
          </table:table-cell>
          <table:table-cell office:value-type="float" office:value="26.8225032129848" calcext:value-type="float">
            <text:p>26.8225032129848</text:p>
          </table:table-cell>
          <table:table-cell office:value-type="float" office:value="25.9101977911239" calcext:value-type="float">
            <text:p>25.9101977911239</text:p>
          </table:table-cell>
          <table:table-cell office:value-type="float" office:value="2" calcext:value-type="float">
            <text:p>2</text:p>
          </table:table-cell>
          <table:table-cell office:value-type="float" office:value="26.8225032129848" calcext:value-type="float">
            <text:p>26.8225032129848</text:p>
          </table:table-cell>
          <table:table-cell office:value-type="float" office:value="24.3219600443102" calcext:value-type="float">
            <text:p>24.3219600443102</text:p>
          </table:table-cell>
          <table:table-cell office:value-type="float" office:value="2" calcext:value-type="float">
            <text:p>2</text:p>
          </table:table-cell>
          <table:table-cell office:value-type="float" office:value="26.8225032129848" calcext:value-type="float">
            <text:p>26.8225032129848</text:p>
          </table:table-cell>
          <table:table-cell office:value-type="float" office:value="25.2796959186994" calcext:value-type="float">
            <text:p>25.2796959186994</text:p>
          </table:table-cell>
          <table:table-cell office:value-type="float" office:value="1.46336947474916" calcext:value-type="float">
            <text:p>1.4633694747491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5.1174910767991" calcext:value-type="float">
            <text:p>25.1174910767991</text:p>
          </table:table-cell>
          <table:table-cell office:value-type="float" office:value="25.2539593683198" calcext:value-type="float">
            <text:p>25.2539593683198</text:p>
          </table:table-cell>
          <table:table-cell office:value-type="float" office:value="2" calcext:value-type="float">
            <text:p>2</text:p>
          </table:table-cell>
          <table:table-cell office:value-type="float" office:value="25.1174910767991" calcext:value-type="float">
            <text:p>25.1174910767991</text:p>
          </table:table-cell>
          <table:table-cell office:value-type="float" office:value="24.7633011190564" calcext:value-type="float">
            <text:p>24.7633011190564</text:p>
          </table:table-cell>
          <table:table-cell office:value-type="float" office:value="2" calcext:value-type="float">
            <text:p>2</text:p>
          </table:table-cell>
          <table:table-cell office:value-type="float" office:value="25.1174910767991" calcext:value-type="float">
            <text:p>25.1174910767991</text:p>
          </table:table-cell>
          <table:table-cell office:value-type="float" office:value="25.2071562111336" calcext:value-type="float">
            <text:p>25.2071562111336</text:p>
          </table:table-cell>
          <table:table-cell office:value-type="float" office:value="2" calcext:value-type="float">
            <text:p>2</text:p>
          </table:table-cell>
          <table:table-cell office:value-type="float" office:value="25.1174910767991" calcext:value-type="float">
            <text:p>25.1174910767991</text:p>
          </table:table-cell>
          <table:table-cell office:value-type="float" office:value="25.1488413159396" calcext:value-type="float">
            <text:p>25.1488413159396</text:p>
          </table:table-cell>
          <table:table-cell office:value-type="float" office:value="-0.0366892628327124" calcext:value-type="float">
            <text:p>-0.036689262832712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.871357563074" calcext:value-type="float">
            <text:p>20.871357563074</text:p>
          </table:table-cell>
          <table:table-cell office:value-type="float" office:value="25.5587456036031" calcext:value-type="float">
            <text:p>25.5587456036031</text:p>
          </table:table-cell>
          <table:table-cell office:value-type="float" office:value="2" calcext:value-type="float">
            <text:p>2</text:p>
          </table:table-cell>
          <table:table-cell office:value-type="float" office:value="20.871357563074" calcext:value-type="float">
            <text:p>20.871357563074</text:p>
          </table:table-cell>
          <table:table-cell office:value-type="float" office:value="23.9876352731037" calcext:value-type="float">
            <text:p>23.9876352731037</text:p>
          </table:table-cell>
          <table:table-cell office:value-type="float" office:value="2" calcext:value-type="float">
            <text:p>2</text:p>
          </table:table-cell>
          <table:table-cell office:value-type="float" office:value="20.871357563074" calcext:value-type="float">
            <text:p>20.871357563074</text:p>
          </table:table-cell>
          <table:table-cell office:value-type="float" office:value="23.6995357692289" calcext:value-type="float">
            <text:p>23.6995357692289</text:p>
          </table:table-cell>
          <table:table-cell office:value-type="float" office:value="2" calcext:value-type="float">
            <text:p>2</text:p>
          </table:table-cell>
          <table:table-cell office:value-type="float" office:value="20.871357563074" calcext:value-type="float">
            <text:p>20.871357563074</text:p>
          </table:table-cell>
          <table:table-cell office:value-type="float" office:value="25.1291254190762" calcext:value-type="float">
            <text:p>25.1291254190762</text:p>
          </table:table-cell>
          <table:table-cell office:value-type="float" office:value="-4.29590631286915" calcext:value-type="float">
            <text:p>-4.2959063128691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5.1943019358507" calcext:value-type="float">
            <text:p>25.1943019358507</text:p>
          </table:table-cell>
          <table:table-cell office:value-type="float" office:value="25.3000021400246" calcext:value-type="float">
            <text:p>25.3000021400246</text:p>
          </table:table-cell>
          <table:table-cell office:value-type="float" office:value="2" calcext:value-type="float">
            <text:p>2</text:p>
          </table:table-cell>
          <table:table-cell office:value-type="float" office:value="25.1943019358507" calcext:value-type="float">
            <text:p>25.1943019358507</text:p>
          </table:table-cell>
          <table:table-cell office:value-type="float" office:value="25.5991010927994" calcext:value-type="float">
            <text:p>25.5991010927994</text:p>
          </table:table-cell>
          <table:table-cell office:value-type="float" office:value="2" calcext:value-type="float">
            <text:p>2</text:p>
          </table:table-cell>
          <table:table-cell office:value-type="float" office:value="25.1943019358507" calcext:value-type="float">
            <text:p>25.1943019358507</text:p>
          </table:table-cell>
          <table:table-cell office:value-type="float" office:value="24.4232442998469" calcext:value-type="float">
            <text:p>24.4232442998469</text:p>
          </table:table-cell>
          <table:table-cell office:value-type="float" office:value="2" calcext:value-type="float">
            <text:p>2</text:p>
          </table:table-cell>
          <table:table-cell office:value-type="float" office:value="25.1943019358507" calcext:value-type="float">
            <text:p>25.1943019358507</text:p>
          </table:table-cell>
          <table:table-cell office:value-type="float" office:value="25.398763768581" calcext:value-type="float">
            <text:p>25.398763768581</text:p>
          </table:table-cell>
          <table:table-cell office:value-type="float" office:value="0.334022402970378" calcext:value-type="float">
            <text:p>0.33402240297037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1.5522391582393" calcext:value-type="float">
            <text:p>21.5522391582393</text:p>
          </table:table-cell>
          <table:table-cell office:value-type="float" office:value="23.8835245575854" calcext:value-type="float">
            <text:p>23.8835245575854</text:p>
          </table:table-cell>
          <table:table-cell office:value-type="float" office:value="2" calcext:value-type="float">
            <text:p>2</text:p>
          </table:table-cell>
          <table:table-cell office:value-type="float" office:value="21.5522391582393" calcext:value-type="float">
            <text:p>21.5522391582393</text:p>
          </table:table-cell>
          <table:table-cell office:value-type="float" office:value="22.9576948448914" calcext:value-type="float">
            <text:p>22.9576948448914</text:p>
          </table:table-cell>
          <table:table-cell office:value-type="float" office:value="2" calcext:value-type="float">
            <text:p>2</text:p>
          </table:table-cell>
          <table:table-cell office:value-type="float" office:value="21.5522391582393" calcext:value-type="float">
            <text:p>21.5522391582393</text:p>
          </table:table-cell>
          <table:table-cell office:value-type="float" office:value="23.5711014124424" calcext:value-type="float">
            <text:p>23.5711014124424</text:p>
          </table:table-cell>
          <table:table-cell office:value-type="float" office:value="2" calcext:value-type="float">
            <text:p>2</text:p>
          </table:table-cell>
          <table:table-cell office:value-type="float" office:value="21.5522391582393" calcext:value-type="float">
            <text:p>21.5522391582393</text:p>
          </table:table-cell>
          <table:table-cell office:value-type="float" office:value="24.2014959561098" calcext:value-type="float">
            <text:p>24.2014959561098</text:p>
          </table:table-cell>
          <table:table-cell office:value-type="float" office:value="-3.47409484013456" calcext:value-type="float">
            <text:p>-3.4740948401345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.9800452432671" calcext:value-type="float">
            <text:p>19.9800452432671</text:p>
          </table:table-cell>
          <table:table-cell office:value-type="float" office:value="22.8171288474109" calcext:value-type="float">
            <text:p>22.8171288474109</text:p>
          </table:table-cell>
          <table:table-cell office:value-type="float" office:value="2" calcext:value-type="float">
            <text:p>2</text:p>
          </table:table-cell>
          <table:table-cell office:value-type="float" office:value="19.9800452432671" calcext:value-type="float">
            <text:p>19.9800452432671</text:p>
          </table:table-cell>
          <table:table-cell office:value-type="float" office:value="22.1405819510395" calcext:value-type="float">
            <text:p>22.1405819510395</text:p>
          </table:table-cell>
          <table:table-cell office:value-type="float" office:value="2" calcext:value-type="float">
            <text:p>2</text:p>
          </table:table-cell>
          <table:table-cell office:value-type="float" office:value="19.9800452432671" calcext:value-type="float">
            <text:p>19.9800452432671</text:p>
          </table:table-cell>
          <table:table-cell office:value-type="float" office:value="23.765019822021" calcext:value-type="float">
            <text:p>23.765019822021</text:p>
          </table:table-cell>
          <table:table-cell office:value-type="float" office:value="2" calcext:value-type="float">
            <text:p>2</text:p>
          </table:table-cell>
          <table:table-cell office:value-type="float" office:value="19.9800452432671" calcext:value-type="float">
            <text:p>19.9800452432671</text:p>
          </table:table-cell>
          <table:table-cell office:value-type="float" office:value="23.3212686490655" calcext:value-type="float">
            <text:p>23.3212686490655</text:p>
          </table:table-cell>
          <table:table-cell office:value-type="float" office:value="-4.80434940289443" calcext:value-type="float">
            <text:p>-4.8043494028944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7.1117295731689" calcext:value-type="float">
            <text:p>27.1117295731689</text:p>
          </table:table-cell>
          <table:table-cell office:value-type="float" office:value="23.9050825764423" calcext:value-type="float">
            <text:p>23.9050825764423</text:p>
          </table:table-cell>
          <table:table-cell office:value-type="float" office:value="2" calcext:value-type="float">
            <text:p>2</text:p>
          </table:table-cell>
          <table:table-cell office:value-type="float" office:value="27.1117295731689" calcext:value-type="float">
            <text:p>27.1117295731689</text:p>
          </table:table-cell>
          <table:table-cell office:value-type="float" office:value="25.3372961703886" calcext:value-type="float">
            <text:p>25.3372961703886</text:p>
          </table:table-cell>
          <table:table-cell office:value-type="float" office:value="2" calcext:value-type="float">
            <text:p>2</text:p>
          </table:table-cell>
          <table:table-cell office:value-type="float" office:value="27.1117295731689" calcext:value-type="float">
            <text:p>27.1117295731689</text:p>
          </table:table-cell>
          <table:table-cell office:value-type="float" office:value="25.34626429254" calcext:value-type="float">
            <text:p>25.34626429254</text:p>
          </table:table-cell>
          <table:table-cell office:value-type="float" office:value="2" calcext:value-type="float">
            <text:p>2</text:p>
          </table:table-cell>
          <table:table-cell office:value-type="float" office:value="27.1117295731689" calcext:value-type="float">
            <text:p>27.1117295731689</text:p>
          </table:table-cell>
          <table:table-cell office:value-type="float" office:value="24.0315249038226" calcext:value-type="float">
            <text:p>24.0315249038226</text:p>
          </table:table-cell>
          <table:table-cell office:value-type="float" office:value="1.83287500853317" calcext:value-type="float">
            <text:p>1.8328750085331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3.6102593487957" calcext:value-type="float">
            <text:p>23.6102593487957</text:p>
          </table:table-cell>
          <table:table-cell office:value-type="float" office:value="24.8070790885481" calcext:value-type="float">
            <text:p>24.8070790885481</text:p>
          </table:table-cell>
          <table:table-cell office:value-type="float" office:value="2" calcext:value-type="float">
            <text:p>2</text:p>
          </table:table-cell>
          <table:table-cell office:value-type="float" office:value="23.6102593487957" calcext:value-type="float">
            <text:p>23.6102593487957</text:p>
          </table:table-cell>
          <table:table-cell office:value-type="float" office:value="22.3901113855602" calcext:value-type="float">
            <text:p>22.3901113855602</text:p>
          </table:table-cell>
          <table:table-cell office:value-type="float" office:value="2" calcext:value-type="float">
            <text:p>2</text:p>
          </table:table-cell>
          <table:table-cell office:value-type="float" office:value="23.6102593487957" calcext:value-type="float">
            <text:p>23.6102593487957</text:p>
          </table:table-cell>
          <table:table-cell office:value-type="float" office:value="23.6458007169122" calcext:value-type="float">
            <text:p>23.6458007169122</text:p>
          </table:table-cell>
          <table:table-cell office:value-type="float" office:value="2" calcext:value-type="float">
            <text:p>2</text:p>
          </table:table-cell>
          <table:table-cell office:value-type="float" office:value="23.6102593487957" calcext:value-type="float">
            <text:p>23.6102593487957</text:p>
          </table:table-cell>
          <table:table-cell office:value-type="float" office:value="24.8671187020718" calcext:value-type="float">
            <text:p>24.8671187020718</text:p>
          </table:table-cell>
          <table:table-cell office:value-type="float" office:value="-1.152793769035" calcext:value-type="float">
            <text:p>-1.15279376903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4.2065758172742" calcext:value-type="float">
            <text:p>24.2065758172742</text:p>
          </table:table-cell>
          <table:table-cell office:value-type="float" office:value="23.350981791904" calcext:value-type="float">
            <text:p>23.350981791904</text:p>
          </table:table-cell>
          <table:table-cell office:value-type="float" office:value="2" calcext:value-type="float">
            <text:p>2</text:p>
          </table:table-cell>
          <table:table-cell office:value-type="float" office:value="24.2065758172742" calcext:value-type="float">
            <text:p>24.2065758172742</text:p>
          </table:table-cell>
          <table:table-cell office:value-type="float" office:value="22.5944503041999" calcext:value-type="float">
            <text:p>22.5944503041999</text:p>
          </table:table-cell>
          <table:table-cell office:value-type="float" office:value="2" calcext:value-type="float">
            <text:p>2</text:p>
          </table:table-cell>
          <table:table-cell office:value-type="float" office:value="24.2065758172742" calcext:value-type="float">
            <text:p>24.2065758172742</text:p>
          </table:table-cell>
          <table:table-cell office:value-type="float" office:value="23.9229987932883" calcext:value-type="float">
            <text:p>23.9229987932883</text:p>
          </table:table-cell>
          <table:table-cell office:value-type="float" office:value="2" calcext:value-type="float">
            <text:p>2</text:p>
          </table:table-cell>
          <table:table-cell office:value-type="float" office:value="24.2065758172742" calcext:value-type="float">
            <text:p>24.2065758172742</text:p>
          </table:table-cell>
          <table:table-cell office:value-type="float" office:value="23.6272734038667" calcext:value-type="float">
            <text:p>23.6272734038667</text:p>
          </table:table-cell>
          <table:table-cell office:value-type="float" office:value="-0.705156916395231" calcext:value-type="float">
            <text:p>-0.70515691639523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4.2205043527108" calcext:value-type="float">
            <text:p>24.2205043527108</text:p>
          </table:table-cell>
          <table:table-cell office:value-type="float" office:value="23.0948748344154" calcext:value-type="float">
            <text:p>23.0948748344154</text:p>
          </table:table-cell>
          <table:table-cell office:value-type="float" office:value="2" calcext:value-type="float">
            <text:p>2</text:p>
          </table:table-cell>
          <table:table-cell office:value-type="float" office:value="24.2205043527108" calcext:value-type="float">
            <text:p>24.2205043527108</text:p>
          </table:table-cell>
          <table:table-cell office:value-type="float" office:value="23.8904202039748" calcext:value-type="float">
            <text:p>23.8904202039748</text:p>
          </table:table-cell>
          <table:table-cell office:value-type="float" office:value="2" calcext:value-type="float">
            <text:p>2</text:p>
          </table:table-cell>
          <table:table-cell office:value-type="float" office:value="24.2205043527108" calcext:value-type="float">
            <text:p>24.2205043527108</text:p>
          </table:table-cell>
          <table:table-cell office:value-type="float" office:value="24.962362034789" calcext:value-type="float">
            <text:p>24.962362034789</text:p>
          </table:table-cell>
          <table:table-cell office:value-type="float" office:value="2" calcext:value-type="float">
            <text:p>2</text:p>
          </table:table-cell>
          <table:table-cell office:value-type="float" office:value="24.2205043527108" calcext:value-type="float">
            <text:p>24.2205043527108</text:p>
          </table:table-cell>
          <table:table-cell office:value-type="float" office:value="23.5358277123465" calcext:value-type="float">
            <text:p>23.5358277123465</text:p>
          </table:table-cell>
          <table:table-cell office:value-type="float" office:value="-1.11359683102824" calcext:value-type="float">
            <text:p>-1.1135968310282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7.1197838310292" calcext:value-type="float">
            <text:p>27.1197838310292</text:p>
          </table:table-cell>
          <table:table-cell office:value-type="float" office:value="24.6920280465531" calcext:value-type="float">
            <text:p>24.6920280465531</text:p>
          </table:table-cell>
          <table:table-cell office:value-type="float" office:value="2" calcext:value-type="float">
            <text:p>2</text:p>
          </table:table-cell>
          <table:table-cell office:value-type="float" office:value="27.1197838310292" calcext:value-type="float">
            <text:p>27.1197838310292</text:p>
          </table:table-cell>
          <table:table-cell office:value-type="float" office:value="25.9882143028704" calcext:value-type="float">
            <text:p>25.9882143028704</text:p>
          </table:table-cell>
          <table:table-cell office:value-type="float" office:value="2" calcext:value-type="float">
            <text:p>2</text:p>
          </table:table-cell>
          <table:table-cell office:value-type="float" office:value="27.1197838310292" calcext:value-type="float">
            <text:p>27.1197838310292</text:p>
          </table:table-cell>
          <table:table-cell office:value-type="float" office:value="25.4387332328485" calcext:value-type="float">
            <text:p>25.4387332328485</text:p>
          </table:table-cell>
          <table:table-cell office:value-type="float" office:value="2" calcext:value-type="float">
            <text:p>2</text:p>
          </table:table-cell>
          <table:table-cell office:value-type="float" office:value="27.1197838310292" calcext:value-type="float">
            <text:p>27.1197838310292</text:p>
          </table:table-cell>
          <table:table-cell office:value-type="float" office:value="24.835623101712" calcext:value-type="float">
            <text:p>24.835623101712</text:p>
          </table:table-cell>
          <table:table-cell office:value-type="float" office:value="1.91927924522559" calcext:value-type="float">
            <text:p>1.9192792452255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6.0061874388202" calcext:value-type="float">
            <text:p>26.0061874388202</text:p>
          </table:table-cell>
          <table:table-cell office:value-type="float" office:value="25.0483884554104" calcext:value-type="float">
            <text:p>25.0483884554104</text:p>
          </table:table-cell>
          <table:table-cell office:value-type="float" office:value="2" calcext:value-type="float">
            <text:p>2</text:p>
          </table:table-cell>
          <table:table-cell office:value-type="float" office:value="26.0061874388202" calcext:value-type="float">
            <text:p>26.0061874388202</text:p>
          </table:table-cell>
          <table:table-cell office:value-type="float" office:value="25.5254567309277" calcext:value-type="float">
            <text:p>25.5254567309277</text:p>
          </table:table-cell>
          <table:table-cell office:value-type="float" office:value="2" calcext:value-type="float">
            <text:p>2</text:p>
          </table:table-cell>
          <table:table-cell office:value-type="float" office:value="26.0061874388202" calcext:value-type="float">
            <text:p>26.0061874388202</text:p>
          </table:table-cell>
          <table:table-cell office:value-type="float" office:value="25.1257314000961" calcext:value-type="float">
            <text:p>25.1257314000961</text:p>
          </table:table-cell>
          <table:table-cell office:value-type="float" office:value="2" calcext:value-type="float">
            <text:p>2</text:p>
          </table:table-cell>
          <table:table-cell office:value-type="float" office:value="26.0061874388202" calcext:value-type="float">
            <text:p>26.0061874388202</text:p>
          </table:table-cell>
          <table:table-cell office:value-type="float" office:value="24.9955471603701" calcext:value-type="float">
            <text:p>24.9955471603701</text:p>
          </table:table-cell>
          <table:table-cell office:value-type="float" office:value="0.796382706661175" calcext:value-type="float">
            <text:p>0.79638270666117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2.8332748678171" calcext:value-type="float">
            <text:p>22.8332748678171</text:p>
          </table:table-cell>
          <table:table-cell office:value-type="float" office:value="23.9937779685868" calcext:value-type="float">
            <text:p>23.9937779685868</text:p>
          </table:table-cell>
          <table:table-cell office:value-type="float" office:value="2" calcext:value-type="float">
            <text:p>2</text:p>
          </table:table-cell>
          <table:table-cell office:value-type="float" office:value="22.8332748678171" calcext:value-type="float">
            <text:p>22.8332748678171</text:p>
          </table:table-cell>
          <table:table-cell office:value-type="float" office:value="22.9004586502179" calcext:value-type="float">
            <text:p>22.9004586502179</text:p>
          </table:table-cell>
          <table:table-cell office:value-type="float" office:value="2" calcext:value-type="float">
            <text:p>2</text:p>
          </table:table-cell>
          <table:table-cell office:value-type="float" office:value="22.8332748678171" calcext:value-type="float">
            <text:p>22.8332748678171</text:p>
          </table:table-cell>
          <table:table-cell office:value-type="float" office:value="24.1229383814012" calcext:value-type="float">
            <text:p>24.1229383814012</text:p>
          </table:table-cell>
          <table:table-cell office:value-type="float" office:value="2" calcext:value-type="float">
            <text:p>2</text:p>
          </table:table-cell>
          <table:table-cell office:value-type="float" office:value="22.8332748678171" calcext:value-type="float">
            <text:p>22.8332748678171</text:p>
          </table:table-cell>
          <table:table-cell office:value-type="float" office:value="24.02015476668" calcext:value-type="float">
            <text:p>24.02015476668</text:p>
          </table:table-cell>
          <table:table-cell office:value-type="float" office:value="-2.59967676197383" calcext:value-type="float">
            <text:p>-2.5996767619738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7.0864527749115" calcext:value-type="float">
            <text:p>27.0864527749115</text:p>
          </table:table-cell>
          <table:table-cell office:value-type="float" office:value="24.2431067528829" calcext:value-type="float">
            <text:p>24.2431067528829</text:p>
          </table:table-cell>
          <table:table-cell office:value-type="float" office:value="2" calcext:value-type="float">
            <text:p>2</text:p>
          </table:table-cell>
          <table:table-cell office:value-type="float" office:value="27.0864527749115" calcext:value-type="float">
            <text:p>27.0864527749115</text:p>
          </table:table-cell>
          <table:table-cell office:value-type="float" office:value="25.774475886023" calcext:value-type="float">
            <text:p>25.774475886023</text:p>
          </table:table-cell>
          <table:table-cell office:value-type="float" office:value="2" calcext:value-type="float">
            <text:p>2</text:p>
          </table:table-cell>
          <table:table-cell office:value-type="float" office:value="27.0864527749115" calcext:value-type="float">
            <text:p>27.0864527749115</text:p>
          </table:table-cell>
          <table:table-cell office:value-type="float" office:value="26.1161960420814" calcext:value-type="float">
            <text:p>26.1161960420814</text:p>
          </table:table-cell>
          <table:table-cell office:value-type="float" office:value="2" calcext:value-type="float">
            <text:p>2</text:p>
          </table:table-cell>
          <table:table-cell office:value-type="float" office:value="27.0864527749115" calcext:value-type="float">
            <text:p>27.0864527749115</text:p>
          </table:table-cell>
          <table:table-cell office:value-type="float" office:value="24.5044242961621" calcext:value-type="float">
            <text:p>24.5044242961621</text:p>
          </table:table-cell>
          <table:table-cell office:value-type="float" office:value="2.51083574691779" calcext:value-type="float">
            <text:p>2.5108357469177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5.8118342210251" calcext:value-type="float">
            <text:p>25.8118342210251</text:p>
          </table:table-cell>
          <table:table-cell office:value-type="float" office:value="24.9647029620965" calcext:value-type="float">
            <text:p>24.9647029620965</text:p>
          </table:table-cell>
          <table:table-cell office:value-type="float" office:value="2" calcext:value-type="float">
            <text:p>2</text:p>
          </table:table-cell>
          <table:table-cell office:value-type="float" office:value="25.8118342210251" calcext:value-type="float">
            <text:p>25.8118342210251</text:p>
          </table:table-cell>
          <table:table-cell office:value-type="float" office:value="25.504835992224" calcext:value-type="float">
            <text:p>25.504835992224</text:p>
          </table:table-cell>
          <table:table-cell office:value-type="float" office:value="2" calcext:value-type="float">
            <text:p>2</text:p>
          </table:table-cell>
          <table:table-cell office:value-type="float" office:value="25.8118342210251" calcext:value-type="float">
            <text:p>25.8118342210251</text:p>
          </table:table-cell>
          <table:table-cell office:value-type="float" office:value="24.8422759735158" calcext:value-type="float">
            <text:p>24.8422759735158</text:p>
          </table:table-cell>
          <table:table-cell office:value-type="float" office:value="2" calcext:value-type="float">
            <text:p>2</text:p>
          </table:table-cell>
          <table:table-cell office:value-type="float" office:value="25.8118342210251" calcext:value-type="float">
            <text:p>25.8118342210251</text:p>
          </table:table-cell>
          <table:table-cell office:value-type="float" office:value="24.9061135273568" calcext:value-type="float">
            <text:p>24.9061135273568</text:p>
          </table:table-cell>
          <table:table-cell office:value-type="float" office:value="0.871055003577057" calcext:value-type="float">
            <text:p>0.87105500357705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4.4262041179084" calcext:value-type="float">
            <text:p>24.4262041179084</text:p>
          </table:table-cell>
          <table:table-cell office:value-type="float" office:value="24.9385032188733" calcext:value-type="float">
            <text:p>24.9385032188733</text:p>
          </table:table-cell>
          <table:table-cell office:value-type="float" office:value="2" calcext:value-type="float">
            <text:p>2</text:p>
          </table:table-cell>
          <table:table-cell office:value-type="float" office:value="24.4262041179084" calcext:value-type="float">
            <text:p>24.4262041179084</text:p>
          </table:table-cell>
          <table:table-cell office:value-type="float" office:value="25.4388501062962" calcext:value-type="float">
            <text:p>25.4388501062962</text:p>
          </table:table-cell>
          <table:table-cell office:value-type="float" office:value="2" calcext:value-type="float">
            <text:p>2</text:p>
          </table:table-cell>
          <table:table-cell office:value-type="float" office:value="24.4262041179084" calcext:value-type="float">
            <text:p>24.4262041179084</text:p>
          </table:table-cell>
          <table:table-cell office:value-type="float" office:value="25.1683494028" calcext:value-type="float">
            <text:p>25.1683494028</text:p>
          </table:table-cell>
          <table:table-cell office:value-type="float" office:value="2" calcext:value-type="float">
            <text:p>2</text:p>
          </table:table-cell>
          <table:table-cell office:value-type="float" office:value="24.4262041179084" calcext:value-type="float">
            <text:p>24.4262041179084</text:p>
          </table:table-cell>
          <table:table-cell office:value-type="float" office:value="24.9815240921329" calcext:value-type="float">
            <text:p>24.9815240921329</text:p>
          </table:table-cell>
          <table:table-cell office:value-type="float" office:value="-0.141811645309277" calcext:value-type="float">
            <text:p>-0.14181164530927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6.9137168480735" calcext:value-type="float">
            <text:p>16.9137168480735</text:p>
          </table:table-cell>
          <table:table-cell office:value-type="float" office:value="24.1167129823311" calcext:value-type="float">
            <text:p>24.1167129823311</text:p>
          </table:table-cell>
          <table:table-cell office:value-type="float" office:value="2" calcext:value-type="float">
            <text:p>2</text:p>
          </table:table-cell>
          <table:table-cell office:value-type="float" office:value="16.9137168480735" calcext:value-type="float">
            <text:p>16.9137168480735</text:p>
          </table:table-cell>
          <table:table-cell office:value-type="float" office:value="21.6089305882927" calcext:value-type="float">
            <text:p>21.6089305882927</text:p>
          </table:table-cell>
          <table:table-cell office:value-type="float" office:value="2" calcext:value-type="float">
            <text:p>2</text:p>
          </table:table-cell>
          <table:table-cell office:value-type="float" office:value="16.9137168480735" calcext:value-type="float">
            <text:p>16.9137168480735</text:p>
          </table:table-cell>
          <table:table-cell office:value-type="float" office:value="23.3511779363933" calcext:value-type="float">
            <text:p>23.3511779363933</text:p>
          </table:table-cell>
          <table:table-cell office:value-type="float" office:value="2" calcext:value-type="float">
            <text:p>2</text:p>
          </table:table-cell>
          <table:table-cell office:value-type="float" office:value="16.9137168480735" calcext:value-type="float">
            <text:p>16.9137168480735</text:p>
          </table:table-cell>
          <table:table-cell office:value-type="float" office:value="24.3750802229033" calcext:value-type="float">
            <text:p>24.3750802229033</text:p>
          </table:table-cell>
          <table:table-cell office:value-type="float" office:value="-8.30199267814667" calcext:value-type="float">
            <text:p>-8.3019926781466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1.7888140492077" calcext:value-type="float">
            <text:p>21.7888140492077</text:p>
          </table:table-cell>
          <table:table-cell office:value-type="float" office:value="24.2838093774643" calcext:value-type="float">
            <text:p>24.2838093774643</text:p>
          </table:table-cell>
          <table:table-cell office:value-type="float" office:value="2" calcext:value-type="float">
            <text:p>2</text:p>
          </table:table-cell>
          <table:table-cell office:value-type="float" office:value="21.7888140492077" calcext:value-type="float">
            <text:p>21.7888140492077</text:p>
          </table:table-cell>
          <table:table-cell office:value-type="float" office:value="23.1884514823056" calcext:value-type="float">
            <text:p>23.1884514823056</text:p>
          </table:table-cell>
          <table:table-cell office:value-type="float" office:value="2" calcext:value-type="float">
            <text:p>2</text:p>
          </table:table-cell>
          <table:table-cell office:value-type="float" office:value="21.7888140492077" calcext:value-type="float">
            <text:p>21.7888140492077</text:p>
          </table:table-cell>
          <table:table-cell office:value-type="float" office:value="23.743741461242" calcext:value-type="float">
            <text:p>23.743741461242</text:p>
          </table:table-cell>
          <table:table-cell office:value-type="float" office:value="2" calcext:value-type="float">
            <text:p>2</text:p>
          </table:table-cell>
          <table:table-cell office:value-type="float" office:value="21.7888140492077" calcext:value-type="float">
            <text:p>21.7888140492077</text:p>
          </table:table-cell>
          <table:table-cell office:value-type="float" office:value="24.4308579258902" calcext:value-type="float">
            <text:p>24.4308579258902</text:p>
          </table:table-cell>
          <table:table-cell office:value-type="float" office:value="-3.48132173911743" calcext:value-type="float">
            <text:p>-3.4813217391174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1.5946138463799" calcext:value-type="float">
            <text:p>21.5946138463799</text:p>
          </table:table-cell>
          <table:table-cell office:value-type="float" office:value="23.8941901815191" calcext:value-type="float">
            <text:p>23.8941901815191</text:p>
          </table:table-cell>
          <table:table-cell office:value-type="float" office:value="2" calcext:value-type="float">
            <text:p>2</text:p>
          </table:table-cell>
          <table:table-cell office:value-type="float" office:value="21.5946138463799" calcext:value-type="float">
            <text:p>21.5946138463799</text:p>
          </table:table-cell>
          <table:table-cell office:value-type="float" office:value="24.1837513855088" calcext:value-type="float">
            <text:p>24.1837513855088</text:p>
          </table:table-cell>
          <table:table-cell office:value-type="float" office:value="2" calcext:value-type="float">
            <text:p>2</text:p>
          </table:table-cell>
          <table:table-cell office:value-type="float" office:value="21.5946138463799" calcext:value-type="float">
            <text:p>21.5946138463799</text:p>
          </table:table-cell>
          <table:table-cell office:value-type="float" office:value="25.2832204370605" calcext:value-type="float">
            <text:p>25.2832204370605</text:p>
          </table:table-cell>
          <table:table-cell office:value-type="float" office:value="2" calcext:value-type="float">
            <text:p>2</text:p>
          </table:table-cell>
          <table:table-cell office:value-type="float" office:value="21.5946138463799" calcext:value-type="float">
            <text:p>21.5946138463799</text:p>
          </table:table-cell>
          <table:table-cell office:value-type="float" office:value="23.9562910828476" calcext:value-type="float">
            <text:p>23.9562910828476</text:p>
          </table:table-cell>
          <table:table-cell office:value-type="float" office:value="-3.60619899964558" calcext:value-type="float">
            <text:p>-3.6061989996455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5.4007022026603" calcext:value-type="float">
            <text:p>25.4007022026603</text:p>
          </table:table-cell>
          <table:table-cell office:value-type="float" office:value="25.9990877459373" calcext:value-type="float">
            <text:p>25.9990877459373</text:p>
          </table:table-cell>
          <table:table-cell office:value-type="float" office:value="2" calcext:value-type="float">
            <text:p>2</text:p>
          </table:table-cell>
          <table:table-cell office:value-type="float" office:value="25.4007022026603" calcext:value-type="float">
            <text:p>25.4007022026603</text:p>
          </table:table-cell>
          <table:table-cell office:value-type="float" office:value="27.1625480500385" calcext:value-type="float">
            <text:p>27.1625480500385</text:p>
          </table:table-cell>
          <table:table-cell office:value-type="float" office:value="2" calcext:value-type="float">
            <text:p>2</text:p>
          </table:table-cell>
          <table:table-cell office:value-type="float" office:value="25.4007022026603" calcext:value-type="float">
            <text:p>25.4007022026603</text:p>
          </table:table-cell>
          <table:table-cell office:value-type="float" office:value="25.6546261337686" calcext:value-type="float">
            <text:p>25.6546261337686</text:p>
          </table:table-cell>
          <table:table-cell office:value-type="float" office:value="2" calcext:value-type="float">
            <text:p>2</text:p>
          </table:table-cell>
          <table:table-cell office:value-type="float" office:value="25.4007022026603" calcext:value-type="float">
            <text:p>25.4007022026603</text:p>
          </table:table-cell>
          <table:table-cell office:value-type="float" office:value="25.7294492070601" calcext:value-type="float">
            <text:p>25.7294492070601</text:p>
          </table:table-cell>
          <table:table-cell office:value-type="float" office:value="1.24697625459474" calcext:value-type="float">
            <text:p>1.2469762545947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6.5102784979881" calcext:value-type="float">
            <text:p>26.5102784979881</text:p>
          </table:table-cell>
          <table:table-cell office:value-type="float" office:value="25.3787357275906" calcext:value-type="float">
            <text:p>25.3787357275906</text:p>
          </table:table-cell>
          <table:table-cell office:value-type="float" office:value="2" calcext:value-type="float">
            <text:p>2</text:p>
          </table:table-cell>
          <table:table-cell office:value-type="float" office:value="26.5102784979881" calcext:value-type="float">
            <text:p>26.5102784979881</text:p>
          </table:table-cell>
          <table:table-cell office:value-type="float" office:value="26.8091855284366" calcext:value-type="float">
            <text:p>26.8091855284366</text:p>
          </table:table-cell>
          <table:table-cell office:value-type="float" office:value="2" calcext:value-type="float">
            <text:p>2</text:p>
          </table:table-cell>
          <table:table-cell office:value-type="float" office:value="26.5102784979881" calcext:value-type="float">
            <text:p>26.5102784979881</text:p>
          </table:table-cell>
          <table:table-cell office:value-type="float" office:value="25.5646450922304" calcext:value-type="float">
            <text:p>25.5646450922304</text:p>
          </table:table-cell>
          <table:table-cell office:value-type="float" office:value="2" calcext:value-type="float">
            <text:p>2</text:p>
          </table:table-cell>
          <table:table-cell office:value-type="float" office:value="26.5102784979881" calcext:value-type="float">
            <text:p>26.5102784979881</text:p>
          </table:table-cell>
          <table:table-cell office:value-type="float" office:value="25.1905557042343" calcext:value-type="float">
            <text:p>25.1905557042343</text:p>
          </table:table-cell>
          <table:table-cell office:value-type="float" office:value="1.88448389175994" calcext:value-type="float">
            <text:p>1.8844838917599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.18937754063" calcext:value-type="float">
            <text:p>19.18937754063</text:p>
          </table:table-cell>
          <table:table-cell office:value-type="float" office:value="25.4500931920435" calcext:value-type="float">
            <text:p>25.4500931920435</text:p>
          </table:table-cell>
          <table:table-cell office:value-type="float" office:value="2" calcext:value-type="float">
            <text:p>2</text:p>
          </table:table-cell>
          <table:table-cell office:value-type="float" office:value="19.18937754063" calcext:value-type="float">
            <text:p>19.18937754063</text:p>
          </table:table-cell>
          <table:table-cell office:value-type="float" office:value="24.1331499363888" calcext:value-type="float">
            <text:p>24.1331499363888</text:p>
          </table:table-cell>
          <table:table-cell office:value-type="float" office:value="2" calcext:value-type="float">
            <text:p>2</text:p>
          </table:table-cell>
          <table:table-cell office:value-type="float" office:value="19.18937754063" calcext:value-type="float">
            <text:p>19.18937754063</text:p>
          </table:table-cell>
          <table:table-cell office:value-type="float" office:value="25.1009766483671" calcext:value-type="float">
            <text:p>25.1009766483671</text:p>
          </table:table-cell>
          <table:table-cell office:value-type="float" office:value="2" calcext:value-type="float">
            <text:p>2</text:p>
          </table:table-cell>
          <table:table-cell office:value-type="float" office:value="19.18937754063" calcext:value-type="float">
            <text:p>19.18937754063</text:p>
          </table:table-cell>
          <table:table-cell office:value-type="float" office:value="25.20889843378" calcext:value-type="float">
            <text:p>25.20889843378</text:p>
          </table:table-cell>
          <table:table-cell office:value-type="float" office:value="-5.65102298757332" calcext:value-type="float">
            <text:p>-5.6510229875733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8.0937745017796" calcext:value-type="float">
            <text:p>28.0937745017796</text:p>
          </table:table-cell>
          <table:table-cell office:value-type="float" office:value="24.3438713775165" calcext:value-type="float">
            <text:p>24.3438713775165</text:p>
          </table:table-cell>
          <table:table-cell office:value-type="float" office:value="2" calcext:value-type="float">
            <text:p>2</text:p>
          </table:table-cell>
          <table:table-cell office:value-type="float" office:value="28.0937745017796" calcext:value-type="float">
            <text:p>28.0937745017796</text:p>
          </table:table-cell>
          <table:table-cell office:value-type="float" office:value="25.19267707637" calcext:value-type="float">
            <text:p>25.19267707637</text:p>
          </table:table-cell>
          <table:table-cell office:value-type="float" office:value="2" calcext:value-type="float">
            <text:p>2</text:p>
          </table:table-cell>
          <table:table-cell office:value-type="float" office:value="28.0937745017796" calcext:value-type="float">
            <text:p>28.0937745017796</text:p>
          </table:table-cell>
          <table:table-cell office:value-type="float" office:value="25.0959503502193" calcext:value-type="float">
            <text:p>25.0959503502193</text:p>
          </table:table-cell>
          <table:table-cell office:value-type="float" office:value="2" calcext:value-type="float">
            <text:p>2</text:p>
          </table:table-cell>
          <table:table-cell office:value-type="float" office:value="28.0937745017796" calcext:value-type="float">
            <text:p>28.0937745017796</text:p>
          </table:table-cell>
          <table:table-cell office:value-type="float" office:value="24.3283157879102" calcext:value-type="float">
            <text:p>24.3283157879102</text:p>
          </table:table-cell>
          <table:table-cell office:value-type="float" office:value="3.11652179049752" calcext:value-type="float">
            <text:p>3.1165217904975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.9635322708626" calcext:value-type="float">
            <text:p>19.9635322708626</text:p>
          </table:table-cell>
          <table:table-cell office:value-type="float" office:value="23.6410873379328" calcext:value-type="float">
            <text:p>23.6410873379328</text:p>
          </table:table-cell>
          <table:table-cell office:value-type="float" office:value="2" calcext:value-type="float">
            <text:p>2</text:p>
          </table:table-cell>
          <table:table-cell office:value-type="float" office:value="19.9635322708626" calcext:value-type="float">
            <text:p>19.9635322708626</text:p>
          </table:table-cell>
          <table:table-cell office:value-type="float" office:value="21.7417353474495" calcext:value-type="float">
            <text:p>21.7417353474495</text:p>
          </table:table-cell>
          <table:table-cell office:value-type="float" office:value="2" calcext:value-type="float">
            <text:p>2</text:p>
          </table:table-cell>
          <table:table-cell office:value-type="float" office:value="19.9635322708626" calcext:value-type="float">
            <text:p>19.9635322708626</text:p>
          </table:table-cell>
          <table:table-cell office:value-type="float" office:value="23.1355046310549" calcext:value-type="float">
            <text:p>23.1355046310549</text:p>
          </table:table-cell>
          <table:table-cell office:value-type="float" office:value="2" calcext:value-type="float">
            <text:p>2</text:p>
          </table:table-cell>
          <table:table-cell office:value-type="float" office:value="19.9635322708626" calcext:value-type="float">
            <text:p>19.9635322708626</text:p>
          </table:table-cell>
          <table:table-cell office:value-type="float" office:value="23.8085784276537" calcext:value-type="float">
            <text:p>23.8085784276537</text:p>
          </table:table-cell>
          <table:table-cell office:value-type="float" office:value="-4.94454504092575" calcext:value-type="float">
            <text:p>-4.9445450409257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3.7796538748329" calcext:value-type="float">
            <text:p>23.7796538748329</text:p>
          </table:table-cell>
          <table:table-cell office:value-type="float" office:value="24.2280622878106" calcext:value-type="float">
            <text:p>24.2280622878106</text:p>
          </table:table-cell>
          <table:table-cell office:value-type="float" office:value="2" calcext:value-type="float">
            <text:p>2</text:p>
          </table:table-cell>
          <table:table-cell office:value-type="float" office:value="23.7796538748329" calcext:value-type="float">
            <text:p>23.7796538748329</text:p>
          </table:table-cell>
          <table:table-cell office:value-type="float" office:value="24.614267182259" calcext:value-type="float">
            <text:p>24.614267182259</text:p>
          </table:table-cell>
          <table:table-cell office:value-type="float" office:value="2" calcext:value-type="float">
            <text:p>2</text:p>
          </table:table-cell>
          <table:table-cell office:value-type="float" office:value="23.7796538748329" calcext:value-type="float">
            <text:p>23.7796538748329</text:p>
          </table:table-cell>
          <table:table-cell office:value-type="float" office:value="24.1714796679076" calcext:value-type="float">
            <text:p>24.1714796679076</text:p>
          </table:table-cell>
          <table:table-cell office:value-type="float" office:value="2" calcext:value-type="float">
            <text:p>2</text:p>
          </table:table-cell>
          <table:table-cell office:value-type="float" office:value="23.7796538748329" calcext:value-type="float">
            <text:p>23.7796538748329</text:p>
          </table:table-cell>
          <table:table-cell office:value-type="float" office:value="24.4651935058353" calcext:value-type="float">
            <text:p>24.4651935058353</text:p>
          </table:table-cell>
          <table:table-cell office:value-type="float" office:value="-1.28514136154625" calcext:value-type="float">
            <text:p>-1.2851413615462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5.2637719614049" calcext:value-type="float">
            <text:p>25.2637719614049</text:p>
          </table:table-cell>
          <table:table-cell office:value-type="float" office:value="25.1256228202165" calcext:value-type="float">
            <text:p>25.1256228202165</text:p>
          </table:table-cell>
          <table:table-cell office:value-type="float" office:value="2" calcext:value-type="float">
            <text:p>2</text:p>
          </table:table-cell>
          <table:table-cell office:value-type="float" office:value="25.2637719614049" calcext:value-type="float">
            <text:p>25.2637719614049</text:p>
          </table:table-cell>
          <table:table-cell office:value-type="float" office:value="24.5497482831002" calcext:value-type="float">
            <text:p>24.5497482831002</text:p>
          </table:table-cell>
          <table:table-cell office:value-type="float" office:value="2" calcext:value-type="float">
            <text:p>2</text:p>
          </table:table-cell>
          <table:table-cell office:value-type="float" office:value="25.2637719614049" calcext:value-type="float">
            <text:p>25.2637719614049</text:p>
          </table:table-cell>
          <table:table-cell office:value-type="float" office:value="25.0392851196314" calcext:value-type="float">
            <text:p>25.0392851196314</text:p>
          </table:table-cell>
          <table:table-cell office:value-type="float" office:value="2" calcext:value-type="float">
            <text:p>2</text:p>
          </table:table-cell>
          <table:table-cell office:value-type="float" office:value="25.2637719614049" calcext:value-type="float">
            <text:p>25.2637719614049</text:p>
          </table:table-cell>
          <table:table-cell office:value-type="float" office:value="25.0075492111218" calcext:value-type="float">
            <text:p>25.0075492111218</text:p>
          </table:table-cell>
          <table:table-cell office:value-type="float" office:value="0.364033299816201" calcext:value-type="float">
            <text:p>0.36403329981620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7.3949683637503" calcext:value-type="float">
            <text:p>27.3949683637503</text:p>
          </table:table-cell>
          <table:table-cell office:value-type="float" office:value="25.4331929624147" calcext:value-type="float">
            <text:p>25.4331929624147</text:p>
          </table:table-cell>
          <table:table-cell office:value-type="float" office:value="2" calcext:value-type="float">
            <text:p>2</text:p>
          </table:table-cell>
          <table:table-cell office:value-type="float" office:value="27.3949683637503" calcext:value-type="float">
            <text:p>27.3949683637503</text:p>
          </table:table-cell>
          <table:table-cell office:value-type="float" office:value="25.5032287693175" calcext:value-type="float">
            <text:p>25.5032287693175</text:p>
          </table:table-cell>
          <table:table-cell office:value-type="float" office:value="2" calcext:value-type="float">
            <text:p>2</text:p>
          </table:table-cell>
          <table:table-cell office:value-type="float" office:value="27.3949683637503" calcext:value-type="float">
            <text:p>27.3949683637503</text:p>
          </table:table-cell>
          <table:table-cell office:value-type="float" office:value="23.5959422024223" calcext:value-type="float">
            <text:p>23.5959422024223</text:p>
          </table:table-cell>
          <table:table-cell office:value-type="float" office:value="2" calcext:value-type="float">
            <text:p>2</text:p>
          </table:table-cell>
          <table:table-cell office:value-type="float" office:value="27.3949683637503" calcext:value-type="float">
            <text:p>27.3949683637503</text:p>
          </table:table-cell>
          <table:table-cell office:value-type="float" office:value="25.2168396660645" calcext:value-type="float">
            <text:p>25.2168396660645</text:p>
          </table:table-cell>
          <table:table-cell office:value-type="float" office:value="2.33947176688127" calcext:value-type="float">
            <text:p>2.3394717668812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4.0046674546245" calcext:value-type="float">
            <text:p>24.0046674546245</text:p>
          </table:table-cell>
          <table:table-cell office:value-type="float" office:value="24.2763340613304" calcext:value-type="float">
            <text:p>24.2763340613304</text:p>
          </table:table-cell>
          <table:table-cell office:value-type="float" office:value="2" calcext:value-type="float">
            <text:p>2</text:p>
          </table:table-cell>
          <table:table-cell office:value-type="float" office:value="24.0046674546245" calcext:value-type="float">
            <text:p>24.0046674546245</text:p>
          </table:table-cell>
          <table:table-cell office:value-type="float" office:value="24.8061948589729" calcext:value-type="float">
            <text:p>24.8061948589729</text:p>
          </table:table-cell>
          <table:table-cell office:value-type="float" office:value="2" calcext:value-type="float">
            <text:p>2</text:p>
          </table:table-cell>
          <table:table-cell office:value-type="float" office:value="24.0046674546245" calcext:value-type="float">
            <text:p>24.0046674546245</text:p>
          </table:table-cell>
          <table:table-cell office:value-type="float" office:value="24.8792786209475" calcext:value-type="float">
            <text:p>24.8792786209475</text:p>
          </table:table-cell>
          <table:table-cell office:value-type="float" office:value="2" calcext:value-type="float">
            <text:p>2</text:p>
          </table:table-cell>
          <table:table-cell office:value-type="float" office:value="24.0046674546245" calcext:value-type="float">
            <text:p>24.0046674546245</text:p>
          </table:table-cell>
          <table:table-cell office:value-type="float" office:value="24.4807303616473" calcext:value-type="float">
            <text:p>24.4807303616473</text:p>
          </table:table-cell>
          <table:table-cell office:value-type="float" office:value="-1.00238061130864" calcext:value-type="float">
            <text:p>-1.0023806113086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6.582335765519" calcext:value-type="float">
            <text:p>26.582335765519</text:p>
          </table:table-cell>
          <table:table-cell office:value-type="float" office:value="24.8997286585179" calcext:value-type="float">
            <text:p>24.8997286585179</text:p>
          </table:table-cell>
          <table:table-cell office:value-type="float" office:value="2" calcext:value-type="float">
            <text:p>2</text:p>
          </table:table-cell>
          <table:table-cell office:value-type="float" office:value="26.582335765519" calcext:value-type="float">
            <text:p>26.582335765519</text:p>
          </table:table-cell>
          <table:table-cell office:value-type="float" office:value="26.0536832912162" calcext:value-type="float">
            <text:p>26.0536832912162</text:p>
          </table:table-cell>
          <table:table-cell office:value-type="float" office:value="2" calcext:value-type="float">
            <text:p>2</text:p>
          </table:table-cell>
          <table:table-cell office:value-type="float" office:value="26.582335765519" calcext:value-type="float">
            <text:p>26.582335765519</text:p>
          </table:table-cell>
          <table:table-cell office:value-type="float" office:value="25.3487838307131" calcext:value-type="float">
            <text:p>25.3487838307131</text:p>
          </table:table-cell>
          <table:table-cell office:value-type="float" office:value="2" calcext:value-type="float">
            <text:p>2</text:p>
          </table:table-cell>
          <table:table-cell office:value-type="float" office:value="26.582335765519" calcext:value-type="float">
            <text:p>26.582335765519</text:p>
          </table:table-cell>
          <table:table-cell office:value-type="float" office:value="24.7400520190842" calcext:value-type="float">
            <text:p>24.7400520190842</text:p>
          </table:table-cell>
          <table:table-cell office:value-type="float" office:value="1.55621856974225" calcext:value-type="float">
            <text:p>1.5562185697422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7.4083984818076" calcext:value-type="float">
            <text:p>27.4083984818076</text:p>
          </table:table-cell>
          <table:table-cell office:value-type="float" office:value="25.2150462627419" calcext:value-type="float">
            <text:p>25.2150462627419</text:p>
          </table:table-cell>
          <table:table-cell office:value-type="float" office:value="2" calcext:value-type="float">
            <text:p>2</text:p>
          </table:table-cell>
          <table:table-cell office:value-type="float" office:value="27.4083984818076" calcext:value-type="float">
            <text:p>27.4083984818076</text:p>
          </table:table-cell>
          <table:table-cell office:value-type="float" office:value="25.5679244723664" calcext:value-type="float">
            <text:p>25.5679244723664</text:p>
          </table:table-cell>
          <table:table-cell office:value-type="float" office:value="2" calcext:value-type="float">
            <text:p>2</text:p>
          </table:table-cell>
          <table:table-cell office:value-type="float" office:value="27.4083984818076" calcext:value-type="float">
            <text:p>27.4083984818076</text:p>
          </table:table-cell>
          <table:table-cell office:value-type="float" office:value="25.2041710809793" calcext:value-type="float">
            <text:p>25.2041710809793</text:p>
          </table:table-cell>
          <table:table-cell office:value-type="float" office:value="2" calcext:value-type="float">
            <text:p>2</text:p>
          </table:table-cell>
          <table:table-cell office:value-type="float" office:value="27.4083984818076" calcext:value-type="float">
            <text:p>27.4083984818076</text:p>
          </table:table-cell>
          <table:table-cell office:value-type="float" office:value="24.8979810945188" calcext:value-type="float">
            <text:p>24.8979810945188</text:p>
          </table:table-cell>
          <table:table-cell office:value-type="float" office:value="2.89157031631942" calcext:value-type="float">
            <text:p>2.8915703163194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5.9334115827908" calcext:value-type="float">
            <text:p>25.9334115827908</text:p>
          </table:table-cell>
          <table:table-cell office:value-type="float" office:value="24.9958777963826" calcext:value-type="float">
            <text:p>24.9958777963826</text:p>
          </table:table-cell>
          <table:table-cell office:value-type="float" office:value="2" calcext:value-type="float">
            <text:p>2</text:p>
          </table:table-cell>
          <table:table-cell office:value-type="float" office:value="25.9334115827908" calcext:value-type="float">
            <text:p>25.9334115827908</text:p>
          </table:table-cell>
          <table:table-cell office:value-type="float" office:value="24.676894538134" calcext:value-type="float">
            <text:p>24.676894538134</text:p>
          </table:table-cell>
          <table:table-cell office:value-type="float" office:value="2" calcext:value-type="float">
            <text:p>2</text:p>
          </table:table-cell>
          <table:table-cell office:value-type="float" office:value="25.9334115827908" calcext:value-type="float">
            <text:p>25.9334115827908</text:p>
          </table:table-cell>
          <table:table-cell office:value-type="float" office:value="24.0486598189167" calcext:value-type="float">
            <text:p>24.0486598189167</text:p>
          </table:table-cell>
          <table:table-cell office:value-type="float" office:value="2" calcext:value-type="float">
            <text:p>2</text:p>
          </table:table-cell>
          <table:table-cell office:value-type="float" office:value="25.9334115827908" calcext:value-type="float">
            <text:p>25.9334115827908</text:p>
          </table:table-cell>
          <table:table-cell office:value-type="float" office:value="24.8179163262568" calcext:value-type="float">
            <text:p>24.8179163262568</text:p>
          </table:table-cell>
          <table:table-cell office:value-type="float" office:value="0.985350382925832" calcext:value-type="float">
            <text:p>0.98535038292583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7.6850958129475" calcext:value-type="float">
            <text:p>27.6850958129475</text:p>
          </table:table-cell>
          <table:table-cell office:value-type="float" office:value="24.5158711066568" calcext:value-type="float">
            <text:p>24.5158711066568</text:p>
          </table:table-cell>
          <table:table-cell office:value-type="float" office:value="2" calcext:value-type="float">
            <text:p>2</text:p>
          </table:table-cell>
          <table:table-cell office:value-type="float" office:value="27.6850958129475" calcext:value-type="float">
            <text:p>27.6850958129475</text:p>
          </table:table-cell>
          <table:table-cell office:value-type="float" office:value="25.2993139378182" calcext:value-type="float">
            <text:p>25.2993139378182</text:p>
          </table:table-cell>
          <table:table-cell office:value-type="float" office:value="2" calcext:value-type="float">
            <text:p>2</text:p>
          </table:table-cell>
          <table:table-cell office:value-type="float" office:value="27.6850958129475" calcext:value-type="float">
            <text:p>27.6850958129475</text:p>
          </table:table-cell>
          <table:table-cell office:value-type="float" office:value="24.7937885570408" calcext:value-type="float">
            <text:p>24.7937885570408</text:p>
          </table:table-cell>
          <table:table-cell office:value-type="float" office:value="2" calcext:value-type="float">
            <text:p>2</text:p>
          </table:table-cell>
          <table:table-cell office:value-type="float" office:value="27.6850958129475" calcext:value-type="float">
            <text:p>27.6850958129475</text:p>
          </table:table-cell>
          <table:table-cell office:value-type="float" office:value="24.478142925055" calcext:value-type="float">
            <text:p>24.478142925055</text:p>
          </table:table-cell>
          <table:table-cell office:value-type="float" office:value="2.85280744697675" calcext:value-type="float">
            <text:p>2.8528074469767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6.2294042261073" calcext:value-type="float">
            <text:p>26.2294042261073</text:p>
          </table:table-cell>
          <table:table-cell office:value-type="float" office:value="24.7882261023521" calcext:value-type="float">
            <text:p>24.7882261023521</text:p>
          </table:table-cell>
          <table:table-cell office:value-type="float" office:value="2" calcext:value-type="float">
            <text:p>2</text:p>
          </table:table-cell>
          <table:table-cell office:value-type="float" office:value="26.2294042261073" calcext:value-type="float">
            <text:p>26.2294042261073</text:p>
          </table:table-cell>
          <table:table-cell office:value-type="float" office:value="25.5511573784643" calcext:value-type="float">
            <text:p>25.5511573784643</text:p>
          </table:table-cell>
          <table:table-cell office:value-type="float" office:value="2" calcext:value-type="float">
            <text:p>2</text:p>
          </table:table-cell>
          <table:table-cell office:value-type="float" office:value="26.2294042261073" calcext:value-type="float">
            <text:p>26.2294042261073</text:p>
          </table:table-cell>
          <table:table-cell office:value-type="float" office:value="25.1306856151933" calcext:value-type="float">
            <text:p>25.1306856151933</text:p>
          </table:table-cell>
          <table:table-cell office:value-type="float" office:value="2" calcext:value-type="float">
            <text:p>2</text:p>
          </table:table-cell>
          <table:table-cell office:value-type="float" office:value="26.2294042261073" calcext:value-type="float">
            <text:p>26.2294042261073</text:p>
          </table:table-cell>
          <table:table-cell office:value-type="float" office:value="24.4100586092962" calcext:value-type="float">
            <text:p>24.4100586092962</text:p>
          </table:table-cell>
          <table:table-cell office:value-type="float" office:value="1.39355267842758" calcext:value-type="float">
            <text:p>1.3935526784275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5.0751797341627" calcext:value-type="float">
            <text:p>25.0751797341627</text:p>
          </table:table-cell>
          <table:table-cell office:value-type="float" office:value="24.6867825883478" calcext:value-type="float">
            <text:p>24.6867825883478</text:p>
          </table:table-cell>
          <table:table-cell office:value-type="float" office:value="2" calcext:value-type="float">
            <text:p>2</text:p>
          </table:table-cell>
          <table:table-cell office:value-type="float" office:value="25.0751797341627" calcext:value-type="float">
            <text:p>25.0751797341627</text:p>
          </table:table-cell>
          <table:table-cell office:value-type="float" office:value="24.5644620529202" calcext:value-type="float">
            <text:p>24.5644620529202</text:p>
          </table:table-cell>
          <table:table-cell office:value-type="float" office:value="2" calcext:value-type="float">
            <text:p>2</text:p>
          </table:table-cell>
          <table:table-cell office:value-type="float" office:value="25.0751797341627" calcext:value-type="float">
            <text:p>25.0751797341627</text:p>
          </table:table-cell>
          <table:table-cell office:value-type="float" office:value="24.1404923779427" calcext:value-type="float">
            <text:p>24.1404923779427</text:p>
          </table:table-cell>
          <table:table-cell office:value-type="float" office:value="2" calcext:value-type="float">
            <text:p>2</text:p>
          </table:table-cell>
          <table:table-cell office:value-type="float" office:value="25.0751797341627" calcext:value-type="float">
            <text:p>25.0751797341627</text:p>
          </table:table-cell>
          <table:table-cell office:value-type="float" office:value="24.8454353989397" calcext:value-type="float">
            <text:p>24.8454353989397</text:p>
          </table:table-cell>
          <table:table-cell office:value-type="float" office:value="-0.606984992898037" calcext:value-type="float">
            <text:p>-0.60698499289803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5.481102883459" calcext:value-type="float">
            <text:p>25.481102883459</text:p>
          </table:table-cell>
          <table:table-cell office:value-type="float" office:value="24.7591761110589" calcext:value-type="float">
            <text:p>24.7591761110589</text:p>
          </table:table-cell>
          <table:table-cell office:value-type="float" office:value="2" calcext:value-type="float">
            <text:p>2</text:p>
          </table:table-cell>
          <table:table-cell office:value-type="float" office:value="25.481102883459" calcext:value-type="float">
            <text:p>25.481102883459</text:p>
          </table:table-cell>
          <table:table-cell office:value-type="float" office:value="24.4773694376968" calcext:value-type="float">
            <text:p>24.4773694376968</text:p>
          </table:table-cell>
          <table:table-cell office:value-type="float" office:value="2" calcext:value-type="float">
            <text:p>2</text:p>
          </table:table-cell>
          <table:table-cell office:value-type="float" office:value="25.481102883459" calcext:value-type="float">
            <text:p>25.481102883459</text:p>
          </table:table-cell>
          <table:table-cell office:value-type="float" office:value="24.0639289966726" calcext:value-type="float">
            <text:p>24.0639289966726</text:p>
          </table:table-cell>
          <table:table-cell office:value-type="float" office:value="2" calcext:value-type="float">
            <text:p>2</text:p>
          </table:table-cell>
          <table:table-cell office:value-type="float" office:value="25.481102883459" calcext:value-type="float">
            <text:p>25.481102883459</text:p>
          </table:table-cell>
          <table:table-cell office:value-type="float" office:value="24.7247424554638" calcext:value-type="float">
            <text:p>24.7247424554638</text:p>
          </table:table-cell>
          <table:table-cell office:value-type="float" office:value="0.315510124684944" calcext:value-type="float">
            <text:p>0.31551012468494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2.4474266006834" calcext:value-type="float">
            <text:p>22.4474266006834</text:p>
          </table:table-cell>
          <table:table-cell office:value-type="float" office:value="23.4900407144298" calcext:value-type="float">
            <text:p>23.4900407144298</text:p>
          </table:table-cell>
          <table:table-cell office:value-type="float" office:value="2" calcext:value-type="float">
            <text:p>2</text:p>
          </table:table-cell>
          <table:table-cell office:value-type="float" office:value="22.4474266006834" calcext:value-type="float">
            <text:p>22.4474266006834</text:p>
          </table:table-cell>
          <table:table-cell office:value-type="float" office:value="23.5580252971107" calcext:value-type="float">
            <text:p>23.5580252971107</text:p>
          </table:table-cell>
          <table:table-cell office:value-type="float" office:value="2" calcext:value-type="float">
            <text:p>2</text:p>
          </table:table-cell>
          <table:table-cell office:value-type="float" office:value="22.4474266006834" calcext:value-type="float">
            <text:p>22.4474266006834</text:p>
          </table:table-cell>
          <table:table-cell office:value-type="float" office:value="24.8665063717442" calcext:value-type="float">
            <text:p>24.8665063717442</text:p>
          </table:table-cell>
          <table:table-cell office:value-type="float" office:value="2" calcext:value-type="float">
            <text:p>2</text:p>
          </table:table-cell>
          <table:table-cell office:value-type="float" office:value="22.4474266006834" calcext:value-type="float">
            <text:p>22.4474266006834</text:p>
          </table:table-cell>
          <table:table-cell office:value-type="float" office:value="23.5067230941452" calcext:value-type="float">
            <text:p>23.5067230941452</text:p>
          </table:table-cell>
          <table:table-cell office:value-type="float" office:value="-2.60232147030154" calcext:value-type="float">
            <text:p>-2.6023214703015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7.2265112207579" calcext:value-type="float">
            <text:p>27.2265112207579</text:p>
          </table:table-cell>
          <table:table-cell office:value-type="float" office:value="23.7593201205461" calcext:value-type="float">
            <text:p>23.7593201205461</text:p>
          </table:table-cell>
          <table:table-cell office:value-type="float" office:value="2" calcext:value-type="float">
            <text:p>2</text:p>
          </table:table-cell>
          <table:table-cell office:value-type="float" office:value="27.2265112207579" calcext:value-type="float">
            <text:p>27.2265112207579</text:p>
          </table:table-cell>
          <table:table-cell office:value-type="float" office:value="25.9049785212986" calcext:value-type="float">
            <text:p>25.9049785212986</text:p>
          </table:table-cell>
          <table:table-cell office:value-type="float" office:value="2" calcext:value-type="float">
            <text:p>2</text:p>
          </table:table-cell>
          <table:table-cell office:value-type="float" office:value="27.2265112207579" calcext:value-type="float">
            <text:p>27.2265112207579</text:p>
          </table:table-cell>
          <table:table-cell office:value-type="float" office:value="25.9491256021437" calcext:value-type="float">
            <text:p>25.9491256021437</text:p>
          </table:table-cell>
          <table:table-cell office:value-type="float" office:value="2" calcext:value-type="float">
            <text:p>2</text:p>
          </table:table-cell>
          <table:table-cell office:value-type="float" office:value="27.2265112207579" calcext:value-type="float">
            <text:p>27.2265112207579</text:p>
          </table:table-cell>
          <table:table-cell office:value-type="float" office:value="23.9684466025475" calcext:value-type="float">
            <text:p>23.9684466025475</text:p>
          </table:table-cell>
          <table:table-cell office:value-type="float" office:value="2.04539503591399" calcext:value-type="float">
            <text:p>2.0453950359139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1.5872379158171" calcext:value-type="float">
            <text:p>21.5872379158171</text:p>
          </table:table-cell>
          <table:table-cell office:value-type="float" office:value="23.1527879154572" calcext:value-type="float">
            <text:p>23.1527879154572</text:p>
          </table:table-cell>
          <table:table-cell office:value-type="float" office:value="2" calcext:value-type="float">
            <text:p>2</text:p>
          </table:table-cell>
          <table:table-cell office:value-type="float" office:value="21.5872379158171" calcext:value-type="float">
            <text:p>21.5872379158171</text:p>
          </table:table-cell>
          <table:table-cell office:value-type="float" office:value="22.5786723149099" calcext:value-type="float">
            <text:p>22.5786723149099</text:p>
          </table:table-cell>
          <table:table-cell office:value-type="float" office:value="2" calcext:value-type="float">
            <text:p>2</text:p>
          </table:table-cell>
          <table:table-cell office:value-type="float" office:value="21.5872379158171" calcext:value-type="float">
            <text:p>21.5872379158171</text:p>
          </table:table-cell>
          <table:table-cell office:value-type="float" office:value="23.7452110452918" calcext:value-type="float">
            <text:p>23.7452110452918</text:p>
          </table:table-cell>
          <table:table-cell office:value-type="float" office:value="2" calcext:value-type="float">
            <text:p>2</text:p>
          </table:table-cell>
          <table:table-cell office:value-type="float" office:value="21.5872379158171" calcext:value-type="float">
            <text:p>21.5872379158171</text:p>
          </table:table-cell>
          <table:table-cell office:value-type="float" office:value="23.6221678302972" calcext:value-type="float">
            <text:p>23.6221678302972</text:p>
          </table:table-cell>
          <table:table-cell office:value-type="float" office:value="-3.56719226639171" calcext:value-type="float">
            <text:p>-3.5671922663917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2.3377656661065" calcext:value-type="float">
            <text:p>22.3377656661065</text:p>
          </table:table-cell>
          <table:table-cell office:value-type="float" office:value="24.5563050207491" calcext:value-type="float">
            <text:p>24.5563050207491</text:p>
          </table:table-cell>
          <table:table-cell office:value-type="float" office:value="2" calcext:value-type="float">
            <text:p>2</text:p>
          </table:table-cell>
          <table:table-cell office:value-type="float" office:value="22.3377656661065" calcext:value-type="float">
            <text:p>22.3377656661065</text:p>
          </table:table-cell>
          <table:table-cell office:value-type="float" office:value="23.8816676387342" calcext:value-type="float">
            <text:p>23.8816676387342</text:p>
          </table:table-cell>
          <table:table-cell office:value-type="float" office:value="2" calcext:value-type="float">
            <text:p>2</text:p>
          </table:table-cell>
          <table:table-cell office:value-type="float" office:value="22.3377656661065" calcext:value-type="float">
            <text:p>22.3377656661065</text:p>
          </table:table-cell>
          <table:table-cell office:value-type="float" office:value="24.4830878295399" calcext:value-type="float">
            <text:p>24.4830878295399</text:p>
          </table:table-cell>
          <table:table-cell office:value-type="float" office:value="2" calcext:value-type="float">
            <text:p>2</text:p>
          </table:table-cell>
          <table:table-cell office:value-type="float" office:value="22.3377656661065" calcext:value-type="float">
            <text:p>22.3377656661065</text:p>
          </table:table-cell>
          <table:table-cell office:value-type="float" office:value="24.4694786785701" calcext:value-type="float">
            <text:p>24.4694786785701</text:p>
          </table:table-cell>
          <table:table-cell office:value-type="float" office:value="-2.54209463079147" calcext:value-type="float">
            <text:p>-2.5420946307914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6.7323332411645" calcext:value-type="float">
            <text:p>26.7323332411645</text:p>
          </table:table-cell>
          <table:table-cell office:value-type="float" office:value="24.9700498371938" calcext:value-type="float">
            <text:p>24.9700498371938</text:p>
          </table:table-cell>
          <table:table-cell office:value-type="float" office:value="2" calcext:value-type="float">
            <text:p>2</text:p>
          </table:table-cell>
          <table:table-cell office:value-type="float" office:value="26.7323332411645" calcext:value-type="float">
            <text:p>26.7323332411645</text:p>
          </table:table-cell>
          <table:table-cell office:value-type="float" office:value="25.9569750142113" calcext:value-type="float">
            <text:p>25.9569750142113</text:p>
          </table:table-cell>
          <table:table-cell office:value-type="float" office:value="2" calcext:value-type="float">
            <text:p>2</text:p>
          </table:table-cell>
          <table:table-cell office:value-type="float" office:value="26.7323332411645" calcext:value-type="float">
            <text:p>26.7323332411645</text:p>
          </table:table-cell>
          <table:table-cell office:value-type="float" office:value="24.8935251520689" calcext:value-type="float">
            <text:p>24.8935251520689</text:p>
          </table:table-cell>
          <table:table-cell office:value-type="float" office:value="2" calcext:value-type="float">
            <text:p>2</text:p>
          </table:table-cell>
          <table:table-cell office:value-type="float" office:value="26.7323332411645" calcext:value-type="float">
            <text:p>26.7323332411645</text:p>
          </table:table-cell>
          <table:table-cell office:value-type="float" office:value="25.004010228549" calcext:value-type="float">
            <text:p>25.004010228549</text:p>
          </table:table-cell>
          <table:table-cell office:value-type="float" office:value="1.88771035369666" calcext:value-type="float">
            <text:p>1.8877103536966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5.8375345188835" calcext:value-type="float">
            <text:p>25.8375345188835</text:p>
          </table:table-cell>
          <table:table-cell office:value-type="float" office:value="24.3101261582111" calcext:value-type="float">
            <text:p>24.3101261582111</text:p>
          </table:table-cell>
          <table:table-cell office:value-type="float" office:value="2" calcext:value-type="float">
            <text:p>2</text:p>
          </table:table-cell>
          <table:table-cell office:value-type="float" office:value="25.8375345188835" calcext:value-type="float">
            <text:p>25.8375345188835</text:p>
          </table:table-cell>
          <table:table-cell office:value-type="float" office:value="24.9600639579759" calcext:value-type="float">
            <text:p>24.9600639579759</text:p>
          </table:table-cell>
          <table:table-cell office:value-type="float" office:value="2" calcext:value-type="float">
            <text:p>2</text:p>
          </table:table-cell>
          <table:table-cell office:value-type="float" office:value="25.8375345188835" calcext:value-type="float">
            <text:p>25.8375345188835</text:p>
          </table:table-cell>
          <table:table-cell office:value-type="float" office:value="25.1269540224396" calcext:value-type="float">
            <text:p>25.1269540224396</text:p>
          </table:table-cell>
          <table:table-cell office:value-type="float" office:value="2" calcext:value-type="float">
            <text:p>2</text:p>
          </table:table-cell>
          <table:table-cell office:value-type="float" office:value="25.8375345188835" calcext:value-type="float">
            <text:p>25.8375345188835</text:p>
          </table:table-cell>
          <table:table-cell office:value-type="float" office:value="24.4747573643107" calcext:value-type="float">
            <text:p>24.4747573643107</text:p>
          </table:table-cell>
          <table:table-cell office:value-type="float" office:value="0.715848799841144" calcext:value-type="float">
            <text:p>0.71584879984114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2.989189624869" calcext:value-type="float">
            <text:p>22.989189624869</text:p>
          </table:table-cell>
          <table:table-cell office:value-type="float" office:value="25.3685906782033" calcext:value-type="float">
            <text:p>25.3685906782033</text:p>
          </table:table-cell>
          <table:table-cell office:value-type="float" office:value="2" calcext:value-type="float">
            <text:p>2</text:p>
          </table:table-cell>
          <table:table-cell office:value-type="float" office:value="22.989189624869" calcext:value-type="float">
            <text:p>22.989189624869</text:p>
          </table:table-cell>
          <table:table-cell office:value-type="float" office:value="24.6076602228916" calcext:value-type="float">
            <text:p>24.6076602228916</text:p>
          </table:table-cell>
          <table:table-cell office:value-type="float" office:value="2" calcext:value-type="float">
            <text:p>2</text:p>
          </table:table-cell>
          <table:table-cell office:value-type="float" office:value="22.989189624869" calcext:value-type="float">
            <text:p>22.989189624869</text:p>
          </table:table-cell>
          <table:table-cell office:value-type="float" office:value="24.9952267627439" calcext:value-type="float">
            <text:p>24.9952267627439</text:p>
          </table:table-cell>
          <table:table-cell office:value-type="float" office:value="2" calcext:value-type="float">
            <text:p>2</text:p>
          </table:table-cell>
          <table:table-cell office:value-type="float" office:value="22.989189624869" calcext:value-type="float">
            <text:p>22.989189624869</text:p>
          </table:table-cell>
          <table:table-cell office:value-type="float" office:value="25.1196197924598" calcext:value-type="float">
            <text:p>25.1196197924598</text:p>
          </table:table-cell>
          <table:table-cell office:value-type="float" office:value="-2.35361474714782" calcext:value-type="float">
            <text:p>-2.3536147471478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.8507849518236" calcext:value-type="float">
            <text:p>20.8507849518236</text:p>
          </table:table-cell>
          <table:table-cell office:value-type="float" office:value="24.3343381103817" calcext:value-type="float">
            <text:p>24.3343381103817</text:p>
          </table:table-cell>
          <table:table-cell office:value-type="float" office:value="2" calcext:value-type="float">
            <text:p>2</text:p>
          </table:table-cell>
          <table:table-cell office:value-type="float" office:value="20.8507849518236" calcext:value-type="float">
            <text:p>20.8507849518236</text:p>
          </table:table-cell>
          <table:table-cell office:value-type="float" office:value="22.5353535088425" calcext:value-type="float">
            <text:p>22.5353535088425</text:p>
          </table:table-cell>
          <table:table-cell office:value-type="float" office:value="2" calcext:value-type="float">
            <text:p>2</text:p>
          </table:table-cell>
          <table:table-cell office:value-type="float" office:value="20.8507849518236" calcext:value-type="float">
            <text:p>20.8507849518236</text:p>
          </table:table-cell>
          <table:table-cell office:value-type="float" office:value="24.1526395019442" calcext:value-type="float">
            <text:p>24.1526395019442</text:p>
          </table:table-cell>
          <table:table-cell office:value-type="float" office:value="2" calcext:value-type="float">
            <text:p>2</text:p>
          </table:table-cell>
          <table:table-cell office:value-type="float" office:value="20.8507849518236" calcext:value-type="float">
            <text:p>20.8507849518236</text:p>
          </table:table-cell>
          <table:table-cell office:value-type="float" office:value="24.5035693150612" calcext:value-type="float">
            <text:p>24.5035693150612</text:p>
          </table:table-cell>
          <table:table-cell office:value-type="float" office:value="-4.84561971810927" calcext:value-type="float">
            <text:p>-4.8456197181092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4.4293712623421" calcext:value-type="float">
            <text:p>24.4293712623421</text:p>
          </table:table-cell>
          <table:table-cell office:value-type="float" office:value="23.8052495938465" calcext:value-type="float">
            <text:p>23.8052495938465</text:p>
          </table:table-cell>
          <table:table-cell office:value-type="float" office:value="2" calcext:value-type="float">
            <text:p>2</text:p>
          </table:table-cell>
          <table:table-cell office:value-type="float" office:value="24.4293712623421" calcext:value-type="float">
            <text:p>24.4293712623421</text:p>
          </table:table-cell>
          <table:table-cell office:value-type="float" office:value="22.6262844030572" calcext:value-type="float">
            <text:p>22.6262844030572</text:p>
          </table:table-cell>
          <table:table-cell office:value-type="float" office:value="2" calcext:value-type="float">
            <text:p>2</text:p>
          </table:table-cell>
          <table:table-cell office:value-type="float" office:value="24.4293712623421" calcext:value-type="float">
            <text:p>24.4293712623421</text:p>
          </table:table-cell>
          <table:table-cell office:value-type="float" office:value="23.7785473695382" calcext:value-type="float">
            <text:p>23.7785473695382</text:p>
          </table:table-cell>
          <table:table-cell office:value-type="float" office:value="2" calcext:value-type="float">
            <text:p>2</text:p>
          </table:table-cell>
          <table:table-cell office:value-type="float" office:value="24.4293712623421" calcext:value-type="float">
            <text:p>24.4293712623421</text:p>
          </table:table-cell>
          <table:table-cell office:value-type="float" office:value="24.0634908612683" calcext:value-type="float">
            <text:p>24.0634908612683</text:p>
          </table:table-cell>
          <table:table-cell office:value-type="float" office:value="-0.624667805278271" calcext:value-type="float">
            <text:p>-0.62466780527827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8.6844915950065" calcext:value-type="float">
            <text:p>18.6844915950065</text:p>
          </table:table-cell>
          <table:table-cell office:value-type="float" office:value="23.3021541323731" calcext:value-type="float">
            <text:p>23.3021541323731</text:p>
          </table:table-cell>
          <table:table-cell office:value-type="float" office:value="2" calcext:value-type="float">
            <text:p>2</text:p>
          </table:table-cell>
          <table:table-cell office:value-type="float" office:value="18.6844915950065" calcext:value-type="float">
            <text:p>18.6844915950065</text:p>
          </table:table-cell>
          <table:table-cell office:value-type="float" office:value="21.2111750909084" calcext:value-type="float">
            <text:p>21.2111750909084</text:p>
          </table:table-cell>
          <table:table-cell office:value-type="float" office:value="2" calcext:value-type="float">
            <text:p>2</text:p>
          </table:table-cell>
          <table:table-cell office:value-type="float" office:value="18.6844915950065" calcext:value-type="float">
            <text:p>18.6844915950065</text:p>
          </table:table-cell>
          <table:table-cell office:value-type="float" office:value="23.3899038312615" calcext:value-type="float">
            <text:p>23.3899038312615</text:p>
          </table:table-cell>
          <table:table-cell office:value-type="float" office:value="2" calcext:value-type="float">
            <text:p>2</text:p>
          </table:table-cell>
          <table:table-cell office:value-type="float" office:value="18.6844915950065" calcext:value-type="float">
            <text:p>18.6844915950065</text:p>
          </table:table-cell>
          <table:table-cell office:value-type="float" office:value="23.9129047316455" calcext:value-type="float">
            <text:p>23.9129047316455</text:p>
          </table:table-cell>
          <table:table-cell office:value-type="float" office:value="-6.33620623517271" calcext:value-type="float">
            <text:p>-6.3362062351727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4.8955788024055" calcext:value-type="float">
            <text:p>24.8955788024055</text:p>
          </table:table-cell>
          <table:table-cell office:value-type="float" office:value="25.6621444658738" calcext:value-type="float">
            <text:p>25.6621444658738</text:p>
          </table:table-cell>
          <table:table-cell office:value-type="float" office:value="2" calcext:value-type="float">
            <text:p>2</text:p>
          </table:table-cell>
          <table:table-cell office:value-type="float" office:value="24.8955788024055" calcext:value-type="float">
            <text:p>24.8955788024055</text:p>
          </table:table-cell>
          <table:table-cell office:value-type="float" office:value="25.3031860869029" calcext:value-type="float">
            <text:p>25.3031860869029</text:p>
          </table:table-cell>
          <table:table-cell office:value-type="float" office:value="2" calcext:value-type="float">
            <text:p>2</text:p>
          </table:table-cell>
          <table:table-cell office:value-type="float" office:value="24.8955788024055" calcext:value-type="float">
            <text:p>24.8955788024055</text:p>
          </table:table-cell>
          <table:table-cell office:value-type="float" office:value="24.2681577778923" calcext:value-type="float">
            <text:p>24.2681577778923</text:p>
          </table:table-cell>
          <table:table-cell office:value-type="float" office:value="2" calcext:value-type="float">
            <text:p>2</text:p>
          </table:table-cell>
          <table:table-cell office:value-type="float" office:value="24.8955788024055" calcext:value-type="float">
            <text:p>24.8955788024055</text:p>
          </table:table-cell>
          <table:table-cell office:value-type="float" office:value="25.435745034378" calcext:value-type="float">
            <text:p>25.435745034378</text:p>
          </table:table-cell>
          <table:table-cell office:value-type="float" office:value="0.267202425312091" calcext:value-type="float">
            <text:p>0.26720242531209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1.7965444299076" calcext:value-type="float">
            <text:p>21.7965444299076</text:p>
          </table:table-cell>
          <table:table-cell office:value-type="float" office:value="24.9573974521491" calcext:value-type="float">
            <text:p>24.9573974521491</text:p>
          </table:table-cell>
          <table:table-cell office:value-type="float" office:value="2" calcext:value-type="float">
            <text:p>2</text:p>
          </table:table-cell>
          <table:table-cell office:value-type="float" office:value="21.7965444299076" calcext:value-type="float">
            <text:p>21.7965444299076</text:p>
          </table:table-cell>
          <table:table-cell office:value-type="float" office:value="22.862382209509" calcext:value-type="float">
            <text:p>22.862382209509</text:p>
          </table:table-cell>
          <table:table-cell office:value-type="float" office:value="2" calcext:value-type="float">
            <text:p>2</text:p>
          </table:table-cell>
          <table:table-cell office:value-type="float" office:value="21.7965444299076" calcext:value-type="float">
            <text:p>21.7965444299076</text:p>
          </table:table-cell>
          <table:table-cell office:value-type="float" office:value="23.6418702561102" calcext:value-type="float">
            <text:p>23.6418702561102</text:p>
          </table:table-cell>
          <table:table-cell office:value-type="float" office:value="2" calcext:value-type="float">
            <text:p>2</text:p>
          </table:table-cell>
          <table:table-cell office:value-type="float" office:value="21.7965444299076" calcext:value-type="float">
            <text:p>21.7965444299076</text:p>
          </table:table-cell>
          <table:table-cell office:value-type="float" office:value="24.9869895114195" calcext:value-type="float">
            <text:p>24.9869895114195</text:p>
          </table:table-cell>
          <table:table-cell office:value-type="float" office:value="-3.22446804966585" calcext:value-type="float">
            <text:p>-3.2244680496658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8.4897861017905" calcext:value-type="float">
            <text:p>28.4897861017905</text:p>
          </table:table-cell>
          <table:table-cell office:value-type="float" office:value="23.4084823963162" calcext:value-type="float">
            <text:p>23.4084823963162</text:p>
          </table:table-cell>
          <table:table-cell office:value-type="float" office:value="2" calcext:value-type="float">
            <text:p>2</text:p>
          </table:table-cell>
          <table:table-cell office:value-type="float" office:value="28.4897861017905" calcext:value-type="float">
            <text:p>28.4897861017905</text:p>
          </table:table-cell>
          <table:table-cell office:value-type="float" office:value="26.1647709862561" calcext:value-type="float">
            <text:p>26.1647709862561</text:p>
          </table:table-cell>
          <table:table-cell office:value-type="float" office:value="2" calcext:value-type="float">
            <text:p>2</text:p>
          </table:table-cell>
          <table:table-cell office:value-type="float" office:value="28.4897861017905" calcext:value-type="float">
            <text:p>28.4897861017905</text:p>
          </table:table-cell>
          <table:table-cell office:value-type="float" office:value="25.7578761810908" calcext:value-type="float">
            <text:p>25.7578761810908</text:p>
          </table:table-cell>
          <table:table-cell office:value-type="float" office:value="2" calcext:value-type="float">
            <text:p>2</text:p>
          </table:table-cell>
          <table:table-cell office:value-type="float" office:value="28.4897861017905" calcext:value-type="float">
            <text:p>28.4897861017905</text:p>
          </table:table-cell>
          <table:table-cell office:value-type="float" office:value="23.8721324995426" calcext:value-type="float">
            <text:p>23.8721324995426</text:p>
          </table:table-cell>
          <table:table-cell office:value-type="float" office:value="3.68475564650588" calcext:value-type="float">
            <text:p>3.6847556465058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6.1339639222863" calcext:value-type="float">
            <text:p>26.1339639222863</text:p>
          </table:table-cell>
          <table:table-cell office:value-type="float" office:value="24.2881789037326" calcext:value-type="float">
            <text:p>24.2881789037326</text:p>
          </table:table-cell>
          <table:table-cell office:value-type="float" office:value="2" calcext:value-type="float">
            <text:p>2</text:p>
          </table:table-cell>
          <table:table-cell office:value-type="float" office:value="26.1339639222863" calcext:value-type="float">
            <text:p>26.1339639222863</text:p>
          </table:table-cell>
          <table:table-cell office:value-type="float" office:value="26.0936809305489" calcext:value-type="float">
            <text:p>26.0936809305489</text:p>
          </table:table-cell>
          <table:table-cell office:value-type="float" office:value="2" calcext:value-type="float">
            <text:p>2</text:p>
          </table:table-cell>
          <table:table-cell office:value-type="float" office:value="26.1339639222863" calcext:value-type="float">
            <text:p>26.1339639222863</text:p>
          </table:table-cell>
          <table:table-cell office:value-type="float" office:value="25.5341800422532" calcext:value-type="float">
            <text:p>25.5341800422532</text:p>
          </table:table-cell>
          <table:table-cell office:value-type="float" office:value="2" calcext:value-type="float">
            <text:p>2</text:p>
          </table:table-cell>
          <table:table-cell office:value-type="float" office:value="26.1339639222863" calcext:value-type="float">
            <text:p>26.1339639222863</text:p>
          </table:table-cell>
          <table:table-cell office:value-type="float" office:value="24.4235557276894" calcext:value-type="float">
            <text:p>24.4235557276894</text:p>
          </table:table-cell>
          <table:table-cell office:value-type="float" office:value="1.08132645444826" calcext:value-type="float">
            <text:p>1.0813264544482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4.9643693676412" calcext:value-type="float">
            <text:p>24.9643693676412</text:p>
          </table:table-cell>
          <table:table-cell office:value-type="float" office:value="23.7228801461092" calcext:value-type="float">
            <text:p>23.7228801461092</text:p>
          </table:table-cell>
          <table:table-cell office:value-type="float" office:value="2" calcext:value-type="float">
            <text:p>2</text:p>
          </table:table-cell>
          <table:table-cell office:value-type="float" office:value="24.9643693676412" calcext:value-type="float">
            <text:p>24.9643693676412</text:p>
          </table:table-cell>
          <table:table-cell office:value-type="float" office:value="24.6062780967498" calcext:value-type="float">
            <text:p>24.6062780967498</text:p>
          </table:table-cell>
          <table:table-cell office:value-type="float" office:value="2" calcext:value-type="float">
            <text:p>2</text:p>
          </table:table-cell>
          <table:table-cell office:value-type="float" office:value="24.9643693676412" calcext:value-type="float">
            <text:p>24.9643693676412</text:p>
          </table:table-cell>
          <table:table-cell office:value-type="float" office:value="25.0619981392407" calcext:value-type="float">
            <text:p>25.0619981392407</text:p>
          </table:table-cell>
          <table:table-cell office:value-type="float" office:value="2" calcext:value-type="float">
            <text:p>2</text:p>
          </table:table-cell>
          <table:table-cell office:value-type="float" office:value="24.9643693676412" calcext:value-type="float">
            <text:p>24.9643693676412</text:p>
          </table:table-cell>
          <table:table-cell office:value-type="float" office:value="23.9367400611213" calcext:value-type="float">
            <text:p>23.9367400611213</text:p>
          </table:table-cell>
          <table:table-cell office:value-type="float" office:value="0.249261209751825" calcext:value-type="float">
            <text:p>0.24926120975182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8.2322124089894" calcext:value-type="float">
            <text:p>28.2322124089894</text:p>
          </table:table-cell>
          <table:table-cell office:value-type="float" office:value="23.7284938692336" calcext:value-type="float">
            <text:p>23.7284938692336</text:p>
          </table:table-cell>
          <table:table-cell office:value-type="float" office:value="2" calcext:value-type="float">
            <text:p>2</text:p>
          </table:table-cell>
          <table:table-cell office:value-type="float" office:value="28.2322124089894" calcext:value-type="float">
            <text:p>28.2322124089894</text:p>
          </table:table-cell>
          <table:table-cell office:value-type="float" office:value="24.7525415903185" calcext:value-type="float">
            <text:p>24.7525415903185</text:p>
          </table:table-cell>
          <table:table-cell office:value-type="float" office:value="2" calcext:value-type="float">
            <text:p>2</text:p>
          </table:table-cell>
          <table:table-cell office:value-type="float" office:value="28.2322124089894" calcext:value-type="float">
            <text:p>28.2322124089894</text:p>
          </table:table-cell>
          <table:table-cell office:value-type="float" office:value="24.4320655742926" calcext:value-type="float">
            <text:p>24.4320655742926</text:p>
          </table:table-cell>
          <table:table-cell office:value-type="float" office:value="2" calcext:value-type="float">
            <text:p>2</text:p>
          </table:table-cell>
          <table:table-cell office:value-type="float" office:value="28.2322124089894" calcext:value-type="float">
            <text:p>28.2322124089894</text:p>
          </table:table-cell>
          <table:table-cell office:value-type="float" office:value="24.177830608158" calcext:value-type="float">
            <text:p>24.177830608158</text:p>
          </table:table-cell>
          <table:table-cell office:value-type="float" office:value="2.97580732923185" calcext:value-type="float">
            <text:p>2.9758073292318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1.4305648717737" calcext:value-type="float">
            <text:p>21.4305648717737</text:p>
          </table:table-cell>
          <table:table-cell office:value-type="float" office:value="24.691366605513" calcext:value-type="float">
            <text:p>24.691366605513</text:p>
          </table:table-cell>
          <table:table-cell office:value-type="float" office:value="2" calcext:value-type="float">
            <text:p>2</text:p>
          </table:table-cell>
          <table:table-cell office:value-type="float" office:value="21.4305648717737" calcext:value-type="float">
            <text:p>21.4305648717737</text:p>
          </table:table-cell>
          <table:table-cell office:value-type="float" office:value="23.5188608533641" calcext:value-type="float">
            <text:p>23.5188608533641</text:p>
          </table:table-cell>
          <table:table-cell office:value-type="float" office:value="2" calcext:value-type="float">
            <text:p>2</text:p>
          </table:table-cell>
          <table:table-cell office:value-type="float" office:value="21.4305648717737" calcext:value-type="float">
            <text:p>21.4305648717737</text:p>
          </table:table-cell>
          <table:table-cell office:value-type="float" office:value="23.8962819392027" calcext:value-type="float">
            <text:p>23.8962819392027</text:p>
          </table:table-cell>
          <table:table-cell office:value-type="float" office:value="2" calcext:value-type="float">
            <text:p>2</text:p>
          </table:table-cell>
          <table:table-cell office:value-type="float" office:value="21.4305648717737" calcext:value-type="float">
            <text:p>21.4305648717737</text:p>
          </table:table-cell>
          <table:table-cell office:value-type="float" office:value="24.5854675647764" calcext:value-type="float">
            <text:p>24.5854675647764</text:p>
          </table:table-cell>
          <table:table-cell office:value-type="float" office:value="-3.57203805672928" calcext:value-type="float">
            <text:p>-3.5720380567292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2.9942333275676" calcext:value-type="float">
            <text:p>22.9942333275676</text:p>
          </table:table-cell>
          <table:table-cell office:value-type="float" office:value="23.8010775069105" calcext:value-type="float">
            <text:p>23.8010775069105</text:p>
          </table:table-cell>
          <table:table-cell office:value-type="float" office:value="2" calcext:value-type="float">
            <text:p>2</text:p>
          </table:table-cell>
          <table:table-cell office:value-type="float" office:value="22.9942333275676" calcext:value-type="float">
            <text:p>22.9942333275676</text:p>
          </table:table-cell>
          <table:table-cell office:value-type="float" office:value="22.9148648455652" calcext:value-type="float">
            <text:p>22.9148648455652</text:p>
          </table:table-cell>
          <table:table-cell office:value-type="float" office:value="2" calcext:value-type="float">
            <text:p>2</text:p>
          </table:table-cell>
          <table:table-cell office:value-type="float" office:value="22.9942333275676" calcext:value-type="float">
            <text:p>22.9942333275676</text:p>
          </table:table-cell>
          <table:table-cell office:value-type="float" office:value="23.5731775385304" calcext:value-type="float">
            <text:p>23.5731775385304</text:p>
          </table:table-cell>
          <table:table-cell office:value-type="float" office:value="2" calcext:value-type="float">
            <text:p>2</text:p>
          </table:table-cell>
          <table:table-cell office:value-type="float" office:value="22.9942333275676" calcext:value-type="float">
            <text:p>22.9942333275676</text:p>
          </table:table-cell>
          <table:table-cell office:value-type="float" office:value="24.1056240135105" calcext:value-type="float">
            <text:p>24.1056240135105</text:p>
          </table:table-cell>
          <table:table-cell office:value-type="float" office:value="-2.05731781723191" calcext:value-type="float">
            <text:p>-2.0573178172319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3.7888278791927" calcext:value-type="float">
            <text:p>23.7888278791927</text:p>
          </table:table-cell>
          <table:table-cell office:value-type="float" office:value="24.9096976226844" calcext:value-type="float">
            <text:p>24.9096976226844</text:p>
          </table:table-cell>
          <table:table-cell office:value-type="float" office:value="2" calcext:value-type="float">
            <text:p>2</text:p>
          </table:table-cell>
          <table:table-cell office:value-type="float" office:value="23.7888278791927" calcext:value-type="float">
            <text:p>23.7888278791927</text:p>
          </table:table-cell>
          <table:table-cell office:value-type="float" office:value="24.7677388188697" calcext:value-type="float">
            <text:p>24.7677388188697</text:p>
          </table:table-cell>
          <table:table-cell office:value-type="float" office:value="2" calcext:value-type="float">
            <text:p>2</text:p>
          </table:table-cell>
          <table:table-cell office:value-type="float" office:value="23.7888278791927" calcext:value-type="float">
            <text:p>23.7888278791927</text:p>
          </table:table-cell>
          <table:table-cell office:value-type="float" office:value="25.0469911107504" calcext:value-type="float">
            <text:p>25.0469911107504</text:p>
          </table:table-cell>
          <table:table-cell office:value-type="float" office:value="2" calcext:value-type="float">
            <text:p>2</text:p>
          </table:table-cell>
          <table:table-cell office:value-type="float" office:value="23.7888278791927" calcext:value-type="float">
            <text:p>23.7888278791927</text:p>
          </table:table-cell>
          <table:table-cell office:value-type="float" office:value="24.8197018292848" calcext:value-type="float">
            <text:p>24.8197018292848</text:p>
          </table:table-cell>
          <table:table-cell office:value-type="float" office:value="-1.28433483888925" calcext:value-type="float">
            <text:p>-1.2843348388892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4.2299176318522" calcext:value-type="float">
            <text:p>24.2299176318522</text:p>
          </table:table-cell>
          <table:table-cell office:value-type="float" office:value="23.7981556970702" calcext:value-type="float">
            <text:p>23.7981556970702</text:p>
          </table:table-cell>
          <table:table-cell office:value-type="float" office:value="2" calcext:value-type="float">
            <text:p>2</text:p>
          </table:table-cell>
          <table:table-cell office:value-type="float" office:value="24.2299176318522" calcext:value-type="float">
            <text:p>24.2299176318522</text:p>
          </table:table-cell>
          <table:table-cell office:value-type="float" office:value="23.5199022318793" calcext:value-type="float">
            <text:p>23.5199022318793</text:p>
          </table:table-cell>
          <table:table-cell office:value-type="float" office:value="2" calcext:value-type="float">
            <text:p>2</text:p>
          </table:table-cell>
          <table:table-cell office:value-type="float" office:value="24.2299176318522" calcext:value-type="float">
            <text:p>24.2299176318522</text:p>
          </table:table-cell>
          <table:table-cell office:value-type="float" office:value="24.0892501710769" calcext:value-type="float">
            <text:p>24.0892501710769</text:p>
          </table:table-cell>
          <table:table-cell office:value-type="float" office:value="2" calcext:value-type="float">
            <text:p>2</text:p>
          </table:table-cell>
          <table:table-cell office:value-type="float" office:value="24.2299176318522" calcext:value-type="float">
            <text:p>24.2299176318522</text:p>
          </table:table-cell>
          <table:table-cell office:value-type="float" office:value="23.975832534025" calcext:value-type="float">
            <text:p>23.975832534025</text:p>
          </table:table-cell>
          <table:table-cell office:value-type="float" office:value="-0.878505720373654" calcext:value-type="float">
            <text:p>-0.87850572037365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1.8506609912646" calcext:value-type="float">
            <text:p>21.8506609912646</text:p>
          </table:table-cell>
          <table:table-cell office:value-type="float" office:value="24.527935470521" calcext:value-type="float">
            <text:p>24.527935470521</text:p>
          </table:table-cell>
          <table:table-cell office:value-type="float" office:value="2" calcext:value-type="float">
            <text:p>2</text:p>
          </table:table-cell>
          <table:table-cell office:value-type="float" office:value="21.8506609912646" calcext:value-type="float">
            <text:p>21.8506609912646</text:p>
          </table:table-cell>
          <table:table-cell office:value-type="float" office:value="23.2038674877766" calcext:value-type="float">
            <text:p>23.2038674877766</text:p>
          </table:table-cell>
          <table:table-cell office:value-type="float" office:value="2" calcext:value-type="float">
            <text:p>2</text:p>
          </table:table-cell>
          <table:table-cell office:value-type="float" office:value="21.8506609912646" calcext:value-type="float">
            <text:p>21.8506609912646</text:p>
          </table:table-cell>
          <table:table-cell office:value-type="float" office:value="23.6497889693318" calcext:value-type="float">
            <text:p>23.6497889693318</text:p>
          </table:table-cell>
          <table:table-cell office:value-type="float" office:value="2" calcext:value-type="float">
            <text:p>2</text:p>
          </table:table-cell>
          <table:table-cell office:value-type="float" office:value="21.8506609912646" calcext:value-type="float">
            <text:p>21.8506609912646</text:p>
          </table:table-cell>
          <table:table-cell office:value-type="float" office:value="24.3520937488346" calcext:value-type="float">
            <text:p>24.3520937488346</text:p>
          </table:table-cell>
          <table:table-cell office:value-type="float" office:value="-3.41639959168097" calcext:value-type="float">
            <text:p>-3.4163995916809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9.9470708921155" calcext:value-type="float">
            <text:p>29.9470708921155</text:p>
          </table:table-cell>
          <table:table-cell office:value-type="float" office:value="24.3700485163002" calcext:value-type="float">
            <text:p>24.3700485163002</text:p>
          </table:table-cell>
          <table:table-cell office:value-type="float" office:value="2" calcext:value-type="float">
            <text:p>2</text:p>
          </table:table-cell>
          <table:table-cell office:value-type="float" office:value="29.9470708921155" calcext:value-type="float">
            <text:p>29.9470708921155</text:p>
          </table:table-cell>
          <table:table-cell office:value-type="float" office:value="26.1581722084626" calcext:value-type="float">
            <text:p>26.1581722084626</text:p>
          </table:table-cell>
          <table:table-cell office:value-type="float" office:value="2" calcext:value-type="float">
            <text:p>2</text:p>
          </table:table-cell>
          <table:table-cell office:value-type="float" office:value="29.9470708921155" calcext:value-type="float">
            <text:p>29.9470708921155</text:p>
          </table:table-cell>
          <table:table-cell office:value-type="float" office:value="25.5019962783994" calcext:value-type="float">
            <text:p>25.5019962783994</text:p>
          </table:table-cell>
          <table:table-cell office:value-type="float" office:value="2" calcext:value-type="float">
            <text:p>2</text:p>
          </table:table-cell>
          <table:table-cell office:value-type="float" office:value="29.9470708921155" calcext:value-type="float">
            <text:p>29.9470708921155</text:p>
          </table:table-cell>
          <table:table-cell office:value-type="float" office:value="24.2572759237114" calcext:value-type="float">
            <text:p>24.2572759237114</text:p>
          </table:table-cell>
          <table:table-cell office:value-type="float" office:value="5.02989223341016" calcext:value-type="float">
            <text:p>5.0298922334101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2.4975056150472" calcext:value-type="float">
            <text:p>22.4975056150472</text:p>
          </table:table-cell>
          <table:table-cell office:value-type="float" office:value="24.9373229945843" calcext:value-type="float">
            <text:p>24.9373229945843</text:p>
          </table:table-cell>
          <table:table-cell office:value-type="float" office:value="2" calcext:value-type="float">
            <text:p>2</text:p>
          </table:table-cell>
          <table:table-cell office:value-type="float" office:value="22.4975056150472" calcext:value-type="float">
            <text:p>22.4975056150472</text:p>
          </table:table-cell>
          <table:table-cell office:value-type="float" office:value="24.2728015784798" calcext:value-type="float">
            <text:p>24.2728015784798</text:p>
          </table:table-cell>
          <table:table-cell office:value-type="float" office:value="2" calcext:value-type="float">
            <text:p>2</text:p>
          </table:table-cell>
          <table:table-cell office:value-type="float" office:value="22.4975056150472" calcext:value-type="float">
            <text:p>22.4975056150472</text:p>
          </table:table-cell>
          <table:table-cell office:value-type="float" office:value="24.9429034134593" calcext:value-type="float">
            <text:p>24.9429034134593</text:p>
          </table:table-cell>
          <table:table-cell office:value-type="float" office:value="2" calcext:value-type="float">
            <text:p>2</text:p>
          </table:table-cell>
          <table:table-cell office:value-type="float" office:value="22.4975056150472" calcext:value-type="float">
            <text:p>22.4975056150472</text:p>
          </table:table-cell>
          <table:table-cell office:value-type="float" office:value="24.6299493957817" calcext:value-type="float">
            <text:p>24.6299493957817</text:p>
          </table:table-cell>
          <table:table-cell office:value-type="float" office:value="-2.36263792920049" calcext:value-type="float">
            <text:p>-2.3626379292004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3.0189726133678" calcext:value-type="float">
            <text:p>23.0189726133678</text:p>
          </table:table-cell>
          <table:table-cell office:value-type="float" office:value="24.8983253635101" calcext:value-type="float">
            <text:p>24.8983253635101</text:p>
          </table:table-cell>
          <table:table-cell office:value-type="float" office:value="2" calcext:value-type="float">
            <text:p>2</text:p>
          </table:table-cell>
          <table:table-cell office:value-type="float" office:value="23.0189726133678" calcext:value-type="float">
            <text:p>23.0189726133678</text:p>
          </table:table-cell>
          <table:table-cell office:value-type="float" office:value="24.1467937622525" calcext:value-type="float">
            <text:p>24.1467937622525</text:p>
          </table:table-cell>
          <table:table-cell office:value-type="float" office:value="2" calcext:value-type="float">
            <text:p>2</text:p>
          </table:table-cell>
          <table:table-cell office:value-type="float" office:value="23.0189726133678" calcext:value-type="float">
            <text:p>23.0189726133678</text:p>
          </table:table-cell>
          <table:table-cell office:value-type="float" office:value="23.9572061244964" calcext:value-type="float">
            <text:p>23.9572061244964</text:p>
          </table:table-cell>
          <table:table-cell office:value-type="float" office:value="2" calcext:value-type="float">
            <text:p>2</text:p>
          </table:table-cell>
          <table:table-cell office:value-type="float" office:value="23.0189726133678" calcext:value-type="float">
            <text:p>23.0189726133678</text:p>
          </table:table-cell>
          <table:table-cell office:value-type="float" office:value="24.7214273675367" calcext:value-type="float">
            <text:p>24.7214273675367</text:p>
          </table:table-cell>
          <table:table-cell office:value-type="float" office:value="-1.90228151404267" calcext:value-type="float">
            <text:p>-1.9022815140426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8.2604374962888" calcext:value-type="float">
            <text:p>28.2604374962888</text:p>
          </table:table-cell>
          <table:table-cell office:value-type="float" office:value="23.9261055384547" calcext:value-type="float">
            <text:p>23.9261055384547</text:p>
          </table:table-cell>
          <table:table-cell office:value-type="float" office:value="2" calcext:value-type="float">
            <text:p>2</text:p>
          </table:table-cell>
          <table:table-cell office:value-type="float" office:value="28.2604374962888" calcext:value-type="float">
            <text:p>28.2604374962888</text:p>
          </table:table-cell>
          <table:table-cell office:value-type="float" office:value="25.3239439978611" calcext:value-type="float">
            <text:p>25.3239439978611</text:p>
          </table:table-cell>
          <table:table-cell office:value-type="float" office:value="2" calcext:value-type="float">
            <text:p>2</text:p>
          </table:table-cell>
          <table:table-cell office:value-type="float" office:value="28.2604374962888" calcext:value-type="float">
            <text:p>28.2604374962888</text:p>
          </table:table-cell>
          <table:table-cell office:value-type="float" office:value="24.6173036340685" calcext:value-type="float">
            <text:p>24.6173036340685</text:p>
          </table:table-cell>
          <table:table-cell office:value-type="float" office:value="2" calcext:value-type="float">
            <text:p>2</text:p>
          </table:table-cell>
          <table:table-cell office:value-type="float" office:value="28.2604374962888" calcext:value-type="float">
            <text:p>28.2604374962888</text:p>
          </table:table-cell>
          <table:table-cell office:value-type="float" office:value="24.1564997705544" calcext:value-type="float">
            <text:p>24.1564997705544</text:p>
          </table:table-cell>
          <table:table-cell office:value-type="float" office:value="3.60094685663652" calcext:value-type="float">
            <text:p>3.6009468566365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4.6133010464234" calcext:value-type="float">
            <text:p>24.6133010464234</text:p>
          </table:table-cell>
          <table:table-cell office:value-type="float" office:value="24.5447219903587" calcext:value-type="float">
            <text:p>24.5447219903587</text:p>
          </table:table-cell>
          <table:table-cell office:value-type="float" office:value="2" calcext:value-type="float">
            <text:p>2</text:p>
          </table:table-cell>
          <table:table-cell office:value-type="float" office:value="24.6133010464234" calcext:value-type="float">
            <text:p>24.6133010464234</text:p>
          </table:table-cell>
          <table:table-cell office:value-type="float" office:value="25.5831221434186" calcext:value-type="float">
            <text:p>25.5831221434186</text:p>
          </table:table-cell>
          <table:table-cell office:value-type="float" office:value="2" calcext:value-type="float">
            <text:p>2</text:p>
          </table:table-cell>
          <table:table-cell office:value-type="float" office:value="24.6133010464234" calcext:value-type="float">
            <text:p>24.6133010464234</text:p>
          </table:table-cell>
          <table:table-cell office:value-type="float" office:value="24.9954194666407" calcext:value-type="float">
            <text:p>24.9954194666407</text:p>
          </table:table-cell>
          <table:table-cell office:value-type="float" office:value="2" calcext:value-type="float">
            <text:p>2</text:p>
          </table:table-cell>
          <table:table-cell office:value-type="float" office:value="24.6133010464234" calcext:value-type="float">
            <text:p>24.6133010464234</text:p>
          </table:table-cell>
          <table:table-cell office:value-type="float" office:value="24.3791958201661" calcext:value-type="float">
            <text:p>24.3791958201661</text:p>
          </table:table-cell>
          <table:table-cell office:value-type="float" office:value="-0.927072545566941" calcext:value-type="float">
            <text:p>-0.92707254556694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0.3482383346721" calcext:value-type="float">
            <text:p>30.3482383346721</text:p>
          </table:table-cell>
          <table:table-cell office:value-type="float" office:value="25.1832794646451" calcext:value-type="float">
            <text:p>25.1832794646451</text:p>
          </table:table-cell>
          <table:table-cell office:value-type="float" office:value="2" calcext:value-type="float">
            <text:p>2</text:p>
          </table:table-cell>
          <table:table-cell office:value-type="float" office:value="30.3482383346721" calcext:value-type="float">
            <text:p>30.3482383346721</text:p>
          </table:table-cell>
          <table:table-cell office:value-type="float" office:value="27.2347382374784" calcext:value-type="float">
            <text:p>27.2347382374784</text:p>
          </table:table-cell>
          <table:table-cell office:value-type="float" office:value="2" calcext:value-type="float">
            <text:p>2</text:p>
          </table:table-cell>
          <table:table-cell office:value-type="float" office:value="30.3482383346721" calcext:value-type="float">
            <text:p>30.3482383346721</text:p>
          </table:table-cell>
          <table:table-cell office:value-type="float" office:value="25.881415238776" calcext:value-type="float">
            <text:p>25.881415238776</text:p>
          </table:table-cell>
          <table:table-cell office:value-type="float" office:value="2" calcext:value-type="float">
            <text:p>2</text:p>
          </table:table-cell>
          <table:table-cell office:value-type="float" office:value="30.3482383346721" calcext:value-type="float">
            <text:p>30.3482383346721</text:p>
          </table:table-cell>
          <table:table-cell office:value-type="float" office:value="25.0893913313561" calcext:value-type="float">
            <text:p>25.0893913313561</text:p>
          </table:table-cell>
          <table:table-cell office:value-type="float" office:value="5.49503391962351" calcext:value-type="float">
            <text:p>5.4950339196235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6.7631814226465" calcext:value-type="float">
            <text:p>26.7631814226465</text:p>
          </table:table-cell>
          <table:table-cell office:value-type="float" office:value="23.2402092970532" calcext:value-type="float">
            <text:p>23.2402092970532</text:p>
          </table:table-cell>
          <table:table-cell office:value-type="float" office:value="2" calcext:value-type="float">
            <text:p>2</text:p>
          </table:table-cell>
          <table:table-cell office:value-type="float" office:value="26.7631814226465" calcext:value-type="float">
            <text:p>26.7631814226465</text:p>
          </table:table-cell>
          <table:table-cell office:value-type="float" office:value="23.3276227824024" calcext:value-type="float">
            <text:p>23.3276227824024</text:p>
          </table:table-cell>
          <table:table-cell office:value-type="float" office:value="2" calcext:value-type="float">
            <text:p>2</text:p>
          </table:table-cell>
          <table:table-cell office:value-type="float" office:value="26.7631814226465" calcext:value-type="float">
            <text:p>26.7631814226465</text:p>
          </table:table-cell>
          <table:table-cell office:value-type="float" office:value="23.9442795163496" calcext:value-type="float">
            <text:p>23.9442795163496</text:p>
          </table:table-cell>
          <table:table-cell office:value-type="float" office:value="2" calcext:value-type="float">
            <text:p>2</text:p>
          </table:table-cell>
          <table:table-cell office:value-type="float" office:value="26.7631814226465" calcext:value-type="float">
            <text:p>26.7631814226465</text:p>
          </table:table-cell>
          <table:table-cell office:value-type="float" office:value="23.7204348046733" calcext:value-type="float">
            <text:p>23.7204348046733</text:p>
          </table:table-cell>
          <table:table-cell office:value-type="float" office:value="1.59912055303081" calcext:value-type="float">
            <text:p>1.5991205530308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4.7173308631974" calcext:value-type="float">
            <text:p>24.7173308631974</text:p>
          </table:table-cell>
          <table:table-cell office:value-type="float" office:value="24.7522990928657" calcext:value-type="float">
            <text:p>24.7522990928657</text:p>
          </table:table-cell>
          <table:table-cell office:value-type="float" office:value="2" calcext:value-type="float">
            <text:p>2</text:p>
          </table:table-cell>
          <table:table-cell office:value-type="float" office:value="24.7173308631974" calcext:value-type="float">
            <text:p>24.7173308631974</text:p>
          </table:table-cell>
          <table:table-cell office:value-type="float" office:value="24.6758144621371" calcext:value-type="float">
            <text:p>24.6758144621371</text:p>
          </table:table-cell>
          <table:table-cell office:value-type="float" office:value="2" calcext:value-type="float">
            <text:p>2</text:p>
          </table:table-cell>
          <table:table-cell office:value-type="float" office:value="24.7173308631974" calcext:value-type="float">
            <text:p>24.7173308631974</text:p>
          </table:table-cell>
          <table:table-cell office:value-type="float" office:value="25.0763790947109" calcext:value-type="float">
            <text:p>25.0763790947109</text:p>
          </table:table-cell>
          <table:table-cell office:value-type="float" office:value="2" calcext:value-type="float">
            <text:p>2</text:p>
          </table:table-cell>
          <table:table-cell office:value-type="float" office:value="24.7173308631974" calcext:value-type="float">
            <text:p>24.7173308631974</text:p>
          </table:table-cell>
          <table:table-cell office:value-type="float" office:value="24.6049109213479" calcext:value-type="float">
            <text:p>24.6049109213479</text:p>
          </table:table-cell>
          <table:table-cell office:value-type="float" office:value="-0.0175675756156084" calcext:value-type="float">
            <text:p>-0.017567575615608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2.2830403101443" calcext:value-type="float">
            <text:p>22.2830403101443</text:p>
          </table:table-cell>
          <table:table-cell office:value-type="float" office:value="24.6127817424995" calcext:value-type="float">
            <text:p>24.6127817424995</text:p>
          </table:table-cell>
          <table:table-cell office:value-type="float" office:value="2" calcext:value-type="float">
            <text:p>2</text:p>
          </table:table-cell>
          <table:table-cell office:value-type="float" office:value="22.2830403101443" calcext:value-type="float">
            <text:p>22.2830403101443</text:p>
          </table:table-cell>
          <table:table-cell office:value-type="float" office:value="25.4953005097905" calcext:value-type="float">
            <text:p>25.4953005097905</text:p>
          </table:table-cell>
          <table:table-cell office:value-type="float" office:value="2" calcext:value-type="float">
            <text:p>2</text:p>
          </table:table-cell>
          <table:table-cell office:value-type="float" office:value="22.2830403101443" calcext:value-type="float">
            <text:p>22.2830403101443</text:p>
          </table:table-cell>
          <table:table-cell office:value-type="float" office:value="25.9771665971156" calcext:value-type="float">
            <text:p>25.9771665971156</text:p>
          </table:table-cell>
          <table:table-cell office:value-type="float" office:value="2" calcext:value-type="float">
            <text:p>2</text:p>
          </table:table-cell>
          <table:table-cell office:value-type="float" office:value="22.2830403101443" calcext:value-type="float">
            <text:p>22.2830403101443</text:p>
          </table:table-cell>
          <table:table-cell office:value-type="float" office:value="24.6368786851116" calcext:value-type="float">
            <text:p>24.6368786851116</text:p>
          </table:table-cell>
          <table:table-cell office:value-type="float" office:value="-3.01752874140561" calcext:value-type="float">
            <text:p>-3.0175287414056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2.5945337408064" calcext:value-type="float">
            <text:p>22.5945337408064</text:p>
          </table:table-cell>
          <table:table-cell office:value-type="float" office:value="24.6212842487803" calcext:value-type="float">
            <text:p>24.6212842487803</text:p>
          </table:table-cell>
          <table:table-cell office:value-type="float" office:value="2" calcext:value-type="float">
            <text:p>2</text:p>
          </table:table-cell>
          <table:table-cell office:value-type="float" office:value="22.5945337408064" calcext:value-type="float">
            <text:p>22.5945337408064</text:p>
          </table:table-cell>
          <table:table-cell office:value-type="float" office:value="25.0721553564388" calcext:value-type="float">
            <text:p>25.0721553564388</text:p>
          </table:table-cell>
          <table:table-cell office:value-type="float" office:value="2" calcext:value-type="float">
            <text:p>2</text:p>
          </table:table-cell>
          <table:table-cell office:value-type="float" office:value="22.5945337408064" calcext:value-type="float">
            <text:p>22.5945337408064</text:p>
          </table:table-cell>
          <table:table-cell office:value-type="float" office:value="24.7506913196259" calcext:value-type="float">
            <text:p>24.7506913196259</text:p>
          </table:table-cell>
          <table:table-cell office:value-type="float" office:value="2" calcext:value-type="float">
            <text:p>2</text:p>
          </table:table-cell>
          <table:table-cell office:value-type="float" office:value="22.5945337408064" calcext:value-type="float">
            <text:p>22.5945337408064</text:p>
          </table:table-cell>
          <table:table-cell office:value-type="float" office:value="24.4922404493287" calcext:value-type="float">
            <text:p>24.4922404493287</text:p>
          </table:table-cell>
          <table:table-cell office:value-type="float" office:value="-2.09341048298504" calcext:value-type="float">
            <text:p>-2.0934104829850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7.3081356441993" calcext:value-type="float">
            <text:p>27.3081356441993</text:p>
          </table:table-cell>
          <table:table-cell office:value-type="float" office:value="24.0298009314765" calcext:value-type="float">
            <text:p>24.0298009314765</text:p>
          </table:table-cell>
          <table:table-cell office:value-type="float" office:value="2" calcext:value-type="float">
            <text:p>2</text:p>
          </table:table-cell>
          <table:table-cell office:value-type="float" office:value="27.3081356441993" calcext:value-type="float">
            <text:p>27.3081356441993</text:p>
          </table:table-cell>
          <table:table-cell office:value-type="float" office:value="25.8319271514319" calcext:value-type="float">
            <text:p>25.8319271514319</text:p>
          </table:table-cell>
          <table:table-cell office:value-type="float" office:value="2" calcext:value-type="float">
            <text:p>2</text:p>
          </table:table-cell>
          <table:table-cell office:value-type="float" office:value="27.3081356441993" calcext:value-type="float">
            <text:p>27.3081356441993</text:p>
          </table:table-cell>
          <table:table-cell office:value-type="float" office:value="25.8245409638381" calcext:value-type="float">
            <text:p>25.8245409638381</text:p>
          </table:table-cell>
          <table:table-cell office:value-type="float" office:value="2" calcext:value-type="float">
            <text:p>2</text:p>
          </table:table-cell>
          <table:table-cell office:value-type="float" office:value="27.3081356441993" calcext:value-type="float">
            <text:p>27.3081356441993</text:p>
          </table:table-cell>
          <table:table-cell office:value-type="float" office:value="24.116162641942" calcext:value-type="float">
            <text:p>24.116162641942</text:p>
          </table:table-cell>
          <table:table-cell office:value-type="float" office:value="2.40299601505534" calcext:value-type="float">
            <text:p>2.4029960150553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4.5441158083848" calcext:value-type="float">
            <text:p>24.5441158083848</text:p>
          </table:table-cell>
          <table:table-cell office:value-type="float" office:value="24.3996003832816" calcext:value-type="float">
            <text:p>24.3996003832816</text:p>
          </table:table-cell>
          <table:table-cell office:value-type="float" office:value="2" calcext:value-type="float">
            <text:p>2</text:p>
          </table:table-cell>
          <table:table-cell office:value-type="float" office:value="24.5441158083848" calcext:value-type="float">
            <text:p>24.5441158083848</text:p>
          </table:table-cell>
          <table:table-cell office:value-type="float" office:value="23.6907377935024" calcext:value-type="float">
            <text:p>23.6907377935024</text:p>
          </table:table-cell>
          <table:table-cell office:value-type="float" office:value="2" calcext:value-type="float">
            <text:p>2</text:p>
          </table:table-cell>
          <table:table-cell office:value-type="float" office:value="24.5441158083848" calcext:value-type="float">
            <text:p>24.5441158083848</text:p>
          </table:table-cell>
          <table:table-cell office:value-type="float" office:value="24.0048620537735" calcext:value-type="float">
            <text:p>24.0048620537735</text:p>
          </table:table-cell>
          <table:table-cell office:value-type="float" office:value="2" calcext:value-type="float">
            <text:p>2</text:p>
          </table:table-cell>
          <table:table-cell office:value-type="float" office:value="24.5441158083848" calcext:value-type="float">
            <text:p>24.5441158083848</text:p>
          </table:table-cell>
          <table:table-cell office:value-type="float" office:value="24.5393541969175" calcext:value-type="float">
            <text:p>24.5393541969175</text:p>
          </table:table-cell>
          <table:table-cell office:value-type="float" office:value="0.0144109747402369" calcext:value-type="float">
            <text:p>0.014410974740236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8.5486895608585" calcext:value-type="float">
            <text:p>28.5486895608585</text:p>
          </table:table-cell>
          <table:table-cell office:value-type="float" office:value="25.4047877566802" calcext:value-type="float">
            <text:p>25.4047877566802</text:p>
          </table:table-cell>
          <table:table-cell office:value-type="float" office:value="2" calcext:value-type="float">
            <text:p>2</text:p>
          </table:table-cell>
          <table:table-cell office:value-type="float" office:value="28.5486895608585" calcext:value-type="float">
            <text:p>28.5486895608585</text:p>
          </table:table-cell>
          <table:table-cell office:value-type="float" office:value="26.3501520070617" calcext:value-type="float">
            <text:p>26.3501520070617</text:p>
          </table:table-cell>
          <table:table-cell office:value-type="float" office:value="2" calcext:value-type="float">
            <text:p>2</text:p>
          </table:table-cell>
          <table:table-cell office:value-type="float" office:value="28.5486895608585" calcext:value-type="float">
            <text:p>28.5486895608585</text:p>
          </table:table-cell>
          <table:table-cell office:value-type="float" office:value="24.0951017212759" calcext:value-type="float">
            <text:p>24.0951017212759</text:p>
          </table:table-cell>
          <table:table-cell office:value-type="float" office:value="2" calcext:value-type="float">
            <text:p>2</text:p>
          </table:table-cell>
          <table:table-cell office:value-type="float" office:value="28.5486895608585" calcext:value-type="float">
            <text:p>28.5486895608585</text:p>
          </table:table-cell>
          <table:table-cell office:value-type="float" office:value="25.2289685567995" calcext:value-type="float">
            <text:p>25.2289685567995</text:p>
          </table:table-cell>
          <table:table-cell office:value-type="float" office:value="3.07270576788294" calcext:value-type="float">
            <text:p>3.0727057678829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8.3206228784072" calcext:value-type="float">
            <text:p>28.3206228784072</text:p>
          </table:table-cell>
          <table:table-cell office:value-type="float" office:value="24.536221142194" calcext:value-type="float">
            <text:p>24.536221142194</text:p>
          </table:table-cell>
          <table:table-cell office:value-type="float" office:value="2" calcext:value-type="float">
            <text:p>2</text:p>
          </table:table-cell>
          <table:table-cell office:value-type="float" office:value="28.3206228784072" calcext:value-type="float">
            <text:p>28.3206228784072</text:p>
          </table:table-cell>
          <table:table-cell office:value-type="float" office:value="26.0801665452261" calcext:value-type="float">
            <text:p>26.0801665452261</text:p>
          </table:table-cell>
          <table:table-cell office:value-type="float" office:value="2" calcext:value-type="float">
            <text:p>2</text:p>
          </table:table-cell>
          <table:table-cell office:value-type="float" office:value="28.3206228784072" calcext:value-type="float">
            <text:p>28.3206228784072</text:p>
          </table:table-cell>
          <table:table-cell office:value-type="float" office:value="25.443968416758" calcext:value-type="float">
            <text:p>25.443968416758</text:p>
          </table:table-cell>
          <table:table-cell office:value-type="float" office:value="2" calcext:value-type="float">
            <text:p>2</text:p>
          </table:table-cell>
          <table:table-cell office:value-type="float" office:value="28.3206228784072" calcext:value-type="float">
            <text:p>28.3206228784072</text:p>
          </table:table-cell>
          <table:table-cell office:value-type="float" office:value="24.4040278855111" calcext:value-type="float">
            <text:p>24.4040278855111</text:p>
          </table:table-cell>
          <table:table-cell office:value-type="float" office:value="3.50313078583703" calcext:value-type="float">
            <text:p>3.5031307858370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7.1962752989354" calcext:value-type="float">
            <text:p>27.1962752989354</text:p>
          </table:table-cell>
          <table:table-cell office:value-type="float" office:value="24.0226865593175" calcext:value-type="float">
            <text:p>24.0226865593175</text:p>
          </table:table-cell>
          <table:table-cell office:value-type="float" office:value="2" calcext:value-type="float">
            <text:p>2</text:p>
          </table:table-cell>
          <table:table-cell office:value-type="float" office:value="27.1962752989354" calcext:value-type="float">
            <text:p>27.1962752989354</text:p>
          </table:table-cell>
          <table:table-cell office:value-type="float" office:value="24.4843389776769" calcext:value-type="float">
            <text:p>24.4843389776769</text:p>
          </table:table-cell>
          <table:table-cell office:value-type="float" office:value="2" calcext:value-type="float">
            <text:p>2</text:p>
          </table:table-cell>
          <table:table-cell office:value-type="float" office:value="27.1962752989354" calcext:value-type="float">
            <text:p>27.1962752989354</text:p>
          </table:table-cell>
          <table:table-cell office:value-type="float" office:value="24.8669474620086" calcext:value-type="float">
            <text:p>24.8669474620086</text:p>
          </table:table-cell>
          <table:table-cell office:value-type="float" office:value="2" calcext:value-type="float">
            <text:p>2</text:p>
          </table:table-cell>
          <table:table-cell office:value-type="float" office:value="27.1962752989354" calcext:value-type="float">
            <text:p>27.1962752989354</text:p>
          </table:table-cell>
          <table:table-cell office:value-type="float" office:value="24.2057417981251" calcext:value-type="float">
            <text:p>24.2057417981251</text:p>
          </table:table-cell>
          <table:table-cell office:value-type="float" office:value="1.90544434760572" calcext:value-type="float">
            <text:p>1.9054443476057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5.1763750215066" calcext:value-type="float">
            <text:p>25.1763750215066</text:p>
          </table:table-cell>
          <table:table-cell office:value-type="float" office:value="23.2056484729169" calcext:value-type="float">
            <text:p>23.2056484729169</text:p>
          </table:table-cell>
          <table:table-cell office:value-type="float" office:value="2" calcext:value-type="float">
            <text:p>2</text:p>
          </table:table-cell>
          <table:table-cell office:value-type="float" office:value="25.1763750215066" calcext:value-type="float">
            <text:p>25.1763750215066</text:p>
          </table:table-cell>
          <table:table-cell office:value-type="float" office:value="24.5650293687766" calcext:value-type="float">
            <text:p>24.5650293687766</text:p>
          </table:table-cell>
          <table:table-cell office:value-type="float" office:value="2" calcext:value-type="float">
            <text:p>2</text:p>
          </table:table-cell>
          <table:table-cell office:value-type="float" office:value="25.1763750215066" calcext:value-type="float">
            <text:p>25.1763750215066</text:p>
          </table:table-cell>
          <table:table-cell office:value-type="float" office:value="25.0001030161238" calcext:value-type="float">
            <text:p>25.0001030161238</text:p>
          </table:table-cell>
          <table:table-cell office:value-type="float" office:value="2" calcext:value-type="float">
            <text:p>2</text:p>
          </table:table-cell>
          <table:table-cell office:value-type="float" office:value="25.1763750215066" calcext:value-type="float">
            <text:p>25.1763750215066</text:p>
          </table:table-cell>
          <table:table-cell office:value-type="float" office:value="23.7607533929889" calcext:value-type="float">
            <text:p>23.7607533929889</text:p>
          </table:table-cell>
          <table:table-cell office:value-type="float" office:value="0.350900213030722" calcext:value-type="float">
            <text:p>0.35090021303072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5.1707464328667" calcext:value-type="float">
            <text:p>25.1707464328667</text:p>
          </table:table-cell>
          <table:table-cell office:value-type="float" office:value="23.8419890906488" calcext:value-type="float">
            <text:p>23.8419890906488</text:p>
          </table:table-cell>
          <table:table-cell office:value-type="float" office:value="2" calcext:value-type="float">
            <text:p>2</text:p>
          </table:table-cell>
          <table:table-cell office:value-type="float" office:value="25.1707464328667" calcext:value-type="float">
            <text:p>25.1707464328667</text:p>
          </table:table-cell>
          <table:table-cell office:value-type="float" office:value="24.6491388395789" calcext:value-type="float">
            <text:p>24.6491388395789</text:p>
          </table:table-cell>
          <table:table-cell office:value-type="float" office:value="2" calcext:value-type="float">
            <text:p>2</text:p>
          </table:table-cell>
          <table:table-cell office:value-type="float" office:value="25.1707464328667" calcext:value-type="float">
            <text:p>25.1707464328667</text:p>
          </table:table-cell>
          <table:table-cell office:value-type="float" office:value="24.992035996634" calcext:value-type="float">
            <text:p>24.992035996634</text:p>
          </table:table-cell>
          <table:table-cell office:value-type="float" office:value="2" calcext:value-type="float">
            <text:p>2</text:p>
          </table:table-cell>
          <table:table-cell office:value-type="float" office:value="25.1707464328667" calcext:value-type="float">
            <text:p>25.1707464328667</text:p>
          </table:table-cell>
          <table:table-cell office:value-type="float" office:value="24.0614052948686" calcext:value-type="float">
            <text:p>24.0614052948686</text:p>
          </table:table-cell>
          <table:table-cell office:value-type="float" office:value="0.180243196683434" calcext:value-type="float">
            <text:p>0.18024319668343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6.60336087305" calcext:value-type="float">
            <text:p>26.60336087305</text:p>
          </table:table-cell>
          <table:table-cell office:value-type="float" office:value="23.8563695652959" calcext:value-type="float">
            <text:p>23.8563695652959</text:p>
          </table:table-cell>
          <table:table-cell office:value-type="float" office:value="2" calcext:value-type="float">
            <text:p>2</text:p>
          </table:table-cell>
          <table:table-cell office:value-type="float" office:value="26.60336087305" calcext:value-type="float">
            <text:p>26.60336087305</text:p>
          </table:table-cell>
          <table:table-cell office:value-type="float" office:value="25.2458149697638" calcext:value-type="float">
            <text:p>25.2458149697638</text:p>
          </table:table-cell>
          <table:table-cell office:value-type="float" office:value="2" calcext:value-type="float">
            <text:p>2</text:p>
          </table:table-cell>
          <table:table-cell office:value-type="float" office:value="26.60336087305" calcext:value-type="float">
            <text:p>26.60336087305</text:p>
          </table:table-cell>
          <table:table-cell office:value-type="float" office:value="24.1935108481777" calcext:value-type="float">
            <text:p>24.1935108481777</text:p>
          </table:table-cell>
          <table:table-cell office:value-type="float" office:value="2" calcext:value-type="float">
            <text:p>2</text:p>
          </table:table-cell>
          <table:table-cell office:value-type="float" office:value="26.60336087305" calcext:value-type="float">
            <text:p>26.60336087305</text:p>
          </table:table-cell>
          <table:table-cell office:value-type="float" office:value="24.0012434316505" calcext:value-type="float">
            <text:p>24.0012434316505</text:p>
          </table:table-cell>
          <table:table-cell office:value-type="float" office:value="1.38769417560808" calcext:value-type="float">
            <text:p>1.3876941756080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6.2431042305686" calcext:value-type="float">
            <text:p>26.2431042305686</text:p>
          </table:table-cell>
          <table:table-cell office:value-type="float" office:value="24.439045458909" calcext:value-type="float">
            <text:p>24.439045458909</text:p>
          </table:table-cell>
          <table:table-cell office:value-type="float" office:value="2" calcext:value-type="float">
            <text:p>2</text:p>
          </table:table-cell>
          <table:table-cell office:value-type="float" office:value="26.2431042305686" calcext:value-type="float">
            <text:p>26.2431042305686</text:p>
          </table:table-cell>
          <table:table-cell office:value-type="float" office:value="25.0523780600468" calcext:value-type="float">
            <text:p>25.0523780600468</text:p>
          </table:table-cell>
          <table:table-cell office:value-type="float" office:value="2" calcext:value-type="float">
            <text:p>2</text:p>
          </table:table-cell>
          <table:table-cell office:value-type="float" office:value="26.2431042305686" calcext:value-type="float">
            <text:p>26.2431042305686</text:p>
          </table:table-cell>
          <table:table-cell office:value-type="float" office:value="24.0574841077398" calcext:value-type="float">
            <text:p>24.0574841077398</text:p>
          </table:table-cell>
          <table:table-cell office:value-type="float" office:value="2" calcext:value-type="float">
            <text:p>2</text:p>
          </table:table-cell>
          <table:table-cell office:value-type="float" office:value="26.2431042305686" calcext:value-type="float">
            <text:p>26.2431042305686</text:p>
          </table:table-cell>
          <table:table-cell office:value-type="float" office:value="24.5523244613659" calcext:value-type="float">
            <text:p>24.5523244613659</text:p>
          </table:table-cell>
          <table:table-cell office:value-type="float" office:value="1.22743454104607" calcext:value-type="float">
            <text:p>1.2274345410460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.7267007481655" calcext:value-type="float">
            <text:p>19.7267007481655</text:p>
          </table:table-cell>
          <table:table-cell office:value-type="float" office:value="24.8282853065698" calcext:value-type="float">
            <text:p>24.8282853065698</text:p>
          </table:table-cell>
          <table:table-cell office:value-type="float" office:value="2" calcext:value-type="float">
            <text:p>2</text:p>
          </table:table-cell>
          <table:table-cell office:value-type="float" office:value="19.7267007481655" calcext:value-type="float">
            <text:p>19.7267007481655</text:p>
          </table:table-cell>
          <table:table-cell office:value-type="float" office:value="23.6092413299353" calcext:value-type="float">
            <text:p>23.6092413299353</text:p>
          </table:table-cell>
          <table:table-cell office:value-type="float" office:value="2" calcext:value-type="float">
            <text:p>2</text:p>
          </table:table-cell>
          <table:table-cell office:value-type="float" office:value="19.7267007481655" calcext:value-type="float">
            <text:p>19.7267007481655</text:p>
          </table:table-cell>
          <table:table-cell office:value-type="float" office:value="24.5218527564146" calcext:value-type="float">
            <text:p>24.5218527564146</text:p>
          </table:table-cell>
          <table:table-cell office:value-type="float" office:value="2" calcext:value-type="float">
            <text:p>2</text:p>
          </table:table-cell>
          <table:table-cell office:value-type="float" office:value="19.7267007481655" calcext:value-type="float">
            <text:p>19.7267007481655</text:p>
          </table:table-cell>
          <table:table-cell office:value-type="float" office:value="24.7451703338993" calcext:value-type="float">
            <text:p>24.7451703338993</text:p>
          </table:table-cell>
          <table:table-cell office:value-type="float" office:value="-4.78182612807208" calcext:value-type="float">
            <text:p>-4.7818261280720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.9716136823629" calcext:value-type="float">
            <text:p>20.9716136823629</text:p>
          </table:table-cell>
          <table:table-cell office:value-type="float" office:value="23.1986065509335" calcext:value-type="float">
            <text:p>23.1986065509335</text:p>
          </table:table-cell>
          <table:table-cell office:value-type="float" office:value="2" calcext:value-type="float">
            <text:p>2</text:p>
          </table:table-cell>
          <table:table-cell office:value-type="float" office:value="20.9716136823629" calcext:value-type="float">
            <text:p>20.9716136823629</text:p>
          </table:table-cell>
          <table:table-cell office:value-type="float" office:value="21.3744674509054" calcext:value-type="float">
            <text:p>21.3744674509054</text:p>
          </table:table-cell>
          <table:table-cell office:value-type="float" office:value="2" calcext:value-type="float">
            <text:p>2</text:p>
          </table:table-cell>
          <table:table-cell office:value-type="float" office:value="20.9716136823629" calcext:value-type="float">
            <text:p>20.9716136823629</text:p>
          </table:table-cell>
          <table:table-cell office:value-type="float" office:value="23.4627532150155" calcext:value-type="float">
            <text:p>23.4627532150155</text:p>
          </table:table-cell>
          <table:table-cell office:value-type="float" office:value="2" calcext:value-type="float">
            <text:p>2</text:p>
          </table:table-cell>
          <table:table-cell office:value-type="float" office:value="20.9716136823629" calcext:value-type="float">
            <text:p>20.9716136823629</text:p>
          </table:table-cell>
          <table:table-cell office:value-type="float" office:value="23.3865004549978" calcext:value-type="float">
            <text:p>23.3865004549978</text:p>
          </table:table-cell>
          <table:table-cell office:value-type="float" office:value="-3.8965222088615" calcext:value-type="float">
            <text:p>-3.896522208861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30.0185998038279" calcext:value-type="float">
            <text:p>30.0185998038279</text:p>
          </table:table-cell>
          <table:table-cell office:value-type="float" office:value="25.639115423366" calcext:value-type="float">
            <text:p>25.639115423366</text:p>
          </table:table-cell>
          <table:table-cell office:value-type="float" office:value="2" calcext:value-type="float">
            <text:p>2</text:p>
          </table:table-cell>
          <table:table-cell office:value-type="float" office:value="30.0185998038279" calcext:value-type="float">
            <text:p>30.0185998038279</text:p>
          </table:table-cell>
          <table:table-cell office:value-type="float" office:value="26.2485376699245" calcext:value-type="float">
            <text:p>26.2485376699245</text:p>
          </table:table-cell>
          <table:table-cell office:value-type="float" office:value="2" calcext:value-type="float">
            <text:p>2</text:p>
          </table:table-cell>
          <table:table-cell office:value-type="float" office:value="30.0185998038279" calcext:value-type="float">
            <text:p>30.0185998038279</text:p>
          </table:table-cell>
          <table:table-cell office:value-type="float" office:value="24.3099862346036" calcext:value-type="float">
            <text:p>24.3099862346036</text:p>
          </table:table-cell>
          <table:table-cell office:value-type="float" office:value="2" calcext:value-type="float">
            <text:p>2</text:p>
          </table:table-cell>
          <table:table-cell office:value-type="float" office:value="30.0185998038279" calcext:value-type="float">
            <text:p>30.0185998038279</text:p>
          </table:table-cell>
          <table:table-cell office:value-type="float" office:value="25.5481543070328" calcext:value-type="float">
            <text:p>25.5481543070328</text:p>
          </table:table-cell>
          <table:table-cell office:value-type="float" office:value="4.63101025277278" calcext:value-type="float">
            <text:p>4.6310102527727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6.1069601249861" calcext:value-type="float">
            <text:p>26.1069601249861</text:p>
          </table:table-cell>
          <table:table-cell office:value-type="float" office:value="25.6607199609737" calcext:value-type="float">
            <text:p>25.6607199609737</text:p>
          </table:table-cell>
          <table:table-cell office:value-type="float" office:value="2" calcext:value-type="float">
            <text:p>2</text:p>
          </table:table-cell>
          <table:table-cell office:value-type="float" office:value="26.1069601249861" calcext:value-type="float">
            <text:p>26.1069601249861</text:p>
          </table:table-cell>
          <table:table-cell office:value-type="float" office:value="25.4317846210828" calcext:value-type="float">
            <text:p>25.4317846210828</text:p>
          </table:table-cell>
          <table:table-cell office:value-type="float" office:value="2" calcext:value-type="float">
            <text:p>2</text:p>
          </table:table-cell>
          <table:table-cell office:value-type="float" office:value="26.1069601249861" calcext:value-type="float">
            <text:p>26.1069601249861</text:p>
          </table:table-cell>
          <table:table-cell office:value-type="float" office:value="24.4501721961736" calcext:value-type="float">
            <text:p>24.4501721961736</text:p>
          </table:table-cell>
          <table:table-cell office:value-type="float" office:value="2" calcext:value-type="float">
            <text:p>2</text:p>
          </table:table-cell>
          <table:table-cell office:value-type="float" office:value="26.1069601249861" calcext:value-type="float">
            <text:p>26.1069601249861</text:p>
          </table:table-cell>
          <table:table-cell office:value-type="float" office:value="25.2323312221428" calcext:value-type="float">
            <text:p>25.2323312221428</text:p>
          </table:table-cell>
          <table:table-cell office:value-type="float" office:value="1.05110587441824" calcext:value-type="float">
            <text:p>1.0511058744182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2.4131119438732" calcext:value-type="float">
            <text:p>22.4131119438732</text:p>
          </table:table-cell>
          <table:table-cell office:value-type="float" office:value="24.0553616566647" calcext:value-type="float">
            <text:p>24.0553616566647</text:p>
          </table:table-cell>
          <table:table-cell office:value-type="float" office:value="2" calcext:value-type="float">
            <text:p>2</text:p>
          </table:table-cell>
          <table:table-cell office:value-type="float" office:value="22.4131119438732" calcext:value-type="float">
            <text:p>22.4131119438732</text:p>
          </table:table-cell>
          <table:table-cell office:value-type="float" office:value="23.3245040552782" calcext:value-type="float">
            <text:p>23.3245040552782</text:p>
          </table:table-cell>
          <table:table-cell office:value-type="float" office:value="2" calcext:value-type="float">
            <text:p>2</text:p>
          </table:table-cell>
          <table:table-cell office:value-type="float" office:value="22.4131119438732" calcext:value-type="float">
            <text:p>22.4131119438732</text:p>
          </table:table-cell>
          <table:table-cell office:value-type="float" office:value="23.8475308045516" calcext:value-type="float">
            <text:p>23.8475308045516</text:p>
          </table:table-cell>
          <table:table-cell office:value-type="float" office:value="2" calcext:value-type="float">
            <text:p>2</text:p>
          </table:table-cell>
          <table:table-cell office:value-type="float" office:value="22.4131119438732" calcext:value-type="float">
            <text:p>22.4131119438732</text:p>
          </table:table-cell>
          <table:table-cell office:value-type="float" office:value="24.0820119379344" calcext:value-type="float">
            <text:p>24.0820119379344</text:p>
          </table:table-cell>
          <table:table-cell office:value-type="float" office:value="-2.62603834511078" calcext:value-type="float">
            <text:p>-2.6260383451107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1.2313209762284" calcext:value-type="float">
            <text:p>21.2313209762284</text:p>
          </table:table-cell>
          <table:table-cell office:value-type="float" office:value="23.7659304164963" calcext:value-type="float">
            <text:p>23.7659304164963</text:p>
          </table:table-cell>
          <table:table-cell office:value-type="float" office:value="2" calcext:value-type="float">
            <text:p>2</text:p>
          </table:table-cell>
          <table:table-cell office:value-type="float" office:value="21.2313209762284" calcext:value-type="float">
            <text:p>21.2313209762284</text:p>
          </table:table-cell>
          <table:table-cell office:value-type="float" office:value="21.6596212983436" calcext:value-type="float">
            <text:p>21.6596212983436</text:p>
          </table:table-cell>
          <table:table-cell office:value-type="float" office:value="2" calcext:value-type="float">
            <text:p>2</text:p>
          </table:table-cell>
          <table:table-cell office:value-type="float" office:value="21.2313209762284" calcext:value-type="float">
            <text:p>21.2313209762284</text:p>
          </table:table-cell>
          <table:table-cell office:value-type="float" office:value="23.1710603988416" calcext:value-type="float">
            <text:p>23.1710603988416</text:p>
          </table:table-cell>
          <table:table-cell office:value-type="float" office:value="2" calcext:value-type="float">
            <text:p>2</text:p>
          </table:table-cell>
          <table:table-cell office:value-type="float" office:value="21.2313209762284" calcext:value-type="float">
            <text:p>21.2313209762284</text:p>
          </table:table-cell>
          <table:table-cell office:value-type="float" office:value="24.1234381879869" calcext:value-type="float">
            <text:p>24.1234381879869</text:p>
          </table:table-cell>
          <table:table-cell office:value-type="float" office:value="-3.93421590549022" calcext:value-type="float">
            <text:p>-3.9342159054902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2.9249771529258" calcext:value-type="float">
            <text:p>22.9249771529258</text:p>
          </table:table-cell>
          <table:table-cell office:value-type="float" office:value="25.0386928332029" calcext:value-type="float">
            <text:p>25.0386928332029</text:p>
          </table:table-cell>
          <table:table-cell office:value-type="float" office:value="2" calcext:value-type="float">
            <text:p>2</text:p>
          </table:table-cell>
          <table:table-cell office:value-type="float" office:value="22.9249771529258" calcext:value-type="float">
            <text:p>22.9249771529258</text:p>
          </table:table-cell>
          <table:table-cell office:value-type="float" office:value="24.4281625003983" calcext:value-type="float">
            <text:p>24.4281625003983</text:p>
          </table:table-cell>
          <table:table-cell office:value-type="float" office:value="2" calcext:value-type="float">
            <text:p>2</text:p>
          </table:table-cell>
          <table:table-cell office:value-type="float" office:value="22.9249771529258" calcext:value-type="float">
            <text:p>22.9249771529258</text:p>
          </table:table-cell>
          <table:table-cell office:value-type="float" office:value="23.8282076193709" calcext:value-type="float">
            <text:p>23.8282076193709</text:p>
          </table:table-cell>
          <table:table-cell office:value-type="float" office:value="2" calcext:value-type="float">
            <text:p>2</text:p>
          </table:table-cell>
          <table:table-cell office:value-type="float" office:value="22.9249771529258" calcext:value-type="float">
            <text:p>22.9249771529258</text:p>
          </table:table-cell>
          <table:table-cell office:value-type="float" office:value="24.8366673039993" calcext:value-type="float">
            <text:p>24.8366673039993</text:p>
          </table:table-cell>
          <table:table-cell office:value-type="float" office:value="-2.21371423063889" calcext:value-type="float">
            <text:p>-2.2137142306388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.7966214793509" calcext:value-type="float">
            <text:p>19.7966214793509</text:p>
          </table:table-cell>
          <table:table-cell office:value-type="float" office:value="24.212102966809" calcext:value-type="float">
            <text:p>24.212102966809</text:p>
          </table:table-cell>
          <table:table-cell office:value-type="float" office:value="2" calcext:value-type="float">
            <text:p>2</text:p>
          </table:table-cell>
          <table:table-cell office:value-type="float" office:value="19.7966214793509" calcext:value-type="float">
            <text:p>19.7966214793509</text:p>
          </table:table-cell>
          <table:table-cell office:value-type="float" office:value="23.2857165304147" calcext:value-type="float">
            <text:p>23.2857165304147</text:p>
          </table:table-cell>
          <table:table-cell office:value-type="float" office:value="2" calcext:value-type="float">
            <text:p>2</text:p>
          </table:table-cell>
          <table:table-cell office:value-type="float" office:value="19.7966214793509" calcext:value-type="float">
            <text:p>19.7966214793509</text:p>
          </table:table-cell>
          <table:table-cell office:value-type="float" office:value="23.8239034176863" calcext:value-type="float">
            <text:p>23.8239034176863</text:p>
          </table:table-cell>
          <table:table-cell office:value-type="float" office:value="2" calcext:value-type="float">
            <text:p>2</text:p>
          </table:table-cell>
          <table:table-cell office:value-type="float" office:value="19.7966214793509" calcext:value-type="float">
            <text:p>19.7966214793509</text:p>
          </table:table-cell>
          <table:table-cell office:value-type="float" office:value="24.1930578340112" calcext:value-type="float">
            <text:p>24.1930578340112</text:p>
          </table:table-cell>
          <table:table-cell office:value-type="float" office:value="-5.02550471707545" calcext:value-type="float">
            <text:p>-5.0255047170754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3.2179188599777" calcext:value-type="float">
            <text:p>23.2179188599777</text:p>
          </table:table-cell>
          <table:table-cell office:value-type="float" office:value="24.4482223750741" calcext:value-type="float">
            <text:p>24.4482223750741</text:p>
          </table:table-cell>
          <table:table-cell office:value-type="float" office:value="2" calcext:value-type="float">
            <text:p>2</text:p>
          </table:table-cell>
          <table:table-cell office:value-type="float" office:value="23.2179188599777" calcext:value-type="float">
            <text:p>23.2179188599777</text:p>
          </table:table-cell>
          <table:table-cell office:value-type="float" office:value="23.6597370199761" calcext:value-type="float">
            <text:p>23.6597370199761</text:p>
          </table:table-cell>
          <table:table-cell office:value-type="float" office:value="2" calcext:value-type="float">
            <text:p>2</text:p>
          </table:table-cell>
          <table:table-cell office:value-type="float" office:value="23.2179188599777" calcext:value-type="float">
            <text:p>23.2179188599777</text:p>
          </table:table-cell>
          <table:table-cell office:value-type="float" office:value="23.7686670425051" calcext:value-type="float">
            <text:p>23.7686670425051</text:p>
          </table:table-cell>
          <table:table-cell office:value-type="float" office:value="2" calcext:value-type="float">
            <text:p>2</text:p>
          </table:table-cell>
          <table:table-cell office:value-type="float" office:value="23.2179188599777" calcext:value-type="float">
            <text:p>23.2179188599777</text:p>
          </table:table-cell>
          <table:table-cell office:value-type="float" office:value="24.295590782518" calcext:value-type="float">
            <text:p>24.295590782518</text:p>
          </table:table-cell>
          <table:table-cell office:value-type="float" office:value="-1.97313322271723" calcext:value-type="float">
            <text:p>-1.9731332227172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9.9796688374874" calcext:value-type="float">
            <text:p>29.9796688374874</text:p>
          </table:table-cell>
          <table:table-cell office:value-type="float" office:value="24.4735254732391" calcext:value-type="float">
            <text:p>24.4735254732391</text:p>
          </table:table-cell>
          <table:table-cell office:value-type="float" office:value="2" calcext:value-type="float">
            <text:p>2</text:p>
          </table:table-cell>
          <table:table-cell office:value-type="float" office:value="29.9796688374874" calcext:value-type="float">
            <text:p>29.9796688374874</text:p>
          </table:table-cell>
          <table:table-cell office:value-type="float" office:value="26.5918778462395" calcext:value-type="float">
            <text:p>26.5918778462395</text:p>
          </table:table-cell>
          <table:table-cell office:value-type="float" office:value="2" calcext:value-type="float">
            <text:p>2</text:p>
          </table:table-cell>
          <table:table-cell office:value-type="float" office:value="29.9796688374874" calcext:value-type="float">
            <text:p>29.9796688374874</text:p>
          </table:table-cell>
          <table:table-cell office:value-type="float" office:value="25.2784054690836" calcext:value-type="float">
            <text:p>25.2784054690836</text:p>
          </table:table-cell>
          <table:table-cell office:value-type="float" office:value="2" calcext:value-type="float">
            <text:p>2</text:p>
          </table:table-cell>
          <table:table-cell office:value-type="float" office:value="29.9796688374874" calcext:value-type="float">
            <text:p>29.9796688374874</text:p>
          </table:table-cell>
          <table:table-cell office:value-type="float" office:value="24.4750974880409" calcext:value-type="float">
            <text:p>24.4750974880409</text:p>
          </table:table-cell>
          <table:table-cell office:value-type="float" office:value="4.87015460559756" calcext:value-type="float">
            <text:p>4.8701546055975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2.4292175624962" calcext:value-type="float">
            <text:p>22.4292175624962</text:p>
          </table:table-cell>
          <table:table-cell office:value-type="float" office:value="24.6858898451262" calcext:value-type="float">
            <text:p>24.6858898451262</text:p>
          </table:table-cell>
          <table:table-cell office:value-type="float" office:value="2" calcext:value-type="float">
            <text:p>2</text:p>
          </table:table-cell>
          <table:table-cell office:value-type="float" office:value="22.4292175624962" calcext:value-type="float">
            <text:p>22.4292175624962</text:p>
          </table:table-cell>
          <table:table-cell office:value-type="float" office:value="24.2551192811902" calcext:value-type="float">
            <text:p>24.2551192811902</text:p>
          </table:table-cell>
          <table:table-cell office:value-type="float" office:value="2" calcext:value-type="float">
            <text:p>2</text:p>
          </table:table-cell>
          <table:table-cell office:value-type="float" office:value="22.4292175624962" calcext:value-type="float">
            <text:p>22.4292175624962</text:p>
          </table:table-cell>
          <table:table-cell office:value-type="float" office:value="24.7877051651531" calcext:value-type="float">
            <text:p>24.7877051651531</text:p>
          </table:table-cell>
          <table:table-cell office:value-type="float" office:value="2" calcext:value-type="float">
            <text:p>2</text:p>
          </table:table-cell>
          <table:table-cell office:value-type="float" office:value="22.4292175624962" calcext:value-type="float">
            <text:p>22.4292175624962</text:p>
          </table:table-cell>
          <table:table-cell office:value-type="float" office:value="24.5688666467511" calcext:value-type="float">
            <text:p>24.5688666467511</text:p>
          </table:table-cell>
          <table:table-cell office:value-type="float" office:value="-2.24068888132644" calcext:value-type="float">
            <text:p>-2.2406888813264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8.4673048645286" calcext:value-type="float">
            <text:p>28.4673048645286</text:p>
          </table:table-cell>
          <table:table-cell office:value-type="float" office:value="26.3168472759694" calcext:value-type="float">
            <text:p>26.3168472759694</text:p>
          </table:table-cell>
          <table:table-cell office:value-type="float" office:value="2" calcext:value-type="float">
            <text:p>2</text:p>
          </table:table-cell>
          <table:table-cell office:value-type="float" office:value="28.4673048645286" calcext:value-type="float">
            <text:p>28.4673048645286</text:p>
          </table:table-cell>
          <table:table-cell office:value-type="float" office:value="27.3230243409846" calcext:value-type="float">
            <text:p>27.3230243409846</text:p>
          </table:table-cell>
          <table:table-cell office:value-type="float" office:value="2" calcext:value-type="float">
            <text:p>2</text:p>
          </table:table-cell>
          <table:table-cell office:value-type="float" office:value="28.4673048645286" calcext:value-type="float">
            <text:p>28.4673048645286</text:p>
          </table:table-cell>
          <table:table-cell office:value-type="float" office:value="25.7676701311465" calcext:value-type="float">
            <text:p>25.7676701311465</text:p>
          </table:table-cell>
          <table:table-cell office:value-type="float" office:value="2" calcext:value-type="float">
            <text:p>2</text:p>
          </table:table-cell>
          <table:table-cell office:value-type="float" office:value="28.4673048645286" calcext:value-type="float">
            <text:p>28.4673048645286</text:p>
          </table:table-cell>
          <table:table-cell office:value-type="float" office:value="25.7829915962293" calcext:value-type="float">
            <text:p>25.7829915962293</text:p>
          </table:table-cell>
          <table:table-cell office:value-type="float" office:value="3.76187675629303" calcext:value-type="float">
            <text:p>3.7618767562930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.4956678205218" calcext:value-type="float">
            <text:p>20.4956678205218</text:p>
          </table:table-cell>
          <table:table-cell office:value-type="float" office:value="24.9078933153807" calcext:value-type="float">
            <text:p>24.9078933153807</text:p>
          </table:table-cell>
          <table:table-cell office:value-type="float" office:value="2" calcext:value-type="float">
            <text:p>2</text:p>
          </table:table-cell>
          <table:table-cell office:value-type="float" office:value="20.4956678205218" calcext:value-type="float">
            <text:p>20.4956678205218</text:p>
          </table:table-cell>
          <table:table-cell office:value-type="float" office:value="22.6825915221191" calcext:value-type="float">
            <text:p>22.6825915221191</text:p>
          </table:table-cell>
          <table:table-cell office:value-type="float" office:value="2" calcext:value-type="float">
            <text:p>2</text:p>
          </table:table-cell>
          <table:table-cell office:value-type="float" office:value="20.4956678205218" calcext:value-type="float">
            <text:p>20.4956678205218</text:p>
          </table:table-cell>
          <table:table-cell office:value-type="float" office:value="23.3636801429906" calcext:value-type="float">
            <text:p>23.3636801429906</text:p>
          </table:table-cell>
          <table:table-cell office:value-type="float" office:value="2" calcext:value-type="float">
            <text:p>2</text:p>
          </table:table-cell>
          <table:table-cell office:value-type="float" office:value="20.4956678205218" calcext:value-type="float">
            <text:p>20.4956678205218</text:p>
          </table:table-cell>
          <table:table-cell office:value-type="float" office:value="24.8626428760286" calcext:value-type="float">
            <text:p>24.8626428760286</text:p>
          </table:table-cell>
          <table:table-cell office:value-type="float" office:value="-4.65107176870649" calcext:value-type="float">
            <text:p>-4.6510717687064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4.8764568780543" calcext:value-type="float">
            <text:p>24.8764568780543</text:p>
          </table:table-cell>
          <table:table-cell office:value-type="float" office:value="24.3593528576937" calcext:value-type="float">
            <text:p>24.3593528576937</text:p>
          </table:table-cell>
          <table:table-cell office:value-type="float" office:value="2" calcext:value-type="float">
            <text:p>2</text:p>
          </table:table-cell>
          <table:table-cell office:value-type="float" office:value="24.8764568780543" calcext:value-type="float">
            <text:p>24.8764568780543</text:p>
          </table:table-cell>
          <table:table-cell office:value-type="float" office:value="24.4099156830649" calcext:value-type="float">
            <text:p>24.4099156830649</text:p>
          </table:table-cell>
          <table:table-cell office:value-type="float" office:value="2" calcext:value-type="float">
            <text:p>2</text:p>
          </table:table-cell>
          <table:table-cell office:value-type="float" office:value="24.8764568780543" calcext:value-type="float">
            <text:p>24.8764568780543</text:p>
          </table:table-cell>
          <table:table-cell office:value-type="float" office:value="24.1050113527817" calcext:value-type="float">
            <text:p>24.1050113527817</text:p>
          </table:table-cell>
          <table:table-cell office:value-type="float" office:value="2" calcext:value-type="float">
            <text:p>2</text:p>
          </table:table-cell>
          <table:table-cell office:value-type="float" office:value="24.8764568780543" calcext:value-type="float">
            <text:p>24.8764568780543</text:p>
          </table:table-cell>
          <table:table-cell office:value-type="float" office:value="24.3467143920586" calcext:value-type="float">
            <text:p>24.3467143920586</text:p>
          </table:table-cell>
          <table:table-cell office:value-type="float" office:value="-0.0368160123836564" calcext:value-type="float">
            <text:p>-0.036816012383656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9.2297905799189" calcext:value-type="float">
            <text:p>19.2297905799189</text:p>
          </table:table-cell>
          <table:table-cell office:value-type="float" office:value="24.6167216323161" calcext:value-type="float">
            <text:p>24.6167216323161</text:p>
          </table:table-cell>
          <table:table-cell office:value-type="float" office:value="2" calcext:value-type="float">
            <text:p>2</text:p>
          </table:table-cell>
          <table:table-cell office:value-type="float" office:value="19.2297905799189" calcext:value-type="float">
            <text:p>19.2297905799189</text:p>
          </table:table-cell>
          <table:table-cell office:value-type="float" office:value="22.5869466661231" calcext:value-type="float">
            <text:p>22.5869466661231</text:p>
          </table:table-cell>
          <table:table-cell office:value-type="float" office:value="2" calcext:value-type="float">
            <text:p>2</text:p>
          </table:table-cell>
          <table:table-cell office:value-type="float" office:value="19.2297905799189" calcext:value-type="float">
            <text:p>19.2297905799189</text:p>
          </table:table-cell>
          <table:table-cell office:value-type="float" office:value="23.9604555245436" calcext:value-type="float">
            <text:p>23.9604555245436</text:p>
          </table:table-cell>
          <table:table-cell office:value-type="float" office:value="2" calcext:value-type="float">
            <text:p>2</text:p>
          </table:table-cell>
          <table:table-cell office:value-type="float" office:value="19.2297905799189" calcext:value-type="float">
            <text:p>19.2297905799189</text:p>
          </table:table-cell>
          <table:table-cell office:value-type="float" office:value="24.5210028304073" calcext:value-type="float">
            <text:p>24.5210028304073</text:p>
          </table:table-cell>
          <table:table-cell office:value-type="float" office:value="-6.01325032456392" calcext:value-type="float">
            <text:p>-6.0132503245639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0.2788224034727" calcext:value-type="float">
            <text:p>20.2788224034727</text:p>
          </table:table-cell>
          <table:table-cell office:value-type="float" office:value="24.886913716771" calcext:value-type="float">
            <text:p>24.886913716771</text:p>
          </table:table-cell>
          <table:table-cell office:value-type="float" office:value="2" calcext:value-type="float">
            <text:p>2</text:p>
          </table:table-cell>
          <table:table-cell office:value-type="float" office:value="20.2788224034727" calcext:value-type="float">
            <text:p>20.2788224034727</text:p>
          </table:table-cell>
          <table:table-cell office:value-type="float" office:value="22.7562726318556" calcext:value-type="float">
            <text:p>22.7562726318556</text:p>
          </table:table-cell>
          <table:table-cell office:value-type="float" office:value="2" calcext:value-type="float">
            <text:p>2</text:p>
          </table:table-cell>
          <table:table-cell office:value-type="float" office:value="20.2788224034727" calcext:value-type="float">
            <text:p>20.2788224034727</text:p>
          </table:table-cell>
          <table:table-cell office:value-type="float" office:value="23.8433541548543" calcext:value-type="float">
            <text:p>23.8433541548543</text:p>
          </table:table-cell>
          <table:table-cell office:value-type="float" office:value="2" calcext:value-type="float">
            <text:p>2</text:p>
          </table:table-cell>
          <table:table-cell office:value-type="float" office:value="20.2788224034727" calcext:value-type="float">
            <text:p>20.2788224034727</text:p>
          </table:table-cell>
          <table:table-cell office:value-type="float" office:value="24.744492265995" calcext:value-type="float">
            <text:p>24.744492265995</text:p>
          </table:table-cell>
          <table:table-cell office:value-type="float" office:value="-4.81398534308054" calcext:value-type="float">
            <text:p>-4.8139853430805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23.6212429825714" calcext:value-type="float">
            <text:p>23.6212429825714</text:p>
          </table:table-cell>
          <table:table-cell office:value-type="float" office:value="23.8850075828869" calcext:value-type="float">
            <text:p>23.8850075828869</text:p>
          </table:table-cell>
          <table:table-cell office:value-type="float" office:value="2" calcext:value-type="float">
            <text:p>2</text:p>
          </table:table-cell>
          <table:table-cell office:value-type="float" office:value="23.6212429825714" calcext:value-type="float">
            <text:p>23.6212429825714</text:p>
          </table:table-cell>
          <table:table-cell office:value-type="float" office:value="23.3904085817478" calcext:value-type="float">
            <text:p>23.3904085817478</text:p>
          </table:table-cell>
          <table:table-cell office:value-type="float" office:value="2" calcext:value-type="float">
            <text:p>2</text:p>
          </table:table-cell>
          <table:table-cell office:value-type="float" office:value="23.6212429825714" calcext:value-type="float">
            <text:p>23.6212429825714</text:p>
          </table:table-cell>
          <table:table-cell office:value-type="float" office:value="24.1387232953725" calcext:value-type="float">
            <text:p>24.1387232953725</text:p>
          </table:table-cell>
          <table:table-cell office:value-type="float" office:value="2" calcext:value-type="float">
            <text:p>2</text:p>
          </table:table-cell>
          <table:table-cell office:value-type="float" office:value="23.6212429825714" calcext:value-type="float">
            <text:p>23.6212429825714</text:p>
          </table:table-cell>
          <table:table-cell office:value-type="float" office:value="23.89307212154" calcext:value-type="float">
            <text:p>23.89307212154</text:p>
          </table:table-cell>
          <table:table-cell office:value-type="float" office:value="-1.2056426976314" calcext:value-type="float">
            <text:p>-1.205642697631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1.5190009314199" calcext:value-type="float">
            <text:p>21.5190009314199</text:p>
          </table:table-cell>
          <table:table-cell office:value-type="float" office:value="23.7336141742568" calcext:value-type="float">
            <text:p>23.7336141742568</text:p>
          </table:table-cell>
          <table:table-cell office:value-type="float" office:value="3" calcext:value-type="float">
            <text:p>3</text:p>
          </table:table-cell>
          <table:table-cell office:value-type="float" office:value="21.5190009314199" calcext:value-type="float">
            <text:p>21.5190009314199</text:p>
          </table:table-cell>
          <table:table-cell office:value-type="float" office:value="21.5064355644488" calcext:value-type="float">
            <text:p>21.5064355644488</text:p>
          </table:table-cell>
          <table:table-cell office:value-type="float" office:value="3" calcext:value-type="float">
            <text:p>3</text:p>
          </table:table-cell>
          <table:table-cell office:value-type="float" office:value="21.5190009314199" calcext:value-type="float">
            <text:p>21.5190009314199</text:p>
          </table:table-cell>
          <table:table-cell office:value-type="float" office:value="22.9415201344621" calcext:value-type="float">
            <text:p>22.9415201344621</text:p>
          </table:table-cell>
          <table:table-cell office:value-type="float" office:value="3" calcext:value-type="float">
            <text:p>3</text:p>
          </table:table-cell>
          <table:table-cell office:value-type="float" office:value="21.5190009314199" calcext:value-type="float">
            <text:p>21.5190009314199</text:p>
          </table:table-cell>
          <table:table-cell office:value-type="float" office:value="24.0647618257926" calcext:value-type="float">
            <text:p>24.0647618257926</text:p>
          </table:table-cell>
          <table:table-cell office:value-type="float" office:value="-3.32280476307443" calcext:value-type="float">
            <text:p>-3.32280476307443</text:p>
          </table:table-cell>
          <table:table-cell office:value-type="float" office:value="3" calcext:value-type="float">
            <text:p>3</text:p>
          </table:table-cell>
          <table:table-cell table:formula="of:=CORREL([.D202:.D301];[.$N202:.$N301])" office:value-type="float" office:value="0.244775221546008" calcext:value-type="float">
            <text:p>0.244775221546008</text:p>
          </table:table-cell>
          <table:table-cell table:number-columns-repeated="2"/>
          <table:table-cell table:formula="of:=CORREL([.G202:.G301];[.$N202:.$N301])" office:value-type="float" office:value="0.807294940029171" calcext:value-type="float">
            <text:p>0.807294940029171</text:p>
          </table:table-cell>
          <table:table-cell table:number-columns-repeated="2"/>
          <table:table-cell table:formula="of:=CORREL([.J202:.J301];[.$N202:.$N301])" office:value-type="float" office:value="0.68178184296905" calcext:value-type="float">
            <text:p>0.68178184296905</text:p>
          </table:table-cell>
          <table:table-cell table:number-columns-repeated="2"/>
          <table:table-cell table:formula="of:=CORREL([.M202:.M301];[.$N202:.$N301])" office:value-type="float" office:value="0.255129691544543" calcext:value-type="float">
            <text:p>0.255129691544543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7.6125202610098" calcext:value-type="float">
            <text:p>27.6125202610098</text:p>
          </table:table-cell>
          <table:table-cell office:value-type="float" office:value="25.2022281591639" calcext:value-type="float">
            <text:p>25.2022281591639</text:p>
          </table:table-cell>
          <table:table-cell office:value-type="float" office:value="3" calcext:value-type="float">
            <text:p>3</text:p>
          </table:table-cell>
          <table:table-cell office:value-type="float" office:value="27.6125202610098" calcext:value-type="float">
            <text:p>27.6125202610098</text:p>
          </table:table-cell>
          <table:table-cell office:value-type="float" office:value="27.5441599456939" calcext:value-type="float">
            <text:p>27.5441599456939</text:p>
          </table:table-cell>
          <table:table-cell office:value-type="float" office:value="3" calcext:value-type="float">
            <text:p>3</text:p>
          </table:table-cell>
          <table:table-cell office:value-type="float" office:value="27.6125202610098" calcext:value-type="float">
            <text:p>27.6125202610098</text:p>
          </table:table-cell>
          <table:table-cell office:value-type="float" office:value="26.5613219771145" calcext:value-type="float">
            <text:p>26.5613219771145</text:p>
          </table:table-cell>
          <table:table-cell office:value-type="float" office:value="3" calcext:value-type="float">
            <text:p>3</text:p>
          </table:table-cell>
          <table:table-cell office:value-type="float" office:value="27.6125202610098" calcext:value-type="float">
            <text:p>27.6125202610098</text:p>
          </table:table-cell>
          <table:table-cell office:value-type="float" office:value="25.3100504456417" calcext:value-type="float">
            <text:p>25.3100504456417</text:p>
          </table:table-cell>
          <table:table-cell office:value-type="float" office:value="2.31364279618608" calcext:value-type="float">
            <text:p>2.3136427961860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7.8106227027157" calcext:value-type="float">
            <text:p>27.8106227027157</text:p>
          </table:table-cell>
          <table:table-cell office:value-type="float" office:value="25.0062633142434" calcext:value-type="float">
            <text:p>25.0062633142434</text:p>
          </table:table-cell>
          <table:table-cell office:value-type="float" office:value="3" calcext:value-type="float">
            <text:p>3</text:p>
          </table:table-cell>
          <table:table-cell office:value-type="float" office:value="27.8106227027157" calcext:value-type="float">
            <text:p>27.8106227027157</text:p>
          </table:table-cell>
          <table:table-cell office:value-type="float" office:value="27.4561101278515" calcext:value-type="float">
            <text:p>27.4561101278515</text:p>
          </table:table-cell>
          <table:table-cell office:value-type="float" office:value="3" calcext:value-type="float">
            <text:p>3</text:p>
          </table:table-cell>
          <table:table-cell office:value-type="float" office:value="27.8106227027157" calcext:value-type="float">
            <text:p>27.8106227027157</text:p>
          </table:table-cell>
          <table:table-cell office:value-type="float" office:value="25.5246435889126" calcext:value-type="float">
            <text:p>25.5246435889126</text:p>
          </table:table-cell>
          <table:table-cell office:value-type="float" office:value="3" calcext:value-type="float">
            <text:p>3</text:p>
          </table:table-cell>
          <table:table-cell office:value-type="float" office:value="27.8106227027157" calcext:value-type="float">
            <text:p>27.8106227027157</text:p>
          </table:table-cell>
          <table:table-cell office:value-type="float" office:value="24.8376405615058" calcext:value-type="float">
            <text:p>24.8376405615058</text:p>
          </table:table-cell>
          <table:table-cell office:value-type="float" office:value="2.23262820259157" calcext:value-type="float">
            <text:p>2.2326282025915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6.7802577450602" calcext:value-type="float">
            <text:p>26.7802577450602</text:p>
          </table:table-cell>
          <table:table-cell office:value-type="float" office:value="23.1810105724894" calcext:value-type="float">
            <text:p>23.1810105724894</text:p>
          </table:table-cell>
          <table:table-cell office:value-type="float" office:value="3" calcext:value-type="float">
            <text:p>3</text:p>
          </table:table-cell>
          <table:table-cell office:value-type="float" office:value="26.7802577450602" calcext:value-type="float">
            <text:p>26.7802577450602</text:p>
          </table:table-cell>
          <table:table-cell office:value-type="float" office:value="23.670933392024" calcext:value-type="float">
            <text:p>23.670933392024</text:p>
          </table:table-cell>
          <table:table-cell office:value-type="float" office:value="3" calcext:value-type="float">
            <text:p>3</text:p>
          </table:table-cell>
          <table:table-cell office:value-type="float" office:value="26.7802577450602" calcext:value-type="float">
            <text:p>26.7802577450602</text:p>
          </table:table-cell>
          <table:table-cell office:value-type="float" office:value="24.7805890036736" calcext:value-type="float">
            <text:p>24.7805890036736</text:p>
          </table:table-cell>
          <table:table-cell office:value-type="float" office:value="3" calcext:value-type="float">
            <text:p>3</text:p>
          </table:table-cell>
          <table:table-cell office:value-type="float" office:value="26.7802577450602" calcext:value-type="float">
            <text:p>26.7802577450602</text:p>
          </table:table-cell>
          <table:table-cell office:value-type="float" office:value="23.8018706269508" calcext:value-type="float">
            <text:p>23.8018706269508</text:p>
          </table:table-cell>
          <table:table-cell office:value-type="float" office:value="1.52125497773502" calcext:value-type="float">
            <text:p>1.5212549777350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5.7784912841075" calcext:value-type="float">
            <text:p>25.7784912841075</text:p>
          </table:table-cell>
          <table:table-cell office:value-type="float" office:value="24.4248983988221" calcext:value-type="float">
            <text:p>24.4248983988221</text:p>
          </table:table-cell>
          <table:table-cell office:value-type="float" office:value="3" calcext:value-type="float">
            <text:p>3</text:p>
          </table:table-cell>
          <table:table-cell office:value-type="float" office:value="25.7784912841075" calcext:value-type="float">
            <text:p>25.7784912841075</text:p>
          </table:table-cell>
          <table:table-cell office:value-type="float" office:value="25.1693497125727" calcext:value-type="float">
            <text:p>25.1693497125727</text:p>
          </table:table-cell>
          <table:table-cell office:value-type="float" office:value="3" calcext:value-type="float">
            <text:p>3</text:p>
          </table:table-cell>
          <table:table-cell office:value-type="float" office:value="25.7784912841075" calcext:value-type="float">
            <text:p>25.7784912841075</text:p>
          </table:table-cell>
          <table:table-cell office:value-type="float" office:value="25.0643181611702" calcext:value-type="float">
            <text:p>25.0643181611702</text:p>
          </table:table-cell>
          <table:table-cell office:value-type="float" office:value="3" calcext:value-type="float">
            <text:p>3</text:p>
          </table:table-cell>
          <table:table-cell office:value-type="float" office:value="25.7784912841075" calcext:value-type="float">
            <text:p>25.7784912841075</text:p>
          </table:table-cell>
          <table:table-cell office:value-type="float" office:value="24.4730254075421" calcext:value-type="float">
            <text:p>24.4730254075421</text:p>
          </table:table-cell>
          <table:table-cell office:value-type="float" office:value="0.555887678443185" calcext:value-type="float">
            <text:p>0.55588767844318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3.1248204616405" calcext:value-type="float">
            <text:p>23.1248204616405</text:p>
          </table:table-cell>
          <table:table-cell office:value-type="float" office:value="23.8745362414052" calcext:value-type="float">
            <text:p>23.8745362414052</text:p>
          </table:table-cell>
          <table:table-cell office:value-type="float" office:value="3" calcext:value-type="float">
            <text:p>3</text:p>
          </table:table-cell>
          <table:table-cell office:value-type="float" office:value="23.1248204616405" calcext:value-type="float">
            <text:p>23.1248204616405</text:p>
          </table:table-cell>
          <table:table-cell office:value-type="float" office:value="23.8086833164973" calcext:value-type="float">
            <text:p>23.8086833164973</text:p>
          </table:table-cell>
          <table:table-cell office:value-type="float" office:value="3" calcext:value-type="float">
            <text:p>3</text:p>
          </table:table-cell>
          <table:table-cell office:value-type="float" office:value="23.1248204616405" calcext:value-type="float">
            <text:p>23.1248204616405</text:p>
          </table:table-cell>
          <table:table-cell office:value-type="float" office:value="24.0487845442711" calcext:value-type="float">
            <text:p>24.0487845442711</text:p>
          </table:table-cell>
          <table:table-cell office:value-type="float" office:value="3" calcext:value-type="float">
            <text:p>3</text:p>
          </table:table-cell>
          <table:table-cell office:value-type="float" office:value="23.1248204616405" calcext:value-type="float">
            <text:p>23.1248204616405</text:p>
          </table:table-cell>
          <table:table-cell office:value-type="float" office:value="24.1928383287734" calcext:value-type="float">
            <text:p>24.1928383287734</text:p>
          </table:table-cell>
          <table:table-cell office:value-type="float" office:value="-1.89023432188819" calcext:value-type="float">
            <text:p>-1.8902343218881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4.1384631859691" calcext:value-type="float">
            <text:p>24.1384631859691</text:p>
          </table:table-cell>
          <table:table-cell office:value-type="float" office:value="24.7669165106995" calcext:value-type="float">
            <text:p>24.7669165106995</text:p>
          </table:table-cell>
          <table:table-cell office:value-type="float" office:value="3" calcext:value-type="float">
            <text:p>3</text:p>
          </table:table-cell>
          <table:table-cell office:value-type="float" office:value="24.1384631859691" calcext:value-type="float">
            <text:p>24.1384631859691</text:p>
          </table:table-cell>
          <table:table-cell office:value-type="float" office:value="25.1292309135222" calcext:value-type="float">
            <text:p>25.1292309135222</text:p>
          </table:table-cell>
          <table:table-cell office:value-type="float" office:value="3" calcext:value-type="float">
            <text:p>3</text:p>
          </table:table-cell>
          <table:table-cell office:value-type="float" office:value="24.1384631859691" calcext:value-type="float">
            <text:p>24.1384631859691</text:p>
          </table:table-cell>
          <table:table-cell office:value-type="float" office:value="24.1172546587612" calcext:value-type="float">
            <text:p>24.1172546587612</text:p>
          </table:table-cell>
          <table:table-cell office:value-type="float" office:value="3" calcext:value-type="float">
            <text:p>3</text:p>
          </table:table-cell>
          <table:table-cell office:value-type="float" office:value="24.1384631859691" calcext:value-type="float">
            <text:p>24.1384631859691</text:p>
          </table:table-cell>
          <table:table-cell office:value-type="float" office:value="24.5919569767979" calcext:value-type="float">
            <text:p>24.5919569767979</text:p>
          </table:table-cell>
          <table:table-cell office:value-type="float" office:value="-0.543559533899126" calcext:value-type="float">
            <text:p>-0.54355953389912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6.5192430652417" calcext:value-type="float">
            <text:p>26.5192430652417</text:p>
          </table:table-cell>
          <table:table-cell office:value-type="float" office:value="24.6207298288034" calcext:value-type="float">
            <text:p>24.6207298288034</text:p>
          </table:table-cell>
          <table:table-cell office:value-type="float" office:value="3" calcext:value-type="float">
            <text:p>3</text:p>
          </table:table-cell>
          <table:table-cell office:value-type="float" office:value="26.5192430652417" calcext:value-type="float">
            <text:p>26.5192430652417</text:p>
          </table:table-cell>
          <table:table-cell office:value-type="float" office:value="25.0721202870064" calcext:value-type="float">
            <text:p>25.0721202870064</text:p>
          </table:table-cell>
          <table:table-cell office:value-type="float" office:value="3" calcext:value-type="float">
            <text:p>3</text:p>
          </table:table-cell>
          <table:table-cell office:value-type="float" office:value="26.5192430652417" calcext:value-type="float">
            <text:p>26.5192430652417</text:p>
          </table:table-cell>
          <table:table-cell office:value-type="float" office:value="24.9678408086826" calcext:value-type="float">
            <text:p>24.9678408086826</text:p>
          </table:table-cell>
          <table:table-cell office:value-type="float" office:value="3" calcext:value-type="float">
            <text:p>3</text:p>
          </table:table-cell>
          <table:table-cell office:value-type="float" office:value="26.5192430652417" calcext:value-type="float">
            <text:p>26.5192430652417</text:p>
          </table:table-cell>
          <table:table-cell office:value-type="float" office:value="24.6243802326814" calcext:value-type="float">
            <text:p>24.6243802326814</text:p>
          </table:table-cell>
          <table:table-cell office:value-type="float" office:value="1.36339634541585" calcext:value-type="float">
            <text:p>1.3633963454158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3.8789970295152" calcext:value-type="float">
            <text:p>23.8789970295152</text:p>
          </table:table-cell>
          <table:table-cell office:value-type="float" office:value="24.4104915217134" calcext:value-type="float">
            <text:p>24.4104915217134</text:p>
          </table:table-cell>
          <table:table-cell office:value-type="float" office:value="3" calcext:value-type="float">
            <text:p>3</text:p>
          </table:table-cell>
          <table:table-cell office:value-type="float" office:value="23.8789970295152" calcext:value-type="float">
            <text:p>23.8789970295152</text:p>
          </table:table-cell>
          <table:table-cell office:value-type="float" office:value="24.1905360115848" calcext:value-type="float">
            <text:p>24.1905360115848</text:p>
          </table:table-cell>
          <table:table-cell office:value-type="float" office:value="3" calcext:value-type="float">
            <text:p>3</text:p>
          </table:table-cell>
          <table:table-cell office:value-type="float" office:value="23.8789970295152" calcext:value-type="float">
            <text:p>23.8789970295152</text:p>
          </table:table-cell>
          <table:table-cell office:value-type="float" office:value="23.997779558616" calcext:value-type="float">
            <text:p>23.997779558616</text:p>
          </table:table-cell>
          <table:table-cell office:value-type="float" office:value="3" calcext:value-type="float">
            <text:p>3</text:p>
          </table:table-cell>
          <table:table-cell office:value-type="float" office:value="23.8789970295152" calcext:value-type="float">
            <text:p>23.8789970295152</text:p>
          </table:table-cell>
          <table:table-cell office:value-type="float" office:value="24.3889269254746" calcext:value-type="float">
            <text:p>24.3889269254746</text:p>
          </table:table-cell>
          <table:table-cell office:value-type="float" office:value="-1.12731790976875" calcext:value-type="float">
            <text:p>-1.1273179097687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3.9153350872403" calcext:value-type="float">
            <text:p>23.9153350872403</text:p>
          </table:table-cell>
          <table:table-cell office:value-type="float" office:value="24.7193672246355" calcext:value-type="float">
            <text:p>24.7193672246355</text:p>
          </table:table-cell>
          <table:table-cell office:value-type="float" office:value="3" calcext:value-type="float">
            <text:p>3</text:p>
          </table:table-cell>
          <table:table-cell office:value-type="float" office:value="23.9153350872403" calcext:value-type="float">
            <text:p>23.9153350872403</text:p>
          </table:table-cell>
          <table:table-cell office:value-type="float" office:value="24.2247242517676" calcext:value-type="float">
            <text:p>24.2247242517676</text:p>
          </table:table-cell>
          <table:table-cell office:value-type="float" office:value="3" calcext:value-type="float">
            <text:p>3</text:p>
          </table:table-cell>
          <table:table-cell office:value-type="float" office:value="23.9153350872403" calcext:value-type="float">
            <text:p>23.9153350872403</text:p>
          </table:table-cell>
          <table:table-cell office:value-type="float" office:value="24.3796513152753" calcext:value-type="float">
            <text:p>24.3796513152753</text:p>
          </table:table-cell>
          <table:table-cell office:value-type="float" office:value="3" calcext:value-type="float">
            <text:p>3</text:p>
          </table:table-cell>
          <table:table-cell office:value-type="float" office:value="23.9153350872403" calcext:value-type="float">
            <text:p>23.9153350872403</text:p>
          </table:table-cell>
          <table:table-cell office:value-type="float" office:value="24.6627321107973" calcext:value-type="float">
            <text:p>24.6627321107973</text:p>
          </table:table-cell>
          <table:table-cell office:value-type="float" office:value="-1.06729734918728" calcext:value-type="float">
            <text:p>-1.0672973491872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5.1602745609948" calcext:value-type="float">
            <text:p>25.1602745609948</text:p>
          </table:table-cell>
          <table:table-cell office:value-type="float" office:value="23.9353897707649" calcext:value-type="float">
            <text:p>23.9353897707649</text:p>
          </table:table-cell>
          <table:table-cell office:value-type="float" office:value="3" calcext:value-type="float">
            <text:p>3</text:p>
          </table:table-cell>
          <table:table-cell office:value-type="float" office:value="25.1602745609948" calcext:value-type="float">
            <text:p>25.1602745609948</text:p>
          </table:table-cell>
          <table:table-cell office:value-type="float" office:value="23.1865248650119" calcext:value-type="float">
            <text:p>23.1865248650119</text:p>
          </table:table-cell>
          <table:table-cell office:value-type="float" office:value="3" calcext:value-type="float">
            <text:p>3</text:p>
          </table:table-cell>
          <table:table-cell office:value-type="float" office:value="25.1602745609948" calcext:value-type="float">
            <text:p>25.1602745609948</text:p>
          </table:table-cell>
          <table:table-cell office:value-type="float" office:value="23.7532489086827" calcext:value-type="float">
            <text:p>23.7532489086827</text:p>
          </table:table-cell>
          <table:table-cell office:value-type="float" office:value="3" calcext:value-type="float">
            <text:p>3</text:p>
          </table:table-cell>
          <table:table-cell office:value-type="float" office:value="25.1602745609948" calcext:value-type="float">
            <text:p>25.1602745609948</text:p>
          </table:table-cell>
          <table:table-cell office:value-type="float" office:value="24.4120719687473" calcext:value-type="float">
            <text:p>24.4120719687473</text:p>
          </table:table-cell>
          <table:table-cell office:value-type="float" office:value="0.0823494802169762" calcext:value-type="float">
            <text:p>0.082349480216976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5.0701591675297" calcext:value-type="float">
            <text:p>25.0701591675297</text:p>
          </table:table-cell>
          <table:table-cell office:value-type="float" office:value="25.1229632780277" calcext:value-type="float">
            <text:p>25.1229632780277</text:p>
          </table:table-cell>
          <table:table-cell office:value-type="float" office:value="3" calcext:value-type="float">
            <text:p>3</text:p>
          </table:table-cell>
          <table:table-cell office:value-type="float" office:value="25.0701591675297" calcext:value-type="float">
            <text:p>25.0701591675297</text:p>
          </table:table-cell>
          <table:table-cell office:value-type="float" office:value="25.5553742124252" calcext:value-type="float">
            <text:p>25.5553742124252</text:p>
          </table:table-cell>
          <table:table-cell office:value-type="float" office:value="3" calcext:value-type="float">
            <text:p>3</text:p>
          </table:table-cell>
          <table:table-cell office:value-type="float" office:value="25.0701591675297" calcext:value-type="float">
            <text:p>25.0701591675297</text:p>
          </table:table-cell>
          <table:table-cell office:value-type="float" office:value="24.485971451408" calcext:value-type="float">
            <text:p>24.485971451408</text:p>
          </table:table-cell>
          <table:table-cell office:value-type="float" office:value="3" calcext:value-type="float">
            <text:p>3</text:p>
          </table:table-cell>
          <table:table-cell office:value-type="float" office:value="25.0701591675297" calcext:value-type="float">
            <text:p>25.0701591675297</text:p>
          </table:table-cell>
          <table:table-cell office:value-type="float" office:value="24.8252366229845" calcext:value-type="float">
            <text:p>24.8252366229845</text:p>
          </table:table-cell>
          <table:table-cell office:value-type="float" office:value="0.0381463481137011" calcext:value-type="float">
            <text:p>0.038146348113701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9.6285684267991" calcext:value-type="float">
            <text:p>19.6285684267991</text:p>
          </table:table-cell>
          <table:table-cell office:value-type="float" office:value="23.0837050187423" calcext:value-type="float">
            <text:p>23.0837050187423</text:p>
          </table:table-cell>
          <table:table-cell office:value-type="float" office:value="3" calcext:value-type="float">
            <text:p>3</text:p>
          </table:table-cell>
          <table:table-cell office:value-type="float" office:value="19.6285684267991" calcext:value-type="float">
            <text:p>19.6285684267991</text:p>
          </table:table-cell>
          <table:table-cell office:value-type="float" office:value="21.7082752961769" calcext:value-type="float">
            <text:p>21.7082752961769</text:p>
          </table:table-cell>
          <table:table-cell office:value-type="float" office:value="3" calcext:value-type="float">
            <text:p>3</text:p>
          </table:table-cell>
          <table:table-cell office:value-type="float" office:value="19.6285684267991" calcext:value-type="float">
            <text:p>19.6285684267991</text:p>
          </table:table-cell>
          <table:table-cell office:value-type="float" office:value="23.1949784195316" calcext:value-type="float">
            <text:p>23.1949784195316</text:p>
          </table:table-cell>
          <table:table-cell office:value-type="float" office:value="3" calcext:value-type="float">
            <text:p>3</text:p>
          </table:table-cell>
          <table:table-cell office:value-type="float" office:value="19.6285684267991" calcext:value-type="float">
            <text:p>19.6285684267991</text:p>
          </table:table-cell>
          <table:table-cell office:value-type="float" office:value="23.5786419466947" calcext:value-type="float">
            <text:p>23.5786419466947</text:p>
          </table:table-cell>
          <table:table-cell office:value-type="float" office:value="-5.80069864588948" calcext:value-type="float">
            <text:p>-5.8006986458894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3.9684515066069" calcext:value-type="float">
            <text:p>23.9684515066069</text:p>
          </table:table-cell>
          <table:table-cell office:value-type="float" office:value="23.8199188158144" calcext:value-type="float">
            <text:p>23.8199188158144</text:p>
          </table:table-cell>
          <table:table-cell office:value-type="float" office:value="3" calcext:value-type="float">
            <text:p>3</text:p>
          </table:table-cell>
          <table:table-cell office:value-type="float" office:value="23.9684515066069" calcext:value-type="float">
            <text:p>23.9684515066069</text:p>
          </table:table-cell>
          <table:table-cell office:value-type="float" office:value="24.3169433057287" calcext:value-type="float">
            <text:p>24.3169433057287</text:p>
          </table:table-cell>
          <table:table-cell office:value-type="float" office:value="3" calcext:value-type="float">
            <text:p>3</text:p>
          </table:table-cell>
          <table:table-cell office:value-type="float" office:value="23.9684515066069" calcext:value-type="float">
            <text:p>23.9684515066069</text:p>
          </table:table-cell>
          <table:table-cell office:value-type="float" office:value="24.4342567583986" calcext:value-type="float">
            <text:p>24.4342567583986</text:p>
          </table:table-cell>
          <table:table-cell office:value-type="float" office:value="3" calcext:value-type="float">
            <text:p>3</text:p>
          </table:table-cell>
          <table:table-cell office:value-type="float" office:value="23.9684515066069" calcext:value-type="float">
            <text:p>23.9684515066069</text:p>
          </table:table-cell>
          <table:table-cell office:value-type="float" office:value="24.2720747150375" calcext:value-type="float">
            <text:p>24.2720747150375</text:p>
          </table:table-cell>
          <table:table-cell office:value-type="float" office:value="-0.710491163745669" calcext:value-type="float">
            <text:p>-0.71049116374566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5.9953023716945" calcext:value-type="float">
            <text:p>25.9953023716945</text:p>
          </table:table-cell>
          <table:table-cell office:value-type="float" office:value="24.8286107857527" calcext:value-type="float">
            <text:p>24.8286107857527</text:p>
          </table:table-cell>
          <table:table-cell office:value-type="float" office:value="3" calcext:value-type="float">
            <text:p>3</text:p>
          </table:table-cell>
          <table:table-cell office:value-type="float" office:value="25.9953023716945" calcext:value-type="float">
            <text:p>25.9953023716945</text:p>
          </table:table-cell>
          <table:table-cell office:value-type="float" office:value="24.9938998611171" calcext:value-type="float">
            <text:p>24.9938998611171</text:p>
          </table:table-cell>
          <table:table-cell office:value-type="float" office:value="3" calcext:value-type="float">
            <text:p>3</text:p>
          </table:table-cell>
          <table:table-cell office:value-type="float" office:value="25.9953023716945" calcext:value-type="float">
            <text:p>25.9953023716945</text:p>
          </table:table-cell>
          <table:table-cell office:value-type="float" office:value="24.0140875239899" calcext:value-type="float">
            <text:p>24.0140875239899</text:p>
          </table:table-cell>
          <table:table-cell office:value-type="float" office:value="3" calcext:value-type="float">
            <text:p>3</text:p>
          </table:table-cell>
          <table:table-cell office:value-type="float" office:value="25.9953023716945" calcext:value-type="float">
            <text:p>25.9953023716945</text:p>
          </table:table-cell>
          <table:table-cell office:value-type="float" office:value="24.699312699339" calcext:value-type="float">
            <text:p>24.699312699339</text:p>
          </table:table-cell>
          <table:table-cell office:value-type="float" office:value="1.05394389567153" calcext:value-type="float">
            <text:p>1.0539438956715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7.1115120672294" calcext:value-type="float">
            <text:p>27.1115120672294</text:p>
          </table:table-cell>
          <table:table-cell office:value-type="float" office:value="24.489796918011" calcext:value-type="float">
            <text:p>24.489796918011</text:p>
          </table:table-cell>
          <table:table-cell office:value-type="float" office:value="3" calcext:value-type="float">
            <text:p>3</text:p>
          </table:table-cell>
          <table:table-cell office:value-type="float" office:value="27.1115120672294" calcext:value-type="float">
            <text:p>27.1115120672294</text:p>
          </table:table-cell>
          <table:table-cell office:value-type="float" office:value="24.2438167927946" calcext:value-type="float">
            <text:p>24.2438167927946</text:p>
          </table:table-cell>
          <table:table-cell office:value-type="float" office:value="3" calcext:value-type="float">
            <text:p>3</text:p>
          </table:table-cell>
          <table:table-cell office:value-type="float" office:value="27.1115120672294" calcext:value-type="float">
            <text:p>27.1115120672294</text:p>
          </table:table-cell>
          <table:table-cell office:value-type="float" office:value="23.7738480418912" calcext:value-type="float">
            <text:p>23.7738480418912</text:p>
          </table:table-cell>
          <table:table-cell office:value-type="float" office:value="3" calcext:value-type="float">
            <text:p>3</text:p>
          </table:table-cell>
          <table:table-cell office:value-type="float" office:value="27.1115120672294" calcext:value-type="float">
            <text:p>27.1115120672294</text:p>
          </table:table-cell>
          <table:table-cell office:value-type="float" office:value="24.4542583871575" calcext:value-type="float">
            <text:p>24.4542583871575</text:p>
          </table:table-cell>
          <table:table-cell office:value-type="float" office:value="2.08677873488234" calcext:value-type="float">
            <text:p>2.0867787348823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6.2675103989939" calcext:value-type="float">
            <text:p>26.2675103989939</text:p>
          </table:table-cell>
          <table:table-cell office:value-type="float" office:value="23.8131069937618" calcext:value-type="float">
            <text:p>23.8131069937618</text:p>
          </table:table-cell>
          <table:table-cell office:value-type="float" office:value="3" calcext:value-type="float">
            <text:p>3</text:p>
          </table:table-cell>
          <table:table-cell office:value-type="float" office:value="26.2675103989939" calcext:value-type="float">
            <text:p>26.2675103989939</text:p>
          </table:table-cell>
          <table:table-cell office:value-type="float" office:value="23.6935112005551" calcext:value-type="float">
            <text:p>23.6935112005551</text:p>
          </table:table-cell>
          <table:table-cell office:value-type="float" office:value="3" calcext:value-type="float">
            <text:p>3</text:p>
          </table:table-cell>
          <table:table-cell office:value-type="float" office:value="26.2675103989939" calcext:value-type="float">
            <text:p>26.2675103989939</text:p>
          </table:table-cell>
          <table:table-cell office:value-type="float" office:value="23.8985625156761" calcext:value-type="float">
            <text:p>23.8985625156761</text:p>
          </table:table-cell>
          <table:table-cell office:value-type="float" office:value="3" calcext:value-type="float">
            <text:p>3</text:p>
          </table:table-cell>
          <table:table-cell office:value-type="float" office:value="26.2675103989939" calcext:value-type="float">
            <text:p>26.2675103989939</text:p>
          </table:table-cell>
          <table:table-cell office:value-type="float" office:value="24.0220786436856" calcext:value-type="float">
            <text:p>24.0220786436856</text:p>
          </table:table-cell>
          <table:table-cell office:value-type="float" office:value="1.30039115282209" calcext:value-type="float">
            <text:p>1.3003911528220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7.0864527749115" calcext:value-type="float">
            <text:p>27.0864527749115</text:p>
          </table:table-cell>
          <table:table-cell office:value-type="float" office:value="24.4147590924119" calcext:value-type="float">
            <text:p>24.4147590924119</text:p>
          </table:table-cell>
          <table:table-cell office:value-type="float" office:value="3" calcext:value-type="float">
            <text:p>3</text:p>
          </table:table-cell>
          <table:table-cell office:value-type="float" office:value="27.0864527749115" calcext:value-type="float">
            <text:p>27.0864527749115</text:p>
          </table:table-cell>
          <table:table-cell office:value-type="float" office:value="25.7414510650195" calcext:value-type="float">
            <text:p>25.7414510650195</text:p>
          </table:table-cell>
          <table:table-cell office:value-type="float" office:value="3" calcext:value-type="float">
            <text:p>3</text:p>
          </table:table-cell>
          <table:table-cell office:value-type="float" office:value="27.0864527749115" calcext:value-type="float">
            <text:p>27.0864527749115</text:p>
          </table:table-cell>
          <table:table-cell office:value-type="float" office:value="26.3696214244698" calcext:value-type="float">
            <text:p>26.3696214244698</text:p>
          </table:table-cell>
          <table:table-cell office:value-type="float" office:value="3" calcext:value-type="float">
            <text:p>3</text:p>
          </table:table-cell>
          <table:table-cell office:value-type="float" office:value="27.0864527749115" calcext:value-type="float">
            <text:p>27.0864527749115</text:p>
          </table:table-cell>
          <table:table-cell office:value-type="float" office:value="24.4699441420203" calcext:value-type="float">
            <text:p>24.4699441420203</text:p>
          </table:table-cell>
          <table:table-cell office:value-type="float" office:value="2.51083574691779" calcext:value-type="float">
            <text:p>2.5108357469177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3.1420221116866" calcext:value-type="float">
            <text:p>23.1420221116866</text:p>
          </table:table-cell>
          <table:table-cell office:value-type="float" office:value="24.8290667504743" calcext:value-type="float">
            <text:p>24.8290667504743</text:p>
          </table:table-cell>
          <table:table-cell office:value-type="float" office:value="3" calcext:value-type="float">
            <text:p>3</text:p>
          </table:table-cell>
          <table:table-cell office:value-type="float" office:value="23.1420221116866" calcext:value-type="float">
            <text:p>23.1420221116866</text:p>
          </table:table-cell>
          <table:table-cell office:value-type="float" office:value="23.9720464397261" calcext:value-type="float">
            <text:p>23.9720464397261</text:p>
          </table:table-cell>
          <table:table-cell office:value-type="float" office:value="3" calcext:value-type="float">
            <text:p>3</text:p>
          </table:table-cell>
          <table:table-cell office:value-type="float" office:value="23.1420221116866" calcext:value-type="float">
            <text:p>23.1420221116866</text:p>
          </table:table-cell>
          <table:table-cell office:value-type="float" office:value="23.7586993143908" calcext:value-type="float">
            <text:p>23.7586993143908</text:p>
          </table:table-cell>
          <table:table-cell office:value-type="float" office:value="3" calcext:value-type="float">
            <text:p>3</text:p>
          </table:table-cell>
          <table:table-cell office:value-type="float" office:value="23.1420221116866" calcext:value-type="float">
            <text:p>23.1420221116866</text:p>
          </table:table-cell>
          <table:table-cell office:value-type="float" office:value="24.7274468051219" calcext:value-type="float">
            <text:p>24.7274468051219</text:p>
          </table:table-cell>
          <table:table-cell office:value-type="float" office:value="-1.55147482661921" calcext:value-type="float">
            <text:p>-1.5514748266192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5.8118342210251" calcext:value-type="float">
            <text:p>25.8118342210251</text:p>
          </table:table-cell>
          <table:table-cell office:value-type="float" office:value="24.918198777509" calcext:value-type="float">
            <text:p>24.918198777509</text:p>
          </table:table-cell>
          <table:table-cell office:value-type="float" office:value="3" calcext:value-type="float">
            <text:p>3</text:p>
          </table:table-cell>
          <table:table-cell office:value-type="float" office:value="25.8118342210251" calcext:value-type="float">
            <text:p>25.8118342210251</text:p>
          </table:table-cell>
          <table:table-cell office:value-type="float" office:value="25.8518790915721" calcext:value-type="float">
            <text:p>25.8518790915721</text:p>
          </table:table-cell>
          <table:table-cell office:value-type="float" office:value="3" calcext:value-type="float">
            <text:p>3</text:p>
          </table:table-cell>
          <table:table-cell office:value-type="float" office:value="25.8118342210251" calcext:value-type="float">
            <text:p>25.8118342210251</text:p>
          </table:table-cell>
          <table:table-cell office:value-type="float" office:value="24.6794114936499" calcext:value-type="float">
            <text:p>24.6794114936499</text:p>
          </table:table-cell>
          <table:table-cell office:value-type="float" office:value="3" calcext:value-type="float">
            <text:p>3</text:p>
          </table:table-cell>
          <table:table-cell office:value-type="float" office:value="25.8118342210251" calcext:value-type="float">
            <text:p>25.8118342210251</text:p>
          </table:table-cell>
          <table:table-cell office:value-type="float" office:value="24.9525551536347" calcext:value-type="float">
            <text:p>24.9525551536347</text:p>
          </table:table-cell>
          <table:table-cell office:value-type="float" office:value="0.871055003577057" calcext:value-type="float">
            <text:p>0.87105500357705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1.6431958980373" calcext:value-type="float">
            <text:p>21.6431958980373</text:p>
          </table:table-cell>
          <table:table-cell office:value-type="float" office:value="23.536581056099" calcext:value-type="float">
            <text:p>23.536581056099</text:p>
          </table:table-cell>
          <table:table-cell office:value-type="float" office:value="3" calcext:value-type="float">
            <text:p>3</text:p>
          </table:table-cell>
          <table:table-cell office:value-type="float" office:value="21.6431958980373" calcext:value-type="float">
            <text:p>21.6431958980373</text:p>
          </table:table-cell>
          <table:table-cell office:value-type="float" office:value="21.511533541131" calcext:value-type="float">
            <text:p>21.511533541131</text:p>
          </table:table-cell>
          <table:table-cell office:value-type="float" office:value="3" calcext:value-type="float">
            <text:p>3</text:p>
          </table:table-cell>
          <table:table-cell office:value-type="float" office:value="21.6431958980373" calcext:value-type="float">
            <text:p>21.6431958980373</text:p>
          </table:table-cell>
          <table:table-cell office:value-type="float" office:value="23.1350874916403" calcext:value-type="float">
            <text:p>23.1350874916403</text:p>
          </table:table-cell>
          <table:table-cell office:value-type="float" office:value="3" calcext:value-type="float">
            <text:p>3</text:p>
          </table:table-cell>
          <table:table-cell office:value-type="float" office:value="21.6431958980373" calcext:value-type="float">
            <text:p>21.6431958980373</text:p>
          </table:table-cell>
          <table:table-cell office:value-type="float" office:value="23.699246735146" calcext:value-type="float">
            <text:p>23.699246735146</text:p>
          </table:table-cell>
          <table:table-cell office:value-type="float" office:value="-3.40144248613911" calcext:value-type="float">
            <text:p>-3.4014424861391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2.4619247477854" calcext:value-type="float">
            <text:p>22.4619247477854</text:p>
          </table:table-cell>
          <table:table-cell office:value-type="float" office:value="24.5220552660432" calcext:value-type="float">
            <text:p>24.5220552660432</text:p>
          </table:table-cell>
          <table:table-cell office:value-type="float" office:value="3" calcext:value-type="float">
            <text:p>3</text:p>
          </table:table-cell>
          <table:table-cell office:value-type="float" office:value="22.4619247477854" calcext:value-type="float">
            <text:p>22.4619247477854</text:p>
          </table:table-cell>
          <table:table-cell office:value-type="float" office:value="24.344435125026" calcext:value-type="float">
            <text:p>24.344435125026</text:p>
          </table:table-cell>
          <table:table-cell office:value-type="float" office:value="3" calcext:value-type="float">
            <text:p>3</text:p>
          </table:table-cell>
          <table:table-cell office:value-type="float" office:value="22.4619247477854" calcext:value-type="float">
            <text:p>22.4619247477854</text:p>
          </table:table-cell>
          <table:table-cell office:value-type="float" office:value="24.0737720540485" calcext:value-type="float">
            <text:p>24.0737720540485</text:p>
          </table:table-cell>
          <table:table-cell office:value-type="float" office:value="3" calcext:value-type="float">
            <text:p>3</text:p>
          </table:table-cell>
          <table:table-cell office:value-type="float" office:value="22.4619247477854" calcext:value-type="float">
            <text:p>22.4619247477854</text:p>
          </table:table-cell>
          <table:table-cell office:value-type="float" office:value="24.6270449826348" calcext:value-type="float">
            <text:p>24.6270449826348</text:p>
          </table:table-cell>
          <table:table-cell office:value-type="float" office:value="-2.21099645582397" calcext:value-type="float">
            <text:p>-2.2109964558239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3.7396561418575" calcext:value-type="float">
            <text:p>23.7396561418575</text:p>
          </table:table-cell>
          <table:table-cell office:value-type="float" office:value="24.405179699419" calcext:value-type="float">
            <text:p>24.405179699419</text:p>
          </table:table-cell>
          <table:table-cell office:value-type="float" office:value="3" calcext:value-type="float">
            <text:p>3</text:p>
          </table:table-cell>
          <table:table-cell office:value-type="float" office:value="23.7396561418575" calcext:value-type="float">
            <text:p>23.7396561418575</text:p>
          </table:table-cell>
          <table:table-cell office:value-type="float" office:value="23.5567353255228" calcext:value-type="float">
            <text:p>23.5567353255228</text:p>
          </table:table-cell>
          <table:table-cell office:value-type="float" office:value="3" calcext:value-type="float">
            <text:p>3</text:p>
          </table:table-cell>
          <table:table-cell office:value-type="float" office:value="23.7396561418575" calcext:value-type="float">
            <text:p>23.7396561418575</text:p>
          </table:table-cell>
          <table:table-cell office:value-type="float" office:value="23.7972794431835" calcext:value-type="float">
            <text:p>23.7972794431835</text:p>
          </table:table-cell>
          <table:table-cell office:value-type="float" office:value="3" calcext:value-type="float">
            <text:p>3</text:p>
          </table:table-cell>
          <table:table-cell office:value-type="float" office:value="23.7396561418575" calcext:value-type="float">
            <text:p>23.7396561418575</text:p>
          </table:table-cell>
          <table:table-cell office:value-type="float" office:value="24.5601373597655" calcext:value-type="float">
            <text:p>24.5601373597655</text:p>
          </table:table-cell>
          <table:table-cell office:value-type="float" office:value="-1.5655579279414" calcext:value-type="float">
            <text:p>-1.565557927941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5.0021520308627" calcext:value-type="float">
            <text:p>25.0021520308627</text:p>
          </table:table-cell>
          <table:table-cell office:value-type="float" office:value="24.8155794313556" calcext:value-type="float">
            <text:p>24.8155794313556</text:p>
          </table:table-cell>
          <table:table-cell office:value-type="float" office:value="3" calcext:value-type="float">
            <text:p>3</text:p>
          </table:table-cell>
          <table:table-cell office:value-type="float" office:value="25.0021520308627" calcext:value-type="float">
            <text:p>25.0021520308627</text:p>
          </table:table-cell>
          <table:table-cell office:value-type="float" office:value="25.2299546226032" calcext:value-type="float">
            <text:p>25.2299546226032</text:p>
          </table:table-cell>
          <table:table-cell office:value-type="float" office:value="3" calcext:value-type="float">
            <text:p>3</text:p>
          </table:table-cell>
          <table:table-cell office:value-type="float" office:value="25.0021520308627" calcext:value-type="float">
            <text:p>25.0021520308627</text:p>
          </table:table-cell>
          <table:table-cell office:value-type="float" office:value="25.0427599544602" calcext:value-type="float">
            <text:p>25.0427599544602</text:p>
          </table:table-cell>
          <table:table-cell office:value-type="float" office:value="3" calcext:value-type="float">
            <text:p>3</text:p>
          </table:table-cell>
          <table:table-cell office:value-type="float" office:value="25.0021520308627" calcext:value-type="float">
            <text:p>25.0021520308627</text:p>
          </table:table-cell>
          <table:table-cell office:value-type="float" office:value="24.640485929373" calcext:value-type="float">
            <text:p>24.640485929373</text:p>
          </table:table-cell>
          <table:table-cell office:value-type="float" office:value="0.358578227531842" calcext:value-type="float">
            <text:p>0.35857822753184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5.8307392714304" calcext:value-type="float">
            <text:p>25.8307392714304</text:p>
          </table:table-cell>
          <table:table-cell office:value-type="float" office:value="24.3862327014372" calcext:value-type="float">
            <text:p>24.3862327014372</text:p>
          </table:table-cell>
          <table:table-cell office:value-type="float" office:value="3" calcext:value-type="float">
            <text:p>3</text:p>
          </table:table-cell>
          <table:table-cell office:value-type="float" office:value="25.8307392714304" calcext:value-type="float">
            <text:p>25.8307392714304</text:p>
          </table:table-cell>
          <table:table-cell office:value-type="float" office:value="24.7702101351451" calcext:value-type="float">
            <text:p>24.7702101351451</text:p>
          </table:table-cell>
          <table:table-cell office:value-type="float" office:value="3" calcext:value-type="float">
            <text:p>3</text:p>
          </table:table-cell>
          <table:table-cell office:value-type="float" office:value="25.8307392714304" calcext:value-type="float">
            <text:p>25.8307392714304</text:p>
          </table:table-cell>
          <table:table-cell office:value-type="float" office:value="24.2786569725997" calcext:value-type="float">
            <text:p>24.2786569725997</text:p>
          </table:table-cell>
          <table:table-cell office:value-type="float" office:value="3" calcext:value-type="float">
            <text:p>3</text:p>
          </table:table-cell>
          <table:table-cell office:value-type="float" office:value="25.8307392714304" calcext:value-type="float">
            <text:p>25.8307392714304</text:p>
          </table:table-cell>
          <table:table-cell office:value-type="float" office:value="24.4382431326497" calcext:value-type="float">
            <text:p>24.4382431326497</text:p>
          </table:table-cell>
          <table:table-cell office:value-type="float" office:value="0.973389704298453" calcext:value-type="float">
            <text:p>0.97338970429845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5.1616736504855" calcext:value-type="float">
            <text:p>25.1616736504855</text:p>
          </table:table-cell>
          <table:table-cell office:value-type="float" office:value="24.3847835824571" calcext:value-type="float">
            <text:p>24.3847835824571</text:p>
          </table:table-cell>
          <table:table-cell office:value-type="float" office:value="3" calcext:value-type="float">
            <text:p>3</text:p>
          </table:table-cell>
          <table:table-cell office:value-type="float" office:value="25.1616736504855" calcext:value-type="float">
            <text:p>25.1616736504855</text:p>
          </table:table-cell>
          <table:table-cell office:value-type="float" office:value="24.0519449693119" calcext:value-type="float">
            <text:p>24.0519449693119</text:p>
          </table:table-cell>
          <table:table-cell office:value-type="float" office:value="3" calcext:value-type="float">
            <text:p>3</text:p>
          </table:table-cell>
          <table:table-cell office:value-type="float" office:value="25.1616736504855" calcext:value-type="float">
            <text:p>25.1616736504855</text:p>
          </table:table-cell>
          <table:table-cell office:value-type="float" office:value="24.0161847275859" calcext:value-type="float">
            <text:p>24.0161847275859</text:p>
          </table:table-cell>
          <table:table-cell office:value-type="float" office:value="3" calcext:value-type="float">
            <text:p>3</text:p>
          </table:table-cell>
          <table:table-cell office:value-type="float" office:value="25.1616736504855" calcext:value-type="float">
            <text:p>25.1616736504855</text:p>
          </table:table-cell>
          <table:table-cell office:value-type="float" office:value="24.5887185577229" calcext:value-type="float">
            <text:p>24.5887185577229</text:p>
          </table:table-cell>
          <table:table-cell office:value-type="float" office:value="0.423613367606853" calcext:value-type="float">
            <text:p>0.42361336760685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3.6275463483544" calcext:value-type="float">
            <text:p>23.6275463483544</text:p>
          </table:table-cell>
          <table:table-cell office:value-type="float" office:value="25.0287506583063" calcext:value-type="float">
            <text:p>25.0287506583063</text:p>
          </table:table-cell>
          <table:table-cell office:value-type="float" office:value="3" calcext:value-type="float">
            <text:p>3</text:p>
          </table:table-cell>
          <table:table-cell office:value-type="float" office:value="23.6275463483544" calcext:value-type="float">
            <text:p>23.6275463483544</text:p>
          </table:table-cell>
          <table:table-cell office:value-type="float" office:value="24.0137920847148" calcext:value-type="float">
            <text:p>24.0137920847148</text:p>
          </table:table-cell>
          <table:table-cell office:value-type="float" office:value="3" calcext:value-type="float">
            <text:p>3</text:p>
          </table:table-cell>
          <table:table-cell office:value-type="float" office:value="23.6275463483544" calcext:value-type="float">
            <text:p>23.6275463483544</text:p>
          </table:table-cell>
          <table:table-cell office:value-type="float" office:value="24.1095884930051" calcext:value-type="float">
            <text:p>24.1095884930051</text:p>
          </table:table-cell>
          <table:table-cell office:value-type="float" office:value="3" calcext:value-type="float">
            <text:p>3</text:p>
          </table:table-cell>
          <table:table-cell office:value-type="float" office:value="23.6275463483544" calcext:value-type="float">
            <text:p>23.6275463483544</text:p>
          </table:table-cell>
          <table:table-cell office:value-type="float" office:value="24.9840866415906" calcext:value-type="float">
            <text:p>24.9840866415906</text:p>
          </table:table-cell>
          <table:table-cell office:value-type="float" office:value="-1.37418424462634" calcext:value-type="float">
            <text:p>-1.3741842446263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7.2575401266571" calcext:value-type="float">
            <text:p>27.2575401266571</text:p>
          </table:table-cell>
          <table:table-cell office:value-type="float" office:value="25.2589439620698" calcext:value-type="float">
            <text:p>25.2589439620698</text:p>
          </table:table-cell>
          <table:table-cell office:value-type="float" office:value="3" calcext:value-type="float">
            <text:p>3</text:p>
          </table:table-cell>
          <table:table-cell office:value-type="float" office:value="27.2575401266571" calcext:value-type="float">
            <text:p>27.2575401266571</text:p>
          </table:table-cell>
          <table:table-cell office:value-type="float" office:value="25.6400382634567" calcext:value-type="float">
            <text:p>25.6400382634567</text:p>
          </table:table-cell>
          <table:table-cell office:value-type="float" office:value="3" calcext:value-type="float">
            <text:p>3</text:p>
          </table:table-cell>
          <table:table-cell office:value-type="float" office:value="27.2575401266571" calcext:value-type="float">
            <text:p>27.2575401266571</text:p>
          </table:table-cell>
          <table:table-cell office:value-type="float" office:value="24.80584743247" calcext:value-type="float">
            <text:p>24.80584743247</text:p>
          </table:table-cell>
          <table:table-cell office:value-type="float" office:value="3" calcext:value-type="float">
            <text:p>3</text:p>
          </table:table-cell>
          <table:table-cell office:value-type="float" office:value="27.2575401266571" calcext:value-type="float">
            <text:p>27.2575401266571</text:p>
          </table:table-cell>
          <table:table-cell office:value-type="float" office:value="24.8048901097375" calcext:value-type="float">
            <text:p>24.8048901097375</text:p>
          </table:table-cell>
          <table:table-cell office:value-type="float" office:value="1.78996926739003" calcext:value-type="float">
            <text:p>1.7899692673900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5.1602377857447" calcext:value-type="float">
            <text:p>25.1602377857447</text:p>
          </table:table-cell>
          <table:table-cell office:value-type="float" office:value="24.810687960418" calcext:value-type="float">
            <text:p>24.810687960418</text:p>
          </table:table-cell>
          <table:table-cell office:value-type="float" office:value="3" calcext:value-type="float">
            <text:p>3</text:p>
          </table:table-cell>
          <table:table-cell office:value-type="float" office:value="25.1602377857447" calcext:value-type="float">
            <text:p>25.1602377857447</text:p>
          </table:table-cell>
          <table:table-cell office:value-type="float" office:value="25.2253272456858" calcext:value-type="float">
            <text:p>25.2253272456858</text:p>
          </table:table-cell>
          <table:table-cell office:value-type="float" office:value="3" calcext:value-type="float">
            <text:p>3</text:p>
          </table:table-cell>
          <table:table-cell office:value-type="float" office:value="25.1602377857447" calcext:value-type="float">
            <text:p>25.1602377857447</text:p>
          </table:table-cell>
          <table:table-cell office:value-type="float" office:value="24.1631211905619" calcext:value-type="float">
            <text:p>24.1631211905619</text:p>
          </table:table-cell>
          <table:table-cell office:value-type="float" office:value="3" calcext:value-type="float">
            <text:p>3</text:p>
          </table:table-cell>
          <table:table-cell office:value-type="float" office:value="25.1602377857447" calcext:value-type="float">
            <text:p>25.1602377857447</text:p>
          </table:table-cell>
          <table:table-cell office:value-type="float" office:value="24.6820409683769" calcext:value-type="float">
            <text:p>24.6820409683769</text:p>
          </table:table-cell>
          <table:table-cell office:value-type="float" office:value="0.599874217712293" calcext:value-type="float">
            <text:p>0.59987421771229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31.8068614070355" calcext:value-type="float">
            <text:p>31.8068614070355</text:p>
          </table:table-cell>
          <table:table-cell office:value-type="float" office:value="24.1813979683664" calcext:value-type="float">
            <text:p>24.1813979683664</text:p>
          </table:table-cell>
          <table:table-cell office:value-type="float" office:value="3" calcext:value-type="float">
            <text:p>3</text:p>
          </table:table-cell>
          <table:table-cell office:value-type="float" office:value="31.8068614070355" calcext:value-type="float">
            <text:p>31.8068614070355</text:p>
          </table:table-cell>
          <table:table-cell office:value-type="float" office:value="26.9965207479359" calcext:value-type="float">
            <text:p>26.9965207479359</text:p>
          </table:table-cell>
          <table:table-cell office:value-type="float" office:value="3" calcext:value-type="float">
            <text:p>3</text:p>
          </table:table-cell>
          <table:table-cell office:value-type="float" office:value="31.8068614070355" calcext:value-type="float">
            <text:p>31.8068614070355</text:p>
          </table:table-cell>
          <table:table-cell office:value-type="float" office:value="25.7815477143147" calcext:value-type="float">
            <text:p>25.7815477143147</text:p>
          </table:table-cell>
          <table:table-cell office:value-type="float" office:value="3" calcext:value-type="float">
            <text:p>3</text:p>
          </table:table-cell>
          <table:table-cell office:value-type="float" office:value="31.8068614070355" calcext:value-type="float">
            <text:p>31.8068614070355</text:p>
          </table:table-cell>
          <table:table-cell office:value-type="float" office:value="24.2890907577535" calcext:value-type="float">
            <text:p>24.2890907577535</text:p>
          </table:table-cell>
          <table:table-cell office:value-type="float" office:value="6.62013531448559" calcext:value-type="float">
            <text:p>6.6201353144855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9.6831963861721" calcext:value-type="float">
            <text:p>19.6831963861721</text:p>
          </table:table-cell>
          <table:table-cell office:value-type="float" office:value="23.4851894410844" calcext:value-type="float">
            <text:p>23.4851894410844</text:p>
          </table:table-cell>
          <table:table-cell office:value-type="float" office:value="3" calcext:value-type="float">
            <text:p>3</text:p>
          </table:table-cell>
          <table:table-cell office:value-type="float" office:value="19.6831963861721" calcext:value-type="float">
            <text:p>19.6831963861721</text:p>
          </table:table-cell>
          <table:table-cell office:value-type="float" office:value="21.2979178740202" calcext:value-type="float">
            <text:p>21.2979178740202</text:p>
          </table:table-cell>
          <table:table-cell office:value-type="float" office:value="3" calcext:value-type="float">
            <text:p>3</text:p>
          </table:table-cell>
          <table:table-cell office:value-type="float" office:value="19.6831963861721" calcext:value-type="float">
            <text:p>19.6831963861721</text:p>
          </table:table-cell>
          <table:table-cell office:value-type="float" office:value="23.1189290873582" calcext:value-type="float">
            <text:p>23.1189290873582</text:p>
          </table:table-cell>
          <table:table-cell office:value-type="float" office:value="3" calcext:value-type="float">
            <text:p>3</text:p>
          </table:table-cell>
          <table:table-cell office:value-type="float" office:value="19.6831963861721" calcext:value-type="float">
            <text:p>19.6831963861721</text:p>
          </table:table-cell>
          <table:table-cell office:value-type="float" office:value="23.8297996457705" calcext:value-type="float">
            <text:p>23.8297996457705</text:p>
          </table:table-cell>
          <table:table-cell office:value-type="float" office:value="-5.4651859254968" calcext:value-type="float">
            <text:p>-5.465185925496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6.5554711827714" calcext:value-type="float">
            <text:p>26.5554711827714</text:p>
          </table:table-cell>
          <table:table-cell office:value-type="float" office:value="24.8960961119927" calcext:value-type="float">
            <text:p>24.8960961119927</text:p>
          </table:table-cell>
          <table:table-cell office:value-type="float" office:value="3" calcext:value-type="float">
            <text:p>3</text:p>
          </table:table-cell>
          <table:table-cell office:value-type="float" office:value="26.5554711827714" calcext:value-type="float">
            <text:p>26.5554711827714</text:p>
          </table:table-cell>
          <table:table-cell office:value-type="float" office:value="24.7078138613851" calcext:value-type="float">
            <text:p>24.7078138613851</text:p>
          </table:table-cell>
          <table:table-cell office:value-type="float" office:value="3" calcext:value-type="float">
            <text:p>3</text:p>
          </table:table-cell>
          <table:table-cell office:value-type="float" office:value="26.5554711827714" calcext:value-type="float">
            <text:p>26.5554711827714</text:p>
          </table:table-cell>
          <table:table-cell office:value-type="float" office:value="24.2241893226766" calcext:value-type="float">
            <text:p>24.2241893226766</text:p>
          </table:table-cell>
          <table:table-cell office:value-type="float" office:value="3" calcext:value-type="float">
            <text:p>3</text:p>
          </table:table-cell>
          <table:table-cell office:value-type="float" office:value="26.5554711827714" calcext:value-type="float">
            <text:p>26.5554711827714</text:p>
          </table:table-cell>
          <table:table-cell office:value-type="float" office:value="25.0164670067043" calcext:value-type="float">
            <text:p>25.0164670067043</text:p>
          </table:table-cell>
          <table:table-cell office:value-type="float" office:value="1.57622724032725" calcext:value-type="float">
            <text:p>1.5762272403272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9.3631907083469" calcext:value-type="float">
            <text:p>29.3631907083469</text:p>
          </table:table-cell>
          <table:table-cell office:value-type="float" office:value="26.068302933968" calcext:value-type="float">
            <text:p>26.068302933968</text:p>
          </table:table-cell>
          <table:table-cell office:value-type="float" office:value="3" calcext:value-type="float">
            <text:p>3</text:p>
          </table:table-cell>
          <table:table-cell office:value-type="float" office:value="29.3631907083469" calcext:value-type="float">
            <text:p>29.3631907083469</text:p>
          </table:table-cell>
          <table:table-cell office:value-type="float" office:value="27.4558406054889" calcext:value-type="float">
            <text:p>27.4558406054889</text:p>
          </table:table-cell>
          <table:table-cell office:value-type="float" office:value="3" calcext:value-type="float">
            <text:p>3</text:p>
          </table:table-cell>
          <table:table-cell office:value-type="float" office:value="29.3631907083469" calcext:value-type="float">
            <text:p>29.3631907083469</text:p>
          </table:table-cell>
          <table:table-cell office:value-type="float" office:value="25.5984165368189" calcext:value-type="float">
            <text:p>25.5984165368189</text:p>
          </table:table-cell>
          <table:table-cell office:value-type="float" office:value="3" calcext:value-type="float">
            <text:p>3</text:p>
          </table:table-cell>
          <table:table-cell office:value-type="float" office:value="29.3631907083469" calcext:value-type="float">
            <text:p>29.3631907083469</text:p>
          </table:table-cell>
          <table:table-cell office:value-type="float" office:value="25.739456145882" calcext:value-type="float">
            <text:p>25.739456145882</text:p>
          </table:table-cell>
          <table:table-cell office:value-type="float" office:value="4.12602171333422" calcext:value-type="float">
            <text:p>4.1260217133342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3.3197506572932" calcext:value-type="float">
            <text:p>23.3197506572932</text:p>
          </table:table-cell>
          <table:table-cell office:value-type="float" office:value="25.8331639205538" calcext:value-type="float">
            <text:p>25.8331639205538</text:p>
          </table:table-cell>
          <table:table-cell office:value-type="float" office:value="3" calcext:value-type="float">
            <text:p>3</text:p>
          </table:table-cell>
          <table:table-cell office:value-type="float" office:value="23.3197506572932" calcext:value-type="float">
            <text:p>23.3197506572932</text:p>
          </table:table-cell>
          <table:table-cell office:value-type="float" office:value="26.2168758846005" calcext:value-type="float">
            <text:p>26.2168758846005</text:p>
          </table:table-cell>
          <table:table-cell office:value-type="float" office:value="3" calcext:value-type="float">
            <text:p>3</text:p>
          </table:table-cell>
          <table:table-cell office:value-type="float" office:value="23.3197506572932" calcext:value-type="float">
            <text:p>23.3197506572932</text:p>
          </table:table-cell>
          <table:table-cell office:value-type="float" office:value="25.0216379597451" calcext:value-type="float">
            <text:p>25.0216379597451</text:p>
          </table:table-cell>
          <table:table-cell office:value-type="float" office:value="3" calcext:value-type="float">
            <text:p>3</text:p>
          </table:table-cell>
          <table:table-cell office:value-type="float" office:value="23.3197506572932" calcext:value-type="float">
            <text:p>23.3197506572932</text:p>
          </table:table-cell>
          <table:table-cell office:value-type="float" office:value="25.4478942677733" calcext:value-type="float">
            <text:p>25.4478942677733</text:p>
          </table:table-cell>
          <table:table-cell office:value-type="float" office:value="-1.33014983269374" calcext:value-type="float">
            <text:p>-1.3301498326937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8.5832342388457" calcext:value-type="float">
            <text:p>18.5832342388457</text:p>
          </table:table-cell>
          <table:table-cell office:value-type="float" office:value="24.1488271333386" calcext:value-type="float">
            <text:p>24.1488271333386</text:p>
          </table:table-cell>
          <table:table-cell office:value-type="float" office:value="3" calcext:value-type="float">
            <text:p>3</text:p>
          </table:table-cell>
          <table:table-cell office:value-type="float" office:value="18.5832342388457" calcext:value-type="float">
            <text:p>18.5832342388457</text:p>
          </table:table-cell>
          <table:table-cell office:value-type="float" office:value="22.3089247630893" calcext:value-type="float">
            <text:p>22.3089247630893</text:p>
          </table:table-cell>
          <table:table-cell office:value-type="float" office:value="3" calcext:value-type="float">
            <text:p>3</text:p>
          </table:table-cell>
          <table:table-cell office:value-type="float" office:value="18.5832342388457" calcext:value-type="float">
            <text:p>18.5832342388457</text:p>
          </table:table-cell>
          <table:table-cell office:value-type="float" office:value="23.3283302167924" calcext:value-type="float">
            <text:p>23.3283302167924</text:p>
          </table:table-cell>
          <table:table-cell office:value-type="float" office:value="3" calcext:value-type="float">
            <text:p>3</text:p>
          </table:table-cell>
          <table:table-cell office:value-type="float" office:value="18.5832342388457" calcext:value-type="float">
            <text:p>18.5832342388457</text:p>
          </table:table-cell>
          <table:table-cell office:value-type="float" office:value="24.4160792193407" calcext:value-type="float">
            <text:p>24.4160792193407</text:p>
          </table:table-cell>
          <table:table-cell office:value-type="float" office:value="-6.29407309237951" calcext:value-type="float">
            <text:p>-6.2940730923795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9.9015404132671" calcext:value-type="float">
            <text:p>29.9015404132671</text:p>
          </table:table-cell>
          <table:table-cell office:value-type="float" office:value="24.8083116822236" calcext:value-type="float">
            <text:p>24.8083116822236</text:p>
          </table:table-cell>
          <table:table-cell office:value-type="float" office:value="3" calcext:value-type="float">
            <text:p>3</text:p>
          </table:table-cell>
          <table:table-cell office:value-type="float" office:value="29.9015404132671" calcext:value-type="float">
            <text:p>29.9015404132671</text:p>
          </table:table-cell>
          <table:table-cell office:value-type="float" office:value="26.394545014665" calcext:value-type="float">
            <text:p>26.394545014665</text:p>
          </table:table-cell>
          <table:table-cell office:value-type="float" office:value="3" calcext:value-type="float">
            <text:p>3</text:p>
          </table:table-cell>
          <table:table-cell office:value-type="float" office:value="29.9015404132671" calcext:value-type="float">
            <text:p>29.9015404132671</text:p>
          </table:table-cell>
          <table:table-cell office:value-type="float" office:value="25.1563680174101" calcext:value-type="float">
            <text:p>25.1563680174101</text:p>
          </table:table-cell>
          <table:table-cell office:value-type="float" office:value="3" calcext:value-type="float">
            <text:p>3</text:p>
          </table:table-cell>
          <table:table-cell office:value-type="float" office:value="29.9015404132671" calcext:value-type="float">
            <text:p>29.9015404132671</text:p>
          </table:table-cell>
          <table:table-cell office:value-type="float" office:value="24.8631515906956" calcext:value-type="float">
            <text:p>24.8631515906956</text:p>
          </table:table-cell>
          <table:table-cell office:value-type="float" office:value="4.97988399941964" calcext:value-type="float">
            <text:p>4.9798839994196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.7819102590461" calcext:value-type="float">
            <text:p>20.7819102590461</text:p>
          </table:table-cell>
          <table:table-cell office:value-type="float" office:value="24.5234834949188" calcext:value-type="float">
            <text:p>24.5234834949188</text:p>
          </table:table-cell>
          <table:table-cell office:value-type="float" office:value="3" calcext:value-type="float">
            <text:p>3</text:p>
          </table:table-cell>
          <table:table-cell office:value-type="float" office:value="20.7819102590461" calcext:value-type="float">
            <text:p>20.7819102590461</text:p>
          </table:table-cell>
          <table:table-cell office:value-type="float" office:value="23.1909842966322" calcext:value-type="float">
            <text:p>23.1909842966322</text:p>
          </table:table-cell>
          <table:table-cell office:value-type="float" office:value="3" calcext:value-type="float">
            <text:p>3</text:p>
          </table:table-cell>
          <table:table-cell office:value-type="float" office:value="20.7819102590461" calcext:value-type="float">
            <text:p>20.7819102590461</text:p>
          </table:table-cell>
          <table:table-cell office:value-type="float" office:value="23.8223166451876" calcext:value-type="float">
            <text:p>23.8223166451876</text:p>
          </table:table-cell>
          <table:table-cell office:value-type="float" office:value="3" calcext:value-type="float">
            <text:p>3</text:p>
          </table:table-cell>
          <table:table-cell office:value-type="float" office:value="20.7819102590461" calcext:value-type="float">
            <text:p>20.7819102590461</text:p>
          </table:table-cell>
          <table:table-cell office:value-type="float" office:value="24.6348085460228" calcext:value-type="float">
            <text:p>24.6348085460228</text:p>
          </table:table-cell>
          <table:table-cell office:value-type="float" office:value="-4.57323023327655" calcext:value-type="float">
            <text:p>-4.5732302332765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2.4474266006834" calcext:value-type="float">
            <text:p>22.4474266006834</text:p>
          </table:table-cell>
          <table:table-cell office:value-type="float" office:value="23.0199753192315" calcext:value-type="float">
            <text:p>23.0199753192315</text:p>
          </table:table-cell>
          <table:table-cell office:value-type="float" office:value="3" calcext:value-type="float">
            <text:p>3</text:p>
          </table:table-cell>
          <table:table-cell office:value-type="float" office:value="22.4474266006834" calcext:value-type="float">
            <text:p>22.4474266006834</text:p>
          </table:table-cell>
          <table:table-cell office:value-type="float" office:value="22.7704450392299" calcext:value-type="float">
            <text:p>22.7704450392299</text:p>
          </table:table-cell>
          <table:table-cell office:value-type="float" office:value="3" calcext:value-type="float">
            <text:p>3</text:p>
          </table:table-cell>
          <table:table-cell office:value-type="float" office:value="22.4474266006834" calcext:value-type="float">
            <text:p>22.4474266006834</text:p>
          </table:table-cell>
          <table:table-cell office:value-type="float" office:value="24.4325760098549" calcext:value-type="float">
            <text:p>24.4325760098549</text:p>
          </table:table-cell>
          <table:table-cell office:value-type="float" office:value="3" calcext:value-type="float">
            <text:p>3</text:p>
          </table:table-cell>
          <table:table-cell office:value-type="float" office:value="22.4474266006834" calcext:value-type="float">
            <text:p>22.4474266006834</text:p>
          </table:table-cell>
          <table:table-cell office:value-type="float" office:value="23.3037876895747" calcext:value-type="float">
            <text:p>23.3037876895747</text:p>
          </table:table-cell>
          <table:table-cell office:value-type="float" office:value="-2.60232147030154" calcext:value-type="float">
            <text:p>-2.6023214703015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8.3371284908929" calcext:value-type="float">
            <text:p>28.3371284908929</text:p>
          </table:table-cell>
          <table:table-cell office:value-type="float" office:value="25.620707668335" calcext:value-type="float">
            <text:p>25.620707668335</text:p>
          </table:table-cell>
          <table:table-cell office:value-type="float" office:value="3" calcext:value-type="float">
            <text:p>3</text:p>
          </table:table-cell>
          <table:table-cell office:value-type="float" office:value="28.3371284908929" calcext:value-type="float">
            <text:p>28.3371284908929</text:p>
          </table:table-cell>
          <table:table-cell office:value-type="float" office:value="26.2607414135514" calcext:value-type="float">
            <text:p>26.2607414135514</text:p>
          </table:table-cell>
          <table:table-cell office:value-type="float" office:value="3" calcext:value-type="float">
            <text:p>3</text:p>
          </table:table-cell>
          <table:table-cell office:value-type="float" office:value="28.3371284908929" calcext:value-type="float">
            <text:p>28.3371284908929</text:p>
          </table:table-cell>
          <table:table-cell office:value-type="float" office:value="24.9651902129741" calcext:value-type="float">
            <text:p>24.9651902129741</text:p>
          </table:table-cell>
          <table:table-cell office:value-type="float" office:value="3" calcext:value-type="float">
            <text:p>3</text:p>
          </table:table-cell>
          <table:table-cell office:value-type="float" office:value="28.3371284908929" calcext:value-type="float">
            <text:p>28.3371284908929</text:p>
          </table:table-cell>
          <table:table-cell office:value-type="float" office:value="25.2740449459487" calcext:value-type="float">
            <text:p>25.2740449459487</text:p>
          </table:table-cell>
          <table:table-cell office:value-type="float" office:value="2.89990478872306" calcext:value-type="float">
            <text:p>2.8999047887230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7.3499067065037" calcext:value-type="float">
            <text:p>17.3499067065037</text:p>
          </table:table-cell>
          <table:table-cell office:value-type="float" office:value="24.4815181815421" calcext:value-type="float">
            <text:p>24.4815181815421</text:p>
          </table:table-cell>
          <table:table-cell office:value-type="float" office:value="3" calcext:value-type="float">
            <text:p>3</text:p>
          </table:table-cell>
          <table:table-cell office:value-type="float" office:value="17.3499067065037" calcext:value-type="float">
            <text:p>17.3499067065037</text:p>
          </table:table-cell>
          <table:table-cell office:value-type="float" office:value="20.97421838223" calcext:value-type="float">
            <text:p>20.97421838223</text:p>
          </table:table-cell>
          <table:table-cell office:value-type="float" office:value="3" calcext:value-type="float">
            <text:p>3</text:p>
          </table:table-cell>
          <table:table-cell office:value-type="float" office:value="17.3499067065037" calcext:value-type="float">
            <text:p>17.3499067065037</text:p>
          </table:table-cell>
          <table:table-cell office:value-type="float" office:value="22.8347328655155" calcext:value-type="float">
            <text:p>22.8347328655155</text:p>
          </table:table-cell>
          <table:table-cell office:value-type="float" office:value="3" calcext:value-type="float">
            <text:p>3</text:p>
          </table:table-cell>
          <table:table-cell office:value-type="float" office:value="17.3499067065037" calcext:value-type="float">
            <text:p>17.3499067065037</text:p>
          </table:table-cell>
          <table:table-cell office:value-type="float" office:value="24.482296780958" calcext:value-type="float">
            <text:p>24.482296780958</text:p>
          </table:table-cell>
          <table:table-cell office:value-type="float" office:value="-7.3283554732208" calcext:value-type="float">
            <text:p>-7.328355473220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6.8868740456167" calcext:value-type="float">
            <text:p>26.8868740456167</text:p>
          </table:table-cell>
          <table:table-cell office:value-type="float" office:value="23.9096856743264" calcext:value-type="float">
            <text:p>23.9096856743264</text:p>
          </table:table-cell>
          <table:table-cell office:value-type="float" office:value="3" calcext:value-type="float">
            <text:p>3</text:p>
          </table:table-cell>
          <table:table-cell office:value-type="float" office:value="26.8868740456167" calcext:value-type="float">
            <text:p>26.8868740456167</text:p>
          </table:table-cell>
          <table:table-cell office:value-type="float" office:value="25.2493133531083" calcext:value-type="float">
            <text:p>25.2493133531083</text:p>
          </table:table-cell>
          <table:table-cell office:value-type="float" office:value="3" calcext:value-type="float">
            <text:p>3</text:p>
          </table:table-cell>
          <table:table-cell office:value-type="float" office:value="26.8868740456167" calcext:value-type="float">
            <text:p>26.8868740456167</text:p>
          </table:table-cell>
          <table:table-cell office:value-type="float" office:value="26.1013910064991" calcext:value-type="float">
            <text:p>26.1013910064991</text:p>
          </table:table-cell>
          <table:table-cell office:value-type="float" office:value="3" calcext:value-type="float">
            <text:p>3</text:p>
          </table:table-cell>
          <table:table-cell office:value-type="float" office:value="26.8868740456167" calcext:value-type="float">
            <text:p>26.8868740456167</text:p>
          </table:table-cell>
          <table:table-cell office:value-type="float" office:value="24.1323524686463" calcext:value-type="float">
            <text:p>24.1323524686463</text:p>
          </table:table-cell>
          <table:table-cell office:value-type="float" office:value="1.90806939798059" calcext:value-type="float">
            <text:p>1.9080693979805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9.086351411879" calcext:value-type="float">
            <text:p>19.086351411879</text:p>
          </table:table-cell>
          <table:table-cell office:value-type="float" office:value="24.1241917090079" calcext:value-type="float">
            <text:p>24.1241917090079</text:p>
          </table:table-cell>
          <table:table-cell office:value-type="float" office:value="3" calcext:value-type="float">
            <text:p>3</text:p>
          </table:table-cell>
          <table:table-cell office:value-type="float" office:value="19.086351411879" calcext:value-type="float">
            <text:p>19.086351411879</text:p>
          </table:table-cell>
          <table:table-cell office:value-type="float" office:value="22.1957861016414" calcext:value-type="float">
            <text:p>22.1957861016414</text:p>
          </table:table-cell>
          <table:table-cell office:value-type="float" office:value="3" calcext:value-type="float">
            <text:p>3</text:p>
          </table:table-cell>
          <table:table-cell office:value-type="float" office:value="19.086351411879" calcext:value-type="float">
            <text:p>19.086351411879</text:p>
          </table:table-cell>
          <table:table-cell office:value-type="float" office:value="23.2585549801086" calcext:value-type="float">
            <text:p>23.2585549801086</text:p>
          </table:table-cell>
          <table:table-cell office:value-type="float" office:value="3" calcext:value-type="float">
            <text:p>3</text:p>
          </table:table-cell>
          <table:table-cell office:value-type="float" office:value="19.086351411879" calcext:value-type="float">
            <text:p>19.086351411879</text:p>
          </table:table-cell>
          <table:table-cell office:value-type="float" office:value="24.2471651774196" calcext:value-type="float">
            <text:p>24.2471651774196</text:p>
          </table:table-cell>
          <table:table-cell office:value-type="float" office:value="-6.24092377207525" calcext:value-type="float">
            <text:p>-6.2409237720752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2.6808604358024" calcext:value-type="float">
            <text:p>22.6808604358024</text:p>
          </table:table-cell>
          <table:table-cell office:value-type="float" office:value="24.1016024760456" calcext:value-type="float">
            <text:p>24.1016024760456</text:p>
          </table:table-cell>
          <table:table-cell office:value-type="float" office:value="3" calcext:value-type="float">
            <text:p>3</text:p>
          </table:table-cell>
          <table:table-cell office:value-type="float" office:value="22.6808604358024" calcext:value-type="float">
            <text:p>22.6808604358024</text:p>
          </table:table-cell>
          <table:table-cell office:value-type="float" office:value="23.2424433082118" calcext:value-type="float">
            <text:p>23.2424433082118</text:p>
          </table:table-cell>
          <table:table-cell office:value-type="float" office:value="3" calcext:value-type="float">
            <text:p>3</text:p>
          </table:table-cell>
          <table:table-cell office:value-type="float" office:value="22.6808604358024" calcext:value-type="float">
            <text:p>22.6808604358024</text:p>
          </table:table-cell>
          <table:table-cell office:value-type="float" office:value="23.9246147801449" calcext:value-type="float">
            <text:p>23.9246147801449</text:p>
          </table:table-cell>
          <table:table-cell office:value-type="float" office:value="3" calcext:value-type="float">
            <text:p>3</text:p>
          </table:table-cell>
          <table:table-cell office:value-type="float" office:value="22.6808604358024" calcext:value-type="float">
            <text:p>22.6808604358024</text:p>
          </table:table-cell>
          <table:table-cell office:value-type="float" office:value="24.1555892914744" calcext:value-type="float">
            <text:p>24.1555892914744</text:p>
          </table:table-cell>
          <table:table-cell office:value-type="float" office:value="-2.45559163265873" calcext:value-type="float">
            <text:p>-2.4555916326587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6.7993040944557" calcext:value-type="float">
            <text:p>26.7993040944557</text:p>
          </table:table-cell>
          <table:table-cell office:value-type="float" office:value="25.2416629746081" calcext:value-type="float">
            <text:p>25.2416629746081</text:p>
          </table:table-cell>
          <table:table-cell office:value-type="float" office:value="3" calcext:value-type="float">
            <text:p>3</text:p>
          </table:table-cell>
          <table:table-cell office:value-type="float" office:value="26.7993040944557" calcext:value-type="float">
            <text:p>26.7993040944557</text:p>
          </table:table-cell>
          <table:table-cell office:value-type="float" office:value="26.1262127273483" calcext:value-type="float">
            <text:p>26.1262127273483</text:p>
          </table:table-cell>
          <table:table-cell office:value-type="float" office:value="3" calcext:value-type="float">
            <text:p>3</text:p>
          </table:table-cell>
          <table:table-cell office:value-type="float" office:value="26.7993040944557" calcext:value-type="float">
            <text:p>26.7993040944557</text:p>
          </table:table-cell>
          <table:table-cell office:value-type="float" office:value="24.9713462174072" calcext:value-type="float">
            <text:p>24.9713462174072</text:p>
          </table:table-cell>
          <table:table-cell office:value-type="float" office:value="3" calcext:value-type="float">
            <text:p>3</text:p>
          </table:table-cell>
          <table:table-cell office:value-type="float" office:value="26.7993040944557" calcext:value-type="float">
            <text:p>26.7993040944557</text:p>
          </table:table-cell>
          <table:table-cell office:value-type="float" office:value="25.0348022145881" calcext:value-type="float">
            <text:p>25.0348022145881</text:p>
          </table:table-cell>
          <table:table-cell office:value-type="float" office:value="1.89044517500681" calcext:value-type="float">
            <text:p>1.8904451750068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5.7249042731747" calcext:value-type="float">
            <text:p>25.7249042731747</text:p>
          </table:table-cell>
          <table:table-cell office:value-type="float" office:value="25.5421527133152" calcext:value-type="float">
            <text:p>25.5421527133152</text:p>
          </table:table-cell>
          <table:table-cell office:value-type="float" office:value="3" calcext:value-type="float">
            <text:p>3</text:p>
          </table:table-cell>
          <table:table-cell office:value-type="float" office:value="25.7249042731747" calcext:value-type="float">
            <text:p>25.7249042731747</text:p>
          </table:table-cell>
          <table:table-cell office:value-type="float" office:value="25.9303270039429" calcext:value-type="float">
            <text:p>25.9303270039429</text:p>
          </table:table-cell>
          <table:table-cell office:value-type="float" office:value="3" calcext:value-type="float">
            <text:p>3</text:p>
          </table:table-cell>
          <table:table-cell office:value-type="float" office:value="25.7249042731747" calcext:value-type="float">
            <text:p>25.7249042731747</text:p>
          </table:table-cell>
          <table:table-cell office:value-type="float" office:value="25.3356920945597" calcext:value-type="float">
            <text:p>25.3356920945597</text:p>
          </table:table-cell>
          <table:table-cell office:value-type="float" office:value="3" calcext:value-type="float">
            <text:p>3</text:p>
          </table:table-cell>
          <table:table-cell office:value-type="float" office:value="25.7249042731747" calcext:value-type="float">
            <text:p>25.7249042731747</text:p>
          </table:table-cell>
          <table:table-cell office:value-type="float" office:value="25.2843686191424" calcext:value-type="float">
            <text:p>25.2843686191424</text:p>
          </table:table-cell>
          <table:table-cell office:value-type="float" office:value="0.660945632125769" calcext:value-type="float">
            <text:p>0.66094563212576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4.6036579493402" calcext:value-type="float">
            <text:p>24.6036579493402</text:p>
          </table:table-cell>
          <table:table-cell office:value-type="float" office:value="25.6591200753259" calcext:value-type="float">
            <text:p>25.6591200753259</text:p>
          </table:table-cell>
          <table:table-cell office:value-type="float" office:value="3" calcext:value-type="float">
            <text:p>3</text:p>
          </table:table-cell>
          <table:table-cell office:value-type="float" office:value="24.6036579493402" calcext:value-type="float">
            <text:p>24.6036579493402</text:p>
          </table:table-cell>
          <table:table-cell office:value-type="float" office:value="23.9462965297592" calcext:value-type="float">
            <text:p>23.9462965297592</text:p>
          </table:table-cell>
          <table:table-cell office:value-type="float" office:value="3" calcext:value-type="float">
            <text:p>3</text:p>
          </table:table-cell>
          <table:table-cell office:value-type="float" office:value="24.6036579493402" calcext:value-type="float">
            <text:p>24.6036579493402</text:p>
          </table:table-cell>
          <table:table-cell office:value-type="float" office:value="23.7658787336948" calcext:value-type="float">
            <text:p>23.7658787336948</text:p>
          </table:table-cell>
          <table:table-cell office:value-type="float" office:value="3" calcext:value-type="float">
            <text:p>3</text:p>
          </table:table-cell>
          <table:table-cell office:value-type="float" office:value="24.6036579493402" calcext:value-type="float">
            <text:p>24.6036579493402</text:p>
          </table:table-cell>
          <table:table-cell office:value-type="float" office:value="25.3216708418103" calcext:value-type="float">
            <text:p>25.3216708418103</text:p>
          </table:table-cell>
          <table:table-cell office:value-type="float" office:value="-0.112514051235054" calcext:value-type="float">
            <text:p>-0.11251405123505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8.6844915950065" calcext:value-type="float">
            <text:p>18.6844915950065</text:p>
          </table:table-cell>
          <table:table-cell office:value-type="float" office:value="23.5584550837888" calcext:value-type="float">
            <text:p>23.5584550837888</text:p>
          </table:table-cell>
          <table:table-cell office:value-type="float" office:value="3" calcext:value-type="float">
            <text:p>3</text:p>
          </table:table-cell>
          <table:table-cell office:value-type="float" office:value="18.6844915950065" calcext:value-type="float">
            <text:p>18.6844915950065</text:p>
          </table:table-cell>
          <table:table-cell office:value-type="float" office:value="21.7357427635303" calcext:value-type="float">
            <text:p>21.7357427635303</text:p>
          </table:table-cell>
          <table:table-cell office:value-type="float" office:value="3" calcext:value-type="float">
            <text:p>3</text:p>
          </table:table-cell>
          <table:table-cell office:value-type="float" office:value="18.6844915950065" calcext:value-type="float">
            <text:p>18.6844915950065</text:p>
          </table:table-cell>
          <table:table-cell office:value-type="float" office:value="23.226519142797" calcext:value-type="float">
            <text:p>23.226519142797</text:p>
          </table:table-cell>
          <table:table-cell office:value-type="float" office:value="3" calcext:value-type="float">
            <text:p>3</text:p>
          </table:table-cell>
          <table:table-cell office:value-type="float" office:value="18.6844915950065" calcext:value-type="float">
            <text:p>18.6844915950065</text:p>
          </table:table-cell>
          <table:table-cell office:value-type="float" office:value="23.662571089993" calcext:value-type="float">
            <text:p>23.662571089993</text:p>
          </table:table-cell>
          <table:table-cell office:value-type="float" office:value="-6.33620623517271" calcext:value-type="float">
            <text:p>-6.3362062351727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3.497539609433" calcext:value-type="float">
            <text:p>23.497539609433</text:p>
          </table:table-cell>
          <table:table-cell office:value-type="float" office:value="24.456503042411" calcext:value-type="float">
            <text:p>24.456503042411</text:p>
          </table:table-cell>
          <table:table-cell office:value-type="float" office:value="3" calcext:value-type="float">
            <text:p>3</text:p>
          </table:table-cell>
          <table:table-cell office:value-type="float" office:value="23.497539609433" calcext:value-type="float">
            <text:p>23.497539609433</text:p>
          </table:table-cell>
          <table:table-cell office:value-type="float" office:value="23.5639993092172" calcext:value-type="float">
            <text:p>23.5639993092172</text:p>
          </table:table-cell>
          <table:table-cell office:value-type="float" office:value="3" calcext:value-type="float">
            <text:p>3</text:p>
          </table:table-cell>
          <table:table-cell office:value-type="float" office:value="23.497539609433" calcext:value-type="float">
            <text:p>23.497539609433</text:p>
          </table:table-cell>
          <table:table-cell office:value-type="float" office:value="23.9511739648393" calcext:value-type="float">
            <text:p>23.9511739648393</text:p>
          </table:table-cell>
          <table:table-cell office:value-type="float" office:value="3" calcext:value-type="float">
            <text:p>3</text:p>
          </table:table-cell>
          <table:table-cell office:value-type="float" office:value="23.497539609433" calcext:value-type="float">
            <text:p>23.497539609433</text:p>
          </table:table-cell>
          <table:table-cell office:value-type="float" office:value="24.519971280528" calcext:value-type="float">
            <text:p>24.519971280528</text:p>
          </table:table-cell>
          <table:table-cell office:value-type="float" office:value="-1.5862448538868" calcext:value-type="float">
            <text:p>-1.586244853886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8.4897861017905" calcext:value-type="float">
            <text:p>28.4897861017905</text:p>
          </table:table-cell>
          <table:table-cell office:value-type="float" office:value="23.2173458333268" calcext:value-type="float">
            <text:p>23.2173458333268</text:p>
          </table:table-cell>
          <table:table-cell office:value-type="float" office:value="3" calcext:value-type="float">
            <text:p>3</text:p>
          </table:table-cell>
          <table:table-cell office:value-type="float" office:value="28.4897861017905" calcext:value-type="float">
            <text:p>28.4897861017905</text:p>
          </table:table-cell>
          <table:table-cell office:value-type="float" office:value="25.6310322315304" calcext:value-type="float">
            <text:p>25.6310322315304</text:p>
          </table:table-cell>
          <table:table-cell office:value-type="float" office:value="3" calcext:value-type="float">
            <text:p>3</text:p>
          </table:table-cell>
          <table:table-cell office:value-type="float" office:value="28.4897861017905" calcext:value-type="float">
            <text:p>28.4897861017905</text:p>
          </table:table-cell>
          <table:table-cell office:value-type="float" office:value="25.7517707446175" calcext:value-type="float">
            <text:p>25.7517707446175</text:p>
          </table:table-cell>
          <table:table-cell office:value-type="float" office:value="3" calcext:value-type="float">
            <text:p>3</text:p>
          </table:table-cell>
          <table:table-cell office:value-type="float" office:value="28.4897861017905" calcext:value-type="float">
            <text:p>28.4897861017905</text:p>
          </table:table-cell>
          <table:table-cell office:value-type="float" office:value="23.6395351051816" calcext:value-type="float">
            <text:p>23.6395351051816</text:p>
          </table:table-cell>
          <table:table-cell office:value-type="float" office:value="3.68475564650588" calcext:value-type="float">
            <text:p>3.6847556465058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4.517616257555" calcext:value-type="float">
            <text:p>24.517616257555</text:p>
          </table:table-cell>
          <table:table-cell office:value-type="float" office:value="23.4358325205758" calcext:value-type="float">
            <text:p>23.4358325205758</text:p>
          </table:table-cell>
          <table:table-cell office:value-type="float" office:value="3" calcext:value-type="float">
            <text:p>3</text:p>
          </table:table-cell>
          <table:table-cell office:value-type="float" office:value="24.517616257555" calcext:value-type="float">
            <text:p>24.517616257555</text:p>
          </table:table-cell>
          <table:table-cell office:value-type="float" office:value="24.6834731938283" calcext:value-type="float">
            <text:p>24.6834731938283</text:p>
          </table:table-cell>
          <table:table-cell office:value-type="float" office:value="3" calcext:value-type="float">
            <text:p>3</text:p>
          </table:table-cell>
          <table:table-cell office:value-type="float" office:value="24.517616257555" calcext:value-type="float">
            <text:p>24.517616257555</text:p>
          </table:table-cell>
          <table:table-cell office:value-type="float" office:value="24.7737530359915" calcext:value-type="float">
            <text:p>24.7737530359915</text:p>
          </table:table-cell>
          <table:table-cell office:value-type="float" office:value="3" calcext:value-type="float">
            <text:p>3</text:p>
          </table:table-cell>
          <table:table-cell office:value-type="float" office:value="24.517616257555" calcext:value-type="float">
            <text:p>24.517616257555</text:p>
          </table:table-cell>
          <table:table-cell office:value-type="float" office:value="23.5647321499065" calcext:value-type="float">
            <text:p>23.5647321499065</text:p>
          </table:table-cell>
          <table:table-cell office:value-type="float" office:value="-0.561242703316186" calcext:value-type="float">
            <text:p>-0.56124270331618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5.6431386213035" calcext:value-type="float">
            <text:p>25.6431386213035</text:p>
          </table:table-cell>
          <table:table-cell office:value-type="float" office:value="24.2954002516944" calcext:value-type="float">
            <text:p>24.2954002516944</text:p>
          </table:table-cell>
          <table:table-cell office:value-type="float" office:value="3" calcext:value-type="float">
            <text:p>3</text:p>
          </table:table-cell>
          <table:table-cell office:value-type="float" office:value="25.6431386213035" calcext:value-type="float">
            <text:p>25.6431386213035</text:p>
          </table:table-cell>
          <table:table-cell office:value-type="float" office:value="25.431648961372" calcext:value-type="float">
            <text:p>25.431648961372</text:p>
          </table:table-cell>
          <table:table-cell office:value-type="float" office:value="3" calcext:value-type="float">
            <text:p>3</text:p>
          </table:table-cell>
          <table:table-cell office:value-type="float" office:value="25.6431386213035" calcext:value-type="float">
            <text:p>25.6431386213035</text:p>
          </table:table-cell>
          <table:table-cell office:value-type="float" office:value="24.4792503980309" calcext:value-type="float">
            <text:p>24.4792503980309</text:p>
          </table:table-cell>
          <table:table-cell office:value-type="float" office:value="3" calcext:value-type="float">
            <text:p>3</text:p>
          </table:table-cell>
          <table:table-cell office:value-type="float" office:value="25.6431386213035" calcext:value-type="float">
            <text:p>25.6431386213035</text:p>
          </table:table-cell>
          <table:table-cell office:value-type="float" office:value="24.4461361247761" calcext:value-type="float">
            <text:p>24.4461361247761</text:p>
          </table:table-cell>
          <table:table-cell office:value-type="float" office:value="0.818121617660159" calcext:value-type="float">
            <text:p>0.81812161766015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3.5070345118246" calcext:value-type="float">
            <text:p>23.5070345118246</text:p>
          </table:table-cell>
          <table:table-cell office:value-type="float" office:value="24.2852075416353" calcext:value-type="float">
            <text:p>24.2852075416353</text:p>
          </table:table-cell>
          <table:table-cell office:value-type="float" office:value="3" calcext:value-type="float">
            <text:p>3</text:p>
          </table:table-cell>
          <table:table-cell office:value-type="float" office:value="23.5070345118246" calcext:value-type="float">
            <text:p>23.5070345118246</text:p>
          </table:table-cell>
          <table:table-cell office:value-type="float" office:value="24.5222564135868" calcext:value-type="float">
            <text:p>24.5222564135868</text:p>
          </table:table-cell>
          <table:table-cell office:value-type="float" office:value="3" calcext:value-type="float">
            <text:p>3</text:p>
          </table:table-cell>
          <table:table-cell office:value-type="float" office:value="23.5070345118246" calcext:value-type="float">
            <text:p>23.5070345118246</text:p>
          </table:table-cell>
          <table:table-cell office:value-type="float" office:value="24.3542815754669" calcext:value-type="float">
            <text:p>24.3542815754669</text:p>
          </table:table-cell>
          <table:table-cell office:value-type="float" office:value="3" calcext:value-type="float">
            <text:p>3</text:p>
          </table:table-cell>
          <table:table-cell office:value-type="float" office:value="23.5070345118246" calcext:value-type="float">
            <text:p>23.5070345118246</text:p>
          </table:table-cell>
          <table:table-cell office:value-type="float" office:value="24.3648965564981" calcext:value-type="float">
            <text:p>24.3648965564981</text:p>
          </table:table-cell>
          <table:table-cell office:value-type="float" office:value="-1.59072676903817" calcext:value-type="float">
            <text:p>-1.5907267690381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2.9942333275676" calcext:value-type="float">
            <text:p>22.9942333275676</text:p>
          </table:table-cell>
          <table:table-cell office:value-type="float" office:value="23.8418011328898" calcext:value-type="float">
            <text:p>23.8418011328898</text:p>
          </table:table-cell>
          <table:table-cell office:value-type="float" office:value="3" calcext:value-type="float">
            <text:p>3</text:p>
          </table:table-cell>
          <table:table-cell office:value-type="float" office:value="22.9942333275676" calcext:value-type="float">
            <text:p>22.9942333275676</text:p>
          </table:table-cell>
          <table:table-cell office:value-type="float" office:value="22.8141562188998" calcext:value-type="float">
            <text:p>22.8141562188998</text:p>
          </table:table-cell>
          <table:table-cell office:value-type="float" office:value="3" calcext:value-type="float">
            <text:p>3</text:p>
          </table:table-cell>
          <table:table-cell office:value-type="float" office:value="22.9942333275676" calcext:value-type="float">
            <text:p>22.9942333275676</text:p>
          </table:table-cell>
          <table:table-cell office:value-type="float" office:value="23.6180993371434" calcext:value-type="float">
            <text:p>23.6180993371434</text:p>
          </table:table-cell>
          <table:table-cell office:value-type="float" office:value="3" calcext:value-type="float">
            <text:p>3</text:p>
          </table:table-cell>
          <table:table-cell office:value-type="float" office:value="22.9942333275676" calcext:value-type="float">
            <text:p>22.9942333275676</text:p>
          </table:table-cell>
          <table:table-cell office:value-type="float" office:value="24.1082790059873" calcext:value-type="float">
            <text:p>24.1082790059873</text:p>
          </table:table-cell>
          <table:table-cell office:value-type="float" office:value="-2.05731781723191" calcext:value-type="float">
            <text:p>-2.0573178172319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5.6619828711283" calcext:value-type="float">
            <text:p>25.6619828711283</text:p>
          </table:table-cell>
          <table:table-cell office:value-type="float" office:value="25.5496537169169" calcext:value-type="float">
            <text:p>25.5496537169169</text:p>
          </table:table-cell>
          <table:table-cell office:value-type="float" office:value="3" calcext:value-type="float">
            <text:p>3</text:p>
          </table:table-cell>
          <table:table-cell office:value-type="float" office:value="25.6619828711283" calcext:value-type="float">
            <text:p>25.6619828711283</text:p>
          </table:table-cell>
          <table:table-cell office:value-type="float" office:value="26.3107752852113" calcext:value-type="float">
            <text:p>26.3107752852113</text:p>
          </table:table-cell>
          <table:table-cell office:value-type="float" office:value="3" calcext:value-type="float">
            <text:p>3</text:p>
          </table:table-cell>
          <table:table-cell office:value-type="float" office:value="25.6619828711283" calcext:value-type="float">
            <text:p>25.6619828711283</text:p>
          </table:table-cell>
          <table:table-cell office:value-type="float" office:value="24.630968753558" calcext:value-type="float">
            <text:p>24.630968753558</text:p>
          </table:table-cell>
          <table:table-cell office:value-type="float" office:value="3" calcext:value-type="float">
            <text:p>3</text:p>
          </table:table-cell>
          <table:table-cell office:value-type="float" office:value="25.6619828711283" calcext:value-type="float">
            <text:p>25.6619828711283</text:p>
          </table:table-cell>
          <table:table-cell office:value-type="float" office:value="25.2353353828237" calcext:value-type="float">
            <text:p>25.2353353828237</text:p>
          </table:table-cell>
          <table:table-cell office:value-type="float" office:value="0.839102822074783" calcext:value-type="float">
            <text:p>0.83910282207478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2.4975056150472" calcext:value-type="float">
            <text:p>22.4975056150472</text:p>
          </table:table-cell>
          <table:table-cell office:value-type="float" office:value="24.7545378911251" calcext:value-type="float">
            <text:p>24.7545378911251</text:p>
          </table:table-cell>
          <table:table-cell office:value-type="float" office:value="3" calcext:value-type="float">
            <text:p>3</text:p>
          </table:table-cell>
          <table:table-cell office:value-type="float" office:value="22.4975056150472" calcext:value-type="float">
            <text:p>22.4975056150472</text:p>
          </table:table-cell>
          <table:table-cell office:value-type="float" office:value="24.174256116875" calcext:value-type="float">
            <text:p>24.174256116875</text:p>
          </table:table-cell>
          <table:table-cell office:value-type="float" office:value="3" calcext:value-type="float">
            <text:p>3</text:p>
          </table:table-cell>
          <table:table-cell office:value-type="float" office:value="22.4975056150472" calcext:value-type="float">
            <text:p>22.4975056150472</text:p>
          </table:table-cell>
          <table:table-cell office:value-type="float" office:value="24.4166679275766" calcext:value-type="float">
            <text:p>24.4166679275766</text:p>
          </table:table-cell>
          <table:table-cell office:value-type="float" office:value="3" calcext:value-type="float">
            <text:p>3</text:p>
          </table:table-cell>
          <table:table-cell office:value-type="float" office:value="22.4975056150472" calcext:value-type="float">
            <text:p>22.4975056150472</text:p>
          </table:table-cell>
          <table:table-cell office:value-type="float" office:value="24.5803411529086" calcext:value-type="float">
            <text:p>24.5803411529086</text:p>
          </table:table-cell>
          <table:table-cell office:value-type="float" office:value="-2.36263792920049" calcext:value-type="float">
            <text:p>-2.3626379292004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1.428855656638" calcext:value-type="float">
            <text:p>21.428855656638</text:p>
          </table:table-cell>
          <table:table-cell office:value-type="float" office:value="23.7339814387855" calcext:value-type="float">
            <text:p>23.7339814387855</text:p>
          </table:table-cell>
          <table:table-cell office:value-type="float" office:value="3" calcext:value-type="float">
            <text:p>3</text:p>
          </table:table-cell>
          <table:table-cell office:value-type="float" office:value="21.428855656638" calcext:value-type="float">
            <text:p>21.428855656638</text:p>
          </table:table-cell>
          <table:table-cell office:value-type="float" office:value="23.3753100203151" calcext:value-type="float">
            <text:p>23.3753100203151</text:p>
          </table:table-cell>
          <table:table-cell office:value-type="float" office:value="3" calcext:value-type="float">
            <text:p>3</text:p>
          </table:table-cell>
          <table:table-cell office:value-type="float" office:value="21.428855656638" calcext:value-type="float">
            <text:p>21.428855656638</text:p>
          </table:table-cell>
          <table:table-cell office:value-type="float" office:value="24.1495742130793" calcext:value-type="float">
            <text:p>24.1495742130793</text:p>
          </table:table-cell>
          <table:table-cell office:value-type="float" office:value="3" calcext:value-type="float">
            <text:p>3</text:p>
          </table:table-cell>
          <table:table-cell office:value-type="float" office:value="21.428855656638" calcext:value-type="float">
            <text:p>21.428855656638</text:p>
          </table:table-cell>
          <table:table-cell office:value-type="float" office:value="23.8853065366416" calcext:value-type="float">
            <text:p>23.8853065366416</text:p>
          </table:table-cell>
          <table:table-cell office:value-type="float" office:value="-3.89341493027579" calcext:value-type="float">
            <text:p>-3.8934149302757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4.6520808406079" calcext:value-type="float">
            <text:p>24.6520808406079</text:p>
          </table:table-cell>
          <table:table-cell office:value-type="float" office:value="23.7223377562055" calcext:value-type="float">
            <text:p>23.7223377562055</text:p>
          </table:table-cell>
          <table:table-cell office:value-type="float" office:value="3" calcext:value-type="float">
            <text:p>3</text:p>
          </table:table-cell>
          <table:table-cell office:value-type="float" office:value="24.6520808406079" calcext:value-type="float">
            <text:p>24.6520808406079</text:p>
          </table:table-cell>
          <table:table-cell office:value-type="float" office:value="23.4757848964254" calcext:value-type="float">
            <text:p>23.4757848964254</text:p>
          </table:table-cell>
          <table:table-cell office:value-type="float" office:value="3" calcext:value-type="float">
            <text:p>3</text:p>
          </table:table-cell>
          <table:table-cell office:value-type="float" office:value="24.6520808406079" calcext:value-type="float">
            <text:p>24.6520808406079</text:p>
          </table:table-cell>
          <table:table-cell office:value-type="float" office:value="24.1073272867058" calcext:value-type="float">
            <text:p>24.1073272867058</text:p>
          </table:table-cell>
          <table:table-cell office:value-type="float" office:value="3" calcext:value-type="float">
            <text:p>3</text:p>
          </table:table-cell>
          <table:table-cell office:value-type="float" office:value="24.6520808406079" calcext:value-type="float">
            <text:p>24.6520808406079</text:p>
          </table:table-cell>
          <table:table-cell office:value-type="float" office:value="23.9387720272786" calcext:value-type="float">
            <text:p>23.9387720272786</text:p>
          </table:table-cell>
          <table:table-cell office:value-type="float" office:value="-0.462756758687258" calcext:value-type="float">
            <text:p>-0.46275675868725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4.2558673737945" calcext:value-type="float">
            <text:p>24.2558673737945</text:p>
          </table:table-cell>
          <table:table-cell office:value-type="float" office:value="24.7214960830747" calcext:value-type="float">
            <text:p>24.7214960830747</text:p>
          </table:table-cell>
          <table:table-cell office:value-type="float" office:value="3" calcext:value-type="float">
            <text:p>3</text:p>
          </table:table-cell>
          <table:table-cell office:value-type="float" office:value="24.2558673737945" calcext:value-type="float">
            <text:p>24.2558673737945</text:p>
          </table:table-cell>
          <table:table-cell office:value-type="float" office:value="24.5596190511234" calcext:value-type="float">
            <text:p>24.5596190511234</text:p>
          </table:table-cell>
          <table:table-cell office:value-type="float" office:value="3" calcext:value-type="float">
            <text:p>3</text:p>
          </table:table-cell>
          <table:table-cell office:value-type="float" office:value="24.2558673737945" calcext:value-type="float">
            <text:p>24.2558673737945</text:p>
          </table:table-cell>
          <table:table-cell office:value-type="float" office:value="24.5804599358918" calcext:value-type="float">
            <text:p>24.5804599358918</text:p>
          </table:table-cell>
          <table:table-cell office:value-type="float" office:value="3" calcext:value-type="float">
            <text:p>3</text:p>
          </table:table-cell>
          <table:table-cell office:value-type="float" office:value="24.2558673737945" calcext:value-type="float">
            <text:p>24.2558673737945</text:p>
          </table:table-cell>
          <table:table-cell office:value-type="float" office:value="24.7105441061813" calcext:value-type="float">
            <text:p>24.7105441061813</text:p>
          </table:table-cell>
          <table:table-cell office:value-type="float" office:value="-0.908160533403918" calcext:value-type="float">
            <text:p>-0.90816053340391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4.6948183214257" calcext:value-type="float">
            <text:p>24.6948183214257</text:p>
          </table:table-cell>
          <table:table-cell office:value-type="float" office:value="25.223986730093" calcext:value-type="float">
            <text:p>25.223986730093</text:p>
          </table:table-cell>
          <table:table-cell office:value-type="float" office:value="3" calcext:value-type="float">
            <text:p>3</text:p>
          </table:table-cell>
          <table:table-cell office:value-type="float" office:value="24.6948183214257" calcext:value-type="float">
            <text:p>24.6948183214257</text:p>
          </table:table-cell>
          <table:table-cell office:value-type="float" office:value="23.8372913998054" calcext:value-type="float">
            <text:p>23.8372913998054</text:p>
          </table:table-cell>
          <table:table-cell office:value-type="float" office:value="3" calcext:value-type="float">
            <text:p>3</text:p>
          </table:table-cell>
          <table:table-cell office:value-type="float" office:value="24.6948183214257" calcext:value-type="float">
            <text:p>24.6948183214257</text:p>
          </table:table-cell>
          <table:table-cell office:value-type="float" office:value="23.6540207502198" calcext:value-type="float">
            <text:p>23.6540207502198</text:p>
          </table:table-cell>
          <table:table-cell office:value-type="float" office:value="3" calcext:value-type="float">
            <text:p>3</text:p>
          </table:table-cell>
          <table:table-cell office:value-type="float" office:value="24.6948183214257" calcext:value-type="float">
            <text:p>24.6948183214257</text:p>
          </table:table-cell>
          <table:table-cell office:value-type="float" office:value="25.2393842012144" calcext:value-type="float">
            <text:p>25.2393842012144</text:p>
          </table:table-cell>
          <table:table-cell office:value-type="float" office:value="-0.753609360577097" calcext:value-type="float">
            <text:p>-0.75360936057709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4.7822403807039" calcext:value-type="float">
            <text:p>24.7822403807039</text:p>
          </table:table-cell>
          <table:table-cell office:value-type="float" office:value="23.0475109350079" calcext:value-type="float">
            <text:p>23.0475109350079</text:p>
          </table:table-cell>
          <table:table-cell office:value-type="float" office:value="3" calcext:value-type="float">
            <text:p>3</text:p>
          </table:table-cell>
          <table:table-cell office:value-type="float" office:value="24.7822403807039" calcext:value-type="float">
            <text:p>24.7822403807039</text:p>
          </table:table-cell>
          <table:table-cell office:value-type="float" office:value="22.6555862634642" calcext:value-type="float">
            <text:p>22.6555862634642</text:p>
          </table:table-cell>
          <table:table-cell office:value-type="float" office:value="3" calcext:value-type="float">
            <text:p>3</text:p>
          </table:table-cell>
          <table:table-cell office:value-type="float" office:value="24.7822403807039" calcext:value-type="float">
            <text:p>24.7822403807039</text:p>
          </table:table-cell>
          <table:table-cell office:value-type="float" office:value="23.4784767710203" calcext:value-type="float">
            <text:p>23.4784767710203</text:p>
          </table:table-cell>
          <table:table-cell office:value-type="float" office:value="3" calcext:value-type="float">
            <text:p>3</text:p>
          </table:table-cell>
          <table:table-cell office:value-type="float" office:value="24.7822403807039" calcext:value-type="float">
            <text:p>24.7822403807039</text:p>
          </table:table-cell>
          <table:table-cell office:value-type="float" office:value="23.2816440190138" calcext:value-type="float">
            <text:p>23.2816440190138</text:p>
          </table:table-cell>
          <table:table-cell office:value-type="float" office:value="-0.183472643984802" calcext:value-type="float">
            <text:p>-0.18347264398480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3.2579602994155" calcext:value-type="float">
            <text:p>23.2579602994155</text:p>
          </table:table-cell>
          <table:table-cell office:value-type="float" office:value="23.5805313167445" calcext:value-type="float">
            <text:p>23.5805313167445</text:p>
          </table:table-cell>
          <table:table-cell office:value-type="float" office:value="3" calcext:value-type="float">
            <text:p>3</text:p>
          </table:table-cell>
          <table:table-cell office:value-type="float" office:value="23.2579602994155" calcext:value-type="float">
            <text:p>23.2579602994155</text:p>
          </table:table-cell>
          <table:table-cell office:value-type="float" office:value="23.0506531595364" calcext:value-type="float">
            <text:p>23.0506531595364</text:p>
          </table:table-cell>
          <table:table-cell office:value-type="float" office:value="3" calcext:value-type="float">
            <text:p>3</text:p>
          </table:table-cell>
          <table:table-cell office:value-type="float" office:value="23.2579602994155" calcext:value-type="float">
            <text:p>23.2579602994155</text:p>
          </table:table-cell>
          <table:table-cell office:value-type="float" office:value="24.5068540707287" calcext:value-type="float">
            <text:p>24.5068540707287</text:p>
          </table:table-cell>
          <table:table-cell office:value-type="float" office:value="3" calcext:value-type="float">
            <text:p>3</text:p>
          </table:table-cell>
          <table:table-cell office:value-type="float" office:value="23.2579602994155" calcext:value-type="float">
            <text:p>23.2579602994155</text:p>
          </table:table-cell>
          <table:table-cell office:value-type="float" office:value="24.0159801759515" calcext:value-type="float">
            <text:p>24.0159801759515</text:p>
          </table:table-cell>
          <table:table-cell office:value-type="float" office:value="-1.9451483043399" calcext:value-type="float">
            <text:p>-1.945148304339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5.6597390300736" calcext:value-type="float">
            <text:p>25.6597390300736</text:p>
          </table:table-cell>
          <table:table-cell office:value-type="float" office:value="23.9610741647472" calcext:value-type="float">
            <text:p>23.9610741647472</text:p>
          </table:table-cell>
          <table:table-cell office:value-type="float" office:value="3" calcext:value-type="float">
            <text:p>3</text:p>
          </table:table-cell>
          <table:table-cell office:value-type="float" office:value="25.6597390300736" calcext:value-type="float">
            <text:p>25.6597390300736</text:p>
          </table:table-cell>
          <table:table-cell office:value-type="float" office:value="24.5022021246291" calcext:value-type="float">
            <text:p>24.5022021246291</text:p>
          </table:table-cell>
          <table:table-cell office:value-type="float" office:value="3" calcext:value-type="float">
            <text:p>3</text:p>
          </table:table-cell>
          <table:table-cell office:value-type="float" office:value="25.6597390300736" calcext:value-type="float">
            <text:p>25.6597390300736</text:p>
          </table:table-cell>
          <table:table-cell office:value-type="float" office:value="24.3202583722124" calcext:value-type="float">
            <text:p>24.3202583722124</text:p>
          </table:table-cell>
          <table:table-cell office:value-type="float" office:value="3" calcext:value-type="float">
            <text:p>3</text:p>
          </table:table-cell>
          <table:table-cell office:value-type="float" office:value="25.6597390300736" calcext:value-type="float">
            <text:p>25.6597390300736</text:p>
          </table:table-cell>
          <table:table-cell office:value-type="float" office:value="24.1884733450707" calcext:value-type="float">
            <text:p>24.1884733450707</text:p>
          </table:table-cell>
          <table:table-cell office:value-type="float" office:value="0.486709142455388" calcext:value-type="float">
            <text:p>0.48670914245538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1.3069647052285" calcext:value-type="float">
            <text:p>21.3069647052285</text:p>
          </table:table-cell>
          <table:table-cell office:value-type="float" office:value="24.6206273105924" calcext:value-type="float">
            <text:p>24.6206273105924</text:p>
          </table:table-cell>
          <table:table-cell office:value-type="float" office:value="3" calcext:value-type="float">
            <text:p>3</text:p>
          </table:table-cell>
          <table:table-cell office:value-type="float" office:value="21.3069647052285" calcext:value-type="float">
            <text:p>21.3069647052285</text:p>
          </table:table-cell>
          <table:table-cell office:value-type="float" office:value="23.4905377937362" calcext:value-type="float">
            <text:p>23.4905377937362</text:p>
          </table:table-cell>
          <table:table-cell office:value-type="float" office:value="3" calcext:value-type="float">
            <text:p>3</text:p>
          </table:table-cell>
          <table:table-cell office:value-type="float" office:value="21.3069647052285" calcext:value-type="float">
            <text:p>21.3069647052285</text:p>
          </table:table-cell>
          <table:table-cell office:value-type="float" office:value="24.0329879243546" calcext:value-type="float">
            <text:p>24.0329879243546</text:p>
          </table:table-cell>
          <table:table-cell office:value-type="float" office:value="3" calcext:value-type="float">
            <text:p>3</text:p>
          </table:table-cell>
          <table:table-cell office:value-type="float" office:value="21.3069647052285" calcext:value-type="float">
            <text:p>21.3069647052285</text:p>
          </table:table-cell>
          <table:table-cell office:value-type="float" office:value="24.5631833682296" calcext:value-type="float">
            <text:p>24.5631833682296</text:p>
          </table:table-cell>
          <table:table-cell office:value-type="float" office:value="-3.47801156872928" calcext:value-type="float">
            <text:p>-3.4780115687292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4.4586244500162" calcext:value-type="float">
            <text:p>24.4586244500162</text:p>
          </table:table-cell>
          <table:table-cell office:value-type="float" office:value="24.3856523182925" calcext:value-type="float">
            <text:p>24.3856523182925</text:p>
          </table:table-cell>
          <table:table-cell office:value-type="float" office:value="3" calcext:value-type="float">
            <text:p>3</text:p>
          </table:table-cell>
          <table:table-cell office:value-type="float" office:value="24.4586244500162" calcext:value-type="float">
            <text:p>24.4586244500162</text:p>
          </table:table-cell>
          <table:table-cell office:value-type="float" office:value="25.5984749189257" calcext:value-type="float">
            <text:p>25.5984749189257</text:p>
          </table:table-cell>
          <table:table-cell office:value-type="float" office:value="3" calcext:value-type="float">
            <text:p>3</text:p>
          </table:table-cell>
          <table:table-cell office:value-type="float" office:value="24.4586244500162" calcext:value-type="float">
            <text:p>24.4586244500162</text:p>
          </table:table-cell>
          <table:table-cell office:value-type="float" office:value="25.3777772373724" calcext:value-type="float">
            <text:p>25.3777772373724</text:p>
          </table:table-cell>
          <table:table-cell office:value-type="float" office:value="3" calcext:value-type="float">
            <text:p>3</text:p>
          </table:table-cell>
          <table:table-cell office:value-type="float" office:value="24.4586244500162" calcext:value-type="float">
            <text:p>24.4586244500162</text:p>
          </table:table-cell>
          <table:table-cell office:value-type="float" office:value="24.2582118540615" calcext:value-type="float">
            <text:p>24.2582118540615</text:p>
          </table:table-cell>
          <table:table-cell office:value-type="float" office:value="-0.206681457338815" calcext:value-type="float">
            <text:p>-0.20668145733881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4.7859958273594" calcext:value-type="float">
            <text:p>24.7859958273594</text:p>
          </table:table-cell>
          <table:table-cell office:value-type="float" office:value="24.7949306584457" calcext:value-type="float">
            <text:p>24.7949306584457</text:p>
          </table:table-cell>
          <table:table-cell office:value-type="float" office:value="3" calcext:value-type="float">
            <text:p>3</text:p>
          </table:table-cell>
          <table:table-cell office:value-type="float" office:value="24.7859958273594" calcext:value-type="float">
            <text:p>24.7859958273594</text:p>
          </table:table-cell>
          <table:table-cell office:value-type="float" office:value="25.5575908111106" calcext:value-type="float">
            <text:p>25.5575908111106</text:p>
          </table:table-cell>
          <table:table-cell office:value-type="float" office:value="3" calcext:value-type="float">
            <text:p>3</text:p>
          </table:table-cell>
          <table:table-cell office:value-type="float" office:value="24.7859958273594" calcext:value-type="float">
            <text:p>24.7859958273594</text:p>
          </table:table-cell>
          <table:table-cell office:value-type="float" office:value="25.0255229796902" calcext:value-type="float">
            <text:p>25.0255229796902</text:p>
          </table:table-cell>
          <table:table-cell office:value-type="float" office:value="3" calcext:value-type="float">
            <text:p>3</text:p>
          </table:table-cell>
          <table:table-cell office:value-type="float" office:value="24.7859958273594" calcext:value-type="float">
            <text:p>24.7859958273594</text:p>
          </table:table-cell>
          <table:table-cell office:value-type="float" office:value="24.6830666823633" calcext:value-type="float">
            <text:p>24.6830666823633</text:p>
          </table:table-cell>
          <table:table-cell office:value-type="float" office:value="0.118175901179536" calcext:value-type="float">
            <text:p>0.11817590117953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1.2656305756304" calcext:value-type="float">
            <text:p>21.2656305756304</text:p>
          </table:table-cell>
          <table:table-cell office:value-type="float" office:value="24.7379011207686" calcext:value-type="float">
            <text:p>24.7379011207686</text:p>
          </table:table-cell>
          <table:table-cell office:value-type="float" office:value="3" calcext:value-type="float">
            <text:p>3</text:p>
          </table:table-cell>
          <table:table-cell office:value-type="float" office:value="21.2656305756304" calcext:value-type="float">
            <text:p>21.2656305756304</text:p>
          </table:table-cell>
          <table:table-cell office:value-type="float" office:value="23.4568451066458" calcext:value-type="float">
            <text:p>23.4568451066458</text:p>
          </table:table-cell>
          <table:table-cell office:value-type="float" office:value="3" calcext:value-type="float">
            <text:p>3</text:p>
          </table:table-cell>
          <table:table-cell office:value-type="float" office:value="21.2656305756304" calcext:value-type="float">
            <text:p>21.2656305756304</text:p>
          </table:table-cell>
          <table:table-cell office:value-type="float" office:value="24.2240795369" calcext:value-type="float">
            <text:p>24.2240795369</text:p>
          </table:table-cell>
          <table:table-cell office:value-type="float" office:value="3" calcext:value-type="float">
            <text:p>3</text:p>
          </table:table-cell>
          <table:table-cell office:value-type="float" office:value="21.2656305756304" calcext:value-type="float">
            <text:p>21.2656305756304</text:p>
          </table:table-cell>
          <table:table-cell office:value-type="float" office:value="24.5139690119566" calcext:value-type="float">
            <text:p>24.5139690119566</text:p>
          </table:table-cell>
          <table:table-cell office:value-type="float" office:value="-3.67447835132935" calcext:value-type="float">
            <text:p>-3.6744783513293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7.7546584968074" calcext:value-type="float">
            <text:p>27.7546584968074</text:p>
          </table:table-cell>
          <table:table-cell office:value-type="float" office:value="24.402340537452" calcext:value-type="float">
            <text:p>24.402340537452</text:p>
          </table:table-cell>
          <table:table-cell office:value-type="float" office:value="3" calcext:value-type="float">
            <text:p>3</text:p>
          </table:table-cell>
          <table:table-cell office:value-type="float" office:value="27.7546584968074" calcext:value-type="float">
            <text:p>27.7546584968074</text:p>
          </table:table-cell>
          <table:table-cell office:value-type="float" office:value="25.2443867494876" calcext:value-type="float">
            <text:p>25.2443867494876</text:p>
          </table:table-cell>
          <table:table-cell office:value-type="float" office:value="3" calcext:value-type="float">
            <text:p>3</text:p>
          </table:table-cell>
          <table:table-cell office:value-type="float" office:value="27.7546584968074" calcext:value-type="float">
            <text:p>27.7546584968074</text:p>
          </table:table-cell>
          <table:table-cell office:value-type="float" office:value="24.7682152334899" calcext:value-type="float">
            <text:p>24.7682152334899</text:p>
          </table:table-cell>
          <table:table-cell office:value-type="float" office:value="3" calcext:value-type="float">
            <text:p>3</text:p>
          </table:table-cell>
          <table:table-cell office:value-type="float" office:value="27.7546584968074" calcext:value-type="float">
            <text:p>27.7546584968074</text:p>
          </table:table-cell>
          <table:table-cell office:value-type="float" office:value="24.5446099122218" calcext:value-type="float">
            <text:p>24.5446099122218</text:p>
          </table:table-cell>
          <table:table-cell office:value-type="float" office:value="3.04994122970658" calcext:value-type="float">
            <text:p>3.0499412297065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7.4344099277947" calcext:value-type="float">
            <text:p>27.4344099277947</text:p>
          </table:table-cell>
          <table:table-cell office:value-type="float" office:value="24.1512357205223" calcext:value-type="float">
            <text:p>24.1512357205223</text:p>
          </table:table-cell>
          <table:table-cell office:value-type="float" office:value="3" calcext:value-type="float">
            <text:p>3</text:p>
          </table:table-cell>
          <table:table-cell office:value-type="float" office:value="27.4344099277947" calcext:value-type="float">
            <text:p>27.4344099277947</text:p>
          </table:table-cell>
          <table:table-cell office:value-type="float" office:value="25.3443018509856" calcext:value-type="float">
            <text:p>25.3443018509856</text:p>
          </table:table-cell>
          <table:table-cell office:value-type="float" office:value="3" calcext:value-type="float">
            <text:p>3</text:p>
          </table:table-cell>
          <table:table-cell office:value-type="float" office:value="27.4344099277947" calcext:value-type="float">
            <text:p>27.4344099277947</text:p>
          </table:table-cell>
          <table:table-cell office:value-type="float" office:value="25.2187461353686" calcext:value-type="float">
            <text:p>25.2187461353686</text:p>
          </table:table-cell>
          <table:table-cell office:value-type="float" office:value="3" calcext:value-type="float">
            <text:p>3</text:p>
          </table:table-cell>
          <table:table-cell office:value-type="float" office:value="27.4344099277947" calcext:value-type="float">
            <text:p>27.4344099277947</text:p>
          </table:table-cell>
          <table:table-cell office:value-type="float" office:value="24.0353155818626" calcext:value-type="float">
            <text:p>24.0353155818626</text:p>
          </table:table-cell>
          <table:table-cell office:value-type="float" office:value="2.20085415526313" calcext:value-type="float">
            <text:p>2.2008541552631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2.134920963001" calcext:value-type="float">
            <text:p>22.134920963001</text:p>
          </table:table-cell>
          <table:table-cell office:value-type="float" office:value="24.9538244270832" calcext:value-type="float">
            <text:p>24.9538244270832</text:p>
          </table:table-cell>
          <table:table-cell office:value-type="float" office:value="3" calcext:value-type="float">
            <text:p>3</text:p>
          </table:table-cell>
          <table:table-cell office:value-type="float" office:value="22.134920963001" calcext:value-type="float">
            <text:p>22.134920963001</text:p>
          </table:table-cell>
          <table:table-cell office:value-type="float" office:value="23.9352053900117" calcext:value-type="float">
            <text:p>23.9352053900117</text:p>
          </table:table-cell>
          <table:table-cell office:value-type="float" office:value="3" calcext:value-type="float">
            <text:p>3</text:p>
          </table:table-cell>
          <table:table-cell office:value-type="float" office:value="22.134920963001" calcext:value-type="float">
            <text:p>22.134920963001</text:p>
          </table:table-cell>
          <table:table-cell office:value-type="float" office:value="23.9294079692287" calcext:value-type="float">
            <text:p>23.9294079692287</text:p>
          </table:table-cell>
          <table:table-cell office:value-type="float" office:value="3" calcext:value-type="float">
            <text:p>3</text:p>
          </table:table-cell>
          <table:table-cell office:value-type="float" office:value="22.134920963001" calcext:value-type="float">
            <text:p>22.134920963001</text:p>
          </table:table-cell>
          <table:table-cell office:value-type="float" office:value="24.9276530042383" calcext:value-type="float">
            <text:p>24.9276530042383</text:p>
          </table:table-cell>
          <table:table-cell office:value-type="float" office:value="-3.17569750660638" calcext:value-type="float">
            <text:p>-3.1756975066063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6.9052190901437" calcext:value-type="float">
            <text:p>26.9052190901437</text:p>
          </table:table-cell>
          <table:table-cell office:value-type="float" office:value="24.2232885952608" calcext:value-type="float">
            <text:p>24.2232885952608</text:p>
          </table:table-cell>
          <table:table-cell office:value-type="float" office:value="3" calcext:value-type="float">
            <text:p>3</text:p>
          </table:table-cell>
          <table:table-cell office:value-type="float" office:value="26.9052190901437" calcext:value-type="float">
            <text:p>26.9052190901437</text:p>
          </table:table-cell>
          <table:table-cell office:value-type="float" office:value="24.8078336382546" calcext:value-type="float">
            <text:p>24.8078336382546</text:p>
          </table:table-cell>
          <table:table-cell office:value-type="float" office:value="3" calcext:value-type="float">
            <text:p>3</text:p>
          </table:table-cell>
          <table:table-cell office:value-type="float" office:value="26.9052190901437" calcext:value-type="float">
            <text:p>26.9052190901437</text:p>
          </table:table-cell>
          <table:table-cell office:value-type="float" office:value="24.6822777426774" calcext:value-type="float">
            <text:p>24.6822777426774</text:p>
          </table:table-cell>
          <table:table-cell office:value-type="float" office:value="3" calcext:value-type="float">
            <text:p>3</text:p>
          </table:table-cell>
          <table:table-cell office:value-type="float" office:value="26.9052190901437" calcext:value-type="float">
            <text:p>26.9052190901437</text:p>
          </table:table-cell>
          <table:table-cell office:value-type="float" office:value="24.2762093844863" calcext:value-type="float">
            <text:p>24.2762093844863</text:p>
          </table:table-cell>
          <table:table-cell office:value-type="float" office:value="1.50447572487075" calcext:value-type="float">
            <text:p>1.5044757248707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3.2049584527676" calcext:value-type="float">
            <text:p>23.2049584527676</text:p>
          </table:table-cell>
          <table:table-cell office:value-type="float" office:value="25.1355634464095" calcext:value-type="float">
            <text:p>25.1355634464095</text:p>
          </table:table-cell>
          <table:table-cell office:value-type="float" office:value="3" calcext:value-type="float">
            <text:p>3</text:p>
          </table:table-cell>
          <table:table-cell office:value-type="float" office:value="23.2049584527676" calcext:value-type="float">
            <text:p>23.2049584527676</text:p>
          </table:table-cell>
          <table:table-cell office:value-type="float" office:value="24.5897726464019" calcext:value-type="float">
            <text:p>24.5897726464019</text:p>
          </table:table-cell>
          <table:table-cell office:value-type="float" office:value="3" calcext:value-type="float">
            <text:p>3</text:p>
          </table:table-cell>
          <table:table-cell office:value-type="float" office:value="23.2049584527676" calcext:value-type="float">
            <text:p>23.2049584527676</text:p>
          </table:table-cell>
          <table:table-cell office:value-type="float" office:value="24.530651930537" calcext:value-type="float">
            <text:p>24.530651930537</text:p>
          </table:table-cell>
          <table:table-cell office:value-type="float" office:value="3" calcext:value-type="float">
            <text:p>3</text:p>
          </table:table-cell>
          <table:table-cell office:value-type="float" office:value="23.2049584527676" calcext:value-type="float">
            <text:p>23.2049584527676</text:p>
          </table:table-cell>
          <table:table-cell office:value-type="float" office:value="25.1563520153536" calcext:value-type="float">
            <text:p>25.1563520153536</text:p>
          </table:table-cell>
          <table:table-cell office:value-type="float" office:value="-2.03888167619732" calcext:value-type="float">
            <text:p>-2.0388816761973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3.8591520587197" calcext:value-type="float">
            <text:p>23.8591520587197</text:p>
          </table:table-cell>
          <table:table-cell office:value-type="float" office:value="24.3607327473932" calcext:value-type="float">
            <text:p>24.3607327473932</text:p>
          </table:table-cell>
          <table:table-cell office:value-type="float" office:value="3" calcext:value-type="float">
            <text:p>3</text:p>
          </table:table-cell>
          <table:table-cell office:value-type="float" office:value="23.8591520587197" calcext:value-type="float">
            <text:p>23.8591520587197</text:p>
          </table:table-cell>
          <table:table-cell office:value-type="float" office:value="23.3944517491358" calcext:value-type="float">
            <text:p>23.3944517491358</text:p>
          </table:table-cell>
          <table:table-cell office:value-type="float" office:value="3" calcext:value-type="float">
            <text:p>3</text:p>
          </table:table-cell>
          <table:table-cell office:value-type="float" office:value="23.8591520587197" calcext:value-type="float">
            <text:p>23.8591520587197</text:p>
          </table:table-cell>
          <table:table-cell office:value-type="float" office:value="23.5958864604746" calcext:value-type="float">
            <text:p>23.5958864604746</text:p>
          </table:table-cell>
          <table:table-cell office:value-type="float" office:value="3" calcext:value-type="float">
            <text:p>3</text:p>
          </table:table-cell>
          <table:table-cell office:value-type="float" office:value="23.8591520587197" calcext:value-type="float">
            <text:p>23.8591520587197</text:p>
          </table:table-cell>
          <table:table-cell office:value-type="float" office:value="24.3815848531024" calcext:value-type="float">
            <text:p>24.3815848531024</text:p>
          </table:table-cell>
          <table:table-cell office:value-type="float" office:value="-1.21124083321482" calcext:value-type="float">
            <text:p>-1.2112408332148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5.434724734332" calcext:value-type="float">
            <text:p>25.434724734332</text:p>
          </table:table-cell>
          <table:table-cell office:value-type="float" office:value="24.421054481186" calcext:value-type="float">
            <text:p>24.421054481186</text:p>
          </table:table-cell>
          <table:table-cell office:value-type="float" office:value="3" calcext:value-type="float">
            <text:p>3</text:p>
          </table:table-cell>
          <table:table-cell office:value-type="float" office:value="25.434724734332" calcext:value-type="float">
            <text:p>25.434724734332</text:p>
          </table:table-cell>
          <table:table-cell office:value-type="float" office:value="24.0322056912858" calcext:value-type="float">
            <text:p>24.0322056912858</text:p>
          </table:table-cell>
          <table:table-cell office:value-type="float" office:value="3" calcext:value-type="float">
            <text:p>3</text:p>
          </table:table-cell>
          <table:table-cell office:value-type="float" office:value="25.434724734332" calcext:value-type="float">
            <text:p>25.434724734332</text:p>
          </table:table-cell>
          <table:table-cell office:value-type="float" office:value="23.9749470281613" calcext:value-type="float">
            <text:p>23.9749470281613</text:p>
          </table:table-cell>
          <table:table-cell office:value-type="float" office:value="3" calcext:value-type="float">
            <text:p>3</text:p>
          </table:table-cell>
          <table:table-cell office:value-type="float" office:value="25.434724734332" calcext:value-type="float">
            <text:p>25.434724734332</text:p>
          </table:table-cell>
          <table:table-cell office:value-type="float" office:value="24.5130991374934" calcext:value-type="float">
            <text:p>24.5130991374934</text:p>
          </table:table-cell>
          <table:table-cell office:value-type="float" office:value="0.286285296242416" calcext:value-type="float">
            <text:p>0.28628529624241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0.0422463844637" calcext:value-type="float">
            <text:p>20.0422463844637</text:p>
          </table:table-cell>
          <table:table-cell office:value-type="float" office:value="24.0283485527249" calcext:value-type="float">
            <text:p>24.0283485527249</text:p>
          </table:table-cell>
          <table:table-cell office:value-type="float" office:value="3" calcext:value-type="float">
            <text:p>3</text:p>
          </table:table-cell>
          <table:table-cell office:value-type="float" office:value="20.0422463844637" calcext:value-type="float">
            <text:p>20.0422463844637</text:p>
          </table:table-cell>
          <table:table-cell office:value-type="float" office:value="23.6769066352948" calcext:value-type="float">
            <text:p>23.6769066352948</text:p>
          </table:table-cell>
          <table:table-cell office:value-type="float" office:value="3" calcext:value-type="float">
            <text:p>3</text:p>
          </table:table-cell>
          <table:table-cell office:value-type="float" office:value="20.0422463844637" calcext:value-type="float">
            <text:p>20.0422463844637</text:p>
          </table:table-cell>
          <table:table-cell office:value-type="float" office:value="24.769389159427" calcext:value-type="float">
            <text:p>24.769389159427</text:p>
          </table:table-cell>
          <table:table-cell office:value-type="float" office:value="3" calcext:value-type="float">
            <text:p>3</text:p>
          </table:table-cell>
          <table:table-cell office:value-type="float" office:value="20.0422463844637" calcext:value-type="float">
            <text:p>20.0422463844637</text:p>
          </table:table-cell>
          <table:table-cell office:value-type="float" office:value="24.1587485408606" calcext:value-type="float">
            <text:p>24.1587485408606</text:p>
          </table:table-cell>
          <table:table-cell office:value-type="float" office:value="-4.95505356659623" calcext:value-type="float">
            <text:p>-4.9550535665962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5.1763750215066" calcext:value-type="float">
            <text:p>25.1763750215066</text:p>
          </table:table-cell>
          <table:table-cell office:value-type="float" office:value="23.6100269952031" calcext:value-type="float">
            <text:p>23.6100269952031</text:p>
          </table:table-cell>
          <table:table-cell office:value-type="float" office:value="3" calcext:value-type="float">
            <text:p>3</text:p>
          </table:table-cell>
          <table:table-cell office:value-type="float" office:value="25.1763750215066" calcext:value-type="float">
            <text:p>25.1763750215066</text:p>
          </table:table-cell>
          <table:table-cell office:value-type="float" office:value="24.4749840985086" calcext:value-type="float">
            <text:p>24.4749840985086</text:p>
          </table:table-cell>
          <table:table-cell office:value-type="float" office:value="3" calcext:value-type="float">
            <text:p>3</text:p>
          </table:table-cell>
          <table:table-cell office:value-type="float" office:value="25.1763750215066" calcext:value-type="float">
            <text:p>25.1763750215066</text:p>
          </table:table-cell>
          <table:table-cell office:value-type="float" office:value="24.8696354165363" calcext:value-type="float">
            <text:p>24.8696354165363</text:p>
          </table:table-cell>
          <table:table-cell office:value-type="float" office:value="3" calcext:value-type="float">
            <text:p>3</text:p>
          </table:table-cell>
          <table:table-cell office:value-type="float" office:value="25.1763750215066" calcext:value-type="float">
            <text:p>25.1763750215066</text:p>
          </table:table-cell>
          <table:table-cell office:value-type="float" office:value="23.8852720290981" calcext:value-type="float">
            <text:p>23.8852720290981</text:p>
          </table:table-cell>
          <table:table-cell office:value-type="float" office:value="0.350900213030722" calcext:value-type="float">
            <text:p>0.35090021303072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3.9204373936951" calcext:value-type="float">
            <text:p>23.9204373936951</text:p>
          </table:table-cell>
          <table:table-cell office:value-type="float" office:value="24.2440560530477" calcext:value-type="float">
            <text:p>24.2440560530477</text:p>
          </table:table-cell>
          <table:table-cell office:value-type="float" office:value="3" calcext:value-type="float">
            <text:p>3</text:p>
          </table:table-cell>
          <table:table-cell office:value-type="float" office:value="23.9204373936951" calcext:value-type="float">
            <text:p>23.9204373936951</text:p>
          </table:table-cell>
          <table:table-cell office:value-type="float" office:value="24.449856293512" calcext:value-type="float">
            <text:p>24.449856293512</text:p>
          </table:table-cell>
          <table:table-cell office:value-type="float" office:value="3" calcext:value-type="float">
            <text:p>3</text:p>
          </table:table-cell>
          <table:table-cell office:value-type="float" office:value="23.9204373936951" calcext:value-type="float">
            <text:p>23.9204373936951</text:p>
          </table:table-cell>
          <table:table-cell office:value-type="float" office:value="24.087269504016" calcext:value-type="float">
            <text:p>24.087269504016</text:p>
          </table:table-cell>
          <table:table-cell office:value-type="float" office:value="3" calcext:value-type="float">
            <text:p>3</text:p>
          </table:table-cell>
          <table:table-cell office:value-type="float" office:value="23.9204373936951" calcext:value-type="float">
            <text:p>23.9204373936951</text:p>
          </table:table-cell>
          <table:table-cell office:value-type="float" office:value="24.3693438539692" calcext:value-type="float">
            <text:p>24.3693438539692</text:p>
          </table:table-cell>
          <table:table-cell office:value-type="float" office:value="-0.803093652526468" calcext:value-type="float">
            <text:p>-0.80309365252646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2.6357734419985" calcext:value-type="float">
            <text:p>22.6357734419985</text:p>
          </table:table-cell>
          <table:table-cell office:value-type="float" office:value="24.5292232739097" calcext:value-type="float">
            <text:p>24.5292232739097</text:p>
          </table:table-cell>
          <table:table-cell office:value-type="float" office:value="3" calcext:value-type="float">
            <text:p>3</text:p>
          </table:table-cell>
          <table:table-cell office:value-type="float" office:value="22.6357734419985" calcext:value-type="float">
            <text:p>22.6357734419985</text:p>
          </table:table-cell>
          <table:table-cell office:value-type="float" office:value="23.1220528437653" calcext:value-type="float">
            <text:p>23.1220528437653</text:p>
          </table:table-cell>
          <table:table-cell office:value-type="float" office:value="3" calcext:value-type="float">
            <text:p>3</text:p>
          </table:table-cell>
          <table:table-cell office:value-type="float" office:value="22.6357734419985" calcext:value-type="float">
            <text:p>22.6357734419985</text:p>
          </table:table-cell>
          <table:table-cell office:value-type="float" office:value="23.6978985530475" calcext:value-type="float">
            <text:p>23.6978985530475</text:p>
          </table:table-cell>
          <table:table-cell office:value-type="float" office:value="3" calcext:value-type="float">
            <text:p>3</text:p>
          </table:table-cell>
          <table:table-cell office:value-type="float" office:value="22.6357734419985" calcext:value-type="float">
            <text:p>22.6357734419985</text:p>
          </table:table-cell>
          <table:table-cell office:value-type="float" office:value="24.8514214185336" calcext:value-type="float">
            <text:p>24.8514214185336</text:p>
          </table:table-cell>
          <table:table-cell office:value-type="float" office:value="-2.12976048289569" calcext:value-type="float">
            <text:p>-2.1297604828956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4.7766454773304" calcext:value-type="float">
            <text:p>24.7766454773304</text:p>
          </table:table-cell>
          <table:table-cell office:value-type="float" office:value="25.6116926431773" calcext:value-type="float">
            <text:p>25.6116926431773</text:p>
          </table:table-cell>
          <table:table-cell office:value-type="float" office:value="3" calcext:value-type="float">
            <text:p>3</text:p>
          </table:table-cell>
          <table:table-cell office:value-type="float" office:value="24.7766454773304" calcext:value-type="float">
            <text:p>24.7766454773304</text:p>
          </table:table-cell>
          <table:table-cell office:value-type="float" office:value="26.8641416547498" calcext:value-type="float">
            <text:p>26.8641416547498</text:p>
          </table:table-cell>
          <table:table-cell office:value-type="float" office:value="3" calcext:value-type="float">
            <text:p>3</text:p>
          </table:table-cell>
          <table:table-cell office:value-type="float" office:value="24.7766454773304" calcext:value-type="float">
            <text:p>24.7766454773304</text:p>
          </table:table-cell>
          <table:table-cell office:value-type="float" office:value="25.5018356283563" calcext:value-type="float">
            <text:p>25.5018356283563</text:p>
          </table:table-cell>
          <table:table-cell office:value-type="float" office:value="3" calcext:value-type="float">
            <text:p>3</text:p>
          </table:table-cell>
          <table:table-cell office:value-type="float" office:value="24.7766454773304" calcext:value-type="float">
            <text:p>24.7766454773304</text:p>
          </table:table-cell>
          <table:table-cell office:value-type="float" office:value="25.5516647068679" calcext:value-type="float">
            <text:p>25.5516647068679</text:p>
          </table:table-cell>
          <table:table-cell office:value-type="float" office:value="0.133723313544102" calcext:value-type="float">
            <text:p>0.13372331354410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4.5408216842401" calcext:value-type="float">
            <text:p>24.5408216842401</text:p>
          </table:table-cell>
          <table:table-cell office:value-type="float" office:value="25.0172835930789" calcext:value-type="float">
            <text:p>25.0172835930789</text:p>
          </table:table-cell>
          <table:table-cell office:value-type="float" office:value="3" calcext:value-type="float">
            <text:p>3</text:p>
          </table:table-cell>
          <table:table-cell office:value-type="float" office:value="24.5408216842401" calcext:value-type="float">
            <text:p>24.5408216842401</text:p>
          </table:table-cell>
          <table:table-cell office:value-type="float" office:value="24.2649937362184" calcext:value-type="float">
            <text:p>24.2649937362184</text:p>
          </table:table-cell>
          <table:table-cell office:value-type="float" office:value="3" calcext:value-type="float">
            <text:p>3</text:p>
          </table:table-cell>
          <table:table-cell office:value-type="float" office:value="24.5408216842401" calcext:value-type="float">
            <text:p>24.5408216842401</text:p>
          </table:table-cell>
          <table:table-cell office:value-type="float" office:value="23.7228346668875" calcext:value-type="float">
            <text:p>23.7228346668875</text:p>
          </table:table-cell>
          <table:table-cell office:value-type="float" office:value="3" calcext:value-type="float">
            <text:p>3</text:p>
          </table:table-cell>
          <table:table-cell office:value-type="float" office:value="24.5408216842401" calcext:value-type="float">
            <text:p>24.5408216842401</text:p>
          </table:table-cell>
          <table:table-cell office:value-type="float" office:value="24.9429748832924" calcext:value-type="float">
            <text:p>24.9429748832924</text:p>
          </table:table-cell>
          <table:table-cell office:value-type="float" office:value="-0.645366461388882" calcext:value-type="float">
            <text:p>-0.64536646138888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7.6711231341773" calcext:value-type="float">
            <text:p>27.6711231341773</text:p>
          </table:table-cell>
          <table:table-cell office:value-type="float" office:value="25.0820428433915" calcext:value-type="float">
            <text:p>25.0820428433915</text:p>
          </table:table-cell>
          <table:table-cell office:value-type="float" office:value="3" calcext:value-type="float">
            <text:p>3</text:p>
          </table:table-cell>
          <table:table-cell office:value-type="float" office:value="27.6711231341773" calcext:value-type="float">
            <text:p>27.6711231341773</text:p>
          </table:table-cell>
          <table:table-cell office:value-type="float" office:value="25.9143119373459" calcext:value-type="float">
            <text:p>25.9143119373459</text:p>
          </table:table-cell>
          <table:table-cell office:value-type="float" office:value="3" calcext:value-type="float">
            <text:p>3</text:p>
          </table:table-cell>
          <table:table-cell office:value-type="float" office:value="27.6711231341773" calcext:value-type="float">
            <text:p>27.6711231341773</text:p>
          </table:table-cell>
          <table:table-cell office:value-type="float" office:value="24.3722496698239" calcext:value-type="float">
            <text:p>24.3722496698239</text:p>
          </table:table-cell>
          <table:table-cell office:value-type="float" office:value="3" calcext:value-type="float">
            <text:p>3</text:p>
          </table:table-cell>
          <table:table-cell office:value-type="float" office:value="27.6711231341773" calcext:value-type="float">
            <text:p>27.6711231341773</text:p>
          </table:table-cell>
          <table:table-cell office:value-type="float" office:value="24.9738608286901" calcext:value-type="float">
            <text:p>24.9738608286901</text:p>
          </table:table-cell>
          <table:table-cell office:value-type="float" office:value="2.50538204377837" calcext:value-type="float">
            <text:p>2.5053820437783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6.8812643248559" calcext:value-type="float">
            <text:p>26.8812643248559</text:p>
          </table:table-cell>
          <table:table-cell office:value-type="float" office:value="24.6884329114159" calcext:value-type="float">
            <text:p>24.6884329114159</text:p>
          </table:table-cell>
          <table:table-cell office:value-type="float" office:value="3" calcext:value-type="float">
            <text:p>3</text:p>
          </table:table-cell>
          <table:table-cell office:value-type="float" office:value="26.8812643248559" calcext:value-type="float">
            <text:p>26.8812643248559</text:p>
          </table:table-cell>
          <table:table-cell office:value-type="float" office:value="26.0580787528998" calcext:value-type="float">
            <text:p>26.0580787528998</text:p>
          </table:table-cell>
          <table:table-cell office:value-type="float" office:value="3" calcext:value-type="float">
            <text:p>3</text:p>
          </table:table-cell>
          <table:table-cell office:value-type="float" office:value="26.8812643248559" calcext:value-type="float">
            <text:p>26.8812643248559</text:p>
          </table:table-cell>
          <table:table-cell office:value-type="float" office:value="25.7761119361435" calcext:value-type="float">
            <text:p>25.7761119361435</text:p>
          </table:table-cell>
          <table:table-cell office:value-type="float" office:value="3" calcext:value-type="float">
            <text:p>3</text:p>
          </table:table-cell>
          <table:table-cell office:value-type="float" office:value="26.8812643248559" calcext:value-type="float">
            <text:p>26.8812643248559</text:p>
          </table:table-cell>
          <table:table-cell office:value-type="float" office:value="24.7271699783557" calcext:value-type="float">
            <text:p>24.7271699783557</text:p>
          </table:table-cell>
          <table:table-cell office:value-type="float" office:value="1.87578148507741" calcext:value-type="float">
            <text:p>1.8757814850774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4.6538213721154" calcext:value-type="float">
            <text:p>24.6538213721154</text:p>
          </table:table-cell>
          <table:table-cell office:value-type="float" office:value="23.4933817132152" calcext:value-type="float">
            <text:p>23.4933817132152</text:p>
          </table:table-cell>
          <table:table-cell office:value-type="float" office:value="3" calcext:value-type="float">
            <text:p>3</text:p>
          </table:table-cell>
          <table:table-cell office:value-type="float" office:value="24.6538213721154" calcext:value-type="float">
            <text:p>24.6538213721154</text:p>
          </table:table-cell>
          <table:table-cell office:value-type="float" office:value="23.3982264178074" calcext:value-type="float">
            <text:p>23.3982264178074</text:p>
          </table:table-cell>
          <table:table-cell office:value-type="float" office:value="3" calcext:value-type="float">
            <text:p>3</text:p>
          </table:table-cell>
          <table:table-cell office:value-type="float" office:value="24.6538213721154" calcext:value-type="float">
            <text:p>24.6538213721154</text:p>
          </table:table-cell>
          <table:table-cell office:value-type="float" office:value="24.2225809634517" calcext:value-type="float">
            <text:p>24.2225809634517</text:p>
          </table:table-cell>
          <table:table-cell office:value-type="float" office:value="3" calcext:value-type="float">
            <text:p>3</text:p>
          </table:table-cell>
          <table:table-cell office:value-type="float" office:value="24.6538213721154" calcext:value-type="float">
            <text:p>24.6538213721154</text:p>
          </table:table-cell>
          <table:table-cell office:value-type="float" office:value="23.631477972057" calcext:value-type="float">
            <text:p>23.631477972057</text:p>
          </table:table-cell>
          <table:table-cell office:value-type="float" office:value="-0.18345876498027" calcext:value-type="float">
            <text:p>-0.1834587649802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3.2548403581181" calcext:value-type="float">
            <text:p>23.2548403581181</text:p>
          </table:table-cell>
          <table:table-cell office:value-type="float" office:value="25.7036225860066" calcext:value-type="float">
            <text:p>25.7036225860066</text:p>
          </table:table-cell>
          <table:table-cell office:value-type="float" office:value="3" calcext:value-type="float">
            <text:p>3</text:p>
          </table:table-cell>
          <table:table-cell office:value-type="float" office:value="23.2548403581181" calcext:value-type="float">
            <text:p>23.2548403581181</text:p>
          </table:table-cell>
          <table:table-cell office:value-type="float" office:value="25.1461198095756" calcext:value-type="float">
            <text:p>25.1461198095756</text:p>
          </table:table-cell>
          <table:table-cell office:value-type="float" office:value="3" calcext:value-type="float">
            <text:p>3</text:p>
          </table:table-cell>
          <table:table-cell office:value-type="float" office:value="23.2548403581181" calcext:value-type="float">
            <text:p>23.2548403581181</text:p>
          </table:table-cell>
          <table:table-cell office:value-type="float" office:value="23.7786979190353" calcext:value-type="float">
            <text:p>23.7786979190353</text:p>
          </table:table-cell>
          <table:table-cell office:value-type="float" office:value="3" calcext:value-type="float">
            <text:p>3</text:p>
          </table:table-cell>
          <table:table-cell office:value-type="float" office:value="23.2548403581181" calcext:value-type="float">
            <text:p>23.2548403581181</text:p>
          </table:table-cell>
          <table:table-cell office:value-type="float" office:value="25.4781096160967" calcext:value-type="float">
            <text:p>25.4781096160967</text:p>
          </table:table-cell>
          <table:table-cell office:value-type="float" office:value="-1.50111674112721" calcext:value-type="float">
            <text:p>-1.5011167411272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4.5499856217283" calcext:value-type="float">
            <text:p>24.5499856217283</text:p>
          </table:table-cell>
          <table:table-cell office:value-type="float" office:value="24.8661295527639" calcext:value-type="float">
            <text:p>24.8661295527639</text:p>
          </table:table-cell>
          <table:table-cell office:value-type="float" office:value="3" calcext:value-type="float">
            <text:p>3</text:p>
          </table:table-cell>
          <table:table-cell office:value-type="float" office:value="24.5499856217283" calcext:value-type="float">
            <text:p>24.5499856217283</text:p>
          </table:table-cell>
          <table:table-cell office:value-type="float" office:value="24.3379834995246" calcext:value-type="float">
            <text:p>24.3379834995246</text:p>
          </table:table-cell>
          <table:table-cell office:value-type="float" office:value="3" calcext:value-type="float">
            <text:p>3</text:p>
          </table:table-cell>
          <table:table-cell office:value-type="float" office:value="24.5499856217283" calcext:value-type="float">
            <text:p>24.5499856217283</text:p>
          </table:table-cell>
          <table:table-cell office:value-type="float" office:value="24.1243707038363" calcext:value-type="float">
            <text:p>24.1243707038363</text:p>
          </table:table-cell>
          <table:table-cell office:value-type="float" office:value="3" calcext:value-type="float">
            <text:p>3</text:p>
          </table:table-cell>
          <table:table-cell office:value-type="float" office:value="24.5499856217283" calcext:value-type="float">
            <text:p>24.5499856217283</text:p>
          </table:table-cell>
          <table:table-cell office:value-type="float" office:value="24.9470845213386" calcext:value-type="float">
            <text:p>24.9470845213386</text:p>
          </table:table-cell>
          <table:table-cell office:value-type="float" office:value="0.0768671859268924" calcext:value-type="float">
            <text:p>0.076867185926892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9.8425283985227" calcext:value-type="float">
            <text:p>29.8425283985227</text:p>
          </table:table-cell>
          <table:table-cell office:value-type="float" office:value="26.0886719484229" calcext:value-type="float">
            <text:p>26.0886719484229</text:p>
          </table:table-cell>
          <table:table-cell office:value-type="float" office:value="3" calcext:value-type="float">
            <text:p>3</text:p>
          </table:table-cell>
          <table:table-cell office:value-type="float" office:value="29.8425283985227" calcext:value-type="float">
            <text:p>29.8425283985227</text:p>
          </table:table-cell>
          <table:table-cell office:value-type="float" office:value="27.5959745817104" calcext:value-type="float">
            <text:p>27.5959745817104</text:p>
          </table:table-cell>
          <table:table-cell office:value-type="float" office:value="3" calcext:value-type="float">
            <text:p>3</text:p>
          </table:table-cell>
          <table:table-cell office:value-type="float" office:value="29.8425283985227" calcext:value-type="float">
            <text:p>29.8425283985227</text:p>
          </table:table-cell>
          <table:table-cell office:value-type="float" office:value="25.7288249225803" calcext:value-type="float">
            <text:p>25.7288249225803</text:p>
          </table:table-cell>
          <table:table-cell office:value-type="float" office:value="3" calcext:value-type="float">
            <text:p>3</text:p>
          </table:table-cell>
          <table:table-cell office:value-type="float" office:value="29.8425283985227" calcext:value-type="float">
            <text:p>29.8425283985227</text:p>
          </table:table-cell>
          <table:table-cell office:value-type="float" office:value="25.7266635929837" calcext:value-type="float">
            <text:p>25.7266635929837</text:p>
          </table:table-cell>
          <table:table-cell office:value-type="float" office:value="5.10629336726553" calcext:value-type="float">
            <text:p>5.1062933672655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2.7290679368531" calcext:value-type="float">
            <text:p>22.7290679368531</text:p>
          </table:table-cell>
          <table:table-cell office:value-type="float" office:value="24.8031402761801" calcext:value-type="float">
            <text:p>24.8031402761801</text:p>
          </table:table-cell>
          <table:table-cell office:value-type="float" office:value="3" calcext:value-type="float">
            <text:p>3</text:p>
          </table:table-cell>
          <table:table-cell office:value-type="float" office:value="22.7290679368531" calcext:value-type="float">
            <text:p>22.7290679368531</text:p>
          </table:table-cell>
          <table:table-cell office:value-type="float" office:value="23.4260947136741" calcext:value-type="float">
            <text:p>23.4260947136741</text:p>
          </table:table-cell>
          <table:table-cell office:value-type="float" office:value="3" calcext:value-type="float">
            <text:p>3</text:p>
          </table:table-cell>
          <table:table-cell office:value-type="float" office:value="22.7290679368531" calcext:value-type="float">
            <text:p>22.7290679368531</text:p>
          </table:table-cell>
          <table:table-cell office:value-type="float" office:value="23.651324476852" calcext:value-type="float">
            <text:p>23.651324476852</text:p>
          </table:table-cell>
          <table:table-cell office:value-type="float" office:value="3" calcext:value-type="float">
            <text:p>3</text:p>
          </table:table-cell>
          <table:table-cell office:value-type="float" office:value="22.7290679368531" calcext:value-type="float">
            <text:p>22.7290679368531</text:p>
          </table:table-cell>
          <table:table-cell office:value-type="float" office:value="24.6317976394001" calcext:value-type="float">
            <text:p>24.6317976394001</text:p>
          </table:table-cell>
          <table:table-cell office:value-type="float" office:value="-2.48914127607965" calcext:value-type="float">
            <text:p>-2.4891412760796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2.001284381071" calcext:value-type="float">
            <text:p>22.001284381071</text:p>
          </table:table-cell>
          <table:table-cell office:value-type="float" office:value="24.7413350612346" calcext:value-type="float">
            <text:p>24.7413350612346</text:p>
          </table:table-cell>
          <table:table-cell office:value-type="float" office:value="3" calcext:value-type="float">
            <text:p>3</text:p>
          </table:table-cell>
          <table:table-cell office:value-type="float" office:value="22.001284381071" calcext:value-type="float">
            <text:p>22.001284381071</text:p>
          </table:table-cell>
          <table:table-cell office:value-type="float" office:value="23.2325819269545" calcext:value-type="float">
            <text:p>23.2325819269545</text:p>
          </table:table-cell>
          <table:table-cell office:value-type="float" office:value="3" calcext:value-type="float">
            <text:p>3</text:p>
          </table:table-cell>
          <table:table-cell office:value-type="float" office:value="22.001284381071" calcext:value-type="float">
            <text:p>22.001284381071</text:p>
          </table:table-cell>
          <table:table-cell office:value-type="float" office:value="23.068639685872" calcext:value-type="float">
            <text:p>23.068639685872</text:p>
          </table:table-cell>
          <table:table-cell office:value-type="float" office:value="3" calcext:value-type="float">
            <text:p>3</text:p>
          </table:table-cell>
          <table:table-cell office:value-type="float" office:value="22.001284381071" calcext:value-type="float">
            <text:p>22.001284381071</text:p>
          </table:table-cell>
          <table:table-cell office:value-type="float" office:value="24.502254937931" calcext:value-type="float">
            <text:p>24.502254937931</text:p>
          </table:table-cell>
          <table:table-cell office:value-type="float" office:value="-3.11286833146345" calcext:value-type="float">
            <text:p>-3.1128683314634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8.7882613175802" calcext:value-type="float">
            <text:p>28.7882613175802</text:p>
          </table:table-cell>
          <table:table-cell office:value-type="float" office:value="23.5510679102087" calcext:value-type="float">
            <text:p>23.5510679102087</text:p>
          </table:table-cell>
          <table:table-cell office:value-type="float" office:value="3" calcext:value-type="float">
            <text:p>3</text:p>
          </table:table-cell>
          <table:table-cell office:value-type="float" office:value="28.7882613175802" calcext:value-type="float">
            <text:p>28.7882613175802</text:p>
          </table:table-cell>
          <table:table-cell office:value-type="float" office:value="26.6499008502488" calcext:value-type="float">
            <text:p>26.6499008502488</text:p>
          </table:table-cell>
          <table:table-cell office:value-type="float" office:value="3" calcext:value-type="float">
            <text:p>3</text:p>
          </table:table-cell>
          <table:table-cell office:value-type="float" office:value="28.7882613175802" calcext:value-type="float">
            <text:p>28.7882613175802</text:p>
          </table:table-cell>
          <table:table-cell office:value-type="float" office:value="25.1994572069478" calcext:value-type="float">
            <text:p>25.1994572069478</text:p>
          </table:table-cell>
          <table:table-cell office:value-type="float" office:value="3" calcext:value-type="float">
            <text:p>3</text:p>
          </table:table-cell>
          <table:table-cell office:value-type="float" office:value="28.7882613175802" calcext:value-type="float">
            <text:p>28.7882613175802</text:p>
          </table:table-cell>
          <table:table-cell office:value-type="float" office:value="23.8576636612444" calcext:value-type="float">
            <text:p>23.8576636612444</text:p>
          </table:table-cell>
          <table:table-cell office:value-type="float" office:value="3.93013880227795" calcext:value-type="float">
            <text:p>3.9301388022779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7.053827067763" calcext:value-type="float">
            <text:p>27.053827067763</text:p>
          </table:table-cell>
          <table:table-cell office:value-type="float" office:value="24.7990810171814" calcext:value-type="float">
            <text:p>24.7990810171814</text:p>
          </table:table-cell>
          <table:table-cell office:value-type="float" office:value="3" calcext:value-type="float">
            <text:p>3</text:p>
          </table:table-cell>
          <table:table-cell office:value-type="float" office:value="27.053827067763" calcext:value-type="float">
            <text:p>27.053827067763</text:p>
          </table:table-cell>
          <table:table-cell office:value-type="float" office:value="25.5526173862203" calcext:value-type="float">
            <text:p>25.5526173862203</text:p>
          </table:table-cell>
          <table:table-cell office:value-type="float" office:value="3" calcext:value-type="float">
            <text:p>3</text:p>
          </table:table-cell>
          <table:table-cell office:value-type="float" office:value="27.053827067763" calcext:value-type="float">
            <text:p>27.053827067763</text:p>
          </table:table-cell>
          <table:table-cell office:value-type="float" office:value="25.2000795545401" calcext:value-type="float">
            <text:p>25.2000795545401</text:p>
          </table:table-cell>
          <table:table-cell office:value-type="float" office:value="3" calcext:value-type="float">
            <text:p>3</text:p>
          </table:table-cell>
          <table:table-cell office:value-type="float" office:value="27.053827067763" calcext:value-type="float">
            <text:p>27.053827067763</text:p>
          </table:table-cell>
          <table:table-cell office:value-type="float" office:value="24.9597685179826" calcext:value-type="float">
            <text:p>24.9597685179826</text:p>
          </table:table-cell>
          <table:table-cell office:value-type="float" office:value="2.37306368651709" calcext:value-type="float">
            <text:p>2.3730636865170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7.0803590733764" calcext:value-type="float">
            <text:p>27.0803590733764</text:p>
          </table:table-cell>
          <table:table-cell office:value-type="float" office:value="23.143506102201" calcext:value-type="float">
            <text:p>23.143506102201</text:p>
          </table:table-cell>
          <table:table-cell office:value-type="float" office:value="3" calcext:value-type="float">
            <text:p>3</text:p>
          </table:table-cell>
          <table:table-cell office:value-type="float" office:value="27.0803590733764" calcext:value-type="float">
            <text:p>27.0803590733764</text:p>
          </table:table-cell>
          <table:table-cell office:value-type="float" office:value="25.1152929786535" calcext:value-type="float">
            <text:p>25.1152929786535</text:p>
          </table:table-cell>
          <table:table-cell office:value-type="float" office:value="3" calcext:value-type="float">
            <text:p>3</text:p>
          </table:table-cell>
          <table:table-cell office:value-type="float" office:value="27.0803590733764" calcext:value-type="float">
            <text:p>27.0803590733764</text:p>
          </table:table-cell>
          <table:table-cell office:value-type="float" office:value="24.8561656211491" calcext:value-type="float">
            <text:p>24.8561656211491</text:p>
          </table:table-cell>
          <table:table-cell office:value-type="float" office:value="3" calcext:value-type="float">
            <text:p>3</text:p>
          </table:table-cell>
          <table:table-cell office:value-type="float" office:value="27.0803590733764" calcext:value-type="float">
            <text:p>27.0803590733764</text:p>
          </table:table-cell>
          <table:table-cell office:value-type="float" office:value="23.4237166101171" calcext:value-type="float">
            <text:p>23.4237166101171</text:p>
          </table:table-cell>
          <table:table-cell office:value-type="float" office:value="2.03152503833652" calcext:value-type="float">
            <text:p>2.0315250383365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4.308196248183" calcext:value-type="float">
            <text:p>24.308196248183</text:p>
          </table:table-cell>
          <table:table-cell office:value-type="float" office:value="24.4252275142428" calcext:value-type="float">
            <text:p>24.4252275142428</text:p>
          </table:table-cell>
          <table:table-cell office:value-type="float" office:value="3" calcext:value-type="float">
            <text:p>3</text:p>
          </table:table-cell>
          <table:table-cell office:value-type="float" office:value="24.308196248183" calcext:value-type="float">
            <text:p>24.308196248183</text:p>
          </table:table-cell>
          <table:table-cell office:value-type="float" office:value="23.8591827278317" calcext:value-type="float">
            <text:p>23.8591827278317</text:p>
          </table:table-cell>
          <table:table-cell office:value-type="float" office:value="3" calcext:value-type="float">
            <text:p>3</text:p>
          </table:table-cell>
          <table:table-cell office:value-type="float" office:value="24.308196248183" calcext:value-type="float">
            <text:p>24.308196248183</text:p>
          </table:table-cell>
          <table:table-cell office:value-type="float" office:value="24.7870414754367" calcext:value-type="float">
            <text:p>24.7870414754367</text:p>
          </table:table-cell>
          <table:table-cell office:value-type="float" office:value="3" calcext:value-type="float">
            <text:p>3</text:p>
          </table:table-cell>
          <table:table-cell office:value-type="float" office:value="24.308196248183" calcext:value-type="float">
            <text:p>24.308196248183</text:p>
          </table:table-cell>
          <table:table-cell office:value-type="float" office:value="24.3150861776536" calcext:value-type="float">
            <text:p>24.3150861776536</text:p>
          </table:table-cell>
          <table:table-cell office:value-type="float" office:value="-1.37438842972775" calcext:value-type="float">
            <text:p>-1.3743884297277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3.6411376733817" calcext:value-type="float">
            <text:p>23.6411376733817</text:p>
          </table:table-cell>
          <table:table-cell office:value-type="float" office:value="24.1900934782801" calcext:value-type="float">
            <text:p>24.1900934782801</text:p>
          </table:table-cell>
          <table:table-cell office:value-type="float" office:value="3" calcext:value-type="float">
            <text:p>3</text:p>
          </table:table-cell>
          <table:table-cell office:value-type="float" office:value="23.6411376733817" calcext:value-type="float">
            <text:p>23.6411376733817</text:p>
          </table:table-cell>
          <table:table-cell office:value-type="float" office:value="24.2099416481398" calcext:value-type="float">
            <text:p>24.2099416481398</text:p>
          </table:table-cell>
          <table:table-cell office:value-type="float" office:value="3" calcext:value-type="float">
            <text:p>3</text:p>
          </table:table-cell>
          <table:table-cell office:value-type="float" office:value="23.6411376733817" calcext:value-type="float">
            <text:p>23.6411376733817</text:p>
          </table:table-cell>
          <table:table-cell office:value-type="float" office:value="24.5841748617512" calcext:value-type="float">
            <text:p>24.5841748617512</text:p>
          </table:table-cell>
          <table:table-cell office:value-type="float" office:value="3" calcext:value-type="float">
            <text:p>3</text:p>
          </table:table-cell>
          <table:table-cell office:value-type="float" office:value="23.6411376733817" calcext:value-type="float">
            <text:p>23.6411376733817</text:p>
          </table:table-cell>
          <table:table-cell office:value-type="float" office:value="24.4995101250591" calcext:value-type="float">
            <text:p>24.4995101250591</text:p>
          </table:table-cell>
          <table:table-cell office:value-type="float" office:value="-1.54901593386992" calcext:value-type="float">
            <text:p>-1.5490159338699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3.7213185118404" calcext:value-type="float">
            <text:p>23.7213185118404</text:p>
          </table:table-cell>
          <table:table-cell office:value-type="float" office:value="23.7667804903347" calcext:value-type="float">
            <text:p>23.7667804903347</text:p>
          </table:table-cell>
          <table:table-cell office:value-type="float" office:value="3" calcext:value-type="float">
            <text:p>3</text:p>
          </table:table-cell>
          <table:table-cell office:value-type="float" office:value="23.7213185118404" calcext:value-type="float">
            <text:p>23.7213185118404</text:p>
          </table:table-cell>
          <table:table-cell office:value-type="float" office:value="24.7513550122432" calcext:value-type="float">
            <text:p>24.7513550122432</text:p>
          </table:table-cell>
          <table:table-cell office:value-type="float" office:value="3" calcext:value-type="float">
            <text:p>3</text:p>
          </table:table-cell>
          <table:table-cell office:value-type="float" office:value="23.7213185118404" calcext:value-type="float">
            <text:p>23.7213185118404</text:p>
          </table:table-cell>
          <table:table-cell office:value-type="float" office:value="26.1175833794864" calcext:value-type="float">
            <text:p>26.1175833794864</text:p>
          </table:table-cell>
          <table:table-cell office:value-type="float" office:value="3" calcext:value-type="float">
            <text:p>3</text:p>
          </table:table-cell>
          <table:table-cell office:value-type="float" office:value="23.7213185118404" calcext:value-type="float">
            <text:p>23.7213185118404</text:p>
          </table:table-cell>
          <table:table-cell office:value-type="float" office:value="23.9353250656711" calcext:value-type="float">
            <text:p>23.9353250656711</text:p>
          </table:table-cell>
          <table:table-cell office:value-type="float" office:value="-1.40082779933529" calcext:value-type="float">
            <text:p>-1.4008277993352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8.2490491227279" calcext:value-type="float">
            <text:p>28.2490491227279</text:p>
          </table:table-cell>
          <table:table-cell office:value-type="float" office:value="23.8681990747756" calcext:value-type="float">
            <text:p>23.8681990747756</text:p>
          </table:table-cell>
          <table:table-cell office:value-type="float" office:value="3" calcext:value-type="float">
            <text:p>3</text:p>
          </table:table-cell>
          <table:table-cell office:value-type="float" office:value="28.2490491227279" calcext:value-type="float">
            <text:p>28.2490491227279</text:p>
          </table:table-cell>
          <table:table-cell office:value-type="float" office:value="24.2548746456229" calcext:value-type="float">
            <text:p>24.2548746456229</text:p>
          </table:table-cell>
          <table:table-cell office:value-type="float" office:value="3" calcext:value-type="float">
            <text:p>3</text:p>
          </table:table-cell>
          <table:table-cell office:value-type="float" office:value="28.2490491227279" calcext:value-type="float">
            <text:p>28.2490491227279</text:p>
          </table:table-cell>
          <table:table-cell office:value-type="float" office:value="24.6429337835457" calcext:value-type="float">
            <text:p>24.6429337835457</text:p>
          </table:table-cell>
          <table:table-cell office:value-type="float" office:value="3" calcext:value-type="float">
            <text:p>3</text:p>
          </table:table-cell>
          <table:table-cell office:value-type="float" office:value="28.2490491227279" calcext:value-type="float">
            <text:p>28.2490491227279</text:p>
          </table:table-cell>
          <table:table-cell office:value-type="float" office:value="24.0701268608205" calcext:value-type="float">
            <text:p>24.0701268608205</text:p>
          </table:table-cell>
          <table:table-cell office:value-type="float" office:value="3.30805062018383" calcext:value-type="float">
            <text:p>3.3080506201838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2.0751528978737" calcext:value-type="float">
            <text:p>22.0751528978737</text:p>
          </table:table-cell>
          <table:table-cell office:value-type="float" office:value="23.2156638021456" calcext:value-type="float">
            <text:p>23.2156638021456</text:p>
          </table:table-cell>
          <table:table-cell office:value-type="float" office:value="3" calcext:value-type="float">
            <text:p>3</text:p>
          </table:table-cell>
          <table:table-cell office:value-type="float" office:value="22.0751528978737" calcext:value-type="float">
            <text:p>22.0751528978737</text:p>
          </table:table-cell>
          <table:table-cell office:value-type="float" office:value="23.3747742164455" calcext:value-type="float">
            <text:p>23.3747742164455</text:p>
          </table:table-cell>
          <table:table-cell office:value-type="float" office:value="3" calcext:value-type="float">
            <text:p>3</text:p>
          </table:table-cell>
          <table:table-cell office:value-type="float" office:value="22.0751528978737" calcext:value-type="float">
            <text:p>22.0751528978737</text:p>
          </table:table-cell>
          <table:table-cell office:value-type="float" office:value="24.2481020164001" calcext:value-type="float">
            <text:p>24.2481020164001</text:p>
          </table:table-cell>
          <table:table-cell office:value-type="float" office:value="3" calcext:value-type="float">
            <text:p>3</text:p>
          </table:table-cell>
          <table:table-cell office:value-type="float" office:value="22.0751528978737" calcext:value-type="float">
            <text:p>22.0751528978737</text:p>
          </table:table-cell>
          <table:table-cell office:value-type="float" office:value="23.5051002850175" calcext:value-type="float">
            <text:p>23.5051002850175</text:p>
          </table:table-cell>
          <table:table-cell office:value-type="float" office:value="-3.08406079217592" calcext:value-type="float">
            <text:p>-3.0840607921759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4.5856906173766" calcext:value-type="float">
            <text:p>24.5856906173766</text:p>
          </table:table-cell>
          <table:table-cell office:value-type="float" office:value="23.9080787517223" calcext:value-type="float">
            <text:p>23.9080787517223</text:p>
          </table:table-cell>
          <table:table-cell office:value-type="float" office:value="3" calcext:value-type="float">
            <text:p>3</text:p>
          </table:table-cell>
          <table:table-cell office:value-type="float" office:value="24.5856906173766" calcext:value-type="float">
            <text:p>24.5856906173766</text:p>
          </table:table-cell>
          <table:table-cell office:value-type="float" office:value="22.8673314711107" calcext:value-type="float">
            <text:p>22.8673314711107</text:p>
          </table:table-cell>
          <table:table-cell office:value-type="float" office:value="3" calcext:value-type="float">
            <text:p>3</text:p>
          </table:table-cell>
          <table:table-cell office:value-type="float" office:value="24.5856906173766" calcext:value-type="float">
            <text:p>24.5856906173766</text:p>
          </table:table-cell>
          <table:table-cell office:value-type="float" office:value="23.4333819747759" calcext:value-type="float">
            <text:p>23.4333819747759</text:p>
          </table:table-cell>
          <table:table-cell office:value-type="float" office:value="3" calcext:value-type="float">
            <text:p>3</text:p>
          </table:table-cell>
          <table:table-cell office:value-type="float" office:value="24.5856906173766" calcext:value-type="float">
            <text:p>24.5856906173766</text:p>
          </table:table-cell>
          <table:table-cell office:value-type="float" office:value="24.1682213288151" calcext:value-type="float">
            <text:p>24.1682213288151</text:p>
          </table:table-cell>
          <table:table-cell office:value-type="float" office:value="-0.296224400855164" calcext:value-type="float">
            <text:p>-0.29622440085516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4.5215163861919" calcext:value-type="float">
            <text:p>24.5215163861919</text:p>
          </table:table-cell>
          <table:table-cell office:value-type="float" office:value="23.3593302663793" calcext:value-type="float">
            <text:p>23.3593302663793</text:p>
          </table:table-cell>
          <table:table-cell office:value-type="float" office:value="3" calcext:value-type="float">
            <text:p>3</text:p>
          </table:table-cell>
          <table:table-cell office:value-type="float" office:value="24.5215163861919" calcext:value-type="float">
            <text:p>24.5215163861919</text:p>
          </table:table-cell>
          <table:table-cell office:value-type="float" office:value="24.4184281982071" calcext:value-type="float">
            <text:p>24.4184281982071</text:p>
          </table:table-cell>
          <table:table-cell office:value-type="float" office:value="3" calcext:value-type="float">
            <text:p>3</text:p>
          </table:table-cell>
          <table:table-cell office:value-type="float" office:value="24.5215163861919" calcext:value-type="float">
            <text:p>24.5215163861919</text:p>
          </table:table-cell>
          <table:table-cell office:value-type="float" office:value="24.79681181219" calcext:value-type="float">
            <text:p>24.79681181219</text:p>
          </table:table-cell>
          <table:table-cell office:value-type="float" office:value="3" calcext:value-type="float">
            <text:p>3</text:p>
          </table:table-cell>
          <table:table-cell office:value-type="float" office:value="24.5215163861919" calcext:value-type="float">
            <text:p>24.5215163861919</text:p>
          </table:table-cell>
          <table:table-cell office:value-type="float" office:value="23.8746831044067" calcext:value-type="float">
            <text:p>23.8746831044067</text:p>
          </table:table-cell>
          <table:table-cell office:value-type="float" office:value="-0.416771699321226" calcext:value-type="float">
            <text:p>-0.41677169932122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5.7346176151894" calcext:value-type="float">
            <text:p>25.7346176151894</text:p>
          </table:table-cell>
          <table:table-cell office:value-type="float" office:value="24.0121956647609" calcext:value-type="float">
            <text:p>24.0121956647609</text:p>
          </table:table-cell>
          <table:table-cell office:value-type="float" office:value="3" calcext:value-type="float">
            <text:p>3</text:p>
          </table:table-cell>
          <table:table-cell office:value-type="float" office:value="25.7346176151894" calcext:value-type="float">
            <text:p>25.7346176151894</text:p>
          </table:table-cell>
          <table:table-cell office:value-type="float" office:value="24.7003791380412" calcext:value-type="float">
            <text:p>24.7003791380412</text:p>
          </table:table-cell>
          <table:table-cell office:value-type="float" office:value="3" calcext:value-type="float">
            <text:p>3</text:p>
          </table:table-cell>
          <table:table-cell office:value-type="float" office:value="25.7346176151894" calcext:value-type="float">
            <text:p>25.7346176151894</text:p>
          </table:table-cell>
          <table:table-cell office:value-type="float" office:value="24.4769949696581" calcext:value-type="float">
            <text:p>24.4769949696581</text:p>
          </table:table-cell>
          <table:table-cell office:value-type="float" office:value="3" calcext:value-type="float">
            <text:p>3</text:p>
          </table:table-cell>
          <table:table-cell office:value-type="float" office:value="25.7346176151894" calcext:value-type="float">
            <text:p>25.7346176151894</text:p>
          </table:table-cell>
          <table:table-cell office:value-type="float" office:value="24.2664185585027" calcext:value-type="float">
            <text:p>24.2664185585027</text:p>
          </table:table-cell>
          <table:table-cell office:value-type="float" office:value="0.766267442065385" calcext:value-type="float">
            <text:p>0.76626744206538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4.6806413076739" calcext:value-type="float">
            <text:p>24.6806413076739</text:p>
          </table:table-cell>
          <table:table-cell office:value-type="float" office:value="24.2362109826401" calcext:value-type="float">
            <text:p>24.2362109826401</text:p>
          </table:table-cell>
          <table:table-cell office:value-type="float" office:value="3" calcext:value-type="float">
            <text:p>3</text:p>
          </table:table-cell>
          <table:table-cell office:value-type="float" office:value="24.6806413076739" calcext:value-type="float">
            <text:p>24.6806413076739</text:p>
          </table:table-cell>
          <table:table-cell office:value-type="float" office:value="24.1085957894381" calcext:value-type="float">
            <text:p>24.1085957894381</text:p>
          </table:table-cell>
          <table:table-cell office:value-type="float" office:value="3" calcext:value-type="float">
            <text:p>3</text:p>
          </table:table-cell>
          <table:table-cell office:value-type="float" office:value="24.6806413076739" calcext:value-type="float">
            <text:p>24.6806413076739</text:p>
          </table:table-cell>
          <table:table-cell office:value-type="float" office:value="23.8161135269065" calcext:value-type="float">
            <text:p>23.8161135269065</text:p>
          </table:table-cell>
          <table:table-cell office:value-type="float" office:value="3" calcext:value-type="float">
            <text:p>3</text:p>
          </table:table-cell>
          <table:table-cell office:value-type="float" office:value="24.6806413076739" calcext:value-type="float">
            <text:p>24.6806413076739</text:p>
          </table:table-cell>
          <table:table-cell office:value-type="float" office:value="24.3222099318692" calcext:value-type="float">
            <text:p>24.3222099318692</text:p>
          </table:table-cell>
          <table:table-cell office:value-type="float" office:value="-0.158188941369057" calcext:value-type="float">
            <text:p>-0.15818894136905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26.3448589513156" calcext:value-type="float">
            <text:p>26.3448589513156</text:p>
          </table:table-cell>
          <table:table-cell office:value-type="float" office:value="23.8026052650241" calcext:value-type="float">
            <text:p>23.8026052650241</text:p>
          </table:table-cell>
          <table:table-cell office:value-type="float" office:value="3" calcext:value-type="float">
            <text:p>3</text:p>
          </table:table-cell>
          <table:table-cell office:value-type="float" office:value="26.3448589513156" calcext:value-type="float">
            <text:p>26.3448589513156</text:p>
          </table:table-cell>
          <table:table-cell office:value-type="float" office:value="25.3844708252014" calcext:value-type="float">
            <text:p>25.3844708252014</text:p>
          </table:table-cell>
          <table:table-cell office:value-type="float" office:value="3" calcext:value-type="float">
            <text:p>3</text:p>
          </table:table-cell>
          <table:table-cell office:value-type="float" office:value="26.3448589513156" calcext:value-type="float">
            <text:p>26.3448589513156</text:p>
          </table:table-cell>
          <table:table-cell office:value-type="float" office:value="25.6545383208007" calcext:value-type="float">
            <text:p>25.6545383208007</text:p>
          </table:table-cell>
          <table:table-cell office:value-type="float" office:value="3" calcext:value-type="float">
            <text:p>3</text:p>
          </table:table-cell>
          <table:table-cell office:value-type="float" office:value="26.3448589513156" calcext:value-type="float">
            <text:p>26.3448589513156</text:p>
          </table:table-cell>
          <table:table-cell office:value-type="float" office:value="23.9858604027959" calcext:value-type="float">
            <text:p>23.9858604027959</text:p>
          </table:table-cell>
          <table:table-cell office:value-type="float" office:value="1.37609515539099" calcext:value-type="float">
            <text:p>1.3760951553909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9.4906440665598" calcext:value-type="float">
            <text:p>19.4906440665598</text:p>
          </table:table-cell>
          <table:table-cell office:value-type="float" office:value="24.524019940358" calcext:value-type="float">
            <text:p>24.524019940358</text:p>
          </table:table-cell>
          <table:table-cell office:value-type="float" office:value="4" calcext:value-type="float">
            <text:p>4</text:p>
          </table:table-cell>
          <table:table-cell office:value-type="float" office:value="19.4906440665598" calcext:value-type="float">
            <text:p>19.4906440665598</text:p>
          </table:table-cell>
          <table:table-cell office:value-type="float" office:value="23.5724725569416" calcext:value-type="float">
            <text:p>23.5724725569416</text:p>
          </table:table-cell>
          <table:table-cell office:value-type="float" office:value="4" calcext:value-type="float">
            <text:p>4</text:p>
          </table:table-cell>
          <table:table-cell office:value-type="float" office:value="19.4906440665598" calcext:value-type="float">
            <text:p>19.4906440665598</text:p>
          </table:table-cell>
          <table:table-cell office:value-type="float" office:value="24.3164823044111" calcext:value-type="float">
            <text:p>24.3164823044111</text:p>
          </table:table-cell>
          <table:table-cell office:value-type="float" office:value="4" calcext:value-type="float">
            <text:p>4</text:p>
          </table:table-cell>
          <table:table-cell office:value-type="float" office:value="19.4906440665598" calcext:value-type="float">
            <text:p>19.4906440665598</text:p>
          </table:table-cell>
          <table:table-cell office:value-type="float" office:value="24.4996787791193" calcext:value-type="float">
            <text:p>24.4996787791193</text:p>
          </table:table-cell>
          <table:table-cell office:value-type="float" office:value="-5.04922098486424" calcext:value-type="float">
            <text:p>-5.04922098486424</text:p>
          </table:table-cell>
          <table:table-cell office:value-type="float" office:value="4" calcext:value-type="float">
            <text:p>4</text:p>
          </table:table-cell>
          <table:table-cell table:formula="of:=CORREL([.D302:.D401];[.$N302:.$N401])" office:value-type="float" office:value="0.270982062536065" calcext:value-type="float">
            <text:p>0.270982062536065</text:p>
          </table:table-cell>
          <table:table-cell table:number-columns-repeated="2"/>
          <table:table-cell table:formula="of:=CORREL([.G302:.G401];[.$N302:.$N401])" office:value-type="float" office:value="0.814236679647019" calcext:value-type="float">
            <text:p>0.814236679647019</text:p>
          </table:table-cell>
          <table:table-cell table:number-columns-repeated="2"/>
          <table:table-cell table:formula="of:=CORREL([.J302:.J401];[.$N302:.$N401])" office:value-type="float" office:value="0.591031484917277" calcext:value-type="float">
            <text:p>0.591031484917277</text:p>
          </table:table-cell>
          <table:table-cell table:number-columns-repeated="2"/>
          <table:table-cell table:formula="of:=CORREL([.M302:.M401];[.$N302:.$N401])" office:value-type="float" office:value="0.262353453814784" calcext:value-type="float">
            <text:p>0.262353453814784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.0662885833004" calcext:value-type="float">
            <text:p>25.0662885833004</text:p>
          </table:table-cell>
          <table:table-cell office:value-type="float" office:value="25.0469513342442" calcext:value-type="float">
            <text:p>25.0469513342442</text:p>
          </table:table-cell>
          <table:table-cell office:value-type="float" office:value="4" calcext:value-type="float">
            <text:p>4</text:p>
          </table:table-cell>
          <table:table-cell office:value-type="float" office:value="25.0662885833004" calcext:value-type="float">
            <text:p>25.0662885833004</text:p>
          </table:table-cell>
          <table:table-cell office:value-type="float" office:value="25.5169102822369" calcext:value-type="float">
            <text:p>25.5169102822369</text:p>
          </table:table-cell>
          <table:table-cell office:value-type="float" office:value="4" calcext:value-type="float">
            <text:p>4</text:p>
          </table:table-cell>
          <table:table-cell office:value-type="float" office:value="25.0662885833004" calcext:value-type="float">
            <text:p>25.0662885833004</text:p>
          </table:table-cell>
          <table:table-cell office:value-type="float" office:value="24.9863465085706" calcext:value-type="float">
            <text:p>24.9863465085706</text:p>
          </table:table-cell>
          <table:table-cell office:value-type="float" office:value="4" calcext:value-type="float">
            <text:p>4</text:p>
          </table:table-cell>
          <table:table-cell office:value-type="float" office:value="25.0662885833004" calcext:value-type="float">
            <text:p>25.0662885833004</text:p>
          </table:table-cell>
          <table:table-cell office:value-type="float" office:value="24.9880281184724" calcext:value-type="float">
            <text:p>24.9880281184724</text:p>
          </table:table-cell>
          <table:table-cell office:value-type="float" office:value="0.0168189353030264" calcext:value-type="float">
            <text:p>0.016818935303026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.2351300761661" calcext:value-type="float">
            <text:p>25.2351300761661</text:p>
          </table:table-cell>
          <table:table-cell office:value-type="float" office:value="24.9243399081961" calcext:value-type="float">
            <text:p>24.9243399081961</text:p>
          </table:table-cell>
          <table:table-cell office:value-type="float" office:value="4" calcext:value-type="float">
            <text:p>4</text:p>
          </table:table-cell>
          <table:table-cell office:value-type="float" office:value="25.2351300761661" calcext:value-type="float">
            <text:p>25.2351300761661</text:p>
          </table:table-cell>
          <table:table-cell office:value-type="float" office:value="25.4293356389294" calcext:value-type="float">
            <text:p>25.4293356389294</text:p>
          </table:table-cell>
          <table:table-cell office:value-type="float" office:value="4" calcext:value-type="float">
            <text:p>4</text:p>
          </table:table-cell>
          <table:table-cell office:value-type="float" office:value="25.2351300761661" calcext:value-type="float">
            <text:p>25.2351300761661</text:p>
          </table:table-cell>
          <table:table-cell office:value-type="float" office:value="25.4652975095247" calcext:value-type="float">
            <text:p>25.4652975095247</text:p>
          </table:table-cell>
          <table:table-cell office:value-type="float" office:value="4" calcext:value-type="float">
            <text:p>4</text:p>
          </table:table-cell>
          <table:table-cell office:value-type="float" office:value="25.2351300761661" calcext:value-type="float">
            <text:p>25.2351300761661</text:p>
          </table:table-cell>
          <table:table-cell office:value-type="float" office:value="24.7390866460059" calcext:value-type="float">
            <text:p>24.7390866460059</text:p>
          </table:table-cell>
          <table:table-cell office:value-type="float" office:value="-0.116237066604149" calcext:value-type="float">
            <text:p>-0.11623706660414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.8908885498144" calcext:value-type="float">
            <text:p>20.8908885498144</text:p>
          </table:table-cell>
          <table:table-cell office:value-type="float" office:value="23.5991148397025" calcext:value-type="float">
            <text:p>23.5991148397025</text:p>
          </table:table-cell>
          <table:table-cell office:value-type="float" office:value="4" calcext:value-type="float">
            <text:p>4</text:p>
          </table:table-cell>
          <table:table-cell office:value-type="float" office:value="20.8908885498144" calcext:value-type="float">
            <text:p>20.8908885498144</text:p>
          </table:table-cell>
          <table:table-cell office:value-type="float" office:value="22.342455238547" calcext:value-type="float">
            <text:p>22.342455238547</text:p>
          </table:table-cell>
          <table:table-cell office:value-type="float" office:value="4" calcext:value-type="float">
            <text:p>4</text:p>
          </table:table-cell>
          <table:table-cell office:value-type="float" office:value="20.8908885498144" calcext:value-type="float">
            <text:p>20.8908885498144</text:p>
          </table:table-cell>
          <table:table-cell office:value-type="float" office:value="24.5771051810149" calcext:value-type="float">
            <text:p>24.5771051810149</text:p>
          </table:table-cell>
          <table:table-cell office:value-type="float" office:value="4" calcext:value-type="float">
            <text:p>4</text:p>
          </table:table-cell>
          <table:table-cell office:value-type="float" office:value="20.8908885498144" calcext:value-type="float">
            <text:p>20.8908885498144</text:p>
          </table:table-cell>
          <table:table-cell office:value-type="float" office:value="23.9946297031972" calcext:value-type="float">
            <text:p>23.9946297031972</text:p>
          </table:table-cell>
          <table:table-cell office:value-type="float" office:value="-3.98230412786008" calcext:value-type="float">
            <text:p>-3.9823041278600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.7863821164109" calcext:value-type="float">
            <text:p>24.7863821164109</text:p>
          </table:table-cell>
          <table:table-cell office:value-type="float" office:value="25.5759582980557" calcext:value-type="float">
            <text:p>25.5759582980557</text:p>
          </table:table-cell>
          <table:table-cell office:value-type="float" office:value="4" calcext:value-type="float">
            <text:p>4</text:p>
          </table:table-cell>
          <table:table-cell office:value-type="float" office:value="24.7863821164109" calcext:value-type="float">
            <text:p>24.7863821164109</text:p>
          </table:table-cell>
          <table:table-cell office:value-type="float" office:value="26.3131734669398" calcext:value-type="float">
            <text:p>26.3131734669398</text:p>
          </table:table-cell>
          <table:table-cell office:value-type="float" office:value="4" calcext:value-type="float">
            <text:p>4</text:p>
          </table:table-cell>
          <table:table-cell office:value-type="float" office:value="24.7863821164109" calcext:value-type="float">
            <text:p>24.7863821164109</text:p>
          </table:table-cell>
          <table:table-cell office:value-type="float" office:value="25.1634532428227" calcext:value-type="float">
            <text:p>25.1634532428227</text:p>
          </table:table-cell>
          <table:table-cell office:value-type="float" office:value="4" calcext:value-type="float">
            <text:p>4</text:p>
          </table:table-cell>
          <table:table-cell office:value-type="float" office:value="24.7863821164109" calcext:value-type="float">
            <text:p>24.7863821164109</text:p>
          </table:table-cell>
          <table:table-cell office:value-type="float" office:value="25.4000524808655" calcext:value-type="float">
            <text:p>25.4000524808655</text:p>
          </table:table-cell>
          <table:table-cell office:value-type="float" office:value="-0.430028294892553" calcext:value-type="float">
            <text:p>-0.43002829489255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.4444036869147" calcext:value-type="float">
            <text:p>25.4444036869147</text:p>
          </table:table-cell>
          <table:table-cell office:value-type="float" office:value="24.0227735298346" calcext:value-type="float">
            <text:p>24.0227735298346</text:p>
          </table:table-cell>
          <table:table-cell office:value-type="float" office:value="4" calcext:value-type="float">
            <text:p>4</text:p>
          </table:table-cell>
          <table:table-cell office:value-type="float" office:value="25.4444036869147" calcext:value-type="float">
            <text:p>25.4444036869147</text:p>
          </table:table-cell>
          <table:table-cell office:value-type="float" office:value="23.2743778055986" calcext:value-type="float">
            <text:p>23.2743778055986</text:p>
          </table:table-cell>
          <table:table-cell office:value-type="float" office:value="4" calcext:value-type="float">
            <text:p>4</text:p>
          </table:table-cell>
          <table:table-cell office:value-type="float" office:value="25.4444036869147" calcext:value-type="float">
            <text:p>25.4444036869147</text:p>
          </table:table-cell>
          <table:table-cell office:value-type="float" office:value="24.6167801838509" calcext:value-type="float">
            <text:p>24.6167801838509</text:p>
          </table:table-cell>
          <table:table-cell office:value-type="float" office:value="4" calcext:value-type="float">
            <text:p>4</text:p>
          </table:table-cell>
          <table:table-cell office:value-type="float" office:value="25.4444036869147" calcext:value-type="float">
            <text:p>25.4444036869147</text:p>
          </table:table-cell>
          <table:table-cell office:value-type="float" office:value="24.3719903805158" calcext:value-type="float">
            <text:p>24.3719903805158</text:p>
          </table:table-cell>
          <table:table-cell office:value-type="float" office:value="0.307420918526096" calcext:value-type="float">
            <text:p>0.30742091852609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.7106814207434" calcext:value-type="float">
            <text:p>24.7106814207434</text:p>
          </table:table-cell>
          <table:table-cell office:value-type="float" office:value="24.7308046865335" calcext:value-type="float">
            <text:p>24.7308046865335</text:p>
          </table:table-cell>
          <table:table-cell office:value-type="float" office:value="4" calcext:value-type="float">
            <text:p>4</text:p>
          </table:table-cell>
          <table:table-cell office:value-type="float" office:value="24.7106814207434" calcext:value-type="float">
            <text:p>24.7106814207434</text:p>
          </table:table-cell>
          <table:table-cell office:value-type="float" office:value="25.4322156871223" calcext:value-type="float">
            <text:p>25.4322156871223</text:p>
          </table:table-cell>
          <table:table-cell office:value-type="float" office:value="4" calcext:value-type="float">
            <text:p>4</text:p>
          </table:table-cell>
          <table:table-cell office:value-type="float" office:value="24.7106814207434" calcext:value-type="float">
            <text:p>24.7106814207434</text:p>
          </table:table-cell>
          <table:table-cell office:value-type="float" office:value="25.3742600339699" calcext:value-type="float">
            <text:p>25.3742600339699</text:p>
          </table:table-cell>
          <table:table-cell office:value-type="float" office:value="4" calcext:value-type="float">
            <text:p>4</text:p>
          </table:table-cell>
          <table:table-cell office:value-type="float" office:value="24.7106814207434" calcext:value-type="float">
            <text:p>24.7106814207434</text:p>
          </table:table-cell>
          <table:table-cell office:value-type="float" office:value="24.571273195893" calcext:value-type="float">
            <text:p>24.571273195893</text:p>
          </table:table-cell>
          <table:table-cell office:value-type="float" office:value="-0.014348194267447" calcext:value-type="float">
            <text:p>-0.01434819426744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6.5192430652417" calcext:value-type="float">
            <text:p>26.5192430652417</text:p>
          </table:table-cell>
          <table:table-cell office:value-type="float" office:value="24.8348866412278" calcext:value-type="float">
            <text:p>24.8348866412278</text:p>
          </table:table-cell>
          <table:table-cell office:value-type="float" office:value="4" calcext:value-type="float">
            <text:p>4</text:p>
          </table:table-cell>
          <table:table-cell office:value-type="float" office:value="26.5192430652417" calcext:value-type="float">
            <text:p>26.5192430652417</text:p>
          </table:table-cell>
          <table:table-cell office:value-type="float" office:value="25.3596655452576" calcext:value-type="float">
            <text:p>25.3596655452576</text:p>
          </table:table-cell>
          <table:table-cell office:value-type="float" office:value="4" calcext:value-type="float">
            <text:p>4</text:p>
          </table:table-cell>
          <table:table-cell office:value-type="float" office:value="26.5192430652417" calcext:value-type="float">
            <text:p>26.5192430652417</text:p>
          </table:table-cell>
          <table:table-cell office:value-type="float" office:value="24.9355803657863" calcext:value-type="float">
            <text:p>24.9355803657863</text:p>
          </table:table-cell>
          <table:table-cell office:value-type="float" office:value="4" calcext:value-type="float">
            <text:p>4</text:p>
          </table:table-cell>
          <table:table-cell office:value-type="float" office:value="26.5192430652417" calcext:value-type="float">
            <text:p>26.5192430652417</text:p>
          </table:table-cell>
          <table:table-cell office:value-type="float" office:value="24.8989626214868" calcext:value-type="float">
            <text:p>24.8989626214868</text:p>
          </table:table-cell>
          <table:table-cell office:value-type="float" office:value="1.36339634541585" calcext:value-type="float">
            <text:p>1.3633963454158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2.6898383988795" calcext:value-type="float">
            <text:p>22.6898383988795</text:p>
          </table:table-cell>
          <table:table-cell office:value-type="float" office:value="23.9666459833724" calcext:value-type="float">
            <text:p>23.9666459833724</text:p>
          </table:table-cell>
          <table:table-cell office:value-type="float" office:value="4" calcext:value-type="float">
            <text:p>4</text:p>
          </table:table-cell>
          <table:table-cell office:value-type="float" office:value="22.6898383988795" calcext:value-type="float">
            <text:p>22.6898383988795</text:p>
          </table:table-cell>
          <table:table-cell office:value-type="float" office:value="24.3850097759149" calcext:value-type="float">
            <text:p>24.3850097759149</text:p>
          </table:table-cell>
          <table:table-cell office:value-type="float" office:value="4" calcext:value-type="float">
            <text:p>4</text:p>
          </table:table-cell>
          <table:table-cell office:value-type="float" office:value="22.6898383988795" calcext:value-type="float">
            <text:p>22.6898383988795</text:p>
          </table:table-cell>
          <table:table-cell office:value-type="float" office:value="24.5415205802893" calcext:value-type="float">
            <text:p>24.5415205802893</text:p>
          </table:table-cell>
          <table:table-cell office:value-type="float" office:value="4" calcext:value-type="float">
            <text:p>4</text:p>
          </table:table-cell>
          <table:table-cell office:value-type="float" office:value="22.6898383988795" calcext:value-type="float">
            <text:p>22.6898383988795</text:p>
          </table:table-cell>
          <table:table-cell office:value-type="float" office:value="24.1186534163492" calcext:value-type="float">
            <text:p>24.1186534163492</text:p>
          </table:table-cell>
          <table:table-cell office:value-type="float" office:value="-2.60552869965435" calcext:value-type="float">
            <text:p>-2.6055286996543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.9204038023068" calcext:value-type="float">
            <text:p>24.9204038023068</text:p>
          </table:table-cell>
          <table:table-cell office:value-type="float" office:value="23.4097338212365" calcext:value-type="float">
            <text:p>23.4097338212365</text:p>
          </table:table-cell>
          <table:table-cell office:value-type="float" office:value="4" calcext:value-type="float">
            <text:p>4</text:p>
          </table:table-cell>
          <table:table-cell office:value-type="float" office:value="24.9204038023068" calcext:value-type="float">
            <text:p>24.9204038023068</text:p>
          </table:table-cell>
          <table:table-cell office:value-type="float" office:value="24.3402792597908" calcext:value-type="float">
            <text:p>24.3402792597908</text:p>
          </table:table-cell>
          <table:table-cell office:value-type="float" office:value="4" calcext:value-type="float">
            <text:p>4</text:p>
          </table:table-cell>
          <table:table-cell office:value-type="float" office:value="24.9204038023068" calcext:value-type="float">
            <text:p>24.9204038023068</text:p>
          </table:table-cell>
          <table:table-cell office:value-type="float" office:value="24.4057904262943" calcext:value-type="float">
            <text:p>24.4057904262943</text:p>
          </table:table-cell>
          <table:table-cell office:value-type="float" office:value="4" calcext:value-type="float">
            <text:p>4</text:p>
          </table:table-cell>
          <table:table-cell office:value-type="float" office:value="24.9204038023068" calcext:value-type="float">
            <text:p>24.9204038023068</text:p>
          </table:table-cell>
          <table:table-cell office:value-type="float" office:value="23.7556102647474" calcext:value-type="float">
            <text:p>23.7556102647474</text:p>
          </table:table-cell>
          <table:table-cell office:value-type="float" office:value="-0.385925352435215" calcext:value-type="float">
            <text:p>-0.38592535243521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.5778274303616" calcext:value-type="float">
            <text:p>23.5778274303616</text:p>
          </table:table-cell>
          <table:table-cell office:value-type="float" office:value="25.9312728166808" calcext:value-type="float">
            <text:p>25.9312728166808</text:p>
          </table:table-cell>
          <table:table-cell office:value-type="float" office:value="4" calcext:value-type="float">
            <text:p>4</text:p>
          </table:table-cell>
          <table:table-cell office:value-type="float" office:value="23.5778274303616" calcext:value-type="float">
            <text:p>23.5778274303616</text:p>
          </table:table-cell>
          <table:table-cell office:value-type="float" office:value="24.5927028014139" calcext:value-type="float">
            <text:p>24.5927028014139</text:p>
          </table:table-cell>
          <table:table-cell office:value-type="float" office:value="4" calcext:value-type="float">
            <text:p>4</text:p>
          </table:table-cell>
          <table:table-cell office:value-type="float" office:value="23.5778274303616" calcext:value-type="float">
            <text:p>23.5778274303616</text:p>
          </table:table-cell>
          <table:table-cell office:value-type="float" office:value="23.8987583655037" calcext:value-type="float">
            <text:p>23.8987583655037</text:p>
          </table:table-cell>
          <table:table-cell office:value-type="float" office:value="4" calcext:value-type="float">
            <text:p>4</text:p>
          </table:table-cell>
          <table:table-cell office:value-type="float" office:value="23.5778274303616" calcext:value-type="float">
            <text:p>23.5778274303616</text:p>
          </table:table-cell>
          <table:table-cell office:value-type="float" office:value="25.4169936740919" calcext:value-type="float">
            <text:p>25.4169936740919</text:p>
          </table:table-cell>
          <table:table-cell office:value-type="float" office:value="-1.43435350294257" calcext:value-type="float">
            <text:p>-1.4343535029425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8.6908652042656" calcext:value-type="float">
            <text:p>28.6908652042656</text:p>
          </table:table-cell>
          <table:table-cell office:value-type="float" office:value="25.2201513782209" calcext:value-type="float">
            <text:p>25.2201513782209</text:p>
          </table:table-cell>
          <table:table-cell office:value-type="float" office:value="4" calcext:value-type="float">
            <text:p>4</text:p>
          </table:table-cell>
          <table:table-cell office:value-type="float" office:value="28.6908652042656" calcext:value-type="float">
            <text:p>28.6908652042656</text:p>
          </table:table-cell>
          <table:table-cell office:value-type="float" office:value="26.0723249272596" calcext:value-type="float">
            <text:p>26.0723249272596</text:p>
          </table:table-cell>
          <table:table-cell office:value-type="float" office:value="4" calcext:value-type="float">
            <text:p>4</text:p>
          </table:table-cell>
          <table:table-cell office:value-type="float" office:value="28.6908652042656" calcext:value-type="float">
            <text:p>28.6908652042656</text:p>
          </table:table-cell>
          <table:table-cell office:value-type="float" office:value="24.1923843927756" calcext:value-type="float">
            <text:p>24.1923843927756</text:p>
          </table:table-cell>
          <table:table-cell office:value-type="float" office:value="4" calcext:value-type="float">
            <text:p>4</text:p>
          </table:table-cell>
          <table:table-cell office:value-type="float" office:value="28.6908652042656" calcext:value-type="float">
            <text:p>28.6908652042656</text:p>
          </table:table-cell>
          <table:table-cell office:value-type="float" office:value="25.0282626257532" calcext:value-type="float">
            <text:p>25.0282626257532</text:p>
          </table:table-cell>
          <table:table-cell office:value-type="float" office:value="3.86959628281809" calcext:value-type="float">
            <text:p>3.8695962828180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.2205043527108" calcext:value-type="float">
            <text:p>24.2205043527108</text:p>
          </table:table-cell>
          <table:table-cell office:value-type="float" office:value="23.1356403245259" calcext:value-type="float">
            <text:p>23.1356403245259</text:p>
          </table:table-cell>
          <table:table-cell office:value-type="float" office:value="4" calcext:value-type="float">
            <text:p>4</text:p>
          </table:table-cell>
          <table:table-cell office:value-type="float" office:value="24.2205043527108" calcext:value-type="float">
            <text:p>24.2205043527108</text:p>
          </table:table-cell>
          <table:table-cell office:value-type="float" office:value="24.355591761099" calcext:value-type="float">
            <text:p>24.355591761099</text:p>
          </table:table-cell>
          <table:table-cell office:value-type="float" office:value="4" calcext:value-type="float">
            <text:p>4</text:p>
          </table:table-cell>
          <table:table-cell office:value-type="float" office:value="24.2205043527108" calcext:value-type="float">
            <text:p>24.2205043527108</text:p>
          </table:table-cell>
          <table:table-cell office:value-type="float" office:value="25.0487652901716" calcext:value-type="float">
            <text:p>25.0487652901716</text:p>
          </table:table-cell>
          <table:table-cell office:value-type="float" office:value="4" calcext:value-type="float">
            <text:p>4</text:p>
          </table:table-cell>
          <table:table-cell office:value-type="float" office:value="24.2205043527108" calcext:value-type="float">
            <text:p>24.2205043527108</text:p>
          </table:table-cell>
          <table:table-cell office:value-type="float" office:value="23.7124752726851" calcext:value-type="float">
            <text:p>23.7124752726851</text:p>
          </table:table-cell>
          <table:table-cell office:value-type="float" office:value="-1.11359683102824" calcext:value-type="float">
            <text:p>-1.1135968310282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.3017068196841" calcext:value-type="float">
            <text:p>23.3017068196841</text:p>
          </table:table-cell>
          <table:table-cell office:value-type="float" office:value="24.4080296716755" calcext:value-type="float">
            <text:p>24.4080296716755</text:p>
          </table:table-cell>
          <table:table-cell office:value-type="float" office:value="4" calcext:value-type="float">
            <text:p>4</text:p>
          </table:table-cell>
          <table:table-cell office:value-type="float" office:value="23.3017068196841" calcext:value-type="float">
            <text:p>23.3017068196841</text:p>
          </table:table-cell>
          <table:table-cell office:value-type="float" office:value="22.6876002758182" calcext:value-type="float">
            <text:p>22.6876002758182</text:p>
          </table:table-cell>
          <table:table-cell office:value-type="float" office:value="4" calcext:value-type="float">
            <text:p>4</text:p>
          </table:table-cell>
          <table:table-cell office:value-type="float" office:value="23.3017068196841" calcext:value-type="float">
            <text:p>23.3017068196841</text:p>
          </table:table-cell>
          <table:table-cell office:value-type="float" office:value="23.567043740151" calcext:value-type="float">
            <text:p>23.567043740151</text:p>
          </table:table-cell>
          <table:table-cell office:value-type="float" office:value="4" calcext:value-type="float">
            <text:p>4</text:p>
          </table:table-cell>
          <table:table-cell office:value-type="float" office:value="23.3017068196841" calcext:value-type="float">
            <text:p>23.3017068196841</text:p>
          </table:table-cell>
          <table:table-cell office:value-type="float" office:value="24.6084113446776" calcext:value-type="float">
            <text:p>24.6084113446776</text:p>
          </table:table-cell>
          <table:table-cell office:value-type="float" office:value="-1.46806988349344" calcext:value-type="float">
            <text:p>-1.4680698834934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2.6207225303289" calcext:value-type="float">
            <text:p>22.6207225303289</text:p>
          </table:table-cell>
          <table:table-cell office:value-type="float" office:value="25.5488142713917" calcext:value-type="float">
            <text:p>25.5488142713917</text:p>
          </table:table-cell>
          <table:table-cell office:value-type="float" office:value="4" calcext:value-type="float">
            <text:p>4</text:p>
          </table:table-cell>
          <table:table-cell office:value-type="float" office:value="22.6207225303289" calcext:value-type="float">
            <text:p>22.6207225303289</text:p>
          </table:table-cell>
          <table:table-cell office:value-type="float" office:value="23.9797016062006" calcext:value-type="float">
            <text:p>23.9797016062006</text:p>
          </table:table-cell>
          <table:table-cell office:value-type="float" office:value="4" calcext:value-type="float">
            <text:p>4</text:p>
          </table:table-cell>
          <table:table-cell office:value-type="float" office:value="22.6207225303289" calcext:value-type="float">
            <text:p>22.6207225303289</text:p>
          </table:table-cell>
          <table:table-cell office:value-type="float" office:value="23.7624697322802" calcext:value-type="float">
            <text:p>23.7624697322802</text:p>
          </table:table-cell>
          <table:table-cell office:value-type="float" office:value="4" calcext:value-type="float">
            <text:p>4</text:p>
          </table:table-cell>
          <table:table-cell office:value-type="float" office:value="22.6207225303289" calcext:value-type="float">
            <text:p>22.6207225303289</text:p>
          </table:table-cell>
          <table:table-cell office:value-type="float" office:value="25.4429336961525" calcext:value-type="float">
            <text:p>25.4429336961525</text:p>
          </table:table-cell>
          <table:table-cell office:value-type="float" office:value="-2.29502294904437" calcext:value-type="float">
            <text:p>-2.2950229490443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.1362635718058" calcext:value-type="float">
            <text:p>24.1362635718058</text:p>
          </table:table-cell>
          <table:table-cell office:value-type="float" office:value="25.6035011792088" calcext:value-type="float">
            <text:p>25.6035011792088</text:p>
          </table:table-cell>
          <table:table-cell office:value-type="float" office:value="4" calcext:value-type="float">
            <text:p>4</text:p>
          </table:table-cell>
          <table:table-cell office:value-type="float" office:value="24.1362635718058" calcext:value-type="float">
            <text:p>24.1362635718058</text:p>
          </table:table-cell>
          <table:table-cell office:value-type="float" office:value="26.7349188505899" calcext:value-type="float">
            <text:p>26.7349188505899</text:p>
          </table:table-cell>
          <table:table-cell office:value-type="float" office:value="4" calcext:value-type="float">
            <text:p>4</text:p>
          </table:table-cell>
          <table:table-cell office:value-type="float" office:value="24.1362635718058" calcext:value-type="float">
            <text:p>24.1362635718058</text:p>
          </table:table-cell>
          <table:table-cell office:value-type="float" office:value="26.1158131890124" calcext:value-type="float">
            <text:p>26.1158131890124</text:p>
          </table:table-cell>
          <table:table-cell office:value-type="float" office:value="4" calcext:value-type="float">
            <text:p>4</text:p>
          </table:table-cell>
          <table:table-cell office:value-type="float" office:value="24.1362635718058" calcext:value-type="float">
            <text:p>24.1362635718058</text:p>
          </table:table-cell>
          <table:table-cell office:value-type="float" office:value="25.2765810077486" calcext:value-type="float">
            <text:p>25.2765810077486</text:p>
          </table:table-cell>
          <table:table-cell office:value-type="float" office:value="-0.954109303976179" calcext:value-type="float">
            <text:p>-0.95410930397617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.712688080397" calcext:value-type="float">
            <text:p>23.712688080397</text:p>
          </table:table-cell>
          <table:table-cell office:value-type="float" office:value="25.420629833203" calcext:value-type="float">
            <text:p>25.420629833203</text:p>
          </table:table-cell>
          <table:table-cell office:value-type="float" office:value="4" calcext:value-type="float">
            <text:p>4</text:p>
          </table:table-cell>
          <table:table-cell office:value-type="float" office:value="23.712688080397" calcext:value-type="float">
            <text:p>23.712688080397</text:p>
          </table:table-cell>
          <table:table-cell office:value-type="float" office:value="25.5946276811043" calcext:value-type="float">
            <text:p>25.5946276811043</text:p>
          </table:table-cell>
          <table:table-cell office:value-type="float" office:value="4" calcext:value-type="float">
            <text:p>4</text:p>
          </table:table-cell>
          <table:table-cell office:value-type="float" office:value="23.712688080397" calcext:value-type="float">
            <text:p>23.712688080397</text:p>
          </table:table-cell>
          <table:table-cell office:value-type="float" office:value="25.0089182203421" calcext:value-type="float">
            <text:p>25.0089182203421</text:p>
          </table:table-cell>
          <table:table-cell office:value-type="float" office:value="4" calcext:value-type="float">
            <text:p>4</text:p>
          </table:table-cell>
          <table:table-cell office:value-type="float" office:value="23.712688080397" calcext:value-type="float">
            <text:p>23.712688080397</text:p>
          </table:table-cell>
          <table:table-cell office:value-type="float" office:value="25.2738570318613" calcext:value-type="float">
            <text:p>25.2738570318613</text:p>
          </table:table-cell>
          <table:table-cell office:value-type="float" office:value="-1.25465723405826" calcext:value-type="float">
            <text:p>-1.2546572340582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.6049696425311" calcext:value-type="float">
            <text:p>23.6049696425311</text:p>
          </table:table-cell>
          <table:table-cell office:value-type="float" office:value="24.5097557754824" calcext:value-type="float">
            <text:p>24.5097557754824</text:p>
          </table:table-cell>
          <table:table-cell office:value-type="float" office:value="4" calcext:value-type="float">
            <text:p>4</text:p>
          </table:table-cell>
          <table:table-cell office:value-type="float" office:value="23.6049696425311" calcext:value-type="float">
            <text:p>23.6049696425311</text:p>
          </table:table-cell>
          <table:table-cell office:value-type="float" office:value="23.0086924704355" calcext:value-type="float">
            <text:p>23.0086924704355</text:p>
          </table:table-cell>
          <table:table-cell office:value-type="float" office:value="4" calcext:value-type="float">
            <text:p>4</text:p>
          </table:table-cell>
          <table:table-cell office:value-type="float" office:value="23.6049696425311" calcext:value-type="float">
            <text:p>23.6049696425311</text:p>
          </table:table-cell>
          <table:table-cell office:value-type="float" office:value="23.5644677074811" calcext:value-type="float">
            <text:p>23.5644677074811</text:p>
          </table:table-cell>
          <table:table-cell office:value-type="float" office:value="4" calcext:value-type="float">
            <text:p>4</text:p>
          </table:table-cell>
          <table:table-cell office:value-type="float" office:value="23.6049696425311" calcext:value-type="float">
            <text:p>23.6049696425311</text:p>
          </table:table-cell>
          <table:table-cell office:value-type="float" office:value="24.7323826170505" calcext:value-type="float">
            <text:p>24.7323826170505</text:p>
          </table:table-cell>
          <table:table-cell office:value-type="float" office:value="-1.40600884392348" calcext:value-type="float">
            <text:p>-1.4060088439234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.4262041179084" calcext:value-type="float">
            <text:p>24.4262041179084</text:p>
          </table:table-cell>
          <table:table-cell office:value-type="float" office:value="24.6060147131157" calcext:value-type="float">
            <text:p>24.6060147131157</text:p>
          </table:table-cell>
          <table:table-cell office:value-type="float" office:value="4" calcext:value-type="float">
            <text:p>4</text:p>
          </table:table-cell>
          <table:table-cell office:value-type="float" office:value="24.4262041179084" calcext:value-type="float">
            <text:p>24.4262041179084</text:p>
          </table:table-cell>
          <table:table-cell office:value-type="float" office:value="25.0177874101357" calcext:value-type="float">
            <text:p>25.0177874101357</text:p>
          </table:table-cell>
          <table:table-cell office:value-type="float" office:value="4" calcext:value-type="float">
            <text:p>4</text:p>
          </table:table-cell>
          <table:table-cell office:value-type="float" office:value="24.4262041179084" calcext:value-type="float">
            <text:p>24.4262041179084</text:p>
          </table:table-cell>
          <table:table-cell office:value-type="float" office:value="25.1911656076123" calcext:value-type="float">
            <text:p>25.1911656076123</text:p>
          </table:table-cell>
          <table:table-cell office:value-type="float" office:value="4" calcext:value-type="float">
            <text:p>4</text:p>
          </table:table-cell>
          <table:table-cell office:value-type="float" office:value="24.4262041179084" calcext:value-type="float">
            <text:p>24.4262041179084</text:p>
          </table:table-cell>
          <table:table-cell office:value-type="float" office:value="24.6059379682515" calcext:value-type="float">
            <text:p>24.6059379682515</text:p>
          </table:table-cell>
          <table:table-cell office:value-type="float" office:value="-0.141811645309277" calcext:value-type="float">
            <text:p>-0.14181164530927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.8612688925942" calcext:value-type="float">
            <text:p>20.8612688925942</text:p>
          </table:table-cell>
          <table:table-cell office:value-type="float" office:value="25.0433532826642" calcext:value-type="float">
            <text:p>25.0433532826642</text:p>
          </table:table-cell>
          <table:table-cell office:value-type="float" office:value="4" calcext:value-type="float">
            <text:p>4</text:p>
          </table:table-cell>
          <table:table-cell office:value-type="float" office:value="20.8612688925942" calcext:value-type="float">
            <text:p>20.8612688925942</text:p>
          </table:table-cell>
          <table:table-cell office:value-type="float" office:value="22.8335368722504" calcext:value-type="float">
            <text:p>22.8335368722504</text:p>
          </table:table-cell>
          <table:table-cell office:value-type="float" office:value="4" calcext:value-type="float">
            <text:p>4</text:p>
          </table:table-cell>
          <table:table-cell office:value-type="float" office:value="20.8612688925942" calcext:value-type="float">
            <text:p>20.8612688925942</text:p>
          </table:table-cell>
          <table:table-cell office:value-type="float" office:value="24.1875330044728" calcext:value-type="float">
            <text:p>24.1875330044728</text:p>
          </table:table-cell>
          <table:table-cell office:value-type="float" office:value="4" calcext:value-type="float">
            <text:p>4</text:p>
          </table:table-cell>
          <table:table-cell office:value-type="float" office:value="20.8612688925942" calcext:value-type="float">
            <text:p>20.8612688925942</text:p>
          </table:table-cell>
          <table:table-cell office:value-type="float" office:value="24.9022959258507" calcext:value-type="float">
            <text:p>24.9022959258507</text:p>
          </table:table-cell>
          <table:table-cell office:value-type="float" office:value="-4.07202347856889" calcext:value-type="float">
            <text:p>-4.0720234785688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8.9130197774743" calcext:value-type="float">
            <text:p>28.9130197774743</text:p>
          </table:table-cell>
          <table:table-cell office:value-type="float" office:value="24.6981453193328" calcext:value-type="float">
            <text:p>24.6981453193328</text:p>
          </table:table-cell>
          <table:table-cell office:value-type="float" office:value="4" calcext:value-type="float">
            <text:p>4</text:p>
          </table:table-cell>
          <table:table-cell office:value-type="float" office:value="28.9130197774743" calcext:value-type="float">
            <text:p>28.9130197774743</text:p>
          </table:table-cell>
          <table:table-cell office:value-type="float" office:value="26.9540395618752" calcext:value-type="float">
            <text:p>26.9540395618752</text:p>
          </table:table-cell>
          <table:table-cell office:value-type="float" office:value="4" calcext:value-type="float">
            <text:p>4</text:p>
          </table:table-cell>
          <table:table-cell office:value-type="float" office:value="28.9130197774743" calcext:value-type="float">
            <text:p>28.9130197774743</text:p>
          </table:table-cell>
          <table:table-cell office:value-type="float" office:value="25.5495667889626" calcext:value-type="float">
            <text:p>25.5495667889626</text:p>
          </table:table-cell>
          <table:table-cell office:value-type="float" office:value="4" calcext:value-type="float">
            <text:p>4</text:p>
          </table:table-cell>
          <table:table-cell office:value-type="float" office:value="28.9130197774743" calcext:value-type="float">
            <text:p>28.9130197774743</text:p>
          </table:table-cell>
          <table:table-cell office:value-type="float" office:value="24.6201058850881" calcext:value-type="float">
            <text:p>24.6201058850881</text:p>
          </table:table-cell>
          <table:table-cell office:value-type="float" office:value="3.68811728953239" calcext:value-type="float">
            <text:p>3.6881172895323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2.9571884620231" calcext:value-type="float">
            <text:p>22.9571884620231</text:p>
          </table:table-cell>
          <table:table-cell office:value-type="float" office:value="23.8215469639441" calcext:value-type="float">
            <text:p>23.8215469639441</text:p>
          </table:table-cell>
          <table:table-cell office:value-type="float" office:value="4" calcext:value-type="float">
            <text:p>4</text:p>
          </table:table-cell>
          <table:table-cell office:value-type="float" office:value="22.9571884620231" calcext:value-type="float">
            <text:p>22.9571884620231</text:p>
          </table:table-cell>
          <table:table-cell office:value-type="float" office:value="24.1592259628334" calcext:value-type="float">
            <text:p>24.1592259628334</text:p>
          </table:table-cell>
          <table:table-cell office:value-type="float" office:value="4" calcext:value-type="float">
            <text:p>4</text:p>
          </table:table-cell>
          <table:table-cell office:value-type="float" office:value="22.9571884620231" calcext:value-type="float">
            <text:p>22.9571884620231</text:p>
          </table:table-cell>
          <table:table-cell office:value-type="float" office:value="24.4221129665041" calcext:value-type="float">
            <text:p>24.4221129665041</text:p>
          </table:table-cell>
          <table:table-cell office:value-type="float" office:value="4" calcext:value-type="float">
            <text:p>4</text:p>
          </table:table-cell>
          <table:table-cell office:value-type="float" office:value="22.9571884620231" calcext:value-type="float">
            <text:p>22.9571884620231</text:p>
          </table:table-cell>
          <table:table-cell office:value-type="float" office:value="24.0618062859986" calcext:value-type="float">
            <text:p>24.0618062859986</text:p>
          </table:table-cell>
          <table:table-cell office:value-type="float" office:value="-2.15374842939762" calcext:value-type="float">
            <text:p>-2.1537484293976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.063825287952" calcext:value-type="float">
            <text:p>25.063825287952</text:p>
          </table:table-cell>
          <table:table-cell office:value-type="float" office:value="23.0353353169067" calcext:value-type="float">
            <text:p>23.0353353169067</text:p>
          </table:table-cell>
          <table:table-cell office:value-type="float" office:value="4" calcext:value-type="float">
            <text:p>4</text:p>
          </table:table-cell>
          <table:table-cell office:value-type="float" office:value="25.063825287952" calcext:value-type="float">
            <text:p>25.063825287952</text:p>
          </table:table-cell>
          <table:table-cell office:value-type="float" office:value="24.1236121677482" calcext:value-type="float">
            <text:p>24.1236121677482</text:p>
          </table:table-cell>
          <table:table-cell office:value-type="float" office:value="4" calcext:value-type="float">
            <text:p>4</text:p>
          </table:table-cell>
          <table:table-cell office:value-type="float" office:value="25.063825287952" calcext:value-type="float">
            <text:p>25.063825287952</text:p>
          </table:table-cell>
          <table:table-cell office:value-type="float" office:value="24.7869717103723" calcext:value-type="float">
            <text:p>24.7869717103723</text:p>
          </table:table-cell>
          <table:table-cell office:value-type="float" office:value="4" calcext:value-type="float">
            <text:p>4</text:p>
          </table:table-cell>
          <table:table-cell office:value-type="float" office:value="25.063825287952" calcext:value-type="float">
            <text:p>25.063825287952</text:p>
          </table:table-cell>
          <table:table-cell office:value-type="float" office:value="23.4887409527355" calcext:value-type="float">
            <text:p>23.4887409527355</text:p>
          </table:table-cell>
          <table:table-cell office:value-type="float" office:value="-0.356031459637608" calcext:value-type="float">
            <text:p>-0.35603145963760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1.7888140492077" calcext:value-type="float">
            <text:p>21.7888140492077</text:p>
          </table:table-cell>
          <table:table-cell office:value-type="float" office:value="23.9643284508314" calcext:value-type="float">
            <text:p>23.9643284508314</text:p>
          </table:table-cell>
          <table:table-cell office:value-type="float" office:value="4" calcext:value-type="float">
            <text:p>4</text:p>
          </table:table-cell>
          <table:table-cell office:value-type="float" office:value="21.7888140492077" calcext:value-type="float">
            <text:p>21.7888140492077</text:p>
          </table:table-cell>
          <table:table-cell office:value-type="float" office:value="22.654312289899" calcext:value-type="float">
            <text:p>22.654312289899</text:p>
          </table:table-cell>
          <table:table-cell office:value-type="float" office:value="4" calcext:value-type="float">
            <text:p>4</text:p>
          </table:table-cell>
          <table:table-cell office:value-type="float" office:value="21.7888140492077" calcext:value-type="float">
            <text:p>21.7888140492077</text:p>
          </table:table-cell>
          <table:table-cell office:value-type="float" office:value="23.6972950127665" calcext:value-type="float">
            <text:p>23.6972950127665</text:p>
          </table:table-cell>
          <table:table-cell office:value-type="float" office:value="4" calcext:value-type="float">
            <text:p>4</text:p>
          </table:table-cell>
          <table:table-cell office:value-type="float" office:value="21.7888140492077" calcext:value-type="float">
            <text:p>21.7888140492077</text:p>
          </table:table-cell>
          <table:table-cell office:value-type="float" office:value="24.0960909325469" calcext:value-type="float">
            <text:p>24.0960909325469</text:p>
          </table:table-cell>
          <table:table-cell office:value-type="float" office:value="-3.48132173911743" calcext:value-type="float">
            <text:p>-3.4813217391174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6.5102784979881" calcext:value-type="float">
            <text:p>26.5102784979881</text:p>
          </table:table-cell>
          <table:table-cell office:value-type="float" office:value="24.9891225538305" calcext:value-type="float">
            <text:p>24.9891225538305</text:p>
          </table:table-cell>
          <table:table-cell office:value-type="float" office:value="4" calcext:value-type="float">
            <text:p>4</text:p>
          </table:table-cell>
          <table:table-cell office:value-type="float" office:value="26.5102784979881" calcext:value-type="float">
            <text:p>26.5102784979881</text:p>
          </table:table-cell>
          <table:table-cell office:value-type="float" office:value="26.355240484285" calcext:value-type="float">
            <text:p>26.355240484285</text:p>
          </table:table-cell>
          <table:table-cell office:value-type="float" office:value="4" calcext:value-type="float">
            <text:p>4</text:p>
          </table:table-cell>
          <table:table-cell office:value-type="float" office:value="26.5102784979881" calcext:value-type="float">
            <text:p>26.5102784979881</text:p>
          </table:table-cell>
          <table:table-cell office:value-type="float" office:value="25.5850741385468" calcext:value-type="float">
            <text:p>25.5850741385468</text:p>
          </table:table-cell>
          <table:table-cell office:value-type="float" office:value="4" calcext:value-type="float">
            <text:p>4</text:p>
          </table:table-cell>
          <table:table-cell office:value-type="float" office:value="26.5102784979881" calcext:value-type="float">
            <text:p>26.5102784979881</text:p>
          </table:table-cell>
          <table:table-cell office:value-type="float" office:value="25.1208453614003" calcext:value-type="float">
            <text:p>25.1208453614003</text:p>
          </table:table-cell>
          <table:table-cell office:value-type="float" office:value="1.88448389175994" calcext:value-type="float">
            <text:p>1.8844838917599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.7318761235778" calcext:value-type="float">
            <text:p>25.7318761235778</text:p>
          </table:table-cell>
          <table:table-cell office:value-type="float" office:value="25.4875106621524" calcext:value-type="float">
            <text:p>25.4875106621524</text:p>
          </table:table-cell>
          <table:table-cell office:value-type="float" office:value="4" calcext:value-type="float">
            <text:p>4</text:p>
          </table:table-cell>
          <table:table-cell office:value-type="float" office:value="25.7318761235778" calcext:value-type="float">
            <text:p>25.7318761235778</text:p>
          </table:table-cell>
          <table:table-cell office:value-type="float" office:value="26.7047295439793" calcext:value-type="float">
            <text:p>26.7047295439793</text:p>
          </table:table-cell>
          <table:table-cell office:value-type="float" office:value="4" calcext:value-type="float">
            <text:p>4</text:p>
          </table:table-cell>
          <table:table-cell office:value-type="float" office:value="25.7318761235778" calcext:value-type="float">
            <text:p>25.7318761235778</text:p>
          </table:table-cell>
          <table:table-cell office:value-type="float" office:value="25.9784789058579" calcext:value-type="float">
            <text:p>25.9784789058579</text:p>
          </table:table-cell>
          <table:table-cell office:value-type="float" office:value="4" calcext:value-type="float">
            <text:p>4</text:p>
          </table:table-cell>
          <table:table-cell office:value-type="float" office:value="25.7318761235778" calcext:value-type="float">
            <text:p>25.7318761235778</text:p>
          </table:table-cell>
          <table:table-cell office:value-type="float" office:value="25.1311434644857" calcext:value-type="float">
            <text:p>25.1311434644857</text:p>
          </table:table-cell>
          <table:table-cell office:value-type="float" office:value="0.620155741833802" calcext:value-type="float">
            <text:p>0.62015574183380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6.646445551786" calcext:value-type="float">
            <text:p>26.646445551786</text:p>
          </table:table-cell>
          <table:table-cell office:value-type="float" office:value="24.5583797618749" calcext:value-type="float">
            <text:p>24.5583797618749</text:p>
          </table:table-cell>
          <table:table-cell office:value-type="float" office:value="4" calcext:value-type="float">
            <text:p>4</text:p>
          </table:table-cell>
          <table:table-cell office:value-type="float" office:value="26.646445551786" calcext:value-type="float">
            <text:p>26.646445551786</text:p>
          </table:table-cell>
          <table:table-cell office:value-type="float" office:value="26.1565789711067" calcext:value-type="float">
            <text:p>26.1565789711067</text:p>
          </table:table-cell>
          <table:table-cell office:value-type="float" office:value="4" calcext:value-type="float">
            <text:p>4</text:p>
          </table:table-cell>
          <table:table-cell office:value-type="float" office:value="26.646445551786" calcext:value-type="float">
            <text:p>26.646445551786</text:p>
          </table:table-cell>
          <table:table-cell office:value-type="float" office:value="25.3223383891024" calcext:value-type="float">
            <text:p>25.3223383891024</text:p>
          </table:table-cell>
          <table:table-cell office:value-type="float" office:value="4" calcext:value-type="float">
            <text:p>4</text:p>
          </table:table-cell>
          <table:table-cell office:value-type="float" office:value="26.646445551786" calcext:value-type="float">
            <text:p>26.646445551786</text:p>
          </table:table-cell>
          <table:table-cell office:value-type="float" office:value="24.5518089550445" calcext:value-type="float">
            <text:p>24.5518089550445</text:p>
          </table:table-cell>
          <table:table-cell office:value-type="float" office:value="1.60555241324264" calcext:value-type="float">
            <text:p>1.6055524132426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.7849806014441" calcext:value-type="float">
            <text:p>24.7849806014441</text:p>
          </table:table-cell>
          <table:table-cell office:value-type="float" office:value="24.3648146467546" calcext:value-type="float">
            <text:p>24.3648146467546</text:p>
          </table:table-cell>
          <table:table-cell office:value-type="float" office:value="4" calcext:value-type="float">
            <text:p>4</text:p>
          </table:table-cell>
          <table:table-cell office:value-type="float" office:value="24.7849806014441" calcext:value-type="float">
            <text:p>24.7849806014441</text:p>
          </table:table-cell>
          <table:table-cell office:value-type="float" office:value="24.3282182490094" calcext:value-type="float">
            <text:p>24.3282182490094</text:p>
          </table:table-cell>
          <table:table-cell office:value-type="float" office:value="4" calcext:value-type="float">
            <text:p>4</text:p>
          </table:table-cell>
          <table:table-cell office:value-type="float" office:value="24.7849806014441" calcext:value-type="float">
            <text:p>24.7849806014441</text:p>
          </table:table-cell>
          <table:table-cell office:value-type="float" office:value="24.6967102602835" calcext:value-type="float">
            <text:p>24.6967102602835</text:p>
          </table:table-cell>
          <table:table-cell office:value-type="float" office:value="4" calcext:value-type="float">
            <text:p>4</text:p>
          </table:table-cell>
          <table:table-cell office:value-type="float" office:value="24.7849806014441" calcext:value-type="float">
            <text:p>24.7849806014441</text:p>
          </table:table-cell>
          <table:table-cell office:value-type="float" office:value="24.5922038535065" calcext:value-type="float">
            <text:p>24.5922038535065</text:p>
          </table:table-cell>
          <table:table-cell office:value-type="float" office:value="-0.432131455833437" calcext:value-type="float">
            <text:p>-0.43213145583343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.3514322044482" calcext:value-type="float">
            <text:p>24.3514322044482</text:p>
          </table:table-cell>
          <table:table-cell office:value-type="float" office:value="23.6363756774728" calcext:value-type="float">
            <text:p>23.6363756774728</text:p>
          </table:table-cell>
          <table:table-cell office:value-type="float" office:value="4" calcext:value-type="float">
            <text:p>4</text:p>
          </table:table-cell>
          <table:table-cell office:value-type="float" office:value="24.3514322044482" calcext:value-type="float">
            <text:p>24.3514322044482</text:p>
          </table:table-cell>
          <table:table-cell office:value-type="float" office:value="24.0789576106169" calcext:value-type="float">
            <text:p>24.0789576106169</text:p>
          </table:table-cell>
          <table:table-cell office:value-type="float" office:value="4" calcext:value-type="float">
            <text:p>4</text:p>
          </table:table-cell>
          <table:table-cell office:value-type="float" office:value="24.3514322044482" calcext:value-type="float">
            <text:p>24.3514322044482</text:p>
          </table:table-cell>
          <table:table-cell office:value-type="float" office:value="25.0058745690547" calcext:value-type="float">
            <text:p>25.0058745690547</text:p>
          </table:table-cell>
          <table:table-cell office:value-type="float" office:value="4" calcext:value-type="float">
            <text:p>4</text:p>
          </table:table-cell>
          <table:table-cell office:value-type="float" office:value="24.3514322044482" calcext:value-type="float">
            <text:p>24.3514322044482</text:p>
          </table:table-cell>
          <table:table-cell office:value-type="float" office:value="23.9098226567376" calcext:value-type="float">
            <text:p>23.9098226567376</text:p>
          </table:table-cell>
          <table:table-cell office:value-type="float" office:value="-0.572382449168229" calcext:value-type="float">
            <text:p>-0.57238244916822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.0345950474476" calcext:value-type="float">
            <text:p>23.0345950474476</text:p>
          </table:table-cell>
          <table:table-cell office:value-type="float" office:value="24.5414858940899" calcext:value-type="float">
            <text:p>24.5414858940899</text:p>
          </table:table-cell>
          <table:table-cell office:value-type="float" office:value="4" calcext:value-type="float">
            <text:p>4</text:p>
          </table:table-cell>
          <table:table-cell office:value-type="float" office:value="23.0345950474476" calcext:value-type="float">
            <text:p>23.0345950474476</text:p>
          </table:table-cell>
          <table:table-cell office:value-type="float" office:value="23.9594688000839" calcext:value-type="float">
            <text:p>23.9594688000839</text:p>
          </table:table-cell>
          <table:table-cell office:value-type="float" office:value="4" calcext:value-type="float">
            <text:p>4</text:p>
          </table:table-cell>
          <table:table-cell office:value-type="float" office:value="23.0345950474476" calcext:value-type="float">
            <text:p>23.0345950474476</text:p>
          </table:table-cell>
          <table:table-cell office:value-type="float" office:value="23.9900570016932" calcext:value-type="float">
            <text:p>23.9900570016932</text:p>
          </table:table-cell>
          <table:table-cell office:value-type="float" office:value="4" calcext:value-type="float">
            <text:p>4</text:p>
          </table:table-cell>
          <table:table-cell office:value-type="float" office:value="23.0345950474476" calcext:value-type="float">
            <text:p>23.0345950474476</text:p>
          </table:table-cell>
          <table:table-cell office:value-type="float" office:value="24.5423912656973" calcext:value-type="float">
            <text:p>24.5423912656973</text:p>
          </table:table-cell>
          <table:table-cell office:value-type="float" office:value="-1.89266219923273" calcext:value-type="float">
            <text:p>-1.8926621992327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2.0456298430983" calcext:value-type="float">
            <text:p>22.0456298430983</text:p>
          </table:table-cell>
          <table:table-cell office:value-type="float" office:value="23.1325130458118" calcext:value-type="float">
            <text:p>23.1325130458118</text:p>
          </table:table-cell>
          <table:table-cell office:value-type="float" office:value="4" calcext:value-type="float">
            <text:p>4</text:p>
          </table:table-cell>
          <table:table-cell office:value-type="float" office:value="22.0456298430983" calcext:value-type="float">
            <text:p>22.0456298430983</text:p>
          </table:table-cell>
          <table:table-cell office:value-type="float" office:value="21.9743368978133" calcext:value-type="float">
            <text:p>21.9743368978133</text:p>
          </table:table-cell>
          <table:table-cell office:value-type="float" office:value="4" calcext:value-type="float">
            <text:p>4</text:p>
          </table:table-cell>
          <table:table-cell office:value-type="float" office:value="22.0456298430983" calcext:value-type="float">
            <text:p>22.0456298430983</text:p>
          </table:table-cell>
          <table:table-cell office:value-type="float" office:value="23.817641737441" calcext:value-type="float">
            <text:p>23.817641737441</text:p>
          </table:table-cell>
          <table:table-cell office:value-type="float" office:value="4" calcext:value-type="float">
            <text:p>4</text:p>
          </table:table-cell>
          <table:table-cell office:value-type="float" office:value="22.0456298430983" calcext:value-type="float">
            <text:p>22.0456298430983</text:p>
          </table:table-cell>
          <table:table-cell office:value-type="float" office:value="23.4874076659875" calcext:value-type="float">
            <text:p>23.4874076659875</text:p>
          </table:table-cell>
          <table:table-cell office:value-type="float" office:value="-3.54994674874757" calcext:value-type="float">
            <text:p>-3.5499467487475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6.4017392897268" calcext:value-type="float">
            <text:p>26.4017392897268</text:p>
          </table:table-cell>
          <table:table-cell office:value-type="float" office:value="23.3797543385293" calcext:value-type="float">
            <text:p>23.3797543385293</text:p>
          </table:table-cell>
          <table:table-cell office:value-type="float" office:value="4" calcext:value-type="float">
            <text:p>4</text:p>
          </table:table-cell>
          <table:table-cell office:value-type="float" office:value="26.4017392897268" calcext:value-type="float">
            <text:p>26.4017392897268</text:p>
          </table:table-cell>
          <table:table-cell office:value-type="float" office:value="25.54034396031" calcext:value-type="float">
            <text:p>25.54034396031</text:p>
          </table:table-cell>
          <table:table-cell office:value-type="float" office:value="4" calcext:value-type="float">
            <text:p>4</text:p>
          </table:table-cell>
          <table:table-cell office:value-type="float" office:value="26.4017392897268" calcext:value-type="float">
            <text:p>26.4017392897268</text:p>
          </table:table-cell>
          <table:table-cell office:value-type="float" office:value="25.7260464767564" calcext:value-type="float">
            <text:p>25.7260464767564</text:p>
          </table:table-cell>
          <table:table-cell office:value-type="float" office:value="4" calcext:value-type="float">
            <text:p>4</text:p>
          </table:table-cell>
          <table:table-cell office:value-type="float" office:value="26.4017392897268" calcext:value-type="float">
            <text:p>26.4017392897268</text:p>
          </table:table-cell>
          <table:table-cell office:value-type="float" office:value="23.9421005287734" calcext:value-type="float">
            <text:p>23.9421005287734</text:p>
          </table:table-cell>
          <table:table-cell office:value-type="float" office:value="1.28995919168143" calcext:value-type="float">
            <text:p>1.2899591916814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.3344343495496" calcext:value-type="float">
            <text:p>24.3344343495496</text:p>
          </table:table-cell>
          <table:table-cell office:value-type="float" office:value="25.4353439463359" calcext:value-type="float">
            <text:p>25.4353439463359</text:p>
          </table:table-cell>
          <table:table-cell office:value-type="float" office:value="4" calcext:value-type="float">
            <text:p>4</text:p>
          </table:table-cell>
          <table:table-cell office:value-type="float" office:value="24.3344343495496" calcext:value-type="float">
            <text:p>24.3344343495496</text:p>
          </table:table-cell>
          <table:table-cell office:value-type="float" office:value="26.1804872305051" calcext:value-type="float">
            <text:p>26.1804872305051</text:p>
          </table:table-cell>
          <table:table-cell office:value-type="float" office:value="4" calcext:value-type="float">
            <text:p>4</text:p>
          </table:table-cell>
          <table:table-cell office:value-type="float" office:value="24.3344343495496" calcext:value-type="float">
            <text:p>24.3344343495496</text:p>
          </table:table-cell>
          <table:table-cell office:value-type="float" office:value="24.8632596937236" calcext:value-type="float">
            <text:p>24.8632596937236</text:p>
          </table:table-cell>
          <table:table-cell office:value-type="float" office:value="4" calcext:value-type="float">
            <text:p>4</text:p>
          </table:table-cell>
          <table:table-cell office:value-type="float" office:value="24.3344343495496" calcext:value-type="float">
            <text:p>24.3344343495496</text:p>
          </table:table-cell>
          <table:table-cell office:value-type="float" office:value="25.0913215322848" calcext:value-type="float">
            <text:p>25.0913215322848</text:p>
          </table:table-cell>
          <table:table-cell office:value-type="float" office:value="-0.414042371815777" calcext:value-type="float">
            <text:p>-0.41404237181577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.1863707961896" calcext:value-type="float">
            <text:p>24.1863707961896</text:p>
          </table:table-cell>
          <table:table-cell office:value-type="float" office:value="23.7163799193068" calcext:value-type="float">
            <text:p>23.7163799193068</text:p>
          </table:table-cell>
          <table:table-cell office:value-type="float" office:value="4" calcext:value-type="float">
            <text:p>4</text:p>
          </table:table-cell>
          <table:table-cell office:value-type="float" office:value="24.1863707961896" calcext:value-type="float">
            <text:p>24.1863707961896</text:p>
          </table:table-cell>
          <table:table-cell office:value-type="float" office:value="23.6850326222207" calcext:value-type="float">
            <text:p>23.6850326222207</text:p>
          </table:table-cell>
          <table:table-cell office:value-type="float" office:value="4" calcext:value-type="float">
            <text:p>4</text:p>
          </table:table-cell>
          <table:table-cell office:value-type="float" office:value="24.1863707961896" calcext:value-type="float">
            <text:p>24.1863707961896</text:p>
          </table:table-cell>
          <table:table-cell office:value-type="float" office:value="23.9183988676575" calcext:value-type="float">
            <text:p>23.9183988676575</text:p>
          </table:table-cell>
          <table:table-cell office:value-type="float" office:value="4" calcext:value-type="float">
            <text:p>4</text:p>
          </table:table-cell>
          <table:table-cell office:value-type="float" office:value="24.1863707961896" calcext:value-type="float">
            <text:p>24.1863707961896</text:p>
          </table:table-cell>
          <table:table-cell office:value-type="float" office:value="23.9465732379442" calcext:value-type="float">
            <text:p>23.9465732379442</text:p>
          </table:table-cell>
          <table:table-cell office:value-type="float" office:value="-1.156816829065" calcext:value-type="float">
            <text:p>-1.15681682906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7.4083984818076" calcext:value-type="float">
            <text:p>27.4083984818076</text:p>
          </table:table-cell>
          <table:table-cell office:value-type="float" office:value="25.1889696021227" calcext:value-type="float">
            <text:p>25.1889696021227</text:p>
          </table:table-cell>
          <table:table-cell office:value-type="float" office:value="4" calcext:value-type="float">
            <text:p>4</text:p>
          </table:table-cell>
          <table:table-cell office:value-type="float" office:value="27.4083984818076" calcext:value-type="float">
            <text:p>27.4083984818076</text:p>
          </table:table-cell>
          <table:table-cell office:value-type="float" office:value="25.7706062880088" calcext:value-type="float">
            <text:p>25.7706062880088</text:p>
          </table:table-cell>
          <table:table-cell office:value-type="float" office:value="4" calcext:value-type="float">
            <text:p>4</text:p>
          </table:table-cell>
          <table:table-cell office:value-type="float" office:value="27.4083984818076" calcext:value-type="float">
            <text:p>27.4083984818076</text:p>
          </table:table-cell>
          <table:table-cell office:value-type="float" office:value="25.2842636533494" calcext:value-type="float">
            <text:p>25.2842636533494</text:p>
          </table:table-cell>
          <table:table-cell office:value-type="float" office:value="4" calcext:value-type="float">
            <text:p>4</text:p>
          </table:table-cell>
          <table:table-cell office:value-type="float" office:value="27.4083984818076" calcext:value-type="float">
            <text:p>27.4083984818076</text:p>
          </table:table-cell>
          <table:table-cell office:value-type="float" office:value="24.9592290453607" calcext:value-type="float">
            <text:p>24.9592290453607</text:p>
          </table:table-cell>
          <table:table-cell office:value-type="float" office:value="2.89157031631942" calcext:value-type="float">
            <text:p>2.8915703163194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.8984408613722" calcext:value-type="float">
            <text:p>24.8984408613722</text:p>
          </table:table-cell>
          <table:table-cell office:value-type="float" office:value="23.811153975545" calcext:value-type="float">
            <text:p>23.811153975545</text:p>
          </table:table-cell>
          <table:table-cell office:value-type="float" office:value="4" calcext:value-type="float">
            <text:p>4</text:p>
          </table:table-cell>
          <table:table-cell office:value-type="float" office:value="24.8984408613722" calcext:value-type="float">
            <text:p>24.8984408613722</text:p>
          </table:table-cell>
          <table:table-cell office:value-type="float" office:value="24.0536412484324" calcext:value-type="float">
            <text:p>24.0536412484324</text:p>
          </table:table-cell>
          <table:table-cell office:value-type="float" office:value="4" calcext:value-type="float">
            <text:p>4</text:p>
          </table:table-cell>
          <table:table-cell office:value-type="float" office:value="24.8984408613722" calcext:value-type="float">
            <text:p>24.8984408613722</text:p>
          </table:table-cell>
          <table:table-cell office:value-type="float" office:value="24.7334282913905" calcext:value-type="float">
            <text:p>24.7334282913905</text:p>
          </table:table-cell>
          <table:table-cell office:value-type="float" office:value="4" calcext:value-type="float">
            <text:p>4</text:p>
          </table:table-cell>
          <table:table-cell office:value-type="float" office:value="24.8984408613722" calcext:value-type="float">
            <text:p>24.8984408613722</text:p>
          </table:table-cell>
          <table:table-cell office:value-type="float" office:value="24.034136996703" calcext:value-type="float">
            <text:p>24.034136996703</text:p>
          </table:table-cell>
          <table:table-cell office:value-type="float" office:value="-0.0556588992052624" calcext:value-type="float">
            <text:p>-0.055658899205262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6.8691337852403" calcext:value-type="float">
            <text:p>26.8691337852403</text:p>
          </table:table-cell>
          <table:table-cell office:value-type="float" office:value="24.780139135146" calcext:value-type="float">
            <text:p>24.780139135146</text:p>
          </table:table-cell>
          <table:table-cell office:value-type="float" office:value="4" calcext:value-type="float">
            <text:p>4</text:p>
          </table:table-cell>
          <table:table-cell office:value-type="float" office:value="26.8691337852403" calcext:value-type="float">
            <text:p>26.8691337852403</text:p>
          </table:table-cell>
          <table:table-cell office:value-type="float" office:value="24.7171008660269" calcext:value-type="float">
            <text:p>24.7171008660269</text:p>
          </table:table-cell>
          <table:table-cell office:value-type="float" office:value="4" calcext:value-type="float">
            <text:p>4</text:p>
          </table:table-cell>
          <table:table-cell office:value-type="float" office:value="26.8691337852403" calcext:value-type="float">
            <text:p>26.8691337852403</text:p>
          </table:table-cell>
          <table:table-cell office:value-type="float" office:value="24.9699176004529" calcext:value-type="float">
            <text:p>24.9699176004529</text:p>
          </table:table-cell>
          <table:table-cell office:value-type="float" office:value="4" calcext:value-type="float">
            <text:p>4</text:p>
          </table:table-cell>
          <table:table-cell office:value-type="float" office:value="26.8691337852403" calcext:value-type="float">
            <text:p>26.8691337852403</text:p>
          </table:table-cell>
          <table:table-cell office:value-type="float" office:value="24.7435432672214" calcext:value-type="float">
            <text:p>24.7435432672214</text:p>
          </table:table-cell>
          <table:table-cell office:value-type="float" office:value="1.49111660374694" calcext:value-type="float">
            <text:p>1.4911166037469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9.2988801184017" calcext:value-type="float">
            <text:p>19.2988801184017</text:p>
          </table:table-cell>
          <table:table-cell office:value-type="float" office:value="23.8764020816992" calcext:value-type="float">
            <text:p>23.8764020816992</text:p>
          </table:table-cell>
          <table:table-cell office:value-type="float" office:value="4" calcext:value-type="float">
            <text:p>4</text:p>
          </table:table-cell>
          <table:table-cell office:value-type="float" office:value="19.2988801184017" calcext:value-type="float">
            <text:p>19.2988801184017</text:p>
          </table:table-cell>
          <table:table-cell office:value-type="float" office:value="21.7175838508469" calcext:value-type="float">
            <text:p>21.7175838508469</text:p>
          </table:table-cell>
          <table:table-cell office:value-type="float" office:value="4" calcext:value-type="float">
            <text:p>4</text:p>
          </table:table-cell>
          <table:table-cell office:value-type="float" office:value="19.2988801184017" calcext:value-type="float">
            <text:p>19.2988801184017</text:p>
          </table:table-cell>
          <table:table-cell office:value-type="float" office:value="23.3738099846959" calcext:value-type="float">
            <text:p>23.3738099846959</text:p>
          </table:table-cell>
          <table:table-cell office:value-type="float" office:value="4" calcext:value-type="float">
            <text:p>4</text:p>
          </table:table-cell>
          <table:table-cell office:value-type="float" office:value="19.2988801184017" calcext:value-type="float">
            <text:p>19.2988801184017</text:p>
          </table:table-cell>
          <table:table-cell office:value-type="float" office:value="24.0484990503353" calcext:value-type="float">
            <text:p>24.0484990503353</text:p>
          </table:table-cell>
          <table:table-cell office:value-type="float" office:value="-5.7705267425541" calcext:value-type="float">
            <text:p>-5.770526742554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7.3499067065037" calcext:value-type="float">
            <text:p>17.3499067065037</text:p>
          </table:table-cell>
          <table:table-cell office:value-type="float" office:value="24.4659385866332" calcext:value-type="float">
            <text:p>24.4659385866332</text:p>
          </table:table-cell>
          <table:table-cell office:value-type="float" office:value="4" calcext:value-type="float">
            <text:p>4</text:p>
          </table:table-cell>
          <table:table-cell office:value-type="float" office:value="17.3499067065037" calcext:value-type="float">
            <text:p>17.3499067065037</text:p>
          </table:table-cell>
          <table:table-cell office:value-type="float" office:value="20.9711199273688" calcext:value-type="float">
            <text:p>20.9711199273688</text:p>
          </table:table-cell>
          <table:table-cell office:value-type="float" office:value="4" calcext:value-type="float">
            <text:p>4</text:p>
          </table:table-cell>
          <table:table-cell office:value-type="float" office:value="17.3499067065037" calcext:value-type="float">
            <text:p>17.3499067065037</text:p>
          </table:table-cell>
          <table:table-cell office:value-type="float" office:value="22.8725104497941" calcext:value-type="float">
            <text:p>22.8725104497941</text:p>
          </table:table-cell>
          <table:table-cell office:value-type="float" office:value="4" calcext:value-type="float">
            <text:p>4</text:p>
          </table:table-cell>
          <table:table-cell office:value-type="float" office:value="17.3499067065037" calcext:value-type="float">
            <text:p>17.3499067065037</text:p>
          </table:table-cell>
          <table:table-cell office:value-type="float" office:value="24.6086275217315" calcext:value-type="float">
            <text:p>24.6086275217315</text:p>
          </table:table-cell>
          <table:table-cell office:value-type="float" office:value="-7.3283554732208" calcext:value-type="float">
            <text:p>-7.328355473220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.6860263627481" calcext:value-type="float">
            <text:p>23.6860263627481</text:p>
          </table:table-cell>
          <table:table-cell office:value-type="float" office:value="24.474607049876" calcext:value-type="float">
            <text:p>24.474607049876</text:p>
          </table:table-cell>
          <table:table-cell office:value-type="float" office:value="4" calcext:value-type="float">
            <text:p>4</text:p>
          </table:table-cell>
          <table:table-cell office:value-type="float" office:value="23.6860263627481" calcext:value-type="float">
            <text:p>23.6860263627481</text:p>
          </table:table-cell>
          <table:table-cell office:value-type="float" office:value="24.423141096601" calcext:value-type="float">
            <text:p>24.423141096601</text:p>
          </table:table-cell>
          <table:table-cell office:value-type="float" office:value="4" calcext:value-type="float">
            <text:p>4</text:p>
          </table:table-cell>
          <table:table-cell office:value-type="float" office:value="23.6860263627481" calcext:value-type="float">
            <text:p>23.6860263627481</text:p>
          </table:table-cell>
          <table:table-cell office:value-type="float" office:value="24.9108696370259" calcext:value-type="float">
            <text:p>24.9108696370259</text:p>
          </table:table-cell>
          <table:table-cell office:value-type="float" office:value="4" calcext:value-type="float">
            <text:p>4</text:p>
          </table:table-cell>
          <table:table-cell office:value-type="float" office:value="23.6860263627481" calcext:value-type="float">
            <text:p>23.6860263627481</text:p>
          </table:table-cell>
          <table:table-cell office:value-type="float" office:value="24.4553312644147" calcext:value-type="float">
            <text:p>24.4553312644147</text:p>
          </table:table-cell>
          <table:table-cell office:value-type="float" office:value="-1.01967355417214" calcext:value-type="float">
            <text:p>-1.0196735541721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.3223135357742" calcext:value-type="float">
            <text:p>25.3223135357742</text:p>
          </table:table-cell>
          <table:table-cell office:value-type="float" office:value="23.6034147748916" calcext:value-type="float">
            <text:p>23.6034147748916</text:p>
          </table:table-cell>
          <table:table-cell office:value-type="float" office:value="4" calcext:value-type="float">
            <text:p>4</text:p>
          </table:table-cell>
          <table:table-cell office:value-type="float" office:value="25.3223135357742" calcext:value-type="float">
            <text:p>25.3223135357742</text:p>
          </table:table-cell>
          <table:table-cell office:value-type="float" office:value="24.8582679323637" calcext:value-type="float">
            <text:p>24.8582679323637</text:p>
          </table:table-cell>
          <table:table-cell office:value-type="float" office:value="4" calcext:value-type="float">
            <text:p>4</text:p>
          </table:table-cell>
          <table:table-cell office:value-type="float" office:value="25.3223135357742" calcext:value-type="float">
            <text:p>25.3223135357742</text:p>
          </table:table-cell>
          <table:table-cell office:value-type="float" office:value="25.1873363181866" calcext:value-type="float">
            <text:p>25.1873363181866</text:p>
          </table:table-cell>
          <table:table-cell office:value-type="float" office:value="4" calcext:value-type="float">
            <text:p>4</text:p>
          </table:table-cell>
          <table:table-cell office:value-type="float" office:value="25.3223135357742" calcext:value-type="float">
            <text:p>25.3223135357742</text:p>
          </table:table-cell>
          <table:table-cell office:value-type="float" office:value="23.8722777690987" calcext:value-type="float">
            <text:p>23.8722777690987</text:p>
          </table:table-cell>
          <table:table-cell office:value-type="float" office:value="0.189464493309602" calcext:value-type="float">
            <text:p>0.18946449330960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1.5964078014422" calcext:value-type="float">
            <text:p>21.5964078014422</text:p>
          </table:table-cell>
          <table:table-cell office:value-type="float" office:value="24.1254071756553" calcext:value-type="float">
            <text:p>24.1254071756553</text:p>
          </table:table-cell>
          <table:table-cell office:value-type="float" office:value="4" calcext:value-type="float">
            <text:p>4</text:p>
          </table:table-cell>
          <table:table-cell office:value-type="float" office:value="21.5964078014422" calcext:value-type="float">
            <text:p>21.5964078014422</text:p>
          </table:table-cell>
          <table:table-cell office:value-type="float" office:value="24.9377379864253" calcext:value-type="float">
            <text:p>24.9377379864253</text:p>
          </table:table-cell>
          <table:table-cell office:value-type="float" office:value="4" calcext:value-type="float">
            <text:p>4</text:p>
          </table:table-cell>
          <table:table-cell office:value-type="float" office:value="21.5964078014422" calcext:value-type="float">
            <text:p>21.5964078014422</text:p>
          </table:table-cell>
          <table:table-cell office:value-type="float" office:value="25.6700105830284" calcext:value-type="float">
            <text:p>25.6700105830284</text:p>
          </table:table-cell>
          <table:table-cell office:value-type="float" office:value="4" calcext:value-type="float">
            <text:p>4</text:p>
          </table:table-cell>
          <table:table-cell office:value-type="float" office:value="21.5964078014422" calcext:value-type="float">
            <text:p>21.5964078014422</text:p>
          </table:table-cell>
          <table:table-cell office:value-type="float" office:value="23.8326532670353" calcext:value-type="float">
            <text:p>23.8326532670353</text:p>
          </table:table-cell>
          <table:table-cell office:value-type="float" office:value="-3.21146416560636" calcext:value-type="float">
            <text:p>-3.2114641656063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.0625832906328" calcext:value-type="float">
            <text:p>23.0625832906328</text:p>
          </table:table-cell>
          <table:table-cell office:value-type="float" office:value="24.5909293042921" calcext:value-type="float">
            <text:p>24.5909293042921</text:p>
          </table:table-cell>
          <table:table-cell office:value-type="float" office:value="4" calcext:value-type="float">
            <text:p>4</text:p>
          </table:table-cell>
          <table:table-cell office:value-type="float" office:value="23.0625832906328" calcext:value-type="float">
            <text:p>23.0625832906328</text:p>
          </table:table-cell>
          <table:table-cell office:value-type="float" office:value="24.0953074428062" calcext:value-type="float">
            <text:p>24.0953074428062</text:p>
          </table:table-cell>
          <table:table-cell office:value-type="float" office:value="4" calcext:value-type="float">
            <text:p>4</text:p>
          </table:table-cell>
          <table:table-cell office:value-type="float" office:value="23.0625832906328" calcext:value-type="float">
            <text:p>23.0625832906328</text:p>
          </table:table-cell>
          <table:table-cell office:value-type="float" office:value="24.3367619864567" calcext:value-type="float">
            <text:p>24.3367619864567</text:p>
          </table:table-cell>
          <table:table-cell office:value-type="float" office:value="4" calcext:value-type="float">
            <text:p>4</text:p>
          </table:table-cell>
          <table:table-cell office:value-type="float" office:value="23.0625832906328" calcext:value-type="float">
            <text:p>23.0625832906328</text:p>
          </table:table-cell>
          <table:table-cell office:value-type="float" office:value="24.6458245714527" calcext:value-type="float">
            <text:p>24.6458245714527</text:p>
          </table:table-cell>
          <table:table-cell office:value-type="float" office:value="-2.1965561289887" calcext:value-type="float">
            <text:p>-2.196556128988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2.989189624869" calcext:value-type="float">
            <text:p>22.989189624869</text:p>
          </table:table-cell>
          <table:table-cell office:value-type="float" office:value="25.0548036280639" calcext:value-type="float">
            <text:p>25.0548036280639</text:p>
          </table:table-cell>
          <table:table-cell office:value-type="float" office:value="4" calcext:value-type="float">
            <text:p>4</text:p>
          </table:table-cell>
          <table:table-cell office:value-type="float" office:value="22.989189624869" calcext:value-type="float">
            <text:p>22.989189624869</text:p>
          </table:table-cell>
          <table:table-cell office:value-type="float" office:value="24.6264720728286" calcext:value-type="float">
            <text:p>24.6264720728286</text:p>
          </table:table-cell>
          <table:table-cell office:value-type="float" office:value="4" calcext:value-type="float">
            <text:p>4</text:p>
          </table:table-cell>
          <table:table-cell office:value-type="float" office:value="22.989189624869" calcext:value-type="float">
            <text:p>22.989189624869</text:p>
          </table:table-cell>
          <table:table-cell office:value-type="float" office:value="24.4972882494682" calcext:value-type="float">
            <text:p>24.4972882494682</text:p>
          </table:table-cell>
          <table:table-cell office:value-type="float" office:value="4" calcext:value-type="float">
            <text:p>4</text:p>
          </table:table-cell>
          <table:table-cell office:value-type="float" office:value="22.989189624869" calcext:value-type="float">
            <text:p>22.989189624869</text:p>
          </table:table-cell>
          <table:table-cell office:value-type="float" office:value="24.7660426671424" calcext:value-type="float">
            <text:p>24.7660426671424</text:p>
          </table:table-cell>
          <table:table-cell office:value-type="float" office:value="-2.35361474714782" calcext:value-type="float">
            <text:p>-2.3536147471478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.8507849518236" calcext:value-type="float">
            <text:p>20.8507849518236</text:p>
          </table:table-cell>
          <table:table-cell office:value-type="float" office:value="24.4131680631575" calcext:value-type="float">
            <text:p>24.4131680631575</text:p>
          </table:table-cell>
          <table:table-cell office:value-type="float" office:value="4" calcext:value-type="float">
            <text:p>4</text:p>
          </table:table-cell>
          <table:table-cell office:value-type="float" office:value="20.8507849518236" calcext:value-type="float">
            <text:p>20.8507849518236</text:p>
          </table:table-cell>
          <table:table-cell office:value-type="float" office:value="22.7820547770545" calcext:value-type="float">
            <text:p>22.7820547770545</text:p>
          </table:table-cell>
          <table:table-cell office:value-type="float" office:value="4" calcext:value-type="float">
            <text:p>4</text:p>
          </table:table-cell>
          <table:table-cell office:value-type="float" office:value="20.8507849518236" calcext:value-type="float">
            <text:p>20.8507849518236</text:p>
          </table:table-cell>
          <table:table-cell office:value-type="float" office:value="24.0093761373906" calcext:value-type="float">
            <text:p>24.0093761373906</text:p>
          </table:table-cell>
          <table:table-cell office:value-type="float" office:value="4" calcext:value-type="float">
            <text:p>4</text:p>
          </table:table-cell>
          <table:table-cell office:value-type="float" office:value="20.8507849518236" calcext:value-type="float">
            <text:p>20.8507849518236</text:p>
          </table:table-cell>
          <table:table-cell office:value-type="float" office:value="24.5834731584377" calcext:value-type="float">
            <text:p>24.5834731584377</text:p>
          </table:table-cell>
          <table:table-cell office:value-type="float" office:value="-4.84561971810927" calcext:value-type="float">
            <text:p>-4.8456197181092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6.080611421055" calcext:value-type="float">
            <text:p>26.080611421055</text:p>
          </table:table-cell>
          <table:table-cell office:value-type="float" office:value="25.0227676202058" calcext:value-type="float">
            <text:p>25.0227676202058</text:p>
          </table:table-cell>
          <table:table-cell office:value-type="float" office:value="4" calcext:value-type="float">
            <text:p>4</text:p>
          </table:table-cell>
          <table:table-cell office:value-type="float" office:value="26.080611421055" calcext:value-type="float">
            <text:p>26.080611421055</text:p>
          </table:table-cell>
          <table:table-cell office:value-type="float" office:value="26.8324560178403" calcext:value-type="float">
            <text:p>26.8324560178403</text:p>
          </table:table-cell>
          <table:table-cell office:value-type="float" office:value="4" calcext:value-type="float">
            <text:p>4</text:p>
          </table:table-cell>
          <table:table-cell office:value-type="float" office:value="26.080611421055" calcext:value-type="float">
            <text:p>26.080611421055</text:p>
          </table:table-cell>
          <table:table-cell office:value-type="float" office:value="26.2518335685832" calcext:value-type="float">
            <text:p>26.2518335685832</text:p>
          </table:table-cell>
          <table:table-cell office:value-type="float" office:value="4" calcext:value-type="float">
            <text:p>4</text:p>
          </table:table-cell>
          <table:table-cell office:value-type="float" office:value="26.080611421055" calcext:value-type="float">
            <text:p>26.080611421055</text:p>
          </table:table-cell>
          <table:table-cell office:value-type="float" office:value="24.8226933726393" calcext:value-type="float">
            <text:p>24.8226933726393</text:p>
          </table:table-cell>
          <table:table-cell office:value-type="float" office:value="1.19115457906061" calcext:value-type="float">
            <text:p>1.1911545790606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.6408874715285" calcext:value-type="float">
            <text:p>20.6408874715285</text:p>
          </table:table-cell>
          <table:table-cell office:value-type="float" office:value="25.0191668821161" calcext:value-type="float">
            <text:p>25.0191668821161</text:p>
          </table:table-cell>
          <table:table-cell office:value-type="float" office:value="4" calcext:value-type="float">
            <text:p>4</text:p>
          </table:table-cell>
          <table:table-cell office:value-type="float" office:value="20.6408874715285" calcext:value-type="float">
            <text:p>20.6408874715285</text:p>
          </table:table-cell>
          <table:table-cell office:value-type="float" office:value="22.2933526180556" calcext:value-type="float">
            <text:p>22.2933526180556</text:p>
          </table:table-cell>
          <table:table-cell office:value-type="float" office:value="4" calcext:value-type="float">
            <text:p>4</text:p>
          </table:table-cell>
          <table:table-cell office:value-type="float" office:value="20.6408874715285" calcext:value-type="float">
            <text:p>20.6408874715285</text:p>
          </table:table-cell>
          <table:table-cell office:value-type="float" office:value="23.2634699893493" calcext:value-type="float">
            <text:p>23.2634699893493</text:p>
          </table:table-cell>
          <table:table-cell office:value-type="float" office:value="4" calcext:value-type="float">
            <text:p>4</text:p>
          </table:table-cell>
          <table:table-cell office:value-type="float" office:value="20.6408874715285" calcext:value-type="float">
            <text:p>20.6408874715285</text:p>
          </table:table-cell>
          <table:table-cell office:value-type="float" office:value="24.8935067506514" calcext:value-type="float">
            <text:p>24.8935067506514</text:p>
          </table:table-cell>
          <table:table-cell office:value-type="float" office:value="-4.3536394762196" calcext:value-type="float">
            <text:p>-4.353639476219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.497209592234" calcext:value-type="float">
            <text:p>25.497209592234</text:p>
          </table:table-cell>
          <table:table-cell office:value-type="float" office:value="24.3980683304902" calcext:value-type="float">
            <text:p>24.3980683304902</text:p>
          </table:table-cell>
          <table:table-cell office:value-type="float" office:value="4" calcext:value-type="float">
            <text:p>4</text:p>
          </table:table-cell>
          <table:table-cell office:value-type="float" office:value="25.497209592234" calcext:value-type="float">
            <text:p>25.497209592234</text:p>
          </table:table-cell>
          <table:table-cell office:value-type="float" office:value="25.0090605620939" calcext:value-type="float">
            <text:p>25.0090605620939</text:p>
          </table:table-cell>
          <table:table-cell office:value-type="float" office:value="4" calcext:value-type="float">
            <text:p>4</text:p>
          </table:table-cell>
          <table:table-cell office:value-type="float" office:value="25.497209592234" calcext:value-type="float">
            <text:p>25.497209592234</text:p>
          </table:table-cell>
          <table:table-cell office:value-type="float" office:value="24.9054842511418" calcext:value-type="float">
            <text:p>24.9054842511418</text:p>
          </table:table-cell>
          <table:table-cell office:value-type="float" office:value="4" calcext:value-type="float">
            <text:p>4</text:p>
          </table:table-cell>
          <table:table-cell office:value-type="float" office:value="25.497209592234" calcext:value-type="float">
            <text:p>25.497209592234</text:p>
          </table:table-cell>
          <table:table-cell office:value-type="float" office:value="24.2640505962545" calcext:value-type="float">
            <text:p>24.2640505962545</text:p>
          </table:table-cell>
          <table:table-cell office:value-type="float" office:value="0.796268261082303" calcext:value-type="float">
            <text:p>0.79626826108230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8.6508373492768" calcext:value-type="float">
            <text:p>28.6508373492768</text:p>
          </table:table-cell>
          <table:table-cell office:value-type="float" office:value="25.398682112722" calcext:value-type="float">
            <text:p>25.398682112722</text:p>
          </table:table-cell>
          <table:table-cell office:value-type="float" office:value="4" calcext:value-type="float">
            <text:p>4</text:p>
          </table:table-cell>
          <table:table-cell office:value-type="float" office:value="28.6508373492768" calcext:value-type="float">
            <text:p>28.6508373492768</text:p>
          </table:table-cell>
          <table:table-cell office:value-type="float" office:value="26.6985617419811" calcext:value-type="float">
            <text:p>26.6985617419811</text:p>
          </table:table-cell>
          <table:table-cell office:value-type="float" office:value="4" calcext:value-type="float">
            <text:p>4</text:p>
          </table:table-cell>
          <table:table-cell office:value-type="float" office:value="28.6508373492768" calcext:value-type="float">
            <text:p>28.6508373492768</text:p>
          </table:table-cell>
          <table:table-cell office:value-type="float" office:value="25.3278862695076" calcext:value-type="float">
            <text:p>25.3278862695076</text:p>
          </table:table-cell>
          <table:table-cell office:value-type="float" office:value="4" calcext:value-type="float">
            <text:p>4</text:p>
          </table:table-cell>
          <table:table-cell office:value-type="float" office:value="28.6508373492768" calcext:value-type="float">
            <text:p>28.6508373492768</text:p>
          </table:table-cell>
          <table:table-cell office:value-type="float" office:value="25.1652139838304" calcext:value-type="float">
            <text:p>25.1652139838304</text:p>
          </table:table-cell>
          <table:table-cell office:value-type="float" office:value="3.03453683213095" calcext:value-type="float">
            <text:p>3.0345368321309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.6431386213035" calcext:value-type="float">
            <text:p>25.6431386213035</text:p>
          </table:table-cell>
          <table:table-cell office:value-type="float" office:value="24.7063933153035" calcext:value-type="float">
            <text:p>24.7063933153035</text:p>
          </table:table-cell>
          <table:table-cell office:value-type="float" office:value="4" calcext:value-type="float">
            <text:p>4</text:p>
          </table:table-cell>
          <table:table-cell office:value-type="float" office:value="25.6431386213035" calcext:value-type="float">
            <text:p>25.6431386213035</text:p>
          </table:table-cell>
          <table:table-cell office:value-type="float" office:value="25.4752596699749" calcext:value-type="float">
            <text:p>25.4752596699749</text:p>
          </table:table-cell>
          <table:table-cell office:value-type="float" office:value="4" calcext:value-type="float">
            <text:p>4</text:p>
          </table:table-cell>
          <table:table-cell office:value-type="float" office:value="25.6431386213035" calcext:value-type="float">
            <text:p>25.6431386213035</text:p>
          </table:table-cell>
          <table:table-cell office:value-type="float" office:value="24.6599890659295" calcext:value-type="float">
            <text:p>24.6599890659295</text:p>
          </table:table-cell>
          <table:table-cell office:value-type="float" office:value="4" calcext:value-type="float">
            <text:p>4</text:p>
          </table:table-cell>
          <table:table-cell office:value-type="float" office:value="25.6431386213035" calcext:value-type="float">
            <text:p>25.6431386213035</text:p>
          </table:table-cell>
          <table:table-cell office:value-type="float" office:value="24.8666077820269" calcext:value-type="float">
            <text:p>24.8666077820269</text:p>
          </table:table-cell>
          <table:table-cell office:value-type="float" office:value="0.818121617660159" calcext:value-type="float">
            <text:p>0.81812161766015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.0727284376173" calcext:value-type="float">
            <text:p>24.0727284376173</text:p>
          </table:table-cell>
          <table:table-cell office:value-type="float" office:value="25.1069868042212" calcext:value-type="float">
            <text:p>25.1069868042212</text:p>
          </table:table-cell>
          <table:table-cell office:value-type="float" office:value="4" calcext:value-type="float">
            <text:p>4</text:p>
          </table:table-cell>
          <table:table-cell office:value-type="float" office:value="24.0727284376173" calcext:value-type="float">
            <text:p>24.0727284376173</text:p>
          </table:table-cell>
          <table:table-cell office:value-type="float" office:value="24.0551194129925" calcext:value-type="float">
            <text:p>24.0551194129925</text:p>
          </table:table-cell>
          <table:table-cell office:value-type="float" office:value="4" calcext:value-type="float">
            <text:p>4</text:p>
          </table:table-cell>
          <table:table-cell office:value-type="float" office:value="24.0727284376173" calcext:value-type="float">
            <text:p>24.0727284376173</text:p>
          </table:table-cell>
          <table:table-cell office:value-type="float" office:value="23.8326109142129" calcext:value-type="float">
            <text:p>23.8326109142129</text:p>
          </table:table-cell>
          <table:table-cell office:value-type="float" office:value="4" calcext:value-type="float">
            <text:p>4</text:p>
          </table:table-cell>
          <table:table-cell office:value-type="float" office:value="24.0727284376173" calcext:value-type="float">
            <text:p>24.0727284376173</text:p>
          </table:table-cell>
          <table:table-cell office:value-type="float" office:value="24.9065640294356" calcext:value-type="float">
            <text:p>24.9065640294356</text:p>
          </table:table-cell>
          <table:table-cell office:value-type="float" office:value="-0.970219689210323" calcext:value-type="float">
            <text:p>-0.97021968921032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.3612759916586" calcext:value-type="float">
            <text:p>25.3612759916586</text:p>
          </table:table-cell>
          <table:table-cell office:value-type="float" office:value="25.812002973076" calcext:value-type="float">
            <text:p>25.812002973076</text:p>
          </table:table-cell>
          <table:table-cell office:value-type="float" office:value="4" calcext:value-type="float">
            <text:p>4</text:p>
          </table:table-cell>
          <table:table-cell office:value-type="float" office:value="25.3612759916586" calcext:value-type="float">
            <text:p>25.3612759916586</text:p>
          </table:table-cell>
          <table:table-cell office:value-type="float" office:value="26.2479471778259" calcext:value-type="float">
            <text:p>26.2479471778259</text:p>
          </table:table-cell>
          <table:table-cell office:value-type="float" office:value="4" calcext:value-type="float">
            <text:p>4</text:p>
          </table:table-cell>
          <table:table-cell office:value-type="float" office:value="25.3612759916586" calcext:value-type="float">
            <text:p>25.3612759916586</text:p>
          </table:table-cell>
          <table:table-cell office:value-type="float" office:value="25.5369134136096" calcext:value-type="float">
            <text:p>25.5369134136096</text:p>
          </table:table-cell>
          <table:table-cell office:value-type="float" office:value="4" calcext:value-type="float">
            <text:p>4</text:p>
          </table:table-cell>
          <table:table-cell office:value-type="float" office:value="25.3612759916586" calcext:value-type="float">
            <text:p>25.3612759916586</text:p>
          </table:table-cell>
          <table:table-cell office:value-type="float" office:value="25.4311339089942" calcext:value-type="float">
            <text:p>25.4311339089942</text:p>
          </table:table-cell>
          <table:table-cell office:value-type="float" office:value="0.369670917917766" calcext:value-type="float">
            <text:p>0.36967091791776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8.2717183574324" calcext:value-type="float">
            <text:p>28.2717183574324</text:p>
          </table:table-cell>
          <table:table-cell office:value-type="float" office:value="24.8159942914974" calcext:value-type="float">
            <text:p>24.8159942914974</text:p>
          </table:table-cell>
          <table:table-cell office:value-type="float" office:value="4" calcext:value-type="float">
            <text:p>4</text:p>
          </table:table-cell>
          <table:table-cell office:value-type="float" office:value="28.2717183574324" calcext:value-type="float">
            <text:p>28.2717183574324</text:p>
          </table:table-cell>
          <table:table-cell office:value-type="float" office:value="27.3864502973616" calcext:value-type="float">
            <text:p>27.3864502973616</text:p>
          </table:table-cell>
          <table:table-cell office:value-type="float" office:value="4" calcext:value-type="float">
            <text:p>4</text:p>
          </table:table-cell>
          <table:table-cell office:value-type="float" office:value="28.2717183574324" calcext:value-type="float">
            <text:p>28.2717183574324</text:p>
          </table:table-cell>
          <table:table-cell office:value-type="float" office:value="26.1921709723946" calcext:value-type="float">
            <text:p>26.1921709723946</text:p>
          </table:table-cell>
          <table:table-cell office:value-type="float" office:value="4" calcext:value-type="float">
            <text:p>4</text:p>
          </table:table-cell>
          <table:table-cell office:value-type="float" office:value="28.2717183574324" calcext:value-type="float">
            <text:p>28.2717183574324</text:p>
          </table:table-cell>
          <table:table-cell office:value-type="float" office:value="24.6671780102972" calcext:value-type="float">
            <text:p>24.6671780102972</text:p>
          </table:table-cell>
          <table:table-cell office:value-type="float" office:value="2.91851940983155" calcext:value-type="float">
            <text:p>2.9185194098315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.9780818968687" calcext:value-type="float">
            <text:p>24.9780818968687</text:p>
          </table:table-cell>
          <table:table-cell office:value-type="float" office:value="25.067366017212" calcext:value-type="float">
            <text:p>25.067366017212</text:p>
          </table:table-cell>
          <table:table-cell office:value-type="float" office:value="4" calcext:value-type="float">
            <text:p>4</text:p>
          </table:table-cell>
          <table:table-cell office:value-type="float" office:value="24.9780818968687" calcext:value-type="float">
            <text:p>24.9780818968687</text:p>
          </table:table-cell>
          <table:table-cell office:value-type="float" office:value="24.973711086248" calcext:value-type="float">
            <text:p>24.973711086248</text:p>
          </table:table-cell>
          <table:table-cell office:value-type="float" office:value="4" calcext:value-type="float">
            <text:p>4</text:p>
          </table:table-cell>
          <table:table-cell office:value-type="float" office:value="24.9780818968687" calcext:value-type="float">
            <text:p>24.9780818968687</text:p>
          </table:table-cell>
          <table:table-cell office:value-type="float" office:value="23.9128798688085" calcext:value-type="float">
            <text:p>23.9128798688085</text:p>
          </table:table-cell>
          <table:table-cell office:value-type="float" office:value="4" calcext:value-type="float">
            <text:p>4</text:p>
          </table:table-cell>
          <table:table-cell office:value-type="float" office:value="24.9780818968687" calcext:value-type="float">
            <text:p>24.9780818968687</text:p>
          </table:table-cell>
          <table:table-cell office:value-type="float" office:value="24.8929399930555" calcext:value-type="float">
            <text:p>24.8929399930555</text:p>
          </table:table-cell>
          <table:table-cell office:value-type="float" office:value="-0.0114224330030263" calcext:value-type="float">
            <text:p>-0.011422433003026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.6619828711283" calcext:value-type="float">
            <text:p>25.6619828711283</text:p>
          </table:table-cell>
          <table:table-cell office:value-type="float" office:value="25.2171970468038" calcext:value-type="float">
            <text:p>25.2171970468038</text:p>
          </table:table-cell>
          <table:table-cell office:value-type="float" office:value="4" calcext:value-type="float">
            <text:p>4</text:p>
          </table:table-cell>
          <table:table-cell office:value-type="float" office:value="25.6619828711283" calcext:value-type="float">
            <text:p>25.6619828711283</text:p>
          </table:table-cell>
          <table:table-cell office:value-type="float" office:value="26.1261613713167" calcext:value-type="float">
            <text:p>26.1261613713167</text:p>
          </table:table-cell>
          <table:table-cell office:value-type="float" office:value="4" calcext:value-type="float">
            <text:p>4</text:p>
          </table:table-cell>
          <table:table-cell office:value-type="float" office:value="25.6619828711283" calcext:value-type="float">
            <text:p>25.6619828711283</text:p>
          </table:table-cell>
          <table:table-cell office:value-type="float" office:value="24.4886250382932" calcext:value-type="float">
            <text:p>24.4886250382932</text:p>
          </table:table-cell>
          <table:table-cell office:value-type="float" office:value="4" calcext:value-type="float">
            <text:p>4</text:p>
          </table:table-cell>
          <table:table-cell office:value-type="float" office:value="25.6619828711283" calcext:value-type="float">
            <text:p>25.6619828711283</text:p>
          </table:table-cell>
          <table:table-cell office:value-type="float" office:value="24.9946395805567" calcext:value-type="float">
            <text:p>24.9946395805567</text:p>
          </table:table-cell>
          <table:table-cell office:value-type="float" office:value="0.839102822074783" calcext:value-type="float">
            <text:p>0.83910282207478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.6487389382752" calcext:value-type="float">
            <text:p>25.6487389382752</text:p>
          </table:table-cell>
          <table:table-cell office:value-type="float" office:value="25.5063487349557" calcext:value-type="float">
            <text:p>25.5063487349557</text:p>
          </table:table-cell>
          <table:table-cell office:value-type="float" office:value="4" calcext:value-type="float">
            <text:p>4</text:p>
          </table:table-cell>
          <table:table-cell office:value-type="float" office:value="25.6487389382752" calcext:value-type="float">
            <text:p>25.6487389382752</text:p>
          </table:table-cell>
          <table:table-cell office:value-type="float" office:value="26.1279787916337" calcext:value-type="float">
            <text:p>26.1279787916337</text:p>
          </table:table-cell>
          <table:table-cell office:value-type="float" office:value="4" calcext:value-type="float">
            <text:p>4</text:p>
          </table:table-cell>
          <table:table-cell office:value-type="float" office:value="25.6487389382752" calcext:value-type="float">
            <text:p>25.6487389382752</text:p>
          </table:table-cell>
          <table:table-cell office:value-type="float" office:value="24.7100791580336" calcext:value-type="float">
            <text:p>24.7100791580336</text:p>
          </table:table-cell>
          <table:table-cell office:value-type="float" office:value="4" calcext:value-type="float">
            <text:p>4</text:p>
          </table:table-cell>
          <table:table-cell office:value-type="float" office:value="25.6487389382752" calcext:value-type="float">
            <text:p>25.6487389382752</text:p>
          </table:table-cell>
          <table:table-cell office:value-type="float" office:value="25.1296908915923" calcext:value-type="float">
            <text:p>25.1296908915923</text:p>
          </table:table-cell>
          <table:table-cell office:value-type="float" office:value="0.749696884759434" calcext:value-type="float">
            <text:p>0.74969688475943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8.6255380586626" calcext:value-type="float">
            <text:p>28.6255380586626</text:p>
          </table:table-cell>
          <table:table-cell office:value-type="float" office:value="26.0686737487902" calcext:value-type="float">
            <text:p>26.0686737487902</text:p>
          </table:table-cell>
          <table:table-cell office:value-type="float" office:value="4" calcext:value-type="float">
            <text:p>4</text:p>
          </table:table-cell>
          <table:table-cell office:value-type="float" office:value="28.6255380586626" calcext:value-type="float">
            <text:p>28.6255380586626</text:p>
          </table:table-cell>
          <table:table-cell office:value-type="float" office:value="27.8311976969635" calcext:value-type="float">
            <text:p>27.8311976969635</text:p>
          </table:table-cell>
          <table:table-cell office:value-type="float" office:value="4" calcext:value-type="float">
            <text:p>4</text:p>
          </table:table-cell>
          <table:table-cell office:value-type="float" office:value="28.6255380586626" calcext:value-type="float">
            <text:p>28.6255380586626</text:p>
          </table:table-cell>
          <table:table-cell office:value-type="float" office:value="26.0147726894627" calcext:value-type="float">
            <text:p>26.0147726894627</text:p>
          </table:table-cell>
          <table:table-cell office:value-type="float" office:value="4" calcext:value-type="float">
            <text:p>4</text:p>
          </table:table-cell>
          <table:table-cell office:value-type="float" office:value="28.6255380586626" calcext:value-type="float">
            <text:p>28.6255380586626</text:p>
          </table:table-cell>
          <table:table-cell office:value-type="float" office:value="25.6803165962362" calcext:value-type="float">
            <text:p>25.6803165962362</text:p>
          </table:table-cell>
          <table:table-cell office:value-type="float" office:value="3.59752124937173" calcext:value-type="float">
            <text:p>3.5975212493717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.5193269870212" calcext:value-type="float">
            <text:p>24.5193269870212</text:p>
          </table:table-cell>
          <table:table-cell office:value-type="float" office:value="24.8002595746026" calcext:value-type="float">
            <text:p>24.8002595746026</text:p>
          </table:table-cell>
          <table:table-cell office:value-type="float" office:value="4" calcext:value-type="float">
            <text:p>4</text:p>
          </table:table-cell>
          <table:table-cell office:value-type="float" office:value="24.5193269870212" calcext:value-type="float">
            <text:p>24.5193269870212</text:p>
          </table:table-cell>
          <table:table-cell office:value-type="float" office:value="23.8411944628236" calcext:value-type="float">
            <text:p>23.8411944628236</text:p>
          </table:table-cell>
          <table:table-cell office:value-type="float" office:value="4" calcext:value-type="float">
            <text:p>4</text:p>
          </table:table-cell>
          <table:table-cell office:value-type="float" office:value="24.5193269870212" calcext:value-type="float">
            <text:p>24.5193269870212</text:p>
          </table:table-cell>
          <table:table-cell office:value-type="float" office:value="24.0914417319579" calcext:value-type="float">
            <text:p>24.0914417319579</text:p>
          </table:table-cell>
          <table:table-cell office:value-type="float" office:value="4" calcext:value-type="float">
            <text:p>4</text:p>
          </table:table-cell>
          <table:table-cell office:value-type="float" office:value="24.5193269870212" calcext:value-type="float">
            <text:p>24.5193269870212</text:p>
          </table:table-cell>
          <table:table-cell office:value-type="float" office:value="24.7667546277763" calcext:value-type="float">
            <text:p>24.7667546277763</text:p>
          </table:table-cell>
          <table:table-cell office:value-type="float" office:value="-0.508633227012559" calcext:value-type="float">
            <text:p>-0.50863322701255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.3091764254323" calcext:value-type="float">
            <text:p>25.3091764254323</text:p>
          </table:table-cell>
          <table:table-cell office:value-type="float" office:value="24.5175954322282" calcext:value-type="float">
            <text:p>24.5175954322282</text:p>
          </table:table-cell>
          <table:table-cell office:value-type="float" office:value="4" calcext:value-type="float">
            <text:p>4</text:p>
          </table:table-cell>
          <table:table-cell office:value-type="float" office:value="25.3091764254323" calcext:value-type="float">
            <text:p>25.3091764254323</text:p>
          </table:table-cell>
          <table:table-cell office:value-type="float" office:value="24.4923405580564" calcext:value-type="float">
            <text:p>24.4923405580564</text:p>
          </table:table-cell>
          <table:table-cell office:value-type="float" office:value="4" calcext:value-type="float">
            <text:p>4</text:p>
          </table:table-cell>
          <table:table-cell office:value-type="float" office:value="25.3091764254323" calcext:value-type="float">
            <text:p>25.3091764254323</text:p>
          </table:table-cell>
          <table:table-cell office:value-type="float" office:value="24.0534188382241" calcext:value-type="float">
            <text:p>24.0534188382241</text:p>
          </table:table-cell>
          <table:table-cell office:value-type="float" office:value="4" calcext:value-type="float">
            <text:p>4</text:p>
          </table:table-cell>
          <table:table-cell office:value-type="float" office:value="25.3091764254323" calcext:value-type="float">
            <text:p>25.3091764254323</text:p>
          </table:table-cell>
          <table:table-cell office:value-type="float" office:value="24.5571452914187" calcext:value-type="float">
            <text:p>24.5571452914187</text:p>
          </table:table-cell>
          <table:table-cell office:value-type="float" office:value="0.533004476733546" calcext:value-type="float">
            <text:p>0.53300447673354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1.705653358863" calcext:value-type="float">
            <text:p>21.705653358863</text:p>
          </table:table-cell>
          <table:table-cell office:value-type="float" office:value="23.4317318239301" calcext:value-type="float">
            <text:p>23.4317318239301</text:p>
          </table:table-cell>
          <table:table-cell office:value-type="float" office:value="4" calcext:value-type="float">
            <text:p>4</text:p>
          </table:table-cell>
          <table:table-cell office:value-type="float" office:value="21.705653358863" calcext:value-type="float">
            <text:p>21.705653358863</text:p>
          </table:table-cell>
          <table:table-cell office:value-type="float" office:value="22.1969887397228" calcext:value-type="float">
            <text:p>22.1969887397228</text:p>
          </table:table-cell>
          <table:table-cell office:value-type="float" office:value="4" calcext:value-type="float">
            <text:p>4</text:p>
          </table:table-cell>
          <table:table-cell office:value-type="float" office:value="21.705653358863" calcext:value-type="float">
            <text:p>21.705653358863</text:p>
          </table:table-cell>
          <table:table-cell office:value-type="float" office:value="23.8805297955135" calcext:value-type="float">
            <text:p>23.8805297955135</text:p>
          </table:table-cell>
          <table:table-cell office:value-type="float" office:value="4" calcext:value-type="float">
            <text:p>4</text:p>
          </table:table-cell>
          <table:table-cell office:value-type="float" office:value="21.705653358863" calcext:value-type="float">
            <text:p>21.705653358863</text:p>
          </table:table-cell>
          <table:table-cell office:value-type="float" office:value="23.7946696482449" calcext:value-type="float">
            <text:p>23.7946696482449</text:p>
          </table:table-cell>
          <table:table-cell office:value-type="float" office:value="-3.27228765293159" calcext:value-type="float">
            <text:p>-3.2722876529315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.1922192576942" calcext:value-type="float">
            <text:p>25.1922192576942</text:p>
          </table:table-cell>
          <table:table-cell office:value-type="float" office:value="24.4665994180323" calcext:value-type="float">
            <text:p>24.4665994180323</text:p>
          </table:table-cell>
          <table:table-cell office:value-type="float" office:value="4" calcext:value-type="float">
            <text:p>4</text:p>
          </table:table-cell>
          <table:table-cell office:value-type="float" office:value="25.1922192576942" calcext:value-type="float">
            <text:p>25.1922192576942</text:p>
          </table:table-cell>
          <table:table-cell office:value-type="float" office:value="25.2642046995388" calcext:value-type="float">
            <text:p>25.2642046995388</text:p>
          </table:table-cell>
          <table:table-cell office:value-type="float" office:value="4" calcext:value-type="float">
            <text:p>4</text:p>
          </table:table-cell>
          <table:table-cell office:value-type="float" office:value="25.1922192576942" calcext:value-type="float">
            <text:p>25.1922192576942</text:p>
          </table:table-cell>
          <table:table-cell office:value-type="float" office:value="24.7798137221762" calcext:value-type="float">
            <text:p>24.7798137221762</text:p>
          </table:table-cell>
          <table:table-cell office:value-type="float" office:value="4" calcext:value-type="float">
            <text:p>4</text:p>
          </table:table-cell>
          <table:table-cell office:value-type="float" office:value="25.1922192576942" calcext:value-type="float">
            <text:p>25.1922192576942</text:p>
          </table:table-cell>
          <table:table-cell office:value-type="float" office:value="24.6925733290563" calcext:value-type="float">
            <text:p>24.6925733290563</text:p>
          </table:table-cell>
          <table:table-cell office:value-type="float" office:value="0.302010026694424" calcext:value-type="float">
            <text:p>0.30201002669442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6.9853940148881" calcext:value-type="float">
            <text:p>26.9853940148881</text:p>
          </table:table-cell>
          <table:table-cell office:value-type="float" office:value="24.6516226632706" calcext:value-type="float">
            <text:p>24.6516226632706</text:p>
          </table:table-cell>
          <table:table-cell office:value-type="float" office:value="4" calcext:value-type="float">
            <text:p>4</text:p>
          </table:table-cell>
          <table:table-cell office:value-type="float" office:value="26.9853940148881" calcext:value-type="float">
            <text:p>26.9853940148881</text:p>
          </table:table-cell>
          <table:table-cell office:value-type="float" office:value="25.3372910626096" calcext:value-type="float">
            <text:p>25.3372910626096</text:p>
          </table:table-cell>
          <table:table-cell office:value-type="float" office:value="4" calcext:value-type="float">
            <text:p>4</text:p>
          </table:table-cell>
          <table:table-cell office:value-type="float" office:value="26.9853940148881" calcext:value-type="float">
            <text:p>26.9853940148881</text:p>
          </table:table-cell>
          <table:table-cell office:value-type="float" office:value="25.4324826521681" calcext:value-type="float">
            <text:p>25.4324826521681</text:p>
          </table:table-cell>
          <table:table-cell office:value-type="float" office:value="4" calcext:value-type="float">
            <text:p>4</text:p>
          </table:table-cell>
          <table:table-cell office:value-type="float" office:value="26.9853940148881" calcext:value-type="float">
            <text:p>26.9853940148881</text:p>
          </table:table-cell>
          <table:table-cell office:value-type="float" office:value="24.4208734015643" calcext:value-type="float">
            <text:p>24.4208734015643</text:p>
          </table:table-cell>
          <table:table-cell office:value-type="float" office:value="1.57882580900045" calcext:value-type="float">
            <text:p>1.5788258090004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.0101910669904" calcext:value-type="float">
            <text:p>25.0101910669904</text:p>
          </table:table-cell>
          <table:table-cell office:value-type="float" office:value="24.602914934555" calcext:value-type="float">
            <text:p>24.602914934555</text:p>
          </table:table-cell>
          <table:table-cell office:value-type="float" office:value="4" calcext:value-type="float">
            <text:p>4</text:p>
          </table:table-cell>
          <table:table-cell office:value-type="float" office:value="25.0101910669904" calcext:value-type="float">
            <text:p>25.0101910669904</text:p>
          </table:table-cell>
          <table:table-cell office:value-type="float" office:value="24.0265064569651" calcext:value-type="float">
            <text:p>24.0265064569651</text:p>
          </table:table-cell>
          <table:table-cell office:value-type="float" office:value="4" calcext:value-type="float">
            <text:p>4</text:p>
          </table:table-cell>
          <table:table-cell office:value-type="float" office:value="25.0101910669904" calcext:value-type="float">
            <text:p>25.0101910669904</text:p>
          </table:table-cell>
          <table:table-cell office:value-type="float" office:value="24.3867547138538" calcext:value-type="float">
            <text:p>24.3867547138538</text:p>
          </table:table-cell>
          <table:table-cell office:value-type="float" office:value="4" calcext:value-type="float">
            <text:p>4</text:p>
          </table:table-cell>
          <table:table-cell office:value-type="float" office:value="25.0101910669904" calcext:value-type="float">
            <text:p>25.0101910669904</text:p>
          </table:table-cell>
          <table:table-cell office:value-type="float" office:value="24.6932138566487" calcext:value-type="float">
            <text:p>24.6932138566487</text:p>
          </table:table-cell>
          <table:table-cell office:value-type="float" office:value="0.14697852058951" calcext:value-type="float">
            <text:p>0.1469785205895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.9159264897543" calcext:value-type="float">
            <text:p>23.9159264897543</text:p>
          </table:table-cell>
          <table:table-cell office:value-type="float" office:value="24.4778463674483" calcext:value-type="float">
            <text:p>24.4778463674483</text:p>
          </table:table-cell>
          <table:table-cell office:value-type="float" office:value="4" calcext:value-type="float">
            <text:p>4</text:p>
          </table:table-cell>
          <table:table-cell office:value-type="float" office:value="23.9159264897543" calcext:value-type="float">
            <text:p>23.9159264897543</text:p>
          </table:table-cell>
          <table:table-cell office:value-type="float" office:value="23.2487523659943" calcext:value-type="float">
            <text:p>23.2487523659943</text:p>
          </table:table-cell>
          <table:table-cell office:value-type="float" office:value="4" calcext:value-type="float">
            <text:p>4</text:p>
          </table:table-cell>
          <table:table-cell office:value-type="float" office:value="23.9159264897543" calcext:value-type="float">
            <text:p>23.9159264897543</text:p>
          </table:table-cell>
          <table:table-cell office:value-type="float" office:value="23.4633256857902" calcext:value-type="float">
            <text:p>23.4633256857902</text:p>
          </table:table-cell>
          <table:table-cell office:value-type="float" office:value="4" calcext:value-type="float">
            <text:p>4</text:p>
          </table:table-cell>
          <table:table-cell office:value-type="float" office:value="23.9159264897543" calcext:value-type="float">
            <text:p>23.9159264897543</text:p>
          </table:table-cell>
          <table:table-cell office:value-type="float" office:value="24.5697375102826" calcext:value-type="float">
            <text:p>24.5697375102826</text:p>
          </table:table-cell>
          <table:table-cell office:value-type="float" office:value="-1.33476091886292" calcext:value-type="float">
            <text:p>-1.3347609188629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.7815701198708" calcext:value-type="float">
            <text:p>24.7815701198708</text:p>
          </table:table-cell>
          <table:table-cell office:value-type="float" office:value="26.0843125185204" calcext:value-type="float">
            <text:p>26.0843125185204</text:p>
          </table:table-cell>
          <table:table-cell office:value-type="float" office:value="4" calcext:value-type="float">
            <text:p>4</text:p>
          </table:table-cell>
          <table:table-cell office:value-type="float" office:value="24.7815701198708" calcext:value-type="float">
            <text:p>24.7815701198708</text:p>
          </table:table-cell>
          <table:table-cell office:value-type="float" office:value="24.3673867846342" calcext:value-type="float">
            <text:p>24.3673867846342</text:p>
          </table:table-cell>
          <table:table-cell office:value-type="float" office:value="4" calcext:value-type="float">
            <text:p>4</text:p>
          </table:table-cell>
          <table:table-cell office:value-type="float" office:value="24.7815701198708" calcext:value-type="float">
            <text:p>24.7815701198708</text:p>
          </table:table-cell>
          <table:table-cell office:value-type="float" office:value="23.7236929519705" calcext:value-type="float">
            <text:p>23.7236929519705</text:p>
          </table:table-cell>
          <table:table-cell office:value-type="float" office:value="4" calcext:value-type="float">
            <text:p>4</text:p>
          </table:table-cell>
          <table:table-cell office:value-type="float" office:value="24.7815701198708" calcext:value-type="float">
            <text:p>24.7815701198708</text:p>
          </table:table-cell>
          <table:table-cell office:value-type="float" office:value="25.6012600144554" calcext:value-type="float">
            <text:p>25.6012600144554</text:p>
          </table:table-cell>
          <table:table-cell office:value-type="float" office:value="-0.260437650057662" calcext:value-type="float">
            <text:p>-0.26043765005766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8.5879510576339" calcext:value-type="float">
            <text:p>28.5879510576339</text:p>
          </table:table-cell>
          <table:table-cell office:value-type="float" office:value="25.1117155725708" calcext:value-type="float">
            <text:p>25.1117155725708</text:p>
          </table:table-cell>
          <table:table-cell office:value-type="float" office:value="4" calcext:value-type="float">
            <text:p>4</text:p>
          </table:table-cell>
          <table:table-cell office:value-type="float" office:value="28.5879510576339" calcext:value-type="float">
            <text:p>28.5879510576339</text:p>
          </table:table-cell>
          <table:table-cell office:value-type="float" office:value="26.3773403820997" calcext:value-type="float">
            <text:p>26.3773403820997</text:p>
          </table:table-cell>
          <table:table-cell office:value-type="float" office:value="4" calcext:value-type="float">
            <text:p>4</text:p>
          </table:table-cell>
          <table:table-cell office:value-type="float" office:value="28.5879510576339" calcext:value-type="float">
            <text:p>28.5879510576339</text:p>
          </table:table-cell>
          <table:table-cell office:value-type="float" office:value="25.1968644126509" calcext:value-type="float">
            <text:p>25.1968644126509</text:p>
          </table:table-cell>
          <table:table-cell office:value-type="float" office:value="4" calcext:value-type="float">
            <text:p>4</text:p>
          </table:table-cell>
          <table:table-cell office:value-type="float" office:value="28.5879510576339" calcext:value-type="float">
            <text:p>28.5879510576339</text:p>
          </table:table-cell>
          <table:table-cell office:value-type="float" office:value="24.7559558107367" calcext:value-type="float">
            <text:p>24.7559558107367</text:p>
          </table:table-cell>
          <table:table-cell office:value-type="float" office:value="3.38687442355389" calcext:value-type="float">
            <text:p>3.3868744235538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6.0356030550721" calcext:value-type="float">
            <text:p>26.0356030550721</text:p>
          </table:table-cell>
          <table:table-cell office:value-type="float" office:value="24.5045779832084" calcext:value-type="float">
            <text:p>24.5045779832084</text:p>
          </table:table-cell>
          <table:table-cell office:value-type="float" office:value="4" calcext:value-type="float">
            <text:p>4</text:p>
          </table:table-cell>
          <table:table-cell office:value-type="float" office:value="26.0356030550721" calcext:value-type="float">
            <text:p>26.0356030550721</text:p>
          </table:table-cell>
          <table:table-cell office:value-type="float" office:value="24.4571470476383" calcext:value-type="float">
            <text:p>24.4571470476383</text:p>
          </table:table-cell>
          <table:table-cell office:value-type="float" office:value="4" calcext:value-type="float">
            <text:p>4</text:p>
          </table:table-cell>
          <table:table-cell office:value-type="float" office:value="26.0356030550721" calcext:value-type="float">
            <text:p>26.0356030550721</text:p>
          </table:table-cell>
          <table:table-cell office:value-type="float" office:value="23.6413529069673" calcext:value-type="float">
            <text:p>23.6413529069673</text:p>
          </table:table-cell>
          <table:table-cell office:value-type="float" office:value="4" calcext:value-type="float">
            <text:p>4</text:p>
          </table:table-cell>
          <table:table-cell office:value-type="float" office:value="26.0356030550721" calcext:value-type="float">
            <text:p>26.0356030550721</text:p>
          </table:table-cell>
          <table:table-cell office:value-type="float" office:value="24.4122762540834" calcext:value-type="float">
            <text:p>24.4122762540834</text:p>
          </table:table-cell>
          <table:table-cell office:value-type="float" office:value="1.13343152445705" calcext:value-type="float">
            <text:p>1.1334315244570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.4318421294966" calcext:value-type="float">
            <text:p>20.4318421294966</text:p>
          </table:table-cell>
          <table:table-cell office:value-type="float" office:value="23.8140890524444" calcext:value-type="float">
            <text:p>23.8140890524444</text:p>
          </table:table-cell>
          <table:table-cell office:value-type="float" office:value="4" calcext:value-type="float">
            <text:p>4</text:p>
          </table:table-cell>
          <table:table-cell office:value-type="float" office:value="20.4318421294966" calcext:value-type="float">
            <text:p>20.4318421294966</text:p>
          </table:table-cell>
          <table:table-cell office:value-type="float" office:value="23.765134916735" calcext:value-type="float">
            <text:p>23.765134916735</text:p>
          </table:table-cell>
          <table:table-cell office:value-type="float" office:value="4" calcext:value-type="float">
            <text:p>4</text:p>
          </table:table-cell>
          <table:table-cell office:value-type="float" office:value="20.4318421294966" calcext:value-type="float">
            <text:p>20.4318421294966</text:p>
          </table:table-cell>
          <table:table-cell office:value-type="float" office:value="25.1483493835524" calcext:value-type="float">
            <text:p>25.1483493835524</text:p>
          </table:table-cell>
          <table:table-cell office:value-type="float" office:value="4" calcext:value-type="float">
            <text:p>4</text:p>
          </table:table-cell>
          <table:table-cell office:value-type="float" office:value="20.4318421294966" calcext:value-type="float">
            <text:p>20.4318421294966</text:p>
          </table:table-cell>
          <table:table-cell office:value-type="float" office:value="23.8169633961002" calcext:value-type="float">
            <text:p>23.8169633961002</text:p>
          </table:table-cell>
          <table:table-cell office:value-type="float" office:value="-4.58982371461009" calcext:value-type="float">
            <text:p>-4.5898237146100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7.6147604012255" calcext:value-type="float">
            <text:p>27.6147604012255</text:p>
          </table:table-cell>
          <table:table-cell office:value-type="float" office:value="26.8590154421869" calcext:value-type="float">
            <text:p>26.8590154421869</text:p>
          </table:table-cell>
          <table:table-cell office:value-type="float" office:value="4" calcext:value-type="float">
            <text:p>4</text:p>
          </table:table-cell>
          <table:table-cell office:value-type="float" office:value="27.6147604012255" calcext:value-type="float">
            <text:p>27.6147604012255</text:p>
          </table:table-cell>
          <table:table-cell office:value-type="float" office:value="27.2522931881251" calcext:value-type="float">
            <text:p>27.2522931881251</text:p>
          </table:table-cell>
          <table:table-cell office:value-type="float" office:value="4" calcext:value-type="float">
            <text:p>4</text:p>
          </table:table-cell>
          <table:table-cell office:value-type="float" office:value="27.6147604012255" calcext:value-type="float">
            <text:p>27.6147604012255</text:p>
          </table:table-cell>
          <table:table-cell office:value-type="float" office:value="25.9437322780886" calcext:value-type="float">
            <text:p>25.9437322780886</text:p>
          </table:table-cell>
          <table:table-cell office:value-type="float" office:value="4" calcext:value-type="float">
            <text:p>4</text:p>
          </table:table-cell>
          <table:table-cell office:value-type="float" office:value="27.6147604012255" calcext:value-type="float">
            <text:p>27.6147604012255</text:p>
          </table:table-cell>
          <table:table-cell office:value-type="float" office:value="26.1456155888727" calcext:value-type="float">
            <text:p>26.1456155888727</text:p>
          </table:table-cell>
          <table:table-cell office:value-type="float" office:value="2.30178625078564" calcext:value-type="float">
            <text:p>2.3017862507856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2.2830403101443" calcext:value-type="float">
            <text:p>22.2830403101443</text:p>
          </table:table-cell>
          <table:table-cell office:value-type="float" office:value="24.8309396972945" calcext:value-type="float">
            <text:p>24.8309396972945</text:p>
          </table:table-cell>
          <table:table-cell office:value-type="float" office:value="4" calcext:value-type="float">
            <text:p>4</text:p>
          </table:table-cell>
          <table:table-cell office:value-type="float" office:value="22.2830403101443" calcext:value-type="float">
            <text:p>22.2830403101443</text:p>
          </table:table-cell>
          <table:table-cell office:value-type="float" office:value="25.8324946625213" calcext:value-type="float">
            <text:p>25.8324946625213</text:p>
          </table:table-cell>
          <table:table-cell office:value-type="float" office:value="4" calcext:value-type="float">
            <text:p>4</text:p>
          </table:table-cell>
          <table:table-cell office:value-type="float" office:value="22.2830403101443" calcext:value-type="float">
            <text:p>22.2830403101443</text:p>
          </table:table-cell>
          <table:table-cell office:value-type="float" office:value="25.8818544847808" calcext:value-type="float">
            <text:p>25.8818544847808</text:p>
          </table:table-cell>
          <table:table-cell office:value-type="float" office:value="4" calcext:value-type="float">
            <text:p>4</text:p>
          </table:table-cell>
          <table:table-cell office:value-type="float" office:value="22.2830403101443" calcext:value-type="float">
            <text:p>22.2830403101443</text:p>
          </table:table-cell>
          <table:table-cell office:value-type="float" office:value="24.7110530115996" calcext:value-type="float">
            <text:p>24.7110530115996</text:p>
          </table:table-cell>
          <table:table-cell office:value-type="float" office:value="-3.01752874140561" calcext:value-type="float">
            <text:p>-3.0175287414056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.9558137611216" calcext:value-type="float">
            <text:p>24.9558137611216</text:p>
          </table:table-cell>
          <table:table-cell office:value-type="float" office:value="24.8374884566885" calcext:value-type="float">
            <text:p>24.8374884566885</text:p>
          </table:table-cell>
          <table:table-cell office:value-type="float" office:value="4" calcext:value-type="float">
            <text:p>4</text:p>
          </table:table-cell>
          <table:table-cell office:value-type="float" office:value="24.9558137611216" calcext:value-type="float">
            <text:p>24.9558137611216</text:p>
          </table:table-cell>
          <table:table-cell office:value-type="float" office:value="25.1470329242144" calcext:value-type="float">
            <text:p>25.1470329242144</text:p>
          </table:table-cell>
          <table:table-cell office:value-type="float" office:value="4" calcext:value-type="float">
            <text:p>4</text:p>
          </table:table-cell>
          <table:table-cell office:value-type="float" office:value="24.9558137611216" calcext:value-type="float">
            <text:p>24.9558137611216</text:p>
          </table:table-cell>
          <table:table-cell office:value-type="float" office:value="25.475501485466" calcext:value-type="float">
            <text:p>25.475501485466</text:p>
          </table:table-cell>
          <table:table-cell office:value-type="float" office:value="4" calcext:value-type="float">
            <text:p>4</text:p>
          </table:table-cell>
          <table:table-cell office:value-type="float" office:value="24.9558137611216" calcext:value-type="float">
            <text:p>24.9558137611216</text:p>
          </table:table-cell>
          <table:table-cell office:value-type="float" office:value="24.7447517291304" calcext:value-type="float">
            <text:p>24.7447517291304</text:p>
          </table:table-cell>
          <table:table-cell office:value-type="float" office:value="-0.288779191554845" calcext:value-type="float">
            <text:p>-0.28877919155484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2.5945337408064" calcext:value-type="float">
            <text:p>22.5945337408064</text:p>
          </table:table-cell>
          <table:table-cell office:value-type="float" office:value="24.6583454594298" calcext:value-type="float">
            <text:p>24.6583454594298</text:p>
          </table:table-cell>
          <table:table-cell office:value-type="float" office:value="4" calcext:value-type="float">
            <text:p>4</text:p>
          </table:table-cell>
          <table:table-cell office:value-type="float" office:value="22.5945337408064" calcext:value-type="float">
            <text:p>22.5945337408064</text:p>
          </table:table-cell>
          <table:table-cell office:value-type="float" office:value="24.8003341330748" calcext:value-type="float">
            <text:p>24.8003341330748</text:p>
          </table:table-cell>
          <table:table-cell office:value-type="float" office:value="4" calcext:value-type="float">
            <text:p>4</text:p>
          </table:table-cell>
          <table:table-cell office:value-type="float" office:value="22.5945337408064" calcext:value-type="float">
            <text:p>22.5945337408064</text:p>
          </table:table-cell>
          <table:table-cell office:value-type="float" office:value="25.1150228963362" calcext:value-type="float">
            <text:p>25.1150228963362</text:p>
          </table:table-cell>
          <table:table-cell office:value-type="float" office:value="4" calcext:value-type="float">
            <text:p>4</text:p>
          </table:table-cell>
          <table:table-cell office:value-type="float" office:value="22.5945337408064" calcext:value-type="float">
            <text:p>22.5945337408064</text:p>
          </table:table-cell>
          <table:table-cell office:value-type="float" office:value="24.6313366985146" calcext:value-type="float">
            <text:p>24.6313366985146</text:p>
          </table:table-cell>
          <table:table-cell office:value-type="float" office:value="-2.09341048298504" calcext:value-type="float">
            <text:p>-2.0934104829850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.2049584527676" calcext:value-type="float">
            <text:p>23.2049584527676</text:p>
          </table:table-cell>
          <table:table-cell office:value-type="float" office:value="24.7149655592337" calcext:value-type="float">
            <text:p>24.7149655592337</text:p>
          </table:table-cell>
          <table:table-cell office:value-type="float" office:value="4" calcext:value-type="float">
            <text:p>4</text:p>
          </table:table-cell>
          <table:table-cell office:value-type="float" office:value="23.2049584527676" calcext:value-type="float">
            <text:p>23.2049584527676</text:p>
          </table:table-cell>
          <table:table-cell office:value-type="float" office:value="24.2926046856181" calcext:value-type="float">
            <text:p>24.2926046856181</text:p>
          </table:table-cell>
          <table:table-cell office:value-type="float" office:value="4" calcext:value-type="float">
            <text:p>4</text:p>
          </table:table-cell>
          <table:table-cell office:value-type="float" office:value="23.2049584527676" calcext:value-type="float">
            <text:p>23.2049584527676</text:p>
          </table:table-cell>
          <table:table-cell office:value-type="float" office:value="24.2403550717615" calcext:value-type="float">
            <text:p>24.2403550717615</text:p>
          </table:table-cell>
          <table:table-cell office:value-type="float" office:value="4" calcext:value-type="float">
            <text:p>4</text:p>
          </table:table-cell>
          <table:table-cell office:value-type="float" office:value="23.2049584527676" calcext:value-type="float">
            <text:p>23.2049584527676</text:p>
          </table:table-cell>
          <table:table-cell office:value-type="float" office:value="24.6869248813661" calcext:value-type="float">
            <text:p>24.6869248813661</text:p>
          </table:table-cell>
          <table:table-cell office:value-type="float" office:value="-2.03888167619732" calcext:value-type="float">
            <text:p>-2.0388816761973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6.4562660187622" calcext:value-type="float">
            <text:p>26.4562660187622</text:p>
          </table:table-cell>
          <table:table-cell office:value-type="float" office:value="24.8793388052802" calcext:value-type="float">
            <text:p>24.8793388052802</text:p>
          </table:table-cell>
          <table:table-cell office:value-type="float" office:value="4" calcext:value-type="float">
            <text:p>4</text:p>
          </table:table-cell>
          <table:table-cell office:value-type="float" office:value="26.4562660187622" calcext:value-type="float">
            <text:p>26.4562660187622</text:p>
          </table:table-cell>
          <table:table-cell office:value-type="float" office:value="25.4950368158171" calcext:value-type="float">
            <text:p>25.4950368158171</text:p>
          </table:table-cell>
          <table:table-cell office:value-type="float" office:value="4" calcext:value-type="float">
            <text:p>4</text:p>
          </table:table-cell>
          <table:table-cell office:value-type="float" office:value="26.4562660187622" calcext:value-type="float">
            <text:p>26.4562660187622</text:p>
          </table:table-cell>
          <table:table-cell office:value-type="float" office:value="24.5761461902848" calcext:value-type="float">
            <text:p>24.5761461902848</text:p>
          </table:table-cell>
          <table:table-cell office:value-type="float" office:value="4" calcext:value-type="float">
            <text:p>4</text:p>
          </table:table-cell>
          <table:table-cell office:value-type="float" office:value="26.4562660187622" calcext:value-type="float">
            <text:p>26.4562660187622</text:p>
          </table:table-cell>
          <table:table-cell office:value-type="float" office:value="24.6640341318742" calcext:value-type="float">
            <text:p>24.6640341318742</text:p>
          </table:table-cell>
          <table:table-cell office:value-type="float" office:value="1.63576083055517" calcext:value-type="float">
            <text:p>1.6357608305551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.0535038541695" calcext:value-type="float">
            <text:p>20.0535038541695</text:p>
          </table:table-cell>
          <table:table-cell office:value-type="float" office:value="25.0260654118471" calcext:value-type="float">
            <text:p>25.0260654118471</text:p>
          </table:table-cell>
          <table:table-cell office:value-type="float" office:value="4" calcext:value-type="float">
            <text:p>4</text:p>
          </table:table-cell>
          <table:table-cell office:value-type="float" office:value="20.0535038541695" calcext:value-type="float">
            <text:p>20.0535038541695</text:p>
          </table:table-cell>
          <table:table-cell office:value-type="float" office:value="22.7999269919445" calcext:value-type="float">
            <text:p>22.7999269919445</text:p>
          </table:table-cell>
          <table:table-cell office:value-type="float" office:value="4" calcext:value-type="float">
            <text:p>4</text:p>
          </table:table-cell>
          <table:table-cell office:value-type="float" office:value="20.0535038541695" calcext:value-type="float">
            <text:p>20.0535038541695</text:p>
          </table:table-cell>
          <table:table-cell office:value-type="float" office:value="24.0351204577786" calcext:value-type="float">
            <text:p>24.0351204577786</text:p>
          </table:table-cell>
          <table:table-cell office:value-type="float" office:value="4" calcext:value-type="float">
            <text:p>4</text:p>
          </table:table-cell>
          <table:table-cell office:value-type="float" office:value="20.0535038541695" calcext:value-type="float">
            <text:p>20.0535038541695</text:p>
          </table:table-cell>
          <table:table-cell office:value-type="float" office:value="24.9021659529887" calcext:value-type="float">
            <text:p>24.9021659529887</text:p>
          </table:table-cell>
          <table:table-cell office:value-type="float" office:value="-5.01480379246759" calcext:value-type="float">
            <text:p>-5.0148037924675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1.1637848459929" calcext:value-type="float">
            <text:p>21.1637848459929</text:p>
          </table:table-cell>
          <table:table-cell office:value-type="float" office:value="23.370496132827" calcext:value-type="float">
            <text:p>23.370496132827</text:p>
          </table:table-cell>
          <table:table-cell office:value-type="float" office:value="4" calcext:value-type="float">
            <text:p>4</text:p>
          </table:table-cell>
          <table:table-cell office:value-type="float" office:value="21.1637848459929" calcext:value-type="float">
            <text:p>21.1637848459929</text:p>
          </table:table-cell>
          <table:table-cell office:value-type="float" office:value="20.9863420817861" calcext:value-type="float">
            <text:p>20.9863420817861</text:p>
          </table:table-cell>
          <table:table-cell office:value-type="float" office:value="4" calcext:value-type="float">
            <text:p>4</text:p>
          </table:table-cell>
          <table:table-cell office:value-type="float" office:value="21.1637848459929" calcext:value-type="float">
            <text:p>21.1637848459929</text:p>
          </table:table-cell>
          <table:table-cell office:value-type="float" office:value="23.3373291852395" calcext:value-type="float">
            <text:p>23.3373291852395</text:p>
          </table:table-cell>
          <table:table-cell office:value-type="float" office:value="4" calcext:value-type="float">
            <text:p>4</text:p>
          </table:table-cell>
          <table:table-cell office:value-type="float" office:value="21.1637848459929" calcext:value-type="float">
            <text:p>21.1637848459929</text:p>
          </table:table-cell>
          <table:table-cell office:value-type="float" office:value="23.5382965537718" calcext:value-type="float">
            <text:p>23.5382965537718</text:p>
          </table:table-cell>
          <table:table-cell office:value-type="float" office:value="-3.67650430127222" calcext:value-type="float">
            <text:p>-3.6765043012722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7.3005686911404" calcext:value-type="float">
            <text:p>27.3005686911404</text:p>
          </table:table-cell>
          <table:table-cell office:value-type="float" office:value="26.3113825235142" calcext:value-type="float">
            <text:p>26.3113825235142</text:p>
          </table:table-cell>
          <table:table-cell office:value-type="float" office:value="4" calcext:value-type="float">
            <text:p>4</text:p>
          </table:table-cell>
          <table:table-cell office:value-type="float" office:value="27.3005686911404" calcext:value-type="float">
            <text:p>27.3005686911404</text:p>
          </table:table-cell>
          <table:table-cell office:value-type="float" office:value="27.4128644283572" calcext:value-type="float">
            <text:p>27.4128644283572</text:p>
          </table:table-cell>
          <table:table-cell office:value-type="float" office:value="4" calcext:value-type="float">
            <text:p>4</text:p>
          </table:table-cell>
          <table:table-cell office:value-type="float" office:value="27.3005686911404" calcext:value-type="float">
            <text:p>27.3005686911404</text:p>
          </table:table-cell>
          <table:table-cell office:value-type="float" office:value="25.7955436248503" calcext:value-type="float">
            <text:p>25.7955436248503</text:p>
          </table:table-cell>
          <table:table-cell office:value-type="float" office:value="4" calcext:value-type="float">
            <text:p>4</text:p>
          </table:table-cell>
          <table:table-cell office:value-type="float" office:value="27.3005686911404" calcext:value-type="float">
            <text:p>27.3005686911404</text:p>
          </table:table-cell>
          <table:table-cell office:value-type="float" office:value="25.9309895494959" calcext:value-type="float">
            <text:p>25.9309895494959</text:p>
          </table:table-cell>
          <table:table-cell office:value-type="float" office:value="1.99480442349402" calcext:value-type="float">
            <text:p>1.9948044234940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.8465715420231" calcext:value-type="float">
            <text:p>23.8465715420231</text:p>
          </table:table-cell>
          <table:table-cell office:value-type="float" office:value="23.8117617030751" calcext:value-type="float">
            <text:p>23.8117617030751</text:p>
          </table:table-cell>
          <table:table-cell office:value-type="float" office:value="4" calcext:value-type="float">
            <text:p>4</text:p>
          </table:table-cell>
          <table:table-cell office:value-type="float" office:value="23.8465715420231" calcext:value-type="float">
            <text:p>23.8465715420231</text:p>
          </table:table-cell>
          <table:table-cell office:value-type="float" office:value="23.2588523279571" calcext:value-type="float">
            <text:p>23.2588523279571</text:p>
          </table:table-cell>
          <table:table-cell office:value-type="float" office:value="4" calcext:value-type="float">
            <text:p>4</text:p>
          </table:table-cell>
          <table:table-cell office:value-type="float" office:value="23.8465715420231" calcext:value-type="float">
            <text:p>23.8465715420231</text:p>
          </table:table-cell>
          <table:table-cell office:value-type="float" office:value="25.1029228439311" calcext:value-type="float">
            <text:p>25.1029228439311</text:p>
          </table:table-cell>
          <table:table-cell office:value-type="float" office:value="4" calcext:value-type="float">
            <text:p>4</text:p>
          </table:table-cell>
          <table:table-cell office:value-type="float" office:value="23.8465715420231" calcext:value-type="float">
            <text:p>23.8465715420231</text:p>
          </table:table-cell>
          <table:table-cell office:value-type="float" office:value="24.0887148545189" calcext:value-type="float">
            <text:p>24.0887148545189</text:p>
          </table:table-cell>
          <table:table-cell office:value-type="float" office:value="-1.554799456121" calcext:value-type="float">
            <text:p>-1.55479945612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.8213042153638" calcext:value-type="float">
            <text:p>25.8213042153638</text:p>
          </table:table-cell>
          <table:table-cell office:value-type="float" office:value="24.1765696658799" calcext:value-type="float">
            <text:p>24.1765696658799</text:p>
          </table:table-cell>
          <table:table-cell office:value-type="float" office:value="4" calcext:value-type="float">
            <text:p>4</text:p>
          </table:table-cell>
          <table:table-cell office:value-type="float" office:value="25.8213042153638" calcext:value-type="float">
            <text:p>25.8213042153638</text:p>
          </table:table-cell>
          <table:table-cell office:value-type="float" office:value="24.9604524503915" calcext:value-type="float">
            <text:p>24.9604524503915</text:p>
          </table:table-cell>
          <table:table-cell office:value-type="float" office:value="4" calcext:value-type="float">
            <text:p>4</text:p>
          </table:table-cell>
          <table:table-cell office:value-type="float" office:value="25.8213042153638" calcext:value-type="float">
            <text:p>25.8213042153638</text:p>
          </table:table-cell>
          <table:table-cell office:value-type="float" office:value="24.8791256429149" calcext:value-type="float">
            <text:p>24.8791256429149</text:p>
          </table:table-cell>
          <table:table-cell office:value-type="float" office:value="4" calcext:value-type="float">
            <text:p>4</text:p>
          </table:table-cell>
          <table:table-cell office:value-type="float" office:value="25.8213042153638" calcext:value-type="float">
            <text:p>25.8213042153638</text:p>
          </table:table-cell>
          <table:table-cell office:value-type="float" office:value="24.2929953281602" calcext:value-type="float">
            <text:p>24.2929953281602</text:p>
          </table:table-cell>
          <table:table-cell office:value-type="float" office:value="1.09801156463067" calcext:value-type="float">
            <text:p>1.0980115646306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8.0922578791714" calcext:value-type="float">
            <text:p>18.0922578791714</text:p>
          </table:table-cell>
          <table:table-cell office:value-type="float" office:value="24.0897807105662" calcext:value-type="float">
            <text:p>24.0897807105662</text:p>
          </table:table-cell>
          <table:table-cell office:value-type="float" office:value="4" calcext:value-type="float">
            <text:p>4</text:p>
          </table:table-cell>
          <table:table-cell office:value-type="float" office:value="18.0922578791714" calcext:value-type="float">
            <text:p>18.0922578791714</text:p>
          </table:table-cell>
          <table:table-cell office:value-type="float" office:value="22.3816010975831" calcext:value-type="float">
            <text:p>22.3816010975831</text:p>
          </table:table-cell>
          <table:table-cell office:value-type="float" office:value="4" calcext:value-type="float">
            <text:p>4</text:p>
          </table:table-cell>
          <table:table-cell office:value-type="float" office:value="18.0922578791714" calcext:value-type="float">
            <text:p>18.0922578791714</text:p>
          </table:table-cell>
          <table:table-cell office:value-type="float" office:value="23.6741439256498" calcext:value-type="float">
            <text:p>23.6741439256498</text:p>
          </table:table-cell>
          <table:table-cell office:value-type="float" office:value="4" calcext:value-type="float">
            <text:p>4</text:p>
          </table:table-cell>
          <table:table-cell office:value-type="float" office:value="18.0922578791714" calcext:value-type="float">
            <text:p>18.0922578791714</text:p>
          </table:table-cell>
          <table:table-cell office:value-type="float" office:value="24.3241949619561" calcext:value-type="float">
            <text:p>24.3241949619561</text:p>
          </table:table-cell>
          <table:table-cell office:value-type="float" office:value="-6.79027381692045" calcext:value-type="float">
            <text:p>-6.7902738169204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7.0313456514333" calcext:value-type="float">
            <text:p>27.0313456514333</text:p>
          </table:table-cell>
          <table:table-cell office:value-type="float" office:value="24.6469629536633" calcext:value-type="float">
            <text:p>24.6469629536633</text:p>
          </table:table-cell>
          <table:table-cell office:value-type="float" office:value="4" calcext:value-type="float">
            <text:p>4</text:p>
          </table:table-cell>
          <table:table-cell office:value-type="float" office:value="27.0313456514333" calcext:value-type="float">
            <text:p>27.0313456514333</text:p>
          </table:table-cell>
          <table:table-cell office:value-type="float" office:value="26.3329514337812" calcext:value-type="float">
            <text:p>26.3329514337812</text:p>
          </table:table-cell>
          <table:table-cell office:value-type="float" office:value="4" calcext:value-type="float">
            <text:p>4</text:p>
          </table:table-cell>
          <table:table-cell office:value-type="float" office:value="27.0313456514333" calcext:value-type="float">
            <text:p>27.0313456514333</text:p>
          </table:table-cell>
          <table:table-cell office:value-type="float" office:value="25.2578006969" calcext:value-type="float">
            <text:p>25.2578006969</text:p>
          </table:table-cell>
          <table:table-cell office:value-type="float" office:value="4" calcext:value-type="float">
            <text:p>4</text:p>
          </table:table-cell>
          <table:table-cell office:value-type="float" office:value="27.0313456514333" calcext:value-type="float">
            <text:p>27.0313456514333</text:p>
          </table:table-cell>
          <table:table-cell office:value-type="float" office:value="24.4901830624117" calcext:value-type="float">
            <text:p>24.4901830624117</text:p>
          </table:table-cell>
          <table:table-cell office:value-type="float" office:value="2.33033152950405" calcext:value-type="float">
            <text:p>2.3303315295040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6.5906497760986" calcext:value-type="float">
            <text:p>26.5906497760986</text:p>
          </table:table-cell>
          <table:table-cell office:value-type="float" office:value="24.2014374295018" calcext:value-type="float">
            <text:p>24.2014374295018</text:p>
          </table:table-cell>
          <table:table-cell office:value-type="float" office:value="4" calcext:value-type="float">
            <text:p>4</text:p>
          </table:table-cell>
          <table:table-cell office:value-type="float" office:value="26.5906497760986" calcext:value-type="float">
            <text:p>26.5906497760986</text:p>
          </table:table-cell>
          <table:table-cell office:value-type="float" office:value="25.166337372517" calcext:value-type="float">
            <text:p>25.166337372517</text:p>
          </table:table-cell>
          <table:table-cell office:value-type="float" office:value="4" calcext:value-type="float">
            <text:p>4</text:p>
          </table:table-cell>
          <table:table-cell office:value-type="float" office:value="26.5906497760986" calcext:value-type="float">
            <text:p>26.5906497760986</text:p>
          </table:table-cell>
          <table:table-cell office:value-type="float" office:value="25.0329990857336" calcext:value-type="float">
            <text:p>25.0329990857336</text:p>
          </table:table-cell>
          <table:table-cell office:value-type="float" office:value="4" calcext:value-type="float">
            <text:p>4</text:p>
          </table:table-cell>
          <table:table-cell office:value-type="float" office:value="26.5906497760986" calcext:value-type="float">
            <text:p>26.5906497760986</text:p>
          </table:table-cell>
          <table:table-cell office:value-type="float" office:value="24.2381892465679" calcext:value-type="float">
            <text:p>24.2381892465679</text:p>
          </table:table-cell>
          <table:table-cell office:value-type="float" office:value="1.40760817019461" calcext:value-type="float">
            <text:p>1.4076081701946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1.993364010465" calcext:value-type="float">
            <text:p>21.993364010465</text:p>
          </table:table-cell>
          <table:table-cell office:value-type="float" office:value="24.9698646520296" calcext:value-type="float">
            <text:p>24.9698646520296</text:p>
          </table:table-cell>
          <table:table-cell office:value-type="float" office:value="4" calcext:value-type="float">
            <text:p>4</text:p>
          </table:table-cell>
          <table:table-cell office:value-type="float" office:value="21.993364010465" calcext:value-type="float">
            <text:p>21.993364010465</text:p>
          </table:table-cell>
          <table:table-cell office:value-type="float" office:value="21.943181494495" calcext:value-type="float">
            <text:p>21.943181494495</text:p>
          </table:table-cell>
          <table:table-cell office:value-type="float" office:value="4" calcext:value-type="float">
            <text:p>4</text:p>
          </table:table-cell>
          <table:table-cell office:value-type="float" office:value="21.993364010465" calcext:value-type="float">
            <text:p>21.993364010465</text:p>
          </table:table-cell>
          <table:table-cell office:value-type="float" office:value="23.1542369672975" calcext:value-type="float">
            <text:p>23.1542369672975</text:p>
          </table:table-cell>
          <table:table-cell office:value-type="float" office:value="4" calcext:value-type="float">
            <text:p>4</text:p>
          </table:table-cell>
          <table:table-cell office:value-type="float" office:value="21.993364010465" calcext:value-type="float">
            <text:p>21.993364010465</text:p>
          </table:table-cell>
          <table:table-cell office:value-type="float" office:value="25.0739834660356" calcext:value-type="float">
            <text:p>25.0739834660356</text:p>
          </table:table-cell>
          <table:table-cell office:value-type="float" office:value="-3.36063586737414" calcext:value-type="float">
            <text:p>-3.3606358673741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2.3520799885718" calcext:value-type="float">
            <text:p>22.3520799885718</text:p>
          </table:table-cell>
          <table:table-cell office:value-type="float" office:value="24.6819765372713" calcext:value-type="float">
            <text:p>24.6819765372713</text:p>
          </table:table-cell>
          <table:table-cell office:value-type="float" office:value="4" calcext:value-type="float">
            <text:p>4</text:p>
          </table:table-cell>
          <table:table-cell office:value-type="float" office:value="22.3520799885718" calcext:value-type="float">
            <text:p>22.3520799885718</text:p>
          </table:table-cell>
          <table:table-cell office:value-type="float" office:value="23.1614600437173" calcext:value-type="float">
            <text:p>23.1614600437173</text:p>
          </table:table-cell>
          <table:table-cell office:value-type="float" office:value="4" calcext:value-type="float">
            <text:p>4</text:p>
          </table:table-cell>
          <table:table-cell office:value-type="float" office:value="22.3520799885718" calcext:value-type="float">
            <text:p>22.3520799885718</text:p>
          </table:table-cell>
          <table:table-cell office:value-type="float" office:value="24.0994808280546" calcext:value-type="float">
            <text:p>24.0994808280546</text:p>
          </table:table-cell>
          <table:table-cell office:value-type="float" office:value="4" calcext:value-type="float">
            <text:p>4</text:p>
          </table:table-cell>
          <table:table-cell office:value-type="float" office:value="22.3520799885718" calcext:value-type="float">
            <text:p>22.3520799885718</text:p>
          </table:table-cell>
          <table:table-cell office:value-type="float" office:value="24.7710737277458" calcext:value-type="float">
            <text:p>24.7710737277458</text:p>
          </table:table-cell>
          <table:table-cell office:value-type="float" office:value="-2.7439338420495" calcext:value-type="float">
            <text:p>-2.743933842049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.7650332435776" calcext:value-type="float">
            <text:p>25.7650332435776</text:p>
          </table:table-cell>
          <table:table-cell office:value-type="float" office:value="24.2853453630877" calcext:value-type="float">
            <text:p>24.2853453630877</text:p>
          </table:table-cell>
          <table:table-cell office:value-type="float" office:value="4" calcext:value-type="float">
            <text:p>4</text:p>
          </table:table-cell>
          <table:table-cell office:value-type="float" office:value="25.7650332435776" calcext:value-type="float">
            <text:p>25.7650332435776</text:p>
          </table:table-cell>
          <table:table-cell office:value-type="float" office:value="25.6846812919028" calcext:value-type="float">
            <text:p>25.6846812919028</text:p>
          </table:table-cell>
          <table:table-cell office:value-type="float" office:value="4" calcext:value-type="float">
            <text:p>4</text:p>
          </table:table-cell>
          <table:table-cell office:value-type="float" office:value="25.7650332435776" calcext:value-type="float">
            <text:p>25.7650332435776</text:p>
          </table:table-cell>
          <table:table-cell office:value-type="float" office:value="25.3953921722267" calcext:value-type="float">
            <text:p>25.3953921722267</text:p>
          </table:table-cell>
          <table:table-cell office:value-type="float" office:value="4" calcext:value-type="float">
            <text:p>4</text:p>
          </table:table-cell>
          <table:table-cell office:value-type="float" office:value="25.7650332435776" calcext:value-type="float">
            <text:p>25.7650332435776</text:p>
          </table:table-cell>
          <table:table-cell office:value-type="float" office:value="24.4016650970316" calcext:value-type="float">
            <text:p>24.4016650970316</text:p>
          </table:table-cell>
          <table:table-cell office:value-type="float" office:value="0.460659348111449" calcext:value-type="float">
            <text:p>0.46065934811144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3.6321966444424" calcext:value-type="float">
            <text:p>23.6321966444424</text:p>
          </table:table-cell>
          <table:table-cell office:value-type="float" office:value="24.5850837027369" calcext:value-type="float">
            <text:p>24.5850837027369</text:p>
          </table:table-cell>
          <table:table-cell office:value-type="float" office:value="4" calcext:value-type="float">
            <text:p>4</text:p>
          </table:table-cell>
          <table:table-cell office:value-type="float" office:value="23.6321966444424" calcext:value-type="float">
            <text:p>23.6321966444424</text:p>
          </table:table-cell>
          <table:table-cell office:value-type="float" office:value="23.9771761157569" calcext:value-type="float">
            <text:p>23.9771761157569</text:p>
          </table:table-cell>
          <table:table-cell office:value-type="float" office:value="4" calcext:value-type="float">
            <text:p>4</text:p>
          </table:table-cell>
          <table:table-cell office:value-type="float" office:value="23.6321966444424" calcext:value-type="float">
            <text:p>23.6321966444424</text:p>
          </table:table-cell>
          <table:table-cell office:value-type="float" office:value="24.117897482394" calcext:value-type="float">
            <text:p>24.117897482394</text:p>
          </table:table-cell>
          <table:table-cell office:value-type="float" office:value="4" calcext:value-type="float">
            <text:p>4</text:p>
          </table:table-cell>
          <table:table-cell office:value-type="float" office:value="23.6321966444424" calcext:value-type="float">
            <text:p>23.6321966444424</text:p>
          </table:table-cell>
          <table:table-cell office:value-type="float" office:value="24.4898492454416" calcext:value-type="float">
            <text:p>24.4898492454416</text:p>
          </table:table-cell>
          <table:table-cell office:value-type="float" office:value="-1.1686406262484" calcext:value-type="float">
            <text:p>-1.168640626248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.6996381548698" calcext:value-type="float">
            <text:p>25.6996381548698</text:p>
          </table:table-cell>
          <table:table-cell office:value-type="float" office:value="23.2619971226918" calcext:value-type="float">
            <text:p>23.2619971226918</text:p>
          </table:table-cell>
          <table:table-cell office:value-type="float" office:value="4" calcext:value-type="float">
            <text:p>4</text:p>
          </table:table-cell>
          <table:table-cell office:value-type="float" office:value="25.6996381548698" calcext:value-type="float">
            <text:p>25.6996381548698</text:p>
          </table:table-cell>
          <table:table-cell office:value-type="float" office:value="24.1706790240764" calcext:value-type="float">
            <text:p>24.1706790240764</text:p>
          </table:table-cell>
          <table:table-cell office:value-type="float" office:value="4" calcext:value-type="float">
            <text:p>4</text:p>
          </table:table-cell>
          <table:table-cell office:value-type="float" office:value="25.6996381548698" calcext:value-type="float">
            <text:p>25.6996381548698</text:p>
          </table:table-cell>
          <table:table-cell office:value-type="float" office:value="24.4374574654832" calcext:value-type="float">
            <text:p>24.4374574654832</text:p>
          </table:table-cell>
          <table:table-cell office:value-type="float" office:value="4" calcext:value-type="float">
            <text:p>4</text:p>
          </table:table-cell>
          <table:table-cell office:value-type="float" office:value="25.6996381548698" calcext:value-type="float">
            <text:p>25.6996381548698</text:p>
          </table:table-cell>
          <table:table-cell office:value-type="float" office:value="23.5664891790189" calcext:value-type="float">
            <text:p>23.5664891790189</text:p>
          </table:table-cell>
          <table:table-cell office:value-type="float" office:value="0.284010874058639" calcext:value-type="float">
            <text:p>0.28401087405863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.6867488233276" calcext:value-type="float">
            <text:p>25.6867488233276</text:p>
          </table:table-cell>
          <table:table-cell office:value-type="float" office:value="25.2127130194136" calcext:value-type="float">
            <text:p>25.2127130194136</text:p>
          </table:table-cell>
          <table:table-cell office:value-type="float" office:value="4" calcext:value-type="float">
            <text:p>4</text:p>
          </table:table-cell>
          <table:table-cell office:value-type="float" office:value="25.6867488233276" calcext:value-type="float">
            <text:p>25.6867488233276</text:p>
          </table:table-cell>
          <table:table-cell office:value-type="float" office:value="24.5671867101593" calcext:value-type="float">
            <text:p>24.5671867101593</text:p>
          </table:table-cell>
          <table:table-cell office:value-type="float" office:value="4" calcext:value-type="float">
            <text:p>4</text:p>
          </table:table-cell>
          <table:table-cell office:value-type="float" office:value="25.6867488233276" calcext:value-type="float">
            <text:p>25.6867488233276</text:p>
          </table:table-cell>
          <table:table-cell office:value-type="float" office:value="24.2518696999839" calcext:value-type="float">
            <text:p>24.2518696999839</text:p>
          </table:table-cell>
          <table:table-cell office:value-type="float" office:value="4" calcext:value-type="float">
            <text:p>4</text:p>
          </table:table-cell>
          <table:table-cell office:value-type="float" office:value="25.6867488233276" calcext:value-type="float">
            <text:p>25.6867488233276</text:p>
          </table:table-cell>
          <table:table-cell office:value-type="float" office:value="25.0781097927298" calcext:value-type="float">
            <text:p>25.0781097927298</text:p>
          </table:table-cell>
          <table:table-cell office:value-type="float" office:value="0.514054430062381" calcext:value-type="float">
            <text:p>0.51405443006238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6.2013074465556" calcext:value-type="float">
            <text:p>26.2013074465556</text:p>
          </table:table-cell>
          <table:table-cell office:value-type="float" office:value="25.178826564394" calcext:value-type="float">
            <text:p>25.178826564394</text:p>
          </table:table-cell>
          <table:table-cell office:value-type="float" office:value="4" calcext:value-type="float">
            <text:p>4</text:p>
          </table:table-cell>
          <table:table-cell office:value-type="float" office:value="26.2013074465556" calcext:value-type="float">
            <text:p>26.2013074465556</text:p>
          </table:table-cell>
          <table:table-cell office:value-type="float" office:value="25.0317531876854" calcext:value-type="float">
            <text:p>25.0317531876854</text:p>
          </table:table-cell>
          <table:table-cell office:value-type="float" office:value="4" calcext:value-type="float">
            <text:p>4</text:p>
          </table:table-cell>
          <table:table-cell office:value-type="float" office:value="26.2013074465556" calcext:value-type="float">
            <text:p>26.2013074465556</text:p>
          </table:table-cell>
          <table:table-cell office:value-type="float" office:value="24.2446946854926" calcext:value-type="float">
            <text:p>24.2446946854926</text:p>
          </table:table-cell>
          <table:table-cell office:value-type="float" office:value="4" calcext:value-type="float">
            <text:p>4</text:p>
          </table:table-cell>
          <table:table-cell office:value-type="float" office:value="26.2013074465556" calcext:value-type="float">
            <text:p>26.2013074465556</text:p>
          </table:table-cell>
          <table:table-cell office:value-type="float" office:value="25.0211733708051" calcext:value-type="float">
            <text:p>25.0211733708051</text:p>
          </table:table-cell>
          <table:table-cell office:value-type="float" office:value="1.29329275984532" calcext:value-type="float">
            <text:p>1.2932927598453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.1088095477581" calcext:value-type="float">
            <text:p>24.1088095477581</text:p>
          </table:table-cell>
          <table:table-cell office:value-type="float" office:value="25.0520617026784" calcext:value-type="float">
            <text:p>25.0520617026784</text:p>
          </table:table-cell>
          <table:table-cell office:value-type="float" office:value="4" calcext:value-type="float">
            <text:p>4</text:p>
          </table:table-cell>
          <table:table-cell office:value-type="float" office:value="24.1088095477581" calcext:value-type="float">
            <text:p>24.1088095477581</text:p>
          </table:table-cell>
          <table:table-cell office:value-type="float" office:value="25.8028066326953" calcext:value-type="float">
            <text:p>25.8028066326953</text:p>
          </table:table-cell>
          <table:table-cell office:value-type="float" office:value="4" calcext:value-type="float">
            <text:p>4</text:p>
          </table:table-cell>
          <table:table-cell office:value-type="float" office:value="24.1088095477581" calcext:value-type="float">
            <text:p>24.1088095477581</text:p>
          </table:table-cell>
          <table:table-cell office:value-type="float" office:value="25.741677777805" calcext:value-type="float">
            <text:p>25.741677777805</text:p>
          </table:table-cell>
          <table:table-cell office:value-type="float" office:value="4" calcext:value-type="float">
            <text:p>4</text:p>
          </table:table-cell>
          <table:table-cell office:value-type="float" office:value="24.1088095477581" calcext:value-type="float">
            <text:p>24.1088095477581</text:p>
          </table:table-cell>
          <table:table-cell office:value-type="float" office:value="24.8043287140845" calcext:value-type="float">
            <text:p>24.8043287140845</text:p>
          </table:table-cell>
          <table:table-cell office:value-type="float" office:value="-0.926920454214909" calcext:value-type="float">
            <text:p>-0.92692045421490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7.0803590733764" calcext:value-type="float">
            <text:p>27.0803590733764</text:p>
          </table:table-cell>
          <table:table-cell office:value-type="float" office:value="23.1398159535453" calcext:value-type="float">
            <text:p>23.1398159535453</text:p>
          </table:table-cell>
          <table:table-cell office:value-type="float" office:value="4" calcext:value-type="float">
            <text:p>4</text:p>
          </table:table-cell>
          <table:table-cell office:value-type="float" office:value="27.0803590733764" calcext:value-type="float">
            <text:p>27.0803590733764</text:p>
          </table:table-cell>
          <table:table-cell office:value-type="float" office:value="25.1912595304877" calcext:value-type="float">
            <text:p>25.1912595304877</text:p>
          </table:table-cell>
          <table:table-cell office:value-type="float" office:value="4" calcext:value-type="float">
            <text:p>4</text:p>
          </table:table-cell>
          <table:table-cell office:value-type="float" office:value="27.0803590733764" calcext:value-type="float">
            <text:p>27.0803590733764</text:p>
          </table:table-cell>
          <table:table-cell office:value-type="float" office:value="24.6901055598568" calcext:value-type="float">
            <text:p>24.6901055598568</text:p>
          </table:table-cell>
          <table:table-cell office:value-type="float" office:value="4" calcext:value-type="float">
            <text:p>4</text:p>
          </table:table-cell>
          <table:table-cell office:value-type="float" office:value="27.0803590733764" calcext:value-type="float">
            <text:p>27.0803590733764</text:p>
          </table:table-cell>
          <table:table-cell office:value-type="float" office:value="23.4892948393425" calcext:value-type="float">
            <text:p>23.4892948393425</text:p>
          </table:table-cell>
          <table:table-cell office:value-type="float" office:value="2.03152503833652" calcext:value-type="float">
            <text:p>2.0315250383365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.5215163861919" calcext:value-type="float">
            <text:p>24.5215163861919</text:p>
          </table:table-cell>
          <table:table-cell office:value-type="float" office:value="23.4692854406269" calcext:value-type="float">
            <text:p>23.4692854406269</text:p>
          </table:table-cell>
          <table:table-cell office:value-type="float" office:value="4" calcext:value-type="float">
            <text:p>4</text:p>
          </table:table-cell>
          <table:table-cell office:value-type="float" office:value="24.5215163861919" calcext:value-type="float">
            <text:p>24.5215163861919</text:p>
          </table:table-cell>
          <table:table-cell office:value-type="float" office:value="24.659889455806" calcext:value-type="float">
            <text:p>24.659889455806</text:p>
          </table:table-cell>
          <table:table-cell office:value-type="float" office:value="4" calcext:value-type="float">
            <text:p>4</text:p>
          </table:table-cell>
          <table:table-cell office:value-type="float" office:value="24.5215163861919" calcext:value-type="float">
            <text:p>24.5215163861919</text:p>
          </table:table-cell>
          <table:table-cell office:value-type="float" office:value="25.071761645593" calcext:value-type="float">
            <text:p>25.071761645593</text:p>
          </table:table-cell>
          <table:table-cell office:value-type="float" office:value="4" calcext:value-type="float">
            <text:p>4</text:p>
          </table:table-cell>
          <table:table-cell office:value-type="float" office:value="24.5215163861919" calcext:value-type="float">
            <text:p>24.5215163861919</text:p>
          </table:table-cell>
          <table:table-cell office:value-type="float" office:value="23.7205073108426" calcext:value-type="float">
            <text:p>23.7205073108426</text:p>
          </table:table-cell>
          <table:table-cell office:value-type="float" office:value="-0.416771699321226" calcext:value-type="float">
            <text:p>-0.41677169932122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5.5586870611497" calcext:value-type="float">
            <text:p>25.5586870611497</text:p>
          </table:table-cell>
          <table:table-cell office:value-type="float" office:value="24.0666718153018" calcext:value-type="float">
            <text:p>24.0666718153018</text:p>
          </table:table-cell>
          <table:table-cell office:value-type="float" office:value="4" calcext:value-type="float">
            <text:p>4</text:p>
          </table:table-cell>
          <table:table-cell office:value-type="float" office:value="25.5586870611497" calcext:value-type="float">
            <text:p>25.5586870611497</text:p>
          </table:table-cell>
          <table:table-cell office:value-type="float" office:value="25.4302102905335" calcext:value-type="float">
            <text:p>25.4302102905335</text:p>
          </table:table-cell>
          <table:table-cell office:value-type="float" office:value="4" calcext:value-type="float">
            <text:p>4</text:p>
          </table:table-cell>
          <table:table-cell office:value-type="float" office:value="25.5586870611497" calcext:value-type="float">
            <text:p>25.5586870611497</text:p>
          </table:table-cell>
          <table:table-cell office:value-type="float" office:value="25.0702828743709" calcext:value-type="float">
            <text:p>25.0702828743709</text:p>
          </table:table-cell>
          <table:table-cell office:value-type="float" office:value="4" calcext:value-type="float">
            <text:p>4</text:p>
          </table:table-cell>
          <table:table-cell office:value-type="float" office:value="25.5586870611497" calcext:value-type="float">
            <text:p>25.5586870611497</text:p>
          </table:table-cell>
          <table:table-cell office:value-type="float" office:value="24.1958093630386" calcext:value-type="float">
            <text:p>24.1958093630386</text:p>
          </table:table-cell>
          <table:table-cell office:value-type="float" office:value="0.520162533603169" calcext:value-type="float">
            <text:p>0.52016253360316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7.7005349763968" calcext:value-type="float">
            <text:p>17.7005349763968</text:p>
          </table:table-cell>
          <table:table-cell office:value-type="float" office:value="24.5159068786106" calcext:value-type="float">
            <text:p>24.5159068786106</text:p>
          </table:table-cell>
          <table:table-cell office:value-type="float" office:value="4" calcext:value-type="float">
            <text:p>4</text:p>
          </table:table-cell>
          <table:table-cell office:value-type="float" office:value="17.7005349763968" calcext:value-type="float">
            <text:p>17.7005349763968</text:p>
          </table:table-cell>
          <table:table-cell office:value-type="float" office:value="21.6758892458658" calcext:value-type="float">
            <text:p>21.6758892458658</text:p>
          </table:table-cell>
          <table:table-cell office:value-type="float" office:value="4" calcext:value-type="float">
            <text:p>4</text:p>
          </table:table-cell>
          <table:table-cell office:value-type="float" office:value="17.7005349763968" calcext:value-type="float">
            <text:p>17.7005349763968</text:p>
          </table:table-cell>
          <table:table-cell office:value-type="float" office:value="23.2843833858294" calcext:value-type="float">
            <text:p>23.2843833858294</text:p>
          </table:table-cell>
          <table:table-cell office:value-type="float" office:value="4" calcext:value-type="float">
            <text:p>4</text:p>
          </table:table-cell>
          <table:table-cell office:value-type="float" office:value="17.7005349763968" calcext:value-type="float">
            <text:p>17.7005349763968</text:p>
          </table:table-cell>
          <table:table-cell office:value-type="float" office:value="24.5122858458768" calcext:value-type="float">
            <text:p>24.5122858458768</text:p>
          </table:table-cell>
          <table:table-cell office:value-type="float" office:value="-7.52973701475713" calcext:value-type="float">
            <text:p>-7.5297370147571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.4956678205218" calcext:value-type="float">
            <text:p>20.4956678205218</text:p>
          </table:table-cell>
          <table:table-cell office:value-type="float" office:value="24.2043376977495" calcext:value-type="float">
            <text:p>24.2043376977495</text:p>
          </table:table-cell>
          <table:table-cell office:value-type="float" office:value="4" calcext:value-type="float">
            <text:p>4</text:p>
          </table:table-cell>
          <table:table-cell office:value-type="float" office:value="20.4956678205218" calcext:value-type="float">
            <text:p>20.4956678205218</text:p>
          </table:table-cell>
          <table:table-cell office:value-type="float" office:value="21.9073751139814" calcext:value-type="float">
            <text:p>21.9073751139814</text:p>
          </table:table-cell>
          <table:table-cell office:value-type="float" office:value="4" calcext:value-type="float">
            <text:p>4</text:p>
          </table:table-cell>
          <table:table-cell office:value-type="float" office:value="20.4956678205218" calcext:value-type="float">
            <text:p>20.4956678205218</text:p>
          </table:table-cell>
          <table:table-cell office:value-type="float" office:value="23.362634292817" calcext:value-type="float">
            <text:p>23.362634292817</text:p>
          </table:table-cell>
          <table:table-cell office:value-type="float" office:value="4" calcext:value-type="float">
            <text:p>4</text:p>
          </table:table-cell>
          <table:table-cell office:value-type="float" office:value="20.4956678205218" calcext:value-type="float">
            <text:p>20.4956678205218</text:p>
          </table:table-cell>
          <table:table-cell office:value-type="float" office:value="24.0582908265038" calcext:value-type="float">
            <text:p>24.0582908265038</text:p>
          </table:table-cell>
          <table:table-cell office:value-type="float" office:value="-4.65107176870649" calcext:value-type="float">
            <text:p>-4.6510717687064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1.8446902290637" calcext:value-type="float">
            <text:p>21.8446902290637</text:p>
          </table:table-cell>
          <table:table-cell office:value-type="float" office:value="25.5532548265638" calcext:value-type="float">
            <text:p>25.5532548265638</text:p>
          </table:table-cell>
          <table:table-cell office:value-type="float" office:value="4" calcext:value-type="float">
            <text:p>4</text:p>
          </table:table-cell>
          <table:table-cell office:value-type="float" office:value="21.8446902290637" calcext:value-type="float">
            <text:p>21.8446902290637</text:p>
          </table:table-cell>
          <table:table-cell office:value-type="float" office:value="24.2017419563904" calcext:value-type="float">
            <text:p>24.2017419563904</text:p>
          </table:table-cell>
          <table:table-cell office:value-type="float" office:value="4" calcext:value-type="float">
            <text:p>4</text:p>
          </table:table-cell>
          <table:table-cell office:value-type="float" office:value="21.8446902290637" calcext:value-type="float">
            <text:p>21.8446902290637</text:p>
          </table:table-cell>
          <table:table-cell office:value-type="float" office:value="24.1985012580134" calcext:value-type="float">
            <text:p>24.1985012580134</text:p>
          </table:table-cell>
          <table:table-cell office:value-type="float" office:value="4" calcext:value-type="float">
            <text:p>4</text:p>
          </table:table-cell>
          <table:table-cell office:value-type="float" office:value="21.8446902290637" calcext:value-type="float">
            <text:p>21.8446902290637</text:p>
          </table:table-cell>
          <table:table-cell office:value-type="float" office:value="25.1973252430246" calcext:value-type="float">
            <text:p>25.1973252430246</text:p>
          </table:table-cell>
          <table:table-cell office:value-type="float" office:value="-3.30317631141542" calcext:value-type="float">
            <text:p>-3.3031763114154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6.1765925347153" calcext:value-type="float">
            <text:p>26.1765925347153</text:p>
          </table:table-cell>
          <table:table-cell office:value-type="float" office:value="24.2869354217002" calcext:value-type="float">
            <text:p>24.2869354217002</text:p>
          </table:table-cell>
          <table:table-cell office:value-type="float" office:value="4" calcext:value-type="float">
            <text:p>4</text:p>
          </table:table-cell>
          <table:table-cell office:value-type="float" office:value="26.1765925347153" calcext:value-type="float">
            <text:p>26.1765925347153</text:p>
          </table:table-cell>
          <table:table-cell office:value-type="float" office:value="24.5053240290145" calcext:value-type="float">
            <text:p>24.5053240290145</text:p>
          </table:table-cell>
          <table:table-cell office:value-type="float" office:value="4" calcext:value-type="float">
            <text:p>4</text:p>
          </table:table-cell>
          <table:table-cell office:value-type="float" office:value="26.1765925347153" calcext:value-type="float">
            <text:p>26.1765925347153</text:p>
          </table:table-cell>
          <table:table-cell office:value-type="float" office:value="24.0982436285689" calcext:value-type="float">
            <text:p>24.0982436285689</text:p>
          </table:table-cell>
          <table:table-cell office:value-type="float" office:value="4" calcext:value-type="float">
            <text:p>4</text:p>
          </table:table-cell>
          <table:table-cell office:value-type="float" office:value="26.1765925347153" calcext:value-type="float">
            <text:p>26.1765925347153</text:p>
          </table:table-cell>
          <table:table-cell office:value-type="float" office:value="24.4697066909877" calcext:value-type="float">
            <text:p>24.4697066909877</text:p>
          </table:table-cell>
          <table:table-cell office:value-type="float" office:value="1.26220064255072" calcext:value-type="float">
            <text:p>1.2622006425507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0.2788224034727" calcext:value-type="float">
            <text:p>20.2788224034727</text:p>
          </table:table-cell>
          <table:table-cell office:value-type="float" office:value="24.3081470704075" calcext:value-type="float">
            <text:p>24.3081470704075</text:p>
          </table:table-cell>
          <table:table-cell office:value-type="float" office:value="4" calcext:value-type="float">
            <text:p>4</text:p>
          </table:table-cell>
          <table:table-cell office:value-type="float" office:value="20.2788224034727" calcext:value-type="float">
            <text:p>20.2788224034727</text:p>
          </table:table-cell>
          <table:table-cell office:value-type="float" office:value="22.2869074635382" calcext:value-type="float">
            <text:p>22.2869074635382</text:p>
          </table:table-cell>
          <table:table-cell office:value-type="float" office:value="4" calcext:value-type="float">
            <text:p>4</text:p>
          </table:table-cell>
          <table:table-cell office:value-type="float" office:value="20.2788224034727" calcext:value-type="float">
            <text:p>20.2788224034727</text:p>
          </table:table-cell>
          <table:table-cell office:value-type="float" office:value="23.7153631479843" calcext:value-type="float">
            <text:p>23.7153631479843</text:p>
          </table:table-cell>
          <table:table-cell office:value-type="float" office:value="4" calcext:value-type="float">
            <text:p>4</text:p>
          </table:table-cell>
          <table:table-cell office:value-type="float" office:value="20.2788224034727" calcext:value-type="float">
            <text:p>20.2788224034727</text:p>
          </table:table-cell>
          <table:table-cell office:value-type="float" office:value="24.3863846101194" calcext:value-type="float">
            <text:p>24.3863846101194</text:p>
          </table:table-cell>
          <table:table-cell office:value-type="float" office:value="-4.81398534308054" calcext:value-type="float">
            <text:p>-4.8139853430805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.2380130353862" calcext:value-type="float">
            <text:p>24.2380130353862</text:p>
          </table:table-cell>
          <table:table-cell office:value-type="float" office:value="24.6362260814248" calcext:value-type="float">
            <text:p>24.6362260814248</text:p>
          </table:table-cell>
          <table:table-cell office:value-type="float" office:value="4" calcext:value-type="float">
            <text:p>4</text:p>
          </table:table-cell>
          <table:table-cell office:value-type="float" office:value="24.2380130353862" calcext:value-type="float">
            <text:p>24.2380130353862</text:p>
          </table:table-cell>
          <table:table-cell office:value-type="float" office:value="24.883501315973" calcext:value-type="float">
            <text:p>24.883501315973</text:p>
          </table:table-cell>
          <table:table-cell office:value-type="float" office:value="4" calcext:value-type="float">
            <text:p>4</text:p>
          </table:table-cell>
          <table:table-cell office:value-type="float" office:value="24.2380130353862" calcext:value-type="float">
            <text:p>24.2380130353862</text:p>
          </table:table-cell>
          <table:table-cell office:value-type="float" office:value="25.9352230798077" calcext:value-type="float">
            <text:p>25.9352230798077</text:p>
          </table:table-cell>
          <table:table-cell office:value-type="float" office:value="4" calcext:value-type="float">
            <text:p>4</text:p>
          </table:table-cell>
          <table:table-cell office:value-type="float" office:value="24.2380130353862" calcext:value-type="float">
            <text:p>24.2380130353862</text:p>
          </table:table-cell>
          <table:table-cell office:value-type="float" office:value="24.5389826321501" calcext:value-type="float">
            <text:p>24.5389826321501</text:p>
          </table:table-cell>
          <table:table-cell office:value-type="float" office:value="-0.735477260340575" calcext:value-type="float">
            <text:p>-0.73547726034057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4.8310805574864" calcext:value-type="float">
            <text:p>24.8310805574864</text:p>
          </table:table-cell>
          <table:table-cell office:value-type="float" office:value="24.5320436789828" calcext:value-type="float">
            <text:p>24.5320436789828</text:p>
          </table:table-cell>
          <table:table-cell office:value-type="float" office:value="4" calcext:value-type="float">
            <text:p>4</text:p>
          </table:table-cell>
          <table:table-cell office:value-type="float" office:value="24.8310805574864" calcext:value-type="float">
            <text:p>24.8310805574864</text:p>
          </table:table-cell>
          <table:table-cell office:value-type="float" office:value="26.6328062088197" calcext:value-type="float">
            <text:p>26.6328062088197</text:p>
          </table:table-cell>
          <table:table-cell office:value-type="float" office:value="4" calcext:value-type="float">
            <text:p>4</text:p>
          </table:table-cell>
          <table:table-cell office:value-type="float" office:value="24.8310805574864" calcext:value-type="float">
            <text:p>24.8310805574864</text:p>
          </table:table-cell>
          <table:table-cell office:value-type="float" office:value="25.7803091853971" calcext:value-type="float">
            <text:p>25.7803091853971</text:p>
          </table:table-cell>
          <table:table-cell office:value-type="float" office:value="4" calcext:value-type="float">
            <text:p>4</text:p>
          </table:table-cell>
          <table:table-cell office:value-type="float" office:value="24.8310805574864" calcext:value-type="float">
            <text:p>24.8310805574864</text:p>
          </table:table-cell>
          <table:table-cell office:value-type="float" office:value="24.4300565778967" calcext:value-type="float">
            <text:p>24.4300565778967</text:p>
          </table:table-cell>
          <table:table-cell office:value-type="float" office:value="0.250825904691568" calcext:value-type="float">
            <text:p>0.25082590469156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5.396909394363" calcext:value-type="float">
            <text:p>25.396909394363</text:p>
          </table:table-cell>
          <table:table-cell office:value-type="float" office:value="23.3658165826718" calcext:value-type="float">
            <text:p>23.3658165826718</text:p>
          </table:table-cell>
          <table:table-cell office:value-type="float" office:value="5" calcext:value-type="float">
            <text:p>5</text:p>
          </table:table-cell>
          <table:table-cell office:value-type="float" office:value="25.396909394363" calcext:value-type="float">
            <text:p>25.396909394363</text:p>
          </table:table-cell>
          <table:table-cell office:value-type="float" office:value="23.1071159464555" calcext:value-type="float">
            <text:p>23.1071159464555</text:p>
          </table:table-cell>
          <table:table-cell office:value-type="float" office:value="5" calcext:value-type="float">
            <text:p>5</text:p>
          </table:table-cell>
          <table:table-cell office:value-type="float" office:value="25.396909394363" calcext:value-type="float">
            <text:p>25.396909394363</text:p>
          </table:table-cell>
          <table:table-cell office:value-type="float" office:value="23.652771334295" calcext:value-type="float">
            <text:p>23.652771334295</text:p>
          </table:table-cell>
          <table:table-cell office:value-type="float" office:value="5" calcext:value-type="float">
            <text:p>5</text:p>
          </table:table-cell>
          <table:table-cell office:value-type="float" office:value="25.396909394363" calcext:value-type="float">
            <text:p>25.396909394363</text:p>
          </table:table-cell>
          <table:table-cell office:value-type="float" office:value="23.8099572027975" calcext:value-type="float">
            <text:p>23.8099572027975</text:p>
          </table:table-cell>
          <table:table-cell office:value-type="float" office:value="0.640775944385809" calcext:value-type="float">
            <text:p>0.640775944385809</text:p>
          </table:table-cell>
          <table:table-cell office:value-type="float" office:value="5" calcext:value-type="float">
            <text:p>5</text:p>
          </table:table-cell>
          <table:table-cell table:formula="of:=CORREL([.D402:.D501];[.$N402:.$N501])" office:value-type="float" office:value="0.197987381833856" calcext:value-type="float">
            <text:p>0.197987381833856</text:p>
          </table:table-cell>
          <table:table-cell table:number-columns-repeated="2"/>
          <table:table-cell table:formula="of:=CORREL([.G402:.G501];[.$N402:.$N501])" office:value-type="float" office:value="0.846232105356771" calcext:value-type="float">
            <text:p>0.846232105356771</text:p>
          </table:table-cell>
          <table:table-cell table:number-columns-repeated="2"/>
          <table:table-cell table:formula="of:=CORREL([.J402:.J501];[.$N402:.$N501])" office:value-type="float" office:value="0.613829646007647" calcext:value-type="float">
            <text:p>0.613829646007647</text:p>
          </table:table-cell>
          <table:table-cell table:number-columns-repeated="2"/>
          <table:table-cell table:formula="of:=CORREL([.M402:.M501];[.$N402:.$N501])" office:value-type="float" office:value="0.210423373546075" calcext:value-type="float">
            <text:p>0.210423373546075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1.5190009314199" calcext:value-type="float">
            <text:p>21.5190009314199</text:p>
          </table:table-cell>
          <table:table-cell office:value-type="float" office:value="23.2285479783934" calcext:value-type="float">
            <text:p>23.2285479783934</text:p>
          </table:table-cell>
          <table:table-cell office:value-type="float" office:value="5" calcext:value-type="float">
            <text:p>5</text:p>
          </table:table-cell>
          <table:table-cell office:value-type="float" office:value="21.5190009314199" calcext:value-type="float">
            <text:p>21.5190009314199</text:p>
          </table:table-cell>
          <table:table-cell office:value-type="float" office:value="21.5120647496874" calcext:value-type="float">
            <text:p>21.5120647496874</text:p>
          </table:table-cell>
          <table:table-cell office:value-type="float" office:value="5" calcext:value-type="float">
            <text:p>5</text:p>
          </table:table-cell>
          <table:table-cell office:value-type="float" office:value="21.5190009314199" calcext:value-type="float">
            <text:p>21.5190009314199</text:p>
          </table:table-cell>
          <table:table-cell office:value-type="float" office:value="23.153328236174" calcext:value-type="float">
            <text:p>23.153328236174</text:p>
          </table:table-cell>
          <table:table-cell office:value-type="float" office:value="5" calcext:value-type="float">
            <text:p>5</text:p>
          </table:table-cell>
          <table:table-cell office:value-type="float" office:value="21.5190009314199" calcext:value-type="float">
            <text:p>21.5190009314199</text:p>
          </table:table-cell>
          <table:table-cell office:value-type="float" office:value="23.7829925696891" calcext:value-type="float">
            <text:p>23.7829925696891</text:p>
          </table:table-cell>
          <table:table-cell office:value-type="float" office:value="-3.32280476307443" calcext:value-type="float">
            <text:p>-3.3228047630744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6.8171344231296" calcext:value-type="float">
            <text:p>26.8171344231296</text:p>
          </table:table-cell>
          <table:table-cell office:value-type="float" office:value="24.760100816129" calcext:value-type="float">
            <text:p>24.760100816129</text:p>
          </table:table-cell>
          <table:table-cell office:value-type="float" office:value="5" calcext:value-type="float">
            <text:p>5</text:p>
          </table:table-cell>
          <table:table-cell office:value-type="float" office:value="26.8171344231296" calcext:value-type="float">
            <text:p>26.8171344231296</text:p>
          </table:table-cell>
          <table:table-cell office:value-type="float" office:value="25.6239328498619" calcext:value-type="float">
            <text:p>25.6239328498619</text:p>
          </table:table-cell>
          <table:table-cell office:value-type="float" office:value="5" calcext:value-type="float">
            <text:p>5</text:p>
          </table:table-cell>
          <table:table-cell office:value-type="float" office:value="26.8171344231296" calcext:value-type="float">
            <text:p>26.8171344231296</text:p>
          </table:table-cell>
          <table:table-cell office:value-type="float" office:value="23.8991510264718" calcext:value-type="float">
            <text:p>23.8991510264718</text:p>
          </table:table-cell>
          <table:table-cell office:value-type="float" office:value="5" calcext:value-type="float">
            <text:p>5</text:p>
          </table:table-cell>
          <table:table-cell office:value-type="float" office:value="26.8171344231296" calcext:value-type="float">
            <text:p>26.8171344231296</text:p>
          </table:table-cell>
          <table:table-cell office:value-type="float" office:value="24.7611976979376" calcext:value-type="float">
            <text:p>24.7611976979376</text:p>
          </table:table-cell>
          <table:table-cell office:value-type="float" office:value="1.39787222074775" calcext:value-type="float">
            <text:p>1.3978722207477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4.7863821164109" calcext:value-type="float">
            <text:p>24.7863821164109</text:p>
          </table:table-cell>
          <table:table-cell office:value-type="float" office:value="25.443239622099" calcext:value-type="float">
            <text:p>25.443239622099</text:p>
          </table:table-cell>
          <table:table-cell office:value-type="float" office:value="5" calcext:value-type="float">
            <text:p>5</text:p>
          </table:table-cell>
          <table:table-cell office:value-type="float" office:value="24.7863821164109" calcext:value-type="float">
            <text:p>24.7863821164109</text:p>
          </table:table-cell>
          <table:table-cell office:value-type="float" office:value="26.0326119507206" calcext:value-type="float">
            <text:p>26.0326119507206</text:p>
          </table:table-cell>
          <table:table-cell office:value-type="float" office:value="5" calcext:value-type="float">
            <text:p>5</text:p>
          </table:table-cell>
          <table:table-cell office:value-type="float" office:value="24.7863821164109" calcext:value-type="float">
            <text:p>24.7863821164109</text:p>
          </table:table-cell>
          <table:table-cell office:value-type="float" office:value="25.2666148684805" calcext:value-type="float">
            <text:p>25.2666148684805</text:p>
          </table:table-cell>
          <table:table-cell office:value-type="float" office:value="5" calcext:value-type="float">
            <text:p>5</text:p>
          </table:table-cell>
          <table:table-cell office:value-type="float" office:value="24.7863821164109" calcext:value-type="float">
            <text:p>24.7863821164109</text:p>
          </table:table-cell>
          <table:table-cell office:value-type="float" office:value="25.2450067296532" calcext:value-type="float">
            <text:p>25.2450067296532</text:p>
          </table:table-cell>
          <table:table-cell office:value-type="float" office:value="-0.430028294892553" calcext:value-type="float">
            <text:p>-0.43002829489255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4.5918344653286" calcext:value-type="float">
            <text:p>24.5918344653286</text:p>
          </table:table-cell>
          <table:table-cell office:value-type="float" office:value="23.5211979375075" calcext:value-type="float">
            <text:p>23.5211979375075</text:p>
          </table:table-cell>
          <table:table-cell office:value-type="float" office:value="5" calcext:value-type="float">
            <text:p>5</text:p>
          </table:table-cell>
          <table:table-cell office:value-type="float" office:value="24.5918344653286" calcext:value-type="float">
            <text:p>24.5918344653286</text:p>
          </table:table-cell>
          <table:table-cell office:value-type="float" office:value="23.9519295793425" calcext:value-type="float">
            <text:p>23.9519295793425</text:p>
          </table:table-cell>
          <table:table-cell office:value-type="float" office:value="5" calcext:value-type="float">
            <text:p>5</text:p>
          </table:table-cell>
          <table:table-cell office:value-type="float" office:value="24.5918344653286" calcext:value-type="float">
            <text:p>24.5918344653286</text:p>
          </table:table-cell>
          <table:table-cell office:value-type="float" office:value="25.0822336537762" calcext:value-type="float">
            <text:p>25.0822336537762</text:p>
          </table:table-cell>
          <table:table-cell office:value-type="float" office:value="5" calcext:value-type="float">
            <text:p>5</text:p>
          </table:table-cell>
          <table:table-cell office:value-type="float" office:value="24.5918344653286" calcext:value-type="float">
            <text:p>24.5918344653286</text:p>
          </table:table-cell>
          <table:table-cell office:value-type="float" office:value="23.8305595631114" calcext:value-type="float">
            <text:p>23.8305595631114</text:p>
          </table:table-cell>
          <table:table-cell office:value-type="float" office:value="-0.881848526435068" calcext:value-type="float">
            <text:p>-0.88184852643506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5.4444036869147" calcext:value-type="float">
            <text:p>25.4444036869147</text:p>
          </table:table-cell>
          <table:table-cell office:value-type="float" office:value="24.2752239997495" calcext:value-type="float">
            <text:p>24.2752239997495</text:p>
          </table:table-cell>
          <table:table-cell office:value-type="float" office:value="5" calcext:value-type="float">
            <text:p>5</text:p>
          </table:table-cell>
          <table:table-cell office:value-type="float" office:value="25.4444036869147" calcext:value-type="float">
            <text:p>25.4444036869147</text:p>
          </table:table-cell>
          <table:table-cell office:value-type="float" office:value="24.1270331547255" calcext:value-type="float">
            <text:p>24.1270331547255</text:p>
          </table:table-cell>
          <table:table-cell office:value-type="float" office:value="5" calcext:value-type="float">
            <text:p>5</text:p>
          </table:table-cell>
          <table:table-cell office:value-type="float" office:value="25.4444036869147" calcext:value-type="float">
            <text:p>25.4444036869147</text:p>
          </table:table-cell>
          <table:table-cell office:value-type="float" office:value="24.7570912735913" calcext:value-type="float">
            <text:p>24.7570912735913</text:p>
          </table:table-cell>
          <table:table-cell office:value-type="float" office:value="5" calcext:value-type="float">
            <text:p>5</text:p>
          </table:table-cell>
          <table:table-cell office:value-type="float" office:value="25.4444036869147" calcext:value-type="float">
            <text:p>25.4444036869147</text:p>
          </table:table-cell>
          <table:table-cell office:value-type="float" office:value="24.2602013336605" calcext:value-type="float">
            <text:p>24.2602013336605</text:p>
          </table:table-cell>
          <table:table-cell office:value-type="float" office:value="0.307420918526096" calcext:value-type="float">
            <text:p>0.30742091852609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0.6460696504968" calcext:value-type="float">
            <text:p>30.6460696504968</text:p>
          </table:table-cell>
          <table:table-cell office:value-type="float" office:value="23.003894989882" calcext:value-type="float">
            <text:p>23.003894989882</text:p>
          </table:table-cell>
          <table:table-cell office:value-type="float" office:value="5" calcext:value-type="float">
            <text:p>5</text:p>
          </table:table-cell>
          <table:table-cell office:value-type="float" office:value="30.6460696504968" calcext:value-type="float">
            <text:p>30.6460696504968</text:p>
          </table:table-cell>
          <table:table-cell office:value-type="float" office:value="26.5440629590377" calcext:value-type="float">
            <text:p>26.5440629590377</text:p>
          </table:table-cell>
          <table:table-cell office:value-type="float" office:value="5" calcext:value-type="float">
            <text:p>5</text:p>
          </table:table-cell>
          <table:table-cell office:value-type="float" office:value="30.6460696504968" calcext:value-type="float">
            <text:p>30.6460696504968</text:p>
          </table:table-cell>
          <table:table-cell office:value-type="float" office:value="25.8943034442454" calcext:value-type="float">
            <text:p>25.8943034442454</text:p>
          </table:table-cell>
          <table:table-cell office:value-type="float" office:value="5" calcext:value-type="float">
            <text:p>5</text:p>
          </table:table-cell>
          <table:table-cell office:value-type="float" office:value="30.6460696504968" calcext:value-type="float">
            <text:p>30.6460696504968</text:p>
          </table:table-cell>
          <table:table-cell office:value-type="float" office:value="23.5678288111613" calcext:value-type="float">
            <text:p>23.5678288111613</text:p>
          </table:table-cell>
          <table:table-cell office:value-type="float" office:value="5.76424984895919" calcext:value-type="float">
            <text:p>5.7642498489591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6.1533112847922" calcext:value-type="float">
            <text:p>26.1533112847922</text:p>
          </table:table-cell>
          <table:table-cell office:value-type="float" office:value="25.4801602520435" calcext:value-type="float">
            <text:p>25.4801602520435</text:p>
          </table:table-cell>
          <table:table-cell office:value-type="float" office:value="5" calcext:value-type="float">
            <text:p>5</text:p>
          </table:table-cell>
          <table:table-cell office:value-type="float" office:value="26.1533112847922" calcext:value-type="float">
            <text:p>26.1533112847922</text:p>
          </table:table-cell>
          <table:table-cell office:value-type="float" office:value="26.2933941307493" calcext:value-type="float">
            <text:p>26.2933941307493</text:p>
          </table:table-cell>
          <table:table-cell office:value-type="float" office:value="5" calcext:value-type="float">
            <text:p>5</text:p>
          </table:table-cell>
          <table:table-cell office:value-type="float" office:value="26.1533112847922" calcext:value-type="float">
            <text:p>26.1533112847922</text:p>
          </table:table-cell>
          <table:table-cell office:value-type="float" office:value="25.4571652623757" calcext:value-type="float">
            <text:p>25.4571652623757</text:p>
          </table:table-cell>
          <table:table-cell office:value-type="float" office:value="5" calcext:value-type="float">
            <text:p>5</text:p>
          </table:table-cell>
          <table:table-cell office:value-type="float" office:value="26.1533112847922" calcext:value-type="float">
            <text:p>26.1533112847922</text:p>
          </table:table-cell>
          <table:table-cell office:value-type="float" office:value="25.1122641657082" calcext:value-type="float">
            <text:p>25.1122641657082</text:p>
          </table:table-cell>
          <table:table-cell office:value-type="float" office:value="1.61319142695261" calcext:value-type="float">
            <text:p>1.6131914269526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3.3979843756309" calcext:value-type="float">
            <text:p>23.3979843756309</text:p>
          </table:table-cell>
          <table:table-cell office:value-type="float" office:value="24.3026113250695" calcext:value-type="float">
            <text:p>24.3026113250695</text:p>
          </table:table-cell>
          <table:table-cell office:value-type="float" office:value="5" calcext:value-type="float">
            <text:p>5</text:p>
          </table:table-cell>
          <table:table-cell office:value-type="float" office:value="23.3979843756309" calcext:value-type="float">
            <text:p>23.3979843756309</text:p>
          </table:table-cell>
          <table:table-cell office:value-type="float" office:value="23.0793326347842" calcext:value-type="float">
            <text:p>23.0793326347842</text:p>
          </table:table-cell>
          <table:table-cell office:value-type="float" office:value="5" calcext:value-type="float">
            <text:p>5</text:p>
          </table:table-cell>
          <table:table-cell office:value-type="float" office:value="23.3979843756309" calcext:value-type="float">
            <text:p>23.3979843756309</text:p>
          </table:table-cell>
          <table:table-cell office:value-type="float" office:value="23.4541324391139" calcext:value-type="float">
            <text:p>23.4541324391139</text:p>
          </table:table-cell>
          <table:table-cell office:value-type="float" office:value="5" calcext:value-type="float">
            <text:p>5</text:p>
          </table:table-cell>
          <table:table-cell office:value-type="float" office:value="23.3979843756309" calcext:value-type="float">
            <text:p>23.3979843756309</text:p>
          </table:table-cell>
          <table:table-cell office:value-type="float" office:value="24.2758658941081" calcext:value-type="float">
            <text:p>24.2758658941081</text:p>
          </table:table-cell>
          <table:table-cell office:value-type="float" office:value="-1.45967812700072" calcext:value-type="float">
            <text:p>-1.4596781270007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3.2963637947007" calcext:value-type="float">
            <text:p>23.2963637947007</text:p>
          </table:table-cell>
          <table:table-cell office:value-type="float" office:value="24.7382269792852" calcext:value-type="float">
            <text:p>24.7382269792852</text:p>
          </table:table-cell>
          <table:table-cell office:value-type="float" office:value="5" calcext:value-type="float">
            <text:p>5</text:p>
          </table:table-cell>
          <table:table-cell office:value-type="float" office:value="23.2963637947007" calcext:value-type="float">
            <text:p>23.2963637947007</text:p>
          </table:table-cell>
          <table:table-cell office:value-type="float" office:value="23.2561145970313" calcext:value-type="float">
            <text:p>23.2561145970313</text:p>
          </table:table-cell>
          <table:table-cell office:value-type="float" office:value="5" calcext:value-type="float">
            <text:p>5</text:p>
          </table:table-cell>
          <table:table-cell office:value-type="float" office:value="23.2963637947007" calcext:value-type="float">
            <text:p>23.2963637947007</text:p>
          </table:table-cell>
          <table:table-cell office:value-type="float" office:value="23.4695607344997" calcext:value-type="float">
            <text:p>23.4695607344997</text:p>
          </table:table-cell>
          <table:table-cell office:value-type="float" office:value="5" calcext:value-type="float">
            <text:p>5</text:p>
          </table:table-cell>
          <table:table-cell office:value-type="float" office:value="23.2963637947007" calcext:value-type="float">
            <text:p>23.2963637947007</text:p>
          </table:table-cell>
          <table:table-cell office:value-type="float" office:value="24.6200301480428" calcext:value-type="float">
            <text:p>24.6200301480428</text:p>
          </table:table-cell>
          <table:table-cell office:value-type="float" office:value="-1.5481890570307" calcext:value-type="float">
            <text:p>-1.548189057030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8.6908652042656" calcext:value-type="float">
            <text:p>28.6908652042656</text:p>
          </table:table-cell>
          <table:table-cell office:value-type="float" office:value="25.8642881265276" calcext:value-type="float">
            <text:p>25.8642881265276</text:p>
          </table:table-cell>
          <table:table-cell office:value-type="float" office:value="5" calcext:value-type="float">
            <text:p>5</text:p>
          </table:table-cell>
          <table:table-cell office:value-type="float" office:value="28.6908652042656" calcext:value-type="float">
            <text:p>28.6908652042656</text:p>
          </table:table-cell>
          <table:table-cell office:value-type="float" office:value="26.3181518796354" calcext:value-type="float">
            <text:p>26.3181518796354</text:p>
          </table:table-cell>
          <table:table-cell office:value-type="float" office:value="5" calcext:value-type="float">
            <text:p>5</text:p>
          </table:table-cell>
          <table:table-cell office:value-type="float" office:value="28.6908652042656" calcext:value-type="float">
            <text:p>28.6908652042656</text:p>
          </table:table-cell>
          <table:table-cell office:value-type="float" office:value="23.9606436033179" calcext:value-type="float">
            <text:p>23.9606436033179</text:p>
          </table:table-cell>
          <table:table-cell office:value-type="float" office:value="5" calcext:value-type="float">
            <text:p>5</text:p>
          </table:table-cell>
          <table:table-cell office:value-type="float" office:value="28.6908652042656" calcext:value-type="float">
            <text:p>28.6908652042656</text:p>
          </table:table-cell>
          <table:table-cell office:value-type="float" office:value="25.754715227627" calcext:value-type="float">
            <text:p>25.754715227627</text:p>
          </table:table-cell>
          <table:table-cell office:value-type="float" office:value="3.86959628281809" calcext:value-type="float">
            <text:p>3.8695962828180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6.2251619099144" calcext:value-type="float">
            <text:p>26.2251619099144</text:p>
          </table:table-cell>
          <table:table-cell office:value-type="float" office:value="24.2661479568494" calcext:value-type="float">
            <text:p>24.2661479568494</text:p>
          </table:table-cell>
          <table:table-cell office:value-type="float" office:value="5" calcext:value-type="float">
            <text:p>5</text:p>
          </table:table-cell>
          <table:table-cell office:value-type="float" office:value="26.2251619099144" calcext:value-type="float">
            <text:p>26.2251619099144</text:p>
          </table:table-cell>
          <table:table-cell office:value-type="float" office:value="24.9760341618612" calcext:value-type="float">
            <text:p>24.9760341618612</text:p>
          </table:table-cell>
          <table:table-cell office:value-type="float" office:value="5" calcext:value-type="float">
            <text:p>5</text:p>
          </table:table-cell>
          <table:table-cell office:value-type="float" office:value="26.2251619099144" calcext:value-type="float">
            <text:p>26.2251619099144</text:p>
          </table:table-cell>
          <table:table-cell office:value-type="float" office:value="24.1949031255263" calcext:value-type="float">
            <text:p>24.1949031255263</text:p>
          </table:table-cell>
          <table:table-cell office:value-type="float" office:value="5" calcext:value-type="float">
            <text:p>5</text:p>
          </table:table-cell>
          <table:table-cell office:value-type="float" office:value="26.2251619099144" calcext:value-type="float">
            <text:p>26.2251619099144</text:p>
          </table:table-cell>
          <table:table-cell office:value-type="float" office:value="24.3224273708178" calcext:value-type="float">
            <text:p>24.3224273708178</text:p>
          </table:table-cell>
          <table:table-cell office:value-type="float" office:value="1.30635637222007" calcext:value-type="float">
            <text:p>1.3063563722200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5.9953023716945" calcext:value-type="float">
            <text:p>25.9953023716945</text:p>
          </table:table-cell>
          <table:table-cell office:value-type="float" office:value="24.6744764254062" calcext:value-type="float">
            <text:p>24.6744764254062</text:p>
          </table:table-cell>
          <table:table-cell office:value-type="float" office:value="5" calcext:value-type="float">
            <text:p>5</text:p>
          </table:table-cell>
          <table:table-cell office:value-type="float" office:value="25.9953023716945" calcext:value-type="float">
            <text:p>25.9953023716945</text:p>
          </table:table-cell>
          <table:table-cell office:value-type="float" office:value="24.948832279728" calcext:value-type="float">
            <text:p>24.948832279728</text:p>
          </table:table-cell>
          <table:table-cell office:value-type="float" office:value="5" calcext:value-type="float">
            <text:p>5</text:p>
          </table:table-cell>
          <table:table-cell office:value-type="float" office:value="25.9953023716945" calcext:value-type="float">
            <text:p>25.9953023716945</text:p>
          </table:table-cell>
          <table:table-cell office:value-type="float" office:value="23.8925237138175" calcext:value-type="float">
            <text:p>23.8925237138175</text:p>
          </table:table-cell>
          <table:table-cell office:value-type="float" office:value="5" calcext:value-type="float">
            <text:p>5</text:p>
          </table:table-cell>
          <table:table-cell office:value-type="float" office:value="25.9953023716945" calcext:value-type="float">
            <text:p>25.9953023716945</text:p>
          </table:table-cell>
          <table:table-cell office:value-type="float" office:value="24.4939398020483" calcext:value-type="float">
            <text:p>24.4939398020483</text:p>
          </table:table-cell>
          <table:table-cell office:value-type="float" office:value="1.05394389567153" calcext:value-type="float">
            <text:p>1.0539438956715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4.2205043527108" calcext:value-type="float">
            <text:p>24.2205043527108</text:p>
          </table:table-cell>
          <table:table-cell office:value-type="float" office:value="22.9266464366392" calcext:value-type="float">
            <text:p>22.9266464366392</text:p>
          </table:table-cell>
          <table:table-cell office:value-type="float" office:value="5" calcext:value-type="float">
            <text:p>5</text:p>
          </table:table-cell>
          <table:table-cell office:value-type="float" office:value="24.2205043527108" calcext:value-type="float">
            <text:p>24.2205043527108</text:p>
          </table:table-cell>
          <table:table-cell office:value-type="float" office:value="23.7625132774405" calcext:value-type="float">
            <text:p>23.7625132774405</text:p>
          </table:table-cell>
          <table:table-cell office:value-type="float" office:value="5" calcext:value-type="float">
            <text:p>5</text:p>
          </table:table-cell>
          <table:table-cell office:value-type="float" office:value="24.2205043527108" calcext:value-type="float">
            <text:p>24.2205043527108</text:p>
          </table:table-cell>
          <table:table-cell office:value-type="float" office:value="24.8295989741486" calcext:value-type="float">
            <text:p>24.8295989741486</text:p>
          </table:table-cell>
          <table:table-cell office:value-type="float" office:value="5" calcext:value-type="float">
            <text:p>5</text:p>
          </table:table-cell>
          <table:table-cell office:value-type="float" office:value="24.2205043527108" calcext:value-type="float">
            <text:p>24.2205043527108</text:p>
          </table:table-cell>
          <table:table-cell office:value-type="float" office:value="23.3821004399899" calcext:value-type="float">
            <text:p>23.3821004399899</text:p>
          </table:table-cell>
          <table:table-cell office:value-type="float" office:value="-1.11359683102824" calcext:value-type="float">
            <text:p>-1.1135968310282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5.905155389403" calcext:value-type="float">
            <text:p>25.905155389403</text:p>
          </table:table-cell>
          <table:table-cell office:value-type="float" office:value="23.8425285962415" calcext:value-type="float">
            <text:p>23.8425285962415</text:p>
          </table:table-cell>
          <table:table-cell office:value-type="float" office:value="5" calcext:value-type="float">
            <text:p>5</text:p>
          </table:table-cell>
          <table:table-cell office:value-type="float" office:value="25.905155389403" calcext:value-type="float">
            <text:p>25.905155389403</text:p>
          </table:table-cell>
          <table:table-cell office:value-type="float" office:value="25.2870000445645" calcext:value-type="float">
            <text:p>25.2870000445645</text:p>
          </table:table-cell>
          <table:table-cell office:value-type="float" office:value="5" calcext:value-type="float">
            <text:p>5</text:p>
          </table:table-cell>
          <table:table-cell office:value-type="float" office:value="25.905155389403" calcext:value-type="float">
            <text:p>25.905155389403</text:p>
          </table:table-cell>
          <table:table-cell office:value-type="float" office:value="25.3023583203992" calcext:value-type="float">
            <text:p>25.3023583203992</text:p>
          </table:table-cell>
          <table:table-cell office:value-type="float" office:value="5" calcext:value-type="float">
            <text:p>5</text:p>
          </table:table-cell>
          <table:table-cell office:value-type="float" office:value="25.905155389403" calcext:value-type="float">
            <text:p>25.905155389403</text:p>
          </table:table-cell>
          <table:table-cell office:value-type="float" office:value="24.1626261848404" calcext:value-type="float">
            <text:p>24.1626261848404</text:p>
          </table:table-cell>
          <table:table-cell office:value-type="float" office:value="1.30187496718074" calcext:value-type="float">
            <text:p>1.3018749671807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5.8118342210251" calcext:value-type="float">
            <text:p>25.8118342210251</text:p>
          </table:table-cell>
          <table:table-cell office:value-type="float" office:value="25.1775458143062" calcext:value-type="float">
            <text:p>25.1775458143062</text:p>
          </table:table-cell>
          <table:table-cell office:value-type="float" office:value="5" calcext:value-type="float">
            <text:p>5</text:p>
          </table:table-cell>
          <table:table-cell office:value-type="float" office:value="25.8118342210251" calcext:value-type="float">
            <text:p>25.8118342210251</text:p>
          </table:table-cell>
          <table:table-cell office:value-type="float" office:value="25.9879278672681" calcext:value-type="float">
            <text:p>25.9879278672681</text:p>
          </table:table-cell>
          <table:table-cell office:value-type="float" office:value="5" calcext:value-type="float">
            <text:p>5</text:p>
          </table:table-cell>
          <table:table-cell office:value-type="float" office:value="25.8118342210251" calcext:value-type="float">
            <text:p>25.8118342210251</text:p>
          </table:table-cell>
          <table:table-cell office:value-type="float" office:value="24.9672871781161" calcext:value-type="float">
            <text:p>24.9672871781161</text:p>
          </table:table-cell>
          <table:table-cell office:value-type="float" office:value="5" calcext:value-type="float">
            <text:p>5</text:p>
          </table:table-cell>
          <table:table-cell office:value-type="float" office:value="25.8118342210251" calcext:value-type="float">
            <text:p>25.8118342210251</text:p>
          </table:table-cell>
          <table:table-cell office:value-type="float" office:value="25.0142937705071" calcext:value-type="float">
            <text:p>25.0142937705071</text:p>
          </table:table-cell>
          <table:table-cell office:value-type="float" office:value="0.871055003577057" calcext:value-type="float">
            <text:p>0.87105500357705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9.082508525219" calcext:value-type="float">
            <text:p>19.082508525219</text:p>
          </table:table-cell>
          <table:table-cell office:value-type="float" office:value="23.6003349640994" calcext:value-type="float">
            <text:p>23.6003349640994</text:p>
          </table:table-cell>
          <table:table-cell office:value-type="float" office:value="5" calcext:value-type="float">
            <text:p>5</text:p>
          </table:table-cell>
          <table:table-cell office:value-type="float" office:value="19.082508525219" calcext:value-type="float">
            <text:p>19.082508525219</text:p>
          </table:table-cell>
          <table:table-cell office:value-type="float" office:value="20.9484757170138" calcext:value-type="float">
            <text:p>20.9484757170138</text:p>
          </table:table-cell>
          <table:table-cell office:value-type="float" office:value="5" calcext:value-type="float">
            <text:p>5</text:p>
          </table:table-cell>
          <table:table-cell office:value-type="float" office:value="19.082508525219" calcext:value-type="float">
            <text:p>19.082508525219</text:p>
          </table:table-cell>
          <table:table-cell office:value-type="float" office:value="22.8489150634819" calcext:value-type="float">
            <text:p>22.8489150634819</text:p>
          </table:table-cell>
          <table:table-cell office:value-type="float" office:value="5" calcext:value-type="float">
            <text:p>5</text:p>
          </table:table-cell>
          <table:table-cell office:value-type="float" office:value="19.082508525219" calcext:value-type="float">
            <text:p>19.082508525219</text:p>
          </table:table-cell>
          <table:table-cell office:value-type="float" office:value="23.7382137263429" calcext:value-type="float">
            <text:p>23.7382137263429</text:p>
          </table:table-cell>
          <table:table-cell office:value-type="float" office:value="-5.96648727536168" calcext:value-type="float">
            <text:p>-5.9664872753616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5.8307392714304" calcext:value-type="float">
            <text:p>25.8307392714304</text:p>
          </table:table-cell>
          <table:table-cell office:value-type="float" office:value="24.2417682308751" calcext:value-type="float">
            <text:p>24.2417682308751</text:p>
          </table:table-cell>
          <table:table-cell office:value-type="float" office:value="5" calcext:value-type="float">
            <text:p>5</text:p>
          </table:table-cell>
          <table:table-cell office:value-type="float" office:value="25.8307392714304" calcext:value-type="float">
            <text:p>25.8307392714304</text:p>
          </table:table-cell>
          <table:table-cell office:value-type="float" office:value="23.9131237080491" calcext:value-type="float">
            <text:p>23.9131237080491</text:p>
          </table:table-cell>
          <table:table-cell office:value-type="float" office:value="5" calcext:value-type="float">
            <text:p>5</text:p>
          </table:table-cell>
          <table:table-cell office:value-type="float" office:value="25.8307392714304" calcext:value-type="float">
            <text:p>25.8307392714304</text:p>
          </table:table-cell>
          <table:table-cell office:value-type="float" office:value="24.1041063907829" calcext:value-type="float">
            <text:p>24.1041063907829</text:p>
          </table:table-cell>
          <table:table-cell office:value-type="float" office:value="5" calcext:value-type="float">
            <text:p>5</text:p>
          </table:table-cell>
          <table:table-cell office:value-type="float" office:value="25.8307392714304" calcext:value-type="float">
            <text:p>25.8307392714304</text:p>
          </table:table-cell>
          <table:table-cell office:value-type="float" office:value="24.4098979688479" calcext:value-type="float">
            <text:p>24.4098979688479</text:p>
          </table:table-cell>
          <table:table-cell office:value-type="float" office:value="0.973389704298453" calcext:value-type="float">
            <text:p>0.97338970429845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9.5762467056228" calcext:value-type="float">
            <text:p>29.5762467056228</text:p>
          </table:table-cell>
          <table:table-cell office:value-type="float" office:value="25.8750081223732" calcext:value-type="float">
            <text:p>25.8750081223732</text:p>
          </table:table-cell>
          <table:table-cell office:value-type="float" office:value="5" calcext:value-type="float">
            <text:p>5</text:p>
          </table:table-cell>
          <table:table-cell office:value-type="float" office:value="29.5762467056228" calcext:value-type="float">
            <text:p>29.5762467056228</text:p>
          </table:table-cell>
          <table:table-cell office:value-type="float" office:value="27.2835772568194" calcext:value-type="float">
            <text:p>27.2835772568194</text:p>
          </table:table-cell>
          <table:table-cell office:value-type="float" office:value="5" calcext:value-type="float">
            <text:p>5</text:p>
          </table:table-cell>
          <table:table-cell office:value-type="float" office:value="29.5762467056228" calcext:value-type="float">
            <text:p>29.5762467056228</text:p>
          </table:table-cell>
          <table:table-cell office:value-type="float" office:value="25.3753758646867" calcext:value-type="float">
            <text:p>25.3753758646867</text:p>
          </table:table-cell>
          <table:table-cell office:value-type="float" office:value="5" calcext:value-type="float">
            <text:p>5</text:p>
          </table:table-cell>
          <table:table-cell office:value-type="float" office:value="29.5762467056228" calcext:value-type="float">
            <text:p>29.5762467056228</text:p>
          </table:table-cell>
          <table:table-cell office:value-type="float" office:value="25.5709318651497" calcext:value-type="float">
            <text:p>25.5709318651497</text:p>
          </table:table-cell>
          <table:table-cell office:value-type="float" office:value="4.22646455081984" calcext:value-type="float">
            <text:p>4.2264645508198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2.4464241064378" calcext:value-type="float">
            <text:p>22.4464241064378</text:p>
          </table:table-cell>
          <table:table-cell office:value-type="float" office:value="24.1377940658691" calcext:value-type="float">
            <text:p>24.1377940658691</text:p>
          </table:table-cell>
          <table:table-cell office:value-type="float" office:value="5" calcext:value-type="float">
            <text:p>5</text:p>
          </table:table-cell>
          <table:table-cell office:value-type="float" office:value="22.4464241064378" calcext:value-type="float">
            <text:p>22.4464241064378</text:p>
          </table:table-cell>
          <table:table-cell office:value-type="float" office:value="23.5822147655777" calcext:value-type="float">
            <text:p>23.5822147655777</text:p>
          </table:table-cell>
          <table:table-cell office:value-type="float" office:value="5" calcext:value-type="float">
            <text:p>5</text:p>
          </table:table-cell>
          <table:table-cell office:value-type="float" office:value="22.4464241064378" calcext:value-type="float">
            <text:p>22.4464241064378</text:p>
          </table:table-cell>
          <table:table-cell office:value-type="float" office:value="24.6274438727854" calcext:value-type="float">
            <text:p>24.6274438727854</text:p>
          </table:table-cell>
          <table:table-cell office:value-type="float" office:value="5" calcext:value-type="float">
            <text:p>5</text:p>
          </table:table-cell>
          <table:table-cell office:value-type="float" office:value="22.4464241064378" calcext:value-type="float">
            <text:p>22.4464241064378</text:p>
          </table:table-cell>
          <table:table-cell office:value-type="float" office:value="24.5083147120772" calcext:value-type="float">
            <text:p>24.5083147120772</text:p>
          </table:table-cell>
          <table:table-cell office:value-type="float" office:value="-2.85705948425984" calcext:value-type="float">
            <text:p>-2.8570594842598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1.8068614070355" calcext:value-type="float">
            <text:p>31.8068614070355</text:p>
          </table:table-cell>
          <table:table-cell office:value-type="float" office:value="23.6871627361895" calcext:value-type="float">
            <text:p>23.6871627361895</text:p>
          </table:table-cell>
          <table:table-cell office:value-type="float" office:value="5" calcext:value-type="float">
            <text:p>5</text:p>
          </table:table-cell>
          <table:table-cell office:value-type="float" office:value="31.8068614070355" calcext:value-type="float">
            <text:p>31.8068614070355</text:p>
          </table:table-cell>
          <table:table-cell office:value-type="float" office:value="26.4331317450028" calcext:value-type="float">
            <text:p>26.4331317450028</text:p>
          </table:table-cell>
          <table:table-cell office:value-type="float" office:value="5" calcext:value-type="float">
            <text:p>5</text:p>
          </table:table-cell>
          <table:table-cell office:value-type="float" office:value="31.8068614070355" calcext:value-type="float">
            <text:p>31.8068614070355</text:p>
          </table:table-cell>
          <table:table-cell office:value-type="float" office:value="25.4275336016609" calcext:value-type="float">
            <text:p>25.4275336016609</text:p>
          </table:table-cell>
          <table:table-cell office:value-type="float" office:value="5" calcext:value-type="float">
            <text:p>5</text:p>
          </table:table-cell>
          <table:table-cell office:value-type="float" office:value="31.8068614070355" calcext:value-type="float">
            <text:p>31.8068614070355</text:p>
          </table:table-cell>
          <table:table-cell office:value-type="float" office:value="23.8512810033798" calcext:value-type="float">
            <text:p>23.8512810033798</text:p>
          </table:table-cell>
          <table:table-cell office:value-type="float" office:value="6.62013531448559" calcext:value-type="float">
            <text:p>6.6201353144855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.0665773409792" calcext:value-type="float">
            <text:p>27.0665773409792</text:p>
          </table:table-cell>
          <table:table-cell office:value-type="float" office:value="24.371543365423" calcext:value-type="float">
            <text:p>24.371543365423</text:p>
          </table:table-cell>
          <table:table-cell office:value-type="float" office:value="5" calcext:value-type="float">
            <text:p>5</text:p>
          </table:table-cell>
          <table:table-cell office:value-type="float" office:value="27.0665773409792" calcext:value-type="float">
            <text:p>27.0665773409792</text:p>
          </table:table-cell>
          <table:table-cell office:value-type="float" office:value="25.8176047708558" calcext:value-type="float">
            <text:p>25.8176047708558</text:p>
          </table:table-cell>
          <table:table-cell office:value-type="float" office:value="5" calcext:value-type="float">
            <text:p>5</text:p>
          </table:table-cell>
          <table:table-cell office:value-type="float" office:value="27.0665773409792" calcext:value-type="float">
            <text:p>27.0665773409792</text:p>
          </table:table-cell>
          <table:table-cell office:value-type="float" office:value="25.1077518723194" calcext:value-type="float">
            <text:p>25.1077518723194</text:p>
          </table:table-cell>
          <table:table-cell office:value-type="float" office:value="5" calcext:value-type="float">
            <text:p>5</text:p>
          </table:table-cell>
          <table:table-cell office:value-type="float" office:value="27.0665773409792" calcext:value-type="float">
            <text:p>27.0665773409792</text:p>
          </table:table-cell>
          <table:table-cell office:value-type="float" office:value="24.3816675003785" calcext:value-type="float">
            <text:p>24.3816675003785</text:p>
          </table:table-cell>
          <table:table-cell office:value-type="float" office:value="2.05651749066135" calcext:value-type="float">
            <text:p>2.0565174906613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5.231108237458" calcext:value-type="float">
            <text:p>25.231108237458</text:p>
          </table:table-cell>
          <table:table-cell office:value-type="float" office:value="24.7342465393483" calcext:value-type="float">
            <text:p>24.7342465393483</text:p>
          </table:table-cell>
          <table:table-cell office:value-type="float" office:value="5" calcext:value-type="float">
            <text:p>5</text:p>
          </table:table-cell>
          <table:table-cell office:value-type="float" office:value="25.231108237458" calcext:value-type="float">
            <text:p>25.231108237458</text:p>
          </table:table-cell>
          <table:table-cell office:value-type="float" office:value="26.5423156780402" calcext:value-type="float">
            <text:p>26.5423156780402</text:p>
          </table:table-cell>
          <table:table-cell office:value-type="float" office:value="5" calcext:value-type="float">
            <text:p>5</text:p>
          </table:table-cell>
          <table:table-cell office:value-type="float" office:value="25.231108237458" calcext:value-type="float">
            <text:p>25.231108237458</text:p>
          </table:table-cell>
          <table:table-cell office:value-type="float" office:value="25.8443151641862" calcext:value-type="float">
            <text:p>25.8443151641862</text:p>
          </table:table-cell>
          <table:table-cell office:value-type="float" office:value="5" calcext:value-type="float">
            <text:p>5</text:p>
          </table:table-cell>
          <table:table-cell office:value-type="float" office:value="25.231108237458" calcext:value-type="float">
            <text:p>25.231108237458</text:p>
          </table:table-cell>
          <table:table-cell office:value-type="float" office:value="24.6291098717205" calcext:value-type="float">
            <text:p>24.6291098717205</text:p>
          </table:table-cell>
          <table:table-cell office:value-type="float" office:value="0.0671792771069345" calcext:value-type="float">
            <text:p>0.067179277106934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0.537395734975" calcext:value-type="float">
            <text:p>20.537395734975</text:p>
          </table:table-cell>
          <table:table-cell office:value-type="float" office:value="24.1979489260014" calcext:value-type="float">
            <text:p>24.1979489260014</text:p>
          </table:table-cell>
          <table:table-cell office:value-type="float" office:value="5" calcext:value-type="float">
            <text:p>5</text:p>
          </table:table-cell>
          <table:table-cell office:value-type="float" office:value="20.537395734975" calcext:value-type="float">
            <text:p>20.537395734975</text:p>
          </table:table-cell>
          <table:table-cell office:value-type="float" office:value="22.2219979185745" calcext:value-type="float">
            <text:p>22.2219979185745</text:p>
          </table:table-cell>
          <table:table-cell office:value-type="float" office:value="5" calcext:value-type="float">
            <text:p>5</text:p>
          </table:table-cell>
          <table:table-cell office:value-type="float" office:value="20.537395734975" calcext:value-type="float">
            <text:p>20.537395734975</text:p>
          </table:table-cell>
          <table:table-cell office:value-type="float" office:value="23.6009481998516" calcext:value-type="float">
            <text:p>23.6009481998516</text:p>
          </table:table-cell>
          <table:table-cell office:value-type="float" office:value="5" calcext:value-type="float">
            <text:p>5</text:p>
          </table:table-cell>
          <table:table-cell office:value-type="float" office:value="20.537395734975" calcext:value-type="float">
            <text:p>20.537395734975</text:p>
          </table:table-cell>
          <table:table-cell office:value-type="float" office:value="24.2728315334981" calcext:value-type="float">
            <text:p>24.2728315334981</text:p>
          </table:table-cell>
          <table:table-cell office:value-type="float" office:value="-4.45838497370814" calcext:value-type="float">
            <text:p>-4.4583849737081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4.9601084847426" calcext:value-type="float">
            <text:p>24.9601084847426</text:p>
          </table:table-cell>
          <table:table-cell office:value-type="float" office:value="25.3136968541548" calcext:value-type="float">
            <text:p>25.3136968541548</text:p>
          </table:table-cell>
          <table:table-cell office:value-type="float" office:value="5" calcext:value-type="float">
            <text:p>5</text:p>
          </table:table-cell>
          <table:table-cell office:value-type="float" office:value="24.9601084847426" calcext:value-type="float">
            <text:p>24.9601084847426</text:p>
          </table:table-cell>
          <table:table-cell office:value-type="float" office:value="24.6878658249174" calcext:value-type="float">
            <text:p>24.6878658249174</text:p>
          </table:table-cell>
          <table:table-cell office:value-type="float" office:value="5" calcext:value-type="float">
            <text:p>5</text:p>
          </table:table-cell>
          <table:table-cell office:value-type="float" office:value="24.9601084847426" calcext:value-type="float">
            <text:p>24.9601084847426</text:p>
          </table:table-cell>
          <table:table-cell office:value-type="float" office:value="24.8440479645154" calcext:value-type="float">
            <text:p>24.8440479645154</text:p>
          </table:table-cell>
          <table:table-cell office:value-type="float" office:value="5" calcext:value-type="float">
            <text:p>5</text:p>
          </table:table-cell>
          <table:table-cell office:value-type="float" office:value="24.9601084847426" calcext:value-type="float">
            <text:p>24.9601084847426</text:p>
          </table:table-cell>
          <table:table-cell office:value-type="float" office:value="25.0357258577963" calcext:value-type="float">
            <text:p>25.0357258577963</text:p>
          </table:table-cell>
          <table:table-cell office:value-type="float" office:value="-0.176481427064897" calcext:value-type="float">
            <text:p>-0.17648142706489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1.6904321814883" calcext:value-type="float">
            <text:p>21.6904321814883</text:p>
          </table:table-cell>
          <table:table-cell office:value-type="float" office:value="24.091490149971" calcext:value-type="float">
            <text:p>24.091490149971</text:p>
          </table:table-cell>
          <table:table-cell office:value-type="float" office:value="5" calcext:value-type="float">
            <text:p>5</text:p>
          </table:table-cell>
          <table:table-cell office:value-type="float" office:value="21.6904321814883" calcext:value-type="float">
            <text:p>21.6904321814883</text:p>
          </table:table-cell>
          <table:table-cell office:value-type="float" office:value="22.7420412715962" calcext:value-type="float">
            <text:p>22.7420412715962</text:p>
          </table:table-cell>
          <table:table-cell office:value-type="float" office:value="5" calcext:value-type="float">
            <text:p>5</text:p>
          </table:table-cell>
          <table:table-cell office:value-type="float" office:value="21.6904321814883" calcext:value-type="float">
            <text:p>21.6904321814883</text:p>
          </table:table-cell>
          <table:table-cell office:value-type="float" office:value="23.3759089579005" calcext:value-type="float">
            <text:p>23.3759089579005</text:p>
          </table:table-cell>
          <table:table-cell office:value-type="float" office:value="5" calcext:value-type="float">
            <text:p>5</text:p>
          </table:table-cell>
          <table:table-cell office:value-type="float" office:value="21.6904321814883" calcext:value-type="float">
            <text:p>21.6904321814883</text:p>
          </table:table-cell>
          <table:table-cell office:value-type="float" office:value="24.1558416859566" calcext:value-type="float">
            <text:p>24.1558416859566</text:p>
          </table:table-cell>
          <table:table-cell office:value-type="float" office:value="-3.39255569593565" calcext:value-type="float">
            <text:p>-3.3925556959356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.6523261985501" calcext:value-type="float">
            <text:p>27.6523261985501</text:p>
          </table:table-cell>
          <table:table-cell office:value-type="float" office:value="25.7288000221571" calcext:value-type="float">
            <text:p>25.7288000221571</text:p>
          </table:table-cell>
          <table:table-cell office:value-type="float" office:value="5" calcext:value-type="float">
            <text:p>5</text:p>
          </table:table-cell>
          <table:table-cell office:value-type="float" office:value="27.6523261985501" calcext:value-type="float">
            <text:p>27.6523261985501</text:p>
          </table:table-cell>
          <table:table-cell office:value-type="float" office:value="26.7274585858975" calcext:value-type="float">
            <text:p>26.7274585858975</text:p>
          </table:table-cell>
          <table:table-cell office:value-type="float" office:value="5" calcext:value-type="float">
            <text:p>5</text:p>
          </table:table-cell>
          <table:table-cell office:value-type="float" office:value="27.6523261985501" calcext:value-type="float">
            <text:p>27.6523261985501</text:p>
          </table:table-cell>
          <table:table-cell office:value-type="float" office:value="25.5156055999933" calcext:value-type="float">
            <text:p>25.5156055999933</text:p>
          </table:table-cell>
          <table:table-cell office:value-type="float" office:value="5" calcext:value-type="float">
            <text:p>5</text:p>
          </table:table-cell>
          <table:table-cell office:value-type="float" office:value="27.6523261985501" calcext:value-type="float">
            <text:p>27.6523261985501</text:p>
          </table:table-cell>
          <table:table-cell office:value-type="float" office:value="25.30256745156" calcext:value-type="float">
            <text:p>25.30256745156</text:p>
          </table:table-cell>
          <table:table-cell office:value-type="float" office:value="2.38405995040692" calcext:value-type="float">
            <text:p>2.3840599504069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31.3592115039409" calcext:value-type="float">
            <text:p>31.3592115039409</text:p>
          </table:table-cell>
          <table:table-cell office:value-type="float" office:value="23.7958964830794" calcext:value-type="float">
            <text:p>23.7958964830794</text:p>
          </table:table-cell>
          <table:table-cell office:value-type="float" office:value="5" calcext:value-type="float">
            <text:p>5</text:p>
          </table:table-cell>
          <table:table-cell office:value-type="float" office:value="31.3592115039409" calcext:value-type="float">
            <text:p>31.3592115039409</text:p>
          </table:table-cell>
          <table:table-cell office:value-type="float" office:value="27.2157154889991" calcext:value-type="float">
            <text:p>27.2157154889991</text:p>
          </table:table-cell>
          <table:table-cell office:value-type="float" office:value="5" calcext:value-type="float">
            <text:p>5</text:p>
          </table:table-cell>
          <table:table-cell office:value-type="float" office:value="31.3592115039409" calcext:value-type="float">
            <text:p>31.3592115039409</text:p>
          </table:table-cell>
          <table:table-cell office:value-type="float" office:value="26.1729247468644" calcext:value-type="float">
            <text:p>26.1729247468644</text:p>
          </table:table-cell>
          <table:table-cell office:value-type="float" office:value="5" calcext:value-type="float">
            <text:p>5</text:p>
          </table:table-cell>
          <table:table-cell office:value-type="float" office:value="31.3592115039409" calcext:value-type="float">
            <text:p>31.3592115039409</text:p>
          </table:table-cell>
          <table:table-cell office:value-type="float" office:value="23.9872945731097" calcext:value-type="float">
            <text:p>23.9872945731097</text:p>
          </table:table-cell>
          <table:table-cell office:value-type="float" office:value="6.14108906804523" calcext:value-type="float">
            <text:p>6.1410890680452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5.7474691512601" calcext:value-type="float">
            <text:p>25.7474691512601</text:p>
          </table:table-cell>
          <table:table-cell office:value-type="float" office:value="24.7062980522122" calcext:value-type="float">
            <text:p>24.7062980522122</text:p>
          </table:table-cell>
          <table:table-cell office:value-type="float" office:value="5" calcext:value-type="float">
            <text:p>5</text:p>
          </table:table-cell>
          <table:table-cell office:value-type="float" office:value="25.7474691512601" calcext:value-type="float">
            <text:p>25.7474691512601</text:p>
          </table:table-cell>
          <table:table-cell office:value-type="float" office:value="24.9901795874745" calcext:value-type="float">
            <text:p>24.9901795874745</text:p>
          </table:table-cell>
          <table:table-cell office:value-type="float" office:value="5" calcext:value-type="float">
            <text:p>5</text:p>
          </table:table-cell>
          <table:table-cell office:value-type="float" office:value="25.7474691512601" calcext:value-type="float">
            <text:p>25.7474691512601</text:p>
          </table:table-cell>
          <table:table-cell office:value-type="float" office:value="24.8892812675515" calcext:value-type="float">
            <text:p>24.8892812675515</text:p>
          </table:table-cell>
          <table:table-cell office:value-type="float" office:value="5" calcext:value-type="float">
            <text:p>5</text:p>
          </table:table-cell>
          <table:table-cell office:value-type="float" office:value="25.7474691512601" calcext:value-type="float">
            <text:p>25.7474691512601</text:p>
          </table:table-cell>
          <table:table-cell office:value-type="float" office:value="24.6076201009804" calcext:value-type="float">
            <text:p>24.6076201009804</text:p>
          </table:table-cell>
          <table:table-cell office:value-type="float" office:value="0.921535001014606" calcext:value-type="float">
            <text:p>0.92153500101460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3.3197506572932" calcext:value-type="float">
            <text:p>23.3197506572932</text:p>
          </table:table-cell>
          <table:table-cell office:value-type="float" office:value="25.8102113225774" calcext:value-type="float">
            <text:p>25.8102113225774</text:p>
          </table:table-cell>
          <table:table-cell office:value-type="float" office:value="5" calcext:value-type="float">
            <text:p>5</text:p>
          </table:table-cell>
          <table:table-cell office:value-type="float" office:value="23.3197506572932" calcext:value-type="float">
            <text:p>23.3197506572932</text:p>
          </table:table-cell>
          <table:table-cell office:value-type="float" office:value="26.2125724564242" calcext:value-type="float">
            <text:p>26.2125724564242</text:p>
          </table:table-cell>
          <table:table-cell office:value-type="float" office:value="5" calcext:value-type="float">
            <text:p>5</text:p>
          </table:table-cell>
          <table:table-cell office:value-type="float" office:value="23.3197506572932" calcext:value-type="float">
            <text:p>23.3197506572932</text:p>
          </table:table-cell>
          <table:table-cell office:value-type="float" office:value="25.3936794956242" calcext:value-type="float">
            <text:p>25.3936794956242</text:p>
          </table:table-cell>
          <table:table-cell office:value-type="float" office:value="5" calcext:value-type="float">
            <text:p>5</text:p>
          </table:table-cell>
          <table:table-cell office:value-type="float" office:value="23.3197506572932" calcext:value-type="float">
            <text:p>23.3197506572932</text:p>
          </table:table-cell>
          <table:table-cell office:value-type="float" office:value="25.3777777370952" calcext:value-type="float">
            <text:p>25.3777777370952</text:p>
          </table:table-cell>
          <table:table-cell office:value-type="float" office:value="-1.33014983269374" calcext:value-type="float">
            <text:p>-1.3301498326937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9.1803621425658" calcext:value-type="float">
            <text:p>29.1803621425658</text:p>
          </table:table-cell>
          <table:table-cell office:value-type="float" office:value="25.5011254942575" calcext:value-type="float">
            <text:p>25.5011254942575</text:p>
          </table:table-cell>
          <table:table-cell office:value-type="float" office:value="5" calcext:value-type="float">
            <text:p>5</text:p>
          </table:table-cell>
          <table:table-cell office:value-type="float" office:value="29.1803621425658" calcext:value-type="float">
            <text:p>29.1803621425658</text:p>
          </table:table-cell>
          <table:table-cell office:value-type="float" office:value="27.0326253729259" calcext:value-type="float">
            <text:p>27.0326253729259</text:p>
          </table:table-cell>
          <table:table-cell office:value-type="float" office:value="5" calcext:value-type="float">
            <text:p>5</text:p>
          </table:table-cell>
          <table:table-cell office:value-type="float" office:value="29.1803621425658" calcext:value-type="float">
            <text:p>29.1803621425658</text:p>
          </table:table-cell>
          <table:table-cell office:value-type="float" office:value="25.665214798282" calcext:value-type="float">
            <text:p>25.665214798282</text:p>
          </table:table-cell>
          <table:table-cell office:value-type="float" office:value="5" calcext:value-type="float">
            <text:p>5</text:p>
          </table:table-cell>
          <table:table-cell office:value-type="float" office:value="29.1803621425658" calcext:value-type="float">
            <text:p>29.1803621425658</text:p>
          </table:table-cell>
          <table:table-cell office:value-type="float" office:value="25.4877900826148" calcext:value-type="float">
            <text:p>25.4877900826148</text:p>
          </table:table-cell>
          <table:table-cell office:value-type="float" office:value="4.30662266048225" calcext:value-type="float">
            <text:p>4.3066226604822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3.6537117180622" calcext:value-type="float">
            <text:p>23.6537117180622</text:p>
          </table:table-cell>
          <table:table-cell office:value-type="float" office:value="24.4330290643581" calcext:value-type="float">
            <text:p>24.4330290643581</text:p>
          </table:table-cell>
          <table:table-cell office:value-type="float" office:value="5" calcext:value-type="float">
            <text:p>5</text:p>
          </table:table-cell>
          <table:table-cell office:value-type="float" office:value="23.6537117180622" calcext:value-type="float">
            <text:p>23.6537117180622</text:p>
          </table:table-cell>
          <table:table-cell office:value-type="float" office:value="23.4929343653622" calcext:value-type="float">
            <text:p>23.4929343653622</text:p>
          </table:table-cell>
          <table:table-cell office:value-type="float" office:value="5" calcext:value-type="float">
            <text:p>5</text:p>
          </table:table-cell>
          <table:table-cell office:value-type="float" office:value="23.6537117180622" calcext:value-type="float">
            <text:p>23.6537117180622</text:p>
          </table:table-cell>
          <table:table-cell office:value-type="float" office:value="23.7952179761299" calcext:value-type="float">
            <text:p>23.7952179761299</text:p>
          </table:table-cell>
          <table:table-cell office:value-type="float" office:value="5" calcext:value-type="float">
            <text:p>5</text:p>
          </table:table-cell>
          <table:table-cell office:value-type="float" office:value="23.6537117180622" calcext:value-type="float">
            <text:p>23.6537117180622</text:p>
          </table:table-cell>
          <table:table-cell office:value-type="float" office:value="24.3621252108055" calcext:value-type="float">
            <text:p>24.3621252108055</text:p>
          </table:table-cell>
          <table:table-cell office:value-type="float" office:value="-1.78435479164348" calcext:value-type="float">
            <text:p>-1.7843547916434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0.0274401048173" calcext:value-type="float">
            <text:p>20.0274401048173</text:p>
          </table:table-cell>
          <table:table-cell office:value-type="float" office:value="25.4349078382823" calcext:value-type="float">
            <text:p>25.4349078382823</text:p>
          </table:table-cell>
          <table:table-cell office:value-type="float" office:value="5" calcext:value-type="float">
            <text:p>5</text:p>
          </table:table-cell>
          <table:table-cell office:value-type="float" office:value="20.0274401048173" calcext:value-type="float">
            <text:p>20.0274401048173</text:p>
          </table:table-cell>
          <table:table-cell office:value-type="float" office:value="23.1787969767606" calcext:value-type="float">
            <text:p>23.1787969767606</text:p>
          </table:table-cell>
          <table:table-cell office:value-type="float" office:value="5" calcext:value-type="float">
            <text:p>5</text:p>
          </table:table-cell>
          <table:table-cell office:value-type="float" office:value="20.0274401048173" calcext:value-type="float">
            <text:p>20.0274401048173</text:p>
          </table:table-cell>
          <table:table-cell office:value-type="float" office:value="23.1736915080756" calcext:value-type="float">
            <text:p>23.1736915080756</text:p>
          </table:table-cell>
          <table:table-cell office:value-type="float" office:value="5" calcext:value-type="float">
            <text:p>5</text:p>
          </table:table-cell>
          <table:table-cell office:value-type="float" office:value="20.0274401048173" calcext:value-type="float">
            <text:p>20.0274401048173</text:p>
          </table:table-cell>
          <table:table-cell office:value-type="float" office:value="25.1220169596002" calcext:value-type="float">
            <text:p>25.1220169596002</text:p>
          </table:table-cell>
          <table:table-cell office:value-type="float" office:value="-5.26243971929681" calcext:value-type="float">
            <text:p>-5.2624397192968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2.6942284770515" calcext:value-type="float">
            <text:p>22.6942284770515</text:p>
          </table:table-cell>
          <table:table-cell office:value-type="float" office:value="22.9728295298893" calcext:value-type="float">
            <text:p>22.9728295298893</text:p>
          </table:table-cell>
          <table:table-cell office:value-type="float" office:value="5" calcext:value-type="float">
            <text:p>5</text:p>
          </table:table-cell>
          <table:table-cell office:value-type="float" office:value="22.6942284770515" calcext:value-type="float">
            <text:p>22.6942284770515</text:p>
          </table:table-cell>
          <table:table-cell office:value-type="float" office:value="23.5210605485668" calcext:value-type="float">
            <text:p>23.5210605485668</text:p>
          </table:table-cell>
          <table:table-cell office:value-type="float" office:value="5" calcext:value-type="float">
            <text:p>5</text:p>
          </table:table-cell>
          <table:table-cell office:value-type="float" office:value="22.6942284770515" calcext:value-type="float">
            <text:p>22.6942284770515</text:p>
          </table:table-cell>
          <table:table-cell office:value-type="float" office:value="24.6051768181148" calcext:value-type="float">
            <text:p>24.6051768181148</text:p>
          </table:table-cell>
          <table:table-cell office:value-type="float" office:value="5" calcext:value-type="float">
            <text:p>5</text:p>
          </table:table-cell>
          <table:table-cell office:value-type="float" office:value="22.6942284770515" calcext:value-type="float">
            <text:p>22.6942284770515</text:p>
          </table:table-cell>
          <table:table-cell office:value-type="float" office:value="23.2870999200124" calcext:value-type="float">
            <text:p>23.2870999200124</text:p>
          </table:table-cell>
          <table:table-cell office:value-type="float" office:value="-2.25023705052261" calcext:value-type="float">
            <text:p>-2.2502370505226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0.7272792260815" calcext:value-type="float">
            <text:p>20.7272792260815</text:p>
          </table:table-cell>
          <table:table-cell office:value-type="float" office:value="24.411080346457" calcext:value-type="float">
            <text:p>24.411080346457</text:p>
          </table:table-cell>
          <table:table-cell office:value-type="float" office:value="5" calcext:value-type="float">
            <text:p>5</text:p>
          </table:table-cell>
          <table:table-cell office:value-type="float" office:value="20.7272792260815" calcext:value-type="float">
            <text:p>20.7272792260815</text:p>
          </table:table-cell>
          <table:table-cell office:value-type="float" office:value="22.4221128112576" calcext:value-type="float">
            <text:p>22.4221128112576</text:p>
          </table:table-cell>
          <table:table-cell office:value-type="float" office:value="5" calcext:value-type="float">
            <text:p>5</text:p>
          </table:table-cell>
          <table:table-cell office:value-type="float" office:value="20.7272792260815" calcext:value-type="float">
            <text:p>20.7272792260815</text:p>
          </table:table-cell>
          <table:table-cell office:value-type="float" office:value="23.7431085493954" calcext:value-type="float">
            <text:p>23.7431085493954</text:p>
          </table:table-cell>
          <table:table-cell office:value-type="float" office:value="5" calcext:value-type="float">
            <text:p>5</text:p>
          </table:table-cell>
          <table:table-cell office:value-type="float" office:value="20.7272792260815" calcext:value-type="float">
            <text:p>20.7272792260815</text:p>
          </table:table-cell>
          <table:table-cell office:value-type="float" office:value="24.4798467604871" calcext:value-type="float">
            <text:p>24.4798467604871</text:p>
          </table:table-cell>
          <table:table-cell office:value-type="float" office:value="-4.04552638570276" calcext:value-type="float">
            <text:p>-4.0455263857027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8.5075351792806" calcext:value-type="float">
            <text:p>28.5075351792806</text:p>
          </table:table-cell>
          <table:table-cell office:value-type="float" office:value="24.821313734174" calcext:value-type="float">
            <text:p>24.821313734174</text:p>
          </table:table-cell>
          <table:table-cell office:value-type="float" office:value="5" calcext:value-type="float">
            <text:p>5</text:p>
          </table:table-cell>
          <table:table-cell office:value-type="float" office:value="28.5075351792806" calcext:value-type="float">
            <text:p>28.5075351792806</text:p>
          </table:table-cell>
          <table:table-cell office:value-type="float" office:value="26.7615499633439" calcext:value-type="float">
            <text:p>26.7615499633439</text:p>
          </table:table-cell>
          <table:table-cell office:value-type="float" office:value="5" calcext:value-type="float">
            <text:p>5</text:p>
          </table:table-cell>
          <table:table-cell office:value-type="float" office:value="28.5075351792806" calcext:value-type="float">
            <text:p>28.5075351792806</text:p>
          </table:table-cell>
          <table:table-cell office:value-type="float" office:value="25.8994398898731" calcext:value-type="float">
            <text:p>25.8994398898731</text:p>
          </table:table-cell>
          <table:table-cell office:value-type="float" office:value="5" calcext:value-type="float">
            <text:p>5</text:p>
          </table:table-cell>
          <table:table-cell office:value-type="float" office:value="28.5075351792806" calcext:value-type="float">
            <text:p>28.5075351792806</text:p>
          </table:table-cell>
          <table:table-cell office:value-type="float" office:value="24.6406309937691" calcext:value-type="float">
            <text:p>24.6406309937691</text:p>
          </table:table-cell>
          <table:table-cell office:value-type="float" office:value="3.40698762606624" calcext:value-type="float">
            <text:p>3.4069876260662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.7468919978019" calcext:value-type="float">
            <text:p>27.7468919978019</text:p>
          </table:table-cell>
          <table:table-cell office:value-type="float" office:value="25.6145439254831" calcext:value-type="float">
            <text:p>25.6145439254831</text:p>
          </table:table-cell>
          <table:table-cell office:value-type="float" office:value="5" calcext:value-type="float">
            <text:p>5</text:p>
          </table:table-cell>
          <table:table-cell office:value-type="float" office:value="27.7468919978019" calcext:value-type="float">
            <text:p>27.7468919978019</text:p>
          </table:table-cell>
          <table:table-cell office:value-type="float" office:value="26.4272036115432" calcext:value-type="float">
            <text:p>26.4272036115432</text:p>
          </table:table-cell>
          <table:table-cell office:value-type="float" office:value="5" calcext:value-type="float">
            <text:p>5</text:p>
          </table:table-cell>
          <table:table-cell office:value-type="float" office:value="27.7468919978019" calcext:value-type="float">
            <text:p>27.7468919978019</text:p>
          </table:table-cell>
          <table:table-cell office:value-type="float" office:value="25.809160203035" calcext:value-type="float">
            <text:p>25.809160203035</text:p>
          </table:table-cell>
          <table:table-cell office:value-type="float" office:value="5" calcext:value-type="float">
            <text:p>5</text:p>
          </table:table-cell>
          <table:table-cell office:value-type="float" office:value="27.7468919978019" calcext:value-type="float">
            <text:p>27.7468919978019</text:p>
          </table:table-cell>
          <table:table-cell office:value-type="float" office:value="25.3712883934022" calcext:value-type="float">
            <text:p>25.3712883934022</text:p>
          </table:table-cell>
          <table:table-cell office:value-type="float" office:value="2.5920153439968" calcext:value-type="float">
            <text:p>2.592015343996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.7284000275417" calcext:value-type="float">
            <text:p>27.7284000275417</text:p>
          </table:table-cell>
          <table:table-cell office:value-type="float" office:value="24.9860741340014" calcext:value-type="float">
            <text:p>24.9860741340014</text:p>
          </table:table-cell>
          <table:table-cell office:value-type="float" office:value="5" calcext:value-type="float">
            <text:p>5</text:p>
          </table:table-cell>
          <table:table-cell office:value-type="float" office:value="27.7284000275417" calcext:value-type="float">
            <text:p>27.7284000275417</text:p>
          </table:table-cell>
          <table:table-cell office:value-type="float" office:value="25.2147782895044" calcext:value-type="float">
            <text:p>25.2147782895044</text:p>
          </table:table-cell>
          <table:table-cell office:value-type="float" office:value="5" calcext:value-type="float">
            <text:p>5</text:p>
          </table:table-cell>
          <table:table-cell office:value-type="float" office:value="27.7284000275417" calcext:value-type="float">
            <text:p>27.7284000275417</text:p>
          </table:table-cell>
          <table:table-cell office:value-type="float" office:value="23.8077521023882" calcext:value-type="float">
            <text:p>23.8077521023882</text:p>
          </table:table-cell>
          <table:table-cell office:value-type="float" office:value="5" calcext:value-type="float">
            <text:p>5</text:p>
          </table:table-cell>
          <table:table-cell office:value-type="float" office:value="27.7284000275417" calcext:value-type="float">
            <text:p>27.7284000275417</text:p>
          </table:table-cell>
          <table:table-cell office:value-type="float" office:value="24.6857356125588" calcext:value-type="float">
            <text:p>24.6857356125588</text:p>
          </table:table-cell>
          <table:table-cell office:value-type="float" office:value="2.50186233702338" calcext:value-type="float">
            <text:p>2.5018623370233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4.9847615065544" calcext:value-type="float">
            <text:p>24.9847615065544</text:p>
          </table:table-cell>
          <table:table-cell office:value-type="float" office:value="25.632948382644" calcext:value-type="float">
            <text:p>25.632948382644</text:p>
          </table:table-cell>
          <table:table-cell office:value-type="float" office:value="5" calcext:value-type="float">
            <text:p>5</text:p>
          </table:table-cell>
          <table:table-cell office:value-type="float" office:value="24.9847615065544" calcext:value-type="float">
            <text:p>24.9847615065544</text:p>
          </table:table-cell>
          <table:table-cell office:value-type="float" office:value="25.2346289752432" calcext:value-type="float">
            <text:p>25.2346289752432</text:p>
          </table:table-cell>
          <table:table-cell office:value-type="float" office:value="5" calcext:value-type="float">
            <text:p>5</text:p>
          </table:table-cell>
          <table:table-cell office:value-type="float" office:value="24.9847615065544" calcext:value-type="float">
            <text:p>24.9847615065544</text:p>
          </table:table-cell>
          <table:table-cell office:value-type="float" office:value="24.8539057390208" calcext:value-type="float">
            <text:p>24.8539057390208</text:p>
          </table:table-cell>
          <table:table-cell office:value-type="float" office:value="5" calcext:value-type="float">
            <text:p>5</text:p>
          </table:table-cell>
          <table:table-cell office:value-type="float" office:value="24.9847615065544" calcext:value-type="float">
            <text:p>24.9847615065544</text:p>
          </table:table-cell>
          <table:table-cell office:value-type="float" office:value="25.2136594480107" calcext:value-type="float">
            <text:p>25.2136594480107</text:p>
          </table:table-cell>
          <table:table-cell office:value-type="float" office:value="0.134866041130121" calcext:value-type="float">
            <text:p>0.13486604113012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9.086351411879" calcext:value-type="float">
            <text:p>19.086351411879</text:p>
          </table:table-cell>
          <table:table-cell office:value-type="float" office:value="24.0520633339354" calcext:value-type="float">
            <text:p>24.0520633339354</text:p>
          </table:table-cell>
          <table:table-cell office:value-type="float" office:value="5" calcext:value-type="float">
            <text:p>5</text:p>
          </table:table-cell>
          <table:table-cell office:value-type="float" office:value="19.086351411879" calcext:value-type="float">
            <text:p>19.086351411879</text:p>
          </table:table-cell>
          <table:table-cell office:value-type="float" office:value="22.0224600699724" calcext:value-type="float">
            <text:p>22.0224600699724</text:p>
          </table:table-cell>
          <table:table-cell office:value-type="float" office:value="5" calcext:value-type="float">
            <text:p>5</text:p>
          </table:table-cell>
          <table:table-cell office:value-type="float" office:value="19.086351411879" calcext:value-type="float">
            <text:p>19.086351411879</text:p>
          </table:table-cell>
          <table:table-cell office:value-type="float" office:value="23.435086394058" calcext:value-type="float">
            <text:p>23.435086394058</text:p>
          </table:table-cell>
          <table:table-cell office:value-type="float" office:value="5" calcext:value-type="float">
            <text:p>5</text:p>
          </table:table-cell>
          <table:table-cell office:value-type="float" office:value="19.086351411879" calcext:value-type="float">
            <text:p>19.086351411879</text:p>
          </table:table-cell>
          <table:table-cell office:value-type="float" office:value="24.3622651994997" calcext:value-type="float">
            <text:p>24.3622651994997</text:p>
          </table:table-cell>
          <table:table-cell office:value-type="float" office:value="-6.24092377207525" calcext:value-type="float">
            <text:p>-6.2409237720752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.2001616809731" calcext:value-type="float">
            <text:p>27.2001616809731</text:p>
          </table:table-cell>
          <table:table-cell office:value-type="float" office:value="23.3278265791835" calcext:value-type="float">
            <text:p>23.3278265791835</text:p>
          </table:table-cell>
          <table:table-cell office:value-type="float" office:value="5" calcext:value-type="float">
            <text:p>5</text:p>
          </table:table-cell>
          <table:table-cell office:value-type="float" office:value="27.2001616809731" calcext:value-type="float">
            <text:p>27.2001616809731</text:p>
          </table:table-cell>
          <table:table-cell office:value-type="float" office:value="24.2927570992802" calcext:value-type="float">
            <text:p>24.2927570992802</text:p>
          </table:table-cell>
          <table:table-cell office:value-type="float" office:value="5" calcext:value-type="float">
            <text:p>5</text:p>
          </table:table-cell>
          <table:table-cell office:value-type="float" office:value="27.2001616809731" calcext:value-type="float">
            <text:p>27.2001616809731</text:p>
          </table:table-cell>
          <table:table-cell office:value-type="float" office:value="25.0677600492447" calcext:value-type="float">
            <text:p>25.0677600492447</text:p>
          </table:table-cell>
          <table:table-cell office:value-type="float" office:value="5" calcext:value-type="float">
            <text:p>5</text:p>
          </table:table-cell>
          <table:table-cell office:value-type="float" office:value="27.2001616809731" calcext:value-type="float">
            <text:p>27.2001616809731</text:p>
          </table:table-cell>
          <table:table-cell office:value-type="float" office:value="23.6163010241225" calcext:value-type="float">
            <text:p>23.6163010241225</text:p>
          </table:table-cell>
          <table:table-cell office:value-type="float" office:value="2.26382728858289" calcext:value-type="float">
            <text:p>2.2638272885828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5.7249042731747" calcext:value-type="float">
            <text:p>25.7249042731747</text:p>
          </table:table-cell>
          <table:table-cell office:value-type="float" office:value="25.8066123922881" calcext:value-type="float">
            <text:p>25.8066123922881</text:p>
          </table:table-cell>
          <table:table-cell office:value-type="float" office:value="5" calcext:value-type="float">
            <text:p>5</text:p>
          </table:table-cell>
          <table:table-cell office:value-type="float" office:value="25.7249042731747" calcext:value-type="float">
            <text:p>25.7249042731747</text:p>
          </table:table-cell>
          <table:table-cell office:value-type="float" office:value="26.338195985376" calcext:value-type="float">
            <text:p>26.338195985376</text:p>
          </table:table-cell>
          <table:table-cell office:value-type="float" office:value="5" calcext:value-type="float">
            <text:p>5</text:p>
          </table:table-cell>
          <table:table-cell office:value-type="float" office:value="25.7249042731747" calcext:value-type="float">
            <text:p>25.7249042731747</text:p>
          </table:table-cell>
          <table:table-cell office:value-type="float" office:value="25.5604422118973" calcext:value-type="float">
            <text:p>25.5604422118973</text:p>
          </table:table-cell>
          <table:table-cell office:value-type="float" office:value="5" calcext:value-type="float">
            <text:p>5</text:p>
          </table:table-cell>
          <table:table-cell office:value-type="float" office:value="25.7249042731747" calcext:value-type="float">
            <text:p>25.7249042731747</text:p>
          </table:table-cell>
          <table:table-cell office:value-type="float" office:value="25.4453485394364" calcext:value-type="float">
            <text:p>25.4453485394364</text:p>
          </table:table-cell>
          <table:table-cell office:value-type="float" office:value="0.660945632125769" calcext:value-type="float">
            <text:p>0.66094563212576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6.080611421055" calcext:value-type="float">
            <text:p>26.080611421055</text:p>
          </table:table-cell>
          <table:table-cell office:value-type="float" office:value="24.9793005071586" calcext:value-type="float">
            <text:p>24.9793005071586</text:p>
          </table:table-cell>
          <table:table-cell office:value-type="float" office:value="5" calcext:value-type="float">
            <text:p>5</text:p>
          </table:table-cell>
          <table:table-cell office:value-type="float" office:value="26.080611421055" calcext:value-type="float">
            <text:p>26.080611421055</text:p>
          </table:table-cell>
          <table:table-cell office:value-type="float" office:value="26.3515434257976" calcext:value-type="float">
            <text:p>26.3515434257976</text:p>
          </table:table-cell>
          <table:table-cell office:value-type="float" office:value="5" calcext:value-type="float">
            <text:p>5</text:p>
          </table:table-cell>
          <table:table-cell office:value-type="float" office:value="26.080611421055" calcext:value-type="float">
            <text:p>26.080611421055</text:p>
          </table:table-cell>
          <table:table-cell office:value-type="float" office:value="25.7757618490372" calcext:value-type="float">
            <text:p>25.7757618490372</text:p>
          </table:table-cell>
          <table:table-cell office:value-type="float" office:value="5" calcext:value-type="float">
            <text:p>5</text:p>
          </table:table-cell>
          <table:table-cell office:value-type="float" office:value="26.080611421055" calcext:value-type="float">
            <text:p>26.080611421055</text:p>
          </table:table-cell>
          <table:table-cell office:value-type="float" office:value="24.8150717585676" calcext:value-type="float">
            <text:p>24.8150717585676</text:p>
          </table:table-cell>
          <table:table-cell office:value-type="float" office:value="1.19115457906061" calcext:value-type="float">
            <text:p>1.1911545790606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1.7965444299076" calcext:value-type="float">
            <text:p>21.7965444299076</text:p>
          </table:table-cell>
          <table:table-cell office:value-type="float" office:value="24.6684687587549" calcext:value-type="float">
            <text:p>24.6684687587549</text:p>
          </table:table-cell>
          <table:table-cell office:value-type="float" office:value="5" calcext:value-type="float">
            <text:p>5</text:p>
          </table:table-cell>
          <table:table-cell office:value-type="float" office:value="21.7965444299076" calcext:value-type="float">
            <text:p>21.7965444299076</text:p>
          </table:table-cell>
          <table:table-cell office:value-type="float" office:value="23.1846210983505" calcext:value-type="float">
            <text:p>23.1846210983505</text:p>
          </table:table-cell>
          <table:table-cell office:value-type="float" office:value="5" calcext:value-type="float">
            <text:p>5</text:p>
          </table:table-cell>
          <table:table-cell office:value-type="float" office:value="21.7965444299076" calcext:value-type="float">
            <text:p>21.7965444299076</text:p>
          </table:table-cell>
          <table:table-cell office:value-type="float" office:value="23.3882122766549" calcext:value-type="float">
            <text:p>23.3882122766549</text:p>
          </table:table-cell>
          <table:table-cell office:value-type="float" office:value="5" calcext:value-type="float">
            <text:p>5</text:p>
          </table:table-cell>
          <table:table-cell office:value-type="float" office:value="21.7965444299076" calcext:value-type="float">
            <text:p>21.7965444299076</text:p>
          </table:table-cell>
          <table:table-cell office:value-type="float" office:value="24.7711425896508" calcext:value-type="float">
            <text:p>24.7711425896508</text:p>
          </table:table-cell>
          <table:table-cell office:value-type="float" office:value="-3.22446804966585" calcext:value-type="float">
            <text:p>-3.2244680496658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6.2191479557284" calcext:value-type="float">
            <text:p>26.2191479557284</text:p>
          </table:table-cell>
          <table:table-cell office:value-type="float" office:value="23.9941976410708" calcext:value-type="float">
            <text:p>23.9941976410708</text:p>
          </table:table-cell>
          <table:table-cell office:value-type="float" office:value="5" calcext:value-type="float">
            <text:p>5</text:p>
          </table:table-cell>
          <table:table-cell office:value-type="float" office:value="26.2191479557284" calcext:value-type="float">
            <text:p>26.2191479557284</text:p>
          </table:table-cell>
          <table:table-cell office:value-type="float" office:value="25.5261572842126" calcext:value-type="float">
            <text:p>25.5261572842126</text:p>
          </table:table-cell>
          <table:table-cell office:value-type="float" office:value="5" calcext:value-type="float">
            <text:p>5</text:p>
          </table:table-cell>
          <table:table-cell office:value-type="float" office:value="26.2191479557284" calcext:value-type="float">
            <text:p>26.2191479557284</text:p>
          </table:table-cell>
          <table:table-cell office:value-type="float" office:value="25.1590416517356" calcext:value-type="float">
            <text:p>25.1590416517356</text:p>
          </table:table-cell>
          <table:table-cell office:value-type="float" office:value="5" calcext:value-type="float">
            <text:p>5</text:p>
          </table:table-cell>
          <table:table-cell office:value-type="float" office:value="26.2191479557284" calcext:value-type="float">
            <text:p>26.2191479557284</text:p>
          </table:table-cell>
          <table:table-cell office:value-type="float" office:value="24.0815993665795" calcext:value-type="float">
            <text:p>24.0815993665795</text:p>
          </table:table-cell>
          <table:table-cell office:value-type="float" office:value="1.24137232102078" calcext:value-type="float">
            <text:p>1.2413723210207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5.0014502076097" calcext:value-type="float">
            <text:p>25.0014502076097</text:p>
          </table:table-cell>
          <table:table-cell office:value-type="float" office:value="24.510197118655" calcext:value-type="float">
            <text:p>24.510197118655</text:p>
          </table:table-cell>
          <table:table-cell office:value-type="float" office:value="5" calcext:value-type="float">
            <text:p>5</text:p>
          </table:table-cell>
          <table:table-cell office:value-type="float" office:value="25.0014502076097" calcext:value-type="float">
            <text:p>25.0014502076097</text:p>
          </table:table-cell>
          <table:table-cell office:value-type="float" office:value="24.4515403077185" calcext:value-type="float">
            <text:p>24.4515403077185</text:p>
          </table:table-cell>
          <table:table-cell office:value-type="float" office:value="5" calcext:value-type="float">
            <text:p>5</text:p>
          </table:table-cell>
          <table:table-cell office:value-type="float" office:value="25.0014502076097" calcext:value-type="float">
            <text:p>25.0014502076097</text:p>
          </table:table-cell>
          <table:table-cell office:value-type="float" office:value="24.4162462640943" calcext:value-type="float">
            <text:p>24.4162462640943</text:p>
          </table:table-cell>
          <table:table-cell office:value-type="float" office:value="5" calcext:value-type="float">
            <text:p>5</text:p>
          </table:table-cell>
          <table:table-cell office:value-type="float" office:value="25.0014502076097" calcext:value-type="float">
            <text:p>25.0014502076097</text:p>
          </table:table-cell>
          <table:table-cell office:value-type="float" office:value="24.6203964290034" calcext:value-type="float">
            <text:p>24.6203964290034</text:p>
          </table:table-cell>
          <table:table-cell office:value-type="float" office:value="-0.23684002864656" calcext:value-type="float">
            <text:p>-0.2368400286465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2.0916167437724" calcext:value-type="float">
            <text:p>22.0916167437724</text:p>
          </table:table-cell>
          <table:table-cell office:value-type="float" office:value="24.7419595217852" calcext:value-type="float">
            <text:p>24.7419595217852</text:p>
          </table:table-cell>
          <table:table-cell office:value-type="float" office:value="5" calcext:value-type="float">
            <text:p>5</text:p>
          </table:table-cell>
          <table:table-cell office:value-type="float" office:value="22.0916167437724" calcext:value-type="float">
            <text:p>22.0916167437724</text:p>
          </table:table-cell>
          <table:table-cell office:value-type="float" office:value="24.4688984423088" calcext:value-type="float">
            <text:p>24.4688984423088</text:p>
          </table:table-cell>
          <table:table-cell office:value-type="float" office:value="5" calcext:value-type="float">
            <text:p>5</text:p>
          </table:table-cell>
          <table:table-cell office:value-type="float" office:value="22.0916167437724" calcext:value-type="float">
            <text:p>22.0916167437724</text:p>
          </table:table-cell>
          <table:table-cell office:value-type="float" office:value="24.7152276321488" calcext:value-type="float">
            <text:p>24.7152276321488</text:p>
          </table:table-cell>
          <table:table-cell office:value-type="float" office:value="5" calcext:value-type="float">
            <text:p>5</text:p>
          </table:table-cell>
          <table:table-cell office:value-type="float" office:value="22.0916167437724" calcext:value-type="float">
            <text:p>22.0916167437724</text:p>
          </table:table-cell>
          <table:table-cell office:value-type="float" office:value="24.6642758914858" calcext:value-type="float">
            <text:p>24.6642758914858</text:p>
          </table:table-cell>
          <table:table-cell office:value-type="float" office:value="-2.95805097081108" calcext:value-type="float">
            <text:p>-2.9580509708110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8.7405510836732" calcext:value-type="float">
            <text:p>28.7405510836732</text:p>
          </table:table-cell>
          <table:table-cell office:value-type="float" office:value="25.5282550178497" calcext:value-type="float">
            <text:p>25.5282550178497</text:p>
          </table:table-cell>
          <table:table-cell office:value-type="float" office:value="5" calcext:value-type="float">
            <text:p>5</text:p>
          </table:table-cell>
          <table:table-cell office:value-type="float" office:value="28.7405510836732" calcext:value-type="float">
            <text:p>28.7405510836732</text:p>
          </table:table-cell>
          <table:table-cell office:value-type="float" office:value="26.7971698392755" calcext:value-type="float">
            <text:p>26.7971698392755</text:p>
          </table:table-cell>
          <table:table-cell office:value-type="float" office:value="5" calcext:value-type="float">
            <text:p>5</text:p>
          </table:table-cell>
          <table:table-cell office:value-type="float" office:value="28.7405510836732" calcext:value-type="float">
            <text:p>28.7405510836732</text:p>
          </table:table-cell>
          <table:table-cell office:value-type="float" office:value="25.9235939265363" calcext:value-type="float">
            <text:p>25.9235939265363</text:p>
          </table:table-cell>
          <table:table-cell office:value-type="float" office:value="5" calcext:value-type="float">
            <text:p>5</text:p>
          </table:table-cell>
          <table:table-cell office:value-type="float" office:value="28.7405510836732" calcext:value-type="float">
            <text:p>28.7405510836732</text:p>
          </table:table-cell>
          <table:table-cell office:value-type="float" office:value="25.2262208546173" calcext:value-type="float">
            <text:p>25.2262208546173</text:p>
          </table:table-cell>
          <table:table-cell office:value-type="float" office:value="3.66315277863994" calcext:value-type="float">
            <text:p>3.6631527786399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4.517616257555" calcext:value-type="float">
            <text:p>24.517616257555</text:p>
          </table:table-cell>
          <table:table-cell office:value-type="float" office:value="23.6784556073402" calcext:value-type="float">
            <text:p>23.6784556073402</text:p>
          </table:table-cell>
          <table:table-cell office:value-type="float" office:value="5" calcext:value-type="float">
            <text:p>5</text:p>
          </table:table-cell>
          <table:table-cell office:value-type="float" office:value="24.517616257555" calcext:value-type="float">
            <text:p>24.517616257555</text:p>
          </table:table-cell>
          <table:table-cell office:value-type="float" office:value="24.6239582980775" calcext:value-type="float">
            <text:p>24.6239582980775</text:p>
          </table:table-cell>
          <table:table-cell office:value-type="float" office:value="5" calcext:value-type="float">
            <text:p>5</text:p>
          </table:table-cell>
          <table:table-cell office:value-type="float" office:value="24.517616257555" calcext:value-type="float">
            <text:p>24.517616257555</text:p>
          </table:table-cell>
          <table:table-cell office:value-type="float" office:value="24.8551527560106" calcext:value-type="float">
            <text:p>24.8551527560106</text:p>
          </table:table-cell>
          <table:table-cell office:value-type="float" office:value="5" calcext:value-type="float">
            <text:p>5</text:p>
          </table:table-cell>
          <table:table-cell office:value-type="float" office:value="24.517616257555" calcext:value-type="float">
            <text:p>24.517616257555</text:p>
          </table:table-cell>
          <table:table-cell office:value-type="float" office:value="23.9341361234156" calcext:value-type="float">
            <text:p>23.9341361234156</text:p>
          </table:table-cell>
          <table:table-cell office:value-type="float" office:value="-0.561242703316186" calcext:value-type="float">
            <text:p>-0.56124270331618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8.2322124089894" calcext:value-type="float">
            <text:p>28.2322124089894</text:p>
          </table:table-cell>
          <table:table-cell office:value-type="float" office:value="23.3970823215815" calcext:value-type="float">
            <text:p>23.3970823215815</text:p>
          </table:table-cell>
          <table:table-cell office:value-type="float" office:value="5" calcext:value-type="float">
            <text:p>5</text:p>
          </table:table-cell>
          <table:table-cell office:value-type="float" office:value="28.2322124089894" calcext:value-type="float">
            <text:p>28.2322124089894</text:p>
          </table:table-cell>
          <table:table-cell office:value-type="float" office:value="24.6216114596669" calcext:value-type="float">
            <text:p>24.6216114596669</text:p>
          </table:table-cell>
          <table:table-cell office:value-type="float" office:value="5" calcext:value-type="float">
            <text:p>5</text:p>
          </table:table-cell>
          <table:table-cell office:value-type="float" office:value="28.2322124089894" calcext:value-type="float">
            <text:p>28.2322124089894</text:p>
          </table:table-cell>
          <table:table-cell office:value-type="float" office:value="24.0182660035202" calcext:value-type="float">
            <text:p>24.0182660035202</text:p>
          </table:table-cell>
          <table:table-cell office:value-type="float" office:value="5" calcext:value-type="float">
            <text:p>5</text:p>
          </table:table-cell>
          <table:table-cell office:value-type="float" office:value="28.2322124089894" calcext:value-type="float">
            <text:p>28.2322124089894</text:p>
          </table:table-cell>
          <table:table-cell office:value-type="float" office:value="23.7812930357735" calcext:value-type="float">
            <text:p>23.7812930357735</text:p>
          </table:table-cell>
          <table:table-cell office:value-type="float" office:value="2.97580732923185" calcext:value-type="float">
            <text:p>2.9758073292318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6.6060671439889" calcext:value-type="float">
            <text:p>26.6060671439889</text:p>
          </table:table-cell>
          <table:table-cell office:value-type="float" office:value="25.2841950530366" calcext:value-type="float">
            <text:p>25.2841950530366</text:p>
          </table:table-cell>
          <table:table-cell office:value-type="float" office:value="5" calcext:value-type="float">
            <text:p>5</text:p>
          </table:table-cell>
          <table:table-cell office:value-type="float" office:value="26.6060671439889" calcext:value-type="float">
            <text:p>26.6060671439889</text:p>
          </table:table-cell>
          <table:table-cell office:value-type="float" office:value="25.6247395927703" calcext:value-type="float">
            <text:p>25.6247395927703</text:p>
          </table:table-cell>
          <table:table-cell office:value-type="float" office:value="5" calcext:value-type="float">
            <text:p>5</text:p>
          </table:table-cell>
          <table:table-cell office:value-type="float" office:value="26.6060671439889" calcext:value-type="float">
            <text:p>26.6060671439889</text:p>
          </table:table-cell>
          <table:table-cell office:value-type="float" office:value="25.265690304733" calcext:value-type="float">
            <text:p>25.265690304733</text:p>
          </table:table-cell>
          <table:table-cell office:value-type="float" office:value="5" calcext:value-type="float">
            <text:p>5</text:p>
          </table:table-cell>
          <table:table-cell office:value-type="float" office:value="26.6060671439889" calcext:value-type="float">
            <text:p>26.6060671439889</text:p>
          </table:table-cell>
          <table:table-cell office:value-type="float" office:value="25.012163162382" calcext:value-type="float">
            <text:p>25.012163162382</text:p>
          </table:table-cell>
          <table:table-cell office:value-type="float" office:value="1.36375529987325" calcext:value-type="float">
            <text:p>1.3637552998732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.608656681779" calcext:value-type="float">
            <text:p>27.608656681779</text:p>
          </table:table-cell>
          <table:table-cell office:value-type="float" office:value="24.9273851419471" calcext:value-type="float">
            <text:p>24.9273851419471</text:p>
          </table:table-cell>
          <table:table-cell office:value-type="float" office:value="5" calcext:value-type="float">
            <text:p>5</text:p>
          </table:table-cell>
          <table:table-cell office:value-type="float" office:value="27.608656681779" calcext:value-type="float">
            <text:p>27.608656681779</text:p>
          </table:table-cell>
          <table:table-cell office:value-type="float" office:value="25.9175645871412" calcext:value-type="float">
            <text:p>25.9175645871412</text:p>
          </table:table-cell>
          <table:table-cell office:value-type="float" office:value="5" calcext:value-type="float">
            <text:p>5</text:p>
          </table:table-cell>
          <table:table-cell office:value-type="float" office:value="27.608656681779" calcext:value-type="float">
            <text:p>27.608656681779</text:p>
          </table:table-cell>
          <table:table-cell office:value-type="float" office:value="24.3792330927638" calcext:value-type="float">
            <text:p>24.3792330927638</text:p>
          </table:table-cell>
          <table:table-cell office:value-type="float" office:value="5" calcext:value-type="float">
            <text:p>5</text:p>
          </table:table-cell>
          <table:table-cell office:value-type="float" office:value="27.608656681779" calcext:value-type="float">
            <text:p>27.608656681779</text:p>
          </table:table-cell>
          <table:table-cell office:value-type="float" office:value="24.9693792877477" calcext:value-type="float">
            <text:p>24.9693792877477</text:p>
          </table:table-cell>
          <table:table-cell office:value-type="float" office:value="2.41949273070175" calcext:value-type="float">
            <text:p>2.4194927307017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2.5044175129094" calcext:value-type="float">
            <text:p>22.5044175129094</text:p>
          </table:table-cell>
          <table:table-cell office:value-type="float" office:value="25.6284982947761" calcext:value-type="float">
            <text:p>25.6284982947761</text:p>
          </table:table-cell>
          <table:table-cell office:value-type="float" office:value="5" calcext:value-type="float">
            <text:p>5</text:p>
          </table:table-cell>
          <table:table-cell office:value-type="float" office:value="22.5044175129094" calcext:value-type="float">
            <text:p>22.5044175129094</text:p>
          </table:table-cell>
          <table:table-cell office:value-type="float" office:value="23.8130125551729" calcext:value-type="float">
            <text:p>23.8130125551729</text:p>
          </table:table-cell>
          <table:table-cell office:value-type="float" office:value="5" calcext:value-type="float">
            <text:p>5</text:p>
          </table:table-cell>
          <table:table-cell office:value-type="float" office:value="22.5044175129094" calcext:value-type="float">
            <text:p>22.5044175129094</text:p>
          </table:table-cell>
          <table:table-cell office:value-type="float" office:value="24.5750659748222" calcext:value-type="float">
            <text:p>24.5750659748222</text:p>
          </table:table-cell>
          <table:table-cell office:value-type="float" office:value="5" calcext:value-type="float">
            <text:p>5</text:p>
          </table:table-cell>
          <table:table-cell office:value-type="float" office:value="22.5044175129094" calcext:value-type="float">
            <text:p>22.5044175129094</text:p>
          </table:table-cell>
          <table:table-cell office:value-type="float" office:value="25.3912077514689" calcext:value-type="float">
            <text:p>25.3912077514689</text:p>
          </table:table-cell>
          <table:table-cell office:value-type="float" office:value="-2.36038200693372" calcext:value-type="float">
            <text:p>-2.3603820069337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1.4144056546924" calcext:value-type="float">
            <text:p>21.4144056546924</text:p>
          </table:table-cell>
          <table:table-cell office:value-type="float" office:value="24.0898664475737" calcext:value-type="float">
            <text:p>24.0898664475737</text:p>
          </table:table-cell>
          <table:table-cell office:value-type="float" office:value="5" calcext:value-type="float">
            <text:p>5</text:p>
          </table:table-cell>
          <table:table-cell office:value-type="float" office:value="21.4144056546924" calcext:value-type="float">
            <text:p>21.4144056546924</text:p>
          </table:table-cell>
          <table:table-cell office:value-type="float" office:value="23.3199909720809" calcext:value-type="float">
            <text:p>23.3199909720809</text:p>
          </table:table-cell>
          <table:table-cell office:value-type="float" office:value="5" calcext:value-type="float">
            <text:p>5</text:p>
          </table:table-cell>
          <table:table-cell office:value-type="float" office:value="21.4144056546924" calcext:value-type="float">
            <text:p>21.4144056546924</text:p>
          </table:table-cell>
          <table:table-cell office:value-type="float" office:value="23.9495462573354" calcext:value-type="float">
            <text:p>23.9495462573354</text:p>
          </table:table-cell>
          <table:table-cell office:value-type="float" office:value="5" calcext:value-type="float">
            <text:p>5</text:p>
          </table:table-cell>
          <table:table-cell office:value-type="float" office:value="21.4144056546924" calcext:value-type="float">
            <text:p>21.4144056546924</text:p>
          </table:table-cell>
          <table:table-cell office:value-type="float" office:value="24.455865247102" calcext:value-type="float">
            <text:p>24.455865247102</text:p>
          </table:table-cell>
          <table:table-cell office:value-type="float" office:value="-3.57331185935189" calcext:value-type="float">
            <text:p>-3.5733118593518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9.1850221364903" calcext:value-type="float">
            <text:p>29.1850221364903</text:p>
          </table:table-cell>
          <table:table-cell office:value-type="float" office:value="25.0756290826455" calcext:value-type="float">
            <text:p>25.0756290826455</text:p>
          </table:table-cell>
          <table:table-cell office:value-type="float" office:value="5" calcext:value-type="float">
            <text:p>5</text:p>
          </table:table-cell>
          <table:table-cell office:value-type="float" office:value="29.1850221364903" calcext:value-type="float">
            <text:p>29.1850221364903</text:p>
          </table:table-cell>
          <table:table-cell office:value-type="float" office:value="26.6501481394566" calcext:value-type="float">
            <text:p>26.6501481394566</text:p>
          </table:table-cell>
          <table:table-cell office:value-type="float" office:value="5" calcext:value-type="float">
            <text:p>5</text:p>
          </table:table-cell>
          <table:table-cell office:value-type="float" office:value="29.1850221364903" calcext:value-type="float">
            <text:p>29.1850221364903</text:p>
          </table:table-cell>
          <table:table-cell office:value-type="float" office:value="25.7197004569956" calcext:value-type="float">
            <text:p>25.7197004569956</text:p>
          </table:table-cell>
          <table:table-cell office:value-type="float" office:value="5" calcext:value-type="float">
            <text:p>5</text:p>
          </table:table-cell>
          <table:table-cell office:value-type="float" office:value="29.1850221364903" calcext:value-type="float">
            <text:p>29.1850221364903</text:p>
          </table:table-cell>
          <table:table-cell office:value-type="float" office:value="24.9388276306801" calcext:value-type="float">
            <text:p>24.9388276306801</text:p>
          </table:table-cell>
          <table:table-cell office:value-type="float" office:value="3.82361945917702" calcext:value-type="float">
            <text:p>3.8236194591770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.2296604061102" calcext:value-type="float">
            <text:p>27.2296604061102</text:p>
          </table:table-cell>
          <table:table-cell office:value-type="float" office:value="25.6600139677835" calcext:value-type="float">
            <text:p>25.6600139677835</text:p>
          </table:table-cell>
          <table:table-cell office:value-type="float" office:value="5" calcext:value-type="float">
            <text:p>5</text:p>
          </table:table-cell>
          <table:table-cell office:value-type="float" office:value="27.2296604061102" calcext:value-type="float">
            <text:p>27.2296604061102</text:p>
          </table:table-cell>
          <table:table-cell office:value-type="float" office:value="26.1825181972279" calcext:value-type="float">
            <text:p>26.1825181972279</text:p>
          </table:table-cell>
          <table:table-cell office:value-type="float" office:value="5" calcext:value-type="float">
            <text:p>5</text:p>
          </table:table-cell>
          <table:table-cell office:value-type="float" office:value="27.2296604061102" calcext:value-type="float">
            <text:p>27.2296604061102</text:p>
          </table:table-cell>
          <table:table-cell office:value-type="float" office:value="24.9986007862158" calcext:value-type="float">
            <text:p>24.9986007862158</text:p>
          </table:table-cell>
          <table:table-cell office:value-type="float" office:value="5" calcext:value-type="float">
            <text:p>5</text:p>
          </table:table-cell>
          <table:table-cell office:value-type="float" office:value="27.2296604061102" calcext:value-type="float">
            <text:p>27.2296604061102</text:p>
          </table:table-cell>
          <table:table-cell office:value-type="float" office:value="25.2041378929492" calcext:value-type="float">
            <text:p>25.2041378929492</text:p>
          </table:table-cell>
          <table:table-cell office:value-type="float" office:value="2.31994696978001" calcext:value-type="float">
            <text:p>2.3199469697800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4.0726905079254" calcext:value-type="float">
            <text:p>24.0726905079254</text:p>
          </table:table-cell>
          <table:table-cell office:value-type="float" office:value="23.9730075814176" calcext:value-type="float">
            <text:p>23.9730075814176</text:p>
          </table:table-cell>
          <table:table-cell office:value-type="float" office:value="5" calcext:value-type="float">
            <text:p>5</text:p>
          </table:table-cell>
          <table:table-cell office:value-type="float" office:value="24.0726905079254" calcext:value-type="float">
            <text:p>24.0726905079254</text:p>
          </table:table-cell>
          <table:table-cell office:value-type="float" office:value="24.0566083986979" calcext:value-type="float">
            <text:p>24.0566083986979</text:p>
          </table:table-cell>
          <table:table-cell office:value-type="float" office:value="5" calcext:value-type="float">
            <text:p>5</text:p>
          </table:table-cell>
          <table:table-cell office:value-type="float" office:value="24.0726905079254" calcext:value-type="float">
            <text:p>24.0726905079254</text:p>
          </table:table-cell>
          <table:table-cell office:value-type="float" office:value="24.7335580937525" calcext:value-type="float">
            <text:p>24.7335580937525</text:p>
          </table:table-cell>
          <table:table-cell office:value-type="float" office:value="5" calcext:value-type="float">
            <text:p>5</text:p>
          </table:table-cell>
          <table:table-cell office:value-type="float" office:value="24.0726905079254" calcext:value-type="float">
            <text:p>24.0726905079254</text:p>
          </table:table-cell>
          <table:table-cell office:value-type="float" office:value="24.2677916188711" calcext:value-type="float">
            <text:p>24.2677916188711</text:p>
          </table:table-cell>
          <table:table-cell office:value-type="float" office:value="-0.939038672515978" calcext:value-type="float">
            <text:p>-0.93903867251597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1.2205825463325" calcext:value-type="float">
            <text:p>21.2205825463325</text:p>
          </table:table-cell>
          <table:table-cell office:value-type="float" office:value="24.0267137259162" calcext:value-type="float">
            <text:p>24.0267137259162</text:p>
          </table:table-cell>
          <table:table-cell office:value-type="float" office:value="5" calcext:value-type="float">
            <text:p>5</text:p>
          </table:table-cell>
          <table:table-cell office:value-type="float" office:value="21.2205825463325" calcext:value-type="float">
            <text:p>21.2205825463325</text:p>
          </table:table-cell>
          <table:table-cell office:value-type="float" office:value="21.7879959542158" calcext:value-type="float">
            <text:p>21.7879959542158</text:p>
          </table:table-cell>
          <table:table-cell office:value-type="float" office:value="5" calcext:value-type="float">
            <text:p>5</text:p>
          </table:table-cell>
          <table:table-cell office:value-type="float" office:value="21.2205825463325" calcext:value-type="float">
            <text:p>21.2205825463325</text:p>
          </table:table-cell>
          <table:table-cell office:value-type="float" office:value="23.1868626818229" calcext:value-type="float">
            <text:p>23.1868626818229</text:p>
          </table:table-cell>
          <table:table-cell office:value-type="float" office:value="5" calcext:value-type="float">
            <text:p>5</text:p>
          </table:table-cell>
          <table:table-cell office:value-type="float" office:value="21.2205825463325" calcext:value-type="float">
            <text:p>21.2205825463325</text:p>
          </table:table-cell>
          <table:table-cell office:value-type="float" office:value="24.1480867519901" calcext:value-type="float">
            <text:p>24.1480867519901</text:p>
          </table:table-cell>
          <table:table-cell office:value-type="float" office:value="-3.68051448589367" calcext:value-type="float">
            <text:p>-3.6805144858936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6.8762493851699" calcext:value-type="float">
            <text:p>26.8762493851699</text:p>
          </table:table-cell>
          <table:table-cell office:value-type="float" office:value="24.343126357786" calcext:value-type="float">
            <text:p>24.343126357786</text:p>
          </table:table-cell>
          <table:table-cell office:value-type="float" office:value="5" calcext:value-type="float">
            <text:p>5</text:p>
          </table:table-cell>
          <table:table-cell office:value-type="float" office:value="26.8762493851699" calcext:value-type="float">
            <text:p>26.8762493851699</text:p>
          </table:table-cell>
          <table:table-cell office:value-type="float" office:value="24.4795945333161" calcext:value-type="float">
            <text:p>24.4795945333161</text:p>
          </table:table-cell>
          <table:table-cell office:value-type="float" office:value="5" calcext:value-type="float">
            <text:p>5</text:p>
          </table:table-cell>
          <table:table-cell office:value-type="float" office:value="26.8762493851699" calcext:value-type="float">
            <text:p>26.8762493851699</text:p>
          </table:table-cell>
          <table:table-cell office:value-type="float" office:value="23.9337910954145" calcext:value-type="float">
            <text:p>23.9337910954145</text:p>
          </table:table-cell>
          <table:table-cell office:value-type="float" office:value="5" calcext:value-type="float">
            <text:p>5</text:p>
          </table:table-cell>
          <table:table-cell office:value-type="float" office:value="26.8762493851699" calcext:value-type="float">
            <text:p>26.8762493851699</text:p>
          </table:table-cell>
          <table:table-cell office:value-type="float" office:value="24.3809360353023" calcext:value-type="float">
            <text:p>24.3809360353023</text:p>
          </table:table-cell>
          <table:table-cell office:value-type="float" office:value="1.71523980156288" calcext:value-type="float">
            <text:p>1.7152398015628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3.0189726133678" calcext:value-type="float">
            <text:p>23.0189726133678</text:p>
          </table:table-cell>
          <table:table-cell office:value-type="float" office:value="24.6765289404591" calcext:value-type="float">
            <text:p>24.6765289404591</text:p>
          </table:table-cell>
          <table:table-cell office:value-type="float" office:value="5" calcext:value-type="float">
            <text:p>5</text:p>
          </table:table-cell>
          <table:table-cell office:value-type="float" office:value="23.0189726133678" calcext:value-type="float">
            <text:p>23.0189726133678</text:p>
          </table:table-cell>
          <table:table-cell office:value-type="float" office:value="23.6317094034323" calcext:value-type="float">
            <text:p>23.6317094034323</text:p>
          </table:table-cell>
          <table:table-cell office:value-type="float" office:value="5" calcext:value-type="float">
            <text:p>5</text:p>
          </table:table-cell>
          <table:table-cell office:value-type="float" office:value="23.0189726133678" calcext:value-type="float">
            <text:p>23.0189726133678</text:p>
          </table:table-cell>
          <table:table-cell office:value-type="float" office:value="23.87918953286" calcext:value-type="float">
            <text:p>23.87918953286</text:p>
          </table:table-cell>
          <table:table-cell office:value-type="float" office:value="5" calcext:value-type="float">
            <text:p>5</text:p>
          </table:table-cell>
          <table:table-cell office:value-type="float" office:value="23.0189726133678" calcext:value-type="float">
            <text:p>23.0189726133678</text:p>
          </table:table-cell>
          <table:table-cell office:value-type="float" office:value="24.7607587220708" calcext:value-type="float">
            <text:p>24.7607587220708</text:p>
          </table:table-cell>
          <table:table-cell office:value-type="float" office:value="-1.90228151404267" calcext:value-type="float">
            <text:p>-1.9022815140426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1.6636093862941" calcext:value-type="float">
            <text:p>21.6636093862941</text:p>
          </table:table-cell>
          <table:table-cell office:value-type="float" office:value="23.8837434433709" calcext:value-type="float">
            <text:p>23.8837434433709</text:p>
          </table:table-cell>
          <table:table-cell office:value-type="float" office:value="5" calcext:value-type="float">
            <text:p>5</text:p>
          </table:table-cell>
          <table:table-cell office:value-type="float" office:value="21.6636093862941" calcext:value-type="float">
            <text:p>21.6636093862941</text:p>
          </table:table-cell>
          <table:table-cell office:value-type="float" office:value="23.6425603123425" calcext:value-type="float">
            <text:p>23.6425603123425</text:p>
          </table:table-cell>
          <table:table-cell office:value-type="float" office:value="5" calcext:value-type="float">
            <text:p>5</text:p>
          </table:table-cell>
          <table:table-cell office:value-type="float" office:value="21.6636093862941" calcext:value-type="float">
            <text:p>21.6636093862941</text:p>
          </table:table-cell>
          <table:table-cell office:value-type="float" office:value="24.3833692233798" calcext:value-type="float">
            <text:p>24.3833692233798</text:p>
          </table:table-cell>
          <table:table-cell office:value-type="float" office:value="5" calcext:value-type="float">
            <text:p>5</text:p>
          </table:table-cell>
          <table:table-cell office:value-type="float" office:value="21.6636093862941" calcext:value-type="float">
            <text:p>21.6636093862941</text:p>
          </table:table-cell>
          <table:table-cell office:value-type="float" office:value="24.1387709828261" calcext:value-type="float">
            <text:p>24.1387709828261</text:p>
          </table:table-cell>
          <table:table-cell office:value-type="float" office:value="-2.90810013962182" calcext:value-type="float">
            <text:p>-2.9081001396218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2.9034260055242" calcext:value-type="float">
            <text:p>22.9034260055242</text:p>
          </table:table-cell>
          <table:table-cell office:value-type="float" office:value="25.0627319332278" calcext:value-type="float">
            <text:p>25.0627319332278</text:p>
          </table:table-cell>
          <table:table-cell office:value-type="float" office:value="5" calcext:value-type="float">
            <text:p>5</text:p>
          </table:table-cell>
          <table:table-cell office:value-type="float" office:value="22.9034260055242" calcext:value-type="float">
            <text:p>22.9034260055242</text:p>
          </table:table-cell>
          <table:table-cell office:value-type="float" office:value="24.1677319678499" calcext:value-type="float">
            <text:p>24.1677319678499</text:p>
          </table:table-cell>
          <table:table-cell office:value-type="float" office:value="5" calcext:value-type="float">
            <text:p>5</text:p>
          </table:table-cell>
          <table:table-cell office:value-type="float" office:value="22.9034260055242" calcext:value-type="float">
            <text:p>22.9034260055242</text:p>
          </table:table-cell>
          <table:table-cell office:value-type="float" office:value="24.4248423504393" calcext:value-type="float">
            <text:p>24.4248423504393</text:p>
          </table:table-cell>
          <table:table-cell office:value-type="float" office:value="5" calcext:value-type="float">
            <text:p>5</text:p>
          </table:table-cell>
          <table:table-cell office:value-type="float" office:value="22.9034260055242" calcext:value-type="float">
            <text:p>22.9034260055242</text:p>
          </table:table-cell>
          <table:table-cell office:value-type="float" office:value="25.0685555628022" calcext:value-type="float">
            <text:p>25.0685555628022</text:p>
          </table:table-cell>
          <table:table-cell office:value-type="float" office:value="-2.02488529997749" calcext:value-type="float">
            <text:p>-2.0248852999774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5.3681369623049" calcext:value-type="float">
            <text:p>25.3681369623049</text:p>
          </table:table-cell>
          <table:table-cell office:value-type="float" office:value="25.6445567244191" calcext:value-type="float">
            <text:p>25.6445567244191</text:p>
          </table:table-cell>
          <table:table-cell office:value-type="float" office:value="5" calcext:value-type="float">
            <text:p>5</text:p>
          </table:table-cell>
          <table:table-cell office:value-type="float" office:value="25.3681369623049" calcext:value-type="float">
            <text:p>25.3681369623049</text:p>
          </table:table-cell>
          <table:table-cell office:value-type="float" office:value="25.5561463376568" calcext:value-type="float">
            <text:p>25.5561463376568</text:p>
          </table:table-cell>
          <table:table-cell office:value-type="float" office:value="5" calcext:value-type="float">
            <text:p>5</text:p>
          </table:table-cell>
          <table:table-cell office:value-type="float" office:value="25.3681369623049" calcext:value-type="float">
            <text:p>25.3681369623049</text:p>
          </table:table-cell>
          <table:table-cell office:value-type="float" office:value="23.9648579455446" calcext:value-type="float">
            <text:p>23.9648579455446</text:p>
          </table:table-cell>
          <table:table-cell office:value-type="float" office:value="5" calcext:value-type="float">
            <text:p>5</text:p>
          </table:table-cell>
          <table:table-cell office:value-type="float" office:value="25.3681369623049" calcext:value-type="float">
            <text:p>25.3681369623049</text:p>
          </table:table-cell>
          <table:table-cell office:value-type="float" office:value="25.2940613932944" calcext:value-type="float">
            <text:p>25.2940613932944</text:p>
          </table:table-cell>
          <table:table-cell office:value-type="float" office:value="0.247404769061818" calcext:value-type="float">
            <text:p>0.24740476906181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2.6309653072711" calcext:value-type="float">
            <text:p>22.6309653072711</text:p>
          </table:table-cell>
          <table:table-cell office:value-type="float" office:value="25.0237350297187" calcext:value-type="float">
            <text:p>25.0237350297187</text:p>
          </table:table-cell>
          <table:table-cell office:value-type="float" office:value="5" calcext:value-type="float">
            <text:p>5</text:p>
          </table:table-cell>
          <table:table-cell office:value-type="float" office:value="22.6309653072711" calcext:value-type="float">
            <text:p>22.6309653072711</text:p>
          </table:table-cell>
          <table:table-cell office:value-type="float" office:value="23.9057247343592" calcext:value-type="float">
            <text:p>23.9057247343592</text:p>
          </table:table-cell>
          <table:table-cell office:value-type="float" office:value="5" calcext:value-type="float">
            <text:p>5</text:p>
          </table:table-cell>
          <table:table-cell office:value-type="float" office:value="22.6309653072711" calcext:value-type="float">
            <text:p>22.6309653072711</text:p>
          </table:table-cell>
          <table:table-cell office:value-type="float" office:value="24.256845289012" calcext:value-type="float">
            <text:p>24.256845289012</text:p>
          </table:table-cell>
          <table:table-cell office:value-type="float" office:value="5" calcext:value-type="float">
            <text:p>5</text:p>
          </table:table-cell>
          <table:table-cell office:value-type="float" office:value="22.6309653072711" calcext:value-type="float">
            <text:p>22.6309653072711</text:p>
          </table:table-cell>
          <table:table-cell office:value-type="float" office:value="24.8068586900047" calcext:value-type="float">
            <text:p>24.8068586900047</text:p>
          </table:table-cell>
          <table:table-cell office:value-type="float" office:value="-2.51657524043978" calcext:value-type="float">
            <text:p>-2.5165752404397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.3124132727403" calcext:value-type="float">
            <text:p>27.3124132727403</text:p>
          </table:table-cell>
          <table:table-cell office:value-type="float" office:value="25.4724813707399" calcext:value-type="float">
            <text:p>25.4724813707399</text:p>
          </table:table-cell>
          <table:table-cell office:value-type="float" office:value="5" calcext:value-type="float">
            <text:p>5</text:p>
          </table:table-cell>
          <table:table-cell office:value-type="float" office:value="27.3124132727403" calcext:value-type="float">
            <text:p>27.3124132727403</text:p>
          </table:table-cell>
          <table:table-cell office:value-type="float" office:value="26.0568848720499" calcext:value-type="float">
            <text:p>26.0568848720499</text:p>
          </table:table-cell>
          <table:table-cell office:value-type="float" office:value="5" calcext:value-type="float">
            <text:p>5</text:p>
          </table:table-cell>
          <table:table-cell office:value-type="float" office:value="27.3124132727403" calcext:value-type="float">
            <text:p>27.3124132727403</text:p>
          </table:table-cell>
          <table:table-cell office:value-type="float" office:value="24.7910304173456" calcext:value-type="float">
            <text:p>24.7910304173456</text:p>
          </table:table-cell>
          <table:table-cell office:value-type="float" office:value="5" calcext:value-type="float">
            <text:p>5</text:p>
          </table:table-cell>
          <table:table-cell office:value-type="float" office:value="27.3124132727403" calcext:value-type="float">
            <text:p>27.3124132727403</text:p>
          </table:table-cell>
          <table:table-cell office:value-type="float" office:value="25.3267462310524" calcext:value-type="float">
            <text:p>25.3267462310524</text:p>
          </table:table-cell>
          <table:table-cell office:value-type="float" office:value="2.30312797733057" calcext:value-type="float">
            <text:p>2.3031279773305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5.0101910669904" calcext:value-type="float">
            <text:p>25.0101910669904</text:p>
          </table:table-cell>
          <table:table-cell office:value-type="float" office:value="24.5514843146438" calcext:value-type="float">
            <text:p>24.5514843146438</text:p>
          </table:table-cell>
          <table:table-cell office:value-type="float" office:value="5" calcext:value-type="float">
            <text:p>5</text:p>
          </table:table-cell>
          <table:table-cell office:value-type="float" office:value="25.0101910669904" calcext:value-type="float">
            <text:p>25.0101910669904</text:p>
          </table:table-cell>
          <table:table-cell office:value-type="float" office:value="24.3288225242811" calcext:value-type="float">
            <text:p>24.3288225242811</text:p>
          </table:table-cell>
          <table:table-cell office:value-type="float" office:value="5" calcext:value-type="float">
            <text:p>5</text:p>
          </table:table-cell>
          <table:table-cell office:value-type="float" office:value="25.0101910669904" calcext:value-type="float">
            <text:p>25.0101910669904</text:p>
          </table:table-cell>
          <table:table-cell office:value-type="float" office:value="23.8183648338002" calcext:value-type="float">
            <text:p>23.8183648338002</text:p>
          </table:table-cell>
          <table:table-cell office:value-type="float" office:value="5" calcext:value-type="float">
            <text:p>5</text:p>
          </table:table-cell>
          <table:table-cell office:value-type="float" office:value="25.0101910669904" calcext:value-type="float">
            <text:p>25.0101910669904</text:p>
          </table:table-cell>
          <table:table-cell office:value-type="float" office:value="24.5805730561052" calcext:value-type="float">
            <text:p>24.5805730561052</text:p>
          </table:table-cell>
          <table:table-cell office:value-type="float" office:value="0.14697852058951" calcext:value-type="float">
            <text:p>0.1469785205895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5.8456394898392" calcext:value-type="float">
            <text:p>25.8456394898392</text:p>
          </table:table-cell>
          <table:table-cell office:value-type="float" office:value="23.8299223330178" calcext:value-type="float">
            <text:p>23.8299223330178</text:p>
          </table:table-cell>
          <table:table-cell office:value-type="float" office:value="5" calcext:value-type="float">
            <text:p>5</text:p>
          </table:table-cell>
          <table:table-cell office:value-type="float" office:value="25.8456394898392" calcext:value-type="float">
            <text:p>25.8456394898392</text:p>
          </table:table-cell>
          <table:table-cell office:value-type="float" office:value="23.8747173081495" calcext:value-type="float">
            <text:p>23.8747173081495</text:p>
          </table:table-cell>
          <table:table-cell office:value-type="float" office:value="5" calcext:value-type="float">
            <text:p>5</text:p>
          </table:table-cell>
          <table:table-cell office:value-type="float" office:value="25.8456394898392" calcext:value-type="float">
            <text:p>25.8456394898392</text:p>
          </table:table-cell>
          <table:table-cell office:value-type="float" office:value="24.1253782654036" calcext:value-type="float">
            <text:p>24.1253782654036</text:p>
          </table:table-cell>
          <table:table-cell office:value-type="float" office:value="5" calcext:value-type="float">
            <text:p>5</text:p>
          </table:table-cell>
          <table:table-cell office:value-type="float" office:value="25.8456394898392" calcext:value-type="float">
            <text:p>25.8456394898392</text:p>
          </table:table-cell>
          <table:table-cell office:value-type="float" office:value="23.9361538140815" calcext:value-type="float">
            <text:p>23.9361538140815</text:p>
          </table:table-cell>
          <table:table-cell office:value-type="float" office:value="0.850707048396236" calcext:value-type="float">
            <text:p>0.85070704839623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8.382228749022" calcext:value-type="float">
            <text:p>28.382228749022</text:p>
          </table:table-cell>
          <table:table-cell office:value-type="float" office:value="24.7148099237796" calcext:value-type="float">
            <text:p>24.7148099237796</text:p>
          </table:table-cell>
          <table:table-cell office:value-type="float" office:value="5" calcext:value-type="float">
            <text:p>5</text:p>
          </table:table-cell>
          <table:table-cell office:value-type="float" office:value="28.382228749022" calcext:value-type="float">
            <text:p>28.382228749022</text:p>
          </table:table-cell>
          <table:table-cell office:value-type="float" office:value="25.3591509612514" calcext:value-type="float">
            <text:p>25.3591509612514</text:p>
          </table:table-cell>
          <table:table-cell office:value-type="float" office:value="5" calcext:value-type="float">
            <text:p>5</text:p>
          </table:table-cell>
          <table:table-cell office:value-type="float" office:value="28.382228749022" calcext:value-type="float">
            <text:p>28.382228749022</text:p>
          </table:table-cell>
          <table:table-cell office:value-type="float" office:value="24.1194915888007" calcext:value-type="float">
            <text:p>24.1194915888007</text:p>
          </table:table-cell>
          <table:table-cell office:value-type="float" office:value="5" calcext:value-type="float">
            <text:p>5</text:p>
          </table:table-cell>
          <table:table-cell office:value-type="float" office:value="28.382228749022" calcext:value-type="float">
            <text:p>28.382228749022</text:p>
          </table:table-cell>
          <table:table-cell office:value-type="float" office:value="24.5574614531287" calcext:value-type="float">
            <text:p>24.5574614531287</text:p>
          </table:table-cell>
          <table:table-cell office:value-type="float" office:value="3.13148807764419" calcext:value-type="float">
            <text:p>3.1314880776441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6.9995603648477" calcext:value-type="float">
            <text:p>26.9995603648477</text:p>
          </table:table-cell>
          <table:table-cell office:value-type="float" office:value="23.2963097757875" calcext:value-type="float">
            <text:p>23.2963097757875</text:p>
          </table:table-cell>
          <table:table-cell office:value-type="float" office:value="5" calcext:value-type="float">
            <text:p>5</text:p>
          </table:table-cell>
          <table:table-cell office:value-type="float" office:value="26.9995603648477" calcext:value-type="float">
            <text:p>26.9995603648477</text:p>
          </table:table-cell>
          <table:table-cell office:value-type="float" office:value="25.3005692215449" calcext:value-type="float">
            <text:p>25.3005692215449</text:p>
          </table:table-cell>
          <table:table-cell office:value-type="float" office:value="5" calcext:value-type="float">
            <text:p>5</text:p>
          </table:table-cell>
          <table:table-cell office:value-type="float" office:value="26.9995603648477" calcext:value-type="float">
            <text:p>26.9995603648477</text:p>
          </table:table-cell>
          <table:table-cell office:value-type="float" office:value="25.1522050729001" calcext:value-type="float">
            <text:p>25.1522050729001</text:p>
          </table:table-cell>
          <table:table-cell office:value-type="float" office:value="5" calcext:value-type="float">
            <text:p>5</text:p>
          </table:table-cell>
          <table:table-cell office:value-type="float" office:value="26.9995603648477" calcext:value-type="float">
            <text:p>26.9995603648477</text:p>
          </table:table-cell>
          <table:table-cell office:value-type="float" office:value="23.7405520482229" calcext:value-type="float">
            <text:p>23.7405520482229</text:p>
          </table:table-cell>
          <table:table-cell office:value-type="float" office:value="2.11988101072986" calcext:value-type="float">
            <text:p>2.1198810107298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6.2337939357797" calcext:value-type="float">
            <text:p>16.2337939357797</text:p>
          </table:table-cell>
          <table:table-cell office:value-type="float" office:value="24.9946665143443" calcext:value-type="float">
            <text:p>24.9946665143443</text:p>
          </table:table-cell>
          <table:table-cell office:value-type="float" office:value="5" calcext:value-type="float">
            <text:p>5</text:p>
          </table:table-cell>
          <table:table-cell office:value-type="float" office:value="16.2337939357797" calcext:value-type="float">
            <text:p>16.2337939357797</text:p>
          </table:table-cell>
          <table:table-cell office:value-type="float" office:value="21.7454818765837" calcext:value-type="float">
            <text:p>21.7454818765837</text:p>
          </table:table-cell>
          <table:table-cell office:value-type="float" office:value="5" calcext:value-type="float">
            <text:p>5</text:p>
          </table:table-cell>
          <table:table-cell office:value-type="float" office:value="16.2337939357797" calcext:value-type="float">
            <text:p>16.2337939357797</text:p>
          </table:table-cell>
          <table:table-cell office:value-type="float" office:value="23.4610389160416" calcext:value-type="float">
            <text:p>23.4610389160416</text:p>
          </table:table-cell>
          <table:table-cell office:value-type="float" office:value="5" calcext:value-type="float">
            <text:p>5</text:p>
          </table:table-cell>
          <table:table-cell office:value-type="float" office:value="16.2337939357797" calcext:value-type="float">
            <text:p>16.2337939357797</text:p>
          </table:table-cell>
          <table:table-cell office:value-type="float" office:value="24.6841147306892" calcext:value-type="float">
            <text:p>24.6841147306892</text:p>
          </table:table-cell>
          <table:table-cell office:value-type="float" office:value="-8.43707132160005" calcext:value-type="float">
            <text:p>-8.4370713216000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4.5172437849698" calcext:value-type="float">
            <text:p>24.5172437849698</text:p>
          </table:table-cell>
          <table:table-cell office:value-type="float" office:value="24.4877732742119" calcext:value-type="float">
            <text:p>24.4877732742119</text:p>
          </table:table-cell>
          <table:table-cell office:value-type="float" office:value="5" calcext:value-type="float">
            <text:p>5</text:p>
          </table:table-cell>
          <table:table-cell office:value-type="float" office:value="24.5172437849698" calcext:value-type="float">
            <text:p>24.5172437849698</text:p>
          </table:table-cell>
          <table:table-cell office:value-type="float" office:value="25.0271202940975" calcext:value-type="float">
            <text:p>25.0271202940975</text:p>
          </table:table-cell>
          <table:table-cell office:value-type="float" office:value="5" calcext:value-type="float">
            <text:p>5</text:p>
          </table:table-cell>
          <table:table-cell office:value-type="float" office:value="24.5172437849698" calcext:value-type="float">
            <text:p>24.5172437849698</text:p>
          </table:table-cell>
          <table:table-cell office:value-type="float" office:value="25.1349171000901" calcext:value-type="float">
            <text:p>25.1349171000901</text:p>
          </table:table-cell>
          <table:table-cell office:value-type="float" office:value="5" calcext:value-type="float">
            <text:p>5</text:p>
          </table:table-cell>
          <table:table-cell office:value-type="float" office:value="24.5172437849698" calcext:value-type="float">
            <text:p>24.5172437849698</text:p>
          </table:table-cell>
          <table:table-cell office:value-type="float" office:value="24.6458849722706" calcext:value-type="float">
            <text:p>24.6458849722706</text:p>
          </table:table-cell>
          <table:table-cell office:value-type="float" office:value="-0.460047472849523" calcext:value-type="float">
            <text:p>-0.46004747284952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9.7370455226068" calcext:value-type="float">
            <text:p>19.7370455226068</text:p>
          </table:table-cell>
          <table:table-cell office:value-type="float" office:value="24.1869830516253" calcext:value-type="float">
            <text:p>24.1869830516253</text:p>
          </table:table-cell>
          <table:table-cell office:value-type="float" office:value="5" calcext:value-type="float">
            <text:p>5</text:p>
          </table:table-cell>
          <table:table-cell office:value-type="float" office:value="19.7370455226068" calcext:value-type="float">
            <text:p>19.7370455226068</text:p>
          </table:table-cell>
          <table:table-cell office:value-type="float" office:value="21.9028124965076" calcext:value-type="float">
            <text:p>21.9028124965076</text:p>
          </table:table-cell>
          <table:table-cell office:value-type="float" office:value="5" calcext:value-type="float">
            <text:p>5</text:p>
          </table:table-cell>
          <table:table-cell office:value-type="float" office:value="19.7370455226068" calcext:value-type="float">
            <text:p>19.7370455226068</text:p>
          </table:table-cell>
          <table:table-cell office:value-type="float" office:value="23.0837107727332" calcext:value-type="float">
            <text:p>23.0837107727332</text:p>
          </table:table-cell>
          <table:table-cell office:value-type="float" office:value="5" calcext:value-type="float">
            <text:p>5</text:p>
          </table:table-cell>
          <table:table-cell office:value-type="float" office:value="19.7370455226068" calcext:value-type="float">
            <text:p>19.7370455226068</text:p>
          </table:table-cell>
          <table:table-cell office:value-type="float" office:value="24.2822762184449" calcext:value-type="float">
            <text:p>24.2822762184449</text:p>
          </table:table-cell>
          <table:table-cell office:value-type="float" office:value="-5.29547409026733" calcext:value-type="float">
            <text:p>-5.2954740902673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2.2830403101443" calcext:value-type="float">
            <text:p>22.2830403101443</text:p>
          </table:table-cell>
          <table:table-cell office:value-type="float" office:value="24.6408461308506" calcext:value-type="float">
            <text:p>24.6408461308506</text:p>
          </table:table-cell>
          <table:table-cell office:value-type="float" office:value="5" calcext:value-type="float">
            <text:p>5</text:p>
          </table:table-cell>
          <table:table-cell office:value-type="float" office:value="22.2830403101443" calcext:value-type="float">
            <text:p>22.2830403101443</text:p>
          </table:table-cell>
          <table:table-cell office:value-type="float" office:value="25.309610195871" calcext:value-type="float">
            <text:p>25.309610195871</text:p>
          </table:table-cell>
          <table:table-cell office:value-type="float" office:value="5" calcext:value-type="float">
            <text:p>5</text:p>
          </table:table-cell>
          <table:table-cell office:value-type="float" office:value="22.2830403101443" calcext:value-type="float">
            <text:p>22.2830403101443</text:p>
          </table:table-cell>
          <table:table-cell office:value-type="float" office:value="25.5511344632439" calcext:value-type="float">
            <text:p>25.5511344632439</text:p>
          </table:table-cell>
          <table:table-cell office:value-type="float" office:value="5" calcext:value-type="float">
            <text:p>5</text:p>
          </table:table-cell>
          <table:table-cell office:value-type="float" office:value="22.2830403101443" calcext:value-type="float">
            <text:p>22.2830403101443</text:p>
          </table:table-cell>
          <table:table-cell office:value-type="float" office:value="24.7068770113871" calcext:value-type="float">
            <text:p>24.7068770113871</text:p>
          </table:table-cell>
          <table:table-cell office:value-type="float" office:value="-3.01752874140561" calcext:value-type="float">
            <text:p>-3.0175287414056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1.7137035365153" calcext:value-type="float">
            <text:p>21.7137035365153</text:p>
          </table:table-cell>
          <table:table-cell office:value-type="float" office:value="24.717802329839" calcext:value-type="float">
            <text:p>24.717802329839</text:p>
          </table:table-cell>
          <table:table-cell office:value-type="float" office:value="5" calcext:value-type="float">
            <text:p>5</text:p>
          </table:table-cell>
          <table:table-cell office:value-type="float" office:value="21.7137035365153" calcext:value-type="float">
            <text:p>21.7137035365153</text:p>
          </table:table-cell>
          <table:table-cell office:value-type="float" office:value="22.4495165074934" calcext:value-type="float">
            <text:p>22.4495165074934</text:p>
          </table:table-cell>
          <table:table-cell office:value-type="float" office:value="5" calcext:value-type="float">
            <text:p>5</text:p>
          </table:table-cell>
          <table:table-cell office:value-type="float" office:value="21.7137035365153" calcext:value-type="float">
            <text:p>21.7137035365153</text:p>
          </table:table-cell>
          <table:table-cell office:value-type="float" office:value="23.8779470328682" calcext:value-type="float">
            <text:p>23.8779470328682</text:p>
          </table:table-cell>
          <table:table-cell office:value-type="float" office:value="5" calcext:value-type="float">
            <text:p>5</text:p>
          </table:table-cell>
          <table:table-cell office:value-type="float" office:value="21.7137035365153" calcext:value-type="float">
            <text:p>21.7137035365153</text:p>
          </table:table-cell>
          <table:table-cell office:value-type="float" office:value="24.4177757156312" calcext:value-type="float">
            <text:p>24.4177757156312</text:p>
          </table:table-cell>
          <table:table-cell office:value-type="float" office:value="-3.2592344873976" calcext:value-type="float">
            <text:p>-3.259234487397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2.5945337408064" calcext:value-type="float">
            <text:p>22.5945337408064</text:p>
          </table:table-cell>
          <table:table-cell office:value-type="float" office:value="24.5497037802734" calcext:value-type="float">
            <text:p>24.5497037802734</text:p>
          </table:table-cell>
          <table:table-cell office:value-type="float" office:value="5" calcext:value-type="float">
            <text:p>5</text:p>
          </table:table-cell>
          <table:table-cell office:value-type="float" office:value="22.5945337408064" calcext:value-type="float">
            <text:p>22.5945337408064</text:p>
          </table:table-cell>
          <table:table-cell office:value-type="float" office:value="25.2371694174591" calcext:value-type="float">
            <text:p>25.2371694174591</text:p>
          </table:table-cell>
          <table:table-cell office:value-type="float" office:value="5" calcext:value-type="float">
            <text:p>5</text:p>
          </table:table-cell>
          <table:table-cell office:value-type="float" office:value="22.5945337408064" calcext:value-type="float">
            <text:p>22.5945337408064</text:p>
          </table:table-cell>
          <table:table-cell office:value-type="float" office:value="25.0522104553276" calcext:value-type="float">
            <text:p>25.0522104553276</text:p>
          </table:table-cell>
          <table:table-cell office:value-type="float" office:value="5" calcext:value-type="float">
            <text:p>5</text:p>
          </table:table-cell>
          <table:table-cell office:value-type="float" office:value="22.5945337408064" calcext:value-type="float">
            <text:p>22.5945337408064</text:p>
          </table:table-cell>
          <table:table-cell office:value-type="float" office:value="24.5567979683712" calcext:value-type="float">
            <text:p>24.5567979683712</text:p>
          </table:table-cell>
          <table:table-cell office:value-type="float" office:value="-2.09341048298504" calcext:value-type="float">
            <text:p>-2.0934104829850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6.2822822265326" calcext:value-type="float">
            <text:p>26.2822822265326</text:p>
          </table:table-cell>
          <table:table-cell office:value-type="float" office:value="24.3729374695069" calcext:value-type="float">
            <text:p>24.3729374695069</text:p>
          </table:table-cell>
          <table:table-cell office:value-type="float" office:value="5" calcext:value-type="float">
            <text:p>5</text:p>
          </table:table-cell>
          <table:table-cell office:value-type="float" office:value="26.2822822265326" calcext:value-type="float">
            <text:p>26.2822822265326</text:p>
          </table:table-cell>
          <table:table-cell office:value-type="float" office:value="26.7966687085737" calcext:value-type="float">
            <text:p>26.7966687085737</text:p>
          </table:table-cell>
          <table:table-cell office:value-type="float" office:value="5" calcext:value-type="float">
            <text:p>5</text:p>
          </table:table-cell>
          <table:table-cell office:value-type="float" office:value="26.2822822265326" calcext:value-type="float">
            <text:p>26.2822822265326</text:p>
          </table:table-cell>
          <table:table-cell office:value-type="float" office:value="25.9401943620179" calcext:value-type="float">
            <text:p>25.9401943620179</text:p>
          </table:table-cell>
          <table:table-cell office:value-type="float" office:value="5" calcext:value-type="float">
            <text:p>5</text:p>
          </table:table-cell>
          <table:table-cell office:value-type="float" office:value="26.2822822265326" calcext:value-type="float">
            <text:p>26.2822822265326</text:p>
          </table:table-cell>
          <table:table-cell office:value-type="float" office:value="24.398828755676" calcext:value-type="float">
            <text:p>24.398828755676</text:p>
          </table:table-cell>
          <table:table-cell office:value-type="float" office:value="1.61127914032282" calcext:value-type="float">
            <text:p>1.6112791403228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.3081356441993" calcext:value-type="float">
            <text:p>27.3081356441993</text:p>
          </table:table-cell>
          <table:table-cell office:value-type="float" office:value="24.3291724928006" calcext:value-type="float">
            <text:p>24.3291724928006</text:p>
          </table:table-cell>
          <table:table-cell office:value-type="float" office:value="5" calcext:value-type="float">
            <text:p>5</text:p>
          </table:table-cell>
          <table:table-cell office:value-type="float" office:value="27.3081356441993" calcext:value-type="float">
            <text:p>27.3081356441993</text:p>
          </table:table-cell>
          <table:table-cell office:value-type="float" office:value="26.0335188313253" calcext:value-type="float">
            <text:p>26.0335188313253</text:p>
          </table:table-cell>
          <table:table-cell office:value-type="float" office:value="5" calcext:value-type="float">
            <text:p>5</text:p>
          </table:table-cell>
          <table:table-cell office:value-type="float" office:value="27.3081356441993" calcext:value-type="float">
            <text:p>27.3081356441993</text:p>
          </table:table-cell>
          <table:table-cell office:value-type="float" office:value="25.9054233992169" calcext:value-type="float">
            <text:p>25.9054233992169</text:p>
          </table:table-cell>
          <table:table-cell office:value-type="float" office:value="5" calcext:value-type="float">
            <text:p>5</text:p>
          </table:table-cell>
          <table:table-cell office:value-type="float" office:value="27.3081356441993" calcext:value-type="float">
            <text:p>27.3081356441993</text:p>
          </table:table-cell>
          <table:table-cell office:value-type="float" office:value="24.2758448920426" calcext:value-type="float">
            <text:p>24.2758448920426</text:p>
          </table:table-cell>
          <table:table-cell office:value-type="float" office:value="2.40299601505534" calcext:value-type="float">
            <text:p>2.4029960150553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8.9899748809354" calcext:value-type="float">
            <text:p>28.9899748809354</text:p>
          </table:table-cell>
          <table:table-cell office:value-type="float" office:value="24.5939912574943" calcext:value-type="float">
            <text:p>24.5939912574943</text:p>
          </table:table-cell>
          <table:table-cell office:value-type="float" office:value="5" calcext:value-type="float">
            <text:p>5</text:p>
          </table:table-cell>
          <table:table-cell office:value-type="float" office:value="28.9899748809354" calcext:value-type="float">
            <text:p>28.9899748809354</text:p>
          </table:table-cell>
          <table:table-cell office:value-type="float" office:value="26.2095606039317" calcext:value-type="float">
            <text:p>26.2095606039317</text:p>
          </table:table-cell>
          <table:table-cell office:value-type="float" office:value="5" calcext:value-type="float">
            <text:p>5</text:p>
          </table:table-cell>
          <table:table-cell office:value-type="float" office:value="28.9899748809354" calcext:value-type="float">
            <text:p>28.9899748809354</text:p>
          </table:table-cell>
          <table:table-cell office:value-type="float" office:value="25.5632400324231" calcext:value-type="float">
            <text:p>25.5632400324231</text:p>
          </table:table-cell>
          <table:table-cell office:value-type="float" office:value="5" calcext:value-type="float">
            <text:p>5</text:p>
          </table:table-cell>
          <table:table-cell office:value-type="float" office:value="28.9899748809354" calcext:value-type="float">
            <text:p>28.9899748809354</text:p>
          </table:table-cell>
          <table:table-cell office:value-type="float" office:value="24.7727012568105" calcext:value-type="float">
            <text:p>24.7727012568105</text:p>
          </table:table-cell>
          <table:table-cell office:value-type="float" office:value="3.46674370978687" calcext:value-type="float">
            <text:p>3.4667437097868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9.3810221788675" calcext:value-type="float">
            <text:p>29.3810221788675</text:p>
          </table:table-cell>
          <table:table-cell office:value-type="float" office:value="26.1828083308567" calcext:value-type="float">
            <text:p>26.1828083308567</text:p>
          </table:table-cell>
          <table:table-cell office:value-type="float" office:value="5" calcext:value-type="float">
            <text:p>5</text:p>
          </table:table-cell>
          <table:table-cell office:value-type="float" office:value="29.3810221788675" calcext:value-type="float">
            <text:p>29.3810221788675</text:p>
          </table:table-cell>
          <table:table-cell office:value-type="float" office:value="25.614478156252" calcext:value-type="float">
            <text:p>25.614478156252</text:p>
          </table:table-cell>
          <table:table-cell office:value-type="float" office:value="5" calcext:value-type="float">
            <text:p>5</text:p>
          </table:table-cell>
          <table:table-cell office:value-type="float" office:value="29.3810221788675" calcext:value-type="float">
            <text:p>29.3810221788675</text:p>
          </table:table-cell>
          <table:table-cell office:value-type="float" office:value="23.617506176726" calcext:value-type="float">
            <text:p>23.617506176726</text:p>
          </table:table-cell>
          <table:table-cell office:value-type="float" office:value="5" calcext:value-type="float">
            <text:p>5</text:p>
          </table:table-cell>
          <table:table-cell office:value-type="float" office:value="29.3810221788675" calcext:value-type="float">
            <text:p>29.3810221788675</text:p>
          </table:table-cell>
          <table:table-cell office:value-type="float" office:value="25.6944687998706" calcext:value-type="float">
            <text:p>25.6944687998706</text:p>
          </table:table-cell>
          <table:table-cell office:value-type="float" office:value="4.20805744884263" calcext:value-type="float">
            <text:p>4.2080574488426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1.1637848459929" calcext:value-type="float">
            <text:p>21.1637848459929</text:p>
          </table:table-cell>
          <table:table-cell office:value-type="float" office:value="23.41601329519" calcext:value-type="float">
            <text:p>23.41601329519</text:p>
          </table:table-cell>
          <table:table-cell office:value-type="float" office:value="5" calcext:value-type="float">
            <text:p>5</text:p>
          </table:table-cell>
          <table:table-cell office:value-type="float" office:value="21.1637848459929" calcext:value-type="float">
            <text:p>21.1637848459929</text:p>
          </table:table-cell>
          <table:table-cell office:value-type="float" office:value="21.2533908662628" calcext:value-type="float">
            <text:p>21.2533908662628</text:p>
          </table:table-cell>
          <table:table-cell office:value-type="float" office:value="5" calcext:value-type="float">
            <text:p>5</text:p>
          </table:table-cell>
          <table:table-cell office:value-type="float" office:value="21.1637848459929" calcext:value-type="float">
            <text:p>21.1637848459929</text:p>
          </table:table-cell>
          <table:table-cell office:value-type="float" office:value="23.3509911096961" calcext:value-type="float">
            <text:p>23.3509911096961</text:p>
          </table:table-cell>
          <table:table-cell office:value-type="float" office:value="5" calcext:value-type="float">
            <text:p>5</text:p>
          </table:table-cell>
          <table:table-cell office:value-type="float" office:value="21.1637848459929" calcext:value-type="float">
            <text:p>21.1637848459929</text:p>
          </table:table-cell>
          <table:table-cell office:value-type="float" office:value="23.6066309758636" calcext:value-type="float">
            <text:p>23.6066309758636</text:p>
          </table:table-cell>
          <table:table-cell office:value-type="float" office:value="-3.67650430127222" calcext:value-type="float">
            <text:p>-3.6765043012722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3.6682750619469" calcext:value-type="float">
            <text:p>23.6682750619469</text:p>
          </table:table-cell>
          <table:table-cell office:value-type="float" office:value="24.7060571581647" calcext:value-type="float">
            <text:p>24.7060571581647</text:p>
          </table:table-cell>
          <table:table-cell office:value-type="float" office:value="5" calcext:value-type="float">
            <text:p>5</text:p>
          </table:table-cell>
          <table:table-cell office:value-type="float" office:value="23.6682750619469" calcext:value-type="float">
            <text:p>23.6682750619469</text:p>
          </table:table-cell>
          <table:table-cell office:value-type="float" office:value="23.0506358640835" calcext:value-type="float">
            <text:p>23.0506358640835</text:p>
          </table:table-cell>
          <table:table-cell office:value-type="float" office:value="5" calcext:value-type="float">
            <text:p>5</text:p>
          </table:table-cell>
          <table:table-cell office:value-type="float" office:value="23.6682750619469" calcext:value-type="float">
            <text:p>23.6682750619469</text:p>
          </table:table-cell>
          <table:table-cell office:value-type="float" office:value="23.1390936000013" calcext:value-type="float">
            <text:p>23.1390936000013</text:p>
          </table:table-cell>
          <table:table-cell office:value-type="float" office:value="5" calcext:value-type="float">
            <text:p>5</text:p>
          </table:table-cell>
          <table:table-cell office:value-type="float" office:value="23.6682750619469" calcext:value-type="float">
            <text:p>23.6682750619469</text:p>
          </table:table-cell>
          <table:table-cell office:value-type="float" office:value="24.9254335149434" calcext:value-type="float">
            <text:p>24.9254335149434</text:p>
          </table:table-cell>
          <table:table-cell office:value-type="float" office:value="-1.41018067883134" calcext:value-type="float">
            <text:p>-1.4101806788313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.3005686911404" calcext:value-type="float">
            <text:p>27.3005686911404</text:p>
          </table:table-cell>
          <table:table-cell office:value-type="float" office:value="26.0106744217082" calcext:value-type="float">
            <text:p>26.0106744217082</text:p>
          </table:table-cell>
          <table:table-cell office:value-type="float" office:value="5" calcext:value-type="float">
            <text:p>5</text:p>
          </table:table-cell>
          <table:table-cell office:value-type="float" office:value="27.3005686911404" calcext:value-type="float">
            <text:p>27.3005686911404</text:p>
          </table:table-cell>
          <table:table-cell office:value-type="float" office:value="26.2595826908286" calcext:value-type="float">
            <text:p>26.2595826908286</text:p>
          </table:table-cell>
          <table:table-cell office:value-type="float" office:value="5" calcext:value-type="float">
            <text:p>5</text:p>
          </table:table-cell>
          <table:table-cell office:value-type="float" office:value="27.3005686911404" calcext:value-type="float">
            <text:p>27.3005686911404</text:p>
          </table:table-cell>
          <table:table-cell office:value-type="float" office:value="25.2198361489547" calcext:value-type="float">
            <text:p>25.2198361489547</text:p>
          </table:table-cell>
          <table:table-cell office:value-type="float" office:value="5" calcext:value-type="float">
            <text:p>5</text:p>
          </table:table-cell>
          <table:table-cell office:value-type="float" office:value="27.3005686911404" calcext:value-type="float">
            <text:p>27.3005686911404</text:p>
          </table:table-cell>
          <table:table-cell office:value-type="float" office:value="25.4679558185395" calcext:value-type="float">
            <text:p>25.4679558185395</text:p>
          </table:table-cell>
          <table:table-cell office:value-type="float" office:value="1.99480442349402" calcext:value-type="float">
            <text:p>1.9948044234940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4.3099322597949" calcext:value-type="float">
            <text:p>24.3099322597949</text:p>
          </table:table-cell>
          <table:table-cell office:value-type="float" office:value="23.4495530138985" calcext:value-type="float">
            <text:p>23.4495530138985</text:p>
          </table:table-cell>
          <table:table-cell office:value-type="float" office:value="5" calcext:value-type="float">
            <text:p>5</text:p>
          </table:table-cell>
          <table:table-cell office:value-type="float" office:value="24.3099322597949" calcext:value-type="float">
            <text:p>24.3099322597949</text:p>
          </table:table-cell>
          <table:table-cell office:value-type="float" office:value="22.6560801696087" calcext:value-type="float">
            <text:p>22.6560801696087</text:p>
          </table:table-cell>
          <table:table-cell office:value-type="float" office:value="5" calcext:value-type="float">
            <text:p>5</text:p>
          </table:table-cell>
          <table:table-cell office:value-type="float" office:value="24.3099322597949" calcext:value-type="float">
            <text:p>24.3099322597949</text:p>
          </table:table-cell>
          <table:table-cell office:value-type="float" office:value="23.5689890546064" calcext:value-type="float">
            <text:p>23.5689890546064</text:p>
          </table:table-cell>
          <table:table-cell office:value-type="float" office:value="5" calcext:value-type="float">
            <text:p>5</text:p>
          </table:table-cell>
          <table:table-cell office:value-type="float" office:value="24.3099322597949" calcext:value-type="float">
            <text:p>24.3099322597949</text:p>
          </table:table-cell>
          <table:table-cell office:value-type="float" office:value="24.0244672021892" calcext:value-type="float">
            <text:p>24.0244672021892</text:p>
          </table:table-cell>
          <table:table-cell office:value-type="float" office:value="-0.660989872842415" calcext:value-type="float">
            <text:p>-0.66098987284241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1.9561567764555" calcext:value-type="float">
            <text:p>21.9561567764555</text:p>
          </table:table-cell>
          <table:table-cell office:value-type="float" office:value="23.8739539323142" calcext:value-type="float">
            <text:p>23.8739539323142</text:p>
          </table:table-cell>
          <table:table-cell office:value-type="float" office:value="5" calcext:value-type="float">
            <text:p>5</text:p>
          </table:table-cell>
          <table:table-cell office:value-type="float" office:value="21.9561567764555" calcext:value-type="float">
            <text:p>21.9561567764555</text:p>
          </table:table-cell>
          <table:table-cell office:value-type="float" office:value="22.7608373632567" calcext:value-type="float">
            <text:p>22.7608373632567</text:p>
          </table:table-cell>
          <table:table-cell office:value-type="float" office:value="5" calcext:value-type="float">
            <text:p>5</text:p>
          </table:table-cell>
          <table:table-cell office:value-type="float" office:value="21.9561567764555" calcext:value-type="float">
            <text:p>21.9561567764555</text:p>
          </table:table-cell>
          <table:table-cell office:value-type="float" office:value="23.3148328905744" calcext:value-type="float">
            <text:p>23.3148328905744</text:p>
          </table:table-cell>
          <table:table-cell office:value-type="float" office:value="5" calcext:value-type="float">
            <text:p>5</text:p>
          </table:table-cell>
          <table:table-cell office:value-type="float" office:value="21.9561567764555" calcext:value-type="float">
            <text:p>21.9561567764555</text:p>
          </table:table-cell>
          <table:table-cell office:value-type="float" office:value="24.2172763172204" calcext:value-type="float">
            <text:p>24.2172763172204</text:p>
          </table:table-cell>
          <table:table-cell office:value-type="float" office:value="-3.02883108148932" calcext:value-type="float">
            <text:p>-3.0288310814893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6.8812643248559" calcext:value-type="float">
            <text:p>26.8812643248559</text:p>
          </table:table-cell>
          <table:table-cell office:value-type="float" office:value="24.0686487218435" calcext:value-type="float">
            <text:p>24.0686487218435</text:p>
          </table:table-cell>
          <table:table-cell office:value-type="float" office:value="5" calcext:value-type="float">
            <text:p>5</text:p>
          </table:table-cell>
          <table:table-cell office:value-type="float" office:value="26.8812643248559" calcext:value-type="float">
            <text:p>26.8812643248559</text:p>
          </table:table-cell>
          <table:table-cell office:value-type="float" office:value="25.8865766284324" calcext:value-type="float">
            <text:p>25.8865766284324</text:p>
          </table:table-cell>
          <table:table-cell office:value-type="float" office:value="5" calcext:value-type="float">
            <text:p>5</text:p>
          </table:table-cell>
          <table:table-cell office:value-type="float" office:value="26.8812643248559" calcext:value-type="float">
            <text:p>26.8812643248559</text:p>
          </table:table-cell>
          <table:table-cell office:value-type="float" office:value="25.8397409060672" calcext:value-type="float">
            <text:p>25.8397409060672</text:p>
          </table:table-cell>
          <table:table-cell office:value-type="float" office:value="5" calcext:value-type="float">
            <text:p>5</text:p>
          </table:table-cell>
          <table:table-cell office:value-type="float" office:value="26.8812643248559" calcext:value-type="float">
            <text:p>26.8812643248559</text:p>
          </table:table-cell>
          <table:table-cell office:value-type="float" office:value="24.3008099622154" calcext:value-type="float">
            <text:p>24.3008099622154</text:p>
          </table:table-cell>
          <table:table-cell office:value-type="float" office:value="1.87578148507741" calcext:value-type="float">
            <text:p>1.8757814850774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8.3914541213714" calcext:value-type="float">
            <text:p>28.3914541213714</text:p>
          </table:table-cell>
          <table:table-cell office:value-type="float" office:value="24.5855315411299" calcext:value-type="float">
            <text:p>24.5855315411299</text:p>
          </table:table-cell>
          <table:table-cell office:value-type="float" office:value="5" calcext:value-type="float">
            <text:p>5</text:p>
          </table:table-cell>
          <table:table-cell office:value-type="float" office:value="28.3914541213714" calcext:value-type="float">
            <text:p>28.3914541213714</text:p>
          </table:table-cell>
          <table:table-cell office:value-type="float" office:value="27.1628639421259" calcext:value-type="float">
            <text:p>27.1628639421259</text:p>
          </table:table-cell>
          <table:table-cell office:value-type="float" office:value="5" calcext:value-type="float">
            <text:p>5</text:p>
          </table:table-cell>
          <table:table-cell office:value-type="float" office:value="28.3914541213714" calcext:value-type="float">
            <text:p>28.3914541213714</text:p>
          </table:table-cell>
          <table:table-cell office:value-type="float" office:value="25.4382139419083" calcext:value-type="float">
            <text:p>25.4382139419083</text:p>
          </table:table-cell>
          <table:table-cell office:value-type="float" office:value="5" calcext:value-type="float">
            <text:p>5</text:p>
          </table:table-cell>
          <table:table-cell office:value-type="float" office:value="28.3914541213714" calcext:value-type="float">
            <text:p>28.3914541213714</text:p>
          </table:table-cell>
          <table:table-cell office:value-type="float" office:value="24.7614668565354" calcext:value-type="float">
            <text:p>24.7614668565354</text:p>
          </table:table-cell>
          <table:table-cell office:value-type="float" office:value="3.40157756631419" calcext:value-type="float">
            <text:p>3.4015775663141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4.5499856217283" calcext:value-type="float">
            <text:p>24.5499856217283</text:p>
          </table:table-cell>
          <table:table-cell office:value-type="float" office:value="24.3435288541727" calcext:value-type="float">
            <text:p>24.3435288541727</text:p>
          </table:table-cell>
          <table:table-cell office:value-type="float" office:value="5" calcext:value-type="float">
            <text:p>5</text:p>
          </table:table-cell>
          <table:table-cell office:value-type="float" office:value="24.5499856217283" calcext:value-type="float">
            <text:p>24.5499856217283</text:p>
          </table:table-cell>
          <table:table-cell office:value-type="float" office:value="24.4388228698547" calcext:value-type="float">
            <text:p>24.4388228698547</text:p>
          </table:table-cell>
          <table:table-cell office:value-type="float" office:value="5" calcext:value-type="float">
            <text:p>5</text:p>
          </table:table-cell>
          <table:table-cell office:value-type="float" office:value="24.5499856217283" calcext:value-type="float">
            <text:p>24.5499856217283</text:p>
          </table:table-cell>
          <table:table-cell office:value-type="float" office:value="23.8554379538019" calcext:value-type="float">
            <text:p>23.8554379538019</text:p>
          </table:table-cell>
          <table:table-cell office:value-type="float" office:value="5" calcext:value-type="float">
            <text:p>5</text:p>
          </table:table-cell>
          <table:table-cell office:value-type="float" office:value="24.5499856217283" calcext:value-type="float">
            <text:p>24.5499856217283</text:p>
          </table:table-cell>
          <table:table-cell office:value-type="float" office:value="24.2609008403515" calcext:value-type="float">
            <text:p>24.2609008403515</text:p>
          </table:table-cell>
          <table:table-cell office:value-type="float" office:value="0.0768671859268924" calcext:value-type="float">
            <text:p>0.076867185926892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2.6292337739189" calcext:value-type="float">
            <text:p>22.6292337739189</text:p>
          </table:table-cell>
          <table:table-cell office:value-type="float" office:value="23.361440985395" calcext:value-type="float">
            <text:p>23.361440985395</text:p>
          </table:table-cell>
          <table:table-cell office:value-type="float" office:value="5" calcext:value-type="float">
            <text:p>5</text:p>
          </table:table-cell>
          <table:table-cell office:value-type="float" office:value="22.6292337739189" calcext:value-type="float">
            <text:p>22.6292337739189</text:p>
          </table:table-cell>
          <table:table-cell office:value-type="float" office:value="23.2704504056956" calcext:value-type="float">
            <text:p>23.2704504056956</text:p>
          </table:table-cell>
          <table:table-cell office:value-type="float" office:value="5" calcext:value-type="float">
            <text:p>5</text:p>
          </table:table-cell>
          <table:table-cell office:value-type="float" office:value="22.6292337739189" calcext:value-type="float">
            <text:p>22.6292337739189</text:p>
          </table:table-cell>
          <table:table-cell office:value-type="float" office:value="24.3470601067545" calcext:value-type="float">
            <text:p>24.3470601067545</text:p>
          </table:table-cell>
          <table:table-cell office:value-type="float" office:value="5" calcext:value-type="float">
            <text:p>5</text:p>
          </table:table-cell>
          <table:table-cell office:value-type="float" office:value="22.6292337739189" calcext:value-type="float">
            <text:p>22.6292337739189</text:p>
          </table:table-cell>
          <table:table-cell office:value-type="float" office:value="23.944976890118" calcext:value-type="float">
            <text:p>23.944976890118</text:p>
          </table:table-cell>
          <table:table-cell office:value-type="float" office:value="-2.5120908379824" calcext:value-type="float">
            <text:p>-2.512090837982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1.2830005627426" calcext:value-type="float">
            <text:p>21.2830005627426</text:p>
          </table:table-cell>
          <table:table-cell office:value-type="float" office:value="23.3553069006802" calcext:value-type="float">
            <text:p>23.3553069006802</text:p>
          </table:table-cell>
          <table:table-cell office:value-type="float" office:value="5" calcext:value-type="float">
            <text:p>5</text:p>
          </table:table-cell>
          <table:table-cell office:value-type="float" office:value="21.2830005627426" calcext:value-type="float">
            <text:p>21.2830005627426</text:p>
          </table:table-cell>
          <table:table-cell office:value-type="float" office:value="22.2760087591701" calcext:value-type="float">
            <text:p>22.2760087591701</text:p>
          </table:table-cell>
          <table:table-cell office:value-type="float" office:value="5" calcext:value-type="float">
            <text:p>5</text:p>
          </table:table-cell>
          <table:table-cell office:value-type="float" office:value="21.2830005627426" calcext:value-type="float">
            <text:p>21.2830005627426</text:p>
          </table:table-cell>
          <table:table-cell office:value-type="float" office:value="23.6376946361703" calcext:value-type="float">
            <text:p>23.6376946361703</text:p>
          </table:table-cell>
          <table:table-cell office:value-type="float" office:value="5" calcext:value-type="float">
            <text:p>5</text:p>
          </table:table-cell>
          <table:table-cell office:value-type="float" office:value="21.2830005627426" calcext:value-type="float">
            <text:p>21.2830005627426</text:p>
          </table:table-cell>
          <table:table-cell office:value-type="float" office:value="23.8267985897606" calcext:value-type="float">
            <text:p>23.8267985897606</text:p>
          </table:table-cell>
          <table:table-cell office:value-type="float" office:value="-4.08974088462212" calcext:value-type="float">
            <text:p>-4.0897408846221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9.8095761923384" calcext:value-type="float">
            <text:p>19.8095761923384</text:p>
          </table:table-cell>
          <table:table-cell office:value-type="float" office:value="24.3357750206077" calcext:value-type="float">
            <text:p>24.3357750206077</text:p>
          </table:table-cell>
          <table:table-cell office:value-type="float" office:value="5" calcext:value-type="float">
            <text:p>5</text:p>
          </table:table-cell>
          <table:table-cell office:value-type="float" office:value="19.8095761923384" calcext:value-type="float">
            <text:p>19.8095761923384</text:p>
          </table:table-cell>
          <table:table-cell office:value-type="float" office:value="23.1592423254795" calcext:value-type="float">
            <text:p>23.1592423254795</text:p>
          </table:table-cell>
          <table:table-cell office:value-type="float" office:value="5" calcext:value-type="float">
            <text:p>5</text:p>
          </table:table-cell>
          <table:table-cell office:value-type="float" office:value="19.8095761923384" calcext:value-type="float">
            <text:p>19.8095761923384</text:p>
          </table:table-cell>
          <table:table-cell office:value-type="float" office:value="24.4546046739546" calcext:value-type="float">
            <text:p>24.4546046739546</text:p>
          </table:table-cell>
          <table:table-cell office:value-type="float" office:value="5" calcext:value-type="float">
            <text:p>5</text:p>
          </table:table-cell>
          <table:table-cell office:value-type="float" office:value="19.8095761923384" calcext:value-type="float">
            <text:p>19.8095761923384</text:p>
          </table:table-cell>
          <table:table-cell office:value-type="float" office:value="24.5217958693709" calcext:value-type="float">
            <text:p>24.5217958693709</text:p>
          </table:table-cell>
          <table:table-cell office:value-type="float" office:value="-5.11765889048744" calcext:value-type="float">
            <text:p>-5.1176588904874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0.0172392382451" calcext:value-type="float">
            <text:p>20.0172392382451</text:p>
          </table:table-cell>
          <table:table-cell office:value-type="float" office:value="24.2531855526551" calcext:value-type="float">
            <text:p>24.2531855526551</text:p>
          </table:table-cell>
          <table:table-cell office:value-type="float" office:value="5" calcext:value-type="float">
            <text:p>5</text:p>
          </table:table-cell>
          <table:table-cell office:value-type="float" office:value="20.0172392382451" calcext:value-type="float">
            <text:p>20.0172392382451</text:p>
          </table:table-cell>
          <table:table-cell office:value-type="float" office:value="22.655516851907" calcext:value-type="float">
            <text:p>22.655516851907</text:p>
          </table:table-cell>
          <table:table-cell office:value-type="float" office:value="5" calcext:value-type="float">
            <text:p>5</text:p>
          </table:table-cell>
          <table:table-cell office:value-type="float" office:value="20.0172392382451" calcext:value-type="float">
            <text:p>20.0172392382451</text:p>
          </table:table-cell>
          <table:table-cell office:value-type="float" office:value="24.3809103599476" calcext:value-type="float">
            <text:p>24.3809103599476</text:p>
          </table:table-cell>
          <table:table-cell office:value-type="float" office:value="5" calcext:value-type="float">
            <text:p>5</text:p>
          </table:table-cell>
          <table:table-cell office:value-type="float" office:value="20.0172392382451" calcext:value-type="float">
            <text:p>20.0172392382451</text:p>
          </table:table-cell>
          <table:table-cell office:value-type="float" office:value="24.0835459106342" calcext:value-type="float">
            <text:p>24.0835459106342</text:p>
          </table:table-cell>
          <table:table-cell office:value-type="float" office:value="-4.75260937642683" calcext:value-type="float">
            <text:p>-4.7526093764268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7.7005349763968" calcext:value-type="float">
            <text:p>17.7005349763968</text:p>
          </table:table-cell>
          <table:table-cell office:value-type="float" office:value="24.7397176144152" calcext:value-type="float">
            <text:p>24.7397176144152</text:p>
          </table:table-cell>
          <table:table-cell office:value-type="float" office:value="5" calcext:value-type="float">
            <text:p>5</text:p>
          </table:table-cell>
          <table:table-cell office:value-type="float" office:value="17.7005349763968" calcext:value-type="float">
            <text:p>17.7005349763968</text:p>
          </table:table-cell>
          <table:table-cell office:value-type="float" office:value="21.8858581303303" calcext:value-type="float">
            <text:p>21.8858581303303</text:p>
          </table:table-cell>
          <table:table-cell office:value-type="float" office:value="5" calcext:value-type="float">
            <text:p>5</text:p>
          </table:table-cell>
          <table:table-cell office:value-type="float" office:value="17.7005349763968" calcext:value-type="float">
            <text:p>17.7005349763968</text:p>
          </table:table-cell>
          <table:table-cell office:value-type="float" office:value="23.168695282854" calcext:value-type="float">
            <text:p>23.168695282854</text:p>
          </table:table-cell>
          <table:table-cell office:value-type="float" office:value="5" calcext:value-type="float">
            <text:p>5</text:p>
          </table:table-cell>
          <table:table-cell office:value-type="float" office:value="17.7005349763968" calcext:value-type="float">
            <text:p>17.7005349763968</text:p>
          </table:table-cell>
          <table:table-cell office:value-type="float" office:value="24.6322521187992" calcext:value-type="float">
            <text:p>24.6322521187992</text:p>
          </table:table-cell>
          <table:table-cell office:value-type="float" office:value="-7.52973701475713" calcext:value-type="float">
            <text:p>-7.5297370147571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4.7939718569603" calcext:value-type="float">
            <text:p>24.7939718569603</text:p>
          </table:table-cell>
          <table:table-cell office:value-type="float" office:value="24.5785831835049" calcext:value-type="float">
            <text:p>24.5785831835049</text:p>
          </table:table-cell>
          <table:table-cell office:value-type="float" office:value="5" calcext:value-type="float">
            <text:p>5</text:p>
          </table:table-cell>
          <table:table-cell office:value-type="float" office:value="24.7939718569603" calcext:value-type="float">
            <text:p>24.7939718569603</text:p>
          </table:table-cell>
          <table:table-cell office:value-type="float" office:value="24.3373490546784" calcext:value-type="float">
            <text:p>24.3373490546784</text:p>
          </table:table-cell>
          <table:table-cell office:value-type="float" office:value="5" calcext:value-type="float">
            <text:p>5</text:p>
          </table:table-cell>
          <table:table-cell office:value-type="float" office:value="24.7939718569603" calcext:value-type="float">
            <text:p>24.7939718569603</text:p>
          </table:table-cell>
          <table:table-cell office:value-type="float" office:value="23.9323157261998" calcext:value-type="float">
            <text:p>23.9323157261998</text:p>
          </table:table-cell>
          <table:table-cell office:value-type="float" office:value="5" calcext:value-type="float">
            <text:p>5</text:p>
          </table:table-cell>
          <table:table-cell office:value-type="float" office:value="24.7939718569603" calcext:value-type="float">
            <text:p>24.7939718569603</text:p>
          </table:table-cell>
          <table:table-cell office:value-type="float" office:value="24.4720349017723" calcext:value-type="float">
            <text:p>24.4720349017723</text:p>
          </table:table-cell>
          <table:table-cell office:value-type="float" office:value="-0.128163582022643" calcext:value-type="float">
            <text:p>-0.12816358202264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.4960369734525" calcext:value-type="float">
            <text:p>27.4960369734525</text:p>
          </table:table-cell>
          <table:table-cell office:value-type="float" office:value="26.0105695843087" calcext:value-type="float">
            <text:p>26.0105695843087</text:p>
          </table:table-cell>
          <table:table-cell office:value-type="float" office:value="5" calcext:value-type="float">
            <text:p>5</text:p>
          </table:table-cell>
          <table:table-cell office:value-type="float" office:value="27.4960369734525" calcext:value-type="float">
            <text:p>27.4960369734525</text:p>
          </table:table-cell>
          <table:table-cell office:value-type="float" office:value="27.5275304588557" calcext:value-type="float">
            <text:p>27.5275304588557</text:p>
          </table:table-cell>
          <table:table-cell office:value-type="float" office:value="5" calcext:value-type="float">
            <text:p>5</text:p>
          </table:table-cell>
          <table:table-cell office:value-type="float" office:value="27.4960369734525" calcext:value-type="float">
            <text:p>27.4960369734525</text:p>
          </table:table-cell>
          <table:table-cell office:value-type="float" office:value="25.6490281578833" calcext:value-type="float">
            <text:p>25.6490281578833</text:p>
          </table:table-cell>
          <table:table-cell office:value-type="float" office:value="5" calcext:value-type="float">
            <text:p>5</text:p>
          </table:table-cell>
          <table:table-cell office:value-type="float" office:value="27.4960369734525" calcext:value-type="float">
            <text:p>27.4960369734525</text:p>
          </table:table-cell>
          <table:table-cell office:value-type="float" office:value="25.5852504303088" calcext:value-type="float">
            <text:p>25.5852504303088</text:p>
          </table:table-cell>
          <table:table-cell office:value-type="float" office:value="2.38931847434605" calcext:value-type="float">
            <text:p>2.3893184743460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4.6806413076739" calcext:value-type="float">
            <text:p>24.6806413076739</text:p>
          </table:table-cell>
          <table:table-cell office:value-type="float" office:value="24.0115128218115" calcext:value-type="float">
            <text:p>24.0115128218115</text:p>
          </table:table-cell>
          <table:table-cell office:value-type="float" office:value="5" calcext:value-type="float">
            <text:p>5</text:p>
          </table:table-cell>
          <table:table-cell office:value-type="float" office:value="24.6806413076739" calcext:value-type="float">
            <text:p>24.6806413076739</text:p>
          </table:table-cell>
          <table:table-cell office:value-type="float" office:value="24.5731256633269" calcext:value-type="float">
            <text:p>24.5731256633269</text:p>
          </table:table-cell>
          <table:table-cell office:value-type="float" office:value="5" calcext:value-type="float">
            <text:p>5</text:p>
          </table:table-cell>
          <table:table-cell office:value-type="float" office:value="24.6806413076739" calcext:value-type="float">
            <text:p>24.6806413076739</text:p>
          </table:table-cell>
          <table:table-cell office:value-type="float" office:value="23.7933658136667" calcext:value-type="float">
            <text:p>23.7933658136667</text:p>
          </table:table-cell>
          <table:table-cell office:value-type="float" office:value="5" calcext:value-type="float">
            <text:p>5</text:p>
          </table:table-cell>
          <table:table-cell office:value-type="float" office:value="24.6806413076739" calcext:value-type="float">
            <text:p>24.6806413076739</text:p>
          </table:table-cell>
          <table:table-cell office:value-type="float" office:value="24.186691929686" calcext:value-type="float">
            <text:p>24.186691929686</text:p>
          </table:table-cell>
          <table:table-cell office:value-type="float" office:value="-0.158188941369057" calcext:value-type="float">
            <text:p>-0.15818894136905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4.3117899345983" calcext:value-type="float">
            <text:p>24.3117899345983</text:p>
          </table:table-cell>
          <table:table-cell office:value-type="float" office:value="24.5087682727804" calcext:value-type="float">
            <text:p>24.5087682727804</text:p>
          </table:table-cell>
          <table:table-cell office:value-type="float" office:value="5" calcext:value-type="float">
            <text:p>5</text:p>
          </table:table-cell>
          <table:table-cell office:value-type="float" office:value="24.3117899345983" calcext:value-type="float">
            <text:p>24.3117899345983</text:p>
          </table:table-cell>
          <table:table-cell office:value-type="float" office:value="23.0422848210035" calcext:value-type="float">
            <text:p>23.0422848210035</text:p>
          </table:table-cell>
          <table:table-cell office:value-type="float" office:value="5" calcext:value-type="float">
            <text:p>5</text:p>
          </table:table-cell>
          <table:table-cell office:value-type="float" office:value="24.3117899345983" calcext:value-type="float">
            <text:p>24.3117899345983</text:p>
          </table:table-cell>
          <table:table-cell office:value-type="float" office:value="23.1231393021473" calcext:value-type="float">
            <text:p>23.1231393021473</text:p>
          </table:table-cell>
          <table:table-cell office:value-type="float" office:value="5" calcext:value-type="float">
            <text:p>5</text:p>
          </table:table-cell>
          <table:table-cell office:value-type="float" office:value="24.3117899345983" calcext:value-type="float">
            <text:p>24.3117899345983</text:p>
          </table:table-cell>
          <table:table-cell office:value-type="float" office:value="24.4816673051954" calcext:value-type="float">
            <text:p>24.4816673051954</text:p>
          </table:table-cell>
          <table:table-cell office:value-type="float" office:value="-0.407074907703923" calcext:value-type="float">
            <text:p>-0.40707490770392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1.2589101503172" calcext:value-type="float">
            <text:p>21.2589101503172</text:p>
          </table:table-cell>
          <table:table-cell office:value-type="float" office:value="25.8068755307113" calcext:value-type="float">
            <text:p>25.8068755307113</text:p>
          </table:table-cell>
          <table:table-cell office:value-type="float" office:value="5" calcext:value-type="float">
            <text:p>5</text:p>
          </table:table-cell>
          <table:table-cell office:value-type="float" office:value="21.2589101503172" calcext:value-type="float">
            <text:p>21.2589101503172</text:p>
          </table:table-cell>
          <table:table-cell office:value-type="float" office:value="23.7169596046764" calcext:value-type="float">
            <text:p>23.7169596046764</text:p>
          </table:table-cell>
          <table:table-cell office:value-type="float" office:value="5" calcext:value-type="float">
            <text:p>5</text:p>
          </table:table-cell>
          <table:table-cell office:value-type="float" office:value="21.2589101503172" calcext:value-type="float">
            <text:p>21.2589101503172</text:p>
          </table:table-cell>
          <table:table-cell office:value-type="float" office:value="23.5839147025372" calcext:value-type="float">
            <text:p>23.5839147025372</text:p>
          </table:table-cell>
          <table:table-cell office:value-type="float" office:value="5" calcext:value-type="float">
            <text:p>5</text:p>
          </table:table-cell>
          <table:table-cell office:value-type="float" office:value="21.2589101503172" calcext:value-type="float">
            <text:p>21.2589101503172</text:p>
          </table:table-cell>
          <table:table-cell office:value-type="float" office:value="25.2657524726487" calcext:value-type="float">
            <text:p>25.2657524726487</text:p>
          </table:table-cell>
          <table:table-cell office:value-type="float" office:value="-3.56866871542094" calcext:value-type="float">
            <text:p>-3.5686687154209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7.8386349006908" calcext:value-type="float">
            <text:p>27.8386349006908</text:p>
          </table:table-cell>
          <table:table-cell office:value-type="float" office:value="25.2404579353548" calcext:value-type="float">
            <text:p>25.2404579353548</text:p>
          </table:table-cell>
          <table:table-cell office:value-type="float" office:value="5" calcext:value-type="float">
            <text:p>5</text:p>
          </table:table-cell>
          <table:table-cell office:value-type="float" office:value="27.8386349006908" calcext:value-type="float">
            <text:p>27.8386349006908</text:p>
          </table:table-cell>
          <table:table-cell office:value-type="float" office:value="25.1513220533978" calcext:value-type="float">
            <text:p>25.1513220533978</text:p>
          </table:table-cell>
          <table:table-cell office:value-type="float" office:value="5" calcext:value-type="float">
            <text:p>5</text:p>
          </table:table-cell>
          <table:table-cell office:value-type="float" office:value="27.8386349006908" calcext:value-type="float">
            <text:p>27.8386349006908</text:p>
          </table:table-cell>
          <table:table-cell office:value-type="float" office:value="23.5123337699002" calcext:value-type="float">
            <text:p>23.5123337699002</text:p>
          </table:table-cell>
          <table:table-cell office:value-type="float" office:value="5" calcext:value-type="float">
            <text:p>5</text:p>
          </table:table-cell>
          <table:table-cell office:value-type="float" office:value="27.8386349006908" calcext:value-type="float">
            <text:p>27.8386349006908</text:p>
          </table:table-cell>
          <table:table-cell office:value-type="float" office:value="24.9365279296504" calcext:value-type="float">
            <text:p>24.9365279296504</text:p>
          </table:table-cell>
          <table:table-cell office:value-type="float" office:value="2.42185567398363" calcext:value-type="float">
            <text:p>2.4218556739836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4.2380130353862" calcext:value-type="float">
            <text:p>24.2380130353862</text:p>
          </table:table-cell>
          <table:table-cell office:value-type="float" office:value="24.2809398736204" calcext:value-type="float">
            <text:p>24.2809398736204</text:p>
          </table:table-cell>
          <table:table-cell office:value-type="float" office:value="5" calcext:value-type="float">
            <text:p>5</text:p>
          </table:table-cell>
          <table:table-cell office:value-type="float" office:value="24.2380130353862" calcext:value-type="float">
            <text:p>24.2380130353862</text:p>
          </table:table-cell>
          <table:table-cell office:value-type="float" office:value="24.4558882672435" calcext:value-type="float">
            <text:p>24.4558882672435</text:p>
          </table:table-cell>
          <table:table-cell office:value-type="float" office:value="5" calcext:value-type="float">
            <text:p>5</text:p>
          </table:table-cell>
          <table:table-cell office:value-type="float" office:value="24.2380130353862" calcext:value-type="float">
            <text:p>24.2380130353862</text:p>
          </table:table-cell>
          <table:table-cell office:value-type="float" office:value="25.2430905504532" calcext:value-type="float">
            <text:p>25.2430905504532</text:p>
          </table:table-cell>
          <table:table-cell office:value-type="float" office:value="5" calcext:value-type="float">
            <text:p>5</text:p>
          </table:table-cell>
          <table:table-cell office:value-type="float" office:value="24.2380130353862" calcext:value-type="float">
            <text:p>24.2380130353862</text:p>
          </table:table-cell>
          <table:table-cell office:value-type="float" office:value="24.3226319899431" calcext:value-type="float">
            <text:p>24.3226319899431</text:p>
          </table:table-cell>
          <table:table-cell office:value-type="float" office:value="-0.735477260340575" calcext:value-type="float">
            <text:p>-0.73547726034057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25.7462805958929" calcext:value-type="float">
            <text:p>25.7462805958929</text:p>
          </table:table-cell>
          <table:table-cell office:value-type="float" office:value="23.6437122936427" calcext:value-type="float">
            <text:p>23.6437122936427</text:p>
          </table:table-cell>
          <table:table-cell office:value-type="float" office:value="5" calcext:value-type="float">
            <text:p>5</text:p>
          </table:table-cell>
          <table:table-cell office:value-type="float" office:value="25.7462805958929" calcext:value-type="float">
            <text:p>25.7462805958929</text:p>
          </table:table-cell>
          <table:table-cell office:value-type="float" office:value="24.8599977990034" calcext:value-type="float">
            <text:p>24.8599977990034</text:p>
          </table:table-cell>
          <table:table-cell office:value-type="float" office:value="5" calcext:value-type="float">
            <text:p>5</text:p>
          </table:table-cell>
          <table:table-cell office:value-type="float" office:value="25.7462805958929" calcext:value-type="float">
            <text:p>25.7462805958929</text:p>
          </table:table-cell>
          <table:table-cell office:value-type="float" office:value="25.4688542461596" calcext:value-type="float">
            <text:p>25.4688542461596</text:p>
          </table:table-cell>
          <table:table-cell office:value-type="float" office:value="5" calcext:value-type="float">
            <text:p>5</text:p>
          </table:table-cell>
          <table:table-cell office:value-type="float" office:value="25.7462805958929" calcext:value-type="float">
            <text:p>25.7462805958929</text:p>
          </table:table-cell>
          <table:table-cell office:value-type="float" office:value="23.7531052571061" calcext:value-type="float">
            <text:p>23.7531052571061</text:p>
          </table:table-cell>
          <table:table-cell office:value-type="float" office:value="0.469199448720933" calcext:value-type="float">
            <text:p>0.46919944872093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8.0201200211416" calcext:value-type="float">
            <text:p>28.0201200211416</text:p>
          </table:table-cell>
          <table:table-cell office:value-type="float" office:value="24.1581613629174" calcext:value-type="float">
            <text:p>24.1581613629174</text:p>
          </table:table-cell>
          <table:table-cell office:value-type="float" office:value="6" calcext:value-type="float">
            <text:p>6</text:p>
          </table:table-cell>
          <table:table-cell office:value-type="float" office:value="28.0201200211416" calcext:value-type="float">
            <text:p>28.0201200211416</text:p>
          </table:table-cell>
          <table:table-cell office:value-type="float" office:value="24.7217899219759" calcext:value-type="float">
            <text:p>24.7217899219759</text:p>
          </table:table-cell>
          <table:table-cell office:value-type="float" office:value="6" calcext:value-type="float">
            <text:p>6</text:p>
          </table:table-cell>
          <table:table-cell office:value-type="float" office:value="28.0201200211416" calcext:value-type="float">
            <text:p>28.0201200211416</text:p>
          </table:table-cell>
          <table:table-cell office:value-type="float" office:value="24.4050213042647" calcext:value-type="float">
            <text:p>24.4050213042647</text:p>
          </table:table-cell>
          <table:table-cell office:value-type="float" office:value="6" calcext:value-type="float">
            <text:p>6</text:p>
          </table:table-cell>
          <table:table-cell office:value-type="float" office:value="28.0201200211416" calcext:value-type="float">
            <text:p>28.0201200211416</text:p>
          </table:table-cell>
          <table:table-cell office:value-type="float" office:value="24.3472317202693" calcext:value-type="float">
            <text:p>24.3472317202693</text:p>
          </table:table-cell>
          <table:table-cell office:value-type="float" office:value="2.69029776489856" calcext:value-type="float">
            <text:p>2.69029776489856</text:p>
          </table:table-cell>
          <table:table-cell office:value-type="float" office:value="6" calcext:value-type="float">
            <text:p>6</text:p>
          </table:table-cell>
          <table:table-cell table:formula="of:=CORREL([.D502:.D601];[.$N502:.$N601])" office:value-type="float" office:value="0.0682090454059194" calcext:value-type="float">
            <text:p>0.0682090454059194</text:p>
          </table:table-cell>
          <table:table-cell table:number-columns-repeated="2"/>
          <table:table-cell table:formula="of:=CORREL([.G502:.G601];[.$N502:.$N601])" office:value-type="float" office:value="0.799728823049292" calcext:value-type="float">
            <text:p>0.799728823049292</text:p>
          </table:table-cell>
          <table:table-cell table:number-columns-repeated="2"/>
          <table:table-cell table:formula="of:=CORREL([.J502:.J601];[.$N502:.$N601])" office:value-type="float" office:value="0.628651557376525" calcext:value-type="float">
            <text:p>0.628651557376525</text:p>
          </table:table-cell>
          <table:table-cell table:number-columns-repeated="2"/>
          <table:table-cell table:formula="of:=CORREL([.M502:.M601];[.$N502:.$N601])" office:value-type="float" office:value="0.108689473281476" calcext:value-type="float">
            <text:p>0.10868947328147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4.1188264023453" calcext:value-type="float">
            <text:p>24.1188264023453</text:p>
          </table:table-cell>
          <table:table-cell office:value-type="float" office:value="24.3022972038266" calcext:value-type="float">
            <text:p>24.3022972038266</text:p>
          </table:table-cell>
          <table:table-cell office:value-type="float" office:value="6" calcext:value-type="float">
            <text:p>6</text:p>
          </table:table-cell>
          <table:table-cell office:value-type="float" office:value="24.1188264023453" calcext:value-type="float">
            <text:p>24.1188264023453</text:p>
          </table:table-cell>
          <table:table-cell office:value-type="float" office:value="24.6918959401847" calcext:value-type="float">
            <text:p>24.6918959401847</text:p>
          </table:table-cell>
          <table:table-cell office:value-type="float" office:value="6" calcext:value-type="float">
            <text:p>6</text:p>
          </table:table-cell>
          <table:table-cell office:value-type="float" office:value="24.1188264023453" calcext:value-type="float">
            <text:p>24.1188264023453</text:p>
          </table:table-cell>
          <table:table-cell office:value-type="float" office:value="24.5649908452373" calcext:value-type="float">
            <text:p>24.5649908452373</text:p>
          </table:table-cell>
          <table:table-cell office:value-type="float" office:value="6" calcext:value-type="float">
            <text:p>6</text:p>
          </table:table-cell>
          <table:table-cell office:value-type="float" office:value="24.1188264023453" calcext:value-type="float">
            <text:p>24.1188264023453</text:p>
          </table:table-cell>
          <table:table-cell office:value-type="float" office:value="24.2005810091032" calcext:value-type="float">
            <text:p>24.2005810091032</text:p>
          </table:table-cell>
          <table:table-cell office:value-type="float" office:value="-1.1766863747376" calcext:value-type="float">
            <text:p>-1.176686374737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5.0662885833004" calcext:value-type="float">
            <text:p>25.0662885833004</text:p>
          </table:table-cell>
          <table:table-cell office:value-type="float" office:value="25.219082820762" calcext:value-type="float">
            <text:p>25.219082820762</text:p>
          </table:table-cell>
          <table:table-cell office:value-type="float" office:value="6" calcext:value-type="float">
            <text:p>6</text:p>
          </table:table-cell>
          <table:table-cell office:value-type="float" office:value="25.0662885833004" calcext:value-type="float">
            <text:p>25.0662885833004</text:p>
          </table:table-cell>
          <table:table-cell office:value-type="float" office:value="25.3693176066501" calcext:value-type="float">
            <text:p>25.3693176066501</text:p>
          </table:table-cell>
          <table:table-cell office:value-type="float" office:value="6" calcext:value-type="float">
            <text:p>6</text:p>
          </table:table-cell>
          <table:table-cell office:value-type="float" office:value="25.0662885833004" calcext:value-type="float">
            <text:p>25.0662885833004</text:p>
          </table:table-cell>
          <table:table-cell office:value-type="float" office:value="24.9102142280845" calcext:value-type="float">
            <text:p>24.9102142280845</text:p>
          </table:table-cell>
          <table:table-cell office:value-type="float" office:value="6" calcext:value-type="float">
            <text:p>6</text:p>
          </table:table-cell>
          <table:table-cell office:value-type="float" office:value="25.0662885833004" calcext:value-type="float">
            <text:p>25.0662885833004</text:p>
          </table:table-cell>
          <table:table-cell office:value-type="float" office:value="24.8655441340979" calcext:value-type="float">
            <text:p>24.8655441340979</text:p>
          </table:table-cell>
          <table:table-cell office:value-type="float" office:value="0.0168189353030264" calcext:value-type="float">
            <text:p>0.016818935303026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3.997125471198" calcext:value-type="float">
            <text:p>23.997125471198</text:p>
          </table:table-cell>
          <table:table-cell office:value-type="float" office:value="23.8885897948842" calcext:value-type="float">
            <text:p>23.8885897948842</text:p>
          </table:table-cell>
          <table:table-cell office:value-type="float" office:value="6" calcext:value-type="float">
            <text:p>6</text:p>
          </table:table-cell>
          <table:table-cell office:value-type="float" office:value="23.997125471198" calcext:value-type="float">
            <text:p>23.997125471198</text:p>
          </table:table-cell>
          <table:table-cell office:value-type="float" office:value="23.8332544058405" calcext:value-type="float">
            <text:p>23.8332544058405</text:p>
          </table:table-cell>
          <table:table-cell office:value-type="float" office:value="6" calcext:value-type="float">
            <text:p>6</text:p>
          </table:table-cell>
          <table:table-cell office:value-type="float" office:value="23.997125471198" calcext:value-type="float">
            <text:p>23.997125471198</text:p>
          </table:table-cell>
          <table:table-cell office:value-type="float" office:value="24.0669740017529" calcext:value-type="float">
            <text:p>24.0669740017529</text:p>
          </table:table-cell>
          <table:table-cell office:value-type="float" office:value="6" calcext:value-type="float">
            <text:p>6</text:p>
          </table:table-cell>
          <table:table-cell office:value-type="float" office:value="23.997125471198" calcext:value-type="float">
            <text:p>23.997125471198</text:p>
          </table:table-cell>
          <table:table-cell office:value-type="float" office:value="24.2423970937143" calcext:value-type="float">
            <text:p>24.2423970937143</text:p>
          </table:table-cell>
          <table:table-cell office:value-type="float" office:value="-1.29958373882453" calcext:value-type="float">
            <text:p>-1.2995837388245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8.1069072585239" calcext:value-type="float">
            <text:p>28.1069072585239</text:p>
          </table:table-cell>
          <table:table-cell office:value-type="float" office:value="23.7349248541851" calcext:value-type="float">
            <text:p>23.7349248541851</text:p>
          </table:table-cell>
          <table:table-cell office:value-type="float" office:value="6" calcext:value-type="float">
            <text:p>6</text:p>
          </table:table-cell>
          <table:table-cell office:value-type="float" office:value="28.1069072585239" calcext:value-type="float">
            <text:p>28.1069072585239</text:p>
          </table:table-cell>
          <table:table-cell office:value-type="float" office:value="25.0621010483632" calcext:value-type="float">
            <text:p>25.0621010483632</text:p>
          </table:table-cell>
          <table:table-cell office:value-type="float" office:value="6" calcext:value-type="float">
            <text:p>6</text:p>
          </table:table-cell>
          <table:table-cell office:value-type="float" office:value="28.1069072585239" calcext:value-type="float">
            <text:p>28.1069072585239</text:p>
          </table:table-cell>
          <table:table-cell office:value-type="float" office:value="24.491093853844" calcext:value-type="float">
            <text:p>24.491093853844</text:p>
          </table:table-cell>
          <table:table-cell office:value-type="float" office:value="6" calcext:value-type="float">
            <text:p>6</text:p>
          </table:table-cell>
          <table:table-cell office:value-type="float" office:value="28.1069072585239" calcext:value-type="float">
            <text:p>28.1069072585239</text:p>
          </table:table-cell>
          <table:table-cell office:value-type="float" office:value="23.929788293116" calcext:value-type="float">
            <text:p>23.929788293116</text:p>
          </table:table-cell>
          <table:table-cell office:value-type="float" office:value="2.23130186382002" calcext:value-type="float">
            <text:p>2.2313018638200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0.6460696504968" calcext:value-type="float">
            <text:p>30.6460696504968</text:p>
          </table:table-cell>
          <table:table-cell office:value-type="float" office:value="23.7588530815303" calcext:value-type="float">
            <text:p>23.7588530815303</text:p>
          </table:table-cell>
          <table:table-cell office:value-type="float" office:value="6" calcext:value-type="float">
            <text:p>6</text:p>
          </table:table-cell>
          <table:table-cell office:value-type="float" office:value="30.6460696504968" calcext:value-type="float">
            <text:p>30.6460696504968</text:p>
          </table:table-cell>
          <table:table-cell office:value-type="float" office:value="27.0679509869845" calcext:value-type="float">
            <text:p>27.0679509869845</text:p>
          </table:table-cell>
          <table:table-cell office:value-type="float" office:value="6" calcext:value-type="float">
            <text:p>6</text:p>
          </table:table-cell>
          <table:table-cell office:value-type="float" office:value="30.6460696504968" calcext:value-type="float">
            <text:p>30.6460696504968</text:p>
          </table:table-cell>
          <table:table-cell office:value-type="float" office:value="26.1048127322687" calcext:value-type="float">
            <text:p>26.1048127322687</text:p>
          </table:table-cell>
          <table:table-cell office:value-type="float" office:value="6" calcext:value-type="float">
            <text:p>6</text:p>
          </table:table-cell>
          <table:table-cell office:value-type="float" office:value="30.6460696504968" calcext:value-type="float">
            <text:p>30.6460696504968</text:p>
          </table:table-cell>
          <table:table-cell office:value-type="float" office:value="24.1849569783185" calcext:value-type="float">
            <text:p>24.1849569783185</text:p>
          </table:table-cell>
          <table:table-cell office:value-type="float" office:value="5.76424984895919" calcext:value-type="float">
            <text:p>5.7642498489591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2.0260651455972" calcext:value-type="float">
            <text:p>22.0260651455972</text:p>
          </table:table-cell>
          <table:table-cell office:value-type="float" office:value="24.3821494028243" calcext:value-type="float">
            <text:p>24.3821494028243</text:p>
          </table:table-cell>
          <table:table-cell office:value-type="float" office:value="6" calcext:value-type="float">
            <text:p>6</text:p>
          </table:table-cell>
          <table:table-cell office:value-type="float" office:value="22.0260651455972" calcext:value-type="float">
            <text:p>22.0260651455972</text:p>
          </table:table-cell>
          <table:table-cell office:value-type="float" office:value="23.3274632650041" calcext:value-type="float">
            <text:p>23.3274632650041</text:p>
          </table:table-cell>
          <table:table-cell office:value-type="float" office:value="6" calcext:value-type="float">
            <text:p>6</text:p>
          </table:table-cell>
          <table:table-cell office:value-type="float" office:value="22.0260651455972" calcext:value-type="float">
            <text:p>22.0260651455972</text:p>
          </table:table-cell>
          <table:table-cell office:value-type="float" office:value="24.1427508649342" calcext:value-type="float">
            <text:p>24.1427508649342</text:p>
          </table:table-cell>
          <table:table-cell office:value-type="float" office:value="6" calcext:value-type="float">
            <text:p>6</text:p>
          </table:table-cell>
          <table:table-cell office:value-type="float" office:value="22.0260651455972" calcext:value-type="float">
            <text:p>22.0260651455972</text:p>
          </table:table-cell>
          <table:table-cell office:value-type="float" office:value="24.5015335091652" calcext:value-type="float">
            <text:p>24.5015335091652</text:p>
          </table:table-cell>
          <table:table-cell office:value-type="float" office:value="-2.95361680305599" calcext:value-type="float">
            <text:p>-2.9536168030559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8.1960175644202" calcext:value-type="float">
            <text:p>28.1960175644202</text:p>
          </table:table-cell>
          <table:table-cell office:value-type="float" office:value="24.3915501380881" calcext:value-type="float">
            <text:p>24.3915501380881</text:p>
          </table:table-cell>
          <table:table-cell office:value-type="float" office:value="6" calcext:value-type="float">
            <text:p>6</text:p>
          </table:table-cell>
          <table:table-cell office:value-type="float" office:value="28.1960175644202" calcext:value-type="float">
            <text:p>28.1960175644202</text:p>
          </table:table-cell>
          <table:table-cell office:value-type="float" office:value="26.2022446038013" calcext:value-type="float">
            <text:p>26.2022446038013</text:p>
          </table:table-cell>
          <table:table-cell office:value-type="float" office:value="6" calcext:value-type="float">
            <text:p>6</text:p>
          </table:table-cell>
          <table:table-cell office:value-type="float" office:value="28.1960175644202" calcext:value-type="float">
            <text:p>28.1960175644202</text:p>
          </table:table-cell>
          <table:table-cell office:value-type="float" office:value="25.1105329854246" calcext:value-type="float">
            <text:p>25.1105329854246</text:p>
          </table:table-cell>
          <table:table-cell office:value-type="float" office:value="6" calcext:value-type="float">
            <text:p>6</text:p>
          </table:table-cell>
          <table:table-cell office:value-type="float" office:value="28.1960175644202" calcext:value-type="float">
            <text:p>28.1960175644202</text:p>
          </table:table-cell>
          <table:table-cell office:value-type="float" office:value="24.5326921444818" calcext:value-type="float">
            <text:p>24.5326921444818</text:p>
          </table:table-cell>
          <table:table-cell office:value-type="float" office:value="3.57613655525839" calcext:value-type="float">
            <text:p>3.5761365552583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3.7933738891202" calcext:value-type="float">
            <text:p>23.7933738891202</text:p>
          </table:table-cell>
          <table:table-cell office:value-type="float" office:value="24.4147554003894" calcext:value-type="float">
            <text:p>24.4147554003894</text:p>
          </table:table-cell>
          <table:table-cell office:value-type="float" office:value="6" calcext:value-type="float">
            <text:p>6</text:p>
          </table:table-cell>
          <table:table-cell office:value-type="float" office:value="23.7933738891202" calcext:value-type="float">
            <text:p>23.7933738891202</text:p>
          </table:table-cell>
          <table:table-cell office:value-type="float" office:value="24.0837904757874" calcext:value-type="float">
            <text:p>24.0837904757874</text:p>
          </table:table-cell>
          <table:table-cell office:value-type="float" office:value="6" calcext:value-type="float">
            <text:p>6</text:p>
          </table:table-cell>
          <table:table-cell office:value-type="float" office:value="23.7933738891202" calcext:value-type="float">
            <text:p>23.7933738891202</text:p>
          </table:table-cell>
          <table:table-cell office:value-type="float" office:value="24.3663172732655" calcext:value-type="float">
            <text:p>24.3663172732655</text:p>
          </table:table-cell>
          <table:table-cell office:value-type="float" office:value="6" calcext:value-type="float">
            <text:p>6</text:p>
          </table:table-cell>
          <table:table-cell office:value-type="float" office:value="23.7933738891202" calcext:value-type="float">
            <text:p>23.7933738891202</text:p>
          </table:table-cell>
          <table:table-cell office:value-type="float" office:value="24.3630148640531" calcext:value-type="float">
            <text:p>24.3630148640531</text:p>
          </table:table-cell>
          <table:table-cell office:value-type="float" office:value="-1.1590358538458" calcext:value-type="float">
            <text:p>-1.159035853845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3.5778274303616" calcext:value-type="float">
            <text:p>23.5778274303616</text:p>
          </table:table-cell>
          <table:table-cell office:value-type="float" office:value="26.2906216428814" calcext:value-type="float">
            <text:p>26.2906216428814</text:p>
          </table:table-cell>
          <table:table-cell office:value-type="float" office:value="6" calcext:value-type="float">
            <text:p>6</text:p>
          </table:table-cell>
          <table:table-cell office:value-type="float" office:value="23.5778274303616" calcext:value-type="float">
            <text:p>23.5778274303616</text:p>
          </table:table-cell>
          <table:table-cell office:value-type="float" office:value="24.3536480441097" calcext:value-type="float">
            <text:p>24.3536480441097</text:p>
          </table:table-cell>
          <table:table-cell office:value-type="float" office:value="6" calcext:value-type="float">
            <text:p>6</text:p>
          </table:table-cell>
          <table:table-cell office:value-type="float" office:value="23.5778274303616" calcext:value-type="float">
            <text:p>23.5778274303616</text:p>
          </table:table-cell>
          <table:table-cell office:value-type="float" office:value="23.9014608703588" calcext:value-type="float">
            <text:p>23.9014608703588</text:p>
          </table:table-cell>
          <table:table-cell office:value-type="float" office:value="6" calcext:value-type="float">
            <text:p>6</text:p>
          </table:table-cell>
          <table:table-cell office:value-type="float" office:value="23.5778274303616" calcext:value-type="float">
            <text:p>23.5778274303616</text:p>
          </table:table-cell>
          <table:table-cell office:value-type="float" office:value="25.6291502843759" calcext:value-type="float">
            <text:p>25.6291502843759</text:p>
          </table:table-cell>
          <table:table-cell office:value-type="float" office:value="-1.43435350294257" calcext:value-type="float">
            <text:p>-1.4343535029425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5.6576510054837" calcext:value-type="float">
            <text:p>25.6576510054837</text:p>
          </table:table-cell>
          <table:table-cell office:value-type="float" office:value="23.9346257038915" calcext:value-type="float">
            <text:p>23.9346257038915</text:p>
          </table:table-cell>
          <table:table-cell office:value-type="float" office:value="6" calcext:value-type="float">
            <text:p>6</text:p>
          </table:table-cell>
          <table:table-cell office:value-type="float" office:value="25.6576510054837" calcext:value-type="float">
            <text:p>25.6576510054837</text:p>
          </table:table-cell>
          <table:table-cell office:value-type="float" office:value="23.9753745121456" calcext:value-type="float">
            <text:p>23.9753745121456</text:p>
          </table:table-cell>
          <table:table-cell office:value-type="float" office:value="6" calcext:value-type="float">
            <text:p>6</text:p>
          </table:table-cell>
          <table:table-cell office:value-type="float" office:value="25.6576510054837" calcext:value-type="float">
            <text:p>25.6576510054837</text:p>
          </table:table-cell>
          <table:table-cell office:value-type="float" office:value="24.1932709572592" calcext:value-type="float">
            <text:p>24.1932709572592</text:p>
          </table:table-cell>
          <table:table-cell office:value-type="float" office:value="6" calcext:value-type="float">
            <text:p>6</text:p>
          </table:table-cell>
          <table:table-cell office:value-type="float" office:value="25.6576510054837" calcext:value-type="float">
            <text:p>25.6576510054837</text:p>
          </table:table-cell>
          <table:table-cell office:value-type="float" office:value="24.2211676759338" calcext:value-type="float">
            <text:p>24.2211676759338</text:p>
          </table:table-cell>
          <table:table-cell office:value-type="float" office:value="0.86833928630307" calcext:value-type="float">
            <text:p>0.8683392863030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3.5044527972457" calcext:value-type="float">
            <text:p>23.5044527972457</text:p>
          </table:table-cell>
          <table:table-cell office:value-type="float" office:value="23.8336965118981" calcext:value-type="float">
            <text:p>23.8336965118981</text:p>
          </table:table-cell>
          <table:table-cell office:value-type="float" office:value="6" calcext:value-type="float">
            <text:p>6</text:p>
          </table:table-cell>
          <table:table-cell office:value-type="float" office:value="23.5044527972457" calcext:value-type="float">
            <text:p>23.5044527972457</text:p>
          </table:table-cell>
          <table:table-cell office:value-type="float" office:value="23.2678344069152" calcext:value-type="float">
            <text:p>23.2678344069152</text:p>
          </table:table-cell>
          <table:table-cell office:value-type="float" office:value="6" calcext:value-type="float">
            <text:p>6</text:p>
          </table:table-cell>
          <table:table-cell office:value-type="float" office:value="23.5044527972457" calcext:value-type="float">
            <text:p>23.5044527972457</text:p>
          </table:table-cell>
          <table:table-cell office:value-type="float" office:value="23.8537471879417" calcext:value-type="float">
            <text:p>23.8537471879417</text:p>
          </table:table-cell>
          <table:table-cell office:value-type="float" office:value="6" calcext:value-type="float">
            <text:p>6</text:p>
          </table:table-cell>
          <table:table-cell office:value-type="float" office:value="23.5044527972457" calcext:value-type="float">
            <text:p>23.5044527972457</text:p>
          </table:table-cell>
          <table:table-cell office:value-type="float" office:value="24.1434689186141" calcext:value-type="float">
            <text:p>24.1434689186141</text:p>
          </table:table-cell>
          <table:table-cell office:value-type="float" office:value="-1.50846678745268" calcext:value-type="float">
            <text:p>-1.5084667874526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8.3779766473627" calcext:value-type="float">
            <text:p>28.3779766473627</text:p>
          </table:table-cell>
          <table:table-cell office:value-type="float" office:value="24.9245227058918" calcext:value-type="float">
            <text:p>24.9245227058918</text:p>
          </table:table-cell>
          <table:table-cell office:value-type="float" office:value="6" calcext:value-type="float">
            <text:p>6</text:p>
          </table:table-cell>
          <table:table-cell office:value-type="float" office:value="28.3779766473627" calcext:value-type="float">
            <text:p>28.3779766473627</text:p>
          </table:table-cell>
          <table:table-cell office:value-type="float" office:value="25.8425690435201" calcext:value-type="float">
            <text:p>25.8425690435201</text:p>
          </table:table-cell>
          <table:table-cell office:value-type="float" office:value="6" calcext:value-type="float">
            <text:p>6</text:p>
          </table:table-cell>
          <table:table-cell office:value-type="float" office:value="28.3779766473627" calcext:value-type="float">
            <text:p>28.3779766473627</text:p>
          </table:table-cell>
          <table:table-cell office:value-type="float" office:value="24.6557152368408" calcext:value-type="float">
            <text:p>24.6557152368408</text:p>
          </table:table-cell>
          <table:table-cell office:value-type="float" office:value="6" calcext:value-type="float">
            <text:p>6</text:p>
          </table:table-cell>
          <table:table-cell office:value-type="float" office:value="28.3779766473627" calcext:value-type="float">
            <text:p>28.3779766473627</text:p>
          </table:table-cell>
          <table:table-cell office:value-type="float" office:value="24.9248005518201" calcext:value-type="float">
            <text:p>24.9248005518201</text:p>
          </table:table-cell>
          <table:table-cell office:value-type="float" office:value="3.40973912825932" calcext:value-type="float">
            <text:p>3.4097391282593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6.063265585202" calcext:value-type="float">
            <text:p>26.063265585202</text:p>
          </table:table-cell>
          <table:table-cell office:value-type="float" office:value="25.266794351034" calcext:value-type="float">
            <text:p>25.266794351034</text:p>
          </table:table-cell>
          <table:table-cell office:value-type="float" office:value="6" calcext:value-type="float">
            <text:p>6</text:p>
          </table:table-cell>
          <table:table-cell office:value-type="float" office:value="26.063265585202" calcext:value-type="float">
            <text:p>26.063265585202</text:p>
          </table:table-cell>
          <table:table-cell office:value-type="float" office:value="25.2778539822555" calcext:value-type="float">
            <text:p>25.2778539822555</text:p>
          </table:table-cell>
          <table:table-cell office:value-type="float" office:value="6" calcext:value-type="float">
            <text:p>6</text:p>
          </table:table-cell>
          <table:table-cell office:value-type="float" office:value="26.063265585202" calcext:value-type="float">
            <text:p>26.063265585202</text:p>
          </table:table-cell>
          <table:table-cell office:value-type="float" office:value="24.2591931456207" calcext:value-type="float">
            <text:p>24.2591931456207</text:p>
          </table:table-cell>
          <table:table-cell office:value-type="float" office:value="6" calcext:value-type="float">
            <text:p>6</text:p>
          </table:table-cell>
          <table:table-cell office:value-type="float" office:value="26.063265585202" calcext:value-type="float">
            <text:p>26.063265585202</text:p>
          </table:table-cell>
          <table:table-cell office:value-type="float" office:value="25.3838670899798" calcext:value-type="float">
            <text:p>25.3838670899798</text:p>
          </table:table-cell>
          <table:table-cell office:value-type="float" office:value="1.23263749759034" calcext:value-type="float">
            <text:p>1.2326374975903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4.2065758172742" calcext:value-type="float">
            <text:p>24.2065758172742</text:p>
          </table:table-cell>
          <table:table-cell office:value-type="float" office:value="23.2809473356416" calcext:value-type="float">
            <text:p>23.2809473356416</text:p>
          </table:table-cell>
          <table:table-cell office:value-type="float" office:value="6" calcext:value-type="float">
            <text:p>6</text:p>
          </table:table-cell>
          <table:table-cell office:value-type="float" office:value="24.2065758172742" calcext:value-type="float">
            <text:p>24.2065758172742</text:p>
          </table:table-cell>
          <table:table-cell office:value-type="float" office:value="22.0276528323062" calcext:value-type="float">
            <text:p>22.0276528323062</text:p>
          </table:table-cell>
          <table:table-cell office:value-type="float" office:value="6" calcext:value-type="float">
            <text:p>6</text:p>
          </table:table-cell>
          <table:table-cell office:value-type="float" office:value="24.2065758172742" calcext:value-type="float">
            <text:p>24.2065758172742</text:p>
          </table:table-cell>
          <table:table-cell office:value-type="float" office:value="23.5005087805525" calcext:value-type="float">
            <text:p>23.5005087805525</text:p>
          </table:table-cell>
          <table:table-cell office:value-type="float" office:value="6" calcext:value-type="float">
            <text:p>6</text:p>
          </table:table-cell>
          <table:table-cell office:value-type="float" office:value="24.2065758172742" calcext:value-type="float">
            <text:p>24.2065758172742</text:p>
          </table:table-cell>
          <table:table-cell office:value-type="float" office:value="23.6305854595178" calcext:value-type="float">
            <text:p>23.6305854595178</text:p>
          </table:table-cell>
          <table:table-cell office:value-type="float" office:value="-0.705156916395231" calcext:value-type="float">
            <text:p>-0.70515691639523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6.2675103989939" calcext:value-type="float">
            <text:p>26.2675103989939</text:p>
          </table:table-cell>
          <table:table-cell office:value-type="float" office:value="24.0275919031099" calcext:value-type="float">
            <text:p>24.0275919031099</text:p>
          </table:table-cell>
          <table:table-cell office:value-type="float" office:value="6" calcext:value-type="float">
            <text:p>6</text:p>
          </table:table-cell>
          <table:table-cell office:value-type="float" office:value="26.2675103989939" calcext:value-type="float">
            <text:p>26.2675103989939</text:p>
          </table:table-cell>
          <table:table-cell office:value-type="float" office:value="24.0040375295824" calcext:value-type="float">
            <text:p>24.0040375295824</text:p>
          </table:table-cell>
          <table:table-cell office:value-type="float" office:value="6" calcext:value-type="float">
            <text:p>6</text:p>
          </table:table-cell>
          <table:table-cell office:value-type="float" office:value="26.2675103989939" calcext:value-type="float">
            <text:p>26.2675103989939</text:p>
          </table:table-cell>
          <table:table-cell office:value-type="float" office:value="23.8116345732955" calcext:value-type="float">
            <text:p>23.8116345732955</text:p>
          </table:table-cell>
          <table:table-cell office:value-type="float" office:value="6" calcext:value-type="float">
            <text:p>6</text:p>
          </table:table-cell>
          <table:table-cell office:value-type="float" office:value="26.2675103989939" calcext:value-type="float">
            <text:p>26.2675103989939</text:p>
          </table:table-cell>
          <table:table-cell office:value-type="float" office:value="24.2022062211544" calcext:value-type="float">
            <text:p>24.2022062211544</text:p>
          </table:table-cell>
          <table:table-cell office:value-type="float" office:value="1.30039115282209" calcext:value-type="float">
            <text:p>1.3003911528220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2.6207225303289" calcext:value-type="float">
            <text:p>22.6207225303289</text:p>
          </table:table-cell>
          <table:table-cell office:value-type="float" office:value="25.9066470917537" calcext:value-type="float">
            <text:p>25.9066470917537</text:p>
          </table:table-cell>
          <table:table-cell office:value-type="float" office:value="6" calcext:value-type="float">
            <text:p>6</text:p>
          </table:table-cell>
          <table:table-cell office:value-type="float" office:value="22.6207225303289" calcext:value-type="float">
            <text:p>22.6207225303289</text:p>
          </table:table-cell>
          <table:table-cell office:value-type="float" office:value="24.2258902651541" calcext:value-type="float">
            <text:p>24.2258902651541</text:p>
          </table:table-cell>
          <table:table-cell office:value-type="float" office:value="6" calcext:value-type="float">
            <text:p>6</text:p>
          </table:table-cell>
          <table:table-cell office:value-type="float" office:value="22.6207225303289" calcext:value-type="float">
            <text:p>22.6207225303289</text:p>
          </table:table-cell>
          <table:table-cell office:value-type="float" office:value="23.6059591483916" calcext:value-type="float">
            <text:p>23.6059591483916</text:p>
          </table:table-cell>
          <table:table-cell office:value-type="float" office:value="6" calcext:value-type="float">
            <text:p>6</text:p>
          </table:table-cell>
          <table:table-cell office:value-type="float" office:value="22.6207225303289" calcext:value-type="float">
            <text:p>22.6207225303289</text:p>
          </table:table-cell>
          <table:table-cell office:value-type="float" office:value="25.3676102620763" calcext:value-type="float">
            <text:p>25.3676102620763</text:p>
          </table:table-cell>
          <table:table-cell office:value-type="float" office:value="-2.29502294904437" calcext:value-type="float">
            <text:p>-2.2950229490443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8.235223326058" calcext:value-type="float">
            <text:p>28.235223326058</text:p>
          </table:table-cell>
          <table:table-cell office:value-type="float" office:value="25.4189932785138" calcext:value-type="float">
            <text:p>25.4189932785138</text:p>
          </table:table-cell>
          <table:table-cell office:value-type="float" office:value="6" calcext:value-type="float">
            <text:p>6</text:p>
          </table:table-cell>
          <table:table-cell office:value-type="float" office:value="28.235223326058" calcext:value-type="float">
            <text:p>28.235223326058</text:p>
          </table:table-cell>
          <table:table-cell office:value-type="float" office:value="26.7019008659651" calcext:value-type="float">
            <text:p>26.7019008659651</text:p>
          </table:table-cell>
          <table:table-cell office:value-type="float" office:value="6" calcext:value-type="float">
            <text:p>6</text:p>
          </table:table-cell>
          <table:table-cell office:value-type="float" office:value="28.235223326058" calcext:value-type="float">
            <text:p>28.235223326058</text:p>
          </table:table-cell>
          <table:table-cell office:value-type="float" office:value="25.3387253291216" calcext:value-type="float">
            <text:p>25.3387253291216</text:p>
          </table:table-cell>
          <table:table-cell office:value-type="float" office:value="6" calcext:value-type="float">
            <text:p>6</text:p>
          </table:table-cell>
          <table:table-cell office:value-type="float" office:value="28.235223326058" calcext:value-type="float">
            <text:p>28.235223326058</text:p>
          </table:table-cell>
          <table:table-cell office:value-type="float" office:value="25.0406312482971" calcext:value-type="float">
            <text:p>25.0406312482971</text:p>
          </table:table-cell>
          <table:table-cell office:value-type="float" office:value="3.74563233301368" calcext:value-type="float">
            <text:p>3.7456323330136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9.5157871545897" calcext:value-type="float">
            <text:p>19.5157871545897</text:p>
          </table:table-cell>
          <table:table-cell office:value-type="float" office:value="22.9831489774641" calcext:value-type="float">
            <text:p>22.9831489774641</text:p>
          </table:table-cell>
          <table:table-cell office:value-type="float" office:value="6" calcext:value-type="float">
            <text:p>6</text:p>
          </table:table-cell>
          <table:table-cell office:value-type="float" office:value="19.5157871545897" calcext:value-type="float">
            <text:p>19.5157871545897</text:p>
          </table:table-cell>
          <table:table-cell office:value-type="float" office:value="21.7002345423973" calcext:value-type="float">
            <text:p>21.7002345423973</text:p>
          </table:table-cell>
          <table:table-cell office:value-type="float" office:value="6" calcext:value-type="float">
            <text:p>6</text:p>
          </table:table-cell>
          <table:table-cell office:value-type="float" office:value="19.5157871545897" calcext:value-type="float">
            <text:p>19.5157871545897</text:p>
          </table:table-cell>
          <table:table-cell office:value-type="float" office:value="23.8019812782159" calcext:value-type="float">
            <text:p>23.8019812782159</text:p>
          </table:table-cell>
          <table:table-cell office:value-type="float" office:value="6" calcext:value-type="float">
            <text:p>6</text:p>
          </table:table-cell>
          <table:table-cell office:value-type="float" office:value="19.5157871545897" calcext:value-type="float">
            <text:p>19.5157871545897</text:p>
          </table:table-cell>
          <table:table-cell office:value-type="float" office:value="23.6251882973454" calcext:value-type="float">
            <text:p>23.6251882973454</text:p>
          </table:table-cell>
          <table:table-cell office:value-type="float" office:value="-5.68207576856484" calcext:value-type="float">
            <text:p>-5.6820757685648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1.7888140492077" calcext:value-type="float">
            <text:p>21.7888140492077</text:p>
          </table:table-cell>
          <table:table-cell office:value-type="float" office:value="24.172894768141" calcext:value-type="float">
            <text:p>24.172894768141</text:p>
          </table:table-cell>
          <table:table-cell office:value-type="float" office:value="6" calcext:value-type="float">
            <text:p>6</text:p>
          </table:table-cell>
          <table:table-cell office:value-type="float" office:value="21.7888140492077" calcext:value-type="float">
            <text:p>21.7888140492077</text:p>
          </table:table-cell>
          <table:table-cell office:value-type="float" office:value="23.1521174744636" calcext:value-type="float">
            <text:p>23.1521174744636</text:p>
          </table:table-cell>
          <table:table-cell office:value-type="float" office:value="6" calcext:value-type="float">
            <text:p>6</text:p>
          </table:table-cell>
          <table:table-cell office:value-type="float" office:value="21.7888140492077" calcext:value-type="float">
            <text:p>21.7888140492077</text:p>
          </table:table-cell>
          <table:table-cell office:value-type="float" office:value="23.4115178605399" calcext:value-type="float">
            <text:p>23.4115178605399</text:p>
          </table:table-cell>
          <table:table-cell office:value-type="float" office:value="6" calcext:value-type="float">
            <text:p>6</text:p>
          </table:table-cell>
          <table:table-cell office:value-type="float" office:value="21.7888140492077" calcext:value-type="float">
            <text:p>21.7888140492077</text:p>
          </table:table-cell>
          <table:table-cell office:value-type="float" office:value="24.2225556324683" calcext:value-type="float">
            <text:p>24.2225556324683</text:p>
          </table:table-cell>
          <table:table-cell office:value-type="float" office:value="-3.48132173911743" calcext:value-type="float">
            <text:p>-3.4813217391174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7.3990455777081" calcext:value-type="float">
            <text:p>27.3990455777081</text:p>
          </table:table-cell>
          <table:table-cell office:value-type="float" office:value="22.945471687303" calcext:value-type="float">
            <text:p>22.945471687303</text:p>
          </table:table-cell>
          <table:table-cell office:value-type="float" office:value="6" calcext:value-type="float">
            <text:p>6</text:p>
          </table:table-cell>
          <table:table-cell office:value-type="float" office:value="27.3990455777081" calcext:value-type="float">
            <text:p>27.3990455777081</text:p>
          </table:table-cell>
          <table:table-cell office:value-type="float" office:value="24.251284131787" calcext:value-type="float">
            <text:p>24.251284131787</text:p>
          </table:table-cell>
          <table:table-cell office:value-type="float" office:value="6" calcext:value-type="float">
            <text:p>6</text:p>
          </table:table-cell>
          <table:table-cell office:value-type="float" office:value="27.3990455777081" calcext:value-type="float">
            <text:p>27.3990455777081</text:p>
          </table:table-cell>
          <table:table-cell office:value-type="float" office:value="24.8489494348808" calcext:value-type="float">
            <text:p>24.8489494348808</text:p>
          </table:table-cell>
          <table:table-cell office:value-type="float" office:value="6" calcext:value-type="float">
            <text:p>6</text:p>
          </table:table-cell>
          <table:table-cell office:value-type="float" office:value="27.3990455777081" calcext:value-type="float">
            <text:p>27.3990455777081</text:p>
          </table:table-cell>
          <table:table-cell office:value-type="float" office:value="23.3735691659838" calcext:value-type="float">
            <text:p>23.3735691659838</text:p>
          </table:table-cell>
          <table:table-cell office:value-type="float" office:value="2.60275433354277" calcext:value-type="float">
            <text:p>2.6027543335427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7.756961341735" calcext:value-type="float">
            <text:p>27.756961341735</text:p>
          </table:table-cell>
          <table:table-cell office:value-type="float" office:value="24.1840985825756" calcext:value-type="float">
            <text:p>24.1840985825756</text:p>
          </table:table-cell>
          <table:table-cell office:value-type="float" office:value="6" calcext:value-type="float">
            <text:p>6</text:p>
          </table:table-cell>
          <table:table-cell office:value-type="float" office:value="27.756961341735" calcext:value-type="float">
            <text:p>27.756961341735</text:p>
          </table:table-cell>
          <table:table-cell office:value-type="float" office:value="26.8196174360064" calcext:value-type="float">
            <text:p>26.8196174360064</text:p>
          </table:table-cell>
          <table:table-cell office:value-type="float" office:value="6" calcext:value-type="float">
            <text:p>6</text:p>
          </table:table-cell>
          <table:table-cell office:value-type="float" office:value="27.756961341735" calcext:value-type="float">
            <text:p>27.756961341735</text:p>
          </table:table-cell>
          <table:table-cell office:value-type="float" office:value="26.2101229131922" calcext:value-type="float">
            <text:p>26.2101229131922</text:p>
          </table:table-cell>
          <table:table-cell office:value-type="float" office:value="6" calcext:value-type="float">
            <text:p>6</text:p>
          </table:table-cell>
          <table:table-cell office:value-type="float" office:value="27.756961341735" calcext:value-type="float">
            <text:p>27.756961341735</text:p>
          </table:table-cell>
          <table:table-cell office:value-type="float" office:value="24.2901698280323" calcext:value-type="float">
            <text:p>24.2901698280323</text:p>
          </table:table-cell>
          <table:table-cell office:value-type="float" office:value="2.80119803207542" calcext:value-type="float">
            <text:p>2.8011980320754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9.4911310450564" calcext:value-type="float">
            <text:p>29.4911310450564</text:p>
          </table:table-cell>
          <table:table-cell office:value-type="float" office:value="23.7914366367099" calcext:value-type="float">
            <text:p>23.7914366367099</text:p>
          </table:table-cell>
          <table:table-cell office:value-type="float" office:value="6" calcext:value-type="float">
            <text:p>6</text:p>
          </table:table-cell>
          <table:table-cell office:value-type="float" office:value="29.4911310450564" calcext:value-type="float">
            <text:p>29.4911310450564</text:p>
          </table:table-cell>
          <table:table-cell office:value-type="float" office:value="25.2570640661195" calcext:value-type="float">
            <text:p>25.2570640661195</text:p>
          </table:table-cell>
          <table:table-cell office:value-type="float" office:value="6" calcext:value-type="float">
            <text:p>6</text:p>
          </table:table-cell>
          <table:table-cell office:value-type="float" office:value="29.4911310450564" calcext:value-type="float">
            <text:p>29.4911310450564</text:p>
          </table:table-cell>
          <table:table-cell office:value-type="float" office:value="24.6788205871931" calcext:value-type="float">
            <text:p>24.6788205871931</text:p>
          </table:table-cell>
          <table:table-cell office:value-type="float" office:value="6" calcext:value-type="float">
            <text:p>6</text:p>
          </table:table-cell>
          <table:table-cell office:value-type="float" office:value="29.4911310450564" calcext:value-type="float">
            <text:p>29.4911310450564</text:p>
          </table:table-cell>
          <table:table-cell office:value-type="float" office:value="23.8791915206011" calcext:value-type="float">
            <text:p>23.8791915206011</text:p>
          </table:table-cell>
          <table:table-cell office:value-type="float" office:value="4.5838380635005" calcext:value-type="float">
            <text:p>4.583838063500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6.646445551786" calcext:value-type="float">
            <text:p>26.646445551786</text:p>
          </table:table-cell>
          <table:table-cell office:value-type="float" office:value="24.2461886408595" calcext:value-type="float">
            <text:p>24.2461886408595</text:p>
          </table:table-cell>
          <table:table-cell office:value-type="float" office:value="6" calcext:value-type="float">
            <text:p>6</text:p>
          </table:table-cell>
          <table:table-cell office:value-type="float" office:value="26.646445551786" calcext:value-type="float">
            <text:p>26.646445551786</text:p>
          </table:table-cell>
          <table:table-cell office:value-type="float" office:value="25.9464110655648" calcext:value-type="float">
            <text:p>25.9464110655648</text:p>
          </table:table-cell>
          <table:table-cell office:value-type="float" office:value="6" calcext:value-type="float">
            <text:p>6</text:p>
          </table:table-cell>
          <table:table-cell office:value-type="float" office:value="26.646445551786" calcext:value-type="float">
            <text:p>26.646445551786</text:p>
          </table:table-cell>
          <table:table-cell office:value-type="float" office:value="25.2955064092451" calcext:value-type="float">
            <text:p>25.2955064092451</text:p>
          </table:table-cell>
          <table:table-cell office:value-type="float" office:value="6" calcext:value-type="float">
            <text:p>6</text:p>
          </table:table-cell>
          <table:table-cell office:value-type="float" office:value="26.646445551786" calcext:value-type="float">
            <text:p>26.646445551786</text:p>
          </table:table-cell>
          <table:table-cell office:value-type="float" office:value="24.024162068129" calcext:value-type="float">
            <text:p>24.024162068129</text:p>
          </table:table-cell>
          <table:table-cell office:value-type="float" office:value="1.60555241324264" calcext:value-type="float">
            <text:p>1.6055524132426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2.5660026238697" calcext:value-type="float">
            <text:p>22.5660026238697</text:p>
          </table:table-cell>
          <table:table-cell office:value-type="float" office:value="23.8304306920758" calcext:value-type="float">
            <text:p>23.8304306920758</text:p>
          </table:table-cell>
          <table:table-cell office:value-type="float" office:value="6" calcext:value-type="float">
            <text:p>6</text:p>
          </table:table-cell>
          <table:table-cell office:value-type="float" office:value="22.5660026238697" calcext:value-type="float">
            <text:p>22.5660026238697</text:p>
          </table:table-cell>
          <table:table-cell office:value-type="float" office:value="22.896648671285" calcext:value-type="float">
            <text:p>22.896648671285</text:p>
          </table:table-cell>
          <table:table-cell office:value-type="float" office:value="6" calcext:value-type="float">
            <text:p>6</text:p>
          </table:table-cell>
          <table:table-cell office:value-type="float" office:value="22.5660026238697" calcext:value-type="float">
            <text:p>22.5660026238697</text:p>
          </table:table-cell>
          <table:table-cell office:value-type="float" office:value="23.4307134711" calcext:value-type="float">
            <text:p>23.4307134711</text:p>
          </table:table-cell>
          <table:table-cell office:value-type="float" office:value="6" calcext:value-type="float">
            <text:p>6</text:p>
          </table:table-cell>
          <table:table-cell office:value-type="float" office:value="22.5660026238697" calcext:value-type="float">
            <text:p>22.5660026238697</text:p>
          </table:table-cell>
          <table:table-cell office:value-type="float" office:value="24.0503782005985" calcext:value-type="float">
            <text:p>24.0503782005985</text:p>
          </table:table-cell>
          <table:table-cell office:value-type="float" office:value="-2.28790214374909" calcext:value-type="float">
            <text:p>-2.2879021437490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3.0345950474476" calcext:value-type="float">
            <text:p>23.0345950474476</text:p>
          </table:table-cell>
          <table:table-cell office:value-type="float" office:value="24.6426160872148" calcext:value-type="float">
            <text:p>24.6426160872148</text:p>
          </table:table-cell>
          <table:table-cell office:value-type="float" office:value="6" calcext:value-type="float">
            <text:p>6</text:p>
          </table:table-cell>
          <table:table-cell office:value-type="float" office:value="23.0345950474476" calcext:value-type="float">
            <text:p>23.0345950474476</text:p>
          </table:table-cell>
          <table:table-cell office:value-type="float" office:value="24.3259396697761" calcext:value-type="float">
            <text:p>24.3259396697761</text:p>
          </table:table-cell>
          <table:table-cell office:value-type="float" office:value="6" calcext:value-type="float">
            <text:p>6</text:p>
          </table:table-cell>
          <table:table-cell office:value-type="float" office:value="23.0345950474476" calcext:value-type="float">
            <text:p>23.0345950474476</text:p>
          </table:table-cell>
          <table:table-cell office:value-type="float" office:value="24.2698136703279" calcext:value-type="float">
            <text:p>24.2698136703279</text:p>
          </table:table-cell>
          <table:table-cell office:value-type="float" office:value="6" calcext:value-type="float">
            <text:p>6</text:p>
          </table:table-cell>
          <table:table-cell office:value-type="float" office:value="23.0345950474476" calcext:value-type="float">
            <text:p>23.0345950474476</text:p>
          </table:table-cell>
          <table:table-cell office:value-type="float" office:value="24.6431707868754" calcext:value-type="float">
            <text:p>24.6431707868754</text:p>
          </table:table-cell>
          <table:table-cell office:value-type="float" office:value="-1.89266219923273" calcext:value-type="float">
            <text:p>-1.8926621992327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.7117562769342" calcext:value-type="float">
            <text:p>20.7117562769342</text:p>
          </table:table-cell>
          <table:table-cell office:value-type="float" office:value="24.8921936077282" calcext:value-type="float">
            <text:p>24.8921936077282</text:p>
          </table:table-cell>
          <table:table-cell office:value-type="float" office:value="6" calcext:value-type="float">
            <text:p>6</text:p>
          </table:table-cell>
          <table:table-cell office:value-type="float" office:value="20.7117562769342" calcext:value-type="float">
            <text:p>20.7117562769342</text:p>
          </table:table-cell>
          <table:table-cell office:value-type="float" office:value="23.3972328812188" calcext:value-type="float">
            <text:p>23.3972328812188</text:p>
          </table:table-cell>
          <table:table-cell office:value-type="float" office:value="6" calcext:value-type="float">
            <text:p>6</text:p>
          </table:table-cell>
          <table:table-cell office:value-type="float" office:value="20.7117562769342" calcext:value-type="float">
            <text:p>20.7117562769342</text:p>
          </table:table-cell>
          <table:table-cell office:value-type="float" office:value="23.2184746622709" calcext:value-type="float">
            <text:p>23.2184746622709</text:p>
          </table:table-cell>
          <table:table-cell office:value-type="float" office:value="6" calcext:value-type="float">
            <text:p>6</text:p>
          </table:table-cell>
          <table:table-cell office:value-type="float" office:value="20.7117562769342" calcext:value-type="float">
            <text:p>20.7117562769342</text:p>
          </table:table-cell>
          <table:table-cell office:value-type="float" office:value="24.765528084824" calcext:value-type="float">
            <text:p>24.765528084824</text:p>
          </table:table-cell>
          <table:table-cell office:value-type="float" office:value="-4.34673358511412" calcext:value-type="float">
            <text:p>-4.3467335851141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4.9601084847426" calcext:value-type="float">
            <text:p>24.9601084847426</text:p>
          </table:table-cell>
          <table:table-cell office:value-type="float" office:value="25.2180780757162" calcext:value-type="float">
            <text:p>25.2180780757162</text:p>
          </table:table-cell>
          <table:table-cell office:value-type="float" office:value="6" calcext:value-type="float">
            <text:p>6</text:p>
          </table:table-cell>
          <table:table-cell office:value-type="float" office:value="24.9601084847426" calcext:value-type="float">
            <text:p>24.9601084847426</text:p>
          </table:table-cell>
          <table:table-cell office:value-type="float" office:value="24.6761831176809" calcext:value-type="float">
            <text:p>24.6761831176809</text:p>
          </table:table-cell>
          <table:table-cell office:value-type="float" office:value="6" calcext:value-type="float">
            <text:p>6</text:p>
          </table:table-cell>
          <table:table-cell office:value-type="float" office:value="24.9601084847426" calcext:value-type="float">
            <text:p>24.9601084847426</text:p>
          </table:table-cell>
          <table:table-cell office:value-type="float" office:value="24.6596235010234" calcext:value-type="float">
            <text:p>24.6596235010234</text:p>
          </table:table-cell>
          <table:table-cell office:value-type="float" office:value="6" calcext:value-type="float">
            <text:p>6</text:p>
          </table:table-cell>
          <table:table-cell office:value-type="float" office:value="24.9601084847426" calcext:value-type="float">
            <text:p>24.9601084847426</text:p>
          </table:table-cell>
          <table:table-cell office:value-type="float" office:value="24.9522347128479" calcext:value-type="float">
            <text:p>24.9522347128479</text:p>
          </table:table-cell>
          <table:table-cell office:value-type="float" office:value="-0.176481427064897" calcext:value-type="float">
            <text:p>-0.17648142706489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7.3949683637503" calcext:value-type="float">
            <text:p>27.3949683637503</text:p>
          </table:table-cell>
          <table:table-cell office:value-type="float" office:value="25.9207099191099" calcext:value-type="float">
            <text:p>25.9207099191099</text:p>
          </table:table-cell>
          <table:table-cell office:value-type="float" office:value="6" calcext:value-type="float">
            <text:p>6</text:p>
          </table:table-cell>
          <table:table-cell office:value-type="float" office:value="27.3949683637503" calcext:value-type="float">
            <text:p>27.3949683637503</text:p>
          </table:table-cell>
          <table:table-cell office:value-type="float" office:value="25.5333236798089" calcext:value-type="float">
            <text:p>25.5333236798089</text:p>
          </table:table-cell>
          <table:table-cell office:value-type="float" office:value="6" calcext:value-type="float">
            <text:p>6</text:p>
          </table:table-cell>
          <table:table-cell office:value-type="float" office:value="27.3949683637503" calcext:value-type="float">
            <text:p>27.3949683637503</text:p>
          </table:table-cell>
          <table:table-cell office:value-type="float" office:value="23.8308578302775" calcext:value-type="float">
            <text:p>23.8308578302775</text:p>
          </table:table-cell>
          <table:table-cell office:value-type="float" office:value="6" calcext:value-type="float">
            <text:p>6</text:p>
          </table:table-cell>
          <table:table-cell office:value-type="float" office:value="27.3949683637503" calcext:value-type="float">
            <text:p>27.3949683637503</text:p>
          </table:table-cell>
          <table:table-cell office:value-type="float" office:value="25.6088403116473" calcext:value-type="float">
            <text:p>25.6088403116473</text:p>
          </table:table-cell>
          <table:table-cell office:value-type="float" office:value="2.33947176688127" calcext:value-type="float">
            <text:p>2.3394717668812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1.3592115039409" calcext:value-type="float">
            <text:p>31.3592115039409</text:p>
          </table:table-cell>
          <table:table-cell office:value-type="float" office:value="24.3642982063908" calcext:value-type="float">
            <text:p>24.3642982063908</text:p>
          </table:table-cell>
          <table:table-cell office:value-type="float" office:value="6" calcext:value-type="float">
            <text:p>6</text:p>
          </table:table-cell>
          <table:table-cell office:value-type="float" office:value="31.3592115039409" calcext:value-type="float">
            <text:p>31.3592115039409</text:p>
          </table:table-cell>
          <table:table-cell office:value-type="float" office:value="28.0145742889568" calcext:value-type="float">
            <text:p>28.0145742889568</text:p>
          </table:table-cell>
          <table:table-cell office:value-type="float" office:value="6" calcext:value-type="float">
            <text:p>6</text:p>
          </table:table-cell>
          <table:table-cell office:value-type="float" office:value="31.3592115039409" calcext:value-type="float">
            <text:p>31.3592115039409</text:p>
          </table:table-cell>
          <table:table-cell office:value-type="float" office:value="26.4272219793204" calcext:value-type="float">
            <text:p>26.4272219793204</text:p>
          </table:table-cell>
          <table:table-cell office:value-type="float" office:value="6" calcext:value-type="float">
            <text:p>6</text:p>
          </table:table-cell>
          <table:table-cell office:value-type="float" office:value="31.3592115039409" calcext:value-type="float">
            <text:p>31.3592115039409</text:p>
          </table:table-cell>
          <table:table-cell office:value-type="float" office:value="24.3601013416886" calcext:value-type="float">
            <text:p>24.3601013416886</text:p>
          </table:table-cell>
          <table:table-cell office:value-type="float" office:value="6.14108906804523" calcext:value-type="float">
            <text:p>6.1410890680452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1.3516432940267" calcext:value-type="float">
            <text:p>21.3516432940267</text:p>
          </table:table-cell>
          <table:table-cell office:value-type="float" office:value="23.5903890233205" calcext:value-type="float">
            <text:p>23.5903890233205</text:p>
          </table:table-cell>
          <table:table-cell office:value-type="float" office:value="6" calcext:value-type="float">
            <text:p>6</text:p>
          </table:table-cell>
          <table:table-cell office:value-type="float" office:value="21.3516432940267" calcext:value-type="float">
            <text:p>21.3516432940267</text:p>
          </table:table-cell>
          <table:table-cell office:value-type="float" office:value="22.5517550567111" calcext:value-type="float">
            <text:p>22.5517550567111</text:p>
          </table:table-cell>
          <table:table-cell office:value-type="float" office:value="6" calcext:value-type="float">
            <text:p>6</text:p>
          </table:table-cell>
          <table:table-cell office:value-type="float" office:value="21.3516432940267" calcext:value-type="float">
            <text:p>21.3516432940267</text:p>
          </table:table-cell>
          <table:table-cell office:value-type="float" office:value="23.2130066435927" calcext:value-type="float">
            <text:p>23.2130066435927</text:p>
          </table:table-cell>
          <table:table-cell office:value-type="float" office:value="6" calcext:value-type="float">
            <text:p>6</text:p>
          </table:table-cell>
          <table:table-cell office:value-type="float" office:value="21.3516432940267" calcext:value-type="float">
            <text:p>21.3516432940267</text:p>
          </table:table-cell>
          <table:table-cell office:value-type="float" office:value="23.8205892861419" calcext:value-type="float">
            <text:p>23.8205892861419</text:p>
          </table:table-cell>
          <table:table-cell office:value-type="float" office:value="-3.62375424371612" calcext:value-type="float">
            <text:p>-3.6237542437161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5.7296701184555" calcext:value-type="float">
            <text:p>25.7296701184555</text:p>
          </table:table-cell>
          <table:table-cell office:value-type="float" office:value="23.8600877452888" calcext:value-type="float">
            <text:p>23.8600877452888</text:p>
          </table:table-cell>
          <table:table-cell office:value-type="float" office:value="6" calcext:value-type="float">
            <text:p>6</text:p>
          </table:table-cell>
          <table:table-cell office:value-type="float" office:value="25.7296701184555" calcext:value-type="float">
            <text:p>25.7296701184555</text:p>
          </table:table-cell>
          <table:table-cell office:value-type="float" office:value="24.3182372522386" calcext:value-type="float">
            <text:p>24.3182372522386</text:p>
          </table:table-cell>
          <table:table-cell office:value-type="float" office:value="6" calcext:value-type="float">
            <text:p>6</text:p>
          </table:table-cell>
          <table:table-cell office:value-type="float" office:value="25.7296701184555" calcext:value-type="float">
            <text:p>25.7296701184555</text:p>
          </table:table-cell>
          <table:table-cell office:value-type="float" office:value="24.7329716098031" calcext:value-type="float">
            <text:p>24.7329716098031</text:p>
          </table:table-cell>
          <table:table-cell office:value-type="float" office:value="6" calcext:value-type="float">
            <text:p>6</text:p>
          </table:table-cell>
          <table:table-cell office:value-type="float" office:value="25.7296701184555" calcext:value-type="float">
            <text:p>25.7296701184555</text:p>
          </table:table-cell>
          <table:table-cell office:value-type="float" office:value="24.3209765539257" calcext:value-type="float">
            <text:p>24.3209765539257</text:p>
          </table:table-cell>
          <table:table-cell office:value-type="float" office:value="1.23090394016634" calcext:value-type="float">
            <text:p>1.2309039401663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8.6679318008094" calcext:value-type="float">
            <text:p>28.6679318008094</text:p>
          </table:table-cell>
          <table:table-cell office:value-type="float" office:value="25.393980622819" calcext:value-type="float">
            <text:p>25.393980622819</text:p>
          </table:table-cell>
          <table:table-cell office:value-type="float" office:value="6" calcext:value-type="float">
            <text:p>6</text:p>
          </table:table-cell>
          <table:table-cell office:value-type="float" office:value="28.6679318008094" calcext:value-type="float">
            <text:p>28.6679318008094</text:p>
          </table:table-cell>
          <table:table-cell office:value-type="float" office:value="27.4352786301697" calcext:value-type="float">
            <text:p>27.4352786301697</text:p>
          </table:table-cell>
          <table:table-cell office:value-type="float" office:value="6" calcext:value-type="float">
            <text:p>6</text:p>
          </table:table-cell>
          <table:table-cell office:value-type="float" office:value="28.6679318008094" calcext:value-type="float">
            <text:p>28.6679318008094</text:p>
          </table:table-cell>
          <table:table-cell office:value-type="float" office:value="26.548801267904" calcext:value-type="float">
            <text:p>26.548801267904</text:p>
          </table:table-cell>
          <table:table-cell office:value-type="float" office:value="6" calcext:value-type="float">
            <text:p>6</text:p>
          </table:table-cell>
          <table:table-cell office:value-type="float" office:value="28.6679318008094" calcext:value-type="float">
            <text:p>28.6679318008094</text:p>
          </table:table-cell>
          <table:table-cell office:value-type="float" office:value="25.1883364733781" calcext:value-type="float">
            <text:p>25.1883364733781</text:p>
          </table:table-cell>
          <table:table-cell office:value-type="float" office:value="3.28329800592492" calcext:value-type="float">
            <text:p>3.2832980059249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6.582335765519" calcext:value-type="float">
            <text:p>26.582335765519</text:p>
          </table:table-cell>
          <table:table-cell office:value-type="float" office:value="24.7286134528718" calcext:value-type="float">
            <text:p>24.7286134528718</text:p>
          </table:table-cell>
          <table:table-cell office:value-type="float" office:value="6" calcext:value-type="float">
            <text:p>6</text:p>
          </table:table-cell>
          <table:table-cell office:value-type="float" office:value="26.582335765519" calcext:value-type="float">
            <text:p>26.582335765519</text:p>
          </table:table-cell>
          <table:table-cell office:value-type="float" office:value="26.1374563401174" calcext:value-type="float">
            <text:p>26.1374563401174</text:p>
          </table:table-cell>
          <table:table-cell office:value-type="float" office:value="6" calcext:value-type="float">
            <text:p>6</text:p>
          </table:table-cell>
          <table:table-cell office:value-type="float" office:value="26.582335765519" calcext:value-type="float">
            <text:p>26.582335765519</text:p>
          </table:table-cell>
          <table:table-cell office:value-type="float" office:value="25.0352778007421" calcext:value-type="float">
            <text:p>25.0352778007421</text:p>
          </table:table-cell>
          <table:table-cell office:value-type="float" office:value="6" calcext:value-type="float">
            <text:p>6</text:p>
          </table:table-cell>
          <table:table-cell office:value-type="float" office:value="26.582335765519" calcext:value-type="float">
            <text:p>26.582335765519</text:p>
          </table:table-cell>
          <table:table-cell office:value-type="float" office:value="24.6611458983921" calcext:value-type="float">
            <text:p>24.6611458983921</text:p>
          </table:table-cell>
          <table:table-cell office:value-type="float" office:value="1.55621856974225" calcext:value-type="float">
            <text:p>1.5562185697422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4.5678648254399" calcext:value-type="float">
            <text:p>24.5678648254399</text:p>
          </table:table-cell>
          <table:table-cell office:value-type="float" office:value="24.2845110817636" calcext:value-type="float">
            <text:p>24.2845110817636</text:p>
          </table:table-cell>
          <table:table-cell office:value-type="float" office:value="6" calcext:value-type="float">
            <text:p>6</text:p>
          </table:table-cell>
          <table:table-cell office:value-type="float" office:value="24.5678648254399" calcext:value-type="float">
            <text:p>24.5678648254399</text:p>
          </table:table-cell>
          <table:table-cell office:value-type="float" office:value="26.0334397463707" calcext:value-type="float">
            <text:p>26.0334397463707</text:p>
          </table:table-cell>
          <table:table-cell office:value-type="float" office:value="6" calcext:value-type="float">
            <text:p>6</text:p>
          </table:table-cell>
          <table:table-cell office:value-type="float" office:value="24.5678648254399" calcext:value-type="float">
            <text:p>24.5678648254399</text:p>
          </table:table-cell>
          <table:table-cell office:value-type="float" office:value="25.4927518669789" calcext:value-type="float">
            <text:p>25.4927518669789</text:p>
          </table:table-cell>
          <table:table-cell office:value-type="float" office:value="6" calcext:value-type="float">
            <text:p>6</text:p>
          </table:table-cell>
          <table:table-cell office:value-type="float" office:value="24.5678648254399" calcext:value-type="float">
            <text:p>24.5678648254399</text:p>
          </table:table-cell>
          <table:table-cell office:value-type="float" office:value="24.4607701407942" calcext:value-type="float">
            <text:p>24.4607701407942</text:p>
          </table:table-cell>
          <table:table-cell office:value-type="float" office:value="-0.159504533142176" calcext:value-type="float">
            <text:p>-0.15950453314217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7.6850958129475" calcext:value-type="float">
            <text:p>27.6850958129475</text:p>
          </table:table-cell>
          <table:table-cell office:value-type="float" office:value="24.5578604366413" calcext:value-type="float">
            <text:p>24.5578604366413</text:p>
          </table:table-cell>
          <table:table-cell office:value-type="float" office:value="6" calcext:value-type="float">
            <text:p>6</text:p>
          </table:table-cell>
          <table:table-cell office:value-type="float" office:value="27.6850958129475" calcext:value-type="float">
            <text:p>27.6850958129475</text:p>
          </table:table-cell>
          <table:table-cell office:value-type="float" office:value="25.4104242587262" calcext:value-type="float">
            <text:p>25.4104242587262</text:p>
          </table:table-cell>
          <table:table-cell office:value-type="float" office:value="6" calcext:value-type="float">
            <text:p>6</text:p>
          </table:table-cell>
          <table:table-cell office:value-type="float" office:value="27.6850958129475" calcext:value-type="float">
            <text:p>27.6850958129475</text:p>
          </table:table-cell>
          <table:table-cell office:value-type="float" office:value="25.2890558009405" calcext:value-type="float">
            <text:p>25.2890558009405</text:p>
          </table:table-cell>
          <table:table-cell office:value-type="float" office:value="6" calcext:value-type="float">
            <text:p>6</text:p>
          </table:table-cell>
          <table:table-cell office:value-type="float" office:value="27.6850958129475" calcext:value-type="float">
            <text:p>27.6850958129475</text:p>
          </table:table-cell>
          <table:table-cell office:value-type="float" office:value="24.6306475080768" calcext:value-type="float">
            <text:p>24.6306475080768</text:p>
          </table:table-cell>
          <table:table-cell office:value-type="float" office:value="2.85280744697675" calcext:value-type="float">
            <text:p>2.8528074469767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4.6106225645057" calcext:value-type="float">
            <text:p>24.6106225645057</text:p>
          </table:table-cell>
          <table:table-cell office:value-type="float" office:value="25.1934659138081" calcext:value-type="float">
            <text:p>25.1934659138081</text:p>
          </table:table-cell>
          <table:table-cell office:value-type="float" office:value="6" calcext:value-type="float">
            <text:p>6</text:p>
          </table:table-cell>
          <table:table-cell office:value-type="float" office:value="24.6106225645057" calcext:value-type="float">
            <text:p>24.6106225645057</text:p>
          </table:table-cell>
          <table:table-cell office:value-type="float" office:value="24.8042653775325" calcext:value-type="float">
            <text:p>24.8042653775325</text:p>
          </table:table-cell>
          <table:table-cell office:value-type="float" office:value="6" calcext:value-type="float">
            <text:p>6</text:p>
          </table:table-cell>
          <table:table-cell office:value-type="float" office:value="24.6106225645057" calcext:value-type="float">
            <text:p>24.6106225645057</text:p>
          </table:table-cell>
          <table:table-cell office:value-type="float" office:value="24.2086762718996" calcext:value-type="float">
            <text:p>24.2086762718996</text:p>
          </table:table-cell>
          <table:table-cell office:value-type="float" office:value="6" calcext:value-type="float">
            <text:p>6</text:p>
          </table:table-cell>
          <table:table-cell office:value-type="float" office:value="24.6106225645057" calcext:value-type="float">
            <text:p>24.6106225645057</text:p>
          </table:table-cell>
          <table:table-cell office:value-type="float" office:value="24.8892965383441" calcext:value-type="float">
            <text:p>24.8892965383441</text:p>
          </table:table-cell>
          <table:table-cell office:value-type="float" office:value="-0.30394313685834" calcext:value-type="float">
            <text:p>-0.3039431368583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6.850965126982" calcext:value-type="float">
            <text:p>26.850965126982</text:p>
          </table:table-cell>
          <table:table-cell office:value-type="float" office:value="23.0067781840816" calcext:value-type="float">
            <text:p>23.0067781840816</text:p>
          </table:table-cell>
          <table:table-cell office:value-type="float" office:value="6" calcext:value-type="float">
            <text:p>6</text:p>
          </table:table-cell>
          <table:table-cell office:value-type="float" office:value="26.850965126982" calcext:value-type="float">
            <text:p>26.850965126982</text:p>
          </table:table-cell>
          <table:table-cell office:value-type="float" office:value="24.0453751457931" calcext:value-type="float">
            <text:p>24.0453751457931</text:p>
          </table:table-cell>
          <table:table-cell office:value-type="float" office:value="6" calcext:value-type="float">
            <text:p>6</text:p>
          </table:table-cell>
          <table:table-cell office:value-type="float" office:value="26.850965126982" calcext:value-type="float">
            <text:p>26.850965126982</text:p>
          </table:table-cell>
          <table:table-cell office:value-type="float" office:value="25.1731996819132" calcext:value-type="float">
            <text:p>25.1731996819132</text:p>
          </table:table-cell>
          <table:table-cell office:value-type="float" office:value="6" calcext:value-type="float">
            <text:p>6</text:p>
          </table:table-cell>
          <table:table-cell office:value-type="float" office:value="26.850965126982" calcext:value-type="float">
            <text:p>26.850965126982</text:p>
          </table:table-cell>
          <table:table-cell office:value-type="float" office:value="23.3034021532107" calcext:value-type="float">
            <text:p>23.3034021532107</text:p>
          </table:table-cell>
          <table:table-cell office:value-type="float" office:value="1.84533441255803" calcext:value-type="float">
            <text:p>1.8453344125580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7.2265112207579" calcext:value-type="float">
            <text:p>27.2265112207579</text:p>
          </table:table-cell>
          <table:table-cell office:value-type="float" office:value="24.4031692861821" calcext:value-type="float">
            <text:p>24.4031692861821</text:p>
          </table:table-cell>
          <table:table-cell office:value-type="float" office:value="6" calcext:value-type="float">
            <text:p>6</text:p>
          </table:table-cell>
          <table:table-cell office:value-type="float" office:value="27.2265112207579" calcext:value-type="float">
            <text:p>27.2265112207579</text:p>
          </table:table-cell>
          <table:table-cell office:value-type="float" office:value="26.3892180493483" calcext:value-type="float">
            <text:p>26.3892180493483</text:p>
          </table:table-cell>
          <table:table-cell office:value-type="float" office:value="6" calcext:value-type="float">
            <text:p>6</text:p>
          </table:table-cell>
          <table:table-cell office:value-type="float" office:value="27.2265112207579" calcext:value-type="float">
            <text:p>27.2265112207579</text:p>
          </table:table-cell>
          <table:table-cell office:value-type="float" office:value="26.373671051131" calcext:value-type="float">
            <text:p>26.373671051131</text:p>
          </table:table-cell>
          <table:table-cell office:value-type="float" office:value="6" calcext:value-type="float">
            <text:p>6</text:p>
          </table:table-cell>
          <table:table-cell office:value-type="float" office:value="27.2265112207579" calcext:value-type="float">
            <text:p>27.2265112207579</text:p>
          </table:table-cell>
          <table:table-cell office:value-type="float" office:value="24.580617461072" calcext:value-type="float">
            <text:p>24.580617461072</text:p>
          </table:table-cell>
          <table:table-cell office:value-type="float" office:value="2.04539503591399" calcext:value-type="float">
            <text:p>2.0453950359139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7.7284000275417" calcext:value-type="float">
            <text:p>27.7284000275417</text:p>
          </table:table-cell>
          <table:table-cell office:value-type="float" office:value="24.5187245232508" calcext:value-type="float">
            <text:p>24.5187245232508</text:p>
          </table:table-cell>
          <table:table-cell office:value-type="float" office:value="6" calcext:value-type="float">
            <text:p>6</text:p>
          </table:table-cell>
          <table:table-cell office:value-type="float" office:value="27.7284000275417" calcext:value-type="float">
            <text:p>27.7284000275417</text:p>
          </table:table-cell>
          <table:table-cell office:value-type="float" office:value="24.837423102577" calcext:value-type="float">
            <text:p>24.837423102577</text:p>
          </table:table-cell>
          <table:table-cell office:value-type="float" office:value="6" calcext:value-type="float">
            <text:p>6</text:p>
          </table:table-cell>
          <table:table-cell office:value-type="float" office:value="27.7284000275417" calcext:value-type="float">
            <text:p>27.7284000275417</text:p>
          </table:table-cell>
          <table:table-cell office:value-type="float" office:value="23.89466710974" calcext:value-type="float">
            <text:p>23.89466710974</text:p>
          </table:table-cell>
          <table:table-cell office:value-type="float" office:value="6" calcext:value-type="float">
            <text:p>6</text:p>
          </table:table-cell>
          <table:table-cell office:value-type="float" office:value="27.7284000275417" calcext:value-type="float">
            <text:p>27.7284000275417</text:p>
          </table:table-cell>
          <table:table-cell office:value-type="float" office:value="24.6216569670315" calcext:value-type="float">
            <text:p>24.6216569670315</text:p>
          </table:table-cell>
          <table:table-cell office:value-type="float" office:value="2.50186233702338" calcext:value-type="float">
            <text:p>2.5018623370233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6.1501092932093" calcext:value-type="float">
            <text:p>26.1501092932093</text:p>
          </table:table-cell>
          <table:table-cell office:value-type="float" office:value="24.5879568489624" calcext:value-type="float">
            <text:p>24.5879568489624</text:p>
          </table:table-cell>
          <table:table-cell office:value-type="float" office:value="6" calcext:value-type="float">
            <text:p>6</text:p>
          </table:table-cell>
          <table:table-cell office:value-type="float" office:value="26.1501092932093" calcext:value-type="float">
            <text:p>26.1501092932093</text:p>
          </table:table-cell>
          <table:table-cell office:value-type="float" office:value="25.4789182365936" calcext:value-type="float">
            <text:p>25.4789182365936</text:p>
          </table:table-cell>
          <table:table-cell office:value-type="float" office:value="6" calcext:value-type="float">
            <text:p>6</text:p>
          </table:table-cell>
          <table:table-cell office:value-type="float" office:value="26.1501092932093" calcext:value-type="float">
            <text:p>26.1501092932093</text:p>
          </table:table-cell>
          <table:table-cell office:value-type="float" office:value="25.1620580031478" calcext:value-type="float">
            <text:p>25.1620580031478</text:p>
          </table:table-cell>
          <table:table-cell office:value-type="float" office:value="6" calcext:value-type="float">
            <text:p>6</text:p>
          </table:table-cell>
          <table:table-cell office:value-type="float" office:value="26.1501092932093" calcext:value-type="float">
            <text:p>26.1501092932093</text:p>
          </table:table-cell>
          <table:table-cell office:value-type="float" office:value="24.5151764094217" calcext:value-type="float">
            <text:p>24.5151764094217</text:p>
          </table:table-cell>
          <table:table-cell office:value-type="float" office:value="1.30740737808211" calcext:value-type="float">
            <text:p>1.3074073780821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6.4053880102213" calcext:value-type="float">
            <text:p>26.4053880102213</text:p>
          </table:table-cell>
          <table:table-cell office:value-type="float" office:value="24.2514947351679" calcext:value-type="float">
            <text:p>24.2514947351679</text:p>
          </table:table-cell>
          <table:table-cell office:value-type="float" office:value="6" calcext:value-type="float">
            <text:p>6</text:p>
          </table:table-cell>
          <table:table-cell office:value-type="float" office:value="26.4053880102213" calcext:value-type="float">
            <text:p>26.4053880102213</text:p>
          </table:table-cell>
          <table:table-cell office:value-type="float" office:value="25.4541599624062" calcext:value-type="float">
            <text:p>25.4541599624062</text:p>
          </table:table-cell>
          <table:table-cell office:value-type="float" office:value="6" calcext:value-type="float">
            <text:p>6</text:p>
          </table:table-cell>
          <table:table-cell office:value-type="float" office:value="26.4053880102213" calcext:value-type="float">
            <text:p>26.4053880102213</text:p>
          </table:table-cell>
          <table:table-cell office:value-type="float" office:value="24.6254515257539" calcext:value-type="float">
            <text:p>24.6254515257539</text:p>
          </table:table-cell>
          <table:table-cell office:value-type="float" office:value="6" calcext:value-type="float">
            <text:p>6</text:p>
          </table:table-cell>
          <table:table-cell office:value-type="float" office:value="26.4053880102213" calcext:value-type="float">
            <text:p>26.4053880102213</text:p>
          </table:table-cell>
          <table:table-cell office:value-type="float" office:value="24.1823690304024" calcext:value-type="float">
            <text:p>24.1823690304024</text:p>
          </table:table-cell>
          <table:table-cell office:value-type="float" office:value="1.64766745804748" calcext:value-type="float">
            <text:p>1.6476674580474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1.5964078014422" calcext:value-type="float">
            <text:p>21.5964078014422</text:p>
          </table:table-cell>
          <table:table-cell office:value-type="float" office:value="23.8780705174722" calcext:value-type="float">
            <text:p>23.8780705174722</text:p>
          </table:table-cell>
          <table:table-cell office:value-type="float" office:value="6" calcext:value-type="float">
            <text:p>6</text:p>
          </table:table-cell>
          <table:table-cell office:value-type="float" office:value="21.5964078014422" calcext:value-type="float">
            <text:p>21.5964078014422</text:p>
          </table:table-cell>
          <table:table-cell office:value-type="float" office:value="24.746696729442" calcext:value-type="float">
            <text:p>24.746696729442</text:p>
          </table:table-cell>
          <table:table-cell office:value-type="float" office:value="6" calcext:value-type="float">
            <text:p>6</text:p>
          </table:table-cell>
          <table:table-cell office:value-type="float" office:value="21.5964078014422" calcext:value-type="float">
            <text:p>21.5964078014422</text:p>
          </table:table-cell>
          <table:table-cell office:value-type="float" office:value="25.448875605004" calcext:value-type="float">
            <text:p>25.448875605004</text:p>
          </table:table-cell>
          <table:table-cell office:value-type="float" office:value="6" calcext:value-type="float">
            <text:p>6</text:p>
          </table:table-cell>
          <table:table-cell office:value-type="float" office:value="21.5964078014422" calcext:value-type="float">
            <text:p>21.5964078014422</text:p>
          </table:table-cell>
          <table:table-cell office:value-type="float" office:value="24.1154672146356" calcext:value-type="float">
            <text:p>24.1154672146356</text:p>
          </table:table-cell>
          <table:table-cell office:value-type="float" office:value="-3.21146416560636" calcext:value-type="float">
            <text:p>-3.2114641656063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5.8375345188835" calcext:value-type="float">
            <text:p>25.8375345188835</text:p>
          </table:table-cell>
          <table:table-cell office:value-type="float" office:value="24.7383824936851" calcext:value-type="float">
            <text:p>24.7383824936851</text:p>
          </table:table-cell>
          <table:table-cell office:value-type="float" office:value="6" calcext:value-type="float">
            <text:p>6</text:p>
          </table:table-cell>
          <table:table-cell office:value-type="float" office:value="25.8375345188835" calcext:value-type="float">
            <text:p>25.8375345188835</text:p>
          </table:table-cell>
          <table:table-cell office:value-type="float" office:value="25.6317541891244" calcext:value-type="float">
            <text:p>25.6317541891244</text:p>
          </table:table-cell>
          <table:table-cell office:value-type="float" office:value="6" calcext:value-type="float">
            <text:p>6</text:p>
          </table:table-cell>
          <table:table-cell office:value-type="float" office:value="25.8375345188835" calcext:value-type="float">
            <text:p>25.8375345188835</text:p>
          </table:table-cell>
          <table:table-cell office:value-type="float" office:value="24.7131697581527" calcext:value-type="float">
            <text:p>24.7131697581527</text:p>
          </table:table-cell>
          <table:table-cell office:value-type="float" office:value="6" calcext:value-type="float">
            <text:p>6</text:p>
          </table:table-cell>
          <table:table-cell office:value-type="float" office:value="25.8375345188835" calcext:value-type="float">
            <text:p>25.8375345188835</text:p>
          </table:table-cell>
          <table:table-cell office:value-type="float" office:value="24.87579476741" calcext:value-type="float">
            <text:p>24.87579476741</text:p>
          </table:table-cell>
          <table:table-cell office:value-type="float" office:value="0.715848799841144" calcext:value-type="float">
            <text:p>0.71584879984114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5.0539454052833" calcext:value-type="float">
            <text:p>25.0539454052833</text:p>
          </table:table-cell>
          <table:table-cell office:value-type="float" office:value="24.9613591757282" calcext:value-type="float">
            <text:p>24.9613591757282</text:p>
          </table:table-cell>
          <table:table-cell office:value-type="float" office:value="6" calcext:value-type="float">
            <text:p>6</text:p>
          </table:table-cell>
          <table:table-cell office:value-type="float" office:value="25.0539454052833" calcext:value-type="float">
            <text:p>25.0539454052833</text:p>
          </table:table-cell>
          <table:table-cell office:value-type="float" office:value="25.1655513868623" calcext:value-type="float">
            <text:p>25.1655513868623</text:p>
          </table:table-cell>
          <table:table-cell office:value-type="float" office:value="6" calcext:value-type="float">
            <text:p>6</text:p>
          </table:table-cell>
          <table:table-cell office:value-type="float" office:value="25.0539454052833" calcext:value-type="float">
            <text:p>25.0539454052833</text:p>
          </table:table-cell>
          <table:table-cell office:value-type="float" office:value="25.2595274907809" calcext:value-type="float">
            <text:p>25.2595274907809</text:p>
          </table:table-cell>
          <table:table-cell office:value-type="float" office:value="6" calcext:value-type="float">
            <text:p>6</text:p>
          </table:table-cell>
          <table:table-cell office:value-type="float" office:value="25.0539454052833" calcext:value-type="float">
            <text:p>25.0539454052833</text:p>
          </table:table-cell>
          <table:table-cell office:value-type="float" office:value="24.6685408553371" calcext:value-type="float">
            <text:p>24.6685408553371</text:p>
          </table:table-cell>
          <table:table-cell office:value-type="float" office:value="-0.145740395677711" calcext:value-type="float">
            <text:p>-0.14574039567771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.8507849518236" calcext:value-type="float">
            <text:p>20.8507849518236</text:p>
          </table:table-cell>
          <table:table-cell office:value-type="float" office:value="24.3670925150588" calcext:value-type="float">
            <text:p>24.3670925150588</text:p>
          </table:table-cell>
          <table:table-cell office:value-type="float" office:value="6" calcext:value-type="float">
            <text:p>6</text:p>
          </table:table-cell>
          <table:table-cell office:value-type="float" office:value="20.8507849518236" calcext:value-type="float">
            <text:p>20.8507849518236</text:p>
          </table:table-cell>
          <table:table-cell office:value-type="float" office:value="22.6220681639669" calcext:value-type="float">
            <text:p>22.6220681639669</text:p>
          </table:table-cell>
          <table:table-cell office:value-type="float" office:value="6" calcext:value-type="float">
            <text:p>6</text:p>
          </table:table-cell>
          <table:table-cell office:value-type="float" office:value="20.8507849518236" calcext:value-type="float">
            <text:p>20.8507849518236</text:p>
          </table:table-cell>
          <table:table-cell office:value-type="float" office:value="23.787751481077" calcext:value-type="float">
            <text:p>23.787751481077</text:p>
          </table:table-cell>
          <table:table-cell office:value-type="float" office:value="6" calcext:value-type="float">
            <text:p>6</text:p>
          </table:table-cell>
          <table:table-cell office:value-type="float" office:value="20.8507849518236" calcext:value-type="float">
            <text:p>20.8507849518236</text:p>
          </table:table-cell>
          <table:table-cell office:value-type="float" office:value="24.2651085422409" calcext:value-type="float">
            <text:p>24.2651085422409</text:p>
          </table:table-cell>
          <table:table-cell office:value-type="float" office:value="-4.84561971810927" calcext:value-type="float">
            <text:p>-4.8456197181092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4.5871172249064" calcext:value-type="float">
            <text:p>24.5871172249064</text:p>
          </table:table-cell>
          <table:table-cell office:value-type="float" office:value="23.3160964161569" calcext:value-type="float">
            <text:p>23.3160964161569</text:p>
          </table:table-cell>
          <table:table-cell office:value-type="float" office:value="6" calcext:value-type="float">
            <text:p>6</text:p>
          </table:table-cell>
          <table:table-cell office:value-type="float" office:value="24.5871172249064" calcext:value-type="float">
            <text:p>24.5871172249064</text:p>
          </table:table-cell>
          <table:table-cell office:value-type="float" office:value="23.1297287038111" calcext:value-type="float">
            <text:p>23.1297287038111</text:p>
          </table:table-cell>
          <table:table-cell office:value-type="float" office:value="6" calcext:value-type="float">
            <text:p>6</text:p>
          </table:table-cell>
          <table:table-cell office:value-type="float" office:value="24.5871172249064" calcext:value-type="float">
            <text:p>24.5871172249064</text:p>
          </table:table-cell>
          <table:table-cell office:value-type="float" office:value="23.9280589172415" calcext:value-type="float">
            <text:p>23.9280589172415</text:p>
          </table:table-cell>
          <table:table-cell office:value-type="float" office:value="6" calcext:value-type="float">
            <text:p>6</text:p>
          </table:table-cell>
          <table:table-cell office:value-type="float" office:value="24.5871172249064" calcext:value-type="float">
            <text:p>24.5871172249064</text:p>
          </table:table-cell>
          <table:table-cell office:value-type="float" office:value="23.8336346300505" calcext:value-type="float">
            <text:p>23.8336346300505</text:p>
          </table:table-cell>
          <table:table-cell office:value-type="float" office:value="-0.188450594791176" calcext:value-type="float">
            <text:p>-0.18845059479117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1.8657381794285" calcext:value-type="float">
            <text:p>21.8657381794285</text:p>
          </table:table-cell>
          <table:table-cell office:value-type="float" office:value="24.7861456211138" calcext:value-type="float">
            <text:p>24.7861456211138</text:p>
          </table:table-cell>
          <table:table-cell office:value-type="float" office:value="6" calcext:value-type="float">
            <text:p>6</text:p>
          </table:table-cell>
          <table:table-cell office:value-type="float" office:value="21.8657381794285" calcext:value-type="float">
            <text:p>21.8657381794285</text:p>
          </table:table-cell>
          <table:table-cell office:value-type="float" office:value="22.7994783619487" calcext:value-type="float">
            <text:p>22.7994783619487</text:p>
          </table:table-cell>
          <table:table-cell office:value-type="float" office:value="6" calcext:value-type="float">
            <text:p>6</text:p>
          </table:table-cell>
          <table:table-cell office:value-type="float" office:value="21.8657381794285" calcext:value-type="float">
            <text:p>21.8657381794285</text:p>
          </table:table-cell>
          <table:table-cell office:value-type="float" office:value="23.7017398414574" calcext:value-type="float">
            <text:p>23.7017398414574</text:p>
          </table:table-cell>
          <table:table-cell office:value-type="float" office:value="6" calcext:value-type="float">
            <text:p>6</text:p>
          </table:table-cell>
          <table:table-cell office:value-type="float" office:value="21.8657381794285" calcext:value-type="float">
            <text:p>21.8657381794285</text:p>
          </table:table-cell>
          <table:table-cell office:value-type="float" office:value="24.5080634282657" calcext:value-type="float">
            <text:p>24.5080634282657</text:p>
          </table:table-cell>
          <table:table-cell office:value-type="float" office:value="-3.26557036496223" calcext:value-type="float">
            <text:p>-3.2655703649622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5.0127954266847" calcext:value-type="float">
            <text:p>25.0127954266847</text:p>
          </table:table-cell>
          <table:table-cell office:value-type="float" office:value="24.5017290903288" calcext:value-type="float">
            <text:p>24.5017290903288</text:p>
          </table:table-cell>
          <table:table-cell office:value-type="float" office:value="6" calcext:value-type="float">
            <text:p>6</text:p>
          </table:table-cell>
          <table:table-cell office:value-type="float" office:value="25.0127954266847" calcext:value-type="float">
            <text:p>25.0127954266847</text:p>
          </table:table-cell>
          <table:table-cell office:value-type="float" office:value="24.7177821445966" calcext:value-type="float">
            <text:p>24.7177821445966</text:p>
          </table:table-cell>
          <table:table-cell office:value-type="float" office:value="6" calcext:value-type="float">
            <text:p>6</text:p>
          </table:table-cell>
          <table:table-cell office:value-type="float" office:value="25.0127954266847" calcext:value-type="float">
            <text:p>25.0127954266847</text:p>
          </table:table-cell>
          <table:table-cell office:value-type="float" office:value="24.2489538515663" calcext:value-type="float">
            <text:p>24.2489538515663</text:p>
          </table:table-cell>
          <table:table-cell office:value-type="float" office:value="6" calcext:value-type="float">
            <text:p>6</text:p>
          </table:table-cell>
          <table:table-cell office:value-type="float" office:value="25.0127954266847" calcext:value-type="float">
            <text:p>25.0127954266847</text:p>
          </table:table-cell>
          <table:table-cell office:value-type="float" office:value="24.586356462286" calcext:value-type="float">
            <text:p>24.586356462286</text:p>
          </table:table-cell>
          <table:table-cell office:value-type="float" office:value="-0.0725635856841179" calcext:value-type="float">
            <text:p>-0.072563585684117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.6408874715285" calcext:value-type="float">
            <text:p>20.6408874715285</text:p>
          </table:table-cell>
          <table:table-cell office:value-type="float" office:value="24.7312442414639" calcext:value-type="float">
            <text:p>24.7312442414639</text:p>
          </table:table-cell>
          <table:table-cell office:value-type="float" office:value="6" calcext:value-type="float">
            <text:p>6</text:p>
          </table:table-cell>
          <table:table-cell office:value-type="float" office:value="20.6408874715285" calcext:value-type="float">
            <text:p>20.6408874715285</text:p>
          </table:table-cell>
          <table:table-cell office:value-type="float" office:value="21.9563027822948" calcext:value-type="float">
            <text:p>21.9563027822948</text:p>
          </table:table-cell>
          <table:table-cell office:value-type="float" office:value="6" calcext:value-type="float">
            <text:p>6</text:p>
          </table:table-cell>
          <table:table-cell office:value-type="float" office:value="20.6408874715285" calcext:value-type="float">
            <text:p>20.6408874715285</text:p>
          </table:table-cell>
          <table:table-cell office:value-type="float" office:value="23.3579918212412" calcext:value-type="float">
            <text:p>23.3579918212412</text:p>
          </table:table-cell>
          <table:table-cell office:value-type="float" office:value="6" calcext:value-type="float">
            <text:p>6</text:p>
          </table:table-cell>
          <table:table-cell office:value-type="float" office:value="20.6408874715285" calcext:value-type="float">
            <text:p>20.6408874715285</text:p>
          </table:table-cell>
          <table:table-cell office:value-type="float" office:value="24.823117202497" calcext:value-type="float">
            <text:p>24.823117202497</text:p>
          </table:table-cell>
          <table:table-cell office:value-type="float" office:value="-4.3536394762196" calcext:value-type="float">
            <text:p>-4.353639476219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5.8282343459215" calcext:value-type="float">
            <text:p>25.8282343459215</text:p>
          </table:table-cell>
          <table:table-cell office:value-type="float" office:value="23.995151711797" calcext:value-type="float">
            <text:p>23.995151711797</text:p>
          </table:table-cell>
          <table:table-cell office:value-type="float" office:value="6" calcext:value-type="float">
            <text:p>6</text:p>
          </table:table-cell>
          <table:table-cell office:value-type="float" office:value="25.8282343459215" calcext:value-type="float">
            <text:p>25.8282343459215</text:p>
          </table:table-cell>
          <table:table-cell office:value-type="float" office:value="25.2874212518079" calcext:value-type="float">
            <text:p>25.2874212518079</text:p>
          </table:table-cell>
          <table:table-cell office:value-type="float" office:value="6" calcext:value-type="float">
            <text:p>6</text:p>
          </table:table-cell>
          <table:table-cell office:value-type="float" office:value="25.8282343459215" calcext:value-type="float">
            <text:p>25.8282343459215</text:p>
          </table:table-cell>
          <table:table-cell office:value-type="float" office:value="24.9983665151862" calcext:value-type="float">
            <text:p>24.9983665151862</text:p>
          </table:table-cell>
          <table:table-cell office:value-type="float" office:value="6" calcext:value-type="float">
            <text:p>6</text:p>
          </table:table-cell>
          <table:table-cell office:value-type="float" office:value="25.8282343459215" calcext:value-type="float">
            <text:p>25.8282343459215</text:p>
          </table:table-cell>
          <table:table-cell office:value-type="float" office:value="24.2987649528663" calcext:value-type="float">
            <text:p>24.2987649528663</text:p>
          </table:table-cell>
          <table:table-cell office:value-type="float" office:value="0.983994334706939" calcext:value-type="float">
            <text:p>0.98399433470693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7.4586534961542" calcext:value-type="float">
            <text:p>27.4586534961542</text:p>
          </table:table-cell>
          <table:table-cell office:value-type="float" office:value="24.7729013210211" calcext:value-type="float">
            <text:p>24.7729013210211</text:p>
          </table:table-cell>
          <table:table-cell office:value-type="float" office:value="6" calcext:value-type="float">
            <text:p>6</text:p>
          </table:table-cell>
          <table:table-cell office:value-type="float" office:value="27.4586534961542" calcext:value-type="float">
            <text:p>27.4586534961542</text:p>
          </table:table-cell>
          <table:table-cell office:value-type="float" office:value="26.1283436628795" calcext:value-type="float">
            <text:p>26.1283436628795</text:p>
          </table:table-cell>
          <table:table-cell office:value-type="float" office:value="6" calcext:value-type="float">
            <text:p>6</text:p>
          </table:table-cell>
          <table:table-cell office:value-type="float" office:value="27.4586534961542" calcext:value-type="float">
            <text:p>27.4586534961542</text:p>
          </table:table-cell>
          <table:table-cell office:value-type="float" office:value="25.1594062679521" calcext:value-type="float">
            <text:p>25.1594062679521</text:p>
          </table:table-cell>
          <table:table-cell office:value-type="float" office:value="6" calcext:value-type="float">
            <text:p>6</text:p>
          </table:table-cell>
          <table:table-cell office:value-type="float" office:value="27.4586534961542" calcext:value-type="float">
            <text:p>27.4586534961542</text:p>
          </table:table-cell>
          <table:table-cell office:value-type="float" office:value="24.7530803503258" calcext:value-type="float">
            <text:p>24.7530803503258</text:p>
          </table:table-cell>
          <table:table-cell office:value-type="float" office:value="2.74043022666111" calcext:value-type="float">
            <text:p>2.7404302266611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9.4599099954165" calcext:value-type="float">
            <text:p>29.4599099954165</text:p>
          </table:table-cell>
          <table:table-cell office:value-type="float" office:value="24.4820257342971" calcext:value-type="float">
            <text:p>24.4820257342971</text:p>
          </table:table-cell>
          <table:table-cell office:value-type="float" office:value="6" calcext:value-type="float">
            <text:p>6</text:p>
          </table:table-cell>
          <table:table-cell office:value-type="float" office:value="29.4599099954165" calcext:value-type="float">
            <text:p>29.4599099954165</text:p>
          </table:table-cell>
          <table:table-cell office:value-type="float" office:value="26.4989855025033" calcext:value-type="float">
            <text:p>26.4989855025033</text:p>
          </table:table-cell>
          <table:table-cell office:value-type="float" office:value="6" calcext:value-type="float">
            <text:p>6</text:p>
          </table:table-cell>
          <table:table-cell office:value-type="float" office:value="29.4599099954165" calcext:value-type="float">
            <text:p>29.4599099954165</text:p>
          </table:table-cell>
          <table:table-cell office:value-type="float" office:value="25.3939519065669" calcext:value-type="float">
            <text:p>25.3939519065669</text:p>
          </table:table-cell>
          <table:table-cell office:value-type="float" office:value="6" calcext:value-type="float">
            <text:p>6</text:p>
          </table:table-cell>
          <table:table-cell office:value-type="float" office:value="29.4599099954165" calcext:value-type="float">
            <text:p>29.4599099954165</text:p>
          </table:table-cell>
          <table:table-cell office:value-type="float" office:value="24.5947124264175" calcext:value-type="float">
            <text:p>24.5947124264175</text:p>
          </table:table-cell>
          <table:table-cell office:value-type="float" office:value="4.59407209779625" calcext:value-type="float">
            <text:p>4.5940720977962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4.4205568365503" calcext:value-type="float">
            <text:p>24.4205568365503</text:p>
          </table:table-cell>
          <table:table-cell office:value-type="float" office:value="23.3028895775784" calcext:value-type="float">
            <text:p>23.3028895775784</text:p>
          </table:table-cell>
          <table:table-cell office:value-type="float" office:value="6" calcext:value-type="float">
            <text:p>6</text:p>
          </table:table-cell>
          <table:table-cell office:value-type="float" office:value="24.4205568365503" calcext:value-type="float">
            <text:p>24.4205568365503</text:p>
          </table:table-cell>
          <table:table-cell office:value-type="float" office:value="24.5655862575604" calcext:value-type="float">
            <text:p>24.5655862575604</text:p>
          </table:table-cell>
          <table:table-cell office:value-type="float" office:value="6" calcext:value-type="float">
            <text:p>6</text:p>
          </table:table-cell>
          <table:table-cell office:value-type="float" office:value="24.4205568365503" calcext:value-type="float">
            <text:p>24.4205568365503</text:p>
          </table:table-cell>
          <table:table-cell office:value-type="float" office:value="24.5589342464552" calcext:value-type="float">
            <text:p>24.5589342464552</text:p>
          </table:table-cell>
          <table:table-cell office:value-type="float" office:value="6" calcext:value-type="float">
            <text:p>6</text:p>
          </table:table-cell>
          <table:table-cell office:value-type="float" office:value="24.4205568365503" calcext:value-type="float">
            <text:p>24.4205568365503</text:p>
          </table:table-cell>
          <table:table-cell office:value-type="float" office:value="23.8272111585105" calcext:value-type="float">
            <text:p>23.8272111585105</text:p>
          </table:table-cell>
          <table:table-cell office:value-type="float" office:value="-0.591941305248643" calcext:value-type="float">
            <text:p>-0.59194130524864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1.8506609912646" calcext:value-type="float">
            <text:p>21.8506609912646</text:p>
          </table:table-cell>
          <table:table-cell office:value-type="float" office:value="24.6648757156811" calcext:value-type="float">
            <text:p>24.6648757156811</text:p>
          </table:table-cell>
          <table:table-cell office:value-type="float" office:value="6" calcext:value-type="float">
            <text:p>6</text:p>
          </table:table-cell>
          <table:table-cell office:value-type="float" office:value="21.8506609912646" calcext:value-type="float">
            <text:p>21.8506609912646</text:p>
          </table:table-cell>
          <table:table-cell office:value-type="float" office:value="23.3678107193751" calcext:value-type="float">
            <text:p>23.3678107193751</text:p>
          </table:table-cell>
          <table:table-cell office:value-type="float" office:value="6" calcext:value-type="float">
            <text:p>6</text:p>
          </table:table-cell>
          <table:table-cell office:value-type="float" office:value="21.8506609912646" calcext:value-type="float">
            <text:p>21.8506609912646</text:p>
          </table:table-cell>
          <table:table-cell office:value-type="float" office:value="23.7269426609279" calcext:value-type="float">
            <text:p>23.7269426609279</text:p>
          </table:table-cell>
          <table:table-cell office:value-type="float" office:value="6" calcext:value-type="float">
            <text:p>6</text:p>
          </table:table-cell>
          <table:table-cell office:value-type="float" office:value="21.8506609912646" calcext:value-type="float">
            <text:p>21.8506609912646</text:p>
          </table:table-cell>
          <table:table-cell office:value-type="float" office:value="24.6700766321576" calcext:value-type="float">
            <text:p>24.6700766321576</text:p>
          </table:table-cell>
          <table:table-cell office:value-type="float" office:value="-3.41639959168097" calcext:value-type="float">
            <text:p>-3.4163995916809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1.4144056546924" calcext:value-type="float">
            <text:p>21.4144056546924</text:p>
          </table:table-cell>
          <table:table-cell office:value-type="float" office:value="23.7722127615125" calcext:value-type="float">
            <text:p>23.7722127615125</text:p>
          </table:table-cell>
          <table:table-cell office:value-type="float" office:value="6" calcext:value-type="float">
            <text:p>6</text:p>
          </table:table-cell>
          <table:table-cell office:value-type="float" office:value="21.4144056546924" calcext:value-type="float">
            <text:p>21.4144056546924</text:p>
          </table:table-cell>
          <table:table-cell office:value-type="float" office:value="22.5628589803275" calcext:value-type="float">
            <text:p>22.5628589803275</text:p>
          </table:table-cell>
          <table:table-cell office:value-type="float" office:value="6" calcext:value-type="float">
            <text:p>6</text:p>
          </table:table-cell>
          <table:table-cell office:value-type="float" office:value="21.4144056546924" calcext:value-type="float">
            <text:p>21.4144056546924</text:p>
          </table:table-cell>
          <table:table-cell office:value-type="float" office:value="23.8215957090592" calcext:value-type="float">
            <text:p>23.8215957090592</text:p>
          </table:table-cell>
          <table:table-cell office:value-type="float" office:value="6" calcext:value-type="float">
            <text:p>6</text:p>
          </table:table-cell>
          <table:table-cell office:value-type="float" office:value="21.4144056546924" calcext:value-type="float">
            <text:p>21.4144056546924</text:p>
          </table:table-cell>
          <table:table-cell office:value-type="float" office:value="23.9437024127562" calcext:value-type="float">
            <text:p>23.9437024127562</text:p>
          </table:table-cell>
          <table:table-cell office:value-type="float" office:value="-3.57331185935189" calcext:value-type="float">
            <text:p>-3.5733118593518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3.5820664814685" calcext:value-type="float">
            <text:p>23.5820664814685</text:p>
          </table:table-cell>
          <table:table-cell office:value-type="float" office:value="22.9350579179184" calcext:value-type="float">
            <text:p>22.9350579179184</text:p>
          </table:table-cell>
          <table:table-cell office:value-type="float" office:value="6" calcext:value-type="float">
            <text:p>6</text:p>
          </table:table-cell>
          <table:table-cell office:value-type="float" office:value="23.5820664814685" calcext:value-type="float">
            <text:p>23.5820664814685</text:p>
          </table:table-cell>
          <table:table-cell office:value-type="float" office:value="23.4777574996415" calcext:value-type="float">
            <text:p>23.4777574996415</text:p>
          </table:table-cell>
          <table:table-cell office:value-type="float" office:value="6" calcext:value-type="float">
            <text:p>6</text:p>
          </table:table-cell>
          <table:table-cell office:value-type="float" office:value="23.5820664814685" calcext:value-type="float">
            <text:p>23.5820664814685</text:p>
          </table:table-cell>
          <table:table-cell office:value-type="float" office:value="24.340035894206" calcext:value-type="float">
            <text:p>24.340035894206</text:p>
          </table:table-cell>
          <table:table-cell office:value-type="float" office:value="6" calcext:value-type="float">
            <text:p>6</text:p>
          </table:table-cell>
          <table:table-cell office:value-type="float" office:value="23.5820664814685" calcext:value-type="float">
            <text:p>23.5820664814685</text:p>
          </table:table-cell>
          <table:table-cell office:value-type="float" office:value="23.5315796177012" calcext:value-type="float">
            <text:p>23.5315796177012</text:p>
          </table:table-cell>
          <table:table-cell office:value-type="float" office:value="-1.47563562066222" calcext:value-type="float">
            <text:p>-1.4756356206622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5.3477811736212" calcext:value-type="float">
            <text:p>25.3477811736212</text:p>
          </table:table-cell>
          <table:table-cell office:value-type="float" office:value="23.5916457550582" calcext:value-type="float">
            <text:p>23.5916457550582</text:p>
          </table:table-cell>
          <table:table-cell office:value-type="float" office:value="6" calcext:value-type="float">
            <text:p>6</text:p>
          </table:table-cell>
          <table:table-cell office:value-type="float" office:value="25.3477811736212" calcext:value-type="float">
            <text:p>25.3477811736212</text:p>
          </table:table-cell>
          <table:table-cell office:value-type="float" office:value="24.4351961174364" calcext:value-type="float">
            <text:p>24.4351961174364</text:p>
          </table:table-cell>
          <table:table-cell office:value-type="float" office:value="6" calcext:value-type="float">
            <text:p>6</text:p>
          </table:table-cell>
          <table:table-cell office:value-type="float" office:value="25.3477811736212" calcext:value-type="float">
            <text:p>25.3477811736212</text:p>
          </table:table-cell>
          <table:table-cell office:value-type="float" office:value="24.974854855589" calcext:value-type="float">
            <text:p>24.974854855589</text:p>
          </table:table-cell>
          <table:table-cell office:value-type="float" office:value="6" calcext:value-type="float">
            <text:p>6</text:p>
          </table:table-cell>
          <table:table-cell office:value-type="float" office:value="25.3477811736212" calcext:value-type="float">
            <text:p>25.3477811736212</text:p>
          </table:table-cell>
          <table:table-cell office:value-type="float" office:value="24.0269662740723" calcext:value-type="float">
            <text:p>24.0269662740723</text:p>
          </table:table-cell>
          <table:table-cell office:value-type="float" office:value="0.23883923890477" calcext:value-type="float">
            <text:p>0.2388392389047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6.0576587188682" calcext:value-type="float">
            <text:p>26.0576587188682</text:p>
          </table:table-cell>
          <table:table-cell office:value-type="float" office:value="25.2458065299888" calcext:value-type="float">
            <text:p>25.2458065299888</text:p>
          </table:table-cell>
          <table:table-cell office:value-type="float" office:value="6" calcext:value-type="float">
            <text:p>6</text:p>
          </table:table-cell>
          <table:table-cell office:value-type="float" office:value="26.0576587188682" calcext:value-type="float">
            <text:p>26.0576587188682</text:p>
          </table:table-cell>
          <table:table-cell office:value-type="float" office:value="25.6558370870659" calcext:value-type="float">
            <text:p>25.6558370870659</text:p>
          </table:table-cell>
          <table:table-cell office:value-type="float" office:value="6" calcext:value-type="float">
            <text:p>6</text:p>
          </table:table-cell>
          <table:table-cell office:value-type="float" office:value="26.0576587188682" calcext:value-type="float">
            <text:p>26.0576587188682</text:p>
          </table:table-cell>
          <table:table-cell office:value-type="float" office:value="25.4787124157631" calcext:value-type="float">
            <text:p>25.4787124157631</text:p>
          </table:table-cell>
          <table:table-cell office:value-type="float" office:value="6" calcext:value-type="float">
            <text:p>6</text:p>
          </table:table-cell>
          <table:table-cell office:value-type="float" office:value="26.0576587188682" calcext:value-type="float">
            <text:p>26.0576587188682</text:p>
          </table:table-cell>
          <table:table-cell office:value-type="float" office:value="24.9845899699498" calcext:value-type="float">
            <text:p>24.9845899699498</text:p>
          </table:table-cell>
          <table:table-cell office:value-type="float" office:value="0.891963433727505" calcext:value-type="float">
            <text:p>0.89196343372750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6.8762493851699" calcext:value-type="float">
            <text:p>26.8762493851699</text:p>
          </table:table-cell>
          <table:table-cell office:value-type="float" office:value="24.2745765356284" calcext:value-type="float">
            <text:p>24.2745765356284</text:p>
          </table:table-cell>
          <table:table-cell office:value-type="float" office:value="6" calcext:value-type="float">
            <text:p>6</text:p>
          </table:table-cell>
          <table:table-cell office:value-type="float" office:value="26.8762493851699" calcext:value-type="float">
            <text:p>26.8762493851699</text:p>
          </table:table-cell>
          <table:table-cell office:value-type="float" office:value="24.7555343105094" calcext:value-type="float">
            <text:p>24.7555343105094</text:p>
          </table:table-cell>
          <table:table-cell office:value-type="float" office:value="6" calcext:value-type="float">
            <text:p>6</text:p>
          </table:table-cell>
          <table:table-cell office:value-type="float" office:value="26.8762493851699" calcext:value-type="float">
            <text:p>26.8762493851699</text:p>
          </table:table-cell>
          <table:table-cell office:value-type="float" office:value="23.9540396982064" calcext:value-type="float">
            <text:p>23.9540396982064</text:p>
          </table:table-cell>
          <table:table-cell office:value-type="float" office:value="6" calcext:value-type="float">
            <text:p>6</text:p>
          </table:table-cell>
          <table:table-cell office:value-type="float" office:value="26.8762493851699" calcext:value-type="float">
            <text:p>26.8762493851699</text:p>
          </table:table-cell>
          <table:table-cell office:value-type="float" office:value="24.408745845634" calcext:value-type="float">
            <text:p>24.408745845634</text:p>
          </table:table-cell>
          <table:table-cell office:value-type="float" office:value="1.71523980156288" calcext:value-type="float">
            <text:p>1.7152398015628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5.8643221436625" calcext:value-type="float">
            <text:p>25.8643221436625</text:p>
          </table:table-cell>
          <table:table-cell office:value-type="float" office:value="25.4224904168889" calcext:value-type="float">
            <text:p>25.4224904168889</text:p>
          </table:table-cell>
          <table:table-cell office:value-type="float" office:value="6" calcext:value-type="float">
            <text:p>6</text:p>
          </table:table-cell>
          <table:table-cell office:value-type="float" office:value="25.8643221436625" calcext:value-type="float">
            <text:p>25.8643221436625</text:p>
          </table:table-cell>
          <table:table-cell office:value-type="float" office:value="25.2435673073449" calcext:value-type="float">
            <text:p>25.2435673073449</text:p>
          </table:table-cell>
          <table:table-cell office:value-type="float" office:value="6" calcext:value-type="float">
            <text:p>6</text:p>
          </table:table-cell>
          <table:table-cell office:value-type="float" office:value="25.8643221436625" calcext:value-type="float">
            <text:p>25.8643221436625</text:p>
          </table:table-cell>
          <table:table-cell office:value-type="float" office:value="24.7013353242101" calcext:value-type="float">
            <text:p>24.7013353242101</text:p>
          </table:table-cell>
          <table:table-cell office:value-type="float" office:value="6" calcext:value-type="float">
            <text:p>6</text:p>
          </table:table-cell>
          <table:table-cell office:value-type="float" office:value="25.8643221436625" calcext:value-type="float">
            <text:p>25.8643221436625</text:p>
          </table:table-cell>
          <table:table-cell office:value-type="float" office:value="25.0358891812306" calcext:value-type="float">
            <text:p>25.0358891812306</text:p>
          </table:table-cell>
          <table:table-cell office:value-type="float" office:value="0.64889822652396" calcext:value-type="float">
            <text:p>0.6488982265239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4.3025117931761" calcext:value-type="float">
            <text:p>24.3025117931761</text:p>
          </table:table-cell>
          <table:table-cell office:value-type="float" office:value="22.7507431973587" calcext:value-type="float">
            <text:p>22.7507431973587</text:p>
          </table:table-cell>
          <table:table-cell office:value-type="float" office:value="6" calcext:value-type="float">
            <text:p>6</text:p>
          </table:table-cell>
          <table:table-cell office:value-type="float" office:value="24.3025117931761" calcext:value-type="float">
            <text:p>24.3025117931761</text:p>
          </table:table-cell>
          <table:table-cell office:value-type="float" office:value="23.9199509774903" calcext:value-type="float">
            <text:p>23.9199509774903</text:p>
          </table:table-cell>
          <table:table-cell office:value-type="float" office:value="6" calcext:value-type="float">
            <text:p>6</text:p>
          </table:table-cell>
          <table:table-cell office:value-type="float" office:value="24.3025117931761" calcext:value-type="float">
            <text:p>24.3025117931761</text:p>
          </table:table-cell>
          <table:table-cell office:value-type="float" office:value="24.9713347441584" calcext:value-type="float">
            <text:p>24.9713347441584</text:p>
          </table:table-cell>
          <table:table-cell office:value-type="float" office:value="6" calcext:value-type="float">
            <text:p>6</text:p>
          </table:table-cell>
          <table:table-cell office:value-type="float" office:value="24.3025117931761" calcext:value-type="float">
            <text:p>24.3025117931761</text:p>
          </table:table-cell>
          <table:table-cell office:value-type="float" office:value="23.1363261276461" calcext:value-type="float">
            <text:p>23.1363261276461</text:p>
          </table:table-cell>
          <table:table-cell office:value-type="float" office:value="-0.123980408416964" calcext:value-type="float">
            <text:p>-0.12398040841696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2.5642857327232" calcext:value-type="float">
            <text:p>22.5642857327232</text:p>
          </table:table-cell>
          <table:table-cell office:value-type="float" office:value="24.9376925269408" calcext:value-type="float">
            <text:p>24.9376925269408</text:p>
          </table:table-cell>
          <table:table-cell office:value-type="float" office:value="6" calcext:value-type="float">
            <text:p>6</text:p>
          </table:table-cell>
          <table:table-cell office:value-type="float" office:value="22.5642857327232" calcext:value-type="float">
            <text:p>22.5642857327232</text:p>
          </table:table-cell>
          <table:table-cell office:value-type="float" office:value="25.1081914682303" calcext:value-type="float">
            <text:p>25.1081914682303</text:p>
          </table:table-cell>
          <table:table-cell office:value-type="float" office:value="6" calcext:value-type="float">
            <text:p>6</text:p>
          </table:table-cell>
          <table:table-cell office:value-type="float" office:value="22.5642857327232" calcext:value-type="float">
            <text:p>22.5642857327232</text:p>
          </table:table-cell>
          <table:table-cell office:value-type="float" office:value="24.2509064841929" calcext:value-type="float">
            <text:p>24.2509064841929</text:p>
          </table:table-cell>
          <table:table-cell office:value-type="float" office:value="6" calcext:value-type="float">
            <text:p>6</text:p>
          </table:table-cell>
          <table:table-cell office:value-type="float" office:value="22.5642857327232" calcext:value-type="float">
            <text:p>22.5642857327232</text:p>
          </table:table-cell>
          <table:table-cell office:value-type="float" office:value="24.5690145264523" calcext:value-type="float">
            <text:p>24.5690145264523</text:p>
          </table:table-cell>
          <table:table-cell office:value-type="float" office:value="-2.16807799813984" calcext:value-type="float">
            <text:p>-2.1680779981398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8.0491125390265" calcext:value-type="float">
            <text:p>28.0491125390265</text:p>
          </table:table-cell>
          <table:table-cell office:value-type="float" office:value="25.2216149656645" calcext:value-type="float">
            <text:p>25.2216149656645</text:p>
          </table:table-cell>
          <table:table-cell office:value-type="float" office:value="6" calcext:value-type="float">
            <text:p>6</text:p>
          </table:table-cell>
          <table:table-cell office:value-type="float" office:value="28.0491125390265" calcext:value-type="float">
            <text:p>28.0491125390265</text:p>
          </table:table-cell>
          <table:table-cell office:value-type="float" office:value="26.2636136118664" calcext:value-type="float">
            <text:p>26.2636136118664</text:p>
          </table:table-cell>
          <table:table-cell office:value-type="float" office:value="6" calcext:value-type="float">
            <text:p>6</text:p>
          </table:table-cell>
          <table:table-cell office:value-type="float" office:value="28.0491125390265" calcext:value-type="float">
            <text:p>28.0491125390265</text:p>
          </table:table-cell>
          <table:table-cell office:value-type="float" office:value="25.0864730100979" calcext:value-type="float">
            <text:p>25.0864730100979</text:p>
          </table:table-cell>
          <table:table-cell office:value-type="float" office:value="6" calcext:value-type="float">
            <text:p>6</text:p>
          </table:table-cell>
          <table:table-cell office:value-type="float" office:value="28.0491125390265" calcext:value-type="float">
            <text:p>28.0491125390265</text:p>
          </table:table-cell>
          <table:table-cell office:value-type="float" office:value="24.8346701487817" calcext:value-type="float">
            <text:p>24.8346701487817</text:p>
          </table:table-cell>
          <table:table-cell office:value-type="float" office:value="2.86745653405667" calcext:value-type="float">
            <text:p>2.8674565340566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2.7277746139027" calcext:value-type="float">
            <text:p>22.7277746139027</text:p>
          </table:table-cell>
          <table:table-cell office:value-type="float" office:value="23.8496359466198" calcext:value-type="float">
            <text:p>23.8496359466198</text:p>
          </table:table-cell>
          <table:table-cell office:value-type="float" office:value="6" calcext:value-type="float">
            <text:p>6</text:p>
          </table:table-cell>
          <table:table-cell office:value-type="float" office:value="22.7277746139027" calcext:value-type="float">
            <text:p>22.7277746139027</text:p>
          </table:table-cell>
          <table:table-cell office:value-type="float" office:value="22.4632645558538" calcext:value-type="float">
            <text:p>22.4632645558538</text:p>
          </table:table-cell>
          <table:table-cell office:value-type="float" office:value="6" calcext:value-type="float">
            <text:p>6</text:p>
          </table:table-cell>
          <table:table-cell office:value-type="float" office:value="22.7277746139027" calcext:value-type="float">
            <text:p>22.7277746139027</text:p>
          </table:table-cell>
          <table:table-cell office:value-type="float" office:value="23.9430821318936" calcext:value-type="float">
            <text:p>23.9430821318936</text:p>
          </table:table-cell>
          <table:table-cell office:value-type="float" office:value="6" calcext:value-type="float">
            <text:p>6</text:p>
          </table:table-cell>
          <table:table-cell office:value-type="float" office:value="22.7277746139027" calcext:value-type="float">
            <text:p>22.7277746139027</text:p>
          </table:table-cell>
          <table:table-cell office:value-type="float" office:value="24.0452383431558" calcext:value-type="float">
            <text:p>24.0452383431558</text:p>
          </table:table-cell>
          <table:table-cell office:value-type="float" office:value="-2.00432311893628" calcext:value-type="float">
            <text:p>-2.0043231189362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6.8610939248258" calcext:value-type="float">
            <text:p>26.8610939248258</text:p>
          </table:table-cell>
          <table:table-cell office:value-type="float" office:value="24.6598514449956" calcext:value-type="float">
            <text:p>24.6598514449956</text:p>
          </table:table-cell>
          <table:table-cell office:value-type="float" office:value="6" calcext:value-type="float">
            <text:p>6</text:p>
          </table:table-cell>
          <table:table-cell office:value-type="float" office:value="26.8610939248258" calcext:value-type="float">
            <text:p>26.8610939248258</text:p>
          </table:table-cell>
          <table:table-cell office:value-type="float" office:value="25.0882435312727" calcext:value-type="float">
            <text:p>25.0882435312727</text:p>
          </table:table-cell>
          <table:table-cell office:value-type="float" office:value="6" calcext:value-type="float">
            <text:p>6</text:p>
          </table:table-cell>
          <table:table-cell office:value-type="float" office:value="26.8610939248258" calcext:value-type="float">
            <text:p>26.8610939248258</text:p>
          </table:table-cell>
          <table:table-cell office:value-type="float" office:value="24.3669723284308" calcext:value-type="float">
            <text:p>24.3669723284308</text:p>
          </table:table-cell>
          <table:table-cell office:value-type="float" office:value="6" calcext:value-type="float">
            <text:p>6</text:p>
          </table:table-cell>
          <table:table-cell office:value-type="float" office:value="26.8610939248258" calcext:value-type="float">
            <text:p>26.8610939248258</text:p>
          </table:table-cell>
          <table:table-cell office:value-type="float" office:value="24.6698120130757" calcext:value-type="float">
            <text:p>24.6698120130757</text:p>
          </table:table-cell>
          <table:table-cell office:value-type="float" office:value="1.89405201974007" calcext:value-type="float">
            <text:p>1.8940520197400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7.8658130107767" calcext:value-type="float">
            <text:p>27.8658130107767</text:p>
          </table:table-cell>
          <table:table-cell office:value-type="float" office:value="24.2948802700544" calcext:value-type="float">
            <text:p>24.2948802700544</text:p>
          </table:table-cell>
          <table:table-cell office:value-type="float" office:value="6" calcext:value-type="float">
            <text:p>6</text:p>
          </table:table-cell>
          <table:table-cell office:value-type="float" office:value="27.8658130107767" calcext:value-type="float">
            <text:p>27.8658130107767</text:p>
          </table:table-cell>
          <table:table-cell office:value-type="float" office:value="24.452754108598" calcext:value-type="float">
            <text:p>24.452754108598</text:p>
          </table:table-cell>
          <table:table-cell office:value-type="float" office:value="6" calcext:value-type="float">
            <text:p>6</text:p>
          </table:table-cell>
          <table:table-cell office:value-type="float" office:value="27.8658130107767" calcext:value-type="float">
            <text:p>27.8658130107767</text:p>
          </table:table-cell>
          <table:table-cell office:value-type="float" office:value="24.0552690209058" calcext:value-type="float">
            <text:p>24.0552690209058</text:p>
          </table:table-cell>
          <table:table-cell office:value-type="float" office:value="6" calcext:value-type="float">
            <text:p>6</text:p>
          </table:table-cell>
          <table:table-cell office:value-type="float" office:value="27.8658130107767" calcext:value-type="float">
            <text:p>27.8658130107767</text:p>
          </table:table-cell>
          <table:table-cell office:value-type="float" office:value="24.3140030078368" calcext:value-type="float">
            <text:p>24.3140030078368</text:p>
          </table:table-cell>
          <table:table-cell office:value-type="float" office:value="2.53129383268635" calcext:value-type="float">
            <text:p>2.5312938326863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4.5172437849698" calcext:value-type="float">
            <text:p>24.5172437849698</text:p>
          </table:table-cell>
          <table:table-cell office:value-type="float" office:value="23.7755033880796" calcext:value-type="float">
            <text:p>23.7755033880796</text:p>
          </table:table-cell>
          <table:table-cell office:value-type="float" office:value="6" calcext:value-type="float">
            <text:p>6</text:p>
          </table:table-cell>
          <table:table-cell office:value-type="float" office:value="24.5172437849698" calcext:value-type="float">
            <text:p>24.5172437849698</text:p>
          </table:table-cell>
          <table:table-cell office:value-type="float" office:value="25.0073875141387" calcext:value-type="float">
            <text:p>25.0073875141387</text:p>
          </table:table-cell>
          <table:table-cell office:value-type="float" office:value="6" calcext:value-type="float">
            <text:p>6</text:p>
          </table:table-cell>
          <table:table-cell office:value-type="float" office:value="24.5172437849698" calcext:value-type="float">
            <text:p>24.5172437849698</text:p>
          </table:table-cell>
          <table:table-cell office:value-type="float" office:value="24.9550277033463" calcext:value-type="float">
            <text:p>24.9550277033463</text:p>
          </table:table-cell>
          <table:table-cell office:value-type="float" office:value="6" calcext:value-type="float">
            <text:p>6</text:p>
          </table:table-cell>
          <table:table-cell office:value-type="float" office:value="24.5172437849698" calcext:value-type="float">
            <text:p>24.5172437849698</text:p>
          </table:table-cell>
          <table:table-cell office:value-type="float" office:value="24.2097457269072" calcext:value-type="float">
            <text:p>24.2097457269072</text:p>
          </table:table-cell>
          <table:table-cell office:value-type="float" office:value="-0.460047472849523" calcext:value-type="float">
            <text:p>-0.46004747284952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5.897904519647" calcext:value-type="float">
            <text:p>25.897904519647</text:p>
          </table:table-cell>
          <table:table-cell office:value-type="float" office:value="24.9647144212912" calcext:value-type="float">
            <text:p>24.9647144212912</text:p>
          </table:table-cell>
          <table:table-cell office:value-type="float" office:value="6" calcext:value-type="float">
            <text:p>6</text:p>
          </table:table-cell>
          <table:table-cell office:value-type="float" office:value="25.897904519647" calcext:value-type="float">
            <text:p>25.897904519647</text:p>
          </table:table-cell>
          <table:table-cell office:value-type="float" office:value="24.8350817368621" calcext:value-type="float">
            <text:p>24.8350817368621</text:p>
          </table:table-cell>
          <table:table-cell office:value-type="float" office:value="6" calcext:value-type="float">
            <text:p>6</text:p>
          </table:table-cell>
          <table:table-cell office:value-type="float" office:value="25.897904519647" calcext:value-type="float">
            <text:p>25.897904519647</text:p>
          </table:table-cell>
          <table:table-cell office:value-type="float" office:value="24.5932562519328" calcext:value-type="float">
            <text:p>24.5932562519328</text:p>
          </table:table-cell>
          <table:table-cell office:value-type="float" office:value="6" calcext:value-type="float">
            <text:p>6</text:p>
          </table:table-cell>
          <table:table-cell office:value-type="float" office:value="25.897904519647" calcext:value-type="float">
            <text:p>25.897904519647</text:p>
          </table:table-cell>
          <table:table-cell office:value-type="float" office:value="24.7167552337176" calcext:value-type="float">
            <text:p>24.7167552337176</text:p>
          </table:table-cell>
          <table:table-cell office:value-type="float" office:value="1.04316146016719" calcext:value-type="float">
            <text:p>1.0431614601671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4.3886597054867" calcext:value-type="float">
            <text:p>24.3886597054867</text:p>
          </table:table-cell>
          <table:table-cell office:value-type="float" office:value="24.1966498384024" calcext:value-type="float">
            <text:p>24.1966498384024</text:p>
          </table:table-cell>
          <table:table-cell office:value-type="float" office:value="6" calcext:value-type="float">
            <text:p>6</text:p>
          </table:table-cell>
          <table:table-cell office:value-type="float" office:value="24.3886597054867" calcext:value-type="float">
            <text:p>24.3886597054867</text:p>
          </table:table-cell>
          <table:table-cell office:value-type="float" office:value="24.7854894647591" calcext:value-type="float">
            <text:p>24.7854894647591</text:p>
          </table:table-cell>
          <table:table-cell office:value-type="float" office:value="6" calcext:value-type="float">
            <text:p>6</text:p>
          </table:table-cell>
          <table:table-cell office:value-type="float" office:value="24.3886597054867" calcext:value-type="float">
            <text:p>24.3886597054867</text:p>
          </table:table-cell>
          <table:table-cell office:value-type="float" office:value="24.586439027201" calcext:value-type="float">
            <text:p>24.586439027201</text:p>
          </table:table-cell>
          <table:table-cell office:value-type="float" office:value="6" calcext:value-type="float">
            <text:p>6</text:p>
          </table:table-cell>
          <table:table-cell office:value-type="float" office:value="24.3886597054867" calcext:value-type="float">
            <text:p>24.3886597054867</text:p>
          </table:table-cell>
          <table:table-cell office:value-type="float" office:value="24.3589036626596" calcext:value-type="float">
            <text:p>24.3589036626596</text:p>
          </table:table-cell>
          <table:table-cell office:value-type="float" office:value="-0.388441946315727" calcext:value-type="float">
            <text:p>-0.38844194631572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6.7976870926374" calcext:value-type="float">
            <text:p>26.7976870926374</text:p>
          </table:table-cell>
          <table:table-cell office:value-type="float" office:value="25.2429591811027" calcext:value-type="float">
            <text:p>25.2429591811027</text:p>
          </table:table-cell>
          <table:table-cell office:value-type="float" office:value="6" calcext:value-type="float">
            <text:p>6</text:p>
          </table:table-cell>
          <table:table-cell office:value-type="float" office:value="26.7976870926374" calcext:value-type="float">
            <text:p>26.7976870926374</text:p>
          </table:table-cell>
          <table:table-cell office:value-type="float" office:value="26.1346713667083" calcext:value-type="float">
            <text:p>26.1346713667083</text:p>
          </table:table-cell>
          <table:table-cell office:value-type="float" office:value="6" calcext:value-type="float">
            <text:p>6</text:p>
          </table:table-cell>
          <table:table-cell office:value-type="float" office:value="26.7976870926374" calcext:value-type="float">
            <text:p>26.7976870926374</text:p>
          </table:table-cell>
          <table:table-cell office:value-type="float" office:value="24.9232634158248" calcext:value-type="float">
            <text:p>24.9232634158248</text:p>
          </table:table-cell>
          <table:table-cell office:value-type="float" office:value="6" calcext:value-type="float">
            <text:p>6</text:p>
          </table:table-cell>
          <table:table-cell office:value-type="float" office:value="26.7976870926374" calcext:value-type="float">
            <text:p>26.7976870926374</text:p>
          </table:table-cell>
          <table:table-cell office:value-type="float" office:value="25.2064618110271" calcext:value-type="float">
            <text:p>25.2064618110271</text:p>
          </table:table-cell>
          <table:table-cell office:value-type="float" office:value="2.12059425262304" calcext:value-type="float">
            <text:p>2.1205942526230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4.5644775728031" calcext:value-type="float">
            <text:p>24.5644775728031</text:p>
          </table:table-cell>
          <table:table-cell office:value-type="float" office:value="24.1227623875841" calcext:value-type="float">
            <text:p>24.1227623875841</text:p>
          </table:table-cell>
          <table:table-cell office:value-type="float" office:value="6" calcext:value-type="float">
            <text:p>6</text:p>
          </table:table-cell>
          <table:table-cell office:value-type="float" office:value="24.5644775728031" calcext:value-type="float">
            <text:p>24.5644775728031</text:p>
          </table:table-cell>
          <table:table-cell office:value-type="float" office:value="25.1038118071515" calcext:value-type="float">
            <text:p>25.1038118071515</text:p>
          </table:table-cell>
          <table:table-cell office:value-type="float" office:value="6" calcext:value-type="float">
            <text:p>6</text:p>
          </table:table-cell>
          <table:table-cell office:value-type="float" office:value="24.5644775728031" calcext:value-type="float">
            <text:p>24.5644775728031</text:p>
          </table:table-cell>
          <table:table-cell office:value-type="float" office:value="24.8909829054646" calcext:value-type="float">
            <text:p>24.8909829054646</text:p>
          </table:table-cell>
          <table:table-cell office:value-type="float" office:value="6" calcext:value-type="float">
            <text:p>6</text:p>
          </table:table-cell>
          <table:table-cell office:value-type="float" office:value="24.5644775728031" calcext:value-type="float">
            <text:p>24.5644775728031</text:p>
          </table:table-cell>
          <table:table-cell office:value-type="float" office:value="24.2813287114087" calcext:value-type="float">
            <text:p>24.2813287114087</text:p>
          </table:table-cell>
          <table:table-cell office:value-type="float" office:value="-0.180025986104643" calcext:value-type="float">
            <text:p>-0.18002598610464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4.5195708723363" calcext:value-type="float">
            <text:p>24.5195708723363</text:p>
          </table:table-cell>
          <table:table-cell office:value-type="float" office:value="24.7081921195959" calcext:value-type="float">
            <text:p>24.7081921195959</text:p>
          </table:table-cell>
          <table:table-cell office:value-type="float" office:value="6" calcext:value-type="float">
            <text:p>6</text:p>
          </table:table-cell>
          <table:table-cell office:value-type="float" office:value="24.5195708723363" calcext:value-type="float">
            <text:p>24.5195708723363</text:p>
          </table:table-cell>
          <table:table-cell office:value-type="float" office:value="23.6494336911154" calcext:value-type="float">
            <text:p>23.6494336911154</text:p>
          </table:table-cell>
          <table:table-cell office:value-type="float" office:value="6" calcext:value-type="float">
            <text:p>6</text:p>
          </table:table-cell>
          <table:table-cell office:value-type="float" office:value="24.5195708723363" calcext:value-type="float">
            <text:p>24.5195708723363</text:p>
          </table:table-cell>
          <table:table-cell office:value-type="float" office:value="23.7117727206923" calcext:value-type="float">
            <text:p>23.7117727206923</text:p>
          </table:table-cell>
          <table:table-cell office:value-type="float" office:value="6" calcext:value-type="float">
            <text:p>6</text:p>
          </table:table-cell>
          <table:table-cell office:value-type="float" office:value="24.5195708723363" calcext:value-type="float">
            <text:p>24.5195708723363</text:p>
          </table:table-cell>
          <table:table-cell office:value-type="float" office:value="24.5968463998031" calcext:value-type="float">
            <text:p>24.5968463998031</text:p>
          </table:table-cell>
          <table:table-cell office:value-type="float" office:value="-1.06404053760806" calcext:value-type="float">
            <text:p>-1.0640405376080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1.2203027116493" calcext:value-type="float">
            <text:p>21.2203027116493</text:p>
          </table:table-cell>
          <table:table-cell office:value-type="float" office:value="23.6729953693517" calcext:value-type="float">
            <text:p>23.6729953693517</text:p>
          </table:table-cell>
          <table:table-cell office:value-type="float" office:value="6" calcext:value-type="float">
            <text:p>6</text:p>
          </table:table-cell>
          <table:table-cell office:value-type="float" office:value="21.2203027116493" calcext:value-type="float">
            <text:p>21.2203027116493</text:p>
          </table:table-cell>
          <table:table-cell office:value-type="float" office:value="22.8937166246184" calcext:value-type="float">
            <text:p>22.8937166246184</text:p>
          </table:table-cell>
          <table:table-cell office:value-type="float" office:value="6" calcext:value-type="float">
            <text:p>6</text:p>
          </table:table-cell>
          <table:table-cell office:value-type="float" office:value="21.2203027116493" calcext:value-type="float">
            <text:p>21.2203027116493</text:p>
          </table:table-cell>
          <table:table-cell office:value-type="float" office:value="24.7752077974466" calcext:value-type="float">
            <text:p>24.7752077974466</text:p>
          </table:table-cell>
          <table:table-cell office:value-type="float" office:value="6" calcext:value-type="float">
            <text:p>6</text:p>
          </table:table-cell>
          <table:table-cell office:value-type="float" office:value="21.2203027116493" calcext:value-type="float">
            <text:p>21.2203027116493</text:p>
          </table:table-cell>
          <table:table-cell office:value-type="float" office:value="23.7496951685717" calcext:value-type="float">
            <text:p>23.7496951685717</text:p>
          </table:table-cell>
          <table:table-cell office:value-type="float" office:value="-4.06822784664413" calcext:value-type="float">
            <text:p>-4.0682278466441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6.5786392940297" calcext:value-type="float">
            <text:p>26.5786392940297</text:p>
          </table:table-cell>
          <table:table-cell office:value-type="float" office:value="24.5229254056278" calcext:value-type="float">
            <text:p>24.5229254056278</text:p>
          </table:table-cell>
          <table:table-cell office:value-type="float" office:value="6" calcext:value-type="float">
            <text:p>6</text:p>
          </table:table-cell>
          <table:table-cell office:value-type="float" office:value="26.5786392940297" calcext:value-type="float">
            <text:p>26.5786392940297</text:p>
          </table:table-cell>
          <table:table-cell office:value-type="float" office:value="25.9827773492056" calcext:value-type="float">
            <text:p>25.9827773492056</text:p>
          </table:table-cell>
          <table:table-cell office:value-type="float" office:value="6" calcext:value-type="float">
            <text:p>6</text:p>
          </table:table-cell>
          <table:table-cell office:value-type="float" office:value="26.5786392940297" calcext:value-type="float">
            <text:p>26.5786392940297</text:p>
          </table:table-cell>
          <table:table-cell office:value-type="float" office:value="24.9814308169962" calcext:value-type="float">
            <text:p>24.9814308169962</text:p>
          </table:table-cell>
          <table:table-cell office:value-type="float" office:value="6" calcext:value-type="float">
            <text:p>6</text:p>
          </table:table-cell>
          <table:table-cell office:value-type="float" office:value="26.5786392940297" calcext:value-type="float">
            <text:p>26.5786392940297</text:p>
          </table:table-cell>
          <table:table-cell office:value-type="float" office:value="24.7032294432932" calcext:value-type="float">
            <text:p>24.7032294432932</text:p>
          </table:table-cell>
          <table:table-cell office:value-type="float" office:value="1.42887988203835" calcext:value-type="float">
            <text:p>1.4288798820383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30.0608181795554" calcext:value-type="float">
            <text:p>30.0608181795554</text:p>
          </table:table-cell>
          <table:table-cell office:value-type="float" office:value="24.2568095581989" calcext:value-type="float">
            <text:p>24.2568095581989</text:p>
          </table:table-cell>
          <table:table-cell office:value-type="float" office:value="6" calcext:value-type="float">
            <text:p>6</text:p>
          </table:table-cell>
          <table:table-cell office:value-type="float" office:value="30.0608181795554" calcext:value-type="float">
            <text:p>30.0608181795554</text:p>
          </table:table-cell>
          <table:table-cell office:value-type="float" office:value="26.4903115546851" calcext:value-type="float">
            <text:p>26.4903115546851</text:p>
          </table:table-cell>
          <table:table-cell office:value-type="float" office:value="6" calcext:value-type="float">
            <text:p>6</text:p>
          </table:table-cell>
          <table:table-cell office:value-type="float" office:value="30.0608181795554" calcext:value-type="float">
            <text:p>30.0608181795554</text:p>
          </table:table-cell>
          <table:table-cell office:value-type="float" office:value="25.5311261970317" calcext:value-type="float">
            <text:p>25.5311261970317</text:p>
          </table:table-cell>
          <table:table-cell office:value-type="float" office:value="6" calcext:value-type="float">
            <text:p>6</text:p>
          </table:table-cell>
          <table:table-cell office:value-type="float" office:value="30.0608181795554" calcext:value-type="float">
            <text:p>30.0608181795554</text:p>
          </table:table-cell>
          <table:table-cell office:value-type="float" office:value="24.3392650535501" calcext:value-type="float">
            <text:p>24.3392650535501</text:p>
          </table:table-cell>
          <table:table-cell office:value-type="float" office:value="4.58223567280287" calcext:value-type="float">
            <text:p>4.5822356728028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4.5232017892382" calcext:value-type="float">
            <text:p>24.5232017892382</text:p>
          </table:table-cell>
          <table:table-cell office:value-type="float" office:value="25.5365210923043" calcext:value-type="float">
            <text:p>25.5365210923043</text:p>
          </table:table-cell>
          <table:table-cell office:value-type="float" office:value="6" calcext:value-type="float">
            <text:p>6</text:p>
          </table:table-cell>
          <table:table-cell office:value-type="float" office:value="24.5232017892382" calcext:value-type="float">
            <text:p>24.5232017892382</text:p>
          </table:table-cell>
          <table:table-cell office:value-type="float" office:value="24.0946758814326" calcext:value-type="float">
            <text:p>24.0946758814326</text:p>
          </table:table-cell>
          <table:table-cell office:value-type="float" office:value="6" calcext:value-type="float">
            <text:p>6</text:p>
          </table:table-cell>
          <table:table-cell office:value-type="float" office:value="24.5232017892382" calcext:value-type="float">
            <text:p>24.5232017892382</text:p>
          </table:table-cell>
          <table:table-cell office:value-type="float" office:value="23.6656597384772" calcext:value-type="float">
            <text:p>23.6656597384772</text:p>
          </table:table-cell>
          <table:table-cell office:value-type="float" office:value="6" calcext:value-type="float">
            <text:p>6</text:p>
          </table:table-cell>
          <table:table-cell office:value-type="float" office:value="24.5232017892382" calcext:value-type="float">
            <text:p>24.5232017892382</text:p>
          </table:table-cell>
          <table:table-cell office:value-type="float" office:value="25.17099006929" calcext:value-type="float">
            <text:p>25.17099006929</text:p>
          </table:table-cell>
          <table:table-cell office:value-type="float" office:value="-0.459674262074358" calcext:value-type="float">
            <text:p>-0.45967426207435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.0422463844637" calcext:value-type="float">
            <text:p>20.0422463844637</text:p>
          </table:table-cell>
          <table:table-cell office:value-type="float" office:value="23.3831554943522" calcext:value-type="float">
            <text:p>23.3831554943522</text:p>
          </table:table-cell>
          <table:table-cell office:value-type="float" office:value="6" calcext:value-type="float">
            <text:p>6</text:p>
          </table:table-cell>
          <table:table-cell office:value-type="float" office:value="20.0422463844637" calcext:value-type="float">
            <text:p>20.0422463844637</text:p>
          </table:table-cell>
          <table:table-cell office:value-type="float" office:value="23.5907306354725" calcext:value-type="float">
            <text:p>23.5907306354725</text:p>
          </table:table-cell>
          <table:table-cell office:value-type="float" office:value="6" calcext:value-type="float">
            <text:p>6</text:p>
          </table:table-cell>
          <table:table-cell office:value-type="float" office:value="20.0422463844637" calcext:value-type="float">
            <text:p>20.0422463844637</text:p>
          </table:table-cell>
          <table:table-cell office:value-type="float" office:value="24.505524787603" calcext:value-type="float">
            <text:p>24.505524787603</text:p>
          </table:table-cell>
          <table:table-cell office:value-type="float" office:value="6" calcext:value-type="float">
            <text:p>6</text:p>
          </table:table-cell>
          <table:table-cell office:value-type="float" office:value="20.0422463844637" calcext:value-type="float">
            <text:p>20.0422463844637</text:p>
          </table:table-cell>
          <table:table-cell office:value-type="float" office:value="23.5685955332321" calcext:value-type="float">
            <text:p>23.5685955332321</text:p>
          </table:table-cell>
          <table:table-cell office:value-type="float" office:value="-4.95505356659623" calcext:value-type="float">
            <text:p>-4.9550535665962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3.6682750619469" calcext:value-type="float">
            <text:p>23.6682750619469</text:p>
          </table:table-cell>
          <table:table-cell office:value-type="float" office:value="24.9645963552091" calcext:value-type="float">
            <text:p>24.9645963552091</text:p>
          </table:table-cell>
          <table:table-cell office:value-type="float" office:value="6" calcext:value-type="float">
            <text:p>6</text:p>
          </table:table-cell>
          <table:table-cell office:value-type="float" office:value="23.6682750619469" calcext:value-type="float">
            <text:p>23.6682750619469</text:p>
          </table:table-cell>
          <table:table-cell office:value-type="float" office:value="22.8321281443464" calcext:value-type="float">
            <text:p>22.8321281443464</text:p>
          </table:table-cell>
          <table:table-cell office:value-type="float" office:value="6" calcext:value-type="float">
            <text:p>6</text:p>
          </table:table-cell>
          <table:table-cell office:value-type="float" office:value="23.6682750619469" calcext:value-type="float">
            <text:p>23.6682750619469</text:p>
          </table:table-cell>
          <table:table-cell office:value-type="float" office:value="23.3061716591454" calcext:value-type="float">
            <text:p>23.3061716591454</text:p>
          </table:table-cell>
          <table:table-cell office:value-type="float" office:value="6" calcext:value-type="float">
            <text:p>6</text:p>
          </table:table-cell>
          <table:table-cell office:value-type="float" office:value="23.6682750619469" calcext:value-type="float">
            <text:p>23.6682750619469</text:p>
          </table:table-cell>
          <table:table-cell office:value-type="float" office:value="24.9987040866402" calcext:value-type="float">
            <text:p>24.9987040866402</text:p>
          </table:table-cell>
          <table:table-cell office:value-type="float" office:value="-1.41018067883134" calcext:value-type="float">
            <text:p>-1.4101806788313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5.5101010969316" calcext:value-type="float">
            <text:p>25.5101010969316</text:p>
          </table:table-cell>
          <table:table-cell office:value-type="float" office:value="26.0900288608736" calcext:value-type="float">
            <text:p>26.0900288608736</text:p>
          </table:table-cell>
          <table:table-cell office:value-type="float" office:value="6" calcext:value-type="float">
            <text:p>6</text:p>
          </table:table-cell>
          <table:table-cell office:value-type="float" office:value="25.5101010969316" calcext:value-type="float">
            <text:p>25.5101010969316</text:p>
          </table:table-cell>
          <table:table-cell office:value-type="float" office:value="25.4859673759349" calcext:value-type="float">
            <text:p>25.4859673759349</text:p>
          </table:table-cell>
          <table:table-cell office:value-type="float" office:value="6" calcext:value-type="float">
            <text:p>6</text:p>
          </table:table-cell>
          <table:table-cell office:value-type="float" office:value="25.5101010969316" calcext:value-type="float">
            <text:p>25.5101010969316</text:p>
          </table:table-cell>
          <table:table-cell office:value-type="float" office:value="24.5830680705716" calcext:value-type="float">
            <text:p>24.5830680705716</text:p>
          </table:table-cell>
          <table:table-cell office:value-type="float" office:value="6" calcext:value-type="float">
            <text:p>6</text:p>
          </table:table-cell>
          <table:table-cell office:value-type="float" office:value="25.5101010969316" calcext:value-type="float">
            <text:p>25.5101010969316</text:p>
          </table:table-cell>
          <table:table-cell office:value-type="float" office:value="25.3787899250296" calcext:value-type="float">
            <text:p>25.3787899250296</text:p>
          </table:table-cell>
          <table:table-cell office:value-type="float" office:value="0.56399420116789" calcext:value-type="float">
            <text:p>0.5639942011678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1.7116593442434" calcext:value-type="float">
            <text:p>21.7116593442434</text:p>
          </table:table-cell>
          <table:table-cell office:value-type="float" office:value="24.4153683611564" calcext:value-type="float">
            <text:p>24.4153683611564</text:p>
          </table:table-cell>
          <table:table-cell office:value-type="float" office:value="6" calcext:value-type="float">
            <text:p>6</text:p>
          </table:table-cell>
          <table:table-cell office:value-type="float" office:value="21.7116593442434" calcext:value-type="float">
            <text:p>21.7116593442434</text:p>
          </table:table-cell>
          <table:table-cell office:value-type="float" office:value="23.4017912597846" calcext:value-type="float">
            <text:p>23.4017912597846</text:p>
          </table:table-cell>
          <table:table-cell office:value-type="float" office:value="6" calcext:value-type="float">
            <text:p>6</text:p>
          </table:table-cell>
          <table:table-cell office:value-type="float" office:value="21.7116593442434" calcext:value-type="float">
            <text:p>21.7116593442434</text:p>
          </table:table-cell>
          <table:table-cell office:value-type="float" office:value="23.7235392272493" calcext:value-type="float">
            <text:p>23.7235392272493</text:p>
          </table:table-cell>
          <table:table-cell office:value-type="float" office:value="6" calcext:value-type="float">
            <text:p>6</text:p>
          </table:table-cell>
          <table:table-cell office:value-type="float" office:value="21.7116593442434" calcext:value-type="float">
            <text:p>21.7116593442434</text:p>
          </table:table-cell>
          <table:table-cell office:value-type="float" office:value="24.3238126664007" calcext:value-type="float">
            <text:p>24.3238126664007</text:p>
          </table:table-cell>
          <table:table-cell office:value-type="float" office:value="-3.33994898587583" calcext:value-type="float">
            <text:p>-3.3399489858758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8.0950020949618" calcext:value-type="float">
            <text:p>28.0950020949618</text:p>
          </table:table-cell>
          <table:table-cell office:value-type="float" office:value="25.0510033203411" calcext:value-type="float">
            <text:p>25.0510033203411</text:p>
          </table:table-cell>
          <table:table-cell office:value-type="float" office:value="6" calcext:value-type="float">
            <text:p>6</text:p>
          </table:table-cell>
          <table:table-cell office:value-type="float" office:value="28.0950020949618" calcext:value-type="float">
            <text:p>28.0950020949618</text:p>
          </table:table-cell>
          <table:table-cell office:value-type="float" office:value="27.1502095925133" calcext:value-type="float">
            <text:p>27.1502095925133</text:p>
          </table:table-cell>
          <table:table-cell office:value-type="float" office:value="6" calcext:value-type="float">
            <text:p>6</text:p>
          </table:table-cell>
          <table:table-cell office:value-type="float" office:value="28.0950020949618" calcext:value-type="float">
            <text:p>28.0950020949618</text:p>
          </table:table-cell>
          <table:table-cell office:value-type="float" office:value="25.9869975907819" calcext:value-type="float">
            <text:p>25.9869975907819</text:p>
          </table:table-cell>
          <table:table-cell office:value-type="float" office:value="6" calcext:value-type="float">
            <text:p>6</text:p>
          </table:table-cell>
          <table:table-cell office:value-type="float" office:value="28.0950020949618" calcext:value-type="float">
            <text:p>28.0950020949618</text:p>
          </table:table-cell>
          <table:table-cell office:value-type="float" office:value="24.7846516813163" calcext:value-type="float">
            <text:p>24.7846516813163</text:p>
          </table:table-cell>
          <table:table-cell office:value-type="float" office:value="3.07331373284123" calcext:value-type="float">
            <text:p>3.0733137328412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6.5906497760986" calcext:value-type="float">
            <text:p>26.5906497760986</text:p>
          </table:table-cell>
          <table:table-cell office:value-type="float" office:value="24.6883981625002" calcext:value-type="float">
            <text:p>24.6883981625002</text:p>
          </table:table-cell>
          <table:table-cell office:value-type="float" office:value="6" calcext:value-type="float">
            <text:p>6</text:p>
          </table:table-cell>
          <table:table-cell office:value-type="float" office:value="26.5906497760986" calcext:value-type="float">
            <text:p>26.5906497760986</text:p>
          </table:table-cell>
          <table:table-cell office:value-type="float" office:value="25.2686459207863" calcext:value-type="float">
            <text:p>25.2686459207863</text:p>
          </table:table-cell>
          <table:table-cell office:value-type="float" office:value="6" calcext:value-type="float">
            <text:p>6</text:p>
          </table:table-cell>
          <table:table-cell office:value-type="float" office:value="26.5906497760986" calcext:value-type="float">
            <text:p>26.5906497760986</text:p>
          </table:table-cell>
          <table:table-cell office:value-type="float" office:value="24.8606408563746" calcext:value-type="float">
            <text:p>24.8606408563746</text:p>
          </table:table-cell>
          <table:table-cell office:value-type="float" office:value="6" calcext:value-type="float">
            <text:p>6</text:p>
          </table:table-cell>
          <table:table-cell office:value-type="float" office:value="26.5906497760986" calcext:value-type="float">
            <text:p>26.5906497760986</text:p>
          </table:table-cell>
          <table:table-cell office:value-type="float" office:value="24.547261639164" calcext:value-type="float">
            <text:p>24.547261639164</text:p>
          </table:table-cell>
          <table:table-cell office:value-type="float" office:value="1.40760817019461" calcext:value-type="float">
            <text:p>1.4076081701946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3.5156130534213" calcext:value-type="float">
            <text:p>23.5156130534213</text:p>
          </table:table-cell>
          <table:table-cell office:value-type="float" office:value="25.0131123054236" calcext:value-type="float">
            <text:p>25.0131123054236</text:p>
          </table:table-cell>
          <table:table-cell office:value-type="float" office:value="6" calcext:value-type="float">
            <text:p>6</text:p>
          </table:table-cell>
          <table:table-cell office:value-type="float" office:value="23.5156130534213" calcext:value-type="float">
            <text:p>23.5156130534213</text:p>
          </table:table-cell>
          <table:table-cell office:value-type="float" office:value="24.0922667123438" calcext:value-type="float">
            <text:p>24.0922667123438</text:p>
          </table:table-cell>
          <table:table-cell office:value-type="float" office:value="6" calcext:value-type="float">
            <text:p>6</text:p>
          </table:table-cell>
          <table:table-cell office:value-type="float" office:value="23.5156130534213" calcext:value-type="float">
            <text:p>23.5156130534213</text:p>
          </table:table-cell>
          <table:table-cell office:value-type="float" office:value="23.7682138121354" calcext:value-type="float">
            <text:p>23.7682138121354</text:p>
          </table:table-cell>
          <table:table-cell office:value-type="float" office:value="6" calcext:value-type="float">
            <text:p>6</text:p>
          </table:table-cell>
          <table:table-cell office:value-type="float" office:value="23.5156130534213" calcext:value-type="float">
            <text:p>23.5156130534213</text:p>
          </table:table-cell>
          <table:table-cell office:value-type="float" office:value="24.8167403437937" calcext:value-type="float">
            <text:p>24.8167403437937</text:p>
          </table:table-cell>
          <table:table-cell office:value-type="float" office:value="-1.48959287127441" calcext:value-type="float">
            <text:p>-1.4895928712744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4.860147961186" calcext:value-type="float">
            <text:p>24.860147961186</text:p>
          </table:table-cell>
          <table:table-cell office:value-type="float" office:value="26.5466846708051" calcext:value-type="float">
            <text:p>26.5466846708051</text:p>
          </table:table-cell>
          <table:table-cell office:value-type="float" office:value="6" calcext:value-type="float">
            <text:p>6</text:p>
          </table:table-cell>
          <table:table-cell office:value-type="float" office:value="24.860147961186" calcext:value-type="float">
            <text:p>24.860147961186</text:p>
          </table:table-cell>
          <table:table-cell office:value-type="float" office:value="25.668769532344" calcext:value-type="float">
            <text:p>25.668769532344</text:p>
          </table:table-cell>
          <table:table-cell office:value-type="float" office:value="6" calcext:value-type="float">
            <text:p>6</text:p>
          </table:table-cell>
          <table:table-cell office:value-type="float" office:value="24.860147961186" calcext:value-type="float">
            <text:p>24.860147961186</text:p>
          </table:table-cell>
          <table:table-cell office:value-type="float" office:value="25.3436936995462" calcext:value-type="float">
            <text:p>25.3436936995462</text:p>
          </table:table-cell>
          <table:table-cell office:value-type="float" office:value="6" calcext:value-type="float">
            <text:p>6</text:p>
          </table:table-cell>
          <table:table-cell office:value-type="float" office:value="24.860147961186" calcext:value-type="float">
            <text:p>24.860147961186</text:p>
          </table:table-cell>
          <table:table-cell office:value-type="float" office:value="25.6611212995513" calcext:value-type="float">
            <text:p>25.6611212995513</text:p>
          </table:table-cell>
          <table:table-cell office:value-type="float" office:value="-0.226483787027372" calcext:value-type="float">
            <text:p>-0.22648378702737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7.053827067763" calcext:value-type="float">
            <text:p>27.053827067763</text:p>
          </table:table-cell>
          <table:table-cell office:value-type="float" office:value="25.4591928667807" calcext:value-type="float">
            <text:p>25.4591928667807</text:p>
          </table:table-cell>
          <table:table-cell office:value-type="float" office:value="6" calcext:value-type="float">
            <text:p>6</text:p>
          </table:table-cell>
          <table:table-cell office:value-type="float" office:value="27.053827067763" calcext:value-type="float">
            <text:p>27.053827067763</text:p>
          </table:table-cell>
          <table:table-cell office:value-type="float" office:value="25.7842589586339" calcext:value-type="float">
            <text:p>25.7842589586339</text:p>
          </table:table-cell>
          <table:table-cell office:value-type="float" office:value="6" calcext:value-type="float">
            <text:p>6</text:p>
          </table:table-cell>
          <table:table-cell office:value-type="float" office:value="27.053827067763" calcext:value-type="float">
            <text:p>27.053827067763</text:p>
          </table:table-cell>
          <table:table-cell office:value-type="float" office:value="25.2734748951002" calcext:value-type="float">
            <text:p>25.2734748951002</text:p>
          </table:table-cell>
          <table:table-cell office:value-type="float" office:value="6" calcext:value-type="float">
            <text:p>6</text:p>
          </table:table-cell>
          <table:table-cell office:value-type="float" office:value="27.053827067763" calcext:value-type="float">
            <text:p>27.053827067763</text:p>
          </table:table-cell>
          <table:table-cell office:value-type="float" office:value="25.0830719059402" calcext:value-type="float">
            <text:p>25.0830719059402</text:p>
          </table:table-cell>
          <table:table-cell office:value-type="float" office:value="2.37306368651709" calcext:value-type="float">
            <text:p>2.3730636865170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5.7650332435776" calcext:value-type="float">
            <text:p>25.7650332435776</text:p>
          </table:table-cell>
          <table:table-cell office:value-type="float" office:value="24.7232400286331" calcext:value-type="float">
            <text:p>24.7232400286331</text:p>
          </table:table-cell>
          <table:table-cell office:value-type="float" office:value="6" calcext:value-type="float">
            <text:p>6</text:p>
          </table:table-cell>
          <table:table-cell office:value-type="float" office:value="25.7650332435776" calcext:value-type="float">
            <text:p>25.7650332435776</text:p>
          </table:table-cell>
          <table:table-cell office:value-type="float" office:value="25.90092565364" calcext:value-type="float">
            <text:p>25.90092565364</text:p>
          </table:table-cell>
          <table:table-cell office:value-type="float" office:value="6" calcext:value-type="float">
            <text:p>6</text:p>
          </table:table-cell>
          <table:table-cell office:value-type="float" office:value="25.7650332435776" calcext:value-type="float">
            <text:p>25.7650332435776</text:p>
          </table:table-cell>
          <table:table-cell office:value-type="float" office:value="25.2999966999345" calcext:value-type="float">
            <text:p>25.2999966999345</text:p>
          </table:table-cell>
          <table:table-cell office:value-type="float" office:value="6" calcext:value-type="float">
            <text:p>6</text:p>
          </table:table-cell>
          <table:table-cell office:value-type="float" office:value="25.7650332435776" calcext:value-type="float">
            <text:p>25.7650332435776</text:p>
          </table:table-cell>
          <table:table-cell office:value-type="float" office:value="24.8396450131694" calcext:value-type="float">
            <text:p>24.8396450131694</text:p>
          </table:table-cell>
          <table:table-cell office:value-type="float" office:value="0.460659348111449" calcext:value-type="float">
            <text:p>0.46065934811144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4.9366911612396" calcext:value-type="float">
            <text:p>24.9366911612396</text:p>
          </table:table-cell>
          <table:table-cell office:value-type="float" office:value="24.6137795696819" calcext:value-type="float">
            <text:p>24.6137795696819</text:p>
          </table:table-cell>
          <table:table-cell office:value-type="float" office:value="6" calcext:value-type="float">
            <text:p>6</text:p>
          </table:table-cell>
          <table:table-cell office:value-type="float" office:value="24.9366911612396" calcext:value-type="float">
            <text:p>24.9366911612396</text:p>
          </table:table-cell>
          <table:table-cell office:value-type="float" office:value="24.7086323978825" calcext:value-type="float">
            <text:p>24.7086323978825</text:p>
          </table:table-cell>
          <table:table-cell office:value-type="float" office:value="6" calcext:value-type="float">
            <text:p>6</text:p>
          </table:table-cell>
          <table:table-cell office:value-type="float" office:value="24.9366911612396" calcext:value-type="float">
            <text:p>24.9366911612396</text:p>
          </table:table-cell>
          <table:table-cell office:value-type="float" office:value="23.9205643869241" calcext:value-type="float">
            <text:p>23.9205643869241</text:p>
          </table:table-cell>
          <table:table-cell office:value-type="float" office:value="6" calcext:value-type="float">
            <text:p>6</text:p>
          </table:table-cell>
          <table:table-cell office:value-type="float" office:value="24.9366911612396" calcext:value-type="float">
            <text:p>24.9366911612396</text:p>
          </table:table-cell>
          <table:table-cell office:value-type="float" office:value="24.4978437422562" calcext:value-type="float">
            <text:p>24.4978437422562</text:p>
          </table:table-cell>
          <table:table-cell office:value-type="float" office:value="-0.376148808346644" calcext:value-type="float">
            <text:p>-0.37614880834664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3.7213185118404" calcext:value-type="float">
            <text:p>23.7213185118404</text:p>
          </table:table-cell>
          <table:table-cell office:value-type="float" office:value="23.6360707737845" calcext:value-type="float">
            <text:p>23.6360707737845</text:p>
          </table:table-cell>
          <table:table-cell office:value-type="float" office:value="6" calcext:value-type="float">
            <text:p>6</text:p>
          </table:table-cell>
          <table:table-cell office:value-type="float" office:value="23.7213185118404" calcext:value-type="float">
            <text:p>23.7213185118404</text:p>
          </table:table-cell>
          <table:table-cell office:value-type="float" office:value="24.718886882141" calcext:value-type="float">
            <text:p>24.718886882141</text:p>
          </table:table-cell>
          <table:table-cell office:value-type="float" office:value="6" calcext:value-type="float">
            <text:p>6</text:p>
          </table:table-cell>
          <table:table-cell office:value-type="float" office:value="23.7213185118404" calcext:value-type="float">
            <text:p>23.7213185118404</text:p>
          </table:table-cell>
          <table:table-cell office:value-type="float" office:value="25.5923731020456" calcext:value-type="float">
            <text:p>25.5923731020456</text:p>
          </table:table-cell>
          <table:table-cell office:value-type="float" office:value="6" calcext:value-type="float">
            <text:p>6</text:p>
          </table:table-cell>
          <table:table-cell office:value-type="float" office:value="23.7213185118404" calcext:value-type="float">
            <text:p>23.7213185118404</text:p>
          </table:table-cell>
          <table:table-cell office:value-type="float" office:value="23.9287766660776" calcext:value-type="float">
            <text:p>23.9287766660776</text:p>
          </table:table-cell>
          <table:table-cell office:value-type="float" office:value="-1.40082779933529" calcext:value-type="float">
            <text:p>-1.4008277993352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2.4292175624962" calcext:value-type="float">
            <text:p>22.4292175624962</text:p>
          </table:table-cell>
          <table:table-cell office:value-type="float" office:value="23.7031886756603" calcext:value-type="float">
            <text:p>23.7031886756603</text:p>
          </table:table-cell>
          <table:table-cell office:value-type="float" office:value="6" calcext:value-type="float">
            <text:p>6</text:p>
          </table:table-cell>
          <table:table-cell office:value-type="float" office:value="22.4292175624962" calcext:value-type="float">
            <text:p>22.4292175624962</text:p>
          </table:table-cell>
          <table:table-cell office:value-type="float" office:value="23.7171045080167" calcext:value-type="float">
            <text:p>23.7171045080167</text:p>
          </table:table-cell>
          <table:table-cell office:value-type="float" office:value="6" calcext:value-type="float">
            <text:p>6</text:p>
          </table:table-cell>
          <table:table-cell office:value-type="float" office:value="22.4292175624962" calcext:value-type="float">
            <text:p>22.4292175624962</text:p>
          </table:table-cell>
          <table:table-cell office:value-type="float" office:value="24.4020502522847" calcext:value-type="float">
            <text:p>24.4020502522847</text:p>
          </table:table-cell>
          <table:table-cell office:value-type="float" office:value="6" calcext:value-type="float">
            <text:p>6</text:p>
          </table:table-cell>
          <table:table-cell office:value-type="float" office:value="22.4292175624962" calcext:value-type="float">
            <text:p>22.4292175624962</text:p>
          </table:table-cell>
          <table:table-cell office:value-type="float" office:value="24.0566290815431" calcext:value-type="float">
            <text:p>24.0566290815431</text:p>
          </table:table-cell>
          <table:table-cell office:value-type="float" office:value="-2.24068888132644" calcext:value-type="float">
            <text:p>-2.2406888813264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8.2490491227279" calcext:value-type="float">
            <text:p>28.2490491227279</text:p>
          </table:table-cell>
          <table:table-cell office:value-type="float" office:value="24.2283895412505" calcext:value-type="float">
            <text:p>24.2283895412505</text:p>
          </table:table-cell>
          <table:table-cell office:value-type="float" office:value="6" calcext:value-type="float">
            <text:p>6</text:p>
          </table:table-cell>
          <table:table-cell office:value-type="float" office:value="28.2490491227279" calcext:value-type="float">
            <text:p>28.2490491227279</text:p>
          </table:table-cell>
          <table:table-cell office:value-type="float" office:value="24.7975938127748" calcext:value-type="float">
            <text:p>24.7975938127748</text:p>
          </table:table-cell>
          <table:table-cell office:value-type="float" office:value="6" calcext:value-type="float">
            <text:p>6</text:p>
          </table:table-cell>
          <table:table-cell office:value-type="float" office:value="28.2490491227279" calcext:value-type="float">
            <text:p>28.2490491227279</text:p>
          </table:table-cell>
          <table:table-cell office:value-type="float" office:value="24.5616288788686" calcext:value-type="float">
            <text:p>24.5616288788686</text:p>
          </table:table-cell>
          <table:table-cell office:value-type="float" office:value="6" calcext:value-type="float">
            <text:p>6</text:p>
          </table:table-cell>
          <table:table-cell office:value-type="float" office:value="28.2490491227279" calcext:value-type="float">
            <text:p>28.2490491227279</text:p>
          </table:table-cell>
          <table:table-cell office:value-type="float" office:value="24.0909668951659" calcext:value-type="float">
            <text:p>24.0909668951659</text:p>
          </table:table-cell>
          <table:table-cell office:value-type="float" office:value="3.30805062018383" calcext:value-type="float">
            <text:p>3.3080506201838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1.2287475059623" calcext:value-type="float">
            <text:p>21.2287475059623</text:p>
          </table:table-cell>
          <table:table-cell office:value-type="float" office:value="26.037209737799" calcext:value-type="float">
            <text:p>26.037209737799</text:p>
          </table:table-cell>
          <table:table-cell office:value-type="float" office:value="6" calcext:value-type="float">
            <text:p>6</text:p>
          </table:table-cell>
          <table:table-cell office:value-type="float" office:value="21.2287475059623" calcext:value-type="float">
            <text:p>21.2287475059623</text:p>
          </table:table-cell>
          <table:table-cell office:value-type="float" office:value="24.5465372472509" calcext:value-type="float">
            <text:p>24.5465372472509</text:p>
          </table:table-cell>
          <table:table-cell office:value-type="float" office:value="6" calcext:value-type="float">
            <text:p>6</text:p>
          </table:table-cell>
          <table:table-cell office:value-type="float" office:value="21.2287475059623" calcext:value-type="float">
            <text:p>21.2287475059623</text:p>
          </table:table-cell>
          <table:table-cell office:value-type="float" office:value="24.1498099433451" calcext:value-type="float">
            <text:p>24.1498099433451</text:p>
          </table:table-cell>
          <table:table-cell office:value-type="float" office:value="6" calcext:value-type="float">
            <text:p>6</text:p>
          </table:table-cell>
          <table:table-cell office:value-type="float" office:value="21.2287475059623" calcext:value-type="float">
            <text:p>21.2287475059623</text:p>
          </table:table-cell>
          <table:table-cell office:value-type="float" office:value="25.3905051282148" calcext:value-type="float">
            <text:p>25.3905051282148</text:p>
          </table:table-cell>
          <table:table-cell office:value-type="float" office:value="-3.69529107171958" calcext:value-type="float">
            <text:p>-3.6952910717195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0.0172392382451" calcext:value-type="float">
            <text:p>20.0172392382451</text:p>
          </table:table-cell>
          <table:table-cell office:value-type="float" office:value="24.9729919073029" calcext:value-type="float">
            <text:p>24.9729919073029</text:p>
          </table:table-cell>
          <table:table-cell office:value-type="float" office:value="6" calcext:value-type="float">
            <text:p>6</text:p>
          </table:table-cell>
          <table:table-cell office:value-type="float" office:value="20.0172392382451" calcext:value-type="float">
            <text:p>20.0172392382451</text:p>
          </table:table-cell>
          <table:table-cell office:value-type="float" office:value="23.0447570951653" calcext:value-type="float">
            <text:p>23.0447570951653</text:p>
          </table:table-cell>
          <table:table-cell office:value-type="float" office:value="6" calcext:value-type="float">
            <text:p>6</text:p>
          </table:table-cell>
          <table:table-cell office:value-type="float" office:value="20.0172392382451" calcext:value-type="float">
            <text:p>20.0172392382451</text:p>
          </table:table-cell>
          <table:table-cell office:value-type="float" office:value="24.3667923364964" calcext:value-type="float">
            <text:p>24.3667923364964</text:p>
          </table:table-cell>
          <table:table-cell office:value-type="float" office:value="6" calcext:value-type="float">
            <text:p>6</text:p>
          </table:table-cell>
          <table:table-cell office:value-type="float" office:value="20.0172392382451" calcext:value-type="float">
            <text:p>20.0172392382451</text:p>
          </table:table-cell>
          <table:table-cell office:value-type="float" office:value="24.5948036435169" calcext:value-type="float">
            <text:p>24.5948036435169</text:p>
          </table:table-cell>
          <table:table-cell office:value-type="float" office:value="-4.75260937642683" calcext:value-type="float">
            <text:p>-4.7526093764268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3.4685093343804" calcext:value-type="float">
            <text:p>23.4685093343804</text:p>
          </table:table-cell>
          <table:table-cell office:value-type="float" office:value="24.8254953161162" calcext:value-type="float">
            <text:p>24.8254953161162</text:p>
          </table:table-cell>
          <table:table-cell office:value-type="float" office:value="6" calcext:value-type="float">
            <text:p>6</text:p>
          </table:table-cell>
          <table:table-cell office:value-type="float" office:value="23.4685093343804" calcext:value-type="float">
            <text:p>23.4685093343804</text:p>
          </table:table-cell>
          <table:table-cell office:value-type="float" office:value="24.0075137264385" calcext:value-type="float">
            <text:p>24.0075137264385</text:p>
          </table:table-cell>
          <table:table-cell office:value-type="float" office:value="6" calcext:value-type="float">
            <text:p>6</text:p>
          </table:table-cell>
          <table:table-cell office:value-type="float" office:value="23.4685093343804" calcext:value-type="float">
            <text:p>23.4685093343804</text:p>
          </table:table-cell>
          <table:table-cell office:value-type="float" office:value="23.8095826169312" calcext:value-type="float">
            <text:p>23.8095826169312</text:p>
          </table:table-cell>
          <table:table-cell office:value-type="float" office:value="6" calcext:value-type="float">
            <text:p>6</text:p>
          </table:table-cell>
          <table:table-cell office:value-type="float" office:value="23.4685093343804" calcext:value-type="float">
            <text:p>23.4685093343804</text:p>
          </table:table-cell>
          <table:table-cell office:value-type="float" office:value="24.8739065185637" calcext:value-type="float">
            <text:p>24.8739065185637</text:p>
          </table:table-cell>
          <table:table-cell office:value-type="float" office:value="-1.64187722101398" calcext:value-type="float">
            <text:p>-1.6418772210139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4.1281376712176" calcext:value-type="float">
            <text:p>24.1281376712176</text:p>
          </table:table-cell>
          <table:table-cell office:value-type="float" office:value="25.7976701307177" calcext:value-type="float">
            <text:p>25.7976701307177</text:p>
          </table:table-cell>
          <table:table-cell office:value-type="float" office:value="6" calcext:value-type="float">
            <text:p>6</text:p>
          </table:table-cell>
          <table:table-cell office:value-type="float" office:value="24.1281376712176" calcext:value-type="float">
            <text:p>24.1281376712176</text:p>
          </table:table-cell>
          <table:table-cell office:value-type="float" office:value="24.395304944757" calcext:value-type="float">
            <text:p>24.395304944757</text:p>
          </table:table-cell>
          <table:table-cell office:value-type="float" office:value="6" calcext:value-type="float">
            <text:p>6</text:p>
          </table:table-cell>
          <table:table-cell office:value-type="float" office:value="24.1281376712176" calcext:value-type="float">
            <text:p>24.1281376712176</text:p>
          </table:table-cell>
          <table:table-cell office:value-type="float" office:value="23.7099869540922" calcext:value-type="float">
            <text:p>23.7099869540922</text:p>
          </table:table-cell>
          <table:table-cell office:value-type="float" office:value="6" calcext:value-type="float">
            <text:p>6</text:p>
          </table:table-cell>
          <table:table-cell office:value-type="float" office:value="24.1281376712176" calcext:value-type="float">
            <text:p>24.1281376712176</text:p>
          </table:table-cell>
          <table:table-cell office:value-type="float" office:value="25.2818818964706" calcext:value-type="float">
            <text:p>25.2818818964706</text:p>
          </table:table-cell>
          <table:table-cell office:value-type="float" office:value="-0.934771558937923" calcext:value-type="float">
            <text:p>-0.93477155893792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4.6806413076739" calcext:value-type="float">
            <text:p>24.6806413076739</text:p>
          </table:table-cell>
          <table:table-cell office:value-type="float" office:value="24.0570475455333" calcext:value-type="float">
            <text:p>24.0570475455333</text:p>
          </table:table-cell>
          <table:table-cell office:value-type="float" office:value="6" calcext:value-type="float">
            <text:p>6</text:p>
          </table:table-cell>
          <table:table-cell office:value-type="float" office:value="24.6806413076739" calcext:value-type="float">
            <text:p>24.6806413076739</text:p>
          </table:table-cell>
          <table:table-cell office:value-type="float" office:value="23.7452888100177" calcext:value-type="float">
            <text:p>23.7452888100177</text:p>
          </table:table-cell>
          <table:table-cell office:value-type="float" office:value="6" calcext:value-type="float">
            <text:p>6</text:p>
          </table:table-cell>
          <table:table-cell office:value-type="float" office:value="24.6806413076739" calcext:value-type="float">
            <text:p>24.6806413076739</text:p>
          </table:table-cell>
          <table:table-cell office:value-type="float" office:value="23.9289903035211" calcext:value-type="float">
            <text:p>23.9289903035211</text:p>
          </table:table-cell>
          <table:table-cell office:value-type="float" office:value="6" calcext:value-type="float">
            <text:p>6</text:p>
          </table:table-cell>
          <table:table-cell office:value-type="float" office:value="24.6806413076739" calcext:value-type="float">
            <text:p>24.6806413076739</text:p>
          </table:table-cell>
          <table:table-cell office:value-type="float" office:value="24.0293148840153" calcext:value-type="float">
            <text:p>24.0293148840153</text:p>
          </table:table-cell>
          <table:table-cell office:value-type="float" office:value="-0.158188941369057" calcext:value-type="float">
            <text:p>-0.15818894136905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1.2589101503172" calcext:value-type="float">
            <text:p>21.2589101503172</text:p>
          </table:table-cell>
          <table:table-cell office:value-type="float" office:value="25.6727847384149" calcext:value-type="float">
            <text:p>25.6727847384149</text:p>
          </table:table-cell>
          <table:table-cell office:value-type="float" office:value="6" calcext:value-type="float">
            <text:p>6</text:p>
          </table:table-cell>
          <table:table-cell office:value-type="float" office:value="21.2589101503172" calcext:value-type="float">
            <text:p>21.2589101503172</text:p>
          </table:table-cell>
          <table:table-cell office:value-type="float" office:value="23.3671532394689" calcext:value-type="float">
            <text:p>23.3671532394689</text:p>
          </table:table-cell>
          <table:table-cell office:value-type="float" office:value="6" calcext:value-type="float">
            <text:p>6</text:p>
          </table:table-cell>
          <table:table-cell office:value-type="float" office:value="21.2589101503172" calcext:value-type="float">
            <text:p>21.2589101503172</text:p>
          </table:table-cell>
          <table:table-cell office:value-type="float" office:value="23.7905072876747" calcext:value-type="float">
            <text:p>23.7905072876747</text:p>
          </table:table-cell>
          <table:table-cell office:value-type="float" office:value="6" calcext:value-type="float">
            <text:p>6</text:p>
          </table:table-cell>
          <table:table-cell office:value-type="float" office:value="21.2589101503172" calcext:value-type="float">
            <text:p>21.2589101503172</text:p>
          </table:table-cell>
          <table:table-cell office:value-type="float" office:value="25.2124642925453" calcext:value-type="float">
            <text:p>25.2124642925453</text:p>
          </table:table-cell>
          <table:table-cell office:value-type="float" office:value="-3.56866871542094" calcext:value-type="float">
            <text:p>-3.5686687154209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4.3305870212774" calcext:value-type="float">
            <text:p>24.3305870212774</text:p>
          </table:table-cell>
          <table:table-cell office:value-type="float" office:value="22.7695129271206" calcext:value-type="float">
            <text:p>22.7695129271206</text:p>
          </table:table-cell>
          <table:table-cell office:value-type="float" office:value="6" calcext:value-type="float">
            <text:p>6</text:p>
          </table:table-cell>
          <table:table-cell office:value-type="float" office:value="24.3305870212774" calcext:value-type="float">
            <text:p>24.3305870212774</text:p>
          </table:table-cell>
          <table:table-cell office:value-type="float" office:value="23.606144299609" calcext:value-type="float">
            <text:p>23.606144299609</text:p>
          </table:table-cell>
          <table:table-cell office:value-type="float" office:value="6" calcext:value-type="float">
            <text:p>6</text:p>
          </table:table-cell>
          <table:table-cell office:value-type="float" office:value="24.3305870212774" calcext:value-type="float">
            <text:p>24.3305870212774</text:p>
          </table:table-cell>
          <table:table-cell office:value-type="float" office:value="24.1787372714224" calcext:value-type="float">
            <text:p>24.1787372714224</text:p>
          </table:table-cell>
          <table:table-cell office:value-type="float" office:value="6" calcext:value-type="float">
            <text:p>6</text:p>
          </table:table-cell>
          <table:table-cell office:value-type="float" office:value="24.3305870212774" calcext:value-type="float">
            <text:p>24.3305870212774</text:p>
          </table:table-cell>
          <table:table-cell office:value-type="float" office:value="23.2710441951243" calcext:value-type="float">
            <text:p>23.2710441951243</text:p>
          </table:table-cell>
          <table:table-cell office:value-type="float" office:value="-0.475957726178767" calcext:value-type="float">
            <text:p>-0.47595772617876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5.8729930666472" calcext:value-type="float">
            <text:p>25.8729930666472</text:p>
          </table:table-cell>
          <table:table-cell office:value-type="float" office:value="24.540440258203" calcext:value-type="float">
            <text:p>24.540440258203</text:p>
          </table:table-cell>
          <table:table-cell office:value-type="float" office:value="6" calcext:value-type="float">
            <text:p>6</text:p>
          </table:table-cell>
          <table:table-cell office:value-type="float" office:value="25.8729930666472" calcext:value-type="float">
            <text:p>25.8729930666472</text:p>
          </table:table-cell>
          <table:table-cell office:value-type="float" office:value="26.8719820545395" calcext:value-type="float">
            <text:p>26.8719820545395</text:p>
          </table:table-cell>
          <table:table-cell office:value-type="float" office:value="6" calcext:value-type="float">
            <text:p>6</text:p>
          </table:table-cell>
          <table:table-cell office:value-type="float" office:value="25.8729930666472" calcext:value-type="float">
            <text:p>25.8729930666472</text:p>
          </table:table-cell>
          <table:table-cell office:value-type="float" office:value="25.7286527810675" calcext:value-type="float">
            <text:p>25.7286527810675</text:p>
          </table:table-cell>
          <table:table-cell office:value-type="float" office:value="6" calcext:value-type="float">
            <text:p>6</text:p>
          </table:table-cell>
          <table:table-cell office:value-type="float" office:value="25.8729930666472" calcext:value-type="float">
            <text:p>25.8729930666472</text:p>
          </table:table-cell>
          <table:table-cell office:value-type="float" office:value="24.6025296716911" calcext:value-type="float">
            <text:p>24.6025296716911</text:p>
          </table:table-cell>
          <table:table-cell office:value-type="float" office:value="1.0846791390133" calcext:value-type="float">
            <text:p>1.084679139013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3.6212429825714" calcext:value-type="float">
            <text:p>23.6212429825714</text:p>
          </table:table-cell>
          <table:table-cell office:value-type="float" office:value="23.4768363338283" calcext:value-type="float">
            <text:p>23.4768363338283</text:p>
          </table:table-cell>
          <table:table-cell office:value-type="float" office:value="6" calcext:value-type="float">
            <text:p>6</text:p>
          </table:table-cell>
          <table:table-cell office:value-type="float" office:value="23.6212429825714" calcext:value-type="float">
            <text:p>23.6212429825714</text:p>
          </table:table-cell>
          <table:table-cell office:value-type="float" office:value="22.8853778664687" calcext:value-type="float">
            <text:p>22.8853778664687</text:p>
          </table:table-cell>
          <table:table-cell office:value-type="float" office:value="6" calcext:value-type="float">
            <text:p>6</text:p>
          </table:table-cell>
          <table:table-cell office:value-type="float" office:value="23.6212429825714" calcext:value-type="float">
            <text:p>23.6212429825714</text:p>
          </table:table-cell>
          <table:table-cell office:value-type="float" office:value="23.9387461182795" calcext:value-type="float">
            <text:p>23.9387461182795</text:p>
          </table:table-cell>
          <table:table-cell office:value-type="float" office:value="6" calcext:value-type="float">
            <text:p>6</text:p>
          </table:table-cell>
          <table:table-cell office:value-type="float" office:value="23.6212429825714" calcext:value-type="float">
            <text:p>23.6212429825714</text:p>
          </table:table-cell>
          <table:table-cell office:value-type="float" office:value="23.8565245684873" calcext:value-type="float">
            <text:p>23.8565245684873</text:p>
          </table:table-cell>
          <table:table-cell office:value-type="float" office:value="-1.2056426976314" calcext:value-type="float">
            <text:p>-1.205642697631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5.396909394363" calcext:value-type="float">
            <text:p>25.396909394363</text:p>
          </table:table-cell>
          <table:table-cell office:value-type="float" office:value="23.6237363866368" calcext:value-type="float">
            <text:p>23.6237363866368</text:p>
          </table:table-cell>
          <table:table-cell office:value-type="float" office:value="7" calcext:value-type="float">
            <text:p>7</text:p>
          </table:table-cell>
          <table:table-cell office:value-type="float" office:value="25.396909394363" calcext:value-type="float">
            <text:p>25.396909394363</text:p>
          </table:table-cell>
          <table:table-cell office:value-type="float" office:value="23.2077327887155" calcext:value-type="float">
            <text:p>23.2077327887155</text:p>
          </table:table-cell>
          <table:table-cell office:value-type="float" office:value="7" calcext:value-type="float">
            <text:p>7</text:p>
          </table:table-cell>
          <table:table-cell office:value-type="float" office:value="25.396909394363" calcext:value-type="float">
            <text:p>25.396909394363</text:p>
          </table:table-cell>
          <table:table-cell office:value-type="float" office:value="23.9250375665061" calcext:value-type="float">
            <text:p>23.9250375665061</text:p>
          </table:table-cell>
          <table:table-cell office:value-type="float" office:value="7" calcext:value-type="float">
            <text:p>7</text:p>
          </table:table-cell>
          <table:table-cell office:value-type="float" office:value="25.396909394363" calcext:value-type="float">
            <text:p>25.396909394363</text:p>
          </table:table-cell>
          <table:table-cell office:value-type="float" office:value="23.8045979227058" calcext:value-type="float">
            <text:p>23.8045979227058</text:p>
          </table:table-cell>
          <table:table-cell office:value-type="float" office:value="0.640775944385809" calcext:value-type="float">
            <text:p>0.640775944385809</text:p>
          </table:table-cell>
          <table:table-cell office:value-type="float" office:value="7" calcext:value-type="float">
            <text:p>7</text:p>
          </table:table-cell>
          <table:table-cell table:formula="of:=CORREL([.D602:.D701];[.$N602:.$N701])" office:value-type="float" office:value="0.225532553542248" calcext:value-type="float">
            <text:p>0.225532553542248</text:p>
          </table:table-cell>
          <table:table-cell table:number-columns-repeated="2"/>
          <table:table-cell table:formula="of:=CORREL([.G602:.G701];[.$N602:.$N701])" office:value-type="float" office:value="0.842737512992004" calcext:value-type="float">
            <text:p>0.842737512992004</text:p>
          </table:table-cell>
          <table:table-cell table:number-columns-repeated="2"/>
          <table:table-cell table:formula="of:=CORREL([.J602:.J701];[.$N602:.$N701])" office:value-type="float" office:value="0.604842116963682" calcext:value-type="float">
            <text:p>0.604842116963682</text:p>
          </table:table-cell>
          <table:table-cell table:number-columns-repeated="2"/>
          <table:table-cell table:formula="of:=CORREL([.M602:.M701];[.$N602:.$N701])" office:value-type="float" office:value="0.205984947507623" calcext:value-type="float">
            <text:p>0.205984947507623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.9640828496572" calcext:value-type="float">
            <text:p>20.9640828496572</text:p>
          </table:table-cell>
          <table:table-cell office:value-type="float" office:value="23.6296166657204" calcext:value-type="float">
            <text:p>23.6296166657204</text:p>
          </table:table-cell>
          <table:table-cell office:value-type="float" office:value="7" calcext:value-type="float">
            <text:p>7</text:p>
          </table:table-cell>
          <table:table-cell office:value-type="float" office:value="20.9640828496572" calcext:value-type="float">
            <text:p>20.9640828496572</text:p>
          </table:table-cell>
          <table:table-cell office:value-type="float" office:value="22.5100643967208" calcext:value-type="float">
            <text:p>22.5100643967208</text:p>
          </table:table-cell>
          <table:table-cell office:value-type="float" office:value="7" calcext:value-type="float">
            <text:p>7</text:p>
          </table:table-cell>
          <table:table-cell office:value-type="float" office:value="20.9640828496572" calcext:value-type="float">
            <text:p>20.9640828496572</text:p>
          </table:table-cell>
          <table:table-cell office:value-type="float" office:value="23.382955831708" calcext:value-type="float">
            <text:p>23.382955831708</text:p>
          </table:table-cell>
          <table:table-cell office:value-type="float" office:value="7" calcext:value-type="float">
            <text:p>7</text:p>
          </table:table-cell>
          <table:table-cell office:value-type="float" office:value="20.9640828496572" calcext:value-type="float">
            <text:p>20.9640828496572</text:p>
          </table:table-cell>
          <table:table-cell office:value-type="float" office:value="23.7960422471738" calcext:value-type="float">
            <text:p>23.7960422471738</text:p>
          </table:table-cell>
          <table:table-cell office:value-type="float" office:value="-4.33589038396638" calcext:value-type="float">
            <text:p>-4.3358903839663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0.1473542963469" calcext:value-type="float">
            <text:p>30.1473542963469</text:p>
          </table:table-cell>
          <table:table-cell office:value-type="float" office:value="24.2894327709704" calcext:value-type="float">
            <text:p>24.2894327709704</text:p>
          </table:table-cell>
          <table:table-cell office:value-type="float" office:value="7" calcext:value-type="float">
            <text:p>7</text:p>
          </table:table-cell>
          <table:table-cell office:value-type="float" office:value="30.1473542963469" calcext:value-type="float">
            <text:p>30.1473542963469</text:p>
          </table:table-cell>
          <table:table-cell office:value-type="float" office:value="26.7287379679774" calcext:value-type="float">
            <text:p>26.7287379679774</text:p>
          </table:table-cell>
          <table:table-cell office:value-type="float" office:value="7" calcext:value-type="float">
            <text:p>7</text:p>
          </table:table-cell>
          <table:table-cell office:value-type="float" office:value="30.1473542963469" calcext:value-type="float">
            <text:p>30.1473542963469</text:p>
          </table:table-cell>
          <table:table-cell office:value-type="float" office:value="26.17365697123" calcext:value-type="float">
            <text:p>26.17365697123</text:p>
          </table:table-cell>
          <table:table-cell office:value-type="float" office:value="7" calcext:value-type="float">
            <text:p>7</text:p>
          </table:table-cell>
          <table:table-cell office:value-type="float" office:value="30.1473542963469" calcext:value-type="float">
            <text:p>30.1473542963469</text:p>
          </table:table-cell>
          <table:table-cell office:value-type="float" office:value="24.47487661545" calcext:value-type="float">
            <text:p>24.47487661545</text:p>
          </table:table-cell>
          <table:table-cell office:value-type="float" office:value="5.28190927582863" calcext:value-type="float">
            <text:p>5.2819092758286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.7952643035218" calcext:value-type="float">
            <text:p>21.7952643035218</text:p>
          </table:table-cell>
          <table:table-cell office:value-type="float" office:value="24.6333186944619" calcext:value-type="float">
            <text:p>24.6333186944619</text:p>
          </table:table-cell>
          <table:table-cell office:value-type="float" office:value="7" calcext:value-type="float">
            <text:p>7</text:p>
          </table:table-cell>
          <table:table-cell office:value-type="float" office:value="21.7952643035218" calcext:value-type="float">
            <text:p>21.7952643035218</text:p>
          </table:table-cell>
          <table:table-cell office:value-type="float" office:value="24.2944520454941" calcext:value-type="float">
            <text:p>24.2944520454941</text:p>
          </table:table-cell>
          <table:table-cell office:value-type="float" office:value="7" calcext:value-type="float">
            <text:p>7</text:p>
          </table:table-cell>
          <table:table-cell office:value-type="float" office:value="21.7952643035218" calcext:value-type="float">
            <text:p>21.7952643035218</text:p>
          </table:table-cell>
          <table:table-cell office:value-type="float" office:value="24.152205229591" calcext:value-type="float">
            <text:p>24.152205229591</text:p>
          </table:table-cell>
          <table:table-cell office:value-type="float" office:value="7" calcext:value-type="float">
            <text:p>7</text:p>
          </table:table-cell>
          <table:table-cell office:value-type="float" office:value="21.7952643035218" calcext:value-type="float">
            <text:p>21.7952643035218</text:p>
          </table:table-cell>
          <table:table-cell office:value-type="float" office:value="24.5326475924638" calcext:value-type="float">
            <text:p>24.5326475924638</text:p>
          </table:table-cell>
          <table:table-cell office:value-type="float" office:value="-3.43427010711627" calcext:value-type="float">
            <text:p>-3.4342701071162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5.4444036869147" calcext:value-type="float">
            <text:p>25.4444036869147</text:p>
          </table:table-cell>
          <table:table-cell office:value-type="float" office:value="24.2478028726193" calcext:value-type="float">
            <text:p>24.2478028726193</text:p>
          </table:table-cell>
          <table:table-cell office:value-type="float" office:value="7" calcext:value-type="float">
            <text:p>7</text:p>
          </table:table-cell>
          <table:table-cell office:value-type="float" office:value="25.4444036869147" calcext:value-type="float">
            <text:p>25.4444036869147</text:p>
          </table:table-cell>
          <table:table-cell office:value-type="float" office:value="23.8439900155327" calcext:value-type="float">
            <text:p>23.8439900155327</text:p>
          </table:table-cell>
          <table:table-cell office:value-type="float" office:value="7" calcext:value-type="float">
            <text:p>7</text:p>
          </table:table-cell>
          <table:table-cell office:value-type="float" office:value="25.4444036869147" calcext:value-type="float">
            <text:p>25.4444036869147</text:p>
          </table:table-cell>
          <table:table-cell office:value-type="float" office:value="24.6049601145954" calcext:value-type="float">
            <text:p>24.6049601145954</text:p>
          </table:table-cell>
          <table:table-cell office:value-type="float" office:value="7" calcext:value-type="float">
            <text:p>7</text:p>
          </table:table-cell>
          <table:table-cell office:value-type="float" office:value="25.4444036869147" calcext:value-type="float">
            <text:p>25.4444036869147</text:p>
          </table:table-cell>
          <table:table-cell office:value-type="float" office:value="24.5101688994516" calcext:value-type="float">
            <text:p>24.5101688994516</text:p>
          </table:table-cell>
          <table:table-cell office:value-type="float" office:value="0.307420918526096" calcext:value-type="float">
            <text:p>0.30742091852609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3.89034338683" calcext:value-type="float">
            <text:p>23.89034338683</text:p>
          </table:table-cell>
          <table:table-cell office:value-type="float" office:value="25.4590735725672" calcext:value-type="float">
            <text:p>25.4590735725672</text:p>
          </table:table-cell>
          <table:table-cell office:value-type="float" office:value="7" calcext:value-type="float">
            <text:p>7</text:p>
          </table:table-cell>
          <table:table-cell office:value-type="float" office:value="23.89034338683" calcext:value-type="float">
            <text:p>23.89034338683</text:p>
          </table:table-cell>
          <table:table-cell office:value-type="float" office:value="25.4723544625996" calcext:value-type="float">
            <text:p>25.4723544625996</text:p>
          </table:table-cell>
          <table:table-cell office:value-type="float" office:value="7" calcext:value-type="float">
            <text:p>7</text:p>
          </table:table-cell>
          <table:table-cell office:value-type="float" office:value="23.89034338683" calcext:value-type="float">
            <text:p>23.89034338683</text:p>
          </table:table-cell>
          <table:table-cell office:value-type="float" office:value="25.4778959532626" calcext:value-type="float">
            <text:p>25.4778959532626</text:p>
          </table:table-cell>
          <table:table-cell office:value-type="float" office:value="7" calcext:value-type="float">
            <text:p>7</text:p>
          </table:table-cell>
          <table:table-cell office:value-type="float" office:value="23.89034338683" calcext:value-type="float">
            <text:p>23.89034338683</text:p>
          </table:table-cell>
          <table:table-cell office:value-type="float" office:value="25.238860952445" calcext:value-type="float">
            <text:p>25.238860952445</text:p>
          </table:table-cell>
          <table:table-cell office:value-type="float" office:value="-1.3427687436728" calcext:value-type="float">
            <text:p>-1.342768743672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4.4858061019789" calcext:value-type="float">
            <text:p>24.4858061019789</text:p>
          </table:table-cell>
          <table:table-cell office:value-type="float" office:value="24.1215223973671" calcext:value-type="float">
            <text:p>24.1215223973671</text:p>
          </table:table-cell>
          <table:table-cell office:value-type="float" office:value="7" calcext:value-type="float">
            <text:p>7</text:p>
          </table:table-cell>
          <table:table-cell office:value-type="float" office:value="24.4858061019789" calcext:value-type="float">
            <text:p>24.4858061019789</text:p>
          </table:table-cell>
          <table:table-cell office:value-type="float" office:value="24.9263976004113" calcext:value-type="float">
            <text:p>24.9263976004113</text:p>
          </table:table-cell>
          <table:table-cell office:value-type="float" office:value="7" calcext:value-type="float">
            <text:p>7</text:p>
          </table:table-cell>
          <table:table-cell office:value-type="float" office:value="24.4858061019789" calcext:value-type="float">
            <text:p>24.4858061019789</text:p>
          </table:table-cell>
          <table:table-cell office:value-type="float" office:value="24.940768062158" calcext:value-type="float">
            <text:p>24.940768062158</text:p>
          </table:table-cell>
          <table:table-cell office:value-type="float" office:value="7" calcext:value-type="float">
            <text:p>7</text:p>
          </table:table-cell>
          <table:table-cell office:value-type="float" office:value="24.4858061019789" calcext:value-type="float">
            <text:p>24.4858061019789</text:p>
          </table:table-cell>
          <table:table-cell office:value-type="float" office:value="24.205386579564" calcext:value-type="float">
            <text:p>24.205386579564</text:p>
          </table:table-cell>
          <table:table-cell office:value-type="float" office:value="-0.3117242658393" calcext:value-type="float">
            <text:p>-0.311724265839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.6230049942904" calcext:value-type="float">
            <text:p>21.6230049942904</text:p>
          </table:table-cell>
          <table:table-cell office:value-type="float" office:value="23.6113921218703" calcext:value-type="float">
            <text:p>23.6113921218703</text:p>
          </table:table-cell>
          <table:table-cell office:value-type="float" office:value="7" calcext:value-type="float">
            <text:p>7</text:p>
          </table:table-cell>
          <table:table-cell office:value-type="float" office:value="21.6230049942904" calcext:value-type="float">
            <text:p>21.6230049942904</text:p>
          </table:table-cell>
          <table:table-cell office:value-type="float" office:value="21.9967277985942" calcext:value-type="float">
            <text:p>21.9967277985942</text:p>
          </table:table-cell>
          <table:table-cell office:value-type="float" office:value="7" calcext:value-type="float">
            <text:p>7</text:p>
          </table:table-cell>
          <table:table-cell office:value-type="float" office:value="21.6230049942904" calcext:value-type="float">
            <text:p>21.6230049942904</text:p>
          </table:table-cell>
          <table:table-cell office:value-type="float" office:value="23.4889844559373" calcext:value-type="float">
            <text:p>23.4889844559373</text:p>
          </table:table-cell>
          <table:table-cell office:value-type="float" office:value="7" calcext:value-type="float">
            <text:p>7</text:p>
          </table:table-cell>
          <table:table-cell office:value-type="float" office:value="21.6230049942904" calcext:value-type="float">
            <text:p>21.6230049942904</text:p>
          </table:table-cell>
          <table:table-cell office:value-type="float" office:value="24.1503356264914" calcext:value-type="float">
            <text:p>24.1503356264914</text:p>
          </table:table-cell>
          <table:table-cell office:value-type="float" office:value="-3.19977446461057" calcext:value-type="float">
            <text:p>-3.1997744646105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8.0182446435424" calcext:value-type="float">
            <text:p>28.0182446435424</text:p>
          </table:table-cell>
          <table:table-cell office:value-type="float" office:value="24.3966955207861" calcext:value-type="float">
            <text:p>24.3966955207861</text:p>
          </table:table-cell>
          <table:table-cell office:value-type="float" office:value="7" calcext:value-type="float">
            <text:p>7</text:p>
          </table:table-cell>
          <table:table-cell office:value-type="float" office:value="28.0182446435424" calcext:value-type="float">
            <text:p>28.0182446435424</text:p>
          </table:table-cell>
          <table:table-cell office:value-type="float" office:value="25.5339846194104" calcext:value-type="float">
            <text:p>25.5339846194104</text:p>
          </table:table-cell>
          <table:table-cell office:value-type="float" office:value="7" calcext:value-type="float">
            <text:p>7</text:p>
          </table:table-cell>
          <table:table-cell office:value-type="float" office:value="28.0182446435424" calcext:value-type="float">
            <text:p>28.0182446435424</text:p>
          </table:table-cell>
          <table:table-cell office:value-type="float" office:value="24.9649691471672" calcext:value-type="float">
            <text:p>24.9649691471672</text:p>
          </table:table-cell>
          <table:table-cell office:value-type="float" office:value="7" calcext:value-type="float">
            <text:p>7</text:p>
          </table:table-cell>
          <table:table-cell office:value-type="float" office:value="28.0182446435424" calcext:value-type="float">
            <text:p>28.0182446435424</text:p>
          </table:table-cell>
          <table:table-cell office:value-type="float" office:value="24.6250111333879" calcext:value-type="float">
            <text:p>24.6250111333879</text:p>
          </table:table-cell>
          <table:table-cell office:value-type="float" office:value="2.91445418159731" calcext:value-type="float">
            <text:p>2.9144541815973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3.3979843756309" calcext:value-type="float">
            <text:p>23.3979843756309</text:p>
          </table:table-cell>
          <table:table-cell office:value-type="float" office:value="24.3532694758442" calcext:value-type="float">
            <text:p>24.3532694758442</text:p>
          </table:table-cell>
          <table:table-cell office:value-type="float" office:value="7" calcext:value-type="float">
            <text:p>7</text:p>
          </table:table-cell>
          <table:table-cell office:value-type="float" office:value="23.3979843756309" calcext:value-type="float">
            <text:p>23.3979843756309</text:p>
          </table:table-cell>
          <table:table-cell office:value-type="float" office:value="23.2498265479514" calcext:value-type="float">
            <text:p>23.2498265479514</text:p>
          </table:table-cell>
          <table:table-cell office:value-type="float" office:value="7" calcext:value-type="float">
            <text:p>7</text:p>
          </table:table-cell>
          <table:table-cell office:value-type="float" office:value="23.3979843756309" calcext:value-type="float">
            <text:p>23.3979843756309</text:p>
          </table:table-cell>
          <table:table-cell office:value-type="float" office:value="23.7126972835587" calcext:value-type="float">
            <text:p>23.7126972835587</text:p>
          </table:table-cell>
          <table:table-cell office:value-type="float" office:value="7" calcext:value-type="float">
            <text:p>7</text:p>
          </table:table-cell>
          <table:table-cell office:value-type="float" office:value="23.3979843756309" calcext:value-type="float">
            <text:p>23.3979843756309</text:p>
          </table:table-cell>
          <table:table-cell office:value-type="float" office:value="24.4252366022349" calcext:value-type="float">
            <text:p>24.4252366022349</text:p>
          </table:table-cell>
          <table:table-cell office:value-type="float" office:value="-1.45967812700072" calcext:value-type="float">
            <text:p>-1.4596781270007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.5522391582393" calcext:value-type="float">
            <text:p>21.5522391582393</text:p>
          </table:table-cell>
          <table:table-cell office:value-type="float" office:value="23.7452396448999" calcext:value-type="float">
            <text:p>23.7452396448999</text:p>
          </table:table-cell>
          <table:table-cell office:value-type="float" office:value="7" calcext:value-type="float">
            <text:p>7</text:p>
          </table:table-cell>
          <table:table-cell office:value-type="float" office:value="21.5522391582393" calcext:value-type="float">
            <text:p>21.5522391582393</text:p>
          </table:table-cell>
          <table:table-cell office:value-type="float" office:value="22.7907127057124" calcext:value-type="float">
            <text:p>22.7907127057124</text:p>
          </table:table-cell>
          <table:table-cell office:value-type="float" office:value="7" calcext:value-type="float">
            <text:p>7</text:p>
          </table:table-cell>
          <table:table-cell office:value-type="float" office:value="21.5522391582393" calcext:value-type="float">
            <text:p>21.5522391582393</text:p>
          </table:table-cell>
          <table:table-cell office:value-type="float" office:value="23.7758800522399" calcext:value-type="float">
            <text:p>23.7758800522399</text:p>
          </table:table-cell>
          <table:table-cell office:value-type="float" office:value="7" calcext:value-type="float">
            <text:p>7</text:p>
          </table:table-cell>
          <table:table-cell office:value-type="float" office:value="21.5522391582393" calcext:value-type="float">
            <text:p>21.5522391582393</text:p>
          </table:table-cell>
          <table:table-cell office:value-type="float" office:value="23.8896114986896" calcext:value-type="float">
            <text:p>23.8896114986896</text:p>
          </table:table-cell>
          <table:table-cell office:value-type="float" office:value="-3.47409484013456" calcext:value-type="float">
            <text:p>-3.4740948401345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.9800452432671" calcext:value-type="float">
            <text:p>19.9800452432671</text:p>
          </table:table-cell>
          <table:table-cell office:value-type="float" office:value="22.7839546085167" calcext:value-type="float">
            <text:p>22.7839546085167</text:p>
          </table:table-cell>
          <table:table-cell office:value-type="float" office:value="7" calcext:value-type="float">
            <text:p>7</text:p>
          </table:table-cell>
          <table:table-cell office:value-type="float" office:value="19.9800452432671" calcext:value-type="float">
            <text:p>19.9800452432671</text:p>
          </table:table-cell>
          <table:table-cell office:value-type="float" office:value="22.102796741732" calcext:value-type="float">
            <text:p>22.102796741732</text:p>
          </table:table-cell>
          <table:table-cell office:value-type="float" office:value="7" calcext:value-type="float">
            <text:p>7</text:p>
          </table:table-cell>
          <table:table-cell office:value-type="float" office:value="19.9800452432671" calcext:value-type="float">
            <text:p>19.9800452432671</text:p>
          </table:table-cell>
          <table:table-cell office:value-type="float" office:value="23.8975792099264" calcext:value-type="float">
            <text:p>23.8975792099264</text:p>
          </table:table-cell>
          <table:table-cell office:value-type="float" office:value="7" calcext:value-type="float">
            <text:p>7</text:p>
          </table:table-cell>
          <table:table-cell office:value-type="float" office:value="19.9800452432671" calcext:value-type="float">
            <text:p>19.9800452432671</text:p>
          </table:table-cell>
          <table:table-cell office:value-type="float" office:value="23.3108116473746" calcext:value-type="float">
            <text:p>23.3108116473746</text:p>
          </table:table-cell>
          <table:table-cell office:value-type="float" office:value="-4.80434940289443" calcext:value-type="float">
            <text:p>-4.8043494028944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.6285684267991" calcext:value-type="float">
            <text:p>19.6285684267991</text:p>
          </table:table-cell>
          <table:table-cell office:value-type="float" office:value="23.3225785891576" calcext:value-type="float">
            <text:p>23.3225785891576</text:p>
          </table:table-cell>
          <table:table-cell office:value-type="float" office:value="7" calcext:value-type="float">
            <text:p>7</text:p>
          </table:table-cell>
          <table:table-cell office:value-type="float" office:value="19.6285684267991" calcext:value-type="float">
            <text:p>19.6285684267991</text:p>
          </table:table-cell>
          <table:table-cell office:value-type="float" office:value="21.6729442408792" calcext:value-type="float">
            <text:p>21.6729442408792</text:p>
          </table:table-cell>
          <table:table-cell office:value-type="float" office:value="7" calcext:value-type="float">
            <text:p>7</text:p>
          </table:table-cell>
          <table:table-cell office:value-type="float" office:value="19.6285684267991" calcext:value-type="float">
            <text:p>19.6285684267991</text:p>
          </table:table-cell>
          <table:table-cell office:value-type="float" office:value="23.5274833682278" calcext:value-type="float">
            <text:p>23.5274833682278</text:p>
          </table:table-cell>
          <table:table-cell office:value-type="float" office:value="7" calcext:value-type="float">
            <text:p>7</text:p>
          </table:table-cell>
          <table:table-cell office:value-type="float" office:value="19.6285684267991" calcext:value-type="float">
            <text:p>19.6285684267991</text:p>
          </table:table-cell>
          <table:table-cell office:value-type="float" office:value="23.6962019894073" calcext:value-type="float">
            <text:p>23.6962019894073</text:p>
          </table:table-cell>
          <table:table-cell office:value-type="float" office:value="-5.80069864588948" calcext:value-type="float">
            <text:p>-5.8006986458894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7.6836660192705" calcext:value-type="float">
            <text:p>27.6836660192705</text:p>
          </table:table-cell>
          <table:table-cell office:value-type="float" office:value="24.7342766201041" calcext:value-type="float">
            <text:p>24.7342766201041</text:p>
          </table:table-cell>
          <table:table-cell office:value-type="float" office:value="7" calcext:value-type="float">
            <text:p>7</text:p>
          </table:table-cell>
          <table:table-cell office:value-type="float" office:value="27.6836660192705" calcext:value-type="float">
            <text:p>27.6836660192705</text:p>
          </table:table-cell>
          <table:table-cell office:value-type="float" office:value="26.1752954251427" calcext:value-type="float">
            <text:p>26.1752954251427</text:p>
          </table:table-cell>
          <table:table-cell office:value-type="float" office:value="7" calcext:value-type="float">
            <text:p>7</text:p>
          </table:table-cell>
          <table:table-cell office:value-type="float" office:value="27.6836660192705" calcext:value-type="float">
            <text:p>27.6836660192705</text:p>
          </table:table-cell>
          <table:table-cell office:value-type="float" office:value="25.6802468180895" calcext:value-type="float">
            <text:p>25.6802468180895</text:p>
          </table:table-cell>
          <table:table-cell office:value-type="float" office:value="7" calcext:value-type="float">
            <text:p>7</text:p>
          </table:table-cell>
          <table:table-cell office:value-type="float" office:value="27.6836660192705" calcext:value-type="float">
            <text:p>27.6836660192705</text:p>
          </table:table-cell>
          <table:table-cell office:value-type="float" office:value="24.6958330860778" calcext:value-type="float">
            <text:p>24.6958330860778</text:p>
          </table:table-cell>
          <table:table-cell office:value-type="float" office:value="2.63763906660717" calcext:value-type="float">
            <text:p>2.6376390666071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5.905155389403" calcext:value-type="float">
            <text:p>25.905155389403</text:p>
          </table:table-cell>
          <table:table-cell office:value-type="float" office:value="24.3853420371641" calcext:value-type="float">
            <text:p>24.3853420371641</text:p>
          </table:table-cell>
          <table:table-cell office:value-type="float" office:value="7" calcext:value-type="float">
            <text:p>7</text:p>
          </table:table-cell>
          <table:table-cell office:value-type="float" office:value="25.905155389403" calcext:value-type="float">
            <text:p>25.905155389403</text:p>
          </table:table-cell>
          <table:table-cell office:value-type="float" office:value="25.5701668802562" calcext:value-type="float">
            <text:p>25.5701668802562</text:p>
          </table:table-cell>
          <table:table-cell office:value-type="float" office:value="7" calcext:value-type="float">
            <text:p>7</text:p>
          </table:table-cell>
          <table:table-cell office:value-type="float" office:value="25.905155389403" calcext:value-type="float">
            <text:p>25.905155389403</text:p>
          </table:table-cell>
          <table:table-cell office:value-type="float" office:value="25.109116971233" calcext:value-type="float">
            <text:p>25.109116971233</text:p>
          </table:table-cell>
          <table:table-cell office:value-type="float" office:value="7" calcext:value-type="float">
            <text:p>7</text:p>
          </table:table-cell>
          <table:table-cell office:value-type="float" office:value="25.905155389403" calcext:value-type="float">
            <text:p>25.905155389403</text:p>
          </table:table-cell>
          <table:table-cell office:value-type="float" office:value="24.5957165002588" calcext:value-type="float">
            <text:p>24.5957165002588</text:p>
          </table:table-cell>
          <table:table-cell office:value-type="float" office:value="1.30187496718074" calcext:value-type="float">
            <text:p>1.3018749671807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.082508525219" calcext:value-type="float">
            <text:p>19.082508525219</text:p>
          </table:table-cell>
          <table:table-cell office:value-type="float" office:value="24.0148791558763" calcext:value-type="float">
            <text:p>24.0148791558763</text:p>
          </table:table-cell>
          <table:table-cell office:value-type="float" office:value="7" calcext:value-type="float">
            <text:p>7</text:p>
          </table:table-cell>
          <table:table-cell office:value-type="float" office:value="19.082508525219" calcext:value-type="float">
            <text:p>19.082508525219</text:p>
          </table:table-cell>
          <table:table-cell office:value-type="float" office:value="21.1965724400517" calcext:value-type="float">
            <text:p>21.1965724400517</text:p>
          </table:table-cell>
          <table:table-cell office:value-type="float" office:value="7" calcext:value-type="float">
            <text:p>7</text:p>
          </table:table-cell>
          <table:table-cell office:value-type="float" office:value="19.082508525219" calcext:value-type="float">
            <text:p>19.082508525219</text:p>
          </table:table-cell>
          <table:table-cell office:value-type="float" office:value="23.0256495415702" calcext:value-type="float">
            <text:p>23.0256495415702</text:p>
          </table:table-cell>
          <table:table-cell office:value-type="float" office:value="7" calcext:value-type="float">
            <text:p>7</text:p>
          </table:table-cell>
          <table:table-cell office:value-type="float" office:value="19.082508525219" calcext:value-type="float">
            <text:p>19.082508525219</text:p>
          </table:table-cell>
          <table:table-cell office:value-type="float" office:value="24.0826292598735" calcext:value-type="float">
            <text:p>24.0826292598735</text:p>
          </table:table-cell>
          <table:table-cell office:value-type="float" office:value="-5.96648727536168" calcext:value-type="float">
            <text:p>-5.9664872753616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8.5726201130194" calcext:value-type="float">
            <text:p>28.5726201130194</text:p>
          </table:table-cell>
          <table:table-cell office:value-type="float" office:value="25.0974444002766" calcext:value-type="float">
            <text:p>25.0974444002766</text:p>
          </table:table-cell>
          <table:table-cell office:value-type="float" office:value="7" calcext:value-type="float">
            <text:p>7</text:p>
          </table:table-cell>
          <table:table-cell office:value-type="float" office:value="28.5726201130194" calcext:value-type="float">
            <text:p>28.5726201130194</text:p>
          </table:table-cell>
          <table:table-cell office:value-type="float" office:value="26.6495205688118" calcext:value-type="float">
            <text:p>26.6495205688118</text:p>
          </table:table-cell>
          <table:table-cell office:value-type="float" office:value="7" calcext:value-type="float">
            <text:p>7</text:p>
          </table:table-cell>
          <table:table-cell office:value-type="float" office:value="28.5726201130194" calcext:value-type="float">
            <text:p>28.5726201130194</text:p>
          </table:table-cell>
          <table:table-cell office:value-type="float" office:value="24.9148474744729" calcext:value-type="float">
            <text:p>24.9148474744729</text:p>
          </table:table-cell>
          <table:table-cell office:value-type="float" office:value="7" calcext:value-type="float">
            <text:p>7</text:p>
          </table:table-cell>
          <table:table-cell office:value-type="float" office:value="28.5726201130194" calcext:value-type="float">
            <text:p>28.5726201130194</text:p>
          </table:table-cell>
          <table:table-cell office:value-type="float" office:value="24.9604573436825" calcext:value-type="float">
            <text:p>24.9604573436825</text:p>
          </table:table-cell>
          <table:table-cell office:value-type="float" office:value="3.86887586048994" calcext:value-type="float">
            <text:p>3.8688758604899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3.3734655336095" calcext:value-type="float">
            <text:p>23.3734655336095</text:p>
          </table:table-cell>
          <table:table-cell office:value-type="float" office:value="24.9760228165687" calcext:value-type="float">
            <text:p>24.9760228165687</text:p>
          </table:table-cell>
          <table:table-cell office:value-type="float" office:value="7" calcext:value-type="float">
            <text:p>7</text:p>
          </table:table-cell>
          <table:table-cell office:value-type="float" office:value="23.3734655336095" calcext:value-type="float">
            <text:p>23.3734655336095</text:p>
          </table:table-cell>
          <table:table-cell office:value-type="float" office:value="25.3819840467354" calcext:value-type="float">
            <text:p>25.3819840467354</text:p>
          </table:table-cell>
          <table:table-cell office:value-type="float" office:value="7" calcext:value-type="float">
            <text:p>7</text:p>
          </table:table-cell>
          <table:table-cell office:value-type="float" office:value="23.3734655336095" calcext:value-type="float">
            <text:p>23.3734655336095</text:p>
          </table:table-cell>
          <table:table-cell office:value-type="float" office:value="25.2039046839588" calcext:value-type="float">
            <text:p>25.2039046839588</text:p>
          </table:table-cell>
          <table:table-cell office:value-type="float" office:value="7" calcext:value-type="float">
            <text:p>7</text:p>
          </table:table-cell>
          <table:table-cell office:value-type="float" office:value="23.3734655336095" calcext:value-type="float">
            <text:p>23.3734655336095</text:p>
          </table:table-cell>
          <table:table-cell office:value-type="float" office:value="25.0148221962905" calcext:value-type="float">
            <text:p>25.0148221962905</text:p>
          </table:table-cell>
          <table:table-cell office:value-type="float" office:value="-1.64754813199483" calcext:value-type="float">
            <text:p>-1.6475481319948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5.1616736504855" calcext:value-type="float">
            <text:p>25.1616736504855</text:p>
          </table:table-cell>
          <table:table-cell office:value-type="float" office:value="24.6859797825073" calcext:value-type="float">
            <text:p>24.6859797825073</text:p>
          </table:table-cell>
          <table:table-cell office:value-type="float" office:value="7" calcext:value-type="float">
            <text:p>7</text:p>
          </table:table-cell>
          <table:table-cell office:value-type="float" office:value="25.1616736504855" calcext:value-type="float">
            <text:p>25.1616736504855</text:p>
          </table:table-cell>
          <table:table-cell office:value-type="float" office:value="24.8466362291683" calcext:value-type="float">
            <text:p>24.8466362291683</text:p>
          </table:table-cell>
          <table:table-cell office:value-type="float" office:value="7" calcext:value-type="float">
            <text:p>7</text:p>
          </table:table-cell>
          <table:table-cell office:value-type="float" office:value="25.1616736504855" calcext:value-type="float">
            <text:p>25.1616736504855</text:p>
          </table:table-cell>
          <table:table-cell office:value-type="float" office:value="24.2185683133343" calcext:value-type="float">
            <text:p>24.2185683133343</text:p>
          </table:table-cell>
          <table:table-cell office:value-type="float" office:value="7" calcext:value-type="float">
            <text:p>7</text:p>
          </table:table-cell>
          <table:table-cell office:value-type="float" office:value="25.1616736504855" calcext:value-type="float">
            <text:p>25.1616736504855</text:p>
          </table:table-cell>
          <table:table-cell office:value-type="float" office:value="24.6892947545896" calcext:value-type="float">
            <text:p>24.6892947545896</text:p>
          </table:table-cell>
          <table:table-cell office:value-type="float" office:value="0.423613367606853" calcext:value-type="float">
            <text:p>0.42361336760685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.7460694274402" calcext:value-type="float">
            <text:p>21.7460694274402</text:p>
          </table:table-cell>
          <table:table-cell office:value-type="float" office:value="24.4643154300989" calcext:value-type="float">
            <text:p>24.4643154300989</text:p>
          </table:table-cell>
          <table:table-cell office:value-type="float" office:value="7" calcext:value-type="float">
            <text:p>7</text:p>
          </table:table-cell>
          <table:table-cell office:value-type="float" office:value="21.7460694274402" calcext:value-type="float">
            <text:p>21.7460694274402</text:p>
          </table:table-cell>
          <table:table-cell office:value-type="float" office:value="22.5105170132142" calcext:value-type="float">
            <text:p>22.5105170132142</text:p>
          </table:table-cell>
          <table:table-cell office:value-type="float" office:value="7" calcext:value-type="float">
            <text:p>7</text:p>
          </table:table-cell>
          <table:table-cell office:value-type="float" office:value="21.7460694274402" calcext:value-type="float">
            <text:p>21.7460694274402</text:p>
          </table:table-cell>
          <table:table-cell office:value-type="float" office:value="23.3657626956519" calcext:value-type="float">
            <text:p>23.3657626956519</text:p>
          </table:table-cell>
          <table:table-cell office:value-type="float" office:value="7" calcext:value-type="float">
            <text:p>7</text:p>
          </table:table-cell>
          <table:table-cell office:value-type="float" office:value="21.7460694274402" calcext:value-type="float">
            <text:p>21.7460694274402</text:p>
          </table:table-cell>
          <table:table-cell office:value-type="float" office:value="24.470561757232" calcext:value-type="float">
            <text:p>24.470561757232</text:p>
          </table:table-cell>
          <table:table-cell office:value-type="float" office:value="-3.42796630997525" calcext:value-type="float">
            <text:p>-3.4279663099752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9.3097298485504" calcext:value-type="float">
            <text:p>29.3097298485504</text:p>
          </table:table-cell>
          <table:table-cell office:value-type="float" office:value="24.6543385243905" calcext:value-type="float">
            <text:p>24.6543385243905</text:p>
          </table:table-cell>
          <table:table-cell office:value-type="float" office:value="7" calcext:value-type="float">
            <text:p>7</text:p>
          </table:table-cell>
          <table:table-cell office:value-type="float" office:value="29.3097298485504" calcext:value-type="float">
            <text:p>29.3097298485504</text:p>
          </table:table-cell>
          <table:table-cell office:value-type="float" office:value="26.5585965688139" calcext:value-type="float">
            <text:p>26.5585965688139</text:p>
          </table:table-cell>
          <table:table-cell office:value-type="float" office:value="7" calcext:value-type="float">
            <text:p>7</text:p>
          </table:table-cell>
          <table:table-cell office:value-type="float" office:value="29.3097298485504" calcext:value-type="float">
            <text:p>29.3097298485504</text:p>
          </table:table-cell>
          <table:table-cell office:value-type="float" office:value="24.895425107674" calcext:value-type="float">
            <text:p>24.895425107674</text:p>
          </table:table-cell>
          <table:table-cell office:value-type="float" office:value="7" calcext:value-type="float">
            <text:p>7</text:p>
          </table:table-cell>
          <table:table-cell office:value-type="float" office:value="29.3097298485504" calcext:value-type="float">
            <text:p>29.3097298485504</text:p>
          </table:table-cell>
          <table:table-cell office:value-type="float" office:value="24.8334903099287" calcext:value-type="float">
            <text:p>24.8334903099287</text:p>
          </table:table-cell>
          <table:table-cell office:value-type="float" office:value="4.12871357839701" calcext:value-type="float">
            <text:p>4.1287135783970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.5946138463799" calcext:value-type="float">
            <text:p>21.5946138463799</text:p>
          </table:table-cell>
          <table:table-cell office:value-type="float" office:value="24.1999987075683" calcext:value-type="float">
            <text:p>24.1999987075683</text:p>
          </table:table-cell>
          <table:table-cell office:value-type="float" office:value="7" calcext:value-type="float">
            <text:p>7</text:p>
          </table:table-cell>
          <table:table-cell office:value-type="float" office:value="21.5946138463799" calcext:value-type="float">
            <text:p>21.5946138463799</text:p>
          </table:table-cell>
          <table:table-cell office:value-type="float" office:value="24.3318060916524" calcext:value-type="float">
            <text:p>24.3318060916524</text:p>
          </table:table-cell>
          <table:table-cell office:value-type="float" office:value="7" calcext:value-type="float">
            <text:p>7</text:p>
          </table:table-cell>
          <table:table-cell office:value-type="float" office:value="21.5946138463799" calcext:value-type="float">
            <text:p>21.5946138463799</text:p>
          </table:table-cell>
          <table:table-cell office:value-type="float" office:value="24.995978864808" calcext:value-type="float">
            <text:p>24.995978864808</text:p>
          </table:table-cell>
          <table:table-cell office:value-type="float" office:value="7" calcext:value-type="float">
            <text:p>7</text:p>
          </table:table-cell>
          <table:table-cell office:value-type="float" office:value="21.5946138463799" calcext:value-type="float">
            <text:p>21.5946138463799</text:p>
          </table:table-cell>
          <table:table-cell office:value-type="float" office:value="24.5101805865311" calcext:value-type="float">
            <text:p>24.5101805865311</text:p>
          </table:table-cell>
          <table:table-cell office:value-type="float" office:value="-3.60619899964558" calcext:value-type="float">
            <text:p>-3.6061989996455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7.8515371613833" calcext:value-type="float">
            <text:p>27.8515371613833</text:p>
          </table:table-cell>
          <table:table-cell office:value-type="float" office:value="25.7315704118607" calcext:value-type="float">
            <text:p>25.7315704118607</text:p>
          </table:table-cell>
          <table:table-cell office:value-type="float" office:value="7" calcext:value-type="float">
            <text:p>7</text:p>
          </table:table-cell>
          <table:table-cell office:value-type="float" office:value="27.8515371613833" calcext:value-type="float">
            <text:p>27.8515371613833</text:p>
          </table:table-cell>
          <table:table-cell office:value-type="float" office:value="25.4470496543525" calcext:value-type="float">
            <text:p>25.4470496543525</text:p>
          </table:table-cell>
          <table:table-cell office:value-type="float" office:value="7" calcext:value-type="float">
            <text:p>7</text:p>
          </table:table-cell>
          <table:table-cell office:value-type="float" office:value="27.8515371613833" calcext:value-type="float">
            <text:p>27.8515371613833</text:p>
          </table:table-cell>
          <table:table-cell office:value-type="float" office:value="25.0953760704284" calcext:value-type="float">
            <text:p>25.0953760704284</text:p>
          </table:table-cell>
          <table:table-cell office:value-type="float" office:value="7" calcext:value-type="float">
            <text:p>7</text:p>
          </table:table-cell>
          <table:table-cell office:value-type="float" office:value="27.8515371613833" calcext:value-type="float">
            <text:p>27.8515371613833</text:p>
          </table:table-cell>
          <table:table-cell office:value-type="float" office:value="25.5103067174877" calcext:value-type="float">
            <text:p>25.5103067174877</text:p>
          </table:table-cell>
          <table:table-cell office:value-type="float" office:value="2.79167822972362" calcext:value-type="float">
            <text:p>2.7916782297236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6.1295150660774" calcext:value-type="float">
            <text:p>26.1295150660774</text:p>
          </table:table-cell>
          <table:table-cell office:value-type="float" office:value="25.4796301659041" calcext:value-type="float">
            <text:p>25.4796301659041</text:p>
          </table:table-cell>
          <table:table-cell office:value-type="float" office:value="7" calcext:value-type="float">
            <text:p>7</text:p>
          </table:table-cell>
          <table:table-cell office:value-type="float" office:value="26.1295150660774" calcext:value-type="float">
            <text:p>26.1295150660774</text:p>
          </table:table-cell>
          <table:table-cell office:value-type="float" office:value="25.0356219271297" calcext:value-type="float">
            <text:p>25.0356219271297</text:p>
          </table:table-cell>
          <table:table-cell office:value-type="float" office:value="7" calcext:value-type="float">
            <text:p>7</text:p>
          </table:table-cell>
          <table:table-cell office:value-type="float" office:value="26.1295150660774" calcext:value-type="float">
            <text:p>26.1295150660774</text:p>
          </table:table-cell>
          <table:table-cell office:value-type="float" office:value="23.7561699998004" calcext:value-type="float">
            <text:p>23.7561699998004</text:p>
          </table:table-cell>
          <table:table-cell office:value-type="float" office:value="7" calcext:value-type="float">
            <text:p>7</text:p>
          </table:table-cell>
          <table:table-cell office:value-type="float" office:value="26.1295150660774" calcext:value-type="float">
            <text:p>26.1295150660774</text:p>
          </table:table-cell>
          <table:table-cell office:value-type="float" office:value="25.194400290239" calcext:value-type="float">
            <text:p>25.194400290239</text:p>
          </table:table-cell>
          <table:table-cell office:value-type="float" office:value="1.34635637340296" calcext:value-type="float">
            <text:p>1.3463563734029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3.2082120452099" calcext:value-type="float">
            <text:p>23.2082120452099</text:p>
          </table:table-cell>
          <table:table-cell office:value-type="float" office:value="23.7824360216124" calcext:value-type="float">
            <text:p>23.7824360216124</text:p>
          </table:table-cell>
          <table:table-cell office:value-type="float" office:value="7" calcext:value-type="float">
            <text:p>7</text:p>
          </table:table-cell>
          <table:table-cell office:value-type="float" office:value="23.2082120452099" calcext:value-type="float">
            <text:p>23.2082120452099</text:p>
          </table:table-cell>
          <table:table-cell office:value-type="float" office:value="23.3453105482188" calcext:value-type="float">
            <text:p>23.3453105482188</text:p>
          </table:table-cell>
          <table:table-cell office:value-type="float" office:value="7" calcext:value-type="float">
            <text:p>7</text:p>
          </table:table-cell>
          <table:table-cell office:value-type="float" office:value="23.2082120452099" calcext:value-type="float">
            <text:p>23.2082120452099</text:p>
          </table:table-cell>
          <table:table-cell office:value-type="float" office:value="23.7883671627757" calcext:value-type="float">
            <text:p>23.7883671627757</text:p>
          </table:table-cell>
          <table:table-cell office:value-type="float" office:value="7" calcext:value-type="float">
            <text:p>7</text:p>
          </table:table-cell>
          <table:table-cell office:value-type="float" office:value="23.2082120452099" calcext:value-type="float">
            <text:p>23.2082120452099</text:p>
          </table:table-cell>
          <table:table-cell office:value-type="float" office:value="23.9453878866542" calcext:value-type="float">
            <text:p>23.9453878866542</text:p>
          </table:table-cell>
          <table:table-cell office:value-type="float" office:value="-1.7400942134596" calcext:value-type="float">
            <text:p>-1.740094213459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3.2388827532676" calcext:value-type="float">
            <text:p>23.2388827532676</text:p>
          </table:table-cell>
          <table:table-cell office:value-type="float" office:value="24.4346073450441" calcext:value-type="float">
            <text:p>24.4346073450441</text:p>
          </table:table-cell>
          <table:table-cell office:value-type="float" office:value="7" calcext:value-type="float">
            <text:p>7</text:p>
          </table:table-cell>
          <table:table-cell office:value-type="float" office:value="23.2388827532676" calcext:value-type="float">
            <text:p>23.2388827532676</text:p>
          </table:table-cell>
          <table:table-cell office:value-type="float" office:value="23.5705295097122" calcext:value-type="float">
            <text:p>23.5705295097122</text:p>
          </table:table-cell>
          <table:table-cell office:value-type="float" office:value="7" calcext:value-type="float">
            <text:p>7</text:p>
          </table:table-cell>
          <table:table-cell office:value-type="float" office:value="23.2388827532676" calcext:value-type="float">
            <text:p>23.2388827532676</text:p>
          </table:table-cell>
          <table:table-cell office:value-type="float" office:value="23.7305097741623" calcext:value-type="float">
            <text:p>23.7305097741623</text:p>
          </table:table-cell>
          <table:table-cell office:value-type="float" office:value="7" calcext:value-type="float">
            <text:p>7</text:p>
          </table:table-cell>
          <table:table-cell office:value-type="float" office:value="23.2388827532676" calcext:value-type="float">
            <text:p>23.2388827532676</text:p>
          </table:table-cell>
          <table:table-cell office:value-type="float" office:value="24.6746809854121" calcext:value-type="float">
            <text:p>24.6746809854121</text:p>
          </table:table-cell>
          <table:table-cell office:value-type="float" office:value="-1.51354677979541" calcext:value-type="float">
            <text:p>-1.5135467797954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2.0525479665546" calcext:value-type="float">
            <text:p>22.0525479665546</text:p>
          </table:table-cell>
          <table:table-cell office:value-type="float" office:value="24.1462003282712" calcext:value-type="float">
            <text:p>24.1462003282712</text:p>
          </table:table-cell>
          <table:table-cell office:value-type="float" office:value="7" calcext:value-type="float">
            <text:p>7</text:p>
          </table:table-cell>
          <table:table-cell office:value-type="float" office:value="22.0525479665546" calcext:value-type="float">
            <text:p>22.0525479665546</text:p>
          </table:table-cell>
          <table:table-cell office:value-type="float" office:value="23.2243034864361" calcext:value-type="float">
            <text:p>23.2243034864361</text:p>
          </table:table-cell>
          <table:table-cell office:value-type="float" office:value="7" calcext:value-type="float">
            <text:p>7</text:p>
          </table:table-cell>
          <table:table-cell office:value-type="float" office:value="22.0525479665546" calcext:value-type="float">
            <text:p>22.0525479665546</text:p>
          </table:table-cell>
          <table:table-cell office:value-type="float" office:value="23.6680564916867" calcext:value-type="float">
            <text:p>23.6680564916867</text:p>
          </table:table-cell>
          <table:table-cell office:value-type="float" office:value="7" calcext:value-type="float">
            <text:p>7</text:p>
          </table:table-cell>
          <table:table-cell office:value-type="float" office:value="22.0525479665546" calcext:value-type="float">
            <text:p>22.0525479665546</text:p>
          </table:table-cell>
          <table:table-cell office:value-type="float" office:value="24.2380033942516" calcext:value-type="float">
            <text:p>24.2380033942516</text:p>
          </table:table-cell>
          <table:table-cell office:value-type="float" office:value="-2.89995134720125" calcext:value-type="float">
            <text:p>-2.8999513472012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7.0665773409792" calcext:value-type="float">
            <text:p>27.0665773409792</text:p>
          </table:table-cell>
          <table:table-cell office:value-type="float" office:value="25.2060329680067" calcext:value-type="float">
            <text:p>25.2060329680067</text:p>
          </table:table-cell>
          <table:table-cell office:value-type="float" office:value="7" calcext:value-type="float">
            <text:p>7</text:p>
          </table:table-cell>
          <table:table-cell office:value-type="float" office:value="27.0665773409792" calcext:value-type="float">
            <text:p>27.0665773409792</text:p>
          </table:table-cell>
          <table:table-cell office:value-type="float" office:value="26.0917942964376" calcext:value-type="float">
            <text:p>26.0917942964376</text:p>
          </table:table-cell>
          <table:table-cell office:value-type="float" office:value="7" calcext:value-type="float">
            <text:p>7</text:p>
          </table:table-cell>
          <table:table-cell office:value-type="float" office:value="27.0665773409792" calcext:value-type="float">
            <text:p>27.0665773409792</text:p>
          </table:table-cell>
          <table:table-cell office:value-type="float" office:value="24.7391912139261" calcext:value-type="float">
            <text:p>24.7391912139261</text:p>
          </table:table-cell>
          <table:table-cell office:value-type="float" office:value="7" calcext:value-type="float">
            <text:p>7</text:p>
          </table:table-cell>
          <table:table-cell office:value-type="float" office:value="27.0665773409792" calcext:value-type="float">
            <text:p>27.0665773409792</text:p>
          </table:table-cell>
          <table:table-cell office:value-type="float" office:value="25.0591146265997" calcext:value-type="float">
            <text:p>25.0591146265997</text:p>
          </table:table-cell>
          <table:table-cell office:value-type="float" office:value="2.05651749066135" calcext:value-type="float">
            <text:p>2.0565174906613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5.050906631585" calcext:value-type="float">
            <text:p>25.050906631585</text:p>
          </table:table-cell>
          <table:table-cell office:value-type="float" office:value="25.0138530714061" calcext:value-type="float">
            <text:p>25.0138530714061</text:p>
          </table:table-cell>
          <table:table-cell office:value-type="float" office:value="7" calcext:value-type="float">
            <text:p>7</text:p>
          </table:table-cell>
          <table:table-cell office:value-type="float" office:value="25.050906631585" calcext:value-type="float">
            <text:p>25.050906631585</text:p>
          </table:table-cell>
          <table:table-cell office:value-type="float" office:value="25.1942026486381" calcext:value-type="float">
            <text:p>25.1942026486381</text:p>
          </table:table-cell>
          <table:table-cell office:value-type="float" office:value="7" calcext:value-type="float">
            <text:p>7</text:p>
          </table:table-cell>
          <table:table-cell office:value-type="float" office:value="25.050906631585" calcext:value-type="float">
            <text:p>25.050906631585</text:p>
          </table:table-cell>
          <table:table-cell office:value-type="float" office:value="24.9735067672521" calcext:value-type="float">
            <text:p>24.9735067672521</text:p>
          </table:table-cell>
          <table:table-cell office:value-type="float" office:value="7" calcext:value-type="float">
            <text:p>7</text:p>
          </table:table-cell>
          <table:table-cell office:value-type="float" office:value="25.050906631585" calcext:value-type="float">
            <text:p>25.050906631585</text:p>
          </table:table-cell>
          <table:table-cell office:value-type="float" office:value="24.9217817060537" calcext:value-type="float">
            <text:p>24.9217817060537</text:p>
          </table:table-cell>
          <table:table-cell office:value-type="float" office:value="-0.0229116982099501" calcext:value-type="float">
            <text:p>-0.022911698209950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.6549533103488" calcext:value-type="float">
            <text:p>21.6549533103488</text:p>
          </table:table-cell>
          <table:table-cell office:value-type="float" office:value="25.1945640187491" calcext:value-type="float">
            <text:p>25.1945640187491</text:p>
          </table:table-cell>
          <table:table-cell office:value-type="float" office:value="7" calcext:value-type="float">
            <text:p>7</text:p>
          </table:table-cell>
          <table:table-cell office:value-type="float" office:value="21.6549533103488" calcext:value-type="float">
            <text:p>21.6549533103488</text:p>
          </table:table-cell>
          <table:table-cell office:value-type="float" office:value="24.2464294213349" calcext:value-type="float">
            <text:p>24.2464294213349</text:p>
          </table:table-cell>
          <table:table-cell office:value-type="float" office:value="7" calcext:value-type="float">
            <text:p>7</text:p>
          </table:table-cell>
          <table:table-cell office:value-type="float" office:value="21.6549533103488" calcext:value-type="float">
            <text:p>21.6549533103488</text:p>
          </table:table-cell>
          <table:table-cell office:value-type="float" office:value="24.1737338286771" calcext:value-type="float">
            <text:p>24.1737338286771</text:p>
          </table:table-cell>
          <table:table-cell office:value-type="float" office:value="7" calcext:value-type="float">
            <text:p>7</text:p>
          </table:table-cell>
          <table:table-cell office:value-type="float" office:value="21.6549533103488" calcext:value-type="float">
            <text:p>21.6549533103488</text:p>
          </table:table-cell>
          <table:table-cell office:value-type="float" office:value="25.0157138086746" calcext:value-type="float">
            <text:p>25.0157138086746</text:p>
          </table:table-cell>
          <table:table-cell office:value-type="float" office:value="-3.00169539366857" calcext:value-type="float">
            <text:p>-3.0016953936685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.8873394699364" calcext:value-type="float">
            <text:p>19.8873394699364</text:p>
          </table:table-cell>
          <table:table-cell office:value-type="float" office:value="25.3139234513185" calcext:value-type="float">
            <text:p>25.3139234513185</text:p>
          </table:table-cell>
          <table:table-cell office:value-type="float" office:value="7" calcext:value-type="float">
            <text:p>7</text:p>
          </table:table-cell>
          <table:table-cell office:value-type="float" office:value="19.8873394699364" calcext:value-type="float">
            <text:p>19.8873394699364</text:p>
          </table:table-cell>
          <table:table-cell office:value-type="float" office:value="23.7002899064501" calcext:value-type="float">
            <text:p>23.7002899064501</text:p>
          </table:table-cell>
          <table:table-cell office:value-type="float" office:value="7" calcext:value-type="float">
            <text:p>7</text:p>
          </table:table-cell>
          <table:table-cell office:value-type="float" office:value="19.8873394699364" calcext:value-type="float">
            <text:p>19.8873394699364</text:p>
          </table:table-cell>
          <table:table-cell office:value-type="float" office:value="24.1200579337247" calcext:value-type="float">
            <text:p>24.1200579337247</text:p>
          </table:table-cell>
          <table:table-cell office:value-type="float" office:value="7" calcext:value-type="float">
            <text:p>7</text:p>
          </table:table-cell>
          <table:table-cell office:value-type="float" office:value="19.8873394699364" calcext:value-type="float">
            <text:p>19.8873394699364</text:p>
          </table:table-cell>
          <table:table-cell office:value-type="float" office:value="25.1840444869069" calcext:value-type="float">
            <text:p>25.1840444869069</text:p>
          </table:table-cell>
          <table:table-cell office:value-type="float" office:value="-5.03656803042304" calcext:value-type="float">
            <text:p>-5.0365680304230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.6214617524288" calcext:value-type="float">
            <text:p>21.6214617524288</text:p>
          </table:table-cell>
          <table:table-cell office:value-type="float" office:value="24.4091882246002" calcext:value-type="float">
            <text:p>24.4091882246002</text:p>
          </table:table-cell>
          <table:table-cell office:value-type="float" office:value="7" calcext:value-type="float">
            <text:p>7</text:p>
          </table:table-cell>
          <table:table-cell office:value-type="float" office:value="21.6214617524288" calcext:value-type="float">
            <text:p>21.6214617524288</text:p>
          </table:table-cell>
          <table:table-cell office:value-type="float" office:value="23.7117760532292" calcext:value-type="float">
            <text:p>23.7117760532292</text:p>
          </table:table-cell>
          <table:table-cell office:value-type="float" office:value="7" calcext:value-type="float">
            <text:p>7</text:p>
          </table:table-cell>
          <table:table-cell office:value-type="float" office:value="21.6214617524288" calcext:value-type="float">
            <text:p>21.6214617524288</text:p>
          </table:table-cell>
          <table:table-cell office:value-type="float" office:value="24.498512326017" calcext:value-type="float">
            <text:p>24.498512326017</text:p>
          </table:table-cell>
          <table:table-cell office:value-type="float" office:value="7" calcext:value-type="float">
            <text:p>7</text:p>
          </table:table-cell>
          <table:table-cell office:value-type="float" office:value="21.6214617524288" calcext:value-type="float">
            <text:p>21.6214617524288</text:p>
          </table:table-cell>
          <table:table-cell office:value-type="float" office:value="24.5266195932571" calcext:value-type="float">
            <text:p>24.5266195932571</text:p>
          </table:table-cell>
          <table:table-cell office:value-type="float" office:value="-2.83723051424404" calcext:value-type="float">
            <text:p>-2.8372305142440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9.9501440911519" calcext:value-type="float">
            <text:p>29.9501440911519</text:p>
          </table:table-cell>
          <table:table-cell office:value-type="float" office:value="25.2162791716574" calcext:value-type="float">
            <text:p>25.2162791716574</text:p>
          </table:table-cell>
          <table:table-cell office:value-type="float" office:value="7" calcext:value-type="float">
            <text:p>7</text:p>
          </table:table-cell>
          <table:table-cell office:value-type="float" office:value="29.9501440911519" calcext:value-type="float">
            <text:p>29.9501440911519</text:p>
          </table:table-cell>
          <table:table-cell office:value-type="float" office:value="26.7363615607464" calcext:value-type="float">
            <text:p>26.7363615607464</text:p>
          </table:table-cell>
          <table:table-cell office:value-type="float" office:value="7" calcext:value-type="float">
            <text:p>7</text:p>
          </table:table-cell>
          <table:table-cell office:value-type="float" office:value="29.9501440911519" calcext:value-type="float">
            <text:p>29.9501440911519</text:p>
          </table:table-cell>
          <table:table-cell office:value-type="float" office:value="24.8719365647913" calcext:value-type="float">
            <text:p>24.8719365647913</text:p>
          </table:table-cell>
          <table:table-cell office:value-type="float" office:value="7" calcext:value-type="float">
            <text:p>7</text:p>
          </table:table-cell>
          <table:table-cell office:value-type="float" office:value="29.9501440911519" calcext:value-type="float">
            <text:p>29.9501440911519</text:p>
          </table:table-cell>
          <table:table-cell office:value-type="float" office:value="24.8810965394725" calcext:value-type="float">
            <text:p>24.8810965394725</text:p>
          </table:table-cell>
          <table:table-cell office:value-type="float" office:value="4.95252521149114" calcext:value-type="float">
            <text:p>4.9525252114911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2.5426766356165" calcext:value-type="float">
            <text:p>22.5426766356165</text:p>
          </table:table-cell>
          <table:table-cell office:value-type="float" office:value="24.8373672302073" calcext:value-type="float">
            <text:p>24.8373672302073</text:p>
          </table:table-cell>
          <table:table-cell office:value-type="float" office:value="7" calcext:value-type="float">
            <text:p>7</text:p>
          </table:table-cell>
          <table:table-cell office:value-type="float" office:value="22.5426766356165" calcext:value-type="float">
            <text:p>22.5426766356165</text:p>
          </table:table-cell>
          <table:table-cell office:value-type="float" office:value="24.1978490280295" calcext:value-type="float">
            <text:p>24.1978490280295</text:p>
          </table:table-cell>
          <table:table-cell office:value-type="float" office:value="7" calcext:value-type="float">
            <text:p>7</text:p>
          </table:table-cell>
          <table:table-cell office:value-type="float" office:value="22.5426766356165" calcext:value-type="float">
            <text:p>22.5426766356165</text:p>
          </table:table-cell>
          <table:table-cell office:value-type="float" office:value="24.8213015579579" calcext:value-type="float">
            <text:p>24.8213015579579</text:p>
          </table:table-cell>
          <table:table-cell office:value-type="float" office:value="7" calcext:value-type="float">
            <text:p>7</text:p>
          </table:table-cell>
          <table:table-cell office:value-type="float" office:value="22.5426766356165" calcext:value-type="float">
            <text:p>22.5426766356165</text:p>
          </table:table-cell>
          <table:table-cell office:value-type="float" office:value="24.8323277678124" calcext:value-type="float">
            <text:p>24.8323277678124</text:p>
          </table:table-cell>
          <table:table-cell office:value-type="float" office:value="-2.51077336325722" calcext:value-type="float">
            <text:p>-2.5107733632572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3.6537117180622" calcext:value-type="float">
            <text:p>23.6537117180622</text:p>
          </table:table-cell>
          <table:table-cell office:value-type="float" office:value="24.3009545133972" calcext:value-type="float">
            <text:p>24.3009545133972</text:p>
          </table:table-cell>
          <table:table-cell office:value-type="float" office:value="7" calcext:value-type="float">
            <text:p>7</text:p>
          </table:table-cell>
          <table:table-cell office:value-type="float" office:value="23.6537117180622" calcext:value-type="float">
            <text:p>23.6537117180622</text:p>
          </table:table-cell>
          <table:table-cell office:value-type="float" office:value="23.0604642260098" calcext:value-type="float">
            <text:p>23.0604642260098</text:p>
          </table:table-cell>
          <table:table-cell office:value-type="float" office:value="7" calcext:value-type="float">
            <text:p>7</text:p>
          </table:table-cell>
          <table:table-cell office:value-type="float" office:value="23.6537117180622" calcext:value-type="float">
            <text:p>23.6537117180622</text:p>
          </table:table-cell>
          <table:table-cell office:value-type="float" office:value="23.3921313925919" calcext:value-type="float">
            <text:p>23.3921313925919</text:p>
          </table:table-cell>
          <table:table-cell office:value-type="float" office:value="7" calcext:value-type="float">
            <text:p>7</text:p>
          </table:table-cell>
          <table:table-cell office:value-type="float" office:value="23.6537117180622" calcext:value-type="float">
            <text:p>23.6537117180622</text:p>
          </table:table-cell>
          <table:table-cell office:value-type="float" office:value="24.4014050838819" calcext:value-type="float">
            <text:p>24.4014050838819</text:p>
          </table:table-cell>
          <table:table-cell office:value-type="float" office:value="-1.78435479164348" calcext:value-type="float">
            <text:p>-1.7843547916434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9.1086162213276" calcext:value-type="float">
            <text:p>29.1086162213276</text:p>
          </table:table-cell>
          <table:table-cell office:value-type="float" office:value="23.264185965194" calcext:value-type="float">
            <text:p>23.264185965194</text:p>
          </table:table-cell>
          <table:table-cell office:value-type="float" office:value="7" calcext:value-type="float">
            <text:p>7</text:p>
          </table:table-cell>
          <table:table-cell office:value-type="float" office:value="29.1086162213276" calcext:value-type="float">
            <text:p>29.1086162213276</text:p>
          </table:table-cell>
          <table:table-cell office:value-type="float" office:value="24.4450017427135" calcext:value-type="float">
            <text:p>24.4450017427135</text:p>
          </table:table-cell>
          <table:table-cell office:value-type="float" office:value="7" calcext:value-type="float">
            <text:p>7</text:p>
          </table:table-cell>
          <table:table-cell office:value-type="float" office:value="29.1086162213276" calcext:value-type="float">
            <text:p>29.1086162213276</text:p>
          </table:table-cell>
          <table:table-cell office:value-type="float" office:value="24.3085044678992" calcext:value-type="float">
            <text:p>24.3085044678992</text:p>
          </table:table-cell>
          <table:table-cell office:value-type="float" office:value="7" calcext:value-type="float">
            <text:p>7</text:p>
          </table:table-cell>
          <table:table-cell office:value-type="float" office:value="29.1086162213276" calcext:value-type="float">
            <text:p>29.1086162213276</text:p>
          </table:table-cell>
          <table:table-cell office:value-type="float" office:value="23.5708594592584" calcext:value-type="float">
            <text:p>23.5708594592584</text:p>
          </table:table-cell>
          <table:table-cell office:value-type="float" office:value="4.17221179236517" calcext:value-type="float">
            <text:p>4.1722117923651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.7236057374507" calcext:value-type="float">
            <text:p>19.7236057374507</text:p>
          </table:table-cell>
          <table:table-cell office:value-type="float" office:value="24.1688105209826" calcext:value-type="float">
            <text:p>24.1688105209826</text:p>
          </table:table-cell>
          <table:table-cell office:value-type="float" office:value="7" calcext:value-type="float">
            <text:p>7</text:p>
          </table:table-cell>
          <table:table-cell office:value-type="float" office:value="19.7236057374507" calcext:value-type="float">
            <text:p>19.7236057374507</text:p>
          </table:table-cell>
          <table:table-cell office:value-type="float" office:value="22.1873264635687" calcext:value-type="float">
            <text:p>22.1873264635687</text:p>
          </table:table-cell>
          <table:table-cell office:value-type="float" office:value="7" calcext:value-type="float">
            <text:p>7</text:p>
          </table:table-cell>
          <table:table-cell office:value-type="float" office:value="19.7236057374507" calcext:value-type="float">
            <text:p>19.7236057374507</text:p>
          </table:table-cell>
          <table:table-cell office:value-type="float" office:value="23.7522446370674" calcext:value-type="float">
            <text:p>23.7522446370674</text:p>
          </table:table-cell>
          <table:table-cell office:value-type="float" office:value="7" calcext:value-type="float">
            <text:p>7</text:p>
          </table:table-cell>
          <table:table-cell office:value-type="float" office:value="19.7236057374507" calcext:value-type="float">
            <text:p>19.7236057374507</text:p>
          </table:table-cell>
          <table:table-cell office:value-type="float" office:value="24.1997789173894" calcext:value-type="float">
            <text:p>24.1997789173894</text:p>
          </table:table-cell>
          <table:table-cell office:value-type="float" office:value="-5.25499473192475" calcext:value-type="float">
            <text:p>-5.2549947319247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6.9574155203367" calcext:value-type="float">
            <text:p>26.9574155203367</text:p>
          </table:table-cell>
          <table:table-cell office:value-type="float" office:value="24.2678309116299" calcext:value-type="float">
            <text:p>24.2678309116299</text:p>
          </table:table-cell>
          <table:table-cell office:value-type="float" office:value="7" calcext:value-type="float">
            <text:p>7</text:p>
          </table:table-cell>
          <table:table-cell office:value-type="float" office:value="26.9574155203367" calcext:value-type="float">
            <text:p>26.9574155203367</text:p>
          </table:table-cell>
          <table:table-cell office:value-type="float" office:value="24.2281465652123" calcext:value-type="float">
            <text:p>24.2281465652123</text:p>
          </table:table-cell>
          <table:table-cell office:value-type="float" office:value="7" calcext:value-type="float">
            <text:p>7</text:p>
          </table:table-cell>
          <table:table-cell office:value-type="float" office:value="26.9574155203367" calcext:value-type="float">
            <text:p>26.9574155203367</text:p>
          </table:table-cell>
          <table:table-cell office:value-type="float" office:value="23.6230468784227" calcext:value-type="float">
            <text:p>23.6230468784227</text:p>
          </table:table-cell>
          <table:table-cell office:value-type="float" office:value="7" calcext:value-type="float">
            <text:p>7</text:p>
          </table:table-cell>
          <table:table-cell office:value-type="float" office:value="26.9574155203367" calcext:value-type="float">
            <text:p>26.9574155203367</text:p>
          </table:table-cell>
          <table:table-cell office:value-type="float" office:value="24.2178386107445" calcext:value-type="float">
            <text:p>24.2178386107445</text:p>
          </table:table-cell>
          <table:table-cell office:value-type="float" office:value="1.67281058597579" calcext:value-type="float">
            <text:p>1.6728105859757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8.2577896382895" calcext:value-type="float">
            <text:p>28.2577896382895</text:p>
          </table:table-cell>
          <table:table-cell office:value-type="float" office:value="24.8105954119884" calcext:value-type="float">
            <text:p>24.8105954119884</text:p>
          </table:table-cell>
          <table:table-cell office:value-type="float" office:value="7" calcext:value-type="float">
            <text:p>7</text:p>
          </table:table-cell>
          <table:table-cell office:value-type="float" office:value="28.2577896382895" calcext:value-type="float">
            <text:p>28.2577896382895</text:p>
          </table:table-cell>
          <table:table-cell office:value-type="float" office:value="26.8117582854372" calcext:value-type="float">
            <text:p>26.8117582854372</text:p>
          </table:table-cell>
          <table:table-cell office:value-type="float" office:value="7" calcext:value-type="float">
            <text:p>7</text:p>
          </table:table-cell>
          <table:table-cell office:value-type="float" office:value="28.2577896382895" calcext:value-type="float">
            <text:p>28.2577896382895</text:p>
          </table:table-cell>
          <table:table-cell office:value-type="float" office:value="25.6203283672046" calcext:value-type="float">
            <text:p>25.6203283672046</text:p>
          </table:table-cell>
          <table:table-cell office:value-type="float" office:value="7" calcext:value-type="float">
            <text:p>7</text:p>
          </table:table-cell>
          <table:table-cell office:value-type="float" office:value="28.2577896382895" calcext:value-type="float">
            <text:p>28.2577896382895</text:p>
          </table:table-cell>
          <table:table-cell office:value-type="float" office:value="24.6253020378423" calcext:value-type="float">
            <text:p>24.6253020378423</text:p>
          </table:table-cell>
          <table:table-cell office:value-type="float" office:value="3.1773918244292" calcext:value-type="float">
            <text:p>3.177391824429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2.5502305054952" calcext:value-type="float">
            <text:p>22.5502305054952</text:p>
          </table:table-cell>
          <table:table-cell office:value-type="float" office:value="24.7191391071361" calcext:value-type="float">
            <text:p>24.7191391071361</text:p>
          </table:table-cell>
          <table:table-cell office:value-type="float" office:value="7" calcext:value-type="float">
            <text:p>7</text:p>
          </table:table-cell>
          <table:table-cell office:value-type="float" office:value="22.5502305054952" calcext:value-type="float">
            <text:p>22.5502305054952</text:p>
          </table:table-cell>
          <table:table-cell office:value-type="float" office:value="24.1762008479609" calcext:value-type="float">
            <text:p>24.1762008479609</text:p>
          </table:table-cell>
          <table:table-cell office:value-type="float" office:value="7" calcext:value-type="float">
            <text:p>7</text:p>
          </table:table-cell>
          <table:table-cell office:value-type="float" office:value="22.5502305054952" calcext:value-type="float">
            <text:p>22.5502305054952</text:p>
          </table:table-cell>
          <table:table-cell office:value-type="float" office:value="24.303603425105" calcext:value-type="float">
            <text:p>24.303603425105</text:p>
          </table:table-cell>
          <table:table-cell office:value-type="float" office:value="7" calcext:value-type="float">
            <text:p>7</text:p>
          </table:table-cell>
          <table:table-cell office:value-type="float" office:value="22.5502305054952" calcext:value-type="float">
            <text:p>22.5502305054952</text:p>
          </table:table-cell>
          <table:table-cell office:value-type="float" office:value="24.7681099784126" calcext:value-type="float">
            <text:p>24.7681099784126</text:p>
          </table:table-cell>
          <table:table-cell office:value-type="float" office:value="-2.07362652179251" calcext:value-type="float">
            <text:p>-2.0736265217925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7.3147538259474" calcext:value-type="float">
            <text:p>27.3147538259474</text:p>
          </table:table-cell>
          <table:table-cell office:value-type="float" office:value="24.73364793897" calcext:value-type="float">
            <text:p>24.73364793897</text:p>
          </table:table-cell>
          <table:table-cell office:value-type="float" office:value="7" calcext:value-type="float">
            <text:p>7</text:p>
          </table:table-cell>
          <table:table-cell office:value-type="float" office:value="27.3147538259474" calcext:value-type="float">
            <text:p>27.3147538259474</text:p>
          </table:table-cell>
          <table:table-cell office:value-type="float" office:value="25.941523329272" calcext:value-type="float">
            <text:p>25.941523329272</text:p>
          </table:table-cell>
          <table:table-cell office:value-type="float" office:value="7" calcext:value-type="float">
            <text:p>7</text:p>
          </table:table-cell>
          <table:table-cell office:value-type="float" office:value="27.3147538259474" calcext:value-type="float">
            <text:p>27.3147538259474</text:p>
          </table:table-cell>
          <table:table-cell office:value-type="float" office:value="25.4067821410394" calcext:value-type="float">
            <text:p>25.4067821410394</text:p>
          </table:table-cell>
          <table:table-cell office:value-type="float" office:value="7" calcext:value-type="float">
            <text:p>7</text:p>
          </table:table-cell>
          <table:table-cell office:value-type="float" office:value="27.3147538259474" calcext:value-type="float">
            <text:p>27.3147538259474</text:p>
          </table:table-cell>
          <table:table-cell office:value-type="float" office:value="24.5721784158852" calcext:value-type="float">
            <text:p>24.5721784158852</text:p>
          </table:table-cell>
          <table:table-cell office:value-type="float" office:value="1.99648889919344" calcext:value-type="float">
            <text:p>1.9964888991934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6.3099027699029" calcext:value-type="float">
            <text:p>16.3099027699029</text:p>
          </table:table-cell>
          <table:table-cell office:value-type="float" office:value="25.155591671104" calcext:value-type="float">
            <text:p>25.155591671104</text:p>
          </table:table-cell>
          <table:table-cell office:value-type="float" office:value="7" calcext:value-type="float">
            <text:p>7</text:p>
          </table:table-cell>
          <table:table-cell office:value-type="float" office:value="16.3099027699029" calcext:value-type="float">
            <text:p>16.3099027699029</text:p>
          </table:table-cell>
          <table:table-cell office:value-type="float" office:value="22.5951324900926" calcext:value-type="float">
            <text:p>22.5951324900926</text:p>
          </table:table-cell>
          <table:table-cell office:value-type="float" office:value="7" calcext:value-type="float">
            <text:p>7</text:p>
          </table:table-cell>
          <table:table-cell office:value-type="float" office:value="16.3099027699029" calcext:value-type="float">
            <text:p>16.3099027699029</text:p>
          </table:table-cell>
          <table:table-cell office:value-type="float" office:value="23.6157240931425" calcext:value-type="float">
            <text:p>23.6157240931425</text:p>
          </table:table-cell>
          <table:table-cell office:value-type="float" office:value="7" calcext:value-type="float">
            <text:p>7</text:p>
          </table:table-cell>
          <table:table-cell office:value-type="float" office:value="16.3099027699029" calcext:value-type="float">
            <text:p>16.3099027699029</text:p>
          </table:table-cell>
          <table:table-cell office:value-type="float" office:value="25.1004817175017" calcext:value-type="float">
            <text:p>25.1004817175017</text:p>
          </table:table-cell>
          <table:table-cell office:value-type="float" office:value="-8.55344868872752" calcext:value-type="float">
            <text:p>-8.5534486887275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3.518804860092" calcext:value-type="float">
            <text:p>23.518804860092</text:p>
          </table:table-cell>
          <table:table-cell office:value-type="float" office:value="24.1531364640814" calcext:value-type="float">
            <text:p>24.1531364640814</text:p>
          </table:table-cell>
          <table:table-cell office:value-type="float" office:value="7" calcext:value-type="float">
            <text:p>7</text:p>
          </table:table-cell>
          <table:table-cell office:value-type="float" office:value="23.518804860092" calcext:value-type="float">
            <text:p>23.518804860092</text:p>
          </table:table-cell>
          <table:table-cell office:value-type="float" office:value="24.2492637732401" calcext:value-type="float">
            <text:p>24.2492637732401</text:p>
          </table:table-cell>
          <table:table-cell office:value-type="float" office:value="7" calcext:value-type="float">
            <text:p>7</text:p>
          </table:table-cell>
          <table:table-cell office:value-type="float" office:value="23.518804860092" calcext:value-type="float">
            <text:p>23.518804860092</text:p>
          </table:table-cell>
          <table:table-cell office:value-type="float" office:value="25.0248733079218" calcext:value-type="float">
            <text:p>25.0248733079218</text:p>
          </table:table-cell>
          <table:table-cell office:value-type="float" office:value="7" calcext:value-type="float">
            <text:p>7</text:p>
          </table:table-cell>
          <table:table-cell office:value-type="float" office:value="23.518804860092" calcext:value-type="float">
            <text:p>23.518804860092</text:p>
          </table:table-cell>
          <table:table-cell office:value-type="float" office:value="24.5032124510499" calcext:value-type="float">
            <text:p>24.5032124510499</text:p>
          </table:table-cell>
          <table:table-cell office:value-type="float" office:value="-1.92958871763924" calcext:value-type="float">
            <text:p>-1.9295887176392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3.7047361279009" calcext:value-type="float">
            <text:p>23.7047361279009</text:p>
          </table:table-cell>
          <table:table-cell office:value-type="float" office:value="25.0758777952704" calcext:value-type="float">
            <text:p>25.0758777952704</text:p>
          </table:table-cell>
          <table:table-cell office:value-type="float" office:value="7" calcext:value-type="float">
            <text:p>7</text:p>
          </table:table-cell>
          <table:table-cell office:value-type="float" office:value="23.7047361279009" calcext:value-type="float">
            <text:p>23.7047361279009</text:p>
          </table:table-cell>
          <table:table-cell office:value-type="float" office:value="24.5637830349862" calcext:value-type="float">
            <text:p>24.5637830349862</text:p>
          </table:table-cell>
          <table:table-cell office:value-type="float" office:value="7" calcext:value-type="float">
            <text:p>7</text:p>
          </table:table-cell>
          <table:table-cell office:value-type="float" office:value="23.7047361279009" calcext:value-type="float">
            <text:p>23.7047361279009</text:p>
          </table:table-cell>
          <table:table-cell office:value-type="float" office:value="24.2247088016329" calcext:value-type="float">
            <text:p>24.2247088016329</text:p>
          </table:table-cell>
          <table:table-cell office:value-type="float" office:value="7" calcext:value-type="float">
            <text:p>7</text:p>
          </table:table-cell>
          <table:table-cell office:value-type="float" office:value="23.7047361279009" calcext:value-type="float">
            <text:p>23.7047361279009</text:p>
          </table:table-cell>
          <table:table-cell office:value-type="float" office:value="24.9343368014851" calcext:value-type="float">
            <text:p>24.9343368014851</text:p>
          </table:table-cell>
          <table:table-cell office:value-type="float" office:value="-1.13917590807247" calcext:value-type="float">
            <text:p>-1.1391759080724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6.4154710884406" calcext:value-type="float">
            <text:p>26.4154710884406</text:p>
          </table:table-cell>
          <table:table-cell office:value-type="float" office:value="25.2225870601938" calcext:value-type="float">
            <text:p>25.2225870601938</text:p>
          </table:table-cell>
          <table:table-cell office:value-type="float" office:value="7" calcext:value-type="float">
            <text:p>7</text:p>
          </table:table-cell>
          <table:table-cell office:value-type="float" office:value="26.4154710884406" calcext:value-type="float">
            <text:p>26.4154710884406</text:p>
          </table:table-cell>
          <table:table-cell office:value-type="float" office:value="24.9890347030183" calcext:value-type="float">
            <text:p>24.9890347030183</text:p>
          </table:table-cell>
          <table:table-cell office:value-type="float" office:value="7" calcext:value-type="float">
            <text:p>7</text:p>
          </table:table-cell>
          <table:table-cell office:value-type="float" office:value="26.4154710884406" calcext:value-type="float">
            <text:p>26.4154710884406</text:p>
          </table:table-cell>
          <table:table-cell office:value-type="float" office:value="25.0651483752511" calcext:value-type="float">
            <text:p>25.0651483752511</text:p>
          </table:table-cell>
          <table:table-cell office:value-type="float" office:value="7" calcext:value-type="float">
            <text:p>7</text:p>
          </table:table-cell>
          <table:table-cell office:value-type="float" office:value="26.4154710884406" calcext:value-type="float">
            <text:p>26.4154710884406</text:p>
          </table:table-cell>
          <table:table-cell office:value-type="float" office:value="25.0993332941331" calcext:value-type="float">
            <text:p>25.0993332941331</text:p>
          </table:table-cell>
          <table:table-cell office:value-type="float" office:value="1.4112639541595" calcext:value-type="float">
            <text:p>1.411263954159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.8507849518236" calcext:value-type="float">
            <text:p>20.8507849518236</text:p>
          </table:table-cell>
          <table:table-cell office:value-type="float" office:value="24.3183810884443" calcext:value-type="float">
            <text:p>24.3183810884443</text:p>
          </table:table-cell>
          <table:table-cell office:value-type="float" office:value="7" calcext:value-type="float">
            <text:p>7</text:p>
          </table:table-cell>
          <table:table-cell office:value-type="float" office:value="20.8507849518236" calcext:value-type="float">
            <text:p>20.8507849518236</text:p>
          </table:table-cell>
          <table:table-cell office:value-type="float" office:value="22.9235605921379" calcext:value-type="float">
            <text:p>22.9235605921379</text:p>
          </table:table-cell>
          <table:table-cell office:value-type="float" office:value="7" calcext:value-type="float">
            <text:p>7</text:p>
          </table:table-cell>
          <table:table-cell office:value-type="float" office:value="20.8507849518236" calcext:value-type="float">
            <text:p>20.8507849518236</text:p>
          </table:table-cell>
          <table:table-cell office:value-type="float" office:value="24.234664732269" calcext:value-type="float">
            <text:p>24.234664732269</text:p>
          </table:table-cell>
          <table:table-cell office:value-type="float" office:value="7" calcext:value-type="float">
            <text:p>7</text:p>
          </table:table-cell>
          <table:table-cell office:value-type="float" office:value="20.8507849518236" calcext:value-type="float">
            <text:p>20.8507849518236</text:p>
          </table:table-cell>
          <table:table-cell office:value-type="float" office:value="24.3291343244305" calcext:value-type="float">
            <text:p>24.3291343244305</text:p>
          </table:table-cell>
          <table:table-cell office:value-type="float" office:value="-4.84561971810927" calcext:value-type="float">
            <text:p>-4.8456197181092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7.2001616809731" calcext:value-type="float">
            <text:p>27.2001616809731</text:p>
          </table:table-cell>
          <table:table-cell office:value-type="float" office:value="23.1974861355997" calcext:value-type="float">
            <text:p>23.1974861355997</text:p>
          </table:table-cell>
          <table:table-cell office:value-type="float" office:value="7" calcext:value-type="float">
            <text:p>7</text:p>
          </table:table-cell>
          <table:table-cell office:value-type="float" office:value="27.2001616809731" calcext:value-type="float">
            <text:p>27.2001616809731</text:p>
          </table:table-cell>
          <table:table-cell office:value-type="float" office:value="24.6242954917801" calcext:value-type="float">
            <text:p>24.6242954917801</text:p>
          </table:table-cell>
          <table:table-cell office:value-type="float" office:value="7" calcext:value-type="float">
            <text:p>7</text:p>
          </table:table-cell>
          <table:table-cell office:value-type="float" office:value="27.2001616809731" calcext:value-type="float">
            <text:p>27.2001616809731</text:p>
          </table:table-cell>
          <table:table-cell office:value-type="float" office:value="24.3682437073801" calcext:value-type="float">
            <text:p>24.3682437073801</text:p>
          </table:table-cell>
          <table:table-cell office:value-type="float" office:value="7" calcext:value-type="float">
            <text:p>7</text:p>
          </table:table-cell>
          <table:table-cell office:value-type="float" office:value="27.2001616809731" calcext:value-type="float">
            <text:p>27.2001616809731</text:p>
          </table:table-cell>
          <table:table-cell office:value-type="float" office:value="23.8591214877592" calcext:value-type="float">
            <text:p>23.8591214877592</text:p>
          </table:table-cell>
          <table:table-cell office:value-type="float" office:value="2.26382728858289" calcext:value-type="float">
            <text:p>2.2638272885828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.908391818359" calcext:value-type="float">
            <text:p>21.908391818359</text:p>
          </table:table-cell>
          <table:table-cell office:value-type="float" office:value="23.6246889297809" calcext:value-type="float">
            <text:p>23.6246889297809</text:p>
          </table:table-cell>
          <table:table-cell office:value-type="float" office:value="7" calcext:value-type="float">
            <text:p>7</text:p>
          </table:table-cell>
          <table:table-cell office:value-type="float" office:value="21.908391818359" calcext:value-type="float">
            <text:p>21.908391818359</text:p>
          </table:table-cell>
          <table:table-cell office:value-type="float" office:value="22.8194610319955" calcext:value-type="float">
            <text:p>22.8194610319955</text:p>
          </table:table-cell>
          <table:table-cell office:value-type="float" office:value="7" calcext:value-type="float">
            <text:p>7</text:p>
          </table:table-cell>
          <table:table-cell office:value-type="float" office:value="21.908391818359" calcext:value-type="float">
            <text:p>21.908391818359</text:p>
          </table:table-cell>
          <table:table-cell office:value-type="float" office:value="23.6073010246183" calcext:value-type="float">
            <text:p>23.6073010246183</text:p>
          </table:table-cell>
          <table:table-cell office:value-type="float" office:value="7" calcext:value-type="float">
            <text:p>7</text:p>
          </table:table-cell>
          <table:table-cell office:value-type="float" office:value="21.908391818359" calcext:value-type="float">
            <text:p>21.908391818359</text:p>
          </table:table-cell>
          <table:table-cell office:value-type="float" office:value="23.8053218796002" calcext:value-type="float">
            <text:p>23.8053218796002</text:p>
          </table:table-cell>
          <table:table-cell office:value-type="float" office:value="-3.18312464184867" calcext:value-type="float">
            <text:p>-3.1831246418486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2.9134029595379" calcext:value-type="float">
            <text:p>22.9134029595379</text:p>
          </table:table-cell>
          <table:table-cell office:value-type="float" office:value="26.174139850159" calcext:value-type="float">
            <text:p>26.174139850159</text:p>
          </table:table-cell>
          <table:table-cell office:value-type="float" office:value="7" calcext:value-type="float">
            <text:p>7</text:p>
          </table:table-cell>
          <table:table-cell office:value-type="float" office:value="22.9134029595379" calcext:value-type="float">
            <text:p>22.9134029595379</text:p>
          </table:table-cell>
          <table:table-cell office:value-type="float" office:value="25.1469803430825" calcext:value-type="float">
            <text:p>25.1469803430825</text:p>
          </table:table-cell>
          <table:table-cell office:value-type="float" office:value="7" calcext:value-type="float">
            <text:p>7</text:p>
          </table:table-cell>
          <table:table-cell office:value-type="float" office:value="22.9134029595379" calcext:value-type="float">
            <text:p>22.9134029595379</text:p>
          </table:table-cell>
          <table:table-cell office:value-type="float" office:value="24.6193970571752" calcext:value-type="float">
            <text:p>24.6193970571752</text:p>
          </table:table-cell>
          <table:table-cell office:value-type="float" office:value="7" calcext:value-type="float">
            <text:p>7</text:p>
          </table:table-cell>
          <table:table-cell office:value-type="float" office:value="22.9134029595379" calcext:value-type="float">
            <text:p>22.9134029595379</text:p>
          </table:table-cell>
          <table:table-cell office:value-type="float" office:value="25.8410749092604" calcext:value-type="float">
            <text:p>25.8410749092604</text:p>
          </table:table-cell>
          <table:table-cell office:value-type="float" office:value="-2.28635389443602" calcext:value-type="float">
            <text:p>-2.2863538944360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.5863479558884" calcext:value-type="float">
            <text:p>21.5863479558884</text:p>
          </table:table-cell>
          <table:table-cell office:value-type="float" office:value="22.458997133764" calcext:value-type="float">
            <text:p>22.458997133764</text:p>
          </table:table-cell>
          <table:table-cell office:value-type="float" office:value="7" calcext:value-type="float">
            <text:p>7</text:p>
          </table:table-cell>
          <table:table-cell office:value-type="float" office:value="21.5863479558884" calcext:value-type="float">
            <text:p>21.5863479558884</text:p>
          </table:table-cell>
          <table:table-cell office:value-type="float" office:value="21.6049318336976" calcext:value-type="float">
            <text:p>21.6049318336976</text:p>
          </table:table-cell>
          <table:table-cell office:value-type="float" office:value="7" calcext:value-type="float">
            <text:p>7</text:p>
          </table:table-cell>
          <table:table-cell office:value-type="float" office:value="21.5863479558884" calcext:value-type="float">
            <text:p>21.5863479558884</text:p>
          </table:table-cell>
          <table:table-cell office:value-type="float" office:value="23.8945054843026" calcext:value-type="float">
            <text:p>23.8945054843026</text:p>
          </table:table-cell>
          <table:table-cell office:value-type="float" office:value="7" calcext:value-type="float">
            <text:p>7</text:p>
          </table:table-cell>
          <table:table-cell office:value-type="float" office:value="21.5863479558884" calcext:value-type="float">
            <text:p>21.5863479558884</text:p>
          </table:table-cell>
          <table:table-cell office:value-type="float" office:value="22.9707021823781" calcext:value-type="float">
            <text:p>22.9707021823781</text:p>
          </table:table-cell>
          <table:table-cell office:value-type="float" office:value="-3.65499338355597" calcext:value-type="float">
            <text:p>-3.6549933835559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3.5396015932197" calcext:value-type="float">
            <text:p>23.5396015932197</text:p>
          </table:table-cell>
          <table:table-cell office:value-type="float" office:value="24.7311052367387" calcext:value-type="float">
            <text:p>24.7311052367387</text:p>
          </table:table-cell>
          <table:table-cell office:value-type="float" office:value="7" calcext:value-type="float">
            <text:p>7</text:p>
          </table:table-cell>
          <table:table-cell office:value-type="float" office:value="23.5396015932197" calcext:value-type="float">
            <text:p>23.5396015932197</text:p>
          </table:table-cell>
          <table:table-cell office:value-type="float" office:value="23.7893847481891" calcext:value-type="float">
            <text:p>23.7893847481891</text:p>
          </table:table-cell>
          <table:table-cell office:value-type="float" office:value="7" calcext:value-type="float">
            <text:p>7</text:p>
          </table:table-cell>
          <table:table-cell office:value-type="float" office:value="23.5396015932197" calcext:value-type="float">
            <text:p>23.5396015932197</text:p>
          </table:table-cell>
          <table:table-cell office:value-type="float" office:value="24.7853422576994" calcext:value-type="float">
            <text:p>24.7853422576994</text:p>
          </table:table-cell>
          <table:table-cell office:value-type="float" office:value="7" calcext:value-type="float">
            <text:p>7</text:p>
          </table:table-cell>
          <table:table-cell office:value-type="float" office:value="23.5396015932197" calcext:value-type="float">
            <text:p>23.5396015932197</text:p>
          </table:table-cell>
          <table:table-cell office:value-type="float" office:value="24.6457416425668" calcext:value-type="float">
            <text:p>24.6457416425668</text:p>
          </table:table-cell>
          <table:table-cell office:value-type="float" office:value="-1.12305247723304" calcext:value-type="float">
            <text:p>-1.1230524772330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3.4284303542266" calcext:value-type="float">
            <text:p>23.4284303542266</text:p>
          </table:table-cell>
          <table:table-cell office:value-type="float" office:value="23.4806885360623" calcext:value-type="float">
            <text:p>23.4806885360623</text:p>
          </table:table-cell>
          <table:table-cell office:value-type="float" office:value="7" calcext:value-type="float">
            <text:p>7</text:p>
          </table:table-cell>
          <table:table-cell office:value-type="float" office:value="23.4284303542266" calcext:value-type="float">
            <text:p>23.4284303542266</text:p>
          </table:table-cell>
          <table:table-cell office:value-type="float" office:value="24.196118966447" calcext:value-type="float">
            <text:p>24.196118966447</text:p>
          </table:table-cell>
          <table:table-cell office:value-type="float" office:value="7" calcext:value-type="float">
            <text:p>7</text:p>
          </table:table-cell>
          <table:table-cell office:value-type="float" office:value="23.4284303542266" calcext:value-type="float">
            <text:p>23.4284303542266</text:p>
          </table:table-cell>
          <table:table-cell office:value-type="float" office:value="24.0917108959053" calcext:value-type="float">
            <text:p>24.0917108959053</text:p>
          </table:table-cell>
          <table:table-cell office:value-type="float" office:value="7" calcext:value-type="float">
            <text:p>7</text:p>
          </table:table-cell>
          <table:table-cell office:value-type="float" office:value="23.4284303542266" calcext:value-type="float">
            <text:p>23.4284303542266</text:p>
          </table:table-cell>
          <table:table-cell office:value-type="float" office:value="23.6248634230126" calcext:value-type="float">
            <text:p>23.6248634230126</text:p>
          </table:table-cell>
          <table:table-cell office:value-type="float" office:value="-1.42862834239091" calcext:value-type="float">
            <text:p>-1.4286283423909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3.3897166399067" calcext:value-type="float">
            <text:p>23.3897166399067</text:p>
          </table:table-cell>
          <table:table-cell office:value-type="float" office:value="23.8036037626794" calcext:value-type="float">
            <text:p>23.8036037626794</text:p>
          </table:table-cell>
          <table:table-cell office:value-type="float" office:value="7" calcext:value-type="float">
            <text:p>7</text:p>
          </table:table-cell>
          <table:table-cell office:value-type="float" office:value="23.3897166399067" calcext:value-type="float">
            <text:p>23.3897166399067</text:p>
          </table:table-cell>
          <table:table-cell office:value-type="float" office:value="23.6306995478762" calcext:value-type="float">
            <text:p>23.6306995478762</text:p>
          </table:table-cell>
          <table:table-cell office:value-type="float" office:value="7" calcext:value-type="float">
            <text:p>7</text:p>
          </table:table-cell>
          <table:table-cell office:value-type="float" office:value="23.3897166399067" calcext:value-type="float">
            <text:p>23.3897166399067</text:p>
          </table:table-cell>
          <table:table-cell office:value-type="float" office:value="24.0512404298056" calcext:value-type="float">
            <text:p>24.0512404298056</text:p>
          </table:table-cell>
          <table:table-cell office:value-type="float" office:value="7" calcext:value-type="float">
            <text:p>7</text:p>
          </table:table-cell>
          <table:table-cell office:value-type="float" office:value="23.3897166399067" calcext:value-type="float">
            <text:p>23.3897166399067</text:p>
          </table:table-cell>
          <table:table-cell office:value-type="float" office:value="23.9539422337722" calcext:value-type="float">
            <text:p>23.9539422337722</text:p>
          </table:table-cell>
          <table:table-cell office:value-type="float" office:value="-1.54949054568814" calcext:value-type="float">
            <text:p>-1.5494905456881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5.0344625448776" calcext:value-type="float">
            <text:p>25.0344625448776</text:p>
          </table:table-cell>
          <table:table-cell office:value-type="float" office:value="23.3271895054194" calcext:value-type="float">
            <text:p>23.3271895054194</text:p>
          </table:table-cell>
          <table:table-cell office:value-type="float" office:value="7" calcext:value-type="float">
            <text:p>7</text:p>
          </table:table-cell>
          <table:table-cell office:value-type="float" office:value="25.0344625448776" calcext:value-type="float">
            <text:p>25.0344625448776</text:p>
          </table:table-cell>
          <table:table-cell office:value-type="float" office:value="23.0704661716431" calcext:value-type="float">
            <text:p>23.0704661716431</text:p>
          </table:table-cell>
          <table:table-cell office:value-type="float" office:value="7" calcext:value-type="float">
            <text:p>7</text:p>
          </table:table-cell>
          <table:table-cell office:value-type="float" office:value="25.0344625448776" calcext:value-type="float">
            <text:p>25.0344625448776</text:p>
          </table:table-cell>
          <table:table-cell office:value-type="float" office:value="23.5855812242137" calcext:value-type="float">
            <text:p>23.5855812242137</text:p>
          </table:table-cell>
          <table:table-cell office:value-type="float" office:value="7" calcext:value-type="float">
            <text:p>7</text:p>
          </table:table-cell>
          <table:table-cell office:value-type="float" office:value="25.0344625448776" calcext:value-type="float">
            <text:p>25.0344625448776</text:p>
          </table:table-cell>
          <table:table-cell office:value-type="float" office:value="23.5302833218777" calcext:value-type="float">
            <text:p>23.5302833218777</text:p>
          </table:table-cell>
          <table:table-cell office:value-type="float" office:value="0.0115969277859143" calcext:value-type="float">
            <text:p>0.011596927785914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8.2717183574324" calcext:value-type="float">
            <text:p>28.2717183574324</text:p>
          </table:table-cell>
          <table:table-cell office:value-type="float" office:value="24.7040043069926" calcext:value-type="float">
            <text:p>24.7040043069926</text:p>
          </table:table-cell>
          <table:table-cell office:value-type="float" office:value="7" calcext:value-type="float">
            <text:p>7</text:p>
          </table:table-cell>
          <table:table-cell office:value-type="float" office:value="28.2717183574324" calcext:value-type="float">
            <text:p>28.2717183574324</text:p>
          </table:table-cell>
          <table:table-cell office:value-type="float" office:value="26.9238878321581" calcext:value-type="float">
            <text:p>26.9238878321581</text:p>
          </table:table-cell>
          <table:table-cell office:value-type="float" office:value="7" calcext:value-type="float">
            <text:p>7</text:p>
          </table:table-cell>
          <table:table-cell office:value-type="float" office:value="28.2717183574324" calcext:value-type="float">
            <text:p>28.2717183574324</text:p>
          </table:table-cell>
          <table:table-cell office:value-type="float" office:value="25.9031165522509" calcext:value-type="float">
            <text:p>25.9031165522509</text:p>
          </table:table-cell>
          <table:table-cell office:value-type="float" office:value="7" calcext:value-type="float">
            <text:p>7</text:p>
          </table:table-cell>
          <table:table-cell office:value-type="float" office:value="28.2717183574324" calcext:value-type="float">
            <text:p>28.2717183574324</text:p>
          </table:table-cell>
          <table:table-cell office:value-type="float" office:value="24.9070296878786" calcext:value-type="float">
            <text:p>24.9070296878786</text:p>
          </table:table-cell>
          <table:table-cell office:value-type="float" office:value="2.91851940983155" calcext:value-type="float">
            <text:p>2.9185194098315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4.9780818968687" calcext:value-type="float">
            <text:p>24.9780818968687</text:p>
          </table:table-cell>
          <table:table-cell office:value-type="float" office:value="24.976230608535" calcext:value-type="float">
            <text:p>24.976230608535</text:p>
          </table:table-cell>
          <table:table-cell office:value-type="float" office:value="7" calcext:value-type="float">
            <text:p>7</text:p>
          </table:table-cell>
          <table:table-cell office:value-type="float" office:value="24.9780818968687" calcext:value-type="float">
            <text:p>24.9780818968687</text:p>
          </table:table-cell>
          <table:table-cell office:value-type="float" office:value="24.3920091388176" calcext:value-type="float">
            <text:p>24.3920091388176</text:p>
          </table:table-cell>
          <table:table-cell office:value-type="float" office:value="7" calcext:value-type="float">
            <text:p>7</text:p>
          </table:table-cell>
          <table:table-cell office:value-type="float" office:value="24.9780818968687" calcext:value-type="float">
            <text:p>24.9780818968687</text:p>
          </table:table-cell>
          <table:table-cell office:value-type="float" office:value="24.07776354713" calcext:value-type="float">
            <text:p>24.07776354713</text:p>
          </table:table-cell>
          <table:table-cell office:value-type="float" office:value="7" calcext:value-type="float">
            <text:p>7</text:p>
          </table:table-cell>
          <table:table-cell office:value-type="float" office:value="24.9780818968687" calcext:value-type="float">
            <text:p>24.9780818968687</text:p>
          </table:table-cell>
          <table:table-cell office:value-type="float" office:value="24.8121268266354" calcext:value-type="float">
            <text:p>24.8121268266354</text:p>
          </table:table-cell>
          <table:table-cell office:value-type="float" office:value="-0.0114224330030263" calcext:value-type="float">
            <text:p>-0.011422433003026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3.8474032768195" calcext:value-type="float">
            <text:p>23.8474032768195</text:p>
          </table:table-cell>
          <table:table-cell office:value-type="float" office:value="25.6671243873913" calcext:value-type="float">
            <text:p>25.6671243873913</text:p>
          </table:table-cell>
          <table:table-cell office:value-type="float" office:value="7" calcext:value-type="float">
            <text:p>7</text:p>
          </table:table-cell>
          <table:table-cell office:value-type="float" office:value="23.8474032768195" calcext:value-type="float">
            <text:p>23.8474032768195</text:p>
          </table:table-cell>
          <table:table-cell office:value-type="float" office:value="25.2593670940526" calcext:value-type="float">
            <text:p>25.2593670940526</text:p>
          </table:table-cell>
          <table:table-cell office:value-type="float" office:value="7" calcext:value-type="float">
            <text:p>7</text:p>
          </table:table-cell>
          <table:table-cell office:value-type="float" office:value="23.8474032768195" calcext:value-type="float">
            <text:p>23.8474032768195</text:p>
          </table:table-cell>
          <table:table-cell office:value-type="float" office:value="24.9167771006653" calcext:value-type="float">
            <text:p>24.9167771006653</text:p>
          </table:table-cell>
          <table:table-cell office:value-type="float" office:value="7" calcext:value-type="float">
            <text:p>7</text:p>
          </table:table-cell>
          <table:table-cell office:value-type="float" office:value="23.8474032768195" calcext:value-type="float">
            <text:p>23.8474032768195</text:p>
          </table:table-cell>
          <table:table-cell office:value-type="float" office:value="25.429882016299" calcext:value-type="float">
            <text:p>25.429882016299</text:p>
          </table:table-cell>
          <table:table-cell office:value-type="float" office:value="-0.983775612590433" calcext:value-type="float">
            <text:p>-0.98377561259043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5.9614297317217" calcext:value-type="float">
            <text:p>25.9614297317217</text:p>
          </table:table-cell>
          <table:table-cell office:value-type="float" office:value="23.9235434180254" calcext:value-type="float">
            <text:p>23.9235434180254</text:p>
          </table:table-cell>
          <table:table-cell office:value-type="float" office:value="7" calcext:value-type="float">
            <text:p>7</text:p>
          </table:table-cell>
          <table:table-cell office:value-type="float" office:value="25.9614297317217" calcext:value-type="float">
            <text:p>25.9614297317217</text:p>
          </table:table-cell>
          <table:table-cell office:value-type="float" office:value="24.475582656773" calcext:value-type="float">
            <text:p>24.475582656773</text:p>
          </table:table-cell>
          <table:table-cell office:value-type="float" office:value="7" calcext:value-type="float">
            <text:p>7</text:p>
          </table:table-cell>
          <table:table-cell office:value-type="float" office:value="25.9614297317217" calcext:value-type="float">
            <text:p>25.9614297317217</text:p>
          </table:table-cell>
          <table:table-cell office:value-type="float" office:value="24.1210231967477" calcext:value-type="float">
            <text:p>24.1210231967477</text:p>
          </table:table-cell>
          <table:table-cell office:value-type="float" office:value="7" calcext:value-type="float">
            <text:p>7</text:p>
          </table:table-cell>
          <table:table-cell office:value-type="float" office:value="25.9614297317217" calcext:value-type="float">
            <text:p>25.9614297317217</text:p>
          </table:table-cell>
          <table:table-cell office:value-type="float" office:value="24.0565423313012" calcext:value-type="float">
            <text:p>24.0565423313012</text:p>
          </table:table-cell>
          <table:table-cell office:value-type="float" office:value="1.2983571210272" calcext:value-type="float">
            <text:p>1.298357121027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5.2958398733501" calcext:value-type="float">
            <text:p>25.2958398733501</text:p>
          </table:table-cell>
          <table:table-cell office:value-type="float" office:value="24.3047581459349" calcext:value-type="float">
            <text:p>24.3047581459349</text:p>
          </table:table-cell>
          <table:table-cell office:value-type="float" office:value="7" calcext:value-type="float">
            <text:p>7</text:p>
          </table:table-cell>
          <table:table-cell office:value-type="float" office:value="25.2958398733501" calcext:value-type="float">
            <text:p>25.2958398733501</text:p>
          </table:table-cell>
          <table:table-cell office:value-type="float" office:value="24.8314615306238" calcext:value-type="float">
            <text:p>24.8314615306238</text:p>
          </table:table-cell>
          <table:table-cell office:value-type="float" office:value="7" calcext:value-type="float">
            <text:p>7</text:p>
          </table:table-cell>
          <table:table-cell office:value-type="float" office:value="25.2958398733501" calcext:value-type="float">
            <text:p>25.2958398733501</text:p>
          </table:table-cell>
          <table:table-cell office:value-type="float" office:value="25.387664792095" calcext:value-type="float">
            <text:p>25.387664792095</text:p>
          </table:table-cell>
          <table:table-cell office:value-type="float" office:value="7" calcext:value-type="float">
            <text:p>7</text:p>
          </table:table-cell>
          <table:table-cell office:value-type="float" office:value="25.2958398733501" calcext:value-type="float">
            <text:p>25.2958398733501</text:p>
          </table:table-cell>
          <table:table-cell office:value-type="float" office:value="24.3650163529806" calcext:value-type="float">
            <text:p>24.3650163529806</text:p>
          </table:table-cell>
          <table:table-cell office:value-type="float" office:value="0.503253932809684" calcext:value-type="float">
            <text:p>0.50325393280968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8.0800706357433" calcext:value-type="float">
            <text:p>28.0800706357433</text:p>
          </table:table-cell>
          <table:table-cell office:value-type="float" office:value="25.1427467057486" calcext:value-type="float">
            <text:p>25.1427467057486</text:p>
          </table:table-cell>
          <table:table-cell office:value-type="float" office:value="7" calcext:value-type="float">
            <text:p>7</text:p>
          </table:table-cell>
          <table:table-cell office:value-type="float" office:value="28.0800706357433" calcext:value-type="float">
            <text:p>28.0800706357433</text:p>
          </table:table-cell>
          <table:table-cell office:value-type="float" office:value="26.3292270763323" calcext:value-type="float">
            <text:p>26.3292270763323</text:p>
          </table:table-cell>
          <table:table-cell office:value-type="float" office:value="7" calcext:value-type="float">
            <text:p>7</text:p>
          </table:table-cell>
          <table:table-cell office:value-type="float" office:value="28.0800706357433" calcext:value-type="float">
            <text:p>28.0800706357433</text:p>
          </table:table-cell>
          <table:table-cell office:value-type="float" office:value="26.3953136609175" calcext:value-type="float">
            <text:p>26.3953136609175</text:p>
          </table:table-cell>
          <table:table-cell office:value-type="float" office:value="7" calcext:value-type="float">
            <text:p>7</text:p>
          </table:table-cell>
          <table:table-cell office:value-type="float" office:value="28.0800706357433" calcext:value-type="float">
            <text:p>28.0800706357433</text:p>
          </table:table-cell>
          <table:table-cell office:value-type="float" office:value="25.0501027058708" calcext:value-type="float">
            <text:p>25.0501027058708</text:p>
          </table:table-cell>
          <table:table-cell office:value-type="float" office:value="3.10212174920646" calcext:value-type="float">
            <text:p>3.1021217492064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.428855656638" calcext:value-type="float">
            <text:p>21.428855656638</text:p>
          </table:table-cell>
          <table:table-cell office:value-type="float" office:value="23.8733162570572" calcext:value-type="float">
            <text:p>23.8733162570572</text:p>
          </table:table-cell>
          <table:table-cell office:value-type="float" office:value="7" calcext:value-type="float">
            <text:p>7</text:p>
          </table:table-cell>
          <table:table-cell office:value-type="float" office:value="21.428855656638" calcext:value-type="float">
            <text:p>21.428855656638</text:p>
          </table:table-cell>
          <table:table-cell office:value-type="float" office:value="23.2310617927973" calcext:value-type="float">
            <text:p>23.2310617927973</text:p>
          </table:table-cell>
          <table:table-cell office:value-type="float" office:value="7" calcext:value-type="float">
            <text:p>7</text:p>
          </table:table-cell>
          <table:table-cell office:value-type="float" office:value="21.428855656638" calcext:value-type="float">
            <text:p>21.428855656638</text:p>
          </table:table-cell>
          <table:table-cell office:value-type="float" office:value="24.7566009720119" calcext:value-type="float">
            <text:p>24.7566009720119</text:p>
          </table:table-cell>
          <table:table-cell office:value-type="float" office:value="7" calcext:value-type="float">
            <text:p>7</text:p>
          </table:table-cell>
          <table:table-cell office:value-type="float" office:value="21.428855656638" calcext:value-type="float">
            <text:p>21.428855656638</text:p>
          </table:table-cell>
          <table:table-cell office:value-type="float" office:value="24.1691455352474" calcext:value-type="float">
            <text:p>24.1691455352474</text:p>
          </table:table-cell>
          <table:table-cell office:value-type="float" office:value="-3.89341493027579" calcext:value-type="float">
            <text:p>-3.8934149302757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6.1556892855879" calcext:value-type="float">
            <text:p>26.1556892855879</text:p>
          </table:table-cell>
          <table:table-cell office:value-type="float" office:value="24.1514668010826" calcext:value-type="float">
            <text:p>24.1514668010826</text:p>
          </table:table-cell>
          <table:table-cell office:value-type="float" office:value="7" calcext:value-type="float">
            <text:p>7</text:p>
          </table:table-cell>
          <table:table-cell office:value-type="float" office:value="26.1556892855879" calcext:value-type="float">
            <text:p>26.1556892855879</text:p>
          </table:table-cell>
          <table:table-cell office:value-type="float" office:value="25.5877441422774" calcext:value-type="float">
            <text:p>25.5877441422774</text:p>
          </table:table-cell>
          <table:table-cell office:value-type="float" office:value="7" calcext:value-type="float">
            <text:p>7</text:p>
          </table:table-cell>
          <table:table-cell office:value-type="float" office:value="26.1556892855879" calcext:value-type="float">
            <text:p>26.1556892855879</text:p>
          </table:table-cell>
          <table:table-cell office:value-type="float" office:value="25.8150488404569" calcext:value-type="float">
            <text:p>25.8150488404569</text:p>
          </table:table-cell>
          <table:table-cell office:value-type="float" office:value="7" calcext:value-type="float">
            <text:p>7</text:p>
          </table:table-cell>
          <table:table-cell office:value-type="float" office:value="26.1556892855879" calcext:value-type="float">
            <text:p>26.1556892855879</text:p>
          </table:table-cell>
          <table:table-cell office:value-type="float" office:value="24.1231760530766" calcext:value-type="float">
            <text:p>24.1231760530766</text:p>
          </table:table-cell>
          <table:table-cell office:value-type="float" office:value="1.16255369830737" calcext:value-type="float">
            <text:p>1.1625536983073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9.0439046568173" calcext:value-type="float">
            <text:p>19.0439046568173</text:p>
          </table:table-cell>
          <table:table-cell office:value-type="float" office:value="24.4507648463059" calcext:value-type="float">
            <text:p>24.4507648463059</text:p>
          </table:table-cell>
          <table:table-cell office:value-type="float" office:value="7" calcext:value-type="float">
            <text:p>7</text:p>
          </table:table-cell>
          <table:table-cell office:value-type="float" office:value="19.0439046568173" calcext:value-type="float">
            <text:p>19.0439046568173</text:p>
          </table:table-cell>
          <table:table-cell office:value-type="float" office:value="22.4809813558002" calcext:value-type="float">
            <text:p>22.4809813558002</text:p>
          </table:table-cell>
          <table:table-cell office:value-type="float" office:value="7" calcext:value-type="float">
            <text:p>7</text:p>
          </table:table-cell>
          <table:table-cell office:value-type="float" office:value="19.0439046568173" calcext:value-type="float">
            <text:p>19.0439046568173</text:p>
          </table:table-cell>
          <table:table-cell office:value-type="float" office:value="23.5606263935244" calcext:value-type="float">
            <text:p>23.5606263935244</text:p>
          </table:table-cell>
          <table:table-cell office:value-type="float" office:value="7" calcext:value-type="float">
            <text:p>7</text:p>
          </table:table-cell>
          <table:table-cell office:value-type="float" office:value="19.0439046568173" calcext:value-type="float">
            <text:p>19.0439046568173</text:p>
          </table:table-cell>
          <table:table-cell office:value-type="float" office:value="24.5632985942299" calcext:value-type="float">
            <text:p>24.5632985942299</text:p>
          </table:table-cell>
          <table:table-cell office:value-type="float" office:value="-6.00299792242992" calcext:value-type="float">
            <text:p>-6.0029979224299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5.9947080223522" calcext:value-type="float">
            <text:p>25.9947080223522</text:p>
          </table:table-cell>
          <table:table-cell office:value-type="float" office:value="23.8625234487596" calcext:value-type="float">
            <text:p>23.8625234487596</text:p>
          </table:table-cell>
          <table:table-cell office:value-type="float" office:value="7" calcext:value-type="float">
            <text:p>7</text:p>
          </table:table-cell>
          <table:table-cell office:value-type="float" office:value="25.9947080223522" calcext:value-type="float">
            <text:p>25.9947080223522</text:p>
          </table:table-cell>
          <table:table-cell office:value-type="float" office:value="26.1096897900276" calcext:value-type="float">
            <text:p>26.1096897900276</text:p>
          </table:table-cell>
          <table:table-cell office:value-type="float" office:value="7" calcext:value-type="float">
            <text:p>7</text:p>
          </table:table-cell>
          <table:table-cell office:value-type="float" office:value="25.9947080223522" calcext:value-type="float">
            <text:p>25.9947080223522</text:p>
          </table:table-cell>
          <table:table-cell office:value-type="float" office:value="26.3464520338322" calcext:value-type="float">
            <text:p>26.3464520338322</text:p>
          </table:table-cell>
          <table:table-cell office:value-type="float" office:value="7" calcext:value-type="float">
            <text:p>7</text:p>
          </table:table-cell>
          <table:table-cell office:value-type="float" office:value="25.9947080223522" calcext:value-type="float">
            <text:p>25.9947080223522</text:p>
          </table:table-cell>
          <table:table-cell office:value-type="float" office:value="23.8947051959852" calcext:value-type="float">
            <text:p>23.8947051959852</text:p>
          </table:table-cell>
          <table:table-cell office:value-type="float" office:value="1.72172558079648" calcext:value-type="float">
            <text:p>1.7217255807964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.4747364920646" calcext:value-type="float">
            <text:p>20.4747364920646</text:p>
          </table:table-cell>
          <table:table-cell office:value-type="float" office:value="24.0154440034501" calcext:value-type="float">
            <text:p>24.0154440034501</text:p>
          </table:table-cell>
          <table:table-cell office:value-type="float" office:value="7" calcext:value-type="float">
            <text:p>7</text:p>
          </table:table-cell>
          <table:table-cell office:value-type="float" office:value="20.4747364920646" calcext:value-type="float">
            <text:p>20.4747364920646</text:p>
          </table:table-cell>
          <table:table-cell office:value-type="float" office:value="21.8782287049083" calcext:value-type="float">
            <text:p>21.8782287049083</text:p>
          </table:table-cell>
          <table:table-cell office:value-type="float" office:value="7" calcext:value-type="float">
            <text:p>7</text:p>
          </table:table-cell>
          <table:table-cell office:value-type="float" office:value="20.4747364920646" calcext:value-type="float">
            <text:p>20.4747364920646</text:p>
          </table:table-cell>
          <table:table-cell office:value-type="float" office:value="23.6107836491813" calcext:value-type="float">
            <text:p>23.6107836491813</text:p>
          </table:table-cell>
          <table:table-cell office:value-type="float" office:value="7" calcext:value-type="float">
            <text:p>7</text:p>
          </table:table-cell>
          <table:table-cell office:value-type="float" office:value="20.4747364920646" calcext:value-type="float">
            <text:p>20.4747364920646</text:p>
          </table:table-cell>
          <table:table-cell office:value-type="float" office:value="24.2183277927885" calcext:value-type="float">
            <text:p>24.2183277927885</text:p>
          </table:table-cell>
          <table:table-cell office:value-type="float" office:value="-4.12247600107224" calcext:value-type="float">
            <text:p>-4.1224760010722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4.3025117931761" calcext:value-type="float">
            <text:p>24.3025117931761</text:p>
          </table:table-cell>
          <table:table-cell office:value-type="float" office:value="23.3199511886727" calcext:value-type="float">
            <text:p>23.3199511886727</text:p>
          </table:table-cell>
          <table:table-cell office:value-type="float" office:value="7" calcext:value-type="float">
            <text:p>7</text:p>
          </table:table-cell>
          <table:table-cell office:value-type="float" office:value="24.3025117931761" calcext:value-type="float">
            <text:p>24.3025117931761</text:p>
          </table:table-cell>
          <table:table-cell office:value-type="float" office:value="24.0008426785125" calcext:value-type="float">
            <text:p>24.0008426785125</text:p>
          </table:table-cell>
          <table:table-cell office:value-type="float" office:value="7" calcext:value-type="float">
            <text:p>7</text:p>
          </table:table-cell>
          <table:table-cell office:value-type="float" office:value="24.3025117931761" calcext:value-type="float">
            <text:p>24.3025117931761</text:p>
          </table:table-cell>
          <table:table-cell office:value-type="float" office:value="24.8129041538081" calcext:value-type="float">
            <text:p>24.8129041538081</text:p>
          </table:table-cell>
          <table:table-cell office:value-type="float" office:value="7" calcext:value-type="float">
            <text:p>7</text:p>
          </table:table-cell>
          <table:table-cell office:value-type="float" office:value="24.3025117931761" calcext:value-type="float">
            <text:p>24.3025117931761</text:p>
          </table:table-cell>
          <table:table-cell office:value-type="float" office:value="23.5147277791444" calcext:value-type="float">
            <text:p>23.5147277791444</text:p>
          </table:table-cell>
          <table:table-cell office:value-type="float" office:value="-0.123980408416964" calcext:value-type="float">
            <text:p>-0.12398040841696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2.9034260055242" calcext:value-type="float">
            <text:p>22.9034260055242</text:p>
          </table:table-cell>
          <table:table-cell office:value-type="float" office:value="24.9075639730934" calcext:value-type="float">
            <text:p>24.9075639730934</text:p>
          </table:table-cell>
          <table:table-cell office:value-type="float" office:value="7" calcext:value-type="float">
            <text:p>7</text:p>
          </table:table-cell>
          <table:table-cell office:value-type="float" office:value="22.9034260055242" calcext:value-type="float">
            <text:p>22.9034260055242</text:p>
          </table:table-cell>
          <table:table-cell office:value-type="float" office:value="24.0403870285359" calcext:value-type="float">
            <text:p>24.0403870285359</text:p>
          </table:table-cell>
          <table:table-cell office:value-type="float" office:value="7" calcext:value-type="float">
            <text:p>7</text:p>
          </table:table-cell>
          <table:table-cell office:value-type="float" office:value="22.9034260055242" calcext:value-type="float">
            <text:p>22.9034260055242</text:p>
          </table:table-cell>
          <table:table-cell office:value-type="float" office:value="24.510845896902" calcext:value-type="float">
            <text:p>24.510845896902</text:p>
          </table:table-cell>
          <table:table-cell office:value-type="float" office:value="7" calcext:value-type="float">
            <text:p>7</text:p>
          </table:table-cell>
          <table:table-cell office:value-type="float" office:value="22.9034260055242" calcext:value-type="float">
            <text:p>22.9034260055242</text:p>
          </table:table-cell>
          <table:table-cell office:value-type="float" office:value="24.6651450329343" calcext:value-type="float">
            <text:p>24.6651450329343</text:p>
          </table:table-cell>
          <table:table-cell office:value-type="float" office:value="-2.02488529997749" calcext:value-type="float">
            <text:p>-2.0248852999774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8.8192686983122" calcext:value-type="float">
            <text:p>28.8192686983122</text:p>
          </table:table-cell>
          <table:table-cell office:value-type="float" office:value="24.038221642603" calcext:value-type="float">
            <text:p>24.038221642603</text:p>
          </table:table-cell>
          <table:table-cell office:value-type="float" office:value="7" calcext:value-type="float">
            <text:p>7</text:p>
          </table:table-cell>
          <table:table-cell office:value-type="float" office:value="28.8192686983122" calcext:value-type="float">
            <text:p>28.8192686983122</text:p>
          </table:table-cell>
          <table:table-cell office:value-type="float" office:value="26.5326030578851" calcext:value-type="float">
            <text:p>26.5326030578851</text:p>
          </table:table-cell>
          <table:table-cell office:value-type="float" office:value="7" calcext:value-type="float">
            <text:p>7</text:p>
          </table:table-cell>
          <table:table-cell office:value-type="float" office:value="28.8192686983122" calcext:value-type="float">
            <text:p>28.8192686983122</text:p>
          </table:table-cell>
          <table:table-cell office:value-type="float" office:value="26.0976364086672" calcext:value-type="float">
            <text:p>26.0976364086672</text:p>
          </table:table-cell>
          <table:table-cell office:value-type="float" office:value="7" calcext:value-type="float">
            <text:p>7</text:p>
          </table:table-cell>
          <table:table-cell office:value-type="float" office:value="28.8192686983122" calcext:value-type="float">
            <text:p>28.8192686983122</text:p>
          </table:table-cell>
          <table:table-cell office:value-type="float" office:value="24.2655900117534" calcext:value-type="float">
            <text:p>24.2655900117534</text:p>
          </table:table-cell>
          <table:table-cell office:value-type="float" office:value="3.98910093541331" calcext:value-type="float">
            <text:p>3.9891009354133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6.7631814226465" calcext:value-type="float">
            <text:p>26.7631814226465</text:p>
          </table:table-cell>
          <table:table-cell office:value-type="float" office:value="23.9614737184843" calcext:value-type="float">
            <text:p>23.9614737184843</text:p>
          </table:table-cell>
          <table:table-cell office:value-type="float" office:value="7" calcext:value-type="float">
            <text:p>7</text:p>
          </table:table-cell>
          <table:table-cell office:value-type="float" office:value="26.7631814226465" calcext:value-type="float">
            <text:p>26.7631814226465</text:p>
          </table:table-cell>
          <table:table-cell office:value-type="float" office:value="24.2066636081807" calcext:value-type="float">
            <text:p>24.2066636081807</text:p>
          </table:table-cell>
          <table:table-cell office:value-type="float" office:value="7" calcext:value-type="float">
            <text:p>7</text:p>
          </table:table-cell>
          <table:table-cell office:value-type="float" office:value="26.7631814226465" calcext:value-type="float">
            <text:p>26.7631814226465</text:p>
          </table:table-cell>
          <table:table-cell office:value-type="float" office:value="24.0962597453219" calcext:value-type="float">
            <text:p>24.0962597453219</text:p>
          </table:table-cell>
          <table:table-cell office:value-type="float" office:value="7" calcext:value-type="float">
            <text:p>7</text:p>
          </table:table-cell>
          <table:table-cell office:value-type="float" office:value="26.7631814226465" calcext:value-type="float">
            <text:p>26.7631814226465</text:p>
          </table:table-cell>
          <table:table-cell office:value-type="float" office:value="24.0691795838699" calcext:value-type="float">
            <text:p>24.0691795838699</text:p>
          </table:table-cell>
          <table:table-cell office:value-type="float" office:value="1.59912055303081" calcext:value-type="float">
            <text:p>1.5991205530308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3.0221449511861" calcext:value-type="float">
            <text:p>23.0221449511861</text:p>
          </table:table-cell>
          <table:table-cell office:value-type="float" office:value="24.6958326009673" calcext:value-type="float">
            <text:p>24.6958326009673</text:p>
          </table:table-cell>
          <table:table-cell office:value-type="float" office:value="7" calcext:value-type="float">
            <text:p>7</text:p>
          </table:table-cell>
          <table:table-cell office:value-type="float" office:value="23.0221449511861" calcext:value-type="float">
            <text:p>23.0221449511861</text:p>
          </table:table-cell>
          <table:table-cell office:value-type="float" office:value="22.9808824823569" calcext:value-type="float">
            <text:p>22.9808824823569</text:p>
          </table:table-cell>
          <table:table-cell office:value-type="float" office:value="7" calcext:value-type="float">
            <text:p>7</text:p>
          </table:table-cell>
          <table:table-cell office:value-type="float" office:value="23.0221449511861" calcext:value-type="float">
            <text:p>23.0221449511861</text:p>
          </table:table-cell>
          <table:table-cell office:value-type="float" office:value="23.4388234528934" calcext:value-type="float">
            <text:p>23.4388234528934</text:p>
          </table:table-cell>
          <table:table-cell office:value-type="float" office:value="7" calcext:value-type="float">
            <text:p>7</text:p>
          </table:table-cell>
          <table:table-cell office:value-type="float" office:value="23.0221449511861" calcext:value-type="float">
            <text:p>23.0221449511861</text:p>
          </table:table-cell>
          <table:table-cell office:value-type="float" office:value="24.9402320112746" calcext:value-type="float">
            <text:p>24.9402320112746</text:p>
          </table:table-cell>
          <table:table-cell office:value-type="float" office:value="-2.20839379103745" calcext:value-type="float">
            <text:p>-2.2083937910374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2.2830403101443" calcext:value-type="float">
            <text:p>22.2830403101443</text:p>
          </table:table-cell>
          <table:table-cell office:value-type="float" office:value="24.7779132914087" calcext:value-type="float">
            <text:p>24.7779132914087</text:p>
          </table:table-cell>
          <table:table-cell office:value-type="float" office:value="7" calcext:value-type="float">
            <text:p>7</text:p>
          </table:table-cell>
          <table:table-cell office:value-type="float" office:value="22.2830403101443" calcext:value-type="float">
            <text:p>22.2830403101443</text:p>
          </table:table-cell>
          <table:table-cell office:value-type="float" office:value="25.5970043143704" calcext:value-type="float">
            <text:p>25.5970043143704</text:p>
          </table:table-cell>
          <table:table-cell office:value-type="float" office:value="7" calcext:value-type="float">
            <text:p>7</text:p>
          </table:table-cell>
          <table:table-cell office:value-type="float" office:value="22.2830403101443" calcext:value-type="float">
            <text:p>22.2830403101443</text:p>
          </table:table-cell>
          <table:table-cell office:value-type="float" office:value="25.9701106329005" calcext:value-type="float">
            <text:p>25.9701106329005</text:p>
          </table:table-cell>
          <table:table-cell office:value-type="float" office:value="7" calcext:value-type="float">
            <text:p>7</text:p>
          </table:table-cell>
          <table:table-cell office:value-type="float" office:value="22.2830403101443" calcext:value-type="float">
            <text:p>22.2830403101443</text:p>
          </table:table-cell>
          <table:table-cell office:value-type="float" office:value="24.8812928437539" calcext:value-type="float">
            <text:p>24.8812928437539</text:p>
          </table:table-cell>
          <table:table-cell office:value-type="float" office:value="-3.01752874140561" calcext:value-type="float">
            <text:p>-3.0175287414056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.461561364527" calcext:value-type="float">
            <text:p>21.461561364527</text:p>
          </table:table-cell>
          <table:table-cell office:value-type="float" office:value="24.7791879544683" calcext:value-type="float">
            <text:p>24.7791879544683</text:p>
          </table:table-cell>
          <table:table-cell office:value-type="float" office:value="7" calcext:value-type="float">
            <text:p>7</text:p>
          </table:table-cell>
          <table:table-cell office:value-type="float" office:value="21.461561364527" calcext:value-type="float">
            <text:p>21.461561364527</text:p>
          </table:table-cell>
          <table:table-cell office:value-type="float" office:value="24.0253098978157" calcext:value-type="float">
            <text:p>24.0253098978157</text:p>
          </table:table-cell>
          <table:table-cell office:value-type="float" office:value="7" calcext:value-type="float">
            <text:p>7</text:p>
          </table:table-cell>
          <table:table-cell office:value-type="float" office:value="21.461561364527" calcext:value-type="float">
            <text:p>21.461561364527</text:p>
          </table:table-cell>
          <table:table-cell office:value-type="float" office:value="24.5538609318855" calcext:value-type="float">
            <text:p>24.5538609318855</text:p>
          </table:table-cell>
          <table:table-cell office:value-type="float" office:value="7" calcext:value-type="float">
            <text:p>7</text:p>
          </table:table-cell>
          <table:table-cell office:value-type="float" office:value="21.461561364527" calcext:value-type="float">
            <text:p>21.461561364527</text:p>
          </table:table-cell>
          <table:table-cell office:value-type="float" office:value="24.7114524600296" calcext:value-type="float">
            <text:p>24.7114524600296</text:p>
          </table:table-cell>
          <table:table-cell office:value-type="float" office:value="-3.70415390382906" calcext:value-type="float">
            <text:p>-3.7041539038290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6.2255620989334" calcext:value-type="float">
            <text:p>26.2255620989334</text:p>
          </table:table-cell>
          <table:table-cell office:value-type="float" office:value="24.6791264375439" calcext:value-type="float">
            <text:p>24.6791264375439</text:p>
          </table:table-cell>
          <table:table-cell office:value-type="float" office:value="7" calcext:value-type="float">
            <text:p>7</text:p>
          </table:table-cell>
          <table:table-cell office:value-type="float" office:value="26.2255620989334" calcext:value-type="float">
            <text:p>26.2255620989334</text:p>
          </table:table-cell>
          <table:table-cell office:value-type="float" office:value="25.1403714848272" calcext:value-type="float">
            <text:p>25.1403714848272</text:p>
          </table:table-cell>
          <table:table-cell office:value-type="float" office:value="7" calcext:value-type="float">
            <text:p>7</text:p>
          </table:table-cell>
          <table:table-cell office:value-type="float" office:value="26.2255620989334" calcext:value-type="float">
            <text:p>26.2255620989334</text:p>
          </table:table-cell>
          <table:table-cell office:value-type="float" office:value="24.7366034807387" calcext:value-type="float">
            <text:p>24.7366034807387</text:p>
          </table:table-cell>
          <table:table-cell office:value-type="float" office:value="7" calcext:value-type="float">
            <text:p>7</text:p>
          </table:table-cell>
          <table:table-cell office:value-type="float" office:value="26.2255620989334" calcext:value-type="float">
            <text:p>26.2255620989334</text:p>
          </table:table-cell>
          <table:table-cell office:value-type="float" office:value="24.5735903658278" calcext:value-type="float">
            <text:p>24.5735903658278</text:p>
          </table:table-cell>
          <table:table-cell office:value-type="float" office:value="1.56471120710462" calcext:value-type="float">
            <text:p>1.5647112071046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8.3206228784072" calcext:value-type="float">
            <text:p>28.3206228784072</text:p>
          </table:table-cell>
          <table:table-cell office:value-type="float" office:value="24.821028529882" calcext:value-type="float">
            <text:p>24.821028529882</text:p>
          </table:table-cell>
          <table:table-cell office:value-type="float" office:value="7" calcext:value-type="float">
            <text:p>7</text:p>
          </table:table-cell>
          <table:table-cell office:value-type="float" office:value="28.3206228784072" calcext:value-type="float">
            <text:p>28.3206228784072</text:p>
          </table:table-cell>
          <table:table-cell office:value-type="float" office:value="26.0722421878449" calcext:value-type="float">
            <text:p>26.0722421878449</text:p>
          </table:table-cell>
          <table:table-cell office:value-type="float" office:value="7" calcext:value-type="float">
            <text:p>7</text:p>
          </table:table-cell>
          <table:table-cell office:value-type="float" office:value="28.3206228784072" calcext:value-type="float">
            <text:p>28.3206228784072</text:p>
          </table:table-cell>
          <table:table-cell office:value-type="float" office:value="25.3113150993567" calcext:value-type="float">
            <text:p>25.3113150993567</text:p>
          </table:table-cell>
          <table:table-cell office:value-type="float" office:value="7" calcext:value-type="float">
            <text:p>7</text:p>
          </table:table-cell>
          <table:table-cell office:value-type="float" office:value="28.3206228784072" calcext:value-type="float">
            <text:p>28.3206228784072</text:p>
          </table:table-cell>
          <table:table-cell office:value-type="float" office:value="24.7836901494259" calcext:value-type="float">
            <text:p>24.7836901494259</text:p>
          </table:table-cell>
          <table:table-cell office:value-type="float" office:value="3.50313078583703" calcext:value-type="float">
            <text:p>3.5031307858370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0.0535038541695" calcext:value-type="float">
            <text:p>20.0535038541695</text:p>
          </table:table-cell>
          <table:table-cell office:value-type="float" office:value="24.7411710865761" calcext:value-type="float">
            <text:p>24.7411710865761</text:p>
          </table:table-cell>
          <table:table-cell office:value-type="float" office:value="7" calcext:value-type="float">
            <text:p>7</text:p>
          </table:table-cell>
          <table:table-cell office:value-type="float" office:value="20.0535038541695" calcext:value-type="float">
            <text:p>20.0535038541695</text:p>
          </table:table-cell>
          <table:table-cell office:value-type="float" office:value="22.7397372355638" calcext:value-type="float">
            <text:p>22.7397372355638</text:p>
          </table:table-cell>
          <table:table-cell office:value-type="float" office:value="7" calcext:value-type="float">
            <text:p>7</text:p>
          </table:table-cell>
          <table:table-cell office:value-type="float" office:value="20.0535038541695" calcext:value-type="float">
            <text:p>20.0535038541695</text:p>
          </table:table-cell>
          <table:table-cell office:value-type="float" office:value="24.5320556150976" calcext:value-type="float">
            <text:p>24.5320556150976</text:p>
          </table:table-cell>
          <table:table-cell office:value-type="float" office:value="7" calcext:value-type="float">
            <text:p>7</text:p>
          </table:table-cell>
          <table:table-cell office:value-type="float" office:value="20.0535038541695" calcext:value-type="float">
            <text:p>20.0535038541695</text:p>
          </table:table-cell>
          <table:table-cell office:value-type="float" office:value="24.7056183335611" calcext:value-type="float">
            <text:p>24.7056183335611</text:p>
          </table:table-cell>
          <table:table-cell office:value-type="float" office:value="-5.01480379246759" calcext:value-type="float">
            <text:p>-5.0148037924675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30.454692237913" calcext:value-type="float">
            <text:p>30.454692237913</text:p>
          </table:table-cell>
          <table:table-cell office:value-type="float" office:value="25.037922126255" calcext:value-type="float">
            <text:p>25.037922126255</text:p>
          </table:table-cell>
          <table:table-cell office:value-type="float" office:value="7" calcext:value-type="float">
            <text:p>7</text:p>
          </table:table-cell>
          <table:table-cell office:value-type="float" office:value="30.454692237913" calcext:value-type="float">
            <text:p>30.454692237913</text:p>
          </table:table-cell>
          <table:table-cell office:value-type="float" office:value="26.7843374680484" calcext:value-type="float">
            <text:p>26.7843374680484</text:p>
          </table:table-cell>
          <table:table-cell office:value-type="float" office:value="7" calcext:value-type="float">
            <text:p>7</text:p>
          </table:table-cell>
          <table:table-cell office:value-type="float" office:value="30.454692237913" calcext:value-type="float">
            <text:p>30.454692237913</text:p>
          </table:table-cell>
          <table:table-cell office:value-type="float" office:value="25.2190261942462" calcext:value-type="float">
            <text:p>25.2190261942462</text:p>
          </table:table-cell>
          <table:table-cell office:value-type="float" office:value="7" calcext:value-type="float">
            <text:p>7</text:p>
          </table:table-cell>
          <table:table-cell office:value-type="float" office:value="30.454692237913" calcext:value-type="float">
            <text:p>30.454692237913</text:p>
          </table:table-cell>
          <table:table-cell office:value-type="float" office:value="24.9058145191042" calcext:value-type="float">
            <text:p>24.9058145191042</text:p>
          </table:table-cell>
          <table:table-cell office:value-type="float" office:value="5.07376433288631" calcext:value-type="float">
            <text:p>5.0737643328863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8.7399001872047" calcext:value-type="float">
            <text:p>28.7399001872047</text:p>
          </table:table-cell>
          <table:table-cell office:value-type="float" office:value="25.5005857748397" calcext:value-type="float">
            <text:p>25.5005857748397</text:p>
          </table:table-cell>
          <table:table-cell office:value-type="float" office:value="7" calcext:value-type="float">
            <text:p>7</text:p>
          </table:table-cell>
          <table:table-cell office:value-type="float" office:value="28.7399001872047" calcext:value-type="float">
            <text:p>28.7399001872047</text:p>
          </table:table-cell>
          <table:table-cell office:value-type="float" office:value="27.5068855779767" calcext:value-type="float">
            <text:p>27.5068855779767</text:p>
          </table:table-cell>
          <table:table-cell office:value-type="float" office:value="7" calcext:value-type="float">
            <text:p>7</text:p>
          </table:table-cell>
          <table:table-cell office:value-type="float" office:value="28.7399001872047" calcext:value-type="float">
            <text:p>28.7399001872047</text:p>
          </table:table-cell>
          <table:table-cell office:value-type="float" office:value="25.6320000873706" calcext:value-type="float">
            <text:p>25.6320000873706</text:p>
          </table:table-cell>
          <table:table-cell office:value-type="float" office:value="7" calcext:value-type="float">
            <text:p>7</text:p>
          </table:table-cell>
          <table:table-cell office:value-type="float" office:value="28.7399001872047" calcext:value-type="float">
            <text:p>28.7399001872047</text:p>
          </table:table-cell>
          <table:table-cell office:value-type="float" office:value="25.1945863670261" calcext:value-type="float">
            <text:p>25.1945863670261</text:p>
          </table:table-cell>
          <table:table-cell office:value-type="float" office:value="3.69875469102983" calcext:value-type="float">
            <text:p>3.6987546910298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4.3099322597949" calcext:value-type="float">
            <text:p>24.3099322597949</text:p>
          </table:table-cell>
          <table:table-cell office:value-type="float" office:value="23.7251589984284" calcext:value-type="float">
            <text:p>23.7251589984284</text:p>
          </table:table-cell>
          <table:table-cell office:value-type="float" office:value="7" calcext:value-type="float">
            <text:p>7</text:p>
          </table:table-cell>
          <table:table-cell office:value-type="float" office:value="24.3099322597949" calcext:value-type="float">
            <text:p>24.3099322597949</text:p>
          </table:table-cell>
          <table:table-cell office:value-type="float" office:value="22.612255942023" calcext:value-type="float">
            <text:p>22.612255942023</text:p>
          </table:table-cell>
          <table:table-cell office:value-type="float" office:value="7" calcext:value-type="float">
            <text:p>7</text:p>
          </table:table-cell>
          <table:table-cell office:value-type="float" office:value="24.3099322597949" calcext:value-type="float">
            <text:p>24.3099322597949</text:p>
          </table:table-cell>
          <table:table-cell office:value-type="float" office:value="23.9490440613083" calcext:value-type="float">
            <text:p>23.9490440613083</text:p>
          </table:table-cell>
          <table:table-cell office:value-type="float" office:value="7" calcext:value-type="float">
            <text:p>7</text:p>
          </table:table-cell>
          <table:table-cell office:value-type="float" office:value="24.3099322597949" calcext:value-type="float">
            <text:p>24.3099322597949</text:p>
          </table:table-cell>
          <table:table-cell office:value-type="float" office:value="23.9900874493163" calcext:value-type="float">
            <text:p>23.9900874493163</text:p>
          </table:table-cell>
          <table:table-cell office:value-type="float" office:value="-0.660989872842415" calcext:value-type="float">
            <text:p>-0.66098987284241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2.8197722988366" calcext:value-type="float">
            <text:p>22.8197722988366</text:p>
          </table:table-cell>
          <table:table-cell office:value-type="float" office:value="24.8132958621772" calcext:value-type="float">
            <text:p>24.8132958621772</text:p>
          </table:table-cell>
          <table:table-cell office:value-type="float" office:value="7" calcext:value-type="float">
            <text:p>7</text:p>
          </table:table-cell>
          <table:table-cell office:value-type="float" office:value="22.8197722988366" calcext:value-type="float">
            <text:p>22.8197722988366</text:p>
          </table:table-cell>
          <table:table-cell office:value-type="float" office:value="25.4631784890286" calcext:value-type="float">
            <text:p>25.4631784890286</text:p>
          </table:table-cell>
          <table:table-cell office:value-type="float" office:value="7" calcext:value-type="float">
            <text:p>7</text:p>
          </table:table-cell>
          <table:table-cell office:value-type="float" office:value="22.8197722988366" calcext:value-type="float">
            <text:p>22.8197722988366</text:p>
          </table:table-cell>
          <table:table-cell office:value-type="float" office:value="24.9185298614618" calcext:value-type="float">
            <text:p>24.9185298614618</text:p>
          </table:table-cell>
          <table:table-cell office:value-type="float" office:value="7" calcext:value-type="float">
            <text:p>7</text:p>
          </table:table-cell>
          <table:table-cell office:value-type="float" office:value="22.8197722988366" calcext:value-type="float">
            <text:p>22.8197722988366</text:p>
          </table:table-cell>
          <table:table-cell office:value-type="float" office:value="24.8944271031042" calcext:value-type="float">
            <text:p>24.8944271031042</text:p>
          </table:table-cell>
          <table:table-cell office:value-type="float" office:value="-1.85593640148323" calcext:value-type="float">
            <text:p>-1.8559364014832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6.60336087305" calcext:value-type="float">
            <text:p>26.60336087305</text:p>
          </table:table-cell>
          <table:table-cell office:value-type="float" office:value="24.5037128884619" calcext:value-type="float">
            <text:p>24.5037128884619</text:p>
          </table:table-cell>
          <table:table-cell office:value-type="float" office:value="7" calcext:value-type="float">
            <text:p>7</text:p>
          </table:table-cell>
          <table:table-cell office:value-type="float" office:value="26.60336087305" calcext:value-type="float">
            <text:p>26.60336087305</text:p>
          </table:table-cell>
          <table:table-cell office:value-type="float" office:value="25.4453294786456" calcext:value-type="float">
            <text:p>25.4453294786456</text:p>
          </table:table-cell>
          <table:table-cell office:value-type="float" office:value="7" calcext:value-type="float">
            <text:p>7</text:p>
          </table:table-cell>
          <table:table-cell office:value-type="float" office:value="26.60336087305" calcext:value-type="float">
            <text:p>26.60336087305</text:p>
          </table:table-cell>
          <table:table-cell office:value-type="float" office:value="24.210594382158" calcext:value-type="float">
            <text:p>24.210594382158</text:p>
          </table:table-cell>
          <table:table-cell office:value-type="float" office:value="7" calcext:value-type="float">
            <text:p>7</text:p>
          </table:table-cell>
          <table:table-cell office:value-type="float" office:value="26.60336087305" calcext:value-type="float">
            <text:p>26.60336087305</text:p>
          </table:table-cell>
          <table:table-cell office:value-type="float" office:value="24.3239756717198" calcext:value-type="float">
            <text:p>24.3239756717198</text:p>
          </table:table-cell>
          <table:table-cell office:value-type="float" office:value="1.38769417560808" calcext:value-type="float">
            <text:p>1.3876941756080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7.9249506596793" calcext:value-type="float">
            <text:p>17.9249506596793</text:p>
          </table:table-cell>
          <table:table-cell office:value-type="float" office:value="24.0600729070143" calcext:value-type="float">
            <text:p>24.0600729070143</text:p>
          </table:table-cell>
          <table:table-cell office:value-type="float" office:value="7" calcext:value-type="float">
            <text:p>7</text:p>
          </table:table-cell>
          <table:table-cell office:value-type="float" office:value="17.9249506596793" calcext:value-type="float">
            <text:p>17.9249506596793</text:p>
          </table:table-cell>
          <table:table-cell office:value-type="float" office:value="22.1221029590857" calcext:value-type="float">
            <text:p>22.1221029590857</text:p>
          </table:table-cell>
          <table:table-cell office:value-type="float" office:value="7" calcext:value-type="float">
            <text:p>7</text:p>
          </table:table-cell>
          <table:table-cell office:value-type="float" office:value="17.9249506596793" calcext:value-type="float">
            <text:p>17.9249506596793</text:p>
          </table:table-cell>
          <table:table-cell office:value-type="float" office:value="23.7239782352097" calcext:value-type="float">
            <text:p>23.7239782352097</text:p>
          </table:table-cell>
          <table:table-cell office:value-type="float" office:value="7" calcext:value-type="float">
            <text:p>7</text:p>
          </table:table-cell>
          <table:table-cell office:value-type="float" office:value="17.9249506596793" calcext:value-type="float">
            <text:p>17.9249506596793</text:p>
          </table:table-cell>
          <table:table-cell office:value-type="float" office:value="24.1460888678263" calcext:value-type="float">
            <text:p>24.1460888678263</text:p>
          </table:table-cell>
          <table:table-cell office:value-type="float" office:value="-6.79496063533876" calcext:value-type="float">
            <text:p>-6.7949606353387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6.7679399145149" calcext:value-type="float">
            <text:p>26.7679399145149</text:p>
          </table:table-cell>
          <table:table-cell office:value-type="float" office:value="23.950105624072" calcext:value-type="float">
            <text:p>23.950105624072</text:p>
          </table:table-cell>
          <table:table-cell office:value-type="float" office:value="7" calcext:value-type="float">
            <text:p>7</text:p>
          </table:table-cell>
          <table:table-cell office:value-type="float" office:value="26.7679399145149" calcext:value-type="float">
            <text:p>26.7679399145149</text:p>
          </table:table-cell>
          <table:table-cell office:value-type="float" office:value="24.1704902145461" calcext:value-type="float">
            <text:p>24.1704902145461</text:p>
          </table:table-cell>
          <table:table-cell office:value-type="float" office:value="7" calcext:value-type="float">
            <text:p>7</text:p>
          </table:table-cell>
          <table:table-cell office:value-type="float" office:value="26.7679399145149" calcext:value-type="float">
            <text:p>26.7679399145149</text:p>
          </table:table-cell>
          <table:table-cell office:value-type="float" office:value="23.6034269816605" calcext:value-type="float">
            <text:p>23.6034269816605</text:p>
          </table:table-cell>
          <table:table-cell office:value-type="float" office:value="7" calcext:value-type="float">
            <text:p>7</text:p>
          </table:table-cell>
          <table:table-cell office:value-type="float" office:value="26.7679399145149" calcext:value-type="float">
            <text:p>26.7679399145149</text:p>
          </table:table-cell>
          <table:table-cell office:value-type="float" office:value="24.2409512541017" calcext:value-type="float">
            <text:p>24.2409512541017</text:p>
          </table:table-cell>
          <table:table-cell office:value-type="float" office:value="2.1563986466051" calcext:value-type="float">
            <text:p>2.156398646605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9.8425283985227" calcext:value-type="float">
            <text:p>29.8425283985227</text:p>
          </table:table-cell>
          <table:table-cell office:value-type="float" office:value="25.8548397049587" calcext:value-type="float">
            <text:p>25.8548397049587</text:p>
          </table:table-cell>
          <table:table-cell office:value-type="float" office:value="7" calcext:value-type="float">
            <text:p>7</text:p>
          </table:table-cell>
          <table:table-cell office:value-type="float" office:value="29.8425283985227" calcext:value-type="float">
            <text:p>29.8425283985227</text:p>
          </table:table-cell>
          <table:table-cell office:value-type="float" office:value="26.8461667827089" calcext:value-type="float">
            <text:p>26.8461667827089</text:p>
          </table:table-cell>
          <table:table-cell office:value-type="float" office:value="7" calcext:value-type="float">
            <text:p>7</text:p>
          </table:table-cell>
          <table:table-cell office:value-type="float" office:value="29.8425283985227" calcext:value-type="float">
            <text:p>29.8425283985227</text:p>
          </table:table-cell>
          <table:table-cell office:value-type="float" office:value="25.6744263127509" calcext:value-type="float">
            <text:p>25.6744263127509</text:p>
          </table:table-cell>
          <table:table-cell office:value-type="float" office:value="7" calcext:value-type="float">
            <text:p>7</text:p>
          </table:table-cell>
          <table:table-cell office:value-type="float" office:value="29.8425283985227" calcext:value-type="float">
            <text:p>29.8425283985227</text:p>
          </table:table-cell>
          <table:table-cell office:value-type="float" office:value="25.5022823204288" calcext:value-type="float">
            <text:p>25.5022823204288</text:p>
          </table:table-cell>
          <table:table-cell office:value-type="float" office:value="5.10629336726553" calcext:value-type="float">
            <text:p>5.1062933672655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5.1813558354594" calcext:value-type="float">
            <text:p>25.1813558354594</text:p>
          </table:table-cell>
          <table:table-cell office:value-type="float" office:value="24.3967572053987" calcext:value-type="float">
            <text:p>24.3967572053987</text:p>
          </table:table-cell>
          <table:table-cell office:value-type="float" office:value="7" calcext:value-type="float">
            <text:p>7</text:p>
          </table:table-cell>
          <table:table-cell office:value-type="float" office:value="25.1813558354594" calcext:value-type="float">
            <text:p>25.1813558354594</text:p>
          </table:table-cell>
          <table:table-cell office:value-type="float" office:value="25.1617398112331" calcext:value-type="float">
            <text:p>25.1617398112331</text:p>
          </table:table-cell>
          <table:table-cell office:value-type="float" office:value="7" calcext:value-type="float">
            <text:p>7</text:p>
          </table:table-cell>
          <table:table-cell office:value-type="float" office:value="25.1813558354594" calcext:value-type="float">
            <text:p>25.1813558354594</text:p>
          </table:table-cell>
          <table:table-cell office:value-type="float" office:value="25.1250652856085" calcext:value-type="float">
            <text:p>25.1250652856085</text:p>
          </table:table-cell>
          <table:table-cell office:value-type="float" office:value="7" calcext:value-type="float">
            <text:p>7</text:p>
          </table:table-cell>
          <table:table-cell office:value-type="float" office:value="25.1813558354594" calcext:value-type="float">
            <text:p>25.1813558354594</text:p>
          </table:table-cell>
          <table:table-cell office:value-type="float" office:value="24.4243942319783" calcext:value-type="float">
            <text:p>24.4243942319783</text:p>
          </table:table-cell>
          <table:table-cell office:value-type="float" office:value="-0.0776364290507051" calcext:value-type="float">
            <text:p>-0.077636429050705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3.5156130534213" calcext:value-type="float">
            <text:p>23.5156130534213</text:p>
          </table:table-cell>
          <table:table-cell office:value-type="float" office:value="24.8266277492654" calcext:value-type="float">
            <text:p>24.8266277492654</text:p>
          </table:table-cell>
          <table:table-cell office:value-type="float" office:value="7" calcext:value-type="float">
            <text:p>7</text:p>
          </table:table-cell>
          <table:table-cell office:value-type="float" office:value="23.5156130534213" calcext:value-type="float">
            <text:p>23.5156130534213</text:p>
          </table:table-cell>
          <table:table-cell office:value-type="float" office:value="23.8181405291903" calcext:value-type="float">
            <text:p>23.8181405291903</text:p>
          </table:table-cell>
          <table:table-cell office:value-type="float" office:value="7" calcext:value-type="float">
            <text:p>7</text:p>
          </table:table-cell>
          <table:table-cell office:value-type="float" office:value="23.5156130534213" calcext:value-type="float">
            <text:p>23.5156130534213</text:p>
          </table:table-cell>
          <table:table-cell office:value-type="float" office:value="23.9452118148706" calcext:value-type="float">
            <text:p>23.9452118148706</text:p>
          </table:table-cell>
          <table:table-cell office:value-type="float" office:value="7" calcext:value-type="float">
            <text:p>7</text:p>
          </table:table-cell>
          <table:table-cell office:value-type="float" office:value="23.5156130534213" calcext:value-type="float">
            <text:p>23.5156130534213</text:p>
          </table:table-cell>
          <table:table-cell office:value-type="float" office:value="24.660975866344" calcext:value-type="float">
            <text:p>24.660975866344</text:p>
          </table:table-cell>
          <table:table-cell office:value-type="float" office:value="-1.48959287127441" calcext:value-type="float">
            <text:p>-1.4895928712744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4.0660165771712" calcext:value-type="float">
            <text:p>14.0660165771712</text:p>
          </table:table-cell>
          <table:table-cell office:value-type="float" office:value="24.244999928822" calcext:value-type="float">
            <text:p>24.244999928822</text:p>
          </table:table-cell>
          <table:table-cell office:value-type="float" office:value="7" calcext:value-type="float">
            <text:p>7</text:p>
          </table:table-cell>
          <table:table-cell office:value-type="float" office:value="14.0660165771712" calcext:value-type="float">
            <text:p>14.0660165771712</text:p>
          </table:table-cell>
          <table:table-cell office:value-type="float" office:value="20.1162562305091" calcext:value-type="float">
            <text:p>20.1162562305091</text:p>
          </table:table-cell>
          <table:table-cell office:value-type="float" office:value="7" calcext:value-type="float">
            <text:p>7</text:p>
          </table:table-cell>
          <table:table-cell office:value-type="float" office:value="14.0660165771712" calcext:value-type="float">
            <text:p>14.0660165771712</text:p>
          </table:table-cell>
          <table:table-cell office:value-type="float" office:value="22.9801286288909" calcext:value-type="float">
            <text:p>22.9801286288909</text:p>
          </table:table-cell>
          <table:table-cell office:value-type="float" office:value="7" calcext:value-type="float">
            <text:p>7</text:p>
          </table:table-cell>
          <table:table-cell office:value-type="float" office:value="14.0660165771712" calcext:value-type="float">
            <text:p>14.0660165771712</text:p>
          </table:table-cell>
          <table:table-cell office:value-type="float" office:value="24.3574162081929" calcext:value-type="float">
            <text:p>24.3574162081929</text:p>
          </table:table-cell>
          <table:table-cell office:value-type="float" office:value="-10.5920392764949" calcext:value-type="float">
            <text:p>-10.592039276494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6.1069601249861" calcext:value-type="float">
            <text:p>26.1069601249861</text:p>
          </table:table-cell>
          <table:table-cell office:value-type="float" office:value="25.1222340361462" calcext:value-type="float">
            <text:p>25.1222340361462</text:p>
          </table:table-cell>
          <table:table-cell office:value-type="float" office:value="7" calcext:value-type="float">
            <text:p>7</text:p>
          </table:table-cell>
          <table:table-cell office:value-type="float" office:value="26.1069601249861" calcext:value-type="float">
            <text:p>26.1069601249861</text:p>
          </table:table-cell>
          <table:table-cell office:value-type="float" office:value="24.7402591087478" calcext:value-type="float">
            <text:p>24.7402591087478</text:p>
          </table:table-cell>
          <table:table-cell office:value-type="float" office:value="7" calcext:value-type="float">
            <text:p>7</text:p>
          </table:table-cell>
          <table:table-cell office:value-type="float" office:value="26.1069601249861" calcext:value-type="float">
            <text:p>26.1069601249861</text:p>
          </table:table-cell>
          <table:table-cell office:value-type="float" office:value="24.2226458485325" calcext:value-type="float">
            <text:p>24.2226458485325</text:p>
          </table:table-cell>
          <table:table-cell office:value-type="float" office:value="7" calcext:value-type="float">
            <text:p>7</text:p>
          </table:table-cell>
          <table:table-cell office:value-type="float" office:value="26.1069601249861" calcext:value-type="float">
            <text:p>26.1069601249861</text:p>
          </table:table-cell>
          <table:table-cell office:value-type="float" office:value="24.8305007899255" calcext:value-type="float">
            <text:p>24.8305007899255</text:p>
          </table:table-cell>
          <table:table-cell office:value-type="float" office:value="1.05110587441824" calcext:value-type="float">
            <text:p>1.0511058744182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6.8426352432312" calcext:value-type="float">
            <text:p>26.8426352432312</text:p>
          </table:table-cell>
          <table:table-cell office:value-type="float" office:value="24.3155803827093" calcext:value-type="float">
            <text:p>24.3155803827093</text:p>
          </table:table-cell>
          <table:table-cell office:value-type="float" office:value="7" calcext:value-type="float">
            <text:p>7</text:p>
          </table:table-cell>
          <table:table-cell office:value-type="float" office:value="26.8426352432312" calcext:value-type="float">
            <text:p>26.8426352432312</text:p>
          </table:table-cell>
          <table:table-cell office:value-type="float" office:value="25.3981470887193" calcext:value-type="float">
            <text:p>25.3981470887193</text:p>
          </table:table-cell>
          <table:table-cell office:value-type="float" office:value="7" calcext:value-type="float">
            <text:p>7</text:p>
          </table:table-cell>
          <table:table-cell office:value-type="float" office:value="26.8426352432312" calcext:value-type="float">
            <text:p>26.8426352432312</text:p>
          </table:table-cell>
          <table:table-cell office:value-type="float" office:value="24.8107532365312" calcext:value-type="float">
            <text:p>24.8107532365312</text:p>
          </table:table-cell>
          <table:table-cell office:value-type="float" office:value="7" calcext:value-type="float">
            <text:p>7</text:p>
          </table:table-cell>
          <table:table-cell office:value-type="float" office:value="26.8426352432312" calcext:value-type="float">
            <text:p>26.8426352432312</text:p>
          </table:table-cell>
          <table:table-cell office:value-type="float" office:value="24.4263795590056" calcext:value-type="float">
            <text:p>24.4263795590056</text:p>
          </table:table-cell>
          <table:table-cell office:value-type="float" office:value="1.57992398723428" calcext:value-type="float">
            <text:p>1.5799239872342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9.8401940114127" calcext:value-type="float">
            <text:p>29.8401940114127</text:p>
          </table:table-cell>
          <table:table-cell office:value-type="float" office:value="24.2345071815886" calcext:value-type="float">
            <text:p>24.2345071815886</text:p>
          </table:table-cell>
          <table:table-cell office:value-type="float" office:value="7" calcext:value-type="float">
            <text:p>7</text:p>
          </table:table-cell>
          <table:table-cell office:value-type="float" office:value="29.8401940114127" calcext:value-type="float">
            <text:p>29.8401940114127</text:p>
          </table:table-cell>
          <table:table-cell office:value-type="float" office:value="26.915223310247" calcext:value-type="float">
            <text:p>26.915223310247</text:p>
          </table:table-cell>
          <table:table-cell office:value-type="float" office:value="7" calcext:value-type="float">
            <text:p>7</text:p>
          </table:table-cell>
          <table:table-cell office:value-type="float" office:value="29.8401940114127" calcext:value-type="float">
            <text:p>29.8401940114127</text:p>
          </table:table-cell>
          <table:table-cell office:value-type="float" office:value="26.1851184516857" calcext:value-type="float">
            <text:p>26.1851184516857</text:p>
          </table:table-cell>
          <table:table-cell office:value-type="float" office:value="7" calcext:value-type="float">
            <text:p>7</text:p>
          </table:table-cell>
          <table:table-cell office:value-type="float" office:value="29.8401940114127" calcext:value-type="float">
            <text:p>29.8401940114127</text:p>
          </table:table-cell>
          <table:table-cell office:value-type="float" office:value="24.3006045809687" calcext:value-type="float">
            <text:p>24.3006045809687</text:p>
          </table:table-cell>
          <table:table-cell office:value-type="float" office:value="4.6372102822462" calcext:value-type="float">
            <text:p>4.637210282246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2.9249771529258" calcext:value-type="float">
            <text:p>22.9249771529258</text:p>
          </table:table-cell>
          <table:table-cell office:value-type="float" office:value="25.3288161078933" calcext:value-type="float">
            <text:p>25.3288161078933</text:p>
          </table:table-cell>
          <table:table-cell office:value-type="float" office:value="7" calcext:value-type="float">
            <text:p>7</text:p>
          </table:table-cell>
          <table:table-cell office:value-type="float" office:value="22.9249771529258" calcext:value-type="float">
            <text:p>22.9249771529258</text:p>
          </table:table-cell>
          <table:table-cell office:value-type="float" office:value="24.1455150028209" calcext:value-type="float">
            <text:p>24.1455150028209</text:p>
          </table:table-cell>
          <table:table-cell office:value-type="float" office:value="7" calcext:value-type="float">
            <text:p>7</text:p>
          </table:table-cell>
          <table:table-cell office:value-type="float" office:value="22.9249771529258" calcext:value-type="float">
            <text:p>22.9249771529258</text:p>
          </table:table-cell>
          <table:table-cell office:value-type="float" office:value="24.1839100518432" calcext:value-type="float">
            <text:p>24.1839100518432</text:p>
          </table:table-cell>
          <table:table-cell office:value-type="float" office:value="7" calcext:value-type="float">
            <text:p>7</text:p>
          </table:table-cell>
          <table:table-cell office:value-type="float" office:value="22.9249771529258" calcext:value-type="float">
            <text:p>22.9249771529258</text:p>
          </table:table-cell>
          <table:table-cell office:value-type="float" office:value="25.1086405353045" calcext:value-type="float">
            <text:p>25.1086405353045</text:p>
          </table:table-cell>
          <table:table-cell office:value-type="float" office:value="-2.21371423063889" calcext:value-type="float">
            <text:p>-2.2137142306388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3.6411376733817" calcext:value-type="float">
            <text:p>23.6411376733817</text:p>
          </table:table-cell>
          <table:table-cell office:value-type="float" office:value="24.2352633287396" calcext:value-type="float">
            <text:p>24.2352633287396</text:p>
          </table:table-cell>
          <table:table-cell office:value-type="float" office:value="7" calcext:value-type="float">
            <text:p>7</text:p>
          </table:table-cell>
          <table:table-cell office:value-type="float" office:value="23.6411376733817" calcext:value-type="float">
            <text:p>23.6411376733817</text:p>
          </table:table-cell>
          <table:table-cell office:value-type="float" office:value="24.4264414387944" calcext:value-type="float">
            <text:p>24.4264414387944</text:p>
          </table:table-cell>
          <table:table-cell office:value-type="float" office:value="7" calcext:value-type="float">
            <text:p>7</text:p>
          </table:table-cell>
          <table:table-cell office:value-type="float" office:value="23.6411376733817" calcext:value-type="float">
            <text:p>23.6411376733817</text:p>
          </table:table-cell>
          <table:table-cell office:value-type="float" office:value="25.0624302125938" calcext:value-type="float">
            <text:p>25.0624302125938</text:p>
          </table:table-cell>
          <table:table-cell office:value-type="float" office:value="7" calcext:value-type="float">
            <text:p>7</text:p>
          </table:table-cell>
          <table:table-cell office:value-type="float" office:value="23.6411376733817" calcext:value-type="float">
            <text:p>23.6411376733817</text:p>
          </table:table-cell>
          <table:table-cell office:value-type="float" office:value="24.289150840199" calcext:value-type="float">
            <text:p>24.289150840199</text:p>
          </table:table-cell>
          <table:table-cell office:value-type="float" office:value="-1.54901593386992" calcext:value-type="float">
            <text:p>-1.5490159338699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8.252555487126" calcext:value-type="float">
            <text:p>28.252555487126</text:p>
          </table:table-cell>
          <table:table-cell office:value-type="float" office:value="25.8250096161825" calcext:value-type="float">
            <text:p>25.8250096161825</text:p>
          </table:table-cell>
          <table:table-cell office:value-type="float" office:value="7" calcext:value-type="float">
            <text:p>7</text:p>
          </table:table-cell>
          <table:table-cell office:value-type="float" office:value="28.252555487126" calcext:value-type="float">
            <text:p>28.252555487126</text:p>
          </table:table-cell>
          <table:table-cell office:value-type="float" office:value="25.5775118649268" calcext:value-type="float">
            <text:p>25.5775118649268</text:p>
          </table:table-cell>
          <table:table-cell office:value-type="float" office:value="7" calcext:value-type="float">
            <text:p>7</text:p>
          </table:table-cell>
          <table:table-cell office:value-type="float" office:value="28.252555487126" calcext:value-type="float">
            <text:p>28.252555487126</text:p>
          </table:table-cell>
          <table:table-cell office:value-type="float" office:value="24.2465995033934" calcext:value-type="float">
            <text:p>24.2465995033934</text:p>
          </table:table-cell>
          <table:table-cell office:value-type="float" office:value="7" calcext:value-type="float">
            <text:p>7</text:p>
          </table:table-cell>
          <table:table-cell office:value-type="float" office:value="28.252555487126" calcext:value-type="float">
            <text:p>28.252555487126</text:p>
          </table:table-cell>
          <table:table-cell office:value-type="float" office:value="25.5056056864524" calcext:value-type="float">
            <text:p>25.5056056864524</text:p>
          </table:table-cell>
          <table:table-cell office:value-type="float" office:value="3.41167788539692" calcext:value-type="float">
            <text:p>3.4116778853969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2.0751528978737" calcext:value-type="float">
            <text:p>22.0751528978737</text:p>
          </table:table-cell>
          <table:table-cell office:value-type="float" office:value="23.656695199501" calcext:value-type="float">
            <text:p>23.656695199501</text:p>
          </table:table-cell>
          <table:table-cell office:value-type="float" office:value="7" calcext:value-type="float">
            <text:p>7</text:p>
          </table:table-cell>
          <table:table-cell office:value-type="float" office:value="22.0751528978737" calcext:value-type="float">
            <text:p>22.0751528978737</text:p>
          </table:table-cell>
          <table:table-cell office:value-type="float" office:value="23.6217360693671" calcext:value-type="float">
            <text:p>23.6217360693671</text:p>
          </table:table-cell>
          <table:table-cell office:value-type="float" office:value="7" calcext:value-type="float">
            <text:p>7</text:p>
          </table:table-cell>
          <table:table-cell office:value-type="float" office:value="22.0751528978737" calcext:value-type="float">
            <text:p>22.0751528978737</text:p>
          </table:table-cell>
          <table:table-cell office:value-type="float" office:value="24.6439160444631" calcext:value-type="float">
            <text:p>24.6439160444631</text:p>
          </table:table-cell>
          <table:table-cell office:value-type="float" office:value="7" calcext:value-type="float">
            <text:p>7</text:p>
          </table:table-cell>
          <table:table-cell office:value-type="float" office:value="22.0751528978737" calcext:value-type="float">
            <text:p>22.0751528978737</text:p>
          </table:table-cell>
          <table:table-cell office:value-type="float" office:value="24.0088110908068" calcext:value-type="float">
            <text:p>24.0088110908068</text:p>
          </table:table-cell>
          <table:table-cell office:value-type="float" office:value="-3.08406079217592" calcext:value-type="float">
            <text:p>-3.0840607921759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1.0965652935936" calcext:value-type="float">
            <text:p>21.0965652935936</text:p>
          </table:table-cell>
          <table:table-cell office:value-type="float" office:value="24.5596495234652" calcext:value-type="float">
            <text:p>24.5596495234652</text:p>
          </table:table-cell>
          <table:table-cell office:value-type="float" office:value="7" calcext:value-type="float">
            <text:p>7</text:p>
          </table:table-cell>
          <table:table-cell office:value-type="float" office:value="21.0965652935936" calcext:value-type="float">
            <text:p>21.0965652935936</text:p>
          </table:table-cell>
          <table:table-cell office:value-type="float" office:value="23.8125461489019" calcext:value-type="float">
            <text:p>23.8125461489019</text:p>
          </table:table-cell>
          <table:table-cell office:value-type="float" office:value="7" calcext:value-type="float">
            <text:p>7</text:p>
          </table:table-cell>
          <table:table-cell office:value-type="float" office:value="21.0965652935936" calcext:value-type="float">
            <text:p>21.0965652935936</text:p>
          </table:table-cell>
          <table:table-cell office:value-type="float" office:value="24.0085942189768" calcext:value-type="float">
            <text:p>24.0085942189768</text:p>
          </table:table-cell>
          <table:table-cell office:value-type="float" office:value="7" calcext:value-type="float">
            <text:p>7</text:p>
          </table:table-cell>
          <table:table-cell office:value-type="float" office:value="21.0965652935936" calcext:value-type="float">
            <text:p>21.0965652935936</text:p>
          </table:table-cell>
          <table:table-cell office:value-type="float" office:value="24.6939089205709" calcext:value-type="float">
            <text:p>24.6939089205709</text:p>
          </table:table-cell>
          <table:table-cell office:value-type="float" office:value="-3.98195723430272" calcext:value-type="float">
            <text:p>-3.9819572343027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5.2540196292596" calcext:value-type="float">
            <text:p>25.2540196292596</text:p>
          </table:table-cell>
          <table:table-cell office:value-type="float" office:value="25.0532045239779" calcext:value-type="float">
            <text:p>25.0532045239779</text:p>
          </table:table-cell>
          <table:table-cell office:value-type="float" office:value="7" calcext:value-type="float">
            <text:p>7</text:p>
          </table:table-cell>
          <table:table-cell office:value-type="float" office:value="25.2540196292596" calcext:value-type="float">
            <text:p>25.2540196292596</text:p>
          </table:table-cell>
          <table:table-cell office:value-type="float" office:value="24.9629656541689" calcext:value-type="float">
            <text:p>24.9629656541689</text:p>
          </table:table-cell>
          <table:table-cell office:value-type="float" office:value="7" calcext:value-type="float">
            <text:p>7</text:p>
          </table:table-cell>
          <table:table-cell office:value-type="float" office:value="25.2540196292596" calcext:value-type="float">
            <text:p>25.2540196292596</text:p>
          </table:table-cell>
          <table:table-cell office:value-type="float" office:value="23.955285167089" calcext:value-type="float">
            <text:p>23.955285167089</text:p>
          </table:table-cell>
          <table:table-cell office:value-type="float" office:value="7" calcext:value-type="float">
            <text:p>7</text:p>
          </table:table-cell>
          <table:table-cell office:value-type="float" office:value="25.2540196292596" calcext:value-type="float">
            <text:p>25.2540196292596</text:p>
          </table:table-cell>
          <table:table-cell office:value-type="float" office:value="24.9362720920855" calcext:value-type="float">
            <text:p>24.9362720920855</text:p>
          </table:table-cell>
          <table:table-cell office:value-type="float" office:value="0.657876160074397" calcext:value-type="float">
            <text:p>0.65787616007439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2.9193063778945" calcext:value-type="float">
            <text:p>22.9193063778945</text:p>
          </table:table-cell>
          <table:table-cell office:value-type="float" office:value="24.0411270029837" calcext:value-type="float">
            <text:p>24.0411270029837</text:p>
          </table:table-cell>
          <table:table-cell office:value-type="float" office:value="7" calcext:value-type="float">
            <text:p>7</text:p>
          </table:table-cell>
          <table:table-cell office:value-type="float" office:value="22.9193063778945" calcext:value-type="float">
            <text:p>22.9193063778945</text:p>
          </table:table-cell>
          <table:table-cell office:value-type="float" office:value="23.724602815215" calcext:value-type="float">
            <text:p>23.724602815215</text:p>
          </table:table-cell>
          <table:table-cell office:value-type="float" office:value="7" calcext:value-type="float">
            <text:p>7</text:p>
          </table:table-cell>
          <table:table-cell office:value-type="float" office:value="22.9193063778945" calcext:value-type="float">
            <text:p>22.9193063778945</text:p>
          </table:table-cell>
          <table:table-cell office:value-type="float" office:value="24.5554515417025" calcext:value-type="float">
            <text:p>24.5554515417025</text:p>
          </table:table-cell>
          <table:table-cell office:value-type="float" office:value="7" calcext:value-type="float">
            <text:p>7</text:p>
          </table:table-cell>
          <table:table-cell office:value-type="float" office:value="22.9193063778945" calcext:value-type="float">
            <text:p>22.9193063778945</text:p>
          </table:table-cell>
          <table:table-cell office:value-type="float" office:value="24.2240455113948" calcext:value-type="float">
            <text:p>24.2240455113948</text:p>
          </table:table-cell>
          <table:table-cell office:value-type="float" office:value="-1.90636469211305" calcext:value-type="float">
            <text:p>-1.9063646921130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3.1217808215087" calcext:value-type="float">
            <text:p>23.1217808215087</text:p>
          </table:table-cell>
          <table:table-cell office:value-type="float" office:value="24.2342379115621" calcext:value-type="float">
            <text:p>24.2342379115621</text:p>
          </table:table-cell>
          <table:table-cell office:value-type="float" office:value="7" calcext:value-type="float">
            <text:p>7</text:p>
          </table:table-cell>
          <table:table-cell office:value-type="float" office:value="23.1217808215087" calcext:value-type="float">
            <text:p>23.1217808215087</text:p>
          </table:table-cell>
          <table:table-cell office:value-type="float" office:value="22.7816772816851" calcext:value-type="float">
            <text:p>22.7816772816851</text:p>
          </table:table-cell>
          <table:table-cell office:value-type="float" office:value="7" calcext:value-type="float">
            <text:p>7</text:p>
          </table:table-cell>
          <table:table-cell office:value-type="float" office:value="23.1217808215087" calcext:value-type="float">
            <text:p>23.1217808215087</text:p>
          </table:table-cell>
          <table:table-cell office:value-type="float" office:value="23.7137189081639" calcext:value-type="float">
            <text:p>23.7137189081639</text:p>
          </table:table-cell>
          <table:table-cell office:value-type="float" office:value="7" calcext:value-type="float">
            <text:p>7</text:p>
          </table:table-cell>
          <table:table-cell office:value-type="float" office:value="23.1217808215087" calcext:value-type="float">
            <text:p>23.1217808215087</text:p>
          </table:table-cell>
          <table:table-cell office:value-type="float" office:value="24.31802948935" calcext:value-type="float">
            <text:p>24.31802948935</text:p>
          </table:table-cell>
          <table:table-cell office:value-type="float" office:value="-2.24950911604186" calcext:value-type="float">
            <text:p>-2.2495091160418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3.2025328175413" calcext:value-type="float">
            <text:p>23.2025328175413</text:p>
          </table:table-cell>
          <table:table-cell office:value-type="float" office:value="25.9764604020706" calcext:value-type="float">
            <text:p>25.9764604020706</text:p>
          </table:table-cell>
          <table:table-cell office:value-type="float" office:value="7" calcext:value-type="float">
            <text:p>7</text:p>
          </table:table-cell>
          <table:table-cell office:value-type="float" office:value="23.2025328175413" calcext:value-type="float">
            <text:p>23.2025328175413</text:p>
          </table:table-cell>
          <table:table-cell office:value-type="float" office:value="24.9879083832599" calcext:value-type="float">
            <text:p>24.9879083832599</text:p>
          </table:table-cell>
          <table:table-cell office:value-type="float" office:value="7" calcext:value-type="float">
            <text:p>7</text:p>
          </table:table-cell>
          <table:table-cell office:value-type="float" office:value="23.2025328175413" calcext:value-type="float">
            <text:p>23.2025328175413</text:p>
          </table:table-cell>
          <table:table-cell office:value-type="float" office:value="24.295969129697" calcext:value-type="float">
            <text:p>24.295969129697</text:p>
          </table:table-cell>
          <table:table-cell office:value-type="float" office:value="7" calcext:value-type="float">
            <text:p>7</text:p>
          </table:table-cell>
          <table:table-cell office:value-type="float" office:value="23.2025328175413" calcext:value-type="float">
            <text:p>23.2025328175413</text:p>
          </table:table-cell>
          <table:table-cell office:value-type="float" office:value="25.5404943224456" calcext:value-type="float">
            <text:p>25.5404943224456</text:p>
          </table:table-cell>
          <table:table-cell office:value-type="float" office:value="-2.17518210000885" calcext:value-type="float">
            <text:p>-2.1751821000088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4.8764568780543" calcext:value-type="float">
            <text:p>24.8764568780543</text:p>
          </table:table-cell>
          <table:table-cell office:value-type="float" office:value="24.418322537695" calcext:value-type="float">
            <text:p>24.418322537695</text:p>
          </table:table-cell>
          <table:table-cell office:value-type="float" office:value="7" calcext:value-type="float">
            <text:p>7</text:p>
          </table:table-cell>
          <table:table-cell office:value-type="float" office:value="24.8764568780543" calcext:value-type="float">
            <text:p>24.8764568780543</text:p>
          </table:table-cell>
          <table:table-cell office:value-type="float" office:value="24.2742675285404" calcext:value-type="float">
            <text:p>24.2742675285404</text:p>
          </table:table-cell>
          <table:table-cell office:value-type="float" office:value="7" calcext:value-type="float">
            <text:p>7</text:p>
          </table:table-cell>
          <table:table-cell office:value-type="float" office:value="24.8764568780543" calcext:value-type="float">
            <text:p>24.8764568780543</text:p>
          </table:table-cell>
          <table:table-cell office:value-type="float" office:value="23.8402139085875" calcext:value-type="float">
            <text:p>23.8402139085875</text:p>
          </table:table-cell>
          <table:table-cell office:value-type="float" office:value="7" calcext:value-type="float">
            <text:p>7</text:p>
          </table:table-cell>
          <table:table-cell office:value-type="float" office:value="24.8764568780543" calcext:value-type="float">
            <text:p>24.8764568780543</text:p>
          </table:table-cell>
          <table:table-cell office:value-type="float" office:value="24.4206766022176" calcext:value-type="float">
            <text:p>24.4206766022176</text:p>
          </table:table-cell>
          <table:table-cell office:value-type="float" office:value="-0.0368160123836564" calcext:value-type="float">
            <text:p>-0.036816012383656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25.1528934341067" calcext:value-type="float">
            <text:p>25.1528934341067</text:p>
          </table:table-cell>
          <table:table-cell office:value-type="float" office:value="24.9566645640643" calcext:value-type="float">
            <text:p>24.9566645640643</text:p>
          </table:table-cell>
          <table:table-cell office:value-type="float" office:value="7" calcext:value-type="float">
            <text:p>7</text:p>
          </table:table-cell>
          <table:table-cell office:value-type="float" office:value="25.1528934341067" calcext:value-type="float">
            <text:p>25.1528934341067</text:p>
          </table:table-cell>
          <table:table-cell office:value-type="float" office:value="24.795533765441" calcext:value-type="float">
            <text:p>24.795533765441</text:p>
          </table:table-cell>
          <table:table-cell office:value-type="float" office:value="7" calcext:value-type="float">
            <text:p>7</text:p>
          </table:table-cell>
          <table:table-cell office:value-type="float" office:value="25.1528934341067" calcext:value-type="float">
            <text:p>25.1528934341067</text:p>
          </table:table-cell>
          <table:table-cell office:value-type="float" office:value="23.9655194113061" calcext:value-type="float">
            <text:p>23.9655194113061</text:p>
          </table:table-cell>
          <table:table-cell office:value-type="float" office:value="7" calcext:value-type="float">
            <text:p>7</text:p>
          </table:table-cell>
          <table:table-cell office:value-type="float" office:value="25.1528934341067" calcext:value-type="float">
            <text:p>25.1528934341067</text:p>
          </table:table-cell>
          <table:table-cell office:value-type="float" office:value="24.7717878157423" calcext:value-type="float">
            <text:p>24.7717878157423</text:p>
          </table:table-cell>
          <table:table-cell office:value-type="float" office:value="0.0179196345963709" calcext:value-type="float">
            <text:p>0.017919634596370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6.35929808488" calcext:value-type="float">
            <text:p>26.35929808488</text:p>
          </table:table-cell>
          <table:table-cell office:value-type="float" office:value="24.500781784682" calcext:value-type="float">
            <text:p>24.500781784682</text:p>
          </table:table-cell>
          <table:table-cell office:value-type="float" office:value="8" calcext:value-type="float">
            <text:p>8</text:p>
          </table:table-cell>
          <table:table-cell office:value-type="float" office:value="26.35929808488" calcext:value-type="float">
            <text:p>26.35929808488</text:p>
          </table:table-cell>
          <table:table-cell office:value-type="float" office:value="25.784788759934" calcext:value-type="float">
            <text:p>25.784788759934</text:p>
          </table:table-cell>
          <table:table-cell office:value-type="float" office:value="8" calcext:value-type="float">
            <text:p>8</text:p>
          </table:table-cell>
          <table:table-cell office:value-type="float" office:value="26.35929808488" calcext:value-type="float">
            <text:p>26.35929808488</text:p>
          </table:table-cell>
          <table:table-cell office:value-type="float" office:value="24.9264358303364" calcext:value-type="float">
            <text:p>24.9264358303364</text:p>
          </table:table-cell>
          <table:table-cell office:value-type="float" office:value="8" calcext:value-type="float">
            <text:p>8</text:p>
          </table:table-cell>
          <table:table-cell office:value-type="float" office:value="26.35929808488" calcext:value-type="float">
            <text:p>26.35929808488</text:p>
          </table:table-cell>
          <table:table-cell office:value-type="float" office:value="24.5277030685726" calcext:value-type="float">
            <text:p>24.5277030685726</text:p>
          </table:table-cell>
          <table:table-cell office:value-type="float" office:value="1.57373438143154" calcext:value-type="float">
            <text:p>1.57373438143154</text:p>
          </table:table-cell>
          <table:table-cell office:value-type="float" office:value="8" calcext:value-type="float">
            <text:p>8</text:p>
          </table:table-cell>
          <table:table-cell table:formula="of:=CORREL([.D702:.D801];[.$N702:.$N801])" office:value-type="float" office:value="0.427878450939278" calcext:value-type="float">
            <text:p>0.427878450939278</text:p>
          </table:table-cell>
          <table:table-cell table:number-columns-repeated="2"/>
          <table:table-cell table:formula="of:=CORREL([.G702:.G801];[.$N702:.$N801])" office:value-type="float" office:value="0.865959846229064" calcext:value-type="float">
            <text:p>0.865959846229064</text:p>
          </table:table-cell>
          <table:table-cell table:number-columns-repeated="2"/>
          <table:table-cell table:formula="of:=CORREL([.J702:.J801];[.$N702:.$N801])" office:value-type="float" office:value="0.659529965343313" calcext:value-type="float">
            <text:p>0.659529965343313</text:p>
          </table:table-cell>
          <table:table-cell table:number-columns-repeated="2"/>
          <table:table-cell table:formula="of:=CORREL([.M702:.M801];[.$N702:.$N801])" office:value-type="float" office:value="0.421611229431131" calcext:value-type="float">
            <text:p>0.421611229431131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6.3136518627023" calcext:value-type="float">
            <text:p>26.3136518627023</text:p>
          </table:table-cell>
          <table:table-cell office:value-type="float" office:value="25.4461850248443" calcext:value-type="float">
            <text:p>25.4461850248443</text:p>
          </table:table-cell>
          <table:table-cell office:value-type="float" office:value="8" calcext:value-type="float">
            <text:p>8</text:p>
          </table:table-cell>
          <table:table-cell office:value-type="float" office:value="26.3136518627023" calcext:value-type="float">
            <text:p>26.3136518627023</text:p>
          </table:table-cell>
          <table:table-cell office:value-type="float" office:value="24.7868440646971" calcext:value-type="float">
            <text:p>24.7868440646971</text:p>
          </table:table-cell>
          <table:table-cell office:value-type="float" office:value="8" calcext:value-type="float">
            <text:p>8</text:p>
          </table:table-cell>
          <table:table-cell office:value-type="float" office:value="26.3136518627023" calcext:value-type="float">
            <text:p>26.3136518627023</text:p>
          </table:table-cell>
          <table:table-cell office:value-type="float" office:value="24.1160827917193" calcext:value-type="float">
            <text:p>24.1160827917193</text:p>
          </table:table-cell>
          <table:table-cell office:value-type="float" office:value="8" calcext:value-type="float">
            <text:p>8</text:p>
          </table:table-cell>
          <table:table-cell office:value-type="float" office:value="26.3136518627023" calcext:value-type="float">
            <text:p>26.3136518627023</text:p>
          </table:table-cell>
          <table:table-cell office:value-type="float" office:value="25.2738589121235" calcext:value-type="float">
            <text:p>25.2738589121235</text:p>
          </table:table-cell>
          <table:table-cell office:value-type="float" office:value="1.3008275961968" calcext:value-type="float">
            <text:p>1.300827596196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8.021420692778" calcext:value-type="float">
            <text:p>28.021420692778</text:p>
          </table:table-cell>
          <table:table-cell office:value-type="float" office:value="25.3078371767905" calcext:value-type="float">
            <text:p>25.3078371767905</text:p>
          </table:table-cell>
          <table:table-cell office:value-type="float" office:value="8" calcext:value-type="float">
            <text:p>8</text:p>
          </table:table-cell>
          <table:table-cell office:value-type="float" office:value="28.021420692778" calcext:value-type="float">
            <text:p>28.021420692778</text:p>
          </table:table-cell>
          <table:table-cell office:value-type="float" office:value="27.6818525396361" calcext:value-type="float">
            <text:p>27.6818525396361</text:p>
          </table:table-cell>
          <table:table-cell office:value-type="float" office:value="8" calcext:value-type="float">
            <text:p>8</text:p>
          </table:table-cell>
          <table:table-cell office:value-type="float" office:value="28.021420692778" calcext:value-type="float">
            <text:p>28.021420692778</text:p>
          </table:table-cell>
          <table:table-cell office:value-type="float" office:value="25.5462959892225" calcext:value-type="float">
            <text:p>25.5462959892225</text:p>
          </table:table-cell>
          <table:table-cell office:value-type="float" office:value="8" calcext:value-type="float">
            <text:p>8</text:p>
          </table:table-cell>
          <table:table-cell office:value-type="float" office:value="28.021420692778" calcext:value-type="float">
            <text:p>28.021420692778</text:p>
          </table:table-cell>
          <table:table-cell office:value-type="float" office:value="24.9706591495845" calcext:value-type="float">
            <text:p>24.9706591495845</text:p>
          </table:table-cell>
          <table:table-cell office:value-type="float" office:value="3.30503921262491" calcext:value-type="float">
            <text:p>3.3050392126249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9.6815553930442" calcext:value-type="float">
            <text:p>19.6815553930442</text:p>
          </table:table-cell>
          <table:table-cell office:value-type="float" office:value="23.7495717644765" calcext:value-type="float">
            <text:p>23.7495717644765</text:p>
          </table:table-cell>
          <table:table-cell office:value-type="float" office:value="8" calcext:value-type="float">
            <text:p>8</text:p>
          </table:table-cell>
          <table:table-cell office:value-type="float" office:value="19.6815553930442" calcext:value-type="float">
            <text:p>19.6815553930442</text:p>
          </table:table-cell>
          <table:table-cell office:value-type="float" office:value="21.5952474896706" calcext:value-type="float">
            <text:p>21.5952474896706</text:p>
          </table:table-cell>
          <table:table-cell office:value-type="float" office:value="8" calcext:value-type="float">
            <text:p>8</text:p>
          </table:table-cell>
          <table:table-cell office:value-type="float" office:value="19.6815553930442" calcext:value-type="float">
            <text:p>19.6815553930442</text:p>
          </table:table-cell>
          <table:table-cell office:value-type="float" office:value="23.490035001027" calcext:value-type="float">
            <text:p>23.490035001027</text:p>
          </table:table-cell>
          <table:table-cell office:value-type="float" office:value="8" calcext:value-type="float">
            <text:p>8</text:p>
          </table:table-cell>
          <table:table-cell office:value-type="float" office:value="19.6815553930442" calcext:value-type="float">
            <text:p>19.6815553930442</text:p>
          </table:table-cell>
          <table:table-cell office:value-type="float" office:value="24.1132758898821" calcext:value-type="float">
            <text:p>24.1132758898821</text:p>
          </table:table-cell>
          <table:table-cell office:value-type="float" office:value="-4.93201576065374" calcext:value-type="float">
            <text:p>-4.9320157606537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4.1025486361715" calcext:value-type="float">
            <text:p>24.1025486361715</text:p>
          </table:table-cell>
          <table:table-cell office:value-type="float" office:value="25.2531845658852" calcext:value-type="float">
            <text:p>25.2531845658852</text:p>
          </table:table-cell>
          <table:table-cell office:value-type="float" office:value="8" calcext:value-type="float">
            <text:p>8</text:p>
          </table:table-cell>
          <table:table-cell office:value-type="float" office:value="24.1025486361715" calcext:value-type="float">
            <text:p>24.1025486361715</text:p>
          </table:table-cell>
          <table:table-cell office:value-type="float" office:value="24.0859862268042" calcext:value-type="float">
            <text:p>24.0859862268042</text:p>
          </table:table-cell>
          <table:table-cell office:value-type="float" office:value="8" calcext:value-type="float">
            <text:p>8</text:p>
          </table:table-cell>
          <table:table-cell office:value-type="float" office:value="24.1025486361715" calcext:value-type="float">
            <text:p>24.1025486361715</text:p>
          </table:table-cell>
          <table:table-cell office:value-type="float" office:value="23.9296677711475" calcext:value-type="float">
            <text:p>23.9296677711475</text:p>
          </table:table-cell>
          <table:table-cell office:value-type="float" office:value="8" calcext:value-type="float">
            <text:p>8</text:p>
          </table:table-cell>
          <table:table-cell office:value-type="float" office:value="24.1025486361715" calcext:value-type="float">
            <text:p>24.1025486361715</text:p>
          </table:table-cell>
          <table:table-cell office:value-type="float" office:value="25.2951575256248" calcext:value-type="float">
            <text:p>25.2951575256248</text:p>
          </table:table-cell>
          <table:table-cell office:value-type="float" office:value="-1.02429570343152" calcext:value-type="float">
            <text:p>-1.0242957034315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4.9203246628171" calcext:value-type="float">
            <text:p>24.9203246628171</text:p>
          </table:table-cell>
          <table:table-cell office:value-type="float" office:value="25.3129430831491" calcext:value-type="float">
            <text:p>25.3129430831491</text:p>
          </table:table-cell>
          <table:table-cell office:value-type="float" office:value="8" calcext:value-type="float">
            <text:p>8</text:p>
          </table:table-cell>
          <table:table-cell office:value-type="float" office:value="24.9203246628171" calcext:value-type="float">
            <text:p>24.9203246628171</text:p>
          </table:table-cell>
          <table:table-cell office:value-type="float" office:value="24.4202962100819" calcext:value-type="float">
            <text:p>24.4202962100819</text:p>
          </table:table-cell>
          <table:table-cell office:value-type="float" office:value="8" calcext:value-type="float">
            <text:p>8</text:p>
          </table:table-cell>
          <table:table-cell office:value-type="float" office:value="24.9203246628171" calcext:value-type="float">
            <text:p>24.9203246628171</text:p>
          </table:table-cell>
          <table:table-cell office:value-type="float" office:value="23.8615185223886" calcext:value-type="float">
            <text:p>23.8615185223886</text:p>
          </table:table-cell>
          <table:table-cell office:value-type="float" office:value="8" calcext:value-type="float">
            <text:p>8</text:p>
          </table:table-cell>
          <table:table-cell office:value-type="float" office:value="24.9203246628171" calcext:value-type="float">
            <text:p>24.9203246628171</text:p>
          </table:table-cell>
          <table:table-cell office:value-type="float" office:value="24.9676351822818" calcext:value-type="float">
            <text:p>24.9676351822818</text:p>
          </table:table-cell>
          <table:table-cell office:value-type="float" office:value="-0.218823815852898" calcext:value-type="float">
            <text:p>-0.21882381585289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1.4480123742725" calcext:value-type="float">
            <text:p>21.4480123742725</text:p>
          </table:table-cell>
          <table:table-cell office:value-type="float" office:value="24.3929226809254" calcext:value-type="float">
            <text:p>24.3929226809254</text:p>
          </table:table-cell>
          <table:table-cell office:value-type="float" office:value="8" calcext:value-type="float">
            <text:p>8</text:p>
          </table:table-cell>
          <table:table-cell office:value-type="float" office:value="21.4480123742725" calcext:value-type="float">
            <text:p>21.4480123742725</text:p>
          </table:table-cell>
          <table:table-cell office:value-type="float" office:value="23.0432117934038" calcext:value-type="float">
            <text:p>23.0432117934038</text:p>
          </table:table-cell>
          <table:table-cell office:value-type="float" office:value="8" calcext:value-type="float">
            <text:p>8</text:p>
          </table:table-cell>
          <table:table-cell office:value-type="float" office:value="21.4480123742725" calcext:value-type="float">
            <text:p>21.4480123742725</text:p>
          </table:table-cell>
          <table:table-cell office:value-type="float" office:value="24.0228155610825" calcext:value-type="float">
            <text:p>24.0228155610825</text:p>
          </table:table-cell>
          <table:table-cell office:value-type="float" office:value="8" calcext:value-type="float">
            <text:p>8</text:p>
          </table:table-cell>
          <table:table-cell office:value-type="float" office:value="21.4480123742725" calcext:value-type="float">
            <text:p>21.4480123742725</text:p>
          </table:table-cell>
          <table:table-cell office:value-type="float" office:value="24.3917646962816" calcext:value-type="float">
            <text:p>24.3917646962816</text:p>
          </table:table-cell>
          <table:table-cell office:value-type="float" office:value="-3.57729440886598" calcext:value-type="float">
            <text:p>-3.5772944088659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9.9721011002404" calcext:value-type="float">
            <text:p>29.9721011002404</text:p>
          </table:table-cell>
          <table:table-cell office:value-type="float" office:value="25.4398363810144" calcext:value-type="float">
            <text:p>25.4398363810144</text:p>
          </table:table-cell>
          <table:table-cell office:value-type="float" office:value="8" calcext:value-type="float">
            <text:p>8</text:p>
          </table:table-cell>
          <table:table-cell office:value-type="float" office:value="29.9721011002404" calcext:value-type="float">
            <text:p>29.9721011002404</text:p>
          </table:table-cell>
          <table:table-cell office:value-type="float" office:value="27.2715448917526" calcext:value-type="float">
            <text:p>27.2715448917526</text:p>
          </table:table-cell>
          <table:table-cell office:value-type="float" office:value="8" calcext:value-type="float">
            <text:p>8</text:p>
          </table:table-cell>
          <table:table-cell office:value-type="float" office:value="29.9721011002404" calcext:value-type="float">
            <text:p>29.9721011002404</text:p>
          </table:table-cell>
          <table:table-cell office:value-type="float" office:value="25.056534008811" calcext:value-type="float">
            <text:p>25.056534008811</text:p>
          </table:table-cell>
          <table:table-cell office:value-type="float" office:value="8" calcext:value-type="float">
            <text:p>8</text:p>
          </table:table-cell>
          <table:table-cell office:value-type="float" office:value="29.9721011002404" calcext:value-type="float">
            <text:p>29.9721011002404</text:p>
          </table:table-cell>
          <table:table-cell office:value-type="float" office:value="25.4320768727248" calcext:value-type="float">
            <text:p>25.4320768727248</text:p>
          </table:table-cell>
          <table:table-cell office:value-type="float" office:value="5.00942283252185" calcext:value-type="float">
            <text:p>5.0094228325218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5.1943019358507" calcext:value-type="float">
            <text:p>25.1943019358507</text:p>
          </table:table-cell>
          <table:table-cell office:value-type="float" office:value="24.5540327718665" calcext:value-type="float">
            <text:p>24.5540327718665</text:p>
          </table:table-cell>
          <table:table-cell office:value-type="float" office:value="8" calcext:value-type="float">
            <text:p>8</text:p>
          </table:table-cell>
          <table:table-cell office:value-type="float" office:value="25.1943019358507" calcext:value-type="float">
            <text:p>25.1943019358507</text:p>
          </table:table-cell>
          <table:table-cell office:value-type="float" office:value="24.7610617068909" calcext:value-type="float">
            <text:p>24.7610617068909</text:p>
          </table:table-cell>
          <table:table-cell office:value-type="float" office:value="8" calcext:value-type="float">
            <text:p>8</text:p>
          </table:table-cell>
          <table:table-cell office:value-type="float" office:value="25.1943019358507" calcext:value-type="float">
            <text:p>25.1943019358507</text:p>
          </table:table-cell>
          <table:table-cell office:value-type="float" office:value="24.4077369255593" calcext:value-type="float">
            <text:p>24.4077369255593</text:p>
          </table:table-cell>
          <table:table-cell office:value-type="float" office:value="8" calcext:value-type="float">
            <text:p>8</text:p>
          </table:table-cell>
          <table:table-cell office:value-type="float" office:value="25.1943019358507" calcext:value-type="float">
            <text:p>25.1943019358507</text:p>
          </table:table-cell>
          <table:table-cell office:value-type="float" office:value="24.6921405302612" calcext:value-type="float">
            <text:p>24.6921405302612</text:p>
          </table:table-cell>
          <table:table-cell office:value-type="float" office:value="0.334022402970378" calcext:value-type="float">
            <text:p>0.33402240297037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3.4372919037158" calcext:value-type="float">
            <text:p>23.4372919037158</text:p>
          </table:table-cell>
          <table:table-cell office:value-type="float" office:value="24.2762105630112" calcext:value-type="float">
            <text:p>24.2762105630112</text:p>
          </table:table-cell>
          <table:table-cell office:value-type="float" office:value="8" calcext:value-type="float">
            <text:p>8</text:p>
          </table:table-cell>
          <table:table-cell office:value-type="float" office:value="23.4372919037158" calcext:value-type="float">
            <text:p>23.4372919037158</text:p>
          </table:table-cell>
          <table:table-cell office:value-type="float" office:value="23.6929812049091" calcext:value-type="float">
            <text:p>23.6929812049091</text:p>
          </table:table-cell>
          <table:table-cell office:value-type="float" office:value="8" calcext:value-type="float">
            <text:p>8</text:p>
          </table:table-cell>
          <table:table-cell office:value-type="float" office:value="23.4372919037158" calcext:value-type="float">
            <text:p>23.4372919037158</text:p>
          </table:table-cell>
          <table:table-cell office:value-type="float" office:value="24.0119412240703" calcext:value-type="float">
            <text:p>24.0119412240703</text:p>
          </table:table-cell>
          <table:table-cell office:value-type="float" office:value="8" calcext:value-type="float">
            <text:p>8</text:p>
          </table:table-cell>
          <table:table-cell office:value-type="float" office:value="23.4372919037158" calcext:value-type="float">
            <text:p>23.4372919037158</text:p>
          </table:table-cell>
          <table:table-cell office:value-type="float" office:value="24.468236701025" calcext:value-type="float">
            <text:p>24.468236701025</text:p>
          </table:table-cell>
          <table:table-cell office:value-type="float" office:value="-1.34710977237867" calcext:value-type="float">
            <text:p>-1.3471097723786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9.9800452432671" calcext:value-type="float">
            <text:p>19.9800452432671</text:p>
          </table:table-cell>
          <table:table-cell office:value-type="float" office:value="23.2009875021692" calcext:value-type="float">
            <text:p>23.2009875021692</text:p>
          </table:table-cell>
          <table:table-cell office:value-type="float" office:value="8" calcext:value-type="float">
            <text:p>8</text:p>
          </table:table-cell>
          <table:table-cell office:value-type="float" office:value="19.9800452432671" calcext:value-type="float">
            <text:p>19.9800452432671</text:p>
          </table:table-cell>
          <table:table-cell office:value-type="float" office:value="22.5128128194714" calcext:value-type="float">
            <text:p>22.5128128194714</text:p>
          </table:table-cell>
          <table:table-cell office:value-type="float" office:value="8" calcext:value-type="float">
            <text:p>8</text:p>
          </table:table-cell>
          <table:table-cell office:value-type="float" office:value="19.9800452432671" calcext:value-type="float">
            <text:p>19.9800452432671</text:p>
          </table:table-cell>
          <table:table-cell office:value-type="float" office:value="23.6639095320675" calcext:value-type="float">
            <text:p>23.6639095320675</text:p>
          </table:table-cell>
          <table:table-cell office:value-type="float" office:value="8" calcext:value-type="float">
            <text:p>8</text:p>
          </table:table-cell>
          <table:table-cell office:value-type="float" office:value="19.9800452432671" calcext:value-type="float">
            <text:p>19.9800452432671</text:p>
          </table:table-cell>
          <table:table-cell office:value-type="float" office:value="23.5102214377003" calcext:value-type="float">
            <text:p>23.5102214377003</text:p>
          </table:table-cell>
          <table:table-cell office:value-type="float" office:value="-4.80434940289443" calcext:value-type="float">
            <text:p>-4.8043494028944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5.477453021271" calcext:value-type="float">
            <text:p>25.477453021271</text:p>
          </table:table-cell>
          <table:table-cell office:value-type="float" office:value="25.067832884919" calcext:value-type="float">
            <text:p>25.067832884919</text:p>
          </table:table-cell>
          <table:table-cell office:value-type="float" office:value="8" calcext:value-type="float">
            <text:p>8</text:p>
          </table:table-cell>
          <table:table-cell office:value-type="float" office:value="25.477453021271" calcext:value-type="float">
            <text:p>25.477453021271</text:p>
          </table:table-cell>
          <table:table-cell office:value-type="float" office:value="25.6778511226465" calcext:value-type="float">
            <text:p>25.6778511226465</text:p>
          </table:table-cell>
          <table:table-cell office:value-type="float" office:value="8" calcext:value-type="float">
            <text:p>8</text:p>
          </table:table-cell>
          <table:table-cell office:value-type="float" office:value="25.477453021271" calcext:value-type="float">
            <text:p>25.477453021271</text:p>
          </table:table-cell>
          <table:table-cell office:value-type="float" office:value="24.6241578985573" calcext:value-type="float">
            <text:p>24.6241578985573</text:p>
          </table:table-cell>
          <table:table-cell office:value-type="float" office:value="8" calcext:value-type="float">
            <text:p>8</text:p>
          </table:table-cell>
          <table:table-cell office:value-type="float" office:value="25.477453021271" calcext:value-type="float">
            <text:p>25.477453021271</text:p>
          </table:table-cell>
          <table:table-cell office:value-type="float" office:value="24.9519210201115" calcext:value-type="float">
            <text:p>24.9519210201115</text:p>
          </table:table-cell>
          <table:table-cell office:value-type="float" office:value="0.480417530230692" calcext:value-type="float">
            <text:p>0.48041753023069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8.6908652042656" calcext:value-type="float">
            <text:p>28.6908652042656</text:p>
          </table:table-cell>
          <table:table-cell office:value-type="float" office:value="25.2254267687303" calcext:value-type="float">
            <text:p>25.2254267687303</text:p>
          </table:table-cell>
          <table:table-cell office:value-type="float" office:value="8" calcext:value-type="float">
            <text:p>8</text:p>
          </table:table-cell>
          <table:table-cell office:value-type="float" office:value="28.6908652042656" calcext:value-type="float">
            <text:p>28.6908652042656</text:p>
          </table:table-cell>
          <table:table-cell office:value-type="float" office:value="25.8843343076057" calcext:value-type="float">
            <text:p>25.8843343076057</text:p>
          </table:table-cell>
          <table:table-cell office:value-type="float" office:value="8" calcext:value-type="float">
            <text:p>8</text:p>
          </table:table-cell>
          <table:table-cell office:value-type="float" office:value="28.6908652042656" calcext:value-type="float">
            <text:p>28.6908652042656</text:p>
          </table:table-cell>
          <table:table-cell office:value-type="float" office:value="24.1704004675266" calcext:value-type="float">
            <text:p>24.1704004675266</text:p>
          </table:table-cell>
          <table:table-cell office:value-type="float" office:value="8" calcext:value-type="float">
            <text:p>8</text:p>
          </table:table-cell>
          <table:table-cell office:value-type="float" office:value="28.6908652042656" calcext:value-type="float">
            <text:p>28.6908652042656</text:p>
          </table:table-cell>
          <table:table-cell office:value-type="float" office:value="25.0683990997969" calcext:value-type="float">
            <text:p>25.0683990997969</text:p>
          </table:table-cell>
          <table:table-cell office:value-type="float" office:value="3.86959628281809" calcext:value-type="float">
            <text:p>3.8695962828180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7.135978904882" calcext:value-type="float">
            <text:p>27.135978904882</text:p>
          </table:table-cell>
          <table:table-cell office:value-type="float" office:value="24.2704133553637" calcext:value-type="float">
            <text:p>24.2704133553637</text:p>
          </table:table-cell>
          <table:table-cell office:value-type="float" office:value="8" calcext:value-type="float">
            <text:p>8</text:p>
          </table:table-cell>
          <table:table-cell office:value-type="float" office:value="27.135978904882" calcext:value-type="float">
            <text:p>27.135978904882</text:p>
          </table:table-cell>
          <table:table-cell office:value-type="float" office:value="24.9854730371951" calcext:value-type="float">
            <text:p>24.9854730371951</text:p>
          </table:table-cell>
          <table:table-cell office:value-type="float" office:value="8" calcext:value-type="float">
            <text:p>8</text:p>
          </table:table-cell>
          <table:table-cell office:value-type="float" office:value="27.135978904882" calcext:value-type="float">
            <text:p>27.135978904882</text:p>
          </table:table-cell>
          <table:table-cell office:value-type="float" office:value="24.1354197876019" calcext:value-type="float">
            <text:p>24.1354197876019</text:p>
          </table:table-cell>
          <table:table-cell office:value-type="float" office:value="8" calcext:value-type="float">
            <text:p>8</text:p>
          </table:table-cell>
          <table:table-cell office:value-type="float" office:value="27.135978904882" calcext:value-type="float">
            <text:p>27.135978904882</text:p>
          </table:table-cell>
          <table:table-cell office:value-type="float" office:value="24.3443183608652" calcext:value-type="float">
            <text:p>24.3443183608652</text:p>
          </table:table-cell>
          <table:table-cell office:value-type="float" office:value="1.7339252365986" calcext:value-type="float">
            <text:p>1.733925236598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7.1197838310292" calcext:value-type="float">
            <text:p>27.1197838310292</text:p>
          </table:table-cell>
          <table:table-cell office:value-type="float" office:value="24.782531491657" calcext:value-type="float">
            <text:p>24.782531491657</text:p>
          </table:table-cell>
          <table:table-cell office:value-type="float" office:value="8" calcext:value-type="float">
            <text:p>8</text:p>
          </table:table-cell>
          <table:table-cell office:value-type="float" office:value="27.1197838310292" calcext:value-type="float">
            <text:p>27.1197838310292</text:p>
          </table:table-cell>
          <table:table-cell office:value-type="float" office:value="25.7213313601914" calcext:value-type="float">
            <text:p>25.7213313601914</text:p>
          </table:table-cell>
          <table:table-cell office:value-type="float" office:value="8" calcext:value-type="float">
            <text:p>8</text:p>
          </table:table-cell>
          <table:table-cell office:value-type="float" office:value="27.1197838310292" calcext:value-type="float">
            <text:p>27.1197838310292</text:p>
          </table:table-cell>
          <table:table-cell office:value-type="float" office:value="25.6568990382927" calcext:value-type="float">
            <text:p>25.6568990382927</text:p>
          </table:table-cell>
          <table:table-cell office:value-type="float" office:value="8" calcext:value-type="float">
            <text:p>8</text:p>
          </table:table-cell>
          <table:table-cell office:value-type="float" office:value="27.1197838310292" calcext:value-type="float">
            <text:p>27.1197838310292</text:p>
          </table:table-cell>
          <table:table-cell office:value-type="float" office:value="24.8448136245182" calcext:value-type="float">
            <text:p>24.8448136245182</text:p>
          </table:table-cell>
          <table:table-cell office:value-type="float" office:value="1.91927924522559" calcext:value-type="float">
            <text:p>1.9192792452255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6.0061874388202" calcext:value-type="float">
            <text:p>26.0061874388202</text:p>
          </table:table-cell>
          <table:table-cell office:value-type="float" office:value="25.5838705297741" calcext:value-type="float">
            <text:p>25.5838705297741</text:p>
          </table:table-cell>
          <table:table-cell office:value-type="float" office:value="8" calcext:value-type="float">
            <text:p>8</text:p>
          </table:table-cell>
          <table:table-cell office:value-type="float" office:value="26.0061874388202" calcext:value-type="float">
            <text:p>26.0061874388202</text:p>
          </table:table-cell>
          <table:table-cell office:value-type="float" office:value="25.7415642216149" calcext:value-type="float">
            <text:p>25.7415642216149</text:p>
          </table:table-cell>
          <table:table-cell office:value-type="float" office:value="8" calcext:value-type="float">
            <text:p>8</text:p>
          </table:table-cell>
          <table:table-cell office:value-type="float" office:value="26.0061874388202" calcext:value-type="float">
            <text:p>26.0061874388202</text:p>
          </table:table-cell>
          <table:table-cell office:value-type="float" office:value="25.5528922346432" calcext:value-type="float">
            <text:p>25.5528922346432</text:p>
          </table:table-cell>
          <table:table-cell office:value-type="float" office:value="8" calcext:value-type="float">
            <text:p>8</text:p>
          </table:table-cell>
          <table:table-cell office:value-type="float" office:value="26.0061874388202" calcext:value-type="float">
            <text:p>26.0061874388202</text:p>
          </table:table-cell>
          <table:table-cell office:value-type="float" office:value="25.1914648757171" calcext:value-type="float">
            <text:p>25.1914648757171</text:p>
          </table:table-cell>
          <table:table-cell office:value-type="float" office:value="0.796382706661175" calcext:value-type="float">
            <text:p>0.79638270666117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7.9799461663581" calcext:value-type="float">
            <text:p>27.9799461663581</text:p>
          </table:table-cell>
          <table:table-cell office:value-type="float" office:value="24.8718002719817" calcext:value-type="float">
            <text:p>24.8718002719817</text:p>
          </table:table-cell>
          <table:table-cell office:value-type="float" office:value="8" calcext:value-type="float">
            <text:p>8</text:p>
          </table:table-cell>
          <table:table-cell office:value-type="float" office:value="27.9799461663581" calcext:value-type="float">
            <text:p>27.9799461663581</text:p>
          </table:table-cell>
          <table:table-cell office:value-type="float" office:value="25.472139459555" calcext:value-type="float">
            <text:p>25.472139459555</text:p>
          </table:table-cell>
          <table:table-cell office:value-type="float" office:value="8" calcext:value-type="float">
            <text:p>8</text:p>
          </table:table-cell>
          <table:table-cell office:value-type="float" office:value="27.9799461663581" calcext:value-type="float">
            <text:p>27.9799461663581</text:p>
          </table:table-cell>
          <table:table-cell office:value-type="float" office:value="25.3071676779265" calcext:value-type="float">
            <text:p>25.3071676779265</text:p>
          </table:table-cell>
          <table:table-cell office:value-type="float" office:value="8" calcext:value-type="float">
            <text:p>8</text:p>
          </table:table-cell>
          <table:table-cell office:value-type="float" office:value="27.9799461663581" calcext:value-type="float">
            <text:p>27.9799461663581</text:p>
          </table:table-cell>
          <table:table-cell office:value-type="float" office:value="24.891279053616" calcext:value-type="float">
            <text:p>24.891279053616</text:p>
          </table:table-cell>
          <table:table-cell office:value-type="float" office:value="2.34692307875723" calcext:value-type="float">
            <text:p>2.3469230787572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3.1420221116866" calcext:value-type="float">
            <text:p>23.1420221116866</text:p>
          </table:table-cell>
          <table:table-cell office:value-type="float" office:value="25.2949351433416" calcext:value-type="float">
            <text:p>25.2949351433416</text:p>
          </table:table-cell>
          <table:table-cell office:value-type="float" office:value="8" calcext:value-type="float">
            <text:p>8</text:p>
          </table:table-cell>
          <table:table-cell office:value-type="float" office:value="23.1420221116866" calcext:value-type="float">
            <text:p>23.1420221116866</text:p>
          </table:table-cell>
          <table:table-cell office:value-type="float" office:value="24.39838585077" calcext:value-type="float">
            <text:p>24.39838585077</text:p>
          </table:table-cell>
          <table:table-cell office:value-type="float" office:value="8" calcext:value-type="float">
            <text:p>8</text:p>
          </table:table-cell>
          <table:table-cell office:value-type="float" office:value="23.1420221116866" calcext:value-type="float">
            <text:p>23.1420221116866</text:p>
          </table:table-cell>
          <table:table-cell office:value-type="float" office:value="24.153170697798" calcext:value-type="float">
            <text:p>24.153170697798</text:p>
          </table:table-cell>
          <table:table-cell office:value-type="float" office:value="8" calcext:value-type="float">
            <text:p>8</text:p>
          </table:table-cell>
          <table:table-cell office:value-type="float" office:value="23.1420221116866" calcext:value-type="float">
            <text:p>23.1420221116866</text:p>
          </table:table-cell>
          <table:table-cell office:value-type="float" office:value="25.1459772978063" calcext:value-type="float">
            <text:p>25.1459772978063</text:p>
          </table:table-cell>
          <table:table-cell office:value-type="float" office:value="-1.55147482661921" calcext:value-type="float">
            <text:p>-1.5514748266192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4.1359695665443" calcext:value-type="float">
            <text:p>24.1359695665443</text:p>
          </table:table-cell>
          <table:table-cell office:value-type="float" office:value="25.4071682465263" calcext:value-type="float">
            <text:p>25.4071682465263</text:p>
          </table:table-cell>
          <table:table-cell office:value-type="float" office:value="8" calcext:value-type="float">
            <text:p>8</text:p>
          </table:table-cell>
          <table:table-cell office:value-type="float" office:value="24.1359695665443" calcext:value-type="float">
            <text:p>24.1359695665443</text:p>
          </table:table-cell>
          <table:table-cell office:value-type="float" office:value="24.9882782205924" calcext:value-type="float">
            <text:p>24.9882782205924</text:p>
          </table:table-cell>
          <table:table-cell office:value-type="float" office:value="8" calcext:value-type="float">
            <text:p>8</text:p>
          </table:table-cell>
          <table:table-cell office:value-type="float" office:value="24.1359695665443" calcext:value-type="float">
            <text:p>24.1359695665443</text:p>
          </table:table-cell>
          <table:table-cell office:value-type="float" office:value="23.7518517563884" calcext:value-type="float">
            <text:p>23.7518517563884</text:p>
          </table:table-cell>
          <table:table-cell office:value-type="float" office:value="8" calcext:value-type="float">
            <text:p>8</text:p>
          </table:table-cell>
          <table:table-cell office:value-type="float" office:value="24.1359695665443" calcext:value-type="float">
            <text:p>24.1359695665443</text:p>
          </table:table-cell>
          <table:table-cell office:value-type="float" office:value="25.2250635811437" calcext:value-type="float">
            <text:p>25.2250635811437</text:p>
          </table:table-cell>
          <table:table-cell office:value-type="float" office:value="-0.710544699233819" calcext:value-type="float">
            <text:p>-0.71054469923381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1.2751632808344" calcext:value-type="float">
            <text:p>21.2751632808344</text:p>
          </table:table-cell>
          <table:table-cell office:value-type="float" office:value="25.0198825632824" calcext:value-type="float">
            <text:p>25.0198825632824</text:p>
          </table:table-cell>
          <table:table-cell office:value-type="float" office:value="8" calcext:value-type="float">
            <text:p>8</text:p>
          </table:table-cell>
          <table:table-cell office:value-type="float" office:value="21.2751632808344" calcext:value-type="float">
            <text:p>21.2751632808344</text:p>
          </table:table-cell>
          <table:table-cell office:value-type="float" office:value="23.3104506689707" calcext:value-type="float">
            <text:p>23.3104506689707</text:p>
          </table:table-cell>
          <table:table-cell office:value-type="float" office:value="8" calcext:value-type="float">
            <text:p>8</text:p>
          </table:table-cell>
          <table:table-cell office:value-type="float" office:value="21.2751632808344" calcext:value-type="float">
            <text:p>21.2751632808344</text:p>
          </table:table-cell>
          <table:table-cell office:value-type="float" office:value="23.8781205210425" calcext:value-type="float">
            <text:p>23.8781205210425</text:p>
          </table:table-cell>
          <table:table-cell office:value-type="float" office:value="8" calcext:value-type="float">
            <text:p>8</text:p>
          </table:table-cell>
          <table:table-cell office:value-type="float" office:value="21.2751632808344" calcext:value-type="float">
            <text:p>21.2751632808344</text:p>
          </table:table-cell>
          <table:table-cell office:value-type="float" office:value="24.8458820176633" calcext:value-type="float">
            <text:p>24.8458820176633</text:p>
          </table:table-cell>
          <table:table-cell office:value-type="float" office:value="-3.68930619079315" calcext:value-type="float">
            <text:p>-3.6893061907931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3.6275463483544" calcext:value-type="float">
            <text:p>23.6275463483544</text:p>
          </table:table-cell>
          <table:table-cell office:value-type="float" office:value="24.7465362303383" calcext:value-type="float">
            <text:p>24.7465362303383</text:p>
          </table:table-cell>
          <table:table-cell office:value-type="float" office:value="8" calcext:value-type="float">
            <text:p>8</text:p>
          </table:table-cell>
          <table:table-cell office:value-type="float" office:value="23.6275463483544" calcext:value-type="float">
            <text:p>23.6275463483544</text:p>
          </table:table-cell>
          <table:table-cell office:value-type="float" office:value="23.7237786131853" calcext:value-type="float">
            <text:p>23.7237786131853</text:p>
          </table:table-cell>
          <table:table-cell office:value-type="float" office:value="8" calcext:value-type="float">
            <text:p>8</text:p>
          </table:table-cell>
          <table:table-cell office:value-type="float" office:value="23.6275463483544" calcext:value-type="float">
            <text:p>23.6275463483544</text:p>
          </table:table-cell>
          <table:table-cell office:value-type="float" office:value="24.0433785997123" calcext:value-type="float">
            <text:p>24.0433785997123</text:p>
          </table:table-cell>
          <table:table-cell office:value-type="float" office:value="8" calcext:value-type="float">
            <text:p>8</text:p>
          </table:table-cell>
          <table:table-cell office:value-type="float" office:value="23.6275463483544" calcext:value-type="float">
            <text:p>23.6275463483544</text:p>
          </table:table-cell>
          <table:table-cell office:value-type="float" office:value="24.777445545795" calcext:value-type="float">
            <text:p>24.777445545795</text:p>
          </table:table-cell>
          <table:table-cell office:value-type="float" office:value="-1.37418424462634" calcext:value-type="float">
            <text:p>-1.3741842446263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2.3697894490058" calcext:value-type="float">
            <text:p>22.3697894490058</text:p>
          </table:table-cell>
          <table:table-cell office:value-type="float" office:value="24.6020934564709" calcext:value-type="float">
            <text:p>24.6020934564709</text:p>
          </table:table-cell>
          <table:table-cell office:value-type="float" office:value="8" calcext:value-type="float">
            <text:p>8</text:p>
          </table:table-cell>
          <table:table-cell office:value-type="float" office:value="22.3697894490058" calcext:value-type="float">
            <text:p>22.3697894490058</text:p>
          </table:table-cell>
          <table:table-cell office:value-type="float" office:value="25.0062359097143" calcext:value-type="float">
            <text:p>25.0062359097143</text:p>
          </table:table-cell>
          <table:table-cell office:value-type="float" office:value="8" calcext:value-type="float">
            <text:p>8</text:p>
          </table:table-cell>
          <table:table-cell office:value-type="float" office:value="22.3697894490058" calcext:value-type="float">
            <text:p>22.3697894490058</text:p>
          </table:table-cell>
          <table:table-cell office:value-type="float" office:value="25.8760475471095" calcext:value-type="float">
            <text:p>25.8760475471095</text:p>
          </table:table-cell>
          <table:table-cell office:value-type="float" office:value="8" calcext:value-type="float">
            <text:p>8</text:p>
          </table:table-cell>
          <table:table-cell office:value-type="float" office:value="22.3697894490058" calcext:value-type="float">
            <text:p>22.3697894490058</text:p>
          </table:table-cell>
          <table:table-cell office:value-type="float" office:value="24.6797215262311" calcext:value-type="float">
            <text:p>24.6797215262311</text:p>
          </table:table-cell>
          <table:table-cell office:value-type="float" office:value="-2.52803501259756" calcext:value-type="float">
            <text:p>-2.5280350125975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7.3958540434304" calcext:value-type="float">
            <text:p>27.3958540434304</text:p>
          </table:table-cell>
          <table:table-cell office:value-type="float" office:value="24.2714537680663" calcext:value-type="float">
            <text:p>24.2714537680663</text:p>
          </table:table-cell>
          <table:table-cell office:value-type="float" office:value="8" calcext:value-type="float">
            <text:p>8</text:p>
          </table:table-cell>
          <table:table-cell office:value-type="float" office:value="27.3958540434304" calcext:value-type="float">
            <text:p>27.3958540434304</text:p>
          </table:table-cell>
          <table:table-cell office:value-type="float" office:value="25.0387311238063" calcext:value-type="float">
            <text:p>25.0387311238063</text:p>
          </table:table-cell>
          <table:table-cell office:value-type="float" office:value="8" calcext:value-type="float">
            <text:p>8</text:p>
          </table:table-cell>
          <table:table-cell office:value-type="float" office:value="27.3958540434304" calcext:value-type="float">
            <text:p>27.3958540434304</text:p>
          </table:table-cell>
          <table:table-cell office:value-type="float" office:value="24.7765854120399" calcext:value-type="float">
            <text:p>24.7765854120399</text:p>
          </table:table-cell>
          <table:table-cell office:value-type="float" office:value="8" calcext:value-type="float">
            <text:p>8</text:p>
          </table:table-cell>
          <table:table-cell office:value-type="float" office:value="27.3958540434304" calcext:value-type="float">
            <text:p>27.3958540434304</text:p>
          </table:table-cell>
          <table:table-cell office:value-type="float" office:value="24.4297878679553" calcext:value-type="float">
            <text:p>24.4297878679553</text:p>
          </table:table-cell>
          <table:table-cell office:value-type="float" office:value="2.04709796531798" calcext:value-type="float">
            <text:p>2.0470979653179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9.18937754063" calcext:value-type="float">
            <text:p>19.18937754063</text:p>
          </table:table-cell>
          <table:table-cell office:value-type="float" office:value="25.5516944918267" calcext:value-type="float">
            <text:p>25.5516944918267</text:p>
          </table:table-cell>
          <table:table-cell office:value-type="float" office:value="8" calcext:value-type="float">
            <text:p>8</text:p>
          </table:table-cell>
          <table:table-cell office:value-type="float" office:value="19.18937754063" calcext:value-type="float">
            <text:p>19.18937754063</text:p>
          </table:table-cell>
          <table:table-cell office:value-type="float" office:value="24.5931045746348" calcext:value-type="float">
            <text:p>24.5931045746348</text:p>
          </table:table-cell>
          <table:table-cell office:value-type="float" office:value="8" calcext:value-type="float">
            <text:p>8</text:p>
          </table:table-cell>
          <table:table-cell office:value-type="float" office:value="19.18937754063" calcext:value-type="float">
            <text:p>19.18937754063</text:p>
          </table:table-cell>
          <table:table-cell office:value-type="float" office:value="25.0122499566167" calcext:value-type="float">
            <text:p>25.0122499566167</text:p>
          </table:table-cell>
          <table:table-cell office:value-type="float" office:value="8" calcext:value-type="float">
            <text:p>8</text:p>
          </table:table-cell>
          <table:table-cell office:value-type="float" office:value="19.18937754063" calcext:value-type="float">
            <text:p>19.18937754063</text:p>
          </table:table-cell>
          <table:table-cell office:value-type="float" office:value="25.1285964223452" calcext:value-type="float">
            <text:p>25.1285964223452</text:p>
          </table:table-cell>
          <table:table-cell office:value-type="float" office:value="-5.65102298757332" calcext:value-type="float">
            <text:p>-5.6510229875733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6.1295150660774" calcext:value-type="float">
            <text:p>26.1295150660774</text:p>
          </table:table-cell>
          <table:table-cell office:value-type="float" office:value="24.5817044334345" calcext:value-type="float">
            <text:p>24.5817044334345</text:p>
          </table:table-cell>
          <table:table-cell office:value-type="float" office:value="8" calcext:value-type="float">
            <text:p>8</text:p>
          </table:table-cell>
          <table:table-cell office:value-type="float" office:value="26.1295150660774" calcext:value-type="float">
            <text:p>26.1295150660774</text:p>
          </table:table-cell>
          <table:table-cell office:value-type="float" office:value="24.880467301424" calcext:value-type="float">
            <text:p>24.880467301424</text:p>
          </table:table-cell>
          <table:table-cell office:value-type="float" office:value="8" calcext:value-type="float">
            <text:p>8</text:p>
          </table:table-cell>
          <table:table-cell office:value-type="float" office:value="26.1295150660774" calcext:value-type="float">
            <text:p>26.1295150660774</text:p>
          </table:table-cell>
          <table:table-cell office:value-type="float" office:value="24.0684197527485" calcext:value-type="float">
            <text:p>24.0684197527485</text:p>
          </table:table-cell>
          <table:table-cell office:value-type="float" office:value="8" calcext:value-type="float">
            <text:p>8</text:p>
          </table:table-cell>
          <table:table-cell office:value-type="float" office:value="26.1295150660774" calcext:value-type="float">
            <text:p>26.1295150660774</text:p>
          </table:table-cell>
          <table:table-cell office:value-type="float" office:value="24.5971816034159" calcext:value-type="float">
            <text:p>24.5971816034159</text:p>
          </table:table-cell>
          <table:table-cell office:value-type="float" office:value="1.34635637340296" calcext:value-type="float">
            <text:p>1.3463563734029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2.313806495392" calcext:value-type="float">
            <text:p>22.313806495392</text:p>
          </table:table-cell>
          <table:table-cell office:value-type="float" office:value="24.1728998288264" calcext:value-type="float">
            <text:p>24.1728998288264</text:p>
          </table:table-cell>
          <table:table-cell office:value-type="float" office:value="8" calcext:value-type="float">
            <text:p>8</text:p>
          </table:table-cell>
          <table:table-cell office:value-type="float" office:value="22.313806495392" calcext:value-type="float">
            <text:p>22.313806495392</text:p>
          </table:table-cell>
          <table:table-cell office:value-type="float" office:value="23.8556985606447" calcext:value-type="float">
            <text:p>23.8556985606447</text:p>
          </table:table-cell>
          <table:table-cell office:value-type="float" office:value="8" calcext:value-type="float">
            <text:p>8</text:p>
          </table:table-cell>
          <table:table-cell office:value-type="float" office:value="22.313806495392" calcext:value-type="float">
            <text:p>22.313806495392</text:p>
          </table:table-cell>
          <table:table-cell office:value-type="float" office:value="24.0148151600714" calcext:value-type="float">
            <text:p>24.0148151600714</text:p>
          </table:table-cell>
          <table:table-cell office:value-type="float" office:value="8" calcext:value-type="float">
            <text:p>8</text:p>
          </table:table-cell>
          <table:table-cell office:value-type="float" office:value="22.313806495392" calcext:value-type="float">
            <text:p>22.313806495392</text:p>
          </table:table-cell>
          <table:table-cell office:value-type="float" office:value="24.2422363675863" calcext:value-type="float">
            <text:p>24.2422363675863</text:p>
          </table:table-cell>
          <table:table-cell office:value-type="float" office:value="-2.3180263103763" calcext:value-type="float">
            <text:p>-2.318026310376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1.9109047099335" calcext:value-type="float">
            <text:p>21.9109047099335</text:p>
          </table:table-cell>
          <table:table-cell office:value-type="float" office:value="23.9930105840104" calcext:value-type="float">
            <text:p>23.9930105840104</text:p>
          </table:table-cell>
          <table:table-cell office:value-type="float" office:value="8" calcext:value-type="float">
            <text:p>8</text:p>
          </table:table-cell>
          <table:table-cell office:value-type="float" office:value="21.9109047099335" calcext:value-type="float">
            <text:p>21.9109047099335</text:p>
          </table:table-cell>
          <table:table-cell office:value-type="float" office:value="23.2334099539165" calcext:value-type="float">
            <text:p>23.2334099539165</text:p>
          </table:table-cell>
          <table:table-cell office:value-type="float" office:value="8" calcext:value-type="float">
            <text:p>8</text:p>
          </table:table-cell>
          <table:table-cell office:value-type="float" office:value="21.9109047099335" calcext:value-type="float">
            <text:p>21.9109047099335</text:p>
          </table:table-cell>
          <table:table-cell office:value-type="float" office:value="23.7364312013045" calcext:value-type="float">
            <text:p>23.7364312013045</text:p>
          </table:table-cell>
          <table:table-cell office:value-type="float" office:value="8" calcext:value-type="float">
            <text:p>8</text:p>
          </table:table-cell>
          <table:table-cell office:value-type="float" office:value="21.9109047099335" calcext:value-type="float">
            <text:p>21.9109047099335</text:p>
          </table:table-cell>
          <table:table-cell office:value-type="float" office:value="24.1669995098371" calcext:value-type="float">
            <text:p>24.1669995098371</text:p>
          </table:table-cell>
          <table:table-cell office:value-type="float" office:value="-3.15296744753612" calcext:value-type="float">
            <text:p>-3.1529674475361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1.6904321814883" calcext:value-type="float">
            <text:p>21.6904321814883</text:p>
          </table:table-cell>
          <table:table-cell office:value-type="float" office:value="23.8241723166692" calcext:value-type="float">
            <text:p>23.8241723166692</text:p>
          </table:table-cell>
          <table:table-cell office:value-type="float" office:value="8" calcext:value-type="float">
            <text:p>8</text:p>
          </table:table-cell>
          <table:table-cell office:value-type="float" office:value="21.6904321814883" calcext:value-type="float">
            <text:p>21.6904321814883</text:p>
          </table:table-cell>
          <table:table-cell office:value-type="float" office:value="22.5604415423602" calcext:value-type="float">
            <text:p>22.5604415423602</text:p>
          </table:table-cell>
          <table:table-cell office:value-type="float" office:value="8" calcext:value-type="float">
            <text:p>8</text:p>
          </table:table-cell>
          <table:table-cell office:value-type="float" office:value="21.6904321814883" calcext:value-type="float">
            <text:p>21.6904321814883</text:p>
          </table:table-cell>
          <table:table-cell office:value-type="float" office:value="23.7189526689988" calcext:value-type="float">
            <text:p>23.7189526689988</text:p>
          </table:table-cell>
          <table:table-cell office:value-type="float" office:value="8" calcext:value-type="float">
            <text:p>8</text:p>
          </table:table-cell>
          <table:table-cell office:value-type="float" office:value="21.6904321814883" calcext:value-type="float">
            <text:p>21.6904321814883</text:p>
          </table:table-cell>
          <table:table-cell office:value-type="float" office:value="23.905963725233" calcext:value-type="float">
            <text:p>23.905963725233</text:p>
          </table:table-cell>
          <table:table-cell office:value-type="float" office:value="-3.39255569593565" calcext:value-type="float">
            <text:p>-3.3925556959356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9.9990241925954" calcext:value-type="float">
            <text:p>29.9990241925954</text:p>
          </table:table-cell>
          <table:table-cell office:value-type="float" office:value="24.6805690238484" calcext:value-type="float">
            <text:p>24.6805690238484</text:p>
          </table:table-cell>
          <table:table-cell office:value-type="float" office:value="8" calcext:value-type="float">
            <text:p>8</text:p>
          </table:table-cell>
          <table:table-cell office:value-type="float" office:value="29.9990241925954" calcext:value-type="float">
            <text:p>29.9990241925954</text:p>
          </table:table-cell>
          <table:table-cell office:value-type="float" office:value="26.8251033804555" calcext:value-type="float">
            <text:p>26.8251033804555</text:p>
          </table:table-cell>
          <table:table-cell office:value-type="float" office:value="8" calcext:value-type="float">
            <text:p>8</text:p>
          </table:table-cell>
          <table:table-cell office:value-type="float" office:value="29.9990241925954" calcext:value-type="float">
            <text:p>29.9990241925954</text:p>
          </table:table-cell>
          <table:table-cell office:value-type="float" office:value="25.6736031189426" calcext:value-type="float">
            <text:p>25.6736031189426</text:p>
          </table:table-cell>
          <table:table-cell office:value-type="float" office:value="8" calcext:value-type="float">
            <text:p>8</text:p>
          </table:table-cell>
          <table:table-cell office:value-type="float" office:value="29.9990241925954" calcext:value-type="float">
            <text:p>29.9990241925954</text:p>
          </table:table-cell>
          <table:table-cell office:value-type="float" office:value="24.679231907372" calcext:value-type="float">
            <text:p>24.679231907372</text:p>
          </table:table-cell>
          <table:table-cell office:value-type="float" office:value="4.87372657665986" calcext:value-type="float">
            <text:p>4.8737265766598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3.6761628161128" calcext:value-type="float">
            <text:p>23.6761628161128</text:p>
          </table:table-cell>
          <table:table-cell office:value-type="float" office:value="23.4858085016942" calcext:value-type="float">
            <text:p>23.4858085016942</text:p>
          </table:table-cell>
          <table:table-cell office:value-type="float" office:value="8" calcext:value-type="float">
            <text:p>8</text:p>
          </table:table-cell>
          <table:table-cell office:value-type="float" office:value="23.6761628161128" calcext:value-type="float">
            <text:p>23.6761628161128</text:p>
          </table:table-cell>
          <table:table-cell office:value-type="float" office:value="23.7965303797252" calcext:value-type="float">
            <text:p>23.7965303797252</text:p>
          </table:table-cell>
          <table:table-cell office:value-type="float" office:value="8" calcext:value-type="float">
            <text:p>8</text:p>
          </table:table-cell>
          <table:table-cell office:value-type="float" office:value="23.6761628161128" calcext:value-type="float">
            <text:p>23.6761628161128</text:p>
          </table:table-cell>
          <table:table-cell office:value-type="float" office:value="24.8619493674554" calcext:value-type="float">
            <text:p>24.8619493674554</text:p>
          </table:table-cell>
          <table:table-cell office:value-type="float" office:value="8" calcext:value-type="float">
            <text:p>8</text:p>
          </table:table-cell>
          <table:table-cell office:value-type="float" office:value="23.6761628161128" calcext:value-type="float">
            <text:p>23.6761628161128</text:p>
          </table:table-cell>
          <table:table-cell office:value-type="float" office:value="23.6475430154236" calcext:value-type="float">
            <text:p>23.6475430154236</text:p>
          </table:table-cell>
          <table:table-cell office:value-type="float" office:value="-1.28761847096464" calcext:value-type="float">
            <text:p>-1.2876184709646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4.2439721165327" calcext:value-type="float">
            <text:p>24.2439721165327</text:p>
          </table:table-cell>
          <table:table-cell office:value-type="float" office:value="24.5756084358759" calcext:value-type="float">
            <text:p>24.5756084358759</text:p>
          </table:table-cell>
          <table:table-cell office:value-type="float" office:value="8" calcext:value-type="float">
            <text:p>8</text:p>
          </table:table-cell>
          <table:table-cell office:value-type="float" office:value="24.2439721165327" calcext:value-type="float">
            <text:p>24.2439721165327</text:p>
          </table:table-cell>
          <table:table-cell office:value-type="float" office:value="23.7981876388375" calcext:value-type="float">
            <text:p>23.7981876388375</text:p>
          </table:table-cell>
          <table:table-cell office:value-type="float" office:value="8" calcext:value-type="float">
            <text:p>8</text:p>
          </table:table-cell>
          <table:table-cell office:value-type="float" office:value="24.2439721165327" calcext:value-type="float">
            <text:p>24.2439721165327</text:p>
          </table:table-cell>
          <table:table-cell office:value-type="float" office:value="23.9297980293019" calcext:value-type="float">
            <text:p>23.9297980293019</text:p>
          </table:table-cell>
          <table:table-cell office:value-type="float" office:value="8" calcext:value-type="float">
            <text:p>8</text:p>
          </table:table-cell>
          <table:table-cell office:value-type="float" office:value="24.2439721165327" calcext:value-type="float">
            <text:p>24.2439721165327</text:p>
          </table:table-cell>
          <table:table-cell office:value-type="float" office:value="24.5481205647172" calcext:value-type="float">
            <text:p>24.5481205647172</text:p>
          </table:table-cell>
          <table:table-cell office:value-type="float" office:value="-0.763020642646334" calcext:value-type="float">
            <text:p>-0.76302064264633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9.3631907083469" calcext:value-type="float">
            <text:p>29.3631907083469</text:p>
          </table:table-cell>
          <table:table-cell office:value-type="float" office:value="25.9227375895752" calcext:value-type="float">
            <text:p>25.9227375895752</text:p>
          </table:table-cell>
          <table:table-cell office:value-type="float" office:value="8" calcext:value-type="float">
            <text:p>8</text:p>
          </table:table-cell>
          <table:table-cell office:value-type="float" office:value="29.3631907083469" calcext:value-type="float">
            <text:p>29.3631907083469</text:p>
          </table:table-cell>
          <table:table-cell office:value-type="float" office:value="27.0801042296139" calcext:value-type="float">
            <text:p>27.0801042296139</text:p>
          </table:table-cell>
          <table:table-cell office:value-type="float" office:value="8" calcext:value-type="float">
            <text:p>8</text:p>
          </table:table-cell>
          <table:table-cell office:value-type="float" office:value="29.3631907083469" calcext:value-type="float">
            <text:p>29.3631907083469</text:p>
          </table:table-cell>
          <table:table-cell office:value-type="float" office:value="25.8588709865695" calcext:value-type="float">
            <text:p>25.8588709865695</text:p>
          </table:table-cell>
          <table:table-cell office:value-type="float" office:value="8" calcext:value-type="float">
            <text:p>8</text:p>
          </table:table-cell>
          <table:table-cell office:value-type="float" office:value="29.3631907083469" calcext:value-type="float">
            <text:p>29.3631907083469</text:p>
          </table:table-cell>
          <table:table-cell office:value-type="float" office:value="25.4479215965444" calcext:value-type="float">
            <text:p>25.4479215965444</text:p>
          </table:table-cell>
          <table:table-cell office:value-type="float" office:value="4.12602171333422" calcext:value-type="float">
            <text:p>4.1260217133342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5.7296701184555" calcext:value-type="float">
            <text:p>25.7296701184555</text:p>
          </table:table-cell>
          <table:table-cell office:value-type="float" office:value="24.1177495639424" calcext:value-type="float">
            <text:p>24.1177495639424</text:p>
          </table:table-cell>
          <table:table-cell office:value-type="float" office:value="8" calcext:value-type="float">
            <text:p>8</text:p>
          </table:table-cell>
          <table:table-cell office:value-type="float" office:value="25.7296701184555" calcext:value-type="float">
            <text:p>25.7296701184555</text:p>
          </table:table-cell>
          <table:table-cell office:value-type="float" office:value="23.7986319608265" calcext:value-type="float">
            <text:p>23.7986319608265</text:p>
          </table:table-cell>
          <table:table-cell office:value-type="float" office:value="8" calcext:value-type="float">
            <text:p>8</text:p>
          </table:table-cell>
          <table:table-cell office:value-type="float" office:value="25.7296701184555" calcext:value-type="float">
            <text:p>25.7296701184555</text:p>
          </table:table-cell>
          <table:table-cell office:value-type="float" office:value="24.8936002745341" calcext:value-type="float">
            <text:p>24.8936002745341</text:p>
          </table:table-cell>
          <table:table-cell office:value-type="float" office:value="8" calcext:value-type="float">
            <text:p>8</text:p>
          </table:table-cell>
          <table:table-cell office:value-type="float" office:value="25.7296701184555" calcext:value-type="float">
            <text:p>25.7296701184555</text:p>
          </table:table-cell>
          <table:table-cell office:value-type="float" office:value="24.1727735075465" calcext:value-type="float">
            <text:p>24.1727735075465</text:p>
          </table:table-cell>
          <table:table-cell office:value-type="float" office:value="1.23090394016634" calcext:value-type="float">
            <text:p>1.2309039401663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8.6679318008094" calcext:value-type="float">
            <text:p>28.6679318008094</text:p>
          </table:table-cell>
          <table:table-cell office:value-type="float" office:value="25.0284907049263" calcext:value-type="float">
            <text:p>25.0284907049263</text:p>
          </table:table-cell>
          <table:table-cell office:value-type="float" office:value="8" calcext:value-type="float">
            <text:p>8</text:p>
          </table:table-cell>
          <table:table-cell office:value-type="float" office:value="28.6679318008094" calcext:value-type="float">
            <text:p>28.6679318008094</text:p>
          </table:table-cell>
          <table:table-cell office:value-type="float" office:value="27.6408408475721" calcext:value-type="float">
            <text:p>27.6408408475721</text:p>
          </table:table-cell>
          <table:table-cell office:value-type="float" office:value="8" calcext:value-type="float">
            <text:p>8</text:p>
          </table:table-cell>
          <table:table-cell office:value-type="float" office:value="28.6679318008094" calcext:value-type="float">
            <text:p>28.6679318008094</text:p>
          </table:table-cell>
          <table:table-cell office:value-type="float" office:value="26.3816840405427" calcext:value-type="float">
            <text:p>26.3816840405427</text:p>
          </table:table-cell>
          <table:table-cell office:value-type="float" office:value="8" calcext:value-type="float">
            <text:p>8</text:p>
          </table:table-cell>
          <table:table-cell office:value-type="float" office:value="28.6679318008094" calcext:value-type="float">
            <text:p>28.6679318008094</text:p>
          </table:table-cell>
          <table:table-cell office:value-type="float" office:value="24.9444976231814" calcext:value-type="float">
            <text:p>24.9444976231814</text:p>
          </table:table-cell>
          <table:table-cell office:value-type="float" office:value="3.28329800592492" calcext:value-type="float">
            <text:p>3.2832980059249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3.3197506572932" calcext:value-type="float">
            <text:p>23.3197506572932</text:p>
          </table:table-cell>
          <table:table-cell office:value-type="float" office:value="25.4131384108133" calcext:value-type="float">
            <text:p>25.4131384108133</text:p>
          </table:table-cell>
          <table:table-cell office:value-type="float" office:value="8" calcext:value-type="float">
            <text:p>8</text:p>
          </table:table-cell>
          <table:table-cell office:value-type="float" office:value="23.3197506572932" calcext:value-type="float">
            <text:p>23.3197506572932</text:p>
          </table:table-cell>
          <table:table-cell office:value-type="float" office:value="26.0448575761606" calcext:value-type="float">
            <text:p>26.0448575761606</text:p>
          </table:table-cell>
          <table:table-cell office:value-type="float" office:value="8" calcext:value-type="float">
            <text:p>8</text:p>
          </table:table-cell>
          <table:table-cell office:value-type="float" office:value="23.3197506572932" calcext:value-type="float">
            <text:p>23.3197506572932</text:p>
          </table:table-cell>
          <table:table-cell office:value-type="float" office:value="25.1116194977813" calcext:value-type="float">
            <text:p>25.1116194977813</text:p>
          </table:table-cell>
          <table:table-cell office:value-type="float" office:value="8" calcext:value-type="float">
            <text:p>8</text:p>
          </table:table-cell>
          <table:table-cell office:value-type="float" office:value="23.3197506572932" calcext:value-type="float">
            <text:p>23.3197506572932</text:p>
          </table:table-cell>
          <table:table-cell office:value-type="float" office:value="25.1740932112306" calcext:value-type="float">
            <text:p>25.1740932112306</text:p>
          </table:table-cell>
          <table:table-cell office:value-type="float" office:value="-1.33014983269374" calcext:value-type="float">
            <text:p>-1.3301498326937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1.3761066956775" calcext:value-type="float">
            <text:p>21.3761066956775</text:p>
          </table:table-cell>
          <table:table-cell office:value-type="float" office:value="24.4216469463026" calcext:value-type="float">
            <text:p>24.4216469463026</text:p>
          </table:table-cell>
          <table:table-cell office:value-type="float" office:value="8" calcext:value-type="float">
            <text:p>8</text:p>
          </table:table-cell>
          <table:table-cell office:value-type="float" office:value="21.3761066956775" calcext:value-type="float">
            <text:p>21.3761066956775</text:p>
          </table:table-cell>
          <table:table-cell office:value-type="float" office:value="22.523024754808" calcext:value-type="float">
            <text:p>22.523024754808</text:p>
          </table:table-cell>
          <table:table-cell office:value-type="float" office:value="8" calcext:value-type="float">
            <text:p>8</text:p>
          </table:table-cell>
          <table:table-cell office:value-type="float" office:value="21.3761066956775" calcext:value-type="float">
            <text:p>21.3761066956775</text:p>
          </table:table-cell>
          <table:table-cell office:value-type="float" office:value="23.7931632923073" calcext:value-type="float">
            <text:p>23.7931632923073</text:p>
          </table:table-cell>
          <table:table-cell office:value-type="float" office:value="8" calcext:value-type="float">
            <text:p>8</text:p>
          </table:table-cell>
          <table:table-cell office:value-type="float" office:value="21.3761066956775" calcext:value-type="float">
            <text:p>21.3761066956775</text:p>
          </table:table-cell>
          <table:table-cell office:value-type="float" office:value="24.4406322920399" calcext:value-type="float">
            <text:p>24.4406322920399</text:p>
          </table:table-cell>
          <table:table-cell office:value-type="float" office:value="-3.71132691650206" calcext:value-type="float">
            <text:p>-3.7113269165020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0.8923364477569" calcext:value-type="float">
            <text:p>30.8923364477569</text:p>
          </table:table-cell>
          <table:table-cell office:value-type="float" office:value="25.1630855789039" calcext:value-type="float">
            <text:p>25.1630855789039</text:p>
          </table:table-cell>
          <table:table-cell office:value-type="float" office:value="8" calcext:value-type="float">
            <text:p>8</text:p>
          </table:table-cell>
          <table:table-cell office:value-type="float" office:value="30.8923364477569" calcext:value-type="float">
            <text:p>30.8923364477569</text:p>
          </table:table-cell>
          <table:table-cell office:value-type="float" office:value="27.1787061187658" calcext:value-type="float">
            <text:p>27.1787061187658</text:p>
          </table:table-cell>
          <table:table-cell office:value-type="float" office:value="8" calcext:value-type="float">
            <text:p>8</text:p>
          </table:table-cell>
          <table:table-cell office:value-type="float" office:value="30.8923364477569" calcext:value-type="float">
            <text:p>30.8923364477569</text:p>
          </table:table-cell>
          <table:table-cell office:value-type="float" office:value="25.3524303969448" calcext:value-type="float">
            <text:p>25.3524303969448</text:p>
          </table:table-cell>
          <table:table-cell office:value-type="float" office:value="8" calcext:value-type="float">
            <text:p>8</text:p>
          </table:table-cell>
          <table:table-cell office:value-type="float" office:value="30.8923364477569" calcext:value-type="float">
            <text:p>30.8923364477569</text:p>
          </table:table-cell>
          <table:table-cell office:value-type="float" office:value="24.9983327938466" calcext:value-type="float">
            <text:p>24.9983327938466</text:p>
          </table:table-cell>
          <table:table-cell office:value-type="float" office:value="5.36969688458845" calcext:value-type="float">
            <text:p>5.3696968845884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5.8191096554566" calcext:value-type="float">
            <text:p>25.8191096554566</text:p>
          </table:table-cell>
          <table:table-cell office:value-type="float" office:value="24.563637914542" calcext:value-type="float">
            <text:p>24.563637914542</text:p>
          </table:table-cell>
          <table:table-cell office:value-type="float" office:value="8" calcext:value-type="float">
            <text:p>8</text:p>
          </table:table-cell>
          <table:table-cell office:value-type="float" office:value="25.8191096554566" calcext:value-type="float">
            <text:p>25.8191096554566</text:p>
          </table:table-cell>
          <table:table-cell office:value-type="float" office:value="26.027724546162" calcext:value-type="float">
            <text:p>26.027724546162</text:p>
          </table:table-cell>
          <table:table-cell office:value-type="float" office:value="8" calcext:value-type="float">
            <text:p>8</text:p>
          </table:table-cell>
          <table:table-cell office:value-type="float" office:value="25.8191096554566" calcext:value-type="float">
            <text:p>25.8191096554566</text:p>
          </table:table-cell>
          <table:table-cell office:value-type="float" office:value="26.0569491142679" calcext:value-type="float">
            <text:p>26.0569491142679</text:p>
          </table:table-cell>
          <table:table-cell office:value-type="float" office:value="8" calcext:value-type="float">
            <text:p>8</text:p>
          </table:table-cell>
          <table:table-cell office:value-type="float" office:value="25.8191096554566" calcext:value-type="float">
            <text:p>25.8191096554566</text:p>
          </table:table-cell>
          <table:table-cell office:value-type="float" office:value="24.6094511614413" calcext:value-type="float">
            <text:p>24.6094511614413</text:p>
          </table:table-cell>
          <table:table-cell office:value-type="float" office:value="0.949265838679443" calcext:value-type="float">
            <text:p>0.94926583867944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7.5580482771334" calcext:value-type="float">
            <text:p>27.5580482771334</text:p>
          </table:table-cell>
          <table:table-cell office:value-type="float" office:value="25.2545239527757" calcext:value-type="float">
            <text:p>25.2545239527757</text:p>
          </table:table-cell>
          <table:table-cell office:value-type="float" office:value="8" calcext:value-type="float">
            <text:p>8</text:p>
          </table:table-cell>
          <table:table-cell office:value-type="float" office:value="27.5580482771334" calcext:value-type="float">
            <text:p>27.5580482771334</text:p>
          </table:table-cell>
          <table:table-cell office:value-type="float" office:value="26.9306194344502" calcext:value-type="float">
            <text:p>26.9306194344502</text:p>
          </table:table-cell>
          <table:table-cell office:value-type="float" office:value="8" calcext:value-type="float">
            <text:p>8</text:p>
          </table:table-cell>
          <table:table-cell office:value-type="float" office:value="27.5580482771334" calcext:value-type="float">
            <text:p>27.5580482771334</text:p>
          </table:table-cell>
          <table:table-cell office:value-type="float" office:value="26.1528303749336" calcext:value-type="float">
            <text:p>26.1528303749336</text:p>
          </table:table-cell>
          <table:table-cell office:value-type="float" office:value="8" calcext:value-type="float">
            <text:p>8</text:p>
          </table:table-cell>
          <table:table-cell office:value-type="float" office:value="27.5580482771334" calcext:value-type="float">
            <text:p>27.5580482771334</text:p>
          </table:table-cell>
          <table:table-cell office:value-type="float" office:value="24.9893684088104" calcext:value-type="float">
            <text:p>24.9893684088104</text:p>
          </table:table-cell>
          <table:table-cell office:value-type="float" office:value="2.38459546524989" calcext:value-type="float">
            <text:p>2.3845954652498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6.7539972066023" calcext:value-type="float">
            <text:p>26.7539972066023</text:p>
          </table:table-cell>
          <table:table-cell office:value-type="float" office:value="25.9881184289139" calcext:value-type="float">
            <text:p>25.9881184289139</text:p>
          </table:table-cell>
          <table:table-cell office:value-type="float" office:value="8" calcext:value-type="float">
            <text:p>8</text:p>
          </table:table-cell>
          <table:table-cell office:value-type="float" office:value="26.7539972066023" calcext:value-type="float">
            <text:p>26.7539972066023</text:p>
          </table:table-cell>
          <table:table-cell office:value-type="float" office:value="28.2607548726323" calcext:value-type="float">
            <text:p>28.2607548726323</text:p>
          </table:table-cell>
          <table:table-cell office:value-type="float" office:value="8" calcext:value-type="float">
            <text:p>8</text:p>
          </table:table-cell>
          <table:table-cell office:value-type="float" office:value="26.7539972066023" calcext:value-type="float">
            <text:p>26.7539972066023</text:p>
          </table:table-cell>
          <table:table-cell office:value-type="float" office:value="25.2820723426026" calcext:value-type="float">
            <text:p>25.2820723426026</text:p>
          </table:table-cell>
          <table:table-cell office:value-type="float" office:value="8" calcext:value-type="float">
            <text:p>8</text:p>
          </table:table-cell>
          <table:table-cell office:value-type="float" office:value="26.7539972066023" calcext:value-type="float">
            <text:p>26.7539972066023</text:p>
          </table:table-cell>
          <table:table-cell office:value-type="float" office:value="25.6850406838645" calcext:value-type="float">
            <text:p>25.6850406838645</text:p>
          </table:table-cell>
          <table:table-cell office:value-type="float" office:value="1.97496254538359" calcext:value-type="float">
            <text:p>1.9749625453835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4.0394426813851" calcext:value-type="float">
            <text:p>24.0394426813851</text:p>
          </table:table-cell>
          <table:table-cell office:value-type="float" office:value="25.375155298613" calcext:value-type="float">
            <text:p>25.375155298613</text:p>
          </table:table-cell>
          <table:table-cell office:value-type="float" office:value="8" calcext:value-type="float">
            <text:p>8</text:p>
          </table:table-cell>
          <table:table-cell office:value-type="float" office:value="24.0394426813851" calcext:value-type="float">
            <text:p>24.0394426813851</text:p>
          </table:table-cell>
          <table:table-cell office:value-type="float" office:value="24.3304937278232" calcext:value-type="float">
            <text:p>24.3304937278232</text:p>
          </table:table-cell>
          <table:table-cell office:value-type="float" office:value="8" calcext:value-type="float">
            <text:p>8</text:p>
          </table:table-cell>
          <table:table-cell office:value-type="float" office:value="24.0394426813851" calcext:value-type="float">
            <text:p>24.0394426813851</text:p>
          </table:table-cell>
          <table:table-cell office:value-type="float" office:value="23.6577363153347" calcext:value-type="float">
            <text:p>23.6577363153347</text:p>
          </table:table-cell>
          <table:table-cell office:value-type="float" office:value="8" calcext:value-type="float">
            <text:p>8</text:p>
          </table:table-cell>
          <table:table-cell office:value-type="float" office:value="24.0394426813851" calcext:value-type="float">
            <text:p>24.0394426813851</text:p>
          </table:table-cell>
          <table:table-cell office:value-type="float" office:value="25.1944855915256" calcext:value-type="float">
            <text:p>25.1944855915256</text:p>
          </table:table-cell>
          <table:table-cell office:value-type="float" office:value="-0.802787784001274" calcext:value-type="float">
            <text:p>-0.80278778400127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5.481102883459" calcext:value-type="float">
            <text:p>25.481102883459</text:p>
          </table:table-cell>
          <table:table-cell office:value-type="float" office:value="25.5515213872965" calcext:value-type="float">
            <text:p>25.5515213872965</text:p>
          </table:table-cell>
          <table:table-cell office:value-type="float" office:value="8" calcext:value-type="float">
            <text:p>8</text:p>
          </table:table-cell>
          <table:table-cell office:value-type="float" office:value="25.481102883459" calcext:value-type="float">
            <text:p>25.481102883459</text:p>
          </table:table-cell>
          <table:table-cell office:value-type="float" office:value="25.5254867329349" calcext:value-type="float">
            <text:p>25.5254867329349</text:p>
          </table:table-cell>
          <table:table-cell office:value-type="float" office:value="8" calcext:value-type="float">
            <text:p>8</text:p>
          </table:table-cell>
          <table:table-cell office:value-type="float" office:value="25.481102883459" calcext:value-type="float">
            <text:p>25.481102883459</text:p>
          </table:table-cell>
          <table:table-cell office:value-type="float" office:value="24.3272743905421" calcext:value-type="float">
            <text:p>24.3272743905421</text:p>
          </table:table-cell>
          <table:table-cell office:value-type="float" office:value="8" calcext:value-type="float">
            <text:p>8</text:p>
          </table:table-cell>
          <table:table-cell office:value-type="float" office:value="25.481102883459" calcext:value-type="float">
            <text:p>25.481102883459</text:p>
          </table:table-cell>
          <table:table-cell office:value-type="float" office:value="25.1835733369257" calcext:value-type="float">
            <text:p>25.1835733369257</text:p>
          </table:table-cell>
          <table:table-cell office:value-type="float" office:value="0.315510124684944" calcext:value-type="float">
            <text:p>0.31551012468494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2.5502305054952" calcext:value-type="float">
            <text:p>22.5502305054952</text:p>
          </table:table-cell>
          <table:table-cell office:value-type="float" office:value="24.4494400506516" calcext:value-type="float">
            <text:p>24.4494400506516</text:p>
          </table:table-cell>
          <table:table-cell office:value-type="float" office:value="8" calcext:value-type="float">
            <text:p>8</text:p>
          </table:table-cell>
          <table:table-cell office:value-type="float" office:value="22.5502305054952" calcext:value-type="float">
            <text:p>22.5502305054952</text:p>
          </table:table-cell>
          <table:table-cell office:value-type="float" office:value="23.9873975871672" calcext:value-type="float">
            <text:p>23.9873975871672</text:p>
          </table:table-cell>
          <table:table-cell office:value-type="float" office:value="8" calcext:value-type="float">
            <text:p>8</text:p>
          </table:table-cell>
          <table:table-cell office:value-type="float" office:value="22.5502305054952" calcext:value-type="float">
            <text:p>22.5502305054952</text:p>
          </table:table-cell>
          <table:table-cell office:value-type="float" office:value="24.1745491699694" calcext:value-type="float">
            <text:p>24.1745491699694</text:p>
          </table:table-cell>
          <table:table-cell office:value-type="float" office:value="8" calcext:value-type="float">
            <text:p>8</text:p>
          </table:table-cell>
          <table:table-cell office:value-type="float" office:value="22.5502305054952" calcext:value-type="float">
            <text:p>22.5502305054952</text:p>
          </table:table-cell>
          <table:table-cell office:value-type="float" office:value="24.486118431798" calcext:value-type="float">
            <text:p>24.486118431798</text:p>
          </table:table-cell>
          <table:table-cell office:value-type="float" office:value="-2.07362652179251" calcext:value-type="float">
            <text:p>-2.0736265217925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7.3147538259474" calcext:value-type="float">
            <text:p>27.3147538259474</text:p>
          </table:table-cell>
          <table:table-cell office:value-type="float" office:value="25.0059058274441" calcext:value-type="float">
            <text:p>25.0059058274441</text:p>
          </table:table-cell>
          <table:table-cell office:value-type="float" office:value="8" calcext:value-type="float">
            <text:p>8</text:p>
          </table:table-cell>
          <table:table-cell office:value-type="float" office:value="27.3147538259474" calcext:value-type="float">
            <text:p>27.3147538259474</text:p>
          </table:table-cell>
          <table:table-cell office:value-type="float" office:value="26.3122898226173" calcext:value-type="float">
            <text:p>26.3122898226173</text:p>
          </table:table-cell>
          <table:table-cell office:value-type="float" office:value="8" calcext:value-type="float">
            <text:p>8</text:p>
          </table:table-cell>
          <table:table-cell office:value-type="float" office:value="27.3147538259474" calcext:value-type="float">
            <text:p>27.3147538259474</text:p>
          </table:table-cell>
          <table:table-cell office:value-type="float" office:value="25.1101752918166" calcext:value-type="float">
            <text:p>25.1101752918166</text:p>
          </table:table-cell>
          <table:table-cell office:value-type="float" office:value="8" calcext:value-type="float">
            <text:p>8</text:p>
          </table:table-cell>
          <table:table-cell office:value-type="float" office:value="27.3147538259474" calcext:value-type="float">
            <text:p>27.3147538259474</text:p>
          </table:table-cell>
          <table:table-cell office:value-type="float" office:value="24.9334610773802" calcext:value-type="float">
            <text:p>24.9334610773802</text:p>
          </table:table-cell>
          <table:table-cell office:value-type="float" office:value="1.99648889919344" calcext:value-type="float">
            <text:p>1.9964888991934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4.5030343486825" calcext:value-type="float">
            <text:p>24.5030343486825</text:p>
          </table:table-cell>
          <table:table-cell office:value-type="float" office:value="25.0332834022416" calcext:value-type="float">
            <text:p>25.0332834022416</text:p>
          </table:table-cell>
          <table:table-cell office:value-type="float" office:value="8" calcext:value-type="float">
            <text:p>8</text:p>
          </table:table-cell>
          <table:table-cell office:value-type="float" office:value="24.5030343486825" calcext:value-type="float">
            <text:p>24.5030343486825</text:p>
          </table:table-cell>
          <table:table-cell office:value-type="float" office:value="26.4531299098131" calcext:value-type="float">
            <text:p>26.4531299098131</text:p>
          </table:table-cell>
          <table:table-cell office:value-type="float" office:value="8" calcext:value-type="float">
            <text:p>8</text:p>
          </table:table-cell>
          <table:table-cell office:value-type="float" office:value="24.5030343486825" calcext:value-type="float">
            <text:p>24.5030343486825</text:p>
          </table:table-cell>
          <table:table-cell office:value-type="float" office:value="25.8659798056301" calcext:value-type="float">
            <text:p>25.8659798056301</text:p>
          </table:table-cell>
          <table:table-cell office:value-type="float" office:value="8" calcext:value-type="float">
            <text:p>8</text:p>
          </table:table-cell>
          <table:table-cell office:value-type="float" office:value="24.5030343486825" calcext:value-type="float">
            <text:p>24.5030343486825</text:p>
          </table:table-cell>
          <table:table-cell office:value-type="float" office:value="24.773830491869" calcext:value-type="float">
            <text:p>24.773830491869</text:p>
          </table:table-cell>
          <table:table-cell office:value-type="float" office:value="-0.287555547009348" calcext:value-type="float">
            <text:p>-0.28755554700934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3.518804860092" calcext:value-type="float">
            <text:p>23.518804860092</text:p>
          </table:table-cell>
          <table:table-cell office:value-type="float" office:value="24.5407835656191" calcext:value-type="float">
            <text:p>24.5407835656191</text:p>
          </table:table-cell>
          <table:table-cell office:value-type="float" office:value="8" calcext:value-type="float">
            <text:p>8</text:p>
          </table:table-cell>
          <table:table-cell office:value-type="float" office:value="23.518804860092" calcext:value-type="float">
            <text:p>23.518804860092</text:p>
          </table:table-cell>
          <table:table-cell office:value-type="float" office:value="24.2946929753961" calcext:value-type="float">
            <text:p>24.2946929753961</text:p>
          </table:table-cell>
          <table:table-cell office:value-type="float" office:value="8" calcext:value-type="float">
            <text:p>8</text:p>
          </table:table-cell>
          <table:table-cell office:value-type="float" office:value="23.518804860092" calcext:value-type="float">
            <text:p>23.518804860092</text:p>
          </table:table-cell>
          <table:table-cell office:value-type="float" office:value="25.2518680593181" calcext:value-type="float">
            <text:p>25.2518680593181</text:p>
          </table:table-cell>
          <table:table-cell office:value-type="float" office:value="8" calcext:value-type="float">
            <text:p>8</text:p>
          </table:table-cell>
          <table:table-cell office:value-type="float" office:value="23.518804860092" calcext:value-type="float">
            <text:p>23.518804860092</text:p>
          </table:table-cell>
          <table:table-cell office:value-type="float" office:value="24.6659520560919" calcext:value-type="float">
            <text:p>24.6659520560919</text:p>
          </table:table-cell>
          <table:table-cell office:value-type="float" office:value="-1.92958871763924" calcext:value-type="float">
            <text:p>-1.9295887176392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6.4053880102213" calcext:value-type="float">
            <text:p>26.4053880102213</text:p>
          </table:table-cell>
          <table:table-cell office:value-type="float" office:value="24.7028319484886" calcext:value-type="float">
            <text:p>24.7028319484886</text:p>
          </table:table-cell>
          <table:table-cell office:value-type="float" office:value="8" calcext:value-type="float">
            <text:p>8</text:p>
          </table:table-cell>
          <table:table-cell office:value-type="float" office:value="26.4053880102213" calcext:value-type="float">
            <text:p>26.4053880102213</text:p>
          </table:table-cell>
          <table:table-cell office:value-type="float" office:value="25.5174147683201" calcext:value-type="float">
            <text:p>25.5174147683201</text:p>
          </table:table-cell>
          <table:table-cell office:value-type="float" office:value="8" calcext:value-type="float">
            <text:p>8</text:p>
          </table:table-cell>
          <table:table-cell office:value-type="float" office:value="26.4053880102213" calcext:value-type="float">
            <text:p>26.4053880102213</text:p>
          </table:table-cell>
          <table:table-cell office:value-type="float" office:value="24.8004680372811" calcext:value-type="float">
            <text:p>24.8004680372811</text:p>
          </table:table-cell>
          <table:table-cell office:value-type="float" office:value="8" calcext:value-type="float">
            <text:p>8</text:p>
          </table:table-cell>
          <table:table-cell office:value-type="float" office:value="26.4053880102213" calcext:value-type="float">
            <text:p>26.4053880102213</text:p>
          </table:table-cell>
          <table:table-cell office:value-type="float" office:value="24.5678358558455" calcext:value-type="float">
            <text:p>24.5678358558455</text:p>
          </table:table-cell>
          <table:table-cell office:value-type="float" office:value="1.64766745804748" calcext:value-type="float">
            <text:p>1.6476674580474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6.080611421055" calcext:value-type="float">
            <text:p>26.080611421055</text:p>
          </table:table-cell>
          <table:table-cell office:value-type="float" office:value="24.7792384572981" calcext:value-type="float">
            <text:p>24.7792384572981</text:p>
          </table:table-cell>
          <table:table-cell office:value-type="float" office:value="8" calcext:value-type="float">
            <text:p>8</text:p>
          </table:table-cell>
          <table:table-cell office:value-type="float" office:value="26.080611421055" calcext:value-type="float">
            <text:p>26.080611421055</text:p>
          </table:table-cell>
          <table:table-cell office:value-type="float" office:value="26.6477318539333" calcext:value-type="float">
            <text:p>26.6477318539333</text:p>
          </table:table-cell>
          <table:table-cell office:value-type="float" office:value="8" calcext:value-type="float">
            <text:p>8</text:p>
          </table:table-cell>
          <table:table-cell office:value-type="float" office:value="26.080611421055" calcext:value-type="float">
            <text:p>26.080611421055</text:p>
          </table:table-cell>
          <table:table-cell office:value-type="float" office:value="25.8048115867292" calcext:value-type="float">
            <text:p>25.8048115867292</text:p>
          </table:table-cell>
          <table:table-cell office:value-type="float" office:value="8" calcext:value-type="float">
            <text:p>8</text:p>
          </table:table-cell>
          <table:table-cell office:value-type="float" office:value="26.080611421055" calcext:value-type="float">
            <text:p>26.080611421055</text:p>
          </table:table-cell>
          <table:table-cell office:value-type="float" office:value="24.771613308248" calcext:value-type="float">
            <text:p>24.771613308248</text:p>
          </table:table-cell>
          <table:table-cell office:value-type="float" office:value="1.19115457906061" calcext:value-type="float">
            <text:p>1.1911545790606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.6408874715285" calcext:value-type="float">
            <text:p>20.6408874715285</text:p>
          </table:table-cell>
          <table:table-cell office:value-type="float" office:value="24.5048155098875" calcext:value-type="float">
            <text:p>24.5048155098875</text:p>
          </table:table-cell>
          <table:table-cell office:value-type="float" office:value="8" calcext:value-type="float">
            <text:p>8</text:p>
          </table:table-cell>
          <table:table-cell office:value-type="float" office:value="20.6408874715285" calcext:value-type="float">
            <text:p>20.6408874715285</text:p>
          </table:table-cell>
          <table:table-cell office:value-type="float" office:value="22.0561868621811" calcext:value-type="float">
            <text:p>22.0561868621811</text:p>
          </table:table-cell>
          <table:table-cell office:value-type="float" office:value="8" calcext:value-type="float">
            <text:p>8</text:p>
          </table:table-cell>
          <table:table-cell office:value-type="float" office:value="20.6408874715285" calcext:value-type="float">
            <text:p>20.6408874715285</text:p>
          </table:table-cell>
          <table:table-cell office:value-type="float" office:value="23.5404536245349" calcext:value-type="float">
            <text:p>23.5404536245349</text:p>
          </table:table-cell>
          <table:table-cell office:value-type="float" office:value="8" calcext:value-type="float">
            <text:p>8</text:p>
          </table:table-cell>
          <table:table-cell office:value-type="float" office:value="20.6408874715285" calcext:value-type="float">
            <text:p>20.6408874715285</text:p>
          </table:table-cell>
          <table:table-cell office:value-type="float" office:value="24.5143416428092" calcext:value-type="float">
            <text:p>24.5143416428092</text:p>
          </table:table-cell>
          <table:table-cell office:value-type="float" office:value="-4.3536394762196" calcext:value-type="float">
            <text:p>-4.353639476219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2.8995361464256" calcext:value-type="float">
            <text:p>22.8995361464256</text:p>
          </table:table-cell>
          <table:table-cell office:value-type="float" office:value="24.6737640649142" calcext:value-type="float">
            <text:p>24.6737640649142</text:p>
          </table:table-cell>
          <table:table-cell office:value-type="float" office:value="8" calcext:value-type="float">
            <text:p>8</text:p>
          </table:table-cell>
          <table:table-cell office:value-type="float" office:value="22.8995361464256" calcext:value-type="float">
            <text:p>22.8995361464256</text:p>
          </table:table-cell>
          <table:table-cell office:value-type="float" office:value="23.5322589485437" calcext:value-type="float">
            <text:p>23.5322589485437</text:p>
          </table:table-cell>
          <table:table-cell office:value-type="float" office:value="8" calcext:value-type="float">
            <text:p>8</text:p>
          </table:table-cell>
          <table:table-cell office:value-type="float" office:value="22.8995361464256" calcext:value-type="float">
            <text:p>22.8995361464256</text:p>
          </table:table-cell>
          <table:table-cell office:value-type="float" office:value="23.8891293513991" calcext:value-type="float">
            <text:p>23.8891293513991</text:p>
          </table:table-cell>
          <table:table-cell office:value-type="float" office:value="8" calcext:value-type="float">
            <text:p>8</text:p>
          </table:table-cell>
          <table:table-cell office:value-type="float" office:value="22.8995361464256" calcext:value-type="float">
            <text:p>22.8995361464256</text:p>
          </table:table-cell>
          <table:table-cell office:value-type="float" office:value="24.7505242554143" calcext:value-type="float">
            <text:p>24.7505242554143</text:p>
          </table:table-cell>
          <table:table-cell office:value-type="float" office:value="-2.48853885457865" calcext:value-type="float">
            <text:p>-2.4885388545786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9.1290139767586" calcext:value-type="float">
            <text:p>19.1290139767586</text:p>
          </table:table-cell>
          <table:table-cell office:value-type="float" office:value="24.2410431242748" calcext:value-type="float">
            <text:p>24.2410431242748</text:p>
          </table:table-cell>
          <table:table-cell office:value-type="float" office:value="8" calcext:value-type="float">
            <text:p>8</text:p>
          </table:table-cell>
          <table:table-cell office:value-type="float" office:value="19.1290139767586" calcext:value-type="float">
            <text:p>19.1290139767586</text:p>
          </table:table-cell>
          <table:table-cell office:value-type="float" office:value="22.6794263537534" calcext:value-type="float">
            <text:p>22.6794263537534</text:p>
          </table:table-cell>
          <table:table-cell office:value-type="float" office:value="8" calcext:value-type="float">
            <text:p>8</text:p>
          </table:table-cell>
          <table:table-cell office:value-type="float" office:value="19.1290139767586" calcext:value-type="float">
            <text:p>19.1290139767586</text:p>
          </table:table-cell>
          <table:table-cell office:value-type="float" office:value="23.7551419741851" calcext:value-type="float">
            <text:p>23.7551419741851</text:p>
          </table:table-cell>
          <table:table-cell office:value-type="float" office:value="8" calcext:value-type="float">
            <text:p>8</text:p>
          </table:table-cell>
          <table:table-cell office:value-type="float" office:value="19.1290139767586" calcext:value-type="float">
            <text:p>19.1290139767586</text:p>
          </table:table-cell>
          <table:table-cell office:value-type="float" office:value="24.3188586327294" calcext:value-type="float">
            <text:p>24.3188586327294</text:p>
          </table:table-cell>
          <table:table-cell office:value-type="float" office:value="-6.3652668040881" calcext:value-type="float">
            <text:p>-6.365266804088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8.6203784808642" calcext:value-type="float">
            <text:p>28.6203784808642</text:p>
          </table:table-cell>
          <table:table-cell office:value-type="float" office:value="24.3612856502314" calcext:value-type="float">
            <text:p>24.3612856502314</text:p>
          </table:table-cell>
          <table:table-cell office:value-type="float" office:value="8" calcext:value-type="float">
            <text:p>8</text:p>
          </table:table-cell>
          <table:table-cell office:value-type="float" office:value="28.6203784808642" calcext:value-type="float">
            <text:p>28.6203784808642</text:p>
          </table:table-cell>
          <table:table-cell office:value-type="float" office:value="26.1864267836506" calcext:value-type="float">
            <text:p>26.1864267836506</text:p>
          </table:table-cell>
          <table:table-cell office:value-type="float" office:value="8" calcext:value-type="float">
            <text:p>8</text:p>
          </table:table-cell>
          <table:table-cell office:value-type="float" office:value="28.6203784808642" calcext:value-type="float">
            <text:p>28.6203784808642</text:p>
          </table:table-cell>
          <table:table-cell office:value-type="float" office:value="25.6677426889741" calcext:value-type="float">
            <text:p>25.6677426889741</text:p>
          </table:table-cell>
          <table:table-cell office:value-type="float" office:value="8" calcext:value-type="float">
            <text:p>8</text:p>
          </table:table-cell>
          <table:table-cell office:value-type="float" office:value="28.6203784808642" calcext:value-type="float">
            <text:p>28.6203784808642</text:p>
          </table:table-cell>
          <table:table-cell office:value-type="float" office:value="24.4616138555215" calcext:value-type="float">
            <text:p>24.4616138555215</text:p>
          </table:table-cell>
          <table:table-cell office:value-type="float" office:value="3.81688217505755" calcext:value-type="float">
            <text:p>3.8168821750575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4.3401008310756" calcext:value-type="float">
            <text:p>24.3401008310756</text:p>
          </table:table-cell>
          <table:table-cell office:value-type="float" office:value="22.8832264273353" calcext:value-type="float">
            <text:p>22.8832264273353</text:p>
          </table:table-cell>
          <table:table-cell office:value-type="float" office:value="8" calcext:value-type="float">
            <text:p>8</text:p>
          </table:table-cell>
          <table:table-cell office:value-type="float" office:value="24.3401008310756" calcext:value-type="float">
            <text:p>24.3401008310756</text:p>
          </table:table-cell>
          <table:table-cell office:value-type="float" office:value="23.5350941171665" calcext:value-type="float">
            <text:p>23.5350941171665</text:p>
          </table:table-cell>
          <table:table-cell office:value-type="float" office:value="8" calcext:value-type="float">
            <text:p>8</text:p>
          </table:table-cell>
          <table:table-cell office:value-type="float" office:value="24.3401008310756" calcext:value-type="float">
            <text:p>24.3401008310756</text:p>
          </table:table-cell>
          <table:table-cell office:value-type="float" office:value="24.4488304234508" calcext:value-type="float">
            <text:p>24.4488304234508</text:p>
          </table:table-cell>
          <table:table-cell office:value-type="float" office:value="8" calcext:value-type="float">
            <text:p>8</text:p>
          </table:table-cell>
          <table:table-cell office:value-type="float" office:value="24.3401008310756" calcext:value-type="float">
            <text:p>24.3401008310756</text:p>
          </table:table-cell>
          <table:table-cell office:value-type="float" office:value="23.1919763957101" calcext:value-type="float">
            <text:p>23.1919763957101</text:p>
          </table:table-cell>
          <table:table-cell office:value-type="float" office:value="-1.18304416054706" calcext:value-type="float">
            <text:p>-1.1830441605470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3.5043072414551" calcext:value-type="float">
            <text:p>23.5043072414551</text:p>
          </table:table-cell>
          <table:table-cell office:value-type="float" office:value="23.989500566596" calcext:value-type="float">
            <text:p>23.989500566596</text:p>
          </table:table-cell>
          <table:table-cell office:value-type="float" office:value="8" calcext:value-type="float">
            <text:p>8</text:p>
          </table:table-cell>
          <table:table-cell office:value-type="float" office:value="23.5043072414551" calcext:value-type="float">
            <text:p>23.5043072414551</text:p>
          </table:table-cell>
          <table:table-cell office:value-type="float" office:value="23.6571146330843" calcext:value-type="float">
            <text:p>23.6571146330843</text:p>
          </table:table-cell>
          <table:table-cell office:value-type="float" office:value="8" calcext:value-type="float">
            <text:p>8</text:p>
          </table:table-cell>
          <table:table-cell office:value-type="float" office:value="23.5043072414551" calcext:value-type="float">
            <text:p>23.5043072414551</text:p>
          </table:table-cell>
          <table:table-cell office:value-type="float" office:value="24.7147630212158" calcext:value-type="float">
            <text:p>24.7147630212158</text:p>
          </table:table-cell>
          <table:table-cell office:value-type="float" office:value="8" calcext:value-type="float">
            <text:p>8</text:p>
          </table:table-cell>
          <table:table-cell office:value-type="float" office:value="23.5043072414551" calcext:value-type="float">
            <text:p>23.5043072414551</text:p>
          </table:table-cell>
          <table:table-cell office:value-type="float" office:value="24.2824091687278" calcext:value-type="float">
            <text:p>24.2824091687278</text:p>
          </table:table-cell>
          <table:table-cell office:value-type="float" office:value="-1.63955280704518" calcext:value-type="float">
            <text:p>-1.6395528070451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2.0916167437724" calcext:value-type="float">
            <text:p>22.0916167437724</text:p>
          </table:table-cell>
          <table:table-cell office:value-type="float" office:value="25.0984708753044" calcext:value-type="float">
            <text:p>25.0984708753044</text:p>
          </table:table-cell>
          <table:table-cell office:value-type="float" office:value="8" calcext:value-type="float">
            <text:p>8</text:p>
          </table:table-cell>
          <table:table-cell office:value-type="float" office:value="22.0916167437724" calcext:value-type="float">
            <text:p>22.0916167437724</text:p>
          </table:table-cell>
          <table:table-cell office:value-type="float" office:value="24.3076744599685" calcext:value-type="float">
            <text:p>24.3076744599685</text:p>
          </table:table-cell>
          <table:table-cell office:value-type="float" office:value="8" calcext:value-type="float">
            <text:p>8</text:p>
          </table:table-cell>
          <table:table-cell office:value-type="float" office:value="22.0916167437724" calcext:value-type="float">
            <text:p>22.0916167437724</text:p>
          </table:table-cell>
          <table:table-cell office:value-type="float" office:value="24.8362162409411" calcext:value-type="float">
            <text:p>24.8362162409411</text:p>
          </table:table-cell>
          <table:table-cell office:value-type="float" office:value="8" calcext:value-type="float">
            <text:p>8</text:p>
          </table:table-cell>
          <table:table-cell office:value-type="float" office:value="22.0916167437724" calcext:value-type="float">
            <text:p>22.0916167437724</text:p>
          </table:table-cell>
          <table:table-cell office:value-type="float" office:value="24.8100631003362" calcext:value-type="float">
            <text:p>24.8100631003362</text:p>
          </table:table-cell>
          <table:table-cell office:value-type="float" office:value="-2.95805097081108" calcext:value-type="float">
            <text:p>-2.9580509708110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5.0127350865" calcext:value-type="float">
            <text:p>25.0127350865</text:p>
          </table:table-cell>
          <table:table-cell office:value-type="float" office:value="25.332016352417" calcext:value-type="float">
            <text:p>25.332016352417</text:p>
          </table:table-cell>
          <table:table-cell office:value-type="float" office:value="8" calcext:value-type="float">
            <text:p>8</text:p>
          </table:table-cell>
          <table:table-cell office:value-type="float" office:value="25.0127350865" calcext:value-type="float">
            <text:p>25.0127350865</text:p>
          </table:table-cell>
          <table:table-cell office:value-type="float" office:value="24.896260340313" calcext:value-type="float">
            <text:p>24.896260340313</text:p>
          </table:table-cell>
          <table:table-cell office:value-type="float" office:value="8" calcext:value-type="float">
            <text:p>8</text:p>
          </table:table-cell>
          <table:table-cell office:value-type="float" office:value="25.0127350865" calcext:value-type="float">
            <text:p>25.0127350865</text:p>
          </table:table-cell>
          <table:table-cell office:value-type="float" office:value="24.0573145479414" calcext:value-type="float">
            <text:p>24.0573145479414</text:p>
          </table:table-cell>
          <table:table-cell office:value-type="float" office:value="8" calcext:value-type="float">
            <text:p>8</text:p>
          </table:table-cell>
          <table:table-cell office:value-type="float" office:value="25.0127350865" calcext:value-type="float">
            <text:p>25.0127350865</text:p>
          </table:table-cell>
          <table:table-cell office:value-type="float" office:value="25.1113400875167" calcext:value-type="float">
            <text:p>25.1113400875167</text:p>
          </table:table-cell>
          <table:table-cell office:value-type="float" office:value="0.0435529937843647" calcext:value-type="float">
            <text:p>0.043552993784364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30.5986370088288" calcext:value-type="float">
            <text:p>30.5986370088288</text:p>
          </table:table-cell>
          <table:table-cell office:value-type="float" office:value="24.3925458224513" calcext:value-type="float">
            <text:p>24.3925458224513</text:p>
          </table:table-cell>
          <table:table-cell office:value-type="float" office:value="8" calcext:value-type="float">
            <text:p>8</text:p>
          </table:table-cell>
          <table:table-cell office:value-type="float" office:value="30.5986370088288" calcext:value-type="float">
            <text:p>30.5986370088288</text:p>
          </table:table-cell>
          <table:table-cell office:value-type="float" office:value="27.979629756955" calcext:value-type="float">
            <text:p>27.979629756955</text:p>
          </table:table-cell>
          <table:table-cell office:value-type="float" office:value="8" calcext:value-type="float">
            <text:p>8</text:p>
          </table:table-cell>
          <table:table-cell office:value-type="float" office:value="30.5986370088288" calcext:value-type="float">
            <text:p>30.5986370088288</text:p>
          </table:table-cell>
          <table:table-cell office:value-type="float" office:value="26.361079806219" calcext:value-type="float">
            <text:p>26.361079806219</text:p>
          </table:table-cell>
          <table:table-cell office:value-type="float" office:value="8" calcext:value-type="float">
            <text:p>8</text:p>
          </table:table-cell>
          <table:table-cell office:value-type="float" office:value="30.5986370088288" calcext:value-type="float">
            <text:p>30.5986370088288</text:p>
          </table:table-cell>
          <table:table-cell office:value-type="float" office:value="24.5078749675247" calcext:value-type="float">
            <text:p>24.5078749675247</text:p>
          </table:table-cell>
          <table:table-cell office:value-type="float" office:value="5.54917732538745" calcext:value-type="float">
            <text:p>5.5491773253874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1.428855656638" calcext:value-type="float">
            <text:p>21.428855656638</text:p>
          </table:table-cell>
          <table:table-cell office:value-type="float" office:value="23.9921288906844" calcext:value-type="float">
            <text:p>23.9921288906844</text:p>
          </table:table-cell>
          <table:table-cell office:value-type="float" office:value="8" calcext:value-type="float">
            <text:p>8</text:p>
          </table:table-cell>
          <table:table-cell office:value-type="float" office:value="21.428855656638" calcext:value-type="float">
            <text:p>21.428855656638</text:p>
          </table:table-cell>
          <table:table-cell office:value-type="float" office:value="23.6204814415747" calcext:value-type="float">
            <text:p>23.6204814415747</text:p>
          </table:table-cell>
          <table:table-cell office:value-type="float" office:value="8" calcext:value-type="float">
            <text:p>8</text:p>
          </table:table-cell>
          <table:table-cell office:value-type="float" office:value="21.428855656638" calcext:value-type="float">
            <text:p>21.428855656638</text:p>
          </table:table-cell>
          <table:table-cell office:value-type="float" office:value="24.5189550528091" calcext:value-type="float">
            <text:p>24.5189550528091</text:p>
          </table:table-cell>
          <table:table-cell office:value-type="float" office:value="8" calcext:value-type="float">
            <text:p>8</text:p>
          </table:table-cell>
          <table:table-cell office:value-type="float" office:value="21.428855656638" calcext:value-type="float">
            <text:p>21.428855656638</text:p>
          </table:table-cell>
          <table:table-cell office:value-type="float" office:value="24.0856092932924" calcext:value-type="float">
            <text:p>24.0856092932924</text:p>
          </table:table-cell>
          <table:table-cell office:value-type="float" office:value="-3.89341493027579" calcext:value-type="float">
            <text:p>-3.8934149302757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1.0603136938066" calcext:value-type="float">
            <text:p>21.0603136938066</text:p>
          </table:table-cell>
          <table:table-cell office:value-type="float" office:value="24.6459295565093" calcext:value-type="float">
            <text:p>24.6459295565093</text:p>
          </table:table-cell>
          <table:table-cell office:value-type="float" office:value="8" calcext:value-type="float">
            <text:p>8</text:p>
          </table:table-cell>
          <table:table-cell office:value-type="float" office:value="21.0603136938066" calcext:value-type="float">
            <text:p>21.0603136938066</text:p>
          </table:table-cell>
          <table:table-cell office:value-type="float" office:value="24.0026769574824" calcext:value-type="float">
            <text:p>24.0026769574824</text:p>
          </table:table-cell>
          <table:table-cell office:value-type="float" office:value="8" calcext:value-type="float">
            <text:p>8</text:p>
          </table:table-cell>
          <table:table-cell office:value-type="float" office:value="21.0603136938066" calcext:value-type="float">
            <text:p>21.0603136938066</text:p>
          </table:table-cell>
          <table:table-cell office:value-type="float" office:value="24.8099165417418" calcext:value-type="float">
            <text:p>24.8099165417418</text:p>
          </table:table-cell>
          <table:table-cell office:value-type="float" office:value="8" calcext:value-type="float">
            <text:p>8</text:p>
          </table:table-cell>
          <table:table-cell office:value-type="float" office:value="21.0603136938066" calcext:value-type="float">
            <text:p>21.0603136938066</text:p>
          </table:table-cell>
          <table:table-cell office:value-type="float" office:value="24.5036487831539" calcext:value-type="float">
            <text:p>24.5036487831539</text:p>
          </table:table-cell>
          <table:table-cell office:value-type="float" office:value="-3.62220332175864" calcext:value-type="float">
            <text:p>-3.6222033217586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5.3091764254323" calcext:value-type="float">
            <text:p>25.3091764254323</text:p>
          </table:table-cell>
          <table:table-cell office:value-type="float" office:value="24.5092924649836" calcext:value-type="float">
            <text:p>24.5092924649836</text:p>
          </table:table-cell>
          <table:table-cell office:value-type="float" office:value="8" calcext:value-type="float">
            <text:p>8</text:p>
          </table:table-cell>
          <table:table-cell office:value-type="float" office:value="25.3091764254323" calcext:value-type="float">
            <text:p>25.3091764254323</text:p>
          </table:table-cell>
          <table:table-cell office:value-type="float" office:value="24.1766064451947" calcext:value-type="float">
            <text:p>24.1766064451947</text:p>
          </table:table-cell>
          <table:table-cell office:value-type="float" office:value="8" calcext:value-type="float">
            <text:p>8</text:p>
          </table:table-cell>
          <table:table-cell office:value-type="float" office:value="25.3091764254323" calcext:value-type="float">
            <text:p>25.3091764254323</text:p>
          </table:table-cell>
          <table:table-cell office:value-type="float" office:value="24.4615566015154" calcext:value-type="float">
            <text:p>24.4615566015154</text:p>
          </table:table-cell>
          <table:table-cell office:value-type="float" office:value="8" calcext:value-type="float">
            <text:p>8</text:p>
          </table:table-cell>
          <table:table-cell office:value-type="float" office:value="25.3091764254323" calcext:value-type="float">
            <text:p>25.3091764254323</text:p>
          </table:table-cell>
          <table:table-cell office:value-type="float" office:value="24.5226890649858" calcext:value-type="float">
            <text:p>24.5226890649858</text:p>
          </table:table-cell>
          <table:table-cell office:value-type="float" office:value="0.533004476733546" calcext:value-type="float">
            <text:p>0.53300447673354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4.2239034052238" calcext:value-type="float">
            <text:p>24.2239034052238</text:p>
          </table:table-cell>
          <table:table-cell office:value-type="float" office:value="24.0625048181548" calcext:value-type="float">
            <text:p>24.0625048181548</text:p>
          </table:table-cell>
          <table:table-cell office:value-type="float" office:value="8" calcext:value-type="float">
            <text:p>8</text:p>
          </table:table-cell>
          <table:table-cell office:value-type="float" office:value="24.2239034052238" calcext:value-type="float">
            <text:p>24.2239034052238</text:p>
          </table:table-cell>
          <table:table-cell office:value-type="float" office:value="23.6611171999868" calcext:value-type="float">
            <text:p>23.6611171999868</text:p>
          </table:table-cell>
          <table:table-cell office:value-type="float" office:value="8" calcext:value-type="float">
            <text:p>8</text:p>
          </table:table-cell>
          <table:table-cell office:value-type="float" office:value="24.2239034052238" calcext:value-type="float">
            <text:p>24.2239034052238</text:p>
          </table:table-cell>
          <table:table-cell office:value-type="float" office:value="24.0788841246949" calcext:value-type="float">
            <text:p>24.0788841246949</text:p>
          </table:table-cell>
          <table:table-cell office:value-type="float" office:value="8" calcext:value-type="float">
            <text:p>8</text:p>
          </table:table-cell>
          <table:table-cell office:value-type="float" office:value="24.2239034052238" calcext:value-type="float">
            <text:p>24.2239034052238</text:p>
          </table:table-cell>
          <table:table-cell office:value-type="float" office:value="24.1911114322444" calcext:value-type="float">
            <text:p>24.1911114322444</text:p>
          </table:table-cell>
          <table:table-cell office:value-type="float" office:value="-0.511044497884159" calcext:value-type="float">
            <text:p>-0.51104449788415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4.1545174845545" calcext:value-type="float">
            <text:p>24.1545174845545</text:p>
          </table:table-cell>
          <table:table-cell office:value-type="float" office:value="24.542572874665" calcext:value-type="float">
            <text:p>24.542572874665</text:p>
          </table:table-cell>
          <table:table-cell office:value-type="float" office:value="8" calcext:value-type="float">
            <text:p>8</text:p>
          </table:table-cell>
          <table:table-cell office:value-type="float" office:value="24.1545174845545" calcext:value-type="float">
            <text:p>24.1545174845545</text:p>
          </table:table-cell>
          <table:table-cell office:value-type="float" office:value="22.9323686909608" calcext:value-type="float">
            <text:p>22.9323686909608</text:p>
          </table:table-cell>
          <table:table-cell office:value-type="float" office:value="8" calcext:value-type="float">
            <text:p>8</text:p>
          </table:table-cell>
          <table:table-cell office:value-type="float" office:value="24.1545174845545" calcext:value-type="float">
            <text:p>24.1545174845545</text:p>
          </table:table-cell>
          <table:table-cell office:value-type="float" office:value="23.2769868909977" calcext:value-type="float">
            <text:p>23.2769868909977</text:p>
          </table:table-cell>
          <table:table-cell office:value-type="float" office:value="8" calcext:value-type="float">
            <text:p>8</text:p>
          </table:table-cell>
          <table:table-cell office:value-type="float" office:value="24.1545174845545" calcext:value-type="float">
            <text:p>24.1545174845545</text:p>
          </table:table-cell>
          <table:table-cell office:value-type="float" office:value="24.4939878613554" calcext:value-type="float">
            <text:p>24.4939878613554</text:p>
          </table:table-cell>
          <table:table-cell office:value-type="float" office:value="-1.03530864724732" calcext:value-type="float">
            <text:p>-1.0353086472473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1.562196634892" calcext:value-type="float">
            <text:p>21.562196634892</text:p>
          </table:table-cell>
          <table:table-cell office:value-type="float" office:value="24.5054679046666" calcext:value-type="float">
            <text:p>24.5054679046666</text:p>
          </table:table-cell>
          <table:table-cell office:value-type="float" office:value="8" calcext:value-type="float">
            <text:p>8</text:p>
          </table:table-cell>
          <table:table-cell office:value-type="float" office:value="21.562196634892" calcext:value-type="float">
            <text:p>21.562196634892</text:p>
          </table:table-cell>
          <table:table-cell office:value-type="float" office:value="23.3416985973857" calcext:value-type="float">
            <text:p>23.3416985973857</text:p>
          </table:table-cell>
          <table:table-cell office:value-type="float" office:value="8" calcext:value-type="float">
            <text:p>8</text:p>
          </table:table-cell>
          <table:table-cell office:value-type="float" office:value="21.562196634892" calcext:value-type="float">
            <text:p>21.562196634892</text:p>
          </table:table-cell>
          <table:table-cell office:value-type="float" office:value="24.2371225449135" calcext:value-type="float">
            <text:p>24.2371225449135</text:p>
          </table:table-cell>
          <table:table-cell office:value-type="float" office:value="8" calcext:value-type="float">
            <text:p>8</text:p>
          </table:table-cell>
          <table:table-cell office:value-type="float" office:value="21.562196634892" calcext:value-type="float">
            <text:p>21.562196634892</text:p>
          </table:table-cell>
          <table:table-cell office:value-type="float" office:value="24.5640358133061" calcext:value-type="float">
            <text:p>24.5640358133061</text:p>
          </table:table-cell>
          <table:table-cell office:value-type="float" office:value="-3.65516162968146" calcext:value-type="float">
            <text:p>-3.6551616296814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4.7822403807039" calcext:value-type="float">
            <text:p>24.7822403807039</text:p>
          </table:table-cell>
          <table:table-cell office:value-type="float" office:value="23.2670402876837" calcext:value-type="float">
            <text:p>23.2670402876837</text:p>
          </table:table-cell>
          <table:table-cell office:value-type="float" office:value="8" calcext:value-type="float">
            <text:p>8</text:p>
          </table:table-cell>
          <table:table-cell office:value-type="float" office:value="24.7822403807039" calcext:value-type="float">
            <text:p>24.7822403807039</text:p>
          </table:table-cell>
          <table:table-cell office:value-type="float" office:value="22.795740159906" calcext:value-type="float">
            <text:p>22.795740159906</text:p>
          </table:table-cell>
          <table:table-cell office:value-type="float" office:value="8" calcext:value-type="float">
            <text:p>8</text:p>
          </table:table-cell>
          <table:table-cell office:value-type="float" office:value="24.7822403807039" calcext:value-type="float">
            <text:p>24.7822403807039</text:p>
          </table:table-cell>
          <table:table-cell office:value-type="float" office:value="23.701835079744" calcext:value-type="float">
            <text:p>23.701835079744</text:p>
          </table:table-cell>
          <table:table-cell office:value-type="float" office:value="8" calcext:value-type="float">
            <text:p>8</text:p>
          </table:table-cell>
          <table:table-cell office:value-type="float" office:value="24.7822403807039" calcext:value-type="float">
            <text:p>24.7822403807039</text:p>
          </table:table-cell>
          <table:table-cell office:value-type="float" office:value="23.5455729971402" calcext:value-type="float">
            <text:p>23.5455729971402</text:p>
          </table:table-cell>
          <table:table-cell office:value-type="float" office:value="-0.183472643984802" calcext:value-type="float">
            <text:p>-0.18347264398480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1.705653358863" calcext:value-type="float">
            <text:p>21.705653358863</text:p>
          </table:table-cell>
          <table:table-cell office:value-type="float" office:value="23.7356686274525" calcext:value-type="float">
            <text:p>23.7356686274525</text:p>
          </table:table-cell>
          <table:table-cell office:value-type="float" office:value="8" calcext:value-type="float">
            <text:p>8</text:p>
          </table:table-cell>
          <table:table-cell office:value-type="float" office:value="21.705653358863" calcext:value-type="float">
            <text:p>21.705653358863</text:p>
          </table:table-cell>
          <table:table-cell office:value-type="float" office:value="22.6396453561401" calcext:value-type="float">
            <text:p>22.6396453561401</text:p>
          </table:table-cell>
          <table:table-cell office:value-type="float" office:value="8" calcext:value-type="float">
            <text:p>8</text:p>
          </table:table-cell>
          <table:table-cell office:value-type="float" office:value="21.705653358863" calcext:value-type="float">
            <text:p>21.705653358863</text:p>
          </table:table-cell>
          <table:table-cell office:value-type="float" office:value="23.9989643919828" calcext:value-type="float">
            <text:p>23.9989643919828</text:p>
          </table:table-cell>
          <table:table-cell office:value-type="float" office:value="8" calcext:value-type="float">
            <text:p>8</text:p>
          </table:table-cell>
          <table:table-cell office:value-type="float" office:value="21.705653358863" calcext:value-type="float">
            <text:p>21.705653358863</text:p>
          </table:table-cell>
          <table:table-cell office:value-type="float" office:value="24.039319775944" calcext:value-type="float">
            <text:p>24.039319775944</text:p>
          </table:table-cell>
          <table:table-cell office:value-type="float" office:value="-3.27228765293159" calcext:value-type="float">
            <text:p>-3.2722876529315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6.8610939248258" calcext:value-type="float">
            <text:p>26.8610939248258</text:p>
          </table:table-cell>
          <table:table-cell office:value-type="float" office:value="24.4661587264385" calcext:value-type="float">
            <text:p>24.4661587264385</text:p>
          </table:table-cell>
          <table:table-cell office:value-type="float" office:value="8" calcext:value-type="float">
            <text:p>8</text:p>
          </table:table-cell>
          <table:table-cell office:value-type="float" office:value="26.8610939248258" calcext:value-type="float">
            <text:p>26.8610939248258</text:p>
          </table:table-cell>
          <table:table-cell office:value-type="float" office:value="25.068203680492" calcext:value-type="float">
            <text:p>25.068203680492</text:p>
          </table:table-cell>
          <table:table-cell office:value-type="float" office:value="8" calcext:value-type="float">
            <text:p>8</text:p>
          </table:table-cell>
          <table:table-cell office:value-type="float" office:value="26.8610939248258" calcext:value-type="float">
            <text:p>26.8610939248258</text:p>
          </table:table-cell>
          <table:table-cell office:value-type="float" office:value="24.3113635985476" calcext:value-type="float">
            <text:p>24.3113635985476</text:p>
          </table:table-cell>
          <table:table-cell office:value-type="float" office:value="8" calcext:value-type="float">
            <text:p>8</text:p>
          </table:table-cell>
          <table:table-cell office:value-type="float" office:value="26.8610939248258" calcext:value-type="float">
            <text:p>26.8610939248258</text:p>
          </table:table-cell>
          <table:table-cell office:value-type="float" office:value="24.4576942484682" calcext:value-type="float">
            <text:p>24.4576942484682</text:p>
          </table:table-cell>
          <table:table-cell office:value-type="float" office:value="1.89405201974007" calcext:value-type="float">
            <text:p>1.8940520197400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9.9287677872073" calcext:value-type="float">
            <text:p>19.9287677872073</text:p>
          </table:table-cell>
          <table:table-cell office:value-type="float" office:value="24.5256189944782" calcext:value-type="float">
            <text:p>24.5256189944782</text:p>
          </table:table-cell>
          <table:table-cell office:value-type="float" office:value="8" calcext:value-type="float">
            <text:p>8</text:p>
          </table:table-cell>
          <table:table-cell office:value-type="float" office:value="19.9287677872073" calcext:value-type="float">
            <text:p>19.9287677872073</text:p>
          </table:table-cell>
          <table:table-cell office:value-type="float" office:value="22.5537579094017" calcext:value-type="float">
            <text:p>22.5537579094017</text:p>
          </table:table-cell>
          <table:table-cell office:value-type="float" office:value="8" calcext:value-type="float">
            <text:p>8</text:p>
          </table:table-cell>
          <table:table-cell office:value-type="float" office:value="19.9287677872073" calcext:value-type="float">
            <text:p>19.9287677872073</text:p>
          </table:table-cell>
          <table:table-cell office:value-type="float" office:value="23.2236568320522" calcext:value-type="float">
            <text:p>23.2236568320522</text:p>
          </table:table-cell>
          <table:table-cell office:value-type="float" office:value="8" calcext:value-type="float">
            <text:p>8</text:p>
          </table:table-cell>
          <table:table-cell office:value-type="float" office:value="19.9287677872073" calcext:value-type="float">
            <text:p>19.9287677872073</text:p>
          </table:table-cell>
          <table:table-cell office:value-type="float" office:value="24.4697571992352" calcext:value-type="float">
            <text:p>24.4697571992352</text:p>
          </table:table-cell>
          <table:table-cell office:value-type="float" office:value="-4.85364640816515" calcext:value-type="float">
            <text:p>-4.8536464081651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5.6140915950781" calcext:value-type="float">
            <text:p>25.6140915950781</text:p>
          </table:table-cell>
          <table:table-cell office:value-type="float" office:value="25.4538069340599" calcext:value-type="float">
            <text:p>25.4538069340599</text:p>
          </table:table-cell>
          <table:table-cell office:value-type="float" office:value="8" calcext:value-type="float">
            <text:p>8</text:p>
          </table:table-cell>
          <table:table-cell office:value-type="float" office:value="25.6140915950781" calcext:value-type="float">
            <text:p>25.6140915950781</text:p>
          </table:table-cell>
          <table:table-cell office:value-type="float" office:value="25.8560213025575" calcext:value-type="float">
            <text:p>25.8560213025575</text:p>
          </table:table-cell>
          <table:table-cell office:value-type="float" office:value="8" calcext:value-type="float">
            <text:p>8</text:p>
          </table:table-cell>
          <table:table-cell office:value-type="float" office:value="25.6140915950781" calcext:value-type="float">
            <text:p>25.6140915950781</text:p>
          </table:table-cell>
          <table:table-cell office:value-type="float" office:value="25.2803702066312" calcext:value-type="float">
            <text:p>25.2803702066312</text:p>
          </table:table-cell>
          <table:table-cell office:value-type="float" office:value="8" calcext:value-type="float">
            <text:p>8</text:p>
          </table:table-cell>
          <table:table-cell office:value-type="float" office:value="25.6140915950781" calcext:value-type="float">
            <text:p>25.6140915950781</text:p>
          </table:table-cell>
          <table:table-cell office:value-type="float" office:value="25.2615104182113" calcext:value-type="float">
            <text:p>25.2615104182113</text:p>
          </table:table-cell>
          <table:table-cell office:value-type="float" office:value="0.1333809710075" calcext:value-type="float">
            <text:p>0.133380971007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8.5879510576339" calcext:value-type="float">
            <text:p>28.5879510576339</text:p>
          </table:table-cell>
          <table:table-cell office:value-type="float" office:value="24.9665935392867" calcext:value-type="float">
            <text:p>24.9665935392867</text:p>
          </table:table-cell>
          <table:table-cell office:value-type="float" office:value="8" calcext:value-type="float">
            <text:p>8</text:p>
          </table:table-cell>
          <table:table-cell office:value-type="float" office:value="28.5879510576339" calcext:value-type="float">
            <text:p>28.5879510576339</text:p>
          </table:table-cell>
          <table:table-cell office:value-type="float" office:value="26.6488952094275" calcext:value-type="float">
            <text:p>26.6488952094275</text:p>
          </table:table-cell>
          <table:table-cell office:value-type="float" office:value="8" calcext:value-type="float">
            <text:p>8</text:p>
          </table:table-cell>
          <table:table-cell office:value-type="float" office:value="28.5879510576339" calcext:value-type="float">
            <text:p>28.5879510576339</text:p>
          </table:table-cell>
          <table:table-cell office:value-type="float" office:value="24.6977774508864" calcext:value-type="float">
            <text:p>24.6977774508864</text:p>
          </table:table-cell>
          <table:table-cell office:value-type="float" office:value="8" calcext:value-type="float">
            <text:p>8</text:p>
          </table:table-cell>
          <table:table-cell office:value-type="float" office:value="28.5879510576339" calcext:value-type="float">
            <text:p>28.5879510576339</text:p>
          </table:table-cell>
          <table:table-cell office:value-type="float" office:value="24.7846466244184" calcext:value-type="float">
            <text:p>24.7846466244184</text:p>
          </table:table-cell>
          <table:table-cell office:value-type="float" office:value="3.38687442355389" calcext:value-type="float">
            <text:p>3.3868744235538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9.0856879106852" calcext:value-type="float">
            <text:p>29.0856879106852</text:p>
          </table:table-cell>
          <table:table-cell office:value-type="float" office:value="24.1023875346782" calcext:value-type="float">
            <text:p>24.1023875346782</text:p>
          </table:table-cell>
          <table:table-cell office:value-type="float" office:value="8" calcext:value-type="float">
            <text:p>8</text:p>
          </table:table-cell>
          <table:table-cell office:value-type="float" office:value="29.0856879106852" calcext:value-type="float">
            <text:p>29.0856879106852</text:p>
          </table:table-cell>
          <table:table-cell office:value-type="float" office:value="26.2739813964237" calcext:value-type="float">
            <text:p>26.2739813964237</text:p>
          </table:table-cell>
          <table:table-cell office:value-type="float" office:value="8" calcext:value-type="float">
            <text:p>8</text:p>
          </table:table-cell>
          <table:table-cell office:value-type="float" office:value="29.0856879106852" calcext:value-type="float">
            <text:p>29.0856879106852</text:p>
          </table:table-cell>
          <table:table-cell office:value-type="float" office:value="25.3157928543347" calcext:value-type="float">
            <text:p>25.3157928543347</text:p>
          </table:table-cell>
          <table:table-cell office:value-type="float" office:value="8" calcext:value-type="float">
            <text:p>8</text:p>
          </table:table-cell>
          <table:table-cell office:value-type="float" office:value="29.0856879106852" calcext:value-type="float">
            <text:p>29.0856879106852</text:p>
          </table:table-cell>
          <table:table-cell office:value-type="float" office:value="24.1359929249458" calcext:value-type="float">
            <text:p>24.1359929249458</text:p>
          </table:table-cell>
          <table:table-cell office:value-type="float" office:value="4.33212558504436" calcext:value-type="float">
            <text:p>4.3321255850443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5.897904519647" calcext:value-type="float">
            <text:p>25.897904519647</text:p>
          </table:table-cell>
          <table:table-cell office:value-type="float" office:value="24.9666532999734" calcext:value-type="float">
            <text:p>24.9666532999734</text:p>
          </table:table-cell>
          <table:table-cell office:value-type="float" office:value="8" calcext:value-type="float">
            <text:p>8</text:p>
          </table:table-cell>
          <table:table-cell office:value-type="float" office:value="25.897904519647" calcext:value-type="float">
            <text:p>25.897904519647</text:p>
          </table:table-cell>
          <table:table-cell office:value-type="float" office:value="25.3910590947253" calcext:value-type="float">
            <text:p>25.3910590947253</text:p>
          </table:table-cell>
          <table:table-cell office:value-type="float" office:value="8" calcext:value-type="float">
            <text:p>8</text:p>
          </table:table-cell>
          <table:table-cell office:value-type="float" office:value="25.897904519647" calcext:value-type="float">
            <text:p>25.897904519647</text:p>
          </table:table-cell>
          <table:table-cell office:value-type="float" office:value="24.3894163628331" calcext:value-type="float">
            <text:p>24.3894163628331</text:p>
          </table:table-cell>
          <table:table-cell office:value-type="float" office:value="8" calcext:value-type="float">
            <text:p>8</text:p>
          </table:table-cell>
          <table:table-cell office:value-type="float" office:value="25.897904519647" calcext:value-type="float">
            <text:p>25.897904519647</text:p>
          </table:table-cell>
          <table:table-cell office:value-type="float" office:value="24.7850997587527" calcext:value-type="float">
            <text:p>24.7850997587527</text:p>
          </table:table-cell>
          <table:table-cell office:value-type="float" office:value="1.04316146016719" calcext:value-type="float">
            <text:p>1.0431614601671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7.8551649834899" calcext:value-type="float">
            <text:p>27.8551649834899</text:p>
          </table:table-cell>
          <table:table-cell office:value-type="float" office:value="23.8879170408169" calcext:value-type="float">
            <text:p>23.8879170408169</text:p>
          </table:table-cell>
          <table:table-cell office:value-type="float" office:value="8" calcext:value-type="float">
            <text:p>8</text:p>
          </table:table-cell>
          <table:table-cell office:value-type="float" office:value="27.8551649834899" calcext:value-type="float">
            <text:p>27.8551649834899</text:p>
          </table:table-cell>
          <table:table-cell office:value-type="float" office:value="25.1769391983443" calcext:value-type="float">
            <text:p>25.1769391983443</text:p>
          </table:table-cell>
          <table:table-cell office:value-type="float" office:value="8" calcext:value-type="float">
            <text:p>8</text:p>
          </table:table-cell>
          <table:table-cell office:value-type="float" office:value="27.8551649834899" calcext:value-type="float">
            <text:p>27.8551649834899</text:p>
          </table:table-cell>
          <table:table-cell office:value-type="float" office:value="25.2196772022892" calcext:value-type="float">
            <text:p>25.2196772022892</text:p>
          </table:table-cell>
          <table:table-cell office:value-type="float" office:value="8" calcext:value-type="float">
            <text:p>8</text:p>
          </table:table-cell>
          <table:table-cell office:value-type="float" office:value="27.8551649834899" calcext:value-type="float">
            <text:p>27.8551649834899</text:p>
          </table:table-cell>
          <table:table-cell office:value-type="float" office:value="24.0378429784461" calcext:value-type="float">
            <text:p>24.0378429784461</text:p>
          </table:table-cell>
          <table:table-cell office:value-type="float" office:value="2.96988197766151" calcext:value-type="float">
            <text:p>2.9698819776615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6.8544871809295" calcext:value-type="float">
            <text:p>26.8544871809295</text:p>
          </table:table-cell>
          <table:table-cell office:value-type="float" office:value="25.4741446578526" calcext:value-type="float">
            <text:p>25.4741446578526</text:p>
          </table:table-cell>
          <table:table-cell office:value-type="float" office:value="8" calcext:value-type="float">
            <text:p>8</text:p>
          </table:table-cell>
          <table:table-cell office:value-type="float" office:value="26.8544871809295" calcext:value-type="float">
            <text:p>26.8544871809295</text:p>
          </table:table-cell>
          <table:table-cell office:value-type="float" office:value="26.7658545411298" calcext:value-type="float">
            <text:p>26.7658545411298</text:p>
          </table:table-cell>
          <table:table-cell office:value-type="float" office:value="8" calcext:value-type="float">
            <text:p>8</text:p>
          </table:table-cell>
          <table:table-cell office:value-type="float" office:value="26.8544871809295" calcext:value-type="float">
            <text:p>26.8544871809295</text:p>
          </table:table-cell>
          <table:table-cell office:value-type="float" office:value="25.4889996790999" calcext:value-type="float">
            <text:p>25.4889996790999</text:p>
          </table:table-cell>
          <table:table-cell office:value-type="float" office:value="8" calcext:value-type="float">
            <text:p>8</text:p>
          </table:table-cell>
          <table:table-cell office:value-type="float" office:value="26.8544871809295" calcext:value-type="float">
            <text:p>26.8544871809295</text:p>
          </table:table-cell>
          <table:table-cell office:value-type="float" office:value="25.2286325222377" calcext:value-type="float">
            <text:p>25.2286325222377</text:p>
          </table:table-cell>
          <table:table-cell office:value-type="float" office:value="1.96600526932616" calcext:value-type="float">
            <text:p>1.9660052693261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6.7976870926374" calcext:value-type="float">
            <text:p>26.7976870926374</text:p>
          </table:table-cell>
          <table:table-cell office:value-type="float" office:value="25.27310812545" calcext:value-type="float">
            <text:p>25.27310812545</text:p>
          </table:table-cell>
          <table:table-cell office:value-type="float" office:value="8" calcext:value-type="float">
            <text:p>8</text:p>
          </table:table-cell>
          <table:table-cell office:value-type="float" office:value="26.7976870926374" calcext:value-type="float">
            <text:p>26.7976870926374</text:p>
          </table:table-cell>
          <table:table-cell office:value-type="float" office:value="26.4819107058877" calcext:value-type="float">
            <text:p>26.4819107058877</text:p>
          </table:table-cell>
          <table:table-cell office:value-type="float" office:value="8" calcext:value-type="float">
            <text:p>8</text:p>
          </table:table-cell>
          <table:table-cell office:value-type="float" office:value="26.7976870926374" calcext:value-type="float">
            <text:p>26.7976870926374</text:p>
          </table:table-cell>
          <table:table-cell office:value-type="float" office:value="24.8808598450582" calcext:value-type="float">
            <text:p>24.8808598450582</text:p>
          </table:table-cell>
          <table:table-cell office:value-type="float" office:value="8" calcext:value-type="float">
            <text:p>8</text:p>
          </table:table-cell>
          <table:table-cell office:value-type="float" office:value="26.7976870926374" calcext:value-type="float">
            <text:p>26.7976870926374</text:p>
          </table:table-cell>
          <table:table-cell office:value-type="float" office:value="25.0228299681053" calcext:value-type="float">
            <text:p>25.0228299681053</text:p>
          </table:table-cell>
          <table:table-cell office:value-type="float" office:value="2.12059425262304" calcext:value-type="float">
            <text:p>2.1205942526230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9.811454930166" calcext:value-type="float">
            <text:p>19.811454930166</text:p>
          </table:table-cell>
          <table:table-cell office:value-type="float" office:value="24.236628055953" calcext:value-type="float">
            <text:p>24.236628055953</text:p>
          </table:table-cell>
          <table:table-cell office:value-type="float" office:value="8" calcext:value-type="float">
            <text:p>8</text:p>
          </table:table-cell>
          <table:table-cell office:value-type="float" office:value="19.811454930166" calcext:value-type="float">
            <text:p>19.811454930166</text:p>
          </table:table-cell>
          <table:table-cell office:value-type="float" office:value="22.0026260156811" calcext:value-type="float">
            <text:p>22.0026260156811</text:p>
          </table:table-cell>
          <table:table-cell office:value-type="float" office:value="8" calcext:value-type="float">
            <text:p>8</text:p>
          </table:table-cell>
          <table:table-cell office:value-type="float" office:value="19.811454930166" calcext:value-type="float">
            <text:p>19.811454930166</text:p>
          </table:table-cell>
          <table:table-cell office:value-type="float" office:value="23.496102933357" calcext:value-type="float">
            <text:p>23.496102933357</text:p>
          </table:table-cell>
          <table:table-cell office:value-type="float" office:value="8" calcext:value-type="float">
            <text:p>8</text:p>
          </table:table-cell>
          <table:table-cell office:value-type="float" office:value="19.811454930166" calcext:value-type="float">
            <text:p>19.811454930166</text:p>
          </table:table-cell>
          <table:table-cell office:value-type="float" office:value="24.267296426115" calcext:value-type="float">
            <text:p>24.267296426115</text:p>
          </table:table-cell>
          <table:table-cell office:value-type="float" office:value="-4.9395979906348" calcext:value-type="float">
            <text:p>-4.939597990634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6.2255620989334" calcext:value-type="float">
            <text:p>26.2255620989334</text:p>
          </table:table-cell>
          <table:table-cell office:value-type="float" office:value="25.2367221372187" calcext:value-type="float">
            <text:p>25.2367221372187</text:p>
          </table:table-cell>
          <table:table-cell office:value-type="float" office:value="8" calcext:value-type="float">
            <text:p>8</text:p>
          </table:table-cell>
          <table:table-cell office:value-type="float" office:value="26.2255620989334" calcext:value-type="float">
            <text:p>26.2255620989334</text:p>
          </table:table-cell>
          <table:table-cell office:value-type="float" office:value="25.7248119896616" calcext:value-type="float">
            <text:p>25.7248119896616</text:p>
          </table:table-cell>
          <table:table-cell office:value-type="float" office:value="8" calcext:value-type="float">
            <text:p>8</text:p>
          </table:table-cell>
          <table:table-cell office:value-type="float" office:value="26.2255620989334" calcext:value-type="float">
            <text:p>26.2255620989334</text:p>
          </table:table-cell>
          <table:table-cell office:value-type="float" office:value="25.2526992609698" calcext:value-type="float">
            <text:p>25.2526992609698</text:p>
          </table:table-cell>
          <table:table-cell office:value-type="float" office:value="8" calcext:value-type="float">
            <text:p>8</text:p>
          </table:table-cell>
          <table:table-cell office:value-type="float" office:value="26.2255620989334" calcext:value-type="float">
            <text:p>26.2255620989334</text:p>
          </table:table-cell>
          <table:table-cell office:value-type="float" office:value="25.0787298644465" calcext:value-type="float">
            <text:p>25.0787298644465</text:p>
          </table:table-cell>
          <table:table-cell office:value-type="float" office:value="1.56471120710462" calcext:value-type="float">
            <text:p>1.5647112071046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3.2049584527676" calcext:value-type="float">
            <text:p>23.2049584527676</text:p>
          </table:table-cell>
          <table:table-cell office:value-type="float" office:value="24.9046142378125" calcext:value-type="float">
            <text:p>24.9046142378125</text:p>
          </table:table-cell>
          <table:table-cell office:value-type="float" office:value="8" calcext:value-type="float">
            <text:p>8</text:p>
          </table:table-cell>
          <table:table-cell office:value-type="float" office:value="23.2049584527676" calcext:value-type="float">
            <text:p>23.2049584527676</text:p>
          </table:table-cell>
          <table:table-cell office:value-type="float" office:value="24.1865905685696" calcext:value-type="float">
            <text:p>24.1865905685696</text:p>
          </table:table-cell>
          <table:table-cell office:value-type="float" office:value="8" calcext:value-type="float">
            <text:p>8</text:p>
          </table:table-cell>
          <table:table-cell office:value-type="float" office:value="23.2049584527676" calcext:value-type="float">
            <text:p>23.2049584527676</text:p>
          </table:table-cell>
          <table:table-cell office:value-type="float" office:value="24.4286031532452" calcext:value-type="float">
            <text:p>24.4286031532452</text:p>
          </table:table-cell>
          <table:table-cell office:value-type="float" office:value="8" calcext:value-type="float">
            <text:p>8</text:p>
          </table:table-cell>
          <table:table-cell office:value-type="float" office:value="23.2049584527676" calcext:value-type="float">
            <text:p>23.2049584527676</text:p>
          </table:table-cell>
          <table:table-cell office:value-type="float" office:value="24.8041310547347" calcext:value-type="float">
            <text:p>24.8041310547347</text:p>
          </table:table-cell>
          <table:table-cell office:value-type="float" office:value="-2.03888167619732" calcext:value-type="float">
            <text:p>-2.0388816761973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8.9300128375869" calcext:value-type="float">
            <text:p>18.9300128375869</text:p>
          </table:table-cell>
          <table:table-cell office:value-type="float" office:value="23.3149389443745" calcext:value-type="float">
            <text:p>23.3149389443745</text:p>
          </table:table-cell>
          <table:table-cell office:value-type="float" office:value="8" calcext:value-type="float">
            <text:p>8</text:p>
          </table:table-cell>
          <table:table-cell office:value-type="float" office:value="18.9300128375869" calcext:value-type="float">
            <text:p>18.9300128375869</text:p>
          </table:table-cell>
          <table:table-cell office:value-type="float" office:value="21.2780436378855" calcext:value-type="float">
            <text:p>21.2780436378855</text:p>
          </table:table-cell>
          <table:table-cell office:value-type="float" office:value="8" calcext:value-type="float">
            <text:p>8</text:p>
          </table:table-cell>
          <table:table-cell office:value-type="float" office:value="18.9300128375869" calcext:value-type="float">
            <text:p>18.9300128375869</text:p>
          </table:table-cell>
          <table:table-cell office:value-type="float" office:value="23.5622057919395" calcext:value-type="float">
            <text:p>23.5622057919395</text:p>
          </table:table-cell>
          <table:table-cell office:value-type="float" office:value="8" calcext:value-type="float">
            <text:p>8</text:p>
          </table:table-cell>
          <table:table-cell office:value-type="float" office:value="18.9300128375869" calcext:value-type="float">
            <text:p>18.9300128375869</text:p>
          </table:table-cell>
          <table:table-cell office:value-type="float" office:value="23.6223929044243" calcext:value-type="float">
            <text:p>23.6223929044243</text:p>
          </table:table-cell>
          <table:table-cell office:value-type="float" office:value="-5.94450770050635" calcext:value-type="float">
            <text:p>-5.9445077005063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1.1931420126054" calcext:value-type="float">
            <text:p>21.1931420126054</text:p>
          </table:table-cell>
          <table:table-cell office:value-type="float" office:value="24.1137211298612" calcext:value-type="float">
            <text:p>24.1137211298612</text:p>
          </table:table-cell>
          <table:table-cell office:value-type="float" office:value="8" calcext:value-type="float">
            <text:p>8</text:p>
          </table:table-cell>
          <table:table-cell office:value-type="float" office:value="21.1931420126054" calcext:value-type="float">
            <text:p>21.1931420126054</text:p>
          </table:table-cell>
          <table:table-cell office:value-type="float" office:value="23.0962178292642" calcext:value-type="float">
            <text:p>23.0962178292642</text:p>
          </table:table-cell>
          <table:table-cell office:value-type="float" office:value="8" calcext:value-type="float">
            <text:p>8</text:p>
          </table:table-cell>
          <table:table-cell office:value-type="float" office:value="21.1931420126054" calcext:value-type="float">
            <text:p>21.1931420126054</text:p>
          </table:table-cell>
          <table:table-cell office:value-type="float" office:value="23.677573591621" calcext:value-type="float">
            <text:p>23.677573591621</text:p>
          </table:table-cell>
          <table:table-cell office:value-type="float" office:value="8" calcext:value-type="float">
            <text:p>8</text:p>
          </table:table-cell>
          <table:table-cell office:value-type="float" office:value="21.1931420126054" calcext:value-type="float">
            <text:p>21.1931420126054</text:p>
          </table:table-cell>
          <table:table-cell office:value-type="float" office:value="24.3616170660749" calcext:value-type="float">
            <text:p>24.3616170660749</text:p>
          </table:table-cell>
          <table:table-cell office:value-type="float" office:value="-3.55801228406223" calcext:value-type="float">
            <text:p>-3.5580122840622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.0535038541695" calcext:value-type="float">
            <text:p>20.0535038541695</text:p>
          </table:table-cell>
          <table:table-cell office:value-type="float" office:value="25.1652072612232" calcext:value-type="float">
            <text:p>25.1652072612232</text:p>
          </table:table-cell>
          <table:table-cell office:value-type="float" office:value="8" calcext:value-type="float">
            <text:p>8</text:p>
          </table:table-cell>
          <table:table-cell office:value-type="float" office:value="20.0535038541695" calcext:value-type="float">
            <text:p>20.0535038541695</text:p>
          </table:table-cell>
          <table:table-cell office:value-type="float" office:value="23.2610174288708" calcext:value-type="float">
            <text:p>23.2610174288708</text:p>
          </table:table-cell>
          <table:table-cell office:value-type="float" office:value="8" calcext:value-type="float">
            <text:p>8</text:p>
          </table:table-cell>
          <table:table-cell office:value-type="float" office:value="20.0535038541695" calcext:value-type="float">
            <text:p>20.0535038541695</text:p>
          </table:table-cell>
          <table:table-cell office:value-type="float" office:value="23.8261537714175" calcext:value-type="float">
            <text:p>23.8261537714175</text:p>
          </table:table-cell>
          <table:table-cell office:value-type="float" office:value="8" calcext:value-type="float">
            <text:p>8</text:p>
          </table:table-cell>
          <table:table-cell office:value-type="float" office:value="20.0535038541695" calcext:value-type="float">
            <text:p>20.0535038541695</text:p>
          </table:table-cell>
          <table:table-cell office:value-type="float" office:value="25.1503673987938" calcext:value-type="float">
            <text:p>25.1503673987938</text:p>
          </table:table-cell>
          <table:table-cell office:value-type="float" office:value="-5.01480379246759" calcext:value-type="float">
            <text:p>-5.0148037924675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8.4040585241434" calcext:value-type="float">
            <text:p>28.4040585241434</text:p>
          </table:table-cell>
          <table:table-cell office:value-type="float" office:value="25.9503094867185" calcext:value-type="float">
            <text:p>25.9503094867185</text:p>
          </table:table-cell>
          <table:table-cell office:value-type="float" office:value="8" calcext:value-type="float">
            <text:p>8</text:p>
          </table:table-cell>
          <table:table-cell office:value-type="float" office:value="28.4040585241434" calcext:value-type="float">
            <text:p>28.4040585241434</text:p>
          </table:table-cell>
          <table:table-cell office:value-type="float" office:value="26.1435217274648" calcext:value-type="float">
            <text:p>26.1435217274648</text:p>
          </table:table-cell>
          <table:table-cell office:value-type="float" office:value="8" calcext:value-type="float">
            <text:p>8</text:p>
          </table:table-cell>
          <table:table-cell office:value-type="float" office:value="28.4040585241434" calcext:value-type="float">
            <text:p>28.4040585241434</text:p>
          </table:table-cell>
          <table:table-cell office:value-type="float" office:value="24.0191408706938" calcext:value-type="float">
            <text:p>24.0191408706938</text:p>
          </table:table-cell>
          <table:table-cell office:value-type="float" office:value="8" calcext:value-type="float">
            <text:p>8</text:p>
          </table:table-cell>
          <table:table-cell office:value-type="float" office:value="28.4040585241434" calcext:value-type="float">
            <text:p>28.4040585241434</text:p>
          </table:table-cell>
          <table:table-cell office:value-type="float" office:value="25.4962194252932" calcext:value-type="float">
            <text:p>25.4962194252932</text:p>
          </table:table-cell>
          <table:table-cell office:value-type="float" office:value="3.21128488337388" calcext:value-type="float">
            <text:p>3.2112848833738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2.631737518075" calcext:value-type="float">
            <text:p>22.631737518075</text:p>
          </table:table-cell>
          <table:table-cell office:value-type="float" office:value="24.5907942779704" calcext:value-type="float">
            <text:p>24.5907942779704</text:p>
          </table:table-cell>
          <table:table-cell office:value-type="float" office:value="8" calcext:value-type="float">
            <text:p>8</text:p>
          </table:table-cell>
          <table:table-cell office:value-type="float" office:value="22.631737518075" calcext:value-type="float">
            <text:p>22.631737518075</text:p>
          </table:table-cell>
          <table:table-cell office:value-type="float" office:value="24.1482723129729" calcext:value-type="float">
            <text:p>24.1482723129729</text:p>
          </table:table-cell>
          <table:table-cell office:value-type="float" office:value="8" calcext:value-type="float">
            <text:p>8</text:p>
          </table:table-cell>
          <table:table-cell office:value-type="float" office:value="22.631737518075" calcext:value-type="float">
            <text:p>22.631737518075</text:p>
          </table:table-cell>
          <table:table-cell office:value-type="float" office:value="23.4700933707106" calcext:value-type="float">
            <text:p>23.4700933707106</text:p>
          </table:table-cell>
          <table:table-cell office:value-type="float" office:value="8" calcext:value-type="float">
            <text:p>8</text:p>
          </table:table-cell>
          <table:table-cell office:value-type="float" office:value="22.631737518075" calcext:value-type="float">
            <text:p>22.631737518075</text:p>
          </table:table-cell>
          <table:table-cell office:value-type="float" office:value="24.5651688004114" calcext:value-type="float">
            <text:p>24.5651688004114</text:p>
          </table:table-cell>
          <table:table-cell office:value-type="float" office:value="-2.4121286898551" calcext:value-type="float">
            <text:p>-2.412128689855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8.0950020949618" calcext:value-type="float">
            <text:p>28.0950020949618</text:p>
          </table:table-cell>
          <table:table-cell office:value-type="float" office:value="24.5871034428309" calcext:value-type="float">
            <text:p>24.5871034428309</text:p>
          </table:table-cell>
          <table:table-cell office:value-type="float" office:value="8" calcext:value-type="float">
            <text:p>8</text:p>
          </table:table-cell>
          <table:table-cell office:value-type="float" office:value="28.0950020949618" calcext:value-type="float">
            <text:p>28.0950020949618</text:p>
          </table:table-cell>
          <table:table-cell office:value-type="float" office:value="26.9796843394633" calcext:value-type="float">
            <text:p>26.9796843394633</text:p>
          </table:table-cell>
          <table:table-cell office:value-type="float" office:value="8" calcext:value-type="float">
            <text:p>8</text:p>
          </table:table-cell>
          <table:table-cell office:value-type="float" office:value="28.0950020949618" calcext:value-type="float">
            <text:p>28.0950020949618</text:p>
          </table:table-cell>
          <table:table-cell office:value-type="float" office:value="26.2234585659373" calcext:value-type="float">
            <text:p>26.2234585659373</text:p>
          </table:table-cell>
          <table:table-cell office:value-type="float" office:value="8" calcext:value-type="float">
            <text:p>8</text:p>
          </table:table-cell>
          <table:table-cell office:value-type="float" office:value="28.0950020949618" calcext:value-type="float">
            <text:p>28.0950020949618</text:p>
          </table:table-cell>
          <table:table-cell office:value-type="float" office:value="24.5588082537745" calcext:value-type="float">
            <text:p>24.5588082537745</text:p>
          </table:table-cell>
          <table:table-cell office:value-type="float" office:value="3.07331373284123" calcext:value-type="float">
            <text:p>3.0733137328412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3.5156130534213" calcext:value-type="float">
            <text:p>23.5156130534213</text:p>
          </table:table-cell>
          <table:table-cell office:value-type="float" office:value="24.5454783078968" calcext:value-type="float">
            <text:p>24.5454783078968</text:p>
          </table:table-cell>
          <table:table-cell office:value-type="float" office:value="8" calcext:value-type="float">
            <text:p>8</text:p>
          </table:table-cell>
          <table:table-cell office:value-type="float" office:value="23.5156130534213" calcext:value-type="float">
            <text:p>23.5156130534213</text:p>
          </table:table-cell>
          <table:table-cell office:value-type="float" office:value="23.164115748697" calcext:value-type="float">
            <text:p>23.164115748697</text:p>
          </table:table-cell>
          <table:table-cell office:value-type="float" office:value="8" calcext:value-type="float">
            <text:p>8</text:p>
          </table:table-cell>
          <table:table-cell office:value-type="float" office:value="23.5156130534213" calcext:value-type="float">
            <text:p>23.5156130534213</text:p>
          </table:table-cell>
          <table:table-cell office:value-type="float" office:value="23.82272104263" calcext:value-type="float">
            <text:p>23.82272104263</text:p>
          </table:table-cell>
          <table:table-cell office:value-type="float" office:value="8" calcext:value-type="float">
            <text:p>8</text:p>
          </table:table-cell>
          <table:table-cell office:value-type="float" office:value="23.5156130534213" calcext:value-type="float">
            <text:p>23.5156130534213</text:p>
          </table:table-cell>
          <table:table-cell office:value-type="float" office:value="24.4864295828979" calcext:value-type="float">
            <text:p>24.4864295828979</text:p>
          </table:table-cell>
          <table:table-cell office:value-type="float" office:value="-1.48959287127441" calcext:value-type="float">
            <text:p>-1.4895928712744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1.993364010465" calcext:value-type="float">
            <text:p>21.993364010465</text:p>
          </table:table-cell>
          <table:table-cell office:value-type="float" office:value="24.8269509490585" calcext:value-type="float">
            <text:p>24.8269509490585</text:p>
          </table:table-cell>
          <table:table-cell office:value-type="float" office:value="8" calcext:value-type="float">
            <text:p>8</text:p>
          </table:table-cell>
          <table:table-cell office:value-type="float" office:value="21.993364010465" calcext:value-type="float">
            <text:p>21.993364010465</text:p>
          </table:table-cell>
          <table:table-cell office:value-type="float" office:value="21.8920725234235" calcext:value-type="float">
            <text:p>21.8920725234235</text:p>
          </table:table-cell>
          <table:table-cell office:value-type="float" office:value="8" calcext:value-type="float">
            <text:p>8</text:p>
          </table:table-cell>
          <table:table-cell office:value-type="float" office:value="21.993364010465" calcext:value-type="float">
            <text:p>21.993364010465</text:p>
          </table:table-cell>
          <table:table-cell office:value-type="float" office:value="22.930195285613" calcext:value-type="float">
            <text:p>22.930195285613</text:p>
          </table:table-cell>
          <table:table-cell office:value-type="float" office:value="8" calcext:value-type="float">
            <text:p>8</text:p>
          </table:table-cell>
          <table:table-cell office:value-type="float" office:value="21.993364010465" calcext:value-type="float">
            <text:p>21.993364010465</text:p>
          </table:table-cell>
          <table:table-cell office:value-type="float" office:value="24.6958003556904" calcext:value-type="float">
            <text:p>24.6958003556904</text:p>
          </table:table-cell>
          <table:table-cell office:value-type="float" office:value="-3.36063586737414" calcext:value-type="float">
            <text:p>-3.3606358673741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6.031025180479" calcext:value-type="float">
            <text:p>26.031025180479</text:p>
          </table:table-cell>
          <table:table-cell office:value-type="float" office:value="24.1969553549725" calcext:value-type="float">
            <text:p>24.1969553549725</text:p>
          </table:table-cell>
          <table:table-cell office:value-type="float" office:value="8" calcext:value-type="float">
            <text:p>8</text:p>
          </table:table-cell>
          <table:table-cell office:value-type="float" office:value="26.031025180479" calcext:value-type="float">
            <text:p>26.031025180479</text:p>
          </table:table-cell>
          <table:table-cell office:value-type="float" office:value="24.3926594414477" calcext:value-type="float">
            <text:p>24.3926594414477</text:p>
          </table:table-cell>
          <table:table-cell office:value-type="float" office:value="8" calcext:value-type="float">
            <text:p>8</text:p>
          </table:table-cell>
          <table:table-cell office:value-type="float" office:value="26.031025180479" calcext:value-type="float">
            <text:p>26.031025180479</text:p>
          </table:table-cell>
          <table:table-cell office:value-type="float" office:value="24.3066136185255" calcext:value-type="float">
            <text:p>24.3066136185255</text:p>
          </table:table-cell>
          <table:table-cell office:value-type="float" office:value="8" calcext:value-type="float">
            <text:p>8</text:p>
          </table:table-cell>
          <table:table-cell office:value-type="float" office:value="26.031025180479" calcext:value-type="float">
            <text:p>26.031025180479</text:p>
          </table:table-cell>
          <table:table-cell office:value-type="float" office:value="24.3111410331252" calcext:value-type="float">
            <text:p>24.3111410331252</text:p>
          </table:table-cell>
          <table:table-cell office:value-type="float" office:value="0.754212903014704" calcext:value-type="float">
            <text:p>0.75421290301470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6.1069601249861" calcext:value-type="float">
            <text:p>26.1069601249861</text:p>
          </table:table-cell>
          <table:table-cell office:value-type="float" office:value="25.2577543847216" calcext:value-type="float">
            <text:p>25.2577543847216</text:p>
          </table:table-cell>
          <table:table-cell office:value-type="float" office:value="8" calcext:value-type="float">
            <text:p>8</text:p>
          </table:table-cell>
          <table:table-cell office:value-type="float" office:value="26.1069601249861" calcext:value-type="float">
            <text:p>26.1069601249861</text:p>
          </table:table-cell>
          <table:table-cell office:value-type="float" office:value="25.4651336719253" calcext:value-type="float">
            <text:p>25.4651336719253</text:p>
          </table:table-cell>
          <table:table-cell office:value-type="float" office:value="8" calcext:value-type="float">
            <text:p>8</text:p>
          </table:table-cell>
          <table:table-cell office:value-type="float" office:value="26.1069601249861" calcext:value-type="float">
            <text:p>26.1069601249861</text:p>
          </table:table-cell>
          <table:table-cell office:value-type="float" office:value="24.6332432481648" calcext:value-type="float">
            <text:p>24.6332432481648</text:p>
          </table:table-cell>
          <table:table-cell office:value-type="float" office:value="8" calcext:value-type="float">
            <text:p>8</text:p>
          </table:table-cell>
          <table:table-cell office:value-type="float" office:value="26.1069601249861" calcext:value-type="float">
            <text:p>26.1069601249861</text:p>
          </table:table-cell>
          <table:table-cell office:value-type="float" office:value="25.1624504675154" calcext:value-type="float">
            <text:p>25.1624504675154</text:p>
          </table:table-cell>
          <table:table-cell office:value-type="float" office:value="1.05110587441824" calcext:value-type="float">
            <text:p>1.0511058744182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7.053827067763" calcext:value-type="float">
            <text:p>27.053827067763</text:p>
          </table:table-cell>
          <table:table-cell office:value-type="float" office:value="25.2105958035548" calcext:value-type="float">
            <text:p>25.2105958035548</text:p>
          </table:table-cell>
          <table:table-cell office:value-type="float" office:value="8" calcext:value-type="float">
            <text:p>8</text:p>
          </table:table-cell>
          <table:table-cell office:value-type="float" office:value="27.053827067763" calcext:value-type="float">
            <text:p>27.053827067763</text:p>
          </table:table-cell>
          <table:table-cell office:value-type="float" office:value="25.6793317416115" calcext:value-type="float">
            <text:p>25.6793317416115</text:p>
          </table:table-cell>
          <table:table-cell office:value-type="float" office:value="8" calcext:value-type="float">
            <text:p>8</text:p>
          </table:table-cell>
          <table:table-cell office:value-type="float" office:value="27.053827067763" calcext:value-type="float">
            <text:p>27.053827067763</text:p>
          </table:table-cell>
          <table:table-cell office:value-type="float" office:value="25.4034810088078" calcext:value-type="float">
            <text:p>25.4034810088078</text:p>
          </table:table-cell>
          <table:table-cell office:value-type="float" office:value="8" calcext:value-type="float">
            <text:p>8</text:p>
          </table:table-cell>
          <table:table-cell office:value-type="float" office:value="27.053827067763" calcext:value-type="float">
            <text:p>27.053827067763</text:p>
          </table:table-cell>
          <table:table-cell office:value-type="float" office:value="25.0532512335162" calcext:value-type="float">
            <text:p>25.0532512335162</text:p>
          </table:table-cell>
          <table:table-cell office:value-type="float" office:value="2.37306368651709" calcext:value-type="float">
            <text:p>2.3730636865170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6.970792088524" calcext:value-type="float">
            <text:p>16.970792088524</text:p>
          </table:table-cell>
          <table:table-cell office:value-type="float" office:value="23.6608895565992" calcext:value-type="float">
            <text:p>23.6608895565992</text:p>
          </table:table-cell>
          <table:table-cell office:value-type="float" office:value="8" calcext:value-type="float">
            <text:p>8</text:p>
          </table:table-cell>
          <table:table-cell office:value-type="float" office:value="16.970792088524" calcext:value-type="float">
            <text:p>16.970792088524</text:p>
          </table:table-cell>
          <table:table-cell office:value-type="float" office:value="20.4440061286536" calcext:value-type="float">
            <text:p>20.4440061286536</text:p>
          </table:table-cell>
          <table:table-cell office:value-type="float" office:value="8" calcext:value-type="float">
            <text:p>8</text:p>
          </table:table-cell>
          <table:table-cell office:value-type="float" office:value="16.970792088524" calcext:value-type="float">
            <text:p>16.970792088524</text:p>
          </table:table-cell>
          <table:table-cell office:value-type="float" office:value="23.1981692878881" calcext:value-type="float">
            <text:p>23.1981692878881</text:p>
          </table:table-cell>
          <table:table-cell office:value-type="float" office:value="8" calcext:value-type="float">
            <text:p>8</text:p>
          </table:table-cell>
          <table:table-cell office:value-type="float" office:value="16.970792088524" calcext:value-type="float">
            <text:p>16.970792088524</text:p>
          </table:table-cell>
          <table:table-cell office:value-type="float" office:value="24.0880140413799" calcext:value-type="float">
            <text:p>24.0880140413799</text:p>
          </table:table-cell>
          <table:table-cell office:value-type="float" office:value="-8.27345070205022" calcext:value-type="float">
            <text:p>-8.2734507020502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7.1603939607802" calcext:value-type="float">
            <text:p>17.1603939607802</text:p>
          </table:table-cell>
          <table:table-cell office:value-type="float" office:value="23.4738239010551" calcext:value-type="float">
            <text:p>23.4738239010551</text:p>
          </table:table-cell>
          <table:table-cell office:value-type="float" office:value="8" calcext:value-type="float">
            <text:p>8</text:p>
          </table:table-cell>
          <table:table-cell office:value-type="float" office:value="17.1603939607802" calcext:value-type="float">
            <text:p>17.1603939607802</text:p>
          </table:table-cell>
          <table:table-cell office:value-type="float" office:value="20.9546453566415" calcext:value-type="float">
            <text:p>20.9546453566415</text:p>
          </table:table-cell>
          <table:table-cell office:value-type="float" office:value="8" calcext:value-type="float">
            <text:p>8</text:p>
          </table:table-cell>
          <table:table-cell office:value-type="float" office:value="17.1603939607802" calcext:value-type="float">
            <text:p>17.1603939607802</text:p>
          </table:table-cell>
          <table:table-cell office:value-type="float" office:value="23.5161364371499" calcext:value-type="float">
            <text:p>23.5161364371499</text:p>
          </table:table-cell>
          <table:table-cell office:value-type="float" office:value="8" calcext:value-type="float">
            <text:p>8</text:p>
          </table:table-cell>
          <table:table-cell office:value-type="float" office:value="17.1603939607802" calcext:value-type="float">
            <text:p>17.1603939607802</text:p>
          </table:table-cell>
          <table:table-cell office:value-type="float" office:value="23.8074684258918" calcext:value-type="float">
            <text:p>23.8074684258918</text:p>
          </table:table-cell>
          <table:table-cell office:value-type="float" office:value="-8.07323735334077" calcext:value-type="float">
            <text:p>-8.0732373533407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4.212523194053" calcext:value-type="float">
            <text:p>24.212523194053</text:p>
          </table:table-cell>
          <table:table-cell office:value-type="float" office:value="25.8345528142929" calcext:value-type="float">
            <text:p>25.8345528142929</text:p>
          </table:table-cell>
          <table:table-cell office:value-type="float" office:value="8" calcext:value-type="float">
            <text:p>8</text:p>
          </table:table-cell>
          <table:table-cell office:value-type="float" office:value="24.212523194053" calcext:value-type="float">
            <text:p>24.212523194053</text:p>
          </table:table-cell>
          <table:table-cell office:value-type="float" office:value="27.2068929008938" calcext:value-type="float">
            <text:p>27.2068929008938</text:p>
          </table:table-cell>
          <table:table-cell office:value-type="float" office:value="8" calcext:value-type="float">
            <text:p>8</text:p>
          </table:table-cell>
          <table:table-cell office:value-type="float" office:value="24.212523194053" calcext:value-type="float">
            <text:p>24.212523194053</text:p>
          </table:table-cell>
          <table:table-cell office:value-type="float" office:value="25.4926548037732" calcext:value-type="float">
            <text:p>25.4926548037732</text:p>
          </table:table-cell>
          <table:table-cell office:value-type="float" office:value="8" calcext:value-type="float">
            <text:p>8</text:p>
          </table:table-cell>
          <table:table-cell office:value-type="float" office:value="24.212523194053" calcext:value-type="float">
            <text:p>24.212523194053</text:p>
          </table:table-cell>
          <table:table-cell office:value-type="float" office:value="25.6909632312639" calcext:value-type="float">
            <text:p>25.6909632312639</text:p>
          </table:table-cell>
          <table:table-cell office:value-type="float" office:value="-0.309391238785309" calcext:value-type="float">
            <text:p>-0.30939123878530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6.1346477423676" calcext:value-type="float">
            <text:p>26.1346477423676</text:p>
          </table:table-cell>
          <table:table-cell office:value-type="float" office:value="24.9123731844811" calcext:value-type="float">
            <text:p>24.9123731844811</text:p>
          </table:table-cell>
          <table:table-cell office:value-type="float" office:value="8" calcext:value-type="float">
            <text:p>8</text:p>
          </table:table-cell>
          <table:table-cell office:value-type="float" office:value="26.1346477423676" calcext:value-type="float">
            <text:p>26.1346477423676</text:p>
          </table:table-cell>
          <table:table-cell office:value-type="float" office:value="25.8482050239302" calcext:value-type="float">
            <text:p>25.8482050239302</text:p>
          </table:table-cell>
          <table:table-cell office:value-type="float" office:value="8" calcext:value-type="float">
            <text:p>8</text:p>
          </table:table-cell>
          <table:table-cell office:value-type="float" office:value="26.1346477423676" calcext:value-type="float">
            <text:p>26.1346477423676</text:p>
          </table:table-cell>
          <table:table-cell office:value-type="float" office:value="24.8176471182342" calcext:value-type="float">
            <text:p>24.8176471182342</text:p>
          </table:table-cell>
          <table:table-cell office:value-type="float" office:value="8" calcext:value-type="float">
            <text:p>8</text:p>
          </table:table-cell>
          <table:table-cell office:value-type="float" office:value="26.1346477423676" calcext:value-type="float">
            <text:p>26.1346477423676</text:p>
          </table:table-cell>
          <table:table-cell office:value-type="float" office:value="24.9122574268395" calcext:value-type="float">
            <text:p>24.9122574268395</text:p>
          </table:table-cell>
          <table:table-cell office:value-type="float" office:value="1.15172881585236" calcext:value-type="float">
            <text:p>1.1517288158523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8.681718129017" calcext:value-type="float">
            <text:p>28.681718129017</text:p>
          </table:table-cell>
          <table:table-cell office:value-type="float" office:value="25.4384073995544" calcext:value-type="float">
            <text:p>25.4384073995544</text:p>
          </table:table-cell>
          <table:table-cell office:value-type="float" office:value="8" calcext:value-type="float">
            <text:p>8</text:p>
          </table:table-cell>
          <table:table-cell office:value-type="float" office:value="28.681718129017" calcext:value-type="float">
            <text:p>28.681718129017</text:p>
          </table:table-cell>
          <table:table-cell office:value-type="float" office:value="27.9512842303819" calcext:value-type="float">
            <text:p>27.9512842303819</text:p>
          </table:table-cell>
          <table:table-cell office:value-type="float" office:value="8" calcext:value-type="float">
            <text:p>8</text:p>
          </table:table-cell>
          <table:table-cell office:value-type="float" office:value="28.681718129017" calcext:value-type="float">
            <text:p>28.681718129017</text:p>
          </table:table-cell>
          <table:table-cell office:value-type="float" office:value="26.3613607873109" calcext:value-type="float">
            <text:p>26.3613607873109</text:p>
          </table:table-cell>
          <table:table-cell office:value-type="float" office:value="8" calcext:value-type="float">
            <text:p>8</text:p>
          </table:table-cell>
          <table:table-cell office:value-type="float" office:value="28.681718129017" calcext:value-type="float">
            <text:p>28.681718129017</text:p>
          </table:table-cell>
          <table:table-cell office:value-type="float" office:value="25.3111254414558" calcext:value-type="float">
            <text:p>25.3111254414558</text:p>
          </table:table-cell>
          <table:table-cell office:value-type="float" office:value="3.53545226685849" calcext:value-type="float">
            <text:p>3.5354522668584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3.2179188599777" calcext:value-type="float">
            <text:p>23.2179188599777</text:p>
          </table:table-cell>
          <table:table-cell office:value-type="float" office:value="24.490845658847" calcext:value-type="float">
            <text:p>24.490845658847</text:p>
          </table:table-cell>
          <table:table-cell office:value-type="float" office:value="8" calcext:value-type="float">
            <text:p>8</text:p>
          </table:table-cell>
          <table:table-cell office:value-type="float" office:value="23.2179188599777" calcext:value-type="float">
            <text:p>23.2179188599777</text:p>
          </table:table-cell>
          <table:table-cell office:value-type="float" office:value="24.0890920156579" calcext:value-type="float">
            <text:p>24.0890920156579</text:p>
          </table:table-cell>
          <table:table-cell office:value-type="float" office:value="8" calcext:value-type="float">
            <text:p>8</text:p>
          </table:table-cell>
          <table:table-cell office:value-type="float" office:value="23.2179188599777" calcext:value-type="float">
            <text:p>23.2179188599777</text:p>
          </table:table-cell>
          <table:table-cell office:value-type="float" office:value="23.8740574164051" calcext:value-type="float">
            <text:p>23.8740574164051</text:p>
          </table:table-cell>
          <table:table-cell office:value-type="float" office:value="8" calcext:value-type="float">
            <text:p>8</text:p>
          </table:table-cell>
          <table:table-cell office:value-type="float" office:value="23.2179188599777" calcext:value-type="float">
            <text:p>23.2179188599777</text:p>
          </table:table-cell>
          <table:table-cell office:value-type="float" office:value="24.5749825358801" calcext:value-type="float">
            <text:p>24.5749825358801</text:p>
          </table:table-cell>
          <table:table-cell office:value-type="float" office:value="-1.97313322271723" calcext:value-type="float">
            <text:p>-1.9731332227172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0.4891027166465" calcext:value-type="float">
            <text:p>20.4891027166465</text:p>
          </table:table-cell>
          <table:table-cell office:value-type="float" office:value="24.4679571086176" calcext:value-type="float">
            <text:p>24.4679571086176</text:p>
          </table:table-cell>
          <table:table-cell office:value-type="float" office:value="8" calcext:value-type="float">
            <text:p>8</text:p>
          </table:table-cell>
          <table:table-cell office:value-type="float" office:value="20.4891027166465" calcext:value-type="float">
            <text:p>20.4891027166465</text:p>
          </table:table-cell>
          <table:table-cell office:value-type="float" office:value="21.5700833316131" calcext:value-type="float">
            <text:p>21.5700833316131</text:p>
          </table:table-cell>
          <table:table-cell office:value-type="float" office:value="8" calcext:value-type="float">
            <text:p>8</text:p>
          </table:table-cell>
          <table:table-cell office:value-type="float" office:value="20.4891027166465" calcext:value-type="float">
            <text:p>20.4891027166465</text:p>
          </table:table-cell>
          <table:table-cell office:value-type="float" office:value="23.0457253023407" calcext:value-type="float">
            <text:p>23.0457253023407</text:p>
          </table:table-cell>
          <table:table-cell office:value-type="float" office:value="8" calcext:value-type="float">
            <text:p>8</text:p>
          </table:table-cell>
          <table:table-cell office:value-type="float" office:value="20.4891027166465" calcext:value-type="float">
            <text:p>20.4891027166465</text:p>
          </table:table-cell>
          <table:table-cell office:value-type="float" office:value="24.4508148720733" calcext:value-type="float">
            <text:p>24.4508148720733</text:p>
          </table:table-cell>
          <table:table-cell office:value-type="float" office:value="-4.38500469926704" calcext:value-type="float">
            <text:p>-4.3850046992670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3.4685093343804" calcext:value-type="float">
            <text:p>23.4685093343804</text:p>
          </table:table-cell>
          <table:table-cell office:value-type="float" office:value="24.7618953546963" calcext:value-type="float">
            <text:p>24.7618953546963</text:p>
          </table:table-cell>
          <table:table-cell office:value-type="float" office:value="8" calcext:value-type="float">
            <text:p>8</text:p>
          </table:table-cell>
          <table:table-cell office:value-type="float" office:value="23.4685093343804" calcext:value-type="float">
            <text:p>23.4685093343804</text:p>
          </table:table-cell>
          <table:table-cell office:value-type="float" office:value="24.1898142106127" calcext:value-type="float">
            <text:p>24.1898142106127</text:p>
          </table:table-cell>
          <table:table-cell office:value-type="float" office:value="8" calcext:value-type="float">
            <text:p>8</text:p>
          </table:table-cell>
          <table:table-cell office:value-type="float" office:value="23.4685093343804" calcext:value-type="float">
            <text:p>23.4685093343804</text:p>
          </table:table-cell>
          <table:table-cell office:value-type="float" office:value="24.0805355359565" calcext:value-type="float">
            <text:p>24.0805355359565</text:p>
          </table:table-cell>
          <table:table-cell office:value-type="float" office:value="8" calcext:value-type="float">
            <text:p>8</text:p>
          </table:table-cell>
          <table:table-cell office:value-type="float" office:value="23.4685093343804" calcext:value-type="float">
            <text:p>23.4685093343804</text:p>
          </table:table-cell>
          <table:table-cell office:value-type="float" office:value="24.7759962655807" calcext:value-type="float">
            <text:p>24.7759962655807</text:p>
          </table:table-cell>
          <table:table-cell office:value-type="float" office:value="-1.64187722101398" calcext:value-type="float">
            <text:p>-1.6418772210139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4.7939718569603" calcext:value-type="float">
            <text:p>24.7939718569603</text:p>
          </table:table-cell>
          <table:table-cell office:value-type="float" office:value="24.3286587703842" calcext:value-type="float">
            <text:p>24.3286587703842</text:p>
          </table:table-cell>
          <table:table-cell office:value-type="float" office:value="8" calcext:value-type="float">
            <text:p>8</text:p>
          </table:table-cell>
          <table:table-cell office:value-type="float" office:value="24.7939718569603" calcext:value-type="float">
            <text:p>24.7939718569603</text:p>
          </table:table-cell>
          <table:table-cell office:value-type="float" office:value="24.3201399666904" calcext:value-type="float">
            <text:p>24.3201399666904</text:p>
          </table:table-cell>
          <table:table-cell office:value-type="float" office:value="8" calcext:value-type="float">
            <text:p>8</text:p>
          </table:table-cell>
          <table:table-cell office:value-type="float" office:value="24.7939718569603" calcext:value-type="float">
            <text:p>24.7939718569603</text:p>
          </table:table-cell>
          <table:table-cell office:value-type="float" office:value="23.9976628203537" calcext:value-type="float">
            <text:p>23.9976628203537</text:p>
          </table:table-cell>
          <table:table-cell office:value-type="float" office:value="8" calcext:value-type="float">
            <text:p>8</text:p>
          </table:table-cell>
          <table:table-cell office:value-type="float" office:value="24.7939718569603" calcext:value-type="float">
            <text:p>24.7939718569603</text:p>
          </table:table-cell>
          <table:table-cell office:value-type="float" office:value="24.2814310533509" calcext:value-type="float">
            <text:p>24.2814310533509</text:p>
          </table:table-cell>
          <table:table-cell office:value-type="float" office:value="-0.128163582022643" calcext:value-type="float">
            <text:p>-0.12816358202264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4.8764568780543" calcext:value-type="float">
            <text:p>24.8764568780543</text:p>
          </table:table-cell>
          <table:table-cell office:value-type="float" office:value="24.6264020798412" calcext:value-type="float">
            <text:p>24.6264020798412</text:p>
          </table:table-cell>
          <table:table-cell office:value-type="float" office:value="8" calcext:value-type="float">
            <text:p>8</text:p>
          </table:table-cell>
          <table:table-cell office:value-type="float" office:value="24.8764568780543" calcext:value-type="float">
            <text:p>24.8764568780543</text:p>
          </table:table-cell>
          <table:table-cell office:value-type="float" office:value="24.591148932089" calcext:value-type="float">
            <text:p>24.591148932089</text:p>
          </table:table-cell>
          <table:table-cell office:value-type="float" office:value="8" calcext:value-type="float">
            <text:p>8</text:p>
          </table:table-cell>
          <table:table-cell office:value-type="float" office:value="24.8764568780543" calcext:value-type="float">
            <text:p>24.8764568780543</text:p>
          </table:table-cell>
          <table:table-cell office:value-type="float" office:value="24.0922818196952" calcext:value-type="float">
            <text:p>24.0922818196952</text:p>
          </table:table-cell>
          <table:table-cell office:value-type="float" office:value="8" calcext:value-type="float">
            <text:p>8</text:p>
          </table:table-cell>
          <table:table-cell office:value-type="float" office:value="24.8764568780543" calcext:value-type="float">
            <text:p>24.8764568780543</text:p>
          </table:table-cell>
          <table:table-cell office:value-type="float" office:value="24.747965068896" calcext:value-type="float">
            <text:p>24.747965068896</text:p>
          </table:table-cell>
          <table:table-cell office:value-type="float" office:value="-0.0368160123836564" calcext:value-type="float">
            <text:p>-0.036816012383656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7.8386349006908" calcext:value-type="float">
            <text:p>27.8386349006908</text:p>
          </table:table-cell>
          <table:table-cell office:value-type="float" office:value="25.6089622878424" calcext:value-type="float">
            <text:p>25.6089622878424</text:p>
          </table:table-cell>
          <table:table-cell office:value-type="float" office:value="8" calcext:value-type="float">
            <text:p>8</text:p>
          </table:table-cell>
          <table:table-cell office:value-type="float" office:value="27.8386349006908" calcext:value-type="float">
            <text:p>27.8386349006908</text:p>
          </table:table-cell>
          <table:table-cell office:value-type="float" office:value="25.3591437611162" calcext:value-type="float">
            <text:p>25.3591437611162</text:p>
          </table:table-cell>
          <table:table-cell office:value-type="float" office:value="8" calcext:value-type="float">
            <text:p>8</text:p>
          </table:table-cell>
          <table:table-cell office:value-type="float" office:value="27.8386349006908" calcext:value-type="float">
            <text:p>27.8386349006908</text:p>
          </table:table-cell>
          <table:table-cell office:value-type="float" office:value="23.9079067730385" calcext:value-type="float">
            <text:p>23.9079067730385</text:p>
          </table:table-cell>
          <table:table-cell office:value-type="float" office:value="8" calcext:value-type="float">
            <text:p>8</text:p>
          </table:table-cell>
          <table:table-cell office:value-type="float" office:value="27.8386349006908" calcext:value-type="float">
            <text:p>27.8386349006908</text:p>
          </table:table-cell>
          <table:table-cell office:value-type="float" office:value="25.3546950258866" calcext:value-type="float">
            <text:p>25.3546950258866</text:p>
          </table:table-cell>
          <table:table-cell office:value-type="float" office:value="2.42185567398363" calcext:value-type="float">
            <text:p>2.4218556739836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1.6067594225867" calcext:value-type="float">
            <text:p>21.6067594225867</text:p>
          </table:table-cell>
          <table:table-cell office:value-type="float" office:value="25.1310764880176" calcext:value-type="float">
            <text:p>25.1310764880176</text:p>
          </table:table-cell>
          <table:table-cell office:value-type="float" office:value="8" calcext:value-type="float">
            <text:p>8</text:p>
          </table:table-cell>
          <table:table-cell office:value-type="float" office:value="21.6067594225867" calcext:value-type="float">
            <text:p>21.6067594225867</text:p>
          </table:table-cell>
          <table:table-cell office:value-type="float" office:value="24.4115441011675" calcext:value-type="float">
            <text:p>24.4115441011675</text:p>
          </table:table-cell>
          <table:table-cell office:value-type="float" office:value="8" calcext:value-type="float">
            <text:p>8</text:p>
          </table:table-cell>
          <table:table-cell office:value-type="float" office:value="21.6067594225867" calcext:value-type="float">
            <text:p>21.6067594225867</text:p>
          </table:table-cell>
          <table:table-cell office:value-type="float" office:value="24.6114657234927" calcext:value-type="float">
            <text:p>24.6114657234927</text:p>
          </table:table-cell>
          <table:table-cell office:value-type="float" office:value="8" calcext:value-type="float">
            <text:p>8</text:p>
          </table:table-cell>
          <table:table-cell office:value-type="float" office:value="21.6067594225867" calcext:value-type="float">
            <text:p>21.6067594225867</text:p>
          </table:table-cell>
          <table:table-cell office:value-type="float" office:value="24.8667698729185" calcext:value-type="float">
            <text:p>24.8667698729185</text:p>
          </table:table-cell>
          <table:table-cell office:value-type="float" office:value="-3.47125045539081" calcext:value-type="float">
            <text:p>-3.4712504553908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8.0201200211416" calcext:value-type="float">
            <text:p>28.0201200211416</text:p>
          </table:table-cell>
          <table:table-cell office:value-type="float" office:value="24.0447690147052" calcext:value-type="float">
            <text:p>24.0447690147052</text:p>
          </table:table-cell>
          <table:table-cell office:value-type="float" office:value="9" calcext:value-type="float">
            <text:p>9</text:p>
          </table:table-cell>
          <table:table-cell office:value-type="float" office:value="28.0201200211416" calcext:value-type="float">
            <text:p>28.0201200211416</text:p>
          </table:table-cell>
          <table:table-cell office:value-type="float" office:value="24.8459796755911" calcext:value-type="float">
            <text:p>24.8459796755911</text:p>
          </table:table-cell>
          <table:table-cell office:value-type="float" office:value="9" calcext:value-type="float">
            <text:p>9</text:p>
          </table:table-cell>
          <table:table-cell office:value-type="float" office:value="28.0201200211416" calcext:value-type="float">
            <text:p>28.0201200211416</text:p>
          </table:table-cell>
          <table:table-cell office:value-type="float" office:value="24.2585105230168" calcext:value-type="float">
            <text:p>24.2585105230168</text:p>
          </table:table-cell>
          <table:table-cell office:value-type="float" office:value="9" calcext:value-type="float">
            <text:p>9</text:p>
          </table:table-cell>
          <table:table-cell office:value-type="float" office:value="28.0201200211416" calcext:value-type="float">
            <text:p>28.0201200211416</text:p>
          </table:table-cell>
          <table:table-cell office:value-type="float" office:value="24.1003636535807" calcext:value-type="float">
            <text:p>24.1003636535807</text:p>
          </table:table-cell>
          <table:table-cell office:value-type="float" office:value="2.69029776489856" calcext:value-type="float">
            <text:p>2.69029776489856</text:p>
          </table:table-cell>
          <table:table-cell office:value-type="float" office:value="9" calcext:value-type="float">
            <text:p>9</text:p>
          </table:table-cell>
          <table:table-cell table:formula="of:=CORREL([.D802:.D901];[.$N802:.$N901])" office:value-type="float" office:value="0.206407849328192" calcext:value-type="float">
            <text:p>0.206407849328192</text:p>
          </table:table-cell>
          <table:table-cell table:number-columns-repeated="2"/>
          <table:table-cell table:formula="of:=CORREL([.G802:.G901];[.$N802:.$N901])" office:value-type="float" office:value="0.8574462135494" calcext:value-type="float">
            <text:p>0.8574462135494</text:p>
          </table:table-cell>
          <table:table-cell table:number-columns-repeated="2"/>
          <table:table-cell table:formula="of:=CORREL([.J802:.J901];[.$N802:.$N901])" office:value-type="float" office:value="0.56589435157052" calcext:value-type="float">
            <text:p>0.56589435157052</text:p>
          </table:table-cell>
          <table:table-cell table:number-columns-repeated="2"/>
          <table:table-cell table:formula="of:=CORREL([.M802:.M901];[.$N802:.$N901])" office:value-type="float" office:value="0.196272596026345" calcext:value-type="float">
            <text:p>0.196272596026345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6.7802577450602" calcext:value-type="float">
            <text:p>26.7802577450602</text:p>
          </table:table-cell>
          <table:table-cell office:value-type="float" office:value="23.3188406712352" calcext:value-type="float">
            <text:p>23.3188406712352</text:p>
          </table:table-cell>
          <table:table-cell office:value-type="float" office:value="9" calcext:value-type="float">
            <text:p>9</text:p>
          </table:table-cell>
          <table:table-cell office:value-type="float" office:value="26.7802577450602" calcext:value-type="float">
            <text:p>26.7802577450602</text:p>
          </table:table-cell>
          <table:table-cell office:value-type="float" office:value="24.385190936501" calcext:value-type="float">
            <text:p>24.385190936501</text:p>
          </table:table-cell>
          <table:table-cell office:value-type="float" office:value="9" calcext:value-type="float">
            <text:p>9</text:p>
          </table:table-cell>
          <table:table-cell office:value-type="float" office:value="26.7802577450602" calcext:value-type="float">
            <text:p>26.7802577450602</text:p>
          </table:table-cell>
          <table:table-cell office:value-type="float" office:value="25.2650541737775" calcext:value-type="float">
            <text:p>25.2650541737775</text:p>
          </table:table-cell>
          <table:table-cell office:value-type="float" office:value="9" calcext:value-type="float">
            <text:p>9</text:p>
          </table:table-cell>
          <table:table-cell office:value-type="float" office:value="26.7802577450602" calcext:value-type="float">
            <text:p>26.7802577450602</text:p>
          </table:table-cell>
          <table:table-cell office:value-type="float" office:value="23.466239888199" calcext:value-type="float">
            <text:p>23.466239888199</text:p>
          </table:table-cell>
          <table:table-cell office:value-type="float" office:value="1.52125497773502" calcext:value-type="float">
            <text:p>1.5212549777350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8.9483448927869" calcext:value-type="float">
            <text:p>28.9483448927869</text:p>
          </table:table-cell>
          <table:table-cell office:value-type="float" office:value="24.644824754408" calcext:value-type="float">
            <text:p>24.644824754408</text:p>
          </table:table-cell>
          <table:table-cell office:value-type="float" office:value="9" calcext:value-type="float">
            <text:p>9</text:p>
          </table:table-cell>
          <table:table-cell office:value-type="float" office:value="28.9483448927869" calcext:value-type="float">
            <text:p>28.9483448927869</text:p>
          </table:table-cell>
          <table:table-cell office:value-type="float" office:value="26.1408985126516" calcext:value-type="float">
            <text:p>26.1408985126516</text:p>
          </table:table-cell>
          <table:table-cell office:value-type="float" office:value="9" calcext:value-type="float">
            <text:p>9</text:p>
          </table:table-cell>
          <table:table-cell office:value-type="float" office:value="28.9483448927869" calcext:value-type="float">
            <text:p>28.9483448927869</text:p>
          </table:table-cell>
          <table:table-cell office:value-type="float" office:value="25.4083805950846" calcext:value-type="float">
            <text:p>25.4083805950846</text:p>
          </table:table-cell>
          <table:table-cell office:value-type="float" office:value="9" calcext:value-type="float">
            <text:p>9</text:p>
          </table:table-cell>
          <table:table-cell office:value-type="float" office:value="28.9483448927869" calcext:value-type="float">
            <text:p>28.9483448927869</text:p>
          </table:table-cell>
          <table:table-cell office:value-type="float" office:value="24.7438257193634" calcext:value-type="float">
            <text:p>24.7438257193634</text:p>
          </table:table-cell>
          <table:table-cell office:value-type="float" office:value="3.78248675401395" calcext:value-type="float">
            <text:p>3.7824867540139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2.0260651455972" calcext:value-type="float">
            <text:p>22.0260651455972</text:p>
          </table:table-cell>
          <table:table-cell office:value-type="float" office:value="24.6464915209868" calcext:value-type="float">
            <text:p>24.6464915209868</text:p>
          </table:table-cell>
          <table:table-cell office:value-type="float" office:value="9" calcext:value-type="float">
            <text:p>9</text:p>
          </table:table-cell>
          <table:table-cell office:value-type="float" office:value="22.0260651455972" calcext:value-type="float">
            <text:p>22.0260651455972</text:p>
          </table:table-cell>
          <table:table-cell office:value-type="float" office:value="23.2952899270965" calcext:value-type="float">
            <text:p>23.2952899270965</text:p>
          </table:table-cell>
          <table:table-cell office:value-type="float" office:value="9" calcext:value-type="float">
            <text:p>9</text:p>
          </table:table-cell>
          <table:table-cell office:value-type="float" office:value="22.0260651455972" calcext:value-type="float">
            <text:p>22.0260651455972</text:p>
          </table:table-cell>
          <table:table-cell office:value-type="float" office:value="23.9456205601154" calcext:value-type="float">
            <text:p>23.9456205601154</text:p>
          </table:table-cell>
          <table:table-cell office:value-type="float" office:value="9" calcext:value-type="float">
            <text:p>9</text:p>
          </table:table-cell>
          <table:table-cell office:value-type="float" office:value="22.0260651455972" calcext:value-type="float">
            <text:p>22.0260651455972</text:p>
          </table:table-cell>
          <table:table-cell office:value-type="float" office:value="24.5637122050515" calcext:value-type="float">
            <text:p>24.5637122050515</text:p>
          </table:table-cell>
          <table:table-cell office:value-type="float" office:value="-2.95361680305599" calcext:value-type="float">
            <text:p>-2.9536168030559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4.5507940887198" calcext:value-type="float">
            <text:p>24.5507940887198</text:p>
          </table:table-cell>
          <table:table-cell office:value-type="float" office:value="26.1602978614777" calcext:value-type="float">
            <text:p>26.1602978614777</text:p>
          </table:table-cell>
          <table:table-cell office:value-type="float" office:value="9" calcext:value-type="float">
            <text:p>9</text:p>
          </table:table-cell>
          <table:table-cell office:value-type="float" office:value="24.5507940887198" calcext:value-type="float">
            <text:p>24.5507940887198</text:p>
          </table:table-cell>
          <table:table-cell office:value-type="float" office:value="25.9818879925577" calcext:value-type="float">
            <text:p>25.9818879925577</text:p>
          </table:table-cell>
          <table:table-cell office:value-type="float" office:value="9" calcext:value-type="float">
            <text:p>9</text:p>
          </table:table-cell>
          <table:table-cell office:value-type="float" office:value="24.5507940887198" calcext:value-type="float">
            <text:p>24.5507940887198</text:p>
          </table:table-cell>
          <table:table-cell office:value-type="float" office:value="24.6358525054436" calcext:value-type="float">
            <text:p>24.6358525054436</text:p>
          </table:table-cell>
          <table:table-cell office:value-type="float" office:value="9" calcext:value-type="float">
            <text:p>9</text:p>
          </table:table-cell>
          <table:table-cell office:value-type="float" office:value="24.5507940887198" calcext:value-type="float">
            <text:p>24.5507940887198</text:p>
          </table:table-cell>
          <table:table-cell office:value-type="float" office:value="25.7303697161959" calcext:value-type="float">
            <text:p>25.7303697161959</text:p>
          </table:table-cell>
          <table:table-cell office:value-type="float" office:value="-0.239591804039679" calcext:value-type="float">
            <text:p>-0.23959180403967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8.431601048476" calcext:value-type="float">
            <text:p>28.431601048476</text:p>
          </table:table-cell>
          <table:table-cell office:value-type="float" office:value="25.6005048032747" calcext:value-type="float">
            <text:p>25.6005048032747</text:p>
          </table:table-cell>
          <table:table-cell office:value-type="float" office:value="9" calcext:value-type="float">
            <text:p>9</text:p>
          </table:table-cell>
          <table:table-cell office:value-type="float" office:value="28.431601048476" calcext:value-type="float">
            <text:p>28.431601048476</text:p>
          </table:table-cell>
          <table:table-cell office:value-type="float" office:value="26.1843913377553" calcext:value-type="float">
            <text:p>26.1843913377553</text:p>
          </table:table-cell>
          <table:table-cell office:value-type="float" office:value="9" calcext:value-type="float">
            <text:p>9</text:p>
          </table:table-cell>
          <table:table-cell office:value-type="float" office:value="28.431601048476" calcext:value-type="float">
            <text:p>28.431601048476</text:p>
          </table:table-cell>
          <table:table-cell office:value-type="float" office:value="24.6015623917069" calcext:value-type="float">
            <text:p>24.6015623917069</text:p>
          </table:table-cell>
          <table:table-cell office:value-type="float" office:value="9" calcext:value-type="float">
            <text:p>9</text:p>
          </table:table-cell>
          <table:table-cell office:value-type="float" office:value="28.431601048476" calcext:value-type="float">
            <text:p>28.431601048476</text:p>
          </table:table-cell>
          <table:table-cell office:value-type="float" office:value="25.3430228541423" calcext:value-type="float">
            <text:p>25.3430228541423</text:p>
          </table:table-cell>
          <table:table-cell office:value-type="float" office:value="3.63533862776487" calcext:value-type="float">
            <text:p>3.6353386277648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7.1117295731689" calcext:value-type="float">
            <text:p>27.1117295731689</text:p>
          </table:table-cell>
          <table:table-cell office:value-type="float" office:value="24.3756288351469" calcext:value-type="float">
            <text:p>24.3756288351469</text:p>
          </table:table-cell>
          <table:table-cell office:value-type="float" office:value="9" calcext:value-type="float">
            <text:p>9</text:p>
          </table:table-cell>
          <table:table-cell office:value-type="float" office:value="27.1117295731689" calcext:value-type="float">
            <text:p>27.1117295731689</text:p>
          </table:table-cell>
          <table:table-cell office:value-type="float" office:value="25.8450207161742" calcext:value-type="float">
            <text:p>25.8450207161742</text:p>
          </table:table-cell>
          <table:table-cell office:value-type="float" office:value="9" calcext:value-type="float">
            <text:p>9</text:p>
          </table:table-cell>
          <table:table-cell office:value-type="float" office:value="27.1117295731689" calcext:value-type="float">
            <text:p>27.1117295731689</text:p>
          </table:table-cell>
          <table:table-cell office:value-type="float" office:value="25.7216031096177" calcext:value-type="float">
            <text:p>25.7216031096177</text:p>
          </table:table-cell>
          <table:table-cell office:value-type="float" office:value="9" calcext:value-type="float">
            <text:p>9</text:p>
          </table:table-cell>
          <table:table-cell office:value-type="float" office:value="27.1117295731689" calcext:value-type="float">
            <text:p>27.1117295731689</text:p>
          </table:table-cell>
          <table:table-cell office:value-type="float" office:value="24.4284768671358" calcext:value-type="float">
            <text:p>24.4284768671358</text:p>
          </table:table-cell>
          <table:table-cell office:value-type="float" office:value="1.83287500853317" calcext:value-type="float">
            <text:p>1.8328750085331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3.2963637947007" calcext:value-type="float">
            <text:p>23.2963637947007</text:p>
          </table:table-cell>
          <table:table-cell office:value-type="float" office:value="24.9148382285423" calcext:value-type="float">
            <text:p>24.9148382285423</text:p>
          </table:table-cell>
          <table:table-cell office:value-type="float" office:value="9" calcext:value-type="float">
            <text:p>9</text:p>
          </table:table-cell>
          <table:table-cell office:value-type="float" office:value="23.2963637947007" calcext:value-type="float">
            <text:p>23.2963637947007</text:p>
          </table:table-cell>
          <table:table-cell office:value-type="float" office:value="23.4726592563374" calcext:value-type="float">
            <text:p>23.4726592563374</text:p>
          </table:table-cell>
          <table:table-cell office:value-type="float" office:value="9" calcext:value-type="float">
            <text:p>9</text:p>
          </table:table-cell>
          <table:table-cell office:value-type="float" office:value="23.2963637947007" calcext:value-type="float">
            <text:p>23.2963637947007</text:p>
          </table:table-cell>
          <table:table-cell office:value-type="float" office:value="23.9035390415191" calcext:value-type="float">
            <text:p>23.9035390415191</text:p>
          </table:table-cell>
          <table:table-cell office:value-type="float" office:value="9" calcext:value-type="float">
            <text:p>9</text:p>
          </table:table-cell>
          <table:table-cell office:value-type="float" office:value="23.2963637947007" calcext:value-type="float">
            <text:p>23.2963637947007</text:p>
          </table:table-cell>
          <table:table-cell office:value-type="float" office:value="24.924214173777" calcext:value-type="float">
            <text:p>24.924214173777</text:p>
          </table:table-cell>
          <table:table-cell office:value-type="float" office:value="-1.5481890570307" calcext:value-type="float">
            <text:p>-1.548189057030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5.8088561506136" calcext:value-type="float">
            <text:p>25.8088561506136</text:p>
          </table:table-cell>
          <table:table-cell office:value-type="float" office:value="26.2134400445543" calcext:value-type="float">
            <text:p>26.2134400445543</text:p>
          </table:table-cell>
          <table:table-cell office:value-type="float" office:value="9" calcext:value-type="float">
            <text:p>9</text:p>
          </table:table-cell>
          <table:table-cell office:value-type="float" office:value="25.8088561506136" calcext:value-type="float">
            <text:p>25.8088561506136</text:p>
          </table:table-cell>
          <table:table-cell office:value-type="float" office:value="26.7300937323624" calcext:value-type="float">
            <text:p>26.7300937323624</text:p>
          </table:table-cell>
          <table:table-cell office:value-type="float" office:value="9" calcext:value-type="float">
            <text:p>9</text:p>
          </table:table-cell>
          <table:table-cell office:value-type="float" office:value="25.8088561506136" calcext:value-type="float">
            <text:p>25.8088561506136</text:p>
          </table:table-cell>
          <table:table-cell office:value-type="float" office:value="25.0941218508639" calcext:value-type="float">
            <text:p>25.0941218508639</text:p>
          </table:table-cell>
          <table:table-cell office:value-type="float" office:value="9" calcext:value-type="float">
            <text:p>9</text:p>
          </table:table-cell>
          <table:table-cell office:value-type="float" office:value="25.8088561506136" calcext:value-type="float">
            <text:p>25.8088561506136</text:p>
          </table:table-cell>
          <table:table-cell office:value-type="float" office:value="25.8556867007627" calcext:value-type="float">
            <text:p>25.8556867007627</text:p>
          </table:table-cell>
          <table:table-cell office:value-type="float" office:value="0.630527698957596" calcext:value-type="float">
            <text:p>0.63052769895759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8.6908652042656" calcext:value-type="float">
            <text:p>28.6908652042656</text:p>
          </table:table-cell>
          <table:table-cell office:value-type="float" office:value="26.1688177824799" calcext:value-type="float">
            <text:p>26.1688177824799</text:p>
          </table:table-cell>
          <table:table-cell office:value-type="float" office:value="9" calcext:value-type="float">
            <text:p>9</text:p>
          </table:table-cell>
          <table:table-cell office:value-type="float" office:value="28.6908652042656" calcext:value-type="float">
            <text:p>28.6908652042656</text:p>
          </table:table-cell>
          <table:table-cell office:value-type="float" office:value="26.5821980771982" calcext:value-type="float">
            <text:p>26.5821980771982</text:p>
          </table:table-cell>
          <table:table-cell office:value-type="float" office:value="9" calcext:value-type="float">
            <text:p>9</text:p>
          </table:table-cell>
          <table:table-cell office:value-type="float" office:value="28.6908652042656" calcext:value-type="float">
            <text:p>28.6908652042656</text:p>
          </table:table-cell>
          <table:table-cell office:value-type="float" office:value="24.2043053373889" calcext:value-type="float">
            <text:p>24.2043053373889</text:p>
          </table:table-cell>
          <table:table-cell office:value-type="float" office:value="9" calcext:value-type="float">
            <text:p>9</text:p>
          </table:table-cell>
          <table:table-cell office:value-type="float" office:value="28.6908652042656" calcext:value-type="float">
            <text:p>28.6908652042656</text:p>
          </table:table-cell>
          <table:table-cell office:value-type="float" office:value="25.6752219419334" calcext:value-type="float">
            <text:p>25.6752219419334</text:p>
          </table:table-cell>
          <table:table-cell office:value-type="float" office:value="3.86959628281809" calcext:value-type="float">
            <text:p>3.8695962828180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3.5044527972457" calcext:value-type="float">
            <text:p>23.5044527972457</text:p>
          </table:table-cell>
          <table:table-cell office:value-type="float" office:value="24.1849408608242" calcext:value-type="float">
            <text:p>24.1849408608242</text:p>
          </table:table-cell>
          <table:table-cell office:value-type="float" office:value="9" calcext:value-type="float">
            <text:p>9</text:p>
          </table:table-cell>
          <table:table-cell office:value-type="float" office:value="23.5044527972457" calcext:value-type="float">
            <text:p>23.5044527972457</text:p>
          </table:table-cell>
          <table:table-cell office:value-type="float" office:value="23.6046944642618" calcext:value-type="float">
            <text:p>23.6046944642618</text:p>
          </table:table-cell>
          <table:table-cell office:value-type="float" office:value="9" calcext:value-type="float">
            <text:p>9</text:p>
          </table:table-cell>
          <table:table-cell office:value-type="float" office:value="23.5044527972457" calcext:value-type="float">
            <text:p>23.5044527972457</text:p>
          </table:table-cell>
          <table:table-cell office:value-type="float" office:value="23.8345914873402" calcext:value-type="float">
            <text:p>23.8345914873402</text:p>
          </table:table-cell>
          <table:table-cell office:value-type="float" office:value="9" calcext:value-type="float">
            <text:p>9</text:p>
          </table:table-cell>
          <table:table-cell office:value-type="float" office:value="23.5044527972457" calcext:value-type="float">
            <text:p>23.5044527972457</text:p>
          </table:table-cell>
          <table:table-cell office:value-type="float" office:value="24.3169246338328" calcext:value-type="float">
            <text:p>24.3169246338328</text:p>
          </table:table-cell>
          <table:table-cell office:value-type="float" office:value="-1.50846678745268" calcext:value-type="float">
            <text:p>-1.5084667874526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4.2205043527108" calcext:value-type="float">
            <text:p>24.2205043527108</text:p>
          </table:table-cell>
          <table:table-cell office:value-type="float" office:value="22.6812340057611" calcext:value-type="float">
            <text:p>22.6812340057611</text:p>
          </table:table-cell>
          <table:table-cell office:value-type="float" office:value="9" calcext:value-type="float">
            <text:p>9</text:p>
          </table:table-cell>
          <table:table-cell office:value-type="float" office:value="24.2205043527108" calcext:value-type="float">
            <text:p>24.2205043527108</text:p>
          </table:table-cell>
          <table:table-cell office:value-type="float" office:value="23.970999025939" calcext:value-type="float">
            <text:p>23.970999025939</text:p>
          </table:table-cell>
          <table:table-cell office:value-type="float" office:value="9" calcext:value-type="float">
            <text:p>9</text:p>
          </table:table-cell>
          <table:table-cell office:value-type="float" office:value="24.2205043527108" calcext:value-type="float">
            <text:p>24.2205043527108</text:p>
          </table:table-cell>
          <table:table-cell office:value-type="float" office:value="25.0646558835304" calcext:value-type="float">
            <text:p>25.0646558835304</text:p>
          </table:table-cell>
          <table:table-cell office:value-type="float" office:value="9" calcext:value-type="float">
            <text:p>9</text:p>
          </table:table-cell>
          <table:table-cell office:value-type="float" office:value="24.2205043527108" calcext:value-type="float">
            <text:p>24.2205043527108</text:p>
          </table:table-cell>
          <table:table-cell office:value-type="float" office:value="23.2288601419334" calcext:value-type="float">
            <text:p>23.2288601419334</text:p>
          </table:table-cell>
          <table:table-cell office:value-type="float" office:value="-1.11359683102824" calcext:value-type="float">
            <text:p>-1.1135968310282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0.987827213625" calcext:value-type="float">
            <text:p>30.987827213625</text:p>
          </table:table-cell>
          <table:table-cell office:value-type="float" office:value="23.9186327321804" calcext:value-type="float">
            <text:p>23.9186327321804</text:p>
          </table:table-cell>
          <table:table-cell office:value-type="float" office:value="9" calcext:value-type="float">
            <text:p>9</text:p>
          </table:table-cell>
          <table:table-cell office:value-type="float" office:value="30.987827213625" calcext:value-type="float">
            <text:p>30.987827213625</text:p>
          </table:table-cell>
          <table:table-cell office:value-type="float" office:value="25.994739330535" calcext:value-type="float">
            <text:p>25.994739330535</text:p>
          </table:table-cell>
          <table:table-cell office:value-type="float" office:value="9" calcext:value-type="float">
            <text:p>9</text:p>
          </table:table-cell>
          <table:table-cell office:value-type="float" office:value="30.987827213625" calcext:value-type="float">
            <text:p>30.987827213625</text:p>
          </table:table-cell>
          <table:table-cell office:value-type="float" office:value="25.0382355351609" calcext:value-type="float">
            <text:p>25.0382355351609</text:p>
          </table:table-cell>
          <table:table-cell office:value-type="float" office:value="9" calcext:value-type="float">
            <text:p>9</text:p>
          </table:table-cell>
          <table:table-cell office:value-type="float" office:value="30.987827213625" calcext:value-type="float">
            <text:p>30.987827213625</text:p>
          </table:table-cell>
          <table:table-cell office:value-type="float" office:value="24.081556372896" calcext:value-type="float">
            <text:p>24.081556372896</text:p>
          </table:table-cell>
          <table:table-cell office:value-type="float" office:value="5.69240333350378" calcext:value-type="float">
            <text:p>5.6924033335037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9.2600099166052" calcext:value-type="float">
            <text:p>19.2600099166052</text:p>
          </table:table-cell>
          <table:table-cell office:value-type="float" office:value="23.6057762601605" calcext:value-type="float">
            <text:p>23.6057762601605</text:p>
          </table:table-cell>
          <table:table-cell office:value-type="float" office:value="9" calcext:value-type="float">
            <text:p>9</text:p>
          </table:table-cell>
          <table:table-cell office:value-type="float" office:value="19.2600099166052" calcext:value-type="float">
            <text:p>19.2600099166052</text:p>
          </table:table-cell>
          <table:table-cell office:value-type="float" office:value="21.6672678368177" calcext:value-type="float">
            <text:p>21.6672678368177</text:p>
          </table:table-cell>
          <table:table-cell office:value-type="float" office:value="9" calcext:value-type="float">
            <text:p>9</text:p>
          </table:table-cell>
          <table:table-cell office:value-type="float" office:value="19.2600099166052" calcext:value-type="float">
            <text:p>19.2600099166052</text:p>
          </table:table-cell>
          <table:table-cell office:value-type="float" office:value="23.4622222045655" calcext:value-type="float">
            <text:p>23.4622222045655</text:p>
          </table:table-cell>
          <table:table-cell office:value-type="float" office:value="9" calcext:value-type="float">
            <text:p>9</text:p>
          </table:table-cell>
          <table:table-cell office:value-type="float" office:value="19.2600099166052" calcext:value-type="float">
            <text:p>19.2600099166052</text:p>
          </table:table-cell>
          <table:table-cell office:value-type="float" office:value="23.9441319265375" calcext:value-type="float">
            <text:p>23.9441319265375</text:p>
          </table:table-cell>
          <table:table-cell office:value-type="float" office:value="-5.58671367966776" calcext:value-type="float">
            <text:p>-5.5867136796677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1.3943510575678" calcext:value-type="float">
            <text:p>21.3943510575678</text:p>
          </table:table-cell>
          <table:table-cell office:value-type="float" office:value="25.2781454445185" calcext:value-type="float">
            <text:p>25.2781454445185</text:p>
          </table:table-cell>
          <table:table-cell office:value-type="float" office:value="9" calcext:value-type="float">
            <text:p>9</text:p>
          </table:table-cell>
          <table:table-cell office:value-type="float" office:value="21.3943510575678" calcext:value-type="float">
            <text:p>21.3943510575678</text:p>
          </table:table-cell>
          <table:table-cell office:value-type="float" office:value="23.5990807923531" calcext:value-type="float">
            <text:p>23.5990807923531</text:p>
          </table:table-cell>
          <table:table-cell office:value-type="float" office:value="9" calcext:value-type="float">
            <text:p>9</text:p>
          </table:table-cell>
          <table:table-cell office:value-type="float" office:value="21.3943510575678" calcext:value-type="float">
            <text:p>21.3943510575678</text:p>
          </table:table-cell>
          <table:table-cell office:value-type="float" office:value="23.7548527001754" calcext:value-type="float">
            <text:p>23.7548527001754</text:p>
          </table:table-cell>
          <table:table-cell office:value-type="float" office:value="9" calcext:value-type="float">
            <text:p>9</text:p>
          </table:table-cell>
          <table:table-cell office:value-type="float" office:value="21.3943510575678" calcext:value-type="float">
            <text:p>21.3943510575678</text:p>
          </table:table-cell>
          <table:table-cell office:value-type="float" office:value="24.8973387745379" calcext:value-type="float">
            <text:p>24.8973387745379</text:p>
          </table:table-cell>
          <table:table-cell office:value-type="float" office:value="-3.75459419568919" calcext:value-type="float">
            <text:p>-3.7545941956891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6.9493280307989" calcext:value-type="float">
            <text:p>26.9493280307989</text:p>
          </table:table-cell>
          <table:table-cell office:value-type="float" office:value="23.8518911491973" calcext:value-type="float">
            <text:p>23.8518911491973</text:p>
          </table:table-cell>
          <table:table-cell office:value-type="float" office:value="9" calcext:value-type="float">
            <text:p>9</text:p>
          </table:table-cell>
          <table:table-cell office:value-type="float" office:value="26.9493280307989" calcext:value-type="float">
            <text:p>26.9493280307989</text:p>
          </table:table-cell>
          <table:table-cell office:value-type="float" office:value="26.355687609244" calcext:value-type="float">
            <text:p>26.355687609244</text:p>
          </table:table-cell>
          <table:table-cell office:value-type="float" office:value="9" calcext:value-type="float">
            <text:p>9</text:p>
          </table:table-cell>
          <table:table-cell office:value-type="float" office:value="26.9493280307989" calcext:value-type="float">
            <text:p>26.9493280307989</text:p>
          </table:table-cell>
          <table:table-cell office:value-type="float" office:value="25.8718467999943" calcext:value-type="float">
            <text:p>25.8718467999943</text:p>
          </table:table-cell>
          <table:table-cell office:value-type="float" office:value="9" calcext:value-type="float">
            <text:p>9</text:p>
          </table:table-cell>
          <table:table-cell office:value-type="float" office:value="26.9493280307989" calcext:value-type="float">
            <text:p>26.9493280307989</text:p>
          </table:table-cell>
          <table:table-cell office:value-type="float" office:value="24.1088682576311" calcext:value-type="float">
            <text:p>24.1088682576311</text:p>
          </table:table-cell>
          <table:table-cell office:value-type="float" office:value="1.91989539713426" calcext:value-type="float">
            <text:p>1.9198953971342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1.7460694274402" calcext:value-type="float">
            <text:p>21.7460694274402</text:p>
          </table:table-cell>
          <table:table-cell office:value-type="float" office:value="24.074898630647" calcext:value-type="float">
            <text:p>24.074898630647</text:p>
          </table:table-cell>
          <table:table-cell office:value-type="float" office:value="9" calcext:value-type="float">
            <text:p>9</text:p>
          </table:table-cell>
          <table:table-cell office:value-type="float" office:value="21.7460694274402" calcext:value-type="float">
            <text:p>21.7460694274402</text:p>
          </table:table-cell>
          <table:table-cell office:value-type="float" office:value="22.439297414497" calcext:value-type="float">
            <text:p>22.439297414497</text:p>
          </table:table-cell>
          <table:table-cell office:value-type="float" office:value="9" calcext:value-type="float">
            <text:p>9</text:p>
          </table:table-cell>
          <table:table-cell office:value-type="float" office:value="21.7460694274402" calcext:value-type="float">
            <text:p>21.7460694274402</text:p>
          </table:table-cell>
          <table:table-cell office:value-type="float" office:value="23.4644159859752" calcext:value-type="float">
            <text:p>23.4644159859752</text:p>
          </table:table-cell>
          <table:table-cell office:value-type="float" office:value="9" calcext:value-type="float">
            <text:p>9</text:p>
          </table:table-cell>
          <table:table-cell office:value-type="float" office:value="21.7460694274402" calcext:value-type="float">
            <text:p>21.7460694274402</text:p>
          </table:table-cell>
          <table:table-cell office:value-type="float" office:value="24.2203242056209" calcext:value-type="float">
            <text:p>24.2203242056209</text:p>
          </table:table-cell>
          <table:table-cell office:value-type="float" office:value="-3.42796630997525" calcext:value-type="float">
            <text:p>-3.4279663099752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1.5946138463799" calcext:value-type="float">
            <text:p>21.5946138463799</text:p>
          </table:table-cell>
          <table:table-cell office:value-type="float" office:value="23.947005266153" calcext:value-type="float">
            <text:p>23.947005266153</text:p>
          </table:table-cell>
          <table:table-cell office:value-type="float" office:value="9" calcext:value-type="float">
            <text:p>9</text:p>
          </table:table-cell>
          <table:table-cell office:value-type="float" office:value="21.5946138463799" calcext:value-type="float">
            <text:p>21.5946138463799</text:p>
          </table:table-cell>
          <table:table-cell office:value-type="float" office:value="24.0309519403661" calcext:value-type="float">
            <text:p>24.0309519403661</text:p>
          </table:table-cell>
          <table:table-cell office:value-type="float" office:value="9" calcext:value-type="float">
            <text:p>9</text:p>
          </table:table-cell>
          <table:table-cell office:value-type="float" office:value="21.5946138463799" calcext:value-type="float">
            <text:p>21.5946138463799</text:p>
          </table:table-cell>
          <table:table-cell office:value-type="float" office:value="25.5681253280509" calcext:value-type="float">
            <text:p>25.5681253280509</text:p>
          </table:table-cell>
          <table:table-cell office:value-type="float" office:value="9" calcext:value-type="float">
            <text:p>9</text:p>
          </table:table-cell>
          <table:table-cell office:value-type="float" office:value="21.5946138463799" calcext:value-type="float">
            <text:p>21.5946138463799</text:p>
          </table:table-cell>
          <table:table-cell office:value-type="float" office:value="23.9551247116548" calcext:value-type="float">
            <text:p>23.9551247116548</text:p>
          </table:table-cell>
          <table:table-cell office:value-type="float" office:value="-3.60619899964558" calcext:value-type="float">
            <text:p>-3.6061989996455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4.6673429573371" calcext:value-type="float">
            <text:p>24.6673429573371</text:p>
          </table:table-cell>
          <table:table-cell office:value-type="float" office:value="25.1595835503577" calcext:value-type="float">
            <text:p>25.1595835503577</text:p>
          </table:table-cell>
          <table:table-cell office:value-type="float" office:value="9" calcext:value-type="float">
            <text:p>9</text:p>
          </table:table-cell>
          <table:table-cell office:value-type="float" office:value="24.6673429573371" calcext:value-type="float">
            <text:p>24.6673429573371</text:p>
          </table:table-cell>
          <table:table-cell office:value-type="float" office:value="25.8614053692875" calcext:value-type="float">
            <text:p>25.8614053692875</text:p>
          </table:table-cell>
          <table:table-cell office:value-type="float" office:value="9" calcext:value-type="float">
            <text:p>9</text:p>
          </table:table-cell>
          <table:table-cell office:value-type="float" office:value="24.6673429573371" calcext:value-type="float">
            <text:p>24.6673429573371</text:p>
          </table:table-cell>
          <table:table-cell office:value-type="float" office:value="24.2297678551077" calcext:value-type="float">
            <text:p>24.2297678551077</text:p>
          </table:table-cell>
          <table:table-cell office:value-type="float" office:value="9" calcext:value-type="float">
            <text:p>9</text:p>
          </table:table-cell>
          <table:table-cell office:value-type="float" office:value="24.6673429573371" calcext:value-type="float">
            <text:p>24.6673429573371</text:p>
          </table:table-cell>
          <table:table-cell office:value-type="float" office:value="24.9827009391433" calcext:value-type="float">
            <text:p>24.9827009391433</text:p>
          </table:table-cell>
          <table:table-cell office:value-type="float" office:value="0.235146706707946" calcext:value-type="float">
            <text:p>0.23514670670794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2.3697894490058" calcext:value-type="float">
            <text:p>22.3697894490058</text:p>
          </table:table-cell>
          <table:table-cell office:value-type="float" office:value="24.3381638944447" calcext:value-type="float">
            <text:p>24.3381638944447</text:p>
          </table:table-cell>
          <table:table-cell office:value-type="float" office:value="9" calcext:value-type="float">
            <text:p>9</text:p>
          </table:table-cell>
          <table:table-cell office:value-type="float" office:value="22.3697894490058" calcext:value-type="float">
            <text:p>22.3697894490058</text:p>
          </table:table-cell>
          <table:table-cell office:value-type="float" office:value="24.3882328472328" calcext:value-type="float">
            <text:p>24.3882328472328</text:p>
          </table:table-cell>
          <table:table-cell office:value-type="float" office:value="9" calcext:value-type="float">
            <text:p>9</text:p>
          </table:table-cell>
          <table:table-cell office:value-type="float" office:value="22.3697894490058" calcext:value-type="float">
            <text:p>22.3697894490058</text:p>
          </table:table-cell>
          <table:table-cell office:value-type="float" office:value="25.8506776850286" calcext:value-type="float">
            <text:p>25.8506776850286</text:p>
          </table:table-cell>
          <table:table-cell office:value-type="float" office:value="9" calcext:value-type="float">
            <text:p>9</text:p>
          </table:table-cell>
          <table:table-cell office:value-type="float" office:value="22.3697894490058" calcext:value-type="float">
            <text:p>22.3697894490058</text:p>
          </table:table-cell>
          <table:table-cell office:value-type="float" office:value="24.5265872547031" calcext:value-type="float">
            <text:p>24.5265872547031</text:p>
          </table:table-cell>
          <table:table-cell office:value-type="float" office:value="-2.52803501259756" calcext:value-type="float">
            <text:p>-2.5280350125975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5.7318761235778" calcext:value-type="float">
            <text:p>25.7318761235778</text:p>
          </table:table-cell>
          <table:table-cell office:value-type="float" office:value="24.9211545125005" calcext:value-type="float">
            <text:p>24.9211545125005</text:p>
          </table:table-cell>
          <table:table-cell office:value-type="float" office:value="9" calcext:value-type="float">
            <text:p>9</text:p>
          </table:table-cell>
          <table:table-cell office:value-type="float" office:value="25.7318761235778" calcext:value-type="float">
            <text:p>25.7318761235778</text:p>
          </table:table-cell>
          <table:table-cell office:value-type="float" office:value="26.3441632989416" calcext:value-type="float">
            <text:p>26.3441632989416</text:p>
          </table:table-cell>
          <table:table-cell office:value-type="float" office:value="9" calcext:value-type="float">
            <text:p>9</text:p>
          </table:table-cell>
          <table:table-cell office:value-type="float" office:value="25.7318761235778" calcext:value-type="float">
            <text:p>25.7318761235778</text:p>
          </table:table-cell>
          <table:table-cell office:value-type="float" office:value="25.5342864653716" calcext:value-type="float">
            <text:p>25.5342864653716</text:p>
          </table:table-cell>
          <table:table-cell office:value-type="float" office:value="9" calcext:value-type="float">
            <text:p>9</text:p>
          </table:table-cell>
          <table:table-cell office:value-type="float" office:value="25.7318761235778" calcext:value-type="float">
            <text:p>25.7318761235778</text:p>
          </table:table-cell>
          <table:table-cell office:value-type="float" office:value="24.823271031821" calcext:value-type="float">
            <text:p>24.823271031821</text:p>
          </table:table-cell>
          <table:table-cell office:value-type="float" office:value="0.620155741833802" calcext:value-type="float">
            <text:p>0.62015574183380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2.6856785976857" calcext:value-type="float">
            <text:p>22.6856785976857</text:p>
          </table:table-cell>
          <table:table-cell office:value-type="float" office:value="23.150964158059" calcext:value-type="float">
            <text:p>23.150964158059</text:p>
          </table:table-cell>
          <table:table-cell office:value-type="float" office:value="9" calcext:value-type="float">
            <text:p>9</text:p>
          </table:table-cell>
          <table:table-cell office:value-type="float" office:value="22.6856785976857" calcext:value-type="float">
            <text:p>22.6856785976857</text:p>
          </table:table-cell>
          <table:table-cell office:value-type="float" office:value="23.1428169904602" calcext:value-type="float">
            <text:p>23.1428169904602</text:p>
          </table:table-cell>
          <table:table-cell office:value-type="float" office:value="9" calcext:value-type="float">
            <text:p>9</text:p>
          </table:table-cell>
          <table:table-cell office:value-type="float" office:value="22.6856785976857" calcext:value-type="float">
            <text:p>22.6856785976857</text:p>
          </table:table-cell>
          <table:table-cell office:value-type="float" office:value="24.5221056497978" calcext:value-type="float">
            <text:p>24.5221056497978</text:p>
          </table:table-cell>
          <table:table-cell office:value-type="float" office:value="9" calcext:value-type="float">
            <text:p>9</text:p>
          </table:table-cell>
          <table:table-cell office:value-type="float" office:value="22.6856785976857" calcext:value-type="float">
            <text:p>22.6856785976857</text:p>
          </table:table-cell>
          <table:table-cell office:value-type="float" office:value="23.5596236087443" calcext:value-type="float">
            <text:p>23.5596236087443</text:p>
          </table:table-cell>
          <table:table-cell office:value-type="float" office:value="-1.87380660054296" calcext:value-type="float">
            <text:p>-1.8738066005429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4.8926173970235" calcext:value-type="float">
            <text:p>24.8926173970235</text:p>
          </table:table-cell>
          <table:table-cell office:value-type="float" office:value="25.4325581054557" calcext:value-type="float">
            <text:p>25.4325581054557</text:p>
          </table:table-cell>
          <table:table-cell office:value-type="float" office:value="9" calcext:value-type="float">
            <text:p>9</text:p>
          </table:table-cell>
          <table:table-cell office:value-type="float" office:value="24.8926173970235" calcext:value-type="float">
            <text:p>24.8926173970235</text:p>
          </table:table-cell>
          <table:table-cell office:value-type="float" office:value="26.1384951562298" calcext:value-type="float">
            <text:p>26.1384951562298</text:p>
          </table:table-cell>
          <table:table-cell office:value-type="float" office:value="9" calcext:value-type="float">
            <text:p>9</text:p>
          </table:table-cell>
          <table:table-cell office:value-type="float" office:value="24.8926173970235" calcext:value-type="float">
            <text:p>24.8926173970235</text:p>
          </table:table-cell>
          <table:table-cell office:value-type="float" office:value="25.1277151962133" calcext:value-type="float">
            <text:p>25.1277151962133</text:p>
          </table:table-cell>
          <table:table-cell office:value-type="float" office:value="9" calcext:value-type="float">
            <text:p>9</text:p>
          </table:table-cell>
          <table:table-cell office:value-type="float" office:value="24.8926173970235" calcext:value-type="float">
            <text:p>24.8926173970235</text:p>
          </table:table-cell>
          <table:table-cell office:value-type="float" office:value="25.2783254373369" calcext:value-type="float">
            <text:p>25.2783254373369</text:p>
          </table:table-cell>
          <table:table-cell office:value-type="float" office:value="-0.279973450153418" calcext:value-type="float">
            <text:p>-0.27997345015341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4.9601084847426" calcext:value-type="float">
            <text:p>24.9601084847426</text:p>
          </table:table-cell>
          <table:table-cell office:value-type="float" office:value="25.6851346181688" calcext:value-type="float">
            <text:p>25.6851346181688</text:p>
          </table:table-cell>
          <table:table-cell office:value-type="float" office:value="9" calcext:value-type="float">
            <text:p>9</text:p>
          </table:table-cell>
          <table:table-cell office:value-type="float" office:value="24.9601084847426" calcext:value-type="float">
            <text:p>24.9601084847426</text:p>
          </table:table-cell>
          <table:table-cell office:value-type="float" office:value="25.5538325622047" calcext:value-type="float">
            <text:p>25.5538325622047</text:p>
          </table:table-cell>
          <table:table-cell office:value-type="float" office:value="9" calcext:value-type="float">
            <text:p>9</text:p>
          </table:table-cell>
          <table:table-cell office:value-type="float" office:value="24.9601084847426" calcext:value-type="float">
            <text:p>24.9601084847426</text:p>
          </table:table-cell>
          <table:table-cell office:value-type="float" office:value="24.6071197263507" calcext:value-type="float">
            <text:p>24.6071197263507</text:p>
          </table:table-cell>
          <table:table-cell office:value-type="float" office:value="9" calcext:value-type="float">
            <text:p>9</text:p>
          </table:table-cell>
          <table:table-cell office:value-type="float" office:value="24.9601084847426" calcext:value-type="float">
            <text:p>24.9601084847426</text:p>
          </table:table-cell>
          <table:table-cell office:value-type="float" office:value="25.2431786693461" calcext:value-type="float">
            <text:p>25.2431786693461</text:p>
          </table:table-cell>
          <table:table-cell office:value-type="float" office:value="-0.176481427064897" calcext:value-type="float">
            <text:p>-0.17648142706489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3.7796538748329" calcext:value-type="float">
            <text:p>23.7796538748329</text:p>
          </table:table-cell>
          <table:table-cell office:value-type="float" office:value="24.9156689834671" calcext:value-type="float">
            <text:p>24.9156689834671</text:p>
          </table:table-cell>
          <table:table-cell office:value-type="float" office:value="9" calcext:value-type="float">
            <text:p>9</text:p>
          </table:table-cell>
          <table:table-cell office:value-type="float" office:value="23.7796538748329" calcext:value-type="float">
            <text:p>23.7796538748329</text:p>
          </table:table-cell>
          <table:table-cell office:value-type="float" office:value="24.5619281167884" calcext:value-type="float">
            <text:p>24.5619281167884</text:p>
          </table:table-cell>
          <table:table-cell office:value-type="float" office:value="9" calcext:value-type="float">
            <text:p>9</text:p>
          </table:table-cell>
          <table:table-cell office:value-type="float" office:value="23.7796538748329" calcext:value-type="float">
            <text:p>23.7796538748329</text:p>
          </table:table-cell>
          <table:table-cell office:value-type="float" office:value="24.1891429215656" calcext:value-type="float">
            <text:p>24.1891429215656</text:p>
          </table:table-cell>
          <table:table-cell office:value-type="float" office:value="9" calcext:value-type="float">
            <text:p>9</text:p>
          </table:table-cell>
          <table:table-cell office:value-type="float" office:value="23.7796538748329" calcext:value-type="float">
            <text:p>23.7796538748329</text:p>
          </table:table-cell>
          <table:table-cell office:value-type="float" office:value="24.6674061118093" calcext:value-type="float">
            <text:p>24.6674061118093</text:p>
          </table:table-cell>
          <table:table-cell office:value-type="float" office:value="-1.28514136154625" calcext:value-type="float">
            <text:p>-1.2851413615462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1.6904321814883" calcext:value-type="float">
            <text:p>21.6904321814883</text:p>
          </table:table-cell>
          <table:table-cell office:value-type="float" office:value="23.7194466545712" calcext:value-type="float">
            <text:p>23.7194466545712</text:p>
          </table:table-cell>
          <table:table-cell office:value-type="float" office:value="9" calcext:value-type="float">
            <text:p>9</text:p>
          </table:table-cell>
          <table:table-cell office:value-type="float" office:value="21.6904321814883" calcext:value-type="float">
            <text:p>21.6904321814883</text:p>
          </table:table-cell>
          <table:table-cell office:value-type="float" office:value="22.337318840669" calcext:value-type="float">
            <text:p>22.337318840669</text:p>
          </table:table-cell>
          <table:table-cell office:value-type="float" office:value="9" calcext:value-type="float">
            <text:p>9</text:p>
          </table:table-cell>
          <table:table-cell office:value-type="float" office:value="21.6904321814883" calcext:value-type="float">
            <text:p>21.6904321814883</text:p>
          </table:table-cell>
          <table:table-cell office:value-type="float" office:value="23.3029961202658" calcext:value-type="float">
            <text:p>23.3029961202658</text:p>
          </table:table-cell>
          <table:table-cell office:value-type="float" office:value="9" calcext:value-type="float">
            <text:p>9</text:p>
          </table:table-cell>
          <table:table-cell office:value-type="float" office:value="21.6904321814883" calcext:value-type="float">
            <text:p>21.6904321814883</text:p>
          </table:table-cell>
          <table:table-cell office:value-type="float" office:value="23.9142070448251" calcext:value-type="float">
            <text:p>23.9142070448251</text:p>
          </table:table-cell>
          <table:table-cell office:value-type="float" office:value="-3.39255569593565" calcext:value-type="float">
            <text:p>-3.3925556959356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3.6761628161128" calcext:value-type="float">
            <text:p>23.6761628161128</text:p>
          </table:table-cell>
          <table:table-cell office:value-type="float" office:value="23.55452847173" calcext:value-type="float">
            <text:p>23.55452847173</text:p>
          </table:table-cell>
          <table:table-cell office:value-type="float" office:value="9" calcext:value-type="float">
            <text:p>9</text:p>
          </table:table-cell>
          <table:table-cell office:value-type="float" office:value="23.6761628161128" calcext:value-type="float">
            <text:p>23.6761628161128</text:p>
          </table:table-cell>
          <table:table-cell office:value-type="float" office:value="24.5480548156214" calcext:value-type="float">
            <text:p>24.5480548156214</text:p>
          </table:table-cell>
          <table:table-cell office:value-type="float" office:value="9" calcext:value-type="float">
            <text:p>9</text:p>
          </table:table-cell>
          <table:table-cell office:value-type="float" office:value="23.6761628161128" calcext:value-type="float">
            <text:p>23.6761628161128</text:p>
          </table:table-cell>
          <table:table-cell office:value-type="float" office:value="25.0729681881157" calcext:value-type="float">
            <text:p>25.0729681881157</text:p>
          </table:table-cell>
          <table:table-cell office:value-type="float" office:value="9" calcext:value-type="float">
            <text:p>9</text:p>
          </table:table-cell>
          <table:table-cell office:value-type="float" office:value="23.6761628161128" calcext:value-type="float">
            <text:p>23.6761628161128</text:p>
          </table:table-cell>
          <table:table-cell office:value-type="float" office:value="23.8394558533392" calcext:value-type="float">
            <text:p>23.8394558533392</text:p>
          </table:table-cell>
          <table:table-cell office:value-type="float" office:value="-1.28761847096464" calcext:value-type="float">
            <text:p>-1.2876184709646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7.3838395539712" calcext:value-type="float">
            <text:p>27.3838395539712</text:p>
          </table:table-cell>
          <table:table-cell office:value-type="float" office:value="25.5571221433876" calcext:value-type="float">
            <text:p>25.5571221433876</text:p>
          </table:table-cell>
          <table:table-cell office:value-type="float" office:value="9" calcext:value-type="float">
            <text:p>9</text:p>
          </table:table-cell>
          <table:table-cell office:value-type="float" office:value="27.3838395539712" calcext:value-type="float">
            <text:p>27.3838395539712</text:p>
          </table:table-cell>
          <table:table-cell office:value-type="float" office:value="25.8009625822462" calcext:value-type="float">
            <text:p>25.8009625822462</text:p>
          </table:table-cell>
          <table:table-cell office:value-type="float" office:value="9" calcext:value-type="float">
            <text:p>9</text:p>
          </table:table-cell>
          <table:table-cell office:value-type="float" office:value="27.3838395539712" calcext:value-type="float">
            <text:p>27.3838395539712</text:p>
          </table:table-cell>
          <table:table-cell office:value-type="float" office:value="23.9303461623226" calcext:value-type="float">
            <text:p>23.9303461623226</text:p>
          </table:table-cell>
          <table:table-cell office:value-type="float" office:value="9" calcext:value-type="float">
            <text:p>9</text:p>
          </table:table-cell>
          <table:table-cell office:value-type="float" office:value="27.3838395539712" calcext:value-type="float">
            <text:p>27.3838395539712</text:p>
          </table:table-cell>
          <table:table-cell office:value-type="float" office:value="25.0515046220413" calcext:value-type="float">
            <text:p>25.0515046220413</text:p>
          </table:table-cell>
          <table:table-cell office:value-type="float" office:value="2.3824729296092" calcext:value-type="float">
            <text:p>2.382472929609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3.3197506572932" calcext:value-type="float">
            <text:p>23.3197506572932</text:p>
          </table:table-cell>
          <table:table-cell office:value-type="float" office:value="26.1300356700847" calcext:value-type="float">
            <text:p>26.1300356700847</text:p>
          </table:table-cell>
          <table:table-cell office:value-type="float" office:value="9" calcext:value-type="float">
            <text:p>9</text:p>
          </table:table-cell>
          <table:table-cell office:value-type="float" office:value="23.3197506572932" calcext:value-type="float">
            <text:p>23.3197506572932</text:p>
          </table:table-cell>
          <table:table-cell office:value-type="float" office:value="26.1318546991128" calcext:value-type="float">
            <text:p>26.1318546991128</text:p>
          </table:table-cell>
          <table:table-cell office:value-type="float" office:value="9" calcext:value-type="float">
            <text:p>9</text:p>
          </table:table-cell>
          <table:table-cell office:value-type="float" office:value="23.3197506572932" calcext:value-type="float">
            <text:p>23.3197506572932</text:p>
          </table:table-cell>
          <table:table-cell office:value-type="float" office:value="25.2252802739921" calcext:value-type="float">
            <text:p>25.2252802739921</text:p>
          </table:table-cell>
          <table:table-cell office:value-type="float" office:value="9" calcext:value-type="float">
            <text:p>9</text:p>
          </table:table-cell>
          <table:table-cell office:value-type="float" office:value="23.3197506572932" calcext:value-type="float">
            <text:p>23.3197506572932</text:p>
          </table:table-cell>
          <table:table-cell office:value-type="float" office:value="25.6723096212963" calcext:value-type="float">
            <text:p>25.6723096212963</text:p>
          </table:table-cell>
          <table:table-cell office:value-type="float" office:value="-1.33014983269374" calcext:value-type="float">
            <text:p>-1.3301498326937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8.5832342388457" calcext:value-type="float">
            <text:p>18.5832342388457</text:p>
          </table:table-cell>
          <table:table-cell office:value-type="float" office:value="24.1667040983169" calcext:value-type="float">
            <text:p>24.1667040983169</text:p>
          </table:table-cell>
          <table:table-cell office:value-type="float" office:value="9" calcext:value-type="float">
            <text:p>9</text:p>
          </table:table-cell>
          <table:table-cell office:value-type="float" office:value="18.5832342388457" calcext:value-type="float">
            <text:p>18.5832342388457</text:p>
          </table:table-cell>
          <table:table-cell office:value-type="float" office:value="22.1414819284562" calcext:value-type="float">
            <text:p>22.1414819284562</text:p>
          </table:table-cell>
          <table:table-cell office:value-type="float" office:value="9" calcext:value-type="float">
            <text:p>9</text:p>
          </table:table-cell>
          <table:table-cell office:value-type="float" office:value="18.5832342388457" calcext:value-type="float">
            <text:p>18.5832342388457</text:p>
          </table:table-cell>
          <table:table-cell office:value-type="float" office:value="23.5798418548453" calcext:value-type="float">
            <text:p>23.5798418548453</text:p>
          </table:table-cell>
          <table:table-cell office:value-type="float" office:value="9" calcext:value-type="float">
            <text:p>9</text:p>
          </table:table-cell>
          <table:table-cell office:value-type="float" office:value="18.5832342388457" calcext:value-type="float">
            <text:p>18.5832342388457</text:p>
          </table:table-cell>
          <table:table-cell office:value-type="float" office:value="24.4488216578574" calcext:value-type="float">
            <text:p>24.4488216578574</text:p>
          </table:table-cell>
          <table:table-cell office:value-type="float" office:value="-6.29407309237951" calcext:value-type="float">
            <text:p>-6.2940730923795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3.6537117180622" calcext:value-type="float">
            <text:p>23.6537117180622</text:p>
          </table:table-cell>
          <table:table-cell office:value-type="float" office:value="24.7027458764887" calcext:value-type="float">
            <text:p>24.7027458764887</text:p>
          </table:table-cell>
          <table:table-cell office:value-type="float" office:value="9" calcext:value-type="float">
            <text:p>9</text:p>
          </table:table-cell>
          <table:table-cell office:value-type="float" office:value="23.6537117180622" calcext:value-type="float">
            <text:p>23.6537117180622</text:p>
          </table:table-cell>
          <table:table-cell office:value-type="float" office:value="23.2657200607037" calcext:value-type="float">
            <text:p>23.2657200607037</text:p>
          </table:table-cell>
          <table:table-cell office:value-type="float" office:value="9" calcext:value-type="float">
            <text:p>9</text:p>
          </table:table-cell>
          <table:table-cell office:value-type="float" office:value="23.6537117180622" calcext:value-type="float">
            <text:p>23.6537117180622</text:p>
          </table:table-cell>
          <table:table-cell office:value-type="float" office:value="23.5422857681282" calcext:value-type="float">
            <text:p>23.5422857681282</text:p>
          </table:table-cell>
          <table:table-cell office:value-type="float" office:value="9" calcext:value-type="float">
            <text:p>9</text:p>
          </table:table-cell>
          <table:table-cell office:value-type="float" office:value="23.6537117180622" calcext:value-type="float">
            <text:p>23.6537117180622</text:p>
          </table:table-cell>
          <table:table-cell office:value-type="float" office:value="24.5884599641632" calcext:value-type="float">
            <text:p>24.5884599641632</text:p>
          </table:table-cell>
          <table:table-cell office:value-type="float" office:value="-1.78435479164348" calcext:value-type="float">
            <text:p>-1.7843547916434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6.5145193537579" calcext:value-type="float">
            <text:p>26.5145193537579</text:p>
          </table:table-cell>
          <table:table-cell office:value-type="float" office:value="25.2008610712482" calcext:value-type="float">
            <text:p>25.2008610712482</text:p>
          </table:table-cell>
          <table:table-cell office:value-type="float" office:value="9" calcext:value-type="float">
            <text:p>9</text:p>
          </table:table-cell>
          <table:table-cell office:value-type="float" office:value="26.5145193537579" calcext:value-type="float">
            <text:p>26.5145193537579</text:p>
          </table:table-cell>
          <table:table-cell office:value-type="float" office:value="25.540332704722" calcext:value-type="float">
            <text:p>25.540332704722</text:p>
          </table:table-cell>
          <table:table-cell office:value-type="float" office:value="9" calcext:value-type="float">
            <text:p>9</text:p>
          </table:table-cell>
          <table:table-cell office:value-type="float" office:value="26.5145193537579" calcext:value-type="float">
            <text:p>26.5145193537579</text:p>
          </table:table-cell>
          <table:table-cell office:value-type="float" office:value="25.0071985350239" calcext:value-type="float">
            <text:p>25.0071985350239</text:p>
          </table:table-cell>
          <table:table-cell office:value-type="float" office:value="9" calcext:value-type="float">
            <text:p>9</text:p>
          </table:table-cell>
          <table:table-cell office:value-type="float" office:value="26.5145193537579" calcext:value-type="float">
            <text:p>26.5145193537579</text:p>
          </table:table-cell>
          <table:table-cell office:value-type="float" office:value="25.0009548964803" calcext:value-type="float">
            <text:p>25.0009548964803</text:p>
          </table:table-cell>
          <table:table-cell office:value-type="float" office:value="1.83131661466151" calcext:value-type="float">
            <text:p>1.8313166146615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5.8191096554566" calcext:value-type="float">
            <text:p>25.8191096554566</text:p>
          </table:table-cell>
          <table:table-cell office:value-type="float" office:value="24.5781446914415" calcext:value-type="float">
            <text:p>24.5781446914415</text:p>
          </table:table-cell>
          <table:table-cell office:value-type="float" office:value="9" calcext:value-type="float">
            <text:p>9</text:p>
          </table:table-cell>
          <table:table-cell office:value-type="float" office:value="25.8191096554566" calcext:value-type="float">
            <text:p>25.8191096554566</text:p>
          </table:table-cell>
          <table:table-cell office:value-type="float" office:value="26.0307724986121" calcext:value-type="float">
            <text:p>26.0307724986121</text:p>
          </table:table-cell>
          <table:table-cell office:value-type="float" office:value="9" calcext:value-type="float">
            <text:p>9</text:p>
          </table:table-cell>
          <table:table-cell office:value-type="float" office:value="25.8191096554566" calcext:value-type="float">
            <text:p>25.8191096554566</text:p>
          </table:table-cell>
          <table:table-cell office:value-type="float" office:value="26.2450383343865" calcext:value-type="float">
            <text:p>26.2450383343865</text:p>
          </table:table-cell>
          <table:table-cell office:value-type="float" office:value="9" calcext:value-type="float">
            <text:p>9</text:p>
          </table:table-cell>
          <table:table-cell office:value-type="float" office:value="25.8191096554566" calcext:value-type="float">
            <text:p>25.8191096554566</text:p>
          </table:table-cell>
          <table:table-cell office:value-type="float" office:value="24.6726194607652" calcext:value-type="float">
            <text:p>24.6726194607652</text:p>
          </table:table-cell>
          <table:table-cell office:value-type="float" office:value="0.949265838679443" calcext:value-type="float">
            <text:p>0.94926583867944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7.4350893558987" calcext:value-type="float">
            <text:p>17.4350893558987</text:p>
          </table:table-cell>
          <table:table-cell office:value-type="float" office:value="24.4931905973135" calcext:value-type="float">
            <text:p>24.4931905973135</text:p>
          </table:table-cell>
          <table:table-cell office:value-type="float" office:value="9" calcext:value-type="float">
            <text:p>9</text:p>
          </table:table-cell>
          <table:table-cell office:value-type="float" office:value="17.4350893558987" calcext:value-type="float">
            <text:p>17.4350893558987</text:p>
          </table:table-cell>
          <table:table-cell office:value-type="float" office:value="21.7627617455271" calcext:value-type="float">
            <text:p>21.7627617455271</text:p>
          </table:table-cell>
          <table:table-cell office:value-type="float" office:value="9" calcext:value-type="float">
            <text:p>9</text:p>
          </table:table-cell>
          <table:table-cell office:value-type="float" office:value="17.4350893558987" calcext:value-type="float">
            <text:p>17.4350893558987</text:p>
          </table:table-cell>
          <table:table-cell office:value-type="float" office:value="23.3982066120964" calcext:value-type="float">
            <text:p>23.3982066120964</text:p>
          </table:table-cell>
          <table:table-cell office:value-type="float" office:value="9" calcext:value-type="float">
            <text:p>9</text:p>
          </table:table-cell>
          <table:table-cell office:value-type="float" office:value="17.4350893558987" calcext:value-type="float">
            <text:p>17.4350893558987</text:p>
          </table:table-cell>
          <table:table-cell office:value-type="float" office:value="24.5491260259461" calcext:value-type="float">
            <text:p>24.5491260259461</text:p>
          </table:table-cell>
          <table:table-cell office:value-type="float" office:value="-7.19793021044508" calcext:value-type="float">
            <text:p>-7.1979302104450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4.8876530911483" calcext:value-type="float">
            <text:p>24.8876530911483</text:p>
          </table:table-cell>
          <table:table-cell office:value-type="float" office:value="25.598183660508" calcext:value-type="float">
            <text:p>25.598183660508</text:p>
          </table:table-cell>
          <table:table-cell office:value-type="float" office:value="9" calcext:value-type="float">
            <text:p>9</text:p>
          </table:table-cell>
          <table:table-cell office:value-type="float" office:value="24.8876530911483" calcext:value-type="float">
            <text:p>24.8876530911483</text:p>
          </table:table-cell>
          <table:table-cell office:value-type="float" office:value="25.0116917439796" calcext:value-type="float">
            <text:p>25.0116917439796</text:p>
          </table:table-cell>
          <table:table-cell office:value-type="float" office:value="9" calcext:value-type="float">
            <text:p>9</text:p>
          </table:table-cell>
          <table:table-cell office:value-type="float" office:value="24.8876530911483" calcext:value-type="float">
            <text:p>24.8876530911483</text:p>
          </table:table-cell>
          <table:table-cell office:value-type="float" office:value="24.3107832825542" calcext:value-type="float">
            <text:p>24.3107832825542</text:p>
          </table:table-cell>
          <table:table-cell office:value-type="float" office:value="9" calcext:value-type="float">
            <text:p>9</text:p>
          </table:table-cell>
          <table:table-cell office:value-type="float" office:value="24.8876530911483" calcext:value-type="float">
            <text:p>24.8876530911483</text:p>
          </table:table-cell>
          <table:table-cell office:value-type="float" office:value="25.2514537950851" calcext:value-type="float">
            <text:p>25.2514537950851</text:p>
          </table:table-cell>
          <table:table-cell office:value-type="float" office:value="0.00921187419056301" calcext:value-type="float">
            <text:p>0.0092118741905630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8.4963052575363" calcext:value-type="float">
            <text:p>28.4963052575363</text:p>
          </table:table-cell>
          <table:table-cell office:value-type="float" office:value="24.5882650308247" calcext:value-type="float">
            <text:p>24.5882650308247</text:p>
          </table:table-cell>
          <table:table-cell office:value-type="float" office:value="9" calcext:value-type="float">
            <text:p>9</text:p>
          </table:table-cell>
          <table:table-cell office:value-type="float" office:value="28.4963052575363" calcext:value-type="float">
            <text:p>28.4963052575363</text:p>
          </table:table-cell>
          <table:table-cell office:value-type="float" office:value="27.5125232239292" calcext:value-type="float">
            <text:p>27.5125232239292</text:p>
          </table:table-cell>
          <table:table-cell office:value-type="float" office:value="9" calcext:value-type="float">
            <text:p>9</text:p>
          </table:table-cell>
          <table:table-cell office:value-type="float" office:value="28.4963052575363" calcext:value-type="float">
            <text:p>28.4963052575363</text:p>
          </table:table-cell>
          <table:table-cell office:value-type="float" office:value="25.2961024075021" calcext:value-type="float">
            <text:p>25.2961024075021</text:p>
          </table:table-cell>
          <table:table-cell office:value-type="float" office:value="9" calcext:value-type="float">
            <text:p>9</text:p>
          </table:table-cell>
          <table:table-cell office:value-type="float" office:value="28.4963052575363" calcext:value-type="float">
            <text:p>28.4963052575363</text:p>
          </table:table-cell>
          <table:table-cell office:value-type="float" office:value="24.5586109896682" calcext:value-type="float">
            <text:p>24.5586109896682</text:p>
          </table:table-cell>
          <table:table-cell office:value-type="float" office:value="3.75917220404596" calcext:value-type="float">
            <text:p>3.7591722040459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6.2294042261073" calcext:value-type="float">
            <text:p>26.2294042261073</text:p>
          </table:table-cell>
          <table:table-cell office:value-type="float" office:value="24.8109736221769" calcext:value-type="float">
            <text:p>24.8109736221769</text:p>
          </table:table-cell>
          <table:table-cell office:value-type="float" office:value="9" calcext:value-type="float">
            <text:p>9</text:p>
          </table:table-cell>
          <table:table-cell office:value-type="float" office:value="26.2294042261073" calcext:value-type="float">
            <text:p>26.2294042261073</text:p>
          </table:table-cell>
          <table:table-cell office:value-type="float" office:value="25.2097456442103" calcext:value-type="float">
            <text:p>25.2097456442103</text:p>
          </table:table-cell>
          <table:table-cell office:value-type="float" office:value="9" calcext:value-type="float">
            <text:p>9</text:p>
          </table:table-cell>
          <table:table-cell office:value-type="float" office:value="26.2294042261073" calcext:value-type="float">
            <text:p>26.2294042261073</text:p>
          </table:table-cell>
          <table:table-cell office:value-type="float" office:value="24.7612065652315" calcext:value-type="float">
            <text:p>24.7612065652315</text:p>
          </table:table-cell>
          <table:table-cell office:value-type="float" office:value="9" calcext:value-type="float">
            <text:p>9</text:p>
          </table:table-cell>
          <table:table-cell office:value-type="float" office:value="26.2294042261073" calcext:value-type="float">
            <text:p>26.2294042261073</text:p>
          </table:table-cell>
          <table:table-cell office:value-type="float" office:value="24.6019727655124" calcext:value-type="float">
            <text:p>24.6019727655124</text:p>
          </table:table-cell>
          <table:table-cell office:value-type="float" office:value="1.39355267842758" calcext:value-type="float">
            <text:p>1.3935526784275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6.1119210987938" calcext:value-type="float">
            <text:p>26.1119210987938</text:p>
          </table:table-cell>
          <table:table-cell office:value-type="float" office:value="25.4240491840914" calcext:value-type="float">
            <text:p>25.4240491840914</text:p>
          </table:table-cell>
          <table:table-cell office:value-type="float" office:value="9" calcext:value-type="float">
            <text:p>9</text:p>
          </table:table-cell>
          <table:table-cell office:value-type="float" office:value="26.1119210987938" calcext:value-type="float">
            <text:p>26.1119210987938</text:p>
          </table:table-cell>
          <table:table-cell office:value-type="float" office:value="25.9156972791031" calcext:value-type="float">
            <text:p>25.9156972791031</text:p>
          </table:table-cell>
          <table:table-cell office:value-type="float" office:value="9" calcext:value-type="float">
            <text:p>9</text:p>
          </table:table-cell>
          <table:table-cell office:value-type="float" office:value="26.1119210987938" calcext:value-type="float">
            <text:p>26.1119210987938</text:p>
          </table:table-cell>
          <table:table-cell office:value-type="float" office:value="25.0296631336912" calcext:value-type="float">
            <text:p>25.0296631336912</text:p>
          </table:table-cell>
          <table:table-cell office:value-type="float" office:value="9" calcext:value-type="float">
            <text:p>9</text:p>
          </table:table-cell>
          <table:table-cell office:value-type="float" office:value="26.1119210987938" calcext:value-type="float">
            <text:p>26.1119210987938</text:p>
          </table:table-cell>
          <table:table-cell office:value-type="float" office:value="24.9814008740263" calcext:value-type="float">
            <text:p>24.9814008740263</text:p>
          </table:table-cell>
          <table:table-cell office:value-type="float" office:value="0.767463310140215" calcext:value-type="float">
            <text:p>0.76746331014021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9.0253149064016" calcext:value-type="float">
            <text:p>29.0253149064016</text:p>
          </table:table-cell>
          <table:table-cell office:value-type="float" office:value="23.0497391682897" calcext:value-type="float">
            <text:p>23.0497391682897</text:p>
          </table:table-cell>
          <table:table-cell office:value-type="float" office:value="9" calcext:value-type="float">
            <text:p>9</text:p>
          </table:table-cell>
          <table:table-cell office:value-type="float" office:value="29.0253149064016" calcext:value-type="float">
            <text:p>29.0253149064016</text:p>
          </table:table-cell>
          <table:table-cell office:value-type="float" office:value="25.5737400181544" calcext:value-type="float">
            <text:p>25.5737400181544</text:p>
          </table:table-cell>
          <table:table-cell office:value-type="float" office:value="9" calcext:value-type="float">
            <text:p>9</text:p>
          </table:table-cell>
          <table:table-cell office:value-type="float" office:value="29.0253149064016" calcext:value-type="float">
            <text:p>29.0253149064016</text:p>
          </table:table-cell>
          <table:table-cell office:value-type="float" office:value="25.0966006349459" calcext:value-type="float">
            <text:p>25.0966006349459</text:p>
          </table:table-cell>
          <table:table-cell office:value-type="float" office:value="9" calcext:value-type="float">
            <text:p>9</text:p>
          </table:table-cell>
          <table:table-cell office:value-type="float" office:value="29.0253149064016" calcext:value-type="float">
            <text:p>29.0253149064016</text:p>
          </table:table-cell>
          <table:table-cell office:value-type="float" office:value="23.2678943589376" calcext:value-type="float">
            <text:p>23.2678943589376</text:p>
          </table:table-cell>
          <table:table-cell office:value-type="float" office:value="4.04951893788638" calcext:value-type="float">
            <text:p>4.0495189378863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2.5502305054952" calcext:value-type="float">
            <text:p>22.5502305054952</text:p>
          </table:table-cell>
          <table:table-cell office:value-type="float" office:value="24.3276065220198" calcext:value-type="float">
            <text:p>24.3276065220198</text:p>
          </table:table-cell>
          <table:table-cell office:value-type="float" office:value="9" calcext:value-type="float">
            <text:p>9</text:p>
          </table:table-cell>
          <table:table-cell office:value-type="float" office:value="22.5502305054952" calcext:value-type="float">
            <text:p>22.5502305054952</text:p>
          </table:table-cell>
          <table:table-cell office:value-type="float" office:value="24.1113692165149" calcext:value-type="float">
            <text:p>24.1113692165149</text:p>
          </table:table-cell>
          <table:table-cell office:value-type="float" office:value="9" calcext:value-type="float">
            <text:p>9</text:p>
          </table:table-cell>
          <table:table-cell office:value-type="float" office:value="22.5502305054952" calcext:value-type="float">
            <text:p>22.5502305054952</text:p>
          </table:table-cell>
          <table:table-cell office:value-type="float" office:value="23.934901203963" calcext:value-type="float">
            <text:p>23.934901203963</text:p>
          </table:table-cell>
          <table:table-cell office:value-type="float" office:value="9" calcext:value-type="float">
            <text:p>9</text:p>
          </table:table-cell>
          <table:table-cell office:value-type="float" office:value="22.5502305054952" calcext:value-type="float">
            <text:p>22.5502305054952</text:p>
          </table:table-cell>
          <table:table-cell office:value-type="float" office:value="24.5230247779981" calcext:value-type="float">
            <text:p>24.5230247779981</text:p>
          </table:table-cell>
          <table:table-cell office:value-type="float" office:value="-2.07362652179251" calcext:value-type="float">
            <text:p>-2.0736265217925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9.631739372035" calcext:value-type="float">
            <text:p>19.631739372035</text:p>
          </table:table-cell>
          <table:table-cell office:value-type="float" office:value="23.7606777807499" calcext:value-type="float">
            <text:p>23.7606777807499</text:p>
          </table:table-cell>
          <table:table-cell office:value-type="float" office:value="9" calcext:value-type="float">
            <text:p>9</text:p>
          </table:table-cell>
          <table:table-cell office:value-type="float" office:value="19.631739372035" calcext:value-type="float">
            <text:p>19.631739372035</text:p>
          </table:table-cell>
          <table:table-cell office:value-type="float" office:value="23.0918437127215" calcext:value-type="float">
            <text:p>23.0918437127215</text:p>
          </table:table-cell>
          <table:table-cell office:value-type="float" office:value="9" calcext:value-type="float">
            <text:p>9</text:p>
          </table:table-cell>
          <table:table-cell office:value-type="float" office:value="19.631739372035" calcext:value-type="float">
            <text:p>19.631739372035</text:p>
          </table:table-cell>
          <table:table-cell office:value-type="float" office:value="25.3300885966911" calcext:value-type="float">
            <text:p>25.3300885966911</text:p>
          </table:table-cell>
          <table:table-cell office:value-type="float" office:value="9" calcext:value-type="float">
            <text:p>9</text:p>
          </table:table-cell>
          <table:table-cell office:value-type="float" office:value="19.631739372035" calcext:value-type="float">
            <text:p>19.631739372035</text:p>
          </table:table-cell>
          <table:table-cell office:value-type="float" office:value="23.8489571913686" calcext:value-type="float">
            <text:p>23.8489571913686</text:p>
          </table:table-cell>
          <table:table-cell office:value-type="float" office:value="-5.67216972036147" calcext:value-type="float">
            <text:p>-5.6721697203614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7.7284000275417" calcext:value-type="float">
            <text:p>27.7284000275417</text:p>
          </table:table-cell>
          <table:table-cell office:value-type="float" office:value="24.6425558883028" calcext:value-type="float">
            <text:p>24.6425558883028</text:p>
          </table:table-cell>
          <table:table-cell office:value-type="float" office:value="9" calcext:value-type="float">
            <text:p>9</text:p>
          </table:table-cell>
          <table:table-cell office:value-type="float" office:value="27.7284000275417" calcext:value-type="float">
            <text:p>27.7284000275417</text:p>
          </table:table-cell>
          <table:table-cell office:value-type="float" office:value="24.8760455700322" calcext:value-type="float">
            <text:p>24.8760455700322</text:p>
          </table:table-cell>
          <table:table-cell office:value-type="float" office:value="9" calcext:value-type="float">
            <text:p>9</text:p>
          </table:table-cell>
          <table:table-cell office:value-type="float" office:value="27.7284000275417" calcext:value-type="float">
            <text:p>27.7284000275417</text:p>
          </table:table-cell>
          <table:table-cell office:value-type="float" office:value="23.7334765760594" calcext:value-type="float">
            <text:p>23.7334765760594</text:p>
          </table:table-cell>
          <table:table-cell office:value-type="float" office:value="9" calcext:value-type="float">
            <text:p>9</text:p>
          </table:table-cell>
          <table:table-cell office:value-type="float" office:value="27.7284000275417" calcext:value-type="float">
            <text:p>27.7284000275417</text:p>
          </table:table-cell>
          <table:table-cell office:value-type="float" office:value="24.5667236832617" calcext:value-type="float">
            <text:p>24.5667236832617</text:p>
          </table:table-cell>
          <table:table-cell office:value-type="float" office:value="2.50186233702338" calcext:value-type="float">
            <text:p>2.5018623370233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0.1269814089856" calcext:value-type="float">
            <text:p>30.1269814089856</text:p>
          </table:table-cell>
          <table:table-cell office:value-type="float" office:value="24.3124950086257" calcext:value-type="float">
            <text:p>24.3124950086257</text:p>
          </table:table-cell>
          <table:table-cell office:value-type="float" office:value="9" calcext:value-type="float">
            <text:p>9</text:p>
          </table:table-cell>
          <table:table-cell office:value-type="float" office:value="30.1269814089856" calcext:value-type="float">
            <text:p>30.1269814089856</text:p>
          </table:table-cell>
          <table:table-cell office:value-type="float" office:value="26.0663090145769" calcext:value-type="float">
            <text:p>26.0663090145769</text:p>
          </table:table-cell>
          <table:table-cell office:value-type="float" office:value="9" calcext:value-type="float">
            <text:p>9</text:p>
          </table:table-cell>
          <table:table-cell office:value-type="float" office:value="30.1269814089856" calcext:value-type="float">
            <text:p>30.1269814089856</text:p>
          </table:table-cell>
          <table:table-cell office:value-type="float" office:value="25.7679730546398" calcext:value-type="float">
            <text:p>25.7679730546398</text:p>
          </table:table-cell>
          <table:table-cell office:value-type="float" office:value="9" calcext:value-type="float">
            <text:p>9</text:p>
          </table:table-cell>
          <table:table-cell office:value-type="float" office:value="30.1269814089856" calcext:value-type="float">
            <text:p>30.1269814089856</text:p>
          </table:table-cell>
          <table:table-cell office:value-type="float" office:value="24.4251111042222" calcext:value-type="float">
            <text:p>24.4251111042222</text:p>
          </table:table-cell>
          <table:table-cell office:value-type="float" office:value="5.05333982612176" calcext:value-type="float">
            <text:p>5.0533398261217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5.9882200065345" calcext:value-type="float">
            <text:p>25.9882200065345</text:p>
          </table:table-cell>
          <table:table-cell office:value-type="float" office:value="25.0663119657675" calcext:value-type="float">
            <text:p>25.0663119657675</text:p>
          </table:table-cell>
          <table:table-cell office:value-type="float" office:value="9" calcext:value-type="float">
            <text:p>9</text:p>
          </table:table-cell>
          <table:table-cell office:value-type="float" office:value="25.9882200065345" calcext:value-type="float">
            <text:p>25.9882200065345</text:p>
          </table:table-cell>
          <table:table-cell office:value-type="float" office:value="25.2899575724607" calcext:value-type="float">
            <text:p>25.2899575724607</text:p>
          </table:table-cell>
          <table:table-cell office:value-type="float" office:value="9" calcext:value-type="float">
            <text:p>9</text:p>
          </table:table-cell>
          <table:table-cell office:value-type="float" office:value="25.9882200065345" calcext:value-type="float">
            <text:p>25.9882200065345</text:p>
          </table:table-cell>
          <table:table-cell office:value-type="float" office:value="24.4536922805398" calcext:value-type="float">
            <text:p>24.4536922805398</text:p>
          </table:table-cell>
          <table:table-cell office:value-type="float" office:value="9" calcext:value-type="float">
            <text:p>9</text:p>
          </table:table-cell>
          <table:table-cell office:value-type="float" office:value="25.9882200065345" calcext:value-type="float">
            <text:p>25.9882200065345</text:p>
          </table:table-cell>
          <table:table-cell office:value-type="float" office:value="24.8905108255754" calcext:value-type="float">
            <text:p>24.8905108255754</text:p>
          </table:table-cell>
          <table:table-cell office:value-type="float" office:value="1.20017176883175" calcext:value-type="float">
            <text:p>1.2001717688317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3.6860263627481" calcext:value-type="float">
            <text:p>23.6860263627481</text:p>
          </table:table-cell>
          <table:table-cell office:value-type="float" office:value="24.5093748493097" calcext:value-type="float">
            <text:p>24.5093748493097</text:p>
          </table:table-cell>
          <table:table-cell office:value-type="float" office:value="9" calcext:value-type="float">
            <text:p>9</text:p>
          </table:table-cell>
          <table:table-cell office:value-type="float" office:value="23.6860263627481" calcext:value-type="float">
            <text:p>23.6860263627481</text:p>
          </table:table-cell>
          <table:table-cell office:value-type="float" office:value="24.6639734182112" calcext:value-type="float">
            <text:p>24.6639734182112</text:p>
          </table:table-cell>
          <table:table-cell office:value-type="float" office:value="9" calcext:value-type="float">
            <text:p>9</text:p>
          </table:table-cell>
          <table:table-cell office:value-type="float" office:value="23.6860263627481" calcext:value-type="float">
            <text:p>23.6860263627481</text:p>
          </table:table-cell>
          <table:table-cell office:value-type="float" office:value="25.1742605977836" calcext:value-type="float">
            <text:p>25.1742605977836</text:p>
          </table:table-cell>
          <table:table-cell office:value-type="float" office:value="9" calcext:value-type="float">
            <text:p>9</text:p>
          </table:table-cell>
          <table:table-cell office:value-type="float" office:value="23.6860263627481" calcext:value-type="float">
            <text:p>23.6860263627481</text:p>
          </table:table-cell>
          <table:table-cell office:value-type="float" office:value="24.5024606987642" calcext:value-type="float">
            <text:p>24.5024606987642</text:p>
          </table:table-cell>
          <table:table-cell office:value-type="float" office:value="-1.01967355417214" calcext:value-type="float">
            <text:p>-1.0196735541721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5.3223135357742" calcext:value-type="float">
            <text:p>25.3223135357742</text:p>
          </table:table-cell>
          <table:table-cell office:value-type="float" office:value="23.6759141004505" calcext:value-type="float">
            <text:p>23.6759141004505</text:p>
          </table:table-cell>
          <table:table-cell office:value-type="float" office:value="9" calcext:value-type="float">
            <text:p>9</text:p>
          </table:table-cell>
          <table:table-cell office:value-type="float" office:value="25.3223135357742" calcext:value-type="float">
            <text:p>25.3223135357742</text:p>
          </table:table-cell>
          <table:table-cell office:value-type="float" office:value="24.8922408358269" calcext:value-type="float">
            <text:p>24.8922408358269</text:p>
          </table:table-cell>
          <table:table-cell office:value-type="float" office:value="9" calcext:value-type="float">
            <text:p>9</text:p>
          </table:table-cell>
          <table:table-cell office:value-type="float" office:value="25.3223135357742" calcext:value-type="float">
            <text:p>25.3223135357742</text:p>
          </table:table-cell>
          <table:table-cell office:value-type="float" office:value="24.6297293622434" calcext:value-type="float">
            <text:p>24.6297293622434</text:p>
          </table:table-cell>
          <table:table-cell office:value-type="float" office:value="9" calcext:value-type="float">
            <text:p>9</text:p>
          </table:table-cell>
          <table:table-cell office:value-type="float" office:value="25.3223135357742" calcext:value-type="float">
            <text:p>25.3223135357742</text:p>
          </table:table-cell>
          <table:table-cell office:value-type="float" office:value="23.8863822586458" calcext:value-type="float">
            <text:p>23.8863822586458</text:p>
          </table:table-cell>
          <table:table-cell office:value-type="float" office:value="0.189464493309602" calcext:value-type="float">
            <text:p>0.18946449330960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1.5964078014422" calcext:value-type="float">
            <text:p>21.5964078014422</text:p>
          </table:table-cell>
          <table:table-cell office:value-type="float" office:value="24.1617340875347" calcext:value-type="float">
            <text:p>24.1617340875347</text:p>
          </table:table-cell>
          <table:table-cell office:value-type="float" office:value="9" calcext:value-type="float">
            <text:p>9</text:p>
          </table:table-cell>
          <table:table-cell office:value-type="float" office:value="21.5964078014422" calcext:value-type="float">
            <text:p>21.5964078014422</text:p>
          </table:table-cell>
          <table:table-cell office:value-type="float" office:value="25.0931999045445" calcext:value-type="float">
            <text:p>25.0931999045445</text:p>
          </table:table-cell>
          <table:table-cell office:value-type="float" office:value="9" calcext:value-type="float">
            <text:p>9</text:p>
          </table:table-cell>
          <table:table-cell office:value-type="float" office:value="21.5964078014422" calcext:value-type="float">
            <text:p>21.5964078014422</text:p>
          </table:table-cell>
          <table:table-cell office:value-type="float" office:value="25.8333621779375" calcext:value-type="float">
            <text:p>25.8333621779375</text:p>
          </table:table-cell>
          <table:table-cell office:value-type="float" office:value="9" calcext:value-type="float">
            <text:p>9</text:p>
          </table:table-cell>
          <table:table-cell office:value-type="float" office:value="21.5964078014422" calcext:value-type="float">
            <text:p>21.5964078014422</text:p>
          </table:table-cell>
          <table:table-cell office:value-type="float" office:value="24.4918257273388" calcext:value-type="float">
            <text:p>24.4918257273388</text:p>
          </table:table-cell>
          <table:table-cell office:value-type="float" office:value="-3.21146416560636" calcext:value-type="float">
            <text:p>-3.2114641656063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6.7323332411645" calcext:value-type="float">
            <text:p>26.7323332411645</text:p>
          </table:table-cell>
          <table:table-cell office:value-type="float" office:value="24.1990677126873" calcext:value-type="float">
            <text:p>24.1990677126873</text:p>
          </table:table-cell>
          <table:table-cell office:value-type="float" office:value="9" calcext:value-type="float">
            <text:p>9</text:p>
          </table:table-cell>
          <table:table-cell office:value-type="float" office:value="26.7323332411645" calcext:value-type="float">
            <text:p>26.7323332411645</text:p>
          </table:table-cell>
          <table:table-cell office:value-type="float" office:value="25.6641007610826" calcext:value-type="float">
            <text:p>25.6641007610826</text:p>
          </table:table-cell>
          <table:table-cell office:value-type="float" office:value="9" calcext:value-type="float">
            <text:p>9</text:p>
          </table:table-cell>
          <table:table-cell office:value-type="float" office:value="26.7323332411645" calcext:value-type="float">
            <text:p>26.7323332411645</text:p>
          </table:table-cell>
          <table:table-cell office:value-type="float" office:value="24.5521093477047" calcext:value-type="float">
            <text:p>24.5521093477047</text:p>
          </table:table-cell>
          <table:table-cell office:value-type="float" office:value="9" calcext:value-type="float">
            <text:p>9</text:p>
          </table:table-cell>
          <table:table-cell office:value-type="float" office:value="26.7323332411645" calcext:value-type="float">
            <text:p>26.7323332411645</text:p>
          </table:table-cell>
          <table:table-cell office:value-type="float" office:value="24.1561761796836" calcext:value-type="float">
            <text:p>24.1561761796836</text:p>
          </table:table-cell>
          <table:table-cell office:value-type="float" office:value="1.88771035369666" calcext:value-type="float">
            <text:p>1.8877103536966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1.8738601306109" calcext:value-type="float">
            <text:p>21.8738601306109</text:p>
          </table:table-cell>
          <table:table-cell office:value-type="float" office:value="24.8509159277564" calcext:value-type="float">
            <text:p>24.8509159277564</text:p>
          </table:table-cell>
          <table:table-cell office:value-type="float" office:value="9" calcext:value-type="float">
            <text:p>9</text:p>
          </table:table-cell>
          <table:table-cell office:value-type="float" office:value="21.8738601306109" calcext:value-type="float">
            <text:p>21.8738601306109</text:p>
          </table:table-cell>
          <table:table-cell office:value-type="float" office:value="23.4648958394088" calcext:value-type="float">
            <text:p>23.4648958394088</text:p>
          </table:table-cell>
          <table:table-cell office:value-type="float" office:value="9" calcext:value-type="float">
            <text:p>9</text:p>
          </table:table-cell>
          <table:table-cell office:value-type="float" office:value="21.8738601306109" calcext:value-type="float">
            <text:p>21.8738601306109</text:p>
          </table:table-cell>
          <table:table-cell office:value-type="float" office:value="23.5103739868165" calcext:value-type="float">
            <text:p>23.5103739868165</text:p>
          </table:table-cell>
          <table:table-cell office:value-type="float" office:value="9" calcext:value-type="float">
            <text:p>9</text:p>
          </table:table-cell>
          <table:table-cell office:value-type="float" office:value="21.8738601306109" calcext:value-type="float">
            <text:p>21.8738601306109</text:p>
          </table:table-cell>
          <table:table-cell office:value-type="float" office:value="24.7294232184065" calcext:value-type="float">
            <text:p>24.7294232184065</text:p>
          </table:table-cell>
          <table:table-cell office:value-type="float" office:value="-2.92561619952256" calcext:value-type="float">
            <text:p>-2.9256161995225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6.7993040944557" calcext:value-type="float">
            <text:p>26.7993040944557</text:p>
          </table:table-cell>
          <table:table-cell office:value-type="float" office:value="25.0005044642426" calcext:value-type="float">
            <text:p>25.0005044642426</text:p>
          </table:table-cell>
          <table:table-cell office:value-type="float" office:value="9" calcext:value-type="float">
            <text:p>9</text:p>
          </table:table-cell>
          <table:table-cell office:value-type="float" office:value="26.7993040944557" calcext:value-type="float">
            <text:p>26.7993040944557</text:p>
          </table:table-cell>
          <table:table-cell office:value-type="float" office:value="25.8653263643656" calcext:value-type="float">
            <text:p>25.8653263643656</text:p>
          </table:table-cell>
          <table:table-cell office:value-type="float" office:value="9" calcext:value-type="float">
            <text:p>9</text:p>
          </table:table-cell>
          <table:table-cell office:value-type="float" office:value="26.7993040944557" calcext:value-type="float">
            <text:p>26.7993040944557</text:p>
          </table:table-cell>
          <table:table-cell office:value-type="float" office:value="24.7687922619474" calcext:value-type="float">
            <text:p>24.7687922619474</text:p>
          </table:table-cell>
          <table:table-cell office:value-type="float" office:value="9" calcext:value-type="float">
            <text:p>9</text:p>
          </table:table-cell>
          <table:table-cell office:value-type="float" office:value="26.7993040944557" calcext:value-type="float">
            <text:p>26.7993040944557</text:p>
          </table:table-cell>
          <table:table-cell office:value-type="float" office:value="25.0635832175812" calcext:value-type="float">
            <text:p>25.0635832175812</text:p>
          </table:table-cell>
          <table:table-cell office:value-type="float" office:value="1.89044517500681" calcext:value-type="float">
            <text:p>1.8904451750068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1.8657381794285" calcext:value-type="float">
            <text:p>21.8657381794285</text:p>
          </table:table-cell>
          <table:table-cell office:value-type="float" office:value="25.0834429015445" calcext:value-type="float">
            <text:p>25.0834429015445</text:p>
          </table:table-cell>
          <table:table-cell office:value-type="float" office:value="9" calcext:value-type="float">
            <text:p>9</text:p>
          </table:table-cell>
          <table:table-cell office:value-type="float" office:value="21.8657381794285" calcext:value-type="float">
            <text:p>21.8657381794285</text:p>
          </table:table-cell>
          <table:table-cell office:value-type="float" office:value="22.8938725890585" calcext:value-type="float">
            <text:p>22.8938725890585</text:p>
          </table:table-cell>
          <table:table-cell office:value-type="float" office:value="9" calcext:value-type="float">
            <text:p>9</text:p>
          </table:table-cell>
          <table:table-cell office:value-type="float" office:value="21.8657381794285" calcext:value-type="float">
            <text:p>21.8657381794285</text:p>
          </table:table-cell>
          <table:table-cell office:value-type="float" office:value="23.6699092133053" calcext:value-type="float">
            <text:p>23.6699092133053</text:p>
          </table:table-cell>
          <table:table-cell office:value-type="float" office:value="9" calcext:value-type="float">
            <text:p>9</text:p>
          </table:table-cell>
          <table:table-cell office:value-type="float" office:value="21.8657381794285" calcext:value-type="float">
            <text:p>21.8657381794285</text:p>
          </table:table-cell>
          <table:table-cell office:value-type="float" office:value="25.1190217480457" calcext:value-type="float">
            <text:p>25.1190217480457</text:p>
          </table:table-cell>
          <table:table-cell office:value-type="float" office:value="-3.26557036496223" calcext:value-type="float">
            <text:p>-3.2655703649622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9.1290139767586" calcext:value-type="float">
            <text:p>19.1290139767586</text:p>
          </table:table-cell>
          <table:table-cell office:value-type="float" office:value="23.6777914668446" calcext:value-type="float">
            <text:p>23.6777914668446</text:p>
          </table:table-cell>
          <table:table-cell office:value-type="float" office:value="9" calcext:value-type="float">
            <text:p>9</text:p>
          </table:table-cell>
          <table:table-cell office:value-type="float" office:value="19.1290139767586" calcext:value-type="float">
            <text:p>19.1290139767586</text:p>
          </table:table-cell>
          <table:table-cell office:value-type="float" office:value="22.2952408660953" calcext:value-type="float">
            <text:p>22.2952408660953</text:p>
          </table:table-cell>
          <table:table-cell office:value-type="float" office:value="9" calcext:value-type="float">
            <text:p>9</text:p>
          </table:table-cell>
          <table:table-cell office:value-type="float" office:value="19.1290139767586" calcext:value-type="float">
            <text:p>19.1290139767586</text:p>
          </table:table-cell>
          <table:table-cell office:value-type="float" office:value="23.8272805197519" calcext:value-type="float">
            <text:p>23.8272805197519</text:p>
          </table:table-cell>
          <table:table-cell office:value-type="float" office:value="9" calcext:value-type="float">
            <text:p>9</text:p>
          </table:table-cell>
          <table:table-cell office:value-type="float" office:value="19.1290139767586" calcext:value-type="float">
            <text:p>19.1290139767586</text:p>
          </table:table-cell>
          <table:table-cell office:value-type="float" office:value="23.890594103063" calcext:value-type="float">
            <text:p>23.890594103063</text:p>
          </table:table-cell>
          <table:table-cell office:value-type="float" office:value="-6.3652668040881" calcext:value-type="float">
            <text:p>-6.365266804088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2.6816391736751" calcext:value-type="float">
            <text:p>22.6816391736751</text:p>
          </table:table-cell>
          <table:table-cell office:value-type="float" office:value="24.0649253553338" calcext:value-type="float">
            <text:p>24.0649253553338</text:p>
          </table:table-cell>
          <table:table-cell office:value-type="float" office:value="9" calcext:value-type="float">
            <text:p>9</text:p>
          </table:table-cell>
          <table:table-cell office:value-type="float" office:value="22.6816391736751" calcext:value-type="float">
            <text:p>22.6816391736751</text:p>
          </table:table-cell>
          <table:table-cell office:value-type="float" office:value="23.2515893807535" calcext:value-type="float">
            <text:p>23.2515893807535</text:p>
          </table:table-cell>
          <table:table-cell office:value-type="float" office:value="9" calcext:value-type="float">
            <text:p>9</text:p>
          </table:table-cell>
          <table:table-cell office:value-type="float" office:value="22.6816391736751" calcext:value-type="float">
            <text:p>22.6816391736751</text:p>
          </table:table-cell>
          <table:table-cell office:value-type="float" office:value="23.9314854938159" calcext:value-type="float">
            <text:p>23.9314854938159</text:p>
          </table:table-cell>
          <table:table-cell office:value-type="float" office:value="9" calcext:value-type="float">
            <text:p>9</text:p>
          </table:table-cell>
          <table:table-cell office:value-type="float" office:value="22.6816391736751" calcext:value-type="float">
            <text:p>22.6816391736751</text:p>
          </table:table-cell>
          <table:table-cell office:value-type="float" office:value="24.3038703506318" calcext:value-type="float">
            <text:p>24.3038703506318</text:p>
          </table:table-cell>
          <table:table-cell office:value-type="float" office:value="-2.35291277934379" calcext:value-type="float">
            <text:p>-2.3529127793437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5.497209592234" calcext:value-type="float">
            <text:p>25.497209592234</text:p>
          </table:table-cell>
          <table:table-cell office:value-type="float" office:value="24.6110832598603" calcext:value-type="float">
            <text:p>24.6110832598603</text:p>
          </table:table-cell>
          <table:table-cell office:value-type="float" office:value="9" calcext:value-type="float">
            <text:p>9</text:p>
          </table:table-cell>
          <table:table-cell office:value-type="float" office:value="25.497209592234" calcext:value-type="float">
            <text:p>25.497209592234</text:p>
          </table:table-cell>
          <table:table-cell office:value-type="float" office:value="25.2268158951679" calcext:value-type="float">
            <text:p>25.2268158951679</text:p>
          </table:table-cell>
          <table:table-cell office:value-type="float" office:value="9" calcext:value-type="float">
            <text:p>9</text:p>
          </table:table-cell>
          <table:table-cell office:value-type="float" office:value="25.497209592234" calcext:value-type="float">
            <text:p>25.497209592234</text:p>
          </table:table-cell>
          <table:table-cell office:value-type="float" office:value="24.7011852847237" calcext:value-type="float">
            <text:p>24.7011852847237</text:p>
          </table:table-cell>
          <table:table-cell office:value-type="float" office:value="9" calcext:value-type="float">
            <text:p>9</text:p>
          </table:table-cell>
          <table:table-cell office:value-type="float" office:value="25.497209592234" calcext:value-type="float">
            <text:p>25.497209592234</text:p>
          </table:table-cell>
          <table:table-cell office:value-type="float" office:value="24.6289308465777" calcext:value-type="float">
            <text:p>24.6289308465777</text:p>
          </table:table-cell>
          <table:table-cell office:value-type="float" office:value="0.796268261082303" calcext:value-type="float">
            <text:p>0.79626826108230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3.8159023106075" calcext:value-type="float">
            <text:p>23.8159023106075</text:p>
          </table:table-cell>
          <table:table-cell office:value-type="float" office:value="25.0342738622733" calcext:value-type="float">
            <text:p>25.0342738622733</text:p>
          </table:table-cell>
          <table:table-cell office:value-type="float" office:value="9" calcext:value-type="float">
            <text:p>9</text:p>
          </table:table-cell>
          <table:table-cell office:value-type="float" office:value="23.8159023106075" calcext:value-type="float">
            <text:p>23.8159023106075</text:p>
          </table:table-cell>
          <table:table-cell office:value-type="float" office:value="22.8493277540117" calcext:value-type="float">
            <text:p>22.8493277540117</text:p>
          </table:table-cell>
          <table:table-cell office:value-type="float" office:value="9" calcext:value-type="float">
            <text:p>9</text:p>
          </table:table-cell>
          <table:table-cell office:value-type="float" office:value="23.8159023106075" calcext:value-type="float">
            <text:p>23.8159023106075</text:p>
          </table:table-cell>
          <table:table-cell office:value-type="float" office:value="23.8831471606284" calcext:value-type="float">
            <text:p>23.8831471606284</text:p>
          </table:table-cell>
          <table:table-cell office:value-type="float" office:value="9" calcext:value-type="float">
            <text:p>9</text:p>
          </table:table-cell>
          <table:table-cell office:value-type="float" office:value="23.8159023106075" calcext:value-type="float">
            <text:p>23.8159023106075</text:p>
          </table:table-cell>
          <table:table-cell office:value-type="float" office:value="24.9950760724617" calcext:value-type="float">
            <text:p>24.9950760724617</text:p>
          </table:table-cell>
          <table:table-cell office:value-type="float" office:value="-1.24700817019162" calcext:value-type="float">
            <text:p>-1.2470081701916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3.5396015932197" calcext:value-type="float">
            <text:p>23.5396015932197</text:p>
          </table:table-cell>
          <table:table-cell office:value-type="float" office:value="24.4768953249988" calcext:value-type="float">
            <text:p>24.4768953249988</text:p>
          </table:table-cell>
          <table:table-cell office:value-type="float" office:value="9" calcext:value-type="float">
            <text:p>9</text:p>
          </table:table-cell>
          <table:table-cell office:value-type="float" office:value="23.5396015932197" calcext:value-type="float">
            <text:p>23.5396015932197</text:p>
          </table:table-cell>
          <table:table-cell office:value-type="float" office:value="24.56066822083" calcext:value-type="float">
            <text:p>24.56066822083</text:p>
          </table:table-cell>
          <table:table-cell office:value-type="float" office:value="9" calcext:value-type="float">
            <text:p>9</text:p>
          </table:table-cell>
          <table:table-cell office:value-type="float" office:value="23.5396015932197" calcext:value-type="float">
            <text:p>23.5396015932197</text:p>
          </table:table-cell>
          <table:table-cell office:value-type="float" office:value="24.8634325001992" calcext:value-type="float">
            <text:p>24.8634325001992</text:p>
          </table:table-cell>
          <table:table-cell office:value-type="float" office:value="9" calcext:value-type="float">
            <text:p>9</text:p>
          </table:table-cell>
          <table:table-cell office:value-type="float" office:value="23.5396015932197" calcext:value-type="float">
            <text:p>23.5396015932197</text:p>
          </table:table-cell>
          <table:table-cell office:value-type="float" office:value="24.4816920538717" calcext:value-type="float">
            <text:p>24.4816920538717</text:p>
          </table:table-cell>
          <table:table-cell office:value-type="float" office:value="-1.12305247723304" calcext:value-type="float">
            <text:p>-1.1230524772330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8.7405510836732" calcext:value-type="float">
            <text:p>28.7405510836732</text:p>
          </table:table-cell>
          <table:table-cell office:value-type="float" office:value="25.3618016163688" calcext:value-type="float">
            <text:p>25.3618016163688</text:p>
          </table:table-cell>
          <table:table-cell office:value-type="float" office:value="9" calcext:value-type="float">
            <text:p>9</text:p>
          </table:table-cell>
          <table:table-cell office:value-type="float" office:value="28.7405510836732" calcext:value-type="float">
            <text:p>28.7405510836732</text:p>
          </table:table-cell>
          <table:table-cell office:value-type="float" office:value="27.0881004618844" calcext:value-type="float">
            <text:p>27.0881004618844</text:p>
          </table:table-cell>
          <table:table-cell office:value-type="float" office:value="9" calcext:value-type="float">
            <text:p>9</text:p>
          </table:table-cell>
          <table:table-cell office:value-type="float" office:value="28.7405510836732" calcext:value-type="float">
            <text:p>28.7405510836732</text:p>
          </table:table-cell>
          <table:table-cell office:value-type="float" office:value="26.4791857594682" calcext:value-type="float">
            <text:p>26.4791857594682</text:p>
          </table:table-cell>
          <table:table-cell office:value-type="float" office:value="9" calcext:value-type="float">
            <text:p>9</text:p>
          </table:table-cell>
          <table:table-cell office:value-type="float" office:value="28.7405510836732" calcext:value-type="float">
            <text:p>28.7405510836732</text:p>
          </table:table-cell>
          <table:table-cell office:value-type="float" office:value="25.2189648113665" calcext:value-type="float">
            <text:p>25.2189648113665</text:p>
          </table:table-cell>
          <table:table-cell office:value-type="float" office:value="3.66315277863994" calcext:value-type="float">
            <text:p>3.6631527786399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7.4586534961542" calcext:value-type="float">
            <text:p>27.4586534961542</text:p>
          </table:table-cell>
          <table:table-cell office:value-type="float" office:value="24.4731637042717" calcext:value-type="float">
            <text:p>24.4731637042717</text:p>
          </table:table-cell>
          <table:table-cell office:value-type="float" office:value="9" calcext:value-type="float">
            <text:p>9</text:p>
          </table:table-cell>
          <table:table-cell office:value-type="float" office:value="27.4586534961542" calcext:value-type="float">
            <text:p>27.4586534961542</text:p>
          </table:table-cell>
          <table:table-cell office:value-type="float" office:value="26.0264853498296" calcext:value-type="float">
            <text:p>26.0264853498296</text:p>
          </table:table-cell>
          <table:table-cell office:value-type="float" office:value="9" calcext:value-type="float">
            <text:p>9</text:p>
          </table:table-cell>
          <table:table-cell office:value-type="float" office:value="27.4586534961542" calcext:value-type="float">
            <text:p>27.4586534961542</text:p>
          </table:table-cell>
          <table:table-cell office:value-type="float" office:value="24.9575525971494" calcext:value-type="float">
            <text:p>24.9575525971494</text:p>
          </table:table-cell>
          <table:table-cell office:value-type="float" office:value="9" calcext:value-type="float">
            <text:p>9</text:p>
          </table:table-cell>
          <table:table-cell office:value-type="float" office:value="27.4586534961542" calcext:value-type="float">
            <text:p>27.4586534961542</text:p>
          </table:table-cell>
          <table:table-cell office:value-type="float" office:value="24.3707155383732" calcext:value-type="float">
            <text:p>24.3707155383732</text:p>
          </table:table-cell>
          <table:table-cell office:value-type="float" office:value="2.74043022666111" calcext:value-type="float">
            <text:p>2.7404302266611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9.9802175841659" calcext:value-type="float">
            <text:p>19.9802175841659</text:p>
          </table:table-cell>
          <table:table-cell office:value-type="float" office:value="25.0342854559647" calcext:value-type="float">
            <text:p>25.0342854559647</text:p>
          </table:table-cell>
          <table:table-cell office:value-type="float" office:value="9" calcext:value-type="float">
            <text:p>9</text:p>
          </table:table-cell>
          <table:table-cell office:value-type="float" office:value="19.9802175841659" calcext:value-type="float">
            <text:p>19.9802175841659</text:p>
          </table:table-cell>
          <table:table-cell office:value-type="float" office:value="21.462785665049" calcext:value-type="float">
            <text:p>21.462785665049</text:p>
          </table:table-cell>
          <table:table-cell office:value-type="float" office:value="9" calcext:value-type="float">
            <text:p>9</text:p>
          </table:table-cell>
          <table:table-cell office:value-type="float" office:value="19.9802175841659" calcext:value-type="float">
            <text:p>19.9802175841659</text:p>
          </table:table-cell>
          <table:table-cell office:value-type="float" office:value="23.4103595019419" calcext:value-type="float">
            <text:p>23.4103595019419</text:p>
          </table:table-cell>
          <table:table-cell office:value-type="float" office:value="9" calcext:value-type="float">
            <text:p>9</text:p>
          </table:table-cell>
          <table:table-cell office:value-type="float" office:value="19.9802175841659" calcext:value-type="float">
            <text:p>19.9802175841659</text:p>
          </table:table-cell>
          <table:table-cell office:value-type="float" office:value="24.8694591983894" calcext:value-type="float">
            <text:p>24.8694591983894</text:p>
          </table:table-cell>
          <table:table-cell office:value-type="float" office:value="-5.06118529012799" calcext:value-type="float">
            <text:p>-5.0611852901279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3.4265603574925" calcext:value-type="float">
            <text:p>23.4265603574925</text:p>
          </table:table-cell>
          <table:table-cell office:value-type="float" office:value="23.9339462755317" calcext:value-type="float">
            <text:p>23.9339462755317</text:p>
          </table:table-cell>
          <table:table-cell office:value-type="float" office:value="9" calcext:value-type="float">
            <text:p>9</text:p>
          </table:table-cell>
          <table:table-cell office:value-type="float" office:value="23.4265603574925" calcext:value-type="float">
            <text:p>23.4265603574925</text:p>
          </table:table-cell>
          <table:table-cell office:value-type="float" office:value="24.0574271443062" calcext:value-type="float">
            <text:p>24.0574271443062</text:p>
          </table:table-cell>
          <table:table-cell office:value-type="float" office:value="9" calcext:value-type="float">
            <text:p>9</text:p>
          </table:table-cell>
          <table:table-cell office:value-type="float" office:value="23.4265603574925" calcext:value-type="float">
            <text:p>23.4265603574925</text:p>
          </table:table-cell>
          <table:table-cell office:value-type="float" office:value="25.4373297473737" calcext:value-type="float">
            <text:p>25.4373297473737</text:p>
          </table:table-cell>
          <table:table-cell office:value-type="float" office:value="9" calcext:value-type="float">
            <text:p>9</text:p>
          </table:table-cell>
          <table:table-cell office:value-type="float" office:value="23.4265603574925" calcext:value-type="float">
            <text:p>23.4265603574925</text:p>
          </table:table-cell>
          <table:table-cell office:value-type="float" office:value="24.0896776347895" calcext:value-type="float">
            <text:p>24.0896776347895</text:p>
          </table:table-cell>
          <table:table-cell office:value-type="float" office:value="-1.6270525266436" calcext:value-type="float">
            <text:p>-1.627052526643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9.5616992072546" calcext:value-type="float">
            <text:p>29.5616992072546</text:p>
          </table:table-cell>
          <table:table-cell office:value-type="float" office:value="25.2194149569116" calcext:value-type="float">
            <text:p>25.2194149569116</text:p>
          </table:table-cell>
          <table:table-cell office:value-type="float" office:value="9" calcext:value-type="float">
            <text:p>9</text:p>
          </table:table-cell>
          <table:table-cell office:value-type="float" office:value="29.5616992072546" calcext:value-type="float">
            <text:p>29.5616992072546</text:p>
          </table:table-cell>
          <table:table-cell office:value-type="float" office:value="27.760846135545" calcext:value-type="float">
            <text:p>27.760846135545</text:p>
          </table:table-cell>
          <table:table-cell office:value-type="float" office:value="9" calcext:value-type="float">
            <text:p>9</text:p>
          </table:table-cell>
          <table:table-cell office:value-type="float" office:value="29.5616992072546" calcext:value-type="float">
            <text:p>29.5616992072546</text:p>
          </table:table-cell>
          <table:table-cell office:value-type="float" office:value="26.4363579283043" calcext:value-type="float">
            <text:p>26.4363579283043</text:p>
          </table:table-cell>
          <table:table-cell office:value-type="float" office:value="9" calcext:value-type="float">
            <text:p>9</text:p>
          </table:table-cell>
          <table:table-cell office:value-type="float" office:value="29.5616992072546" calcext:value-type="float">
            <text:p>29.5616992072546</text:p>
          </table:table-cell>
          <table:table-cell office:value-type="float" office:value="25.12416804902" calcext:value-type="float">
            <text:p>25.12416804902</text:p>
          </table:table-cell>
          <table:table-cell office:value-type="float" office:value="4.3507922214234" calcext:value-type="float">
            <text:p>4.350792221423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5.0127350865" calcext:value-type="float">
            <text:p>25.0127350865</text:p>
          </table:table-cell>
          <table:table-cell office:value-type="float" office:value="25.3921181021374" calcext:value-type="float">
            <text:p>25.3921181021374</text:p>
          </table:table-cell>
          <table:table-cell office:value-type="float" office:value="9" calcext:value-type="float">
            <text:p>9</text:p>
          </table:table-cell>
          <table:table-cell office:value-type="float" office:value="25.0127350865" calcext:value-type="float">
            <text:p>25.0127350865</text:p>
          </table:table-cell>
          <table:table-cell office:value-type="float" office:value="24.3445808589876" calcext:value-type="float">
            <text:p>24.3445808589876</text:p>
          </table:table-cell>
          <table:table-cell office:value-type="float" office:value="9" calcext:value-type="float">
            <text:p>9</text:p>
          </table:table-cell>
          <table:table-cell office:value-type="float" office:value="25.0127350865" calcext:value-type="float">
            <text:p>25.0127350865</text:p>
          </table:table-cell>
          <table:table-cell office:value-type="float" office:value="24.2838894712718" calcext:value-type="float">
            <text:p>24.2838894712718</text:p>
          </table:table-cell>
          <table:table-cell office:value-type="float" office:value="9" calcext:value-type="float">
            <text:p>9</text:p>
          </table:table-cell>
          <table:table-cell office:value-type="float" office:value="25.0127350865" calcext:value-type="float">
            <text:p>25.0127350865</text:p>
          </table:table-cell>
          <table:table-cell office:value-type="float" office:value="24.961559374887" calcext:value-type="float">
            <text:p>24.961559374887</text:p>
          </table:table-cell>
          <table:table-cell office:value-type="float" office:value="0.0435529937843647" calcext:value-type="float">
            <text:p>0.043552993784364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2.9942333275676" calcext:value-type="float">
            <text:p>22.9942333275676</text:p>
          </table:table-cell>
          <table:table-cell office:value-type="float" office:value="23.5457143663283" calcext:value-type="float">
            <text:p>23.5457143663283</text:p>
          </table:table-cell>
          <table:table-cell office:value-type="float" office:value="9" calcext:value-type="float">
            <text:p>9</text:p>
          </table:table-cell>
          <table:table-cell office:value-type="float" office:value="22.9942333275676" calcext:value-type="float">
            <text:p>22.9942333275676</text:p>
          </table:table-cell>
          <table:table-cell office:value-type="float" office:value="22.7888068713039" calcext:value-type="float">
            <text:p>22.7888068713039</text:p>
          </table:table-cell>
          <table:table-cell office:value-type="float" office:value="9" calcext:value-type="float">
            <text:p>9</text:p>
          </table:table-cell>
          <table:table-cell office:value-type="float" office:value="22.9942333275676" calcext:value-type="float">
            <text:p>22.9942333275676</text:p>
          </table:table-cell>
          <table:table-cell office:value-type="float" office:value="24.0443872853615" calcext:value-type="float">
            <text:p>24.0443872853615</text:p>
          </table:table-cell>
          <table:table-cell office:value-type="float" office:value="9" calcext:value-type="float">
            <text:p>9</text:p>
          </table:table-cell>
          <table:table-cell office:value-type="float" office:value="22.9942333275676" calcext:value-type="float">
            <text:p>22.9942333275676</text:p>
          </table:table-cell>
          <table:table-cell office:value-type="float" office:value="23.769598507525" calcext:value-type="float">
            <text:p>23.769598507525</text:p>
          </table:table-cell>
          <table:table-cell office:value-type="float" office:value="-2.05731781723191" calcext:value-type="float">
            <text:p>-2.0573178172319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5.811398420412" calcext:value-type="float">
            <text:p>25.811398420412</text:p>
          </table:table-cell>
          <table:table-cell office:value-type="float" office:value="24.913045494931" calcext:value-type="float">
            <text:p>24.913045494931</text:p>
          </table:table-cell>
          <table:table-cell office:value-type="float" office:value="9" calcext:value-type="float">
            <text:p>9</text:p>
          </table:table-cell>
          <table:table-cell office:value-type="float" office:value="25.811398420412" calcext:value-type="float">
            <text:p>25.811398420412</text:p>
          </table:table-cell>
          <table:table-cell office:value-type="float" office:value="24.9217227124275" calcext:value-type="float">
            <text:p>24.9217227124275</text:p>
          </table:table-cell>
          <table:table-cell office:value-type="float" office:value="9" calcext:value-type="float">
            <text:p>9</text:p>
          </table:table-cell>
          <table:table-cell office:value-type="float" office:value="25.811398420412" calcext:value-type="float">
            <text:p>25.811398420412</text:p>
          </table:table-cell>
          <table:table-cell office:value-type="float" office:value="24.1964797862644" calcext:value-type="float">
            <text:p>24.1964797862644</text:p>
          </table:table-cell>
          <table:table-cell office:value-type="float" office:value="9" calcext:value-type="float">
            <text:p>9</text:p>
          </table:table-cell>
          <table:table-cell office:value-type="float" office:value="25.811398420412" calcext:value-type="float">
            <text:p>25.811398420412</text:p>
          </table:table-cell>
          <table:table-cell office:value-type="float" office:value="24.797084135722" calcext:value-type="float">
            <text:p>24.797084135722</text:p>
          </table:table-cell>
          <table:table-cell office:value-type="float" office:value="0.918195817864705" calcext:value-type="float">
            <text:p>0.91819581786470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30.6053594297087" calcext:value-type="float">
            <text:p>30.6053594297087</text:p>
          </table:table-cell>
          <table:table-cell office:value-type="float" office:value="26.003144364933" calcext:value-type="float">
            <text:p>26.003144364933</text:p>
          </table:table-cell>
          <table:table-cell office:value-type="float" office:value="9" calcext:value-type="float">
            <text:p>9</text:p>
          </table:table-cell>
          <table:table-cell office:value-type="float" office:value="30.6053594297087" calcext:value-type="float">
            <text:p>30.6053594297087</text:p>
          </table:table-cell>
          <table:table-cell office:value-type="float" office:value="28.6505553215505" calcext:value-type="float">
            <text:p>28.6505553215505</text:p>
          </table:table-cell>
          <table:table-cell office:value-type="float" office:value="9" calcext:value-type="float">
            <text:p>9</text:p>
          </table:table-cell>
          <table:table-cell office:value-type="float" office:value="30.6053594297087" calcext:value-type="float">
            <text:p>30.6053594297087</text:p>
          </table:table-cell>
          <table:table-cell office:value-type="float" office:value="25.6792189648256" calcext:value-type="float">
            <text:p>25.6792189648256</text:p>
          </table:table-cell>
          <table:table-cell office:value-type="float" office:value="9" calcext:value-type="float">
            <text:p>9</text:p>
          </table:table-cell>
          <table:table-cell office:value-type="float" office:value="30.6053594297087" calcext:value-type="float">
            <text:p>30.6053594297087</text:p>
          </table:table-cell>
          <table:table-cell office:value-type="float" office:value="25.726841366959" calcext:value-type="float">
            <text:p>25.726841366959</text:p>
          </table:table-cell>
          <table:table-cell office:value-type="float" office:value="5.43044383805012" calcext:value-type="float">
            <text:p>5.4304438380501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8.8876342505911" calcext:value-type="float">
            <text:p>28.8876342505911</text:p>
          </table:table-cell>
          <table:table-cell office:value-type="float" office:value="24.8115687368895" calcext:value-type="float">
            <text:p>24.8115687368895</text:p>
          </table:table-cell>
          <table:table-cell office:value-type="float" office:value="9" calcext:value-type="float">
            <text:p>9</text:p>
          </table:table-cell>
          <table:table-cell office:value-type="float" office:value="28.8876342505911" calcext:value-type="float">
            <text:p>28.8876342505911</text:p>
          </table:table-cell>
          <table:table-cell office:value-type="float" office:value="26.3243509853772" calcext:value-type="float">
            <text:p>26.3243509853772</text:p>
          </table:table-cell>
          <table:table-cell office:value-type="float" office:value="9" calcext:value-type="float">
            <text:p>9</text:p>
          </table:table-cell>
          <table:table-cell office:value-type="float" office:value="28.8876342505911" calcext:value-type="float">
            <text:p>28.8876342505911</text:p>
          </table:table-cell>
          <table:table-cell office:value-type="float" office:value="25.3658680196043" calcext:value-type="float">
            <text:p>25.3658680196043</text:p>
          </table:table-cell>
          <table:table-cell office:value-type="float" office:value="9" calcext:value-type="float">
            <text:p>9</text:p>
          </table:table-cell>
          <table:table-cell office:value-type="float" office:value="28.8876342505911" calcext:value-type="float">
            <text:p>28.8876342505911</text:p>
          </table:table-cell>
          <table:table-cell office:value-type="float" office:value="24.7504161989844" calcext:value-type="float">
            <text:p>24.7504161989844</text:p>
          </table:table-cell>
          <table:table-cell office:value-type="float" office:value="3.72458834477883" calcext:value-type="float">
            <text:p>3.7245883447788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7.0196998813159" calcext:value-type="float">
            <text:p>27.0196998813159</text:p>
          </table:table-cell>
          <table:table-cell office:value-type="float" office:value="24.5012575165418" calcext:value-type="float">
            <text:p>24.5012575165418</text:p>
          </table:table-cell>
          <table:table-cell office:value-type="float" office:value="9" calcext:value-type="float">
            <text:p>9</text:p>
          </table:table-cell>
          <table:table-cell office:value-type="float" office:value="27.0196998813159" calcext:value-type="float">
            <text:p>27.0196998813159</text:p>
          </table:table-cell>
          <table:table-cell office:value-type="float" office:value="25.287827641169" calcext:value-type="float">
            <text:p>25.287827641169</text:p>
          </table:table-cell>
          <table:table-cell office:value-type="float" office:value="9" calcext:value-type="float">
            <text:p>9</text:p>
          </table:table-cell>
          <table:table-cell office:value-type="float" office:value="27.0196998813159" calcext:value-type="float">
            <text:p>27.0196998813159</text:p>
          </table:table-cell>
          <table:table-cell office:value-type="float" office:value="23.9672277954857" calcext:value-type="float">
            <text:p>23.9672277954857</text:p>
          </table:table-cell>
          <table:table-cell office:value-type="float" office:value="9" calcext:value-type="float">
            <text:p>9</text:p>
          </table:table-cell>
          <table:table-cell office:value-type="float" office:value="27.0196998813159" calcext:value-type="float">
            <text:p>27.0196998813159</text:p>
          </table:table-cell>
          <table:table-cell office:value-type="float" office:value="24.5867844241743" calcext:value-type="float">
            <text:p>24.5867844241743</text:p>
          </table:table-cell>
          <table:table-cell office:value-type="float" office:value="1.81517900036327" calcext:value-type="float">
            <text:p>1.8151790003632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2.6828188514883" calcext:value-type="float">
            <text:p>22.6828188514883</text:p>
          </table:table-cell>
          <table:table-cell office:value-type="float" office:value="23.2758351682069" calcext:value-type="float">
            <text:p>23.2758351682069</text:p>
          </table:table-cell>
          <table:table-cell office:value-type="float" office:value="9" calcext:value-type="float">
            <text:p>9</text:p>
          </table:table-cell>
          <table:table-cell office:value-type="float" office:value="22.6828188514883" calcext:value-type="float">
            <text:p>22.6828188514883</text:p>
          </table:table-cell>
          <table:table-cell office:value-type="float" office:value="22.2563151732112" calcext:value-type="float">
            <text:p>22.2563151732112</text:p>
          </table:table-cell>
          <table:table-cell office:value-type="float" office:value="9" calcext:value-type="float">
            <text:p>9</text:p>
          </table:table-cell>
          <table:table-cell office:value-type="float" office:value="22.6828188514883" calcext:value-type="float">
            <text:p>22.6828188514883</text:p>
          </table:table-cell>
          <table:table-cell office:value-type="float" office:value="23.9674727081674" calcext:value-type="float">
            <text:p>23.9674727081674</text:p>
          </table:table-cell>
          <table:table-cell office:value-type="float" office:value="9" calcext:value-type="float">
            <text:p>9</text:p>
          </table:table-cell>
          <table:table-cell office:value-type="float" office:value="22.6828188514883" calcext:value-type="float">
            <text:p>22.6828188514883</text:p>
          </table:table-cell>
          <table:table-cell office:value-type="float" office:value="23.6166468337436" calcext:value-type="float">
            <text:p>23.6166468337436</text:p>
          </table:table-cell>
          <table:table-cell office:value-type="float" office:value="-2.13117844880101" calcext:value-type="float">
            <text:p>-2.1311784488010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4.5193269870212" calcext:value-type="float">
            <text:p>24.5193269870212</text:p>
          </table:table-cell>
          <table:table-cell office:value-type="float" office:value="25.2392929329235" calcext:value-type="float">
            <text:p>25.2392929329235</text:p>
          </table:table-cell>
          <table:table-cell office:value-type="float" office:value="9" calcext:value-type="float">
            <text:p>9</text:p>
          </table:table-cell>
          <table:table-cell office:value-type="float" office:value="24.5193269870212" calcext:value-type="float">
            <text:p>24.5193269870212</text:p>
          </table:table-cell>
          <table:table-cell office:value-type="float" office:value="24.2997408949423" calcext:value-type="float">
            <text:p>24.2997408949423</text:p>
          </table:table-cell>
          <table:table-cell office:value-type="float" office:value="9" calcext:value-type="float">
            <text:p>9</text:p>
          </table:table-cell>
          <table:table-cell office:value-type="float" office:value="24.5193269870212" calcext:value-type="float">
            <text:p>24.5193269870212</text:p>
          </table:table-cell>
          <table:table-cell office:value-type="float" office:value="23.7309144320695" calcext:value-type="float">
            <text:p>23.7309144320695</text:p>
          </table:table-cell>
          <table:table-cell office:value-type="float" office:value="9" calcext:value-type="float">
            <text:p>9</text:p>
          </table:table-cell>
          <table:table-cell office:value-type="float" office:value="24.5193269870212" calcext:value-type="float">
            <text:p>24.5193269870212</text:p>
          </table:table-cell>
          <table:table-cell office:value-type="float" office:value="25.0248786975513" calcext:value-type="float">
            <text:p>25.0248786975513</text:p>
          </table:table-cell>
          <table:table-cell office:value-type="float" office:value="-0.508633227012559" calcext:value-type="float">
            <text:p>-0.50863322701255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6.1556892855879" calcext:value-type="float">
            <text:p>26.1556892855879</text:p>
          </table:table-cell>
          <table:table-cell office:value-type="float" office:value="23.8261758622826" calcext:value-type="float">
            <text:p>23.8261758622826</text:p>
          </table:table-cell>
          <table:table-cell office:value-type="float" office:value="9" calcext:value-type="float">
            <text:p>9</text:p>
          </table:table-cell>
          <table:table-cell office:value-type="float" office:value="26.1556892855879" calcext:value-type="float">
            <text:p>26.1556892855879</text:p>
          </table:table-cell>
          <table:table-cell office:value-type="float" office:value="25.2589704097615" calcext:value-type="float">
            <text:p>25.2589704097615</text:p>
          </table:table-cell>
          <table:table-cell office:value-type="float" office:value="9" calcext:value-type="float">
            <text:p>9</text:p>
          </table:table-cell>
          <table:table-cell office:value-type="float" office:value="26.1556892855879" calcext:value-type="float">
            <text:p>26.1556892855879</text:p>
          </table:table-cell>
          <table:table-cell office:value-type="float" office:value="25.8084100532363" calcext:value-type="float">
            <text:p>25.8084100532363</text:p>
          </table:table-cell>
          <table:table-cell office:value-type="float" office:value="9" calcext:value-type="float">
            <text:p>9</text:p>
          </table:table-cell>
          <table:table-cell office:value-type="float" office:value="26.1556892855879" calcext:value-type="float">
            <text:p>26.1556892855879</text:p>
          </table:table-cell>
          <table:table-cell office:value-type="float" office:value="24.1762580820588" calcext:value-type="float">
            <text:p>24.1762580820588</text:p>
          </table:table-cell>
          <table:table-cell office:value-type="float" office:value="1.16255369830737" calcext:value-type="float">
            <text:p>1.1625536983073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5.3091764254323" calcext:value-type="float">
            <text:p>25.3091764254323</text:p>
          </table:table-cell>
          <table:table-cell office:value-type="float" office:value="25.097492328756" calcext:value-type="float">
            <text:p>25.097492328756</text:p>
          </table:table-cell>
          <table:table-cell office:value-type="float" office:value="9" calcext:value-type="float">
            <text:p>9</text:p>
          </table:table-cell>
          <table:table-cell office:value-type="float" office:value="25.3091764254323" calcext:value-type="float">
            <text:p>25.3091764254323</text:p>
          </table:table-cell>
          <table:table-cell office:value-type="float" office:value="25.2448494420759" calcext:value-type="float">
            <text:p>25.2448494420759</text:p>
          </table:table-cell>
          <table:table-cell office:value-type="float" office:value="9" calcext:value-type="float">
            <text:p>9</text:p>
          </table:table-cell>
          <table:table-cell office:value-type="float" office:value="25.3091764254323" calcext:value-type="float">
            <text:p>25.3091764254323</text:p>
          </table:table-cell>
          <table:table-cell office:value-type="float" office:value="24.3852049851141" calcext:value-type="float">
            <text:p>24.3852049851141</text:p>
          </table:table-cell>
          <table:table-cell office:value-type="float" office:value="9" calcext:value-type="float">
            <text:p>9</text:p>
          </table:table-cell>
          <table:table-cell office:value-type="float" office:value="25.3091764254323" calcext:value-type="float">
            <text:p>25.3091764254323</text:p>
          </table:table-cell>
          <table:table-cell office:value-type="float" office:value="24.9789922657557" calcext:value-type="float">
            <text:p>24.9789922657557</text:p>
          </table:table-cell>
          <table:table-cell office:value-type="float" office:value="0.533004476733546" calcext:value-type="float">
            <text:p>0.53300447673354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2.7277746139027" calcext:value-type="float">
            <text:p>22.7277746139027</text:p>
          </table:table-cell>
          <table:table-cell office:value-type="float" office:value="23.5951395796349" calcext:value-type="float">
            <text:p>23.5951395796349</text:p>
          </table:table-cell>
          <table:table-cell office:value-type="float" office:value="9" calcext:value-type="float">
            <text:p>9</text:p>
          </table:table-cell>
          <table:table-cell office:value-type="float" office:value="22.7277746139027" calcext:value-type="float">
            <text:p>22.7277746139027</text:p>
          </table:table-cell>
          <table:table-cell office:value-type="float" office:value="23.1519958149629" calcext:value-type="float">
            <text:p>23.1519958149629</text:p>
          </table:table-cell>
          <table:table-cell office:value-type="float" office:value="9" calcext:value-type="float">
            <text:p>9</text:p>
          </table:table-cell>
          <table:table-cell office:value-type="float" office:value="22.7277746139027" calcext:value-type="float">
            <text:p>22.7277746139027</text:p>
          </table:table-cell>
          <table:table-cell office:value-type="float" office:value="23.8181329289246" calcext:value-type="float">
            <text:p>23.8181329289246</text:p>
          </table:table-cell>
          <table:table-cell office:value-type="float" office:value="9" calcext:value-type="float">
            <text:p>9</text:p>
          </table:table-cell>
          <table:table-cell office:value-type="float" office:value="22.7277746139027" calcext:value-type="float">
            <text:p>22.7277746139027</text:p>
          </table:table-cell>
          <table:table-cell office:value-type="float" office:value="24.1309035506243" calcext:value-type="float">
            <text:p>24.1309035506243</text:p>
          </table:table-cell>
          <table:table-cell office:value-type="float" office:value="-2.00432311893628" calcext:value-type="float">
            <text:p>-2.0043231189362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8.8192686983122" calcext:value-type="float">
            <text:p>28.8192686983122</text:p>
          </table:table-cell>
          <table:table-cell office:value-type="float" office:value="24.1653203632589" calcext:value-type="float">
            <text:p>24.1653203632589</text:p>
          </table:table-cell>
          <table:table-cell office:value-type="float" office:value="9" calcext:value-type="float">
            <text:p>9</text:p>
          </table:table-cell>
          <table:table-cell office:value-type="float" office:value="28.8192686983122" calcext:value-type="float">
            <text:p>28.8192686983122</text:p>
          </table:table-cell>
          <table:table-cell office:value-type="float" office:value="27.1440650669173" calcext:value-type="float">
            <text:p>27.1440650669173</text:p>
          </table:table-cell>
          <table:table-cell office:value-type="float" office:value="9" calcext:value-type="float">
            <text:p>9</text:p>
          </table:table-cell>
          <table:table-cell office:value-type="float" office:value="28.8192686983122" calcext:value-type="float">
            <text:p>28.8192686983122</text:p>
          </table:table-cell>
          <table:table-cell office:value-type="float" office:value="26.1601757874398" calcext:value-type="float">
            <text:p>26.1601757874398</text:p>
          </table:table-cell>
          <table:table-cell office:value-type="float" office:value="9" calcext:value-type="float">
            <text:p>9</text:p>
          </table:table-cell>
          <table:table-cell office:value-type="float" office:value="28.8192686983122" calcext:value-type="float">
            <text:p>28.8192686983122</text:p>
          </table:table-cell>
          <table:table-cell office:value-type="float" office:value="24.4596465125444" calcext:value-type="float">
            <text:p>24.4596465125444</text:p>
          </table:table-cell>
          <table:table-cell office:value-type="float" office:value="3.98910093541331" calcext:value-type="float">
            <text:p>3.9891009354133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5.6597390300736" calcext:value-type="float">
            <text:p>25.6597390300736</text:p>
          </table:table-cell>
          <table:table-cell office:value-type="float" office:value="23.8175043329401" calcext:value-type="float">
            <text:p>23.8175043329401</text:p>
          </table:table-cell>
          <table:table-cell office:value-type="float" office:value="9" calcext:value-type="float">
            <text:p>9</text:p>
          </table:table-cell>
          <table:table-cell office:value-type="float" office:value="25.6597390300736" calcext:value-type="float">
            <text:p>25.6597390300736</text:p>
          </table:table-cell>
          <table:table-cell office:value-type="float" office:value="24.4012576446526" calcext:value-type="float">
            <text:p>24.4012576446526</text:p>
          </table:table-cell>
          <table:table-cell office:value-type="float" office:value="9" calcext:value-type="float">
            <text:p>9</text:p>
          </table:table-cell>
          <table:table-cell office:value-type="float" office:value="25.6597390300736" calcext:value-type="float">
            <text:p>25.6597390300736</text:p>
          </table:table-cell>
          <table:table-cell office:value-type="float" office:value="24.3552073181527" calcext:value-type="float">
            <text:p>24.3552073181527</text:p>
          </table:table-cell>
          <table:table-cell office:value-type="float" office:value="9" calcext:value-type="float">
            <text:p>9</text:p>
          </table:table-cell>
          <table:table-cell office:value-type="float" office:value="25.6597390300736" calcext:value-type="float">
            <text:p>25.6597390300736</text:p>
          </table:table-cell>
          <table:table-cell office:value-type="float" office:value="24.03817966787" calcext:value-type="float">
            <text:p>24.03817966787</text:p>
          </table:table-cell>
          <table:table-cell office:value-type="float" office:value="0.486709142455388" calcext:value-type="float">
            <text:p>0.48670914245538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4.6133010464234" calcext:value-type="float">
            <text:p>24.6133010464234</text:p>
          </table:table-cell>
          <table:table-cell office:value-type="float" office:value="24.597530469805" calcext:value-type="float">
            <text:p>24.597530469805</text:p>
          </table:table-cell>
          <table:table-cell office:value-type="float" office:value="9" calcext:value-type="float">
            <text:p>9</text:p>
          </table:table-cell>
          <table:table-cell office:value-type="float" office:value="24.6133010464234" calcext:value-type="float">
            <text:p>24.6133010464234</text:p>
          </table:table-cell>
          <table:table-cell office:value-type="float" office:value="25.3512635412568" calcext:value-type="float">
            <text:p>25.3512635412568</text:p>
          </table:table-cell>
          <table:table-cell office:value-type="float" office:value="9" calcext:value-type="float">
            <text:p>9</text:p>
          </table:table-cell>
          <table:table-cell office:value-type="float" office:value="24.6133010464234" calcext:value-type="float">
            <text:p>24.6133010464234</text:p>
          </table:table-cell>
          <table:table-cell office:value-type="float" office:value="25.0872541305592" calcext:value-type="float">
            <text:p>25.0872541305592</text:p>
          </table:table-cell>
          <table:table-cell office:value-type="float" office:value="9" calcext:value-type="float">
            <text:p>9</text:p>
          </table:table-cell>
          <table:table-cell office:value-type="float" office:value="24.6133010464234" calcext:value-type="float">
            <text:p>24.6133010464234</text:p>
          </table:table-cell>
          <table:table-cell office:value-type="float" office:value="24.5905864001107" calcext:value-type="float">
            <text:p>24.5905864001107</text:p>
          </table:table-cell>
          <table:table-cell office:value-type="float" office:value="-0.927072545566941" calcext:value-type="float">
            <text:p>-0.92707254556694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7.7377911920459" calcext:value-type="float">
            <text:p>27.7377911920459</text:p>
          </table:table-cell>
          <table:table-cell office:value-type="float" office:value="24.6924036985636" calcext:value-type="float">
            <text:p>24.6924036985636</text:p>
          </table:table-cell>
          <table:table-cell office:value-type="float" office:value="9" calcext:value-type="float">
            <text:p>9</text:p>
          </table:table-cell>
          <table:table-cell office:value-type="float" office:value="27.7377911920459" calcext:value-type="float">
            <text:p>27.7377911920459</text:p>
          </table:table-cell>
          <table:table-cell office:value-type="float" office:value="25.4393834419569" calcext:value-type="float">
            <text:p>25.4393834419569</text:p>
          </table:table-cell>
          <table:table-cell office:value-type="float" office:value="9" calcext:value-type="float">
            <text:p>9</text:p>
          </table:table-cell>
          <table:table-cell office:value-type="float" office:value="27.7377911920459" calcext:value-type="float">
            <text:p>27.7377911920459</text:p>
          </table:table-cell>
          <table:table-cell office:value-type="float" office:value="24.2084419870348" calcext:value-type="float">
            <text:p>24.2084419870348</text:p>
          </table:table-cell>
          <table:table-cell office:value-type="float" office:value="9" calcext:value-type="float">
            <text:p>9</text:p>
          </table:table-cell>
          <table:table-cell office:value-type="float" office:value="27.7377911920459" calcext:value-type="float">
            <text:p>27.7377911920459</text:p>
          </table:table-cell>
          <table:table-cell office:value-type="float" office:value="24.741877573023" calcext:value-type="float">
            <text:p>24.741877573023</text:p>
          </table:table-cell>
          <table:table-cell office:value-type="float" office:value="2.77816711292572" calcext:value-type="float">
            <text:p>2.7781671129257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4.4586244500162" calcext:value-type="float">
            <text:p>24.4586244500162</text:p>
          </table:table-cell>
          <table:table-cell office:value-type="float" office:value="24.5974301957373" calcext:value-type="float">
            <text:p>24.5974301957373</text:p>
          </table:table-cell>
          <table:table-cell office:value-type="float" office:value="9" calcext:value-type="float">
            <text:p>9</text:p>
          </table:table-cell>
          <table:table-cell office:value-type="float" office:value="24.4586244500162" calcext:value-type="float">
            <text:p>24.4586244500162</text:p>
          </table:table-cell>
          <table:table-cell office:value-type="float" office:value="25.9249359400425" calcext:value-type="float">
            <text:p>25.9249359400425</text:p>
          </table:table-cell>
          <table:table-cell office:value-type="float" office:value="9" calcext:value-type="float">
            <text:p>9</text:p>
          </table:table-cell>
          <table:table-cell office:value-type="float" office:value="24.4586244500162" calcext:value-type="float">
            <text:p>24.4586244500162</text:p>
          </table:table-cell>
          <table:table-cell office:value-type="float" office:value="25.727638380432" calcext:value-type="float">
            <text:p>25.727638380432</text:p>
          </table:table-cell>
          <table:table-cell office:value-type="float" office:value="9" calcext:value-type="float">
            <text:p>9</text:p>
          </table:table-cell>
          <table:table-cell office:value-type="float" office:value="24.4586244500162" calcext:value-type="float">
            <text:p>24.4586244500162</text:p>
          </table:table-cell>
          <table:table-cell office:value-type="float" office:value="24.5238235735564" calcext:value-type="float">
            <text:p>24.5238235735564</text:p>
          </table:table-cell>
          <table:table-cell office:value-type="float" office:value="-0.206681457338815" calcext:value-type="float">
            <text:p>-0.20668145733881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6.9995603648477" calcext:value-type="float">
            <text:p>26.9995603648477</text:p>
          </table:table-cell>
          <table:table-cell office:value-type="float" office:value="22.9797027560021" calcext:value-type="float">
            <text:p>22.9797027560021</text:p>
          </table:table-cell>
          <table:table-cell office:value-type="float" office:value="9" calcext:value-type="float">
            <text:p>9</text:p>
          </table:table-cell>
          <table:table-cell office:value-type="float" office:value="26.9995603648477" calcext:value-type="float">
            <text:p>26.9995603648477</text:p>
          </table:table-cell>
          <table:table-cell office:value-type="float" office:value="25.1871982809664" calcext:value-type="float">
            <text:p>25.1871982809664</text:p>
          </table:table-cell>
          <table:table-cell office:value-type="float" office:value="9" calcext:value-type="float">
            <text:p>9</text:p>
          </table:table-cell>
          <table:table-cell office:value-type="float" office:value="26.9995603648477" calcext:value-type="float">
            <text:p>26.9995603648477</text:p>
          </table:table-cell>
          <table:table-cell office:value-type="float" office:value="25.7915544095543" calcext:value-type="float">
            <text:p>25.7915544095543</text:p>
          </table:table-cell>
          <table:table-cell office:value-type="float" office:value="9" calcext:value-type="float">
            <text:p>9</text:p>
          </table:table-cell>
          <table:table-cell office:value-type="float" office:value="26.9995603648477" calcext:value-type="float">
            <text:p>26.9995603648477</text:p>
          </table:table-cell>
          <table:table-cell office:value-type="float" office:value="23.6342194938225" calcext:value-type="float">
            <text:p>23.6342194938225</text:p>
          </table:table-cell>
          <table:table-cell office:value-type="float" office:value="2.11988101072986" calcext:value-type="float">
            <text:p>2.1198810107298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9.875835411266" calcext:value-type="float">
            <text:p>19.875835411266</text:p>
          </table:table-cell>
          <table:table-cell office:value-type="float" office:value="24.6298598885785" calcext:value-type="float">
            <text:p>24.6298598885785</text:p>
          </table:table-cell>
          <table:table-cell office:value-type="float" office:value="9" calcext:value-type="float">
            <text:p>9</text:p>
          </table:table-cell>
          <table:table-cell office:value-type="float" office:value="19.875835411266" calcext:value-type="float">
            <text:p>19.875835411266</text:p>
          </table:table-cell>
          <table:table-cell office:value-type="float" office:value="23.0012043657744" calcext:value-type="float">
            <text:p>23.0012043657744</text:p>
          </table:table-cell>
          <table:table-cell office:value-type="float" office:value="9" calcext:value-type="float">
            <text:p>9</text:p>
          </table:table-cell>
          <table:table-cell office:value-type="float" office:value="19.875835411266" calcext:value-type="float">
            <text:p>19.875835411266</text:p>
          </table:table-cell>
          <table:table-cell office:value-type="float" office:value="23.3561028390693" calcext:value-type="float">
            <text:p>23.3561028390693</text:p>
          </table:table-cell>
          <table:table-cell office:value-type="float" office:value="9" calcext:value-type="float">
            <text:p>9</text:p>
          </table:table-cell>
          <table:table-cell office:value-type="float" office:value="19.875835411266" calcext:value-type="float">
            <text:p>19.875835411266</text:p>
          </table:table-cell>
          <table:table-cell office:value-type="float" office:value="24.6231243076628" calcext:value-type="float">
            <text:p>24.6231243076628</text:p>
          </table:table-cell>
          <table:table-cell office:value-type="float" office:value="-5.22688541389837" calcext:value-type="float">
            <text:p>-5.2268854138983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1.420169452855" calcext:value-type="float">
            <text:p>21.420169452855</text:p>
          </table:table-cell>
          <table:table-cell office:value-type="float" office:value="24.5779056180917" calcext:value-type="float">
            <text:p>24.5779056180917</text:p>
          </table:table-cell>
          <table:table-cell office:value-type="float" office:value="9" calcext:value-type="float">
            <text:p>9</text:p>
          </table:table-cell>
          <table:table-cell office:value-type="float" office:value="21.420169452855" calcext:value-type="float">
            <text:p>21.420169452855</text:p>
          </table:table-cell>
          <table:table-cell office:value-type="float" office:value="21.5715445645556" calcext:value-type="float">
            <text:p>21.5715445645556</text:p>
          </table:table-cell>
          <table:table-cell office:value-type="float" office:value="9" calcext:value-type="float">
            <text:p>9</text:p>
          </table:table-cell>
          <table:table-cell office:value-type="float" office:value="21.420169452855" calcext:value-type="float">
            <text:p>21.420169452855</text:p>
          </table:table-cell>
          <table:table-cell office:value-type="float" office:value="23.2828298517076" calcext:value-type="float">
            <text:p>23.2828298517076</text:p>
          </table:table-cell>
          <table:table-cell office:value-type="float" office:value="9" calcext:value-type="float">
            <text:p>9</text:p>
          </table:table-cell>
          <table:table-cell office:value-type="float" office:value="21.420169452855" calcext:value-type="float">
            <text:p>21.420169452855</text:p>
          </table:table-cell>
          <table:table-cell office:value-type="float" office:value="24.9073945291781" calcext:value-type="float">
            <text:p>24.9073945291781</text:p>
          </table:table-cell>
          <table:table-cell office:value-type="float" office:value="-4.09065039454472" calcext:value-type="float">
            <text:p>-4.0906503945447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1.461561364527" calcext:value-type="float">
            <text:p>21.461561364527</text:p>
          </table:table-cell>
          <table:table-cell office:value-type="float" office:value="24.2235068197864" calcext:value-type="float">
            <text:p>24.2235068197864</text:p>
          </table:table-cell>
          <table:table-cell office:value-type="float" office:value="9" calcext:value-type="float">
            <text:p>9</text:p>
          </table:table-cell>
          <table:table-cell office:value-type="float" office:value="21.461561364527" calcext:value-type="float">
            <text:p>21.461561364527</text:p>
          </table:table-cell>
          <table:table-cell office:value-type="float" office:value="22.8627556973181" calcext:value-type="float">
            <text:p>22.8627556973181</text:p>
          </table:table-cell>
          <table:table-cell office:value-type="float" office:value="9" calcext:value-type="float">
            <text:p>9</text:p>
          </table:table-cell>
          <table:table-cell office:value-type="float" office:value="21.461561364527" calcext:value-type="float">
            <text:p>21.461561364527</text:p>
          </table:table-cell>
          <table:table-cell office:value-type="float" office:value="24.0053452886479" calcext:value-type="float">
            <text:p>24.0053452886479</text:p>
          </table:table-cell>
          <table:table-cell office:value-type="float" office:value="9" calcext:value-type="float">
            <text:p>9</text:p>
          </table:table-cell>
          <table:table-cell office:value-type="float" office:value="21.461561364527" calcext:value-type="float">
            <text:p>21.461561364527</text:p>
          </table:table-cell>
          <table:table-cell office:value-type="float" office:value="24.3531836539841" calcext:value-type="float">
            <text:p>24.3531836539841</text:p>
          </table:table-cell>
          <table:table-cell office:value-type="float" office:value="-3.70415390382906" calcext:value-type="float">
            <text:p>-3.7041539038290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6.2485970905874" calcext:value-type="float">
            <text:p>26.2485970905874</text:p>
          </table:table-cell>
          <table:table-cell office:value-type="float" office:value="25.2822700718225" calcext:value-type="float">
            <text:p>25.2822700718225</text:p>
          </table:table-cell>
          <table:table-cell office:value-type="float" office:value="9" calcext:value-type="float">
            <text:p>9</text:p>
          </table:table-cell>
          <table:table-cell office:value-type="float" office:value="26.2485970905874" calcext:value-type="float">
            <text:p>26.2485970905874</text:p>
          </table:table-cell>
          <table:table-cell office:value-type="float" office:value="26.3564187487477" calcext:value-type="float">
            <text:p>26.3564187487477</text:p>
          </table:table-cell>
          <table:table-cell office:value-type="float" office:value="9" calcext:value-type="float">
            <text:p>9</text:p>
          </table:table-cell>
          <table:table-cell office:value-type="float" office:value="26.2485970905874" calcext:value-type="float">
            <text:p>26.2485970905874</text:p>
          </table:table-cell>
          <table:table-cell office:value-type="float" office:value="25.9399937717377" calcext:value-type="float">
            <text:p>25.9399937717377</text:p>
          </table:table-cell>
          <table:table-cell office:value-type="float" office:value="9" calcext:value-type="float">
            <text:p>9</text:p>
          </table:table-cell>
          <table:table-cell office:value-type="float" office:value="26.2485970905874" calcext:value-type="float">
            <text:p>26.2485970905874</text:p>
          </table:table-cell>
          <table:table-cell office:value-type="float" office:value="25.0635124879848" calcext:value-type="float">
            <text:p>25.0635124879848</text:p>
          </table:table-cell>
          <table:table-cell office:value-type="float" office:value="1.1644709954195" calcext:value-type="float">
            <text:p>1.164470995419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5.9680084821102" calcext:value-type="float">
            <text:p>25.9680084821102</text:p>
          </table:table-cell>
          <table:table-cell office:value-type="float" office:value="24.9295566838869" calcext:value-type="float">
            <text:p>24.9295566838869</text:p>
          </table:table-cell>
          <table:table-cell office:value-type="float" office:value="9" calcext:value-type="float">
            <text:p>9</text:p>
          </table:table-cell>
          <table:table-cell office:value-type="float" office:value="25.9680084821102" calcext:value-type="float">
            <text:p>25.9680084821102</text:p>
          </table:table-cell>
          <table:table-cell office:value-type="float" office:value="24.2691526761709" calcext:value-type="float">
            <text:p>24.2691526761709</text:p>
          </table:table-cell>
          <table:table-cell office:value-type="float" office:value="9" calcext:value-type="float">
            <text:p>9</text:p>
          </table:table-cell>
          <table:table-cell office:value-type="float" office:value="25.9680084821102" calcext:value-type="float">
            <text:p>25.9680084821102</text:p>
          </table:table-cell>
          <table:table-cell office:value-type="float" office:value="23.610158254876" calcext:value-type="float">
            <text:p>23.610158254876</text:p>
          </table:table-cell>
          <table:table-cell office:value-type="float" office:value="9" calcext:value-type="float">
            <text:p>9</text:p>
          </table:table-cell>
          <table:table-cell office:value-type="float" office:value="25.9680084821102" calcext:value-type="float">
            <text:p>25.9680084821102</text:p>
          </table:table-cell>
          <table:table-cell office:value-type="float" office:value="24.7372292610046" calcext:value-type="float">
            <text:p>24.7372292610046</text:p>
          </table:table-cell>
          <table:table-cell office:value-type="float" office:value="1.14335418493302" calcext:value-type="float">
            <text:p>1.1433541849330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8.5486895608585" calcext:value-type="float">
            <text:p>28.5486895608585</text:p>
          </table:table-cell>
          <table:table-cell office:value-type="float" office:value="25.4982242350802" calcext:value-type="float">
            <text:p>25.4982242350802</text:p>
          </table:table-cell>
          <table:table-cell office:value-type="float" office:value="9" calcext:value-type="float">
            <text:p>9</text:p>
          </table:table-cell>
          <table:table-cell office:value-type="float" office:value="28.5486895608585" calcext:value-type="float">
            <text:p>28.5486895608585</text:p>
          </table:table-cell>
          <table:table-cell office:value-type="float" office:value="26.6431055867668" calcext:value-type="float">
            <text:p>26.6431055867668</text:p>
          </table:table-cell>
          <table:table-cell office:value-type="float" office:value="9" calcext:value-type="float">
            <text:p>9</text:p>
          </table:table-cell>
          <table:table-cell office:value-type="float" office:value="28.5486895608585" calcext:value-type="float">
            <text:p>28.5486895608585</text:p>
          </table:table-cell>
          <table:table-cell office:value-type="float" office:value="24.3289595179268" calcext:value-type="float">
            <text:p>24.3289595179268</text:p>
          </table:table-cell>
          <table:table-cell office:value-type="float" office:value="9" calcext:value-type="float">
            <text:p>9</text:p>
          </table:table-cell>
          <table:table-cell office:value-type="float" office:value="28.5486895608585" calcext:value-type="float">
            <text:p>28.5486895608585</text:p>
          </table:table-cell>
          <table:table-cell office:value-type="float" office:value="25.1952049478955" calcext:value-type="float">
            <text:p>25.1952049478955</text:p>
          </table:table-cell>
          <table:table-cell office:value-type="float" office:value="3.07270576788294" calcext:value-type="float">
            <text:p>3.0727057678829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6.5786392940297" calcext:value-type="float">
            <text:p>26.5786392940297</text:p>
          </table:table-cell>
          <table:table-cell office:value-type="float" office:value="24.99846424175" calcext:value-type="float">
            <text:p>24.99846424175</text:p>
          </table:table-cell>
          <table:table-cell office:value-type="float" office:value="9" calcext:value-type="float">
            <text:p>9</text:p>
          </table:table-cell>
          <table:table-cell office:value-type="float" office:value="26.5786392940297" calcext:value-type="float">
            <text:p>26.5786392940297</text:p>
          </table:table-cell>
          <table:table-cell office:value-type="float" office:value="25.9354670380416" calcext:value-type="float">
            <text:p>25.9354670380416</text:p>
          </table:table-cell>
          <table:table-cell office:value-type="float" office:value="9" calcext:value-type="float">
            <text:p>9</text:p>
          </table:table-cell>
          <table:table-cell office:value-type="float" office:value="26.5786392940297" calcext:value-type="float">
            <text:p>26.5786392940297</text:p>
          </table:table-cell>
          <table:table-cell office:value-type="float" office:value="25.0405811205656" calcext:value-type="float">
            <text:p>25.0405811205656</text:p>
          </table:table-cell>
          <table:table-cell office:value-type="float" office:value="9" calcext:value-type="float">
            <text:p>9</text:p>
          </table:table-cell>
          <table:table-cell office:value-type="float" office:value="26.5786392940297" calcext:value-type="float">
            <text:p>26.5786392940297</text:p>
          </table:table-cell>
          <table:table-cell office:value-type="float" office:value="24.9337305670031" calcext:value-type="float">
            <text:p>24.9337305670031</text:p>
          </table:table-cell>
          <table:table-cell office:value-type="float" office:value="1.42887988203835" calcext:value-type="float">
            <text:p>1.4288798820383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8.1539404763743" calcext:value-type="float">
            <text:p>18.1539404763743</text:p>
          </table:table-cell>
          <table:table-cell office:value-type="float" office:value="24.8981227788761" calcext:value-type="float">
            <text:p>24.8981227788761</text:p>
          </table:table-cell>
          <table:table-cell office:value-type="float" office:value="9" calcext:value-type="float">
            <text:p>9</text:p>
          </table:table-cell>
          <table:table-cell office:value-type="float" office:value="18.1539404763743" calcext:value-type="float">
            <text:p>18.1539404763743</text:p>
          </table:table-cell>
          <table:table-cell office:value-type="float" office:value="21.7138657827572" calcext:value-type="float">
            <text:p>21.7138657827572</text:p>
          </table:table-cell>
          <table:table-cell office:value-type="float" office:value="9" calcext:value-type="float">
            <text:p>9</text:p>
          </table:table-cell>
          <table:table-cell office:value-type="float" office:value="18.1539404763743" calcext:value-type="float">
            <text:p>18.1539404763743</text:p>
          </table:table-cell>
          <table:table-cell office:value-type="float" office:value="23.2107689397985" calcext:value-type="float">
            <text:p>23.2107689397985</text:p>
          </table:table-cell>
          <table:table-cell office:value-type="float" office:value="9" calcext:value-type="float">
            <text:p>9</text:p>
          </table:table-cell>
          <table:table-cell office:value-type="float" office:value="18.1539404763743" calcext:value-type="float">
            <text:p>18.1539404763743</text:p>
          </table:table-cell>
          <table:table-cell office:value-type="float" office:value="24.8135176786625" calcext:value-type="float">
            <text:p>24.8135176786625</text:p>
          </table:table-cell>
          <table:table-cell office:value-type="float" office:value="-6.57918568119012" calcext:value-type="float">
            <text:p>-6.5791856811901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4.5408216842401" calcext:value-type="float">
            <text:p>24.5408216842401</text:p>
          </table:table-cell>
          <table:table-cell office:value-type="float" office:value="25.0707754720845" calcext:value-type="float">
            <text:p>25.0707754720845</text:p>
          </table:table-cell>
          <table:table-cell office:value-type="float" office:value="9" calcext:value-type="float">
            <text:p>9</text:p>
          </table:table-cell>
          <table:table-cell office:value-type="float" office:value="24.5408216842401" calcext:value-type="float">
            <text:p>24.5408216842401</text:p>
          </table:table-cell>
          <table:table-cell office:value-type="float" office:value="24.2189958975284" calcext:value-type="float">
            <text:p>24.2189958975284</text:p>
          </table:table-cell>
          <table:table-cell office:value-type="float" office:value="9" calcext:value-type="float">
            <text:p>9</text:p>
          </table:table-cell>
          <table:table-cell office:value-type="float" office:value="24.5408216842401" calcext:value-type="float">
            <text:p>24.5408216842401</text:p>
          </table:table-cell>
          <table:table-cell office:value-type="float" office:value="23.854491503043" calcext:value-type="float">
            <text:p>23.854491503043</text:p>
          </table:table-cell>
          <table:table-cell office:value-type="float" office:value="9" calcext:value-type="float">
            <text:p>9</text:p>
          </table:table-cell>
          <table:table-cell office:value-type="float" office:value="24.5408216842401" calcext:value-type="float">
            <text:p>24.5408216842401</text:p>
          </table:table-cell>
          <table:table-cell office:value-type="float" office:value="24.927077108366" calcext:value-type="float">
            <text:p>24.927077108366</text:p>
          </table:table-cell>
          <table:table-cell office:value-type="float" office:value="-0.645366461388882" calcext:value-type="float">
            <text:p>-0.64536646138888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7.2603860765666" calcext:value-type="float">
            <text:p>27.2603860765666</text:p>
          </table:table-cell>
          <table:table-cell office:value-type="float" office:value="25.2996930223183" calcext:value-type="float">
            <text:p>25.2996930223183</text:p>
          </table:table-cell>
          <table:table-cell office:value-type="float" office:value="9" calcext:value-type="float">
            <text:p>9</text:p>
          </table:table-cell>
          <table:table-cell office:value-type="float" office:value="27.2603860765666" calcext:value-type="float">
            <text:p>27.2603860765666</text:p>
          </table:table-cell>
          <table:table-cell office:value-type="float" office:value="25.6651449407171" calcext:value-type="float">
            <text:p>25.6651449407171</text:p>
          </table:table-cell>
          <table:table-cell office:value-type="float" office:value="9" calcext:value-type="float">
            <text:p>9</text:p>
          </table:table-cell>
          <table:table-cell office:value-type="float" office:value="27.2603860765666" calcext:value-type="float">
            <text:p>27.2603860765666</text:p>
          </table:table-cell>
          <table:table-cell office:value-type="float" office:value="24.4090985482916" calcext:value-type="float">
            <text:p>24.4090985482916</text:p>
          </table:table-cell>
          <table:table-cell office:value-type="float" office:value="9" calcext:value-type="float">
            <text:p>9</text:p>
          </table:table-cell>
          <table:table-cell office:value-type="float" office:value="27.2603860765666" calcext:value-type="float">
            <text:p>27.2603860765666</text:p>
          </table:table-cell>
          <table:table-cell office:value-type="float" office:value="25.003448846854" calcext:value-type="float">
            <text:p>25.003448846854</text:p>
          </table:table-cell>
          <table:table-cell office:value-type="float" office:value="2.17785841259587" calcext:value-type="float">
            <text:p>2.1778584125958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6.7679399145149" calcext:value-type="float">
            <text:p>26.7679399145149</text:p>
          </table:table-cell>
          <table:table-cell office:value-type="float" office:value="23.6411942683464" calcext:value-type="float">
            <text:p>23.6411942683464</text:p>
          </table:table-cell>
          <table:table-cell office:value-type="float" office:value="9" calcext:value-type="float">
            <text:p>9</text:p>
          </table:table-cell>
          <table:table-cell office:value-type="float" office:value="26.7679399145149" calcext:value-type="float">
            <text:p>26.7679399145149</text:p>
          </table:table-cell>
          <table:table-cell office:value-type="float" office:value="24.0427955553814" calcext:value-type="float">
            <text:p>24.0427955553814</text:p>
          </table:table-cell>
          <table:table-cell office:value-type="float" office:value="9" calcext:value-type="float">
            <text:p>9</text:p>
          </table:table-cell>
          <table:table-cell office:value-type="float" office:value="26.7679399145149" calcext:value-type="float">
            <text:p>26.7679399145149</text:p>
          </table:table-cell>
          <table:table-cell office:value-type="float" office:value="23.9509863612694" calcext:value-type="float">
            <text:p>23.9509863612694</text:p>
          </table:table-cell>
          <table:table-cell office:value-type="float" office:value="9" calcext:value-type="float">
            <text:p>9</text:p>
          </table:table-cell>
          <table:table-cell office:value-type="float" office:value="26.7679399145149" calcext:value-type="float">
            <text:p>26.7679399145149</text:p>
          </table:table-cell>
          <table:table-cell office:value-type="float" office:value="23.834636069466" calcext:value-type="float">
            <text:p>23.834636069466</text:p>
          </table:table-cell>
          <table:table-cell office:value-type="float" office:value="2.1563986466051" calcext:value-type="float">
            <text:p>2.156398646605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4.7881421506673" calcext:value-type="float">
            <text:p>24.7881421506673</text:p>
          </table:table-cell>
          <table:table-cell office:value-type="float" office:value="25.1994319691031" calcext:value-type="float">
            <text:p>25.1994319691031</text:p>
          </table:table-cell>
          <table:table-cell office:value-type="float" office:value="9" calcext:value-type="float">
            <text:p>9</text:p>
          </table:table-cell>
          <table:table-cell office:value-type="float" office:value="24.7881421506673" calcext:value-type="float">
            <text:p>24.7881421506673</text:p>
          </table:table-cell>
          <table:table-cell office:value-type="float" office:value="24.8613616833173" calcext:value-type="float">
            <text:p>24.8613616833173</text:p>
          </table:table-cell>
          <table:table-cell office:value-type="float" office:value="9" calcext:value-type="float">
            <text:p>9</text:p>
          </table:table-cell>
          <table:table-cell office:value-type="float" office:value="24.7881421506673" calcext:value-type="float">
            <text:p>24.7881421506673</text:p>
          </table:table-cell>
          <table:table-cell office:value-type="float" office:value="24.8875597248127" calcext:value-type="float">
            <text:p>24.8875597248127</text:p>
          </table:table-cell>
          <table:table-cell office:value-type="float" office:value="9" calcext:value-type="float">
            <text:p>9</text:p>
          </table:table-cell>
          <table:table-cell office:value-type="float" office:value="24.7881421506673" calcext:value-type="float">
            <text:p>24.7881421506673</text:p>
          </table:table-cell>
          <table:table-cell office:value-type="float" office:value="24.8348823020836" calcext:value-type="float">
            <text:p>24.8348823020836</text:p>
          </table:table-cell>
          <table:table-cell office:value-type="float" office:value="-0.421508881514028" calcext:value-type="float">
            <text:p>-0.42150888151402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0.8843795530562" calcext:value-type="float">
            <text:p>20.8843795530562</text:p>
          </table:table-cell>
          <table:table-cell office:value-type="float" office:value="23.3226119925842" calcext:value-type="float">
            <text:p>23.3226119925842</text:p>
          </table:table-cell>
          <table:table-cell office:value-type="float" office:value="9" calcext:value-type="float">
            <text:p>9</text:p>
          </table:table-cell>
          <table:table-cell office:value-type="float" office:value="20.8843795530562" calcext:value-type="float">
            <text:p>20.8843795530562</text:p>
          </table:table-cell>
          <table:table-cell office:value-type="float" office:value="22.226733357339" calcext:value-type="float">
            <text:p>22.226733357339</text:p>
          </table:table-cell>
          <table:table-cell office:value-type="float" office:value="9" calcext:value-type="float">
            <text:p>9</text:p>
          </table:table-cell>
          <table:table-cell office:value-type="float" office:value="20.8843795530562" calcext:value-type="float">
            <text:p>20.8843795530562</text:p>
          </table:table-cell>
          <table:table-cell office:value-type="float" office:value="23.4019999294193" calcext:value-type="float">
            <text:p>23.4019999294193</text:p>
          </table:table-cell>
          <table:table-cell office:value-type="float" office:value="9" calcext:value-type="float">
            <text:p>9</text:p>
          </table:table-cell>
          <table:table-cell office:value-type="float" office:value="20.8843795530562" calcext:value-type="float">
            <text:p>20.8843795530562</text:p>
          </table:table-cell>
          <table:table-cell office:value-type="float" office:value="23.6239062561401" calcext:value-type="float">
            <text:p>23.6239062561401</text:p>
          </table:table-cell>
          <table:table-cell office:value-type="float" office:value="-4.12206882405389" calcext:value-type="float">
            <text:p>-4.1220688240538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6.031025180479" calcext:value-type="float">
            <text:p>26.031025180479</text:p>
          </table:table-cell>
          <table:table-cell office:value-type="float" office:value="23.6390529627253" calcext:value-type="float">
            <text:p>23.6390529627253</text:p>
          </table:table-cell>
          <table:table-cell office:value-type="float" office:value="9" calcext:value-type="float">
            <text:p>9</text:p>
          </table:table-cell>
          <table:table-cell office:value-type="float" office:value="26.031025180479" calcext:value-type="float">
            <text:p>26.031025180479</text:p>
          </table:table-cell>
          <table:table-cell office:value-type="float" office:value="23.9819691478677" calcext:value-type="float">
            <text:p>23.9819691478677</text:p>
          </table:table-cell>
          <table:table-cell office:value-type="float" office:value="9" calcext:value-type="float">
            <text:p>9</text:p>
          </table:table-cell>
          <table:table-cell office:value-type="float" office:value="26.031025180479" calcext:value-type="float">
            <text:p>26.031025180479</text:p>
          </table:table-cell>
          <table:table-cell office:value-type="float" office:value="24.0576198891536" calcext:value-type="float">
            <text:p>24.0576198891536</text:p>
          </table:table-cell>
          <table:table-cell office:value-type="float" office:value="9" calcext:value-type="float">
            <text:p>9</text:p>
          </table:table-cell>
          <table:table-cell office:value-type="float" office:value="26.031025180479" calcext:value-type="float">
            <text:p>26.031025180479</text:p>
          </table:table-cell>
          <table:table-cell office:value-type="float" office:value="23.8508063900173" calcext:value-type="float">
            <text:p>23.8508063900173</text:p>
          </table:table-cell>
          <table:table-cell office:value-type="float" office:value="0.754212903014704" calcext:value-type="float">
            <text:p>0.75421290301470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6.5766865375897" calcext:value-type="float">
            <text:p>26.5766865375897</text:p>
          </table:table-cell>
          <table:table-cell office:value-type="float" office:value="24.6100092772907" calcext:value-type="float">
            <text:p>24.6100092772907</text:p>
          </table:table-cell>
          <table:table-cell office:value-type="float" office:value="9" calcext:value-type="float">
            <text:p>9</text:p>
          </table:table-cell>
          <table:table-cell office:value-type="float" office:value="26.5766865375897" calcext:value-type="float">
            <text:p>26.5766865375897</text:p>
          </table:table-cell>
          <table:table-cell office:value-type="float" office:value="25.5604884583377" calcext:value-type="float">
            <text:p>25.5604884583377</text:p>
          </table:table-cell>
          <table:table-cell office:value-type="float" office:value="9" calcext:value-type="float">
            <text:p>9</text:p>
          </table:table-cell>
          <table:table-cell office:value-type="float" office:value="26.5766865375897" calcext:value-type="float">
            <text:p>26.5766865375897</text:p>
          </table:table-cell>
          <table:table-cell office:value-type="float" office:value="25.0319604213618" calcext:value-type="float">
            <text:p>25.0319604213618</text:p>
          </table:table-cell>
          <table:table-cell office:value-type="float" office:value="9" calcext:value-type="float">
            <text:p>9</text:p>
          </table:table-cell>
          <table:table-cell office:value-type="float" office:value="26.5766865375897" calcext:value-type="float">
            <text:p>26.5766865375897</text:p>
          </table:table-cell>
          <table:table-cell office:value-type="float" office:value="24.4255105151749" calcext:value-type="float">
            <text:p>24.4255105151749</text:p>
          </table:table-cell>
          <table:table-cell office:value-type="float" office:value="1.93547635877904" calcext:value-type="float">
            <text:p>1.9354763587790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7.7005349763968" calcext:value-type="float">
            <text:p>17.7005349763968</text:p>
          </table:table-cell>
          <table:table-cell office:value-type="float" office:value="24.3573697245965" calcext:value-type="float">
            <text:p>24.3573697245965</text:p>
          </table:table-cell>
          <table:table-cell office:value-type="float" office:value="9" calcext:value-type="float">
            <text:p>9</text:p>
          </table:table-cell>
          <table:table-cell office:value-type="float" office:value="17.7005349763968" calcext:value-type="float">
            <text:p>17.7005349763968</text:p>
          </table:table-cell>
          <table:table-cell office:value-type="float" office:value="20.8361556190605" calcext:value-type="float">
            <text:p>20.8361556190605</text:p>
          </table:table-cell>
          <table:table-cell office:value-type="float" office:value="9" calcext:value-type="float">
            <text:p>9</text:p>
          </table:table-cell>
          <table:table-cell office:value-type="float" office:value="17.7005349763968" calcext:value-type="float">
            <text:p>17.7005349763968</text:p>
          </table:table-cell>
          <table:table-cell office:value-type="float" office:value="23.0796781555875" calcext:value-type="float">
            <text:p>23.0796781555875</text:p>
          </table:table-cell>
          <table:table-cell office:value-type="float" office:value="9" calcext:value-type="float">
            <text:p>9</text:p>
          </table:table-cell>
          <table:table-cell office:value-type="float" office:value="17.7005349763968" calcext:value-type="float">
            <text:p>17.7005349763968</text:p>
          </table:table-cell>
          <table:table-cell office:value-type="float" office:value="24.404312453406" calcext:value-type="float">
            <text:p>24.404312453406</text:p>
          </table:table-cell>
          <table:table-cell office:value-type="float" office:value="-7.52973701475713" calcext:value-type="float">
            <text:p>-7.5297370147571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3.1217808215087" calcext:value-type="float">
            <text:p>23.1217808215087</text:p>
          </table:table-cell>
          <table:table-cell office:value-type="float" office:value="23.6461938406576" calcext:value-type="float">
            <text:p>23.6461938406576</text:p>
          </table:table-cell>
          <table:table-cell office:value-type="float" office:value="9" calcext:value-type="float">
            <text:p>9</text:p>
          </table:table-cell>
          <table:table-cell office:value-type="float" office:value="23.1217808215087" calcext:value-type="float">
            <text:p>23.1217808215087</text:p>
          </table:table-cell>
          <table:table-cell office:value-type="float" office:value="22.527795092941" calcext:value-type="float">
            <text:p>22.527795092941</text:p>
          </table:table-cell>
          <table:table-cell office:value-type="float" office:value="9" calcext:value-type="float">
            <text:p>9</text:p>
          </table:table-cell>
          <table:table-cell office:value-type="float" office:value="23.1217808215087" calcext:value-type="float">
            <text:p>23.1217808215087</text:p>
          </table:table-cell>
          <table:table-cell office:value-type="float" office:value="23.7211737586159" calcext:value-type="float">
            <text:p>23.7211737586159</text:p>
          </table:table-cell>
          <table:table-cell office:value-type="float" office:value="9" calcext:value-type="float">
            <text:p>9</text:p>
          </table:table-cell>
          <table:table-cell office:value-type="float" office:value="23.1217808215087" calcext:value-type="float">
            <text:p>23.1217808215087</text:p>
          </table:table-cell>
          <table:table-cell office:value-type="float" office:value="23.9642185512777" calcext:value-type="float">
            <text:p>23.9642185512777</text:p>
          </table:table-cell>
          <table:table-cell office:value-type="float" office:value="-2.24950911604186" calcext:value-type="float">
            <text:p>-2.2495091160418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1.8446902290637" calcext:value-type="float">
            <text:p>21.8446902290637</text:p>
          </table:table-cell>
          <table:table-cell office:value-type="float" office:value="25.7148443235503" calcext:value-type="float">
            <text:p>25.7148443235503</text:p>
          </table:table-cell>
          <table:table-cell office:value-type="float" office:value="9" calcext:value-type="float">
            <text:p>9</text:p>
          </table:table-cell>
          <table:table-cell office:value-type="float" office:value="21.8446902290637" calcext:value-type="float">
            <text:p>21.8446902290637</text:p>
          </table:table-cell>
          <table:table-cell office:value-type="float" office:value="24.5135868784294" calcext:value-type="float">
            <text:p>24.5135868784294</text:p>
          </table:table-cell>
          <table:table-cell office:value-type="float" office:value="9" calcext:value-type="float">
            <text:p>9</text:p>
          </table:table-cell>
          <table:table-cell office:value-type="float" office:value="21.8446902290637" calcext:value-type="float">
            <text:p>21.8446902290637</text:p>
          </table:table-cell>
          <table:table-cell office:value-type="float" office:value="23.9145035871841" calcext:value-type="float">
            <text:p>23.9145035871841</text:p>
          </table:table-cell>
          <table:table-cell office:value-type="float" office:value="9" calcext:value-type="float">
            <text:p>9</text:p>
          </table:table-cell>
          <table:table-cell office:value-type="float" office:value="21.8446902290637" calcext:value-type="float">
            <text:p>21.8446902290637</text:p>
          </table:table-cell>
          <table:table-cell office:value-type="float" office:value="25.3805437276308" calcext:value-type="float">
            <text:p>25.3805437276308</text:p>
          </table:table-cell>
          <table:table-cell office:value-type="float" office:value="-3.30317631141542" calcext:value-type="float">
            <text:p>-3.3031763114154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9.2297905799189" calcext:value-type="float">
            <text:p>19.2297905799189</text:p>
          </table:table-cell>
          <table:table-cell office:value-type="float" office:value="24.2293296267887" calcext:value-type="float">
            <text:p>24.2293296267887</text:p>
          </table:table-cell>
          <table:table-cell office:value-type="float" office:value="9" calcext:value-type="float">
            <text:p>9</text:p>
          </table:table-cell>
          <table:table-cell office:value-type="float" office:value="19.2297905799189" calcext:value-type="float">
            <text:p>19.2297905799189</text:p>
          </table:table-cell>
          <table:table-cell office:value-type="float" office:value="22.1343647494123" calcext:value-type="float">
            <text:p>22.1343647494123</text:p>
          </table:table-cell>
          <table:table-cell office:value-type="float" office:value="9" calcext:value-type="float">
            <text:p>9</text:p>
          </table:table-cell>
          <table:table-cell office:value-type="float" office:value="19.2297905799189" calcext:value-type="float">
            <text:p>19.2297905799189</text:p>
          </table:table-cell>
          <table:table-cell office:value-type="float" office:value="23.6550279391264" calcext:value-type="float">
            <text:p>23.6550279391264</text:p>
          </table:table-cell>
          <table:table-cell office:value-type="float" office:value="9" calcext:value-type="float">
            <text:p>9</text:p>
          </table:table-cell>
          <table:table-cell office:value-type="float" office:value="19.2297905799189" calcext:value-type="float">
            <text:p>19.2297905799189</text:p>
          </table:table-cell>
          <table:table-cell office:value-type="float" office:value="24.1890300003755" calcext:value-type="float">
            <text:p>24.1890300003755</text:p>
          </table:table-cell>
          <table:table-cell office:value-type="float" office:value="-6.01325032456392" calcext:value-type="float">
            <text:p>-6.0132503245639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1.6067594225867" calcext:value-type="float">
            <text:p>21.6067594225867</text:p>
          </table:table-cell>
          <table:table-cell office:value-type="float" office:value="25.2935256876194" calcext:value-type="float">
            <text:p>25.2935256876194</text:p>
          </table:table-cell>
          <table:table-cell office:value-type="float" office:value="9" calcext:value-type="float">
            <text:p>9</text:p>
          </table:table-cell>
          <table:table-cell office:value-type="float" office:value="21.6067594225867" calcext:value-type="float">
            <text:p>21.6067594225867</text:p>
          </table:table-cell>
          <table:table-cell office:value-type="float" office:value="24.43460113909" calcext:value-type="float">
            <text:p>24.43460113909</text:p>
          </table:table-cell>
          <table:table-cell office:value-type="float" office:value="9" calcext:value-type="float">
            <text:p>9</text:p>
          </table:table-cell>
          <table:table-cell office:value-type="float" office:value="21.6067594225867" calcext:value-type="float">
            <text:p>21.6067594225867</text:p>
          </table:table-cell>
          <table:table-cell office:value-type="float" office:value="24.6682509636832" calcext:value-type="float">
            <text:p>24.6682509636832</text:p>
          </table:table-cell>
          <table:table-cell office:value-type="float" office:value="9" calcext:value-type="float">
            <text:p>9</text:p>
          </table:table-cell>
          <table:table-cell office:value-type="float" office:value="21.6067594225867" calcext:value-type="float">
            <text:p>21.6067594225867</text:p>
          </table:table-cell>
          <table:table-cell office:value-type="float" office:value="25.0207237895542" calcext:value-type="float">
            <text:p>25.0207237895542</text:p>
          </table:table-cell>
          <table:table-cell office:value-type="float" office:value="-3.47125045539081" calcext:value-type="float">
            <text:p>-3.4712504553908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5.4357010198189" calcext:value-type="float">
            <text:p>25.4357010198189</text:p>
          </table:table-cell>
          <table:table-cell office:value-type="float" office:value="25.0146355866272" calcext:value-type="float">
            <text:p>25.0146355866272</text:p>
          </table:table-cell>
          <table:table-cell office:value-type="float" office:value="9" calcext:value-type="float">
            <text:p>9</text:p>
          </table:table-cell>
          <table:table-cell office:value-type="float" office:value="25.4357010198189" calcext:value-type="float">
            <text:p>25.4357010198189</text:p>
          </table:table-cell>
          <table:table-cell office:value-type="float" office:value="25.390525365174" calcext:value-type="float">
            <text:p>25.390525365174</text:p>
          </table:table-cell>
          <table:table-cell office:value-type="float" office:value="9" calcext:value-type="float">
            <text:p>9</text:p>
          </table:table-cell>
          <table:table-cell office:value-type="float" office:value="25.4357010198189" calcext:value-type="float">
            <text:p>25.4357010198189</text:p>
          </table:table-cell>
          <table:table-cell office:value-type="float" office:value="24.7481516318074" calcext:value-type="float">
            <text:p>24.7481516318074</text:p>
          </table:table-cell>
          <table:table-cell office:value-type="float" office:value="9" calcext:value-type="float">
            <text:p>9</text:p>
          </table:table-cell>
          <table:table-cell office:value-type="float" office:value="25.4357010198189" calcext:value-type="float">
            <text:p>25.4357010198189</text:p>
          </table:table-cell>
          <table:table-cell office:value-type="float" office:value="24.915740037584" calcext:value-type="float">
            <text:p>24.915740037584</text:p>
          </table:table-cell>
          <table:table-cell office:value-type="float" office:value="0.80975996951878" calcext:value-type="float">
            <text:p>0.8097599695187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24.8310805574864" calcext:value-type="float">
            <text:p>24.8310805574864</text:p>
          </table:table-cell>
          <table:table-cell office:value-type="float" office:value="24.3649601792223" calcext:value-type="float">
            <text:p>24.3649601792223</text:p>
          </table:table-cell>
          <table:table-cell office:value-type="float" office:value="9" calcext:value-type="float">
            <text:p>9</text:p>
          </table:table-cell>
          <table:table-cell office:value-type="float" office:value="24.8310805574864" calcext:value-type="float">
            <text:p>24.8310805574864</text:p>
          </table:table-cell>
          <table:table-cell office:value-type="float" office:value="26.5640166201956" calcext:value-type="float">
            <text:p>26.5640166201956</text:p>
          </table:table-cell>
          <table:table-cell office:value-type="float" office:value="9" calcext:value-type="float">
            <text:p>9</text:p>
          </table:table-cell>
          <table:table-cell office:value-type="float" office:value="24.8310805574864" calcext:value-type="float">
            <text:p>24.8310805574864</text:p>
          </table:table-cell>
          <table:table-cell office:value-type="float" office:value="25.9953729015742" calcext:value-type="float">
            <text:p>25.9953729015742</text:p>
          </table:table-cell>
          <table:table-cell office:value-type="float" office:value="9" calcext:value-type="float">
            <text:p>9</text:p>
          </table:table-cell>
          <table:table-cell office:value-type="float" office:value="24.8310805574864" calcext:value-type="float">
            <text:p>24.8310805574864</text:p>
          </table:table-cell>
          <table:table-cell office:value-type="float" office:value="24.3638576275527" calcext:value-type="float">
            <text:p>24.3638576275527</text:p>
          </table:table-cell>
          <table:table-cell office:value-type="float" office:value="0.250825904691568" calcext:value-type="float">
            <text:p>0.25082590469156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4.4951680327767" calcext:value-type="float">
            <text:p>24.4951680327767</text:p>
          </table:table-cell>
          <table:table-cell office:value-type="float" office:value="25.3016799497812" calcext:value-type="float">
            <text:p>25.3016799497812</text:p>
          </table:table-cell>
          <table:table-cell office:value-type="float" office:value="10" calcext:value-type="float">
            <text:p>10</text:p>
          </table:table-cell>
          <table:table-cell office:value-type="float" office:value="24.4951680327767" calcext:value-type="float">
            <text:p>24.4951680327767</text:p>
          </table:table-cell>
          <table:table-cell office:value-type="float" office:value="24.8761099480325" calcext:value-type="float">
            <text:p>24.8761099480325</text:p>
          </table:table-cell>
          <table:table-cell office:value-type="float" office:value="10" calcext:value-type="float">
            <text:p>10</text:p>
          </table:table-cell>
          <table:table-cell office:value-type="float" office:value="24.4951680327767" calcext:value-type="float">
            <text:p>24.4951680327767</text:p>
          </table:table-cell>
          <table:table-cell office:value-type="float" office:value="24.3061131093737" calcext:value-type="float">
            <text:p>24.3061131093737</text:p>
          </table:table-cell>
          <table:table-cell office:value-type="float" office:value="10" calcext:value-type="float">
            <text:p>10</text:p>
          </table:table-cell>
          <table:table-cell office:value-type="float" office:value="24.4951680327767" calcext:value-type="float">
            <text:p>24.4951680327767</text:p>
          </table:table-cell>
          <table:table-cell office:value-type="float" office:value="25.0902964427356" calcext:value-type="float">
            <text:p>25.0902964427356</text:p>
          </table:table-cell>
          <table:table-cell office:value-type="float" office:value="-0.736790819505332" calcext:value-type="float">
            <text:p>-0.736790819505332</text:p>
          </table:table-cell>
          <table:table-cell office:value-type="float" office:value="10" calcext:value-type="float">
            <text:p>10</text:p>
          </table:table-cell>
          <table:table-cell table:formula="of:=CORREL([.D902:.D1001];[.$N902:.$N1001])" office:value-type="float" office:value="0.322167621341045" calcext:value-type="float">
            <text:p>0.322167621341045</text:p>
          </table:table-cell>
          <table:table-cell table:number-columns-repeated="2"/>
          <table:table-cell table:formula="of:=CORREL([.G902:.G1001];[.$N902:.$N1001])" office:value-type="float" office:value="0.869373394654044" calcext:value-type="float">
            <text:p>0.869373394654044</text:p>
          </table:table-cell>
          <table:table-cell table:number-columns-repeated="2"/>
          <table:table-cell table:formula="of:=CORREL([.J902:.J1001];[.$N902:.$N1001])" office:value-type="float" office:value="0.696159994859974" calcext:value-type="float">
            <text:p>0.696159994859974</text:p>
          </table:table-cell>
          <table:table-cell table:number-columns-repeated="2"/>
          <table:table-cell table:formula="of:=CORREL([.M902:.M1001];[.$N902:.$N1001])" office:value-type="float" office:value="0.317311656364949" calcext:value-type="float">
            <text:p>0.317311656364949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4.777550942831" calcext:value-type="float">
            <text:p>24.777550942831</text:p>
          </table:table-cell>
          <table:table-cell office:value-type="float" office:value="24.5322072813838" calcext:value-type="float">
            <text:p>24.5322072813838</text:p>
          </table:table-cell>
          <table:table-cell office:value-type="float" office:value="10" calcext:value-type="float">
            <text:p>10</text:p>
          </table:table-cell>
          <table:table-cell office:value-type="float" office:value="24.777550942831" calcext:value-type="float">
            <text:p>24.777550942831</text:p>
          </table:table-cell>
          <table:table-cell office:value-type="float" office:value="24.8134023109755" calcext:value-type="float">
            <text:p>24.8134023109755</text:p>
          </table:table-cell>
          <table:table-cell office:value-type="float" office:value="10" calcext:value-type="float">
            <text:p>10</text:p>
          </table:table-cell>
          <table:table-cell office:value-type="float" office:value="24.777550942831" calcext:value-type="float">
            <text:p>24.777550942831</text:p>
          </table:table-cell>
          <table:table-cell office:value-type="float" office:value="24.8782196531075" calcext:value-type="float">
            <text:p>24.8782196531075</text:p>
          </table:table-cell>
          <table:table-cell office:value-type="float" office:value="10" calcext:value-type="float">
            <text:p>10</text:p>
          </table:table-cell>
          <table:table-cell office:value-type="float" office:value="24.777550942831" calcext:value-type="float">
            <text:p>24.777550942831</text:p>
          </table:table-cell>
          <table:table-cell office:value-type="float" office:value="24.4830557275581" calcext:value-type="float">
            <text:p>24.4830557275581</text:p>
          </table:table-cell>
          <table:table-cell office:value-type="float" office:value="-0.565349342363446" calcext:value-type="float">
            <text:p>-0.56534934236344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3.1248204616405" calcext:value-type="float">
            <text:p>23.1248204616405</text:p>
          </table:table-cell>
          <table:table-cell office:value-type="float" office:value="23.8341532159548" calcext:value-type="float">
            <text:p>23.8341532159548</text:p>
          </table:table-cell>
          <table:table-cell office:value-type="float" office:value="10" calcext:value-type="float">
            <text:p>10</text:p>
          </table:table-cell>
          <table:table-cell office:value-type="float" office:value="23.1248204616405" calcext:value-type="float">
            <text:p>23.1248204616405</text:p>
          </table:table-cell>
          <table:table-cell office:value-type="float" office:value="23.6917121054511" calcext:value-type="float">
            <text:p>23.6917121054511</text:p>
          </table:table-cell>
          <table:table-cell office:value-type="float" office:value="10" calcext:value-type="float">
            <text:p>10</text:p>
          </table:table-cell>
          <table:table-cell office:value-type="float" office:value="23.1248204616405" calcext:value-type="float">
            <text:p>23.1248204616405</text:p>
          </table:table-cell>
          <table:table-cell office:value-type="float" office:value="23.7745717104256" calcext:value-type="float">
            <text:p>23.7745717104256</text:p>
          </table:table-cell>
          <table:table-cell office:value-type="float" office:value="10" calcext:value-type="float">
            <text:p>10</text:p>
          </table:table-cell>
          <table:table-cell office:value-type="float" office:value="23.1248204616405" calcext:value-type="float">
            <text:p>23.1248204616405</text:p>
          </table:table-cell>
          <table:table-cell office:value-type="float" office:value="24.0894992602292" calcext:value-type="float">
            <text:p>24.0894992602292</text:p>
          </table:table-cell>
          <table:table-cell office:value-type="float" office:value="-1.89023432188819" calcext:value-type="float">
            <text:p>-1.8902343218881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0.8908885498144" calcext:value-type="float">
            <text:p>20.8908885498144</text:p>
          </table:table-cell>
          <table:table-cell office:value-type="float" office:value="24.5992358601425" calcext:value-type="float">
            <text:p>24.5992358601425</text:p>
          </table:table-cell>
          <table:table-cell office:value-type="float" office:value="10" calcext:value-type="float">
            <text:p>10</text:p>
          </table:table-cell>
          <table:table-cell office:value-type="float" office:value="20.8908885498144" calcext:value-type="float">
            <text:p>20.8908885498144</text:p>
          </table:table-cell>
          <table:table-cell office:value-type="float" office:value="23.1578303770767" calcext:value-type="float">
            <text:p>23.1578303770767</text:p>
          </table:table-cell>
          <table:table-cell office:value-type="float" office:value="10" calcext:value-type="float">
            <text:p>10</text:p>
          </table:table-cell>
          <table:table-cell office:value-type="float" office:value="20.8908885498144" calcext:value-type="float">
            <text:p>20.8908885498144</text:p>
          </table:table-cell>
          <table:table-cell office:value-type="float" office:value="24.2397953606663" calcext:value-type="float">
            <text:p>24.2397953606663</text:p>
          </table:table-cell>
          <table:table-cell office:value-type="float" office:value="10" calcext:value-type="float">
            <text:p>10</text:p>
          </table:table-cell>
          <table:table-cell office:value-type="float" office:value="20.8908885498144" calcext:value-type="float">
            <text:p>20.8908885498144</text:p>
          </table:table-cell>
          <table:table-cell office:value-type="float" office:value="24.6764242491373" calcext:value-type="float">
            <text:p>24.6764242491373</text:p>
          </table:table-cell>
          <table:table-cell office:value-type="float" office:value="-3.98230412786008" calcext:value-type="float">
            <text:p>-3.9823041278600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3.997125471198" calcext:value-type="float">
            <text:p>23.997125471198</text:p>
          </table:table-cell>
          <table:table-cell office:value-type="float" office:value="23.9164684144934" calcext:value-type="float">
            <text:p>23.9164684144934</text:p>
          </table:table-cell>
          <table:table-cell office:value-type="float" office:value="10" calcext:value-type="float">
            <text:p>10</text:p>
          </table:table-cell>
          <table:table-cell office:value-type="float" office:value="23.997125471198" calcext:value-type="float">
            <text:p>23.997125471198</text:p>
          </table:table-cell>
          <table:table-cell office:value-type="float" office:value="23.2305497356994" calcext:value-type="float">
            <text:p>23.2305497356994</text:p>
          </table:table-cell>
          <table:table-cell office:value-type="float" office:value="10" calcext:value-type="float">
            <text:p>10</text:p>
          </table:table-cell>
          <table:table-cell office:value-type="float" office:value="23.997125471198" calcext:value-type="float">
            <text:p>23.997125471198</text:p>
          </table:table-cell>
          <table:table-cell office:value-type="float" office:value="23.9672670867136" calcext:value-type="float">
            <text:p>23.9672670867136</text:p>
          </table:table-cell>
          <table:table-cell office:value-type="float" office:value="10" calcext:value-type="float">
            <text:p>10</text:p>
          </table:table-cell>
          <table:table-cell office:value-type="float" office:value="23.997125471198" calcext:value-type="float">
            <text:p>23.997125471198</text:p>
          </table:table-cell>
          <table:table-cell office:value-type="float" office:value="23.9733241414677" calcext:value-type="float">
            <text:p>23.9733241414677</text:p>
          </table:table-cell>
          <table:table-cell office:value-type="float" office:value="-1.29958373882453" calcext:value-type="float">
            <text:p>-1.2995837388245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1.4096258016637" calcext:value-type="float">
            <text:p>21.4096258016637</text:p>
          </table:table-cell>
          <table:table-cell office:value-type="float" office:value="23.9661123920981" calcext:value-type="float">
            <text:p>23.9661123920981</text:p>
          </table:table-cell>
          <table:table-cell office:value-type="float" office:value="10" calcext:value-type="float">
            <text:p>10</text:p>
          </table:table-cell>
          <table:table-cell office:value-type="float" office:value="21.4096258016637" calcext:value-type="float">
            <text:p>21.4096258016637</text:p>
          </table:table-cell>
          <table:table-cell office:value-type="float" office:value="21.9706424021766" calcext:value-type="float">
            <text:p>21.9706424021766</text:p>
          </table:table-cell>
          <table:table-cell office:value-type="float" office:value="10" calcext:value-type="float">
            <text:p>10</text:p>
          </table:table-cell>
          <table:table-cell office:value-type="float" office:value="21.4096258016637" calcext:value-type="float">
            <text:p>21.4096258016637</text:p>
          </table:table-cell>
          <table:table-cell office:value-type="float" office:value="23.4430906952364" calcext:value-type="float">
            <text:p>23.4430906952364</text:p>
          </table:table-cell>
          <table:table-cell office:value-type="float" office:value="10" calcext:value-type="float">
            <text:p>10</text:p>
          </table:table-cell>
          <table:table-cell office:value-type="float" office:value="21.4096258016637" calcext:value-type="float">
            <text:p>21.4096258016637</text:p>
          </table:table-cell>
          <table:table-cell office:value-type="float" office:value="23.9580450448144" calcext:value-type="float">
            <text:p>23.9580450448144</text:p>
          </table:table-cell>
          <table:table-cell office:value-type="float" office:value="-3.47884896528458" calcext:value-type="float">
            <text:p>-3.4788489652845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6.1533112847922" calcext:value-type="float">
            <text:p>26.1533112847922</text:p>
          </table:table-cell>
          <table:table-cell office:value-type="float" office:value="25.4222915190115" calcext:value-type="float">
            <text:p>25.4222915190115</text:p>
          </table:table-cell>
          <table:table-cell office:value-type="float" office:value="10" calcext:value-type="float">
            <text:p>10</text:p>
          </table:table-cell>
          <table:table-cell office:value-type="float" office:value="26.1533112847922" calcext:value-type="float">
            <text:p>26.1533112847922</text:p>
          </table:table-cell>
          <table:table-cell office:value-type="float" office:value="26.6788335724463" calcext:value-type="float">
            <text:p>26.6788335724463</text:p>
          </table:table-cell>
          <table:table-cell office:value-type="float" office:value="10" calcext:value-type="float">
            <text:p>10</text:p>
          </table:table-cell>
          <table:table-cell office:value-type="float" office:value="26.1533112847922" calcext:value-type="float">
            <text:p>26.1533112847922</text:p>
          </table:table-cell>
          <table:table-cell office:value-type="float" office:value="25.3709386969574" calcext:value-type="float">
            <text:p>25.3709386969574</text:p>
          </table:table-cell>
          <table:table-cell office:value-type="float" office:value="10" calcext:value-type="float">
            <text:p>10</text:p>
          </table:table-cell>
          <table:table-cell office:value-type="float" office:value="26.1533112847922" calcext:value-type="float">
            <text:p>26.1533112847922</text:p>
          </table:table-cell>
          <table:table-cell office:value-type="float" office:value="25.1524796371956" calcext:value-type="float">
            <text:p>25.1524796371956</text:p>
          </table:table-cell>
          <table:table-cell office:value-type="float" office:value="1.61319142695261" calcext:value-type="float">
            <text:p>1.6131914269526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3.2976110772786" calcext:value-type="float">
            <text:p>23.2976110772786</text:p>
          </table:table-cell>
          <table:table-cell office:value-type="float" office:value="24.4108184221014" calcext:value-type="float">
            <text:p>24.4108184221014</text:p>
          </table:table-cell>
          <table:table-cell office:value-type="float" office:value="10" calcext:value-type="float">
            <text:p>10</text:p>
          </table:table-cell>
          <table:table-cell office:value-type="float" office:value="23.2976110772786" calcext:value-type="float">
            <text:p>23.2976110772786</text:p>
          </table:table-cell>
          <table:table-cell office:value-type="float" office:value="23.899724288009" calcext:value-type="float">
            <text:p>23.899724288009</text:p>
          </table:table-cell>
          <table:table-cell office:value-type="float" office:value="10" calcext:value-type="float">
            <text:p>10</text:p>
          </table:table-cell>
          <table:table-cell office:value-type="float" office:value="23.2976110772786" calcext:value-type="float">
            <text:p>23.2976110772786</text:p>
          </table:table-cell>
          <table:table-cell office:value-type="float" office:value="23.9788774693924" calcext:value-type="float">
            <text:p>23.9788774693924</text:p>
          </table:table-cell>
          <table:table-cell office:value-type="float" office:value="10" calcext:value-type="float">
            <text:p>10</text:p>
          </table:table-cell>
          <table:table-cell office:value-type="float" office:value="23.2976110772786" calcext:value-type="float">
            <text:p>23.2976110772786</text:p>
          </table:table-cell>
          <table:table-cell office:value-type="float" office:value="24.3075380659762" calcext:value-type="float">
            <text:p>24.3075380659762</text:p>
          </table:table-cell>
          <table:table-cell office:value-type="float" office:value="-1.66699960324267" calcext:value-type="float">
            <text:p>-1.6669996032426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5.2657439967879" calcext:value-type="float">
            <text:p>25.2657439967879</text:p>
          </table:table-cell>
          <table:table-cell office:value-type="float" office:value="23.8342849860691" calcext:value-type="float">
            <text:p>23.8342849860691</text:p>
          </table:table-cell>
          <table:table-cell office:value-type="float" office:value="10" calcext:value-type="float">
            <text:p>10</text:p>
          </table:table-cell>
          <table:table-cell office:value-type="float" office:value="25.2657439967879" calcext:value-type="float">
            <text:p>25.2657439967879</text:p>
          </table:table-cell>
          <table:table-cell office:value-type="float" office:value="23.1339467870887" calcext:value-type="float">
            <text:p>23.1339467870887</text:p>
          </table:table-cell>
          <table:table-cell office:value-type="float" office:value="10" calcext:value-type="float">
            <text:p>10</text:p>
          </table:table-cell>
          <table:table-cell office:value-type="float" office:value="25.2657439967879" calcext:value-type="float">
            <text:p>25.2657439967879</text:p>
          </table:table-cell>
          <table:table-cell office:value-type="float" office:value="23.9941820581299" calcext:value-type="float">
            <text:p>23.9941820581299</text:p>
          </table:table-cell>
          <table:table-cell office:value-type="float" office:value="10" calcext:value-type="float">
            <text:p>10</text:p>
          </table:table-cell>
          <table:table-cell office:value-type="float" office:value="25.2657439967879" calcext:value-type="float">
            <text:p>25.2657439967879</text:p>
          </table:table-cell>
          <table:table-cell office:value-type="float" office:value="24.0976153937713" calcext:value-type="float">
            <text:p>24.0976153937713</text:p>
          </table:table-cell>
          <table:table-cell office:value-type="float" office:value="-0.0644560459157251" calcext:value-type="float">
            <text:p>-0.064456045915725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6.5161318698844" calcext:value-type="float">
            <text:p>26.5161318698844</text:p>
          </table:table-cell>
          <table:table-cell office:value-type="float" office:value="24.6271429045607" calcext:value-type="float">
            <text:p>24.6271429045607</text:p>
          </table:table-cell>
          <table:table-cell office:value-type="float" office:value="10" calcext:value-type="float">
            <text:p>10</text:p>
          </table:table-cell>
          <table:table-cell office:value-type="float" office:value="26.5161318698844" calcext:value-type="float">
            <text:p>26.5161318698844</text:p>
          </table:table-cell>
          <table:table-cell office:value-type="float" office:value="25.0234134263656" calcext:value-type="float">
            <text:p>25.0234134263656</text:p>
          </table:table-cell>
          <table:table-cell office:value-type="float" office:value="10" calcext:value-type="float">
            <text:p>10</text:p>
          </table:table-cell>
          <table:table-cell office:value-type="float" office:value="26.5161318698844" calcext:value-type="float">
            <text:p>26.5161318698844</text:p>
          </table:table-cell>
          <table:table-cell office:value-type="float" office:value="24.2556795295478" calcext:value-type="float">
            <text:p>24.2556795295478</text:p>
          </table:table-cell>
          <table:table-cell office:value-type="float" office:value="10" calcext:value-type="float">
            <text:p>10</text:p>
          </table:table-cell>
          <table:table-cell office:value-type="float" office:value="26.5161318698844" calcext:value-type="float">
            <text:p>26.5161318698844</text:p>
          </table:table-cell>
          <table:table-cell office:value-type="float" office:value="24.6878172871532" calcext:value-type="float">
            <text:p>24.6878172871532</text:p>
          </table:table-cell>
          <table:table-cell office:value-type="float" office:value="1.31097560101385" calcext:value-type="float">
            <text:p>1.3109756010138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3.6102593487957" calcext:value-type="float">
            <text:p>23.6102593487957</text:p>
          </table:table-cell>
          <table:table-cell office:value-type="float" office:value="24.6132046626711" calcext:value-type="float">
            <text:p>24.6132046626711</text:p>
          </table:table-cell>
          <table:table-cell office:value-type="float" office:value="10" calcext:value-type="float">
            <text:p>10</text:p>
          </table:table-cell>
          <table:table-cell office:value-type="float" office:value="23.6102593487957" calcext:value-type="float">
            <text:p>23.6102593487957</text:p>
          </table:table-cell>
          <table:table-cell office:value-type="float" office:value="22.8722889396106" calcext:value-type="float">
            <text:p>22.8722889396106</text:p>
          </table:table-cell>
          <table:table-cell office:value-type="float" office:value="10" calcext:value-type="float">
            <text:p>10</text:p>
          </table:table-cell>
          <table:table-cell office:value-type="float" office:value="23.6102593487957" calcext:value-type="float">
            <text:p>23.6102593487957</text:p>
          </table:table-cell>
          <table:table-cell office:value-type="float" office:value="23.497189894275" calcext:value-type="float">
            <text:p>23.497189894275</text:p>
          </table:table-cell>
          <table:table-cell office:value-type="float" office:value="10" calcext:value-type="float">
            <text:p>10</text:p>
          </table:table-cell>
          <table:table-cell office:value-type="float" office:value="23.6102593487957" calcext:value-type="float">
            <text:p>23.6102593487957</text:p>
          </table:table-cell>
          <table:table-cell office:value-type="float" office:value="24.7711528715552" calcext:value-type="float">
            <text:p>24.7711528715552</text:p>
          </table:table-cell>
          <table:table-cell office:value-type="float" office:value="-1.152793769035" calcext:value-type="float">
            <text:p>-1.15279376903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2.7674011837796" calcext:value-type="float">
            <text:p>22.7674011837796</text:p>
          </table:table-cell>
          <table:table-cell office:value-type="float" office:value="24.5481819061888" calcext:value-type="float">
            <text:p>24.5481819061888</text:p>
          </table:table-cell>
          <table:table-cell office:value-type="float" office:value="10" calcext:value-type="float">
            <text:p>10</text:p>
          </table:table-cell>
          <table:table-cell office:value-type="float" office:value="22.7674011837796" calcext:value-type="float">
            <text:p>22.7674011837796</text:p>
          </table:table-cell>
          <table:table-cell office:value-type="float" office:value="23.1803258347612" calcext:value-type="float">
            <text:p>23.1803258347612</text:p>
          </table:table-cell>
          <table:table-cell office:value-type="float" office:value="10" calcext:value-type="float">
            <text:p>10</text:p>
          </table:table-cell>
          <table:table-cell office:value-type="float" office:value="22.7674011837796" calcext:value-type="float">
            <text:p>22.7674011837796</text:p>
          </table:table-cell>
          <table:table-cell office:value-type="float" office:value="23.8507536145485" calcext:value-type="float">
            <text:p>23.8507536145485</text:p>
          </table:table-cell>
          <table:table-cell office:value-type="float" office:value="10" calcext:value-type="float">
            <text:p>10</text:p>
          </table:table-cell>
          <table:table-cell office:value-type="float" office:value="22.7674011837796" calcext:value-type="float">
            <text:p>22.7674011837796</text:p>
          </table:table-cell>
          <table:table-cell office:value-type="float" office:value="24.6289756877465" calcext:value-type="float">
            <text:p>24.6289756877465</text:p>
          </table:table-cell>
          <table:table-cell office:value-type="float" office:value="-2.19637555888874" calcext:value-type="float">
            <text:p>-2.1963755588887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7.1115120672294" calcext:value-type="float">
            <text:p>27.1115120672294</text:p>
          </table:table-cell>
          <table:table-cell office:value-type="float" office:value="24.4873103318516" calcext:value-type="float">
            <text:p>24.4873103318516</text:p>
          </table:table-cell>
          <table:table-cell office:value-type="float" office:value="10" calcext:value-type="float">
            <text:p>10</text:p>
          </table:table-cell>
          <table:table-cell office:value-type="float" office:value="27.1115120672294" calcext:value-type="float">
            <text:p>27.1115120672294</text:p>
          </table:table-cell>
          <table:table-cell office:value-type="float" office:value="24.4333485833599" calcext:value-type="float">
            <text:p>24.4333485833599</text:p>
          </table:table-cell>
          <table:table-cell office:value-type="float" office:value="10" calcext:value-type="float">
            <text:p>10</text:p>
          </table:table-cell>
          <table:table-cell office:value-type="float" office:value="27.1115120672294" calcext:value-type="float">
            <text:p>27.1115120672294</text:p>
          </table:table-cell>
          <table:table-cell office:value-type="float" office:value="23.6451658683931" calcext:value-type="float">
            <text:p>23.6451658683931</text:p>
          </table:table-cell>
          <table:table-cell office:value-type="float" office:value="10" calcext:value-type="float">
            <text:p>10</text:p>
          </table:table-cell>
          <table:table-cell office:value-type="float" office:value="27.1115120672294" calcext:value-type="float">
            <text:p>27.1115120672294</text:p>
          </table:table-cell>
          <table:table-cell office:value-type="float" office:value="24.4112064349265" calcext:value-type="float">
            <text:p>24.4112064349265</text:p>
          </table:table-cell>
          <table:table-cell office:value-type="float" office:value="2.08677873488234" calcext:value-type="float">
            <text:p>2.0867787348823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2.4688094435333" calcext:value-type="float">
            <text:p>22.4688094435333</text:p>
          </table:table-cell>
          <table:table-cell office:value-type="float" office:value="24.548176453169" calcext:value-type="float">
            <text:p>24.548176453169</text:p>
          </table:table-cell>
          <table:table-cell office:value-type="float" office:value="10" calcext:value-type="float">
            <text:p>10</text:p>
          </table:table-cell>
          <table:table-cell office:value-type="float" office:value="22.4688094435333" calcext:value-type="float">
            <text:p>22.4688094435333</text:p>
          </table:table-cell>
          <table:table-cell office:value-type="float" office:value="22.9438502274189" calcext:value-type="float">
            <text:p>22.9438502274189</text:p>
          </table:table-cell>
          <table:table-cell office:value-type="float" office:value="10" calcext:value-type="float">
            <text:p>10</text:p>
          </table:table-cell>
          <table:table-cell office:value-type="float" office:value="22.4688094435333" calcext:value-type="float">
            <text:p>22.4688094435333</text:p>
          </table:table-cell>
          <table:table-cell office:value-type="float" office:value="24.1350999113947" calcext:value-type="float">
            <text:p>24.1350999113947</text:p>
          </table:table-cell>
          <table:table-cell office:value-type="float" office:value="10" calcext:value-type="float">
            <text:p>10</text:p>
          </table:table-cell>
          <table:table-cell office:value-type="float" office:value="22.4688094435333" calcext:value-type="float">
            <text:p>22.4688094435333</text:p>
          </table:table-cell>
          <table:table-cell office:value-type="float" office:value="24.6196374815902" calcext:value-type="float">
            <text:p>24.6196374815902</text:p>
          </table:table-cell>
          <table:table-cell office:value-type="float" office:value="-2.47029395539671" calcext:value-type="float">
            <text:p>-2.4702939553967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6.2675103989939" calcext:value-type="float">
            <text:p>26.2675103989939</text:p>
          </table:table-cell>
          <table:table-cell office:value-type="float" office:value="24.2163656575781" calcext:value-type="float">
            <text:p>24.2163656575781</text:p>
          </table:table-cell>
          <table:table-cell office:value-type="float" office:value="10" calcext:value-type="float">
            <text:p>10</text:p>
          </table:table-cell>
          <table:table-cell office:value-type="float" office:value="26.2675103989939" calcext:value-type="float">
            <text:p>26.2675103989939</text:p>
          </table:table-cell>
          <table:table-cell office:value-type="float" office:value="24.1589232279613" calcext:value-type="float">
            <text:p>24.1589232279613</text:p>
          </table:table-cell>
          <table:table-cell office:value-type="float" office:value="10" calcext:value-type="float">
            <text:p>10</text:p>
          </table:table-cell>
          <table:table-cell office:value-type="float" office:value="26.2675103989939" calcext:value-type="float">
            <text:p>26.2675103989939</text:p>
          </table:table-cell>
          <table:table-cell office:value-type="float" office:value="23.8538070254863" calcext:value-type="float">
            <text:p>23.8538070254863</text:p>
          </table:table-cell>
          <table:table-cell office:value-type="float" office:value="10" calcext:value-type="float">
            <text:p>10</text:p>
          </table:table-cell>
          <table:table-cell office:value-type="float" office:value="26.2675103989939" calcext:value-type="float">
            <text:p>26.2675103989939</text:p>
          </table:table-cell>
          <table:table-cell office:value-type="float" office:value="24.3189088356576" calcext:value-type="float">
            <text:p>24.3189088356576</text:p>
          </table:table-cell>
          <table:table-cell office:value-type="float" office:value="1.30039115282209" calcext:value-type="float">
            <text:p>1.3003911528220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2.6207225303289" calcext:value-type="float">
            <text:p>22.6207225303289</text:p>
          </table:table-cell>
          <table:table-cell office:value-type="float" office:value="25.8356491921611" calcext:value-type="float">
            <text:p>25.8356491921611</text:p>
          </table:table-cell>
          <table:table-cell office:value-type="float" office:value="10" calcext:value-type="float">
            <text:p>10</text:p>
          </table:table-cell>
          <table:table-cell office:value-type="float" office:value="22.6207225303289" calcext:value-type="float">
            <text:p>22.6207225303289</text:p>
          </table:table-cell>
          <table:table-cell office:value-type="float" office:value="24.3702594247902" calcext:value-type="float">
            <text:p>24.3702594247902</text:p>
          </table:table-cell>
          <table:table-cell office:value-type="float" office:value="10" calcext:value-type="float">
            <text:p>10</text:p>
          </table:table-cell>
          <table:table-cell office:value-type="float" office:value="22.6207225303289" calcext:value-type="float">
            <text:p>22.6207225303289</text:p>
          </table:table-cell>
          <table:table-cell office:value-type="float" office:value="23.7779727775823" calcext:value-type="float">
            <text:p>23.7779727775823</text:p>
          </table:table-cell>
          <table:table-cell office:value-type="float" office:value="10" calcext:value-type="float">
            <text:p>10</text:p>
          </table:table-cell>
          <table:table-cell office:value-type="float" office:value="22.6207225303289" calcext:value-type="float">
            <text:p>22.6207225303289</text:p>
          </table:table-cell>
          <table:table-cell office:value-type="float" office:value="25.4605065181956" calcext:value-type="float">
            <text:p>25.4605065181956</text:p>
          </table:table-cell>
          <table:table-cell office:value-type="float" office:value="-2.29502294904437" calcext:value-type="float">
            <text:p>-2.2950229490443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3.6049696425311" calcext:value-type="float">
            <text:p>23.6049696425311</text:p>
          </table:table-cell>
          <table:table-cell office:value-type="float" office:value="24.6903803888183" calcext:value-type="float">
            <text:p>24.6903803888183</text:p>
          </table:table-cell>
          <table:table-cell office:value-type="float" office:value="10" calcext:value-type="float">
            <text:p>10</text:p>
          </table:table-cell>
          <table:table-cell office:value-type="float" office:value="23.6049696425311" calcext:value-type="float">
            <text:p>23.6049696425311</text:p>
          </table:table-cell>
          <table:table-cell office:value-type="float" office:value="23.1924194711299" calcext:value-type="float">
            <text:p>23.1924194711299</text:p>
          </table:table-cell>
          <table:table-cell office:value-type="float" office:value="10" calcext:value-type="float">
            <text:p>10</text:p>
          </table:table-cell>
          <table:table-cell office:value-type="float" office:value="23.6049696425311" calcext:value-type="float">
            <text:p>23.6049696425311</text:p>
          </table:table-cell>
          <table:table-cell office:value-type="float" office:value="23.600476229249" calcext:value-type="float">
            <text:p>23.600476229249</text:p>
          </table:table-cell>
          <table:table-cell office:value-type="float" office:value="10" calcext:value-type="float">
            <text:p>10</text:p>
          </table:table-cell>
          <table:table-cell office:value-type="float" office:value="23.6049696425311" calcext:value-type="float">
            <text:p>23.6049696425311</text:p>
          </table:table-cell>
          <table:table-cell office:value-type="float" office:value="24.613990559613" calcext:value-type="float">
            <text:p>24.613990559613</text:p>
          </table:table-cell>
          <table:table-cell office:value-type="float" office:value="-1.40600884392348" calcext:value-type="float">
            <text:p>-1.4060088439234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7.3335910845289" calcext:value-type="float">
            <text:p>27.3335910845289</text:p>
          </table:table-cell>
          <table:table-cell office:value-type="float" office:value="23.37033677597" calcext:value-type="float">
            <text:p>23.37033677597</text:p>
          </table:table-cell>
          <table:table-cell office:value-type="float" office:value="10" calcext:value-type="float">
            <text:p>10</text:p>
          </table:table-cell>
          <table:table-cell office:value-type="float" office:value="27.3335910845289" calcext:value-type="float">
            <text:p>27.3335910845289</text:p>
          </table:table-cell>
          <table:table-cell office:value-type="float" office:value="25.5083182527997" calcext:value-type="float">
            <text:p>25.5083182527997</text:p>
          </table:table-cell>
          <table:table-cell office:value-type="float" office:value="10" calcext:value-type="float">
            <text:p>10</text:p>
          </table:table-cell>
          <table:table-cell office:value-type="float" office:value="27.3335910845289" calcext:value-type="float">
            <text:p>27.3335910845289</text:p>
          </table:table-cell>
          <table:table-cell office:value-type="float" office:value="25.4739185651967" calcext:value-type="float">
            <text:p>25.4739185651967</text:p>
          </table:table-cell>
          <table:table-cell office:value-type="float" office:value="10" calcext:value-type="float">
            <text:p>10</text:p>
          </table:table-cell>
          <table:table-cell office:value-type="float" office:value="27.3335910845289" calcext:value-type="float">
            <text:p>27.3335910845289</text:p>
          </table:table-cell>
          <table:table-cell office:value-type="float" office:value="23.5758168799875" calcext:value-type="float">
            <text:p>23.5758168799875</text:p>
          </table:table-cell>
          <table:table-cell office:value-type="float" office:value="2.27879534596613" calcext:value-type="float">
            <text:p>2.2787953459661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1.6431958980373" calcext:value-type="float">
            <text:p>21.6431958980373</text:p>
          </table:table-cell>
          <table:table-cell office:value-type="float" office:value="23.6783233445165" calcext:value-type="float">
            <text:p>23.6783233445165</text:p>
          </table:table-cell>
          <table:table-cell office:value-type="float" office:value="10" calcext:value-type="float">
            <text:p>10</text:p>
          </table:table-cell>
          <table:table-cell office:value-type="float" office:value="21.6431958980373" calcext:value-type="float">
            <text:p>21.6431958980373</text:p>
          </table:table-cell>
          <table:table-cell office:value-type="float" office:value="21.7772190985062" calcext:value-type="float">
            <text:p>21.7772190985062</text:p>
          </table:table-cell>
          <table:table-cell office:value-type="float" office:value="10" calcext:value-type="float">
            <text:p>10</text:p>
          </table:table-cell>
          <table:table-cell office:value-type="float" office:value="21.6431958980373" calcext:value-type="float">
            <text:p>21.6431958980373</text:p>
          </table:table-cell>
          <table:table-cell office:value-type="float" office:value="23.2509144125835" calcext:value-type="float">
            <text:p>23.2509144125835</text:p>
          </table:table-cell>
          <table:table-cell office:value-type="float" office:value="10" calcext:value-type="float">
            <text:p>10</text:p>
          </table:table-cell>
          <table:table-cell office:value-type="float" office:value="21.6431958980373" calcext:value-type="float">
            <text:p>21.6431958980373</text:p>
          </table:table-cell>
          <table:table-cell office:value-type="float" office:value="23.9231393487081" calcext:value-type="float">
            <text:p>23.9231393487081</text:p>
          </table:table-cell>
          <table:table-cell office:value-type="float" office:value="-3.40144248613911" calcext:value-type="float">
            <text:p>-3.4014424861391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8.3972990592342" calcext:value-type="float">
            <text:p>28.3972990592342</text:p>
          </table:table-cell>
          <table:table-cell office:value-type="float" office:value="25.5512458634875" calcext:value-type="float">
            <text:p>25.5512458634875</text:p>
          </table:table-cell>
          <table:table-cell office:value-type="float" office:value="10" calcext:value-type="float">
            <text:p>10</text:p>
          </table:table-cell>
          <table:table-cell office:value-type="float" office:value="28.3972990592342" calcext:value-type="float">
            <text:p>28.3972990592342</text:p>
          </table:table-cell>
          <table:table-cell office:value-type="float" office:value="26.6393370447002" calcext:value-type="float">
            <text:p>26.6393370447002</text:p>
          </table:table-cell>
          <table:table-cell office:value-type="float" office:value="10" calcext:value-type="float">
            <text:p>10</text:p>
          </table:table-cell>
          <table:table-cell office:value-type="float" office:value="28.3972990592342" calcext:value-type="float">
            <text:p>28.3972990592342</text:p>
          </table:table-cell>
          <table:table-cell office:value-type="float" office:value="24.6495244919046" calcext:value-type="float">
            <text:p>24.6495244919046</text:p>
          </table:table-cell>
          <table:table-cell office:value-type="float" office:value="10" calcext:value-type="float">
            <text:p>10</text:p>
          </table:table-cell>
          <table:table-cell office:value-type="float" office:value="28.3972990592342" calcext:value-type="float">
            <text:p>28.3972990592342</text:p>
          </table:table-cell>
          <table:table-cell office:value-type="float" office:value="25.189646855328" calcext:value-type="float">
            <text:p>25.189646855328</text:p>
          </table:table-cell>
          <table:table-cell office:value-type="float" office:value="3.50970301969211" calcext:value-type="float">
            <text:p>3.5097030196921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8.0506811938327" calcext:value-type="float">
            <text:p>18.0506811938327</text:p>
          </table:table-cell>
          <table:table-cell office:value-type="float" office:value="23.2607088610215" calcext:value-type="float">
            <text:p>23.2607088610215</text:p>
          </table:table-cell>
          <table:table-cell office:value-type="float" office:value="10" calcext:value-type="float">
            <text:p>10</text:p>
          </table:table-cell>
          <table:table-cell office:value-type="float" office:value="18.0506811938327" calcext:value-type="float">
            <text:p>18.0506811938327</text:p>
          </table:table-cell>
          <table:table-cell office:value-type="float" office:value="21.3331944515424" calcext:value-type="float">
            <text:p>21.3331944515424</text:p>
          </table:table-cell>
          <table:table-cell office:value-type="float" office:value="10" calcext:value-type="float">
            <text:p>10</text:p>
          </table:table-cell>
          <table:table-cell office:value-type="float" office:value="18.0506811938327" calcext:value-type="float">
            <text:p>18.0506811938327</text:p>
          </table:table-cell>
          <table:table-cell office:value-type="float" office:value="23.2619614312058" calcext:value-type="float">
            <text:p>23.2619614312058</text:p>
          </table:table-cell>
          <table:table-cell office:value-type="float" office:value="10" calcext:value-type="float">
            <text:p>10</text:p>
          </table:table-cell>
          <table:table-cell office:value-type="float" office:value="18.0506811938327" calcext:value-type="float">
            <text:p>18.0506811938327</text:p>
          </table:table-cell>
          <table:table-cell office:value-type="float" office:value="23.6769438899586" calcext:value-type="float">
            <text:p>23.6769438899586</text:p>
          </table:table-cell>
          <table:table-cell office:value-type="float" office:value="-7.00818014991893" calcext:value-type="float">
            <text:p>-7.0081801499189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2.9715843505709" calcext:value-type="float">
            <text:p>22.9715843505709</text:p>
          </table:table-cell>
          <table:table-cell office:value-type="float" office:value="23.8566508437771" calcext:value-type="float">
            <text:p>23.8566508437771</text:p>
          </table:table-cell>
          <table:table-cell office:value-type="float" office:value="10" calcext:value-type="float">
            <text:p>10</text:p>
          </table:table-cell>
          <table:table-cell office:value-type="float" office:value="22.9715843505709" calcext:value-type="float">
            <text:p>22.9715843505709</text:p>
          </table:table-cell>
          <table:table-cell office:value-type="float" office:value="23.2570291360224" calcext:value-type="float">
            <text:p>23.2570291360224</text:p>
          </table:table-cell>
          <table:table-cell office:value-type="float" office:value="10" calcext:value-type="float">
            <text:p>10</text:p>
          </table:table-cell>
          <table:table-cell office:value-type="float" office:value="22.9715843505709" calcext:value-type="float">
            <text:p>22.9715843505709</text:p>
          </table:table-cell>
          <table:table-cell office:value-type="float" office:value="24.1703067988317" calcext:value-type="float">
            <text:p>24.1703067988317</text:p>
          </table:table-cell>
          <table:table-cell office:value-type="float" office:value="10" calcext:value-type="float">
            <text:p>10</text:p>
          </table:table-cell>
          <table:table-cell office:value-type="float" office:value="22.9715843505709" calcext:value-type="float">
            <text:p>22.9715843505709</text:p>
          </table:table-cell>
          <table:table-cell office:value-type="float" office:value="24.0917341297259" calcext:value-type="float">
            <text:p>24.0917341297259</text:p>
          </table:table-cell>
          <table:table-cell office:value-type="float" office:value="-1.87149733252611" calcext:value-type="float">
            <text:p>-1.8714973325261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7.3958540434304" calcext:value-type="float">
            <text:p>27.3958540434304</text:p>
          </table:table-cell>
          <table:table-cell office:value-type="float" office:value="24.3246594283609" calcext:value-type="float">
            <text:p>24.3246594283609</text:p>
          </table:table-cell>
          <table:table-cell office:value-type="float" office:value="10" calcext:value-type="float">
            <text:p>10</text:p>
          </table:table-cell>
          <table:table-cell office:value-type="float" office:value="27.3958540434304" calcext:value-type="float">
            <text:p>27.3958540434304</text:p>
          </table:table-cell>
          <table:table-cell office:value-type="float" office:value="25.8168093785131" calcext:value-type="float">
            <text:p>25.8168093785131</text:p>
          </table:table-cell>
          <table:table-cell office:value-type="float" office:value="10" calcext:value-type="float">
            <text:p>10</text:p>
          </table:table-cell>
          <table:table-cell office:value-type="float" office:value="27.3958540434304" calcext:value-type="float">
            <text:p>27.3958540434304</text:p>
          </table:table-cell>
          <table:table-cell office:value-type="float" office:value="24.8588825542537" calcext:value-type="float">
            <text:p>24.8588825542537</text:p>
          </table:table-cell>
          <table:table-cell office:value-type="float" office:value="10" calcext:value-type="float">
            <text:p>10</text:p>
          </table:table-cell>
          <table:table-cell office:value-type="float" office:value="27.3958540434304" calcext:value-type="float">
            <text:p>27.3958540434304</text:p>
          </table:table-cell>
          <table:table-cell office:value-type="float" office:value="24.5243875728513" calcext:value-type="float">
            <text:p>24.5243875728513</text:p>
          </table:table-cell>
          <table:table-cell office:value-type="float" office:value="2.04709796531798" calcext:value-type="float">
            <text:p>2.0470979653179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2.6856785976857" calcext:value-type="float">
            <text:p>22.6856785976857</text:p>
          </table:table-cell>
          <table:table-cell office:value-type="float" office:value="23.3472186166045" calcext:value-type="float">
            <text:p>23.3472186166045</text:p>
          </table:table-cell>
          <table:table-cell office:value-type="float" office:value="10" calcext:value-type="float">
            <text:p>10</text:p>
          </table:table-cell>
          <table:table-cell office:value-type="float" office:value="22.6856785976857" calcext:value-type="float">
            <text:p>22.6856785976857</text:p>
          </table:table-cell>
          <table:table-cell office:value-type="float" office:value="23.4536102862943" calcext:value-type="float">
            <text:p>23.4536102862943</text:p>
          </table:table-cell>
          <table:table-cell office:value-type="float" office:value="10" calcext:value-type="float">
            <text:p>10</text:p>
          </table:table-cell>
          <table:table-cell office:value-type="float" office:value="22.6856785976857" calcext:value-type="float">
            <text:p>22.6856785976857</text:p>
          </table:table-cell>
          <table:table-cell office:value-type="float" office:value="24.5004170323955" calcext:value-type="float">
            <text:p>24.5004170323955</text:p>
          </table:table-cell>
          <table:table-cell office:value-type="float" office:value="10" calcext:value-type="float">
            <text:p>10</text:p>
          </table:table-cell>
          <table:table-cell office:value-type="float" office:value="22.6856785976857" calcext:value-type="float">
            <text:p>22.6856785976857</text:p>
          </table:table-cell>
          <table:table-cell office:value-type="float" office:value="23.5537589759985" calcext:value-type="float">
            <text:p>23.5537589759985</text:p>
          </table:table-cell>
          <table:table-cell office:value-type="float" office:value="-1.87380660054296" calcext:value-type="float">
            <text:p>-1.8738066005429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2.5660026238697" calcext:value-type="float">
            <text:p>22.5660026238697</text:p>
          </table:table-cell>
          <table:table-cell office:value-type="float" office:value="24.3518954524311" calcext:value-type="float">
            <text:p>24.3518954524311</text:p>
          </table:table-cell>
          <table:table-cell office:value-type="float" office:value="10" calcext:value-type="float">
            <text:p>10</text:p>
          </table:table-cell>
          <table:table-cell office:value-type="float" office:value="22.5660026238697" calcext:value-type="float">
            <text:p>22.5660026238697</text:p>
          </table:table-cell>
          <table:table-cell office:value-type="float" office:value="23.7940520248874" calcext:value-type="float">
            <text:p>23.7940520248874</text:p>
          </table:table-cell>
          <table:table-cell office:value-type="float" office:value="10" calcext:value-type="float">
            <text:p>10</text:p>
          </table:table-cell>
          <table:table-cell office:value-type="float" office:value="22.5660026238697" calcext:value-type="float">
            <text:p>22.5660026238697</text:p>
          </table:table-cell>
          <table:table-cell office:value-type="float" office:value="23.4271101608524" calcext:value-type="float">
            <text:p>23.4271101608524</text:p>
          </table:table-cell>
          <table:table-cell office:value-type="float" office:value="10" calcext:value-type="float">
            <text:p>10</text:p>
          </table:table-cell>
          <table:table-cell office:value-type="float" office:value="22.5660026238697" calcext:value-type="float">
            <text:p>22.5660026238697</text:p>
          </table:table-cell>
          <table:table-cell office:value-type="float" office:value="24.2995649958705" calcext:value-type="float">
            <text:p>24.2995649958705</text:p>
          </table:table-cell>
          <table:table-cell office:value-type="float" office:value="-2.28790214374909" calcext:value-type="float">
            <text:p>-2.2879021437490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3.7396805559293" calcext:value-type="float">
            <text:p>23.7396805559293</text:p>
          </table:table-cell>
          <table:table-cell office:value-type="float" office:value="21.7828692277199" calcext:value-type="float">
            <text:p>21.7828692277199</text:p>
          </table:table-cell>
          <table:table-cell office:value-type="float" office:value="10" calcext:value-type="float">
            <text:p>10</text:p>
          </table:table-cell>
          <table:table-cell office:value-type="float" office:value="23.7396805559293" calcext:value-type="float">
            <text:p>23.7396805559293</text:p>
          </table:table-cell>
          <table:table-cell office:value-type="float" office:value="22.5104399752377" calcext:value-type="float">
            <text:p>22.5104399752377</text:p>
          </table:table-cell>
          <table:table-cell office:value-type="float" office:value="10" calcext:value-type="float">
            <text:p>10</text:p>
          </table:table-cell>
          <table:table-cell office:value-type="float" office:value="23.7396805559293" calcext:value-type="float">
            <text:p>23.7396805559293</text:p>
          </table:table-cell>
          <table:table-cell office:value-type="float" office:value="24.7745477450663" calcext:value-type="float">
            <text:p>24.7745477450663</text:p>
          </table:table-cell>
          <table:table-cell office:value-type="float" office:value="10" calcext:value-type="float">
            <text:p>10</text:p>
          </table:table-cell>
          <table:table-cell office:value-type="float" office:value="23.7396805559293" calcext:value-type="float">
            <text:p>23.7396805559293</text:p>
          </table:table-cell>
          <table:table-cell office:value-type="float" office:value="22.545707387599" calcext:value-type="float">
            <text:p>22.545707387599</text:p>
          </table:table-cell>
          <table:table-cell office:value-type="float" office:value="-1.2066730926368" calcext:value-type="float">
            <text:p>-1.206673092636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4.3466394156104" calcext:value-type="float">
            <text:p>24.3466394156104</text:p>
          </table:table-cell>
          <table:table-cell office:value-type="float" office:value="25.3139570851681" calcext:value-type="float">
            <text:p>25.3139570851681</text:p>
          </table:table-cell>
          <table:table-cell office:value-type="float" office:value="10" calcext:value-type="float">
            <text:p>10</text:p>
          </table:table-cell>
          <table:table-cell office:value-type="float" office:value="24.3466394156104" calcext:value-type="float">
            <text:p>24.3466394156104</text:p>
          </table:table-cell>
          <table:table-cell office:value-type="float" office:value="24.8533453122696" calcext:value-type="float">
            <text:p>24.8533453122696</text:p>
          </table:table-cell>
          <table:table-cell office:value-type="float" office:value="10" calcext:value-type="float">
            <text:p>10</text:p>
          </table:table-cell>
          <table:table-cell office:value-type="float" office:value="24.3466394156104" calcext:value-type="float">
            <text:p>24.3466394156104</text:p>
          </table:table-cell>
          <table:table-cell office:value-type="float" office:value="24.8553829618415" calcext:value-type="float">
            <text:p>24.8553829618415</text:p>
          </table:table-cell>
          <table:table-cell office:value-type="float" office:value="10" calcext:value-type="float">
            <text:p>10</text:p>
          </table:table-cell>
          <table:table-cell office:value-type="float" office:value="24.3466394156104" calcext:value-type="float">
            <text:p>24.3466394156104</text:p>
          </table:table-cell>
          <table:table-cell office:value-type="float" office:value="25.0817728631675" calcext:value-type="float">
            <text:p>25.0817728631675</text:p>
          </table:table-cell>
          <table:table-cell office:value-type="float" office:value="-0.885712516510672" calcext:value-type="float">
            <text:p>-0.88571251651067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1.4070378224095" calcext:value-type="float">
            <text:p>31.4070378224095</text:p>
          </table:table-cell>
          <table:table-cell office:value-type="float" office:value="25.2579013905823" calcext:value-type="float">
            <text:p>25.2579013905823</text:p>
          </table:table-cell>
          <table:table-cell office:value-type="float" office:value="10" calcext:value-type="float">
            <text:p>10</text:p>
          </table:table-cell>
          <table:table-cell office:value-type="float" office:value="31.4070378224095" calcext:value-type="float">
            <text:p>31.4070378224095</text:p>
          </table:table-cell>
          <table:table-cell office:value-type="float" office:value="27.8474074243305" calcext:value-type="float">
            <text:p>27.8474074243305</text:p>
          </table:table-cell>
          <table:table-cell office:value-type="float" office:value="10" calcext:value-type="float">
            <text:p>10</text:p>
          </table:table-cell>
          <table:table-cell office:value-type="float" office:value="31.4070378224095" calcext:value-type="float">
            <text:p>31.4070378224095</text:p>
          </table:table-cell>
          <table:table-cell office:value-type="float" office:value="25.8885921173532" calcext:value-type="float">
            <text:p>25.8885921173532</text:p>
          </table:table-cell>
          <table:table-cell office:value-type="float" office:value="10" calcext:value-type="float">
            <text:p>10</text:p>
          </table:table-cell>
          <table:table-cell office:value-type="float" office:value="31.4070378224095" calcext:value-type="float">
            <text:p>31.4070378224095</text:p>
          </table:table-cell>
          <table:table-cell office:value-type="float" office:value="24.9944463298396" calcext:value-type="float">
            <text:p>24.9944463298396</text:p>
          </table:table-cell>
          <table:table-cell office:value-type="float" office:value="6.41141821046053" calcext:value-type="float">
            <text:p>6.4114182104605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3.6761628161128" calcext:value-type="float">
            <text:p>23.6761628161128</text:p>
          </table:table-cell>
          <table:table-cell office:value-type="float" office:value="23.1374686221259" calcext:value-type="float">
            <text:p>23.1374686221259</text:p>
          </table:table-cell>
          <table:table-cell office:value-type="float" office:value="10" calcext:value-type="float">
            <text:p>10</text:p>
          </table:table-cell>
          <table:table-cell office:value-type="float" office:value="23.6761628161128" calcext:value-type="float">
            <text:p>23.6761628161128</text:p>
          </table:table-cell>
          <table:table-cell office:value-type="float" office:value="23.403446906493" calcext:value-type="float">
            <text:p>23.403446906493</text:p>
          </table:table-cell>
          <table:table-cell office:value-type="float" office:value="10" calcext:value-type="float">
            <text:p>10</text:p>
          </table:table-cell>
          <table:table-cell office:value-type="float" office:value="23.6761628161128" calcext:value-type="float">
            <text:p>23.6761628161128</text:p>
          </table:table-cell>
          <table:table-cell office:value-type="float" office:value="24.8667717826626" calcext:value-type="float">
            <text:p>24.8667717826626</text:p>
          </table:table-cell>
          <table:table-cell office:value-type="float" office:value="10" calcext:value-type="float">
            <text:p>10</text:p>
          </table:table-cell>
          <table:table-cell office:value-type="float" office:value="23.6761628161128" calcext:value-type="float">
            <text:p>23.6761628161128</text:p>
          </table:table-cell>
          <table:table-cell office:value-type="float" office:value="23.5634714956004" calcext:value-type="float">
            <text:p>23.5634714956004</text:p>
          </table:table-cell>
          <table:table-cell office:value-type="float" office:value="-1.28761847096464" calcext:value-type="float">
            <text:p>-1.2876184709646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1.3592115039409" calcext:value-type="float">
            <text:p>31.3592115039409</text:p>
          </table:table-cell>
          <table:table-cell office:value-type="float" office:value="24.1833843530249" calcext:value-type="float">
            <text:p>24.1833843530249</text:p>
          </table:table-cell>
          <table:table-cell office:value-type="float" office:value="10" calcext:value-type="float">
            <text:p>10</text:p>
          </table:table-cell>
          <table:table-cell office:value-type="float" office:value="31.3592115039409" calcext:value-type="float">
            <text:p>31.3592115039409</text:p>
          </table:table-cell>
          <table:table-cell office:value-type="float" office:value="27.6903898944907" calcext:value-type="float">
            <text:p>27.6903898944907</text:p>
          </table:table-cell>
          <table:table-cell office:value-type="float" office:value="10" calcext:value-type="float">
            <text:p>10</text:p>
          </table:table-cell>
          <table:table-cell office:value-type="float" office:value="31.3592115039409" calcext:value-type="float">
            <text:p>31.3592115039409</text:p>
          </table:table-cell>
          <table:table-cell office:value-type="float" office:value="26.5121594159912" calcext:value-type="float">
            <text:p>26.5121594159912</text:p>
          </table:table-cell>
          <table:table-cell office:value-type="float" office:value="10" calcext:value-type="float">
            <text:p>10</text:p>
          </table:table-cell>
          <table:table-cell office:value-type="float" office:value="31.3592115039409" calcext:value-type="float">
            <text:p>31.3592115039409</text:p>
          </table:table-cell>
          <table:table-cell office:value-type="float" office:value="24.3219101297094" calcext:value-type="float">
            <text:p>24.3219101297094</text:p>
          </table:table-cell>
          <table:table-cell office:value-type="float" office:value="6.14108906804523" calcext:value-type="float">
            <text:p>6.1410890680452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3.2240790303433" calcext:value-type="float">
            <text:p>23.2240790303433</text:p>
          </table:table-cell>
          <table:table-cell office:value-type="float" office:value="23.6700104336257" calcext:value-type="float">
            <text:p>23.6700104336257</text:p>
          </table:table-cell>
          <table:table-cell office:value-type="float" office:value="10" calcext:value-type="float">
            <text:p>10</text:p>
          </table:table-cell>
          <table:table-cell office:value-type="float" office:value="23.2240790303433" calcext:value-type="float">
            <text:p>23.2240790303433</text:p>
          </table:table-cell>
          <table:table-cell office:value-type="float" office:value="22.6686161541037" calcext:value-type="float">
            <text:p>22.6686161541037</text:p>
          </table:table-cell>
          <table:table-cell office:value-type="float" office:value="10" calcext:value-type="float">
            <text:p>10</text:p>
          </table:table-cell>
          <table:table-cell office:value-type="float" office:value="23.2240790303433" calcext:value-type="float">
            <text:p>23.2240790303433</text:p>
          </table:table-cell>
          <table:table-cell office:value-type="float" office:value="23.8781797140773" calcext:value-type="float">
            <text:p>23.8781797140773</text:p>
          </table:table-cell>
          <table:table-cell office:value-type="float" office:value="10" calcext:value-type="float">
            <text:p>10</text:p>
          </table:table-cell>
          <table:table-cell office:value-type="float" office:value="23.2240790303433" calcext:value-type="float">
            <text:p>23.2240790303433</text:p>
          </table:table-cell>
          <table:table-cell office:value-type="float" office:value="23.9464423619551" calcext:value-type="float">
            <text:p>23.9464423619551</text:p>
          </table:table-cell>
          <table:table-cell office:value-type="float" office:value="-1.98518447867885" calcext:value-type="float">
            <text:p>-1.9851844786788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3.053769389286" calcext:value-type="float">
            <text:p>23.053769389286</text:p>
          </table:table-cell>
          <table:table-cell office:value-type="float" office:value="24.9854583558014" calcext:value-type="float">
            <text:p>24.9854583558014</text:p>
          </table:table-cell>
          <table:table-cell office:value-type="float" office:value="10" calcext:value-type="float">
            <text:p>10</text:p>
          </table:table-cell>
          <table:table-cell office:value-type="float" office:value="23.053769389286" calcext:value-type="float">
            <text:p>23.053769389286</text:p>
          </table:table-cell>
          <table:table-cell office:value-type="float" office:value="23.846199156467" calcext:value-type="float">
            <text:p>23.846199156467</text:p>
          </table:table-cell>
          <table:table-cell office:value-type="float" office:value="10" calcext:value-type="float">
            <text:p>10</text:p>
          </table:table-cell>
          <table:table-cell office:value-type="float" office:value="23.053769389286" calcext:value-type="float">
            <text:p>23.053769389286</text:p>
          </table:table-cell>
          <table:table-cell office:value-type="float" office:value="24.2883466291419" calcext:value-type="float">
            <text:p>24.2883466291419</text:p>
          </table:table-cell>
          <table:table-cell office:value-type="float" office:value="10" calcext:value-type="float">
            <text:p>10</text:p>
          </table:table-cell>
          <table:table-cell office:value-type="float" office:value="23.053769389286" calcext:value-type="float">
            <text:p>23.053769389286</text:p>
          </table:table-cell>
          <table:table-cell office:value-type="float" office:value="24.9161051640701" calcext:value-type="float">
            <text:p>24.9161051640701</text:p>
          </table:table-cell>
          <table:table-cell office:value-type="float" office:value="-2.16708090055304" calcext:value-type="float">
            <text:p>-2.1670809005530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1.3761066956775" calcext:value-type="float">
            <text:p>21.3761066956775</text:p>
          </table:table-cell>
          <table:table-cell office:value-type="float" office:value="24.7478637688538" calcext:value-type="float">
            <text:p>24.7478637688538</text:p>
          </table:table-cell>
          <table:table-cell office:value-type="float" office:value="10" calcext:value-type="float">
            <text:p>10</text:p>
          </table:table-cell>
          <table:table-cell office:value-type="float" office:value="21.3761066956775" calcext:value-type="float">
            <text:p>21.3761066956775</text:p>
          </table:table-cell>
          <table:table-cell office:value-type="float" office:value="22.8853571499128" calcext:value-type="float">
            <text:p>22.8853571499128</text:p>
          </table:table-cell>
          <table:table-cell office:value-type="float" office:value="10" calcext:value-type="float">
            <text:p>10</text:p>
          </table:table-cell>
          <table:table-cell office:value-type="float" office:value="21.3761066956775" calcext:value-type="float">
            <text:p>21.3761066956775</text:p>
          </table:table-cell>
          <table:table-cell office:value-type="float" office:value="23.7561176398674" calcext:value-type="float">
            <text:p>23.7561176398674</text:p>
          </table:table-cell>
          <table:table-cell office:value-type="float" office:value="10" calcext:value-type="float">
            <text:p>10</text:p>
          </table:table-cell>
          <table:table-cell office:value-type="float" office:value="21.3761066956775" calcext:value-type="float">
            <text:p>21.3761066956775</text:p>
          </table:table-cell>
          <table:table-cell office:value-type="float" office:value="24.759939243821" calcext:value-type="float">
            <text:p>24.759939243821</text:p>
          </table:table-cell>
          <table:table-cell office:value-type="float" office:value="-3.71132691650206" calcext:value-type="float">
            <text:p>-3.7113269165020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0.7819102590461" calcext:value-type="float">
            <text:p>20.7819102590461</text:p>
          </table:table-cell>
          <table:table-cell office:value-type="float" office:value="24.6644437671555" calcext:value-type="float">
            <text:p>24.6644437671555</text:p>
          </table:table-cell>
          <table:table-cell office:value-type="float" office:value="10" calcext:value-type="float">
            <text:p>10</text:p>
          </table:table-cell>
          <table:table-cell office:value-type="float" office:value="20.7819102590461" calcext:value-type="float">
            <text:p>20.7819102590461</text:p>
          </table:table-cell>
          <table:table-cell office:value-type="float" office:value="23.1490966150206" calcext:value-type="float">
            <text:p>23.1490966150206</text:p>
          </table:table-cell>
          <table:table-cell office:value-type="float" office:value="10" calcext:value-type="float">
            <text:p>10</text:p>
          </table:table-cell>
          <table:table-cell office:value-type="float" office:value="20.7819102590461" calcext:value-type="float">
            <text:p>20.7819102590461</text:p>
          </table:table-cell>
          <table:table-cell office:value-type="float" office:value="23.5558214247362" calcext:value-type="float">
            <text:p>23.5558214247362</text:p>
          </table:table-cell>
          <table:table-cell office:value-type="float" office:value="10" calcext:value-type="float">
            <text:p>10</text:p>
          </table:table-cell>
          <table:table-cell office:value-type="float" office:value="20.7819102590461" calcext:value-type="float">
            <text:p>20.7819102590461</text:p>
          </table:table-cell>
          <table:table-cell office:value-type="float" office:value="24.7632778203896" calcext:value-type="float">
            <text:p>24.7632778203896</text:p>
          </table:table-cell>
          <table:table-cell office:value-type="float" office:value="-4.57323023327655" calcext:value-type="float">
            <text:p>-4.5732302332765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4.6106225645057" calcext:value-type="float">
            <text:p>24.6106225645057</text:p>
          </table:table-cell>
          <table:table-cell office:value-type="float" office:value="24.8150097387433" calcext:value-type="float">
            <text:p>24.8150097387433</text:p>
          </table:table-cell>
          <table:table-cell office:value-type="float" office:value="10" calcext:value-type="float">
            <text:p>10</text:p>
          </table:table-cell>
          <table:table-cell office:value-type="float" office:value="24.6106225645057" calcext:value-type="float">
            <text:p>24.6106225645057</text:p>
          </table:table-cell>
          <table:table-cell office:value-type="float" office:value="24.8857654800798" calcext:value-type="float">
            <text:p>24.8857654800798</text:p>
          </table:table-cell>
          <table:table-cell office:value-type="float" office:value="10" calcext:value-type="float">
            <text:p>10</text:p>
          </table:table-cell>
          <table:table-cell office:value-type="float" office:value="24.6106225645057" calcext:value-type="float">
            <text:p>24.6106225645057</text:p>
          </table:table-cell>
          <table:table-cell office:value-type="float" office:value="24.386681315097" calcext:value-type="float">
            <text:p>24.386681315097</text:p>
          </table:table-cell>
          <table:table-cell office:value-type="float" office:value="10" calcext:value-type="float">
            <text:p>10</text:p>
          </table:table-cell>
          <table:table-cell office:value-type="float" office:value="24.6106225645057" calcext:value-type="float">
            <text:p>24.6106225645057</text:p>
          </table:table-cell>
          <table:table-cell office:value-type="float" office:value="24.706045879622" calcext:value-type="float">
            <text:p>24.706045879622</text:p>
          </table:table-cell>
          <table:table-cell office:value-type="float" office:value="-0.30394313685834" calcext:value-type="float">
            <text:p>-0.3039431368583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7.5705373148016" calcext:value-type="float">
            <text:p>27.5705373148016</text:p>
          </table:table-cell>
          <table:table-cell office:value-type="float" office:value="25.2456257768345" calcext:value-type="float">
            <text:p>25.2456257768345</text:p>
          </table:table-cell>
          <table:table-cell office:value-type="float" office:value="10" calcext:value-type="float">
            <text:p>10</text:p>
          </table:table-cell>
          <table:table-cell office:value-type="float" office:value="27.5705373148016" calcext:value-type="float">
            <text:p>27.5705373148016</text:p>
          </table:table-cell>
          <table:table-cell office:value-type="float" office:value="27.5372109071755" calcext:value-type="float">
            <text:p>27.5372109071755</text:p>
          </table:table-cell>
          <table:table-cell office:value-type="float" office:value="10" calcext:value-type="float">
            <text:p>10</text:p>
          </table:table-cell>
          <table:table-cell office:value-type="float" office:value="27.5705373148016" calcext:value-type="float">
            <text:p>27.5705373148016</text:p>
          </table:table-cell>
          <table:table-cell office:value-type="float" office:value="25.9372678230655" calcext:value-type="float">
            <text:p>25.9372678230655</text:p>
          </table:table-cell>
          <table:table-cell office:value-type="float" office:value="10" calcext:value-type="float">
            <text:p>10</text:p>
          </table:table-cell>
          <table:table-cell office:value-type="float" office:value="27.5705373148016" calcext:value-type="float">
            <text:p>27.5705373148016</text:p>
          </table:table-cell>
          <table:table-cell office:value-type="float" office:value="24.9061245996107" calcext:value-type="float">
            <text:p>24.9061245996107</text:p>
          </table:table-cell>
          <table:table-cell office:value-type="float" office:value="2.61260511307686" calcext:value-type="float">
            <text:p>2.6126051130768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4.2147904706834" calcext:value-type="float">
            <text:p>24.2147904706834</text:p>
          </table:table-cell>
          <table:table-cell office:value-type="float" office:value="24.8234441996473" calcext:value-type="float">
            <text:p>24.8234441996473</text:p>
          </table:table-cell>
          <table:table-cell office:value-type="float" office:value="10" calcext:value-type="float">
            <text:p>10</text:p>
          </table:table-cell>
          <table:table-cell office:value-type="float" office:value="24.2147904706834" calcext:value-type="float">
            <text:p>24.2147904706834</text:p>
          </table:table-cell>
          <table:table-cell office:value-type="float" office:value="24.1724461865181" calcext:value-type="float">
            <text:p>24.1724461865181</text:p>
          </table:table-cell>
          <table:table-cell office:value-type="float" office:value="10" calcext:value-type="float">
            <text:p>10</text:p>
          </table:table-cell>
          <table:table-cell office:value-type="float" office:value="24.2147904706834" calcext:value-type="float">
            <text:p>24.2147904706834</text:p>
          </table:table-cell>
          <table:table-cell office:value-type="float" office:value="24.6530504345657" calcext:value-type="float">
            <text:p>24.6530504345657</text:p>
          </table:table-cell>
          <table:table-cell office:value-type="float" office:value="10" calcext:value-type="float">
            <text:p>10</text:p>
          </table:table-cell>
          <table:table-cell office:value-type="float" office:value="24.2147904706834" calcext:value-type="float">
            <text:p>24.2147904706834</text:p>
          </table:table-cell>
          <table:table-cell office:value-type="float" office:value="24.6988613833984" calcext:value-type="float">
            <text:p>24.6988613833984</text:p>
          </table:table-cell>
          <table:table-cell office:value-type="float" office:value="-1.03700996542657" calcext:value-type="float">
            <text:p>-1.0370099654265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4.5030343486825" calcext:value-type="float">
            <text:p>24.5030343486825</text:p>
          </table:table-cell>
          <table:table-cell office:value-type="float" office:value="24.7244071619604" calcext:value-type="float">
            <text:p>24.7244071619604</text:p>
          </table:table-cell>
          <table:table-cell office:value-type="float" office:value="10" calcext:value-type="float">
            <text:p>10</text:p>
          </table:table-cell>
          <table:table-cell office:value-type="float" office:value="24.5030343486825" calcext:value-type="float">
            <text:p>24.5030343486825</text:p>
          </table:table-cell>
          <table:table-cell office:value-type="float" office:value="26.2653528341646" calcext:value-type="float">
            <text:p>26.2653528341646</text:p>
          </table:table-cell>
          <table:table-cell office:value-type="float" office:value="10" calcext:value-type="float">
            <text:p>10</text:p>
          </table:table-cell>
          <table:table-cell office:value-type="float" office:value="24.5030343486825" calcext:value-type="float">
            <text:p>24.5030343486825</text:p>
          </table:table-cell>
          <table:table-cell office:value-type="float" office:value="25.652985963906" calcext:value-type="float">
            <text:p>25.652985963906</text:p>
          </table:table-cell>
          <table:table-cell office:value-type="float" office:value="10" calcext:value-type="float">
            <text:p>10</text:p>
          </table:table-cell>
          <table:table-cell office:value-type="float" office:value="24.5030343486825" calcext:value-type="float">
            <text:p>24.5030343486825</text:p>
          </table:table-cell>
          <table:table-cell office:value-type="float" office:value="24.5979608738439" calcext:value-type="float">
            <text:p>24.5979608738439</text:p>
          </table:table-cell>
          <table:table-cell office:value-type="float" office:value="-0.287555547009348" calcext:value-type="float">
            <text:p>-0.28755554700934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3.9052855842382" calcext:value-type="float">
            <text:p>23.9052855842382</text:p>
          </table:table-cell>
          <table:table-cell office:value-type="float" office:value="25.1338876518903" calcext:value-type="float">
            <text:p>25.1338876518903</text:p>
          </table:table-cell>
          <table:table-cell office:value-type="float" office:value="10" calcext:value-type="float">
            <text:p>10</text:p>
          </table:table-cell>
          <table:table-cell office:value-type="float" office:value="23.9052855842382" calcext:value-type="float">
            <text:p>23.9052855842382</text:p>
          </table:table-cell>
          <table:table-cell office:value-type="float" office:value="25.354111571776" calcext:value-type="float">
            <text:p>25.354111571776</text:p>
          </table:table-cell>
          <table:table-cell office:value-type="float" office:value="10" calcext:value-type="float">
            <text:p>10</text:p>
          </table:table-cell>
          <table:table-cell office:value-type="float" office:value="23.9052855842382" calcext:value-type="float">
            <text:p>23.9052855842382</text:p>
          </table:table-cell>
          <table:table-cell office:value-type="float" office:value="24.9611135092504" calcext:value-type="float">
            <text:p>24.9611135092504</text:p>
          </table:table-cell>
          <table:table-cell office:value-type="float" office:value="10" calcext:value-type="float">
            <text:p>10</text:p>
          </table:table-cell>
          <table:table-cell office:value-type="float" office:value="23.9052855842382" calcext:value-type="float">
            <text:p>23.9052855842382</text:p>
          </table:table-cell>
          <table:table-cell office:value-type="float" office:value="25.04731003877" calcext:value-type="float">
            <text:p>25.04731003877</text:p>
          </table:table-cell>
          <table:table-cell office:value-type="float" office:value="-1.0551903072924" calcext:value-type="float">
            <text:p>-1.055190307292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2.1050484864644" calcext:value-type="float">
            <text:p>22.1050484864644</text:p>
          </table:table-cell>
          <table:table-cell office:value-type="float" office:value="25.0407398155496" calcext:value-type="float">
            <text:p>25.0407398155496</text:p>
          </table:table-cell>
          <table:table-cell office:value-type="float" office:value="10" calcext:value-type="float">
            <text:p>10</text:p>
          </table:table-cell>
          <table:table-cell office:value-type="float" office:value="22.1050484864644" calcext:value-type="float">
            <text:p>22.1050484864644</text:p>
          </table:table-cell>
          <table:table-cell office:value-type="float" office:value="24.0659040521048" calcext:value-type="float">
            <text:p>24.0659040521048</text:p>
          </table:table-cell>
          <table:table-cell office:value-type="float" office:value="10" calcext:value-type="float">
            <text:p>10</text:p>
          </table:table-cell>
          <table:table-cell office:value-type="float" office:value="22.1050484864644" calcext:value-type="float">
            <text:p>22.1050484864644</text:p>
          </table:table-cell>
          <table:table-cell office:value-type="float" office:value="24.3367567280285" calcext:value-type="float">
            <text:p>24.3367567280285</text:p>
          </table:table-cell>
          <table:table-cell office:value-type="float" office:value="10" calcext:value-type="float">
            <text:p>10</text:p>
          </table:table-cell>
          <table:table-cell office:value-type="float" office:value="22.1050484864644" calcext:value-type="float">
            <text:p>22.1050484864644</text:p>
          </table:table-cell>
          <table:table-cell office:value-type="float" office:value="25.0010283953226" calcext:value-type="float">
            <text:p>25.0010283953226</text:p>
          </table:table-cell>
          <table:table-cell office:value-type="float" office:value="-2.43602631342183" calcext:value-type="float">
            <text:p>-2.4360263134218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7.2001616809731" calcext:value-type="float">
            <text:p>27.2001616809731</text:p>
          </table:table-cell>
          <table:table-cell office:value-type="float" office:value="23.6293118501613" calcext:value-type="float">
            <text:p>23.6293118501613</text:p>
          </table:table-cell>
          <table:table-cell office:value-type="float" office:value="10" calcext:value-type="float">
            <text:p>10</text:p>
          </table:table-cell>
          <table:table-cell office:value-type="float" office:value="27.2001616809731" calcext:value-type="float">
            <text:p>27.2001616809731</text:p>
          </table:table-cell>
          <table:table-cell office:value-type="float" office:value="24.8418700822994" calcext:value-type="float">
            <text:p>24.8418700822994</text:p>
          </table:table-cell>
          <table:table-cell office:value-type="float" office:value="10" calcext:value-type="float">
            <text:p>10</text:p>
          </table:table-cell>
          <table:table-cell office:value-type="float" office:value="27.2001616809731" calcext:value-type="float">
            <text:p>27.2001616809731</text:p>
          </table:table-cell>
          <table:table-cell office:value-type="float" office:value="24.9610294011912" calcext:value-type="float">
            <text:p>24.9610294011912</text:p>
          </table:table-cell>
          <table:table-cell office:value-type="float" office:value="10" calcext:value-type="float">
            <text:p>10</text:p>
          </table:table-cell>
          <table:table-cell office:value-type="float" office:value="27.2001616809731" calcext:value-type="float">
            <text:p>27.2001616809731</text:p>
          </table:table-cell>
          <table:table-cell office:value-type="float" office:value="24.0726028747597" calcext:value-type="float">
            <text:p>24.0726028747597</text:p>
          </table:table-cell>
          <table:table-cell office:value-type="float" office:value="2.26382728858289" calcext:value-type="float">
            <text:p>2.2638272885828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8.6844915950065" calcext:value-type="float">
            <text:p>18.6844915950065</text:p>
          </table:table-cell>
          <table:table-cell office:value-type="float" office:value="23.4126124599114" calcext:value-type="float">
            <text:p>23.4126124599114</text:p>
          </table:table-cell>
          <table:table-cell office:value-type="float" office:value="10" calcext:value-type="float">
            <text:p>10</text:p>
          </table:table-cell>
          <table:table-cell office:value-type="float" office:value="18.6844915950065" calcext:value-type="float">
            <text:p>18.6844915950065</text:p>
          </table:table-cell>
          <table:table-cell office:value-type="float" office:value="21.4560536522161" calcext:value-type="float">
            <text:p>21.4560536522161</text:p>
          </table:table-cell>
          <table:table-cell office:value-type="float" office:value="10" calcext:value-type="float">
            <text:p>10</text:p>
          </table:table-cell>
          <table:table-cell office:value-type="float" office:value="18.6844915950065" calcext:value-type="float">
            <text:p>18.6844915950065</text:p>
          </table:table-cell>
          <table:table-cell office:value-type="float" office:value="23.358893682294" calcext:value-type="float">
            <text:p>23.358893682294</text:p>
          </table:table-cell>
          <table:table-cell office:value-type="float" office:value="10" calcext:value-type="float">
            <text:p>10</text:p>
          </table:table-cell>
          <table:table-cell office:value-type="float" office:value="18.6844915950065" calcext:value-type="float">
            <text:p>18.6844915950065</text:p>
          </table:table-cell>
          <table:table-cell office:value-type="float" office:value="23.7489820944327" calcext:value-type="float">
            <text:p>23.7489820944327</text:p>
          </table:table-cell>
          <table:table-cell office:value-type="float" office:value="-6.33620623517271" calcext:value-type="float">
            <text:p>-6.3362062351727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8.9476794217131" calcext:value-type="float">
            <text:p>18.9476794217131</text:p>
          </table:table-cell>
          <table:table-cell office:value-type="float" office:value="24.3620492174954" calcext:value-type="float">
            <text:p>24.3620492174954</text:p>
          </table:table-cell>
          <table:table-cell office:value-type="float" office:value="10" calcext:value-type="float">
            <text:p>10</text:p>
          </table:table-cell>
          <table:table-cell office:value-type="float" office:value="18.9476794217131" calcext:value-type="float">
            <text:p>18.9476794217131</text:p>
          </table:table-cell>
          <table:table-cell office:value-type="float" office:value="23.4535234648124" calcext:value-type="float">
            <text:p>23.4535234648124</text:p>
          </table:table-cell>
          <table:table-cell office:value-type="float" office:value="10" calcext:value-type="float">
            <text:p>10</text:p>
          </table:table-cell>
          <table:table-cell office:value-type="float" office:value="18.9476794217131" calcext:value-type="float">
            <text:p>18.9476794217131</text:p>
          </table:table-cell>
          <table:table-cell office:value-type="float" office:value="23.9314339008576" calcext:value-type="float">
            <text:p>23.9314339008576</text:p>
          </table:table-cell>
          <table:table-cell office:value-type="float" office:value="10" calcext:value-type="float">
            <text:p>10</text:p>
          </table:table-cell>
          <table:table-cell office:value-type="float" office:value="18.9476794217131" calcext:value-type="float">
            <text:p>18.9476794217131</text:p>
          </table:table-cell>
          <table:table-cell office:value-type="float" office:value="24.4752624272826" calcext:value-type="float">
            <text:p>24.4752624272826</text:p>
          </table:table-cell>
          <table:table-cell office:value-type="float" office:value="-5.89043959595933" calcext:value-type="float">
            <text:p>-5.8904395959593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4.8955788024055" calcext:value-type="float">
            <text:p>24.8955788024055</text:p>
          </table:table-cell>
          <table:table-cell office:value-type="float" office:value="25.6003605794538" calcext:value-type="float">
            <text:p>25.6003605794538</text:p>
          </table:table-cell>
          <table:table-cell office:value-type="float" office:value="10" calcext:value-type="float">
            <text:p>10</text:p>
          </table:table-cell>
          <table:table-cell office:value-type="float" office:value="24.8955788024055" calcext:value-type="float">
            <text:p>24.8955788024055</text:p>
          </table:table-cell>
          <table:table-cell office:value-type="float" office:value="25.8748770023348" calcext:value-type="float">
            <text:p>25.8748770023348</text:p>
          </table:table-cell>
          <table:table-cell office:value-type="float" office:value="10" calcext:value-type="float">
            <text:p>10</text:p>
          </table:table-cell>
          <table:table-cell office:value-type="float" office:value="24.8955788024055" calcext:value-type="float">
            <text:p>24.8955788024055</text:p>
          </table:table-cell>
          <table:table-cell office:value-type="float" office:value="23.9738551279062" calcext:value-type="float">
            <text:p>23.9738551279062</text:p>
          </table:table-cell>
          <table:table-cell office:value-type="float" office:value="10" calcext:value-type="float">
            <text:p>10</text:p>
          </table:table-cell>
          <table:table-cell office:value-type="float" office:value="24.8955788024055" calcext:value-type="float">
            <text:p>24.8955788024055</text:p>
          </table:table-cell>
          <table:table-cell office:value-type="float" office:value="25.2924640494523" calcext:value-type="float">
            <text:p>25.2924640494523</text:p>
          </table:table-cell>
          <table:table-cell office:value-type="float" office:value="0.267202425312091" calcext:value-type="float">
            <text:p>0.26720242531209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2.2239049630974" calcext:value-type="float">
            <text:p>22.2239049630974</text:p>
          </table:table-cell>
          <table:table-cell office:value-type="float" office:value="24.22198666589" calcext:value-type="float">
            <text:p>24.22198666589</text:p>
          </table:table-cell>
          <table:table-cell office:value-type="float" office:value="10" calcext:value-type="float">
            <text:p>10</text:p>
          </table:table-cell>
          <table:table-cell office:value-type="float" office:value="22.2239049630974" calcext:value-type="float">
            <text:p>22.2239049630974</text:p>
          </table:table-cell>
          <table:table-cell office:value-type="float" office:value="23.2374941226584" calcext:value-type="float">
            <text:p>23.2374941226584</text:p>
          </table:table-cell>
          <table:table-cell office:value-type="float" office:value="10" calcext:value-type="float">
            <text:p>10</text:p>
          </table:table-cell>
          <table:table-cell office:value-type="float" office:value="22.2239049630974" calcext:value-type="float">
            <text:p>22.2239049630974</text:p>
          </table:table-cell>
          <table:table-cell office:value-type="float" office:value="23.4998632368085" calcext:value-type="float">
            <text:p>23.4998632368085</text:p>
          </table:table-cell>
          <table:table-cell office:value-type="float" office:value="10" calcext:value-type="float">
            <text:p>10</text:p>
          </table:table-cell>
          <table:table-cell office:value-type="float" office:value="22.2239049630974" calcext:value-type="float">
            <text:p>22.2239049630974</text:p>
          </table:table-cell>
          <table:table-cell office:value-type="float" office:value="24.1712143333503" calcext:value-type="float">
            <text:p>24.1712143333503</text:p>
          </table:table-cell>
          <table:table-cell office:value-type="float" office:value="-2.77887217155902" calcext:value-type="float">
            <text:p>-2.7788721715590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2.0916167437724" calcext:value-type="float">
            <text:p>22.0916167437724</text:p>
          </table:table-cell>
          <table:table-cell office:value-type="float" office:value="24.5362772810996" calcext:value-type="float">
            <text:p>24.5362772810996</text:p>
          </table:table-cell>
          <table:table-cell office:value-type="float" office:value="10" calcext:value-type="float">
            <text:p>10</text:p>
          </table:table-cell>
          <table:table-cell office:value-type="float" office:value="22.0916167437724" calcext:value-type="float">
            <text:p>22.0916167437724</text:p>
          </table:table-cell>
          <table:table-cell office:value-type="float" office:value="23.8481549481507" calcext:value-type="float">
            <text:p>23.8481549481507</text:p>
          </table:table-cell>
          <table:table-cell office:value-type="float" office:value="10" calcext:value-type="float">
            <text:p>10</text:p>
          </table:table-cell>
          <table:table-cell office:value-type="float" office:value="22.0916167437724" calcext:value-type="float">
            <text:p>22.0916167437724</text:p>
          </table:table-cell>
          <table:table-cell office:value-type="float" office:value="24.8945454175056" calcext:value-type="float">
            <text:p>24.8945454175056</text:p>
          </table:table-cell>
          <table:table-cell office:value-type="float" office:value="10" calcext:value-type="float">
            <text:p>10</text:p>
          </table:table-cell>
          <table:table-cell office:value-type="float" office:value="22.0916167437724" calcext:value-type="float">
            <text:p>22.0916167437724</text:p>
          </table:table-cell>
          <table:table-cell office:value-type="float" office:value="24.6129210974236" calcext:value-type="float">
            <text:p>24.6129210974236</text:p>
          </table:table-cell>
          <table:table-cell office:value-type="float" office:value="-2.95805097081108" calcext:value-type="float">
            <text:p>-2.9580509708110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3.3897166399067" calcext:value-type="float">
            <text:p>23.3897166399067</text:p>
          </table:table-cell>
          <table:table-cell office:value-type="float" office:value="24.2140009958264" calcext:value-type="float">
            <text:p>24.2140009958264</text:p>
          </table:table-cell>
          <table:table-cell office:value-type="float" office:value="10" calcext:value-type="float">
            <text:p>10</text:p>
          </table:table-cell>
          <table:table-cell office:value-type="float" office:value="23.3897166399067" calcext:value-type="float">
            <text:p>23.3897166399067</text:p>
          </table:table-cell>
          <table:table-cell office:value-type="float" office:value="23.7447861361592" calcext:value-type="float">
            <text:p>23.7447861361592</text:p>
          </table:table-cell>
          <table:table-cell office:value-type="float" office:value="10" calcext:value-type="float">
            <text:p>10</text:p>
          </table:table-cell>
          <table:table-cell office:value-type="float" office:value="23.3897166399067" calcext:value-type="float">
            <text:p>23.3897166399067</text:p>
          </table:table-cell>
          <table:table-cell office:value-type="float" office:value="23.9813661583764" calcext:value-type="float">
            <text:p>23.9813661583764</text:p>
          </table:table-cell>
          <table:table-cell office:value-type="float" office:value="10" calcext:value-type="float">
            <text:p>10</text:p>
          </table:table-cell>
          <table:table-cell office:value-type="float" office:value="23.3897166399067" calcext:value-type="float">
            <text:p>23.3897166399067</text:p>
          </table:table-cell>
          <table:table-cell office:value-type="float" office:value="24.2773342977928" calcext:value-type="float">
            <text:p>24.2773342977928</text:p>
          </table:table-cell>
          <table:table-cell office:value-type="float" office:value="-1.54949054568814" calcext:value-type="float">
            <text:p>-1.5494905456881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9.4599099954165" calcext:value-type="float">
            <text:p>29.4599099954165</text:p>
          </table:table-cell>
          <table:table-cell office:value-type="float" office:value="24.4561132443188" calcext:value-type="float">
            <text:p>24.4561132443188</text:p>
          </table:table-cell>
          <table:table-cell office:value-type="float" office:value="10" calcext:value-type="float">
            <text:p>10</text:p>
          </table:table-cell>
          <table:table-cell office:value-type="float" office:value="29.4599099954165" calcext:value-type="float">
            <text:p>29.4599099954165</text:p>
          </table:table-cell>
          <table:table-cell office:value-type="float" office:value="26.3424025358436" calcext:value-type="float">
            <text:p>26.3424025358436</text:p>
          </table:table-cell>
          <table:table-cell office:value-type="float" office:value="10" calcext:value-type="float">
            <text:p>10</text:p>
          </table:table-cell>
          <table:table-cell office:value-type="float" office:value="29.4599099954165" calcext:value-type="float">
            <text:p>29.4599099954165</text:p>
          </table:table-cell>
          <table:table-cell office:value-type="float" office:value="25.518482982312" calcext:value-type="float">
            <text:p>25.518482982312</text:p>
          </table:table-cell>
          <table:table-cell office:value-type="float" office:value="10" calcext:value-type="float">
            <text:p>10</text:p>
          </table:table-cell>
          <table:table-cell office:value-type="float" office:value="29.4599099954165" calcext:value-type="float">
            <text:p>29.4599099954165</text:p>
          </table:table-cell>
          <table:table-cell office:value-type="float" office:value="24.5092953677136" calcext:value-type="float">
            <text:p>24.5092953677136</text:p>
          </table:table-cell>
          <table:table-cell office:value-type="float" office:value="4.59407209779625" calcext:value-type="float">
            <text:p>4.5940720977962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8.9675994471407" calcext:value-type="float">
            <text:p>18.9675994471407</text:p>
          </table:table-cell>
          <table:table-cell office:value-type="float" office:value="23.5910812373946" calcext:value-type="float">
            <text:p>23.5910812373946</text:p>
          </table:table-cell>
          <table:table-cell office:value-type="float" office:value="10" calcext:value-type="float">
            <text:p>10</text:p>
          </table:table-cell>
          <table:table-cell office:value-type="float" office:value="18.9675994471407" calcext:value-type="float">
            <text:p>18.9675994471407</text:p>
          </table:table-cell>
          <table:table-cell office:value-type="float" office:value="20.8979592708257" calcext:value-type="float">
            <text:p>20.8979592708257</text:p>
          </table:table-cell>
          <table:table-cell office:value-type="float" office:value="10" calcext:value-type="float">
            <text:p>10</text:p>
          </table:table-cell>
          <table:table-cell office:value-type="float" office:value="18.9675994471407" calcext:value-type="float">
            <text:p>18.9675994471407</text:p>
          </table:table-cell>
          <table:table-cell office:value-type="float" office:value="23.2187724938896" calcext:value-type="float">
            <text:p>23.2187724938896</text:p>
          </table:table-cell>
          <table:table-cell office:value-type="float" office:value="10" calcext:value-type="float">
            <text:p>10</text:p>
          </table:table-cell>
          <table:table-cell office:value-type="float" office:value="18.9675994471407" calcext:value-type="float">
            <text:p>18.9675994471407</text:p>
          </table:table-cell>
          <table:table-cell office:value-type="float" office:value="23.9224515715689" calcext:value-type="float">
            <text:p>23.9224515715689</text:p>
          </table:table-cell>
          <table:table-cell office:value-type="float" office:value="-5.68780332732606" calcext:value-type="float">
            <text:p>-5.6878033273260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4.5631470745049" calcext:value-type="float">
            <text:p>24.5631470745049</text:p>
          </table:table-cell>
          <table:table-cell office:value-type="float" office:value="26.0271660379759" calcext:value-type="float">
            <text:p>26.0271660379759</text:p>
          </table:table-cell>
          <table:table-cell office:value-type="float" office:value="10" calcext:value-type="float">
            <text:p>10</text:p>
          </table:table-cell>
          <table:table-cell office:value-type="float" office:value="24.5631470745049" calcext:value-type="float">
            <text:p>24.5631470745049</text:p>
          </table:table-cell>
          <table:table-cell office:value-type="float" office:value="25.3566572957454" calcext:value-type="float">
            <text:p>25.3566572957454</text:p>
          </table:table-cell>
          <table:table-cell office:value-type="float" office:value="10" calcext:value-type="float">
            <text:p>10</text:p>
          </table:table-cell>
          <table:table-cell office:value-type="float" office:value="24.5631470745049" calcext:value-type="float">
            <text:p>24.5631470745049</text:p>
          </table:table-cell>
          <table:table-cell office:value-type="float" office:value="23.8966661758728" calcext:value-type="float">
            <text:p>23.8966661758728</text:p>
          </table:table-cell>
          <table:table-cell office:value-type="float" office:value="10" calcext:value-type="float">
            <text:p>10</text:p>
          </table:table-cell>
          <table:table-cell office:value-type="float" office:value="24.5631470745049" calcext:value-type="float">
            <text:p>24.5631470745049</text:p>
          </table:table-cell>
          <table:table-cell office:value-type="float" office:value="25.7720593327391" calcext:value-type="float">
            <text:p>25.7720593327391</text:p>
          </table:table-cell>
          <table:table-cell office:value-type="float" office:value="-0.385558620323512" calcext:value-type="float">
            <text:p>-0.38555862032351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0.6053594297087" calcext:value-type="float">
            <text:p>30.6053594297087</text:p>
          </table:table-cell>
          <table:table-cell office:value-type="float" office:value="25.9856888509453" calcext:value-type="float">
            <text:p>25.9856888509453</text:p>
          </table:table-cell>
          <table:table-cell office:value-type="float" office:value="10" calcext:value-type="float">
            <text:p>10</text:p>
          </table:table-cell>
          <table:table-cell office:value-type="float" office:value="30.6053594297087" calcext:value-type="float">
            <text:p>30.6053594297087</text:p>
          </table:table-cell>
          <table:table-cell office:value-type="float" office:value="28.887442340234" calcext:value-type="float">
            <text:p>28.887442340234</text:p>
          </table:table-cell>
          <table:table-cell office:value-type="float" office:value="10" calcext:value-type="float">
            <text:p>10</text:p>
          </table:table-cell>
          <table:table-cell office:value-type="float" office:value="30.6053594297087" calcext:value-type="float">
            <text:p>30.6053594297087</text:p>
          </table:table-cell>
          <table:table-cell office:value-type="float" office:value="26.1530092285689" calcext:value-type="float">
            <text:p>26.1530092285689</text:p>
          </table:table-cell>
          <table:table-cell office:value-type="float" office:value="10" calcext:value-type="float">
            <text:p>10</text:p>
          </table:table-cell>
          <table:table-cell office:value-type="float" office:value="30.6053594297087" calcext:value-type="float">
            <text:p>30.6053594297087</text:p>
          </table:table-cell>
          <table:table-cell office:value-type="float" office:value="25.7442862697338" calcext:value-type="float">
            <text:p>25.7442862697338</text:p>
          </table:table-cell>
          <table:table-cell office:value-type="float" office:value="5.43044383805012" calcext:value-type="float">
            <text:p>5.4304438380501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6.0576587188682" calcext:value-type="float">
            <text:p>26.0576587188682</text:p>
          </table:table-cell>
          <table:table-cell office:value-type="float" office:value="24.8859647531838" calcext:value-type="float">
            <text:p>24.8859647531838</text:p>
          </table:table-cell>
          <table:table-cell office:value-type="float" office:value="10" calcext:value-type="float">
            <text:p>10</text:p>
          </table:table-cell>
          <table:table-cell office:value-type="float" office:value="26.0576587188682" calcext:value-type="float">
            <text:p>26.0576587188682</text:p>
          </table:table-cell>
          <table:table-cell office:value-type="float" office:value="25.5024015128007" calcext:value-type="float">
            <text:p>25.5024015128007</text:p>
          </table:table-cell>
          <table:table-cell office:value-type="float" office:value="10" calcext:value-type="float">
            <text:p>10</text:p>
          </table:table-cell>
          <table:table-cell office:value-type="float" office:value="26.0576587188682" calcext:value-type="float">
            <text:p>26.0576587188682</text:p>
          </table:table-cell>
          <table:table-cell office:value-type="float" office:value="25.1220576551652" calcext:value-type="float">
            <text:p>25.1220576551652</text:p>
          </table:table-cell>
          <table:table-cell office:value-type="float" office:value="10" calcext:value-type="float">
            <text:p>10</text:p>
          </table:table-cell>
          <table:table-cell office:value-type="float" office:value="26.0576587188682" calcext:value-type="float">
            <text:p>26.0576587188682</text:p>
          </table:table-cell>
          <table:table-cell office:value-type="float" office:value="24.853211207622" calcext:value-type="float">
            <text:p>24.853211207622</text:p>
          </table:table-cell>
          <table:table-cell office:value-type="float" office:value="0.891963433727505" calcext:value-type="float">
            <text:p>0.89196343372750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4.9343124146341" calcext:value-type="float">
            <text:p>24.9343124146341</text:p>
          </table:table-cell>
          <table:table-cell office:value-type="float" office:value="24.2856829223276" calcext:value-type="float">
            <text:p>24.2856829223276</text:p>
          </table:table-cell>
          <table:table-cell office:value-type="float" office:value="10" calcext:value-type="float">
            <text:p>10</text:p>
          </table:table-cell>
          <table:table-cell office:value-type="float" office:value="24.9343124146341" calcext:value-type="float">
            <text:p>24.9343124146341</text:p>
          </table:table-cell>
          <table:table-cell office:value-type="float" office:value="23.743607653854" calcext:value-type="float">
            <text:p>23.743607653854</text:p>
          </table:table-cell>
          <table:table-cell office:value-type="float" office:value="10" calcext:value-type="float">
            <text:p>10</text:p>
          </table:table-cell>
          <table:table-cell office:value-type="float" office:value="24.9343124146341" calcext:value-type="float">
            <text:p>24.9343124146341</text:p>
          </table:table-cell>
          <table:table-cell office:value-type="float" office:value="24.6844716175744" calcext:value-type="float">
            <text:p>24.6844716175744</text:p>
          </table:table-cell>
          <table:table-cell office:value-type="float" office:value="10" calcext:value-type="float">
            <text:p>10</text:p>
          </table:table-cell>
          <table:table-cell office:value-type="float" office:value="24.9343124146341" calcext:value-type="float">
            <text:p>24.9343124146341</text:p>
          </table:table-cell>
          <table:table-cell office:value-type="float" office:value="24.2956829441493" calcext:value-type="float">
            <text:p>24.2956829441493</text:p>
          </table:table-cell>
          <table:table-cell office:value-type="float" office:value="-0.0486484180481421" calcext:value-type="float">
            <text:p>-0.048648418048142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5.3091764254323" calcext:value-type="float">
            <text:p>25.3091764254323</text:p>
          </table:table-cell>
          <table:table-cell office:value-type="float" office:value="24.4542496792557" calcext:value-type="float">
            <text:p>24.4542496792557</text:p>
          </table:table-cell>
          <table:table-cell office:value-type="float" office:value="10" calcext:value-type="float">
            <text:p>10</text:p>
          </table:table-cell>
          <table:table-cell office:value-type="float" office:value="25.3091764254323" calcext:value-type="float">
            <text:p>25.3091764254323</text:p>
          </table:table-cell>
          <table:table-cell office:value-type="float" office:value="24.4439369029857" calcext:value-type="float">
            <text:p>24.4439369029857</text:p>
          </table:table-cell>
          <table:table-cell office:value-type="float" office:value="10" calcext:value-type="float">
            <text:p>10</text:p>
          </table:table-cell>
          <table:table-cell office:value-type="float" office:value="25.3091764254323" calcext:value-type="float">
            <text:p>25.3091764254323</text:p>
          </table:table-cell>
          <table:table-cell office:value-type="float" office:value="24.5612732807531" calcext:value-type="float">
            <text:p>24.5612732807531</text:p>
          </table:table-cell>
          <table:table-cell office:value-type="float" office:value="10" calcext:value-type="float">
            <text:p>10</text:p>
          </table:table-cell>
          <table:table-cell office:value-type="float" office:value="25.3091764254323" calcext:value-type="float">
            <text:p>25.3091764254323</text:p>
          </table:table-cell>
          <table:table-cell office:value-type="float" office:value="24.4793454935121" calcext:value-type="float">
            <text:p>24.4793454935121</text:p>
          </table:table-cell>
          <table:table-cell office:value-type="float" office:value="0.533004476733546" calcext:value-type="float">
            <text:p>0.53300447673354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1.6940890670037" calcext:value-type="float">
            <text:p>21.6940890670037</text:p>
          </table:table-cell>
          <table:table-cell office:value-type="float" office:value="25.5944572844097" calcext:value-type="float">
            <text:p>25.5944572844097</text:p>
          </table:table-cell>
          <table:table-cell office:value-type="float" office:value="10" calcext:value-type="float">
            <text:p>10</text:p>
          </table:table-cell>
          <table:table-cell office:value-type="float" office:value="21.6940890670037" calcext:value-type="float">
            <text:p>21.6940890670037</text:p>
          </table:table-cell>
          <table:table-cell office:value-type="float" office:value="24.6570836260537" calcext:value-type="float">
            <text:p>24.6570836260537</text:p>
          </table:table-cell>
          <table:table-cell office:value-type="float" office:value="10" calcext:value-type="float">
            <text:p>10</text:p>
          </table:table-cell>
          <table:table-cell office:value-type="float" office:value="21.6940890670037" calcext:value-type="float">
            <text:p>21.6940890670037</text:p>
          </table:table-cell>
          <table:table-cell office:value-type="float" office:value="24.2496063538442" calcext:value-type="float">
            <text:p>24.2496063538442</text:p>
          </table:table-cell>
          <table:table-cell office:value-type="float" office:value="10" calcext:value-type="float">
            <text:p>10</text:p>
          </table:table-cell>
          <table:table-cell office:value-type="float" office:value="21.6940890670037" calcext:value-type="float">
            <text:p>21.6940890670037</text:p>
          </table:table-cell>
          <table:table-cell office:value-type="float" office:value="25.2800116800049" calcext:value-type="float">
            <text:p>25.2800116800049</text:p>
          </table:table-cell>
          <table:table-cell office:value-type="float" office:value="-3.31174897225031" calcext:value-type="float">
            <text:p>-3.3117489722503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5.5518628942789" calcext:value-type="float">
            <text:p>25.5518628942789</text:p>
          </table:table-cell>
          <table:table-cell office:value-type="float" office:value="24.1812825261933" calcext:value-type="float">
            <text:p>24.1812825261933</text:p>
          </table:table-cell>
          <table:table-cell office:value-type="float" office:value="10" calcext:value-type="float">
            <text:p>10</text:p>
          </table:table-cell>
          <table:table-cell office:value-type="float" office:value="25.5518628942789" calcext:value-type="float">
            <text:p>25.5518628942789</text:p>
          </table:table-cell>
          <table:table-cell office:value-type="float" office:value="24.5860632420117" calcext:value-type="float">
            <text:p>24.5860632420117</text:p>
          </table:table-cell>
          <table:table-cell office:value-type="float" office:value="10" calcext:value-type="float">
            <text:p>10</text:p>
          </table:table-cell>
          <table:table-cell office:value-type="float" office:value="25.5518628942789" calcext:value-type="float">
            <text:p>25.5518628942789</text:p>
          </table:table-cell>
          <table:table-cell office:value-type="float" office:value="24.341282157176" calcext:value-type="float">
            <text:p>24.341282157176</text:p>
          </table:table-cell>
          <table:table-cell office:value-type="float" office:value="10" calcext:value-type="float">
            <text:p>10</text:p>
          </table:table-cell>
          <table:table-cell office:value-type="float" office:value="25.5518628942789" calcext:value-type="float">
            <text:p>25.5518628942789</text:p>
          </table:table-cell>
          <table:table-cell office:value-type="float" office:value="24.25906782742" calcext:value-type="float">
            <text:p>24.25906782742</text:p>
          </table:table-cell>
          <table:table-cell office:value-type="float" office:value="0.830606295271823" calcext:value-type="float">
            <text:p>0.83060629527182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3.2579602994155" calcext:value-type="float">
            <text:p>23.2579602994155</text:p>
          </table:table-cell>
          <table:table-cell office:value-type="float" office:value="24.1043525456598" calcext:value-type="float">
            <text:p>24.1043525456598</text:p>
          </table:table-cell>
          <table:table-cell office:value-type="float" office:value="10" calcext:value-type="float">
            <text:p>10</text:p>
          </table:table-cell>
          <table:table-cell office:value-type="float" office:value="23.2579602994155" calcext:value-type="float">
            <text:p>23.2579602994155</text:p>
          </table:table-cell>
          <table:table-cell office:value-type="float" office:value="23.7152978087989" calcext:value-type="float">
            <text:p>23.7152978087989</text:p>
          </table:table-cell>
          <table:table-cell office:value-type="float" office:value="10" calcext:value-type="float">
            <text:p>10</text:p>
          </table:table-cell>
          <table:table-cell office:value-type="float" office:value="23.2579602994155" calcext:value-type="float">
            <text:p>23.2579602994155</text:p>
          </table:table-cell>
          <table:table-cell office:value-type="float" office:value="24.5070038112966" calcext:value-type="float">
            <text:p>24.5070038112966</text:p>
          </table:table-cell>
          <table:table-cell office:value-type="float" office:value="10" calcext:value-type="float">
            <text:p>10</text:p>
          </table:table-cell>
          <table:table-cell office:value-type="float" office:value="23.2579602994155" calcext:value-type="float">
            <text:p>23.2579602994155</text:p>
          </table:table-cell>
          <table:table-cell office:value-type="float" office:value="23.9825064250806" calcext:value-type="float">
            <text:p>23.9825064250806</text:p>
          </table:table-cell>
          <table:table-cell office:value-type="float" office:value="-1.9451483043399" calcext:value-type="float">
            <text:p>-1.945148304339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5.6597390300736" calcext:value-type="float">
            <text:p>25.6597390300736</text:p>
          </table:table-cell>
          <table:table-cell office:value-type="float" office:value="24.3458026311561" calcext:value-type="float">
            <text:p>24.3458026311561</text:p>
          </table:table-cell>
          <table:table-cell office:value-type="float" office:value="10" calcext:value-type="float">
            <text:p>10</text:p>
          </table:table-cell>
          <table:table-cell office:value-type="float" office:value="25.6597390300736" calcext:value-type="float">
            <text:p>25.6597390300736</text:p>
          </table:table-cell>
          <table:table-cell office:value-type="float" office:value="24.4209747449334" calcext:value-type="float">
            <text:p>24.4209747449334</text:p>
          </table:table-cell>
          <table:table-cell office:value-type="float" office:value="10" calcext:value-type="float">
            <text:p>10</text:p>
          </table:table-cell>
          <table:table-cell office:value-type="float" office:value="25.6597390300736" calcext:value-type="float">
            <text:p>25.6597390300736</text:p>
          </table:table-cell>
          <table:table-cell office:value-type="float" office:value="24.8804985985539" calcext:value-type="float">
            <text:p>24.8804985985539</text:p>
          </table:table-cell>
          <table:table-cell office:value-type="float" office:value="10" calcext:value-type="float">
            <text:p>10</text:p>
          </table:table-cell>
          <table:table-cell office:value-type="float" office:value="25.6597390300736" calcext:value-type="float">
            <text:p>25.6597390300736</text:p>
          </table:table-cell>
          <table:table-cell office:value-type="float" office:value="24.4229524742234" calcext:value-type="float">
            <text:p>24.4229524742234</text:p>
          </table:table-cell>
          <table:table-cell office:value-type="float" office:value="0.486709142455388" calcext:value-type="float">
            <text:p>0.48670914245538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7.3124132727403" calcext:value-type="float">
            <text:p>27.3124132727403</text:p>
          </table:table-cell>
          <table:table-cell office:value-type="float" office:value="24.8846533927424" calcext:value-type="float">
            <text:p>24.8846533927424</text:p>
          </table:table-cell>
          <table:table-cell office:value-type="float" office:value="10" calcext:value-type="float">
            <text:p>10</text:p>
          </table:table-cell>
          <table:table-cell office:value-type="float" office:value="27.3124132727403" calcext:value-type="float">
            <text:p>27.3124132727403</text:p>
          </table:table-cell>
          <table:table-cell office:value-type="float" office:value="25.4675108909785" calcext:value-type="float">
            <text:p>25.4675108909785</text:p>
          </table:table-cell>
          <table:table-cell office:value-type="float" office:value="10" calcext:value-type="float">
            <text:p>10</text:p>
          </table:table-cell>
          <table:table-cell office:value-type="float" office:value="27.3124132727403" calcext:value-type="float">
            <text:p>27.3124132727403</text:p>
          </table:table-cell>
          <table:table-cell office:value-type="float" office:value="25.1892544669904" calcext:value-type="float">
            <text:p>25.1892544669904</text:p>
          </table:table-cell>
          <table:table-cell office:value-type="float" office:value="10" calcext:value-type="float">
            <text:p>10</text:p>
          </table:table-cell>
          <table:table-cell office:value-type="float" office:value="27.3124132727403" calcext:value-type="float">
            <text:p>27.3124132727403</text:p>
          </table:table-cell>
          <table:table-cell office:value-type="float" office:value="24.8474844705183" calcext:value-type="float">
            <text:p>24.8474844705183</text:p>
          </table:table-cell>
          <table:table-cell office:value-type="float" office:value="2.30312797733057" calcext:value-type="float">
            <text:p>2.3031279773305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3.9159264897543" calcext:value-type="float">
            <text:p>23.9159264897543</text:p>
          </table:table-cell>
          <table:table-cell office:value-type="float" office:value="24.1317483394799" calcext:value-type="float">
            <text:p>24.1317483394799</text:p>
          </table:table-cell>
          <table:table-cell office:value-type="float" office:value="10" calcext:value-type="float">
            <text:p>10</text:p>
          </table:table-cell>
          <table:table-cell office:value-type="float" office:value="23.9159264897543" calcext:value-type="float">
            <text:p>23.9159264897543</text:p>
          </table:table-cell>
          <table:table-cell office:value-type="float" office:value="23.2393220872629" calcext:value-type="float">
            <text:p>23.2393220872629</text:p>
          </table:table-cell>
          <table:table-cell office:value-type="float" office:value="10" calcext:value-type="float">
            <text:p>10</text:p>
          </table:table-cell>
          <table:table-cell office:value-type="float" office:value="23.9159264897543" calcext:value-type="float">
            <text:p>23.9159264897543</text:p>
          </table:table-cell>
          <table:table-cell office:value-type="float" office:value="23.8931150934774" calcext:value-type="float">
            <text:p>23.8931150934774</text:p>
          </table:table-cell>
          <table:table-cell office:value-type="float" office:value="10" calcext:value-type="float">
            <text:p>10</text:p>
          </table:table-cell>
          <table:table-cell office:value-type="float" office:value="23.9159264897543" calcext:value-type="float">
            <text:p>23.9159264897543</text:p>
          </table:table-cell>
          <table:table-cell office:value-type="float" office:value="24.3462670246431" calcext:value-type="float">
            <text:p>24.3462670246431</text:p>
          </table:table-cell>
          <table:table-cell office:value-type="float" office:value="-1.33476091886292" calcext:value-type="float">
            <text:p>-1.3347609188629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1.3069647052285" calcext:value-type="float">
            <text:p>21.3069647052285</text:p>
          </table:table-cell>
          <table:table-cell office:value-type="float" office:value="24.4026199398767" calcext:value-type="float">
            <text:p>24.4026199398767</text:p>
          </table:table-cell>
          <table:table-cell office:value-type="float" office:value="10" calcext:value-type="float">
            <text:p>10</text:p>
          </table:table-cell>
          <table:table-cell office:value-type="float" office:value="21.3069647052285" calcext:value-type="float">
            <text:p>21.3069647052285</text:p>
          </table:table-cell>
          <table:table-cell office:value-type="float" office:value="23.4589985925992" calcext:value-type="float">
            <text:p>23.4589985925992</text:p>
          </table:table-cell>
          <table:table-cell office:value-type="float" office:value="10" calcext:value-type="float">
            <text:p>10</text:p>
          </table:table-cell>
          <table:table-cell office:value-type="float" office:value="21.3069647052285" calcext:value-type="float">
            <text:p>21.3069647052285</text:p>
          </table:table-cell>
          <table:table-cell office:value-type="float" office:value="24.248856613168" calcext:value-type="float">
            <text:p>24.248856613168</text:p>
          </table:table-cell>
          <table:table-cell office:value-type="float" office:value="10" calcext:value-type="float">
            <text:p>10</text:p>
          </table:table-cell>
          <table:table-cell office:value-type="float" office:value="21.3069647052285" calcext:value-type="float">
            <text:p>21.3069647052285</text:p>
          </table:table-cell>
          <table:table-cell office:value-type="float" office:value="24.3155028499056" calcext:value-type="float">
            <text:p>24.3155028499056</text:p>
          </table:table-cell>
          <table:table-cell office:value-type="float" office:value="-3.47801156872928" calcext:value-type="float">
            <text:p>-3.4780115687292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4.7815701198708" calcext:value-type="float">
            <text:p>24.7815701198708</text:p>
          </table:table-cell>
          <table:table-cell office:value-type="float" office:value="26.1084972816609" calcext:value-type="float">
            <text:p>26.1084972816609</text:p>
          </table:table-cell>
          <table:table-cell office:value-type="float" office:value="10" calcext:value-type="float">
            <text:p>10</text:p>
          </table:table-cell>
          <table:table-cell office:value-type="float" office:value="24.7815701198708" calcext:value-type="float">
            <text:p>24.7815701198708</text:p>
          </table:table-cell>
          <table:table-cell office:value-type="float" office:value="24.3587115403167" calcext:value-type="float">
            <text:p>24.3587115403167</text:p>
          </table:table-cell>
          <table:table-cell office:value-type="float" office:value="10" calcext:value-type="float">
            <text:p>10</text:p>
          </table:table-cell>
          <table:table-cell office:value-type="float" office:value="24.7815701198708" calcext:value-type="float">
            <text:p>24.7815701198708</text:p>
          </table:table-cell>
          <table:table-cell office:value-type="float" office:value="23.9288540346232" calcext:value-type="float">
            <text:p>23.9288540346232</text:p>
          </table:table-cell>
          <table:table-cell office:value-type="float" office:value="10" calcext:value-type="float">
            <text:p>10</text:p>
          </table:table-cell>
          <table:table-cell office:value-type="float" office:value="24.7815701198708" calcext:value-type="float">
            <text:p>24.7815701198708</text:p>
          </table:table-cell>
          <table:table-cell office:value-type="float" office:value="25.6344458219741" calcext:value-type="float">
            <text:p>25.6344458219741</text:p>
          </table:table-cell>
          <table:table-cell office:value-type="float" office:value="-0.260437650057662" calcext:value-type="float">
            <text:p>-0.26043765005766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5.897904519647" calcext:value-type="float">
            <text:p>25.897904519647</text:p>
          </table:table-cell>
          <table:table-cell office:value-type="float" office:value="25.0041504046102" calcext:value-type="float">
            <text:p>25.0041504046102</text:p>
          </table:table-cell>
          <table:table-cell office:value-type="float" office:value="10" calcext:value-type="float">
            <text:p>10</text:p>
          </table:table-cell>
          <table:table-cell office:value-type="float" office:value="25.897904519647" calcext:value-type="float">
            <text:p>25.897904519647</text:p>
          </table:table-cell>
          <table:table-cell office:value-type="float" office:value="25.4174425765465" calcext:value-type="float">
            <text:p>25.4174425765465</text:p>
          </table:table-cell>
          <table:table-cell office:value-type="float" office:value="10" calcext:value-type="float">
            <text:p>10</text:p>
          </table:table-cell>
          <table:table-cell office:value-type="float" office:value="25.897904519647" calcext:value-type="float">
            <text:p>25.897904519647</text:p>
          </table:table-cell>
          <table:table-cell office:value-type="float" office:value="25.1809300357355" calcext:value-type="float">
            <text:p>25.1809300357355</text:p>
          </table:table-cell>
          <table:table-cell office:value-type="float" office:value="10" calcext:value-type="float">
            <text:p>10</text:p>
          </table:table-cell>
          <table:table-cell office:value-type="float" office:value="25.897904519647" calcext:value-type="float">
            <text:p>25.897904519647</text:p>
          </table:table-cell>
          <table:table-cell office:value-type="float" office:value="24.8863742975689" calcext:value-type="float">
            <text:p>24.8863742975689</text:p>
          </table:table-cell>
          <table:table-cell office:value-type="float" office:value="1.04316146016719" calcext:value-type="float">
            <text:p>1.0431614601671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6.5939285176706" calcext:value-type="float">
            <text:p>26.5939285176706</text:p>
          </table:table-cell>
          <table:table-cell office:value-type="float" office:value="24.8555320465254" calcext:value-type="float">
            <text:p>24.8555320465254</text:p>
          </table:table-cell>
          <table:table-cell office:value-type="float" office:value="10" calcext:value-type="float">
            <text:p>10</text:p>
          </table:table-cell>
          <table:table-cell office:value-type="float" office:value="26.5939285176706" calcext:value-type="float">
            <text:p>26.5939285176706</text:p>
          </table:table-cell>
          <table:table-cell office:value-type="float" office:value="25.49477118368" calcext:value-type="float">
            <text:p>25.49477118368</text:p>
          </table:table-cell>
          <table:table-cell office:value-type="float" office:value="10" calcext:value-type="float">
            <text:p>10</text:p>
          </table:table-cell>
          <table:table-cell office:value-type="float" office:value="26.5939285176706" calcext:value-type="float">
            <text:p>26.5939285176706</text:p>
          </table:table-cell>
          <table:table-cell office:value-type="float" office:value="24.8226446036027" calcext:value-type="float">
            <text:p>24.8226446036027</text:p>
          </table:table-cell>
          <table:table-cell office:value-type="float" office:value="10" calcext:value-type="float">
            <text:p>10</text:p>
          </table:table-cell>
          <table:table-cell office:value-type="float" office:value="26.5939285176706" calcext:value-type="float">
            <text:p>26.5939285176706</text:p>
          </table:table-cell>
          <table:table-cell office:value-type="float" office:value="24.9139004198798" calcext:value-type="float">
            <text:p>24.9139004198798</text:p>
          </table:table-cell>
          <table:table-cell office:value-type="float" office:value="1.71566855183931" calcext:value-type="float">
            <text:p>1.7156685518393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3.6493610274841" calcext:value-type="float">
            <text:p>23.6493610274841</text:p>
          </table:table-cell>
          <table:table-cell office:value-type="float" office:value="24.4481652290142" calcext:value-type="float">
            <text:p>24.4481652290142</text:p>
          </table:table-cell>
          <table:table-cell office:value-type="float" office:value="10" calcext:value-type="float">
            <text:p>10</text:p>
          </table:table-cell>
          <table:table-cell office:value-type="float" office:value="23.6493610274841" calcext:value-type="float">
            <text:p>23.6493610274841</text:p>
          </table:table-cell>
          <table:table-cell office:value-type="float" office:value="24.7925094615545" calcext:value-type="float">
            <text:p>24.7925094615545</text:p>
          </table:table-cell>
          <table:table-cell office:value-type="float" office:value="10" calcext:value-type="float">
            <text:p>10</text:p>
          </table:table-cell>
          <table:table-cell office:value-type="float" office:value="23.6493610274841" calcext:value-type="float">
            <text:p>23.6493610274841</text:p>
          </table:table-cell>
          <table:table-cell office:value-type="float" office:value="25.18212243625" calcext:value-type="float">
            <text:p>25.18212243625</text:p>
          </table:table-cell>
          <table:table-cell office:value-type="float" office:value="10" calcext:value-type="float">
            <text:p>10</text:p>
          </table:table-cell>
          <table:table-cell office:value-type="float" office:value="23.6493610274841" calcext:value-type="float">
            <text:p>23.6493610274841</text:p>
          </table:table-cell>
          <table:table-cell office:value-type="float" office:value="24.3747011954153" calcext:value-type="float">
            <text:p>24.3747011954153</text:p>
          </table:table-cell>
          <table:table-cell office:value-type="float" office:value="-1.03468866587511" calcext:value-type="float">
            <text:p>-1.0346886658751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4.2095006441434" calcext:value-type="float">
            <text:p>24.2095006441434</text:p>
          </table:table-cell>
          <table:table-cell office:value-type="float" office:value="24.8827425422962" calcext:value-type="float">
            <text:p>24.8827425422962</text:p>
          </table:table-cell>
          <table:table-cell office:value-type="float" office:value="10" calcext:value-type="float">
            <text:p>10</text:p>
          </table:table-cell>
          <table:table-cell office:value-type="float" office:value="24.2095006441434" calcext:value-type="float">
            <text:p>24.2095006441434</text:p>
          </table:table-cell>
          <table:table-cell office:value-type="float" office:value="24.9726547364913" calcext:value-type="float">
            <text:p>24.9726547364913</text:p>
          </table:table-cell>
          <table:table-cell office:value-type="float" office:value="10" calcext:value-type="float">
            <text:p>10</text:p>
          </table:table-cell>
          <table:table-cell office:value-type="float" office:value="24.2095006441434" calcext:value-type="float">
            <text:p>24.2095006441434</text:p>
          </table:table-cell>
          <table:table-cell office:value-type="float" office:value="25.2247254062555" calcext:value-type="float">
            <text:p>25.2247254062555</text:p>
          </table:table-cell>
          <table:table-cell office:value-type="float" office:value="10" calcext:value-type="float">
            <text:p>10</text:p>
          </table:table-cell>
          <table:table-cell office:value-type="float" office:value="24.2095006441434" calcext:value-type="float">
            <text:p>24.2095006441434</text:p>
          </table:table-cell>
          <table:table-cell office:value-type="float" office:value="24.8808486710509" calcext:value-type="float">
            <text:p>24.8808486710509</text:p>
          </table:table-cell>
          <table:table-cell office:value-type="float" office:value="-0.967089287769784" calcext:value-type="float">
            <text:p>-0.96708928776978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0.454692237913" calcext:value-type="float">
            <text:p>30.454692237913</text:p>
          </table:table-cell>
          <table:table-cell office:value-type="float" office:value="25.0136305880836" calcext:value-type="float">
            <text:p>25.0136305880836</text:p>
          </table:table-cell>
          <table:table-cell office:value-type="float" office:value="10" calcext:value-type="float">
            <text:p>10</text:p>
          </table:table-cell>
          <table:table-cell office:value-type="float" office:value="30.454692237913" calcext:value-type="float">
            <text:p>30.454692237913</text:p>
          </table:table-cell>
          <table:table-cell office:value-type="float" office:value="26.7684327315624" calcext:value-type="float">
            <text:p>26.7684327315624</text:p>
          </table:table-cell>
          <table:table-cell office:value-type="float" office:value="10" calcext:value-type="float">
            <text:p>10</text:p>
          </table:table-cell>
          <table:table-cell office:value-type="float" office:value="30.454692237913" calcext:value-type="float">
            <text:p>30.454692237913</text:p>
          </table:table-cell>
          <table:table-cell office:value-type="float" office:value="25.2701320122562" calcext:value-type="float">
            <text:p>25.2701320122562</text:p>
          </table:table-cell>
          <table:table-cell office:value-type="float" office:value="10" calcext:value-type="float">
            <text:p>10</text:p>
          </table:table-cell>
          <table:table-cell office:value-type="float" office:value="30.454692237913" calcext:value-type="float">
            <text:p>30.454692237913</text:p>
          </table:table-cell>
          <table:table-cell office:value-type="float" office:value="24.696759461196" calcext:value-type="float">
            <text:p>24.696759461196</text:p>
          </table:table-cell>
          <table:table-cell office:value-type="float" office:value="5.07376433288631" calcext:value-type="float">
            <text:p>5.0737643328863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7.3005686911404" calcext:value-type="float">
            <text:p>27.3005686911404</text:p>
          </table:table-cell>
          <table:table-cell office:value-type="float" office:value="25.7969216594707" calcext:value-type="float">
            <text:p>25.7969216594707</text:p>
          </table:table-cell>
          <table:table-cell office:value-type="float" office:value="10" calcext:value-type="float">
            <text:p>10</text:p>
          </table:table-cell>
          <table:table-cell office:value-type="float" office:value="27.3005686911404" calcext:value-type="float">
            <text:p>27.3005686911404</text:p>
          </table:table-cell>
          <table:table-cell office:value-type="float" office:value="26.8270765053043" calcext:value-type="float">
            <text:p>26.8270765053043</text:p>
          </table:table-cell>
          <table:table-cell office:value-type="float" office:value="10" calcext:value-type="float">
            <text:p>10</text:p>
          </table:table-cell>
          <table:table-cell office:value-type="float" office:value="27.3005686911404" calcext:value-type="float">
            <text:p>27.3005686911404</text:p>
          </table:table-cell>
          <table:table-cell office:value-type="float" office:value="25.6008650044948" calcext:value-type="float">
            <text:p>25.6008650044948</text:p>
          </table:table-cell>
          <table:table-cell office:value-type="float" office:value="10" calcext:value-type="float">
            <text:p>10</text:p>
          </table:table-cell>
          <table:table-cell office:value-type="float" office:value="27.3005686911404" calcext:value-type="float">
            <text:p>27.3005686911404</text:p>
          </table:table-cell>
          <table:table-cell office:value-type="float" office:value="25.2233746017972" calcext:value-type="float">
            <text:p>25.2233746017972</text:p>
          </table:table-cell>
          <table:table-cell office:value-type="float" office:value="1.99480442349402" calcext:value-type="float">
            <text:p>1.9948044234940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4.3099322597949" calcext:value-type="float">
            <text:p>24.3099322597949</text:p>
          </table:table-cell>
          <table:table-cell office:value-type="float" office:value="23.8765980555251" calcext:value-type="float">
            <text:p>23.8765980555251</text:p>
          </table:table-cell>
          <table:table-cell office:value-type="float" office:value="10" calcext:value-type="float">
            <text:p>10</text:p>
          </table:table-cell>
          <table:table-cell office:value-type="float" office:value="24.3099322597949" calcext:value-type="float">
            <text:p>24.3099322597949</text:p>
          </table:table-cell>
          <table:table-cell office:value-type="float" office:value="22.5006173401061" calcext:value-type="float">
            <text:p>22.5006173401061</text:p>
          </table:table-cell>
          <table:table-cell office:value-type="float" office:value="10" calcext:value-type="float">
            <text:p>10</text:p>
          </table:table-cell>
          <table:table-cell office:value-type="float" office:value="24.3099322597949" calcext:value-type="float">
            <text:p>24.3099322597949</text:p>
          </table:table-cell>
          <table:table-cell office:value-type="float" office:value="23.5276973963392" calcext:value-type="float">
            <text:p>23.5276973963392</text:p>
          </table:table-cell>
          <table:table-cell office:value-type="float" office:value="10" calcext:value-type="float">
            <text:p>10</text:p>
          </table:table-cell>
          <table:table-cell office:value-type="float" office:value="24.3099322597949" calcext:value-type="float">
            <text:p>24.3099322597949</text:p>
          </table:table-cell>
          <table:table-cell office:value-type="float" office:value="23.9680136388556" calcext:value-type="float">
            <text:p>23.9680136388556</text:p>
          </table:table-cell>
          <table:table-cell office:value-type="float" office:value="-0.660989872842415" calcext:value-type="float">
            <text:p>-0.66098987284241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8.0922578791714" calcext:value-type="float">
            <text:p>18.0922578791714</text:p>
          </table:table-cell>
          <table:table-cell office:value-type="float" office:value="24.127573373201" calcext:value-type="float">
            <text:p>24.127573373201</text:p>
          </table:table-cell>
          <table:table-cell office:value-type="float" office:value="10" calcext:value-type="float">
            <text:p>10</text:p>
          </table:table-cell>
          <table:table-cell office:value-type="float" office:value="18.0922578791714" calcext:value-type="float">
            <text:p>18.0922578791714</text:p>
          </table:table-cell>
          <table:table-cell office:value-type="float" office:value="22.4265741259931" calcext:value-type="float">
            <text:p>22.4265741259931</text:p>
          </table:table-cell>
          <table:table-cell office:value-type="float" office:value="10" calcext:value-type="float">
            <text:p>10</text:p>
          </table:table-cell>
          <table:table-cell office:value-type="float" office:value="18.0922578791714" calcext:value-type="float">
            <text:p>18.0922578791714</text:p>
          </table:table-cell>
          <table:table-cell office:value-type="float" office:value="23.8777499016185" calcext:value-type="float">
            <text:p>23.8777499016185</text:p>
          </table:table-cell>
          <table:table-cell office:value-type="float" office:value="10" calcext:value-type="float">
            <text:p>10</text:p>
          </table:table-cell>
          <table:table-cell office:value-type="float" office:value="18.0922578791714" calcext:value-type="float">
            <text:p>18.0922578791714</text:p>
          </table:table-cell>
          <table:table-cell office:value-type="float" office:value="24.2537796466024" calcext:value-type="float">
            <text:p>24.2537796466024</text:p>
          </table:table-cell>
          <table:table-cell office:value-type="float" office:value="-6.79027381692045" calcext:value-type="float">
            <text:p>-6.7902738169204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8.7299539700235" calcext:value-type="float">
            <text:p>28.7299539700235</text:p>
          </table:table-cell>
          <table:table-cell office:value-type="float" office:value="26.4329065113589" calcext:value-type="float">
            <text:p>26.4329065113589</text:p>
          </table:table-cell>
          <table:table-cell office:value-type="float" office:value="10" calcext:value-type="float">
            <text:p>10</text:p>
          </table:table-cell>
          <table:table-cell office:value-type="float" office:value="28.7299539700235" calcext:value-type="float">
            <text:p>28.7299539700235</text:p>
          </table:table-cell>
          <table:table-cell office:value-type="float" office:value="26.5373333174047" calcext:value-type="float">
            <text:p>26.5373333174047</text:p>
          </table:table-cell>
          <table:table-cell office:value-type="float" office:value="10" calcext:value-type="float">
            <text:p>10</text:p>
          </table:table-cell>
          <table:table-cell office:value-type="float" office:value="28.7299539700235" calcext:value-type="float">
            <text:p>28.7299539700235</text:p>
          </table:table-cell>
          <table:table-cell office:value-type="float" office:value="23.758623436908" calcext:value-type="float">
            <text:p>23.758623436908</text:p>
          </table:table-cell>
          <table:table-cell office:value-type="float" office:value="10" calcext:value-type="float">
            <text:p>10</text:p>
          </table:table-cell>
          <table:table-cell office:value-type="float" office:value="28.7299539700235" calcext:value-type="float">
            <text:p>28.7299539700235</text:p>
          </table:table-cell>
          <table:table-cell office:value-type="float" office:value="26.068182835063" calcext:value-type="float">
            <text:p>26.068182835063</text:p>
          </table:table-cell>
          <table:table-cell office:value-type="float" office:value="3.69273647696141" calcext:value-type="float">
            <text:p>3.6927364769614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6.2676505004817" calcext:value-type="float">
            <text:p>16.2676505004817</text:p>
          </table:table-cell>
          <table:table-cell office:value-type="float" office:value="24.4774490213746" calcext:value-type="float">
            <text:p>24.4774490213746</text:p>
          </table:table-cell>
          <table:table-cell office:value-type="float" office:value="10" calcext:value-type="float">
            <text:p>10</text:p>
          </table:table-cell>
          <table:table-cell office:value-type="float" office:value="16.2676505004817" calcext:value-type="float">
            <text:p>16.2676505004817</text:p>
          </table:table-cell>
          <table:table-cell office:value-type="float" office:value="21.1954228630031" calcext:value-type="float">
            <text:p>21.1954228630031</text:p>
          </table:table-cell>
          <table:table-cell office:value-type="float" office:value="10" calcext:value-type="float">
            <text:p>10</text:p>
          </table:table-cell>
          <table:table-cell office:value-type="float" office:value="16.2676505004817" calcext:value-type="float">
            <text:p>16.2676505004817</text:p>
          </table:table-cell>
          <table:table-cell office:value-type="float" office:value="23.0519015120069" calcext:value-type="float">
            <text:p>23.0519015120069</text:p>
          </table:table-cell>
          <table:table-cell office:value-type="float" office:value="10" calcext:value-type="float">
            <text:p>10</text:p>
          </table:table-cell>
          <table:table-cell office:value-type="float" office:value="16.2676505004817" calcext:value-type="float">
            <text:p>16.2676505004817</text:p>
          </table:table-cell>
          <table:table-cell office:value-type="float" office:value="24.4131719855486" calcext:value-type="float">
            <text:p>24.4131719855486</text:p>
          </table:table-cell>
          <table:table-cell office:value-type="float" office:value="-8.95086267189767" calcext:value-type="float">
            <text:p>-8.9508626718976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8.4040585241434" calcext:value-type="float">
            <text:p>28.4040585241434</text:p>
          </table:table-cell>
          <table:table-cell office:value-type="float" office:value="26.3041434881009" calcext:value-type="float">
            <text:p>26.3041434881009</text:p>
          </table:table-cell>
          <table:table-cell office:value-type="float" office:value="10" calcext:value-type="float">
            <text:p>10</text:p>
          </table:table-cell>
          <table:table-cell office:value-type="float" office:value="28.4040585241434" calcext:value-type="float">
            <text:p>28.4040585241434</text:p>
          </table:table-cell>
          <table:table-cell office:value-type="float" office:value="25.9881524045483" calcext:value-type="float">
            <text:p>25.9881524045483</text:p>
          </table:table-cell>
          <table:table-cell office:value-type="float" office:value="10" calcext:value-type="float">
            <text:p>10</text:p>
          </table:table-cell>
          <table:table-cell office:value-type="float" office:value="28.4040585241434" calcext:value-type="float">
            <text:p>28.4040585241434</text:p>
          </table:table-cell>
          <table:table-cell office:value-type="float" office:value="24.4846195073527" calcext:value-type="float">
            <text:p>24.4846195073527</text:p>
          </table:table-cell>
          <table:table-cell office:value-type="float" office:value="10" calcext:value-type="float">
            <text:p>10</text:p>
          </table:table-cell>
          <table:table-cell office:value-type="float" office:value="28.4040585241434" calcext:value-type="float">
            <text:p>28.4040585241434</text:p>
          </table:table-cell>
          <table:table-cell office:value-type="float" office:value="25.9304131621532" calcext:value-type="float">
            <text:p>25.9304131621532</text:p>
          </table:table-cell>
          <table:table-cell office:value-type="float" office:value="3.21128488337388" calcext:value-type="float">
            <text:p>3.2112848833738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5.6886888714751" calcext:value-type="float">
            <text:p>25.6886888714751</text:p>
          </table:table-cell>
          <table:table-cell office:value-type="float" office:value="24.0191830389083" calcext:value-type="float">
            <text:p>24.0191830389083</text:p>
          </table:table-cell>
          <table:table-cell office:value-type="float" office:value="10" calcext:value-type="float">
            <text:p>10</text:p>
          </table:table-cell>
          <table:table-cell office:value-type="float" office:value="25.6886888714751" calcext:value-type="float">
            <text:p>25.6886888714751</text:p>
          </table:table-cell>
          <table:table-cell office:value-type="float" office:value="24.3020600815758" calcext:value-type="float">
            <text:p>24.3020600815758</text:p>
          </table:table-cell>
          <table:table-cell office:value-type="float" office:value="10" calcext:value-type="float">
            <text:p>10</text:p>
          </table:table-cell>
          <table:table-cell office:value-type="float" office:value="25.6886888714751" calcext:value-type="float">
            <text:p>25.6886888714751</text:p>
          </table:table-cell>
          <table:table-cell office:value-type="float" office:value="24.2071422904895" calcext:value-type="float">
            <text:p>24.2071422904895</text:p>
          </table:table-cell>
          <table:table-cell office:value-type="float" office:value="10" calcext:value-type="float">
            <text:p>10</text:p>
          </table:table-cell>
          <table:table-cell office:value-type="float" office:value="25.6886888714751" calcext:value-type="float">
            <text:p>25.6886888714751</text:p>
          </table:table-cell>
          <table:table-cell office:value-type="float" office:value="24.2182651217492" calcext:value-type="float">
            <text:p>24.2182651217492</text:p>
          </table:table-cell>
          <table:table-cell office:value-type="float" office:value="0.988180104229891" calcext:value-type="float">
            <text:p>0.98818010422989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4.6538213721154" calcext:value-type="float">
            <text:p>24.6538213721154</text:p>
          </table:table-cell>
          <table:table-cell office:value-type="float" office:value="23.9106162982654" calcext:value-type="float">
            <text:p>23.9106162982654</text:p>
          </table:table-cell>
          <table:table-cell office:value-type="float" office:value="10" calcext:value-type="float">
            <text:p>10</text:p>
          </table:table-cell>
          <table:table-cell office:value-type="float" office:value="24.6538213721154" calcext:value-type="float">
            <text:p>24.6538213721154</text:p>
          </table:table-cell>
          <table:table-cell office:value-type="float" office:value="24.0999480314768" calcext:value-type="float">
            <text:p>24.0999480314768</text:p>
          </table:table-cell>
          <table:table-cell office:value-type="float" office:value="10" calcext:value-type="float">
            <text:p>10</text:p>
          </table:table-cell>
          <table:table-cell office:value-type="float" office:value="24.6538213721154" calcext:value-type="float">
            <text:p>24.6538213721154</text:p>
          </table:table-cell>
          <table:table-cell office:value-type="float" office:value="23.9456369488072" calcext:value-type="float">
            <text:p>23.9456369488072</text:p>
          </table:table-cell>
          <table:table-cell office:value-type="float" office:value="10" calcext:value-type="float">
            <text:p>10</text:p>
          </table:table-cell>
          <table:table-cell office:value-type="float" office:value="24.6538213721154" calcext:value-type="float">
            <text:p>24.6538213721154</text:p>
          </table:table-cell>
          <table:table-cell office:value-type="float" office:value="24.0993683208348" calcext:value-type="float">
            <text:p>24.0993683208348</text:p>
          </table:table-cell>
          <table:table-cell office:value-type="float" office:value="-0.18345876498027" calcext:value-type="float">
            <text:p>-0.1834587649802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7.9249506596793" calcext:value-type="float">
            <text:p>17.9249506596793</text:p>
          </table:table-cell>
          <table:table-cell office:value-type="float" office:value="23.8968948929346" calcext:value-type="float">
            <text:p>23.8968948929346</text:p>
          </table:table-cell>
          <table:table-cell office:value-type="float" office:value="10" calcext:value-type="float">
            <text:p>10</text:p>
          </table:table-cell>
          <table:table-cell office:value-type="float" office:value="17.9249506596793" calcext:value-type="float">
            <text:p>17.9249506596793</text:p>
          </table:table-cell>
          <table:table-cell office:value-type="float" office:value="21.6402237242089" calcext:value-type="float">
            <text:p>21.6402237242089</text:p>
          </table:table-cell>
          <table:table-cell office:value-type="float" office:value="10" calcext:value-type="float">
            <text:p>10</text:p>
          </table:table-cell>
          <table:table-cell office:value-type="float" office:value="17.9249506596793" calcext:value-type="float">
            <text:p>17.9249506596793</text:p>
          </table:table-cell>
          <table:table-cell office:value-type="float" office:value="23.7305128208716" calcext:value-type="float">
            <text:p>23.7305128208716</text:p>
          </table:table-cell>
          <table:table-cell office:value-type="float" office:value="10" calcext:value-type="float">
            <text:p>10</text:p>
          </table:table-cell>
          <table:table-cell office:value-type="float" office:value="17.9249506596793" calcext:value-type="float">
            <text:p>17.9249506596793</text:p>
          </table:table-cell>
          <table:table-cell office:value-type="float" office:value="24.1142896859524" calcext:value-type="float">
            <text:p>24.1142896859524</text:p>
          </table:table-cell>
          <table:table-cell office:value-type="float" office:value="-6.79496063533876" calcext:value-type="float">
            <text:p>-6.7949606353387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3.2548403581181" calcext:value-type="float">
            <text:p>23.2548403581181</text:p>
          </table:table-cell>
          <table:table-cell office:value-type="float" office:value="25.7965343008592" calcext:value-type="float">
            <text:p>25.7965343008592</text:p>
          </table:table-cell>
          <table:table-cell office:value-type="float" office:value="10" calcext:value-type="float">
            <text:p>10</text:p>
          </table:table-cell>
          <table:table-cell office:value-type="float" office:value="23.2548403581181" calcext:value-type="float">
            <text:p>23.2548403581181</text:p>
          </table:table-cell>
          <table:table-cell office:value-type="float" office:value="25.069200018583" calcext:value-type="float">
            <text:p>25.069200018583</text:p>
          </table:table-cell>
          <table:table-cell office:value-type="float" office:value="10" calcext:value-type="float">
            <text:p>10</text:p>
          </table:table-cell>
          <table:table-cell office:value-type="float" office:value="23.2548403581181" calcext:value-type="float">
            <text:p>23.2548403581181</text:p>
          </table:table-cell>
          <table:table-cell office:value-type="float" office:value="23.9537804558068" calcext:value-type="float">
            <text:p>23.9537804558068</text:p>
          </table:table-cell>
          <table:table-cell office:value-type="float" office:value="10" calcext:value-type="float">
            <text:p>10</text:p>
          </table:table-cell>
          <table:table-cell office:value-type="float" office:value="23.2548403581181" calcext:value-type="float">
            <text:p>23.2548403581181</text:p>
          </table:table-cell>
          <table:table-cell office:value-type="float" office:value="25.4897820697723" calcext:value-type="float">
            <text:p>25.4897820697723</text:p>
          </table:table-cell>
          <table:table-cell office:value-type="float" office:value="-1.50111674112721" calcext:value-type="float">
            <text:p>-1.5011167411272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9.7267007481655" calcext:value-type="float">
            <text:p>19.7267007481655</text:p>
          </table:table-cell>
          <table:table-cell office:value-type="float" office:value="24.8102323499945" calcext:value-type="float">
            <text:p>24.8102323499945</text:p>
          </table:table-cell>
          <table:table-cell office:value-type="float" office:value="10" calcext:value-type="float">
            <text:p>10</text:p>
          </table:table-cell>
          <table:table-cell office:value-type="float" office:value="19.7267007481655" calcext:value-type="float">
            <text:p>19.7267007481655</text:p>
          </table:table-cell>
          <table:table-cell office:value-type="float" office:value="23.5196744362703" calcext:value-type="float">
            <text:p>23.5196744362703</text:p>
          </table:table-cell>
          <table:table-cell office:value-type="float" office:value="10" calcext:value-type="float">
            <text:p>10</text:p>
          </table:table-cell>
          <table:table-cell office:value-type="float" office:value="19.7267007481655" calcext:value-type="float">
            <text:p>19.7267007481655</text:p>
          </table:table-cell>
          <table:table-cell office:value-type="float" office:value="24.6178350120706" calcext:value-type="float">
            <text:p>24.6178350120706</text:p>
          </table:table-cell>
          <table:table-cell office:value-type="float" office:value="10" calcext:value-type="float">
            <text:p>10</text:p>
          </table:table-cell>
          <table:table-cell office:value-type="float" office:value="19.7267007481655" calcext:value-type="float">
            <text:p>19.7267007481655</text:p>
          </table:table-cell>
          <table:table-cell office:value-type="float" office:value="24.8240278146382" calcext:value-type="float">
            <text:p>24.8240278146382</text:p>
          </table:table-cell>
          <table:table-cell office:value-type="float" office:value="-4.78182612807208" calcext:value-type="float">
            <text:p>-4.78182612807208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4.0660165771712" calcext:value-type="float">
            <text:p>14.0660165771712</text:p>
          </table:table-cell>
          <table:table-cell office:value-type="float" office:value="24.0085097756712" calcext:value-type="float">
            <text:p>24.0085097756712</text:p>
          </table:table-cell>
          <table:table-cell office:value-type="float" office:value="10" calcext:value-type="float">
            <text:p>10</text:p>
          </table:table-cell>
          <table:table-cell office:value-type="float" office:value="14.0660165771712" calcext:value-type="float">
            <text:p>14.0660165771712</text:p>
          </table:table-cell>
          <table:table-cell office:value-type="float" office:value="19.9230752268227" calcext:value-type="float">
            <text:p>19.9230752268227</text:p>
          </table:table-cell>
          <table:table-cell office:value-type="float" office:value="10" calcext:value-type="float">
            <text:p>10</text:p>
          </table:table-cell>
          <table:table-cell office:value-type="float" office:value="14.0660165771712" calcext:value-type="float">
            <text:p>14.0660165771712</text:p>
          </table:table-cell>
          <table:table-cell office:value-type="float" office:value="22.9170699782119" calcext:value-type="float">
            <text:p>22.9170699782119</text:p>
          </table:table-cell>
          <table:table-cell office:value-type="float" office:value="10" calcext:value-type="float">
            <text:p>10</text:p>
          </table:table-cell>
          <table:table-cell office:value-type="float" office:value="14.0660165771712" calcext:value-type="float">
            <text:p>14.0660165771712</text:p>
          </table:table-cell>
          <table:table-cell office:value-type="float" office:value="24.1256901702464" calcext:value-type="float">
            <text:p>24.1256901702464</text:p>
          </table:table-cell>
          <table:table-cell office:value-type="float" office:value="-10.5920392764949" calcext:value-type="float">
            <text:p>-10.592039276494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2.8645256704709" calcext:value-type="float">
            <text:p>22.8645256704709</text:p>
          </table:table-cell>
          <table:table-cell office:value-type="float" office:value="24.9244153378388" calcext:value-type="float">
            <text:p>24.9244153378388</text:p>
          </table:table-cell>
          <table:table-cell office:value-type="float" office:value="10" calcext:value-type="float">
            <text:p>10</text:p>
          </table:table-cell>
          <table:table-cell office:value-type="float" office:value="22.8645256704709" calcext:value-type="float">
            <text:p>22.8645256704709</text:p>
          </table:table-cell>
          <table:table-cell office:value-type="float" office:value="23.7035439151614" calcext:value-type="float">
            <text:p>23.7035439151614</text:p>
          </table:table-cell>
          <table:table-cell office:value-type="float" office:value="10" calcext:value-type="float">
            <text:p>10</text:p>
          </table:table-cell>
          <table:table-cell office:value-type="float" office:value="22.8645256704709" calcext:value-type="float">
            <text:p>22.8645256704709</text:p>
          </table:table-cell>
          <table:table-cell office:value-type="float" office:value="23.7307603570894" calcext:value-type="float">
            <text:p>23.7307603570894</text:p>
          </table:table-cell>
          <table:table-cell office:value-type="float" office:value="10" calcext:value-type="float">
            <text:p>10</text:p>
          </table:table-cell>
          <table:table-cell office:value-type="float" office:value="22.8645256704709" calcext:value-type="float">
            <text:p>22.8645256704709</text:p>
          </table:table-cell>
          <table:table-cell office:value-type="float" office:value="24.809907851246" calcext:value-type="float">
            <text:p>24.809907851246</text:p>
          </table:table-cell>
          <table:table-cell office:value-type="float" office:value="-1.93727440860863" calcext:value-type="float">
            <text:p>-1.9372744086086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30.6147106174038" calcext:value-type="float">
            <text:p>30.6147106174038</text:p>
          </table:table-cell>
          <table:table-cell office:value-type="float" office:value="24.347039968971" calcext:value-type="float">
            <text:p>24.347039968971</text:p>
          </table:table-cell>
          <table:table-cell office:value-type="float" office:value="10" calcext:value-type="float">
            <text:p>10</text:p>
          </table:table-cell>
          <table:table-cell office:value-type="float" office:value="30.6147106174038" calcext:value-type="float">
            <text:p>30.6147106174038</text:p>
          </table:table-cell>
          <table:table-cell office:value-type="float" office:value="26.9905901728644" calcext:value-type="float">
            <text:p>26.9905901728644</text:p>
          </table:table-cell>
          <table:table-cell office:value-type="float" office:value="10" calcext:value-type="float">
            <text:p>10</text:p>
          </table:table-cell>
          <table:table-cell office:value-type="float" office:value="30.6147106174038" calcext:value-type="float">
            <text:p>30.6147106174038</text:p>
          </table:table-cell>
          <table:table-cell office:value-type="float" office:value="26.2494274292421" calcext:value-type="float">
            <text:p>26.2494274292421</text:p>
          </table:table-cell>
          <table:table-cell office:value-type="float" office:value="10" calcext:value-type="float">
            <text:p>10</text:p>
          </table:table-cell>
          <table:table-cell office:value-type="float" office:value="30.6147106174038" calcext:value-type="float">
            <text:p>30.6147106174038</text:p>
          </table:table-cell>
          <table:table-cell office:value-type="float" office:value="24.442579948463" calcext:value-type="float">
            <text:p>24.442579948463</text:p>
          </table:table-cell>
          <table:table-cell office:value-type="float" office:value="5.64960957392712" calcext:value-type="float">
            <text:p>5.6496095739271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4.3783783329867" calcext:value-type="float">
            <text:p>24.3783783329867</text:p>
          </table:table-cell>
          <table:table-cell office:value-type="float" office:value="25.0370305827588" calcext:value-type="float">
            <text:p>25.0370305827588</text:p>
          </table:table-cell>
          <table:table-cell office:value-type="float" office:value="10" calcext:value-type="float">
            <text:p>10</text:p>
          </table:table-cell>
          <table:table-cell office:value-type="float" office:value="24.3783783329867" calcext:value-type="float">
            <text:p>24.3783783329867</text:p>
          </table:table-cell>
          <table:table-cell office:value-type="float" office:value="24.8843970909348" calcext:value-type="float">
            <text:p>24.8843970909348</text:p>
          </table:table-cell>
          <table:table-cell office:value-type="float" office:value="10" calcext:value-type="float">
            <text:p>10</text:p>
          </table:table-cell>
          <table:table-cell office:value-type="float" office:value="24.3783783329867" calcext:value-type="float">
            <text:p>24.3783783329867</text:p>
          </table:table-cell>
          <table:table-cell office:value-type="float" office:value="24.4591716019526" calcext:value-type="float">
            <text:p>24.4591716019526</text:p>
          </table:table-cell>
          <table:table-cell office:value-type="float" office:value="10" calcext:value-type="float">
            <text:p>10</text:p>
          </table:table-cell>
          <table:table-cell office:value-type="float" office:value="24.3783783329867" calcext:value-type="float">
            <text:p>24.3783783329867</text:p>
          </table:table-cell>
          <table:table-cell office:value-type="float" office:value="25.0354010691062" calcext:value-type="float">
            <text:p>25.0354010691062</text:p>
          </table:table-cell>
          <table:table-cell office:value-type="float" office:value="-0.471421371988057" calcext:value-type="float">
            <text:p>-0.47142137198805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7.7358597728679" calcext:value-type="float">
            <text:p>27.7358597728679</text:p>
          </table:table-cell>
          <table:table-cell office:value-type="float" office:value="23.8852530043559" calcext:value-type="float">
            <text:p>23.8852530043559</text:p>
          </table:table-cell>
          <table:table-cell office:value-type="float" office:value="10" calcext:value-type="float">
            <text:p>10</text:p>
          </table:table-cell>
          <table:table-cell office:value-type="float" office:value="27.7358597728679" calcext:value-type="float">
            <text:p>27.7358597728679</text:p>
          </table:table-cell>
          <table:table-cell office:value-type="float" office:value="25.9532326914304" calcext:value-type="float">
            <text:p>25.9532326914304</text:p>
          </table:table-cell>
          <table:table-cell office:value-type="float" office:value="10" calcext:value-type="float">
            <text:p>10</text:p>
          </table:table-cell>
          <table:table-cell office:value-type="float" office:value="27.7358597728679" calcext:value-type="float">
            <text:p>27.7358597728679</text:p>
          </table:table-cell>
          <table:table-cell office:value-type="float" office:value="25.5695651359866" calcext:value-type="float">
            <text:p>25.5695651359866</text:p>
          </table:table-cell>
          <table:table-cell office:value-type="float" office:value="10" calcext:value-type="float">
            <text:p>10</text:p>
          </table:table-cell>
          <table:table-cell office:value-type="float" office:value="27.7358597728679" calcext:value-type="float">
            <text:p>27.7358597728679</text:p>
          </table:table-cell>
          <table:table-cell office:value-type="float" office:value="24.124575499844" calcext:value-type="float">
            <text:p>24.124575499844</text:p>
          </table:table-cell>
          <table:table-cell office:value-type="float" office:value="2.83584632462604" calcext:value-type="float">
            <text:p>2.8358463246260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4.212523194053" calcext:value-type="float">
            <text:p>24.212523194053</text:p>
          </table:table-cell>
          <table:table-cell office:value-type="float" office:value="25.9727360035358" calcext:value-type="float">
            <text:p>25.9727360035358</text:p>
          </table:table-cell>
          <table:table-cell office:value-type="float" office:value="10" calcext:value-type="float">
            <text:p>10</text:p>
          </table:table-cell>
          <table:table-cell office:value-type="float" office:value="24.212523194053" calcext:value-type="float">
            <text:p>24.212523194053</text:p>
          </table:table-cell>
          <table:table-cell office:value-type="float" office:value="26.6502924457813" calcext:value-type="float">
            <text:p>26.6502924457813</text:p>
          </table:table-cell>
          <table:table-cell office:value-type="float" office:value="10" calcext:value-type="float">
            <text:p>10</text:p>
          </table:table-cell>
          <table:table-cell office:value-type="float" office:value="24.212523194053" calcext:value-type="float">
            <text:p>24.212523194053</text:p>
          </table:table-cell>
          <table:table-cell office:value-type="float" office:value="25.3397485002674" calcext:value-type="float">
            <text:p>25.3397485002674</text:p>
          </table:table-cell>
          <table:table-cell office:value-type="float" office:value="10" calcext:value-type="float">
            <text:p>10</text:p>
          </table:table-cell>
          <table:table-cell office:value-type="float" office:value="24.212523194053" calcext:value-type="float">
            <text:p>24.212523194053</text:p>
          </table:table-cell>
          <table:table-cell office:value-type="float" office:value="25.6166459881126" calcext:value-type="float">
            <text:p>25.6166459881126</text:p>
          </table:table-cell>
          <table:table-cell office:value-type="float" office:value="-0.309391238785309" calcext:value-type="float">
            <text:p>-0.30939123878530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2.9249771529258" calcext:value-type="float">
            <text:p>22.9249771529258</text:p>
          </table:table-cell>
          <table:table-cell office:value-type="float" office:value="25.1820235473111" calcext:value-type="float">
            <text:p>25.1820235473111</text:p>
          </table:table-cell>
          <table:table-cell office:value-type="float" office:value="10" calcext:value-type="float">
            <text:p>10</text:p>
          </table:table-cell>
          <table:table-cell office:value-type="float" office:value="22.9249771529258" calcext:value-type="float">
            <text:p>22.9249771529258</text:p>
          </table:table-cell>
          <table:table-cell office:value-type="float" office:value="24.4512710654439" calcext:value-type="float">
            <text:p>24.4512710654439</text:p>
          </table:table-cell>
          <table:table-cell office:value-type="float" office:value="10" calcext:value-type="float">
            <text:p>10</text:p>
          </table:table-cell>
          <table:table-cell office:value-type="float" office:value="22.9249771529258" calcext:value-type="float">
            <text:p>22.9249771529258</text:p>
          </table:table-cell>
          <table:table-cell office:value-type="float" office:value="24.5211128864012" calcext:value-type="float">
            <text:p>24.5211128864012</text:p>
          </table:table-cell>
          <table:table-cell office:value-type="float" office:value="10" calcext:value-type="float">
            <text:p>10</text:p>
          </table:table-cell>
          <table:table-cell office:value-type="float" office:value="22.9249771529258" calcext:value-type="float">
            <text:p>22.9249771529258</text:p>
          </table:table-cell>
          <table:table-cell office:value-type="float" office:value="25.2385980927067" calcext:value-type="float">
            <text:p>25.2385980927067</text:p>
          </table:table-cell>
          <table:table-cell office:value-type="float" office:value="-2.21371423063889" calcext:value-type="float">
            <text:p>-2.2137142306388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4.1088095477581" calcext:value-type="float">
            <text:p>24.1088095477581</text:p>
          </table:table-cell>
          <table:table-cell office:value-type="float" office:value="24.6331460936167" calcext:value-type="float">
            <text:p>24.6331460936167</text:p>
          </table:table-cell>
          <table:table-cell office:value-type="float" office:value="10" calcext:value-type="float">
            <text:p>10</text:p>
          </table:table-cell>
          <table:table-cell office:value-type="float" office:value="24.1088095477581" calcext:value-type="float">
            <text:p>24.1088095477581</text:p>
          </table:table-cell>
          <table:table-cell office:value-type="float" office:value="25.8028442216609" calcext:value-type="float">
            <text:p>25.8028442216609</text:p>
          </table:table-cell>
          <table:table-cell office:value-type="float" office:value="10" calcext:value-type="float">
            <text:p>10</text:p>
          </table:table-cell>
          <table:table-cell office:value-type="float" office:value="24.1088095477581" calcext:value-type="float">
            <text:p>24.1088095477581</text:p>
          </table:table-cell>
          <table:table-cell office:value-type="float" office:value="25.4830522512586" calcext:value-type="float">
            <text:p>25.4830522512586</text:p>
          </table:table-cell>
          <table:table-cell office:value-type="float" office:value="10" calcext:value-type="float">
            <text:p>10</text:p>
          </table:table-cell>
          <table:table-cell office:value-type="float" office:value="24.1088095477581" calcext:value-type="float">
            <text:p>24.1088095477581</text:p>
          </table:table-cell>
          <table:table-cell office:value-type="float" office:value="24.5642989483629" calcext:value-type="float">
            <text:p>24.5642989483629</text:p>
          </table:table-cell>
          <table:table-cell office:value-type="float" office:value="-0.926920454214909" calcext:value-type="float">
            <text:p>-0.92692045421490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9.8095761923384" calcext:value-type="float">
            <text:p>19.8095761923384</text:p>
          </table:table-cell>
          <table:table-cell office:value-type="float" office:value="23.9016663721883" calcext:value-type="float">
            <text:p>23.9016663721883</text:p>
          </table:table-cell>
          <table:table-cell office:value-type="float" office:value="10" calcext:value-type="float">
            <text:p>10</text:p>
          </table:table-cell>
          <table:table-cell office:value-type="float" office:value="19.8095761923384" calcext:value-type="float">
            <text:p>19.8095761923384</text:p>
          </table:table-cell>
          <table:table-cell office:value-type="float" office:value="22.5731760106767" calcext:value-type="float">
            <text:p>22.5731760106767</text:p>
          </table:table-cell>
          <table:table-cell office:value-type="float" office:value="10" calcext:value-type="float">
            <text:p>10</text:p>
          </table:table-cell>
          <table:table-cell office:value-type="float" office:value="19.8095761923384" calcext:value-type="float">
            <text:p>19.8095761923384</text:p>
          </table:table-cell>
          <table:table-cell office:value-type="float" office:value="24.5797851895166" calcext:value-type="float">
            <text:p>24.5797851895166</text:p>
          </table:table-cell>
          <table:table-cell office:value-type="float" office:value="10" calcext:value-type="float">
            <text:p>10</text:p>
          </table:table-cell>
          <table:table-cell office:value-type="float" office:value="19.8095761923384" calcext:value-type="float">
            <text:p>19.8095761923384</text:p>
          </table:table-cell>
          <table:table-cell office:value-type="float" office:value="23.8854535717981" calcext:value-type="float">
            <text:p>23.8854535717981</text:p>
          </table:table-cell>
          <table:table-cell office:value-type="float" office:value="-5.11765889048744" calcext:value-type="float">
            <text:p>-5.11765889048744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3.4366770889159" calcext:value-type="float">
            <text:p>23.4366770889159</text:p>
          </table:table-cell>
          <table:table-cell office:value-type="float" office:value="24.8518046851171" calcext:value-type="float">
            <text:p>24.8518046851171</text:p>
          </table:table-cell>
          <table:table-cell office:value-type="float" office:value="10" calcext:value-type="float">
            <text:p>10</text:p>
          </table:table-cell>
          <table:table-cell office:value-type="float" office:value="23.4366770889159" calcext:value-type="float">
            <text:p>23.4366770889159</text:p>
          </table:table-cell>
          <table:table-cell office:value-type="float" office:value="24.9034437217512" calcext:value-type="float">
            <text:p>24.9034437217512</text:p>
          </table:table-cell>
          <table:table-cell office:value-type="float" office:value="10" calcext:value-type="float">
            <text:p>10</text:p>
          </table:table-cell>
          <table:table-cell office:value-type="float" office:value="23.4366770889159" calcext:value-type="float">
            <text:p>23.4366770889159</text:p>
          </table:table-cell>
          <table:table-cell office:value-type="float" office:value="24.2483929309077" calcext:value-type="float">
            <text:p>24.2483929309077</text:p>
          </table:table-cell>
          <table:table-cell office:value-type="float" office:value="10" calcext:value-type="float">
            <text:p>10</text:p>
          </table:table-cell>
          <table:table-cell office:value-type="float" office:value="23.4366770889159" calcext:value-type="float">
            <text:p>23.4366770889159</text:p>
          </table:table-cell>
          <table:table-cell office:value-type="float" office:value="24.8531607055545" calcext:value-type="float">
            <text:p>24.8531607055545</text:p>
          </table:table-cell>
          <table:table-cell office:value-type="float" office:value="-1.01828312669923" calcext:value-type="float">
            <text:p>-1.0182831266992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5.6665128279802" calcext:value-type="float">
            <text:p>25.6665128279802</text:p>
          </table:table-cell>
          <table:table-cell office:value-type="float" office:value="24.3162189517502" calcext:value-type="float">
            <text:p>24.3162189517502</text:p>
          </table:table-cell>
          <table:table-cell office:value-type="float" office:value="10" calcext:value-type="float">
            <text:p>10</text:p>
          </table:table-cell>
          <table:table-cell office:value-type="float" office:value="25.6665128279802" calcext:value-type="float">
            <text:p>25.6665128279802</text:p>
          </table:table-cell>
          <table:table-cell office:value-type="float" office:value="24.5299720901439" calcext:value-type="float">
            <text:p>24.5299720901439</text:p>
          </table:table-cell>
          <table:table-cell office:value-type="float" office:value="10" calcext:value-type="float">
            <text:p>10</text:p>
          </table:table-cell>
          <table:table-cell office:value-type="float" office:value="25.6665128279802" calcext:value-type="float">
            <text:p>25.6665128279802</text:p>
          </table:table-cell>
          <table:table-cell office:value-type="float" office:value="24.2186558365143" calcext:value-type="float">
            <text:p>24.2186558365143</text:p>
          </table:table-cell>
          <table:table-cell office:value-type="float" office:value="10" calcext:value-type="float">
            <text:p>10</text:p>
          </table:table-cell>
          <table:table-cell office:value-type="float" office:value="25.6665128279802" calcext:value-type="float">
            <text:p>25.6665128279802</text:p>
          </table:table-cell>
          <table:table-cell office:value-type="float" office:value="24.4608722108159" calcext:value-type="float">
            <text:p>24.4608722108159</text:p>
          </table:table-cell>
          <table:table-cell office:value-type="float" office:value="0.924006906277371" calcext:value-type="float">
            <text:p>0.924006906277371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9.1215871307418" calcext:value-type="float">
            <text:p>19.1215871307418</text:p>
          </table:table-cell>
          <table:table-cell office:value-type="float" office:value="23.0840576627132" calcext:value-type="float">
            <text:p>23.0840576627132</text:p>
          </table:table-cell>
          <table:table-cell office:value-type="float" office:value="10" calcext:value-type="float">
            <text:p>10</text:p>
          </table:table-cell>
          <table:table-cell office:value-type="float" office:value="19.1215871307418" calcext:value-type="float">
            <text:p>19.1215871307418</text:p>
          </table:table-cell>
          <table:table-cell office:value-type="float" office:value="21.9210585813686" calcext:value-type="float">
            <text:p>21.9210585813686</text:p>
          </table:table-cell>
          <table:table-cell office:value-type="float" office:value="10" calcext:value-type="float">
            <text:p>10</text:p>
          </table:table-cell>
          <table:table-cell office:value-type="float" office:value="19.1215871307418" calcext:value-type="float">
            <text:p>19.1215871307418</text:p>
          </table:table-cell>
          <table:table-cell office:value-type="float" office:value="24.3742637269577" calcext:value-type="float">
            <text:p>24.3742637269577</text:p>
          </table:table-cell>
          <table:table-cell office:value-type="float" office:value="10" calcext:value-type="float">
            <text:p>10</text:p>
          </table:table-cell>
          <table:table-cell office:value-type="float" office:value="19.1215871307418" calcext:value-type="float">
            <text:p>19.1215871307418</text:p>
          </table:table-cell>
          <table:table-cell office:value-type="float" office:value="23.3065212389772" calcext:value-type="float">
            <text:p>23.3065212389772</text:p>
          </table:table-cell>
          <table:table-cell office:value-type="float" office:value="-5.90652154101142" calcext:value-type="float">
            <text:p>-5.9065215410114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7.6586107635535" calcext:value-type="float">
            <text:p>27.6586107635535</text:p>
          </table:table-cell>
          <table:table-cell office:value-type="float" office:value="23.8671175908572" calcext:value-type="float">
            <text:p>23.8671175908572</text:p>
          </table:table-cell>
          <table:table-cell office:value-type="float" office:value="10" calcext:value-type="float">
            <text:p>10</text:p>
          </table:table-cell>
          <table:table-cell office:value-type="float" office:value="27.6586107635535" calcext:value-type="float">
            <text:p>27.6586107635535</text:p>
          </table:table-cell>
          <table:table-cell office:value-type="float" office:value="25.0039839339241" calcext:value-type="float">
            <text:p>25.0039839339241</text:p>
          </table:table-cell>
          <table:table-cell office:value-type="float" office:value="10" calcext:value-type="float">
            <text:p>10</text:p>
          </table:table-cell>
          <table:table-cell office:value-type="float" office:value="27.6586107635535" calcext:value-type="float">
            <text:p>27.6586107635535</text:p>
          </table:table-cell>
          <table:table-cell office:value-type="float" office:value="25.4161597696656" calcext:value-type="float">
            <text:p>25.4161597696656</text:p>
          </table:table-cell>
          <table:table-cell office:value-type="float" office:value="10" calcext:value-type="float">
            <text:p>10</text:p>
          </table:table-cell>
          <table:table-cell office:value-type="float" office:value="27.6586107635535" calcext:value-type="float">
            <text:p>27.6586107635535</text:p>
          </table:table-cell>
          <table:table-cell office:value-type="float" office:value="24.0537886539655" calcext:value-type="float">
            <text:p>24.0537886539655</text:p>
          </table:table-cell>
          <table:table-cell office:value-type="float" office:value="2.5504691384517" calcext:value-type="float">
            <text:p>2.550469138451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3.1217808215087" calcext:value-type="float">
            <text:p>23.1217808215087</text:p>
          </table:table-cell>
          <table:table-cell office:value-type="float" office:value="24.1901380457309" calcext:value-type="float">
            <text:p>24.1901380457309</text:p>
          </table:table-cell>
          <table:table-cell office:value-type="float" office:value="10" calcext:value-type="float">
            <text:p>10</text:p>
          </table:table-cell>
          <table:table-cell office:value-type="float" office:value="23.1217808215087" calcext:value-type="float">
            <text:p>23.1217808215087</text:p>
          </table:table-cell>
          <table:table-cell office:value-type="float" office:value="22.8908152013597" calcext:value-type="float">
            <text:p>22.8908152013597</text:p>
          </table:table-cell>
          <table:table-cell office:value-type="float" office:value="10" calcext:value-type="float">
            <text:p>10</text:p>
          </table:table-cell>
          <table:table-cell office:value-type="float" office:value="23.1217808215087" calcext:value-type="float">
            <text:p>23.1217808215087</text:p>
          </table:table-cell>
          <table:table-cell office:value-type="float" office:value="23.7942206129792" calcext:value-type="float">
            <text:p>23.7942206129792</text:p>
          </table:table-cell>
          <table:table-cell office:value-type="float" office:value="10" calcext:value-type="float">
            <text:p>10</text:p>
          </table:table-cell>
          <table:table-cell office:value-type="float" office:value="23.1217808215087" calcext:value-type="float">
            <text:p>23.1217808215087</text:p>
          </table:table-cell>
          <table:table-cell office:value-type="float" office:value="24.5002000612508" calcext:value-type="float">
            <text:p>24.5002000612508</text:p>
          </table:table-cell>
          <table:table-cell office:value-type="float" office:value="-2.24950911604186" calcext:value-type="float">
            <text:p>-2.24950911604186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9.3064467057572" calcext:value-type="float">
            <text:p>19.3064467057572</text:p>
          </table:table-cell>
          <table:table-cell office:value-type="float" office:value="24.5132865269788" calcext:value-type="float">
            <text:p>24.5132865269788</text:p>
          </table:table-cell>
          <table:table-cell office:value-type="float" office:value="10" calcext:value-type="float">
            <text:p>10</text:p>
          </table:table-cell>
          <table:table-cell office:value-type="float" office:value="19.3064467057572" calcext:value-type="float">
            <text:p>19.3064467057572</text:p>
          </table:table-cell>
          <table:table-cell office:value-type="float" office:value="22.6144713262426" calcext:value-type="float">
            <text:p>22.6144713262426</text:p>
          </table:table-cell>
          <table:table-cell office:value-type="float" office:value="10" calcext:value-type="float">
            <text:p>10</text:p>
          </table:table-cell>
          <table:table-cell office:value-type="float" office:value="19.3064467057572" calcext:value-type="float">
            <text:p>19.3064467057572</text:p>
          </table:table-cell>
          <table:table-cell office:value-type="float" office:value="23.7454674688749" calcext:value-type="float">
            <text:p>23.7454674688749</text:p>
          </table:table-cell>
          <table:table-cell office:value-type="float" office:value="10" calcext:value-type="float">
            <text:p>10</text:p>
          </table:table-cell>
          <table:table-cell office:value-type="float" office:value="19.3064467057572" calcext:value-type="float">
            <text:p>19.3064467057572</text:p>
          </table:table-cell>
          <table:table-cell office:value-type="float" office:value="24.4181661033393" calcext:value-type="float">
            <text:p>24.4181661033393</text:p>
          </table:table-cell>
          <table:table-cell office:value-type="float" office:value="-5.88112576971887" calcext:value-type="float">
            <text:p>-5.88112576971887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2.0919098795291" calcext:value-type="float">
            <text:p>22.0919098795291</text:p>
          </table:table-cell>
          <table:table-cell office:value-type="float" office:value="23.5714675920961" calcext:value-type="float">
            <text:p>23.5714675920961</text:p>
          </table:table-cell>
          <table:table-cell office:value-type="float" office:value="10" calcext:value-type="float">
            <text:p>10</text:p>
          </table:table-cell>
          <table:table-cell office:value-type="float" office:value="22.0919098795291" calcext:value-type="float">
            <text:p>22.0919098795291</text:p>
          </table:table-cell>
          <table:table-cell office:value-type="float" office:value="23.523116066843" calcext:value-type="float">
            <text:p>23.523116066843</text:p>
          </table:table-cell>
          <table:table-cell office:value-type="float" office:value="10" calcext:value-type="float">
            <text:p>10</text:p>
          </table:table-cell>
          <table:table-cell office:value-type="float" office:value="22.0919098795291" calcext:value-type="float">
            <text:p>22.0919098795291</text:p>
          </table:table-cell>
          <table:table-cell office:value-type="float" office:value="24.845634565811" calcext:value-type="float">
            <text:p>24.845634565811</text:p>
          </table:table-cell>
          <table:table-cell office:value-type="float" office:value="10" calcext:value-type="float">
            <text:p>10</text:p>
          </table:table-cell>
          <table:table-cell office:value-type="float" office:value="22.0919098795291" calcext:value-type="float">
            <text:p>22.0919098795291</text:p>
          </table:table-cell>
          <table:table-cell office:value-type="float" office:value="23.7769412474609" calcext:value-type="float">
            <text:p>23.7769412474609</text:p>
          </table:table-cell>
          <table:table-cell office:value-type="float" office:value="-2.99055558889665" calcext:value-type="float">
            <text:p>-2.99055558889665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8.4720496267114" calcext:value-type="float">
            <text:p>28.4720496267114</text:p>
          </table:table-cell>
          <table:table-cell office:value-type="float" office:value="24.4670252748653" calcext:value-type="float">
            <text:p>24.4670252748653</text:p>
          </table:table-cell>
          <table:table-cell office:value-type="float" office:value="10" calcext:value-type="float">
            <text:p>10</text:p>
          </table:table-cell>
          <table:table-cell office:value-type="float" office:value="28.4720496267114" calcext:value-type="float">
            <text:p>28.4720496267114</text:p>
          </table:table-cell>
          <table:table-cell office:value-type="float" office:value="26.0475149715116" calcext:value-type="float">
            <text:p>26.0475149715116</text:p>
          </table:table-cell>
          <table:table-cell office:value-type="float" office:value="10" calcext:value-type="float">
            <text:p>10</text:p>
          </table:table-cell>
          <table:table-cell office:value-type="float" office:value="28.4720496267114" calcext:value-type="float">
            <text:p>28.4720496267114</text:p>
          </table:table-cell>
          <table:table-cell office:value-type="float" office:value="25.3822936277195" calcext:value-type="float">
            <text:p>25.3822936277195</text:p>
          </table:table-cell>
          <table:table-cell office:value-type="float" office:value="10" calcext:value-type="float">
            <text:p>10</text:p>
          </table:table-cell>
          <table:table-cell office:value-type="float" office:value="28.4720496267114" calcext:value-type="float">
            <text:p>28.4720496267114</text:p>
          </table:table-cell>
          <table:table-cell office:value-type="float" office:value="24.3099753763494" calcext:value-type="float">
            <text:p>24.3099753763494</text:p>
          </table:table-cell>
          <table:table-cell office:value-type="float" office:value="3.41833625233833" calcext:value-type="float">
            <text:p>3.4183362523383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1.8446902290637" calcext:value-type="float">
            <text:p>21.8446902290637</text:p>
          </table:table-cell>
          <table:table-cell office:value-type="float" office:value="24.8441944485551" calcext:value-type="float">
            <text:p>24.8441944485551</text:p>
          </table:table-cell>
          <table:table-cell office:value-type="float" office:value="10" calcext:value-type="float">
            <text:p>10</text:p>
          </table:table-cell>
          <table:table-cell office:value-type="float" office:value="21.8446902290637" calcext:value-type="float">
            <text:p>21.8446902290637</text:p>
          </table:table-cell>
          <table:table-cell office:value-type="float" office:value="23.6860200116421" calcext:value-type="float">
            <text:p>23.6860200116421</text:p>
          </table:table-cell>
          <table:table-cell office:value-type="float" office:value="10" calcext:value-type="float">
            <text:p>10</text:p>
          </table:table-cell>
          <table:table-cell office:value-type="float" office:value="21.8446902290637" calcext:value-type="float">
            <text:p>21.8446902290637</text:p>
          </table:table-cell>
          <table:table-cell office:value-type="float" office:value="24.0504535167651" calcext:value-type="float">
            <text:p>24.0504535167651</text:p>
          </table:table-cell>
          <table:table-cell office:value-type="float" office:value="10" calcext:value-type="float">
            <text:p>10</text:p>
          </table:table-cell>
          <table:table-cell office:value-type="float" office:value="21.8446902290637" calcext:value-type="float">
            <text:p>21.8446902290637</text:p>
          </table:table-cell>
          <table:table-cell office:value-type="float" office:value="24.6085762738127" calcext:value-type="float">
            <text:p>24.6085762738127</text:p>
          </table:table-cell>
          <table:table-cell office:value-type="float" office:value="-3.30317631141542" calcext:value-type="float">
            <text:p>-3.30317631141542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4.7939718569603" calcext:value-type="float">
            <text:p>24.7939718569603</text:p>
          </table:table-cell>
          <table:table-cell office:value-type="float" office:value="24.3614442806448" calcext:value-type="float">
            <text:p>24.3614442806448</text:p>
          </table:table-cell>
          <table:table-cell office:value-type="float" office:value="10" calcext:value-type="float">
            <text:p>10</text:p>
          </table:table-cell>
          <table:table-cell office:value-type="float" office:value="24.7939718569603" calcext:value-type="float">
            <text:p>24.7939718569603</text:p>
          </table:table-cell>
          <table:table-cell office:value-type="float" office:value="24.0863086943105" calcext:value-type="float">
            <text:p>24.0863086943105</text:p>
          </table:table-cell>
          <table:table-cell office:value-type="float" office:value="10" calcext:value-type="float">
            <text:p>10</text:p>
          </table:table-cell>
          <table:table-cell office:value-type="float" office:value="24.7939718569603" calcext:value-type="float">
            <text:p>24.7939718569603</text:p>
          </table:table-cell>
          <table:table-cell office:value-type="float" office:value="24.1660757478196" calcext:value-type="float">
            <text:p>24.1660757478196</text:p>
          </table:table-cell>
          <table:table-cell office:value-type="float" office:value="10" calcext:value-type="float">
            <text:p>10</text:p>
          </table:table-cell>
          <table:table-cell office:value-type="float" office:value="24.7939718569603" calcext:value-type="float">
            <text:p>24.7939718569603</text:p>
          </table:table-cell>
          <table:table-cell office:value-type="float" office:value="24.0603730796333" calcext:value-type="float">
            <text:p>24.0603730796333</text:p>
          </table:table-cell>
          <table:table-cell office:value-type="float" office:value="-0.128163582022643" calcext:value-type="float">
            <text:p>-0.12816358202264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5.1528934341067" calcext:value-type="float">
            <text:p>25.1528934341067</text:p>
          </table:table-cell>
          <table:table-cell office:value-type="float" office:value="24.6495485965029" calcext:value-type="float">
            <text:p>24.6495485965029</text:p>
          </table:table-cell>
          <table:table-cell office:value-type="float" office:value="10" calcext:value-type="float">
            <text:p>10</text:p>
          </table:table-cell>
          <table:table-cell office:value-type="float" office:value="25.1528934341067" calcext:value-type="float">
            <text:p>25.1528934341067</text:p>
          </table:table-cell>
          <table:table-cell office:value-type="float" office:value="24.7402430151301" calcext:value-type="float">
            <text:p>24.7402430151301</text:p>
          </table:table-cell>
          <table:table-cell office:value-type="float" office:value="10" calcext:value-type="float">
            <text:p>10</text:p>
          </table:table-cell>
          <table:table-cell office:value-type="float" office:value="25.1528934341067" calcext:value-type="float">
            <text:p>25.1528934341067</text:p>
          </table:table-cell>
          <table:table-cell office:value-type="float" office:value="24.050382209491" calcext:value-type="float">
            <text:p>24.050382209491</text:p>
          </table:table-cell>
          <table:table-cell office:value-type="float" office:value="10" calcext:value-type="float">
            <text:p>10</text:p>
          </table:table-cell>
          <table:table-cell office:value-type="float" office:value="25.1528934341067" calcext:value-type="float">
            <text:p>25.1528934341067</text:p>
          </table:table-cell>
          <table:table-cell office:value-type="float" office:value="24.5620993557519" calcext:value-type="float">
            <text:p>24.5620993557519</text:p>
          </table:table-cell>
          <table:table-cell office:value-type="float" office:value="0.0179196345963709" calcext:value-type="float">
            <text:p>0.0179196345963709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4.920135814079" calcext:value-type="float">
            <text:p>24.920135814079</text:p>
          </table:table-cell>
          <table:table-cell office:value-type="float" office:value="24.9762596733768" calcext:value-type="float">
            <text:p>24.9762596733768</text:p>
          </table:table-cell>
          <table:table-cell office:value-type="float" office:value="10" calcext:value-type="float">
            <text:p>10</text:p>
          </table:table-cell>
          <table:table-cell office:value-type="float" office:value="24.920135814079" calcext:value-type="float">
            <text:p>24.920135814079</text:p>
          </table:table-cell>
          <table:table-cell office:value-type="float" office:value="25.7104156017759" calcext:value-type="float">
            <text:p>25.7104156017759</text:p>
          </table:table-cell>
          <table:table-cell office:value-type="float" office:value="10" calcext:value-type="float">
            <text:p>10</text:p>
          </table:table-cell>
          <table:table-cell office:value-type="float" office:value="24.920135814079" calcext:value-type="float">
            <text:p>24.920135814079</text:p>
          </table:table-cell>
          <table:table-cell office:value-type="float" office:value="24.9902183974851" calcext:value-type="float">
            <text:p>24.9902183974851</text:p>
          </table:table-cell>
          <table:table-cell office:value-type="float" office:value="10" calcext:value-type="float">
            <text:p>10</text:p>
          </table:table-cell>
          <table:table-cell office:value-type="float" office:value="24.920135814079" calcext:value-type="float">
            <text:p>24.920135814079</text:p>
          </table:table-cell>
          <table:table-cell office:value-type="float" office:value="24.7030183518374" calcext:value-type="float">
            <text:p>24.7030183518374</text:p>
          </table:table-cell>
          <table:table-cell office:value-type="float" office:value="-0.0664094326943423" calcext:value-type="float">
            <text:p>-0.0664094326943423</text:p>
          </table:table-cell>
          <table:table-cell table:number-columns-repeated="11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25.4357010198189" calcext:value-type="float">
            <text:p>25.4357010198189</text:p>
          </table:table-cell>
          <table:table-cell office:value-type="float" office:value="25.215548983302" calcext:value-type="float">
            <text:p>25.215548983302</text:p>
          </table:table-cell>
          <table:table-cell office:value-type="float" office:value="10" calcext:value-type="float">
            <text:p>10</text:p>
          </table:table-cell>
          <table:table-cell office:value-type="float" office:value="25.4357010198189" calcext:value-type="float">
            <text:p>25.4357010198189</text:p>
          </table:table-cell>
          <table:table-cell office:value-type="float" office:value="25.3786966231983" calcext:value-type="float">
            <text:p>25.3786966231983</text:p>
          </table:table-cell>
          <table:table-cell office:value-type="float" office:value="10" calcext:value-type="float">
            <text:p>10</text:p>
          </table:table-cell>
          <table:table-cell office:value-type="float" office:value="25.4357010198189" calcext:value-type="float">
            <text:p>25.4357010198189</text:p>
          </table:table-cell>
          <table:table-cell office:value-type="float" office:value="25.1350219557936" calcext:value-type="float">
            <text:p>25.1350219557936</text:p>
          </table:table-cell>
          <table:table-cell office:value-type="float" office:value="10" calcext:value-type="float">
            <text:p>10</text:p>
          </table:table-cell>
          <table:table-cell office:value-type="float" office:value="25.4357010198189" calcext:value-type="float">
            <text:p>25.4357010198189</text:p>
          </table:table-cell>
          <table:table-cell office:value-type="float" office:value="25.1605637463874" calcext:value-type="float">
            <text:p>25.1605637463874</text:p>
          </table:table-cell>
          <table:table-cell office:value-type="float" office:value="0.80975996951878" calcext:value-type="float">
            <text:p>0.80975996951878</text:p>
          </table:table-cell>
          <table:table-cell table:number-columns-repeated="11"/>
        </table:table-row>
      </table:table>
      <table:table table:name="corr_predicho_vs_trueBV" table:style-name="ta1">
        <table:table-column table:style-name="co5" table:default-cell-style-name="Default"/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pred.vs.trueBV</text:p>
          </table:table-cell>
          <table:table-cell office:value-type="string" calcext:value-type="string">
            <text:p>RR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KHS</text:p>
          </table:table-cell>
          <table:table-cell/>
          <table:table-cell office:value-type="string" calcext:value-type="string">
            <text:p>pred.vs.obs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86779268933217" calcext:value-type="float">
            <text:p>0.0386779268933217</text:p>
          </table:table-cell>
          <table:table-cell office:value-type="float" office:value="0.840138827437035" calcext:value-type="float">
            <text:p>0.840138827437035</text:p>
          </table:table-cell>
          <table:table-cell office:value-type="float" office:value="0.639828315010664" calcext:value-type="float">
            <text:p>0.639828315010664</text:p>
          </table:table-cell>
          <table:table-cell office:value-type="float" office:value="0.0372036201381656" calcext:value-type="float">
            <text:p>0.03720362013816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.047888238125494" calcext:value-type="float">
            <text:p>0.047888238125494</text:p>
          </table:table-cell>
          <table:table-cell office:value-type="float" office:value="0.835342662172501" calcext:value-type="float">
            <text:p>0.835342662172501</text:p>
          </table:table-cell>
          <table:table-cell office:value-type="float" office:value="0.62965358323714" calcext:value-type="float">
            <text:p>0.62965358323714</text:p>
          </table:table-cell>
          <table:table-cell office:value-type="float" office:value="0.0465314491085986" calcext:value-type="float">
            <text:p>0.046531449108598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97916927585809" calcext:value-type="float">
            <text:p>0.197916927585809</text:p>
          </table:table-cell>
          <table:table-cell office:value-type="float" office:value="0.827210068761352" calcext:value-type="float">
            <text:p>0.827210068761352</text:p>
          </table:table-cell>
          <table:table-cell office:value-type="float" office:value="0.601225667172165" calcext:value-type="float">
            <text:p>0.601225667172165</text:p>
          </table:table-cell>
          <table:table-cell office:value-type="float" office:value="0.217515540217667" calcext:value-type="float">
            <text:p>0.217515540217667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18978169846816" calcext:value-type="float">
            <text:p>0.18978169846816</text:p>
          </table:table-cell>
          <table:table-cell office:value-type="float" office:value="0.81941770926103" calcext:value-type="float">
            <text:p>0.81941770926103</text:p>
          </table:table-cell>
          <table:table-cell office:value-type="float" office:value="0.585525556629734" calcext:value-type="float">
            <text:p>0.585525556629734</text:p>
          </table:table-cell>
          <table:table-cell office:value-type="float" office:value="0.210875859048527" calcext:value-type="float">
            <text:p>0.2108758590485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44775221546008" calcext:value-type="float">
            <text:p>0.244775221546008</text:p>
          </table:table-cell>
          <table:table-cell office:value-type="float" office:value="0.807294940029171" calcext:value-type="float">
            <text:p>0.807294940029171</text:p>
          </table:table-cell>
          <table:table-cell office:value-type="float" office:value="0.68178184296905" calcext:value-type="float">
            <text:p>0.68178184296905</text:p>
          </table:table-cell>
          <table:table-cell office:value-type="float" office:value="0.255129691544543" calcext:value-type="float">
            <text:p>0.25512969154454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0.236549369139935" calcext:value-type="float">
            <text:p>0.236549369139935</text:p>
          </table:table-cell>
          <table:table-cell office:value-type="float" office:value="0.801414860976249" calcext:value-type="float">
            <text:p>0.801414860976249</text:p>
          </table:table-cell>
          <table:table-cell office:value-type="float" office:value="0.682211132206958" calcext:value-type="float">
            <text:p>0.682211132206958</text:p>
          </table:table-cell>
          <table:table-cell office:value-type="float" office:value="0.245437915639428" calcext:value-type="float">
            <text:p>0.2454379156394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270982062536065" calcext:value-type="float">
            <text:p>0.270982062536065</text:p>
          </table:table-cell>
          <table:table-cell office:value-type="float" office:value="0.814236679647019" calcext:value-type="float">
            <text:p>0.814236679647019</text:p>
          </table:table-cell>
          <table:table-cell office:value-type="float" office:value="0.591031484917277" calcext:value-type="float">
            <text:p>0.591031484917277</text:p>
          </table:table-cell>
          <table:table-cell office:value-type="float" office:value="0.262353453814784" calcext:value-type="float">
            <text:p>0.26235345381478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260953352389634" calcext:value-type="float">
            <text:p>0.260953352389634</text:p>
          </table:table-cell>
          <table:table-cell office:value-type="float" office:value="0.80772013582302" calcext:value-type="float">
            <text:p>0.80772013582302</text:p>
          </table:table-cell>
          <table:table-cell office:value-type="float" office:value="0.592110344011937" calcext:value-type="float">
            <text:p>0.592110344011937</text:p>
          </table:table-cell>
          <table:table-cell office:value-type="float" office:value="0.254117464524072" calcext:value-type="float">
            <text:p>0.2541174645240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97987381833856" calcext:value-type="float">
            <text:p>0.197987381833856</text:p>
          </table:table-cell>
          <table:table-cell office:value-type="float" office:value="0.846232105356771" calcext:value-type="float">
            <text:p>0.846232105356771</text:p>
          </table:table-cell>
          <table:table-cell office:value-type="float" office:value="0.613829646007647" calcext:value-type="float">
            <text:p>0.613829646007647</text:p>
          </table:table-cell>
          <table:table-cell office:value-type="float" office:value="0.210423373546075" calcext:value-type="float">
            <text:p>0.21042337354607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.199398618713512" calcext:value-type="float">
            <text:p>0.199398618713512</text:p>
          </table:table-cell>
          <table:table-cell office:value-type="float" office:value="0.845001016024075" calcext:value-type="float">
            <text:p>0.845001016024075</text:p>
          </table:table-cell>
          <table:table-cell office:value-type="float" office:value="0.611895513996413" calcext:value-type="float">
            <text:p>0.611895513996413</text:p>
          </table:table-cell>
          <table:table-cell office:value-type="float" office:value="0.213092201422699" calcext:value-type="float">
            <text:p>0.2130922014226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682090454059194" calcext:value-type="float">
            <text:p>0.0682090454059194</text:p>
          </table:table-cell>
          <table:table-cell office:value-type="float" office:value="0.799728823049292" calcext:value-type="float">
            <text:p>0.799728823049292</text:p>
          </table:table-cell>
          <table:table-cell office:value-type="float" office:value="0.628651557376525" calcext:value-type="float">
            <text:p>0.628651557376525</text:p>
          </table:table-cell>
          <table:table-cell office:value-type="float" office:value="0.108689473281476" calcext:value-type="float">
            <text:p>0.10868947328147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.0752297253838896" calcext:value-type="float">
            <text:p>0.0752297253838896</text:p>
          </table:table-cell>
          <table:table-cell office:value-type="float" office:value="0.797743399442391" calcext:value-type="float">
            <text:p>0.797743399442391</text:p>
          </table:table-cell>
          <table:table-cell office:value-type="float" office:value="0.622366358196728" calcext:value-type="float">
            <text:p>0.622366358196728</text:p>
          </table:table-cell>
          <table:table-cell office:value-type="float" office:value="0.114219843548081" calcext:value-type="float">
            <text:p>0.11421984354808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225532553542248" calcext:value-type="float">
            <text:p>0.225532553542248</text:p>
          </table:table-cell>
          <table:table-cell office:value-type="float" office:value="0.842737512992004" calcext:value-type="float">
            <text:p>0.842737512992004</text:p>
          </table:table-cell>
          <table:table-cell office:value-type="float" office:value="0.604842116963682" calcext:value-type="float">
            <text:p>0.604842116963682</text:p>
          </table:table-cell>
          <table:table-cell office:value-type="float" office:value="0.205984947507623" calcext:value-type="float">
            <text:p>0.20598494750762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0.229496503012015" calcext:value-type="float">
            <text:p>0.229496503012015</text:p>
          </table:table-cell>
          <table:table-cell office:value-type="float" office:value="0.844457323477372" calcext:value-type="float">
            <text:p>0.844457323477372</text:p>
          </table:table-cell>
          <table:table-cell office:value-type="float" office:value="0.60670970685976" calcext:value-type="float">
            <text:p>0.60670970685976</text:p>
          </table:table-cell>
          <table:table-cell office:value-type="float" office:value="0.210577127545501" calcext:value-type="float">
            <text:p>0.21057712754550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27878450939278" calcext:value-type="float">
            <text:p>0.427878450939278</text:p>
          </table:table-cell>
          <table:table-cell office:value-type="float" office:value="0.865959846229064" calcext:value-type="float">
            <text:p>0.865959846229064</text:p>
          </table:table-cell>
          <table:table-cell office:value-type="float" office:value="0.659529965343313" calcext:value-type="float">
            <text:p>0.659529965343313</text:p>
          </table:table-cell>
          <table:table-cell office:value-type="float" office:value="0.421611229431131" calcext:value-type="float">
            <text:p>0.42161122943113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0.425112483146992" calcext:value-type="float">
            <text:p>0.425112483146992</text:p>
          </table:table-cell>
          <table:table-cell office:value-type="float" office:value="0.859428451649167" calcext:value-type="float">
            <text:p>0.859428451649167</text:p>
          </table:table-cell>
          <table:table-cell office:value-type="float" office:value="0.656292000649746" calcext:value-type="float">
            <text:p>0.656292000649746</text:p>
          </table:table-cell>
          <table:table-cell office:value-type="float" office:value="0.419772038420413" calcext:value-type="float">
            <text:p>0.4197720384204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06407849328192" calcext:value-type="float">
            <text:p>0.206407849328192</text:p>
          </table:table-cell>
          <table:table-cell office:value-type="float" office:value="0.8574462135494" calcext:value-type="float">
            <text:p>0.8574462135494</text:p>
          </table:table-cell>
          <table:table-cell office:value-type="float" office:value="0.56589435157052" calcext:value-type="float">
            <text:p>0.56589435157052</text:p>
          </table:table-cell>
          <table:table-cell office:value-type="float" office:value="0.196272596026345" calcext:value-type="float">
            <text:p>0.19627259602634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0.201921413413763" calcext:value-type="float">
            <text:p>0.201921413413763</text:p>
          </table:table-cell>
          <table:table-cell office:value-type="float" office:value="0.849638327353425" calcext:value-type="float">
            <text:p>0.849638327353425</text:p>
          </table:table-cell>
          <table:table-cell office:value-type="float" office:value="0.561345735033868" calcext:value-type="float">
            <text:p>0.561345735033868</text:p>
          </table:table-cell>
          <table:table-cell office:value-type="float" office:value="0.190806099258724" calcext:value-type="float">
            <text:p>0.1908060992587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322167621341045" calcext:value-type="float">
            <text:p>0.322167621341045</text:p>
          </table:table-cell>
          <table:table-cell office:value-type="float" office:value="0.869373394654044" calcext:value-type="float">
            <text:p>0.869373394654044</text:p>
          </table:table-cell>
          <table:table-cell office:value-type="float" office:value="0.696159994859974" calcext:value-type="float">
            <text:p>0.696159994859974</text:p>
          </table:table-cell>
          <table:table-cell office:value-type="float" office:value="0.317311656364949" calcext:value-type="float">
            <text:p>0.31731165636494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0.317795882513227" calcext:value-type="float">
            <text:p>0.317795882513227</text:p>
          </table:table-cell>
          <table:table-cell office:value-type="float" office:value="0.862998114415624" calcext:value-type="float">
            <text:p>0.862998114415624</text:p>
          </table:table-cell>
          <table:table-cell office:value-type="float" office:value="0.692452768049442" calcext:value-type="float">
            <text:p>0.692452768049442</text:p>
          </table:table-cell>
          <table:table-cell office:value-type="float" office:value="0.312322220352094" calcext:value-type="float">
            <text:p>0.31232222035209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style-name="ce1" office:value-type="string" calcext:value-type="string">
            <text:p>promedio</text:p>
          </table:table-cell>
          <table:table-cell table:formula="of:=AVERAGE([.B2:.B11])" office:value-type="float" office:value="0.220053504095174" calcext:value-type="float">
            <text:p>0.220053504095174</text:p>
          </table:table-cell>
          <table:table-cell table:formula="of:=AVERAGE([.C2:.C11])" office:value-type="float" office:value="0.837035841170515" calcext:value-type="float">
            <text:p>0.837035841170515</text:p>
          </table:table-cell>
          <table:table-cell table:formula="of:=AVERAGE([.D2:.D11])" office:value-type="float" office:value="0.628277494219082" calcext:value-type="float">
            <text:p>0.628277494219082</text:p>
          </table:table-cell>
          <table:table-cell table:formula="of:=AVERAGE([.E2:.E11])" office:value-type="float" office:value="0.223249558187276" calcext:value-type="float">
            <text:p>0.223249558187276</text:p>
          </table:table-cell>
          <table:table-cell/>
          <table:table-cell table:style-name="ce1" office:value-type="string" calcext:value-type="string">
            <text:p>promedio</text:p>
          </table:table-cell>
          <table:table-cell table:formula="of:=AVERAGE([.H2:.H11])" office:value-type="float" office:value="0.218412728430662" calcext:value-type="float">
            <text:p>0.218412728430662</text:p>
          </table:table-cell>
          <table:table-cell table:formula="of:=AVERAGE([.I2:.I11])" office:value-type="float" office:value="0.832316200059485" calcext:value-type="float">
            <text:p>0.832316200059485</text:p>
          </table:table-cell>
          <table:table-cell table:formula="of:=AVERAGE([.J2:.J11])" office:value-type="float" office:value="0.624056269887173" calcext:value-type="float">
            <text:p>0.624056269887173</text:p>
          </table:table-cell>
          <table:table-cell table:formula="of:=AVERAGE([.K2:.K11])" office:value-type="float" office:value="0.221775221886814" calcext:value-type="float">
            <text:p>0.221775221886814</text:p>
          </table:table-cell>
        </table:table-row>
      </table:table>
      <table:named-expressions/>
      <table:database-ranges>
        <table:database-range table:name="__Anonymous_Sheet_DB__2" table:target-range-address="corr_predicho_vs_trueBV.A1:corr_predicho_vs_trueBV.E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6-15T14:42:59.874000000</dc:date>
    <dc:creator>Martin Nahuel Garcia</dc:creator>
    <meta:editing-duration>PT1H26M20S</meta:editing-duration>
    <meta:editing-cycles>3</meta:editing-cycles>
    <meta:generator>LibreOffice/7.5.0.3$Windows_X86_64 LibreOffice_project/c21113d003cd3efa8c53188764377a8272d9d6de</meta:generator>
    <meta:document-statistic meta:table-count="3" meta:cell-count="17180" meta:object-count="0"/>
  </office:meta>
</office:document-meta>
</file>